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style:font-face style:name="Luxi Sans" svg:font-family="'Luxi San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2.0661in"/>
    </style:style>
    <style:style style:name="co2" style:family="table-column">
      <style:table-column-properties fo:break-before="auto" style:column-width="1.3102in"/>
    </style:style>
    <style:style style:name="co3" style:family="table-column">
      <style:table-column-properties fo:break-before="auto" style:column-width="1.461in"/>
    </style:style>
    <style:style style:name="co4" style:family="table-column">
      <style:table-column-properties fo:break-before="auto" style:column-width="2.0909in"/>
    </style:style>
    <style:style style:name="co5" style:family="table-column">
      <style:table-column-properties fo:break-before="auto" style:column-width="2.2425in"/>
    </style:style>
    <style:style style:name="co6" style:family="table-column">
      <style:table-column-properties fo:break-before="auto" style:column-width="1.2472in"/>
    </style:style>
    <style:style style:name="co7" style:family="table-column">
      <style:table-column-properties fo:break-before="auto" style:column-width="1.0201in"/>
    </style:style>
    <style:style style:name="ro1" style:family="table-row">
      <style:table-row-properties style:row-height="0.2709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2189in" fo:break-before="auto" style:use-optimal-row-height="true"/>
    </style:style>
    <style:style style:name="ta1" style:family="table" style:master-page-name="PageStyle_5f_Accuracy_20_chart">
      <style:table-properties table:display="true" style:writing-mode="lr-tb"/>
    </style:style>
    <number:text-style style:name="N100">
      <number:text-content/>
    </number:text-style>
    <style:style style:name="ce1" style:family="table-cell" style:parent-style-name="Default">
      <style:table-cell-properties fo:background-color="#cccccc" fo:padding="0.028in"/>
      <style:text-properties style:use-window-font-color="true" style:text-outline="false" style:text-line-through-style="none" style:font-name="Luxi Sans" fo:font-size="15pt" fo:font-style="normal" fo:text-shadow="none" style:text-underline-style="solid" style:text-underline-width="auto" style:text-underline-color="font-color" fo:font-weight="bold" style:font-size-asian="15pt" style:font-style-asian="normal" style:font-weight-asian="bold" style:font-name-complex="Luxi Sans" style:font-size-complex="15pt" style:font-style-complex="normal" style:font-weight-complex="bold"/>
    </style:style>
    <style:style style:name="ce2" style:family="table-cell" style:parent-style-name="Default">
      <style:table-cell-properties fo:background-color="#cccccc" fo:padding="0.028in"/>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3" style:family="table-cell" style:parent-style-name="Default">
      <style:table-cell-properties fo:background-color="#cccccc" fo:padding="0.028in"/>
      <style:text-properties style:use-window-font-color="true" style:text-outline="false" style:text-line-through-style="none" style:font-name="Luxi Sans" fo:font-size="12pt" fo:font-style="normal" fo:text-shadow="none" style:text-underline-style="none" fo:font-weight="bold" style:font-size-asian="12pt" style:font-style-asian="normal" style:font-weight-asian="bold" style:font-name-complex="Luxi Sans" style:font-size-complex="12pt" style:font-style-complex="normal" style:font-weight-complex="bold"/>
    </style:style>
    <style:style style:name="ce4" style:family="table-cell" style:parent-style-name="Default">
      <style:table-cell-properties fo:background-color="#cccccc" fo:padding="0.028in"/>
      <style:text-properties style:use-window-font-color="true" style:text-outline="false" style:text-line-through-style="none" style:font-name="Luxi Sans" fo:font-size="10pt" fo:font-style="italic" fo:text-shadow="none" style:text-underline-style="none" fo:font-weight="normal" style:font-size-asian="10pt" style:font-style-asian="italic" style:font-weight-asian="normal" style:font-name-complex="Luxi Sans" style:font-size-complex="10pt" style:font-style-complex="italic" style:font-weight-complex="normal"/>
    </style:style>
    <style:style style:name="ce5" style:family="table-cell" style:parent-style-name="Default">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6" style:family="table-cell" style:parent-style-name="Default">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7" style:family="table-cell" style:parent-style-name="Default" style:data-style-name="N10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8" style:family="table-cell" style:parent-style-name="Default" style:data-style-name="N141">
      <style:table-cell-properties fo:background-color="#cccccc" fo:padding="0.028in"/>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9" style:family="table-cell" style:parent-style-name="Default" style:data-style-name="N0">
      <style:table-cell-properties style:glyph-orientation-vertical="0" fo:background-color="#ffffff"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0" style:family="table-cell" style:parent-style-name="Default" style:data-style-name="N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1" style:family="table-cell" style:parent-style-name="Default" style:data-style-name="N141">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2" style:family="table-cell" style:parent-style-name="Default" style:data-style-name="N141">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13" style:family="table-cell" style:parent-style-name="Default" style:data-style-name="N14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4" style:family="table-cell" style:parent-style-name="Default" style:data-style-name="N0">
      <style:table-cell-properties style:glyph-orientation-vertical="0" fo:background-color="#cccccc"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5" style:family="table-cell" style:parent-style-name="Default" style:data-style-name="N0">
      <style:table-cell-properties style:glyph-orientation-vertical="0" fo:background-color="#cccccc"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gr1" style:family="graphic">
      <style:graphic-properties draw:ole-draw-aspect="1"/>
    </style:style>
  </office:automatic-styles>
  <office:body>
    <office:spreadsheet>
      <table:calculation-settings table:case-sensitive="false" table:use-regular-expressions="false"/>
      <table:table table:name="Accuracy chart" table:style-name="ta1" table:protected="true" table:protection-key="XYKCUyZcfes2Xsr2i8tLwbLG0jI="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shapes>
          <draw:frame draw:z-index="0" draw:name="Chart 1" draw:style-name="gr1" svg:width="7.7339in" svg:height="3.8961in" svg:x="9.6118in" svg:y="7.3126in">
            <draw:object draw:notify-on-update-of-ranges="'Accuracy chart'.C25:'Accuracy chart'.C102 'Accuracy chart'.B25:'Accuracy chart'.B102" xlink:href="./Object 1" xlink:type="simple" xlink:show="embed" xlink:actuate="onLoad"/>
            <draw:image xlink:href="./ObjectReplacements/Object 1" xlink:type="simple" xlink:show="embed" xlink:actuate="onLoad"/>
          </draw:frame>
          <draw:frame draw:z-index="1" draw:name="Chart 2" draw:style-name="gr1" svg:width="7.7469in" svg:height="3.9902in" svg:x="9.6118in" svg:y="3.2811in">
            <draw:object draw:notify-on-update-of-ranges="'Accuracy chart'.C60:'Accuracy chart'.C929 'Accuracy chart'.B60:'Accuracy chart'.B929" xlink:href="./Object 2" xlink:type="simple" xlink:show="embed" xlink:actuate="onLoad"/>
            <draw:image xlink:href="./ObjectReplacements/Object 2" xlink:type="simple" xlink:show="embed" xlink:actuate="onLoad"/>
          </draw:frame>
        </table:shapes>
        <table:table-column table:style-name="co1" table:default-cell-style-name="ce2"/>
        <table:table-column table:style-name="co2" table:default-cell-style-name="ce8"/>
        <table:table-column table:style-name="co3" table:default-cell-style-name="ce2"/>
        <table:table-column table:style-name="co4" table:default-cell-style-name="ce8"/>
        <table:table-column table:style-name="co5" table:default-cell-style-name="ce8"/>
        <table:table-column table:style-name="co6" table:default-cell-style-name="ce2"/>
        <table:table-column table:style-name="co7" table:number-columns-repeated="251" table:default-cell-style-name="ce2"/>
        <table:table-column table:style-name="co7" table:number-columns-repeated="767" table:default-cell-style-name="Default"/>
        <table:table-row table:style-name="ro1">
          <table:table-cell table:style-name="ce1" office:value-type="string">
            <text:p>Point Grey Research Stereo Accuracy</text:p>
          </table:table-cell>
          <table:table-cell table:number-columns-repeated="1023"/>
        </table:table-row>
        <table:table-row table:style-name="ro2">
          <table:table-cell table:number-columns-repeated="1024"/>
        </table:table-row>
        <table:table-row table:style-name="ro1">
          <table:table-cell table:style-name="ce3" office:value-type="string">
            <text:p>Camera options</text:p>
          </table:table-cell>
          <table:table-cell table:number-columns-repeated="9"/>
          <table:table-cell table:style-name="ce1" office:value-type="string">
            <text:p>*Important <text:s/>- <text:s/>Disclaimer *</text:p>
          </table:table-cell>
          <table:table-cell table:number-columns-repeated="1013"/>
        </table:table-row>
        <table:table-row table:style-name="ro2">
          <table:table-cell table:style-name="ce4" office:value-type="string">
            <text:p>Baseline</text:p>
          </table:table-cell>
          <table:table-cell table:style-name="ce9" office:value-type="float" office:value="12">
            <text:p>12</text:p>
          </table:table-cell>
          <table:table-cell office:value-type="string">
            <text:p>This value is in centimeters – should be 12 for Bumblebee2 and XB3 Narrow baseline and 24 for XB3 Wide baseline</text:p>
          </table:table-cell>
          <table:table-cell table:number-columns-repeated="1021"/>
        </table:table-row>
        <table:table-row table:style-name="ro2">
          <table:table-cell table:style-name="ce4" office:value-type="string">
            <text:p>Lens</text:p>
          </table:table-cell>
          <table:table-cell table:style-name="ce9" office:value-type="float" office:value="6">
            <text:p>6</text:p>
          </table:table-cell>
          <table:table-cell office:value-type="string">
            <text:p>This value is in millimetres and should be exactly one of 2.5, 3.8, or 6</text:p>
          </table:table-cell>
          <table:table-cell table:number-columns-repeated="7"/>
          <table:table-cell table:style-name="ce14" office:value-type="string" table:number-columns-spanned="6" table:number-rows-spanned="7">
            <text:p>This spreadsheet is meant to be used as a guideline and is not a specification for Point Grey Research's stereo cameras. The values contained within are theoretical calculations and have not been physically verified. We do not guarantee that the accuracy performance described within will actually be achieved with Point Grey products.</text:p>
          </table:table-cell>
          <table:covered-table-cell table:number-columns-repeated="5" table:style-name="ce15"/>
          <table:table-cell table:number-columns-repeated="1008"/>
        </table:table-row>
        <table:table-row table:style-name="ro2">
          <table:table-cell table:style-name="ce4" office:value-type="string">
            <text:p>Stereo resolution</text:p>
          </table:table-cell>
          <table:table-cell table:style-name="ce9" office:value-type="float" office:value="640">
            <text:p>640</text:p>
          </table:table-cell>
          <table:table-cell office:value-type="string">
            <text:p>This value is in pixels and represents the width of the image for stereo calculation – should not be greater than about 0.8 x sensor width</text:p>
          </table:table-cell>
          <table:table-cell table:number-columns-repeated="7"/>
          <table:covered-table-cell table:number-columns-repeated="6" table:style-name="ce15"/>
          <table:table-cell table:number-columns-repeated="1008"/>
        </table:table-row>
        <table:table-row table:style-name="ro2">
          <table:table-cell table:number-columns-repeated="10"/>
          <table:covered-table-cell table:number-columns-repeated="6" table:style-name="ce15"/>
          <table:table-cell table:number-columns-repeated="1008"/>
        </table:table-row>
        <table:table-row table:style-name="ro3">
          <table:table-cell table:style-name="ce3" office:value-type="string">
            <text:p>Calibration/Correlation accuracy</text:p>
          </table:table-cell>
          <table:table-cell table:number-columns-repeated="9"/>
          <table:covered-table-cell table:number-columns-repeated="6" table:style-name="ce15"/>
          <table:table-cell table:number-columns-repeated="1008"/>
        </table:table-row>
        <table:table-row table:style-name="ro2">
          <table:table-cell table:style-name="ce4" office:value-type="string">
            <text:p>Correlation</text:p>
          </table:table-cell>
          <table:table-cell table:style-name="ce9" office:value-type="float" office:value="0.2">
            <text:p>0.2</text:p>
          </table:table-cell>
          <table:table-cell office:value-type="string">
            <text:p>RMS accuracy of correlation in pixels – 0.2 is a reasonable 2 standard deviation spread for correlation accuracy on well textured surfaces</text:p>
          </table:table-cell>
          <table:table-cell table:number-columns-repeated="7"/>
          <table:covered-table-cell table:number-columns-repeated="6" table:style-name="ce15"/>
          <table:table-cell table:number-columns-repeated="1008"/>
        </table:table-row>
        <table:table-row table:style-name="ro2">
          <table:table-cell table:number-columns-repeated="10"/>
          <table:covered-table-cell table:number-columns-repeated="6" table:style-name="ce15"/>
          <table:table-cell table:number-columns-repeated="1008"/>
        </table:table-row>
        <table:table-row table:style-name="ro3">
          <table:table-cell table:style-name="ce3" office:value-type="string">
            <text:p>Calculated values</text:p>
          </table:table-cell>
          <table:table-cell table:number-columns-repeated="9"/>
          <table:covered-table-cell table:number-columns-repeated="6" table:style-name="ce15"/>
          <table:table-cell table:number-columns-repeated="1008"/>
        </table:table-row>
        <table:table-row table:style-name="ro2" table:visibility="collapse">
          <table:table-cell office:value-type="string">
            <text:p>Normalized focal length</text:p>
          </table:table-cell>
          <table:table-cell table:style-name="ce10" table:formula="of:=DGET([.A17:.B21];&quot;Normalized f&quot;;[.C17:.C18])" office:value-type="float" office:value="1.27">
            <text:p>1.27</text:p>
          </table:table-cell>
          <table:table-cell table:number-columns-repeated="1022"/>
        </table:table-row>
        <table:table-row table:style-name="ro2">
          <table:table-cell table:style-name="ce4" office:value-type="string">
            <text:p>Field-of-view</text:p>
          </table:table-cell>
          <table:table-cell table:style-name="ce11" table:formula="of:=2*180*ATAN(0.5/[.B12])/3.14" office:value-type="float" office:value="43.0009972702361">
            <text:p>43.00099727</text:p>
          </table:table-cell>
          <table:table-cell office:value-type="string">
            <text:p>(horizontal)</text:p>
          </table:table-cell>
          <table:table-cell table:number-columns-repeated="1021"/>
        </table:table-row>
        <table:table-row table:style-name="ro2">
          <table:table-cell table:style-name="ce4" office:value-type="string">
            <text:p>Stereo focal length</text:p>
          </table:table-cell>
          <table:table-cell table:style-name="ce10" table:formula="of:=NormF*StereoRes" office:value-type="float" office:value="812.8">
            <text:p>812.8</text:p>
          </table:table-cell>
          <table:table-cell office:value-type="string">
            <text:p>(in pixels)</text:p>
          </table:table-cell>
          <table:table-cell table:number-columns-repeated="1021"/>
        </table:table-row>
        <table:table-row table:style-name="ro2">
          <table:table-cell table:number-columns-repeated="1024"/>
        </table:table-row>
        <table:table-row table:style-name="ro3" table:visibility="collapse">
          <table:table-cell table:style-name="ce3" office:value-type="string">
            <text:p>Look up tables</text:p>
          </table:table-cell>
          <table:table-cell table:style-name="ce2"/>
          <table:table-cell table:number-columns-repeated="1022"/>
        </table:table-row>
        <table:table-row table:style-name="ro2" table:visibility="collapse">
          <table:table-cell table:style-name="ce5" office:value-type="string">
            <text:p>Lens</text:p>
          </table:table-cell>
          <table:table-cell table:style-name="ce5" office:value-type="string">
            <text:p>Normalized f</text:p>
          </table:table-cell>
          <table:table-cell table:style-name="ce5" table:number-matrix-columns-spanned="1" table:number-matrix-rows-spanned="2" table:formula="of:=TRANSPOSE([.A5:.B5])" office:value-type="string" office:string-value="Lens">
            <text:p>Lens</text:p>
          </table:table-cell>
          <table:table-cell table:number-columns-repeated="1021"/>
        </table:table-row>
        <table:table-row table:style-name="ro2" table:visibility="collapse">
          <table:table-cell table:style-name="ce6" office:value-type="float" office:value="2.5">
            <text:p>2.5</text:p>
          </table:table-cell>
          <table:table-cell table:style-name="ce6" office:value-type="float" office:value="0.44">
            <text:p>0.44</text:p>
          </table:table-cell>
          <table:table-cell table:style-name="ce6" office:value-type="float" office:value="6">
            <text:p>6</text:p>
          </table:table-cell>
          <table:table-cell table:number-columns-repeated="1021"/>
        </table:table-row>
        <table:table-row table:style-name="ro2" table:visibility="collapse">
          <table:table-cell table:style-name="ce6" office:value-type="float" office:value="3.8">
            <text:p>3.8</text:p>
          </table:table-cell>
          <table:table-cell table:style-name="ce6" office:value-type="float" office:value="0.768">
            <text:p>0.768</text:p>
          </table:table-cell>
          <table:table-cell table:style-name="ce6"/>
          <table:table-cell table:number-columns-repeated="1021"/>
        </table:table-row>
        <table:table-row table:style-name="ro2" table:visibility="collapse">
          <table:table-cell table:style-name="ce6" office:value-type="float" office:value="6">
            <text:p>6</text:p>
          </table:table-cell>
          <table:table-cell table:style-name="ce6" office:value-type="float" office:value="1.27">
            <text:p>1.27</text:p>
          </table:table-cell>
          <table:table-cell table:style-name="ce6"/>
          <table:table-cell table:number-columns-repeated="1021"/>
        </table:table-row>
        <table:table-row table:style-name="ro2" table:visibility="collapse">
          <table:table-cell table:style-name="ce6" office:value-type="float" office:value="12">
            <text:p>12</text:p>
          </table:table-cell>
          <table:table-cell table:style-name="ce6" office:value-type="float" office:value="2.64">
            <text:p>2.64</text:p>
          </table:table-cell>
          <table:table-cell table:style-name="ce6"/>
          <table:table-cell table:number-columns-repeated="1021"/>
        </table:table-row>
        <table:table-row table:style-name="ro2">
          <table:table-cell table:number-columns-repeated="1024"/>
        </table:table-row>
        <table:table-row table:style-name="ro2">
          <table:table-cell table:style-name="ce7" office:value-type="string">
            <text:p>Disparity</text:p>
          </table:table-cell>
          <table:table-cell table:style-name="ce12" office:value-type="string">
            <text:p>Z (m)</text:p>
          </table:table-cell>
          <table:table-cell table:style-name="ce7" office:value-type="string">
            <text:p>Z accuracy (m)</text:p>
          </table:table-cell>
          <table:table-cell table:style-name="ce12" office:value-type="string">
            <text:p>FOV at range (degrees)</text:p>
          </table:table-cell>
          <table:table-cell table:style-name="ce12" office:value-type="string">
            <text:p>FOV at range (metres)</text:p>
          </table:table-cell>
          <table:table-cell table:number-columns-repeated="252"/>
          <table:table-cell table:style-name="ce2" table:number-columns-repeated="767"/>
        </table:table-row>
        <table:table-row table:style-name="ro2">
          <table:table-cell table:style-name="ce6"/>
          <table:table-cell table:style-name="ce11"/>
          <table:table-cell table:style-name="ce6"/>
          <table:table-cell table:style-name="ce11" table:number-columns-repeated="2"/>
          <table:table-cell table:number-columns-repeated="252"/>
          <table:table-cell table:style-name="ce2" table:number-columns-repeated="767"/>
        </table:table-row>
        <table:table-row table:style-name="ro2">
          <table:table-cell table:style-name="ce6" office:value-type="float" office:value="1">
            <text:p>1</text:p>
          </table:table-cell>
          <table:table-cell table:style-name="ce11" table:formula="of:=IF([.A25]&lt;StereoRes;(B/100)*StereoF/[.A25];0)" office:value-type="float" office:value="97.536">
            <text:p>97.53600000</text:p>
          </table:table-cell>
          <table:table-cell table:style-name="ce13" table:formula="of:=IF([.A25]&lt;StereoRes;StereoF*(B/100)*CorrAccuracy/([.A25]*[.A25]);0)" office:value-type="float" office:value="19.5072">
            <text:p>19.5072</text:p>
          </table:table-cell>
          <table:table-cell table:style-name="ce11" table:formula="of:=IF([.A25]&lt;StereoRes;2*ATAN((StereoRes-[.A25])/(2*StereoF))*180/3.14;0)" office:value-type="float" office:value="42.9399216205465">
            <text:p>42.93992162</text:p>
          </table:table-cell>
          <table:table-cell table:style-name="ce11" table:formula="of:=((StereoRes-2*[.A25])*[.B25]/(2*StereoF))-((-StereoRes*[.B25])/(2*StereoF))" office:value-type="float" office:value="76.68">
            <text:p>76.68000000</text:p>
          </table:table-cell>
          <table:table-cell table:number-columns-repeated="252"/>
          <table:table-cell table:style-name="ce2" table:number-columns-repeated="767"/>
        </table:table-row>
        <table:table-row table:style-name="ro2">
          <table:table-cell table:style-name="ce6" office:value-type="float" office:value="1.5">
            <text:p>1.5</text:p>
          </table:table-cell>
          <table:table-cell table:style-name="ce11" table:formula="of:=IF([.A26]&lt;StereoRes;(B/100)*StereoF/[.A26];0)" office:value-type="float" office:value="65.024">
            <text:p>65.02400000</text:p>
          </table:table-cell>
          <table:table-cell table:style-name="ce13" table:formula="of:=IF([.A26]&lt;StereoRes;StereoF*(B/100)*CorrAccuracy/([.A26]*[.A26]);0)" office:value-type="float" office:value="8.66986666666667">
            <text:p>8.6699</text:p>
          </table:table-cell>
          <table:table-cell table:style-name="ce11" table:formula="of:=IF([.A26]&lt;StereoRes;2*ATAN((StereoRes-[.A26])/(2*StereoF))*180/3.14;0)" office:value-type="float" office:value="42.9093741984627">
            <text:p>42.90937420</text:p>
          </table:table-cell>
          <table:table-cell table:style-name="ce11" table:formula="of:=((StereoRes-2*[.A26])*[.B26]/(2*StereoF))-((-StereoRes*[.B26])/(2*StereoF))" office:value-type="float" office:value="51.08">
            <text:p>51.08000000</text:p>
          </table:table-cell>
          <table:table-cell table:number-columns-repeated="252"/>
          <table:table-cell table:style-name="ce2" table:number-columns-repeated="767"/>
        </table:table-row>
        <table:table-row table:style-name="ro2">
          <table:table-cell table:style-name="ce6" office:value-type="float" office:value="2">
            <text:p>2</text:p>
          </table:table-cell>
          <table:table-cell table:style-name="ce11" table:formula="of:=IF([.A27]&lt;StereoRes;(B/100)*StereoF/[.A27];0)" office:value-type="float" office:value="48.768">
            <text:p>48.76800000</text:p>
          </table:table-cell>
          <table:table-cell table:style-name="ce13" table:formula="of:=IF([.A27]&lt;StereoRes;StereoF*(B/100)*CorrAccuracy/([.A27]*[.A27]);0)" office:value-type="float" office:value="4.8768">
            <text:p>4.8768</text:p>
          </table:table-cell>
          <table:table-cell table:style-name="ce11" table:formula="of:=IF([.A27]&lt;StereoRes;2*ATAN((StereoRes-[.A27])/(2*StereoF))*180/3.14;0)" office:value-type="float" office:value="42.8788203813225">
            <text:p>42.87882038</text:p>
          </table:table-cell>
          <table:table-cell table:style-name="ce11" table:formula="of:=((StereoRes-2*[.A27])*[.B27]/(2*StereoF))-((-StereoRes*[.B27])/(2*StereoF))" office:value-type="float" office:value="38.28">
            <text:p>38.28000000</text:p>
          </table:table-cell>
          <table:table-cell table:number-columns-repeated="252"/>
          <table:table-cell table:style-name="ce2" table:number-columns-repeated="767"/>
        </table:table-row>
        <table:table-row table:style-name="ro2">
          <table:table-cell table:style-name="ce6" office:value-type="float" office:value="2.5">
            <text:p>2.5</text:p>
          </table:table-cell>
          <table:table-cell table:style-name="ce11" table:formula="of:=IF([.A28]&lt;StereoRes;(B/100)*StereoF/[.A28];0)" office:value-type="float" office:value="39.0144">
            <text:p>39.01440000</text:p>
          </table:table-cell>
          <table:table-cell table:style-name="ce13" table:formula="of:=IF([.A28]&lt;StereoRes;StereoF*(B/100)*CorrAccuracy/([.A28]*[.A28]);0)" office:value-type="float" office:value="3.121152">
            <text:p>3.1212</text:p>
          </table:table-cell>
          <table:table-cell table:style-name="ce11" table:formula="of:=IF([.A28]&lt;StereoRes;2*ATAN((StereoRes-[.A28])/(2*StereoF))*180/3.14;0)" office:value-type="float" office:value="42.8482601714587">
            <text:p>42.84826017</text:p>
          </table:table-cell>
          <table:table-cell table:style-name="ce11" table:formula="of:=((StereoRes-2*[.A28])*[.B28]/(2*StereoF))-((-StereoRes*[.B28])/(2*StereoF))" office:value-type="float" office:value="30.6">
            <text:p>30.60000000</text:p>
          </table:table-cell>
          <table:table-cell table:number-columns-repeated="252"/>
          <table:table-cell table:style-name="ce2" table:number-columns-repeated="767"/>
        </table:table-row>
        <table:table-row table:style-name="ro2">
          <table:table-cell table:style-name="ce6" office:value-type="float" office:value="3">
            <text:p>3</text:p>
          </table:table-cell>
          <table:table-cell table:style-name="ce11" table:formula="of:=IF([.A29]&lt;StereoRes;(B/100)*StereoF/[.A29];0)" office:value-type="float" office:value="32.512">
            <text:p>32.51200000</text:p>
          </table:table-cell>
          <table:table-cell table:style-name="ce13" table:formula="of:=IF([.A29]&lt;StereoRes;StereoF*(B/100)*CorrAccuracy/([.A29]*[.A29]);0)" office:value-type="float" office:value="2.16746666666667">
            <text:p>2.1675</text:p>
          </table:table-cell>
          <table:table-cell table:style-name="ce11" table:formula="of:=IF([.A29]&lt;StereoRes;2*ATAN((StereoRes-[.A29])/(2*StereoF))*180/3.14;0)" office:value-type="float" office:value="42.8176935712087">
            <text:p>42.81769357</text:p>
          </table:table-cell>
          <table:table-cell table:style-name="ce11" table:formula="of:=((StereoRes-2*[.A29])*[.B29]/(2*StereoF))-((-StereoRes*[.B29])/(2*StereoF))" office:value-type="float" office:value="25.48">
            <text:p>25.48000000</text:p>
          </table:table-cell>
          <table:table-cell table:number-columns-repeated="252"/>
          <table:table-cell table:style-name="ce2" table:number-columns-repeated="767"/>
        </table:table-row>
        <table:table-row table:style-name="ro2">
          <table:table-cell table:style-name="ce6" office:value-type="float" office:value="3.5">
            <text:p>3.5</text:p>
          </table:table-cell>
          <table:table-cell table:style-name="ce11" table:formula="of:=IF([.A30]&lt;StereoRes;(B/100)*StereoF/[.A30];0)" office:value-type="float" office:value="27.8674285714286">
            <text:p>27.86742857</text:p>
          </table:table-cell>
          <table:table-cell table:style-name="ce13" table:formula="of:=IF([.A30]&lt;StereoRes;StereoF*(B/100)*CorrAccuracy/([.A30]*[.A30]);0)" office:value-type="float" office:value="1.59242448979592">
            <text:p>1.5924</text:p>
          </table:table-cell>
          <table:table-cell table:style-name="ce11" table:formula="of:=IF([.A30]&lt;StereoRes;2*ATAN((StereoRes-[.A30])/(2*StereoF))*180/3.14;0)" office:value-type="float" office:value="42.7871205829146">
            <text:p>42.78712058</text:p>
          </table:table-cell>
          <table:table-cell table:style-name="ce11" table:formula="of:=((StereoRes-2*[.A30])*[.B30]/(2*StereoF))-((-StereoRes*[.B30])/(2*StereoF))" office:value-type="float" office:value="21.8228571428571">
            <text:p>21.82285714</text:p>
          </table:table-cell>
          <table:table-cell table:number-columns-repeated="252"/>
          <table:table-cell table:style-name="ce2" table:number-columns-repeated="767"/>
        </table:table-row>
        <table:table-row table:style-name="ro2">
          <table:table-cell table:style-name="ce6" office:value-type="float" office:value="4">
            <text:p>4</text:p>
          </table:table-cell>
          <table:table-cell table:style-name="ce11" table:formula="of:=IF([.A31]&lt;StereoRes;(B/100)*StereoF/[.A31];0)" office:value-type="float" office:value="24.384">
            <text:p>24.38400000</text:p>
          </table:table-cell>
          <table:table-cell table:style-name="ce13" table:formula="of:=IF([.A31]&lt;StereoRes;StereoF*(B/100)*CorrAccuracy/([.A31]*[.A31]);0)" office:value-type="float" office:value="1.2192">
            <text:p>1.2192</text:p>
          </table:table-cell>
          <table:table-cell table:style-name="ce11" table:formula="of:=IF([.A31]&lt;StereoRes;2*ATAN((StereoRes-[.A31])/(2*StereoF))*180/3.14;0)" office:value-type="float" office:value="42.7565412089233">
            <text:p>42.75654121</text:p>
          </table:table-cell>
          <table:table-cell table:style-name="ce11" table:formula="of:=((StereoRes-2*[.A31])*[.B31]/(2*StereoF))-((-StereoRes*[.B31])/(2*StereoF))" office:value-type="float" office:value="19.08">
            <text:p>19.08000000</text:p>
          </table:table-cell>
          <table:table-cell table:number-columns-repeated="252"/>
          <table:table-cell table:style-name="ce2" table:number-columns-repeated="767"/>
        </table:table-row>
        <table:table-row table:style-name="ro2">
          <table:table-cell table:style-name="ce6" office:value-type="float" office:value="4.5">
            <text:p>4.5</text:p>
          </table:table-cell>
          <table:table-cell table:style-name="ce11" table:formula="of:=IF([.A32]&lt;StereoRes;(B/100)*StereoF/[.A32];0)" office:value-type="float" office:value="21.6746666666667">
            <text:p>21.67466667</text:p>
          </table:table-cell>
          <table:table-cell table:style-name="ce13" table:formula="of:=IF([.A32]&lt;StereoRes;StereoF*(B/100)*CorrAccuracy/([.A32]*[.A32]);0)" office:value-type="float" office:value="0.963318518518518">
            <text:p>0.9633</text:p>
          </table:table-cell>
          <table:table-cell table:style-name="ce11" table:formula="of:=IF([.A32]&lt;StereoRes;2*ATAN((StereoRes-[.A32])/(2*StereoF))*180/3.14;0)" office:value-type="float" office:value="42.7259554515859">
            <text:p>42.72595545</text:p>
          </table:table-cell>
          <table:table-cell table:style-name="ce11" table:formula="of:=((StereoRes-2*[.A32])*[.B32]/(2*StereoF))-((-StereoRes*[.B32])/(2*StereoF))" office:value-type="float" office:value="16.9466666666667">
            <text:p>16.94666667</text:p>
          </table:table-cell>
          <table:table-cell table:number-columns-repeated="252"/>
          <table:table-cell table:style-name="ce2" table:number-columns-repeated="767"/>
        </table:table-row>
        <table:table-row table:style-name="ro2">
          <table:table-cell table:style-name="ce6" office:value-type="float" office:value="5">
            <text:p>5</text:p>
          </table:table-cell>
          <table:table-cell table:style-name="ce11" table:formula="of:=IF([.A33]&lt;StereoRes;(B/100)*StereoF/[.A33];0)" office:value-type="float" office:value="19.5072">
            <text:p>19.50720000</text:p>
          </table:table-cell>
          <table:table-cell table:style-name="ce13" table:formula="of:=IF([.A33]&lt;StereoRes;StereoF*(B/100)*CorrAccuracy/([.A33]*[.A33]);0)" office:value-type="float" office:value="0.780288">
            <text:p>0.7803</text:p>
          </table:table-cell>
          <table:table-cell table:style-name="ce11" table:formula="of:=IF([.A33]&lt;StereoRes;2*ATAN((StereoRes-[.A33])/(2*StereoF))*180/3.14;0)" office:value-type="float" office:value="42.6953633132584">
            <text:p>42.69536331</text:p>
          </table:table-cell>
          <table:table-cell table:style-name="ce11" table:formula="of:=((StereoRes-2*[.A33])*[.B33]/(2*StereoF))-((-StereoRes*[.B33])/(2*StereoF))" office:value-type="float" office:value="15.24">
            <text:p>15.24000000</text:p>
          </table:table-cell>
          <table:table-cell table:number-columns-repeated="252"/>
          <table:table-cell table:style-name="ce2" table:number-columns-repeated="767"/>
        </table:table-row>
        <table:table-row table:style-name="ro2">
          <table:table-cell table:style-name="ce6" office:value-type="float" office:value="6">
            <text:p>6</text:p>
          </table:table-cell>
          <table:table-cell table:style-name="ce11" table:formula="of:=IF([.A34]&lt;StereoRes;(B/100)*StereoF/[.A34];0)" office:value-type="float" office:value="16.256">
            <text:p>16.25600000</text:p>
          </table:table-cell>
          <table:table-cell table:style-name="ce13" table:formula="of:=IF([.A34]&lt;StereoRes;StereoF*(B/100)*CorrAccuracy/([.A34]*[.A34]);0)" office:value-type="float" office:value="0.541866666666667">
            <text:p>0.5419</text:p>
          </table:table-cell>
          <table:table-cell table:style-name="ce11" table:formula="of:=IF([.A34]&lt;StereoRes;2*ATAN((StereoRes-[.A34])/(2*StereoF))*180/3.14;0)" office:value-type="float" office:value="42.6341599030801">
            <text:p>42.63415990</text:p>
          </table:table-cell>
          <table:table-cell table:style-name="ce11" table:formula="of:=((StereoRes-2*[.A34])*[.B34]/(2*StereoF))-((-StereoRes*[.B34])/(2*StereoF))" office:value-type="float" office:value="12.68">
            <text:p>12.68000000</text:p>
          </table:table-cell>
          <table:table-cell table:number-columns-repeated="252"/>
          <table:table-cell table:style-name="ce2" table:number-columns-repeated="767"/>
        </table:table-row>
        <table:table-row table:style-name="ro2">
          <table:table-cell table:style-name="ce6" office:value-type="float" office:value="7">
            <text:p>7</text:p>
          </table:table-cell>
          <table:table-cell table:style-name="ce11" table:formula="of:=IF([.A35]&lt;StereoRes;(B/100)*StereoF/[.A35];0)" office:value-type="float" office:value="13.9337142857143">
            <text:p>13.93371429</text:p>
          </table:table-cell>
          <table:table-cell table:style-name="ce13" table:formula="of:=IF([.A35]&lt;StereoRes;StereoF*(B/100)*CorrAccuracy/([.A35]*[.A35]);0)" office:value-type="float" office:value="0.398106122448979">
            <text:p>0.3981</text:p>
          </table:table-cell>
          <table:table-cell table:style-name="ce11" table:formula="of:=IF([.A35]&lt;StereoRes;2*ATAN((StereoRes-[.A35])/(2*StereoF))*180/3.14;0)" office:value-type="float" office:value="42.5729309973281">
            <text:p>42.57293100</text:p>
          </table:table-cell>
          <table:table-cell table:style-name="ce11" table:formula="of:=((StereoRes-2*[.A35])*[.B35]/(2*StereoF))-((-StereoRes*[.B35])/(2*StereoF))" office:value-type="float" office:value="10.8514285714286">
            <text:p>10.85142857</text:p>
          </table:table-cell>
          <table:table-cell table:number-columns-repeated="252"/>
          <table:table-cell table:style-name="ce2" table:number-columns-repeated="767"/>
        </table:table-row>
        <table:table-row table:style-name="ro2">
          <table:table-cell table:style-name="ce6" office:value-type="float" office:value="8">
            <text:p>8</text:p>
          </table:table-cell>
          <table:table-cell table:style-name="ce11" table:formula="of:=IF([.A36]&lt;StereoRes;(B/100)*StereoF/[.A36];0)" office:value-type="float" office:value="12.192">
            <text:p>12.19200000</text:p>
          </table:table-cell>
          <table:table-cell table:style-name="ce13" table:formula="of:=IF([.A36]&lt;StereoRes;StereoF*(B/100)*CorrAccuracy/([.A36]*[.A36]);0)" office:value-type="float" office:value="0.3048">
            <text:p>0.3048</text:p>
          </table:table-cell>
          <table:table-cell table:style-name="ce11" table:formula="of:=IF([.A36]&lt;StereoRes;2*ATAN((StereoRes-[.A36])/(2*StereoF))*180/3.14;0)" office:value-type="float" office:value="42.5116766150162">
            <text:p>42.51167662</text:p>
          </table:table-cell>
          <table:table-cell table:style-name="ce11" table:formula="of:=((StereoRes-2*[.A36])*[.B36]/(2*StereoF))-((-StereoRes*[.B36])/(2*StereoF))" office:value-type="float" office:value="9.48">
            <text:p>9.48000000</text:p>
          </table:table-cell>
          <table:table-cell table:number-columns-repeated="252"/>
          <table:table-cell table:style-name="ce2" table:number-columns-repeated="767"/>
        </table:table-row>
        <table:table-row table:style-name="ro2">
          <table:table-cell table:style-name="ce6" office:value-type="float" office:value="9">
            <text:p>9</text:p>
          </table:table-cell>
          <table:table-cell table:style-name="ce11" table:formula="of:=IF([.A37]&lt;StereoRes;(B/100)*StereoF/[.A37];0)" office:value-type="float" office:value="10.8373333333333">
            <text:p>10.83733333</text:p>
          </table:table-cell>
          <table:table-cell table:style-name="ce13" table:formula="of:=IF([.A37]&lt;StereoRes;StereoF*(B/100)*CorrAccuracy/([.A37]*[.A37]);0)" office:value-type="float" office:value="0.24082962962963">
            <text:p>0.2408</text:p>
          </table:table-cell>
          <table:table-cell table:style-name="ce11" table:formula="of:=IF([.A37]&lt;StereoRes;2*ATAN((StereoRes-[.A37])/(2*StereoF))*180/3.14;0)" office:value-type="float" office:value="42.4503967752323">
            <text:p>42.45039678</text:p>
          </table:table-cell>
          <table:table-cell table:style-name="ce11" table:formula="of:=((StereoRes-2*[.A37])*[.B37]/(2*StereoF))-((-StereoRes*[.B37])/(2*StereoF))" office:value-type="float" office:value="8.41333333333333">
            <text:p>8.41333333</text:p>
          </table:table-cell>
          <table:table-cell table:number-columns-repeated="252"/>
          <table:table-cell table:style-name="ce2" table:number-columns-repeated="767"/>
        </table:table-row>
        <table:table-row table:style-name="ro2">
          <table:table-cell table:style-name="ce6" office:value-type="float" office:value="10">
            <text:p>10</text:p>
          </table:table-cell>
          <table:table-cell table:style-name="ce11" table:formula="of:=IF([.A38]&lt;StereoRes;(B/100)*StereoF/[.A38];0)" office:value-type="float" office:value="9.7536">
            <text:p>9.75360000</text:p>
          </table:table-cell>
          <table:table-cell table:style-name="ce13" table:formula="of:=IF([.A38]&lt;StereoRes;StereoF*(B/100)*CorrAccuracy/([.A38]*[.A38]);0)" office:value-type="float" office:value="0.195072">
            <text:p>0.1951</text:p>
          </table:table-cell>
          <table:table-cell table:style-name="ce11" table:formula="of:=IF([.A38]&lt;StereoRes;2*ATAN((StereoRes-[.A38])/(2*StereoF))*180/3.14;0)" office:value-type="float" office:value="42.3890914971383">
            <text:p>42.38909150</text:p>
          </table:table-cell>
          <table:table-cell table:style-name="ce11" table:formula="of:=((StereoRes-2*[.A38])*[.B38]/(2*StereoF))-((-StereoRes*[.B38])/(2*StereoF))" office:value-type="float" office:value="7.56">
            <text:p>7.56000000</text:p>
          </table:table-cell>
          <table:table-cell table:number-columns-repeated="252"/>
          <table:table-cell table:style-name="ce2" table:number-columns-repeated="767"/>
        </table:table-row>
        <table:table-row table:style-name="ro2">
          <table:table-cell table:style-name="ce6" office:value-type="float" office:value="11">
            <text:p>11</text:p>
          </table:table-cell>
          <table:table-cell table:style-name="ce11" table:formula="of:=IF([.A39]&lt;StereoRes;(B/100)*StereoF/[.A39];0)" office:value-type="float" office:value="8.86690909090909">
            <text:p>8.86690909</text:p>
          </table:table-cell>
          <table:table-cell table:style-name="ce13" table:formula="of:=IF([.A39]&lt;StereoRes;StereoF*(B/100)*CorrAccuracy/([.A39]*[.A39]);0)" office:value-type="float" office:value="0.16121652892562">
            <text:p>0.1612</text:p>
          </table:table-cell>
          <table:table-cell table:style-name="ce11" table:formula="of:=IF([.A39]&lt;StereoRes;2*ATAN((StereoRes-[.A39])/(2*StereoF))*180/3.14;0)" office:value-type="float" office:value="42.32776079997">
            <text:p>42.32776080</text:p>
          </table:table-cell>
          <table:table-cell table:style-name="ce11" table:formula="of:=((StereoRes-2*[.A39])*[.B39]/(2*StereoF))-((-StereoRes*[.B39])/(2*StereoF))" office:value-type="float" office:value="6.86181818181818">
            <text:p>6.86181818</text:p>
          </table:table-cell>
          <table:table-cell table:number-columns-repeated="252"/>
          <table:table-cell table:style-name="ce2" table:number-columns-repeated="767"/>
        </table:table-row>
        <table:table-row table:style-name="ro2">
          <table:table-cell table:style-name="ce6" office:value-type="float" office:value="12">
            <text:p>12</text:p>
          </table:table-cell>
          <table:table-cell table:style-name="ce11" table:formula="of:=IF([.A40]&lt;StereoRes;(B/100)*StereoF/[.A40];0)" office:value-type="float" office:value="8.128">
            <text:p>8.12800000</text:p>
          </table:table-cell>
          <table:table-cell table:style-name="ce13" table:formula="of:=IF([.A40]&lt;StereoRes;StereoF*(B/100)*CorrAccuracy/([.A40]*[.A40]);0)" office:value-type="float" office:value="0.135466666666667">
            <text:p>0.1355</text:p>
          </table:table-cell>
          <table:table-cell table:style-name="ce11" table:formula="of:=IF([.A40]&lt;StereoRes;2*ATAN((StereoRes-[.A40])/(2*StereoF))*180/3.14;0)" office:value-type="float" office:value="42.2664047030377">
            <text:p>42.26640470</text:p>
          </table:table-cell>
          <table:table-cell table:style-name="ce11" table:formula="of:=((StereoRes-2*[.A40])*[.B40]/(2*StereoF))-((-StereoRes*[.B40])/(2*StereoF))" office:value-type="float" office:value="6.28">
            <text:p>6.28000000</text:p>
          </table:table-cell>
          <table:table-cell table:number-columns-repeated="252"/>
          <table:table-cell table:style-name="ce2" table:number-columns-repeated="767"/>
        </table:table-row>
        <table:table-row table:style-name="ro2">
          <table:table-cell table:style-name="ce6" office:value-type="float" office:value="13">
            <text:p>13</text:p>
          </table:table-cell>
          <table:table-cell table:style-name="ce11" table:formula="of:=IF([.A41]&lt;StereoRes;(B/100)*StereoF/[.A41];0)" office:value-type="float" office:value="7.50276923076923">
            <text:p>7.50276923</text:p>
          </table:table-cell>
          <table:table-cell table:style-name="ce13" table:formula="of:=IF([.A41]&lt;StereoRes;StereoF*(B/100)*CorrAccuracy/([.A41]*[.A41]);0)" office:value-type="float" office:value="0.115427218934911">
            <text:p>0.1154</text:p>
          </table:table-cell>
          <table:table-cell table:style-name="ce11" table:formula="of:=IF([.A41]&lt;StereoRes;2*ATAN((StereoRes-[.A41])/(2*StereoF))*180/3.14;0)" office:value-type="float" office:value="42.2050232257256">
            <text:p>42.20502323</text:p>
          </table:table-cell>
          <table:table-cell table:style-name="ce11" table:formula="of:=((StereoRes-2*[.A41])*[.B41]/(2*StereoF))-((-StereoRes*[.B41])/(2*StereoF))" office:value-type="float" office:value="5.78769230769231">
            <text:p>5.78769231</text:p>
          </table:table-cell>
          <table:table-cell table:number-columns-repeated="252"/>
          <table:table-cell table:style-name="ce2" table:number-columns-repeated="767"/>
        </table:table-row>
        <table:table-row table:style-name="ro2">
          <table:table-cell table:style-name="ce6" office:value-type="float" office:value="14">
            <text:p>14</text:p>
          </table:table-cell>
          <table:table-cell table:style-name="ce11" table:formula="of:=IF([.A42]&lt;StereoRes;(B/100)*StereoF/[.A42];0)" office:value-type="float" office:value="6.96685714285714">
            <text:p>6.96685714</text:p>
          </table:table-cell>
          <table:table-cell table:style-name="ce13" table:formula="of:=IF([.A42]&lt;StereoRes;StereoF*(B/100)*CorrAccuracy/([.A42]*[.A42]);0)" office:value-type="float" office:value="0.0995265306122449">
            <text:p>0.0995</text:p>
          </table:table-cell>
          <table:table-cell table:style-name="ce11" table:formula="of:=IF([.A42]&lt;StereoRes;2*ATAN((StereoRes-[.A42])/(2*StereoF))*180/3.14;0)" office:value-type="float" office:value="42.1436163874922">
            <text:p>42.14361639</text:p>
          </table:table-cell>
          <table:table-cell table:style-name="ce11" table:formula="of:=((StereoRes-2*[.A42])*[.B42]/(2*StereoF))-((-StereoRes*[.B42])/(2*StereoF))" office:value-type="float" office:value="5.36571428571429">
            <text:p>5.36571429</text:p>
          </table:table-cell>
          <table:table-cell table:number-columns-repeated="252"/>
          <table:table-cell table:style-name="ce2" table:number-columns-repeated="767"/>
        </table:table-row>
        <table:table-row table:style-name="ro2">
          <table:table-cell table:style-name="ce6" office:value-type="float" office:value="15">
            <text:p>15</text:p>
          </table:table-cell>
          <table:table-cell table:style-name="ce11" table:formula="of:=IF([.A43]&lt;StereoRes;(B/100)*StereoF/[.A43];0)" office:value-type="float" office:value="6.5024">
            <text:p>6.50240000</text:p>
          </table:table-cell>
          <table:table-cell table:style-name="ce13" table:formula="of:=IF([.A43]&lt;StereoRes;StereoF*(B/100)*CorrAccuracy/([.A43]*[.A43]);0)" office:value-type="float" office:value="0.0866986666666667">
            <text:p>0.0867</text:p>
          </table:table-cell>
          <table:table-cell table:style-name="ce11" table:formula="of:=IF([.A43]&lt;StereoRes;2*ATAN((StereoRes-[.A43])/(2*StereoF))*180/3.14;0)" office:value-type="float" office:value="42.0821842078705">
            <text:p>42.08218421</text:p>
          </table:table-cell>
          <table:table-cell table:style-name="ce11" table:formula="of:=((StereoRes-2*[.A43])*[.B43]/(2*StereoF))-((-StereoRes*[.B43])/(2*StereoF))" office:value-type="float" office:value="5">
            <text:p>5.00000000</text:p>
          </table:table-cell>
          <table:table-cell table:number-columns-repeated="252"/>
          <table:table-cell table:style-name="ce2" table:number-columns-repeated="767"/>
        </table:table-row>
        <table:table-row table:style-name="ro2">
          <table:table-cell table:style-name="ce6" office:value-type="float" office:value="16">
            <text:p>16</text:p>
          </table:table-cell>
          <table:table-cell table:style-name="ce11" table:formula="of:=IF([.A44]&lt;StereoRes;(B/100)*StereoF/[.A44];0)" office:value-type="float" office:value="6.096">
            <text:p>6.09600000</text:p>
          </table:table-cell>
          <table:table-cell table:style-name="ce13" table:formula="of:=IF([.A44]&lt;StereoRes;StereoF*(B/100)*CorrAccuracy/([.A44]*[.A44]);0)" office:value-type="float" office:value="0.0762">
            <text:p>0.0762</text:p>
          </table:table-cell>
          <table:table-cell table:style-name="ce11" table:formula="of:=IF([.A44]&lt;StereoRes;2*ATAN((StereoRes-[.A44])/(2*StereoF))*180/3.14;0)" office:value-type="float" office:value="42.0207267064676">
            <text:p>42.02072671</text:p>
          </table:table-cell>
          <table:table-cell table:style-name="ce11" table:formula="of:=((StereoRes-2*[.A44])*[.B44]/(2*StereoF))-((-StereoRes*[.B44])/(2*StereoF))" office:value-type="float" office:value="4.68">
            <text:p>4.68000000</text:p>
          </table:table-cell>
          <table:table-cell table:number-columns-repeated="252"/>
          <table:table-cell table:style-name="ce2" table:number-columns-repeated="767"/>
        </table:table-row>
        <table:table-row table:style-name="ro2">
          <table:table-cell table:style-name="ce6" office:value-type="float" office:value="17">
            <text:p>17</text:p>
          </table:table-cell>
          <table:table-cell table:style-name="ce11" table:formula="of:=IF([.A45]&lt;StereoRes;(B/100)*StereoF/[.A45];0)" office:value-type="float" office:value="5.73741176470588">
            <text:p>5.73741176</text:p>
          </table:table-cell>
          <table:table-cell table:style-name="ce13" table:formula="of:=IF([.A45]&lt;StereoRes;StereoF*(B/100)*CorrAccuracy/([.A45]*[.A45]);0)" office:value-type="float" office:value="0.0674989619377163">
            <text:p>0.0675</text:p>
          </table:table-cell>
          <table:table-cell table:style-name="ce11" table:formula="of:=IF([.A45]&lt;StereoRes;2*ATAN((StereoRes-[.A45])/(2*StereoF))*180/3.14;0)" office:value-type="float" office:value="41.959243902965">
            <text:p>41.95924390</text:p>
          </table:table-cell>
          <table:table-cell table:style-name="ce11" table:formula="of:=((StereoRes-2*[.A45])*[.B45]/(2*StereoF))-((-StereoRes*[.B45])/(2*StereoF))" office:value-type="float" office:value="4.39764705882353">
            <text:p>4.39764706</text:p>
          </table:table-cell>
          <table:table-cell table:number-columns-repeated="252"/>
          <table:table-cell table:style-name="ce2" table:number-columns-repeated="767"/>
        </table:table-row>
        <table:table-row table:style-name="ro2">
          <table:table-cell table:style-name="ce6" office:value-type="float" office:value="18">
            <text:p>18</text:p>
          </table:table-cell>
          <table:table-cell table:style-name="ce11" table:formula="of:=IF([.A46]&lt;StereoRes;(B/100)*StereoF/[.A46];0)" office:value-type="float" office:value="5.41866666666667">
            <text:p>5.41866667</text:p>
          </table:table-cell>
          <table:table-cell table:style-name="ce13" table:formula="of:=IF([.A46]&lt;StereoRes;StereoF*(B/100)*CorrAccuracy/([.A46]*[.A46]);0)" office:value-type="float" office:value="0.0602074074074074">
            <text:p>0.0602</text:p>
          </table:table-cell>
          <table:table-cell table:style-name="ce11" table:formula="of:=IF([.A46]&lt;StereoRes;2*ATAN((StereoRes-[.A46])/(2*StereoF))*180/3.14;0)" office:value-type="float" office:value="41.8977358171186">
            <text:p>41.89773582</text:p>
          </table:table-cell>
          <table:table-cell table:style-name="ce11" table:formula="of:=((StereoRes-2*[.A46])*[.B46]/(2*StereoF))-((-StereoRes*[.B46])/(2*StereoF))" office:value-type="float" office:value="4.14666666666667">
            <text:p>4.14666667</text:p>
          </table:table-cell>
          <table:table-cell table:number-columns-repeated="252"/>
          <table:table-cell table:style-name="ce2" table:number-columns-repeated="767"/>
        </table:table-row>
        <table:table-row table:style-name="ro2">
          <table:table-cell table:style-name="ce6" office:value-type="float" office:value="19">
            <text:p>19</text:p>
          </table:table-cell>
          <table:table-cell table:style-name="ce11" table:formula="of:=IF([.A47]&lt;StereoRes;(B/100)*StereoF/[.A47];0)" office:value-type="float" office:value="5.13347368421053">
            <text:p>5.13347368</text:p>
          </table:table-cell>
          <table:table-cell table:style-name="ce13" table:formula="of:=IF([.A47]&lt;StereoRes;StereoF*(B/100)*CorrAccuracy/([.A47]*[.A47]);0)" office:value-type="float" office:value="0.0540365650969529">
            <text:p>0.0540</text:p>
          </table:table-cell>
          <table:table-cell table:style-name="ce11" table:formula="of:=IF([.A47]&lt;StereoRes;2*ATAN((StereoRes-[.A47])/(2*StereoF))*180/3.14;0)" office:value-type="float" office:value="41.836202468759">
            <text:p>41.83620247</text:p>
          </table:table-cell>
          <table:table-cell table:style-name="ce11" table:formula="of:=((StereoRes-2*[.A47])*[.B47]/(2*StereoF))-((-StereoRes*[.B47])/(2*StereoF))" office:value-type="float" office:value="3.92210526315789">
            <text:p>3.92210526</text:p>
          </table:table-cell>
          <table:table-cell table:number-columns-repeated="252"/>
          <table:table-cell table:style-name="ce2" table:number-columns-repeated="767"/>
        </table:table-row>
        <table:table-row table:style-name="ro2">
          <table:table-cell table:style-name="ce6" office:value-type="float" office:value="20">
            <text:p>20</text:p>
          </table:table-cell>
          <table:table-cell table:style-name="ce11" table:formula="of:=IF([.A48]&lt;StereoRes;(B/100)*StereoF/[.A48];0)" office:value-type="float" office:value="4.8768">
            <text:p>4.87680000</text:p>
          </table:table-cell>
          <table:table-cell table:style-name="ce13" table:formula="of:=IF([.A48]&lt;StereoRes;StereoF*(B/100)*CorrAccuracy/([.A48]*[.A48]);0)" office:value-type="float" office:value="0.048768">
            <text:p>0.0488</text:p>
          </table:table-cell>
          <table:table-cell table:style-name="ce11" table:formula="of:=IF([.A48]&lt;StereoRes;2*ATAN((StereoRes-[.A48])/(2*StereoF))*180/3.14;0)" office:value-type="float" office:value="41.774643877791">
            <text:p>41.77464388</text:p>
          </table:table-cell>
          <table:table-cell table:style-name="ce11" table:formula="of:=((StereoRes-2*[.A48])*[.B48]/(2*StereoF))-((-StereoRes*[.B48])/(2*StereoF))" office:value-type="float" office:value="3.72">
            <text:p>3.72000000</text:p>
          </table:table-cell>
          <table:table-cell table:number-columns-repeated="252"/>
          <table:table-cell table:style-name="ce2" table:number-columns-repeated="767"/>
        </table:table-row>
        <table:table-row table:style-name="ro2">
          <table:table-cell table:style-name="ce6" office:value-type="float" office:value="21">
            <text:p>21</text:p>
          </table:table-cell>
          <table:table-cell table:style-name="ce11" table:formula="of:=IF([.A49]&lt;StereoRes;(B/100)*StereoF/[.A49];0)" office:value-type="float" office:value="4.64457142857143">
            <text:p>4.64457143</text:p>
          </table:table-cell>
          <table:table-cell table:style-name="ce13" table:formula="of:=IF([.A49]&lt;StereoRes;StereoF*(B/100)*CorrAccuracy/([.A49]*[.A49]);0)" office:value-type="float" office:value="0.0442340136054422">
            <text:p>0.0442</text:p>
          </table:table-cell>
          <table:table-cell table:style-name="ce11" table:formula="of:=IF([.A49]&lt;StereoRes;2*ATAN((StereoRes-[.A49])/(2*StereoF))*180/3.14;0)" office:value-type="float" office:value="41.713060064194">
            <text:p>41.71306006</text:p>
          </table:table-cell>
          <table:table-cell table:style-name="ce11" table:formula="of:=((StereoRes-2*[.A49])*[.B49]/(2*StereoF))-((-StereoRes*[.B49])/(2*StereoF))" office:value-type="float" office:value="3.53714285714286">
            <text:p>3.53714286</text:p>
          </table:table-cell>
          <table:table-cell table:number-columns-repeated="252"/>
          <table:table-cell table:style-name="ce2" table:number-columns-repeated="767"/>
        </table:table-row>
        <table:table-row table:style-name="ro2">
          <table:table-cell table:style-name="ce6" office:value-type="float" office:value="22">
            <text:p>22</text:p>
          </table:table-cell>
          <table:table-cell table:style-name="ce11" table:formula="of:=IF([.A50]&lt;StereoRes;(B/100)*StereoF/[.A50];0)" office:value-type="float" office:value="4.43345454545455">
            <text:p>4.43345455</text:p>
          </table:table-cell>
          <table:table-cell table:style-name="ce13" table:formula="of:=IF([.A50]&lt;StereoRes;StereoF*(B/100)*CorrAccuracy/([.A50]*[.A50]);0)" office:value-type="float" office:value="0.040304132231405">
            <text:p>0.0403</text:p>
          </table:table-cell>
          <table:table-cell table:style-name="ce11" table:formula="of:=IF([.A50]&lt;StereoRes;2*ATAN((StereoRes-[.A50])/(2*StereoF))*180/3.14;0)" office:value-type="float" office:value="41.6514510480223">
            <text:p>41.65145105</text:p>
          </table:table-cell>
          <table:table-cell table:style-name="ce11" table:formula="of:=((StereoRes-2*[.A50])*[.B50]/(2*StereoF))-((-StereoRes*[.B50])/(2*StereoF))" office:value-type="float" office:value="3.37090909090909">
            <text:p>3.37090909</text:p>
          </table:table-cell>
          <table:table-cell table:number-columns-repeated="252"/>
          <table:table-cell table:style-name="ce2" table:number-columns-repeated="767"/>
        </table:table-row>
        <table:table-row table:style-name="ro2">
          <table:table-cell table:style-name="ce6" office:value-type="float" office:value="23">
            <text:p>23</text:p>
          </table:table-cell>
          <table:table-cell table:style-name="ce11" table:formula="of:=IF([.A51]&lt;StereoRes;(B/100)*StereoF/[.A51];0)" office:value-type="float" office:value="4.24069565217391">
            <text:p>4.24069565</text:p>
          </table:table-cell>
          <table:table-cell table:style-name="ce13" table:formula="of:=IF([.A51]&lt;StereoRes;StereoF*(B/100)*CorrAccuracy/([.A51]*[.A51]);0)" office:value-type="float" office:value="0.0368756143667297">
            <text:p>0.0369</text:p>
          </table:table-cell>
          <table:table-cell table:style-name="ce11" table:formula="of:=IF([.A51]&lt;StereoRes;2*ATAN((StereoRes-[.A51])/(2*StereoF))*180/3.14;0)" office:value-type="float" office:value="41.5898168494045">
            <text:p>41.58981685</text:p>
          </table:table-cell>
          <table:table-cell table:style-name="ce11" table:formula="of:=((StereoRes-2*[.A51])*[.B51]/(2*StereoF))-((-StereoRes*[.B51])/(2*StereoF))" office:value-type="float" office:value="3.21913043478261">
            <text:p>3.21913043</text:p>
          </table:table-cell>
          <table:table-cell table:number-columns-repeated="252"/>
          <table:table-cell table:style-name="ce2" table:number-columns-repeated="767"/>
        </table:table-row>
        <table:table-row table:style-name="ro2">
          <table:table-cell table:style-name="ce6" office:value-type="float" office:value="24">
            <text:p>24</text:p>
          </table:table-cell>
          <table:table-cell table:style-name="ce11" table:formula="of:=IF([.A52]&lt;StereoRes;(B/100)*StereoF/[.A52];0)" office:value-type="float" office:value="4.064">
            <text:p>4.06400000</text:p>
          </table:table-cell>
          <table:table-cell table:style-name="ce13" table:formula="of:=IF([.A52]&lt;StereoRes;StereoF*(B/100)*CorrAccuracy/([.A52]*[.A52]);0)" office:value-type="float" office:value="0.0338666666666667">
            <text:p>0.0339</text:p>
          </table:table-cell>
          <table:table-cell table:style-name="ce11" table:formula="of:=IF([.A52]&lt;StereoRes;2*ATAN((StereoRes-[.A52])/(2*StereoF))*180/3.14;0)" office:value-type="float" office:value="41.528157488544">
            <text:p>41.52815749</text:p>
          </table:table-cell>
          <table:table-cell table:style-name="ce11" table:formula="of:=((StereoRes-2*[.A52])*[.B52]/(2*StereoF))-((-StereoRes*[.B52])/(2*StereoF))" office:value-type="float" office:value="3.08">
            <text:p>3.08000000</text:p>
          </table:table-cell>
          <table:table-cell table:number-columns-repeated="252"/>
          <table:table-cell table:style-name="ce2" table:number-columns-repeated="767"/>
        </table:table-row>
        <table:table-row table:style-name="ro2">
          <table:table-cell table:style-name="ce6" office:value-type="float" office:value="25">
            <text:p>25</text:p>
          </table:table-cell>
          <table:table-cell table:style-name="ce11" table:formula="of:=IF([.A53]&lt;StereoRes;(B/100)*StereoF/[.A53];0)" office:value-type="float" office:value="3.90144">
            <text:p>3.90144000</text:p>
          </table:table-cell>
          <table:table-cell table:style-name="ce13" table:formula="of:=IF([.A53]&lt;StereoRes;StereoF*(B/100)*CorrAccuracy/([.A53]*[.A53]);0)" office:value-type="float" office:value="0.03121152">
            <text:p>0.0312</text:p>
          </table:table-cell>
          <table:table-cell table:style-name="ce11" table:formula="of:=IF([.A53]&lt;StereoRes;2*ATAN((StereoRes-[.A53])/(2*StereoF))*180/3.14;0)" office:value-type="float" office:value="41.466472985719">
            <text:p>41.46647299</text:p>
          </table:table-cell>
          <table:table-cell table:style-name="ce11" table:formula="of:=((StereoRes-2*[.A53])*[.B53]/(2*StereoF))-((-StereoRes*[.B53])/(2*StereoF))" office:value-type="float" office:value="2.952">
            <text:p>2.95200000</text:p>
          </table:table-cell>
          <table:table-cell table:number-columns-repeated="252"/>
          <table:table-cell table:style-name="ce2" table:number-columns-repeated="767"/>
        </table:table-row>
        <table:table-row table:style-name="ro2">
          <table:table-cell table:style-name="ce6" office:value-type="float" office:value="26">
            <text:p>26</text:p>
          </table:table-cell>
          <table:table-cell table:style-name="ce11" table:formula="of:=IF([.A54]&lt;StereoRes;(B/100)*StereoF/[.A54];0)" office:value-type="float" office:value="3.75138461538461">
            <text:p>3.75138462</text:p>
          </table:table-cell>
          <table:table-cell table:style-name="ce13" table:formula="of:=IF([.A54]&lt;StereoRes;StereoF*(B/100)*CorrAccuracy/([.A54]*[.A54]);0)" office:value-type="float" office:value="0.0288568047337278">
            <text:p>0.0289</text:p>
          </table:table-cell>
          <table:table-cell table:style-name="ce11" table:formula="of:=IF([.A54]&lt;StereoRes;2*ATAN((StereoRes-[.A54])/(2*StereoF))*180/3.14;0)" office:value-type="float" office:value="41.4047633612822">
            <text:p>41.40476336</text:p>
          </table:table-cell>
          <table:table-cell table:style-name="ce11" table:formula="of:=((StereoRes-2*[.A54])*[.B54]/(2*StereoF))-((-StereoRes*[.B54])/(2*StereoF))" office:value-type="float" office:value="2.83384615384615">
            <text:p>2.83384615</text:p>
          </table:table-cell>
          <table:table-cell table:number-columns-repeated="252"/>
          <table:table-cell table:style-name="ce2" table:number-columns-repeated="767"/>
        </table:table-row>
        <table:table-row table:style-name="ro2">
          <table:table-cell table:style-name="ce6" office:value-type="float" office:value="27">
            <text:p>27</text:p>
          </table:table-cell>
          <table:table-cell table:style-name="ce11" table:formula="of:=IF([.A55]&lt;StereoRes;(B/100)*StereoF/[.A55];0)" office:value-type="float" office:value="3.61244444444444">
            <text:p>3.61244444</text:p>
          </table:table-cell>
          <table:table-cell table:style-name="ce13" table:formula="of:=IF([.A55]&lt;StereoRes;StereoF*(B/100)*CorrAccuracy/([.A55]*[.A55]);0)" office:value-type="float" office:value="0.0267588477366255">
            <text:p>0.0268</text:p>
          </table:table-cell>
          <table:table-cell table:style-name="ce11" table:formula="of:=IF([.A55]&lt;StereoRes;2*ATAN((StereoRes-[.A55])/(2*StereoF))*180/3.14;0)" office:value-type="float" office:value="41.3430286356615">
            <text:p>41.34302864</text:p>
          </table:table-cell>
          <table:table-cell table:style-name="ce11" table:formula="of:=((StereoRes-2*[.A55])*[.B55]/(2*StereoF))-((-StereoRes*[.B55])/(2*StereoF))" office:value-type="float" office:value="2.72444444444444">
            <text:p>2.72444444</text:p>
          </table:table-cell>
          <table:table-cell table:number-columns-repeated="252"/>
          <table:table-cell table:style-name="ce2" table:number-columns-repeated="767"/>
        </table:table-row>
        <table:table-row table:style-name="ro2">
          <table:table-cell table:style-name="ce6" office:value-type="float" office:value="28">
            <text:p>28</text:p>
          </table:table-cell>
          <table:table-cell table:style-name="ce11" table:formula="of:=IF([.A56]&lt;StereoRes;(B/100)*StereoF/[.A56];0)" office:value-type="float" office:value="3.48342857142857">
            <text:p>3.48342857</text:p>
          </table:table-cell>
          <table:table-cell table:style-name="ce13" table:formula="of:=IF([.A56]&lt;StereoRes;StereoF*(B/100)*CorrAccuracy/([.A56]*[.A56]);0)" office:value-type="float" office:value="0.0248816326530612">
            <text:p>0.0249</text:p>
          </table:table-cell>
          <table:table-cell table:style-name="ce11" table:formula="of:=IF([.A56]&lt;StereoRes;2*ATAN((StereoRes-[.A56])/(2*StereoF))*180/3.14;0)" office:value-type="float" office:value="41.2812688293593">
            <text:p>41.28126883</text:p>
          </table:table-cell>
          <table:table-cell table:style-name="ce11" table:formula="of:=((StereoRes-2*[.A56])*[.B56]/(2*StereoF))-((-StereoRes*[.B56])/(2*StereoF))" office:value-type="float" office:value="2.62285714285714">
            <text:p>2.62285714</text:p>
          </table:table-cell>
          <table:table-cell table:number-columns-repeated="252"/>
          <table:table-cell table:style-name="ce2" table:number-columns-repeated="767"/>
        </table:table-row>
        <table:table-row table:style-name="ro2">
          <table:table-cell table:style-name="ce6" office:value-type="float" office:value="29">
            <text:p>29</text:p>
          </table:table-cell>
          <table:table-cell table:style-name="ce11" table:formula="of:=IF([.A57]&lt;StereoRes;(B/100)*StereoF/[.A57];0)" office:value-type="float" office:value="3.36331034482759">
            <text:p>3.36331034</text:p>
          </table:table-cell>
          <table:table-cell table:style-name="ce13" table:formula="of:=IF([.A57]&lt;StereoRes;StereoF*(B/100)*CorrAccuracy/([.A57]*[.A57]);0)" office:value-type="float" office:value="0.0231952437574316">
            <text:p>0.0232</text:p>
          </table:table-cell>
          <table:table-cell table:style-name="ce11" table:formula="of:=IF([.A57]&lt;StereoRes;2*ATAN((StereoRes-[.A57])/(2*StereoF))*180/3.14;0)" office:value-type="float" office:value="41.2194839629531">
            <text:p>41.21948396</text:p>
          </table:table-cell>
          <table:table-cell table:style-name="ce11" table:formula="of:=((StereoRes-2*[.A57])*[.B57]/(2*StereoF))-((-StereoRes*[.B57])/(2*StereoF))" office:value-type="float" office:value="2.52827586206897">
            <text:p>2.52827586</text:p>
          </table:table-cell>
          <table:table-cell table:number-columns-repeated="252"/>
          <table:table-cell table:style-name="ce2" table:number-columns-repeated="767"/>
        </table:table-row>
        <table:table-row table:style-name="ro2">
          <table:table-cell table:style-name="ce6" office:value-type="float" office:value="30">
            <text:p>30</text:p>
          </table:table-cell>
          <table:table-cell table:style-name="ce11" table:formula="of:=IF([.A58]&lt;StereoRes;(B/100)*StereoF/[.A58];0)" office:value-type="float" office:value="3.2512">
            <text:p>3.25120000</text:p>
          </table:table-cell>
          <table:table-cell table:style-name="ce13" table:formula="of:=IF([.A58]&lt;StereoRes;StereoF*(B/100)*CorrAccuracy/([.A58]*[.A58]);0)" office:value-type="float" office:value="0.0216746666666667">
            <text:p>0.0217</text:p>
          </table:table-cell>
          <table:table-cell table:style-name="ce11" table:formula="of:=IF([.A58]&lt;StereoRes;2*ATAN((StereoRes-[.A58])/(2*StereoF))*180/3.14;0)" office:value-type="float" office:value="41.1576740570951">
            <text:p>41.15767406</text:p>
          </table:table-cell>
          <table:table-cell table:style-name="ce11" table:formula="of:=((StereoRes-2*[.A58])*[.B58]/(2*StereoF))-((-StereoRes*[.B58])/(2*StereoF))" office:value-type="float" office:value="2.44">
            <text:p>2.44000000</text:p>
          </table:table-cell>
          <table:table-cell table:number-columns-repeated="252"/>
          <table:table-cell table:style-name="ce2" table:number-columns-repeated="767"/>
        </table:table-row>
        <table:table-row table:style-name="ro2">
          <table:table-cell table:style-name="ce6" office:value-type="float" office:value="31">
            <text:p>31</text:p>
          </table:table-cell>
          <table:table-cell table:style-name="ce11" table:formula="of:=IF([.A59]&lt;StereoRes;(B/100)*StereoF/[.A59];0)" office:value-type="float" office:value="3.14632258064516">
            <text:p>3.14632258</text:p>
          </table:table-cell>
          <table:table-cell table:style-name="ce13" table:formula="of:=IF([.A59]&lt;StereoRes;StereoF*(B/100)*CorrAccuracy/([.A59]*[.A59]);0)" office:value-type="float" office:value="0.020298855359001">
            <text:p>0.0203</text:p>
          </table:table-cell>
          <table:table-cell table:style-name="ce11" table:formula="of:=IF([.A59]&lt;StereoRes;2*ATAN((StereoRes-[.A59])/(2*StereoF))*180/3.14;0)" office:value-type="float" office:value="41.0958391325128">
            <text:p>41.09583913</text:p>
          </table:table-cell>
          <table:table-cell table:style-name="ce11" table:formula="of:=((StereoRes-2*[.A59])*[.B59]/(2*StereoF))-((-StereoRes*[.B59])/(2*StereoF))" office:value-type="float" office:value="2.35741935483871">
            <text:p>2.35741935</text:p>
          </table:table-cell>
          <table:table-cell table:number-columns-repeated="252"/>
          <table:table-cell table:style-name="ce2" table:number-columns-repeated="767"/>
        </table:table-row>
        <table:table-row table:style-name="ro2">
          <table:table-cell table:style-name="ce6" office:value-type="float" office:value="32">
            <text:p>32</text:p>
          </table:table-cell>
          <table:table-cell table:style-name="ce11" table:formula="of:=IF([.A60]&lt;StereoRes;(B/100)*StereoF/[.A60];0)" office:value-type="float" office:value="3.048">
            <text:p>3.04800000</text:p>
          </table:table-cell>
          <table:table-cell table:style-name="ce13" table:formula="of:=IF([.A60]&lt;StereoRes;StereoF*(B/100)*CorrAccuracy/([.A60]*[.A60]);0)" office:value-type="float" office:value="0.01905">
            <text:p>0.0191</text:p>
          </table:table-cell>
          <table:table-cell table:style-name="ce11" table:formula="of:=IF([.A60]&lt;StereoRes;2*ATAN((StereoRes-[.A60])/(2*StereoF))*180/3.14;0)" office:value-type="float" office:value="41.0339792100084">
            <text:p>41.03397921</text:p>
          </table:table-cell>
          <table:table-cell table:style-name="ce11" table:formula="of:=((StereoRes-2*[.A60])*[.B60]/(2*StereoF))-((-StereoRes*[.B60])/(2*StereoF))" office:value-type="float" office:value="2.28">
            <text:p>2.28000000</text:p>
          </table:table-cell>
          <table:table-cell table:number-columns-repeated="252"/>
          <table:table-cell table:style-name="ce2" table:number-columns-repeated="767"/>
        </table:table-row>
        <table:table-row table:style-name="ro2">
          <table:table-cell table:style-name="ce6" office:value-type="float" office:value="33">
            <text:p>33</text:p>
          </table:table-cell>
          <table:table-cell table:style-name="ce11" table:formula="of:=IF([.A61]&lt;StereoRes;(B/100)*StereoF/[.A61];0)" office:value-type="float" office:value="2.95563636363636">
            <text:p>2.95563636</text:p>
          </table:table-cell>
          <table:table-cell table:style-name="ce13" table:formula="of:=IF([.A61]&lt;StereoRes;StereoF*(B/100)*CorrAccuracy/([.A61]*[.A61]);0)" office:value-type="float" office:value="0.0179129476584022">
            <text:p>0.0179</text:p>
          </table:table-cell>
          <table:table-cell table:style-name="ce11" table:formula="of:=IF([.A61]&lt;StereoRes;2*ATAN((StereoRes-[.A61])/(2*StereoF))*180/3.14;0)" office:value-type="float" office:value="40.9720943104593">
            <text:p>40.97209431</text:p>
          </table:table-cell>
          <table:table-cell table:style-name="ce11" table:formula="of:=((StereoRes-2*[.A61])*[.B61]/(2*StereoF))-((-StereoRes*[.B61])/(2*StereoF))" office:value-type="float" office:value="2.20727272727273">
            <text:p>2.20727273</text:p>
          </table:table-cell>
          <table:table-cell table:number-columns-repeated="252"/>
          <table:table-cell table:style-name="ce2" table:number-columns-repeated="767"/>
        </table:table-row>
        <table:table-row table:style-name="ro2">
          <table:table-cell table:style-name="ce6" office:value-type="float" office:value="34">
            <text:p>34</text:p>
          </table:table-cell>
          <table:table-cell table:style-name="ce11" table:formula="of:=IF([.A62]&lt;StereoRes;(B/100)*StereoF/[.A62];0)" office:value-type="float" office:value="2.86870588235294">
            <text:p>2.86870588</text:p>
          </table:table-cell>
          <table:table-cell table:style-name="ce13" table:formula="of:=IF([.A62]&lt;StereoRes;StereoF*(B/100)*CorrAccuracy/([.A62]*[.A62]);0)" office:value-type="float" office:value="0.0168747404844291">
            <text:p>0.0169</text:p>
          </table:table-cell>
          <table:table-cell table:style-name="ce11" table:formula="of:=IF([.A62]&lt;StereoRes;2*ATAN((StereoRes-[.A62])/(2*StereoF))*180/3.14;0)" office:value-type="float" office:value="40.9101844548179">
            <text:p>40.91018445</text:p>
          </table:table-cell>
          <table:table-cell table:style-name="ce11" table:formula="of:=((StereoRes-2*[.A62])*[.B62]/(2*StereoF))-((-StereoRes*[.B62])/(2*StereoF))" office:value-type="float" office:value="2.13882352941176">
            <text:p>2.13882353</text:p>
          </table:table-cell>
          <table:table-cell table:number-columns-repeated="252"/>
          <table:table-cell table:style-name="ce2" table:number-columns-repeated="767"/>
        </table:table-row>
        <table:table-row table:style-name="ro2">
          <table:table-cell table:style-name="ce6" office:value-type="float" office:value="35">
            <text:p>35</text:p>
          </table:table-cell>
          <table:table-cell table:style-name="ce11" table:formula="of:=IF([.A63]&lt;StereoRes;(B/100)*StereoF/[.A63];0)" office:value-type="float" office:value="2.78674285714286">
            <text:p>2.78674286</text:p>
          </table:table-cell>
          <table:table-cell table:style-name="ce13" table:formula="of:=IF([.A63]&lt;StereoRes;StereoF*(B/100)*CorrAccuracy/([.A63]*[.A63]);0)" office:value-type="float" office:value="0.0159242448979592">
            <text:p>0.0159</text:p>
          </table:table-cell>
          <table:table-cell table:style-name="ce11" table:formula="of:=IF([.A63]&lt;StereoRes;2*ATAN((StereoRes-[.A63])/(2*StereoF))*180/3.14;0)" office:value-type="float" office:value="40.8482496641118">
            <text:p>40.84824966</text:p>
          </table:table-cell>
          <table:table-cell table:style-name="ce11" table:formula="of:=((StereoRes-2*[.A63])*[.B63]/(2*StereoF))-((-StereoRes*[.B63])/(2*StereoF))" office:value-type="float" office:value="2.07428571428571">
            <text:p>2.07428571</text:p>
          </table:table-cell>
          <table:table-cell table:number-columns-repeated="252"/>
          <table:table-cell table:style-name="ce2" table:number-columns-repeated="767"/>
        </table:table-row>
        <table:table-row table:style-name="ro2">
          <table:table-cell table:style-name="ce6" office:value-type="float" office:value="36">
            <text:p>36</text:p>
          </table:table-cell>
          <table:table-cell table:style-name="ce11" table:formula="of:=IF([.A64]&lt;StereoRes;(B/100)*StereoF/[.A64];0)" office:value-type="float" office:value="2.70933333333333">
            <text:p>2.70933333</text:p>
          </table:table-cell>
          <table:table-cell table:style-name="ce13" table:formula="of:=IF([.A64]&lt;StereoRes;StereoF*(B/100)*CorrAccuracy/([.A64]*[.A64]);0)" office:value-type="float" office:value="0.0150518518518519">
            <text:p>0.0151</text:p>
          </table:table-cell>
          <table:table-cell table:style-name="ce11" table:formula="of:=IF([.A64]&lt;StereoRes;2*ATAN((StereoRes-[.A64])/(2*StereoF))*180/3.14;0)" office:value-type="float" office:value="40.7862899594436">
            <text:p>40.78628996</text:p>
          </table:table-cell>
          <table:table-cell table:style-name="ce11" table:formula="of:=((StereoRes-2*[.A64])*[.B64]/(2*StereoF))-((-StereoRes*[.B64])/(2*StereoF))" office:value-type="float" office:value="2.01333333333333">
            <text:p>2.01333333</text:p>
          </table:table-cell>
          <table:table-cell table:number-columns-repeated="252"/>
          <table:table-cell table:style-name="ce2" table:number-columns-repeated="767"/>
        </table:table-row>
        <table:table-row table:style-name="ro2">
          <table:table-cell table:style-name="ce6" office:value-type="float" office:value="37">
            <text:p>37</text:p>
          </table:table-cell>
          <table:table-cell table:style-name="ce11" table:formula="of:=IF([.A65]&lt;StereoRes;(B/100)*StereoF/[.A65];0)" office:value-type="float" office:value="2.63610810810811">
            <text:p>2.63610811</text:p>
          </table:table-cell>
          <table:table-cell table:style-name="ce13" table:formula="of:=IF([.A65]&lt;StereoRes;StereoF*(B/100)*CorrAccuracy/([.A65]*[.A65]);0)" office:value-type="float" office:value="0.0142492330168006">
            <text:p>0.0142</text:p>
          </table:table-cell>
          <table:table-cell table:style-name="ce11" table:formula="of:=IF([.A65]&lt;StereoRes;2*ATAN((StereoRes-[.A65])/(2*StereoF))*180/3.14;0)" office:value-type="float" office:value="40.7243053619913">
            <text:p>40.72430536</text:p>
          </table:table-cell>
          <table:table-cell table:style-name="ce11" table:formula="of:=((StereoRes-2*[.A65])*[.B65]/(2*StereoF))-((-StereoRes*[.B65])/(2*StereoF))" office:value-type="float" office:value="1.95567567567568">
            <text:p>1.95567568</text:p>
          </table:table-cell>
          <table:table-cell table:number-columns-repeated="252"/>
          <table:table-cell table:style-name="ce2" table:number-columns-repeated="767"/>
        </table:table-row>
        <table:table-row table:style-name="ro2">
          <table:table-cell table:style-name="ce6" office:value-type="float" office:value="38">
            <text:p>38</text:p>
          </table:table-cell>
          <table:table-cell table:style-name="ce11" table:formula="of:=IF([.A66]&lt;StereoRes;(B/100)*StereoF/[.A66];0)" office:value-type="float" office:value="2.56673684210526">
            <text:p>2.56673684</text:p>
          </table:table-cell>
          <table:table-cell table:style-name="ce13" table:formula="of:=IF([.A66]&lt;StereoRes;StereoF*(B/100)*CorrAccuracy/([.A66]*[.A66]);0)" office:value-type="float" office:value="0.0135091412742382">
            <text:p>0.0135</text:p>
          </table:table-cell>
          <table:table-cell table:style-name="ce11" table:formula="of:=IF([.A66]&lt;StereoRes;2*ATAN((StereoRes-[.A66])/(2*StereoF))*180/3.14;0)" office:value-type="float" office:value="40.6622958930081">
            <text:p>40.66229589</text:p>
          </table:table-cell>
          <table:table-cell table:style-name="ce11" table:formula="of:=((StereoRes-2*[.A66])*[.B66]/(2*StereoF))-((-StereoRes*[.B66])/(2*StereoF))" office:value-type="float" office:value="1.90105263157895">
            <text:p>1.90105263</text:p>
          </table:table-cell>
          <table:table-cell table:number-columns-repeated="252"/>
          <table:table-cell table:style-name="ce2" table:number-columns-repeated="767"/>
        </table:table-row>
        <table:table-row table:style-name="ro2">
          <table:table-cell table:style-name="ce6" office:value-type="float" office:value="39">
            <text:p>39</text:p>
          </table:table-cell>
          <table:table-cell table:style-name="ce11" table:formula="of:=IF([.A67]&lt;StereoRes;(B/100)*StereoF/[.A67];0)" office:value-type="float" office:value="2.50092307692308">
            <text:p>2.50092308</text:p>
          </table:table-cell>
          <table:table-cell table:style-name="ce13" table:formula="of:=IF([.A67]&lt;StereoRes;StereoF*(B/100)*CorrAccuracy/([.A67]*[.A67]);0)" office:value-type="float" office:value="0.0128252465483235">
            <text:p>0.0128</text:p>
          </table:table-cell>
          <table:table-cell table:style-name="ce11" table:formula="of:=IF([.A67]&lt;StereoRes;2*ATAN((StereoRes-[.A67])/(2*StereoF))*180/3.14;0)" office:value-type="float" office:value="40.6002615738222">
            <text:p>40.60026157</text:p>
          </table:table-cell>
          <table:table-cell table:style-name="ce11" table:formula="of:=((StereoRes-2*[.A67])*[.B67]/(2*StereoF))-((-StereoRes*[.B67])/(2*StereoF))" office:value-type="float" office:value="1.84923076923077">
            <text:p>1.84923077</text:p>
          </table:table-cell>
          <table:table-cell table:number-columns-repeated="252"/>
          <table:table-cell table:style-name="ce2" table:number-columns-repeated="767"/>
        </table:table-row>
        <table:table-row table:style-name="ro2">
          <table:table-cell table:style-name="ce6" office:value-type="float" office:value="40">
            <text:p>40</text:p>
          </table:table-cell>
          <table:table-cell table:style-name="ce11" table:formula="of:=IF([.A68]&lt;StereoRes;(B/100)*StereoF/[.A68];0)" office:value-type="float" office:value="2.4384">
            <text:p>2.43840000</text:p>
          </table:table-cell>
          <table:table-cell table:style-name="ce13" table:formula="of:=IF([.A68]&lt;StereoRes;StereoF*(B/100)*CorrAccuracy/([.A68]*[.A68]);0)" office:value-type="float" office:value="0.012192">
            <text:p>0.0122</text:p>
          </table:table-cell>
          <table:table-cell table:style-name="ce11" table:formula="of:=IF([.A68]&lt;StereoRes;2*ATAN((StereoRes-[.A68])/(2*StereoF))*180/3.14;0)" office:value-type="float" office:value="40.5382024258374">
            <text:p>40.53820243</text:p>
          </table:table-cell>
          <table:table-cell table:style-name="ce11" table:formula="of:=((StereoRes-2*[.A68])*[.B68]/(2*StereoF))-((-StereoRes*[.B68])/(2*StereoF))" office:value-type="float" office:value="1.8">
            <text:p>1.80000000</text:p>
          </table:table-cell>
          <table:table-cell table:number-columns-repeated="252"/>
          <table:table-cell table:style-name="ce2" table:number-columns-repeated="767"/>
        </table:table-row>
        <table:table-row table:style-name="ro2">
          <table:table-cell table:style-name="ce6" office:value-type="float" office:value="41">
            <text:p>41</text:p>
          </table:table-cell>
          <table:table-cell table:style-name="ce11" table:formula="of:=IF([.A69]&lt;StereoRes;(B/100)*StereoF/[.A69];0)" office:value-type="float" office:value="2.37892682926829">
            <text:p>2.37892683</text:p>
          </table:table-cell>
          <table:table-cell table:style-name="ce13" table:formula="of:=IF([.A69]&lt;StereoRes;StereoF*(B/100)*CorrAccuracy/([.A69]*[.A69]);0)" office:value-type="float" office:value="0.0116045211183819">
            <text:p>0.0116</text:p>
          </table:table-cell>
          <table:table-cell table:style-name="ce11" table:formula="of:=IF([.A69]&lt;StereoRes;2*ATAN((StereoRes-[.A69])/(2*StereoF))*180/3.14;0)" office:value-type="float" office:value="40.4761184705327">
            <text:p>40.47611847</text:p>
          </table:table-cell>
          <table:table-cell table:style-name="ce11" table:formula="of:=((StereoRes-2*[.A69])*[.B69]/(2*StereoF))-((-StereoRes*[.B69])/(2*StereoF))" office:value-type="float" office:value="1.75317073170732">
            <text:p>1.75317073</text:p>
          </table:table-cell>
          <table:table-cell table:number-columns-repeated="252"/>
          <table:table-cell table:style-name="ce2" table:number-columns-repeated="767"/>
        </table:table-row>
        <table:table-row table:style-name="ro2">
          <table:table-cell table:style-name="ce6" office:value-type="float" office:value="42">
            <text:p>42</text:p>
          </table:table-cell>
          <table:table-cell table:style-name="ce11" table:formula="of:=IF([.A70]&lt;StereoRes;(B/100)*StereoF/[.A70];0)" office:value-type="float" office:value="2.32228571428571">
            <text:p>2.32228571</text:p>
          </table:table-cell>
          <table:table-cell table:style-name="ce13" table:formula="of:=IF([.A70]&lt;StereoRes;StereoF*(B/100)*CorrAccuracy/([.A70]*[.A70]);0)" office:value-type="float" office:value="0.0110585034013605">
            <text:p>0.0111</text:p>
          </table:table-cell>
          <table:table-cell table:style-name="ce11" table:formula="of:=IF([.A70]&lt;StereoRes;2*ATAN((StereoRes-[.A70])/(2*StereoF))*180/3.14;0)" office:value-type="float" office:value="40.4140097294626">
            <text:p>40.41400973</text:p>
          </table:table-cell>
          <table:table-cell table:style-name="ce11" table:formula="of:=((StereoRes-2*[.A70])*[.B70]/(2*StereoF))-((-StereoRes*[.B70])/(2*StereoF))" office:value-type="float" office:value="1.70857142857143">
            <text:p>1.70857143</text:p>
          </table:table-cell>
          <table:table-cell table:number-columns-repeated="252"/>
          <table:table-cell table:style-name="ce2" table:number-columns-repeated="767"/>
        </table:table-row>
        <table:table-row table:style-name="ro2">
          <table:table-cell table:style-name="ce6" office:value-type="float" office:value="43">
            <text:p>43</text:p>
          </table:table-cell>
          <table:table-cell table:style-name="ce11" table:formula="of:=IF([.A71]&lt;StereoRes;(B/100)*StereoF/[.A71];0)" office:value-type="float" office:value="2.26827906976744">
            <text:p>2.26827907</text:p>
          </table:table-cell>
          <table:table-cell table:style-name="ce13" table:formula="of:=IF([.A71]&lt;StereoRes;StereoF*(B/100)*CorrAccuracy/([.A71]*[.A71]);0)" office:value-type="float" office:value="0.0105501352082207">
            <text:p>0.0106</text:p>
          </table:table-cell>
          <table:table-cell table:style-name="ce11" table:formula="of:=IF([.A71]&lt;StereoRes;2*ATAN((StereoRes-[.A71])/(2*StereoF))*180/3.14;0)" office:value-type="float" office:value="40.3518762242568">
            <text:p>40.35187622</text:p>
          </table:table-cell>
          <table:table-cell table:style-name="ce11" table:formula="of:=((StereoRes-2*[.A71])*[.B71]/(2*StereoF))-((-StereoRes*[.B71])/(2*StereoF))" office:value-type="float" office:value="1.66604651162791">
            <text:p>1.66604651</text:p>
          </table:table-cell>
          <table:table-cell table:number-columns-repeated="252"/>
          <table:table-cell table:style-name="ce2" table:number-columns-repeated="767"/>
        </table:table-row>
        <table:table-row table:style-name="ro2">
          <table:table-cell table:style-name="ce6" office:value-type="float" office:value="44">
            <text:p>44</text:p>
          </table:table-cell>
          <table:table-cell table:style-name="ce11" table:formula="of:=IF([.A72]&lt;StereoRes;(B/100)*StereoF/[.A72];0)" office:value-type="float" office:value="2.21672727272727">
            <text:p>2.21672727</text:p>
          </table:table-cell>
          <table:table-cell table:style-name="ce13" table:formula="of:=IF([.A72]&lt;StereoRes;StereoF*(B/100)*CorrAccuracy/([.A72]*[.A72]);0)" office:value-type="float" office:value="0.0100760330578512">
            <text:p>0.0101</text:p>
          </table:table-cell>
          <table:table-cell table:style-name="ce11" table:formula="of:=IF([.A72]&lt;StereoRes;2*ATAN((StereoRes-[.A72])/(2*StereoF))*180/3.14;0)" office:value-type="float" office:value="40.2897179766205">
            <text:p>40.28971798</text:p>
          </table:table-cell>
          <table:table-cell table:style-name="ce11" table:formula="of:=((StereoRes-2*[.A72])*[.B72]/(2*StereoF))-((-StereoRes*[.B72])/(2*StereoF))" office:value-type="float" office:value="1.62545454545455">
            <text:p>1.62545455</text:p>
          </table:table-cell>
          <table:table-cell table:number-columns-repeated="252"/>
          <table:table-cell table:style-name="ce2" table:number-columns-repeated="767"/>
        </table:table-row>
        <table:table-row table:style-name="ro2">
          <table:table-cell table:style-name="ce6" office:value-type="float" office:value="45">
            <text:p>45</text:p>
          </table:table-cell>
          <table:table-cell table:style-name="ce11" table:formula="of:=IF([.A73]&lt;StereoRes;(B/100)*StereoF/[.A73];0)" office:value-type="float" office:value="2.16746666666667">
            <text:p>2.16746667</text:p>
          </table:table-cell>
          <table:table-cell table:style-name="ce13" table:formula="of:=IF([.A73]&lt;StereoRes;StereoF*(B/100)*CorrAccuracy/([.A73]*[.A73]);0)" office:value-type="float" office:value="0.00963318518518518">
            <text:p>0.0096</text:p>
          </table:table-cell>
          <table:table-cell table:style-name="ce11" table:formula="of:=IF([.A73]&lt;StereoRes;2*ATAN((StereoRes-[.A73])/(2*StereoF))*180/3.14;0)" office:value-type="float" office:value="40.2275350083345">
            <text:p>40.22753501</text:p>
          </table:table-cell>
          <table:table-cell table:style-name="ce11" table:formula="of:=((StereoRes-2*[.A73])*[.B73]/(2*StereoF))-((-StereoRes*[.B73])/(2*StereoF))" office:value-type="float" office:value="1.58666666666667">
            <text:p>1.58666667</text:p>
          </table:table-cell>
          <table:table-cell table:number-columns-repeated="252"/>
          <table:table-cell table:style-name="ce2" table:number-columns-repeated="767"/>
        </table:table-row>
        <table:table-row table:style-name="ro2">
          <table:table-cell table:style-name="ce6" office:value-type="float" office:value="46">
            <text:p>46</text:p>
          </table:table-cell>
          <table:table-cell table:style-name="ce11" table:formula="of:=IF([.A74]&lt;StereoRes;(B/100)*StereoF/[.A74];0)" office:value-type="float" office:value="2.12034782608696">
            <text:p>2.12034783</text:p>
          </table:table-cell>
          <table:table-cell table:style-name="ce13" table:formula="of:=IF([.A74]&lt;StereoRes;StereoF*(B/100)*CorrAccuracy/([.A74]*[.A74]);0)" office:value-type="float" office:value="0.00921890359168242">
            <text:p>0.0092</text:p>
          </table:table-cell>
          <table:table-cell table:style-name="ce11" table:formula="of:=IF([.A74]&lt;StereoRes;2*ATAN((StereoRes-[.A74])/(2*StereoF))*180/3.14;0)" office:value-type="float" office:value="40.1653273412551">
            <text:p>40.16532734</text:p>
          </table:table-cell>
          <table:table-cell table:style-name="ce11" table:formula="of:=((StereoRes-2*[.A74])*[.B74]/(2*StereoF))-((-StereoRes*[.B74])/(2*StereoF))" office:value-type="float" office:value="1.5495652173913">
            <text:p>1.54956522</text:p>
          </table:table-cell>
          <table:table-cell table:number-columns-repeated="252"/>
          <table:table-cell table:style-name="ce2" table:number-columns-repeated="767"/>
        </table:table-row>
        <table:table-row table:style-name="ro2">
          <table:table-cell table:style-name="ce6" office:value-type="float" office:value="47">
            <text:p>47</text:p>
          </table:table-cell>
          <table:table-cell table:style-name="ce11" table:formula="of:=IF([.A75]&lt;StereoRes;(B/100)*StereoF/[.A75];0)" office:value-type="float" office:value="2.07523404255319">
            <text:p>2.07523404</text:p>
          </table:table-cell>
          <table:table-cell table:style-name="ce13" table:formula="of:=IF([.A75]&lt;StereoRes;StereoF*(B/100)*CorrAccuracy/([.A75]*[.A75]);0)" office:value-type="float" office:value="0.00883078315980081">
            <text:p>0.0088</text:p>
          </table:table-cell>
          <table:table-cell table:style-name="ce11" table:formula="of:=IF([.A75]&lt;StereoRes;2*ATAN((StereoRes-[.A75])/(2*StereoF))*180/3.14;0)" office:value-type="float" office:value="40.1030949973138">
            <text:p>40.10309500</text:p>
          </table:table-cell>
          <table:table-cell table:style-name="ce11" table:formula="of:=((StereoRes-2*[.A75])*[.B75]/(2*StereoF))-((-StereoRes*[.B75])/(2*StereoF))" office:value-type="float" office:value="1.51404255319149">
            <text:p>1.51404255</text:p>
          </table:table-cell>
          <table:table-cell table:number-columns-repeated="252"/>
          <table:table-cell table:style-name="ce2" table:number-columns-repeated="767"/>
        </table:table-row>
        <table:table-row table:style-name="ro2">
          <table:table-cell table:style-name="ce6" office:value-type="float" office:value="48">
            <text:p>48</text:p>
          </table:table-cell>
          <table:table-cell table:style-name="ce11" table:formula="of:=IF([.A76]&lt;StereoRes;(B/100)*StereoF/[.A76];0)" office:value-type="float" office:value="2.032">
            <text:p>2.03200000</text:p>
          </table:table-cell>
          <table:table-cell table:style-name="ce13" table:formula="of:=IF([.A76]&lt;StereoRes;StereoF*(B/100)*CorrAccuracy/([.A76]*[.A76]);0)" office:value-type="float" office:value="0.00846666666666667">
            <text:p>0.0085</text:p>
          </table:table-cell>
          <table:table-cell table:style-name="ce11" table:formula="of:=IF([.A76]&lt;StereoRes;2*ATAN((StereoRes-[.A76])/(2*StereoF))*180/3.14;0)" office:value-type="float" office:value="40.0408379985181">
            <text:p>40.04083800</text:p>
          </table:table-cell>
          <table:table-cell table:style-name="ce11" table:formula="of:=((StereoRes-2*[.A76])*[.B76]/(2*StereoF))-((-StereoRes*[.B76])/(2*StereoF))" office:value-type="float" office:value="1.48">
            <text:p>1.48000000</text:p>
          </table:table-cell>
          <table:table-cell table:number-columns-repeated="252"/>
          <table:table-cell table:style-name="ce2" table:number-columns-repeated="767"/>
        </table:table-row>
        <table:table-row table:style-name="ro2">
          <table:table-cell table:style-name="ce6" office:value-type="float" office:value="49">
            <text:p>49</text:p>
          </table:table-cell>
          <table:table-cell table:style-name="ce11" table:formula="of:=IF([.A77]&lt;StereoRes;(B/100)*StereoF/[.A77];0)" office:value-type="float" office:value="1.9905306122449">
            <text:p>1.99053061</text:p>
          </table:table-cell>
          <table:table-cell table:style-name="ce13" table:formula="of:=IF([.A77]&lt;StereoRes;StereoF*(B/100)*CorrAccuracy/([.A77]*[.A77]);0)" office:value-type="float" office:value="0.00812461474385673">
            <text:p>0.0081</text:p>
          </table:table-cell>
          <table:table-cell table:style-name="ce11" table:formula="of:=IF([.A77]&lt;StereoRes;2*ATAN((StereoRes-[.A77])/(2*StereoF))*180/3.14;0)" office:value-type="float" office:value="39.9785563669509">
            <text:p>39.97855637</text:p>
          </table:table-cell>
          <table:table-cell table:style-name="ce11" table:formula="of:=((StereoRes-2*[.A77])*[.B77]/(2*StereoF))-((-StereoRes*[.B77])/(2*StereoF))" office:value-type="float" office:value="1.44734693877551">
            <text:p>1.44734694</text:p>
          </table:table-cell>
          <table:table-cell table:number-columns-repeated="252"/>
          <table:table-cell table:style-name="ce2" table:number-columns-repeated="767"/>
        </table:table-row>
        <table:table-row table:style-name="ro2">
          <table:table-cell table:style-name="ce6" office:value-type="float" office:value="50">
            <text:p>50</text:p>
          </table:table-cell>
          <table:table-cell table:style-name="ce11" table:formula="of:=IF([.A78]&lt;StereoRes;(B/100)*StereoF/[.A78];0)" office:value-type="float" office:value="1.95072">
            <text:p>1.95072000</text:p>
          </table:table-cell>
          <table:table-cell table:style-name="ce13" table:formula="of:=IF([.A78]&lt;StereoRes;StereoF*(B/100)*CorrAccuracy/([.A78]*[.A78]);0)" office:value-type="float" office:value="0.00780288">
            <text:p>0.0078</text:p>
          </table:table-cell>
          <table:table-cell table:style-name="ce11" table:formula="of:=IF([.A78]&lt;StereoRes;2*ATAN((StereoRes-[.A78])/(2*StereoF))*180/3.14;0)" office:value-type="float" office:value="39.9162501247708">
            <text:p>39.91625012</text:p>
          </table:table-cell>
          <table:table-cell table:style-name="ce11" table:formula="of:=((StereoRes-2*[.A78])*[.B78]/(2*StereoF))-((-StereoRes*[.B78])/(2*StereoF))" office:value-type="float" office:value="1.416">
            <text:p>1.41600000</text:p>
          </table:table-cell>
          <table:table-cell table:number-columns-repeated="252"/>
          <table:table-cell table:style-name="ce2" table:number-columns-repeated="767"/>
        </table:table-row>
        <table:table-row table:style-name="ro2">
          <table:table-cell table:style-name="ce6" office:value-type="float" office:value="51">
            <text:p>51</text:p>
          </table:table-cell>
          <table:table-cell table:style-name="ce11" table:formula="of:=IF([.A79]&lt;StereoRes;(B/100)*StereoF/[.A79];0)" office:value-type="float" office:value="1.91247058823529">
            <text:p>1.91247059</text:p>
          </table:table-cell>
          <table:table-cell table:style-name="ce13" table:formula="of:=IF([.A79]&lt;StereoRes;StereoF*(B/100)*CorrAccuracy/([.A79]*[.A79]);0)" office:value-type="float" office:value="0.00749988465974625">
            <text:p>0.0075</text:p>
          </table:table-cell>
          <table:table-cell table:style-name="ce11" table:formula="of:=IF([.A79]&lt;StereoRes;2*ATAN((StereoRes-[.A79])/(2*StereoF))*180/3.14;0)" office:value-type="float" office:value="39.8539192942119">
            <text:p>39.85391929</text:p>
          </table:table-cell>
          <table:table-cell table:style-name="ce11" table:formula="of:=((StereoRes-2*[.A79])*[.B79]/(2*StereoF))-((-StereoRes*[.B79])/(2*StereoF))" office:value-type="float" office:value="1.38588235294118">
            <text:p>1.38588235</text:p>
          </table:table-cell>
          <table:table-cell table:number-columns-repeated="252"/>
          <table:table-cell table:style-name="ce2" table:number-columns-repeated="767"/>
        </table:table-row>
        <table:table-row table:style-name="ro2">
          <table:table-cell table:style-name="ce6" office:value-type="float" office:value="52">
            <text:p>52</text:p>
          </table:table-cell>
          <table:table-cell table:style-name="ce11" table:formula="of:=IF([.A80]&lt;StereoRes;(B/100)*StereoF/[.A80];0)" office:value-type="float" office:value="1.87569230769231">
            <text:p>1.87569231</text:p>
          </table:table-cell>
          <table:table-cell table:style-name="ce13" table:formula="of:=IF([.A80]&lt;StereoRes;StereoF*(B/100)*CorrAccuracy/([.A80]*[.A80]);0)" office:value-type="float" office:value="0.00721420118343195">
            <text:p>0.0072</text:p>
          </table:table-cell>
          <table:table-cell table:style-name="ce11" table:formula="of:=IF([.A80]&lt;StereoRes;2*ATAN((StereoRes-[.A80])/(2*StereoF))*180/3.14;0)" office:value-type="float" office:value="39.7915638975842">
            <text:p>39.79156390</text:p>
          </table:table-cell>
          <table:table-cell table:style-name="ce11" table:formula="of:=((StereoRes-2*[.A80])*[.B80]/(2*StereoF))-((-StereoRes*[.B80])/(2*StereoF))" office:value-type="float" office:value="1.35692307692308">
            <text:p>1.35692308</text:p>
          </table:table-cell>
          <table:table-cell table:number-columns-repeated="252"/>
          <table:table-cell table:style-name="ce2" table:number-columns-repeated="767"/>
        </table:table-row>
        <table:table-row table:style-name="ro2">
          <table:table-cell table:style-name="ce6" office:value-type="float" office:value="53">
            <text:p>53</text:p>
          </table:table-cell>
          <table:table-cell table:style-name="ce11" table:formula="of:=IF([.A81]&lt;StereoRes;(B/100)*StereoF/[.A81];0)" office:value-type="float" office:value="1.84030188679245">
            <text:p>1.84030189</text:p>
          </table:table-cell>
          <table:table-cell table:style-name="ce13" table:formula="of:=IF([.A81]&lt;StereoRes;StereoF*(B/100)*CorrAccuracy/([.A81]*[.A81]);0)" office:value-type="float" office:value="0.00694453542185831">
            <text:p>0.0069</text:p>
          </table:table-cell>
          <table:table-cell table:style-name="ce11" table:formula="of:=IF([.A81]&lt;StereoRes;2*ATAN((StereoRes-[.A81])/(2*StereoF))*180/3.14;0)" office:value-type="float" office:value="39.7291839572733">
            <text:p>39.72918396</text:p>
          </table:table-cell>
          <table:table-cell table:style-name="ce11" table:formula="of:=((StereoRes-2*[.A81])*[.B81]/(2*StereoF))-((-StereoRes*[.B81])/(2*StereoF))" office:value-type="float" office:value="1.32905660377359">
            <text:p>1.32905660</text:p>
          </table:table-cell>
          <table:table-cell table:number-columns-repeated="252"/>
          <table:table-cell table:style-name="ce2" table:number-columns-repeated="767"/>
        </table:table-row>
        <table:table-row table:style-name="ro2">
          <table:table-cell table:style-name="ce6" office:value-type="float" office:value="54">
            <text:p>54</text:p>
          </table:table-cell>
          <table:table-cell table:style-name="ce11" table:formula="of:=IF([.A82]&lt;StereoRes;(B/100)*StereoF/[.A82];0)" office:value-type="float" office:value="1.80622222222222">
            <text:p>1.80622222</text:p>
          </table:table-cell>
          <table:table-cell table:style-name="ce13" table:formula="of:=IF([.A82]&lt;StereoRes;StereoF*(B/100)*CorrAccuracy/([.A82]*[.A82]);0)" office:value-type="float" office:value="0.00668971193415638">
            <text:p>0.0067</text:p>
          </table:table-cell>
          <table:table-cell table:style-name="ce11" table:formula="of:=IF([.A82]&lt;StereoRes;2*ATAN((StereoRes-[.A82])/(2*StereoF))*180/3.14;0)" office:value-type="float" office:value="39.6667794957406">
            <text:p>39.66677950</text:p>
          </table:table-cell>
          <table:table-cell table:style-name="ce11" table:formula="of:=((StereoRes-2*[.A82])*[.B82]/(2*StereoF))-((-StereoRes*[.B82])/(2*StereoF))" office:value-type="float" office:value="1.30222222222222">
            <text:p>1.30222222</text:p>
          </table:table-cell>
          <table:table-cell table:number-columns-repeated="252"/>
          <table:table-cell table:style-name="ce2" table:number-columns-repeated="767"/>
        </table:table-row>
        <table:table-row table:style-name="ro2">
          <table:table-cell table:style-name="ce6" office:value-type="float" office:value="55">
            <text:p>55</text:p>
          </table:table-cell>
          <table:table-cell table:style-name="ce11" table:formula="of:=IF([.A83]&lt;StereoRes;(B/100)*StereoF/[.A83];0)" office:value-type="float" office:value="1.77338181818182">
            <text:p>1.77338182</text:p>
          </table:table-cell>
          <table:table-cell table:style-name="ce13" table:formula="of:=IF([.A83]&lt;StereoRes;StereoF*(B/100)*CorrAccuracy/([.A83]*[.A83]);0)" office:value-type="float" office:value="0.00644866115702479">
            <text:p>0.0064</text:p>
          </table:table-cell>
          <table:table-cell table:style-name="ce11" table:formula="of:=IF([.A83]&lt;StereoRes;2*ATAN((StereoRes-[.A83])/(2*StereoF))*180/3.14;0)" office:value-type="float" office:value="39.6043505355232">
            <text:p>39.60435054</text:p>
          </table:table-cell>
          <table:table-cell table:style-name="ce11" table:formula="of:=((StereoRes-2*[.A83])*[.B83]/(2*StereoF))-((-StereoRes*[.B83])/(2*StereoF))" office:value-type="float" office:value="1.27636363636364">
            <text:p>1.27636364</text:p>
          </table:table-cell>
          <table:table-cell table:number-columns-repeated="252"/>
          <table:table-cell table:style-name="ce2" table:number-columns-repeated="767"/>
        </table:table-row>
        <table:table-row table:style-name="ro2">
          <table:table-cell table:style-name="ce6" office:value-type="float" office:value="56">
            <text:p>56</text:p>
          </table:table-cell>
          <table:table-cell table:style-name="ce11" table:formula="of:=IF([.A84]&lt;StereoRes;(B/100)*StereoF/[.A84];0)" office:value-type="float" office:value="1.74171428571429">
            <text:p>1.74171429</text:p>
          </table:table-cell>
          <table:table-cell table:style-name="ce13" table:formula="of:=IF([.A84]&lt;StereoRes;StereoF*(B/100)*CorrAccuracy/([.A84]*[.A84]);0)" office:value-type="float" office:value="0.00622040816326531">
            <text:p>0.0062</text:p>
          </table:table-cell>
          <table:table-cell table:style-name="ce11" table:formula="of:=IF([.A84]&lt;StereoRes;2*ATAN((StereoRes-[.A84])/(2*StereoF))*180/3.14;0)" office:value-type="float" office:value="39.5418970992342">
            <text:p>39.54189710</text:p>
          </table:table-cell>
          <table:table-cell table:style-name="ce11" table:formula="of:=((StereoRes-2*[.A84])*[.B84]/(2*StereoF))-((-StereoRes*[.B84])/(2*StereoF))" office:value-type="float" office:value="1.25142857142857">
            <text:p>1.25142857</text:p>
          </table:table-cell>
          <table:table-cell table:number-columns-repeated="252"/>
          <table:table-cell table:style-name="ce2" table:number-columns-repeated="767"/>
        </table:table-row>
        <table:table-row table:style-name="ro2">
          <table:table-cell table:style-name="ce6" office:value-type="float" office:value="57">
            <text:p>57</text:p>
          </table:table-cell>
          <table:table-cell table:style-name="ce11" table:formula="of:=IF([.A85]&lt;StereoRes;(B/100)*StereoF/[.A85];0)" office:value-type="float" office:value="1.71115789473684">
            <text:p>1.71115789</text:p>
          </table:table-cell>
          <table:table-cell table:style-name="ce13" table:formula="of:=IF([.A85]&lt;StereoRes;StereoF*(B/100)*CorrAccuracy/([.A85]*[.A85]);0)" office:value-type="float" office:value="0.00600406278855032">
            <text:p>0.0060</text:p>
          </table:table-cell>
          <table:table-cell table:style-name="ce11" table:formula="of:=IF([.A85]&lt;StereoRes;2*ATAN((StereoRes-[.A85])/(2*StereoF))*180/3.14;0)" office:value-type="float" office:value="39.4794192095623">
            <text:p>39.47941921</text:p>
          </table:table-cell>
          <table:table-cell table:style-name="ce11" table:formula="of:=((StereoRes-2*[.A85])*[.B85]/(2*StereoF))-((-StereoRes*[.B85])/(2*StereoF))" office:value-type="float" office:value="1.22736842105263">
            <text:p>1.22736842</text:p>
          </table:table-cell>
          <table:table-cell table:number-columns-repeated="252"/>
          <table:table-cell table:style-name="ce2" table:number-columns-repeated="767"/>
        </table:table-row>
        <table:table-row table:style-name="ro2">
          <table:table-cell table:style-name="ce6" office:value-type="float" office:value="58">
            <text:p>58</text:p>
          </table:table-cell>
          <table:table-cell table:style-name="ce11" table:formula="of:=IF([.A86]&lt;StereoRes;(B/100)*StereoF/[.A86];0)" office:value-type="float" office:value="1.68165517241379">
            <text:p>1.68165517</text:p>
          </table:table-cell>
          <table:table-cell table:style-name="ce13" table:formula="of:=IF([.A86]&lt;StereoRes;StereoF*(B/100)*CorrAccuracy/([.A86]*[.A86]);0)" office:value-type="float" office:value="0.00579881093935791">
            <text:p>0.0058</text:p>
          </table:table-cell>
          <table:table-cell table:style-name="ce11" table:formula="of:=IF([.A86]&lt;StereoRes;2*ATAN((StereoRes-[.A86])/(2*StereoF))*180/3.14;0)" office:value-type="float" office:value="39.4169168892723">
            <text:p>39.41691689</text:p>
          </table:table-cell>
          <table:table-cell table:style-name="ce11" table:formula="of:=((StereoRes-2*[.A86])*[.B86]/(2*StereoF))-((-StereoRes*[.B86])/(2*StereoF))" office:value-type="float" office:value="1.20413793103448">
            <text:p>1.20413793</text:p>
          </table:table-cell>
          <table:table-cell table:number-columns-repeated="252"/>
          <table:table-cell table:style-name="ce2" table:number-columns-repeated="767"/>
        </table:table-row>
        <table:table-row table:style-name="ro2">
          <table:table-cell table:style-name="ce6" office:value-type="float" office:value="59">
            <text:p>59</text:p>
          </table:table-cell>
          <table:table-cell table:style-name="ce11" table:formula="of:=IF([.A87]&lt;StereoRes;(B/100)*StereoF/[.A87];0)" office:value-type="float" office:value="1.65315254237288">
            <text:p>1.65315254</text:p>
          </table:table-cell>
          <table:table-cell table:style-name="ce13" table:formula="of:=IF([.A87]&lt;StereoRes;StereoF*(B/100)*CorrAccuracy/([.A87]*[.A87]);0)" office:value-type="float" office:value="0.0056039069232979">
            <text:p>0.0056</text:p>
          </table:table-cell>
          <table:table-cell table:style-name="ce11" table:formula="of:=IF([.A87]&lt;StereoRes;2*ATAN((StereoRes-[.A87])/(2*StereoF))*180/3.14;0)" office:value-type="float" office:value="39.3543901612047">
            <text:p>39.35439016</text:p>
          </table:table-cell>
          <table:table-cell table:style-name="ce11" table:formula="of:=((StereoRes-2*[.A87])*[.B87]/(2*StereoF))-((-StereoRes*[.B87])/(2*StereoF))" office:value-type="float" office:value="1.18169491525424">
            <text:p>1.18169492</text:p>
          </table:table-cell>
          <table:table-cell table:number-columns-repeated="252"/>
          <table:table-cell table:style-name="ce2" table:number-columns-repeated="767"/>
        </table:table-row>
        <table:table-row table:style-name="ro2">
          <table:table-cell table:style-name="ce6" office:value-type="float" office:value="60">
            <text:p>60</text:p>
          </table:table-cell>
          <table:table-cell table:style-name="ce11" table:formula="of:=IF([.A88]&lt;StereoRes;(B/100)*StereoF/[.A88];0)" office:value-type="float" office:value="1.6256">
            <text:p>1.62560000</text:p>
          </table:table-cell>
          <table:table-cell table:style-name="ce13" table:formula="of:=IF([.A88]&lt;StereoRes;StereoF*(B/100)*CorrAccuracy/([.A88]*[.A88]);0)" office:value-type="float" office:value="0.00541866666666667">
            <text:p>0.0054</text:p>
          </table:table-cell>
          <table:table-cell table:style-name="ce11" table:formula="of:=IF([.A88]&lt;StereoRes;2*ATAN((StereoRes-[.A88])/(2*StereoF))*180/3.14;0)" office:value-type="float" office:value="39.291839048276">
            <text:p>39.29183905</text:p>
          </table:table-cell>
          <table:table-cell table:style-name="ce11" table:formula="of:=((StereoRes-2*[.A88])*[.B88]/(2*StereoF))-((-StereoRes*[.B88])/(2*StereoF))" office:value-type="float" office:value="1.16">
            <text:p>1.16000000</text:p>
          </table:table-cell>
          <table:table-cell table:number-columns-repeated="252"/>
          <table:table-cell table:style-name="ce2" table:number-columns-repeated="767"/>
        </table:table-row>
        <table:table-row table:style-name="ro2">
          <table:table-cell table:style-name="ce6" office:value-type="float" office:value="61">
            <text:p>61</text:p>
          </table:table-cell>
          <table:table-cell table:style-name="ce11" table:formula="of:=IF([.A89]&lt;StereoRes;(B/100)*StereoF/[.A89];0)" office:value-type="float" office:value="1.59895081967213">
            <text:p>1.59895082</text:p>
          </table:table-cell>
          <table:table-cell table:style-name="ce13" table:formula="of:=IF([.A89]&lt;StereoRes;StereoF*(B/100)*CorrAccuracy/([.A89]*[.A89]);0)" office:value-type="float" office:value="0.00524246170384305">
            <text:p>0.0052</text:p>
          </table:table-cell>
          <table:table-cell table:style-name="ce11" table:formula="of:=IF([.A89]&lt;StereoRes;2*ATAN((StereoRes-[.A89])/(2*StereoF))*180/3.14;0)" office:value-type="float" office:value="39.2292635734786">
            <text:p>39.22926357</text:p>
          </table:table-cell>
          <table:table-cell table:style-name="ce11" table:formula="of:=((StereoRes-2*[.A89])*[.B89]/(2*StereoF))-((-StereoRes*[.B89])/(2*StereoF))" office:value-type="float" office:value="1.13901639344262">
            <text:p>1.13901639</text:p>
          </table:table-cell>
          <table:table-cell table:number-columns-repeated="252"/>
          <table:table-cell table:style-name="ce2" table:number-columns-repeated="767"/>
        </table:table-row>
        <table:table-row table:style-name="ro2">
          <table:table-cell table:style-name="ce6" office:value-type="float" office:value="62">
            <text:p>62</text:p>
          </table:table-cell>
          <table:table-cell table:style-name="ce11" table:formula="of:=IF([.A90]&lt;StereoRes;(B/100)*StereoF/[.A90];0)" office:value-type="float" office:value="1.57316129032258">
            <text:p>1.57316129</text:p>
          </table:table-cell>
          <table:table-cell table:style-name="ce13" table:formula="of:=IF([.A90]&lt;StereoRes;StereoF*(B/100)*CorrAccuracy/([.A90]*[.A90]);0)" office:value-type="float" office:value="0.00507471383975026">
            <text:p>0.0051</text:p>
          </table:table-cell>
          <table:table-cell table:style-name="ce11" table:formula="of:=IF([.A90]&lt;StereoRes;2*ATAN((StereoRes-[.A90])/(2*StereoF))*180/3.14;0)" office:value-type="float" office:value="39.1666637598809">
            <text:p>39.16666376</text:p>
          </table:table-cell>
          <table:table-cell table:style-name="ce11" table:formula="of:=((StereoRes-2*[.A90])*[.B90]/(2*StereoF))-((-StereoRes*[.B90])/(2*StereoF))" office:value-type="float" office:value="1.11870967741935">
            <text:p>1.11870968</text:p>
          </table:table-cell>
          <table:table-cell table:number-columns-repeated="252"/>
          <table:table-cell table:style-name="ce2" table:number-columns-repeated="767"/>
        </table:table-row>
        <table:table-row table:style-name="ro2">
          <table:table-cell table:style-name="ce6" office:value-type="float" office:value="63">
            <text:p>63</text:p>
          </table:table-cell>
          <table:table-cell table:style-name="ce11" table:formula="of:=IF([.A91]&lt;StereoRes;(B/100)*StereoF/[.A91];0)" office:value-type="float" office:value="1.54819047619048">
            <text:p>1.54819048</text:p>
          </table:table-cell>
          <table:table-cell table:style-name="ce13" table:formula="of:=IF([.A91]&lt;StereoRes;StereoF*(B/100)*CorrAccuracy/([.A91]*[.A91]);0)" office:value-type="float" office:value="0.00491489040060469">
            <text:p>0.0049</text:p>
          </table:table-cell>
          <table:table-cell table:style-name="ce11" table:formula="of:=IF([.A91]&lt;StereoRes;2*ATAN((StereoRes-[.A91])/(2*StereoF))*180/3.14;0)" office:value-type="float" office:value="39.1040396306274">
            <text:p>39.10403963</text:p>
          </table:table-cell>
          <table:table-cell table:style-name="ce11" table:formula="of:=((StereoRes-2*[.A91])*[.B91]/(2*StereoF))-((-StereoRes*[.B91])/(2*StereoF))" office:value-type="float" office:value="1.09904761904762">
            <text:p>1.09904762</text:p>
          </table:table-cell>
          <table:table-cell table:number-columns-repeated="252"/>
          <table:table-cell table:style-name="ce2" table:number-columns-repeated="767"/>
        </table:table-row>
        <table:table-row table:style-name="ro2">
          <table:table-cell table:style-name="ce6" office:value-type="float" office:value="64">
            <text:p>64</text:p>
          </table:table-cell>
          <table:table-cell table:style-name="ce11" table:formula="of:=IF([.A92]&lt;StereoRes;(B/100)*StereoF/[.A92];0)" office:value-type="float" office:value="1.524">
            <text:p>1.52400000</text:p>
          </table:table-cell>
          <table:table-cell table:style-name="ce13" table:formula="of:=IF([.A92]&lt;StereoRes;StereoF*(B/100)*CorrAccuracy/([.A92]*[.A92]);0)" office:value-type="float" office:value="0.0047625">
            <text:p>0.0048</text:p>
          </table:table-cell>
          <table:table-cell table:style-name="ce11" table:formula="of:=IF([.A92]&lt;StereoRes;2*ATAN((StereoRes-[.A92])/(2*StereoF))*180/3.14;0)" office:value-type="float" office:value="39.0413912089385">
            <text:p>39.04139121</text:p>
          </table:table-cell>
          <table:table-cell table:style-name="ce11" table:formula="of:=((StereoRes-2*[.A92])*[.B92]/(2*StereoF))-((-StereoRes*[.B92])/(2*StereoF))" office:value-type="float" office:value="1.08">
            <text:p>1.08000000</text:p>
          </table:table-cell>
          <table:table-cell table:number-columns-repeated="252"/>
          <table:table-cell table:style-name="ce2" table:number-columns-repeated="767"/>
        </table:table-row>
        <table:table-row table:style-name="ro2">
          <table:table-cell table:style-name="ce6" office:value-type="float" office:value="65">
            <text:p>65</text:p>
          </table:table-cell>
          <table:table-cell table:style-name="ce11" table:formula="of:=IF([.A93]&lt;StereoRes;(B/100)*StereoF/[.A93];0)" office:value-type="float" office:value="1.50055384615385">
            <text:p>1.50055385</text:p>
          </table:table-cell>
          <table:table-cell table:style-name="ce13" table:formula="of:=IF([.A93]&lt;StereoRes;StereoF*(B/100)*CorrAccuracy/([.A93]*[.A93]);0)" office:value-type="float" office:value="0.00461708875739645">
            <text:p>0.0046</text:p>
          </table:table-cell>
          <table:table-cell table:style-name="ce11" table:formula="of:=IF([.A93]&lt;StereoRes;2*ATAN((StereoRes-[.A93])/(2*StereoF))*180/3.14;0)" office:value-type="float" office:value="38.9787185181107">
            <text:p>38.97871852</text:p>
          </table:table-cell>
          <table:table-cell table:style-name="ce11" table:formula="of:=((StereoRes-2*[.A93])*[.B93]/(2*StereoF))-((-StereoRes*[.B93])/(2*StereoF))" office:value-type="float" office:value="1.06153846153846">
            <text:p>1.06153846</text:p>
          </table:table-cell>
          <table:table-cell table:number-columns-repeated="252"/>
          <table:table-cell table:style-name="ce2" table:number-columns-repeated="767"/>
        </table:table-row>
        <table:table-row table:style-name="ro2">
          <table:table-cell table:style-name="ce6" office:value-type="float" office:value="66">
            <text:p>66</text:p>
          </table:table-cell>
          <table:table-cell table:style-name="ce11" table:formula="of:=IF([.A94]&lt;StereoRes;(B/100)*StereoF/[.A94];0)" office:value-type="float" office:value="1.47781818181818">
            <text:p>1.47781818</text:p>
          </table:table-cell>
          <table:table-cell table:style-name="ce13" table:formula="of:=IF([.A94]&lt;StereoRes;StereoF*(B/100)*CorrAccuracy/([.A94]*[.A94]);0)" office:value-type="float" office:value="0.00447823691460055">
            <text:p>0.0045</text:p>
          </table:table-cell>
          <table:table-cell table:style-name="ce11" table:formula="of:=IF([.A94]&lt;StereoRes;2*ATAN((StereoRes-[.A94])/(2*StereoF))*180/3.14;0)" office:value-type="float" office:value="38.9160215815164">
            <text:p>38.91602158</text:p>
          </table:table-cell>
          <table:table-cell table:style-name="ce11" table:formula="of:=((StereoRes-2*[.A94])*[.B94]/(2*StereoF))-((-StereoRes*[.B94])/(2*StereoF))" office:value-type="float" office:value="1.04363636363636">
            <text:p>1.04363636</text:p>
          </table:table-cell>
          <table:table-cell table:number-columns-repeated="252"/>
          <table:table-cell table:style-name="ce2" table:number-columns-repeated="767"/>
        </table:table-row>
        <table:table-row table:style-name="ro2">
          <table:table-cell table:style-name="ce6" office:value-type="float" office:value="67">
            <text:p>67</text:p>
          </table:table-cell>
          <table:table-cell table:style-name="ce11" table:formula="of:=IF([.A95]&lt;StereoRes;(B/100)*StereoF/[.A95];0)" office:value-type="float" office:value="1.45576119402985">
            <text:p>1.45576119</text:p>
          </table:table-cell>
          <table:table-cell table:style-name="ce13" table:formula="of:=IF([.A95]&lt;StereoRes;StereoF*(B/100)*CorrAccuracy/([.A95]*[.A95]);0)" office:value-type="float" office:value="0.00434555580307418">
            <text:p>0.0043</text:p>
          </table:table-cell>
          <table:table-cell table:style-name="ce11" table:formula="of:=IF([.A95]&lt;StereoRes;2*ATAN((StereoRes-[.A95])/(2*StereoF))*180/3.14;0)" office:value-type="float" office:value="38.8533004226044">
            <text:p>38.85330042</text:p>
          </table:table-cell>
          <table:table-cell table:style-name="ce11" table:formula="of:=((StereoRes-2*[.A95])*[.B95]/(2*StereoF))-((-StereoRes*[.B95])/(2*StereoF))" office:value-type="float" office:value="1.02626865671642">
            <text:p>1.02626866</text:p>
          </table:table-cell>
          <table:table-cell table:number-columns-repeated="252"/>
          <table:table-cell table:style-name="ce2" table:number-columns-repeated="767"/>
        </table:table-row>
        <table:table-row table:style-name="ro2">
          <table:table-cell table:style-name="ce6" office:value-type="float" office:value="68">
            <text:p>68</text:p>
          </table:table-cell>
          <table:table-cell table:style-name="ce11" table:formula="of:=IF([.A96]&lt;StereoRes;(B/100)*StereoF/[.A96];0)" office:value-type="float" office:value="1.43435294117647">
            <text:p>1.43435294</text:p>
          </table:table-cell>
          <table:table-cell table:style-name="ce13" table:formula="of:=IF([.A96]&lt;StereoRes;StereoF*(B/100)*CorrAccuracy/([.A96]*[.A96]);0)" office:value-type="float" office:value="0.00421868512110727">
            <text:p>0.0042</text:p>
          </table:table-cell>
          <table:table-cell table:style-name="ce11" table:formula="of:=IF([.A96]&lt;StereoRes;2*ATAN((StereoRes-[.A96])/(2*StereoF))*180/3.14;0)" office:value-type="float" office:value="38.7905550648993">
            <text:p>38.79055506</text:p>
          </table:table-cell>
          <table:table-cell table:style-name="ce11" table:formula="of:=((StereoRes-2*[.A96])*[.B96]/(2*StereoF))-((-StereoRes*[.B96])/(2*StereoF))" office:value-type="float" office:value="1.00941176470588">
            <text:p>1.00941176</text:p>
          </table:table-cell>
          <table:table-cell table:number-columns-repeated="252"/>
          <table:table-cell table:style-name="ce2" table:number-columns-repeated="767"/>
        </table:table-row>
        <table:table-row table:style-name="ro2">
          <table:table-cell table:style-name="ce6" office:value-type="float" office:value="69">
            <text:p>69</text:p>
          </table:table-cell>
          <table:table-cell table:style-name="ce11" table:formula="of:=IF([.A97]&lt;StereoRes;(B/100)*StereoF/[.A97];0)" office:value-type="float" office:value="1.4135652173913">
            <text:p>1.41356522</text:p>
          </table:table-cell>
          <table:table-cell table:style-name="ce13" table:formula="of:=IF([.A97]&lt;StereoRes;StereoF*(B/100)*CorrAccuracy/([.A97]*[.A97]);0)" office:value-type="float" office:value="0.00409729048519219">
            <text:p>0.0041</text:p>
          </table:table-cell>
          <table:table-cell table:style-name="ce11" table:formula="of:=IF([.A97]&lt;StereoRes;2*ATAN((StereoRes-[.A97])/(2*StereoF))*180/3.14;0)" office:value-type="float" office:value="38.7277855320021">
            <text:p>38.72778553</text:p>
          </table:table-cell>
          <table:table-cell table:style-name="ce11" table:formula="of:=((StereoRes-2*[.A97])*[.B97]/(2*StereoF))-((-StereoRes*[.B97])/(2*StereoF))" office:value-type="float" office:value="0.99304347826087">
            <text:p>0.99304348</text:p>
          </table:table-cell>
          <table:table-cell table:number-columns-repeated="252"/>
          <table:table-cell table:style-name="ce2" table:number-columns-repeated="767"/>
        </table:table-row>
        <table:table-row table:style-name="ro2">
          <table:table-cell table:style-name="ce6" office:value-type="float" office:value="70">
            <text:p>70</text:p>
          </table:table-cell>
          <table:table-cell table:style-name="ce11" table:formula="of:=IF([.A98]&lt;StereoRes;(B/100)*StereoF/[.A98];0)" office:value-type="float" office:value="1.39337142857143">
            <text:p>1.39337143</text:p>
          </table:table-cell>
          <table:table-cell table:style-name="ce13" table:formula="of:=IF([.A98]&lt;StereoRes;StereoF*(B/100)*CorrAccuracy/([.A98]*[.A98]);0)" office:value-type="float" office:value="0.0039810612244898">
            <text:p>0.0040</text:p>
          </table:table-cell>
          <table:table-cell table:style-name="ce11" table:formula="of:=IF([.A98]&lt;StereoRes;2*ATAN((StereoRes-[.A98])/(2*StereoF))*180/3.14;0)" office:value-type="float" office:value="38.6649918475899">
            <text:p>38.66499185</text:p>
          </table:table-cell>
          <table:table-cell table:style-name="ce11" table:formula="of:=((StereoRes-2*[.A98])*[.B98]/(2*StereoF))-((-StereoRes*[.B98])/(2*StereoF))" office:value-type="float" office:value="0.977142857142857">
            <text:p>0.97714286</text:p>
          </table:table-cell>
          <table:table-cell table:number-columns-repeated="252"/>
          <table:table-cell table:style-name="ce2" table:number-columns-repeated="767"/>
        </table:table-row>
        <table:table-row table:style-name="ro2">
          <table:table-cell table:style-name="ce6" office:value-type="float" office:value="71">
            <text:p>71</text:p>
          </table:table-cell>
          <table:table-cell table:style-name="ce11" table:formula="of:=IF([.A99]&lt;StereoRes;(B/100)*StereoF/[.A99];0)" office:value-type="float" office:value="1.37374647887324">
            <text:p>1.37374648</text:p>
          </table:table-cell>
          <table:table-cell table:style-name="ce13" table:formula="of:=IF([.A99]&lt;StereoRes;StereoF*(B/100)*CorrAccuracy/([.A99]*[.A99]);0)" office:value-type="float" office:value="0.00386970839119222">
            <text:p>0.0039</text:p>
          </table:table-cell>
          <table:table-cell table:style-name="ce11" table:formula="of:=IF([.A99]&lt;StereoRes;2*ATAN((StereoRes-[.A99])/(2*StereoF))*180/3.14;0)" office:value-type="float" office:value="38.6021740354158">
            <text:p>38.60217404</text:p>
          </table:table-cell>
          <table:table-cell table:style-name="ce11" table:formula="of:=((StereoRes-2*[.A99])*[.B99]/(2*StereoF))-((-StereoRes*[.B99])/(2*StereoF))" office:value-type="float" office:value="0.96169014084507">
            <text:p>0.96169014</text:p>
          </table:table-cell>
          <table:table-cell table:number-columns-repeated="252"/>
          <table:table-cell table:style-name="ce2" table:number-columns-repeated="767"/>
        </table:table-row>
        <table:table-row table:style-name="ro2">
          <table:table-cell table:style-name="ce6" office:value-type="float" office:value="72">
            <text:p>72</text:p>
          </table:table-cell>
          <table:table-cell table:style-name="ce11" table:formula="of:=IF([.A100]&lt;StereoRes;(B/100)*StereoF/[.A100];0)" office:value-type="float" office:value="1.35466666666667">
            <text:p>1.35466667</text:p>
          </table:table-cell>
          <table:table-cell table:style-name="ce13" table:formula="of:=IF([.A100]&lt;StereoRes;StereoF*(B/100)*CorrAccuracy/([.A100]*[.A100]);0)" office:value-type="float" office:value="0.00376296296296296">
            <text:p>0.0038</text:p>
          </table:table-cell>
          <table:table-cell table:style-name="ce11" table:formula="of:=IF([.A100]&lt;StereoRes;2*ATAN((StereoRes-[.A100])/(2*StereoF))*180/3.14;0)" office:value-type="float" office:value="38.5393321193094">
            <text:p>38.53933212</text:p>
          </table:table-cell>
          <table:table-cell table:style-name="ce11" table:formula="of:=((StereoRes-2*[.A100])*[.B100]/(2*StereoF))-((-StereoRes*[.B100])/(2*StereoF))" office:value-type="float" office:value="0.946666666666667">
            <text:p>0.94666667</text:p>
          </table:table-cell>
          <table:table-cell table:number-columns-repeated="252"/>
          <table:table-cell table:style-name="ce2" table:number-columns-repeated="767"/>
        </table:table-row>
        <table:table-row table:style-name="ro2">
          <table:table-cell table:style-name="ce6" office:value-type="float" office:value="73">
            <text:p>73</text:p>
          </table:table-cell>
          <table:table-cell table:style-name="ce11" table:formula="of:=IF([.A101]&lt;StereoRes;(B/100)*StereoF/[.A101];0)" office:value-type="float" office:value="1.3361095890411">
            <text:p>1.33610959</text:p>
          </table:table-cell>
          <table:table-cell table:style-name="ce13" table:formula="of:=IF([.A101]&lt;StereoRes;StereoF*(B/100)*CorrAccuracy/([.A101]*[.A101]);0)" office:value-type="float" office:value="0.00366057421655095">
            <text:p>0.0037</text:p>
          </table:table-cell>
          <table:table-cell table:style-name="ce11" table:formula="of:=IF([.A101]&lt;StereoRes;2*ATAN((StereoRes-[.A101])/(2*StereoF))*180/3.14;0)" office:value-type="float" office:value="38.4764661231762">
            <text:p>38.47646612</text:p>
          </table:table-cell>
          <table:table-cell table:style-name="ce11" table:formula="of:=((StereoRes-2*[.A101])*[.B101]/(2*StereoF))-((-StereoRes*[.B101])/(2*StereoF))" office:value-type="float" office:value="0.932054794520548">
            <text:p>0.93205479</text:p>
          </table:table-cell>
          <table:table-cell table:number-columns-repeated="252"/>
          <table:table-cell table:style-name="ce2" table:number-columns-repeated="767"/>
        </table:table-row>
        <table:table-row table:style-name="ro2">
          <table:table-cell table:style-name="ce6" office:value-type="float" office:value="74">
            <text:p>74</text:p>
          </table:table-cell>
          <table:table-cell table:style-name="ce11" table:formula="of:=IF([.A102]&lt;StereoRes;(B/100)*StereoF/[.A102];0)" office:value-type="float" office:value="1.31805405405405">
            <text:p>1.31805405</text:p>
          </table:table-cell>
          <table:table-cell table:style-name="ce13" table:formula="of:=IF([.A102]&lt;StereoRes;StereoF*(B/100)*CorrAccuracy/([.A102]*[.A102]);0)" office:value-type="float" office:value="0.00356230825420015">
            <text:p>0.0036</text:p>
          </table:table-cell>
          <table:table-cell table:style-name="ce11" table:formula="of:=IF([.A102]&lt;StereoRes;2*ATAN((StereoRes-[.A102])/(2*StereoF))*180/3.14;0)" office:value-type="float" office:value="38.4135760709982">
            <text:p>38.41357607</text:p>
          </table:table-cell>
          <table:table-cell table:style-name="ce11" table:formula="of:=((StereoRes-2*[.A102])*[.B102]/(2*StereoF))-((-StereoRes*[.B102])/(2*StereoF))" office:value-type="float" office:value="0.917837837837838">
            <text:p>0.91783784</text:p>
          </table:table-cell>
          <table:table-cell table:number-columns-repeated="252"/>
          <table:table-cell table:style-name="ce2" table:number-columns-repeated="767"/>
        </table:table-row>
        <table:table-row table:style-name="ro2">
          <table:table-cell table:style-name="ce6" office:value-type="float" office:value="75">
            <text:p>75</text:p>
          </table:table-cell>
          <table:table-cell table:style-name="ce11" table:formula="of:=IF([.A103]&lt;StereoRes;(B/100)*StereoF/[.A103];0)" office:value-type="float" office:value="1.30048">
            <text:p>1.30048000</text:p>
          </table:table-cell>
          <table:table-cell table:style-name="ce13" table:formula="of:=IF([.A103]&lt;StereoRes;StereoF*(B/100)*CorrAccuracy/([.A103]*[.A103]);0)" office:value-type="float" office:value="0.00346794666666667">
            <text:p>0.0035</text:p>
          </table:table-cell>
          <table:table-cell table:style-name="ce11" table:formula="of:=IF([.A103]&lt;StereoRes;2*ATAN((StereoRes-[.A103])/(2*StereoF))*180/3.14;0)" office:value-type="float" office:value="38.3506619868335">
            <text:p>38.35066199</text:p>
          </table:table-cell>
          <table:table-cell table:style-name="ce11" table:formula="of:=((StereoRes-2*[.A103])*[.B103]/(2*StereoF))-((-StereoRes*[.B103])/(2*StereoF))" office:value-type="float" office:value="0.904">
            <text:p>0.90400000</text:p>
          </table:table-cell>
          <table:table-cell table:number-columns-repeated="252"/>
          <table:table-cell table:style-name="ce2" table:number-columns-repeated="767"/>
        </table:table-row>
        <table:table-row table:style-name="ro2">
          <table:table-cell table:style-name="ce6" office:value-type="float" office:value="76">
            <text:p>76</text:p>
          </table:table-cell>
          <table:table-cell table:style-name="ce11" table:formula="of:=IF([.A104]&lt;StereoRes;(B/100)*StereoF/[.A104];0)" office:value-type="float" office:value="1.28336842105263">
            <text:p>1.28336842</text:p>
          </table:table-cell>
          <table:table-cell table:style-name="ce13" table:formula="of:=IF([.A104]&lt;StereoRes;StereoF*(B/100)*CorrAccuracy/([.A104]*[.A104]);0)" office:value-type="float" office:value="0.00337728531855956">
            <text:p>0.0034</text:p>
          </table:table-cell>
          <table:table-cell table:style-name="ce11" table:formula="of:=IF([.A104]&lt;StereoRes;2*ATAN((StereoRes-[.A104])/(2*StereoF))*180/3.14;0)" office:value-type="float" office:value="38.2877238948167">
            <text:p>38.28772389</text:p>
          </table:table-cell>
          <table:table-cell table:style-name="ce11" table:formula="of:=((StereoRes-2*[.A104])*[.B104]/(2*StereoF))-((-StereoRes*[.B104])/(2*StereoF))" office:value-type="float" office:value="0.890526315789474">
            <text:p>0.89052632</text:p>
          </table:table-cell>
          <table:table-cell table:number-columns-repeated="252"/>
          <table:table-cell table:style-name="ce2" table:number-columns-repeated="767"/>
        </table:table-row>
        <table:table-row table:style-name="ro2">
          <table:table-cell table:style-name="ce6" office:value-type="float" office:value="77">
            <text:p>77</text:p>
          </table:table-cell>
          <table:table-cell table:style-name="ce11" table:formula="of:=IF([.A105]&lt;StereoRes;(B/100)*StereoF/[.A105];0)" office:value-type="float" office:value="1.2667012987013">
            <text:p>1.26670130</text:p>
          </table:table-cell>
          <table:table-cell table:style-name="ce13" table:formula="of:=IF([.A105]&lt;StereoRes;StereoF*(B/100)*CorrAccuracy/([.A105]*[.A105]);0)" office:value-type="float" office:value="0.00329013324338">
            <text:p>0.0033</text:p>
          </table:table-cell>
          <table:table-cell table:style-name="ce11" table:formula="of:=IF([.A105]&lt;StereoRes;2*ATAN((StereoRes-[.A105])/(2*StereoF))*180/3.14;0)" office:value-type="float" office:value="38.2247618191584">
            <text:p>38.22476182</text:p>
          </table:table-cell>
          <table:table-cell table:style-name="ce11" table:formula="of:=((StereoRes-2*[.A105])*[.B105]/(2*StereoF))-((-StereoRes*[.B105])/(2*StereoF))" office:value-type="float" office:value="0.877402597402597">
            <text:p>0.87740260</text:p>
          </table:table-cell>
          <table:table-cell table:number-columns-repeated="252"/>
          <table:table-cell table:style-name="ce2" table:number-columns-repeated="767"/>
        </table:table-row>
        <table:table-row table:style-name="ro2">
          <table:table-cell table:style-name="ce6" office:value-type="float" office:value="78">
            <text:p>78</text:p>
          </table:table-cell>
          <table:table-cell table:style-name="ce11" table:formula="of:=IF([.A106]&lt;StereoRes;(B/100)*StereoF/[.A106];0)" office:value-type="float" office:value="1.25046153846154">
            <text:p>1.25046154</text:p>
          </table:table-cell>
          <table:table-cell table:style-name="ce13" table:formula="of:=IF([.A106]&lt;StereoRes;StereoF*(B/100)*CorrAccuracy/([.A106]*[.A106]);0)" office:value-type="float" office:value="0.00320631163708087">
            <text:p>0.0032</text:p>
          </table:table-cell>
          <table:table-cell table:style-name="ce11" table:formula="of:=IF([.A106]&lt;StereoRes;2*ATAN((StereoRes-[.A106])/(2*StereoF))*180/3.14;0)" office:value-type="float" office:value="38.1617757841457">
            <text:p>38.16177578</text:p>
          </table:table-cell>
          <table:table-cell table:style-name="ce11" table:formula="of:=((StereoRes-2*[.A106])*[.B106]/(2*StereoF))-((-StereoRes*[.B106])/(2*StereoF))" office:value-type="float" office:value="0.864615384615385">
            <text:p>0.86461538</text:p>
          </table:table-cell>
          <table:table-cell table:number-columns-repeated="252"/>
          <table:table-cell table:style-name="ce2" table:number-columns-repeated="767"/>
        </table:table-row>
        <table:table-row table:style-name="ro2">
          <table:table-cell table:style-name="ce6" office:value-type="float" office:value="79">
            <text:p>79</text:p>
          </table:table-cell>
          <table:table-cell table:style-name="ce11" table:formula="of:=IF([.A107]&lt;StereoRes;(B/100)*StereoF/[.A107];0)" office:value-type="float" office:value="1.2346329113924">
            <text:p>1.23463291</text:p>
          </table:table-cell>
          <table:table-cell table:style-name="ce13" table:formula="of:=IF([.A107]&lt;StereoRes;StereoF*(B/100)*CorrAccuracy/([.A107]*[.A107]);0)" office:value-type="float" office:value="0.00312565294023394">
            <text:p>0.0031</text:p>
          </table:table-cell>
          <table:table-cell table:style-name="ce11" table:formula="of:=IF([.A107]&lt;StereoRes;2*ATAN((StereoRes-[.A107])/(2*StereoF))*180/3.14;0)" office:value-type="float" office:value="38.0987658141422">
            <text:p>38.09876581</text:p>
          </table:table-cell>
          <table:table-cell table:style-name="ce11" table:formula="of:=((StereoRes-2*[.A107])*[.B107]/(2*StereoF))-((-StereoRes*[.B107])/(2*StereoF))" office:value-type="float" office:value="0.852151898734177">
            <text:p>0.85215190</text:p>
          </table:table-cell>
          <table:table-cell table:number-columns-repeated="252"/>
          <table:table-cell table:style-name="ce2" table:number-columns-repeated="767"/>
        </table:table-row>
        <table:table-row table:style-name="ro2">
          <table:table-cell table:style-name="ce6" office:value-type="float" office:value="80">
            <text:p>80</text:p>
          </table:table-cell>
          <table:table-cell table:style-name="ce11" table:formula="of:=IF([.A108]&lt;StereoRes;(B/100)*StereoF/[.A108];0)" office:value-type="float" office:value="1.2192">
            <text:p>1.21920000</text:p>
          </table:table-cell>
          <table:table-cell table:style-name="ce13" table:formula="of:=IF([.A108]&lt;StereoRes;StereoF*(B/100)*CorrAccuracy/([.A108]*[.A108]);0)" office:value-type="float" office:value="0.003048">
            <text:p>0.0030</text:p>
          </table:table-cell>
          <table:table-cell table:style-name="ce11" table:formula="of:=IF([.A108]&lt;StereoRes;2*ATAN((StereoRes-[.A108])/(2*StereoF))*180/3.14;0)" office:value-type="float" office:value="38.0357319335874">
            <text:p>38.03573193</text:p>
          </table:table-cell>
          <table:table-cell table:style-name="ce11" table:formula="of:=((StereoRes-2*[.A108])*[.B108]/(2*StereoF))-((-StereoRes*[.B108])/(2*StereoF))" office:value-type="float" office:value="0.84">
            <text:p>0.84000000</text:p>
          </table:table-cell>
          <table:table-cell table:number-columns-repeated="252"/>
          <table:table-cell table:style-name="ce2" table:number-columns-repeated="767"/>
        </table:table-row>
        <table:table-row table:style-name="ro2">
          <table:table-cell table:style-name="ce6" office:value-type="float" office:value="81">
            <text:p>81</text:p>
          </table:table-cell>
          <table:table-cell table:style-name="ce11" table:formula="of:=IF([.A109]&lt;StereoRes;(B/100)*StereoF/[.A109];0)" office:value-type="float" office:value="1.20414814814815">
            <text:p>1.20414815</text:p>
          </table:table-cell>
          <table:table-cell table:style-name="ce13" table:formula="of:=IF([.A109]&lt;StereoRes;StereoF*(B/100)*CorrAccuracy/([.A109]*[.A109]);0)" office:value-type="float" office:value="0.0029732053040695">
            <text:p>0.0030</text:p>
          </table:table-cell>
          <table:table-cell table:style-name="ce11" table:formula="of:=IF([.A109]&lt;StereoRes;2*ATAN((StereoRes-[.A109])/(2*StereoF))*180/3.14;0)" office:value-type="float" office:value="37.9726741669977">
            <text:p>37.97267417</text:p>
          </table:table-cell>
          <table:table-cell table:style-name="ce11" table:formula="of:=((StereoRes-2*[.A109])*[.B109]/(2*StereoF))-((-StereoRes*[.B109])/(2*StereoF))" office:value-type="float" office:value="0.828148148148148">
            <text:p>0.82814815</text:p>
          </table:table-cell>
          <table:table-cell table:number-columns-repeated="252"/>
          <table:table-cell table:style-name="ce2" table:number-columns-repeated="767"/>
        </table:table-row>
        <table:table-row table:style-name="ro2">
          <table:table-cell table:style-name="ce6" office:value-type="float" office:value="82">
            <text:p>82</text:p>
          </table:table-cell>
          <table:table-cell table:style-name="ce11" table:formula="of:=IF([.A110]&lt;StereoRes;(B/100)*StereoF/[.A110];0)" office:value-type="float" office:value="1.18946341463415">
            <text:p>1.18946341</text:p>
          </table:table-cell>
          <table:table-cell table:style-name="ce13" table:formula="of:=IF([.A110]&lt;StereoRes;StereoF*(B/100)*CorrAccuracy/([.A110]*[.A110]);0)" office:value-type="float" office:value="0.00290113027959548">
            <text:p>0.0029</text:p>
          </table:table-cell>
          <table:table-cell table:style-name="ce11" table:formula="of:=IF([.A110]&lt;StereoRes;2*ATAN((StereoRes-[.A110])/(2*StereoF))*180/3.14;0)" office:value-type="float" office:value="37.9095925389654">
            <text:p>37.90959254</text:p>
          </table:table-cell>
          <table:table-cell table:style-name="ce11" table:formula="of:=((StereoRes-2*[.A110])*[.B110]/(2*StereoF))-((-StereoRes*[.B110])/(2*StereoF))" office:value-type="float" office:value="0.816585365853659">
            <text:p>0.81658537</text:p>
          </table:table-cell>
          <table:table-cell table:number-columns-repeated="252"/>
          <table:table-cell table:style-name="ce2" table:number-columns-repeated="767"/>
        </table:table-row>
        <table:table-row table:style-name="ro2">
          <table:table-cell table:style-name="ce6" office:value-type="float" office:value="83">
            <text:p>83</text:p>
          </table:table-cell>
          <table:table-cell table:style-name="ce11" table:formula="of:=IF([.A111]&lt;StereoRes;(B/100)*StereoF/[.A111];0)" office:value-type="float" office:value="1.17513253012048">
            <text:p>1.17513253</text:p>
          </table:table-cell>
          <table:table-cell table:style-name="ce13" table:formula="of:=IF([.A111]&lt;StereoRes;StereoF*(B/100)*CorrAccuracy/([.A111]*[.A111]);0)" office:value-type="float" office:value="0.00283164465089273">
            <text:p>0.0028</text:p>
          </table:table-cell>
          <table:table-cell table:style-name="ce11" table:formula="of:=IF([.A111]&lt;StereoRes;2*ATAN((StereoRes-[.A111])/(2*StereoF))*180/3.14;0)" office:value-type="float" office:value="37.8464870741597">
            <text:p>37.84648707</text:p>
          </table:table-cell>
          <table:table-cell table:style-name="ce11" table:formula="of:=((StereoRes-2*[.A111])*[.B111]/(2*StereoF))-((-StereoRes*[.B111])/(2*StereoF))" office:value-type="float" office:value="0.805301204819277">
            <text:p>0.80530120</text:p>
          </table:table-cell>
          <table:table-cell table:number-columns-repeated="252"/>
          <table:table-cell table:style-name="ce2" table:number-columns-repeated="767"/>
        </table:table-row>
        <table:table-row table:style-name="ro2">
          <table:table-cell table:style-name="ce6" office:value-type="float" office:value="84">
            <text:p>84</text:p>
          </table:table-cell>
          <table:table-cell table:style-name="ce11" table:formula="of:=IF([.A112]&lt;StereoRes;(B/100)*StereoF/[.A112];0)" office:value-type="float" office:value="1.16114285714286">
            <text:p>1.16114286</text:p>
          </table:table-cell>
          <table:table-cell table:style-name="ce13" table:formula="of:=IF([.A112]&lt;StereoRes;StereoF*(B/100)*CorrAccuracy/([.A112]*[.A112]);0)" office:value-type="float" office:value="0.00276462585034014">
            <text:p>0.0028</text:p>
          </table:table-cell>
          <table:table-cell table:style-name="ce11" table:formula="of:=IF([.A112]&lt;StereoRes;2*ATAN((StereoRes-[.A112])/(2*StereoF))*180/3.14;0)" office:value-type="float" office:value="37.7833577973257">
            <text:p>37.78335780</text:p>
          </table:table-cell>
          <table:table-cell table:style-name="ce11" table:formula="of:=((StereoRes-2*[.A112])*[.B112]/(2*StereoF))-((-StereoRes*[.B112])/(2*StereoF))" office:value-type="float" office:value="0.794285714285714">
            <text:p>0.79428571</text:p>
          </table:table-cell>
          <table:table-cell table:number-columns-repeated="252"/>
          <table:table-cell table:style-name="ce2" table:number-columns-repeated="767"/>
        </table:table-row>
        <table:table-row table:style-name="ro2">
          <table:table-cell table:style-name="ce6" office:value-type="float" office:value="85">
            <text:p>85</text:p>
          </table:table-cell>
          <table:table-cell table:style-name="ce11" table:formula="of:=IF([.A113]&lt;StereoRes;(B/100)*StereoF/[.A113];0)" office:value-type="float" office:value="1.14748235294118">
            <text:p>1.14748235</text:p>
          </table:table-cell>
          <table:table-cell table:style-name="ce13" table:formula="of:=IF([.A113]&lt;StereoRes;StereoF*(B/100)*CorrAccuracy/([.A113]*[.A113]);0)" office:value-type="float" office:value="0.00269995847750865">
            <text:p>0.0027</text:p>
          </table:table-cell>
          <table:table-cell table:style-name="ce11" table:formula="of:=IF([.A113]&lt;StereoRes;2*ATAN((StereoRes-[.A113])/(2*StereoF))*180/3.14;0)" office:value-type="float" office:value="37.7202047332853">
            <text:p>37.72020473</text:p>
          </table:table-cell>
          <table:table-cell table:style-name="ce11" table:formula="of:=((StereoRes-2*[.A113])*[.B113]/(2*StereoF))-((-StereoRes*[.B113])/(2*StereoF))" office:value-type="float" office:value="0.783529411764706">
            <text:p>0.78352941</text:p>
          </table:table-cell>
          <table:table-cell table:number-columns-repeated="252"/>
          <table:table-cell table:style-name="ce2" table:number-columns-repeated="767"/>
        </table:table-row>
        <table:table-row table:style-name="ro2">
          <table:table-cell table:style-name="ce6" office:value-type="float" office:value="86">
            <text:p>86</text:p>
          </table:table-cell>
          <table:table-cell table:style-name="ce11" table:formula="of:=IF([.A114]&lt;StereoRes;(B/100)*StereoF/[.A114];0)" office:value-type="float" office:value="1.13413953488372">
            <text:p>1.13413953</text:p>
          </table:table-cell>
          <table:table-cell table:style-name="ce13" table:formula="of:=IF([.A114]&lt;StereoRes;StereoF*(B/100)*CorrAccuracy/([.A114]*[.A114]);0)" office:value-type="float" office:value="0.00263753380205516">
            <text:p>0.0026</text:p>
          </table:table-cell>
          <table:table-cell table:style-name="ce11" table:formula="of:=IF([.A114]&lt;StereoRes;2*ATAN((StereoRes-[.A114])/(2*StereoF))*180/3.14;0)" office:value-type="float" office:value="37.6570279069368">
            <text:p>37.65702791</text:p>
          </table:table-cell>
          <table:table-cell table:style-name="ce11" table:formula="of:=((StereoRes-2*[.A114])*[.B114]/(2*StereoF))-((-StereoRes*[.B114])/(2*StereoF))" office:value-type="float" office:value="0.773023255813953">
            <text:p>0.77302326</text:p>
          </table:table-cell>
          <table:table-cell table:number-columns-repeated="252"/>
          <table:table-cell table:style-name="ce2" table:number-columns-repeated="767"/>
        </table:table-row>
        <table:table-row table:style-name="ro2">
          <table:table-cell table:style-name="ce6" office:value-type="float" office:value="87">
            <text:p>87</text:p>
          </table:table-cell>
          <table:table-cell table:style-name="ce11" table:formula="of:=IF([.A115]&lt;StereoRes;(B/100)*StereoF/[.A115];0)" office:value-type="float" office:value="1.12110344827586">
            <text:p>1.12110345</text:p>
          </table:table-cell>
          <table:table-cell table:style-name="ce13" table:formula="of:=IF([.A115]&lt;StereoRes;StereoF*(B/100)*CorrAccuracy/([.A115]*[.A115]);0)" office:value-type="float" office:value="0.00257724930638129">
            <text:p>0.0026</text:p>
          </table:table-cell>
          <table:table-cell table:style-name="ce11" table:formula="of:=IF([.A115]&lt;StereoRes;2*ATAN((StereoRes-[.A115])/(2*StereoF))*180/3.14;0)" office:value-type="float" office:value="37.5938273432549">
            <text:p>37.59382734</text:p>
          </table:table-cell>
          <table:table-cell table:style-name="ce11" table:formula="of:=((StereoRes-2*[.A115])*[.B115]/(2*StereoF))-((-StereoRes*[.B115])/(2*StereoF))" office:value-type="float" office:value="0.762758620689655">
            <text:p>0.76275862</text:p>
          </table:table-cell>
          <table:table-cell table:number-columns-repeated="252"/>
          <table:table-cell table:style-name="ce2" table:number-columns-repeated="767"/>
        </table:table-row>
        <table:table-row table:style-name="ro2">
          <table:table-cell table:style-name="ce6" office:value-type="float" office:value="88">
            <text:p>88</text:p>
          </table:table-cell>
          <table:table-cell table:style-name="ce11" table:formula="of:=IF([.A116]&lt;StereoRes;(B/100)*StereoF/[.A116];0)" office:value-type="float" office:value="1.10836363636364">
            <text:p>1.10836364</text:p>
          </table:table-cell>
          <table:table-cell table:style-name="ce13" table:formula="of:=IF([.A116]&lt;StereoRes;StereoF*(B/100)*CorrAccuracy/([.A116]*[.A116]);0)" office:value-type="float" office:value="0.00251900826446281">
            <text:p>0.0025</text:p>
          </table:table-cell>
          <table:table-cell table:style-name="ce11" table:formula="of:=IF([.A116]&lt;StereoRes;2*ATAN((StereoRes-[.A116])/(2*StereoF))*180/3.14;0)" office:value-type="float" office:value="37.5306030672907">
            <text:p>37.53060307</text:p>
          </table:table-cell>
          <table:table-cell table:style-name="ce11" table:formula="of:=((StereoRes-2*[.A116])*[.B116]/(2*StereoF))-((-StereoRes*[.B116])/(2*StereoF))" office:value-type="float" office:value="0.752727272727273">
            <text:p>0.75272727</text:p>
          </table:table-cell>
          <table:table-cell table:number-columns-repeated="252"/>
          <table:table-cell table:style-name="ce2" table:number-columns-repeated="767"/>
        </table:table-row>
        <table:table-row table:style-name="ro2">
          <table:table-cell table:style-name="ce6" office:value-type="float" office:value="89">
            <text:p>89</text:p>
          </table:table-cell>
          <table:table-cell table:style-name="ce11" table:formula="of:=IF([.A117]&lt;StereoRes;(B/100)*StereoF/[.A117];0)" office:value-type="float" office:value="1.09591011235955">
            <text:p>1.09591011</text:p>
          </table:table-cell>
          <table:table-cell table:style-name="ce13" table:formula="of:=IF([.A117]&lt;StereoRes;StereoF*(B/100)*CorrAccuracy/([.A117]*[.A117]);0)" office:value-type="float" office:value="0.00246271935361697">
            <text:p>0.0025</text:p>
          </table:table-cell>
          <table:table-cell table:style-name="ce11" table:formula="of:=IF([.A117]&lt;StereoRes;2*ATAN((StereoRes-[.A117])/(2*StereoF))*180/3.14;0)" office:value-type="float" office:value="37.4673551041719">
            <text:p>37.46735510</text:p>
          </table:table-cell>
          <table:table-cell table:style-name="ce11" table:formula="of:=((StereoRes-2*[.A117])*[.B117]/(2*StereoF))-((-StereoRes*[.B117])/(2*StereoF))" office:value-type="float" office:value="0.742921348314607">
            <text:p>0.74292135</text:p>
          </table:table-cell>
          <table:table-cell table:number-columns-repeated="252"/>
          <table:table-cell table:style-name="ce2" table:number-columns-repeated="767"/>
        </table:table-row>
        <table:table-row table:style-name="ro2">
          <table:table-cell table:style-name="ce6" office:value-type="float" office:value="90">
            <text:p>90</text:p>
          </table:table-cell>
          <table:table-cell table:style-name="ce11" table:formula="of:=IF([.A118]&lt;StereoRes;(B/100)*StereoF/[.A118];0)" office:value-type="float" office:value="1.08373333333333">
            <text:p>1.08373333</text:p>
          </table:table-cell>
          <table:table-cell table:style-name="ce13" table:formula="of:=IF([.A118]&lt;StereoRes;StereoF*(B/100)*CorrAccuracy/([.A118]*[.A118]);0)" office:value-type="float" office:value="0.0024082962962963">
            <text:p>0.0024</text:p>
          </table:table-cell>
          <table:table-cell table:style-name="ce11" table:formula="of:=IF([.A118]&lt;StereoRes;2*ATAN((StereoRes-[.A118])/(2*StereoF))*180/3.14;0)" office:value-type="float" office:value="37.4040834791027">
            <text:p>37.40408348</text:p>
          </table:table-cell>
          <table:table-cell table:style-name="ce11" table:formula="of:=((StereoRes-2*[.A118])*[.B118]/(2*StereoF))-((-StereoRes*[.B118])/(2*StereoF))" office:value-type="float" office:value="0.733333333333333">
            <text:p>0.73333333</text:p>
          </table:table-cell>
          <table:table-cell table:number-columns-repeated="252"/>
          <table:table-cell table:style-name="ce2" table:number-columns-repeated="767"/>
        </table:table-row>
        <table:table-row table:style-name="ro2">
          <table:table-cell table:style-name="ce6" office:value-type="float" office:value="91">
            <text:p>91</text:p>
          </table:table-cell>
          <table:table-cell table:style-name="ce11" table:formula="of:=IF([.A119]&lt;StereoRes;(B/100)*StereoF/[.A119];0)" office:value-type="float" office:value="1.07182417582418">
            <text:p>1.07182418</text:p>
          </table:table-cell>
          <table:table-cell table:style-name="ce13" table:formula="of:=IF([.A119]&lt;StereoRes;StereoF*(B/100)*CorrAccuracy/([.A119]*[.A119]);0)" office:value-type="float" office:value="0.0023556575292839">
            <text:p>0.0024</text:p>
          </table:table-cell>
          <table:table-cell table:style-name="ce11" table:formula="of:=IF([.A119]&lt;StereoRes;2*ATAN((StereoRes-[.A119])/(2*StereoF))*180/3.14;0)" office:value-type="float" office:value="37.3407882173638">
            <text:p>37.34078822</text:p>
          </table:table-cell>
          <table:table-cell table:style-name="ce11" table:formula="of:=((StereoRes-2*[.A119])*[.B119]/(2*StereoF))-((-StereoRes*[.B119])/(2*StereoF))" office:value-type="float" office:value="0.723956043956044">
            <text:p>0.72395604</text:p>
          </table:table-cell>
          <table:table-cell table:number-columns-repeated="252"/>
          <table:table-cell table:style-name="ce2" table:number-columns-repeated="767"/>
        </table:table-row>
        <table:table-row table:style-name="ro2">
          <table:table-cell table:style-name="ce6" office:value-type="float" office:value="92">
            <text:p>92</text:p>
          </table:table-cell>
          <table:table-cell table:style-name="ce11" table:formula="of:=IF([.A120]&lt;StereoRes;(B/100)*StereoF/[.A120];0)" office:value-type="float" office:value="1.06017391304348">
            <text:p>1.06017391</text:p>
          </table:table-cell>
          <table:table-cell table:style-name="ce13" table:formula="of:=IF([.A120]&lt;StereoRes;StereoF*(B/100)*CorrAccuracy/([.A120]*[.A120]);0)" office:value-type="float" office:value="0.0023047258979206">
            <text:p>0.0023</text:p>
          </table:table-cell>
          <table:table-cell table:style-name="ce11" table:formula="of:=IF([.A120]&lt;StereoRes;2*ATAN((StereoRes-[.A120])/(2*StereoF))*180/3.14;0)" office:value-type="float" office:value="37.2774693443123">
            <text:p>37.27746934</text:p>
          </table:table-cell>
          <table:table-cell table:style-name="ce11" table:formula="of:=((StereoRes-2*[.A120])*[.B120]/(2*StereoF))-((-StereoRes*[.B120])/(2*StereoF))" office:value-type="float" office:value="0.714782608695652">
            <text:p>0.71478261</text:p>
          </table:table-cell>
          <table:table-cell table:number-columns-repeated="252"/>
          <table:table-cell table:style-name="ce2" table:number-columns-repeated="767"/>
        </table:table-row>
        <table:table-row table:style-name="ro2">
          <table:table-cell table:style-name="ce6" office:value-type="float" office:value="93">
            <text:p>93</text:p>
          </table:table-cell>
          <table:table-cell table:style-name="ce11" table:formula="of:=IF([.A121]&lt;StereoRes;(B/100)*StereoF/[.A121];0)" office:value-type="float" office:value="1.04877419354839">
            <text:p>1.04877419</text:p>
          </table:table-cell>
          <table:table-cell table:style-name="ce13" table:formula="of:=IF([.A121]&lt;StereoRes;StereoF*(B/100)*CorrAccuracy/([.A121]*[.A121]);0)" office:value-type="float" office:value="0.00225542837322234">
            <text:p>0.0023</text:p>
          </table:table-cell>
          <table:table-cell table:style-name="ce11" table:formula="of:=IF([.A121]&lt;StereoRes;2*ATAN((StereoRes-[.A121])/(2*StereoF))*180/3.14;0)" office:value-type="float" office:value="37.2141268853821">
            <text:p>37.21412689</text:p>
          </table:table-cell>
          <table:table-cell table:style-name="ce11" table:formula="of:=((StereoRes-2*[.A121])*[.B121]/(2*StereoF))-((-StereoRes*[.B121])/(2*StereoF))" office:value-type="float" office:value="0.705806451612903">
            <text:p>0.70580645</text:p>
          </table:table-cell>
          <table:table-cell table:number-columns-repeated="252"/>
          <table:table-cell table:style-name="ce2" table:number-columns-repeated="767"/>
        </table:table-row>
        <table:table-row table:style-name="ro2">
          <table:table-cell table:style-name="ce6" office:value-type="float" office:value="94">
            <text:p>94</text:p>
          </table:table-cell>
          <table:table-cell table:style-name="ce11" table:formula="of:=IF([.A122]&lt;StereoRes;(B/100)*StereoF/[.A122];0)" office:value-type="float" office:value="1.0376170212766">
            <text:p>1.03761702</text:p>
          </table:table-cell>
          <table:table-cell table:style-name="ce13" table:formula="of:=IF([.A122]&lt;StereoRes;StereoF*(B/100)*CorrAccuracy/([.A122]*[.A122]);0)" office:value-type="float" office:value="0.0022076957899502">
            <text:p>0.0022</text:p>
          </table:table-cell>
          <table:table-cell table:style-name="ce11" table:formula="of:=IF([.A122]&lt;StereoRes;2*ATAN((StereoRes-[.A122])/(2*StereoF))*180/3.14;0)" office:value-type="float" office:value="37.1507608660834">
            <text:p>37.15076087</text:p>
          </table:table-cell>
          <table:table-cell table:style-name="ce11" table:formula="of:=((StereoRes-2*[.A122])*[.B122]/(2*StereoF))-((-StereoRes*[.B122])/(2*StereoF))" office:value-type="float" office:value="0.697021276595745">
            <text:p>0.69702128</text:p>
          </table:table-cell>
          <table:table-cell table:number-columns-repeated="252"/>
          <table:table-cell table:style-name="ce2" table:number-columns-repeated="767"/>
        </table:table-row>
        <table:table-row table:style-name="ro2">
          <table:table-cell table:style-name="ce6" office:value-type="float" office:value="95">
            <text:p>95</text:p>
          </table:table-cell>
          <table:table-cell table:style-name="ce11" table:formula="of:=IF([.A123]&lt;StereoRes;(B/100)*StereoF/[.A123];0)" office:value-type="float" office:value="1.02669473684211">
            <text:p>1.02669474</text:p>
          </table:table-cell>
          <table:table-cell table:style-name="ce13" table:formula="of:=IF([.A123]&lt;StereoRes;StereoF*(B/100)*CorrAccuracy/([.A123]*[.A123]);0)" office:value-type="float" office:value="0.00216146260387812">
            <text:p>0.0022</text:p>
          </table:table-cell>
          <table:table-cell table:style-name="ce11" table:formula="of:=IF([.A123]&lt;StereoRes;2*ATAN((StereoRes-[.A123])/(2*StereoF))*180/3.14;0)" office:value-type="float" office:value="37.0873713120031">
            <text:p>37.08737131</text:p>
          </table:table-cell>
          <table:table-cell table:style-name="ce11" table:formula="of:=((StereoRes-2*[.A123])*[.B123]/(2*StereoF))-((-StereoRes*[.B123])/(2*StereoF))" office:value-type="float" office:value="0.688421052631579">
            <text:p>0.68842105</text:p>
          </table:table-cell>
          <table:table-cell table:number-columns-repeated="252"/>
          <table:table-cell table:style-name="ce2" table:number-columns-repeated="767"/>
        </table:table-row>
        <table:table-row table:style-name="ro2">
          <table:table-cell table:style-name="ce6" office:value-type="float" office:value="96">
            <text:p>96</text:p>
          </table:table-cell>
          <table:table-cell table:style-name="ce11" table:formula="of:=IF([.A124]&lt;StereoRes;(B/100)*StereoF/[.A124];0)" office:value-type="float" office:value="1.016">
            <text:p>1.01600000</text:p>
          </table:table-cell>
          <table:table-cell table:style-name="ce13" table:formula="of:=IF([.A124]&lt;StereoRes;StereoF*(B/100)*CorrAccuracy/([.A124]*[.A124]);0)" office:value-type="float" office:value="0.00211666666666667">
            <text:p>0.0021</text:p>
          </table:table-cell>
          <table:table-cell table:style-name="ce11" table:formula="of:=IF([.A124]&lt;StereoRes;2*ATAN((StereoRes-[.A124])/(2*StereoF))*180/3.14;0)" office:value-type="float" office:value="37.0239582488046">
            <text:p>37.02395825</text:p>
          </table:table-cell>
          <table:table-cell table:style-name="ce11" table:formula="of:=((StereoRes-2*[.A124])*[.B124]/(2*StereoF))-((-StereoRes*[.B124])/(2*StereoF))" office:value-type="float" office:value="0.68">
            <text:p>0.68000000</text:p>
          </table:table-cell>
          <table:table-cell table:number-columns-repeated="252"/>
          <table:table-cell table:style-name="ce2" table:number-columns-repeated="767"/>
        </table:table-row>
        <table:table-row table:style-name="ro2">
          <table:table-cell table:style-name="ce6" office:value-type="float" office:value="97">
            <text:p>97</text:p>
          </table:table-cell>
          <table:table-cell table:style-name="ce11" table:formula="of:=IF([.A125]&lt;StereoRes;(B/100)*StereoF/[.A125];0)" office:value-type="float" office:value="1.00552577319588">
            <text:p>1.00552577</text:p>
          </table:table-cell>
          <table:table-cell table:style-name="ce13" table:formula="of:=IF([.A125]&lt;StereoRes;StereoF*(B/100)*CorrAccuracy/([.A125]*[.A125]);0)" office:value-type="float" office:value="0.00207324901689871">
            <text:p>0.0021</text:p>
          </table:table-cell>
          <table:table-cell table:style-name="ce11" table:formula="of:=IF([.A125]&lt;StereoRes;2*ATAN((StereoRes-[.A125])/(2*StereoF))*180/3.14;0)" office:value-type="float" office:value="36.9605217022279">
            <text:p>36.96052170</text:p>
          </table:table-cell>
          <table:table-cell table:style-name="ce11" table:formula="of:=((StereoRes-2*[.A125])*[.B125]/(2*StereoF))-((-StereoRes*[.B125])/(2*StereoF))" office:value-type="float" office:value="0.671752577319588">
            <text:p>0.67175258</text:p>
          </table:table-cell>
          <table:table-cell table:number-columns-repeated="252"/>
          <table:table-cell table:style-name="ce2" table:number-columns-repeated="767"/>
        </table:table-row>
        <table:table-row table:style-name="ro2">
          <table:table-cell table:style-name="ce6" office:value-type="float" office:value="98">
            <text:p>98</text:p>
          </table:table-cell>
          <table:table-cell table:style-name="ce11" table:formula="of:=IF([.A126]&lt;StereoRes;(B/100)*StereoF/[.A126];0)" office:value-type="float" office:value="0.995265306122449">
            <text:p>0.99526531</text:p>
          </table:table-cell>
          <table:table-cell table:style-name="ce13" table:formula="of:=IF([.A126]&lt;StereoRes;StereoF*(B/100)*CorrAccuracy/([.A126]*[.A126]);0)" office:value-type="float" office:value="0.00203115368596418">
            <text:p>0.0020</text:p>
          </table:table-cell>
          <table:table-cell table:style-name="ce11" table:formula="of:=IF([.A126]&lt;StereoRes;2*ATAN((StereoRes-[.A126])/(2*StereoF))*180/3.14;0)" office:value-type="float" office:value="36.8970616980895">
            <text:p>36.89706170</text:p>
          </table:table-cell>
          <table:table-cell table:style-name="ce11" table:formula="of:=((StereoRes-2*[.A126])*[.B126]/(2*StereoF))-((-StereoRes*[.B126])/(2*StereoF))" office:value-type="float" office:value="0.663673469387755">
            <text:p>0.66367347</text:p>
          </table:table-cell>
          <table:table-cell table:number-columns-repeated="252"/>
          <table:table-cell table:style-name="ce2" table:number-columns-repeated="767"/>
        </table:table-row>
        <table:table-row table:style-name="ro2">
          <table:table-cell table:style-name="ce6" office:value-type="float" office:value="99">
            <text:p>99</text:p>
          </table:table-cell>
          <table:table-cell table:style-name="ce11" table:formula="of:=IF([.A127]&lt;StereoRes;(B/100)*StereoF/[.A127];0)" office:value-type="float" office:value="0.985212121212121">
            <text:p>0.98521212</text:p>
          </table:table-cell>
          <table:table-cell table:style-name="ce13" table:formula="of:=IF([.A127]&lt;StereoRes;StereoF*(B/100)*CorrAccuracy/([.A127]*[.A127]);0)" office:value-type="float" office:value="0.00199032751760024">
            <text:p>0.0020</text:p>
          </table:table-cell>
          <table:table-cell table:style-name="ce11" table:formula="of:=IF([.A127]&lt;StereoRes;2*ATAN((StereoRes-[.A127])/(2*StereoF))*180/3.14;0)" office:value-type="float" office:value="36.8335782622827">
            <text:p>36.83357826</text:p>
          </table:table-cell>
          <table:table-cell table:style-name="ce11" table:formula="of:=((StereoRes-2*[.A127])*[.B127]/(2*StereoF))-((-StereoRes*[.B127])/(2*StereoF))" office:value-type="float" office:value="0.655757575757576">
            <text:p>0.65575758</text:p>
          </table:table-cell>
          <table:table-cell table:number-columns-repeated="252"/>
          <table:table-cell table:style-name="ce2" table:number-columns-repeated="767"/>
        </table:table-row>
        <table:table-row table:style-name="ro2">
          <table:table-cell table:style-name="ce6" office:value-type="float" office:value="100">
            <text:p>100</text:p>
          </table:table-cell>
          <table:table-cell table:style-name="ce11" table:formula="of:=IF([.A128]&lt;StereoRes;(B/100)*StereoF/[.A128];0)" office:value-type="float" office:value="0.97536">
            <text:p>0.97536000</text:p>
          </table:table-cell>
          <table:table-cell table:style-name="ce13" table:formula="of:=IF([.A128]&lt;StereoRes;StereoF*(B/100)*CorrAccuracy/([.A128]*[.A128]);0)" office:value-type="float" office:value="0.00195072">
            <text:p>0.0020</text:p>
          </table:table-cell>
          <table:table-cell table:style-name="ce11" table:formula="of:=IF([.A128]&lt;StereoRes;2*ATAN((StereoRes-[.A128])/(2*StereoF))*180/3.14;0)" office:value-type="float" office:value="36.7700714207772">
            <text:p>36.77007142</text:p>
          </table:table-cell>
          <table:table-cell table:style-name="ce11" table:formula="of:=((StereoRes-2*[.A128])*[.B128]/(2*StereoF))-((-StereoRes*[.B128])/(2*StereoF))" office:value-type="float" office:value="0.648">
            <text:p>0.64800000</text:p>
          </table:table-cell>
          <table:table-cell table:number-columns-repeated="252"/>
          <table:table-cell table:style-name="ce2" table:number-columns-repeated="767"/>
        </table:table-row>
        <table:table-row table:style-name="ro2">
          <table:table-cell table:style-name="ce6" office:value-type="float" office:value="101">
            <text:p>101</text:p>
          </table:table-cell>
          <table:table-cell table:style-name="ce11" table:formula="of:=IF([.A129]&lt;StereoRes;(B/100)*StereoF/[.A129];0)" office:value-type="float" office:value="0.96570297029703">
            <text:p>0.96570297</text:p>
          </table:table-cell>
          <table:table-cell table:style-name="ce13" table:formula="of:=IF([.A129]&lt;StereoRes;StereoF*(B/100)*CorrAccuracy/([.A129]*[.A129]);0)" office:value-type="float" office:value="0.00191228310949907">
            <text:p>0.0019</text:p>
          </table:table-cell>
          <table:table-cell table:style-name="ce11" table:formula="of:=IF([.A129]&lt;StereoRes;2*ATAN((StereoRes-[.A129])/(2*StereoF))*180/3.14;0)" office:value-type="float" office:value="36.7065411996193">
            <text:p>36.70654120</text:p>
          </table:table-cell>
          <table:table-cell table:style-name="ce11" table:formula="of:=((StereoRes-2*[.A129])*[.B129]/(2*StereoF))-((-StereoRes*[.B129])/(2*StereoF))" office:value-type="float" office:value="0.64039603960396">
            <text:p>0.64039604</text:p>
          </table:table-cell>
          <table:table-cell table:number-columns-repeated="252"/>
          <table:table-cell table:style-name="ce2" table:number-columns-repeated="767"/>
        </table:table-row>
        <table:table-row table:style-name="ro2">
          <table:table-cell table:style-name="ce6" office:value-type="float" office:value="102">
            <text:p>102</text:p>
          </table:table-cell>
          <table:table-cell table:style-name="ce11" table:formula="of:=IF([.A130]&lt;StereoRes;(B/100)*StereoF/[.A130];0)" office:value-type="float" office:value="0.956235294117647">
            <text:p>0.95623529</text:p>
          </table:table-cell>
          <table:table-cell table:style-name="ce13" table:formula="of:=IF([.A130]&lt;StereoRes;StereoF*(B/100)*CorrAccuracy/([.A130]*[.A130]);0)" office:value-type="float" office:value="0.00187497116493656">
            <text:p>0.0019</text:p>
          </table:table-cell>
          <table:table-cell table:style-name="ce11" table:formula="of:=IF([.A130]&lt;StereoRes;2*ATAN((StereoRes-[.A130])/(2*StereoF))*180/3.14;0)" office:value-type="float" office:value="36.6429876249321">
            <text:p>36.64298762</text:p>
          </table:table-cell>
          <table:table-cell table:style-name="ce11" table:formula="of:=((StereoRes-2*[.A130])*[.B130]/(2*StereoF))-((-StereoRes*[.B130])/(2*StereoF))" office:value-type="float" office:value="0.632941176470588">
            <text:p>0.63294118</text:p>
          </table:table-cell>
          <table:table-cell table:number-columns-repeated="252"/>
          <table:table-cell table:style-name="ce2" table:number-columns-repeated="767"/>
        </table:table-row>
        <table:table-row table:style-name="ro2">
          <table:table-cell table:style-name="ce6" office:value-type="float" office:value="103">
            <text:p>103</text:p>
          </table:table-cell>
          <table:table-cell table:style-name="ce11" table:formula="of:=IF([.A131]&lt;StereoRes;(B/100)*StereoF/[.A131];0)" office:value-type="float" office:value="0.946951456310679">
            <text:p>0.94695146</text:p>
          </table:table-cell>
          <table:table-cell table:style-name="ce13" table:formula="of:=IF([.A131]&lt;StereoRes;StereoF*(B/100)*CorrAccuracy/([.A131]*[.A131]);0)" office:value-type="float" office:value="0.0018387406918654">
            <text:p>0.0018</text:p>
          </table:table-cell>
          <table:table-cell table:style-name="ce11" table:formula="of:=IF([.A131]&lt;StereoRes;2*ATAN((StereoRes-[.A131])/(2*StereoF))*180/3.14;0)" office:value-type="float" office:value="36.5794107229151">
            <text:p>36.57941072</text:p>
          </table:table-cell>
          <table:table-cell table:style-name="ce11" table:formula="of:=((StereoRes-2*[.A131])*[.B131]/(2*StereoF))-((-StereoRes*[.B131])/(2*StereoF))" office:value-type="float" office:value="0.625631067961165">
            <text:p>0.62563107</text:p>
          </table:table-cell>
          <table:table-cell table:number-columns-repeated="252"/>
          <table:table-cell table:style-name="ce2" table:number-columns-repeated="767"/>
        </table:table-row>
        <table:table-row table:style-name="ro2">
          <table:table-cell table:style-name="ce6" office:value-type="float" office:value="104">
            <text:p>104</text:p>
          </table:table-cell>
          <table:table-cell table:style-name="ce11" table:formula="of:=IF([.A132]&lt;StereoRes;(B/100)*StereoF/[.A132];0)" office:value-type="float" office:value="0.937846153846154">
            <text:p>0.93784615</text:p>
          </table:table-cell>
          <table:table-cell table:style-name="ce13" table:formula="of:=IF([.A132]&lt;StereoRes;StereoF*(B/100)*CorrAccuracy/([.A132]*[.A132]);0)" office:value-type="float" office:value="0.00180355029585799">
            <text:p>0.0018</text:p>
          </table:table-cell>
          <table:table-cell table:style-name="ce11" table:formula="of:=IF([.A132]&lt;StereoRes;2*ATAN((StereoRes-[.A132])/(2*StereoF))*180/3.14;0)" office:value-type="float" office:value="36.5158105198447">
            <text:p>36.51581052</text:p>
          </table:table-cell>
          <table:table-cell table:style-name="ce11" table:formula="of:=((StereoRes-2*[.A132])*[.B132]/(2*StereoF))-((-StereoRes*[.B132])/(2*StereoF))" office:value-type="float" office:value="0.618461538461539">
            <text:p>0.61846154</text:p>
          </table:table-cell>
          <table:table-cell table:number-columns-repeated="252"/>
          <table:table-cell table:style-name="ce2" table:number-columns-repeated="767"/>
        </table:table-row>
        <table:table-row table:style-name="ro2">
          <table:table-cell table:style-name="ce6" office:value-type="float" office:value="105">
            <text:p>105</text:p>
          </table:table-cell>
          <table:table-cell table:style-name="ce11" table:formula="of:=IF([.A133]&lt;StereoRes;(B/100)*StereoF/[.A133];0)" office:value-type="float" office:value="0.928914285714285">
            <text:p>0.92891429</text:p>
          </table:table-cell>
          <table:table-cell table:style-name="ce13" table:formula="of:=IF([.A133]&lt;StereoRes;StereoF*(B/100)*CorrAccuracy/([.A133]*[.A133]);0)" office:value-type="float" office:value="0.00176936054421769">
            <text:p>0.0018</text:p>
          </table:table-cell>
          <table:table-cell table:style-name="ce11" table:formula="of:=IF([.A133]&lt;StereoRes;2*ATAN((StereoRes-[.A133])/(2*StereoF))*180/3.14;0)" office:value-type="float" office:value="36.4521870420735">
            <text:p>36.45218704</text:p>
          </table:table-cell>
          <table:table-cell table:style-name="ce11" table:formula="of:=((StereoRes-2*[.A133])*[.B133]/(2*StereoF))-((-StereoRes*[.B133])/(2*StereoF))" office:value-type="float" office:value="0.611428571428571">
            <text:p>0.61142857</text:p>
          </table:table-cell>
          <table:table-cell table:number-columns-repeated="252"/>
          <table:table-cell table:style-name="ce2" table:number-columns-repeated="767"/>
        </table:table-row>
        <table:table-row table:style-name="ro2">
          <table:table-cell table:style-name="ce6" office:value-type="float" office:value="106">
            <text:p>106</text:p>
          </table:table-cell>
          <table:table-cell table:style-name="ce11" table:formula="of:=IF([.A134]&lt;StereoRes;(B/100)*StereoF/[.A134];0)" office:value-type="float" office:value="0.920150943396226">
            <text:p>0.92015094</text:p>
          </table:table-cell>
          <table:table-cell table:style-name="ce13" table:formula="of:=IF([.A134]&lt;StereoRes;StereoF*(B/100)*CorrAccuracy/([.A134]*[.A134]);0)" office:value-type="float" office:value="0.00173613385546458">
            <text:p>0.0017</text:p>
          </table:table-cell>
          <table:table-cell table:style-name="ce11" table:formula="of:=IF([.A134]&lt;StereoRes;2*ATAN((StereoRes-[.A134])/(2*StereoF))*180/3.14;0)" office:value-type="float" office:value="36.3885403160311">
            <text:p>36.38854032</text:p>
          </table:table-cell>
          <table:table-cell table:style-name="ce11" table:formula="of:=((StereoRes-2*[.A134])*[.B134]/(2*StereoF))-((-StereoRes*[.B134])/(2*StereoF))" office:value-type="float" office:value="0.604528301886792">
            <text:p>0.60452830</text:p>
          </table:table-cell>
          <table:table-cell table:number-columns-repeated="252"/>
          <table:table-cell table:style-name="ce2" table:number-columns-repeated="767"/>
        </table:table-row>
        <table:table-row table:style-name="ro2">
          <table:table-cell table:style-name="ce6" office:value-type="float" office:value="107">
            <text:p>107</text:p>
          </table:table-cell>
          <table:table-cell table:style-name="ce11" table:formula="of:=IF([.A135]&lt;StereoRes;(B/100)*StereoF/[.A135];0)" office:value-type="float" office:value="0.911551401869159">
            <text:p>0.91155140</text:p>
          </table:table-cell>
          <table:table-cell table:style-name="ce13" table:formula="of:=IF([.A135]&lt;StereoRes;StereoF*(B/100)*CorrAccuracy/([.A135]*[.A135]);0)" office:value-type="float" office:value="0.00170383439601712">
            <text:p>0.0017</text:p>
          </table:table-cell>
          <table:table-cell table:style-name="ce11" table:formula="of:=IF([.A135]&lt;StereoRes;2*ATAN((StereoRes-[.A135])/(2*StereoF))*180/3.14;0)" office:value-type="float" office:value="36.3248703682237">
            <text:p>36.32487037</text:p>
          </table:table-cell>
          <table:table-cell table:style-name="ce11" table:formula="of:=((StereoRes-2*[.A135])*[.B135]/(2*StereoF))-((-StereoRes*[.B135])/(2*StereoF))" office:value-type="float" office:value="0.597757009345794">
            <text:p>0.59775701</text:p>
          </table:table-cell>
          <table:table-cell table:number-columns-repeated="252"/>
          <table:table-cell table:style-name="ce2" table:number-columns-repeated="767"/>
        </table:table-row>
        <table:table-row table:style-name="ro2">
          <table:table-cell table:style-name="ce6" office:value-type="float" office:value="108">
            <text:p>108</text:p>
          </table:table-cell>
          <table:table-cell table:style-name="ce11" table:formula="of:=IF([.A136]&lt;StereoRes;(B/100)*StereoF/[.A136];0)" office:value-type="float" office:value="0.903111111111111">
            <text:p>0.90311111</text:p>
          </table:table-cell>
          <table:table-cell table:style-name="ce13" table:formula="of:=IF([.A136]&lt;StereoRes;StereoF*(B/100)*CorrAccuracy/([.A136]*[.A136]);0)" office:value-type="float" office:value="0.00167242798353909">
            <text:p>0.0017</text:p>
          </table:table-cell>
          <table:table-cell table:style-name="ce11" table:formula="of:=IF([.A136]&lt;StereoRes;2*ATAN((StereoRes-[.A136])/(2*StereoF))*180/3.14;0)" office:value-type="float" office:value="36.2611772252339">
            <text:p>36.26117723</text:p>
          </table:table-cell>
          <table:table-cell table:style-name="ce11" table:formula="of:=((StereoRes-2*[.A136])*[.B136]/(2*StereoF))-((-StereoRes*[.B136])/(2*StereoF))" office:value-type="float" office:value="0.591111111111111">
            <text:p>0.59111111</text:p>
          </table:table-cell>
          <table:table-cell table:number-columns-repeated="252"/>
          <table:table-cell table:style-name="ce2" table:number-columns-repeated="767"/>
        </table:table-row>
        <table:table-row table:style-name="ro2">
          <table:table-cell table:style-name="ce6" office:value-type="float" office:value="109">
            <text:p>109</text:p>
          </table:table-cell>
          <table:table-cell table:style-name="ce11" table:formula="of:=IF([.A137]&lt;StereoRes;(B/100)*StereoF/[.A137];0)" office:value-type="float" office:value="0.894825688073394">
            <text:p>0.89482569</text:p>
          </table:table-cell>
          <table:table-cell table:style-name="ce13" table:formula="of:=IF([.A137]&lt;StereoRes;StereoF*(B/100)*CorrAccuracy/([.A137]*[.A137]);0)" office:value-type="float" office:value="0.00164188199646494">
            <text:p>0.0016</text:p>
          </table:table-cell>
          <table:table-cell table:style-name="ce11" table:formula="of:=IF([.A137]&lt;StereoRes;2*ATAN((StereoRes-[.A137])/(2*StereoF))*180/3.14;0)" office:value-type="float" office:value="36.1974609137212">
            <text:p>36.19746091</text:p>
          </table:table-cell>
          <table:table-cell table:style-name="ce11" table:formula="of:=((StereoRes-2*[.A137])*[.B137]/(2*StereoF))-((-StereoRes*[.B137])/(2*StereoF))" office:value-type="float" office:value="0.584587155963303">
            <text:p>0.58458716</text:p>
          </table:table-cell>
          <table:table-cell table:number-columns-repeated="252"/>
          <table:table-cell table:style-name="ce2" table:number-columns-repeated="767"/>
        </table:table-row>
        <table:table-row table:style-name="ro2">
          <table:table-cell table:style-name="ce6" office:value-type="float" office:value="110">
            <text:p>110</text:p>
          </table:table-cell>
          <table:table-cell table:style-name="ce11" table:formula="of:=IF([.A138]&lt;StereoRes;(B/100)*StereoF/[.A138];0)" office:value-type="float" office:value="0.886690909090909">
            <text:p>0.88669091</text:p>
          </table:table-cell>
          <table:table-cell table:style-name="ce13" table:formula="of:=IF([.A138]&lt;StereoRes;StereoF*(B/100)*CorrAccuracy/([.A138]*[.A138]);0)" office:value-type="float" office:value="0.0016121652892562">
            <text:p>0.0016</text:p>
          </table:table-cell>
          <table:table-cell table:style-name="ce11" table:formula="of:=IF([.A138]&lt;StereoRes;2*ATAN((StereoRes-[.A138])/(2*StereoF))*180/3.14;0)" office:value-type="float" office:value="36.1337214604216">
            <text:p>36.13372146</text:p>
          </table:table-cell>
          <table:table-cell table:style-name="ce11" table:formula="of:=((StereoRes-2*[.A138])*[.B138]/(2*StereoF))-((-StereoRes*[.B138])/(2*StereoF))" office:value-type="float" office:value="0.578181818181818">
            <text:p>0.57818182</text:p>
          </table:table-cell>
          <table:table-cell table:number-columns-repeated="252"/>
          <table:table-cell table:style-name="ce2" table:number-columns-repeated="767"/>
        </table:table-row>
        <table:table-row table:style-name="ro2">
          <table:table-cell table:style-name="ce6" office:value-type="float" office:value="111">
            <text:p>111</text:p>
          </table:table-cell>
          <table:table-cell table:style-name="ce11" table:formula="of:=IF([.A139]&lt;StereoRes;(B/100)*StereoF/[.A139];0)" office:value-type="float" office:value="0.878702702702702">
            <text:p>0.87870270</text:p>
          </table:table-cell>
          <table:table-cell table:style-name="ce13" table:formula="of:=IF([.A139]&lt;StereoRes;StereoF*(B/100)*CorrAccuracy/([.A139]*[.A139]);0)" office:value-type="float" office:value="0.00158324811297784">
            <text:p>0.0016</text:p>
          </table:table-cell>
          <table:table-cell table:style-name="ce11" table:formula="of:=IF([.A139]&lt;StereoRes;2*ATAN((StereoRes-[.A139])/(2*StereoF))*180/3.14;0)" office:value-type="float" office:value="36.0699588921479">
            <text:p>36.06995889</text:p>
          </table:table-cell>
          <table:table-cell table:style-name="ce11" table:formula="of:=((StereoRes-2*[.A139])*[.B139]/(2*StereoF))-((-StereoRes*[.B139])/(2*StereoF))" office:value-type="float" office:value="0.571891891891892">
            <text:p>0.57189189</text:p>
          </table:table-cell>
          <table:table-cell table:number-columns-repeated="252"/>
          <table:table-cell table:style-name="ce2" table:number-columns-repeated="767"/>
        </table:table-row>
        <table:table-row table:style-name="ro2">
          <table:table-cell table:style-name="ce6" office:value-type="float" office:value="112">
            <text:p>112</text:p>
          </table:table-cell>
          <table:table-cell table:style-name="ce11" table:formula="of:=IF([.A140]&lt;StereoRes;(B/100)*StereoF/[.A140];0)" office:value-type="float" office:value="0.870857142857143">
            <text:p>0.87085714</text:p>
          </table:table-cell>
          <table:table-cell table:style-name="ce13" table:formula="of:=IF([.A140]&lt;StereoRes;StereoF*(B/100)*CorrAccuracy/([.A140]*[.A140]);0)" office:value-type="float" office:value="0.00155510204081633">
            <text:p>0.0016</text:p>
          </table:table-cell>
          <table:table-cell table:style-name="ce11" table:formula="of:=IF([.A140]&lt;StereoRes;2*ATAN((StereoRes-[.A140])/(2*StereoF))*180/3.14;0)" office:value-type="float" office:value="36.0061732357892">
            <text:p>36.00617324</text:p>
          </table:table-cell>
          <table:table-cell table:style-name="ce11" table:formula="of:=((StereoRes-2*[.A140])*[.B140]/(2*StereoF))-((-StereoRes*[.B140])/(2*StereoF))" office:value-type="float" office:value="0.565714285714286">
            <text:p>0.56571429</text:p>
          </table:table-cell>
          <table:table-cell table:number-columns-repeated="252"/>
          <table:table-cell table:style-name="ce2" table:number-columns-repeated="767"/>
        </table:table-row>
        <table:table-row table:style-name="ro2">
          <table:table-cell table:style-name="ce6" office:value-type="float" office:value="113">
            <text:p>113</text:p>
          </table:table-cell>
          <table:table-cell table:style-name="ce11" table:formula="of:=IF([.A141]&lt;StereoRes;(B/100)*StereoF/[.A141];0)" office:value-type="float" office:value="0.863150442477876">
            <text:p>0.86315044</text:p>
          </table:table-cell>
          <table:table-cell table:style-name="ce13" table:formula="of:=IF([.A141]&lt;StereoRes;StereoF*(B/100)*CorrAccuracy/([.A141]*[.A141]);0)" office:value-type="float" office:value="0.00152769989819093">
            <text:p>0.0015</text:p>
          </table:table-cell>
          <table:table-cell table:style-name="ce11" table:formula="of:=IF([.A141]&lt;StereoRes;2*ATAN((StereoRes-[.A141])/(2*StereoF))*180/3.14;0)" office:value-type="float" office:value="35.9423645183117">
            <text:p>35.94236452</text:p>
          </table:table-cell>
          <table:table-cell table:style-name="ce11" table:formula="of:=((StereoRes-2*[.A141])*[.B141]/(2*StereoF))-((-StereoRes*[.B141])/(2*StereoF))" office:value-type="float" office:value="0.559646017699115">
            <text:p>0.55964602</text:p>
          </table:table-cell>
          <table:table-cell table:number-columns-repeated="252"/>
          <table:table-cell table:style-name="ce2" table:number-columns-repeated="767"/>
        </table:table-row>
        <table:table-row table:style-name="ro2">
          <table:table-cell table:style-name="ce6" office:value-type="float" office:value="114">
            <text:p>114</text:p>
          </table:table-cell>
          <table:table-cell table:style-name="ce11" table:formula="of:=IF([.A142]&lt;StereoRes;(B/100)*StereoF/[.A142];0)" office:value-type="float" office:value="0.855578947368421">
            <text:p>0.85557895</text:p>
          </table:table-cell>
          <table:table-cell table:style-name="ce13" table:formula="of:=IF([.A142]&lt;StereoRes;StereoF*(B/100)*CorrAccuracy/([.A142]*[.A142]);0)" office:value-type="float" office:value="0.00150101569713758">
            <text:p>0.0015</text:p>
          </table:table-cell>
          <table:table-cell table:style-name="ce11" table:formula="of:=IF([.A142]&lt;StereoRes;2*ATAN((StereoRes-[.A142])/(2*StereoF))*180/3.14;0)" office:value-type="float" office:value="35.878532766758">
            <text:p>35.87853277</text:p>
          </table:table-cell>
          <table:table-cell table:style-name="ce11" table:formula="of:=((StereoRes-2*[.A142])*[.B142]/(2*StereoF))-((-StereoRes*[.B142])/(2*StereoF))" office:value-type="float" office:value="0.553684210526316">
            <text:p>0.55368421</text:p>
          </table:table-cell>
          <table:table-cell table:number-columns-repeated="252"/>
          <table:table-cell table:style-name="ce2" table:number-columns-repeated="767"/>
        </table:table-row>
        <table:table-row table:style-name="ro2">
          <table:table-cell table:style-name="ce6" office:value-type="float" office:value="115">
            <text:p>115</text:p>
          </table:table-cell>
          <table:table-cell table:style-name="ce11" table:formula="of:=IF([.A143]&lt;StereoRes;(B/100)*StereoF/[.A143];0)" office:value-type="float" office:value="0.848139130434782">
            <text:p>0.84813913</text:p>
          </table:table-cell>
          <table:table-cell table:style-name="ce13" table:formula="of:=IF([.A143]&lt;StereoRes;StereoF*(B/100)*CorrAccuracy/([.A143]*[.A143]);0)" office:value-type="float" office:value="0.00147502457466919">
            <text:p>0.0015</text:p>
          </table:table-cell>
          <table:table-cell table:style-name="ce11" table:formula="of:=IF([.A143]&lt;StereoRes;2*ATAN((StereoRes-[.A143])/(2*StereoF))*180/3.14;0)" office:value-type="float" office:value="35.8146780082472">
            <text:p>35.81467801</text:p>
          </table:table-cell>
          <table:table-cell table:style-name="ce11" table:formula="of:=((StereoRes-2*[.A143])*[.B143]/(2*StereoF))-((-StereoRes*[.B143])/(2*StereoF))" office:value-type="float" office:value="0.547826086956522">
            <text:p>0.54782609</text:p>
          </table:table-cell>
          <table:table-cell table:number-columns-repeated="252"/>
          <table:table-cell table:style-name="ce2" table:number-columns-repeated="767"/>
        </table:table-row>
        <table:table-row table:style-name="ro2">
          <table:table-cell table:style-name="ce6" office:value-type="float" office:value="116">
            <text:p>116</text:p>
          </table:table-cell>
          <table:table-cell table:style-name="ce11" table:formula="of:=IF([.A144]&lt;StereoRes;(B/100)*StereoF/[.A144];0)" office:value-type="float" office:value="0.840827586206896">
            <text:p>0.84082759</text:p>
          </table:table-cell>
          <table:table-cell table:style-name="ce13" table:formula="of:=IF([.A144]&lt;StereoRes;StereoF*(B/100)*CorrAccuracy/([.A144]*[.A144]);0)" office:value-type="float" office:value="0.00144970273483948">
            <text:p>0.0014</text:p>
          </table:table-cell>
          <table:table-cell table:style-name="ce11" table:formula="of:=IF([.A144]&lt;StereoRes;2*ATAN((StereoRes-[.A144])/(2*StereoF))*180/3.14;0)" office:value-type="float" office:value="35.7508002699755">
            <text:p>35.75080027</text:p>
          </table:table-cell>
          <table:table-cell table:style-name="ce11" table:formula="of:=((StereoRes-2*[.A144])*[.B144]/(2*StereoF))-((-StereoRes*[.B144])/(2*StereoF))" office:value-type="float" office:value="0.542068965517241">
            <text:p>0.54206897</text:p>
          </table:table-cell>
          <table:table-cell table:number-columns-repeated="252"/>
          <table:table-cell table:style-name="ce2" table:number-columns-repeated="767"/>
        </table:table-row>
        <table:table-row table:style-name="ro2">
          <table:table-cell table:style-name="ce6" office:value-type="float" office:value="117">
            <text:p>117</text:p>
          </table:table-cell>
          <table:table-cell table:style-name="ce11" table:formula="of:=IF([.A145]&lt;StereoRes;(B/100)*StereoF/[.A145];0)" office:value-type="float" office:value="0.833641025641025">
            <text:p>0.83364103</text:p>
          </table:table-cell>
          <table:table-cell table:style-name="ce13" table:formula="of:=IF([.A145]&lt;StereoRes;StereoF*(B/100)*CorrAccuracy/([.A145]*[.A145]);0)" office:value-type="float" office:value="0.00142502739425816">
            <text:p>0.0014</text:p>
          </table:table-cell>
          <table:table-cell table:style-name="ce11" table:formula="of:=IF([.A145]&lt;StereoRes;2*ATAN((StereoRes-[.A145])/(2*StereoF))*180/3.14;0)" office:value-type="float" office:value="35.6868995792153">
            <text:p>35.68689958</text:p>
          </table:table-cell>
          <table:table-cell table:style-name="ce11" table:formula="of:=((StereoRes-2*[.A145])*[.B145]/(2*StereoF))-((-StereoRes*[.B145])/(2*StereoF))" office:value-type="float" office:value="0.536410256410256">
            <text:p>0.53641026</text:p>
          </table:table-cell>
          <table:table-cell table:number-columns-repeated="252"/>
          <table:table-cell table:style-name="ce2" table:number-columns-repeated="767"/>
        </table:table-row>
        <table:table-row table:style-name="ro2">
          <table:table-cell table:style-name="ce6" office:value-type="float" office:value="118">
            <text:p>118</text:p>
          </table:table-cell>
          <table:table-cell table:style-name="ce11" table:formula="of:=IF([.A146]&lt;StereoRes;(B/100)*StereoF/[.A146];0)" office:value-type="float" office:value="0.826576271186441">
            <text:p>0.82657627</text:p>
          </table:table-cell>
          <table:table-cell table:style-name="ce13" table:formula="of:=IF([.A146]&lt;StereoRes;StereoF*(B/100)*CorrAccuracy/([.A146]*[.A146]);0)" office:value-type="float" office:value="0.00140097673082448">
            <text:p>0.0014</text:p>
          </table:table-cell>
          <table:table-cell table:style-name="ce11" table:formula="of:=IF([.A146]&lt;StereoRes;2*ATAN((StereoRes-[.A146])/(2*StereoF))*180/3.14;0)" office:value-type="float" office:value="35.6229759633158">
            <text:p>35.62297596</text:p>
          </table:table-cell>
          <table:table-cell table:style-name="ce11" table:formula="of:=((StereoRes-2*[.A146])*[.B146]/(2*StereoF))-((-StereoRes*[.B146])/(2*StereoF))" office:value-type="float" office:value="0.530847457627119">
            <text:p>0.53084746</text:p>
          </table:table-cell>
          <table:table-cell table:number-columns-repeated="252"/>
          <table:table-cell table:style-name="ce2" table:number-columns-repeated="767"/>
        </table:table-row>
        <table:table-row table:style-name="ro2">
          <table:table-cell table:style-name="ce6" office:value-type="float" office:value="119">
            <text:p>119</text:p>
          </table:table-cell>
          <table:table-cell table:style-name="ce11" table:formula="of:=IF([.A147]&lt;StereoRes;(B/100)*StereoF/[.A147];0)" office:value-type="float" office:value="0.81963025210084">
            <text:p>0.81963025</text:p>
          </table:table-cell>
          <table:table-cell table:style-name="ce13" table:formula="of:=IF([.A147]&lt;StereoRes;StereoF*(B/100)*CorrAccuracy/([.A147]*[.A147]);0)" office:value-type="float" office:value="0.0013775298354636">
            <text:p>0.0014</text:p>
          </table:table-cell>
          <table:table-cell table:style-name="ce11" table:formula="of:=IF([.A147]&lt;StereoRes;2*ATAN((StereoRes-[.A147])/(2*StereoF))*180/3.14;0)" office:value-type="float" office:value="35.5590294497029">
            <text:p>35.55902945</text:p>
          </table:table-cell>
          <table:table-cell table:style-name="ce11" table:formula="of:=((StereoRes-2*[.A147])*[.B147]/(2*StereoF))-((-StereoRes*[.B147])/(2*StereoF))" office:value-type="float" office:value="0.525378151260504">
            <text:p>0.52537815</text:p>
          </table:table-cell>
          <table:table-cell table:number-columns-repeated="252"/>
          <table:table-cell table:style-name="ce2" table:number-columns-repeated="767"/>
        </table:table-row>
        <table:table-row table:style-name="ro2">
          <table:table-cell table:style-name="ce6" office:value-type="float" office:value="120">
            <text:p>120</text:p>
          </table:table-cell>
          <table:table-cell table:style-name="ce11" table:formula="of:=IF([.A148]&lt;StereoRes;(B/100)*StereoF/[.A148];0)" office:value-type="float" office:value="0.8128">
            <text:p>0.81280000</text:p>
          </table:table-cell>
          <table:table-cell table:style-name="ce13" table:formula="of:=IF([.A148]&lt;StereoRes;StereoF*(B/100)*CorrAccuracy/([.A148]*[.A148]);0)" office:value-type="float" office:value="0.00135466666666667">
            <text:p>0.0014</text:p>
          </table:table-cell>
          <table:table-cell table:style-name="ce11" table:formula="of:=IF([.A148]&lt;StereoRes;2*ATAN((StereoRes-[.A148])/(2*StereoF))*180/3.14;0)" office:value-type="float" office:value="35.4950600658791">
            <text:p>35.49506007</text:p>
          </table:table-cell>
          <table:table-cell table:style-name="ce11" table:formula="of:=((StereoRes-2*[.A148])*[.B148]/(2*StereoF))-((-StereoRes*[.B148])/(2*StereoF))" office:value-type="float" office:value="0.52">
            <text:p>0.52000000</text:p>
          </table:table-cell>
          <table:table-cell table:number-columns-repeated="252"/>
          <table:table-cell table:style-name="ce2" table:number-columns-repeated="767"/>
        </table:table-row>
        <table:table-row table:style-name="ro2">
          <table:table-cell table:style-name="ce6" office:value-type="float" office:value="121">
            <text:p>121</text:p>
          </table:table-cell>
          <table:table-cell table:style-name="ce11" table:formula="of:=IF([.A149]&lt;StereoRes;(B/100)*StereoF/[.A149];0)" office:value-type="float" office:value="0.806082644628099">
            <text:p>0.80608264</text:p>
          </table:table-cell>
          <table:table-cell table:style-name="ce13" table:formula="of:=IF([.A149]&lt;StereoRes;StereoF*(B/100)*CorrAccuracy/([.A149]*[.A149]);0)" office:value-type="float" office:value="0.00133236800764975">
            <text:p>0.0013</text:p>
          </table:table-cell>
          <table:table-cell table:style-name="ce11" table:formula="of:=IF([.A149]&lt;StereoRes;2*ATAN((StereoRes-[.A149])/(2*StereoF))*180/3.14;0)" office:value-type="float" office:value="35.4310678394235">
            <text:p>35.43106784</text:p>
          </table:table-cell>
          <table:table-cell table:style-name="ce11" table:formula="of:=((StereoRes-2*[.A149])*[.B149]/(2*StereoF))-((-StereoRes*[.B149])/(2*StereoF))" office:value-type="float" office:value="0.514710743801653">
            <text:p>0.51471074</text:p>
          </table:table-cell>
          <table:table-cell table:number-columns-repeated="252"/>
          <table:table-cell table:style-name="ce2" table:number-columns-repeated="767"/>
        </table:table-row>
        <table:table-row table:style-name="ro2">
          <table:table-cell table:style-name="ce6" office:value-type="float" office:value="122">
            <text:p>122</text:p>
          </table:table-cell>
          <table:table-cell table:style-name="ce11" table:formula="of:=IF([.A150]&lt;StereoRes;(B/100)*StereoF/[.A150];0)" office:value-type="float" office:value="0.799475409836065">
            <text:p>0.79947541</text:p>
          </table:table-cell>
          <table:table-cell table:style-name="ce13" table:formula="of:=IF([.A150]&lt;StereoRes;StereoF*(B/100)*CorrAccuracy/([.A150]*[.A150]);0)" office:value-type="float" office:value="0.00131061542596076">
            <text:p>0.0013</text:p>
          </table:table-cell>
          <table:table-cell table:style-name="ce11" table:formula="of:=IF([.A150]&lt;StereoRes;2*ATAN((StereoRes-[.A150])/(2*StereoF))*180/3.14;0)" office:value-type="float" office:value="35.367052797992">
            <text:p>35.36705280</text:p>
          </table:table-cell>
          <table:table-cell table:style-name="ce11" table:formula="of:=((StereoRes-2*[.A150])*[.B150]/(2*StereoF))-((-StereoRes*[.B150])/(2*StereoF))" office:value-type="float" office:value="0.509508196721311">
            <text:p>0.50950820</text:p>
          </table:table-cell>
          <table:table-cell table:number-columns-repeated="252"/>
          <table:table-cell table:style-name="ce2" table:number-columns-repeated="767"/>
        </table:table-row>
        <table:table-row table:style-name="ro2">
          <table:table-cell table:style-name="ce6" office:value-type="float" office:value="123">
            <text:p>123</text:p>
          </table:table-cell>
          <table:table-cell table:style-name="ce11" table:formula="of:=IF([.A151]&lt;StereoRes;(B/100)*StereoF/[.A151];0)" office:value-type="float" office:value="0.792975609756097">
            <text:p>0.79297561</text:p>
          </table:table-cell>
          <table:table-cell table:style-name="ce13" table:formula="of:=IF([.A151]&lt;StereoRes;StereoF*(B/100)*CorrAccuracy/([.A151]*[.A151]);0)" office:value-type="float" office:value="0.00128939123537577">
            <text:p>0.0013</text:p>
          </table:table-cell>
          <table:table-cell table:style-name="ce11" table:formula="of:=IF([.A151]&lt;StereoRes;2*ATAN((StereoRes-[.A151])/(2*StereoF))*180/3.14;0)" office:value-type="float" office:value="35.3030149693167">
            <text:p>35.30301497</text:p>
          </table:table-cell>
          <table:table-cell table:style-name="ce11" table:formula="of:=((StereoRes-2*[.A151])*[.B151]/(2*StereoF))-((-StereoRes*[.B151])/(2*StereoF))" office:value-type="float" office:value="0.504390243902439">
            <text:p>0.50439024</text:p>
          </table:table-cell>
          <table:table-cell table:number-columns-repeated="252"/>
          <table:table-cell table:style-name="ce2" table:number-columns-repeated="767"/>
        </table:table-row>
        <table:table-row table:style-name="ro2">
          <table:table-cell table:style-name="ce6" office:value-type="float" office:value="124">
            <text:p>124</text:p>
          </table:table-cell>
          <table:table-cell table:style-name="ce11" table:formula="of:=IF([.A152]&lt;StereoRes;(B/100)*StereoF/[.A152];0)" office:value-type="float" office:value="0.78658064516129">
            <text:p>0.78658065</text:p>
          </table:table-cell>
          <table:table-cell table:style-name="ce13" table:formula="of:=IF([.A152]&lt;StereoRes;StereoF*(B/100)*CorrAccuracy/([.A152]*[.A152]);0)" office:value-type="float" office:value="0.00126867845993757">
            <text:p>0.0013</text:p>
          </table:table-cell>
          <table:table-cell table:style-name="ce11" table:formula="of:=IF([.A152]&lt;StereoRes;2*ATAN((StereoRes-[.A152])/(2*StereoF))*180/3.14;0)" office:value-type="float" office:value="35.2389543812069">
            <text:p>35.23895438</text:p>
          </table:table-cell>
          <table:table-cell table:style-name="ce11" table:formula="of:=((StereoRes-2*[.A152])*[.B152]/(2*StereoF))-((-StereoRes*[.B152])/(2*StereoF))" office:value-type="float" office:value="0.499354838709677">
            <text:p>0.49935484</text:p>
          </table:table-cell>
          <table:table-cell table:number-columns-repeated="252"/>
          <table:table-cell table:style-name="ce2" table:number-columns-repeated="767"/>
        </table:table-row>
        <table:table-row table:style-name="ro2">
          <table:table-cell table:style-name="ce6" office:value-type="float" office:value="125">
            <text:p>125</text:p>
          </table:table-cell>
          <table:table-cell table:style-name="ce11" table:formula="of:=IF([.A153]&lt;StereoRes;(B/100)*StereoF/[.A153];0)" office:value-type="float" office:value="0.780288">
            <text:p>0.78028800</text:p>
          </table:table-cell>
          <table:table-cell table:style-name="ce13" table:formula="of:=IF([.A153]&lt;StereoRes;StereoF*(B/100)*CorrAccuracy/([.A153]*[.A153]);0)" office:value-type="float" office:value="0.0012484608">
            <text:p>0.0012</text:p>
          </table:table-cell>
          <table:table-cell table:style-name="ce11" table:formula="of:=IF([.A153]&lt;StereoRes;2*ATAN((StereoRes-[.A153])/(2*StereoF))*180/3.14;0)" office:value-type="float" office:value="35.174871061548">
            <text:p>35.17487106</text:p>
          </table:table-cell>
          <table:table-cell table:style-name="ce11" table:formula="of:=((StereoRes-2*[.A153])*[.B153]/(2*StereoF))-((-StereoRes*[.B153])/(2*StereoF))" office:value-type="float" office:value="0.4944">
            <text:p>0.49440000</text:p>
          </table:table-cell>
          <table:table-cell table:number-columns-repeated="252"/>
          <table:table-cell table:style-name="ce2" table:number-columns-repeated="767"/>
        </table:table-row>
        <table:table-row table:style-name="ro2">
          <table:table-cell table:style-name="ce6" office:value-type="float" office:value="126">
            <text:p>126</text:p>
          </table:table-cell>
          <table:table-cell table:style-name="ce11" table:formula="of:=IF([.A154]&lt;StereoRes;(B/100)*StereoF/[.A154];0)" office:value-type="float" office:value="0.774095238095238">
            <text:p>0.77409524</text:p>
          </table:table-cell>
          <table:table-cell table:style-name="ce13" table:formula="of:=IF([.A154]&lt;StereoRes;StereoF*(B/100)*CorrAccuracy/([.A154]*[.A154]);0)" office:value-type="float" office:value="0.00122872260015117">
            <text:p>0.0012</text:p>
          </table:table-cell>
          <table:table-cell table:style-name="ce11" table:formula="of:=IF([.A154]&lt;StereoRes;2*ATAN((StereoRes-[.A154])/(2*StereoF))*180/3.14;0)" office:value-type="float" office:value="35.1107650383023">
            <text:p>35.11076504</text:p>
          </table:table-cell>
          <table:table-cell table:style-name="ce11" table:formula="of:=((StereoRes-2*[.A154])*[.B154]/(2*StereoF))-((-StereoRes*[.B154])/(2*StereoF))" office:value-type="float" office:value="0.489523809523809">
            <text:p>0.48952381</text:p>
          </table:table-cell>
          <table:table-cell table:number-columns-repeated="252"/>
          <table:table-cell table:style-name="ce2" table:number-columns-repeated="767"/>
        </table:table-row>
        <table:table-row table:style-name="ro2">
          <table:table-cell table:style-name="ce6" office:value-type="float" office:value="127">
            <text:p>127</text:p>
          </table:table-cell>
          <table:table-cell table:style-name="ce11" table:formula="of:=IF([.A155]&lt;StereoRes;(B/100)*StereoF/[.A155];0)" office:value-type="float" office:value="0.768">
            <text:p>0.76800000</text:p>
          </table:table-cell>
          <table:table-cell table:style-name="ce13" table:formula="of:=IF([.A155]&lt;StereoRes;StereoF*(B/100)*CorrAccuracy/([.A155]*[.A155]);0)" office:value-type="float" office:value="0.00120944881889764">
            <text:p>0.0012</text:p>
          </table:table-cell>
          <table:table-cell table:style-name="ce11" table:formula="of:=IF([.A155]&lt;StereoRes;2*ATAN((StereoRes-[.A155])/(2*StereoF))*180/3.14;0)" office:value-type="float" office:value="35.0466363395087">
            <text:p>35.04663634</text:p>
          </table:table-cell>
          <table:table-cell table:style-name="ce11" table:formula="of:=((StereoRes-2*[.A155])*[.B155]/(2*StereoF))-((-StereoRes*[.B155])/(2*StereoF))" office:value-type="float" office:value="0.484724409448819">
            <text:p>0.48472441</text:p>
          </table:table-cell>
          <table:table-cell table:number-columns-repeated="252"/>
          <table:table-cell table:style-name="ce2" table:number-columns-repeated="767"/>
        </table:table-row>
        <table:table-row table:style-name="ro2">
          <table:table-cell table:style-name="ce6" office:value-type="float" office:value="128">
            <text:p>128</text:p>
          </table:table-cell>
          <table:table-cell table:style-name="ce11" table:formula="of:=IF([.A156]&lt;StereoRes;(B/100)*StereoF/[.A156];0)" office:value-type="float" office:value="0.762">
            <text:p>0.76200000</text:p>
          </table:table-cell>
          <table:table-cell table:style-name="ce13" table:formula="of:=IF([.A156]&lt;StereoRes;StereoF*(B/100)*CorrAccuracy/([.A156]*[.A156]);0)" office:value-type="float" office:value="0.001190625">
            <text:p>0.0012</text:p>
          </table:table-cell>
          <table:table-cell table:style-name="ce11" table:formula="of:=IF([.A156]&lt;StereoRes;2*ATAN((StereoRes-[.A156])/(2*StereoF))*180/3.14;0)" office:value-type="float" office:value="34.9824849932825">
            <text:p>34.98248499</text:p>
          </table:table-cell>
          <table:table-cell table:style-name="ce11" table:formula="of:=((StereoRes-2*[.A156])*[.B156]/(2*StereoF))-((-StereoRes*[.B156])/(2*StereoF))" office:value-type="float" office:value="0.48">
            <text:p>0.48000000</text:p>
          </table:table-cell>
          <table:table-cell table:number-columns-repeated="252"/>
          <table:table-cell table:style-name="ce2" table:number-columns-repeated="767"/>
        </table:table-row>
        <table:table-row table:style-name="ro2">
          <table:table-cell table:style-name="ce6" office:value-type="float" office:value="129">
            <text:p>129</text:p>
          </table:table-cell>
          <table:table-cell table:style-name="ce11" table:formula="of:=IF([.A157]&lt;StereoRes;(B/100)*StereoF/[.A157];0)" office:value-type="float" office:value="0.756093023255814">
            <text:p>0.75609302</text:p>
          </table:table-cell>
          <table:table-cell table:style-name="ce13" table:formula="of:=IF([.A157]&lt;StereoRes;StereoF*(B/100)*CorrAccuracy/([.A157]*[.A157]);0)" office:value-type="float" office:value="0.00117223724535785">
            <text:p>0.0012</text:p>
          </table:table-cell>
          <table:table-cell table:style-name="ce11" table:formula="of:=IF([.A157]&lt;StereoRes;2*ATAN((StereoRes-[.A157])/(2*StereoF))*180/3.14;0)" office:value-type="float" office:value="34.9183110278158">
            <text:p>34.91831103</text:p>
          </table:table-cell>
          <table:table-cell table:style-name="ce11" table:formula="of:=((StereoRes-2*[.A157])*[.B157]/(2*StereoF))-((-StereoRes*[.B157])/(2*StereoF))" office:value-type="float" office:value="0.475348837209302">
            <text:p>0.47534884</text:p>
          </table:table-cell>
          <table:table-cell table:number-columns-repeated="252"/>
          <table:table-cell table:style-name="ce2" table:number-columns-repeated="767"/>
        </table:table-row>
        <table:table-row table:style-name="ro2">
          <table:table-cell table:style-name="ce6" office:value-type="float" office:value="130">
            <text:p>130</text:p>
          </table:table-cell>
          <table:table-cell table:style-name="ce11" table:formula="of:=IF([.A158]&lt;StereoRes;(B/100)*StereoF/[.A158];0)" office:value-type="float" office:value="0.750276923076923">
            <text:p>0.75027692</text:p>
          </table:table-cell>
          <table:table-cell table:style-name="ce13" table:formula="of:=IF([.A158]&lt;StereoRes;StereoF*(B/100)*CorrAccuracy/([.A158]*[.A158]);0)" office:value-type="float" office:value="0.00115427218934911">
            <text:p>0.0012</text:p>
          </table:table-cell>
          <table:table-cell table:style-name="ce11" table:formula="of:=IF([.A158]&lt;StereoRes;2*ATAN((StereoRes-[.A158])/(2*StereoF))*180/3.14;0)" office:value-type="float" office:value="34.8541144713772">
            <text:p>34.85411447</text:p>
          </table:table-cell>
          <table:table-cell table:style-name="ce11" table:formula="of:=((StereoRes-2*[.A158])*[.B158]/(2*StereoF))-((-StereoRes*[.B158])/(2*StereoF))" office:value-type="float" office:value="0.470769230769231">
            <text:p>0.47076923</text:p>
          </table:table-cell>
          <table:table-cell table:number-columns-repeated="252"/>
          <table:table-cell table:style-name="ce2" table:number-columns-repeated="767"/>
        </table:table-row>
        <table:table-row table:style-name="ro2">
          <table:table-cell table:style-name="ce6" office:value-type="float" office:value="131">
            <text:p>131</text:p>
          </table:table-cell>
          <table:table-cell table:style-name="ce11" table:formula="of:=IF([.A159]&lt;StereoRes;(B/100)*StereoF/[.A159];0)" office:value-type="float" office:value="0.744549618320611">
            <text:p>0.74454962</text:p>
          </table:table-cell>
          <table:table-cell table:style-name="ce13" table:formula="of:=IF([.A159]&lt;StereoRes;StereoF*(B/100)*CorrAccuracy/([.A159]*[.A159]);0)" office:value-type="float" office:value="0.00113671697453528">
            <text:p>0.0011</text:p>
          </table:table-cell>
          <table:table-cell table:style-name="ce11" table:formula="of:=IF([.A159]&lt;StereoRes;2*ATAN((StereoRes-[.A159])/(2*StereoF))*180/3.14;0)" office:value-type="float" office:value="34.7898953523118">
            <text:p>34.78989535</text:p>
          </table:table-cell>
          <table:table-cell table:style-name="ce11" table:formula="of:=((StereoRes-2*[.A159])*[.B159]/(2*StereoF))-((-StereoRes*[.B159])/(2*StereoF))" office:value-type="float" office:value="0.466259541984733">
            <text:p>0.46625954</text:p>
          </table:table-cell>
          <table:table-cell table:number-columns-repeated="252"/>
          <table:table-cell table:style-name="ce2" table:number-columns-repeated="767"/>
        </table:table-row>
        <table:table-row table:style-name="ro2">
          <table:table-cell table:style-name="ce6" office:value-type="float" office:value="132">
            <text:p>132</text:p>
          </table:table-cell>
          <table:table-cell table:style-name="ce11" table:formula="of:=IF([.A160]&lt;StereoRes;(B/100)*StereoF/[.A160];0)" office:value-type="float" office:value="0.738909090909091">
            <text:p>0.73890909</text:p>
          </table:table-cell>
          <table:table-cell table:style-name="ce13" table:formula="of:=IF([.A160]&lt;StereoRes;StereoF*(B/100)*CorrAccuracy/([.A160]*[.A160]);0)" office:value-type="float" office:value="0.00111955922865014">
            <text:p>0.0011</text:p>
          </table:table-cell>
          <table:table-cell table:style-name="ce11" table:formula="of:=IF([.A160]&lt;StereoRes;2*ATAN((StereoRes-[.A160])/(2*StereoF))*180/3.14;0)" office:value-type="float" office:value="34.7256536990413">
            <text:p>34.72565370</text:p>
          </table:table-cell>
          <table:table-cell table:style-name="ce11" table:formula="of:=((StereoRes-2*[.A160])*[.B160]/(2*StereoF))-((-StereoRes*[.B160])/(2*StereoF))" office:value-type="float" office:value="0.461818181818182">
            <text:p>0.46181818</text:p>
          </table:table-cell>
          <table:table-cell table:number-columns-repeated="252"/>
          <table:table-cell table:style-name="ce2" table:number-columns-repeated="767"/>
        </table:table-row>
        <table:table-row table:style-name="ro2">
          <table:table-cell table:style-name="ce6" office:value-type="float" office:value="133">
            <text:p>133</text:p>
          </table:table-cell>
          <table:table-cell table:style-name="ce11" table:formula="of:=IF([.A161]&lt;StereoRes;(B/100)*StereoF/[.A161];0)" office:value-type="float" office:value="0.733353383458647">
            <text:p>0.73335338</text:p>
          </table:table-cell>
          <table:table-cell table:style-name="ce13" table:formula="of:=IF([.A161]&lt;StereoRes;StereoF*(B/100)*CorrAccuracy/([.A161]*[.A161]);0)" office:value-type="float" office:value="0.00110278704279496">
            <text:p>0.0011</text:p>
          </table:table-cell>
          <table:table-cell table:style-name="ce11" table:formula="of:=IF([.A161]&lt;StereoRes;2*ATAN((StereoRes-[.A161])/(2*StereoF))*180/3.14;0)" office:value-type="float" office:value="34.661389540064">
            <text:p>34.66138954</text:p>
          </table:table-cell>
          <table:table-cell table:style-name="ce11" table:formula="of:=((StereoRes-2*[.A161])*[.B161]/(2*StereoF))-((-StereoRes*[.B161])/(2*StereoF))" office:value-type="float" office:value="0.457443609022556">
            <text:p>0.45744361</text:p>
          </table:table-cell>
          <table:table-cell table:number-columns-repeated="252"/>
          <table:table-cell table:style-name="ce2" table:number-columns-repeated="767"/>
        </table:table-row>
        <table:table-row table:style-name="ro2">
          <table:table-cell table:style-name="ce6" office:value-type="float" office:value="134">
            <text:p>134</text:p>
          </table:table-cell>
          <table:table-cell table:style-name="ce11" table:formula="of:=IF([.A162]&lt;StereoRes;(B/100)*StereoF/[.A162];0)" office:value-type="float" office:value="0.727880597014925">
            <text:p>0.72788060</text:p>
          </table:table-cell>
          <table:table-cell table:style-name="ce13" table:formula="of:=IF([.A162]&lt;StereoRes;StereoF*(B/100)*CorrAccuracy/([.A162]*[.A162]);0)" office:value-type="float" office:value="0.00108638895076855">
            <text:p>0.0011</text:p>
          </table:table-cell>
          <table:table-cell table:style-name="ce11" table:formula="of:=IF([.A162]&lt;StereoRes;2*ATAN((StereoRes-[.A162])/(2*StereoF))*180/3.14;0)" office:value-type="float" office:value="34.5971029039548">
            <text:p>34.59710290</text:p>
          </table:table-cell>
          <table:table-cell table:style-name="ce11" table:formula="of:=((StereoRes-2*[.A162])*[.B162]/(2*StereoF))-((-StereoRes*[.B162])/(2*StereoF))" office:value-type="float" office:value="0.453134328358209">
            <text:p>0.45313433</text:p>
          </table:table-cell>
          <table:table-cell table:number-columns-repeated="252"/>
          <table:table-cell table:style-name="ce2" table:number-columns-repeated="767"/>
        </table:table-row>
        <table:table-row table:style-name="ro2">
          <table:table-cell table:style-name="ce6" office:value-type="float" office:value="135">
            <text:p>135</text:p>
          </table:table-cell>
          <table:table-cell table:style-name="ce11" table:formula="of:=IF([.A163]&lt;StereoRes;(B/100)*StereoF/[.A163];0)" office:value-type="float" office:value="0.722488888888889">
            <text:p>0.72248889</text:p>
          </table:table-cell>
          <table:table-cell table:style-name="ce13" table:formula="of:=IF([.A163]&lt;StereoRes;StereoF*(B/100)*CorrAccuracy/([.A163]*[.A163]);0)" office:value-type="float" office:value="0.00107035390946502">
            <text:p>0.0011</text:p>
          </table:table-cell>
          <table:table-cell table:style-name="ce11" table:formula="of:=IF([.A163]&lt;StereoRes;2*ATAN((StereoRes-[.A163])/(2*StereoF))*180/3.14;0)" office:value-type="float" office:value="34.5327938193649">
            <text:p>34.53279382</text:p>
          </table:table-cell>
          <table:table-cell table:style-name="ce11" table:formula="of:=((StereoRes-2*[.A163])*[.B163]/(2*StereoF))-((-StereoRes*[.B163])/(2*StereoF))" office:value-type="float" office:value="0.448888888888889">
            <text:p>0.44888889</text:p>
          </table:table-cell>
          <table:table-cell table:number-columns-repeated="252"/>
          <table:table-cell table:style-name="ce2" table:number-columns-repeated="767"/>
        </table:table-row>
        <table:table-row table:style-name="ro2">
          <table:table-cell table:style-name="ce6" office:value-type="float" office:value="136">
            <text:p>136</text:p>
          </table:table-cell>
          <table:table-cell table:style-name="ce11" table:formula="of:=IF([.A164]&lt;StereoRes;(B/100)*StereoF/[.A164];0)" office:value-type="float" office:value="0.717176470588235">
            <text:p>0.71717647</text:p>
          </table:table-cell>
          <table:table-cell table:style-name="ce13" table:formula="of:=IF([.A164]&lt;StereoRes;StereoF*(B/100)*CorrAccuracy/([.A164]*[.A164]);0)" office:value-type="float" office:value="0.00105467128027682">
            <text:p>0.0011</text:p>
          </table:table-cell>
          <table:table-cell table:style-name="ce11" table:formula="of:=IF([.A164]&lt;StereoRes;2*ATAN((StereoRes-[.A164])/(2*StereoF))*180/3.14;0)" office:value-type="float" office:value="34.4684623150222">
            <text:p>34.46846232</text:p>
          </table:table-cell>
          <table:table-cell table:style-name="ce11" table:formula="of:=((StereoRes-2*[.A164])*[.B164]/(2*StereoF))-((-StereoRes*[.B164])/(2*StereoF))" office:value-type="float" office:value="0.444705882352941">
            <text:p>0.44470588</text:p>
          </table:table-cell>
          <table:table-cell table:number-columns-repeated="252"/>
          <table:table-cell table:style-name="ce2" table:number-columns-repeated="767"/>
        </table:table-row>
        <table:table-row table:style-name="ro2">
          <table:table-cell table:style-name="ce6" office:value-type="float" office:value="137">
            <text:p>137</text:p>
          </table:table-cell>
          <table:table-cell table:style-name="ce11" table:formula="of:=IF([.A165]&lt;StereoRes;(B/100)*StereoF/[.A165];0)" office:value-type="float" office:value="0.711941605839416">
            <text:p>0.71194161</text:p>
          </table:table-cell>
          <table:table-cell table:style-name="ce13" table:formula="of:=IF([.A165]&lt;StereoRes;StereoF*(B/100)*CorrAccuracy/([.A165]*[.A165]);0)" office:value-type="float" office:value="0.0010393308114444">
            <text:p>0.0010</text:p>
          </table:table-cell>
          <table:table-cell table:style-name="ce11" table:formula="of:=IF([.A165]&lt;StereoRes;2*ATAN((StereoRes-[.A165])/(2*StereoF))*180/3.14;0)" office:value-type="float" office:value="34.404108419731">
            <text:p>34.40410842</text:p>
          </table:table-cell>
          <table:table-cell table:style-name="ce11" table:formula="of:=((StereoRes-2*[.A165])*[.B165]/(2*StereoF))-((-StereoRes*[.B165])/(2*StereoF))" office:value-type="float" office:value="0.440583941605839">
            <text:p>0.44058394</text:p>
          </table:table-cell>
          <table:table-cell table:number-columns-repeated="252"/>
          <table:table-cell table:style-name="ce2" table:number-columns-repeated="767"/>
        </table:table-row>
        <table:table-row table:style-name="ro2">
          <table:table-cell table:style-name="ce6" office:value-type="float" office:value="138">
            <text:p>138</text:p>
          </table:table-cell>
          <table:table-cell table:style-name="ce11" table:formula="of:=IF([.A166]&lt;StereoRes;(B/100)*StereoF/[.A166];0)" office:value-type="float" office:value="0.706782608695652">
            <text:p>0.70678261</text:p>
          </table:table-cell>
          <table:table-cell table:style-name="ce13" table:formula="of:=IF([.A166]&lt;StereoRes;StereoF*(B/100)*CorrAccuracy/([.A166]*[.A166]);0)" office:value-type="float" office:value="0.00102432262129805">
            <text:p>0.0010</text:p>
          </table:table-cell>
          <table:table-cell table:style-name="ce11" table:formula="of:=IF([.A166]&lt;StereoRes;2*ATAN((StereoRes-[.A166])/(2*StereoF))*180/3.14;0)" office:value-type="float" office:value="34.3397321623723">
            <text:p>34.33973216</text:p>
          </table:table-cell>
          <table:table-cell table:style-name="ce11" table:formula="of:=((StereoRes-2*[.A166])*[.B166]/(2*StereoF))-((-StereoRes*[.B166])/(2*StereoF))" office:value-type="float" office:value="0.436521739130435">
            <text:p>0.43652174</text:p>
          </table:table-cell>
          <table:table-cell table:number-columns-repeated="252"/>
          <table:table-cell table:style-name="ce2" table:number-columns-repeated="767"/>
        </table:table-row>
        <table:table-row table:style-name="ro2">
          <table:table-cell table:style-name="ce6" office:value-type="float" office:value="139">
            <text:p>139</text:p>
          </table:table-cell>
          <table:table-cell table:style-name="ce11" table:formula="of:=IF([.A167]&lt;StereoRes;(B/100)*StereoF/[.A167];0)" office:value-type="float" office:value="0.701697841726619">
            <text:p>0.70169784</text:p>
          </table:table-cell>
          <table:table-cell table:style-name="ce13" table:formula="of:=IF([.A167]&lt;StereoRes;StereoF*(B/100)*CorrAccuracy/([.A167]*[.A167]);0)" office:value-type="float" office:value="0.00100963718234046">
            <text:p>0.0010</text:p>
          </table:table-cell>
          <table:table-cell table:style-name="ce11" table:formula="of:=IF([.A167]&lt;StereoRes;2*ATAN((StereoRes-[.A167])/(2*StereoF))*180/3.14;0)" office:value-type="float" office:value="34.2753335719033">
            <text:p>34.27533357</text:p>
          </table:table-cell>
          <table:table-cell table:style-name="ce11" table:formula="of:=((StereoRes-2*[.A167])*[.B167]/(2*StereoF))-((-StereoRes*[.B167])/(2*StereoF))" office:value-type="float" office:value="0.432517985611511">
            <text:p>0.43251799</text:p>
          </table:table-cell>
          <table:table-cell table:number-columns-repeated="252"/>
          <table:table-cell table:style-name="ce2" table:number-columns-repeated="767"/>
        </table:table-row>
        <table:table-row table:style-name="ro2">
          <table:table-cell table:style-name="ce6" office:value-type="float" office:value="140">
            <text:p>140</text:p>
          </table:table-cell>
          <table:table-cell table:style-name="ce11" table:formula="of:=IF([.A168]&lt;StereoRes;(B/100)*StereoF/[.A168];0)" office:value-type="float" office:value="0.696685714285714">
            <text:p>0.69668571</text:p>
          </table:table-cell>
          <table:table-cell table:style-name="ce13" table:formula="of:=IF([.A168]&lt;StereoRes;StereoF*(B/100)*CorrAccuracy/([.A168]*[.A168]);0)" office:value-type="float" office:value="0.000995265306122449">
            <text:p>0.0010</text:p>
          </table:table-cell>
          <table:table-cell table:style-name="ce11" table:formula="of:=IF([.A168]&lt;StereoRes;2*ATAN((StereoRes-[.A168])/(2*StereoF))*180/3.14;0)" office:value-type="float" office:value="34.2109126773578">
            <text:p>34.21091268</text:p>
          </table:table-cell>
          <table:table-cell table:style-name="ce11" table:formula="of:=((StereoRes-2*[.A168])*[.B168]/(2*StereoF))-((-StereoRes*[.B168])/(2*StereoF))" office:value-type="float" office:value="0.428571428571429">
            <text:p>0.42857143</text:p>
          </table:table-cell>
          <table:table-cell table:number-columns-repeated="252"/>
          <table:table-cell table:style-name="ce2" table:number-columns-repeated="767"/>
        </table:table-row>
        <table:table-row table:style-name="ro2">
          <table:table-cell table:style-name="ce6" office:value-type="float" office:value="141">
            <text:p>141</text:p>
          </table:table-cell>
          <table:table-cell table:style-name="ce11" table:formula="of:=IF([.A169]&lt;StereoRes;(B/100)*StereoF/[.A169];0)" office:value-type="float" office:value="0.691744680851064">
            <text:p>0.69174468</text:p>
          </table:table-cell>
          <table:table-cell table:style-name="ce13" table:formula="of:=IF([.A169]&lt;StereoRes;StereoF*(B/100)*CorrAccuracy/([.A169]*[.A169]);0)" office:value-type="float" office:value="0.000981198128866757">
            <text:p>0.0010</text:p>
          </table:table-cell>
          <table:table-cell table:style-name="ce11" table:formula="of:=IF([.A169]&lt;StereoRes;2*ATAN((StereoRes-[.A169])/(2*StereoF))*180/3.14;0)" office:value-type="float" office:value="34.1464695078461">
            <text:p>34.14646951</text:p>
          </table:table-cell>
          <table:table-cell table:style-name="ce11" table:formula="of:=((StereoRes-2*[.A169])*[.B169]/(2*StereoF))-((-StereoRes*[.B169])/(2*StereoF))" office:value-type="float" office:value="0.42468085106383">
            <text:p>0.42468085</text:p>
          </table:table-cell>
          <table:table-cell table:number-columns-repeated="252"/>
          <table:table-cell table:style-name="ce2" table:number-columns-repeated="767"/>
        </table:table-row>
        <table:table-row table:style-name="ro2">
          <table:table-cell table:style-name="ce6" office:value-type="float" office:value="142">
            <text:p>142</text:p>
          </table:table-cell>
          <table:table-cell table:style-name="ce11" table:formula="of:=IF([.A170]&lt;StereoRes;(B/100)*StereoF/[.A170];0)" office:value-type="float" office:value="0.68687323943662">
            <text:p>0.68687324</text:p>
          </table:table-cell>
          <table:table-cell table:style-name="ce13" table:formula="of:=IF([.A170]&lt;StereoRes;StereoF*(B/100)*CorrAccuracy/([.A170]*[.A170]);0)" office:value-type="float" office:value="0.000967427097798056">
            <text:p>0.0010</text:p>
          </table:table-cell>
          <table:table-cell table:style-name="ce11" table:formula="of:=IF([.A170]&lt;StereoRes;2*ATAN((StereoRes-[.A170])/(2*StereoF))*180/3.14;0)" office:value-type="float" office:value="34.0820040925548">
            <text:p>34.08200409</text:p>
          </table:table-cell>
          <table:table-cell table:style-name="ce11" table:formula="of:=((StereoRes-2*[.A170])*[.B170]/(2*StereoF))-((-StereoRes*[.B170])/(2*StereoF))" office:value-type="float" office:value="0.420845070422535">
            <text:p>0.42084507</text:p>
          </table:table-cell>
          <table:table-cell table:number-columns-repeated="252"/>
          <table:table-cell table:style-name="ce2" table:number-columns-repeated="767"/>
        </table:table-row>
        <table:table-row table:style-name="ro2">
          <table:table-cell table:style-name="ce6" office:value-type="float" office:value="143">
            <text:p>143</text:p>
          </table:table-cell>
          <table:table-cell table:style-name="ce11" table:formula="of:=IF([.A171]&lt;StereoRes;(B/100)*StereoF/[.A171];0)" office:value-type="float" office:value="0.68206993006993">
            <text:p>0.68206993</text:p>
          </table:table-cell>
          <table:table-cell table:style-name="ce13" table:formula="of:=IF([.A171]&lt;StereoRes;StereoF*(B/100)*CorrAccuracy/([.A171]*[.A171]);0)" office:value-type="float" office:value="0.000953943958139762">
            <text:p>0.0010</text:p>
          </table:table-cell>
          <table:table-cell table:style-name="ce11" table:formula="of:=IF([.A171]&lt;StereoRes;2*ATAN((StereoRes-[.A171])/(2*StereoF))*180/3.14;0)" office:value-type="float" office:value="34.0175164607471">
            <text:p>34.01751646</text:p>
          </table:table-cell>
          <table:table-cell table:style-name="ce11" table:formula="of:=((StereoRes-2*[.A171])*[.B171]/(2*StereoF))-((-StereoRes*[.B171])/(2*StereoF))" office:value-type="float" office:value="0.417062937062937">
            <text:p>0.41706294</text:p>
          </table:table-cell>
          <table:table-cell table:number-columns-repeated="252"/>
          <table:table-cell table:style-name="ce2" table:number-columns-repeated="767"/>
        </table:table-row>
        <table:table-row table:style-name="ro2">
          <table:table-cell table:style-name="ce6" office:value-type="float" office:value="144">
            <text:p>144</text:p>
          </table:table-cell>
          <table:table-cell table:style-name="ce11" table:formula="of:=IF([.A172]&lt;StereoRes;(B/100)*StereoF/[.A172];0)" office:value-type="float" office:value="0.677333333333333">
            <text:p>0.67733333</text:p>
          </table:table-cell>
          <table:table-cell table:style-name="ce13" table:formula="of:=IF([.A172]&lt;StereoRes;StereoF*(B/100)*CorrAccuracy/([.A172]*[.A172]);0)" office:value-type="float" office:value="0.000940740740740741">
            <text:p>0.0009</text:p>
          </table:table-cell>
          <table:table-cell table:style-name="ce11" table:formula="of:=IF([.A172]&lt;StereoRes;2*ATAN((StereoRes-[.A172])/(2*StereoF))*180/3.14;0)" office:value-type="float" office:value="33.9530066417624">
            <text:p>33.95300664</text:p>
          </table:table-cell>
          <table:table-cell table:style-name="ce11" table:formula="of:=((StereoRes-2*[.A172])*[.B172]/(2*StereoF))-((-StereoRes*[.B172])/(2*StereoF))" office:value-type="float" office:value="0.413333333333333">
            <text:p>0.41333333</text:p>
          </table:table-cell>
          <table:table-cell table:number-columns-repeated="252"/>
          <table:table-cell table:style-name="ce2" table:number-columns-repeated="767"/>
        </table:table-row>
        <table:table-row table:style-name="ro2">
          <table:table-cell table:style-name="ce6" office:value-type="float" office:value="145">
            <text:p>145</text:p>
          </table:table-cell>
          <table:table-cell table:style-name="ce11" table:formula="of:=IF([.A173]&lt;StereoRes;(B/100)*StereoF/[.A173];0)" office:value-type="float" office:value="0.672662068965517">
            <text:p>0.67266207</text:p>
          </table:table-cell>
          <table:table-cell table:style-name="ce13" table:formula="of:=IF([.A173]&lt;StereoRes;StereoF*(B/100)*CorrAccuracy/([.A173]*[.A173]);0)" office:value-type="float" office:value="0.000927809750297265">
            <text:p>0.0009</text:p>
          </table:table-cell>
          <table:table-cell table:style-name="ce11" table:formula="of:=IF([.A173]&lt;StereoRes;2*ATAN((StereoRes-[.A173])/(2*StereoF))*180/3.14;0)" office:value-type="float" office:value="33.8884746650167">
            <text:p>33.88847467</text:p>
          </table:table-cell>
          <table:table-cell table:style-name="ce11" table:formula="of:=((StereoRes-2*[.A173])*[.B173]/(2*StereoF))-((-StereoRes*[.B173])/(2*StereoF))" office:value-type="float" office:value="0.409655172413793">
            <text:p>0.40965517</text:p>
          </table:table-cell>
          <table:table-cell table:number-columns-repeated="252"/>
          <table:table-cell table:style-name="ce2" table:number-columns-repeated="767"/>
        </table:table-row>
        <table:table-row table:style-name="ro2">
          <table:table-cell table:style-name="ce6" office:value-type="float" office:value="146">
            <text:p>146</text:p>
          </table:table-cell>
          <table:table-cell table:style-name="ce11" table:formula="of:=IF([.A174]&lt;StereoRes;(B/100)*StereoF/[.A174];0)" office:value-type="float" office:value="0.668054794520548">
            <text:p>0.66805479</text:p>
          </table:table-cell>
          <table:table-cell table:style-name="ce13" table:formula="of:=IF([.A174]&lt;StereoRes;StereoF*(B/100)*CorrAccuracy/([.A174]*[.A174]);0)" office:value-type="float" office:value="0.000915143554137737">
            <text:p>0.0009</text:p>
          </table:table-cell>
          <table:table-cell table:style-name="ce11" table:formula="of:=IF([.A174]&lt;StereoRes;2*ATAN((StereoRes-[.A174])/(2*StereoF))*180/3.14;0)" office:value-type="float" office:value="33.8239205600022">
            <text:p>33.82392056</text:p>
          </table:table-cell>
          <table:table-cell table:style-name="ce11" table:formula="of:=((StereoRes-2*[.A174])*[.B174]/(2*StereoF))-((-StereoRes*[.B174])/(2*StereoF))" office:value-type="float" office:value="0.406027397260274">
            <text:p>0.40602740</text:p>
          </table:table-cell>
          <table:table-cell table:number-columns-repeated="252"/>
          <table:table-cell table:style-name="ce2" table:number-columns-repeated="767"/>
        </table:table-row>
        <table:table-row table:style-name="ro2">
          <table:table-cell table:style-name="ce6" office:value-type="float" office:value="147">
            <text:p>147</text:p>
          </table:table-cell>
          <table:table-cell table:style-name="ce11" table:formula="of:=IF([.A175]&lt;StereoRes;(B/100)*StereoF/[.A175];0)" office:value-type="float" office:value="0.663510204081633">
            <text:p>0.66351020</text:p>
          </table:table-cell>
          <table:table-cell table:style-name="ce13" table:formula="of:=IF([.A175]&lt;StereoRes;StereoF*(B/100)*CorrAccuracy/([.A175]*[.A175]);0)" office:value-type="float" office:value="0.000902734971539636">
            <text:p>0.0009</text:p>
          </table:table-cell>
          <table:table-cell table:style-name="ce11" table:formula="of:=IF([.A175]&lt;StereoRes;2*ATAN((StereoRes-[.A175])/(2*StereoF))*180/3.14;0)" office:value-type="float" office:value="33.7593443562874">
            <text:p>33.75934436</text:p>
          </table:table-cell>
          <table:table-cell table:style-name="ce11" table:formula="of:=((StereoRes-2*[.A175])*[.B175]/(2*StereoF))-((-StereoRes*[.B175])/(2*StereoF))" office:value-type="float" office:value="0.402448979591837">
            <text:p>0.40244898</text:p>
          </table:table-cell>
          <table:table-cell table:number-columns-repeated="252"/>
          <table:table-cell table:style-name="ce2" table:number-columns-repeated="767"/>
        </table:table-row>
        <table:table-row table:style-name="ro2">
          <table:table-cell table:style-name="ce6" office:value-type="float" office:value="148">
            <text:p>148</text:p>
          </table:table-cell>
          <table:table-cell table:style-name="ce11" table:formula="of:=IF([.A176]&lt;StereoRes;(B/100)*StereoF/[.A176];0)" office:value-type="float" office:value="0.659027027027027">
            <text:p>0.65902703</text:p>
          </table:table-cell>
          <table:table-cell table:style-name="ce13" table:formula="of:=IF([.A176]&lt;StereoRes;StereoF*(B/100)*CorrAccuracy/([.A176]*[.A176]);0)" office:value-type="float" office:value="0.000890577063550036">
            <text:p>0.0009</text:p>
          </table:table-cell>
          <table:table-cell table:style-name="ce11" table:formula="of:=IF([.A176]&lt;StereoRes;2*ATAN((StereoRes-[.A176])/(2*StereoF))*180/3.14;0)" office:value-type="float" office:value="33.6947460835175">
            <text:p>33.69474608</text:p>
          </table:table-cell>
          <table:table-cell table:style-name="ce11" table:formula="of:=((StereoRes-2*[.A176])*[.B176]/(2*StereoF))-((-StereoRes*[.B176])/(2*StereoF))" office:value-type="float" office:value="0.398918918918919">
            <text:p>0.39891892</text:p>
          </table:table-cell>
          <table:table-cell table:number-columns-repeated="252"/>
          <table:table-cell table:style-name="ce2" table:number-columns-repeated="767"/>
        </table:table-row>
        <table:table-row table:style-name="ro2">
          <table:table-cell table:style-name="ce6" office:value-type="float" office:value="149">
            <text:p>149</text:p>
          </table:table-cell>
          <table:table-cell table:style-name="ce11" table:formula="of:=IF([.A177]&lt;StereoRes;(B/100)*StereoF/[.A177];0)" office:value-type="float" office:value="0.654604026845637">
            <text:p>0.65460403</text:p>
          </table:table-cell>
          <table:table-cell table:style-name="ce13" table:formula="of:=IF([.A177]&lt;StereoRes;StereoF*(B/100)*CorrAccuracy/([.A177]*[.A177]);0)" office:value-type="float" office:value="0.000878663123282735">
            <text:p>0.0009</text:p>
          </table:table-cell>
          <table:table-cell table:style-name="ce11" table:formula="of:=IF([.A177]&lt;StereoRes;2*ATAN((StereoRes-[.A177])/(2*StereoF))*180/3.14;0)" office:value-type="float" office:value="33.6301257714135">
            <text:p>33.63012577</text:p>
          </table:table-cell>
          <table:table-cell table:style-name="ce11" table:formula="of:=((StereoRes-2*[.A177])*[.B177]/(2*StereoF))-((-StereoRes*[.B177])/(2*StereoF))" office:value-type="float" office:value="0.395436241610738">
            <text:p>0.39543624</text:p>
          </table:table-cell>
          <table:table-cell table:number-columns-repeated="252"/>
          <table:table-cell table:style-name="ce2" table:number-columns-repeated="767"/>
        </table:table-row>
        <table:table-row table:style-name="ro2">
          <table:table-cell table:style-name="ce6" office:value-type="float" office:value="150">
            <text:p>150</text:p>
          </table:table-cell>
          <table:table-cell table:style-name="ce11" table:formula="of:=IF([.A178]&lt;StereoRes;(B/100)*StereoF/[.A178];0)" office:value-type="float" office:value="0.65024">
            <text:p>0.65024000</text:p>
          </table:table-cell>
          <table:table-cell table:style-name="ce13" table:formula="of:=IF([.A178]&lt;StereoRes;StereoF*(B/100)*CorrAccuracy/([.A178]*[.A178]);0)" office:value-type="float" office:value="0.000866986666666667">
            <text:p>0.0009</text:p>
          </table:table-cell>
          <table:table-cell table:style-name="ce11" table:formula="of:=IF([.A178]&lt;StereoRes;2*ATAN((StereoRes-[.A178])/(2*StereoF))*180/3.14;0)" office:value-type="float" office:value="33.5654834497731">
            <text:p>33.56548345</text:p>
          </table:table-cell>
          <table:table-cell table:style-name="ce11" table:formula="of:=((StereoRes-2*[.A178])*[.B178]/(2*StereoF))-((-StereoRes*[.B178])/(2*StereoF))" office:value-type="float" office:value="0.392">
            <text:p>0.39200000</text:p>
          </table:table-cell>
          <table:table-cell table:number-columns-repeated="252"/>
          <table:table-cell table:style-name="ce2" table:number-columns-repeated="767"/>
        </table:table-row>
        <table:table-row table:style-name="ro2">
          <table:table-cell table:style-name="ce6" office:value-type="float" office:value="151">
            <text:p>151</text:p>
          </table:table-cell>
          <table:table-cell table:style-name="ce11" table:formula="of:=IF([.A179]&lt;StereoRes;(B/100)*StereoF/[.A179];0)" office:value-type="float" office:value="0.645933774834437">
            <text:p>0.64593377</text:p>
          </table:table-cell>
          <table:table-cell table:style-name="ce13" table:formula="of:=IF([.A179]&lt;StereoRes;StereoF*(B/100)*CorrAccuracy/([.A179]*[.A179]);0)" office:value-type="float" office:value="0.000855541423621771">
            <text:p>0.0009</text:p>
          </table:table-cell>
          <table:table-cell table:style-name="ce11" table:formula="of:=IF([.A179]&lt;StereoRes;2*ATAN((StereoRes-[.A179])/(2*StereoF))*180/3.14;0)" office:value-type="float" office:value="33.50081914847">
            <text:p>33.50081915</text:p>
          </table:table-cell>
          <table:table-cell table:style-name="ce11" table:formula="of:=((StereoRes-2*[.A179])*[.B179]/(2*StereoF))-((-StereoRes*[.B179])/(2*StereoF))" office:value-type="float" office:value="0.388609271523179">
            <text:p>0.38860927</text:p>
          </table:table-cell>
          <table:table-cell table:number-columns-repeated="252"/>
          <table:table-cell table:style-name="ce2" table:number-columns-repeated="767"/>
        </table:table-row>
        <table:table-row table:style-name="ro2">
          <table:table-cell table:style-name="ce6" office:value-type="float" office:value="152">
            <text:p>152</text:p>
          </table:table-cell>
          <table:table-cell table:style-name="ce11" table:formula="of:=IF([.A180]&lt;StereoRes;(B/100)*StereoF/[.A180];0)" office:value-type="float" office:value="0.641684210526316">
            <text:p>0.64168421</text:p>
          </table:table-cell>
          <table:table-cell table:style-name="ce13" table:formula="of:=IF([.A180]&lt;StereoRes;StereoF*(B/100)*CorrAccuracy/([.A180]*[.A180]);0)" office:value-type="float" office:value="0.000844321329639889">
            <text:p>0.0008</text:p>
          </table:table-cell>
          <table:table-cell table:style-name="ce11" table:formula="of:=IF([.A180]&lt;StereoRes;2*ATAN((StereoRes-[.A180])/(2*StereoF))*180/3.14;0)" office:value-type="float" office:value="33.4361328974545">
            <text:p>33.43613290</text:p>
          </table:table-cell>
          <table:table-cell table:style-name="ce11" table:formula="of:=((StereoRes-2*[.A180])*[.B180]/(2*StereoF))-((-StereoRes*[.B180])/(2*StereoF))" office:value-type="float" office:value="0.385263157894737">
            <text:p>0.38526316</text:p>
          </table:table-cell>
          <table:table-cell table:number-columns-repeated="252"/>
          <table:table-cell table:style-name="ce2" table:number-columns-repeated="767"/>
        </table:table-row>
        <table:table-row table:style-name="ro2">
          <table:table-cell table:style-name="ce6" office:value-type="float" office:value="153">
            <text:p>153</text:p>
          </table:table-cell>
          <table:table-cell table:style-name="ce11" table:formula="of:=IF([.A181]&lt;StereoRes;(B/100)*StereoF/[.A181];0)" office:value-type="float" office:value="0.637490196078431">
            <text:p>0.63749020</text:p>
          </table:table-cell>
          <table:table-cell table:style-name="ce13" table:formula="of:=IF([.A181]&lt;StereoRes;StereoF*(B/100)*CorrAccuracy/([.A181]*[.A181]);0)" office:value-type="float" office:value="0.000833320517749583">
            <text:p>0.0008</text:p>
          </table:table-cell>
          <table:table-cell table:style-name="ce11" table:formula="of:=IF([.A181]&lt;StereoRes;2*ATAN((StereoRes-[.A181])/(2*StereoF))*180/3.14;0)" office:value-type="float" office:value="33.3714247267528">
            <text:p>33.37142473</text:p>
          </table:table-cell>
          <table:table-cell table:style-name="ce11" table:formula="of:=((StereoRes-2*[.A181])*[.B181]/(2*StereoF))-((-StereoRes*[.B181])/(2*StereoF))" office:value-type="float" office:value="0.381960784313725">
            <text:p>0.38196078</text:p>
          </table:table-cell>
          <table:table-cell table:number-columns-repeated="252"/>
          <table:table-cell table:style-name="ce2" table:number-columns-repeated="767"/>
        </table:table-row>
        <table:table-row table:style-name="ro2">
          <table:table-cell table:style-name="ce6" office:value-type="float" office:value="154">
            <text:p>154</text:p>
          </table:table-cell>
          <table:table-cell table:style-name="ce11" table:formula="of:=IF([.A182]&lt;StereoRes;(B/100)*StereoF/[.A182];0)" office:value-type="float" office:value="0.633350649350649">
            <text:p>0.63335065</text:p>
          </table:table-cell>
          <table:table-cell table:style-name="ce13" table:formula="of:=IF([.A182]&lt;StereoRes;StereoF*(B/100)*CorrAccuracy/([.A182]*[.A182]);0)" office:value-type="float" office:value="0.000822533310844999">
            <text:p>0.0008</text:p>
          </table:table-cell>
          <table:table-cell table:style-name="ce11" table:formula="of:=IF([.A182]&lt;StereoRes;2*ATAN((StereoRes-[.A182])/(2*StereoF))*180/3.14;0)" office:value-type="float" office:value="33.3066946664674">
            <text:p>33.30669467</text:p>
          </table:table-cell>
          <table:table-cell table:style-name="ce11" table:formula="of:=((StereoRes-2*[.A182])*[.B182]/(2*StereoF))-((-StereoRes*[.B182])/(2*StereoF))" office:value-type="float" office:value="0.378701298701299">
            <text:p>0.37870130</text:p>
          </table:table-cell>
          <table:table-cell table:number-columns-repeated="252"/>
          <table:table-cell table:style-name="ce2" table:number-columns-repeated="767"/>
        </table:table-row>
        <table:table-row table:style-name="ro2">
          <table:table-cell table:style-name="ce6" office:value-type="float" office:value="155">
            <text:p>155</text:p>
          </table:table-cell>
          <table:table-cell table:style-name="ce11" table:formula="of:=IF([.A183]&lt;StereoRes;(B/100)*StereoF/[.A183];0)" office:value-type="float" office:value="0.629264516129032">
            <text:p>0.62926452</text:p>
          </table:table-cell>
          <table:table-cell table:style-name="ce13" table:formula="of:=IF([.A183]&lt;StereoRes;StereoF*(B/100)*CorrAccuracy/([.A183]*[.A183]);0)" office:value-type="float" office:value="0.000811954214360041">
            <text:p>0.0008</text:p>
          </table:table-cell>
          <table:table-cell table:style-name="ce11" table:formula="of:=IF([.A183]&lt;StereoRes;2*ATAN((StereoRes-[.A183])/(2*StereoF))*180/3.14;0)" office:value-type="float" office:value="33.241942746777">
            <text:p>33.24194275</text:p>
          </table:table-cell>
          <table:table-cell table:style-name="ce11" table:formula="of:=((StereoRes-2*[.A183])*[.B183]/(2*StereoF))-((-StereoRes*[.B183])/(2*StereoF))" office:value-type="float" office:value="0.375483870967742">
            <text:p>0.37548387</text:p>
          </table:table-cell>
          <table:table-cell table:number-columns-repeated="252"/>
          <table:table-cell table:style-name="ce2" table:number-columns-repeated="767"/>
        </table:table-row>
        <table:table-row table:style-name="ro2">
          <table:table-cell table:style-name="ce6" office:value-type="float" office:value="156">
            <text:p>156</text:p>
          </table:table-cell>
          <table:table-cell table:style-name="ce11" table:formula="of:=IF([.A184]&lt;StereoRes;(B/100)*StereoF/[.A184];0)" office:value-type="float" office:value="0.625230769230769">
            <text:p>0.62523077</text:p>
          </table:table-cell>
          <table:table-cell table:style-name="ce13" table:formula="of:=IF([.A184]&lt;StereoRes;StereoF*(B/100)*CorrAccuracy/([.A184]*[.A184]);0)" office:value-type="float" office:value="0.000801577909270217">
            <text:p>0.0008</text:p>
          </table:table-cell>
          <table:table-cell table:style-name="ce11" table:formula="of:=IF([.A184]&lt;StereoRes;2*ATAN((StereoRes-[.A184])/(2*StereoF))*180/3.14;0)" office:value-type="float" office:value="33.1771689979367">
            <text:p>33.17716900</text:p>
          </table:table-cell>
          <table:table-cell table:style-name="ce11" table:formula="of:=((StereoRes-2*[.A184])*[.B184]/(2*StereoF))-((-StereoRes*[.B184])/(2*StereoF))" office:value-type="float" office:value="0.372307692307692">
            <text:p>0.37230769</text:p>
          </table:table-cell>
          <table:table-cell table:number-columns-repeated="252"/>
          <table:table-cell table:style-name="ce2" table:number-columns-repeated="767"/>
        </table:table-row>
        <table:table-row table:style-name="ro2">
          <table:table-cell table:style-name="ce6" office:value-type="float" office:value="157">
            <text:p>157</text:p>
          </table:table-cell>
          <table:table-cell table:style-name="ce11" table:formula="of:=IF([.A185]&lt;StereoRes;(B/100)*StereoF/[.A185];0)" office:value-type="float" office:value="0.621248407643312">
            <text:p>0.62124841</text:p>
          </table:table-cell>
          <table:table-cell table:style-name="ce13" table:formula="of:=IF([.A185]&lt;StereoRes;StereoF*(B/100)*CorrAccuracy/([.A185]*[.A185]);0)" office:value-type="float" office:value="0.000791399245405493">
            <text:p>0.0008</text:p>
          </table:table-cell>
          <table:table-cell table:style-name="ce11" table:formula="of:=IF([.A185]&lt;StereoRes;2*ATAN((StereoRes-[.A185])/(2*StereoF))*180/3.14;0)" office:value-type="float" office:value="33.1123734502773">
            <text:p>33.11237345</text:p>
          </table:table-cell>
          <table:table-cell table:style-name="ce11" table:formula="of:=((StereoRes-2*[.A185])*[.B185]/(2*StereoF))-((-StereoRes*[.B185])/(2*StereoF))" office:value-type="float" office:value="0.369171974522293">
            <text:p>0.36917197</text:p>
          </table:table-cell>
          <table:table-cell table:number-columns-repeated="252"/>
          <table:table-cell table:style-name="ce2" table:number-columns-repeated="767"/>
        </table:table-row>
        <table:table-row table:style-name="ro2">
          <table:table-cell table:style-name="ce6" office:value-type="float" office:value="158">
            <text:p>158</text:p>
          </table:table-cell>
          <table:table-cell table:style-name="ce11" table:formula="of:=IF([.A186]&lt;StereoRes;(B/100)*StereoF/[.A186];0)" office:value-type="float" office:value="0.617316455696202">
            <text:p>0.61731646</text:p>
          </table:table-cell>
          <table:table-cell table:style-name="ce13" table:formula="of:=IF([.A186]&lt;StereoRes;StereoF*(B/100)*CorrAccuracy/([.A186]*[.A186]);0)" office:value-type="float" office:value="0.000781413235058484">
            <text:p>0.0008</text:p>
          </table:table-cell>
          <table:table-cell table:style-name="ce11" table:formula="of:=IF([.A186]&lt;StereoRes;2*ATAN((StereoRes-[.A186])/(2*StereoF))*180/3.14;0)" office:value-type="float" office:value="33.047556134206">
            <text:p>33.04755613</text:p>
          </table:table-cell>
          <table:table-cell table:style-name="ce11" table:formula="of:=((StereoRes-2*[.A186])*[.B186]/(2*StereoF))-((-StereoRes*[.B186])/(2*StereoF))" office:value-type="float" office:value="0.366075949367089">
            <text:p>0.36607595</text:p>
          </table:table-cell>
          <table:table-cell table:number-columns-repeated="252"/>
          <table:table-cell table:style-name="ce2" table:number-columns-repeated="767"/>
        </table:table-row>
        <table:table-row table:style-name="ro2">
          <table:table-cell table:style-name="ce6" office:value-type="float" office:value="159">
            <text:p>159</text:p>
          </table:table-cell>
          <table:table-cell table:style-name="ce11" table:formula="of:=IF([.A187]&lt;StereoRes;(B/100)*StereoF/[.A187];0)" office:value-type="float" office:value="0.613433962264151">
            <text:p>0.61343396</text:p>
          </table:table-cell>
          <table:table-cell table:style-name="ce13" table:formula="of:=IF([.A187]&lt;StereoRes;StereoF*(B/100)*CorrAccuracy/([.A187]*[.A187]);0)" office:value-type="float" office:value="0.000771615046873146">
            <text:p>0.0008</text:p>
          </table:table-cell>
          <table:table-cell table:style-name="ce11" table:formula="of:=IF([.A187]&lt;StereoRes;2*ATAN((StereoRes-[.A187])/(2*StereoF))*180/3.14;0)" office:value-type="float" office:value="32.9827170802061">
            <text:p>32.98271708</text:p>
          </table:table-cell>
          <table:table-cell table:style-name="ce11" table:formula="of:=((StereoRes-2*[.A187])*[.B187]/(2*StereoF))-((-StereoRes*[.B187])/(2*StereoF))" office:value-type="float" office:value="0.363018867924528">
            <text:p>0.36301887</text:p>
          </table:table-cell>
          <table:table-cell table:number-columns-repeated="252"/>
          <table:table-cell table:style-name="ce2" table:number-columns-repeated="767"/>
        </table:table-row>
        <table:table-row table:style-name="ro2">
          <table:table-cell table:style-name="ce6" office:value-type="float" office:value="160">
            <text:p>160</text:p>
          </table:table-cell>
          <table:table-cell table:style-name="ce11" table:formula="of:=IF([.A188]&lt;StereoRes;(B/100)*StereoF/[.A188];0)" office:value-type="float" office:value="0.6096">
            <text:p>0.60960000</text:p>
          </table:table-cell>
          <table:table-cell table:style-name="ce13" table:formula="of:=IF([.A188]&lt;StereoRes;StereoF*(B/100)*CorrAccuracy/([.A188]*[.A188]);0)" office:value-type="float" office:value="0.000762">
            <text:p>0.0008</text:p>
          </table:table-cell>
          <table:table-cell table:style-name="ce11" table:formula="of:=IF([.A188]&lt;StereoRes;2*ATAN((StereoRes-[.A188])/(2*StereoF))*180/3.14;0)" office:value-type="float" office:value="32.917856318837">
            <text:p>32.91785632</text:p>
          </table:table-cell>
          <table:table-cell table:style-name="ce11" table:formula="of:=((StereoRes-2*[.A188])*[.B188]/(2*StereoF))-((-StereoRes*[.B188])/(2*StereoF))" office:value-type="float" office:value="0.36">
            <text:p>0.36000000</text:p>
          </table:table-cell>
          <table:table-cell table:number-columns-repeated="252"/>
          <table:table-cell table:style-name="ce2" table:number-columns-repeated="767"/>
        </table:table-row>
        <table:table-row table:style-name="ro2">
          <table:table-cell table:style-name="ce6" office:value-type="float" office:value="161">
            <text:p>161</text:p>
          </table:table-cell>
          <table:table-cell table:style-name="ce11" table:formula="of:=IF([.A189]&lt;StereoRes;(B/100)*StereoF/[.A189];0)" office:value-type="float" office:value="0.605813664596273">
            <text:p>0.60581366</text:p>
          </table:table-cell>
          <table:table-cell table:style-name="ce13" table:formula="of:=IF([.A189]&lt;StereoRes;StereoF*(B/100)*CorrAccuracy/([.A189]*[.A189]);0)" office:value-type="float" office:value="0.000752563558504687">
            <text:p>0.0008</text:p>
          </table:table-cell>
          <table:table-cell table:style-name="ce11" table:formula="of:=IF([.A189]&lt;StereoRes;2*ATAN((StereoRes-[.A189])/(2*StereoF))*180/3.14;0)" office:value-type="float" office:value="32.8529738807339">
            <text:p>32.85297388</text:p>
          </table:table-cell>
          <table:table-cell table:style-name="ce11" table:formula="of:=((StereoRes-2*[.A189])*[.B189]/(2*StereoF))-((-StereoRes*[.B189])/(2*StereoF))" office:value-type="float" office:value="0.357018633540373">
            <text:p>0.35701863</text:p>
          </table:table-cell>
          <table:table-cell table:number-columns-repeated="252"/>
          <table:table-cell table:style-name="ce2" table:number-columns-repeated="767"/>
        </table:table-row>
        <table:table-row table:style-name="ro2">
          <table:table-cell table:style-name="ce6" office:value-type="float" office:value="162">
            <text:p>162</text:p>
          </table:table-cell>
          <table:table-cell table:style-name="ce11" table:formula="of:=IF([.A190]&lt;StereoRes;(B/100)*StereoF/[.A190];0)" office:value-type="float" office:value="0.602074074074074">
            <text:p>0.60207407</text:p>
          </table:table-cell>
          <table:table-cell table:style-name="ce13" table:formula="of:=IF([.A190]&lt;StereoRes;StereoF*(B/100)*CorrAccuracy/([.A190]*[.A190]);0)" office:value-type="float" office:value="0.000743301326017375">
            <text:p>0.0007</text:p>
          </table:table-cell>
          <table:table-cell table:style-name="ce11" table:formula="of:=IF([.A190]&lt;StereoRes;2*ATAN((StereoRes-[.A190])/(2*StereoF))*180/3.14;0)" office:value-type="float" office:value="32.7880697966082">
            <text:p>32.78806980</text:p>
          </table:table-cell>
          <table:table-cell table:style-name="ce11" table:formula="of:=((StereoRes-2*[.A190])*[.B190]/(2*StereoF))-((-StereoRes*[.B190])/(2*StereoF))" office:value-type="float" office:value="0.354074074074074">
            <text:p>0.35407407</text:p>
          </table:table-cell>
          <table:table-cell table:number-columns-repeated="252"/>
          <table:table-cell table:style-name="ce2" table:number-columns-repeated="767"/>
        </table:table-row>
        <table:table-row table:style-name="ro2">
          <table:table-cell table:style-name="ce6" office:value-type="float" office:value="163">
            <text:p>163</text:p>
          </table:table-cell>
          <table:table-cell table:style-name="ce11" table:formula="of:=IF([.A191]&lt;StereoRes;(B/100)*StereoF/[.A191];0)" office:value-type="float" office:value="0.598380368098159">
            <text:p>0.59838037</text:p>
          </table:table-cell>
          <table:table-cell table:style-name="ce13" table:formula="of:=IF([.A191]&lt;StereoRes;StereoF*(B/100)*CorrAccuracy/([.A191]*[.A191]);0)" office:value-type="float" office:value="0.000734209040611239">
            <text:p>0.0007</text:p>
          </table:table-cell>
          <table:table-cell table:style-name="ce11" table:formula="of:=IF([.A191]&lt;StereoRes;2*ATAN((StereoRes-[.A191])/(2*StereoF))*180/3.14;0)" office:value-type="float" office:value="32.7231440972474">
            <text:p>32.72314410</text:p>
          </table:table-cell>
          <table:table-cell table:style-name="ce11" table:formula="of:=((StereoRes-2*[.A191])*[.B191]/(2*StereoF))-((-StereoRes*[.B191])/(2*StereoF))" office:value-type="float" office:value="0.351165644171779">
            <text:p>0.35116564</text:p>
          </table:table-cell>
          <table:table-cell table:number-columns-repeated="252"/>
          <table:table-cell table:style-name="ce2" table:number-columns-repeated="767"/>
        </table:table-row>
        <table:table-row table:style-name="ro2">
          <table:table-cell table:style-name="ce6" office:value-type="float" office:value="164">
            <text:p>164</text:p>
          </table:table-cell>
          <table:table-cell table:style-name="ce11" table:formula="of:=IF([.A192]&lt;StereoRes;(B/100)*StereoF/[.A192];0)" office:value-type="float" office:value="0.594731707317073">
            <text:p>0.59473171</text:p>
          </table:table-cell>
          <table:table-cell table:style-name="ce13" table:formula="of:=IF([.A192]&lt;StereoRes;StereoF*(B/100)*CorrAccuracy/([.A192]*[.A192]);0)" office:value-type="float" office:value="0.00072528256989887">
            <text:p>0.0007</text:p>
          </table:table-cell>
          <table:table-cell table:style-name="ce11" table:formula="of:=IF([.A192]&lt;StereoRes;2*ATAN((StereoRes-[.A192])/(2*StereoF))*180/3.14;0)" office:value-type="float" office:value="32.6581968135148">
            <text:p>32.65819681</text:p>
          </table:table-cell>
          <table:table-cell table:style-name="ce11" table:formula="of:=((StereoRes-2*[.A192])*[.B192]/(2*StereoF))-((-StereoRes*[.B192])/(2*StereoF))" office:value-type="float" office:value="0.348292682926829">
            <text:p>0.34829268</text:p>
          </table:table-cell>
          <table:table-cell table:number-columns-repeated="252"/>
          <table:table-cell table:style-name="ce2" table:number-columns-repeated="767"/>
        </table:table-row>
        <table:table-row table:style-name="ro2">
          <table:table-cell table:style-name="ce6" office:value-type="float" office:value="165">
            <text:p>165</text:p>
          </table:table-cell>
          <table:table-cell table:style-name="ce11" table:formula="of:=IF([.A193]&lt;StereoRes;(B/100)*StereoF/[.A193];0)" office:value-type="float" office:value="0.591127272727273">
            <text:p>0.59112727</text:p>
          </table:table-cell>
          <table:table-cell table:style-name="ce13" table:formula="of:=IF([.A193]&lt;StereoRes;StereoF*(B/100)*CorrAccuracy/([.A193]*[.A193]);0)" office:value-type="float" office:value="0.000716517906336088">
            <text:p>0.0007</text:p>
          </table:table-cell>
          <table:table-cell table:style-name="ce11" table:formula="of:=IF([.A193]&lt;StereoRes;2*ATAN((StereoRes-[.A193])/(2*StereoF))*180/3.14;0)" office:value-type="float" office:value="32.5932279763496">
            <text:p>32.59322798</text:p>
          </table:table-cell>
          <table:table-cell table:style-name="ce11" table:formula="of:=((StereoRes-2*[.A193])*[.B193]/(2*StereoF))-((-StereoRes*[.B193])/(2*StereoF))" office:value-type="float" office:value="0.345454545454545">
            <text:p>0.34545455</text:p>
          </table:table-cell>
          <table:table-cell table:number-columns-repeated="252"/>
          <table:table-cell table:style-name="ce2" table:number-columns-repeated="767"/>
        </table:table-row>
        <table:table-row table:style-name="ro2">
          <table:table-cell table:style-name="ce6" office:value-type="float" office:value="166">
            <text:p>166</text:p>
          </table:table-cell>
          <table:table-cell table:style-name="ce11" table:formula="of:=IF([.A194]&lt;StereoRes;(B/100)*StereoF/[.A194];0)" office:value-type="float" office:value="0.587566265060241">
            <text:p>0.58756627</text:p>
          </table:table-cell>
          <table:table-cell table:style-name="ce13" table:formula="of:=IF([.A194]&lt;StereoRes;StereoF*(B/100)*CorrAccuracy/([.A194]*[.A194]);0)" office:value-type="float" office:value="0.000707911162723182">
            <text:p>0.0007</text:p>
          </table:table-cell>
          <table:table-cell table:style-name="ce11" table:formula="of:=IF([.A194]&lt;StereoRes;2*ATAN((StereoRes-[.A194])/(2*StereoF))*180/3.14;0)" office:value-type="float" office:value="32.5282376167671">
            <text:p>32.52823762</text:p>
          </table:table-cell>
          <table:table-cell table:style-name="ce11" table:formula="of:=((StereoRes-2*[.A194])*[.B194]/(2*StereoF))-((-StereoRes*[.B194])/(2*StereoF))" office:value-type="float" office:value="0.342650602409639">
            <text:p>0.34265060</text:p>
          </table:table-cell>
          <table:table-cell table:number-columns-repeated="252"/>
          <table:table-cell table:style-name="ce2" table:number-columns-repeated="767"/>
        </table:table-row>
        <table:table-row table:style-name="ro2">
          <table:table-cell table:style-name="ce6" office:value-type="float" office:value="167">
            <text:p>167</text:p>
          </table:table-cell>
          <table:table-cell table:style-name="ce11" table:formula="of:=IF([.A195]&lt;StereoRes;(B/100)*StereoF/[.A195];0)" office:value-type="float" office:value="0.584047904191617">
            <text:p>0.58404790</text:p>
          </table:table-cell>
          <table:table-cell table:style-name="ce13" table:formula="of:=IF([.A195]&lt;StereoRes;StereoF*(B/100)*CorrAccuracy/([.A195]*[.A195]);0)" office:value-type="float" office:value="0.000699458567894152">
            <text:p>0.0007</text:p>
          </table:table-cell>
          <table:table-cell table:style-name="ce11" table:formula="of:=IF([.A195]&lt;StereoRes;2*ATAN((StereoRes-[.A195])/(2*StereoF))*180/3.14;0)" office:value-type="float" office:value="32.4632257658582">
            <text:p>32.46322577</text:p>
          </table:table-cell>
          <table:table-cell table:style-name="ce11" table:formula="of:=((StereoRes-2*[.A195])*[.B195]/(2*StereoF))-((-StereoRes*[.B195])/(2*StereoF))" office:value-type="float" office:value="0.339880239520958">
            <text:p>0.33988024</text:p>
          </table:table-cell>
          <table:table-cell table:number-columns-repeated="252"/>
          <table:table-cell table:style-name="ce2" table:number-columns-repeated="767"/>
        </table:table-row>
        <table:table-row table:style-name="ro2">
          <table:table-cell table:style-name="ce6" office:value-type="float" office:value="168">
            <text:p>168</text:p>
          </table:table-cell>
          <table:table-cell table:style-name="ce11" table:formula="of:=IF([.A196]&lt;StereoRes;(B/100)*StereoF/[.A196];0)" office:value-type="float" office:value="0.580571428571429">
            <text:p>0.58057143</text:p>
          </table:table-cell>
          <table:table-cell table:style-name="ce13" table:formula="of:=IF([.A196]&lt;StereoRes;StereoF*(B/100)*CorrAccuracy/([.A196]*[.A196]);0)" office:value-type="float" office:value="0.000691156462585034">
            <text:p>0.0007</text:p>
          </table:table-cell>
          <table:table-cell table:style-name="ce11" table:formula="of:=IF([.A196]&lt;StereoRes;2*ATAN((StereoRes-[.A196])/(2*StereoF))*180/3.14;0)" office:value-type="float" office:value="32.39819245479">
            <text:p>32.39819245</text:p>
          </table:table-cell>
          <table:table-cell table:style-name="ce11" table:formula="of:=((StereoRes-2*[.A196])*[.B196]/(2*StereoF))-((-StereoRes*[.B196])/(2*StereoF))" office:value-type="float" office:value="0.337142857142857">
            <text:p>0.33714286</text:p>
          </table:table-cell>
          <table:table-cell table:number-columns-repeated="252"/>
          <table:table-cell table:style-name="ce2" table:number-columns-repeated="767"/>
        </table:table-row>
        <table:table-row table:style-name="ro2">
          <table:table-cell table:style-name="ce6" office:value-type="float" office:value="169">
            <text:p>169</text:p>
          </table:table-cell>
          <table:table-cell table:style-name="ce11" table:formula="of:=IF([.A197]&lt;StereoRes;(B/100)*StereoF/[.A197];0)" office:value-type="float" office:value="0.577136094674556">
            <text:p>0.57713609</text:p>
          </table:table-cell>
          <table:table-cell table:style-name="ce13" table:formula="of:=IF([.A197]&lt;StereoRes;StereoF*(B/100)*CorrAccuracy/([.A197]*[.A197]);0)" office:value-type="float" office:value="0.000683001295472848">
            <text:p>0.0007</text:p>
          </table:table-cell>
          <table:table-cell table:style-name="ce11" table:formula="of:=IF([.A197]&lt;StereoRes;2*ATAN((StereoRes-[.A197])/(2*StereoF))*180/3.14;0)" office:value-type="float" office:value="32.3331377148051">
            <text:p>32.33313771</text:p>
          </table:table-cell>
          <table:table-cell table:style-name="ce11" table:formula="of:=((StereoRes-2*[.A197])*[.B197]/(2*StereoF))-((-StereoRes*[.B197])/(2*StereoF))" office:value-type="float" office:value="0.334437869822485">
            <text:p>0.33443787</text:p>
          </table:table-cell>
          <table:table-cell table:number-columns-repeated="252"/>
          <table:table-cell table:style-name="ce2" table:number-columns-repeated="767"/>
        </table:table-row>
        <table:table-row table:style-name="ro2">
          <table:table-cell table:style-name="ce6" office:value-type="float" office:value="170">
            <text:p>170</text:p>
          </table:table-cell>
          <table:table-cell table:style-name="ce11" table:formula="of:=IF([.A198]&lt;StereoRes;(B/100)*StereoF/[.A198];0)" office:value-type="float" office:value="0.573741176470588">
            <text:p>0.57374118</text:p>
          </table:table-cell>
          <table:table-cell table:style-name="ce13" table:formula="of:=IF([.A198]&lt;StereoRes;StereoF*(B/100)*CorrAccuracy/([.A198]*[.A198]);0)" office:value-type="float" office:value="0.000674989619377163">
            <text:p>0.0007</text:p>
          </table:table-cell>
          <table:table-cell table:style-name="ce11" table:formula="of:=IF([.A198]&lt;StereoRes;2*ATAN((StereoRes-[.A198])/(2*StereoF))*180/3.14;0)" office:value-type="float" office:value="32.2680615772221">
            <text:p>32.26806158</text:p>
          </table:table-cell>
          <table:table-cell table:style-name="ce11" table:formula="of:=((StereoRes-2*[.A198])*[.B198]/(2*StereoF))-((-StereoRes*[.B198])/(2*StereoF))" office:value-type="float" office:value="0.331764705882353">
            <text:p>0.33176471</text:p>
          </table:table-cell>
          <table:table-cell table:number-columns-repeated="252"/>
          <table:table-cell table:style-name="ce2" table:number-columns-repeated="767"/>
        </table:table-row>
        <table:table-row table:style-name="ro2">
          <table:table-cell table:style-name="ce6" office:value-type="float" office:value="171">
            <text:p>171</text:p>
          </table:table-cell>
          <table:table-cell table:style-name="ce11" table:formula="of:=IF([.A199]&lt;StereoRes;(B/100)*StereoF/[.A199];0)" office:value-type="float" office:value="0.570385964912281">
            <text:p>0.57038596</text:p>
          </table:table-cell>
          <table:table-cell table:style-name="ce13" table:formula="of:=IF([.A199]&lt;StereoRes;StereoF*(B/100)*CorrAccuracy/([.A199]*[.A199]);0)" office:value-type="float" office:value="0.000667118087616703">
            <text:p>0.0007</text:p>
          </table:table-cell>
          <table:table-cell table:style-name="ce11" table:formula="of:=IF([.A199]&lt;StereoRes;2*ATAN((StereoRes-[.A199])/(2*StereoF))*180/3.14;0)" office:value-type="float" office:value="32.2029640734352">
            <text:p>32.20296407</text:p>
          </table:table-cell>
          <table:table-cell table:style-name="ce11" table:formula="of:=((StereoRes-2*[.A199])*[.B199]/(2*StereoF))-((-StereoRes*[.B199])/(2*StereoF))" office:value-type="float" office:value="0.329122807017544">
            <text:p>0.32912281</text:p>
          </table:table-cell>
          <table:table-cell table:number-columns-repeated="252"/>
          <table:table-cell table:style-name="ce2" table:number-columns-repeated="767"/>
        </table:table-row>
        <table:table-row table:style-name="ro2">
          <table:table-cell table:style-name="ce6" office:value-type="float" office:value="172">
            <text:p>172</text:p>
          </table:table-cell>
          <table:table-cell table:style-name="ce11" table:formula="of:=IF([.A200]&lt;StereoRes;(B/100)*StereoF/[.A200];0)" office:value-type="float" office:value="0.56706976744186">
            <text:p>0.56706977</text:p>
          </table:table-cell>
          <table:table-cell table:style-name="ce13" table:formula="of:=IF([.A200]&lt;StereoRes;StereoF*(B/100)*CorrAccuracy/([.A200]*[.A200]);0)" office:value-type="float" office:value="0.000659383450513791">
            <text:p>0.0007</text:p>
          </table:table-cell>
          <table:table-cell table:style-name="ce11" table:formula="of:=IF([.A200]&lt;StereoRes;2*ATAN((StereoRes-[.A200])/(2*StereoF))*180/3.14;0)" office:value-type="float" office:value="32.1378452349144">
            <text:p>32.13784523</text:p>
          </table:table-cell>
          <table:table-cell table:style-name="ce11" table:formula="of:=((StereoRes-2*[.A200])*[.B200]/(2*StereoF))-((-StereoRes*[.B200])/(2*StereoF))" office:value-type="float" office:value="0.326511627906977">
            <text:p>0.32651163</text:p>
          </table:table-cell>
          <table:table-cell table:number-columns-repeated="252"/>
          <table:table-cell table:style-name="ce2" table:number-columns-repeated="767"/>
        </table:table-row>
        <table:table-row table:style-name="ro2">
          <table:table-cell table:style-name="ce6" office:value-type="float" office:value="173">
            <text:p>173</text:p>
          </table:table-cell>
          <table:table-cell table:style-name="ce11" table:formula="of:=IF([.A201]&lt;StereoRes;(B/100)*StereoF/[.A201];0)" office:value-type="float" office:value="0.563791907514451">
            <text:p>0.56379191</text:p>
          </table:table-cell>
          <table:table-cell table:style-name="ce13" table:formula="of:=IF([.A201]&lt;StereoRes;StereoF*(B/100)*CorrAccuracy/([.A201]*[.A201]);0)" office:value-type="float" office:value="0.000651782552039828">
            <text:p>0.0007</text:p>
          </table:table-cell>
          <table:table-cell table:style-name="ce11" table:formula="of:=IF([.A201]&lt;StereoRes;2*ATAN((StereoRes-[.A201])/(2*StereoF))*180/3.14;0)" office:value-type="float" office:value="32.0727050932055">
            <text:p>32.07270509</text:p>
          </table:table-cell>
          <table:table-cell table:style-name="ce11" table:formula="of:=((StereoRes-2*[.A201])*[.B201]/(2*StereoF))-((-StereoRes*[.B201])/(2*StereoF))" office:value-type="float" office:value="0.32393063583815">
            <text:p>0.32393064</text:p>
          </table:table-cell>
          <table:table-cell table:number-columns-repeated="252"/>
          <table:table-cell table:style-name="ce2" table:number-columns-repeated="767"/>
        </table:table-row>
        <table:table-row table:style-name="ro2">
          <table:table-cell table:style-name="ce6" office:value-type="float" office:value="174">
            <text:p>174</text:p>
          </table:table-cell>
          <table:table-cell table:style-name="ce11" table:formula="of:=IF([.A202]&lt;StereoRes;(B/100)*StereoF/[.A202];0)" office:value-type="float" office:value="0.560551724137931">
            <text:p>0.56055172</text:p>
          </table:table-cell>
          <table:table-cell table:style-name="ce13" table:formula="of:=IF([.A202]&lt;StereoRes;StereoF*(B/100)*CorrAccuracy/([.A202]*[.A202]);0)" office:value-type="float" office:value="0.000644312326595323">
            <text:p>0.0006</text:p>
          </table:table-cell>
          <table:table-cell table:style-name="ce11" table:formula="of:=IF([.A202]&lt;StereoRes;2*ATAN((StereoRes-[.A202])/(2*StereoF))*180/3.14;0)" office:value-type="float" office:value="32.0075436799297">
            <text:p>32.00754368</text:p>
          </table:table-cell>
          <table:table-cell table:style-name="ce11" table:formula="of:=((StereoRes-2*[.A202])*[.B202]/(2*StereoF))-((-StereoRes*[.B202])/(2*StereoF))" office:value-type="float" office:value="0.321379310344828">
            <text:p>0.32137931</text:p>
          </table:table-cell>
          <table:table-cell table:number-columns-repeated="252"/>
          <table:table-cell table:style-name="ce2" table:number-columns-repeated="767"/>
        </table:table-row>
        <table:table-row table:style-name="ro2">
          <table:table-cell table:style-name="ce6" office:value-type="float" office:value="175">
            <text:p>175</text:p>
          </table:table-cell>
          <table:table-cell table:style-name="ce11" table:formula="of:=IF([.A203]&lt;StereoRes;(B/100)*StereoF/[.A203];0)" office:value-type="float" office:value="0.557348571428571">
            <text:p>0.55734857</text:p>
          </table:table-cell>
          <table:table-cell table:style-name="ce13" table:formula="of:=IF([.A203]&lt;StereoRes;StereoF*(B/100)*CorrAccuracy/([.A203]*[.A203]);0)" office:value-type="float" office:value="0.000636969795918367">
            <text:p>0.0006</text:p>
          </table:table-cell>
          <table:table-cell table:style-name="ce11" table:formula="of:=IF([.A203]&lt;StereoRes;2*ATAN((StereoRes-[.A203])/(2*StereoF))*180/3.14;0)" office:value-type="float" office:value="31.9423610267842">
            <text:p>31.94236103</text:p>
          </table:table-cell>
          <table:table-cell table:style-name="ce11" table:formula="of:=((StereoRes-2*[.A203])*[.B203]/(2*StereoF))-((-StereoRes*[.B203])/(2*StereoF))" office:value-type="float" office:value="0.318857142857143">
            <text:p>0.31885714</text:p>
          </table:table-cell>
          <table:table-cell table:number-columns-repeated="252"/>
          <table:table-cell table:style-name="ce2" table:number-columns-repeated="767"/>
        </table:table-row>
        <table:table-row table:style-name="ro2">
          <table:table-cell table:style-name="ce6" office:value-type="float" office:value="176">
            <text:p>176</text:p>
          </table:table-cell>
          <table:table-cell table:style-name="ce11" table:formula="of:=IF([.A204]&lt;StereoRes;(B/100)*StereoF/[.A204];0)" office:value-type="float" office:value="0.554181818181818">
            <text:p>0.55418182</text:p>
          </table:table-cell>
          <table:table-cell table:style-name="ce13" table:formula="of:=IF([.A204]&lt;StereoRes;StereoF*(B/100)*CorrAccuracy/([.A204]*[.A204]);0)" office:value-type="float" office:value="0.000629752066115702">
            <text:p>0.0006</text:p>
          </table:table-cell>
          <table:table-cell table:style-name="ce11" table:formula="of:=IF([.A204]&lt;StereoRes;2*ATAN((StereoRes-[.A204])/(2*StereoF))*180/3.14;0)" office:value-type="float" office:value="31.8771571655413">
            <text:p>31.87715717</text:p>
          </table:table-cell>
          <table:table-cell table:style-name="ce11" table:formula="of:=((StereoRes-2*[.A204])*[.B204]/(2*StereoF))-((-StereoRes*[.B204])/(2*StereoF))" office:value-type="float" office:value="0.316363636363636">
            <text:p>0.31636364</text:p>
          </table:table-cell>
          <table:table-cell table:number-columns-repeated="252"/>
          <table:table-cell table:style-name="ce2" table:number-columns-repeated="767"/>
        </table:table-row>
        <table:table-row table:style-name="ro2">
          <table:table-cell table:style-name="ce6" office:value-type="float" office:value="177">
            <text:p>177</text:p>
          </table:table-cell>
          <table:table-cell table:style-name="ce11" table:formula="of:=IF([.A205]&lt;StereoRes;(B/100)*StereoF/[.A205];0)" office:value-type="float" office:value="0.551050847457627">
            <text:p>0.55105085</text:p>
          </table:table-cell>
          <table:table-cell table:style-name="ce13" table:formula="of:=IF([.A205]&lt;StereoRes;StereoF*(B/100)*CorrAccuracy/([.A205]*[.A205]);0)" office:value-type="float" office:value="0.000622656324810878">
            <text:p>0.0006</text:p>
          </table:table-cell>
          <table:table-cell table:style-name="ce11" table:formula="of:=IF([.A205]&lt;StereoRes;2*ATAN((StereoRes-[.A205])/(2*StereoF))*180/3.14;0)" office:value-type="float" office:value="31.8119321280493">
            <text:p>31.81193213</text:p>
          </table:table-cell>
          <table:table-cell table:style-name="ce11" table:formula="of:=((StereoRes-2*[.A205])*[.B205]/(2*StereoF))-((-StereoRes*[.B205])/(2*StereoF))" office:value-type="float" office:value="0.313898305084746">
            <text:p>0.31389831</text:p>
          </table:table-cell>
          <table:table-cell table:number-columns-repeated="252"/>
          <table:table-cell table:style-name="ce2" table:number-columns-repeated="767"/>
        </table:table-row>
        <table:table-row table:style-name="ro2">
          <table:table-cell table:style-name="ce6" office:value-type="float" office:value="178">
            <text:p>178</text:p>
          </table:table-cell>
          <table:table-cell table:style-name="ce11" table:formula="of:=IF([.A206]&lt;StereoRes;(B/100)*StereoF/[.A206];0)" office:value-type="float" office:value="0.547955056179775">
            <text:p>0.54795506</text:p>
          </table:table-cell>
          <table:table-cell table:style-name="ce13" table:formula="of:=IF([.A206]&lt;StereoRes;StereoF*(B/100)*CorrAccuracy/([.A206]*[.A206]);0)" office:value-type="float" office:value="0.000615679838404242">
            <text:p>0.0006</text:p>
          </table:table-cell>
          <table:table-cell table:style-name="ce11" table:formula="of:=IF([.A206]&lt;StereoRes;2*ATAN((StereoRes-[.A206])/(2*StereoF))*180/3.14;0)" office:value-type="float" office:value="31.7466859462318">
            <text:p>31.74668595</text:p>
          </table:table-cell>
          <table:table-cell table:style-name="ce11" table:formula="of:=((StereoRes-2*[.A206])*[.B206]/(2*StereoF))-((-StereoRes*[.B206])/(2*StereoF))" office:value-type="float" office:value="0.311460674157303">
            <text:p>0.31146067</text:p>
          </table:table-cell>
          <table:table-cell table:number-columns-repeated="252"/>
          <table:table-cell table:style-name="ce2" table:number-columns-repeated="767"/>
        </table:table-row>
        <table:table-row table:style-name="ro2">
          <table:table-cell table:style-name="ce6" office:value-type="float" office:value="179">
            <text:p>179</text:p>
          </table:table-cell>
          <table:table-cell table:style-name="ce11" table:formula="of:=IF([.A207]&lt;StereoRes;(B/100)*StereoF/[.A207];0)" office:value-type="float" office:value="0.544893854748603">
            <text:p>0.54489385</text:p>
          </table:table-cell>
          <table:table-cell table:style-name="ce13" table:formula="of:=IF([.A207]&lt;StereoRes;StereoF*(B/100)*CorrAccuracy/([.A207]*[.A207]);0)" office:value-type="float" office:value="0.00060881994943978">
            <text:p>0.0006</text:p>
          </table:table-cell>
          <table:table-cell table:style-name="ce11" table:formula="of:=IF([.A207]&lt;StereoRes;2*ATAN((StereoRes-[.A207])/(2*StereoF))*180/3.14;0)" office:value-type="float" office:value="31.6814186520879">
            <text:p>31.68141865</text:p>
          </table:table-cell>
          <table:table-cell table:style-name="ce11" table:formula="of:=((StereoRes-2*[.A207])*[.B207]/(2*StereoF))-((-StereoRes*[.B207])/(2*StereoF))" office:value-type="float" office:value="0.309050279329609">
            <text:p>0.30905028</text:p>
          </table:table-cell>
          <table:table-cell table:number-columns-repeated="252"/>
          <table:table-cell table:style-name="ce2" table:number-columns-repeated="767"/>
        </table:table-row>
        <table:table-row table:style-name="ro2">
          <table:table-cell table:style-name="ce6" office:value-type="float" office:value="180">
            <text:p>180</text:p>
          </table:table-cell>
          <table:table-cell table:style-name="ce11" table:formula="of:=IF([.A208]&lt;StereoRes;(B/100)*StereoF/[.A208];0)" office:value-type="float" office:value="0.541866666666667">
            <text:p>0.54186667</text:p>
          </table:table-cell>
          <table:table-cell table:style-name="ce13" table:formula="of:=IF([.A208]&lt;StereoRes;StereoF*(B/100)*CorrAccuracy/([.A208]*[.A208]);0)" office:value-type="float" office:value="0.000602074074074074">
            <text:p>0.0006</text:p>
          </table:table-cell>
          <table:table-cell table:style-name="ce11" table:formula="of:=IF([.A208]&lt;StereoRes;2*ATAN((StereoRes-[.A208])/(2*StereoF))*180/3.14;0)" office:value-type="float" office:value="31.6161302776922">
            <text:p>31.61613028</text:p>
          </table:table-cell>
          <table:table-cell table:style-name="ce11" table:formula="of:=((StereoRes-2*[.A208])*[.B208]/(2*StereoF))-((-StereoRes*[.B208])/(2*StereoF))" office:value-type="float" office:value="0.306666666666667">
            <text:p>0.30666667</text:p>
          </table:table-cell>
          <table:table-cell table:number-columns-repeated="252"/>
          <table:table-cell table:style-name="ce2" table:number-columns-repeated="767"/>
        </table:table-row>
        <table:table-row table:style-name="ro2">
          <table:table-cell table:style-name="ce6" office:value-type="float" office:value="181">
            <text:p>181</text:p>
          </table:table-cell>
          <table:table-cell table:style-name="ce11" table:formula="of:=IF([.A209]&lt;StereoRes;(B/100)*StereoF/[.A209];0)" office:value-type="float" office:value="0.538872928176796">
            <text:p>0.53887293</text:p>
          </table:table-cell>
          <table:table-cell table:style-name="ce13" table:formula="of:=IF([.A209]&lt;StereoRes;StereoF*(B/100)*CorrAccuracy/([.A209]*[.A209]);0)" office:value-type="float" office:value="0.000595439699642868">
            <text:p>0.0006</text:p>
          </table:table-cell>
          <table:table-cell table:style-name="ce11" table:formula="of:=IF([.A209]&lt;StereoRes;2*ATAN((StereoRes-[.A209])/(2*StereoF))*180/3.14;0)" office:value-type="float" office:value="31.5508208551947">
            <text:p>31.55082086</text:p>
          </table:table-cell>
          <table:table-cell table:style-name="ce11" table:formula="of:=((StereoRes-2*[.A209])*[.B209]/(2*StereoF))-((-StereoRes*[.B209])/(2*StereoF))" office:value-type="float" office:value="0.304309392265193">
            <text:p>0.30430939</text:p>
          </table:table-cell>
          <table:table-cell table:number-columns-repeated="252"/>
          <table:table-cell table:style-name="ce2" table:number-columns-repeated="767"/>
        </table:table-row>
        <table:table-row table:style-name="ro2">
          <table:table-cell table:style-name="ce6" office:value-type="float" office:value="182">
            <text:p>182</text:p>
          </table:table-cell>
          <table:table-cell table:style-name="ce11" table:formula="of:=IF([.A210]&lt;StereoRes;(B/100)*StereoF/[.A210];0)" office:value-type="float" office:value="0.535912087912088">
            <text:p>0.53591209</text:p>
          </table:table-cell>
          <table:table-cell table:style-name="ce13" table:formula="of:=IF([.A210]&lt;StereoRes;StereoF*(B/100)*CorrAccuracy/([.A210]*[.A210]);0)" office:value-type="float" office:value="0.000588914382320976">
            <text:p>0.0006</text:p>
          </table:table-cell>
          <table:table-cell table:style-name="ce11" table:formula="of:=IF([.A210]&lt;StereoRes;2*ATAN((StereoRes-[.A210])/(2*StereoF))*180/3.14;0)" office:value-type="float" office:value="31.4854904168207">
            <text:p>31.48549042</text:p>
          </table:table-cell>
          <table:table-cell table:style-name="ce11" table:formula="of:=((StereoRes-2*[.A210])*[.B210]/(2*StereoF))-((-StereoRes*[.B210])/(2*StereoF))" office:value-type="float" office:value="0.301978021978022">
            <text:p>0.30197802</text:p>
          </table:table-cell>
          <table:table-cell table:number-columns-repeated="252"/>
          <table:table-cell table:style-name="ce2" table:number-columns-repeated="767"/>
        </table:table-row>
        <table:table-row table:style-name="ro2">
          <table:table-cell table:style-name="ce6" office:value-type="float" office:value="183">
            <text:p>183</text:p>
          </table:table-cell>
          <table:table-cell table:style-name="ce11" table:formula="of:=IF([.A211]&lt;StereoRes;(B/100)*StereoF/[.A211];0)" office:value-type="float" office:value="0.532983606557377">
            <text:p>0.53298361</text:p>
          </table:table-cell>
          <table:table-cell table:style-name="ce13" table:formula="of:=IF([.A211]&lt;StereoRes;StereoF*(B/100)*CorrAccuracy/([.A211]*[.A211]);0)" office:value-type="float" office:value="0.00058249574487145">
            <text:p>0.0006</text:p>
          </table:table-cell>
          <table:table-cell table:style-name="ce11" table:formula="of:=IF([.A211]&lt;StereoRes;2*ATAN((StereoRes-[.A211])/(2*StereoF))*180/3.14;0)" office:value-type="float" office:value="31.420138994871">
            <text:p>31.42013899</text:p>
          </table:table-cell>
          <table:table-cell table:style-name="ce11" table:formula="of:=((StereoRes-2*[.A211])*[.B211]/(2*StereoF))-((-StereoRes*[.B211])/(2*StereoF))" office:value-type="float" office:value="0.299672131147541">
            <text:p>0.29967213</text:p>
          </table:table-cell>
          <table:table-cell table:number-columns-repeated="252"/>
          <table:table-cell table:style-name="ce2" table:number-columns-repeated="767"/>
        </table:table-row>
        <table:table-row table:style-name="ro2">
          <table:table-cell table:style-name="ce6" office:value-type="float" office:value="184">
            <text:p>184</text:p>
          </table:table-cell>
          <table:table-cell table:style-name="ce11" table:formula="of:=IF([.A212]&lt;StereoRes;(B/100)*StereoF/[.A212];0)" office:value-type="float" office:value="0.530086956521739">
            <text:p>0.53008696</text:p>
          </table:table-cell>
          <table:table-cell table:style-name="ce13" table:formula="of:=IF([.A212]&lt;StereoRes;StereoF*(B/100)*CorrAccuracy/([.A212]*[.A212]);0)" office:value-type="float" office:value="0.000576181474480151">
            <text:p>0.0006</text:p>
          </table:table-cell>
          <table:table-cell table:style-name="ce11" table:formula="of:=IF([.A212]&lt;StereoRes;2*ATAN((StereoRes-[.A212])/(2*StereoF))*180/3.14;0)" office:value-type="float" office:value="31.3547666217214">
            <text:p>31.35476662</text:p>
          </table:table-cell>
          <table:table-cell table:style-name="ce11" table:formula="of:=((StereoRes-2*[.A212])*[.B212]/(2*StereoF))-((-StereoRes*[.B212])/(2*StereoF))" office:value-type="float" office:value="0.297391304347826">
            <text:p>0.29739130</text:p>
          </table:table-cell>
          <table:table-cell table:number-columns-repeated="252"/>
          <table:table-cell table:style-name="ce2" table:number-columns-repeated="767"/>
        </table:table-row>
        <table:table-row table:style-name="ro2">
          <table:table-cell table:style-name="ce6" office:value-type="float" office:value="185">
            <text:p>185</text:p>
          </table:table-cell>
          <table:table-cell table:style-name="ce11" table:formula="of:=IF([.A213]&lt;StereoRes;(B/100)*StereoF/[.A213];0)" office:value-type="float" office:value="0.527221621621622">
            <text:p>0.52722162</text:p>
          </table:table-cell>
          <table:table-cell table:style-name="ce13" table:formula="of:=IF([.A213]&lt;StereoRes;StereoF*(B/100)*CorrAccuracy/([.A213]*[.A213]);0)" office:value-type="float" office:value="0.000569969320672023">
            <text:p>0.0006</text:p>
          </table:table-cell>
          <table:table-cell table:style-name="ce11" table:formula="of:=IF([.A213]&lt;StereoRes;2*ATAN((StereoRes-[.A213])/(2*StereoF))*180/3.14;0)" office:value-type="float" office:value="31.2893733298234">
            <text:p>31.28937333</text:p>
          </table:table-cell>
          <table:table-cell table:style-name="ce11" table:formula="of:=((StereoRes-2*[.A213])*[.B213]/(2*StereoF))-((-StereoRes*[.B213])/(2*StereoF))" office:value-type="float" office:value="0.295135135135135">
            <text:p>0.29513514</text:p>
          </table:table-cell>
          <table:table-cell table:number-columns-repeated="252"/>
          <table:table-cell table:style-name="ce2" table:number-columns-repeated="767"/>
        </table:table-row>
        <table:table-row table:style-name="ro2">
          <table:table-cell table:style-name="ce6" office:value-type="float" office:value="186">
            <text:p>186</text:p>
          </table:table-cell>
          <table:table-cell table:style-name="ce11" table:formula="of:=IF([.A214]&lt;StereoRes;(B/100)*StereoF/[.A214];0)" office:value-type="float" office:value="0.524387096774194">
            <text:p>0.52438710</text:p>
          </table:table-cell>
          <table:table-cell table:style-name="ce13" table:formula="of:=IF([.A214]&lt;StereoRes;StereoF*(B/100)*CorrAccuracy/([.A214]*[.A214]);0)" office:value-type="float" office:value="0.000563857093305584">
            <text:p>0.0006</text:p>
          </table:table-cell>
          <table:table-cell table:style-name="ce11" table:formula="of:=IF([.A214]&lt;StereoRes;2*ATAN((StereoRes-[.A214])/(2*StereoF))*180/3.14;0)" office:value-type="float" office:value="31.2239591517033">
            <text:p>31.22395915</text:p>
          </table:table-cell>
          <table:table-cell table:style-name="ce11" table:formula="of:=((StereoRes-2*[.A214])*[.B214]/(2*StereoF))-((-StereoRes*[.B214])/(2*StereoF))" office:value-type="float" office:value="0.292903225806452">
            <text:p>0.29290323</text:p>
          </table:table-cell>
          <table:table-cell table:number-columns-repeated="252"/>
          <table:table-cell table:style-name="ce2" table:number-columns-repeated="767"/>
        </table:table-row>
        <table:table-row table:style-name="ro2">
          <table:table-cell table:style-name="ce6" office:value-type="float" office:value="187">
            <text:p>187</text:p>
          </table:table-cell>
          <table:table-cell table:style-name="ce11" table:formula="of:=IF([.A215]&lt;StereoRes;(B/100)*StereoF/[.A215];0)" office:value-type="float" office:value="0.521582887700535">
            <text:p>0.52158289</text:p>
          </table:table-cell>
          <table:table-cell table:style-name="ce13" table:formula="of:=IF([.A215]&lt;StereoRes;StereoF*(B/100)*CorrAccuracy/([.A215]*[.A215]);0)" office:value-type="float" office:value="0.000557842660642283">
            <text:p>0.0006</text:p>
          </table:table-cell>
          <table:table-cell table:style-name="ce11" table:formula="of:=IF([.A215]&lt;StereoRes;2*ATAN((StereoRes-[.A215])/(2*StereoF))*180/3.14;0)" office:value-type="float" office:value="31.1585241199627">
            <text:p>31.15852412</text:p>
          </table:table-cell>
          <table:table-cell table:style-name="ce11" table:formula="of:=((StereoRes-2*[.A215])*[.B215]/(2*StereoF))-((-StereoRes*[.B215])/(2*StereoF))" office:value-type="float" office:value="0.290695187165775">
            <text:p>0.29069519</text:p>
          </table:table-cell>
          <table:table-cell table:number-columns-repeated="252"/>
          <table:table-cell table:style-name="ce2" table:number-columns-repeated="767"/>
        </table:table-row>
        <table:table-row table:style-name="ro2">
          <table:table-cell table:style-name="ce6" office:value-type="float" office:value="188">
            <text:p>188</text:p>
          </table:table-cell>
          <table:table-cell table:style-name="ce11" table:formula="of:=IF([.A216]&lt;StereoRes;(B/100)*StereoF/[.A216];0)" office:value-type="float" office:value="0.518808510638298">
            <text:p>0.51880851</text:p>
          </table:table-cell>
          <table:table-cell table:style-name="ce13" table:formula="of:=IF([.A216]&lt;StereoRes;StereoF*(B/100)*CorrAccuracy/([.A216]*[.A216]);0)" office:value-type="float" office:value="0.000551923947487551">
            <text:p>0.0006</text:p>
          </table:table-cell>
          <table:table-cell table:style-name="ce11" table:formula="of:=IF([.A216]&lt;StereoRes;2*ATAN((StereoRes-[.A216])/(2*StereoF))*180/3.14;0)" office:value-type="float" office:value="31.0930682672785">
            <text:p>31.09306827</text:p>
          </table:table-cell>
          <table:table-cell table:style-name="ce11" table:formula="of:=((StereoRes-2*[.A216])*[.B216]/(2*StereoF))-((-StereoRes*[.B216])/(2*StereoF))" office:value-type="float" office:value="0.288510638297872">
            <text:p>0.28851064</text:p>
          </table:table-cell>
          <table:table-cell table:number-columns-repeated="252"/>
          <table:table-cell table:style-name="ce2" table:number-columns-repeated="767"/>
        </table:table-row>
        <table:table-row table:style-name="ro2">
          <table:table-cell table:style-name="ce6" office:value-type="float" office:value="189">
            <text:p>189</text:p>
          </table:table-cell>
          <table:table-cell table:style-name="ce11" table:formula="of:=IF([.A217]&lt;StereoRes;(B/100)*StereoF/[.A217];0)" office:value-type="float" office:value="0.516063492063492">
            <text:p>0.51606349</text:p>
          </table:table-cell>
          <table:table-cell table:style-name="ce13" table:formula="of:=IF([.A217]&lt;StereoRes;StereoF*(B/100)*CorrAccuracy/([.A217]*[.A217]);0)" office:value-type="float" office:value="0.000546098933400521">
            <text:p>0.0005</text:p>
          </table:table-cell>
          <table:table-cell table:style-name="ce11" table:formula="of:=IF([.A217]&lt;StereoRes;2*ATAN((StereoRes-[.A217])/(2*StereoF))*180/3.14;0)" office:value-type="float" office:value="31.0275916264024">
            <text:p>31.02759163</text:p>
          </table:table-cell>
          <table:table-cell table:style-name="ce11" table:formula="of:=((StereoRes-2*[.A217])*[.B217]/(2*StereoF))-((-StereoRes*[.B217])/(2*StereoF))" office:value-type="float" office:value="0.286349206349206">
            <text:p>0.28634921</text:p>
          </table:table-cell>
          <table:table-cell table:number-columns-repeated="252"/>
          <table:table-cell table:style-name="ce2" table:number-columns-repeated="767"/>
        </table:table-row>
        <table:table-row table:style-name="ro2">
          <table:table-cell table:style-name="ce6" office:value-type="float" office:value="190">
            <text:p>190</text:p>
          </table:table-cell>
          <table:table-cell table:style-name="ce11" table:formula="of:=IF([.A218]&lt;StereoRes;(B/100)*StereoF/[.A218];0)" office:value-type="float" office:value="0.513347368421053">
            <text:p>0.51334737</text:p>
          </table:table-cell>
          <table:table-cell table:style-name="ce13" table:formula="of:=IF([.A218]&lt;StereoRes;StereoF*(B/100)*CorrAccuracy/([.A218]*[.A218]);0)" office:value-type="float" office:value="0.000540365650969529">
            <text:p>0.0005</text:p>
          </table:table-cell>
          <table:table-cell table:style-name="ce11" table:formula="of:=IF([.A218]&lt;StereoRes;2*ATAN((StereoRes-[.A218])/(2*StereoF))*180/3.14;0)" office:value-type="float" office:value="30.9620942301614">
            <text:p>30.96209423</text:p>
          </table:table-cell>
          <table:table-cell table:style-name="ce11" table:formula="of:=((StereoRes-2*[.A218])*[.B218]/(2*StereoF))-((-StereoRes*[.B218])/(2*StereoF))" office:value-type="float" office:value="0.284210526315789">
            <text:p>0.28421053</text:p>
          </table:table-cell>
          <table:table-cell table:number-columns-repeated="252"/>
          <table:table-cell table:style-name="ce2" table:number-columns-repeated="767"/>
        </table:table-row>
        <table:table-row table:style-name="ro2">
          <table:table-cell table:style-name="ce6" office:value-type="float" office:value="191">
            <text:p>191</text:p>
          </table:table-cell>
          <table:table-cell table:style-name="ce11" table:formula="of:=IF([.A219]&lt;StereoRes;(B/100)*StereoF/[.A219];0)" office:value-type="float" office:value="0.510659685863874">
            <text:p>0.51065969</text:p>
          </table:table-cell>
          <table:table-cell table:style-name="ce13" table:formula="of:=IF([.A219]&lt;StereoRes;StereoF*(B/100)*CorrAccuracy/([.A219]*[.A219]);0)" office:value-type="float" office:value="0.000534722184150654">
            <text:p>0.0005</text:p>
          </table:table-cell>
          <table:table-cell table:style-name="ce11" table:formula="of:=IF([.A219]&lt;StereoRes;2*ATAN((StereoRes-[.A219])/(2*StereoF))*180/3.14;0)" office:value-type="float" office:value="30.8965761114574">
            <text:p>30.89657611</text:p>
          </table:table-cell>
          <table:table-cell table:style-name="ce11" table:formula="of:=((StereoRes-2*[.A219])*[.B219]/(2*StereoF))-((-StereoRes*[.B219])/(2*StereoF))" office:value-type="float" office:value="0.282094240837696">
            <text:p>0.28209424</text:p>
          </table:table-cell>
          <table:table-cell table:number-columns-repeated="252"/>
          <table:table-cell table:style-name="ce2" table:number-columns-repeated="767"/>
        </table:table-row>
        <table:table-row table:style-name="ro2">
          <table:table-cell table:style-name="ce6" office:value-type="float" office:value="192">
            <text:p>192</text:p>
          </table:table-cell>
          <table:table-cell table:style-name="ce11" table:formula="of:=IF([.A220]&lt;StereoRes;(B/100)*StereoF/[.A220];0)" office:value-type="float" office:value="0.508">
            <text:p>0.50800000</text:p>
          </table:table-cell>
          <table:table-cell table:style-name="ce13" table:formula="of:=IF([.A220]&lt;StereoRes;StereoF*(B/100)*CorrAccuracy/([.A220]*[.A220]);0)" office:value-type="float" office:value="0.000529166666666667">
            <text:p>0.0005</text:p>
          </table:table-cell>
          <table:table-cell table:style-name="ce11" table:formula="of:=IF([.A220]&lt;StereoRes;2*ATAN((StereoRes-[.A220])/(2*StereoF))*180/3.14;0)" office:value-type="float" office:value="30.8310373032673">
            <text:p>30.83103730</text:p>
          </table:table-cell>
          <table:table-cell table:style-name="ce11" table:formula="of:=((StereoRes-2*[.A220])*[.B220]/(2*StereoF))-((-StereoRes*[.B220])/(2*StereoF))" office:value-type="float" office:value="0.28">
            <text:p>0.28000000</text:p>
          </table:table-cell>
          <table:table-cell table:number-columns-repeated="252"/>
          <table:table-cell table:style-name="ce2" table:number-columns-repeated="767"/>
        </table:table-row>
        <table:table-row table:style-name="ro2">
          <table:table-cell table:style-name="ce6" office:value-type="float" office:value="193">
            <text:p>193</text:p>
          </table:table-cell>
          <table:table-cell table:style-name="ce11" table:formula="of:=IF([.A221]&lt;StereoRes;(B/100)*StereoF/[.A221];0)" office:value-type="float" office:value="0.505367875647668">
            <text:p>0.50536788</text:p>
          </table:table-cell>
          <table:table-cell table:style-name="ce13" table:formula="of:=IF([.A221]&lt;StereoRes;StereoF*(B/100)*CorrAccuracy/([.A221]*[.A221]);0)" office:value-type="float" office:value="0.000523697280463905">
            <text:p>0.0005</text:p>
          </table:table-cell>
          <table:table-cell table:style-name="ce11" table:formula="of:=IF([.A221]&lt;StereoRes;2*ATAN((StereoRes-[.A221])/(2*StereoF))*180/3.14;0)" office:value-type="float" office:value="30.7654778386429">
            <text:p>30.76547784</text:p>
          </table:table-cell>
          <table:table-cell table:style-name="ce11" table:formula="of:=((StereoRes-2*[.A221])*[.B221]/(2*StereoF))-((-StereoRes*[.B221])/(2*StereoF))" office:value-type="float" office:value="0.277927461139896">
            <text:p>0.27792746</text:p>
          </table:table-cell>
          <table:table-cell table:number-columns-repeated="252"/>
          <table:table-cell table:style-name="ce2" table:number-columns-repeated="767"/>
        </table:table-row>
        <table:table-row table:style-name="ro2">
          <table:table-cell table:style-name="ce6" office:value-type="float" office:value="194">
            <text:p>194</text:p>
          </table:table-cell>
          <table:table-cell table:style-name="ce11" table:formula="of:=IF([.A222]&lt;StereoRes;(B/100)*StereoF/[.A222];0)" office:value-type="float" office:value="0.502762886597938">
            <text:p>0.50276289</text:p>
          </table:table-cell>
          <table:table-cell table:style-name="ce13" table:formula="of:=IF([.A222]&lt;StereoRes;StereoF*(B/100)*CorrAccuracy/([.A222]*[.A222]);0)" office:value-type="float" office:value="0.000518312254224678">
            <text:p>0.0005</text:p>
          </table:table-cell>
          <table:table-cell table:style-name="ce11" table:formula="of:=IF([.A222]&lt;StereoRes;2*ATAN((StereoRes-[.A222])/(2*StereoF))*180/3.14;0)" office:value-type="float" office:value="30.6998977507107">
            <text:p>30.69989775</text:p>
          </table:table-cell>
          <table:table-cell table:style-name="ce11" table:formula="of:=((StereoRes-2*[.A222])*[.B222]/(2*StereoF))-((-StereoRes*[.B222])/(2*StereoF))" office:value-type="float" office:value="0.275876288659794">
            <text:p>0.27587629</text:p>
          </table:table-cell>
          <table:table-cell table:number-columns-repeated="252"/>
          <table:table-cell table:style-name="ce2" table:number-columns-repeated="767"/>
        </table:table-row>
        <table:table-row table:style-name="ro2">
          <table:table-cell table:style-name="ce6" office:value-type="float" office:value="195">
            <text:p>195</text:p>
          </table:table-cell>
          <table:table-cell table:style-name="ce11" table:formula="of:=IF([.A223]&lt;StereoRes;(B/100)*StereoF/[.A223];0)" office:value-type="float" office:value="0.500184615384615">
            <text:p>0.50018462</text:p>
          </table:table-cell>
          <table:table-cell table:style-name="ce13" table:formula="of:=IF([.A223]&lt;StereoRes;StereoF*(B/100)*CorrAccuracy/([.A223]*[.A223]);0)" office:value-type="float" office:value="0.000513009861932939">
            <text:p>0.0005</text:p>
          </table:table-cell>
          <table:table-cell table:style-name="ce11" table:formula="of:=IF([.A223]&lt;StereoRes;2*ATAN((StereoRes-[.A223])/(2*StereoF))*180/3.14;0)" office:value-type="float" office:value="30.6342970726724">
            <text:p>30.63429707</text:p>
          </table:table-cell>
          <table:table-cell table:style-name="ce11" table:formula="of:=((StereoRes-2*[.A223])*[.B223]/(2*StereoF))-((-StereoRes*[.B223])/(2*StereoF))" office:value-type="float" office:value="0.273846153846154">
            <text:p>0.27384615</text:p>
          </table:table-cell>
          <table:table-cell table:number-columns-repeated="252"/>
          <table:table-cell table:style-name="ce2" table:number-columns-repeated="767"/>
        </table:table-row>
        <table:table-row table:style-name="ro2">
          <table:table-cell table:style-name="ce6" office:value-type="float" office:value="196">
            <text:p>196</text:p>
          </table:table-cell>
          <table:table-cell table:style-name="ce11" table:formula="of:=IF([.A224]&lt;StereoRes;(B/100)*StereoF/[.A224];0)" office:value-type="float" office:value="0.497632653061224">
            <text:p>0.49763265</text:p>
          </table:table-cell>
          <table:table-cell table:style-name="ce13" table:formula="of:=IF([.A224]&lt;StereoRes;StereoF*(B/100)*CorrAccuracy/([.A224]*[.A224]);0)" office:value-type="float" office:value="0.000507788421491045">
            <text:p>0.0005</text:p>
          </table:table-cell>
          <table:table-cell table:style-name="ce11" table:formula="of:=IF([.A224]&lt;StereoRes;2*ATAN((StereoRes-[.A224])/(2*StereoF))*180/3.14;0)" office:value-type="float" office:value="30.5686758378041">
            <text:p>30.56867584</text:p>
          </table:table-cell>
          <table:table-cell table:style-name="ce11" table:formula="of:=((StereoRes-2*[.A224])*[.B224]/(2*StereoF))-((-StereoRes*[.B224])/(2*StereoF))" office:value-type="float" office:value="0.271836734693878">
            <text:p>0.27183673</text:p>
          </table:table-cell>
          <table:table-cell table:number-columns-repeated="252"/>
          <table:table-cell table:style-name="ce2" table:number-columns-repeated="767"/>
        </table:table-row>
        <table:table-row table:style-name="ro2">
          <table:table-cell table:style-name="ce6" office:value-type="float" office:value="197">
            <text:p>197</text:p>
          </table:table-cell>
          <table:table-cell table:style-name="ce11" table:formula="of:=IF([.A225]&lt;StereoRes;(B/100)*StereoF/[.A225];0)" office:value-type="float" office:value="0.495106598984772">
            <text:p>0.49510660</text:p>
          </table:table-cell>
          <table:table-cell table:style-name="ce13" table:formula="of:=IF([.A225]&lt;StereoRes;StereoF*(B/100)*CorrAccuracy/([.A225]*[.A225]);0)" office:value-type="float" office:value="0.000502646293385555">
            <text:p>0.0005</text:p>
          </table:table-cell>
          <table:table-cell table:style-name="ce11" table:formula="of:=IF([.A225]&lt;StereoRes;2*ATAN((StereoRes-[.A225])/(2*StereoF))*180/3.14;0)" office:value-type="float" office:value="30.5030340794569">
            <text:p>30.50303408</text:p>
          </table:table-cell>
          <table:table-cell table:style-name="ce11" table:formula="of:=((StereoRes-2*[.A225])*[.B225]/(2*StereoF))-((-StereoRes*[.B225])/(2*StereoF))" office:value-type="float" office:value="0.269847715736041">
            <text:p>0.26984772</text:p>
          </table:table-cell>
          <table:table-cell table:number-columns-repeated="252"/>
          <table:table-cell table:style-name="ce2" table:number-columns-repeated="767"/>
        </table:table-row>
        <table:table-row table:style-name="ro2">
          <table:table-cell table:style-name="ce6" office:value-type="float" office:value="198">
            <text:p>198</text:p>
          </table:table-cell>
          <table:table-cell table:style-name="ce11" table:formula="of:=IF([.A226]&lt;StereoRes;(B/100)*StereoF/[.A226];0)" office:value-type="float" office:value="0.492606060606061">
            <text:p>0.49260606</text:p>
          </table:table-cell>
          <table:table-cell table:style-name="ce13" table:formula="of:=IF([.A226]&lt;StereoRes;StereoF*(B/100)*CorrAccuracy/([.A226]*[.A226]);0)" office:value-type="float" office:value="0.000497581879400061">
            <text:p>0.0005</text:p>
          </table:table-cell>
          <table:table-cell table:style-name="ce11" table:formula="of:=IF([.A226]&lt;StereoRes;2*ATAN((StereoRes-[.A226])/(2*StereoF))*180/3.14;0)" office:value-type="float" office:value="30.4373718310565">
            <text:p>30.43737183</text:p>
          </table:table-cell>
          <table:table-cell table:style-name="ce11" table:formula="of:=((StereoRes-2*[.A226])*[.B226]/(2*StereoF))-((-StereoRes*[.B226])/(2*StereoF))" office:value-type="float" office:value="0.267878787878788">
            <text:p>0.26787879</text:p>
          </table:table-cell>
          <table:table-cell table:number-columns-repeated="252"/>
          <table:table-cell table:style-name="ce2" table:number-columns-repeated="767"/>
        </table:table-row>
        <table:table-row table:style-name="ro2">
          <table:table-cell table:style-name="ce6" office:value-type="float" office:value="199">
            <text:p>199</text:p>
          </table:table-cell>
          <table:table-cell table:style-name="ce11" table:formula="of:=IF([.A227]&lt;StereoRes;(B/100)*StereoF/[.A227];0)" office:value-type="float" office:value="0.490130653266332">
            <text:p>0.49013065</text:p>
          </table:table-cell>
          <table:table-cell table:style-name="ce13" table:formula="of:=IF([.A227]&lt;StereoRes;StereoF*(B/100)*CorrAccuracy/([.A227]*[.A227]);0)" office:value-type="float" office:value="0.000492593621373198">
            <text:p>0.0005</text:p>
          </table:table-cell>
          <table:table-cell table:style-name="ce11" table:formula="of:=IF([.A227]&lt;StereoRes;2*ATAN((StereoRes-[.A227])/(2*StereoF))*180/3.14;0)" office:value-type="float" office:value="30.3716891261031">
            <text:p>30.37168913</text:p>
          </table:table-cell>
          <table:table-cell table:style-name="ce11" table:formula="of:=((StereoRes-2*[.A227])*[.B227]/(2*StereoF))-((-StereoRes*[.B227])/(2*StereoF))" office:value-type="float" office:value="0.265929648241206">
            <text:p>0.26592965</text:p>
          </table:table-cell>
          <table:table-cell table:number-columns-repeated="252"/>
          <table:table-cell table:style-name="ce2" table:number-columns-repeated="767"/>
        </table:table-row>
        <table:table-row table:style-name="ro2">
          <table:table-cell table:style-name="ce6" office:value-type="float" office:value="200">
            <text:p>200</text:p>
          </table:table-cell>
          <table:table-cell table:style-name="ce11" table:formula="of:=IF([.A228]&lt;StereoRes;(B/100)*StereoF/[.A228];0)" office:value-type="float" office:value="0.48768">
            <text:p>0.48768000</text:p>
          </table:table-cell>
          <table:table-cell table:style-name="ce13" table:formula="of:=IF([.A228]&lt;StereoRes;StereoF*(B/100)*CorrAccuracy/([.A228]*[.A228]);0)" office:value-type="float" office:value="0.00048768">
            <text:p>0.0005</text:p>
          </table:table-cell>
          <table:table-cell table:style-name="ce11" table:formula="of:=IF([.A228]&lt;StereoRes;2*ATAN((StereoRes-[.A228])/(2*StereoF))*180/3.14;0)" office:value-type="float" office:value="30.3059859981718">
            <text:p>30.30598600</text:p>
          </table:table-cell>
          <table:table-cell table:style-name="ce11" table:formula="of:=((StereoRes-2*[.A228])*[.B228]/(2*StereoF))-((-StereoRes*[.B228])/(2*StereoF))" office:value-type="float" office:value="0.264">
            <text:p>0.26400000</text:p>
          </table:table-cell>
          <table:table-cell table:number-columns-repeated="252"/>
          <table:table-cell table:style-name="ce2" table:number-columns-repeated="767"/>
        </table:table-row>
        <table:table-row table:style-name="ro2">
          <table:table-cell table:style-name="ce6" office:value-type="float" office:value="201">
            <text:p>201</text:p>
          </table:table-cell>
          <table:table-cell table:style-name="ce11" table:formula="of:=IF([.A229]&lt;StereoRes;(B/100)*StereoF/[.A229];0)" office:value-type="float" office:value="0.485253731343284">
            <text:p>0.48525373</text:p>
          </table:table-cell>
          <table:table-cell table:style-name="ce13" table:formula="of:=IF([.A229]&lt;StereoRes;StereoF*(B/100)*CorrAccuracy/([.A229]*[.A229]);0)" office:value-type="float" office:value="0.000482839533674909">
            <text:p>0.0005</text:p>
          </table:table-cell>
          <table:table-cell table:style-name="ce11" table:formula="of:=IF([.A229]&lt;StereoRes;2*ATAN((StereoRes-[.A229])/(2*StereoF))*180/3.14;0)" office:value-type="float" office:value="30.2402624809119">
            <text:p>30.24026248</text:p>
          </table:table-cell>
          <table:table-cell table:style-name="ce11" table:formula="of:=((StereoRes-2*[.A229])*[.B229]/(2*StereoF))-((-StereoRes*[.B229])/(2*StereoF))" office:value-type="float" office:value="0.262089552238806">
            <text:p>0.26208955</text:p>
          </table:table-cell>
          <table:table-cell table:number-columns-repeated="252"/>
          <table:table-cell table:style-name="ce2" table:number-columns-repeated="767"/>
        </table:table-row>
        <table:table-row table:style-name="ro2">
          <table:table-cell table:style-name="ce6" office:value-type="float" office:value="202">
            <text:p>202</text:p>
          </table:table-cell>
          <table:table-cell table:style-name="ce11" table:formula="of:=IF([.A230]&lt;StereoRes;(B/100)*StereoF/[.A230];0)" office:value-type="float" office:value="0.482851485148515">
            <text:p>0.48285149</text:p>
          </table:table-cell>
          <table:table-cell table:style-name="ce13" table:formula="of:=IF([.A230]&lt;StereoRes;StereoF*(B/100)*CorrAccuracy/([.A230]*[.A230]);0)" office:value-type="float" office:value="0.000478070777374767">
            <text:p>0.0005</text:p>
          </table:table-cell>
          <table:table-cell table:style-name="ce11" table:formula="of:=IF([.A230]&lt;StereoRes;2*ATAN((StereoRes-[.A230])/(2*StereoF))*180/3.14;0)" office:value-type="float" office:value="30.1745186080474">
            <text:p>30.17451861</text:p>
          </table:table-cell>
          <table:table-cell table:style-name="ce11" table:formula="of:=((StereoRes-2*[.A230])*[.B230]/(2*StereoF))-((-StereoRes*[.B230])/(2*StereoF))" office:value-type="float" office:value="0.26019801980198">
            <text:p>0.26019802</text:p>
          </table:table-cell>
          <table:table-cell table:number-columns-repeated="252"/>
          <table:table-cell table:style-name="ce2" table:number-columns-repeated="767"/>
        </table:table-row>
        <table:table-row table:style-name="ro2">
          <table:table-cell table:style-name="ce6" office:value-type="float" office:value="203">
            <text:p>203</text:p>
          </table:table-cell>
          <table:table-cell table:style-name="ce11" table:formula="of:=IF([.A231]&lt;StereoRes;(B/100)*StereoF/[.A231];0)" office:value-type="float" office:value="0.480472906403941">
            <text:p>0.48047291</text:p>
          </table:table-cell>
          <table:table-cell table:style-name="ce13" table:formula="of:=IF([.A231]&lt;StereoRes;StereoF*(B/100)*CorrAccuracy/([.A231]*[.A231]);0)" office:value-type="float" office:value="0.000473372321580237">
            <text:p>0.0005</text:p>
          </table:table-cell>
          <table:table-cell table:style-name="ce11" table:formula="of:=IF([.A231]&lt;StereoRes;2*ATAN((StereoRes-[.A231])/(2*StereoF))*180/3.14;0)" office:value-type="float" office:value="30.1087544133767">
            <text:p>30.10875441</text:p>
          </table:table-cell>
          <table:table-cell table:style-name="ce11" table:formula="of:=((StereoRes-2*[.A231])*[.B231]/(2*StereoF))-((-StereoRes*[.B231])/(2*StereoF))" office:value-type="float" office:value="0.258325123152709">
            <text:p>0.25832512</text:p>
          </table:table-cell>
          <table:table-cell table:number-columns-repeated="252"/>
          <table:table-cell table:style-name="ce2" table:number-columns-repeated="767"/>
        </table:table-row>
        <table:table-row table:style-name="ro2">
          <table:table-cell table:style-name="ce6" office:value-type="float" office:value="204">
            <text:p>204</text:p>
          </table:table-cell>
          <table:table-cell table:style-name="ce11" table:formula="of:=IF([.A232]&lt;StereoRes;(B/100)*StereoF/[.A232];0)" office:value-type="float" office:value="0.478117647058823">
            <text:p>0.47811765</text:p>
          </table:table-cell>
          <table:table-cell table:style-name="ce13" table:formula="of:=IF([.A232]&lt;StereoRes;StereoF*(B/100)*CorrAccuracy/([.A232]*[.A232]);0)" office:value-type="float" office:value="0.000468742791234141">
            <text:p>0.0005</text:p>
          </table:table-cell>
          <table:table-cell table:style-name="ce11" table:formula="of:=IF([.A232]&lt;StereoRes;2*ATAN((StereoRes-[.A232])/(2*StereoF))*180/3.14;0)" office:value-type="float" office:value="30.0429699307726">
            <text:p>30.04296993</text:p>
          </table:table-cell>
          <table:table-cell table:style-name="ce11" table:formula="of:=((StereoRes-2*[.A232])*[.B232]/(2*StereoF))-((-StereoRes*[.B232])/(2*StereoF))" office:value-type="float" office:value="0.256470588235294">
            <text:p>0.25647059</text:p>
          </table:table-cell>
          <table:table-cell table:number-columns-repeated="252"/>
          <table:table-cell table:style-name="ce2" table:number-columns-repeated="767"/>
        </table:table-row>
        <table:table-row table:style-name="ro2">
          <table:table-cell table:style-name="ce6" office:value-type="float" office:value="205">
            <text:p>205</text:p>
          </table:table-cell>
          <table:table-cell table:style-name="ce11" table:formula="of:=IF([.A233]&lt;StereoRes;(B/100)*StereoF/[.A233];0)" office:value-type="float" office:value="0.475785365853658">
            <text:p>0.47578537</text:p>
          </table:table-cell>
          <table:table-cell table:style-name="ce13" table:formula="of:=IF([.A233]&lt;StereoRes;StereoF*(B/100)*CorrAccuracy/([.A233]*[.A233]);0)" office:value-type="float" office:value="0.000464180844735277">
            <text:p>0.0005</text:p>
          </table:table-cell>
          <table:table-cell table:style-name="ce11" table:formula="of:=IF([.A233]&lt;StereoRes;2*ATAN((StereoRes-[.A233])/(2*StereoF))*180/3.14;0)" office:value-type="float" office:value="29.9771651941821">
            <text:p>29.97716519</text:p>
          </table:table-cell>
          <table:table-cell table:style-name="ce11" table:formula="of:=((StereoRes-2*[.A233])*[.B233]/(2*StereoF))-((-StereoRes*[.B233])/(2*StereoF))" office:value-type="float" office:value="0.254634146341463">
            <text:p>0.25463415</text:p>
          </table:table-cell>
          <table:table-cell table:number-columns-repeated="252"/>
          <table:table-cell table:style-name="ce2" table:number-columns-repeated="767"/>
        </table:table-row>
        <table:table-row table:style-name="ro2">
          <table:table-cell table:style-name="ce6" office:value-type="float" office:value="206">
            <text:p>206</text:p>
          </table:table-cell>
          <table:table-cell table:style-name="ce11" table:formula="of:=IF([.A234]&lt;StereoRes;(B/100)*StereoF/[.A234];0)" office:value-type="float" office:value="0.47347572815534">
            <text:p>0.47347573</text:p>
          </table:table-cell>
          <table:table-cell table:style-name="ce13" table:formula="of:=IF([.A234]&lt;StereoRes;StereoF*(B/100)*CorrAccuracy/([.A234]*[.A234]);0)" office:value-type="float" office:value="0.000459685172966349">
            <text:p>0.0005</text:p>
          </table:table-cell>
          <table:table-cell table:style-name="ce11" table:formula="of:=IF([.A234]&lt;StereoRes;2*ATAN((StereoRes-[.A234])/(2*StereoF))*180/3.14;0)" office:value-type="float" office:value="29.9113402376268">
            <text:p>29.91134024</text:p>
          </table:table-cell>
          <table:table-cell table:style-name="ce11" table:formula="of:=((StereoRes-2*[.A234])*[.B234]/(2*StereoF))-((-StereoRes*[.B234])/(2*StereoF))" office:value-type="float" office:value="0.252815533980582">
            <text:p>0.25281553</text:p>
          </table:table-cell>
          <table:table-cell table:number-columns-repeated="252"/>
          <table:table-cell table:style-name="ce2" table:number-columns-repeated="767"/>
        </table:table-row>
        <table:table-row table:style-name="ro2">
          <table:table-cell table:style-name="ce6" office:value-type="float" office:value="207">
            <text:p>207</text:p>
          </table:table-cell>
          <table:table-cell table:style-name="ce11" table:formula="of:=IF([.A235]&lt;StereoRes;(B/100)*StereoF/[.A235];0)" office:value-type="float" office:value="0.471188405797101">
            <text:p>0.47118841</text:p>
          </table:table-cell>
          <table:table-cell table:style-name="ce13" table:formula="of:=IF([.A235]&lt;StereoRes;StereoF*(B/100)*CorrAccuracy/([.A235]*[.A235]);0)" office:value-type="float" office:value="0.000455254498354687">
            <text:p>0.0005</text:p>
          </table:table-cell>
          <table:table-cell table:style-name="ce11" table:formula="of:=IF([.A235]&lt;StereoRes;2*ATAN((StereoRes-[.A235])/(2*StereoF))*180/3.14;0)" office:value-type="float" office:value="29.8454950952021">
            <text:p>29.84549510</text:p>
          </table:table-cell>
          <table:table-cell table:style-name="ce11" table:formula="of:=((StereoRes-2*[.A235])*[.B235]/(2*StereoF))-((-StereoRes*[.B235])/(2*StereoF))" office:value-type="float" office:value="0.251014492753623">
            <text:p>0.25101449</text:p>
          </table:table-cell>
          <table:table-cell table:number-columns-repeated="252"/>
          <table:table-cell table:style-name="ce2" table:number-columns-repeated="767"/>
        </table:table-row>
        <table:table-row table:style-name="ro2">
          <table:table-cell table:style-name="ce6" office:value-type="float" office:value="208">
            <text:p>208</text:p>
          </table:table-cell>
          <table:table-cell table:style-name="ce11" table:formula="of:=IF([.A236]&lt;StereoRes;(B/100)*StereoF/[.A236];0)" office:value-type="float" office:value="0.468923076923077">
            <text:p>0.46892308</text:p>
          </table:table-cell>
          <table:table-cell table:style-name="ce13" table:formula="of:=IF([.A236]&lt;StereoRes;StereoF*(B/100)*CorrAccuracy/([.A236]*[.A236]);0)" office:value-type="float" office:value="0.000450887573964497">
            <text:p>0.0005</text:p>
          </table:table-cell>
          <table:table-cell table:style-name="ce11" table:formula="of:=IF([.A236]&lt;StereoRes;2*ATAN((StereoRes-[.A236])/(2*StereoF))*180/3.14;0)" office:value-type="float" office:value="29.779629801078">
            <text:p>29.77962980</text:p>
          </table:table-cell>
          <table:table-cell table:style-name="ce11" table:formula="of:=((StereoRes-2*[.A236])*[.B236]/(2*StereoF))-((-StereoRes*[.B236])/(2*StereoF))" office:value-type="float" office:value="0.249230769230769">
            <text:p>0.24923077</text:p>
          </table:table-cell>
          <table:table-cell table:number-columns-repeated="252"/>
          <table:table-cell table:style-name="ce2" table:number-columns-repeated="767"/>
        </table:table-row>
        <table:table-row table:style-name="ro2">
          <table:table-cell table:style-name="ce6" office:value-type="float" office:value="209">
            <text:p>209</text:p>
          </table:table-cell>
          <table:table-cell table:style-name="ce11" table:formula="of:=IF([.A237]&lt;StereoRes;(B/100)*StereoF/[.A237];0)" office:value-type="float" office:value="0.466679425837321">
            <text:p>0.46667943</text:p>
          </table:table-cell>
          <table:table-cell table:style-name="ce13" table:formula="of:=IF([.A237]&lt;StereoRes;StereoF*(B/100)*CorrAccuracy/([.A237]*[.A237]);0)" office:value-type="float" office:value="0.000446583182619446">
            <text:p>0.0004</text:p>
          </table:table-cell>
          <table:table-cell table:style-name="ce11" table:formula="of:=IF([.A237]&lt;StereoRes;2*ATAN((StereoRes-[.A237])/(2*StereoF))*180/3.14;0)" office:value-type="float" office:value="29.7137443894983">
            <text:p>29.71374439</text:p>
          </table:table-cell>
          <table:table-cell table:style-name="ce11" table:formula="of:=((StereoRes-2*[.A237])*[.B237]/(2*StereoF))-((-StereoRes*[.B237])/(2*StereoF))" office:value-type="float" office:value="0.247464114832536">
            <text:p>0.24746411</text:p>
          </table:table-cell>
          <table:table-cell table:number-columns-repeated="252"/>
          <table:table-cell table:style-name="ce2" table:number-columns-repeated="767"/>
        </table:table-row>
        <table:table-row table:style-name="ro2">
          <table:table-cell table:style-name="ce6" office:value-type="float" office:value="210">
            <text:p>210</text:p>
          </table:table-cell>
          <table:table-cell table:style-name="ce11" table:formula="of:=IF([.A238]&lt;StereoRes;(B/100)*StereoF/[.A238];0)" office:value-type="float" office:value="0.464457142857143">
            <text:p>0.46445714</text:p>
          </table:table-cell>
          <table:table-cell table:style-name="ce13" table:formula="of:=IF([.A238]&lt;StereoRes;StereoF*(B/100)*CorrAccuracy/([.A238]*[.A238]);0)" office:value-type="float" office:value="0.000442340136054422">
            <text:p>0.0004</text:p>
          </table:table-cell>
          <table:table-cell table:style-name="ce11" table:formula="of:=IF([.A238]&lt;StereoRes;2*ATAN((StereoRes-[.A238])/(2*StereoF))*180/3.14;0)" office:value-type="float" office:value="29.6478388947811">
            <text:p>29.64783889</text:p>
          </table:table-cell>
          <table:table-cell table:style-name="ce11" table:formula="of:=((StereoRes-2*[.A238])*[.B238]/(2*StereoF))-((-StereoRes*[.B238])/(2*StereoF))" office:value-type="float" office:value="0.245714285714286">
            <text:p>0.24571429</text:p>
          </table:table-cell>
          <table:table-cell table:number-columns-repeated="252"/>
          <table:table-cell table:style-name="ce2" table:number-columns-repeated="767"/>
        </table:table-row>
        <table:table-row table:style-name="ro2">
          <table:table-cell table:style-name="ce6" office:value-type="float" office:value="211">
            <text:p>211</text:p>
          </table:table-cell>
          <table:table-cell table:style-name="ce11" table:formula="of:=IF([.A239]&lt;StereoRes;(B/100)*StereoF/[.A239];0)" office:value-type="float" office:value="0.462255924170616">
            <text:p>0.46225592</text:p>
          </table:table-cell>
          <table:table-cell table:style-name="ce13" table:formula="of:=IF([.A239]&lt;StereoRes;StereoF*(B/100)*CorrAccuracy/([.A239]*[.A239]);0)" office:value-type="float" office:value="0.000438157274095371">
            <text:p>0.0004</text:p>
          </table:table-cell>
          <table:table-cell table:style-name="ce11" table:formula="of:=IF([.A239]&lt;StereoRes;2*ATAN((StereoRes-[.A239])/(2*StereoF))*180/3.14;0)" office:value-type="float" office:value="29.5819133513184">
            <text:p>29.58191335</text:p>
          </table:table-cell>
          <table:table-cell table:style-name="ce11" table:formula="of:=((StereoRes-2*[.A239])*[.B239]/(2*StereoF))-((-StereoRes*[.B239])/(2*StereoF))" office:value-type="float" office:value="0.243981042654028">
            <text:p>0.24398104</text:p>
          </table:table-cell>
          <table:table-cell table:number-columns-repeated="252"/>
          <table:table-cell table:style-name="ce2" table:number-columns-repeated="767"/>
        </table:table-row>
        <table:table-row table:style-name="ro2">
          <table:table-cell table:style-name="ce6" office:value-type="float" office:value="212">
            <text:p>212</text:p>
          </table:table-cell>
          <table:table-cell table:style-name="ce11" table:formula="of:=IF([.A240]&lt;StereoRes;(B/100)*StereoF/[.A240];0)" office:value-type="float" office:value="0.460075471698113">
            <text:p>0.46007547</text:p>
          </table:table-cell>
          <table:table-cell table:style-name="ce13" table:formula="of:=IF([.A240]&lt;StereoRes;StereoF*(B/100)*CorrAccuracy/([.A240]*[.A240]);0)" office:value-type="float" office:value="0.000434033463866144">
            <text:p>0.0004</text:p>
          </table:table-cell>
          <table:table-cell table:style-name="ce11" table:formula="of:=IF([.A240]&lt;StereoRes;2*ATAN((StereoRes-[.A240])/(2*StereoF))*180/3.14;0)" office:value-type="float" office:value="29.5159677935762">
            <text:p>29.51596779</text:p>
          </table:table-cell>
          <table:table-cell table:style-name="ce11" table:formula="of:=((StereoRes-2*[.A240])*[.B240]/(2*StereoF))-((-StereoRes*[.B240])/(2*StereoF))" office:value-type="float" office:value="0.242264150943396">
            <text:p>0.24226415</text:p>
          </table:table-cell>
          <table:table-cell table:number-columns-repeated="252"/>
          <table:table-cell table:style-name="ce2" table:number-columns-repeated="767"/>
        </table:table-row>
        <table:table-row table:style-name="ro2">
          <table:table-cell table:style-name="ce6" office:value-type="float" office:value="213">
            <text:p>213</text:p>
          </table:table-cell>
          <table:table-cell table:style-name="ce11" table:formula="of:=IF([.A241]&lt;StereoRes;(B/100)*StereoF/[.A241];0)" office:value-type="float" office:value="0.457915492957746">
            <text:p>0.45791549</text:p>
          </table:table-cell>
          <table:table-cell table:style-name="ce13" table:formula="of:=IF([.A241]&lt;StereoRes;StereoF*(B/100)*CorrAccuracy/([.A241]*[.A241]);0)" office:value-type="float" office:value="0.000429967599021358">
            <text:p>0.0004</text:p>
          </table:table-cell>
          <table:table-cell table:style-name="ce11" table:formula="of:=IF([.A241]&lt;StereoRes;2*ATAN((StereoRes-[.A241])/(2*StereoF))*180/3.14;0)" office:value-type="float" office:value="29.4500022560943">
            <text:p>29.45000226</text:p>
          </table:table-cell>
          <table:table-cell table:style-name="ce11" table:formula="of:=((StereoRes-2*[.A241])*[.B241]/(2*StereoF))-((-StereoRes*[.B241])/(2*StereoF))" office:value-type="float" office:value="0.24056338028169">
            <text:p>0.24056338</text:p>
          </table:table-cell>
          <table:table-cell table:number-columns-repeated="252"/>
          <table:table-cell table:style-name="ce2" table:number-columns-repeated="767"/>
        </table:table-row>
        <table:table-row table:style-name="ro2">
          <table:table-cell table:style-name="ce6" office:value-type="float" office:value="214">
            <text:p>214</text:p>
          </table:table-cell>
          <table:table-cell table:style-name="ce11" table:formula="of:=IF([.A242]&lt;StereoRes;(B/100)*StereoF/[.A242];0)" office:value-type="float" office:value="0.455775700934579">
            <text:p>0.45577570</text:p>
          </table:table-cell>
          <table:table-cell table:style-name="ce13" table:formula="of:=IF([.A242]&lt;StereoRes;StereoF*(B/100)*CorrAccuracy/([.A242]*[.A242]);0)" office:value-type="float" office:value="0.00042595859900428">
            <text:p>0.0004</text:p>
          </table:table-cell>
          <table:table-cell table:style-name="ce11" table:formula="of:=IF([.A242]&lt;StereoRes;2*ATAN((StereoRes-[.A242])/(2*StereoF))*180/3.14;0)" office:value-type="float" office:value="29.3840167734865">
            <text:p>29.38401677</text:p>
          </table:table-cell>
          <table:table-cell table:style-name="ce11" table:formula="of:=((StereoRes-2*[.A242])*[.B242]/(2*StereoF))-((-StereoRes*[.B242])/(2*StereoF))" office:value-type="float" office:value="0.238878504672897">
            <text:p>0.23887850</text:p>
          </table:table-cell>
          <table:table-cell table:number-columns-repeated="252"/>
          <table:table-cell table:style-name="ce2" table:number-columns-repeated="767"/>
        </table:table-row>
        <table:table-row table:style-name="ro2">
          <table:table-cell table:style-name="ce6" office:value-type="float" office:value="215">
            <text:p>215</text:p>
          </table:table-cell>
          <table:table-cell table:style-name="ce11" table:formula="of:=IF([.A243]&lt;StereoRes;(B/100)*StereoF/[.A243];0)" office:value-type="float" office:value="0.453655813953488">
            <text:p>0.45365581</text:p>
          </table:table-cell>
          <table:table-cell table:style-name="ce13" table:formula="of:=IF([.A243]&lt;StereoRes;StereoF*(B/100)*CorrAccuracy/([.A243]*[.A243]);0)" office:value-type="float" office:value="0.000422005408328826">
            <text:p>0.0004</text:p>
          </table:table-cell>
          <table:table-cell table:style-name="ce11" table:formula="of:=IF([.A243]&lt;StereoRes;2*ATAN((StereoRes-[.A243])/(2*StereoF))*180/3.14;0)" office:value-type="float" office:value="29.3180113804403">
            <text:p>29.31801138</text:p>
          </table:table-cell>
          <table:table-cell table:style-name="ce11" table:formula="of:=((StereoRes-2*[.A243])*[.B243]/(2*StereoF))-((-StereoRes*[.B243])/(2*StereoF))" office:value-type="float" office:value="0.237209302325581">
            <text:p>0.23720930</text:p>
          </table:table-cell>
          <table:table-cell table:number-columns-repeated="252"/>
          <table:table-cell table:style-name="ce2" table:number-columns-repeated="767"/>
        </table:table-row>
        <table:table-row table:style-name="ro2">
          <table:table-cell table:style-name="ce6" office:value-type="float" office:value="216">
            <text:p>216</text:p>
          </table:table-cell>
          <table:table-cell table:style-name="ce11" table:formula="of:=IF([.A244]&lt;StereoRes;(B/100)*StereoF/[.A244];0)" office:value-type="float" office:value="0.451555555555555">
            <text:p>0.45155556</text:p>
          </table:table-cell>
          <table:table-cell table:style-name="ce13" table:formula="of:=IF([.A244]&lt;StereoRes;StereoF*(B/100)*CorrAccuracy/([.A244]*[.A244]);0)" office:value-type="float" office:value="0.000418106995884774">
            <text:p>0.0004</text:p>
          </table:table-cell>
          <table:table-cell table:style-name="ce11" table:formula="of:=IF([.A244]&lt;StereoRes;2*ATAN((StereoRes-[.A244])/(2*StereoF))*180/3.14;0)" office:value-type="float" office:value="29.251986111717">
            <text:p>29.25198611</text:p>
          </table:table-cell>
          <table:table-cell table:style-name="ce11" table:formula="of:=((StereoRes-2*[.A244])*[.B244]/(2*StereoF))-((-StereoRes*[.B244])/(2*StereoF))" office:value-type="float" office:value="0.235555555555556">
            <text:p>0.23555556</text:p>
          </table:table-cell>
          <table:table-cell table:number-columns-repeated="252"/>
          <table:table-cell table:style-name="ce2" table:number-columns-repeated="767"/>
        </table:table-row>
        <table:table-row table:style-name="ro2">
          <table:table-cell table:style-name="ce6" office:value-type="float" office:value="217">
            <text:p>217</text:p>
          </table:table-cell>
          <table:table-cell table:style-name="ce11" table:formula="of:=IF([.A245]&lt;StereoRes;(B/100)*StereoF/[.A245];0)" office:value-type="float" office:value="0.44947465437788">
            <text:p>0.44947465</text:p>
          </table:table-cell>
          <table:table-cell table:style-name="ce13" table:formula="of:=IF([.A245]&lt;StereoRes;StereoF*(B/100)*CorrAccuracy/([.A245]*[.A245]);0)" office:value-type="float" office:value="0.000414262354265327">
            <text:p>0.0004</text:p>
          </table:table-cell>
          <table:table-cell table:style-name="ce11" table:formula="of:=IF([.A245]&lt;StereoRes;2*ATAN((StereoRes-[.A245])/(2*StereoF))*180/3.14;0)" office:value-type="float" office:value="29.1859410021515">
            <text:p>29.18594100</text:p>
          </table:table-cell>
          <table:table-cell table:style-name="ce11" table:formula="of:=((StereoRes-2*[.A245])*[.B245]/(2*StereoF))-((-StereoRes*[.B245])/(2*StereoF))" office:value-type="float" office:value="0.233917050691244">
            <text:p>0.23391705</text:p>
          </table:table-cell>
          <table:table-cell table:number-columns-repeated="252"/>
          <table:table-cell table:style-name="ce2" table:number-columns-repeated="767"/>
        </table:table-row>
        <table:table-row table:style-name="ro2">
          <table:table-cell table:style-name="ce6" office:value-type="float" office:value="218">
            <text:p>218</text:p>
          </table:table-cell>
          <table:table-cell table:style-name="ce11" table:formula="of:=IF([.A246]&lt;StereoRes;(B/100)*StereoF/[.A246];0)" office:value-type="float" office:value="0.447412844036697">
            <text:p>0.44741284</text:p>
          </table:table-cell>
          <table:table-cell table:style-name="ce13" table:formula="of:=IF([.A246]&lt;StereoRes;StereoF*(B/100)*CorrAccuracy/([.A246]*[.A246]);0)" office:value-type="float" office:value="0.000410470499116236">
            <text:p>0.0004</text:p>
          </table:table-cell>
          <table:table-cell table:style-name="ce11" table:formula="of:=IF([.A246]&lt;StereoRes;2*ATAN((StereoRes-[.A246])/(2*StereoF))*180/3.14;0)" office:value-type="float" office:value="29.1198760866523">
            <text:p>29.11987609</text:p>
          </table:table-cell>
          <table:table-cell table:style-name="ce11" table:formula="of:=((StereoRes-2*[.A246])*[.B246]/(2*StereoF))-((-StereoRes*[.B246])/(2*StereoF))" office:value-type="float" office:value="0.232293577981651">
            <text:p>0.23229358</text:p>
          </table:table-cell>
          <table:table-cell table:number-columns-repeated="252"/>
          <table:table-cell table:style-name="ce2" table:number-columns-repeated="767"/>
        </table:table-row>
        <table:table-row table:style-name="ro2">
          <table:table-cell table:style-name="ce6" office:value-type="float" office:value="219">
            <text:p>219</text:p>
          </table:table-cell>
          <table:table-cell table:style-name="ce11" table:formula="of:=IF([.A247]&lt;StereoRes;(B/100)*StereoF/[.A247];0)" office:value-type="float" office:value="0.445369863013699">
            <text:p>0.44536986</text:p>
          </table:table-cell>
          <table:table-cell table:style-name="ce13" table:formula="of:=IF([.A247]&lt;StereoRes;StereoF*(B/100)*CorrAccuracy/([.A247]*[.A247]);0)" office:value-type="float" office:value="0.000406730468505661">
            <text:p>0.0004</text:p>
          </table:table-cell>
          <table:table-cell table:style-name="ce11" table:formula="of:=IF([.A247]&lt;StereoRes;2*ATAN((StereoRes-[.A247])/(2*StereoF))*180/3.14;0)" office:value-type="float" office:value="29.0537914002015">
            <text:p>29.05379140</text:p>
          </table:table-cell>
          <table:table-cell table:style-name="ce11" table:formula="of:=((StereoRes-2*[.A247])*[.B247]/(2*StereoF))-((-StereoRes*[.B247])/(2*StereoF))" office:value-type="float" office:value="0.230684931506849">
            <text:p>0.23068493</text:p>
          </table:table-cell>
          <table:table-cell table:number-columns-repeated="252"/>
          <table:table-cell table:style-name="ce2" table:number-columns-repeated="767"/>
        </table:table-row>
        <table:table-row table:style-name="ro2">
          <table:table-cell table:style-name="ce6" office:value-type="float" office:value="220">
            <text:p>220</text:p>
          </table:table-cell>
          <table:table-cell table:style-name="ce11" table:formula="of:=IF([.A248]&lt;StereoRes;(B/100)*StereoF/[.A248];0)" office:value-type="float" office:value="0.443345454545455">
            <text:p>0.44334545</text:p>
          </table:table-cell>
          <table:table-cell table:style-name="ce13" table:formula="of:=IF([.A248]&lt;StereoRes;StereoF*(B/100)*CorrAccuracy/([.A248]*[.A248]);0)" office:value-type="float" office:value="0.00040304132231405">
            <text:p>0.0004</text:p>
          </table:table-cell>
          <table:table-cell table:style-name="ce11" table:formula="of:=IF([.A248]&lt;StereoRes;2*ATAN((StereoRes-[.A248])/(2*StereoF))*180/3.14;0)" office:value-type="float" office:value="28.9876869778546">
            <text:p>28.98768698</text:p>
          </table:table-cell>
          <table:table-cell table:style-name="ce11" table:formula="of:=((StereoRes-2*[.A248])*[.B248]/(2*StereoF))-((-StereoRes*[.B248])/(2*StereoF))" office:value-type="float" office:value="0.229090909090909">
            <text:p>0.22909091</text:p>
          </table:table-cell>
          <table:table-cell table:number-columns-repeated="252"/>
          <table:table-cell table:style-name="ce2" table:number-columns-repeated="767"/>
        </table:table-row>
        <table:table-row table:style-name="ro2">
          <table:table-cell table:style-name="ce6" office:value-type="float" office:value="221">
            <text:p>221</text:p>
          </table:table-cell>
          <table:table-cell table:style-name="ce11" table:formula="of:=IF([.A249]&lt;StereoRes;(B/100)*StereoF/[.A249];0)" office:value-type="float" office:value="0.441339366515837">
            <text:p>0.44133937</text:p>
          </table:table-cell>
          <table:table-cell table:style-name="ce13" table:formula="of:=IF([.A249]&lt;StereoRes;StereoF*(B/100)*CorrAccuracy/([.A249]*[.A249]);0)" office:value-type="float" office:value="0.000399402141643291">
            <text:p>0.0004</text:p>
          </table:table-cell>
          <table:table-cell table:style-name="ce11" table:formula="of:=IF([.A249]&lt;StereoRes;2*ATAN((StereoRes-[.A249])/(2*StereoF))*180/3.14;0)" office:value-type="float" office:value="28.9215628547408">
            <text:p>28.92156285</text:p>
          </table:table-cell>
          <table:table-cell table:style-name="ce11" table:formula="of:=((StereoRes-2*[.A249])*[.B249]/(2*StereoF))-((-StereoRes*[.B249])/(2*StereoF))" office:value-type="float" office:value="0.227511312217195">
            <text:p>0.22751131</text:p>
          </table:table-cell>
          <table:table-cell table:number-columns-repeated="252"/>
          <table:table-cell table:style-name="ce2" table:number-columns-repeated="767"/>
        </table:table-row>
        <table:table-row table:style-name="ro2">
          <table:table-cell table:style-name="ce6" office:value-type="float" office:value="222">
            <text:p>222</text:p>
          </table:table-cell>
          <table:table-cell table:style-name="ce11" table:formula="of:=IF([.A250]&lt;StereoRes;(B/100)*StereoF/[.A250];0)" office:value-type="float" office:value="0.439351351351351">
            <text:p>0.43935135</text:p>
          </table:table-cell>
          <table:table-cell table:style-name="ce13" table:formula="of:=IF([.A250]&lt;StereoRes;StereoF*(B/100)*CorrAccuracy/([.A250]*[.A250]);0)" office:value-type="float" office:value="0.000395812028244461">
            <text:p>0.0004</text:p>
          </table:table-cell>
          <table:table-cell table:style-name="ce11" table:formula="of:=IF([.A250]&lt;StereoRes;2*ATAN((StereoRes-[.A250])/(2*StereoF))*180/3.14;0)" office:value-type="float" office:value="28.8554190660623">
            <text:p>28.85541907</text:p>
          </table:table-cell>
          <table:table-cell table:style-name="ce11" table:formula="of:=((StereoRes-2*[.A250])*[.B250]/(2*StereoF))-((-StereoRes*[.B250])/(2*StereoF))" office:value-type="float" office:value="0.225945945945946">
            <text:p>0.22594595</text:p>
          </table:table-cell>
          <table:table-cell table:number-columns-repeated="252"/>
          <table:table-cell table:style-name="ce2" table:number-columns-repeated="767"/>
        </table:table-row>
        <table:table-row table:style-name="ro2">
          <table:table-cell table:style-name="ce6" office:value-type="float" office:value="223">
            <text:p>223</text:p>
          </table:table-cell>
          <table:table-cell table:style-name="ce11" table:formula="of:=IF([.A251]&lt;StereoRes;(B/100)*StereoF/[.A251];0)" office:value-type="float" office:value="0.437381165919282">
            <text:p>0.43738117</text:p>
          </table:table-cell>
          <table:table-cell table:style-name="ce13" table:formula="of:=IF([.A251]&lt;StereoRes;StereoF*(B/100)*CorrAccuracy/([.A251]*[.A251]);0)" office:value-type="float" office:value="0.000392270103963482">
            <text:p>0.0004</text:p>
          </table:table-cell>
          <table:table-cell table:style-name="ce11" table:formula="of:=IF([.A251]&lt;StereoRes;2*ATAN((StereoRes-[.A251])/(2*StereoF))*180/3.14;0)" office:value-type="float" office:value="28.7892556470949">
            <text:p>28.78925565</text:p>
          </table:table-cell>
          <table:table-cell table:style-name="ce11" table:formula="of:=((StereoRes-2*[.A251])*[.B251]/(2*StereoF))-((-StereoRes*[.B251])/(2*StereoF))" office:value-type="float" office:value="0.224394618834081">
            <text:p>0.22439462</text:p>
          </table:table-cell>
          <table:table-cell table:number-columns-repeated="252"/>
          <table:table-cell table:style-name="ce2" table:number-columns-repeated="767"/>
        </table:table-row>
        <table:table-row table:style-name="ro2">
          <table:table-cell table:style-name="ce6" office:value-type="float" office:value="224">
            <text:p>224</text:p>
          </table:table-cell>
          <table:table-cell table:style-name="ce11" table:formula="of:=IF([.A252]&lt;StereoRes;(B/100)*StereoF/[.A252];0)" office:value-type="float" office:value="0.435428571428571">
            <text:p>0.43542857</text:p>
          </table:table-cell>
          <table:table-cell table:style-name="ce13" table:formula="of:=IF([.A252]&lt;StereoRes;StereoF*(B/100)*CorrAccuracy/([.A252]*[.A252]);0)" office:value-type="float" office:value="0.000388775510204082">
            <text:p>0.0004</text:p>
          </table:table-cell>
          <table:table-cell table:style-name="ce11" table:formula="of:=IF([.A252]&lt;StereoRes;2*ATAN((StereoRes-[.A252])/(2*StereoF))*180/3.14;0)" office:value-type="float" office:value="28.7230726331874">
            <text:p>28.72307263</text:p>
          </table:table-cell>
          <table:table-cell table:style-name="ce11" table:formula="of:=((StereoRes-2*[.A252])*[.B252]/(2*StereoF))-((-StereoRes*[.B252])/(2*StereoF))" office:value-type="float" office:value="0.222857142857143">
            <text:p>0.22285714</text:p>
          </table:table-cell>
          <table:table-cell table:number-columns-repeated="252"/>
          <table:table-cell table:style-name="ce2" table:number-columns-repeated="767"/>
        </table:table-row>
        <table:table-row table:style-name="ro2">
          <table:table-cell table:style-name="ce6" office:value-type="float" office:value="225">
            <text:p>225</text:p>
          </table:table-cell>
          <table:table-cell table:style-name="ce11" table:formula="of:=IF([.A253]&lt;StereoRes;(B/100)*StereoF/[.A253];0)" office:value-type="float" office:value="0.433493333333333">
            <text:p>0.43349333</text:p>
          </table:table-cell>
          <table:table-cell table:style-name="ce13" table:formula="of:=IF([.A253]&lt;StereoRes;StereoF*(B/100)*CorrAccuracy/([.A253]*[.A253]);0)" office:value-type="float" office:value="0.000385327407407407">
            <text:p>0.0004</text:p>
          </table:table-cell>
          <table:table-cell table:style-name="ce11" table:formula="of:=IF([.A253]&lt;StereoRes;2*ATAN((StereoRes-[.A253])/(2*StereoF))*180/3.14;0)" office:value-type="float" office:value="28.656870059762">
            <text:p>28.65687006</text:p>
          </table:table-cell>
          <table:table-cell table:style-name="ce11" table:formula="of:=((StereoRes-2*[.A253])*[.B253]/(2*StereoF))-((-StereoRes*[.B253])/(2*StereoF))" office:value-type="float" office:value="0.221333333333333">
            <text:p>0.22133333</text:p>
          </table:table-cell>
          <table:table-cell table:number-columns-repeated="252"/>
          <table:table-cell table:style-name="ce2" table:number-columns-repeated="767"/>
        </table:table-row>
        <table:table-row table:style-name="ro2">
          <table:table-cell table:style-name="ce6" office:value-type="float" office:value="226">
            <text:p>226</text:p>
          </table:table-cell>
          <table:table-cell table:style-name="ce11" table:formula="of:=IF([.A254]&lt;StereoRes;(B/100)*StereoF/[.A254];0)" office:value-type="float" office:value="0.431575221238938">
            <text:p>0.43157522</text:p>
          </table:table-cell>
          <table:table-cell table:style-name="ce13" table:formula="of:=IF([.A254]&lt;StereoRes;StereoF*(B/100)*CorrAccuracy/([.A254]*[.A254]);0)" office:value-type="float" office:value="0.000381924974547733">
            <text:p>0.0004</text:p>
          </table:table-cell>
          <table:table-cell table:style-name="ce11" table:formula="of:=IF([.A254]&lt;StereoRes;2*ATAN((StereoRes-[.A254])/(2*StereoF))*180/3.14;0)" office:value-type="float" office:value="28.5906479623139">
            <text:p>28.59064796</text:p>
          </table:table-cell>
          <table:table-cell table:style-name="ce11" table:formula="of:=((StereoRes-2*[.A254])*[.B254]/(2*StereoF))-((-StereoRes*[.B254])/(2*StereoF))" office:value-type="float" office:value="0.219823008849557">
            <text:p>0.21982301</text:p>
          </table:table-cell>
          <table:table-cell table:number-columns-repeated="252"/>
          <table:table-cell table:style-name="ce2" table:number-columns-repeated="767"/>
        </table:table-row>
        <table:table-row table:style-name="ro2">
          <table:table-cell table:style-name="ce6" office:value-type="float" office:value="227">
            <text:p>227</text:p>
          </table:table-cell>
          <table:table-cell table:style-name="ce11" table:formula="of:=IF([.A255]&lt;StereoRes;(B/100)*StereoF/[.A255];0)" office:value-type="float" office:value="0.429674008810573">
            <text:p>0.42967401</text:p>
          </table:table-cell>
          <table:table-cell table:style-name="ce13" table:formula="of:=IF([.A255]&lt;StereoRes;StereoF*(B/100)*CorrAccuracy/([.A255]*[.A255]);0)" office:value-type="float" office:value="0.000378567408643676">
            <text:p>0.0004</text:p>
          </table:table-cell>
          <table:table-cell table:style-name="ce11" table:formula="of:=IF([.A255]&lt;StereoRes;2*ATAN((StereoRes-[.A255])/(2*StereoF))*180/3.14;0)" office:value-type="float" office:value="28.5244063764113">
            <text:p>28.52440638</text:p>
          </table:table-cell>
          <table:table-cell table:style-name="ce11" table:formula="of:=((StereoRes-2*[.A255])*[.B255]/(2*StereoF))-((-StereoRes*[.B255])/(2*StereoF))" office:value-type="float" office:value="0.218325991189427">
            <text:p>0.21832599</text:p>
          </table:table-cell>
          <table:table-cell table:number-columns-repeated="252"/>
          <table:table-cell table:style-name="ce2" table:number-columns-repeated="767"/>
        </table:table-row>
        <table:table-row table:style-name="ro2">
          <table:table-cell table:style-name="ce6" office:value-type="float" office:value="228">
            <text:p>228</text:p>
          </table:table-cell>
          <table:table-cell table:style-name="ce11" table:formula="of:=IF([.A256]&lt;StereoRes;(B/100)*StereoF/[.A256];0)" office:value-type="float" office:value="0.42778947368421">
            <text:p>0.42778947</text:p>
          </table:table-cell>
          <table:table-cell table:style-name="ce13" table:formula="of:=IF([.A256]&lt;StereoRes;StereoF*(B/100)*CorrAccuracy/([.A256]*[.A256]);0)" office:value-type="float" office:value="0.000375253924284395">
            <text:p>0.0004</text:p>
          </table:table-cell>
          <table:table-cell table:style-name="ce11" table:formula="of:=IF([.A256]&lt;StereoRes;2*ATAN((StereoRes-[.A256])/(2*StereoF))*180/3.14;0)" office:value-type="float" office:value="28.4581453376955">
            <text:p>28.45814534</text:p>
          </table:table-cell>
          <table:table-cell table:style-name="ce11" table:formula="of:=((StereoRes-2*[.A256])*[.B256]/(2*StereoF))-((-StereoRes*[.B256])/(2*StereoF))" office:value-type="float" office:value="0.216842105263158">
            <text:p>0.21684211</text:p>
          </table:table-cell>
          <table:table-cell table:number-columns-repeated="252"/>
          <table:table-cell table:style-name="ce2" table:number-columns-repeated="767"/>
        </table:table-row>
        <table:table-row table:style-name="ro2">
          <table:table-cell table:style-name="ce6" office:value-type="float" office:value="229">
            <text:p>229</text:p>
          </table:table-cell>
          <table:table-cell table:style-name="ce11" table:formula="of:=IF([.A257]&lt;StereoRes;(B/100)*StereoF/[.A257];0)" office:value-type="float" office:value="0.425921397379913">
            <text:p>0.42592140</text:p>
          </table:table-cell>
          <table:table-cell table:style-name="ce13" table:formula="of:=IF([.A257]&lt;StereoRes;StereoF*(B/100)*CorrAccuracy/([.A257]*[.A257]);0)" office:value-type="float" office:value="0.000371983753170229">
            <text:p>0.0004</text:p>
          </table:table-cell>
          <table:table-cell table:style-name="ce11" table:formula="of:=IF([.A257]&lt;StereoRes;2*ATAN((StereoRes-[.A257])/(2*StereoF))*180/3.14;0)" office:value-type="float" office:value="28.3918648818806">
            <text:p>28.39186488</text:p>
          </table:table-cell>
          <table:table-cell table:style-name="ce11" table:formula="of:=((StereoRes-2*[.A257])*[.B257]/(2*StereoF))-((-StereoRes*[.B257])/(2*StereoF))" office:value-type="float" office:value="0.215371179039301">
            <text:p>0.21537118</text:p>
          </table:table-cell>
          <table:table-cell table:number-columns-repeated="252"/>
          <table:table-cell table:style-name="ce2" table:number-columns-repeated="767"/>
        </table:table-row>
        <table:table-row table:style-name="ro2">
          <table:table-cell table:style-name="ce6" office:value-type="float" office:value="230">
            <text:p>230</text:p>
          </table:table-cell>
          <table:table-cell table:style-name="ce11" table:formula="of:=IF([.A258]&lt;StereoRes;(B/100)*StereoF/[.A258];0)" office:value-type="float" office:value="0.424069565217391">
            <text:p>0.42406957</text:p>
          </table:table-cell>
          <table:table-cell table:style-name="ce13" table:formula="of:=IF([.A258]&lt;StereoRes;StereoF*(B/100)*CorrAccuracy/([.A258]*[.A258]);0)" office:value-type="float" office:value="0.000368756143667297">
            <text:p>0.0004</text:p>
          </table:table-cell>
          <table:table-cell table:style-name="ce11" table:formula="of:=IF([.A258]&lt;StereoRes;2*ATAN((StereoRes-[.A258])/(2*StereoF))*180/3.14;0)" office:value-type="float" office:value="28.3255650447537">
            <text:p>28.32556504</text:p>
          </table:table-cell>
          <table:table-cell table:style-name="ce11" table:formula="of:=((StereoRes-2*[.A258])*[.B258]/(2*StereoF))-((-StereoRes*[.B258])/(2*StereoF))" office:value-type="float" office:value="0.213913043478261">
            <text:p>0.21391304</text:p>
          </table:table-cell>
          <table:table-cell table:number-columns-repeated="252"/>
          <table:table-cell table:style-name="ce2" table:number-columns-repeated="767"/>
        </table:table-row>
        <table:table-row table:style-name="ro2">
          <table:table-cell table:style-name="ce6" office:value-type="float" office:value="231">
            <text:p>231</text:p>
          </table:table-cell>
          <table:table-cell table:style-name="ce11" table:formula="of:=IF([.A259]&lt;StereoRes;(B/100)*StereoF/[.A259];0)" office:value-type="float" office:value="0.422233766233766">
            <text:p>0.42223377</text:p>
          </table:table-cell>
          <table:table-cell table:style-name="ce13" table:formula="of:=IF([.A259]&lt;StereoRes;StereoF*(B/100)*CorrAccuracy/([.A259]*[.A259]);0)" office:value-type="float" office:value="0.000365570360375555">
            <text:p>0.0004</text:p>
          </table:table-cell>
          <table:table-cell table:style-name="ce11" table:formula="of:=IF([.A259]&lt;StereoRes;2*ATAN((StereoRes-[.A259])/(2*StereoF))*180/3.14;0)" office:value-type="float" office:value="28.2592458621746">
            <text:p>28.25924586</text:p>
          </table:table-cell>
          <table:table-cell table:style-name="ce11" table:formula="of:=((StereoRes-2*[.A259])*[.B259]/(2*StereoF))-((-StereoRes*[.B259])/(2*StereoF))" office:value-type="float" office:value="0.212467532467532">
            <text:p>0.21246753</text:p>
          </table:table-cell>
          <table:table-cell table:number-columns-repeated="252"/>
          <table:table-cell table:style-name="ce2" table:number-columns-repeated="767"/>
        </table:table-row>
        <table:table-row table:style-name="ro2">
          <table:table-cell table:style-name="ce6" office:value-type="float" office:value="232">
            <text:p>232</text:p>
          </table:table-cell>
          <table:table-cell table:style-name="ce11" table:formula="of:=IF([.A260]&lt;StereoRes;(B/100)*StereoF/[.A260];0)" office:value-type="float" office:value="0.420413793103448">
            <text:p>0.42041379</text:p>
          </table:table-cell>
          <table:table-cell table:style-name="ce13" table:formula="of:=IF([.A260]&lt;StereoRes;StereoF*(B/100)*CorrAccuracy/([.A260]*[.A260]);0)" office:value-type="float" office:value="0.000362425683709869">
            <text:p>0.0004</text:p>
          </table:table-cell>
          <table:table-cell table:style-name="ce11" table:formula="of:=IF([.A260]&lt;StereoRes;2*ATAN((StereoRes-[.A260])/(2*StereoF))*180/3.14;0)" office:value-type="float" office:value="28.1929073700757">
            <text:p>28.19290737</text:p>
          </table:table-cell>
          <table:table-cell table:style-name="ce11" table:formula="of:=((StereoRes-2*[.A260])*[.B260]/(2*StereoF))-((-StereoRes*[.B260])/(2*StereoF))" office:value-type="float" office:value="0.211034482758621">
            <text:p>0.21103448</text:p>
          </table:table-cell>
          <table:table-cell table:number-columns-repeated="252"/>
          <table:table-cell table:style-name="ce2" table:number-columns-repeated="767"/>
        </table:table-row>
        <table:table-row table:style-name="ro2">
          <table:table-cell table:style-name="ce6" office:value-type="float" office:value="233">
            <text:p>233</text:p>
          </table:table-cell>
          <table:table-cell table:style-name="ce11" table:formula="of:=IF([.A261]&lt;StereoRes;(B/100)*StereoF/[.A261];0)" office:value-type="float" office:value="0.418609442060086">
            <text:p>0.41860944</text:p>
          </table:table-cell>
          <table:table-cell table:style-name="ce13" table:formula="of:=IF([.A261]&lt;StereoRes;StereoF*(B/100)*CorrAccuracy/([.A261]*[.A261]);0)" office:value-type="float" office:value="0.000359321409493636">
            <text:p>0.0004</text:p>
          </table:table-cell>
          <table:table-cell table:style-name="ce11" table:formula="of:=IF([.A261]&lt;StereoRes;2*ATAN((StereoRes-[.A261])/(2*StereoF))*180/3.14;0)" office:value-type="float" office:value="28.1265496044622">
            <text:p>28.12654960</text:p>
          </table:table-cell>
          <table:table-cell table:style-name="ce11" table:formula="of:=((StereoRes-2*[.A261])*[.B261]/(2*StereoF))-((-StereoRes*[.B261])/(2*StereoF))" office:value-type="float" office:value="0.209613733905579">
            <text:p>0.20961373</text:p>
          </table:table-cell>
          <table:table-cell table:number-columns-repeated="252"/>
          <table:table-cell table:style-name="ce2" table:number-columns-repeated="767"/>
        </table:table-row>
        <table:table-row table:style-name="ro2">
          <table:table-cell table:style-name="ce6" office:value-type="float" office:value="234">
            <text:p>234</text:p>
          </table:table-cell>
          <table:table-cell table:style-name="ce11" table:formula="of:=IF([.A262]&lt;StereoRes;(B/100)*StereoF/[.A262];0)" office:value-type="float" office:value="0.416820512820513">
            <text:p>0.41682051</text:p>
          </table:table-cell>
          <table:table-cell table:style-name="ce13" table:formula="of:=IF([.A262]&lt;StereoRes;StereoF*(B/100)*CorrAccuracy/([.A262]*[.A262]);0)" office:value-type="float" office:value="0.000356256848564541">
            <text:p>0.0004</text:p>
          </table:table-cell>
          <table:table-cell table:style-name="ce11" table:formula="of:=IF([.A262]&lt;StereoRes;2*ATAN((StereoRes-[.A262])/(2*StereoF))*180/3.14;0)" office:value-type="float" office:value="28.0601726014119">
            <text:p>28.06017260</text:p>
          </table:table-cell>
          <table:table-cell table:style-name="ce11" table:formula="of:=((StereoRes-2*[.A262])*[.B262]/(2*StereoF))-((-StereoRes*[.B262])/(2*StereoF))" office:value-type="float" office:value="0.208205128205128">
            <text:p>0.20820513</text:p>
          </table:table-cell>
          <table:table-cell table:number-columns-repeated="252"/>
          <table:table-cell table:style-name="ce2" table:number-columns-repeated="767"/>
        </table:table-row>
        <table:table-row table:style-name="ro2">
          <table:table-cell table:style-name="ce6" office:value-type="float" office:value="235">
            <text:p>235</text:p>
          </table:table-cell>
          <table:table-cell table:style-name="ce11" table:formula="of:=IF([.A263]&lt;StereoRes;(B/100)*StereoF/[.A263];0)" office:value-type="float" office:value="0.415046808510638">
            <text:p>0.41504681</text:p>
          </table:table-cell>
          <table:table-cell table:style-name="ce13" table:formula="of:=IF([.A263]&lt;StereoRes;StereoF*(B/100)*CorrAccuracy/([.A263]*[.A263]);0)" office:value-type="float" office:value="0.000353231326392033">
            <text:p>0.0004</text:p>
          </table:table-cell>
          <table:table-cell table:style-name="ce11" table:formula="of:=IF([.A263]&lt;StereoRes;2*ATAN((StereoRes-[.A263])/(2*StereoF))*180/3.14;0)" office:value-type="float" office:value="27.993776397075">
            <text:p>27.99377640</text:p>
          </table:table-cell>
          <table:table-cell table:style-name="ce11" table:formula="of:=((StereoRes-2*[.A263])*[.B263]/(2*StereoF))-((-StereoRes*[.B263])/(2*StereoF))" office:value-type="float" office:value="0.206808510638298">
            <text:p>0.20680851</text:p>
          </table:table-cell>
          <table:table-cell table:number-columns-repeated="252"/>
          <table:table-cell table:style-name="ce2" table:number-columns-repeated="767"/>
        </table:table-row>
        <table:table-row table:style-name="ro2">
          <table:table-cell table:style-name="ce6" office:value-type="float" office:value="236">
            <text:p>236</text:p>
          </table:table-cell>
          <table:table-cell table:style-name="ce11" table:formula="of:=IF([.A264]&lt;StereoRes;(B/100)*StereoF/[.A264];0)" office:value-type="float" office:value="0.41328813559322">
            <text:p>0.41328814</text:p>
          </table:table-cell>
          <table:table-cell table:style-name="ce13" table:formula="of:=IF([.A264]&lt;StereoRes;StereoF*(B/100)*CorrAccuracy/([.A264]*[.A264]);0)" office:value-type="float" office:value="0.000350244182706119">
            <text:p>0.0004</text:p>
          </table:table-cell>
          <table:table-cell table:style-name="ce11" table:formula="of:=IF([.A264]&lt;StereoRes;2*ATAN((StereoRes-[.A264])/(2*StereoF))*180/3.14;0)" office:value-type="float" office:value="27.9273610276741">
            <text:p>27.92736103</text:p>
          </table:table-cell>
          <table:table-cell table:style-name="ce11" table:formula="of:=((StereoRes-2*[.A264])*[.B264]/(2*StereoF))-((-StereoRes*[.B264])/(2*StereoF))" office:value-type="float" office:value="0.205423728813559">
            <text:p>0.20542373</text:p>
          </table:table-cell>
          <table:table-cell table:number-columns-repeated="252"/>
          <table:table-cell table:style-name="ce2" table:number-columns-repeated="767"/>
        </table:table-row>
        <table:table-row table:style-name="ro2">
          <table:table-cell table:style-name="ce6" office:value-type="float" office:value="237">
            <text:p>237</text:p>
          </table:table-cell>
          <table:table-cell table:style-name="ce11" table:formula="of:=IF([.A265]&lt;StereoRes;(B/100)*StereoF/[.A265];0)" office:value-type="float" office:value="0.411544303797468">
            <text:p>0.41154430</text:p>
          </table:table-cell>
          <table:table-cell table:style-name="ce13" table:formula="of:=IF([.A265]&lt;StereoRes;StereoF*(B/100)*CorrAccuracy/([.A265]*[.A265]);0)" office:value-type="float" office:value="0.000347294771137104">
            <text:p>0.0003</text:p>
          </table:table-cell>
          <table:table-cell table:style-name="ce11" table:formula="of:=IF([.A265]&lt;StereoRes;2*ATAN((StereoRes-[.A265])/(2*StereoF))*180/3.14;0)" office:value-type="float" office:value="27.8609265295044">
            <text:p>27.86092653</text:p>
          </table:table-cell>
          <table:table-cell table:style-name="ce11" table:formula="of:=((StereoRes-2*[.A265])*[.B265]/(2*StereoF))-((-StereoRes*[.B265])/(2*StereoF))" office:value-type="float" office:value="0.204050632911392">
            <text:p>0.20405063</text:p>
          </table:table-cell>
          <table:table-cell table:number-columns-repeated="252"/>
          <table:table-cell table:style-name="ce2" table:number-columns-repeated="767"/>
        </table:table-row>
        <table:table-row table:style-name="ro2">
          <table:table-cell table:style-name="ce6" office:value-type="float" office:value="238">
            <text:p>238</text:p>
          </table:table-cell>
          <table:table-cell table:style-name="ce11" table:formula="of:=IF([.A266]&lt;StereoRes;(B/100)*StereoF/[.A266];0)" office:value-type="float" office:value="0.40981512605042">
            <text:p>0.40981513</text:p>
          </table:table-cell>
          <table:table-cell table:style-name="ce13" table:formula="of:=IF([.A266]&lt;StereoRes;StereoF*(B/100)*CorrAccuracy/([.A266]*[.A266]);0)" office:value-type="float" office:value="0.000344382458865899">
            <text:p>0.0003</text:p>
          </table:table-cell>
          <table:table-cell table:style-name="ce11" table:formula="of:=IF([.A266]&lt;StereoRes;2*ATAN((StereoRes-[.A266])/(2*StereoF))*180/3.14;0)" office:value-type="float" office:value="27.7944729389331">
            <text:p>27.79447294</text:p>
          </table:table-cell>
          <table:table-cell table:style-name="ce11" table:formula="of:=((StereoRes-2*[.A266])*[.B266]/(2*StereoF))-((-StereoRes*[.B266])/(2*StereoF))" office:value-type="float" office:value="0.202689075630252">
            <text:p>0.20268908</text:p>
          </table:table-cell>
          <table:table-cell table:number-columns-repeated="252"/>
          <table:table-cell table:style-name="ce2" table:number-columns-repeated="767"/>
        </table:table-row>
        <table:table-row table:style-name="ro2">
          <table:table-cell table:style-name="ce6" office:value-type="float" office:value="239">
            <text:p>239</text:p>
          </table:table-cell>
          <table:table-cell table:style-name="ce11" table:formula="of:=IF([.A267]&lt;StereoRes;(B/100)*StereoF/[.A267];0)" office:value-type="float" office:value="0.408100418410042">
            <text:p>0.40810042</text:p>
          </table:table-cell>
          <table:table-cell table:style-name="ce13" table:formula="of:=IF([.A267]&lt;StereoRes;StereoF*(B/100)*CorrAccuracy/([.A267]*[.A267]);0)" office:value-type="float" office:value="0.000341506626284554">
            <text:p>0.0003</text:p>
          </table:table-cell>
          <table:table-cell table:style-name="ce11" table:formula="of:=IF([.A267]&lt;StereoRes;2*ATAN((StereoRes-[.A267])/(2*StereoF))*180/3.14;0)" office:value-type="float" office:value="27.7280002923998">
            <text:p>27.72800029</text:p>
          </table:table-cell>
          <table:table-cell table:style-name="ce11" table:formula="of:=((StereoRes-2*[.A267])*[.B267]/(2*StereoF))-((-StereoRes*[.B267])/(2*StereoF))" office:value-type="float" office:value="0.201338912133891">
            <text:p>0.20133891</text:p>
          </table:table-cell>
          <table:table-cell table:number-columns-repeated="252"/>
          <table:table-cell table:style-name="ce2" table:number-columns-repeated="767"/>
        </table:table-row>
        <table:table-row table:style-name="ro2">
          <table:table-cell table:style-name="ce6" office:value-type="float" office:value="240">
            <text:p>240</text:p>
          </table:table-cell>
          <table:table-cell table:style-name="ce11" table:formula="of:=IF([.A268]&lt;StereoRes;(B/100)*StereoF/[.A268];0)" office:value-type="float" office:value="0.4064">
            <text:p>0.40640000</text:p>
          </table:table-cell>
          <table:table-cell table:style-name="ce13" table:formula="of:=IF([.A268]&lt;StereoRes;StereoF*(B/100)*CorrAccuracy/([.A268]*[.A268]);0)" office:value-type="float" office:value="0.000338666666666667">
            <text:p>0.0003</text:p>
          </table:table-cell>
          <table:table-cell table:style-name="ce11" table:formula="of:=IF([.A268]&lt;StereoRes;2*ATAN((StereoRes-[.A268])/(2*StereoF))*180/3.14;0)" office:value-type="float" office:value="27.6615086264161">
            <text:p>27.66150863</text:p>
          </table:table-cell>
          <table:table-cell table:style-name="ce11" table:formula="of:=((StereoRes-2*[.A268])*[.B268]/(2*StereoF))-((-StereoRes*[.B268])/(2*StereoF))" office:value-type="float" office:value="0.2">
            <text:p>0.20000000</text:p>
          </table:table-cell>
          <table:table-cell table:number-columns-repeated="252"/>
          <table:table-cell table:style-name="ce2" table:number-columns-repeated="767"/>
        </table:table-row>
        <table:table-row table:style-name="ro2">
          <table:table-cell table:style-name="ce6" office:value-type="float" office:value="241">
            <text:p>241</text:p>
          </table:table-cell>
          <table:table-cell table:style-name="ce11" table:formula="of:=IF([.A269]&lt;StereoRes;(B/100)*StereoF/[.A269];0)" office:value-type="float" office:value="0.404713692946058">
            <text:p>0.40471369</text:p>
          </table:table-cell>
          <table:table-cell table:style-name="ce13" table:formula="of:=IF([.A269]&lt;StereoRes;StereoF*(B/100)*CorrAccuracy/([.A269]*[.A269]);0)" office:value-type="float" office:value="0.000335861985847351">
            <text:p>0.0003</text:p>
          </table:table-cell>
          <table:table-cell table:style-name="ce11" table:formula="of:=IF([.A269]&lt;StereoRes;2*ATAN((StereoRes-[.A269])/(2*StereoF))*180/3.14;0)" office:value-type="float" office:value="27.594997977566">
            <text:p>27.59499798</text:p>
          </table:table-cell>
          <table:table-cell table:style-name="ce11" table:formula="of:=((StereoRes-2*[.A269])*[.B269]/(2*StereoF))-((-StereoRes*[.B269])/(2*StereoF))" office:value-type="float" office:value="0.198672199170124">
            <text:p>0.19867220</text:p>
          </table:table-cell>
          <table:table-cell table:number-columns-repeated="252"/>
          <table:table-cell table:style-name="ce2" table:number-columns-repeated="767"/>
        </table:table-row>
        <table:table-row table:style-name="ro2">
          <table:table-cell table:style-name="ce6" office:value-type="float" office:value="242">
            <text:p>242</text:p>
          </table:table-cell>
          <table:table-cell table:style-name="ce11" table:formula="of:=IF([.A270]&lt;StereoRes;(B/100)*StereoF/[.A270];0)" office:value-type="float" office:value="0.40304132231405">
            <text:p>0.40304132</text:p>
          </table:table-cell>
          <table:table-cell table:style-name="ce13" table:formula="of:=IF([.A270]&lt;StereoRes;StereoF*(B/100)*CorrAccuracy/([.A270]*[.A270]);0)" office:value-type="float" office:value="0.000333092001912438">
            <text:p>0.0003</text:p>
          </table:table-cell>
          <table:table-cell table:style-name="ce11" table:formula="of:=IF([.A270]&lt;StereoRes;2*ATAN((StereoRes-[.A270])/(2*StereoF))*180/3.14;0)" office:value-type="float" office:value="27.5284683825051">
            <text:p>27.52846838</text:p>
          </table:table-cell>
          <table:table-cell table:style-name="ce11" table:formula="of:=((StereoRes-2*[.A270])*[.B270]/(2*StereoF))-((-StereoRes*[.B270])/(2*StereoF))" office:value-type="float" office:value="0.197355371900826">
            <text:p>0.19735537</text:p>
          </table:table-cell>
          <table:table-cell table:number-columns-repeated="252"/>
          <table:table-cell table:style-name="ce2" table:number-columns-repeated="767"/>
        </table:table-row>
        <table:table-row table:style-name="ro2">
          <table:table-cell table:style-name="ce6" office:value-type="float" office:value="243">
            <text:p>243</text:p>
          </table:table-cell>
          <table:table-cell table:style-name="ce11" table:formula="of:=IF([.A271]&lt;StereoRes;(B/100)*StereoF/[.A271];0)" office:value-type="float" office:value="0.401382716049383">
            <text:p>0.40138272</text:p>
          </table:table-cell>
          <table:table-cell table:style-name="ce13" table:formula="of:=IF([.A271]&lt;StereoRes;StereoF*(B/100)*CorrAccuracy/([.A271]*[.A271]);0)" office:value-type="float" office:value="0.000330356144896611">
            <text:p>0.0003</text:p>
          </table:table-cell>
          <table:table-cell table:style-name="ce11" table:formula="of:=IF([.A271]&lt;StereoRes;2*ATAN((StereoRes-[.A271])/(2*StereoF))*180/3.14;0)" office:value-type="float" office:value="27.4619198779611">
            <text:p>27.46191988</text:p>
          </table:table-cell>
          <table:table-cell table:style-name="ce11" table:formula="of:=((StereoRes-2*[.A271])*[.B271]/(2*StereoF))-((-StereoRes*[.B271])/(2*StereoF))" office:value-type="float" office:value="0.196049382716049">
            <text:p>0.19604938</text:p>
          </table:table-cell>
          <table:table-cell table:number-columns-repeated="252"/>
          <table:table-cell table:style-name="ce2" table:number-columns-repeated="767"/>
        </table:table-row>
        <table:table-row table:style-name="ro2">
          <table:table-cell table:style-name="ce6" office:value-type="float" office:value="244">
            <text:p>244</text:p>
          </table:table-cell>
          <table:table-cell table:style-name="ce11" table:formula="of:=IF([.A272]&lt;StereoRes;(B/100)*StereoF/[.A272];0)" office:value-type="float" office:value="0.399737704918033">
            <text:p>0.39973770</text:p>
          </table:table-cell>
          <table:table-cell table:style-name="ce13" table:formula="of:=IF([.A272]&lt;StereoRes;StereoF*(B/100)*CorrAccuracy/([.A272]*[.A272]);0)" office:value-type="float" office:value="0.000327653856490191">
            <text:p>0.0003</text:p>
          </table:table-cell>
          <table:table-cell table:style-name="ce11" table:formula="of:=IF([.A272]&lt;StereoRes;2*ATAN((StereoRes-[.A272])/(2*StereoF))*180/3.14;0)" office:value-type="float" office:value="27.3953525007337">
            <text:p>27.39535250</text:p>
          </table:table-cell>
          <table:table-cell table:style-name="ce11" table:formula="of:=((StereoRes-2*[.A272])*[.B272]/(2*StereoF))-((-StereoRes*[.B272])/(2*StereoF))" office:value-type="float" office:value="0.194754098360656">
            <text:p>0.19475410</text:p>
          </table:table-cell>
          <table:table-cell table:number-columns-repeated="252"/>
          <table:table-cell table:style-name="ce2" table:number-columns-repeated="767"/>
        </table:table-row>
        <table:table-row table:style-name="ro2">
          <table:table-cell table:style-name="ce6" office:value-type="float" office:value="245">
            <text:p>245</text:p>
          </table:table-cell>
          <table:table-cell table:style-name="ce11" table:formula="of:=IF([.A273]&lt;StereoRes;(B/100)*StereoF/[.A273];0)" office:value-type="float" office:value="0.398106122448979">
            <text:p>0.39810612</text:p>
          </table:table-cell>
          <table:table-cell table:style-name="ce13" table:formula="of:=IF([.A273]&lt;StereoRes;StereoF*(B/100)*CorrAccuracy/([.A273]*[.A273]);0)" office:value-type="float" office:value="0.000324984589754269">
            <text:p>0.0003</text:p>
          </table:table-cell>
          <table:table-cell table:style-name="ce11" table:formula="of:=IF([.A273]&lt;StereoRes;2*ATAN((StereoRes-[.A273])/(2*StereoF))*180/3.14;0)" office:value-type="float" office:value="27.328766287694">
            <text:p>27.32876629</text:p>
          </table:table-cell>
          <table:table-cell table:style-name="ce11" table:formula="of:=((StereoRes-2*[.A273])*[.B273]/(2*StereoF))-((-StereoRes*[.B273])/(2*StereoF))" office:value-type="float" office:value="0.193469387755102">
            <text:p>0.19346939</text:p>
          </table:table-cell>
          <table:table-cell table:number-columns-repeated="252"/>
          <table:table-cell table:style-name="ce2" table:number-columns-repeated="767"/>
        </table:table-row>
        <table:table-row table:style-name="ro2">
          <table:table-cell table:style-name="ce6" office:value-type="float" office:value="246">
            <text:p>246</text:p>
          </table:table-cell>
          <table:table-cell table:style-name="ce11" table:formula="of:=IF([.A274]&lt;StereoRes;(B/100)*StereoF/[.A274];0)" office:value-type="float" office:value="0.396487804878049">
            <text:p>0.39648780</text:p>
          </table:table-cell>
          <table:table-cell table:style-name="ce13" table:formula="of:=IF([.A274]&lt;StereoRes;StereoF*(B/100)*CorrAccuracy/([.A274]*[.A274]);0)" office:value-type="float" office:value="0.000322347808843942">
            <text:p>0.0003</text:p>
          </table:table-cell>
          <table:table-cell table:style-name="ce11" table:formula="of:=IF([.A274]&lt;StereoRes;2*ATAN((StereoRes-[.A274])/(2*StereoF))*180/3.14;0)" office:value-type="float" office:value="27.2621612757852">
            <text:p>27.26216128</text:p>
          </table:table-cell>
          <table:table-cell table:style-name="ce11" table:formula="of:=((StereoRes-2*[.A274])*[.B274]/(2*StereoF))-((-StereoRes*[.B274])/(2*StereoF))" office:value-type="float" office:value="0.19219512195122">
            <text:p>0.19219512</text:p>
          </table:table-cell>
          <table:table-cell table:number-columns-repeated="252"/>
          <table:table-cell table:style-name="ce2" table:number-columns-repeated="767"/>
        </table:table-row>
        <table:table-row table:style-name="ro2">
          <table:table-cell table:style-name="ce6" office:value-type="float" office:value="247">
            <text:p>247</text:p>
          </table:table-cell>
          <table:table-cell table:style-name="ce11" table:formula="of:=IF([.A275]&lt;StereoRes;(B/100)*StereoF/[.A275];0)" office:value-type="float" office:value="0.394882591093117">
            <text:p>0.39488259</text:p>
          </table:table-cell>
          <table:table-cell table:style-name="ce13" table:formula="of:=IF([.A275]&lt;StereoRes;StereoF*(B/100)*CorrAccuracy/([.A275]*[.A275]);0)" office:value-type="float" office:value="0.000319742988739366">
            <text:p>0.0003</text:p>
          </table:table-cell>
          <table:table-cell table:style-name="ce11" table:formula="of:=IF([.A275]&lt;StereoRes;2*ATAN((StereoRes-[.A275])/(2*StereoF))*180/3.14;0)" office:value-type="float" office:value="27.1955375020218">
            <text:p>27.19553750</text:p>
          </table:table-cell>
          <table:table-cell table:style-name="ce11" table:formula="of:=((StereoRes-2*[.A275])*[.B275]/(2*StereoF))-((-StereoRes*[.B275])/(2*StereoF))" office:value-type="float" office:value="0.190931174089069">
            <text:p>0.19093117</text:p>
          </table:table-cell>
          <table:table-cell table:number-columns-repeated="252"/>
          <table:table-cell table:style-name="ce2" table:number-columns-repeated="767"/>
        </table:table-row>
        <table:table-row table:style-name="ro2">
          <table:table-cell table:style-name="ce6" office:value-type="float" office:value="248">
            <text:p>248</text:p>
          </table:table-cell>
          <table:table-cell table:style-name="ce11" table:formula="of:=IF([.A276]&lt;StereoRes;(B/100)*StereoF/[.A276];0)" office:value-type="float" office:value="0.393290322580645">
            <text:p>0.39329032</text:p>
          </table:table-cell>
          <table:table-cell table:style-name="ce13" table:formula="of:=IF([.A276]&lt;StereoRes;StereoF*(B/100)*CorrAccuracy/([.A276]*[.A276]);0)" office:value-type="float" office:value="0.000317169614984391">
            <text:p>0.0003</text:p>
          </table:table-cell>
          <table:table-cell table:style-name="ce11" table:formula="of:=IF([.A276]&lt;StereoRes;2*ATAN((StereoRes-[.A276])/(2*StereoF))*180/3.14;0)" office:value-type="float" office:value="27.1288950034901">
            <text:p>27.12889500</text:p>
          </table:table-cell>
          <table:table-cell table:style-name="ce11" table:formula="of:=((StereoRes-2*[.A276])*[.B276]/(2*StereoF))-((-StereoRes*[.B276])/(2*StereoF))" office:value-type="float" office:value="0.189677419354839">
            <text:p>0.18967742</text:p>
          </table:table-cell>
          <table:table-cell table:number-columns-repeated="252"/>
          <table:table-cell table:style-name="ce2" table:number-columns-repeated="767"/>
        </table:table-row>
        <table:table-row table:style-name="ro2">
          <table:table-cell table:style-name="ce6" office:value-type="float" office:value="249">
            <text:p>249</text:p>
          </table:table-cell>
          <table:table-cell table:style-name="ce11" table:formula="of:=IF([.A277]&lt;StereoRes;(B/100)*StereoF/[.A277];0)" office:value-type="float" office:value="0.391710843373494">
            <text:p>0.39171084</text:p>
          </table:table-cell>
          <table:table-cell table:style-name="ce13" table:formula="of:=IF([.A277]&lt;StereoRes;StereoF*(B/100)*CorrAccuracy/([.A277]*[.A277]);0)" office:value-type="float" office:value="0.000314627183432525">
            <text:p>0.0003</text:p>
          </table:table-cell>
          <table:table-cell table:style-name="ce11" table:formula="of:=IF([.A277]&lt;StereoRes;2*ATAN((StereoRes-[.A277])/(2*StereoF))*180/3.14;0)" office:value-type="float" office:value="27.0622338173477">
            <text:p>27.06223382</text:p>
          </table:table-cell>
          <table:table-cell table:style-name="ce11" table:formula="of:=((StereoRes-2*[.A277])*[.B277]/(2*StereoF))-((-StereoRes*[.B277])/(2*StereoF))" office:value-type="float" office:value="0.188433734939759">
            <text:p>0.18843373</text:p>
          </table:table-cell>
          <table:table-cell table:number-columns-repeated="252"/>
          <table:table-cell table:style-name="ce2" table:number-columns-repeated="767"/>
        </table:table-row>
        <table:table-row table:style-name="ro2">
          <table:table-cell table:style-name="ce6" office:value-type="float" office:value="250">
            <text:p>250</text:p>
          </table:table-cell>
          <table:table-cell table:style-name="ce11" table:formula="of:=IF([.A278]&lt;StereoRes;(B/100)*StereoF/[.A278];0)" office:value-type="float" office:value="0.390144">
            <text:p>0.39014400</text:p>
          </table:table-cell>
          <table:table-cell table:style-name="ce13" table:formula="of:=IF([.A278]&lt;StereoRes;StereoF*(B/100)*CorrAccuracy/([.A278]*[.A278]);0)" office:value-type="float" office:value="0.0003121152">
            <text:p>0.0003</text:p>
          </table:table-cell>
          <table:table-cell table:style-name="ce11" table:formula="of:=IF([.A278]&lt;StereoRes;2*ATAN((StereoRes-[.A278])/(2*StereoF))*180/3.14;0)" office:value-type="float" office:value="26.9955539808236">
            <text:p>26.99555398</text:p>
          </table:table-cell>
          <table:table-cell table:style-name="ce11" table:formula="of:=((StereoRes-2*[.A278])*[.B278]/(2*StereoF))-((-StereoRes*[.B278])/(2*StereoF))" office:value-type="float" office:value="0.1872">
            <text:p>0.18720000</text:p>
          </table:table-cell>
          <table:table-cell table:number-columns-repeated="252"/>
          <table:table-cell table:style-name="ce2" table:number-columns-repeated="767"/>
        </table:table-row>
        <table:table-row table:style-name="ro2">
          <table:table-cell table:style-name="ce6" office:value-type="float" office:value="251">
            <text:p>251</text:p>
          </table:table-cell>
          <table:table-cell table:style-name="ce11" table:formula="of:=IF([.A279]&lt;StereoRes;(B/100)*StereoF/[.A279];0)" office:value-type="float" office:value="0.388589641434263">
            <text:p>0.38858964</text:p>
          </table:table-cell>
          <table:table-cell table:style-name="ce13" table:formula="of:=IF([.A279]&lt;StereoRes;StereoF*(B/100)*CorrAccuracy/([.A279]*[.A279]);0)" office:value-type="float" office:value="0.000309633180425707">
            <text:p>0.0003</text:p>
          </table:table-cell>
          <table:table-cell table:style-name="ce11" table:formula="of:=IF([.A279]&lt;StereoRes;2*ATAN((StereoRes-[.A279])/(2*StereoF))*180/3.14;0)" office:value-type="float" office:value="26.9288555312181">
            <text:p>26.92885553</text:p>
          </table:table-cell>
          <table:table-cell table:style-name="ce11" table:formula="of:=((StereoRes-2*[.A279])*[.B279]/(2*StereoF))-((-StereoRes*[.B279])/(2*StereoF))" office:value-type="float" office:value="0.18597609561753">
            <text:p>0.18597610</text:p>
          </table:table-cell>
          <table:table-cell table:number-columns-repeated="252"/>
          <table:table-cell table:style-name="ce2" table:number-columns-repeated="767"/>
        </table:table-row>
        <table:table-row table:style-name="ro2">
          <table:table-cell table:style-name="ce6" office:value-type="float" office:value="252">
            <text:p>252</text:p>
          </table:table-cell>
          <table:table-cell table:style-name="ce11" table:formula="of:=IF([.A280]&lt;StereoRes;(B/100)*StereoF/[.A280];0)" office:value-type="float" office:value="0.387047619047619">
            <text:p>0.38704762</text:p>
          </table:table-cell>
          <table:table-cell table:style-name="ce13" table:formula="of:=IF([.A280]&lt;StereoRes;StereoF*(B/100)*CorrAccuracy/([.A280]*[.A280]);0)" office:value-type="float" office:value="0.000307180650037793">
            <text:p>0.0003</text:p>
          </table:table-cell>
          <table:table-cell table:style-name="ce11" table:formula="of:=IF([.A280]&lt;StereoRes;2*ATAN((StereoRes-[.A280])/(2*StereoF))*180/3.14;0)" office:value-type="float" office:value="26.8621385059028">
            <text:p>26.86213851</text:p>
          </table:table-cell>
          <table:table-cell table:style-name="ce11" table:formula="of:=((StereoRes-2*[.A280])*[.B280]/(2*StereoF))-((-StereoRes*[.B280])/(2*StereoF))" office:value-type="float" office:value="0.184761904761905">
            <text:p>0.18476190</text:p>
          </table:table-cell>
          <table:table-cell table:number-columns-repeated="252"/>
          <table:table-cell table:style-name="ce2" table:number-columns-repeated="767"/>
        </table:table-row>
        <table:table-row table:style-name="ro2">
          <table:table-cell table:style-name="ce6" office:value-type="float" office:value="253">
            <text:p>253</text:p>
          </table:table-cell>
          <table:table-cell table:style-name="ce11" table:formula="of:=IF([.A281]&lt;StereoRes;(B/100)*StereoF/[.A281];0)" office:value-type="float" office:value="0.385517786561265">
            <text:p>0.38551779</text:p>
          </table:table-cell>
          <table:table-cell table:style-name="ce13" table:formula="of:=IF([.A281]&lt;StereoRes;StereoF*(B/100)*CorrAccuracy/([.A281]*[.A281]);0)" office:value-type="float" office:value="0.000304757143526691">
            <text:p>0.0003</text:p>
          </table:table-cell>
          <table:table-cell table:style-name="ce11" table:formula="of:=IF([.A281]&lt;StereoRes;2*ATAN((StereoRes-[.A281])/(2*StereoF))*180/3.14;0)" office:value-type="float" office:value="26.7954029423204">
            <text:p>26.79540294</text:p>
          </table:table-cell>
          <table:table-cell table:style-name="ce11" table:formula="of:=((StereoRes-2*[.A281])*[.B281]/(2*StereoF))-((-StereoRes*[.B281])/(2*StereoF))" office:value-type="float" office:value="0.183557312252964">
            <text:p>0.18355731</text:p>
          </table:table-cell>
          <table:table-cell table:number-columns-repeated="252"/>
          <table:table-cell table:style-name="ce2" table:number-columns-repeated="767"/>
        </table:table-row>
        <table:table-row table:style-name="ro2">
          <table:table-cell table:style-name="ce6" office:value-type="float" office:value="254">
            <text:p>254</text:p>
          </table:table-cell>
          <table:table-cell table:style-name="ce11" table:formula="of:=IF([.A282]&lt;StereoRes;(B/100)*StereoF/[.A282];0)" office:value-type="float" office:value="0.384">
            <text:p>0.38400000</text:p>
          </table:table-cell>
          <table:table-cell table:style-name="ce13" table:formula="of:=IF([.A282]&lt;StereoRes;StereoF*(B/100)*CorrAccuracy/([.A282]*[.A282]);0)" office:value-type="float" office:value="0.000302362204724409">
            <text:p>0.0003</text:p>
          </table:table-cell>
          <table:table-cell table:style-name="ce11" table:formula="of:=IF([.A282]&lt;StereoRes;2*ATAN((StereoRes-[.A282])/(2*StereoF))*180/3.14;0)" office:value-type="float" office:value="26.7286488779847">
            <text:p>26.72864888</text:p>
          </table:table-cell>
          <table:table-cell table:style-name="ce11" table:formula="of:=((StereoRes-2*[.A282])*[.B282]/(2*StereoF))-((-StereoRes*[.B282])/(2*StereoF))" office:value-type="float" office:value="0.182362204724409">
            <text:p>0.18236220</text:p>
          </table:table-cell>
          <table:table-cell table:number-columns-repeated="252"/>
          <table:table-cell table:style-name="ce2" table:number-columns-repeated="767"/>
        </table:table-row>
        <table:table-row table:style-name="ro2">
          <table:table-cell table:style-name="ce6" office:value-type="float" office:value="255">
            <text:p>255</text:p>
          </table:table-cell>
          <table:table-cell table:style-name="ce11" table:formula="of:=IF([.A283]&lt;StereoRes;(B/100)*StereoF/[.A283];0)" office:value-type="float" office:value="0.382494117647059">
            <text:p>0.38249412</text:p>
          </table:table-cell>
          <table:table-cell table:style-name="ce13" table:formula="of:=IF([.A283]&lt;StereoRes;StereoF*(B/100)*CorrAccuracy/([.A283]*[.A283]);0)" office:value-type="float" office:value="0.00029999538638985">
            <text:p>0.0003</text:p>
          </table:table-cell>
          <table:table-cell table:style-name="ce11" table:formula="of:=IF([.A283]&lt;StereoRes;2*ATAN((StereoRes-[.A283])/(2*StereoF))*180/3.14;0)" office:value-type="float" office:value="26.6618763504802">
            <text:p>26.66187635</text:p>
          </table:table-cell>
          <table:table-cell table:style-name="ce11" table:formula="of:=((StereoRes-2*[.A283])*[.B283]/(2*StereoF))-((-StereoRes*[.B283])/(2*StereoF))" office:value-type="float" office:value="0.181176470588235">
            <text:p>0.18117647</text:p>
          </table:table-cell>
          <table:table-cell table:number-columns-repeated="252"/>
          <table:table-cell table:style-name="ce2" table:number-columns-repeated="767"/>
        </table:table-row>
        <table:table-row table:style-name="ro2">
          <table:table-cell table:style-name="ce6" office:value-type="float" office:value="256">
            <text:p>256</text:p>
          </table:table-cell>
          <table:table-cell table:style-name="ce11" table:formula="of:=IF([.A284]&lt;StereoRes;(B/100)*StereoF/[.A284];0)" office:value-type="float" office:value="0.381">
            <text:p>0.38100000</text:p>
          </table:table-cell>
          <table:table-cell table:style-name="ce13" table:formula="of:=IF([.A284]&lt;StereoRes;StereoF*(B/100)*CorrAccuracy/([.A284]*[.A284]);0)" office:value-type="float" office:value="0.00029765625">
            <text:p>0.0003</text:p>
          </table:table-cell>
          <table:table-cell table:style-name="ce11" table:formula="of:=IF([.A284]&lt;StereoRes;2*ATAN((StereoRes-[.A284])/(2*StereoF))*180/3.14;0)" office:value-type="float" office:value="26.5950853974628">
            <text:p>26.59508540</text:p>
          </table:table-cell>
          <table:table-cell table:style-name="ce11" table:formula="of:=((StereoRes-2*[.A284])*[.B284]/(2*StereoF))-((-StereoRes*[.B284])/(2*StereoF))" office:value-type="float" office:value="0.18">
            <text:p>0.18000000</text:p>
          </table:table-cell>
          <table:table-cell table:number-columns-repeated="252"/>
          <table:table-cell table:style-name="ce2" table:number-columns-repeated="767"/>
        </table:table-row>
        <table:table-row table:style-name="ro2">
          <table:table-cell table:style-name="ce6" office:value-type="float" office:value="257">
            <text:p>257</text:p>
          </table:table-cell>
          <table:table-cell table:style-name="ce11" table:formula="of:=IF([.A285]&lt;StereoRes;(B/100)*StereoF/[.A285];0)" office:value-type="float" office:value="0.379517509727626">
            <text:p>0.37951751</text:p>
          </table:table-cell>
          <table:table-cell table:style-name="ce13" table:formula="of:=IF([.A285]&lt;StereoRes;StereoF*(B/100)*CorrAccuracy/([.A285]*[.A285]);0)" office:value-type="float" office:value="0.000295344365546791">
            <text:p>0.0003</text:p>
          </table:table-cell>
          <table:table-cell table:style-name="ce11" table:formula="of:=IF([.A285]&lt;StereoRes;2*ATAN((StereoRes-[.A285])/(2*StereoF))*180/3.14;0)" office:value-type="float" office:value="26.5282760566588">
            <text:p>26.52827606</text:p>
          </table:table-cell>
          <table:table-cell table:style-name="ce11" table:formula="of:=((StereoRes-2*[.A285])*[.B285]/(2*StereoF))-((-StereoRes*[.B285])/(2*StereoF))" office:value-type="float" office:value="0.178832684824903">
            <text:p>0.17883268</text:p>
          </table:table-cell>
          <table:table-cell table:number-columns-repeated="252"/>
          <table:table-cell table:style-name="ce2" table:number-columns-repeated="767"/>
        </table:table-row>
        <table:table-row table:style-name="ro2">
          <table:table-cell table:style-name="ce6" office:value-type="float" office:value="258">
            <text:p>258</text:p>
          </table:table-cell>
          <table:table-cell table:style-name="ce11" table:formula="of:=IF([.A286]&lt;StereoRes;(B/100)*StereoF/[.A286];0)" office:value-type="float" office:value="0.378046511627907">
            <text:p>0.37804651</text:p>
          </table:table-cell>
          <table:table-cell table:style-name="ce13" table:formula="of:=IF([.A286]&lt;StereoRes;StereoF*(B/100)*CorrAccuracy/([.A286]*[.A286]);0)" office:value-type="float" office:value="0.000293059311339463">
            <text:p>0.0003</text:p>
          </table:table-cell>
          <table:table-cell table:style-name="ce11" table:formula="of:=IF([.A286]&lt;StereoRes;2*ATAN((StereoRes-[.A286])/(2*StereoF))*180/3.14;0)" office:value-type="float" office:value="26.4614483658653">
            <text:p>26.46144837</text:p>
          </table:table-cell>
          <table:table-cell table:style-name="ce11" table:formula="of:=((StereoRes-2*[.A286])*[.B286]/(2*StereoF))-((-StereoRes*[.B286])/(2*StereoF))" office:value-type="float" office:value="0.177674418604651">
            <text:p>0.17767442</text:p>
          </table:table-cell>
          <table:table-cell table:number-columns-repeated="252"/>
          <table:table-cell table:style-name="ce2" table:number-columns-repeated="767"/>
        </table:table-row>
        <table:table-row table:style-name="ro2">
          <table:table-cell table:style-name="ce6" office:value-type="float" office:value="259">
            <text:p>259</text:p>
          </table:table-cell>
          <table:table-cell table:style-name="ce11" table:formula="of:=IF([.A287]&lt;StereoRes;(B/100)*StereoF/[.A287];0)" office:value-type="float" office:value="0.376586872586872">
            <text:p>0.37658687</text:p>
          </table:table-cell>
          <table:table-cell table:style-name="ce13" table:formula="of:=IF([.A287]&lt;StereoRes;StereoF*(B/100)*CorrAccuracy/([.A287]*[.A287]);0)" office:value-type="float" office:value="0.000290800673812257">
            <text:p>0.0003</text:p>
          </table:table-cell>
          <table:table-cell table:style-name="ce11" table:formula="of:=IF([.A287]&lt;StereoRes;2*ATAN((StereoRes-[.A287])/(2*StereoF))*180/3.14;0)" office:value-type="float" office:value="26.3946023629502">
            <text:p>26.39460236</text:p>
          </table:table-cell>
          <table:table-cell table:style-name="ce11" table:formula="of:=((StereoRes-2*[.A287])*[.B287]/(2*StereoF))-((-StereoRes*[.B287])/(2*StereoF))" office:value-type="float" office:value="0.176525096525097">
            <text:p>0.17652510</text:p>
          </table:table-cell>
          <table:table-cell table:number-columns-repeated="252"/>
          <table:table-cell table:style-name="ce2" table:number-columns-repeated="767"/>
        </table:table-row>
        <table:table-row table:style-name="ro2">
          <table:table-cell table:style-name="ce6" office:value-type="float" office:value="260">
            <text:p>260</text:p>
          </table:table-cell>
          <table:table-cell table:style-name="ce11" table:formula="of:=IF([.A288]&lt;StereoRes;(B/100)*StereoF/[.A288];0)" office:value-type="float" office:value="0.375138461538461">
            <text:p>0.37513846</text:p>
          </table:table-cell>
          <table:table-cell table:style-name="ce13" table:formula="of:=IF([.A288]&lt;StereoRes;StereoF*(B/100)*CorrAccuracy/([.A288]*[.A288]);0)" office:value-type="float" office:value="0.000288568047337278">
            <text:p>0.0003</text:p>
          </table:table-cell>
          <table:table-cell table:style-name="ce11" table:formula="of:=IF([.A288]&lt;StereoRes;2*ATAN((StereoRes-[.A288])/(2*StereoF))*180/3.14;0)" office:value-type="float" office:value="26.3277380858519">
            <text:p>26.32773809</text:p>
          </table:table-cell>
          <table:table-cell table:style-name="ce11" table:formula="of:=((StereoRes-2*[.A288])*[.B288]/(2*StereoF))-((-StereoRes*[.B288])/(2*StereoF))" office:value-type="float" office:value="0.175384615384615">
            <text:p>0.17538462</text:p>
          </table:table-cell>
          <table:table-cell table:number-columns-repeated="252"/>
          <table:table-cell table:style-name="ce2" table:number-columns-repeated="767"/>
        </table:table-row>
        <table:table-row table:style-name="ro2">
          <table:table-cell table:style-name="ce6" office:value-type="float" office:value="261">
            <text:p>261</text:p>
          </table:table-cell>
          <table:table-cell table:style-name="ce11" table:formula="of:=IF([.A289]&lt;StereoRes;(B/100)*StereoF/[.A289];0)" office:value-type="float" office:value="0.373701149425287">
            <text:p>0.37370115</text:p>
          </table:table-cell>
          <table:table-cell table:style-name="ce13" table:formula="of:=IF([.A289]&lt;StereoRes;StereoF*(B/100)*CorrAccuracy/([.A289]*[.A289]);0)" office:value-type="float" office:value="0.000286361034042366">
            <text:p>0.0003</text:p>
          </table:table-cell>
          <table:table-cell table:style-name="ce11" table:formula="of:=IF([.A289]&lt;StereoRes;2*ATAN((StereoRes-[.A289])/(2*StereoF))*180/3.14;0)" office:value-type="float" office:value="26.2608555725791">
            <text:p>26.26085557</text:p>
          </table:table-cell>
          <table:table-cell table:style-name="ce11" table:formula="of:=((StereoRes-2*[.A289])*[.B289]/(2*StereoF))-((-StereoRes*[.B289])/(2*StereoF))" office:value-type="float" office:value="0.174252873563218">
            <text:p>0.17425287</text:p>
          </table:table-cell>
          <table:table-cell table:number-columns-repeated="252"/>
          <table:table-cell table:style-name="ce2" table:number-columns-repeated="767"/>
        </table:table-row>
        <table:table-row table:style-name="ro2">
          <table:table-cell table:style-name="ce6" office:value-type="float" office:value="262">
            <text:p>262</text:p>
          </table:table-cell>
          <table:table-cell table:style-name="ce11" table:formula="of:=IF([.A290]&lt;StereoRes;(B/100)*StereoF/[.A290];0)" office:value-type="float" office:value="0.372274809160305">
            <text:p>0.37227481</text:p>
          </table:table-cell>
          <table:table-cell table:style-name="ce13" table:formula="of:=IF([.A290]&lt;StereoRes;StereoF*(B/100)*CorrAccuracy/([.A290]*[.A290]);0)" office:value-type="float" office:value="0.000284179243633821">
            <text:p>0.0003</text:p>
          </table:table-cell>
          <table:table-cell table:style-name="ce11" table:formula="of:=IF([.A290]&lt;StereoRes;2*ATAN((StereoRes-[.A290])/(2*StereoF))*180/3.14;0)" office:value-type="float" office:value="26.1939548612111">
            <text:p>26.19395486</text:p>
          </table:table-cell>
          <table:table-cell table:style-name="ce11" table:formula="of:=((StereoRes-2*[.A290])*[.B290]/(2*StereoF))-((-StereoRes*[.B290])/(2*StereoF))" office:value-type="float" office:value="0.173129770992366">
            <text:p>0.17312977</text:p>
          </table:table-cell>
          <table:table-cell table:number-columns-repeated="252"/>
          <table:table-cell table:style-name="ce2" table:number-columns-repeated="767"/>
        </table:table-row>
        <table:table-row table:style-name="ro2">
          <table:table-cell table:style-name="ce6" office:value-type="float" office:value="263">
            <text:p>263</text:p>
          </table:table-cell>
          <table:table-cell table:style-name="ce11" table:formula="of:=IF([.A291]&lt;StereoRes;(B/100)*StereoF/[.A291];0)" office:value-type="float" office:value="0.370859315589354">
            <text:p>0.37085932</text:p>
          </table:table-cell>
          <table:table-cell table:style-name="ce13" table:formula="of:=IF([.A291]&lt;StereoRes;StereoF*(B/100)*CorrAccuracy/([.A291]*[.A291]);0)" office:value-type="float" office:value="0.000282022293223843">
            <text:p>0.0003</text:p>
          </table:table-cell>
          <table:table-cell table:style-name="ce11" table:formula="of:=IF([.A291]&lt;StereoRes;2*ATAN((StereoRes-[.A291])/(2*StereoF))*180/3.14;0)" office:value-type="float" office:value="26.1270359898974">
            <text:p>26.12703599</text:p>
          </table:table-cell>
          <table:table-cell table:style-name="ce11" table:formula="of:=((StereoRes-2*[.A291])*[.B291]/(2*StereoF))-((-StereoRes*[.B291])/(2*StereoF))" office:value-type="float" office:value="0.172015209125475">
            <text:p>0.17201521</text:p>
          </table:table-cell>
          <table:table-cell table:number-columns-repeated="252"/>
          <table:table-cell table:style-name="ce2" table:number-columns-repeated="767"/>
        </table:table-row>
        <table:table-row table:style-name="ro2">
          <table:table-cell table:style-name="ce6" office:value-type="float" office:value="264">
            <text:p>264</text:p>
          </table:table-cell>
          <table:table-cell table:style-name="ce11" table:formula="of:=IF([.A292]&lt;StereoRes;(B/100)*StereoF/[.A292];0)" office:value-type="float" office:value="0.369454545454545">
            <text:p>0.36945455</text:p>
          </table:table-cell>
          <table:table-cell table:style-name="ce13" table:formula="of:=IF([.A292]&lt;StereoRes;StereoF*(B/100)*CorrAccuracy/([.A292]*[.A292]);0)" office:value-type="float" office:value="0.000279889807162534">
            <text:p>0.0003</text:p>
          </table:table-cell>
          <table:table-cell table:style-name="ce11" table:formula="of:=IF([.A292]&lt;StereoRes;2*ATAN((StereoRes-[.A292])/(2*StereoF))*180/3.14;0)" office:value-type="float" office:value="26.0600989968577">
            <text:p>26.06009900</text:p>
          </table:table-cell>
          <table:table-cell table:style-name="ce11" table:formula="of:=((StereoRes-2*[.A292])*[.B292]/(2*StereoF))-((-StereoRes*[.B292])/(2*StereoF))" office:value-type="float" office:value="0.170909090909091">
            <text:p>0.17090909</text:p>
          </table:table-cell>
          <table:table-cell table:number-columns-repeated="252"/>
          <table:table-cell table:style-name="ce2" table:number-columns-repeated="767"/>
        </table:table-row>
        <table:table-row table:style-name="ro2">
          <table:table-cell table:style-name="ce6" office:value-type="float" office:value="265">
            <text:p>265</text:p>
          </table:table-cell>
          <table:table-cell table:style-name="ce11" table:formula="of:=IF([.A293]&lt;StereoRes;(B/100)*StereoF/[.A293];0)" office:value-type="float" office:value="0.36806037735849">
            <text:p>0.36806038</text:p>
          </table:table-cell>
          <table:table-cell table:style-name="ce13" table:formula="of:=IF([.A293]&lt;StereoRes;StereoF*(B/100)*CorrAccuracy/([.A293]*[.A293]);0)" office:value-type="float" office:value="0.000277781416874332">
            <text:p>0.0003</text:p>
          </table:table-cell>
          <table:table-cell table:style-name="ce11" table:formula="of:=IF([.A293]&lt;StereoRes;2*ATAN((StereoRes-[.A293])/(2*StereoF))*180/3.14;0)" office:value-type="float" office:value="25.9931439203818">
            <text:p>25.99314392</text:p>
          </table:table-cell>
          <table:table-cell table:style-name="ce11" table:formula="of:=((StereoRes-2*[.A293])*[.B293]/(2*StereoF))-((-StereoRes*[.B293])/(2*StereoF))" office:value-type="float" office:value="0.169811320754717">
            <text:p>0.16981132</text:p>
          </table:table-cell>
          <table:table-cell table:number-columns-repeated="252"/>
          <table:table-cell table:style-name="ce2" table:number-columns-repeated="767"/>
        </table:table-row>
        <table:table-row table:style-name="ro2">
          <table:table-cell table:style-name="ce6" office:value-type="float" office:value="266">
            <text:p>266</text:p>
          </table:table-cell>
          <table:table-cell table:style-name="ce11" table:formula="of:=IF([.A294]&lt;StereoRes;(B/100)*StereoF/[.A294];0)" office:value-type="float" office:value="0.366676691729323">
            <text:p>0.36667669</text:p>
          </table:table-cell>
          <table:table-cell table:style-name="ce13" table:formula="of:=IF([.A294]&lt;StereoRes;StereoF*(B/100)*CorrAccuracy/([.A294]*[.A294]);0)" office:value-type="float" office:value="0.000275696760698739">
            <text:p>0.0003</text:p>
          </table:table-cell>
          <table:table-cell table:style-name="ce11" table:formula="of:=IF([.A294]&lt;StereoRes;2*ATAN((StereoRes-[.A294])/(2*StereoF))*180/3.14;0)" office:value-type="float" office:value="25.9261707988297">
            <text:p>25.92617080</text:p>
          </table:table-cell>
          <table:table-cell table:style-name="ce11" table:formula="of:=((StereoRes-2*[.A294])*[.B294]/(2*StereoF))-((-StereoRes*[.B294])/(2*StereoF))" office:value-type="float" office:value="0.168721804511278">
            <text:p>0.16872180</text:p>
          </table:table-cell>
          <table:table-cell table:number-columns-repeated="252"/>
          <table:table-cell table:style-name="ce2" table:number-columns-repeated="767"/>
        </table:table-row>
        <table:table-row table:style-name="ro2">
          <table:table-cell table:style-name="ce6" office:value-type="float" office:value="267">
            <text:p>267</text:p>
          </table:table-cell>
          <table:table-cell table:style-name="ce11" table:formula="of:=IF([.A295]&lt;StereoRes;(B/100)*StereoF/[.A295];0)" office:value-type="float" office:value="0.365303370786517">
            <text:p>0.36530337</text:p>
          </table:table-cell>
          <table:table-cell table:style-name="ce13" table:formula="of:=IF([.A295]&lt;StereoRes;StereoF*(B/100)*CorrAccuracy/([.A295]*[.A295]);0)" office:value-type="float" office:value="0.000273635483735219">
            <text:p>0.0003</text:p>
          </table:table-cell>
          <table:table-cell table:style-name="ce11" table:formula="of:=IF([.A295]&lt;StereoRes;2*ATAN((StereoRes-[.A295])/(2*StereoF))*180/3.14;0)" office:value-type="float" office:value="25.859179670631">
            <text:p>25.85917967</text:p>
          </table:table-cell>
          <table:table-cell table:style-name="ce11" table:formula="of:=((StereoRes-2*[.A295])*[.B295]/(2*StereoF))-((-StereoRes*[.B295])/(2*StereoF))" office:value-type="float" office:value="0.167640449438202">
            <text:p>0.16764045</text:p>
          </table:table-cell>
          <table:table-cell table:number-columns-repeated="252"/>
          <table:table-cell table:style-name="ce2" table:number-columns-repeated="767"/>
        </table:table-row>
        <table:table-row table:style-name="ro2">
          <table:table-cell table:style-name="ce6" office:value-type="float" office:value="268">
            <text:p>268</text:p>
          </table:table-cell>
          <table:table-cell table:style-name="ce11" table:formula="of:=IF([.A296]&lt;StereoRes;(B/100)*StereoF/[.A296];0)" office:value-type="float" office:value="0.363940298507463">
            <text:p>0.36394030</text:p>
          </table:table-cell>
          <table:table-cell table:style-name="ce13" table:formula="of:=IF([.A296]&lt;StereoRes;StereoF*(B/100)*CorrAccuracy/([.A296]*[.A296]);0)" office:value-type="float" office:value="0.000271597237692136">
            <text:p>0.0003</text:p>
          </table:table-cell>
          <table:table-cell table:style-name="ce11" table:formula="of:=IF([.A296]&lt;StereoRes;2*ATAN((StereoRes-[.A296])/(2*StereoF))*180/3.14;0)" office:value-type="float" office:value="25.7921705742855">
            <text:p>25.79217057</text:p>
          </table:table-cell>
          <table:table-cell table:style-name="ce11" table:formula="of:=((StereoRes-2*[.A296])*[.B296]/(2*StereoF))-((-StereoRes*[.B296])/(2*StereoF))" office:value-type="float" office:value="0.166567164179104">
            <text:p>0.16656716</text:p>
          </table:table-cell>
          <table:table-cell table:number-columns-repeated="252"/>
          <table:table-cell table:style-name="ce2" table:number-columns-repeated="767"/>
        </table:table-row>
        <table:table-row table:style-name="ro2">
          <table:table-cell table:style-name="ce6" office:value-type="float" office:value="269">
            <text:p>269</text:p>
          </table:table-cell>
          <table:table-cell table:style-name="ce11" table:formula="of:=IF([.A297]&lt;StereoRes;(B/100)*StereoF/[.A297];0)" office:value-type="float" office:value="0.362587360594795">
            <text:p>0.36258736</text:p>
          </table:table-cell>
          <table:table-cell table:style-name="ce13" table:formula="of:=IF([.A297]&lt;StereoRes;StereoF*(B/100)*CorrAccuracy/([.A297]*[.A297]);0)" office:value-type="float" office:value="0.000269581680739625">
            <text:p>0.0003</text:p>
          </table:table-cell>
          <table:table-cell table:style-name="ce11" table:formula="of:=IF([.A297]&lt;StereoRes;2*ATAN((StereoRes-[.A297])/(2*StereoF))*180/3.14;0)" office:value-type="float" office:value="25.7251435483626">
            <text:p>25.72514355</text:p>
          </table:table-cell>
          <table:table-cell table:style-name="ce11" table:formula="of:=((StereoRes-2*[.A297])*[.B297]/(2*StereoF))-((-StereoRes*[.B297])/(2*StereoF))" office:value-type="float" office:value="0.16550185873606">
            <text:p>0.16550186</text:p>
          </table:table-cell>
          <table:table-cell table:number-columns-repeated="252"/>
          <table:table-cell table:style-name="ce2" table:number-columns-repeated="767"/>
        </table:table-row>
        <table:table-row table:style-name="ro2">
          <table:table-cell table:style-name="ce6" office:value-type="float" office:value="270">
            <text:p>270</text:p>
          </table:table-cell>
          <table:table-cell table:style-name="ce11" table:formula="of:=IF([.A298]&lt;StereoRes;(B/100)*StereoF/[.A298];0)" office:value-type="float" office:value="0.361244444444444">
            <text:p>0.36124444</text:p>
          </table:table-cell>
          <table:table-cell table:style-name="ce13" table:formula="of:=IF([.A298]&lt;StereoRes;StereoF*(B/100)*CorrAccuracy/([.A298]*[.A298]);0)" office:value-type="float" office:value="0.000267588477366255">
            <text:p>0.0003</text:p>
          </table:table-cell>
          <table:table-cell table:style-name="ce11" table:formula="of:=IF([.A298]&lt;StereoRes;2*ATAN((StereoRes-[.A298])/(2*StereoF))*180/3.14;0)" office:value-type="float" office:value="25.6580986315014">
            <text:p>25.65809863</text:p>
          </table:table-cell>
          <table:table-cell table:style-name="ce11" table:formula="of:=((StereoRes-2*[.A298])*[.B298]/(2*StereoF))-((-StereoRes*[.B298])/(2*StereoF))" office:value-type="float" office:value="0.164444444444444">
            <text:p>0.16444444</text:p>
          </table:table-cell>
          <table:table-cell table:number-columns-repeated="252"/>
          <table:table-cell table:style-name="ce2" table:number-columns-repeated="767"/>
        </table:table-row>
        <table:table-row table:style-name="ro2">
          <table:table-cell table:style-name="ce6" office:value-type="float" office:value="271">
            <text:p>271</text:p>
          </table:table-cell>
          <table:table-cell table:style-name="ce11" table:formula="of:=IF([.A299]&lt;StereoRes;(B/100)*StereoF/[.A299];0)" office:value-type="float" office:value="0.359911439114391">
            <text:p>0.35991144</text:p>
          </table:table-cell>
          <table:table-cell table:style-name="ce13" table:formula="of:=IF([.A299]&lt;StereoRes;StereoF*(B/100)*CorrAccuracy/([.A299]*[.A299]);0)" office:value-type="float" office:value="0.000265617298239403">
            <text:p>0.0003</text:p>
          </table:table-cell>
          <table:table-cell table:style-name="ce11" table:formula="of:=IF([.A299]&lt;StereoRes;2*ATAN((StereoRes-[.A299])/(2*StereoF))*180/3.14;0)" office:value-type="float" office:value="25.5910358624105">
            <text:p>25.59103586</text:p>
          </table:table-cell>
          <table:table-cell table:style-name="ce11" table:formula="of:=((StereoRes-2*[.A299])*[.B299]/(2*StereoF))-((-StereoRes*[.B299])/(2*StereoF))" office:value-type="float" office:value="0.163394833948339">
            <text:p>0.16339483</text:p>
          </table:table-cell>
          <table:table-cell table:number-columns-repeated="252"/>
          <table:table-cell table:style-name="ce2" table:number-columns-repeated="767"/>
        </table:table-row>
        <table:table-row table:style-name="ro2">
          <table:table-cell table:style-name="ce6" office:value-type="float" office:value="272">
            <text:p>272</text:p>
          </table:table-cell>
          <table:table-cell table:style-name="ce11" table:formula="of:=IF([.A300]&lt;StereoRes;(B/100)*StereoF/[.A300];0)" office:value-type="float" office:value="0.358588235294118">
            <text:p>0.35858824</text:p>
          </table:table-cell>
          <table:table-cell table:style-name="ce13" table:formula="of:=IF([.A300]&lt;StereoRes;StereoF*(B/100)*CorrAccuracy/([.A300]*[.A300]);0)" office:value-type="float" office:value="0.000263667820069204">
            <text:p>0.0003</text:p>
          </table:table-cell>
          <table:table-cell table:style-name="ce11" table:formula="of:=IF([.A300]&lt;StereoRes;2*ATAN((StereoRes-[.A300])/(2*StereoF))*180/3.14;0)" office:value-type="float" office:value="25.5239552798681">
            <text:p>25.52395528</text:p>
          </table:table-cell>
          <table:table-cell table:style-name="ce11" table:formula="of:=((StereoRes-2*[.A300])*[.B300]/(2*StereoF))-((-StereoRes*[.B300])/(2*StereoF))" office:value-type="float" office:value="0.162352941176471">
            <text:p>0.16235294</text:p>
          </table:table-cell>
          <table:table-cell table:number-columns-repeated="252"/>
          <table:table-cell table:style-name="ce2" table:number-columns-repeated="767"/>
        </table:table-row>
        <table:table-row table:style-name="ro2">
          <table:table-cell table:style-name="ce6" office:value-type="float" office:value="273">
            <text:p>273</text:p>
          </table:table-cell>
          <table:table-cell table:style-name="ce11" table:formula="of:=IF([.A301]&lt;StereoRes;(B/100)*StereoF/[.A301];0)" office:value-type="float" office:value="0.357274725274725">
            <text:p>0.35727473</text:p>
          </table:table-cell>
          <table:table-cell table:style-name="ce13" table:formula="of:=IF([.A301]&lt;StereoRes;StereoF*(B/100)*CorrAccuracy/([.A301]*[.A301]);0)" office:value-type="float" office:value="0.000261739725475989">
            <text:p>0.0003</text:p>
          </table:table-cell>
          <table:table-cell table:style-name="ce11" table:formula="of:=IF([.A301]&lt;StereoRes;2*ATAN((StereoRes-[.A301])/(2*StereoF))*180/3.14;0)" office:value-type="float" office:value="25.4568569227217">
            <text:p>25.45685692</text:p>
          </table:table-cell>
          <table:table-cell table:style-name="ce11" table:formula="of:=((StereoRes-2*[.A301])*[.B301]/(2*StereoF))-((-StereoRes*[.B301])/(2*StereoF))" office:value-type="float" office:value="0.161318681318681">
            <text:p>0.16131868</text:p>
          </table:table-cell>
          <table:table-cell table:number-columns-repeated="252"/>
          <table:table-cell table:style-name="ce2" table:number-columns-repeated="767"/>
        </table:table-row>
        <table:table-row table:style-name="ro2">
          <table:table-cell table:style-name="ce6" office:value-type="float" office:value="274">
            <text:p>274</text:p>
          </table:table-cell>
          <table:table-cell table:style-name="ce11" table:formula="of:=IF([.A302]&lt;StereoRes;(B/100)*StereoF/[.A302];0)" office:value-type="float" office:value="0.355970802919708">
            <text:p>0.35597080</text:p>
          </table:table-cell>
          <table:table-cell table:style-name="ce13" table:formula="of:=IF([.A302]&lt;StereoRes;StereoF*(B/100)*CorrAccuracy/([.A302]*[.A302]);0)" office:value-type="float" office:value="0.000259832702861101">
            <text:p>0.0003</text:p>
          </table:table-cell>
          <table:table-cell table:style-name="ce11" table:formula="of:=IF([.A302]&lt;StereoRes;2*ATAN((StereoRes-[.A302])/(2*StereoF))*180/3.14;0)" office:value-type="float" office:value="25.3897408298881">
            <text:p>25.38974083</text:p>
          </table:table-cell>
          <table:table-cell table:style-name="ce11" table:formula="of:=((StereoRes-2*[.A302])*[.B302]/(2*StereoF))-((-StereoRes*[.B302])/(2*StereoF))" office:value-type="float" office:value="0.16029197080292">
            <text:p>0.16029197</text:p>
          </table:table-cell>
          <table:table-cell table:number-columns-repeated="252"/>
          <table:table-cell table:style-name="ce2" table:number-columns-repeated="767"/>
        </table:table-row>
        <table:table-row table:style-name="ro2">
          <table:table-cell table:style-name="ce6" office:value-type="float" office:value="275">
            <text:p>275</text:p>
          </table:table-cell>
          <table:table-cell table:style-name="ce11" table:formula="of:=IF([.A303]&lt;StereoRes;(B/100)*StereoF/[.A303];0)" office:value-type="float" office:value="0.354676363636364">
            <text:p>0.35467636</text:p>
          </table:table-cell>
          <table:table-cell table:style-name="ce13" table:formula="of:=IF([.A303]&lt;StereoRes;StereoF*(B/100)*CorrAccuracy/([.A303]*[.A303]);0)" office:value-type="float" office:value="0.000257946446280992">
            <text:p>0.0003</text:p>
          </table:table-cell>
          <table:table-cell table:style-name="ce11" table:formula="of:=IF([.A303]&lt;StereoRes;2*ATAN((StereoRes-[.A303])/(2*StereoF))*180/3.14;0)" office:value-type="float" office:value="25.3226070403533">
            <text:p>25.32260704</text:p>
          </table:table-cell>
          <table:table-cell table:style-name="ce11" table:formula="of:=((StereoRes-2*[.A303])*[.B303]/(2*StereoF))-((-StereoRes*[.B303])/(2*StereoF))" office:value-type="float" office:value="0.159272727272727">
            <text:p>0.15927273</text:p>
          </table:table-cell>
          <table:table-cell table:number-columns-repeated="252"/>
          <table:table-cell table:style-name="ce2" table:number-columns-repeated="767"/>
        </table:table-row>
        <table:table-row table:style-name="ro2">
          <table:table-cell table:style-name="ce6" office:value-type="float" office:value="276">
            <text:p>276</text:p>
          </table:table-cell>
          <table:table-cell table:style-name="ce11" table:formula="of:=IF([.A304]&lt;StereoRes;(B/100)*StereoF/[.A304];0)" office:value-type="float" office:value="0.353391304347826">
            <text:p>0.35339130</text:p>
          </table:table-cell>
          <table:table-cell table:style-name="ce13" table:formula="of:=IF([.A304]&lt;StereoRes;StereoF*(B/100)*CorrAccuracy/([.A304]*[.A304]);0)" office:value-type="float" office:value="0.000256080655324512">
            <text:p>0.0003</text:p>
          </table:table-cell>
          <table:table-cell table:style-name="ce11" table:formula="of:=IF([.A304]&lt;StereoRes;2*ATAN((StereoRes-[.A304])/(2*StereoF))*180/3.14;0)" office:value-type="float" office:value="25.2554555931725">
            <text:p>25.25545559</text:p>
          </table:table-cell>
          <table:table-cell table:style-name="ce11" table:formula="of:=((StereoRes-2*[.A304])*[.B304]/(2*StereoF))-((-StereoRes*[.B304])/(2*StereoF))" office:value-type="float" office:value="0.158260869565217">
            <text:p>0.15826087</text:p>
          </table:table-cell>
          <table:table-cell table:number-columns-repeated="252"/>
          <table:table-cell table:style-name="ce2" table:number-columns-repeated="767"/>
        </table:table-row>
        <table:table-row table:style-name="ro2">
          <table:table-cell table:style-name="ce6" office:value-type="float" office:value="277">
            <text:p>277</text:p>
          </table:table-cell>
          <table:table-cell table:style-name="ce11" table:formula="of:=IF([.A305]&lt;StereoRes;(B/100)*StereoF/[.A305];0)" office:value-type="float" office:value="0.352115523465704">
            <text:p>0.35211552</text:p>
          </table:table-cell>
          <table:table-cell table:style-name="ce13" table:formula="of:=IF([.A305]&lt;StereoRes;StereoF*(B/100)*CorrAccuracy/([.A305]*[.A305]);0)" office:value-type="float" office:value="0.000254235034993288">
            <text:p>0.0003</text:p>
          </table:table-cell>
          <table:table-cell table:style-name="ce11" table:formula="of:=IF([.A305]&lt;StereoRes;2*ATAN((StereoRes-[.A305])/(2*StereoF))*180/3.14;0)" office:value-type="float" office:value="25.1882865274699">
            <text:p>25.18828653</text:p>
          </table:table-cell>
          <table:table-cell table:style-name="ce11" table:formula="of:=((StereoRes-2*[.A305])*[.B305]/(2*StereoF))-((-StereoRes*[.B305])/(2*StereoF))" office:value-type="float" office:value="0.157256317689531">
            <text:p>0.15725632</text:p>
          </table:table-cell>
          <table:table-cell table:number-columns-repeated="252"/>
          <table:table-cell table:style-name="ce2" table:number-columns-repeated="767"/>
        </table:table-row>
        <table:table-row table:style-name="ro2">
          <table:table-cell table:style-name="ce6" office:value-type="float" office:value="278">
            <text:p>278</text:p>
          </table:table-cell>
          <table:table-cell table:style-name="ce11" table:formula="of:=IF([.A306]&lt;StereoRes;(B/100)*StereoF/[.A306];0)" office:value-type="float" office:value="0.350848920863309">
            <text:p>0.35084892</text:p>
          </table:table-cell>
          <table:table-cell table:style-name="ce13" table:formula="of:=IF([.A306]&lt;StereoRes;StereoF*(B/100)*CorrAccuracy/([.A306]*[.A306]);0)" office:value-type="float" office:value="0.000252409295585115">
            <text:p>0.0003</text:p>
          </table:table-cell>
          <table:table-cell table:style-name="ce11" table:formula="of:=IF([.A306]&lt;StereoRes;2*ATAN((StereoRes-[.A306])/(2*StereoF))*180/3.14;0)" office:value-type="float" office:value="25.1210998824384">
            <text:p>25.12109988</text:p>
          </table:table-cell>
          <table:table-cell table:style-name="ce11" table:formula="of:=((StereoRes-2*[.A306])*[.B306]/(2*StereoF))-((-StereoRes*[.B306])/(2*StereoF))" office:value-type="float" office:value="0.156258992805755">
            <text:p>0.15625899</text:p>
          </table:table-cell>
          <table:table-cell table:number-columns-repeated="252"/>
          <table:table-cell table:style-name="ce2" table:number-columns-repeated="767"/>
        </table:table-row>
        <table:table-row table:style-name="ro2">
          <table:table-cell table:style-name="ce6" office:value-type="float" office:value="279">
            <text:p>279</text:p>
          </table:table-cell>
          <table:table-cell table:style-name="ce11" table:formula="of:=IF([.A307]&lt;StereoRes;(B/100)*StereoF/[.A307];0)" office:value-type="float" office:value="0.349591397849462">
            <text:p>0.34959140</text:p>
          </table:table-cell>
          <table:table-cell table:style-name="ce13" table:formula="of:=IF([.A307]&lt;StereoRes;StereoF*(B/100)*CorrAccuracy/([.A307]*[.A307]);0)" office:value-type="float" office:value="0.00025060315258026">
            <text:p>0.0003</text:p>
          </table:table-cell>
          <table:table-cell table:style-name="ce11" table:formula="of:=IF([.A307]&lt;StereoRes;2*ATAN((StereoRes-[.A307])/(2*StereoF))*180/3.14;0)" office:value-type="float" office:value="25.0538956973399">
            <text:p>25.05389570</text:p>
          </table:table-cell>
          <table:table-cell table:style-name="ce11" table:formula="of:=((StereoRes-2*[.A307])*[.B307]/(2*StereoF))-((-StereoRes*[.B307])/(2*StereoF))" office:value-type="float" office:value="0.155268817204301">
            <text:p>0.15526882</text:p>
          </table:table-cell>
          <table:table-cell table:number-columns-repeated="252"/>
          <table:table-cell table:style-name="ce2" table:number-columns-repeated="767"/>
        </table:table-row>
        <table:table-row table:style-name="ro2">
          <table:table-cell table:style-name="ce6" office:value-type="float" office:value="280">
            <text:p>280</text:p>
          </table:table-cell>
          <table:table-cell table:style-name="ce11" table:formula="of:=IF([.A308]&lt;StereoRes;(B/100)*StereoF/[.A308];0)" office:value-type="float" office:value="0.348342857142857">
            <text:p>0.34834286</text:p>
          </table:table-cell>
          <table:table-cell table:style-name="ce13" table:formula="of:=IF([.A308]&lt;StereoRes;StereoF*(B/100)*CorrAccuracy/([.A308]*[.A308]);0)" office:value-type="float" office:value="0.000248816326530612">
            <text:p>0.0002</text:p>
          </table:table-cell>
          <table:table-cell table:style-name="ce11" table:formula="of:=IF([.A308]&lt;StereoRes;2*ATAN((StereoRes-[.A308])/(2*StereoF))*180/3.14;0)" office:value-type="float" office:value="24.986674011505">
            <text:p>24.98667401</text:p>
          </table:table-cell>
          <table:table-cell table:style-name="ce11" table:formula="of:=((StereoRes-2*[.A308])*[.B308]/(2*StereoF))-((-StereoRes*[.B308])/(2*StereoF))" office:value-type="float" office:value="0.154285714285714">
            <text:p>0.15428571</text:p>
          </table:table-cell>
          <table:table-cell table:number-columns-repeated="252"/>
          <table:table-cell table:style-name="ce2" table:number-columns-repeated="767"/>
        </table:table-row>
        <table:table-row table:style-name="ro2">
          <table:table-cell table:style-name="ce6" office:value-type="float" office:value="281">
            <text:p>281</text:p>
          </table:table-cell>
          <table:table-cell table:style-name="ce11" table:formula="of:=IF([.A309]&lt;StereoRes;(B/100)*StereoF/[.A309];0)" office:value-type="float" office:value="0.347103202846975">
            <text:p>0.34710320</text:p>
          </table:table-cell>
          <table:table-cell table:style-name="ce13" table:formula="of:=IF([.A309]&lt;StereoRes;StereoF*(B/100)*CorrAccuracy/([.A309]*[.A309]);0)" office:value-type="float" office:value="0.000247048542951584">
            <text:p>0.0002</text:p>
          </table:table-cell>
          <table:table-cell table:style-name="ce11" table:formula="of:=IF([.A309]&lt;StereoRes;2*ATAN((StereoRes-[.A309])/(2*StereoF))*180/3.14;0)" office:value-type="float" office:value="24.9194348643328">
            <text:p>24.91943486</text:p>
          </table:table-cell>
          <table:table-cell table:style-name="ce11" table:formula="of:=((StereoRes-2*[.A309])*[.B309]/(2*StereoF))-((-StereoRes*[.B309])/(2*StereoF))" office:value-type="float" office:value="0.153309608540925">
            <text:p>0.15330961</text:p>
          </table:table-cell>
          <table:table-cell table:number-columns-repeated="252"/>
          <table:table-cell table:style-name="ce2" table:number-columns-repeated="767"/>
        </table:table-row>
        <table:table-row table:style-name="ro2">
          <table:table-cell table:style-name="ce6" office:value-type="float" office:value="282">
            <text:p>282</text:p>
          </table:table-cell>
          <table:table-cell table:style-name="ce11" table:formula="of:=IF([.A310]&lt;StereoRes;(B/100)*StereoF/[.A310];0)" office:value-type="float" office:value="0.345872340425532">
            <text:p>0.34587234</text:p>
          </table:table-cell>
          <table:table-cell table:style-name="ce13" table:formula="of:=IF([.A310]&lt;StereoRes;StereoF*(B/100)*CorrAccuracy/([.A310]*[.A310]);0)" office:value-type="float" office:value="0.000245299532216689">
            <text:p>0.0002</text:p>
          </table:table-cell>
          <table:table-cell table:style-name="ce11" table:formula="of:=IF([.A310]&lt;StereoRes;2*ATAN((StereoRes-[.A310])/(2*StereoF))*180/3.14;0)" office:value-type="float" office:value="24.8521782952912">
            <text:p>24.85217830</text:p>
          </table:table-cell>
          <table:table-cell table:style-name="ce11" table:formula="of:=((StereoRes-2*[.A310])*[.B310]/(2*StereoF))-((-StereoRes*[.B310])/(2*StereoF))" office:value-type="float" office:value="0.152340425531915">
            <text:p>0.15234043</text:p>
          </table:table-cell>
          <table:table-cell table:number-columns-repeated="252"/>
          <table:table-cell table:style-name="ce2" table:number-columns-repeated="767"/>
        </table:table-row>
        <table:table-row table:style-name="ro2">
          <table:table-cell table:style-name="ce6" office:value-type="float" office:value="283">
            <text:p>283</text:p>
          </table:table-cell>
          <table:table-cell table:style-name="ce11" table:formula="of:=IF([.A311]&lt;StereoRes;(B/100)*StereoF/[.A311];0)" office:value-type="float" office:value="0.344650176678445">
            <text:p>0.34465018</text:p>
          </table:table-cell>
          <table:table-cell table:style-name="ce13" table:formula="of:=IF([.A311]&lt;StereoRes;StereoF*(B/100)*CorrAccuracy/([.A311]*[.A311]);0)" office:value-type="float" office:value="0.000243569029454732">
            <text:p>0.0002</text:p>
          </table:table-cell>
          <table:table-cell table:style-name="ce11" table:formula="of:=IF([.A311]&lt;StereoRes;2*ATAN((StereoRes-[.A311])/(2*StereoF))*180/3.14;0)" office:value-type="float" office:value="24.7849043439162">
            <text:p>24.78490434</text:p>
          </table:table-cell>
          <table:table-cell table:style-name="ce11" table:formula="of:=((StereoRes-2*[.A311])*[.B311]/(2*StereoF))-((-StereoRes*[.B311])/(2*StereoF))" office:value-type="float" office:value="0.151378091872792">
            <text:p>0.15137809</text:p>
          </table:table-cell>
          <table:table-cell table:number-columns-repeated="252"/>
          <table:table-cell table:style-name="ce2" table:number-columns-repeated="767"/>
        </table:table-row>
        <table:table-row table:style-name="ro2">
          <table:table-cell table:style-name="ce6" office:value-type="float" office:value="284">
            <text:p>284</text:p>
          </table:table-cell>
          <table:table-cell table:style-name="ce11" table:formula="of:=IF([.A312]&lt;StereoRes;(B/100)*StereoF/[.A312];0)" office:value-type="float" office:value="0.34343661971831">
            <text:p>0.34343662</text:p>
          </table:table-cell>
          <table:table-cell table:style-name="ce13" table:formula="of:=IF([.A312]&lt;StereoRes;StereoF*(B/100)*CorrAccuracy/([.A312]*[.A312]);0)" office:value-type="float" office:value="0.000241856774449514">
            <text:p>0.0002</text:p>
          </table:table-cell>
          <table:table-cell table:style-name="ce11" table:formula="of:=IF([.A312]&lt;StereoRes;2*ATAN((StereoRes-[.A312])/(2*StereoF))*180/3.14;0)" office:value-type="float" office:value="24.7176130498123">
            <text:p>24.71761305</text:p>
          </table:table-cell>
          <table:table-cell table:style-name="ce11" table:formula="of:=((StereoRes-2*[.A312])*[.B312]/(2*StereoF))-((-StereoRes*[.B312])/(2*StereoF))" office:value-type="float" office:value="0.150422535211268">
            <text:p>0.15042254</text:p>
          </table:table-cell>
          <table:table-cell table:number-columns-repeated="252"/>
          <table:table-cell table:style-name="ce2" table:number-columns-repeated="767"/>
        </table:table-row>
        <table:table-row table:style-name="ro2">
          <table:table-cell table:style-name="ce6" office:value-type="float" office:value="285">
            <text:p>285</text:p>
          </table:table-cell>
          <table:table-cell table:style-name="ce11" table:formula="of:=IF([.A313]&lt;StereoRes;(B/100)*StereoF/[.A313];0)" office:value-type="float" office:value="0.342231578947368">
            <text:p>0.34223158</text:p>
          </table:table-cell>
          <table:table-cell table:style-name="ce13" table:formula="of:=IF([.A313]&lt;StereoRes;StereoF*(B/100)*CorrAccuracy/([.A313]*[.A313]);0)" office:value-type="float" office:value="0.000240162511542013">
            <text:p>0.0002</text:p>
          </table:table-cell>
          <table:table-cell table:style-name="ce11" table:formula="of:=IF([.A313]&lt;StereoRes;2*ATAN((StereoRes-[.A313])/(2*StereoF))*180/3.14;0)" office:value-type="float" office:value="24.6503044526521">
            <text:p>24.65030445</text:p>
          </table:table-cell>
          <table:table-cell table:style-name="ce11" table:formula="of:=((StereoRes-2*[.A313])*[.B313]/(2*StereoF))-((-StereoRes*[.B313])/(2*StereoF))" office:value-type="float" office:value="0.149473684210526">
            <text:p>0.14947368</text:p>
          </table:table-cell>
          <table:table-cell table:number-columns-repeated="252"/>
          <table:table-cell table:style-name="ce2" table:number-columns-repeated="767"/>
        </table:table-row>
        <table:table-row table:style-name="ro2">
          <table:table-cell table:style-name="ce6" office:value-type="float" office:value="286">
            <text:p>286</text:p>
          </table:table-cell>
          <table:table-cell table:style-name="ce11" table:formula="of:=IF([.A314]&lt;StereoRes;(B/100)*StereoF/[.A314];0)" office:value-type="float" office:value="0.341034965034965">
            <text:p>0.34103497</text:p>
          </table:table-cell>
          <table:table-cell table:style-name="ce13" table:formula="of:=IF([.A314]&lt;StereoRes;StereoF*(B/100)*CorrAccuracy/([.A314]*[.A314]);0)" office:value-type="float" office:value="0.000238485989534941">
            <text:p>0.0002</text:p>
          </table:table-cell>
          <table:table-cell table:style-name="ce11" table:formula="of:=IF([.A314]&lt;StereoRes;2*ATAN((StereoRes-[.A314])/(2*StereoF))*180/3.14;0)" office:value-type="float" office:value="24.5829785921764">
            <text:p>24.58297859</text:p>
          </table:table-cell>
          <table:table-cell table:style-name="ce11" table:formula="of:=((StereoRes-2*[.A314])*[.B314]/(2*StereoF))-((-StereoRes*[.B314])/(2*StereoF))" office:value-type="float" office:value="0.148531468531469">
            <text:p>0.14853147</text:p>
          </table:table-cell>
          <table:table-cell table:number-columns-repeated="252"/>
          <table:table-cell table:style-name="ce2" table:number-columns-repeated="767"/>
        </table:table-row>
        <table:table-row table:style-name="ro2">
          <table:table-cell table:style-name="ce6" office:value-type="float" office:value="287">
            <text:p>287</text:p>
          </table:table-cell>
          <table:table-cell table:style-name="ce11" table:formula="of:=IF([.A315]&lt;StereoRes;(B/100)*StereoF/[.A315];0)" office:value-type="float" office:value="0.33984668989547">
            <text:p>0.33984669</text:p>
          </table:table-cell>
          <table:table-cell table:style-name="ce13" table:formula="of:=IF([.A315]&lt;StereoRes;StereoF*(B/100)*CorrAccuracy/([.A315]*[.A315]);0)" office:value-type="float" office:value="0.000236826961599631">
            <text:p>0.0002</text:p>
          </table:table-cell>
          <table:table-cell table:style-name="ce11" table:formula="of:=IF([.A315]&lt;StereoRes;2*ATAN((StereoRes-[.A315])/(2*StereoF))*180/3.14;0)" office:value-type="float" office:value="24.515635508194">
            <text:p>24.51563551</text:p>
          </table:table-cell>
          <table:table-cell table:style-name="ce11" table:formula="of:=((StereoRes-2*[.A315])*[.B315]/(2*StereoF))-((-StereoRes*[.B315])/(2*StereoF))" office:value-type="float" office:value="0.147595818815331">
            <text:p>0.14759582</text:p>
          </table:table-cell>
          <table:table-cell table:number-columns-repeated="252"/>
          <table:table-cell table:style-name="ce2" table:number-columns-repeated="767"/>
        </table:table-row>
        <table:table-row table:style-name="ro2">
          <table:table-cell table:style-name="ce6" office:value-type="float" office:value="288">
            <text:p>288</text:p>
          </table:table-cell>
          <table:table-cell table:style-name="ce11" table:formula="of:=IF([.A316]&lt;StereoRes;(B/100)*StereoF/[.A316];0)" office:value-type="float" office:value="0.338666666666667">
            <text:p>0.33866667</text:p>
          </table:table-cell>
          <table:table-cell table:style-name="ce13" table:formula="of:=IF([.A316]&lt;StereoRes;StereoF*(B/100)*CorrAccuracy/([.A316]*[.A316]);0)" office:value-type="float" office:value="0.000235185185185185">
            <text:p>0.0002</text:p>
          </table:table-cell>
          <table:table-cell table:style-name="ce11" table:formula="of:=IF([.A316]&lt;StereoRes;2*ATAN((StereoRes-[.A316])/(2*StereoF))*180/3.14;0)" office:value-type="float" office:value="24.4482752405816">
            <text:p>24.44827524</text:p>
          </table:table-cell>
          <table:table-cell table:style-name="ce11" table:formula="of:=((StereoRes-2*[.A316])*[.B316]/(2*StereoF))-((-StereoRes*[.B316])/(2*StereoF))" office:value-type="float" office:value="0.146666666666667">
            <text:p>0.14666667</text:p>
          </table:table-cell>
          <table:table-cell table:number-columns-repeated="252"/>
          <table:table-cell table:style-name="ce2" table:number-columns-repeated="767"/>
        </table:table-row>
        <table:table-row table:style-name="ro2">
          <table:table-cell table:style-name="ce6" office:value-type="float" office:value="289">
            <text:p>289</text:p>
          </table:table-cell>
          <table:table-cell table:style-name="ce11" table:formula="of:=IF([.A317]&lt;StereoRes;(B/100)*StereoF/[.A317];0)" office:value-type="float" office:value="0.337494809688581">
            <text:p>0.33749481</text:p>
          </table:table-cell>
          <table:table-cell table:style-name="ce13" table:formula="of:=IF([.A317]&lt;StereoRes;StereoF*(B/100)*CorrAccuracy/([.A317]*[.A317]);0)" office:value-type="float" office:value="0.000233560421929814">
            <text:p>0.0002</text:p>
          </table:table-cell>
          <table:table-cell table:style-name="ce11" table:formula="of:=IF([.A317]&lt;StereoRes;2*ATAN((StereoRes-[.A317])/(2*StereoF))*180/3.14;0)" office:value-type="float" office:value="24.3808978292837">
            <text:p>24.38089783</text:p>
          </table:table-cell>
          <table:table-cell table:style-name="ce11" table:formula="of:=((StereoRes-2*[.A317])*[.B317]/(2*StereoF))-((-StereoRes*[.B317])/(2*StereoF))" office:value-type="float" office:value="0.145743944636678">
            <text:p>0.14574394</text:p>
          </table:table-cell>
          <table:table-cell table:number-columns-repeated="252"/>
          <table:table-cell table:style-name="ce2" table:number-columns-repeated="767"/>
        </table:table-row>
        <table:table-row table:style-name="ro2">
          <table:table-cell table:style-name="ce6" office:value-type="float" office:value="290">
            <text:p>290</text:p>
          </table:table-cell>
          <table:table-cell table:style-name="ce11" table:formula="of:=IF([.A318]&lt;StereoRes;(B/100)*StereoF/[.A318];0)" office:value-type="float" office:value="0.336331034482759">
            <text:p>0.33633103</text:p>
          </table:table-cell>
          <table:table-cell table:style-name="ce13" table:formula="of:=IF([.A318]&lt;StereoRes;StereoF*(B/100)*CorrAccuracy/([.A318]*[.A318]);0)" office:value-type="float" office:value="0.000231952437574316">
            <text:p>0.0002</text:p>
          </table:table-cell>
          <table:table-cell table:style-name="ce11" table:formula="of:=IF([.A318]&lt;StereoRes;2*ATAN((StereoRes-[.A318])/(2*StereoF))*180/3.14;0)" office:value-type="float" office:value="24.3135033143126">
            <text:p>24.31350331</text:p>
          </table:table-cell>
          <table:table-cell table:style-name="ce11" table:formula="of:=((StereoRes-2*[.A318])*[.B318]/(2*StereoF))-((-StereoRes*[.B318])/(2*StereoF))" office:value-type="float" office:value="0.144827586206897">
            <text:p>0.14482759</text:p>
          </table:table-cell>
          <table:table-cell table:number-columns-repeated="252"/>
          <table:table-cell table:style-name="ce2" table:number-columns-repeated="767"/>
        </table:table-row>
        <table:table-row table:style-name="ro2">
          <table:table-cell table:style-name="ce6" office:value-type="float" office:value="291">
            <text:p>291</text:p>
          </table:table-cell>
          <table:table-cell table:style-name="ce11" table:formula="of:=IF([.A319]&lt;StereoRes;(B/100)*StereoF/[.A319];0)" office:value-type="float" office:value="0.335175257731959">
            <text:p>0.33517526</text:p>
          </table:table-cell>
          <table:table-cell table:style-name="ce13" table:formula="of:=IF([.A319]&lt;StereoRes;StereoF*(B/100)*CorrAccuracy/([.A319]*[.A319]);0)" office:value-type="float" office:value="0.000230361001877635">
            <text:p>0.0002</text:p>
          </table:table-cell>
          <table:table-cell table:style-name="ce11" table:formula="of:=IF([.A319]&lt;StereoRes;2*ATAN((StereoRes-[.A319])/(2*StereoF))*180/3.14;0)" office:value-type="float" office:value="24.246091735748">
            <text:p>24.24609174</text:p>
          </table:table-cell>
          <table:table-cell table:style-name="ce11" table:formula="of:=((StereoRes-2*[.A319])*[.B319]/(2*StereoF))-((-StereoRes*[.B319])/(2*StereoF))" office:value-type="float" office:value="0.143917525773196">
            <text:p>0.14391753</text:p>
          </table:table-cell>
          <table:table-cell table:number-columns-repeated="252"/>
          <table:table-cell table:style-name="ce2" table:number-columns-repeated="767"/>
        </table:table-row>
        <table:table-row table:style-name="ro2">
          <table:table-cell table:style-name="ce6" office:value-type="float" office:value="292">
            <text:p>292</text:p>
          </table:table-cell>
          <table:table-cell table:style-name="ce11" table:formula="of:=IF([.A320]&lt;StereoRes;(B/100)*StereoF/[.A320];0)" office:value-type="float" office:value="0.334027397260274">
            <text:p>0.33402740</text:p>
          </table:table-cell>
          <table:table-cell table:style-name="ce13" table:formula="of:=IF([.A320]&lt;StereoRes;StereoF*(B/100)*CorrAccuracy/([.A320]*[.A320]);0)" office:value-type="float" office:value="0.000228785888534434">
            <text:p>0.0002</text:p>
          </table:table-cell>
          <table:table-cell table:style-name="ce11" table:formula="of:=IF([.A320]&lt;StereoRes;2*ATAN((StereoRes-[.A320])/(2*StereoF))*180/3.14;0)" office:value-type="float" office:value="24.1786631337372">
            <text:p>24.17866313</text:p>
          </table:table-cell>
          <table:table-cell table:style-name="ce11" table:formula="of:=((StereoRes-2*[.A320])*[.B320]/(2*StereoF))-((-StereoRes*[.B320])/(2*StereoF))" office:value-type="float" office:value="0.143013698630137">
            <text:p>0.14301370</text:p>
          </table:table-cell>
          <table:table-cell table:number-columns-repeated="252"/>
          <table:table-cell table:style-name="ce2" table:number-columns-repeated="767"/>
        </table:table-row>
        <table:table-row table:style-name="ro2">
          <table:table-cell table:style-name="ce6" office:value-type="float" office:value="293">
            <text:p>293</text:p>
          </table:table-cell>
          <table:table-cell table:style-name="ce11" table:formula="of:=IF([.A321]&lt;StereoRes;(B/100)*StereoF/[.A321];0)" office:value-type="float" office:value="0.332887372013652">
            <text:p>0.33288737</text:p>
          </table:table-cell>
          <table:table-cell table:style-name="ce13" table:formula="of:=IF([.A321]&lt;StereoRes;StereoF*(B/100)*CorrAccuracy/([.A321]*[.A321]);0)" office:value-type="float" office:value="0.000227226875094643">
            <text:p>0.0002</text:p>
          </table:table-cell>
          <table:table-cell table:style-name="ce11" table:formula="of:=IF([.A321]&lt;StereoRes;2*ATAN((StereoRes-[.A321])/(2*StereoF))*180/3.14;0)" office:value-type="float" office:value="24.1112175484949">
            <text:p>24.11121755</text:p>
          </table:table-cell>
          <table:table-cell table:style-name="ce11" table:formula="of:=((StereoRes-2*[.A321])*[.B321]/(2*StereoF))-((-StereoRes*[.B321])/(2*StereoF))" office:value-type="float" office:value="0.142116040955631">
            <text:p>0.14211604</text:p>
          </table:table-cell>
          <table:table-cell table:number-columns-repeated="252"/>
          <table:table-cell table:style-name="ce2" table:number-columns-repeated="767"/>
        </table:table-row>
        <table:table-row table:style-name="ro2">
          <table:table-cell table:style-name="ce6" office:value-type="float" office:value="294">
            <text:p>294</text:p>
          </table:table-cell>
          <table:table-cell table:style-name="ce11" table:formula="of:=IF([.A322]&lt;StereoRes;(B/100)*StereoF/[.A322];0)" office:value-type="float" office:value="0.331755102040816">
            <text:p>0.33175510</text:p>
          </table:table-cell>
          <table:table-cell table:style-name="ce13" table:formula="of:=IF([.A322]&lt;StereoRes;StereoF*(B/100)*CorrAccuracy/([.A322]*[.A322]);0)" office:value-type="float" office:value="0.000225683742884909">
            <text:p>0.0002</text:p>
          </table:table-cell>
          <table:table-cell table:style-name="ce11" table:formula="of:=IF([.A322]&lt;StereoRes;2*ATAN((StereoRes-[.A322])/(2*StereoF))*180/3.14;0)" office:value-type="float" office:value="24.043755020303">
            <text:p>24.04375502</text:p>
          </table:table-cell>
          <table:table-cell table:style-name="ce11" table:formula="of:=((StereoRes-2*[.A322])*[.B322]/(2*StereoF))-((-StereoRes*[.B322])/(2*StereoF))" office:value-type="float" office:value="0.141224489795918">
            <text:p>0.14122449</text:p>
          </table:table-cell>
          <table:table-cell table:number-columns-repeated="252"/>
          <table:table-cell table:style-name="ce2" table:number-columns-repeated="767"/>
        </table:table-row>
        <table:table-row table:style-name="ro2">
          <table:table-cell table:style-name="ce6" office:value-type="float" office:value="295">
            <text:p>295</text:p>
          </table:table-cell>
          <table:table-cell table:style-name="ce11" table:formula="of:=IF([.A323]&lt;StereoRes;(B/100)*StereoF/[.A323];0)" office:value-type="float" office:value="0.330630508474576">
            <text:p>0.33063051</text:p>
          </table:table-cell>
          <table:table-cell table:style-name="ce13" table:formula="of:=IF([.A323]&lt;StereoRes;StereoF*(B/100)*CorrAccuracy/([.A323]*[.A323]);0)" office:value-type="float" office:value="0.000224156276931916">
            <text:p>0.0002</text:p>
          </table:table-cell>
          <table:table-cell table:style-name="ce11" table:formula="of:=IF([.A323]&lt;StereoRes;2*ATAN((StereoRes-[.A323])/(2*StereoF))*180/3.14;0)" office:value-type="float" office:value="23.9762755895108">
            <text:p>23.97627559</text:p>
          </table:table-cell>
          <table:table-cell table:style-name="ce11" table:formula="of:=((StereoRes-2*[.A323])*[.B323]/(2*StereoF))-((-StereoRes*[.B323])/(2*StereoF))" office:value-type="float" office:value="0.140338983050847">
            <text:p>0.14033898</text:p>
          </table:table-cell>
          <table:table-cell table:number-columns-repeated="252"/>
          <table:table-cell table:style-name="ce2" table:number-columns-repeated="767"/>
        </table:table-row>
        <table:table-row table:style-name="ro2">
          <table:table-cell table:style-name="ce6" office:value-type="float" office:value="296">
            <text:p>296</text:p>
          </table:table-cell>
          <table:table-cell table:style-name="ce11" table:formula="of:=IF([.A324]&lt;StereoRes;(B/100)*StereoF/[.A324];0)" office:value-type="float" office:value="0.329513513513513">
            <text:p>0.32951351</text:p>
          </table:table-cell>
          <table:table-cell table:style-name="ce13" table:formula="of:=IF([.A324]&lt;StereoRes;StereoF*(B/100)*CorrAccuracy/([.A324]*[.A324]);0)" office:value-type="float" office:value="0.000222644265887509">
            <text:p>0.0002</text:p>
          </table:table-cell>
          <table:table-cell table:style-name="ce11" table:formula="of:=IF([.A324]&lt;StereoRes;2*ATAN((StereoRes-[.A324])/(2*StereoF))*180/3.14;0)" office:value-type="float" office:value="23.9087792965344">
            <text:p>23.90877930</text:p>
          </table:table-cell>
          <table:table-cell table:style-name="ce11" table:formula="of:=((StereoRes-2*[.A324])*[.B324]/(2*StereoF))-((-StereoRes*[.B324])/(2*StereoF))" office:value-type="float" office:value="0.139459459459459">
            <text:p>0.13945946</text:p>
          </table:table-cell>
          <table:table-cell table:number-columns-repeated="252"/>
          <table:table-cell table:style-name="ce2" table:number-columns-repeated="767"/>
        </table:table-row>
        <table:table-row table:style-name="ro2">
          <table:table-cell table:style-name="ce6" office:value-type="float" office:value="297">
            <text:p>297</text:p>
          </table:table-cell>
          <table:table-cell table:style-name="ce11" table:formula="of:=IF([.A325]&lt;StereoRes;(B/100)*StereoF/[.A325];0)" office:value-type="float" office:value="0.32840404040404">
            <text:p>0.32840404</text:p>
          </table:table-cell>
          <table:table-cell table:style-name="ce13" table:formula="of:=IF([.A325]&lt;StereoRes;StereoF*(B/100)*CorrAccuracy/([.A325]*[.A325]);0)" office:value-type="float" office:value="0.000221147501955583">
            <text:p>0.0002</text:p>
          </table:table-cell>
          <table:table-cell table:style-name="ce11" table:formula="of:=IF([.A325]&lt;StereoRes;2*ATAN((StereoRes-[.A325])/(2*StereoF))*180/3.14;0)" office:value-type="float" office:value="23.841266181857">
            <text:p>23.84126618</text:p>
          </table:table-cell>
          <table:table-cell table:style-name="ce11" table:formula="of:=((StereoRes-2*[.A325])*[.B325]/(2*StereoF))-((-StereoRes*[.B325])/(2*StereoF))" office:value-type="float" office:value="0.138585858585859">
            <text:p>0.13858586</text:p>
          </table:table-cell>
          <table:table-cell table:number-columns-repeated="252"/>
          <table:table-cell table:style-name="ce2" table:number-columns-repeated="767"/>
        </table:table-row>
        <table:table-row table:style-name="ro2">
          <table:table-cell table:style-name="ce6" office:value-type="float" office:value="298">
            <text:p>298</text:p>
          </table:table-cell>
          <table:table-cell table:style-name="ce11" table:formula="of:=IF([.A326]&lt;StereoRes;(B/100)*StereoF/[.A326];0)" office:value-type="float" office:value="0.327302013422819">
            <text:p>0.32730201</text:p>
          </table:table-cell>
          <table:table-cell table:style-name="ce13" table:formula="of:=IF([.A326]&lt;StereoRes;StereoF*(B/100)*CorrAccuracy/([.A326]*[.A326]);0)" office:value-type="float" office:value="0.000219665780820684">
            <text:p>0.0002</text:p>
          </table:table-cell>
          <table:table-cell table:style-name="ce11" table:formula="of:=IF([.A326]&lt;StereoRes;2*ATAN((StereoRes-[.A326])/(2*StereoF))*180/3.14;0)" office:value-type="float" office:value="23.7737362860285">
            <text:p>23.77373629</text:p>
          </table:table-cell>
          <table:table-cell table:style-name="ce11" table:formula="of:=((StereoRes-2*[.A326])*[.B326]/(2*StereoF))-((-StereoRes*[.B326])/(2*StereoF))" office:value-type="float" office:value="0.137718120805369">
            <text:p>0.13771812</text:p>
          </table:table-cell>
          <table:table-cell table:number-columns-repeated="252"/>
          <table:table-cell table:style-name="ce2" table:number-columns-repeated="767"/>
        </table:table-row>
        <table:table-row table:style-name="ro2">
          <table:table-cell table:style-name="ce6" office:value-type="float" office:value="299">
            <text:p>299</text:p>
          </table:table-cell>
          <table:table-cell table:style-name="ce11" table:formula="of:=IF([.A327]&lt;StereoRes;(B/100)*StereoF/[.A327];0)" office:value-type="float" office:value="0.326207357859532">
            <text:p>0.32620736</text:p>
          </table:table-cell>
          <table:table-cell table:style-name="ce13" table:formula="of:=IF([.A327]&lt;StereoRes;StereoF*(B/100)*CorrAccuracy/([.A327]*[.A327]);0)" office:value-type="float" office:value="0.000218198901578282">
            <text:p>0.0002</text:p>
          </table:table-cell>
          <table:table-cell table:style-name="ce11" table:formula="of:=IF([.A327]&lt;StereoRes;2*ATAN((StereoRes-[.A327])/(2*StereoF))*180/3.14;0)" office:value-type="float" office:value="23.7061896496657">
            <text:p>23.70618965</text:p>
          </table:table-cell>
          <table:table-cell table:style-name="ce11" table:formula="of:=((StereoRes-2*[.A327])*[.B327]/(2*StereoF))-((-StereoRes*[.B327])/(2*StereoF))" office:value-type="float" office:value="0.13685618729097">
            <text:p>0.13685619</text:p>
          </table:table-cell>
          <table:table-cell table:number-columns-repeated="252"/>
          <table:table-cell table:style-name="ce2" table:number-columns-repeated="767"/>
        </table:table-row>
        <table:table-row table:style-name="ro2">
          <table:table-cell table:style-name="ce6" office:value-type="float" office:value="300">
            <text:p>300</text:p>
          </table:table-cell>
          <table:table-cell table:style-name="ce11" table:formula="of:=IF([.A328]&lt;StereoRes;(B/100)*StereoF/[.A328];0)" office:value-type="float" office:value="0.32512">
            <text:p>0.32512000</text:p>
          </table:table-cell>
          <table:table-cell table:style-name="ce13" table:formula="of:=IF([.A328]&lt;StereoRes;StereoF*(B/100)*CorrAccuracy/([.A328]*[.A328]);0)" office:value-type="float" office:value="0.000216746666666667">
            <text:p>0.0002</text:p>
          </table:table-cell>
          <table:table-cell table:style-name="ce11" table:formula="of:=IF([.A328]&lt;StereoRes;2*ATAN((StereoRes-[.A328])/(2*StereoF))*180/3.14;0)" office:value-type="float" office:value="23.6386263134519">
            <text:p>23.63862631</text:p>
          </table:table-cell>
          <table:table-cell table:style-name="ce11" table:formula="of:=((StereoRes-2*[.A328])*[.B328]/(2*StereoF))-((-StereoRes*[.B328])/(2*StereoF))" office:value-type="float" office:value="0.136">
            <text:p>0.13600000</text:p>
          </table:table-cell>
          <table:table-cell table:number-columns-repeated="252"/>
          <table:table-cell table:style-name="ce2" table:number-columns-repeated="767"/>
        </table:table-row>
        <table:table-row table:style-name="ro2">
          <table:table-cell table:style-name="ce6" office:value-type="float" office:value="301">
            <text:p>301</text:p>
          </table:table-cell>
          <table:table-cell table:style-name="ce11" table:formula="of:=IF([.A329]&lt;StereoRes;(B/100)*StereoF/[.A329];0)" office:value-type="float" office:value="0.324039867109634">
            <text:p>0.32403987</text:p>
          </table:table-cell>
          <table:table-cell table:style-name="ce13" table:formula="of:=IF([.A329]&lt;StereoRes;StereoF*(B/100)*CorrAccuracy/([.A329]*[.A329]);0)" office:value-type="float" office:value="0.000215308881800422">
            <text:p>0.0002</text:p>
          </table:table-cell>
          <table:table-cell table:style-name="ce11" table:formula="of:=IF([.A329]&lt;StereoRes;2*ATAN((StereoRes-[.A329])/(2*StereoF))*180/3.14;0)" office:value-type="float" office:value="23.5710463181371">
            <text:p>23.57104632</text:p>
          </table:table-cell>
          <table:table-cell table:style-name="ce11" table:formula="of:=((StereoRes-2*[.A329])*[.B329]/(2*StereoF))-((-StereoRes*[.B329])/(2*StereoF))" office:value-type="float" office:value="0.13514950166113">
            <text:p>0.13514950</text:p>
          </table:table-cell>
          <table:table-cell table:number-columns-repeated="252"/>
          <table:table-cell table:style-name="ce2" table:number-columns-repeated="767"/>
        </table:table-row>
        <table:table-row table:style-name="ro2">
          <table:table-cell table:style-name="ce6" office:value-type="float" office:value="302">
            <text:p>302</text:p>
          </table:table-cell>
          <table:table-cell table:style-name="ce11" table:formula="of:=IF([.A330]&lt;StereoRes;(B/100)*StereoF/[.A330];0)" office:value-type="float" office:value="0.322966887417218">
            <text:p>0.32296689</text:p>
          </table:table-cell>
          <table:table-cell table:style-name="ce13" table:formula="of:=IF([.A330]&lt;StereoRes;StereoF*(B/100)*CorrAccuracy/([.A330]*[.A330]);0)" office:value-type="float" office:value="0.000213885355905443">
            <text:p>0.0002</text:p>
          </table:table-cell>
          <table:table-cell table:style-name="ce11" table:formula="of:=IF([.A330]&lt;StereoRes;2*ATAN((StereoRes-[.A330])/(2*StereoF))*180/3.14;0)" office:value-type="float" office:value="23.5034497045376">
            <text:p>23.50344970</text:p>
          </table:table-cell>
          <table:table-cell table:style-name="ce11" table:formula="of:=((StereoRes-2*[.A330])*[.B330]/(2*StereoF))-((-StereoRes*[.B330])/(2*StereoF))" office:value-type="float" office:value="0.134304635761589">
            <text:p>0.13430464</text:p>
          </table:table-cell>
          <table:table-cell table:number-columns-repeated="252"/>
          <table:table-cell table:style-name="ce2" table:number-columns-repeated="767"/>
        </table:table-row>
        <table:table-row table:style-name="ro2">
          <table:table-cell table:style-name="ce6" office:value-type="float" office:value="303">
            <text:p>303</text:p>
          </table:table-cell>
          <table:table-cell table:style-name="ce11" table:formula="of:=IF([.A331]&lt;StereoRes;(B/100)*StereoF/[.A331];0)" office:value-type="float" office:value="0.32190099009901">
            <text:p>0.32190099</text:p>
          </table:table-cell>
          <table:table-cell table:style-name="ce13" table:formula="of:=IF([.A331]&lt;StereoRes;StereoF*(B/100)*CorrAccuracy/([.A331]*[.A331]);0)" office:value-type="float" office:value="0.000212475901055452">
            <text:p>0.0002</text:p>
          </table:table-cell>
          <table:table-cell table:style-name="ce11" table:formula="of:=IF([.A331]&lt;StereoRes;2*ATAN((StereoRes-[.A331])/(2*StereoF))*180/3.14;0)" office:value-type="float" office:value="23.4358365135357">
            <text:p>23.43583651</text:p>
          </table:table-cell>
          <table:table-cell table:style-name="ce11" table:formula="of:=((StereoRes-2*[.A331])*[.B331]/(2*StereoF))-((-StereoRes*[.B331])/(2*StereoF))" office:value-type="float" office:value="0.133465346534653">
            <text:p>0.13346535</text:p>
          </table:table-cell>
          <table:table-cell table:number-columns-repeated="252"/>
          <table:table-cell table:style-name="ce2" table:number-columns-repeated="767"/>
        </table:table-row>
        <table:table-row table:style-name="ro2">
          <table:table-cell table:style-name="ce6" office:value-type="float" office:value="304">
            <text:p>304</text:p>
          </table:table-cell>
          <table:table-cell table:style-name="ce11" table:formula="of:=IF([.A332]&lt;StereoRes;(B/100)*StereoF/[.A332];0)" office:value-type="float" office:value="0.320842105263158">
            <text:p>0.32084211</text:p>
          </table:table-cell>
          <table:table-cell table:style-name="ce13" table:formula="of:=IF([.A332]&lt;StereoRes;StereoF*(B/100)*CorrAccuracy/([.A332]*[.A332]);0)" office:value-type="float" office:value="0.000211080332409972">
            <text:p>0.0002</text:p>
          </table:table-cell>
          <table:table-cell table:style-name="ce11" table:formula="of:=IF([.A332]&lt;StereoRes;2*ATAN((StereoRes-[.A332])/(2*StereoF))*180/3.14;0)" office:value-type="float" office:value="23.3682067860805">
            <text:p>23.36820679</text:p>
          </table:table-cell>
          <table:table-cell table:style-name="ce11" table:formula="of:=((StereoRes-2*[.A332])*[.B332]/(2*StereoF))-((-StereoRes*[.B332])/(2*StereoF))" office:value-type="float" office:value="0.132631578947368">
            <text:p>0.13263158</text:p>
          </table:table-cell>
          <table:table-cell table:number-columns-repeated="252"/>
          <table:table-cell table:style-name="ce2" table:number-columns-repeated="767"/>
        </table:table-row>
        <table:table-row table:style-name="ro2">
          <table:table-cell table:style-name="ce6" office:value-type="float" office:value="305">
            <text:p>305</text:p>
          </table:table-cell>
          <table:table-cell table:style-name="ce11" table:formula="of:=IF([.A333]&lt;StereoRes;(B/100)*StereoF/[.A333];0)" office:value-type="float" office:value="0.319790163934426">
            <text:p>0.31979016</text:p>
          </table:table-cell>
          <table:table-cell table:style-name="ce13" table:formula="of:=IF([.A333]&lt;StereoRes;StereoF*(B/100)*CorrAccuracy/([.A333]*[.A333]);0)" office:value-type="float" office:value="0.000209698468153722">
            <text:p>0.0002</text:p>
          </table:table-cell>
          <table:table-cell table:style-name="ce11" table:formula="of:=IF([.A333]&lt;StereoRes;2*ATAN((StereoRes-[.A333])/(2*StereoF))*180/3.14;0)" office:value-type="float" office:value="23.3005605631866">
            <text:p>23.30056056</text:p>
          </table:table-cell>
          <table:table-cell table:style-name="ce11" table:formula="of:=((StereoRes-2*[.A333])*[.B333]/(2*StereoF))-((-StereoRes*[.B333])/(2*StereoF))" office:value-type="float" office:value="0.131803278688525">
            <text:p>0.13180328</text:p>
          </table:table-cell>
          <table:table-cell table:number-columns-repeated="252"/>
          <table:table-cell table:style-name="ce2" table:number-columns-repeated="767"/>
        </table:table-row>
        <table:table-row table:style-name="ro2">
          <table:table-cell table:style-name="ce6" office:value-type="float" office:value="306">
            <text:p>306</text:p>
          </table:table-cell>
          <table:table-cell table:style-name="ce11" table:formula="of:=IF([.A334]&lt;StereoRes;(B/100)*StereoF/[.A334];0)" office:value-type="float" office:value="0.318745098039216">
            <text:p>0.31874510</text:p>
          </table:table-cell>
          <table:table-cell table:style-name="ce13" table:formula="of:=IF([.A334]&lt;StereoRes;StereoF*(B/100)*CorrAccuracy/([.A334]*[.A334]);0)" office:value-type="float" office:value="0.000208330129437396">
            <text:p>0.0002</text:p>
          </table:table-cell>
          <table:table-cell table:style-name="ce11" table:formula="of:=IF([.A334]&lt;StereoRes;2*ATAN((StereoRes-[.A334])/(2*StereoF))*180/3.14;0)" office:value-type="float" office:value="23.2328978859348">
            <text:p>23.23289789</text:p>
          </table:table-cell>
          <table:table-cell table:style-name="ce11" table:formula="of:=((StereoRes-2*[.A334])*[.B334]/(2*StereoF))-((-StereoRes*[.B334])/(2*StereoF))" office:value-type="float" office:value="0.130980392156863">
            <text:p>0.13098039</text:p>
          </table:table-cell>
          <table:table-cell table:number-columns-repeated="252"/>
          <table:table-cell table:style-name="ce2" table:number-columns-repeated="767"/>
        </table:table-row>
        <table:table-row table:style-name="ro2">
          <table:table-cell table:style-name="ce6" office:value-type="float" office:value="307">
            <text:p>307</text:p>
          </table:table-cell>
          <table:table-cell table:style-name="ce11" table:formula="of:=IF([.A335]&lt;StereoRes;(B/100)*StereoF/[.A335];0)" office:value-type="float" office:value="0.317706840390879">
            <text:p>0.31770684</text:p>
          </table:table-cell>
          <table:table-cell table:style-name="ce13" table:formula="of:=IF([.A335]&lt;StereoRes;StereoF*(B/100)*CorrAccuracy/([.A335]*[.A335]);0)" office:value-type="float" office:value="0.000206975140319791">
            <text:p>0.0002</text:p>
          </table:table-cell>
          <table:table-cell table:style-name="ce11" table:formula="of:=IF([.A335]&lt;StereoRes;2*ATAN((StereoRes-[.A335])/(2*StereoF))*180/3.14;0)" office:value-type="float" office:value="23.1652187954717">
            <text:p>23.16521880</text:p>
          </table:table-cell>
          <table:table-cell table:style-name="ce11" table:formula="of:=((StereoRes-2*[.A335])*[.B335]/(2*StereoF))-((-StereoRes*[.B335])/(2*StereoF))" office:value-type="float" office:value="0.130162866449511">
            <text:p>0.13016287</text:p>
          </table:table-cell>
          <table:table-cell table:number-columns-repeated="252"/>
          <table:table-cell table:style-name="ce2" table:number-columns-repeated="767"/>
        </table:table-row>
        <table:table-row table:style-name="ro2">
          <table:table-cell table:style-name="ce6" office:value-type="float" office:value="308">
            <text:p>308</text:p>
          </table:table-cell>
          <table:table-cell table:style-name="ce11" table:formula="of:=IF([.A336]&lt;StereoRes;(B/100)*StereoF/[.A336];0)" office:value-type="float" office:value="0.316675324675325">
            <text:p>0.31667532</text:p>
          </table:table-cell>
          <table:table-cell table:style-name="ce13" table:formula="of:=IF([.A336]&lt;StereoRes;StereoF*(B/100)*CorrAccuracy/([.A336]*[.A336]);0)" office:value-type="float" office:value="0.00020563332771125">
            <text:p>0.0002</text:p>
          </table:table-cell>
          <table:table-cell table:style-name="ce11" table:formula="of:=IF([.A336]&lt;StereoRes;2*ATAN((StereoRes-[.A336])/(2*StereoF))*180/3.14;0)" office:value-type="float" office:value="23.0975233330096">
            <text:p>23.09752333</text:p>
          </table:table-cell>
          <table:table-cell table:style-name="ce11" table:formula="of:=((StereoRes-2*[.A336])*[.B336]/(2*StereoF))-((-StereoRes*[.B336])/(2*StereoF))" office:value-type="float" office:value="0.129350649350649">
            <text:p>0.12935065</text:p>
          </table:table-cell>
          <table:table-cell table:number-columns-repeated="252"/>
          <table:table-cell table:style-name="ce2" table:number-columns-repeated="767"/>
        </table:table-row>
        <table:table-row table:style-name="ro2">
          <table:table-cell table:style-name="ce6" office:value-type="float" office:value="309">
            <text:p>309</text:p>
          </table:table-cell>
          <table:table-cell table:style-name="ce11" table:formula="of:=IF([.A337]&lt;StereoRes;(B/100)*StereoF/[.A337];0)" office:value-type="float" office:value="0.315650485436893">
            <text:p>0.31565049</text:p>
          </table:table-cell>
          <table:table-cell table:style-name="ce13" table:formula="of:=IF([.A337]&lt;StereoRes;StereoF*(B/100)*CorrAccuracy/([.A337]*[.A337]);0)" office:value-type="float" office:value="0.000204304521318377">
            <text:p>0.0002</text:p>
          </table:table-cell>
          <table:table-cell table:style-name="ce11" table:formula="of:=IF([.A337]&lt;StereoRes;2*ATAN((StereoRes-[.A337])/(2*StereoF))*180/3.14;0)" office:value-type="float" office:value="23.0298115398265">
            <text:p>23.02981154</text:p>
          </table:table-cell>
          <table:table-cell table:style-name="ce11" table:formula="of:=((StereoRes-2*[.A337])*[.B337]/(2*StereoF))-((-StereoRes*[.B337])/(2*StereoF))" office:value-type="float" office:value="0.128543689320388">
            <text:p>0.12854369</text:p>
          </table:table-cell>
          <table:table-cell table:number-columns-repeated="252"/>
          <table:table-cell table:style-name="ce2" table:number-columns-repeated="767"/>
        </table:table-row>
        <table:table-row table:style-name="ro2">
          <table:table-cell table:style-name="ce6" office:value-type="float" office:value="310">
            <text:p>310</text:p>
          </table:table-cell>
          <table:table-cell table:style-name="ce11" table:formula="of:=IF([.A338]&lt;StereoRes;(B/100)*StereoF/[.A338];0)" office:value-type="float" office:value="0.314632258064516">
            <text:p>0.31463226</text:p>
          </table:table-cell>
          <table:table-cell table:style-name="ce13" table:formula="of:=IF([.A338]&lt;StereoRes;StereoF*(B/100)*CorrAccuracy/([.A338]*[.A338]);0)" office:value-type="float" office:value="0.00020298855359001">
            <text:p>0.0002</text:p>
          </table:table-cell>
          <table:table-cell table:style-name="ce11" table:formula="of:=IF([.A338]&lt;StereoRes;2*ATAN((StereoRes-[.A338])/(2*StereoF))*180/3.14;0)" office:value-type="float" office:value="22.9620834572658">
            <text:p>22.96208346</text:p>
          </table:table-cell>
          <table:table-cell table:style-name="ce11" table:formula="of:=((StereoRes-2*[.A338])*[.B338]/(2*StereoF))-((-StereoRes*[.B338])/(2*StereoF))" office:value-type="float" office:value="0.127741935483871">
            <text:p>0.12774194</text:p>
          </table:table-cell>
          <table:table-cell table:number-columns-repeated="252"/>
          <table:table-cell table:style-name="ce2" table:number-columns-repeated="767"/>
        </table:table-row>
        <table:table-row table:style-name="ro2">
          <table:table-cell table:style-name="ce6" office:value-type="float" office:value="311">
            <text:p>311</text:p>
          </table:table-cell>
          <table:table-cell table:style-name="ce11" table:formula="of:=IF([.A339]&lt;StereoRes;(B/100)*StereoF/[.A339];0)" office:value-type="float" office:value="0.313620578778135">
            <text:p>0.31362058</text:p>
          </table:table-cell>
          <table:table-cell table:style-name="ce13" table:formula="of:=IF([.A339]&lt;StereoRes;StereoF*(B/100)*CorrAccuracy/([.A339]*[.A339]);0)" office:value-type="float" office:value="0.000201685259664396">
            <text:p>0.0002</text:p>
          </table:table-cell>
          <table:table-cell table:style-name="ce11" table:formula="of:=IF([.A339]&lt;StereoRes;2*ATAN((StereoRes-[.A339])/(2*StereoF))*180/3.14;0)" office:value-type="float" office:value="22.8943391267363">
            <text:p>22.89433913</text:p>
          </table:table-cell>
          <table:table-cell table:style-name="ce11" table:formula="of:=((StereoRes-2*[.A339])*[.B339]/(2*StereoF))-((-StereoRes*[.B339])/(2*StereoF))" office:value-type="float" office:value="0.126945337620579">
            <text:p>0.12694534</text:p>
          </table:table-cell>
          <table:table-cell table:number-columns-repeated="252"/>
          <table:table-cell table:style-name="ce2" table:number-columns-repeated="767"/>
        </table:table-row>
        <table:table-row table:style-name="ro2">
          <table:table-cell table:style-name="ce6" office:value-type="float" office:value="312">
            <text:p>312</text:p>
          </table:table-cell>
          <table:table-cell table:style-name="ce11" table:formula="of:=IF([.A340]&lt;StereoRes;(B/100)*StereoF/[.A340];0)" office:value-type="float" office:value="0.312615384615385">
            <text:p>0.31261538</text:p>
          </table:table-cell>
          <table:table-cell table:style-name="ce13" table:formula="of:=IF([.A340]&lt;StereoRes;StereoF*(B/100)*CorrAccuracy/([.A340]*[.A340]);0)" office:value-type="float" office:value="0.000200394477317554">
            <text:p>0.0002</text:p>
          </table:table-cell>
          <table:table-cell table:style-name="ce11" table:formula="of:=IF([.A340]&lt;StereoRes;2*ATAN((StereoRes-[.A340])/(2*StereoF))*180/3.14;0)" office:value-type="float" office:value="22.8265785897119">
            <text:p>22.82657859</text:p>
          </table:table-cell>
          <table:table-cell table:style-name="ce11" table:formula="of:=((StereoRes-2*[.A340])*[.B340]/(2*StereoF))-((-StereoRes*[.B340])/(2*StereoF))" office:value-type="float" office:value="0.126153846153846">
            <text:p>0.12615385</text:p>
          </table:table-cell>
          <table:table-cell table:number-columns-repeated="252"/>
          <table:table-cell table:style-name="ce2" table:number-columns-repeated="767"/>
        </table:table-row>
        <table:table-row table:style-name="ro2">
          <table:table-cell table:style-name="ce6" office:value-type="float" office:value="313">
            <text:p>313</text:p>
          </table:table-cell>
          <table:table-cell table:style-name="ce11" table:formula="of:=IF([.A341]&lt;StereoRes;(B/100)*StereoF/[.A341];0)" office:value-type="float" office:value="0.31161661341853">
            <text:p>0.31161661</text:p>
          </table:table-cell>
          <table:table-cell table:style-name="ce13" table:formula="of:=IF([.A341]&lt;StereoRes;StereoF*(B/100)*CorrAccuracy/([.A341]*[.A341]);0)" office:value-type="float" office:value="0.000199116046912799">
            <text:p>0.0002</text:p>
          </table:table-cell>
          <table:table-cell table:style-name="ce11" table:formula="of:=IF([.A341]&lt;StereoRes;2*ATAN((StereoRes-[.A341])/(2*StereoF))*180/3.14;0)" office:value-type="float" office:value="22.7588018877319">
            <text:p>22.75880189</text:p>
          </table:table-cell>
          <table:table-cell table:style-name="ce11" table:formula="of:=((StereoRes-2*[.A341])*[.B341]/(2*StereoF))-((-StereoRes*[.B341])/(2*StereoF))" office:value-type="float" office:value="0.125367412140575">
            <text:p>0.12536741</text:p>
          </table:table-cell>
          <table:table-cell table:number-columns-repeated="252"/>
          <table:table-cell table:style-name="ce2" table:number-columns-repeated="767"/>
        </table:table-row>
        <table:table-row table:style-name="ro2">
          <table:table-cell table:style-name="ce6" office:value-type="float" office:value="314">
            <text:p>314</text:p>
          </table:table-cell>
          <table:table-cell table:style-name="ce11" table:formula="of:=IF([.A342]&lt;StereoRes;(B/100)*StereoF/[.A342];0)" office:value-type="float" office:value="0.310624203821656">
            <text:p>0.31062420</text:p>
          </table:table-cell>
          <table:table-cell table:style-name="ce13" table:formula="of:=IF([.A342]&lt;StereoRes;StereoF*(B/100)*CorrAccuracy/([.A342]*[.A342]);0)" office:value-type="float" office:value="0.000197849811351373">
            <text:p>0.0002</text:p>
          </table:table-cell>
          <table:table-cell table:style-name="ce11" table:formula="of:=IF([.A342]&lt;StereoRes;2*ATAN((StereoRes-[.A342])/(2*StereoF))*180/3.14;0)" office:value-type="float" office:value="22.6910090624005">
            <text:p>22.69100906</text:p>
          </table:table-cell>
          <table:table-cell table:style-name="ce11" table:formula="of:=((StereoRes-2*[.A342])*[.B342]/(2*StereoF))-((-StereoRes*[.B342])/(2*StereoF))" office:value-type="float" office:value="0.124585987261147">
            <text:p>0.12458599</text:p>
          </table:table-cell>
          <table:table-cell table:number-columns-repeated="252"/>
          <table:table-cell table:style-name="ce2" table:number-columns-repeated="767"/>
        </table:table-row>
        <table:table-row table:style-name="ro2">
          <table:table-cell table:style-name="ce6" office:value-type="float" office:value="315">
            <text:p>315</text:p>
          </table:table-cell>
          <table:table-cell table:style-name="ce11" table:formula="of:=IF([.A343]&lt;StereoRes;(B/100)*StereoF/[.A343];0)" office:value-type="float" office:value="0.309638095238095">
            <text:p>0.30963810</text:p>
          </table:table-cell>
          <table:table-cell table:style-name="ce13" table:formula="of:=IF([.A343]&lt;StereoRes;StereoF*(B/100)*CorrAccuracy/([.A343]*[.A343]);0)" office:value-type="float" office:value="0.000196595616024187">
            <text:p>0.0002</text:p>
          </table:table-cell>
          <table:table-cell table:style-name="ce11" table:formula="of:=IF([.A343]&lt;StereoRes;2*ATAN((StereoRes-[.A343])/(2*StereoF))*180/3.14;0)" office:value-type="float" office:value="22.6232001553867">
            <text:p>22.62320016</text:p>
          </table:table-cell>
          <table:table-cell table:style-name="ce11" table:formula="of:=((StereoRes-2*[.A343])*[.B343]/(2*StereoF))-((-StereoRes*[.B343])/(2*StereoF))" office:value-type="float" office:value="0.123809523809524">
            <text:p>0.12380952</text:p>
          </table:table-cell>
          <table:table-cell table:number-columns-repeated="252"/>
          <table:table-cell table:style-name="ce2" table:number-columns-repeated="767"/>
        </table:table-row>
        <table:table-row table:style-name="ro2">
          <table:table-cell table:style-name="ce6" office:value-type="float" office:value="316">
            <text:p>316</text:p>
          </table:table-cell>
          <table:table-cell table:style-name="ce11" table:formula="of:=IF([.A344]&lt;StereoRes;(B/100)*StereoF/[.A344];0)" office:value-type="float" office:value="0.308658227848101">
            <text:p>0.30865823</text:p>
          </table:table-cell>
          <table:table-cell table:style-name="ce13" table:formula="of:=IF([.A344]&lt;StereoRes;StereoF*(B/100)*CorrAccuracy/([.A344]*[.A344]);0)" office:value-type="float" office:value="0.000195353308764621">
            <text:p>0.0002</text:p>
          </table:table-cell>
          <table:table-cell table:style-name="ce11" table:formula="of:=IF([.A344]&lt;StereoRes;2*ATAN((StereoRes-[.A344])/(2*StereoF))*180/3.14;0)" office:value-type="float" office:value="22.5553752084243">
            <text:p>22.55537521</text:p>
          </table:table-cell>
          <table:table-cell table:style-name="ce11" table:formula="of:=((StereoRes-2*[.A344])*[.B344]/(2*StereoF))-((-StereoRes*[.B344])/(2*StereoF))" office:value-type="float" office:value="0.123037974683544">
            <text:p>0.12303797</text:p>
          </table:table-cell>
          <table:table-cell table:number-columns-repeated="252"/>
          <table:table-cell table:style-name="ce2" table:number-columns-repeated="767"/>
        </table:table-row>
        <table:table-row table:style-name="ro2">
          <table:table-cell table:style-name="ce6" office:value-type="float" office:value="317">
            <text:p>317</text:p>
          </table:table-cell>
          <table:table-cell table:style-name="ce11" table:formula="of:=IF([.A345]&lt;StereoRes;(B/100)*StereoF/[.A345];0)" office:value-type="float" office:value="0.307684542586751">
            <text:p>0.30768454</text:p>
          </table:table-cell>
          <table:table-cell table:style-name="ce13" table:formula="of:=IF([.A345]&lt;StereoRes;StereoF*(B/100)*CorrAccuracy/([.A345]*[.A345]);0)" office:value-type="float" office:value="0.000194122739802366">
            <text:p>0.0002</text:p>
          </table:table-cell>
          <table:table-cell table:style-name="ce11" table:formula="of:=IF([.A345]&lt;StereoRes;2*ATAN((StereoRes-[.A345])/(2*StereoF))*180/3.14;0)" office:value-type="float" office:value="22.487534263312">
            <text:p>22.48753426</text:p>
          </table:table-cell>
          <table:table-cell table:style-name="ce11" table:formula="of:=((StereoRes-2*[.A345])*[.B345]/(2*StereoF))-((-StereoRes*[.B345])/(2*StereoF))" office:value-type="float" office:value="0.122271293375394">
            <text:p>0.12227129</text:p>
          </table:table-cell>
          <table:table-cell table:number-columns-repeated="252"/>
          <table:table-cell table:style-name="ce2" table:number-columns-repeated="767"/>
        </table:table-row>
        <table:table-row table:style-name="ro2">
          <table:table-cell table:style-name="ce6" office:value-type="float" office:value="318">
            <text:p>318</text:p>
          </table:table-cell>
          <table:table-cell table:style-name="ce11" table:formula="of:=IF([.A346]&lt;StereoRes;(B/100)*StereoF/[.A346];0)" office:value-type="float" office:value="0.306716981132075">
            <text:p>0.30671698</text:p>
          </table:table-cell>
          <table:table-cell table:style-name="ce13" table:formula="of:=IF([.A346]&lt;StereoRes;StereoF*(B/100)*CorrAccuracy/([.A346]*[.A346]);0)" office:value-type="float" office:value="0.000192903761718286">
            <text:p>0.0002</text:p>
          </table:table-cell>
          <table:table-cell table:style-name="ce11" table:formula="of:=IF([.A346]&lt;StereoRes;2*ATAN((StereoRes-[.A346])/(2*StereoF))*180/3.14;0)" office:value-type="float" office:value="22.4196773619128">
            <text:p>22.41967736</text:p>
          </table:table-cell>
          <table:table-cell table:style-name="ce11" table:formula="of:=((StereoRes-2*[.A346])*[.B346]/(2*StereoF))-((-StereoRes*[.B346])/(2*StereoF))" office:value-type="float" office:value="0.121509433962264">
            <text:p>0.12150943</text:p>
          </table:table-cell>
          <table:table-cell table:number-columns-repeated="252"/>
          <table:table-cell table:style-name="ce2" table:number-columns-repeated="767"/>
        </table:table-row>
        <table:table-row table:style-name="ro2">
          <table:table-cell table:style-name="ce6" office:value-type="float" office:value="319">
            <text:p>319</text:p>
          </table:table-cell>
          <table:table-cell table:style-name="ce11" table:formula="of:=IF([.A347]&lt;StereoRes;(B/100)*StereoF/[.A347];0)" office:value-type="float" office:value="0.305755485893417">
            <text:p>0.30575549</text:p>
          </table:table-cell>
          <table:table-cell table:style-name="ce13" table:formula="of:=IF([.A347]&lt;StereoRes;StereoF*(B/100)*CorrAccuracy/([.A347]*[.A347]);0)" office:value-type="float" office:value="0.000191696229400261">
            <text:p>0.0002</text:p>
          </table:table-cell>
          <table:table-cell table:style-name="ce11" table:formula="of:=IF([.A347]&lt;StereoRes;2*ATAN((StereoRes-[.A347])/(2*StereoF))*180/3.14;0)" office:value-type="float" office:value="22.351804546154">
            <text:p>22.35180455</text:p>
          </table:table-cell>
          <table:table-cell table:style-name="ce11" table:formula="of:=((StereoRes-2*[.A347])*[.B347]/(2*StereoF))-((-StereoRes*[.B347])/(2*StereoF))" office:value-type="float" office:value="0.120752351097179">
            <text:p>0.12075235</text:p>
          </table:table-cell>
          <table:table-cell table:number-columns-repeated="252"/>
          <table:table-cell table:style-name="ce2" table:number-columns-repeated="767"/>
        </table:table-row>
        <table:table-row table:style-name="ro2">
          <table:table-cell table:style-name="ce6" office:value-type="float" office:value="320">
            <text:p>320</text:p>
          </table:table-cell>
          <table:table-cell table:style-name="ce11" table:formula="of:=IF([.A348]&lt;StereoRes;(B/100)*StereoF/[.A348];0)" office:value-type="float" office:value="0.3048">
            <text:p>0.30480000</text:p>
          </table:table-cell>
          <table:table-cell table:style-name="ce13" table:formula="of:=IF([.A348]&lt;StereoRes;StereoF*(B/100)*CorrAccuracy/([.A348]*[.A348]);0)" office:value-type="float" office:value="0.0001905">
            <text:p>0.0002</text:p>
          </table:table-cell>
          <table:table-cell table:style-name="ce11" table:formula="of:=IF([.A348]&lt;StereoRes;2*ATAN((StereoRes-[.A348])/(2*StereoF))*180/3.14;0)" office:value-type="float" office:value="22.2839158580275">
            <text:p>22.28391586</text:p>
          </table:table-cell>
          <table:table-cell table:style-name="ce11" table:formula="of:=((StereoRes-2*[.A348])*[.B348]/(2*StereoF))-((-StereoRes*[.B348])/(2*StereoF))" office:value-type="float" office:value="0.12">
            <text:p>0.12000000</text:p>
          </table:table-cell>
          <table:table-cell table:number-columns-repeated="252"/>
          <table:table-cell table:style-name="ce2" table:number-columns-repeated="767"/>
        </table:table-row>
        <table:table-row table:style-name="ro2">
          <table:table-cell table:style-name="ce6" office:value-type="float" office:value="321">
            <text:p>321</text:p>
          </table:table-cell>
          <table:table-cell table:style-name="ce11" table:formula="of:=IF([.A349]&lt;StereoRes;(B/100)*StereoF/[.A349];0)" office:value-type="float" office:value="0.30385046728972">
            <text:p>0.30385047</text:p>
          </table:table-cell>
          <table:table-cell table:style-name="ce13" table:formula="of:=IF([.A349]&lt;StereoRes;StereoF*(B/100)*CorrAccuracy/([.A349]*[.A349]);0)" office:value-type="float" office:value="0.000189314932890791">
            <text:p>0.0002</text:p>
          </table:table-cell>
          <table:table-cell table:style-name="ce11" table:formula="of:=IF([.A349]&lt;StereoRes;2*ATAN((StereoRes-[.A349])/(2*StereoF))*180/3.14;0)" office:value-type="float" office:value="22.2160113395892">
            <text:p>22.21601134</text:p>
          </table:table-cell>
          <table:table-cell table:style-name="ce11" table:formula="of:=((StereoRes-2*[.A349])*[.B349]/(2*StereoF))-((-StereoRes*[.B349])/(2*StereoF))" office:value-type="float" office:value="0.119252336448598">
            <text:p>0.11925234</text:p>
          </table:table-cell>
          <table:table-cell table:number-columns-repeated="252"/>
          <table:table-cell table:style-name="ce2" table:number-columns-repeated="767"/>
        </table:table-row>
        <table:table-row table:style-name="ro2">
          <table:table-cell table:style-name="ce6" office:value-type="float" office:value="322">
            <text:p>322</text:p>
          </table:table-cell>
          <table:table-cell table:style-name="ce11" table:formula="of:=IF([.A350]&lt;StereoRes;(B/100)*StereoF/[.A350];0)" office:value-type="float" office:value="0.302906832298137">
            <text:p>0.30290683</text:p>
          </table:table-cell>
          <table:table-cell table:style-name="ce13" table:formula="of:=IF([.A350]&lt;StereoRes;StereoF*(B/100)*CorrAccuracy/([.A350]*[.A350]);0)" office:value-type="float" office:value="0.000188140889626172">
            <text:p>0.0002</text:p>
          </table:table-cell>
          <table:table-cell table:style-name="ce11" table:formula="of:=IF([.A350]&lt;StereoRes;2*ATAN((StereoRes-[.A350])/(2*StereoF))*180/3.14;0)" office:value-type="float" office:value="22.148091032959">
            <text:p>22.14809103</text:p>
          </table:table-cell>
          <table:table-cell table:style-name="ce11" table:formula="of:=((StereoRes-2*[.A350])*[.B350]/(2*StereoF))-((-StereoRes*[.B350])/(2*StereoF))" office:value-type="float" office:value="0.118509316770186">
            <text:p>0.11850932</text:p>
          </table:table-cell>
          <table:table-cell table:number-columns-repeated="252"/>
          <table:table-cell table:style-name="ce2" table:number-columns-repeated="767"/>
        </table:table-row>
        <table:table-row table:style-name="ro2">
          <table:table-cell table:style-name="ce6" office:value-type="float" office:value="323">
            <text:p>323</text:p>
          </table:table-cell>
          <table:table-cell table:style-name="ce11" table:formula="of:=IF([.A351]&lt;StereoRes;(B/100)*StereoF/[.A351];0)" office:value-type="float" office:value="0.301969040247678">
            <text:p>0.30196904</text:p>
          </table:table-cell>
          <table:table-cell table:style-name="ce13" table:formula="of:=IF([.A351]&lt;StereoRes;StereoF*(B/100)*CorrAccuracy/([.A351]*[.A351]);0)" office:value-type="float" office:value="0.000186977733899491">
            <text:p>0.0002</text:p>
          </table:table-cell>
          <table:table-cell table:style-name="ce11" table:formula="of:=IF([.A351]&lt;StereoRes;2*ATAN((StereoRes-[.A351])/(2*StereoF))*180/3.14;0)" office:value-type="float" office:value="22.0801549803207">
            <text:p>22.08015498</text:p>
          </table:table-cell>
          <table:table-cell table:style-name="ce11" table:formula="of:=((StereoRes-2*[.A351])*[.B351]/(2*StereoF))-((-StereoRes*[.B351])/(2*StereoF))" office:value-type="float" office:value="0.117770897832817">
            <text:p>0.11777090</text:p>
          </table:table-cell>
          <table:table-cell table:number-columns-repeated="252"/>
          <table:table-cell table:style-name="ce2" table:number-columns-repeated="767"/>
        </table:table-row>
        <table:table-row table:style-name="ro2">
          <table:table-cell table:style-name="ce6" office:value-type="float" office:value="324">
            <text:p>324</text:p>
          </table:table-cell>
          <table:table-cell table:style-name="ce11" table:formula="of:=IF([.A352]&lt;StereoRes;(B/100)*StereoF/[.A352];0)" office:value-type="float" office:value="0.301037037037037">
            <text:p>0.30103704</text:p>
          </table:table-cell>
          <table:table-cell table:style-name="ce13" table:formula="of:=IF([.A352]&lt;StereoRes;StereoF*(B/100)*CorrAccuracy/([.A352]*[.A352]);0)" office:value-type="float" office:value="0.000185825331504344">
            <text:p>0.0002</text:p>
          </table:table-cell>
          <table:table-cell table:style-name="ce11" table:formula="of:=IF([.A352]&lt;StereoRes;2*ATAN((StereoRes-[.A352])/(2*StereoF))*180/3.14;0)" office:value-type="float" office:value="22.0122032239221">
            <text:p>22.01220322</text:p>
          </table:table-cell>
          <table:table-cell table:style-name="ce11" table:formula="of:=((StereoRes-2*[.A352])*[.B352]/(2*StereoF))-((-StereoRes*[.B352])/(2*StereoF))" office:value-type="float" office:value="0.117037037037037">
            <text:p>0.11703704</text:p>
          </table:table-cell>
          <table:table-cell table:number-columns-repeated="252"/>
          <table:table-cell table:style-name="ce2" table:number-columns-repeated="767"/>
        </table:table-row>
        <table:table-row table:style-name="ro2">
          <table:table-cell table:style-name="ce6" office:value-type="float" office:value="325">
            <text:p>325</text:p>
          </table:table-cell>
          <table:table-cell table:style-name="ce11" table:formula="of:=IF([.A353]&lt;StereoRes;(B/100)*StereoF/[.A353];0)" office:value-type="float" office:value="0.300110769230769">
            <text:p>0.30011077</text:p>
          </table:table-cell>
          <table:table-cell table:style-name="ce13" table:formula="of:=IF([.A353]&lt;StereoRes;StereoF*(B/100)*CorrAccuracy/([.A353]*[.A353]);0)" office:value-type="float" office:value="0.000184683550295858">
            <text:p>0.0002</text:p>
          </table:table-cell>
          <table:table-cell table:style-name="ce11" table:formula="of:=IF([.A353]&lt;StereoRes;2*ATAN((StereoRes-[.A353])/(2*StereoF))*180/3.14;0)" office:value-type="float" office:value="21.9442358060745">
            <text:p>21.94423581</text:p>
          </table:table-cell>
          <table:table-cell table:style-name="ce11" table:formula="of:=((StereoRes-2*[.A353])*[.B353]/(2*StereoF))-((-StereoRes*[.B353])/(2*StereoF))" office:value-type="float" office:value="0.116307692307692">
            <text:p>0.11630769</text:p>
          </table:table-cell>
          <table:table-cell table:number-columns-repeated="252"/>
          <table:table-cell table:style-name="ce2" table:number-columns-repeated="767"/>
        </table:table-row>
        <table:table-row table:style-name="ro2">
          <table:table-cell table:style-name="ce6" office:value-type="float" office:value="326">
            <text:p>326</text:p>
          </table:table-cell>
          <table:table-cell table:style-name="ce11" table:formula="of:=IF([.A354]&lt;StereoRes;(B/100)*StereoF/[.A354];0)" office:value-type="float" office:value="0.29919018404908">
            <text:p>0.29919018</text:p>
          </table:table-cell>
          <table:table-cell table:style-name="ce13" table:formula="of:=IF([.A354]&lt;StereoRes;StereoF*(B/100)*CorrAccuracy/([.A354]*[.A354]);0)" office:value-type="float" office:value="0.00018355226015281">
            <text:p>0.0002</text:p>
          </table:table-cell>
          <table:table-cell table:style-name="ce11" table:formula="of:=IF([.A354]&lt;StereoRes;2*ATAN((StereoRes-[.A354])/(2*StereoF))*180/3.14;0)" office:value-type="float" office:value="21.8762527691526">
            <text:p>21.87625277</text:p>
          </table:table-cell>
          <table:table-cell table:style-name="ce11" table:formula="of:=((StereoRes-2*[.A354])*[.B354]/(2*StereoF))-((-StereoRes*[.B354])/(2*StereoF))" office:value-type="float" office:value="0.11558282208589">
            <text:p>0.11558282</text:p>
          </table:table-cell>
          <table:table-cell table:number-columns-repeated="252"/>
          <table:table-cell table:style-name="ce2" table:number-columns-repeated="767"/>
        </table:table-row>
        <table:table-row table:style-name="ro2">
          <table:table-cell table:style-name="ce6" office:value-type="float" office:value="327">
            <text:p>327</text:p>
          </table:table-cell>
          <table:table-cell table:style-name="ce11" table:formula="of:=IF([.A355]&lt;StereoRes;(B/100)*StereoF/[.A355];0)" office:value-type="float" office:value="0.298275229357798">
            <text:p>0.29827523</text:p>
          </table:table-cell>
          <table:table-cell table:style-name="ce13" table:formula="of:=IF([.A355]&lt;StereoRes;StereoF*(B/100)*CorrAccuracy/([.A355]*[.A355]);0)" office:value-type="float" office:value="0.000182431332940549">
            <text:p>0.0002</text:p>
          </table:table-cell>
          <table:table-cell table:style-name="ce11" table:formula="of:=IF([.A355]&lt;StereoRes;2*ATAN((StereoRes-[.A355])/(2*StereoF))*180/3.14;0)" office:value-type="float" office:value="21.8082541555949">
            <text:p>21.80825416</text:p>
          </table:table-cell>
          <table:table-cell table:style-name="ce11" table:formula="of:=((StereoRes-2*[.A355])*[.B355]/(2*StereoF))-((-StereoRes*[.B355])/(2*StereoF))" office:value-type="float" office:value="0.114862385321101">
            <text:p>0.11486239</text:p>
          </table:table-cell>
          <table:table-cell table:number-columns-repeated="252"/>
          <table:table-cell table:style-name="ce2" table:number-columns-repeated="767"/>
        </table:table-row>
        <table:table-row table:style-name="ro2">
          <table:table-cell table:style-name="ce6" office:value-type="float" office:value="328">
            <text:p>328</text:p>
          </table:table-cell>
          <table:table-cell table:style-name="ce11" table:formula="of:=IF([.A356]&lt;StereoRes;(B/100)*StereoF/[.A356];0)" office:value-type="float" office:value="0.297365853658537">
            <text:p>0.29736585</text:p>
          </table:table-cell>
          <table:table-cell table:style-name="ce13" table:formula="of:=IF([.A356]&lt;StereoRes;StereoF*(B/100)*CorrAccuracy/([.A356]*[.A356]);0)" office:value-type="float" office:value="0.000181320642474717">
            <text:p>0.0002</text:p>
          </table:table-cell>
          <table:table-cell table:style-name="ce11" table:formula="of:=IF([.A356]&lt;StereoRes;2*ATAN((StereoRes-[.A356])/(2*StereoF))*180/3.14;0)" office:value-type="float" office:value="21.7402400079028">
            <text:p>21.74024001</text:p>
          </table:table-cell>
          <table:table-cell table:style-name="ce11" table:formula="of:=((StereoRes-2*[.A356])*[.B356]/(2*StereoF))-((-StereoRes*[.B356])/(2*StereoF))" office:value-type="float" office:value="0.114146341463415">
            <text:p>0.11414634</text:p>
          </table:table-cell>
          <table:table-cell table:number-columns-repeated="252"/>
          <table:table-cell table:style-name="ce2" table:number-columns-repeated="767"/>
        </table:table-row>
        <table:table-row table:style-name="ro2">
          <table:table-cell table:style-name="ce6" office:value-type="float" office:value="329">
            <text:p>329</text:p>
          </table:table-cell>
          <table:table-cell table:style-name="ce11" table:formula="of:=IF([.A357]&lt;StereoRes;(B/100)*StereoF/[.A357];0)" office:value-type="float" office:value="0.296462006079027">
            <text:p>0.29646201</text:p>
          </table:table-cell>
          <table:table-cell table:style-name="ce13" table:formula="of:=IF([.A357]&lt;StereoRes;StereoF*(B/100)*CorrAccuracy/([.A357]*[.A357]);0)" office:value-type="float" office:value="0.000180220064485731">
            <text:p>0.0002</text:p>
          </table:table-cell>
          <table:table-cell table:style-name="ce11" table:formula="of:=IF([.A357]&lt;StereoRes;2*ATAN((StereoRes-[.A357])/(2*StereoF))*180/3.14;0)" office:value-type="float" office:value="21.672210368641">
            <text:p>21.67221037</text:p>
          </table:table-cell>
          <table:table-cell table:style-name="ce11" table:formula="of:=((StereoRes-2*[.A357])*[.B357]/(2*StereoF))-((-StereoRes*[.B357])/(2*StereoF))" office:value-type="float" office:value="0.113434650455927">
            <text:p>0.11343465</text:p>
          </table:table-cell>
          <table:table-cell table:number-columns-repeated="252"/>
          <table:table-cell table:style-name="ce2" table:number-columns-repeated="767"/>
        </table:table-row>
        <table:table-row table:style-name="ro2">
          <table:table-cell table:style-name="ce6" office:value-type="float" office:value="330">
            <text:p>330</text:p>
          </table:table-cell>
          <table:table-cell table:style-name="ce11" table:formula="of:=IF([.A358]&lt;StereoRes;(B/100)*StereoF/[.A358];0)" office:value-type="float" office:value="0.295563636363636">
            <text:p>0.29556364</text:p>
          </table:table-cell>
          <table:table-cell table:style-name="ce13" table:formula="of:=IF([.A358]&lt;StereoRes;StereoF*(B/100)*CorrAccuracy/([.A358]*[.A358]);0)" office:value-type="float" office:value="0.000179129476584022">
            <text:p>0.0002</text:p>
          </table:table-cell>
          <table:table-cell table:style-name="ce11" table:formula="of:=IF([.A358]&lt;StereoRes;2*ATAN((StereoRes-[.A358])/(2*StereoF))*180/3.14;0)" office:value-type="float" office:value="21.6041652804374">
            <text:p>21.60416528</text:p>
          </table:table-cell>
          <table:table-cell table:style-name="ce11" table:formula="of:=((StereoRes-2*[.A358])*[.B358]/(2*StereoF))-((-StereoRes*[.B358])/(2*StereoF))" office:value-type="float" office:value="0.112727272727273">
            <text:p>0.11272727</text:p>
          </table:table-cell>
          <table:table-cell table:number-columns-repeated="252"/>
          <table:table-cell table:style-name="ce2" table:number-columns-repeated="767"/>
        </table:table-row>
        <table:table-row table:style-name="ro2">
          <table:table-cell table:style-name="ce6" office:value-type="float" office:value="331">
            <text:p>331</text:p>
          </table:table-cell>
          <table:table-cell table:style-name="ce11" table:formula="of:=IF([.A359]&lt;StereoRes;(B/100)*StereoF/[.A359];0)" office:value-type="float" office:value="0.294670694864048">
            <text:p>0.29467069</text:p>
          </table:table-cell>
          <table:table-cell table:style-name="ce13" table:formula="of:=IF([.A359]&lt;StereoRes;StereoF*(B/100)*CorrAccuracy/([.A359]*[.A359]);0)" office:value-type="float" office:value="0.000178048758226011">
            <text:p>0.0002</text:p>
          </table:table-cell>
          <table:table-cell table:style-name="ce11" table:formula="of:=IF([.A359]&lt;StereoRes;2*ATAN((StereoRes-[.A359])/(2*StereoF))*180/3.14;0)" office:value-type="float" office:value="21.5361047859825">
            <text:p>21.53610479</text:p>
          </table:table-cell>
          <table:table-cell table:style-name="ce11" table:formula="of:=((StereoRes-2*[.A359])*[.B359]/(2*StereoF))-((-StereoRes*[.B359])/(2*StereoF))" office:value-type="float" office:value="0.11202416918429">
            <text:p>0.11202417</text:p>
          </table:table-cell>
          <table:table-cell table:number-columns-repeated="252"/>
          <table:table-cell table:style-name="ce2" table:number-columns-repeated="767"/>
        </table:table-row>
        <table:table-row table:style-name="ro2">
          <table:table-cell table:style-name="ce6" office:value-type="float" office:value="332">
            <text:p>332</text:p>
          </table:table-cell>
          <table:table-cell table:style-name="ce11" table:formula="of:=IF([.A360]&lt;StereoRes;(B/100)*StereoF/[.A360];0)" office:value-type="float" office:value="0.29378313253012">
            <text:p>0.29378313</text:p>
          </table:table-cell>
          <table:table-cell table:style-name="ce13" table:formula="of:=IF([.A360]&lt;StereoRes;StereoF*(B/100)*CorrAccuracy/([.A360]*[.A360]);0)" office:value-type="float" office:value="0.000176977790680795">
            <text:p>0.0002</text:p>
          </table:table-cell>
          <table:table-cell table:style-name="ce11" table:formula="of:=IF([.A360]&lt;StereoRes;2*ATAN((StereoRes-[.A360])/(2*StereoF))*180/3.14;0)" office:value-type="float" office:value="21.4680289280297">
            <text:p>21.46802893</text:p>
          </table:table-cell>
          <table:table-cell table:style-name="ce11" table:formula="of:=((StereoRes-2*[.A360])*[.B360]/(2*StereoF))-((-StereoRes*[.B360])/(2*StereoF))" office:value-type="float" office:value="0.111325301204819">
            <text:p>0.11132530</text:p>
          </table:table-cell>
          <table:table-cell table:number-columns-repeated="252"/>
          <table:table-cell table:style-name="ce2" table:number-columns-repeated="767"/>
        </table:table-row>
        <table:table-row table:style-name="ro2">
          <table:table-cell table:style-name="ce6" office:value-type="float" office:value="333">
            <text:p>333</text:p>
          </table:table-cell>
          <table:table-cell table:style-name="ce11" table:formula="of:=IF([.A361]&lt;StereoRes;(B/100)*StereoF/[.A361];0)" office:value-type="float" office:value="0.292900900900901">
            <text:p>0.29290090</text:p>
          </table:table-cell>
          <table:table-cell table:style-name="ce13" table:formula="of:=IF([.A361]&lt;StereoRes;StereoF*(B/100)*CorrAccuracy/([.A361]*[.A361]);0)" office:value-type="float" office:value="0.000175916456997538">
            <text:p>0.0002</text:p>
          </table:table-cell>
          <table:table-cell table:style-name="ce11" table:formula="of:=IF([.A361]&lt;StereoRes;2*ATAN((StereoRes-[.A361])/(2*StereoF))*180/3.14;0)" office:value-type="float" office:value="21.3999377493952">
            <text:p>21.39993775</text:p>
          </table:table-cell>
          <table:table-cell table:style-name="ce11" table:formula="of:=((StereoRes-2*[.A361])*[.B361]/(2*StereoF))-((-StereoRes*[.B361])/(2*StereoF))" office:value-type="float" office:value="0.110630630630631">
            <text:p>0.11063063</text:p>
          </table:table-cell>
          <table:table-cell table:number-columns-repeated="252"/>
          <table:table-cell table:style-name="ce2" table:number-columns-repeated="767"/>
        </table:table-row>
        <table:table-row table:style-name="ro2">
          <table:table-cell table:style-name="ce6" office:value-type="float" office:value="334">
            <text:p>334</text:p>
          </table:table-cell>
          <table:table-cell table:style-name="ce11" table:formula="of:=IF([.A362]&lt;StereoRes;(B/100)*StereoF/[.A362];0)" office:value-type="float" office:value="0.292023952095808">
            <text:p>0.29202395</text:p>
          </table:table-cell>
          <table:table-cell table:style-name="ce13" table:formula="of:=IF([.A362]&lt;StereoRes;StereoF*(B/100)*CorrAccuracy/([.A362]*[.A362]);0)" office:value-type="float" office:value="0.000174864641973538">
            <text:p>0.0002</text:p>
          </table:table-cell>
          <table:table-cell table:style-name="ce11" table:formula="of:=IF([.A362]&lt;StereoRes;2*ATAN((StereoRes-[.A362])/(2*StereoF))*180/3.14;0)" office:value-type="float" office:value="21.3318312929573">
            <text:p>21.33183129</text:p>
          </table:table-cell>
          <table:table-cell table:style-name="ce11" table:formula="of:=((StereoRes-2*[.A362])*[.B362]/(2*StereoF))-((-StereoRes*[.B362])/(2*StereoF))" office:value-type="float" office:value="0.109940119760479">
            <text:p>0.10994012</text:p>
          </table:table-cell>
          <table:table-cell table:number-columns-repeated="252"/>
          <table:table-cell table:style-name="ce2" table:number-columns-repeated="767"/>
        </table:table-row>
        <table:table-row table:style-name="ro2">
          <table:table-cell table:style-name="ce6" office:value-type="float" office:value="335">
            <text:p>335</text:p>
          </table:table-cell>
          <table:table-cell table:style-name="ce11" table:formula="of:=IF([.A363]&lt;StereoRes;(B/100)*StereoF/[.A363];0)" office:value-type="float" office:value="0.29115223880597">
            <text:p>0.29115224</text:p>
          </table:table-cell>
          <table:table-cell table:style-name="ce13" table:formula="of:=IF([.A363]&lt;StereoRes;StereoF*(B/100)*CorrAccuracy/([.A363]*[.A363]);0)" office:value-type="float" office:value="0.000173822232122967">
            <text:p>0.0002</text:p>
          </table:table-cell>
          <table:table-cell table:style-name="ce11" table:formula="of:=IF([.A363]&lt;StereoRes;2*ATAN((StereoRes-[.A363])/(2*StereoF))*180/3.14;0)" office:value-type="float" office:value="21.2637096016572">
            <text:p>21.26370960</text:p>
          </table:table-cell>
          <table:table-cell table:style-name="ce11" table:formula="of:=((StereoRes-2*[.A363])*[.B363]/(2*StereoF))-((-StereoRes*[.B363])/(2*StereoF))" office:value-type="float" office:value="0.109253731343284">
            <text:p>0.10925373</text:p>
          </table:table-cell>
          <table:table-cell table:number-columns-repeated="252"/>
          <table:table-cell table:style-name="ce2" table:number-columns-repeated="767"/>
        </table:table-row>
        <table:table-row table:style-name="ro2">
          <table:table-cell table:style-name="ce6" office:value-type="float" office:value="336">
            <text:p>336</text:p>
          </table:table-cell>
          <table:table-cell table:style-name="ce11" table:formula="of:=IF([.A364]&lt;StereoRes;(B/100)*StereoF/[.A364];0)" office:value-type="float" office:value="0.290285714285714">
            <text:p>0.29028571</text:p>
          </table:table-cell>
          <table:table-cell table:style-name="ce13" table:formula="of:=IF([.A364]&lt;StereoRes;StereoF*(B/100)*CorrAccuracy/([.A364]*[.A364]);0)" office:value-type="float" office:value="0.000172789115646258">
            <text:p>0.0002</text:p>
          </table:table-cell>
          <table:table-cell table:style-name="ce11" table:formula="of:=IF([.A364]&lt;StereoRes;2*ATAN((StereoRes-[.A364])/(2*StereoF))*180/3.14;0)" office:value-type="float" office:value="21.1955727184978">
            <text:p>21.19557272</text:p>
          </table:table-cell>
          <table:table-cell table:style-name="ce11" table:formula="of:=((StereoRes-2*[.A364])*[.B364]/(2*StereoF))-((-StereoRes*[.B364])/(2*StereoF))" office:value-type="float" office:value="0.108571428571429">
            <text:p>0.10857143</text:p>
          </table:table-cell>
          <table:table-cell table:number-columns-repeated="252"/>
          <table:table-cell table:style-name="ce2" table:number-columns-repeated="767"/>
        </table:table-row>
        <table:table-row table:style-name="ro2">
          <table:table-cell table:style-name="ce6" office:value-type="float" office:value="337">
            <text:p>337</text:p>
          </table:table-cell>
          <table:table-cell table:style-name="ce11" table:formula="of:=IF([.A365]&lt;StereoRes;(B/100)*StereoF/[.A365];0)" office:value-type="float" office:value="0.289424332344214">
            <text:p>0.28942433</text:p>
          </table:table-cell>
          <table:table-cell table:style-name="ce13" table:formula="of:=IF([.A365]&lt;StereoRes;StereoF*(B/100)*CorrAccuracy/([.A365]*[.A365]);0)" office:value-type="float" office:value="0.000171765182400127">
            <text:p>0.0002</text:p>
          </table:table-cell>
          <table:table-cell table:style-name="ce11" table:formula="of:=IF([.A365]&lt;StereoRes;2*ATAN((StereoRes-[.A365])/(2*StereoF))*180/3.14;0)" office:value-type="float" office:value="21.1274206865446">
            <text:p>21.12742069</text:p>
          </table:table-cell>
          <table:table-cell table:style-name="ce11" table:formula="of:=((StereoRes-2*[.A365])*[.B365]/(2*StereoF))-((-StereoRes*[.B365])/(2*StereoF))" office:value-type="float" office:value="0.107893175074184">
            <text:p>0.10789318</text:p>
          </table:table-cell>
          <table:table-cell table:number-columns-repeated="252"/>
          <table:table-cell table:style-name="ce2" table:number-columns-repeated="767"/>
        </table:table-row>
        <table:table-row table:style-name="ro2">
          <table:table-cell table:style-name="ce6" office:value-type="float" office:value="338">
            <text:p>338</text:p>
          </table:table-cell>
          <table:table-cell table:style-name="ce11" table:formula="of:=IF([.A366]&lt;StereoRes;(B/100)*StereoF/[.A366];0)" office:value-type="float" office:value="0.288568047337278">
            <text:p>0.28856805</text:p>
          </table:table-cell>
          <table:table-cell table:style-name="ce13" table:formula="of:=IF([.A366]&lt;StereoRes;StereoF*(B/100)*CorrAccuracy/([.A366]*[.A366]);0)" office:value-type="float" office:value="0.000170750323868212">
            <text:p>0.0002</text:p>
          </table:table-cell>
          <table:table-cell table:style-name="ce11" table:formula="of:=IF([.A366]&lt;StereoRes;2*ATAN((StereoRes-[.A366])/(2*StereoF))*180/3.14;0)" office:value-type="float" office:value="21.0592535489247">
            <text:p>21.05925355</text:p>
          </table:table-cell>
          <table:table-cell table:style-name="ce11" table:formula="of:=((StereoRes-2*[.A366])*[.B366]/(2*StereoF))-((-StereoRes*[.B366])/(2*StereoF))" office:value-type="float" office:value="0.107218934911243">
            <text:p>0.10721893</text:p>
          </table:table-cell>
          <table:table-cell table:number-columns-repeated="252"/>
          <table:table-cell table:style-name="ce2" table:number-columns-repeated="767"/>
        </table:table-row>
        <table:table-row table:style-name="ro2">
          <table:table-cell table:style-name="ce6" office:value-type="float" office:value="339">
            <text:p>339</text:p>
          </table:table-cell>
          <table:table-cell table:style-name="ce11" table:formula="of:=IF([.A367]&lt;StereoRes;(B/100)*StereoF/[.A367];0)" office:value-type="float" office:value="0.287716814159292">
            <text:p>0.28771681</text:p>
          </table:table-cell>
          <table:table-cell table:style-name="ce13" table:formula="of:=IF([.A367]&lt;StereoRes;StereoF*(B/100)*CorrAccuracy/([.A367]*[.A367]);0)" office:value-type="float" office:value="0.000169744433132326">
            <text:p>0.0002</text:p>
          </table:table-cell>
          <table:table-cell table:style-name="ce11" table:formula="of:=IF([.A367]&lt;StereoRes;2*ATAN((StereoRes-[.A367])/(2*StereoF))*180/3.14;0)" office:value-type="float" office:value="20.9910713488273">
            <text:p>20.99107135</text:p>
          </table:table-cell>
          <table:table-cell table:style-name="ce11" table:formula="of:=((StereoRes-2*[.A367])*[.B367]/(2*StereoF))-((-StereoRes*[.B367])/(2*StereoF))" office:value-type="float" office:value="0.106548672566372">
            <text:p>0.10654867</text:p>
          </table:table-cell>
          <table:table-cell table:number-columns-repeated="252"/>
          <table:table-cell table:style-name="ce2" table:number-columns-repeated="767"/>
        </table:table-row>
        <table:table-row table:style-name="ro2">
          <table:table-cell table:style-name="ce6" office:value-type="float" office:value="340">
            <text:p>340</text:p>
          </table:table-cell>
          <table:table-cell table:style-name="ce11" table:formula="of:=IF([.A368]&lt;StereoRes;(B/100)*StereoF/[.A368];0)" office:value-type="float" office:value="0.286870588235294">
            <text:p>0.28687059</text:p>
          </table:table-cell>
          <table:table-cell table:style-name="ce13" table:formula="of:=IF([.A368]&lt;StereoRes;StereoF*(B/100)*CorrAccuracy/([.A368]*[.A368]);0)" office:value-type="float" office:value="0.000168747404844291">
            <text:p>0.0002</text:p>
          </table:table-cell>
          <table:table-cell table:style-name="ce11" table:formula="of:=IF([.A368]&lt;StereoRes;2*ATAN((StereoRes-[.A368])/(2*StereoF))*180/3.14;0)" office:value-type="float" office:value="20.922874129503">
            <text:p>20.92287413</text:p>
          </table:table-cell>
          <table:table-cell table:style-name="ce11" table:formula="of:=((StereoRes-2*[.A368])*[.B368]/(2*StereoF))-((-StereoRes*[.B368])/(2*StereoF))" office:value-type="float" office:value="0.105882352941176">
            <text:p>0.10588235</text:p>
          </table:table-cell>
          <table:table-cell table:number-columns-repeated="252"/>
          <table:table-cell table:style-name="ce2" table:number-columns-repeated="767"/>
        </table:table-row>
        <table:table-row table:style-name="ro2">
          <table:table-cell table:style-name="ce6" office:value-type="float" office:value="341">
            <text:p>341</text:p>
          </table:table-cell>
          <table:table-cell table:style-name="ce11" table:formula="of:=IF([.A369]&lt;StereoRes;(B/100)*StereoF/[.A369];0)" office:value-type="float" office:value="0.286029325513196">
            <text:p>0.28602933</text:p>
          </table:table-cell>
          <table:table-cell table:style-name="ce13" table:formula="of:=IF([.A369]&lt;StereoRes;StereoF*(B/100)*CorrAccuracy/([.A369]*[.A369]);0)" office:value-type="float" office:value="0.000167759135198356">
            <text:p>0.0002</text:p>
          </table:table-cell>
          <table:table-cell table:style-name="ce11" table:formula="of:=IF([.A369]&lt;StereoRes;2*ATAN((StereoRes-[.A369])/(2*StereoF))*180/3.14;0)" office:value-type="float" office:value="20.8546619342644">
            <text:p>20.85466193</text:p>
          </table:table-cell>
          <table:table-cell table:style-name="ce11" table:formula="of:=((StereoRes-2*[.A369])*[.B369]/(2*StereoF))-((-StereoRes*[.B369])/(2*StereoF))" office:value-type="float" office:value="0.105219941348974">
            <text:p>0.10521994</text:p>
          </table:table-cell>
          <table:table-cell table:number-columns-repeated="252"/>
          <table:table-cell table:style-name="ce2" table:number-columns-repeated="767"/>
        </table:table-row>
        <table:table-row table:style-name="ro2">
          <table:table-cell table:style-name="ce6" office:value-type="float" office:value="342">
            <text:p>342</text:p>
          </table:table-cell>
          <table:table-cell table:style-name="ce11" table:formula="of:=IF([.A370]&lt;StereoRes;(B/100)*StereoF/[.A370];0)" office:value-type="float" office:value="0.28519298245614">
            <text:p>0.28519298</text:p>
          </table:table-cell>
          <table:table-cell table:style-name="ce13" table:formula="of:=IF([.A370]&lt;StereoRes;StereoF*(B/100)*CorrAccuracy/([.A370]*[.A370]);0)" office:value-type="float" office:value="0.000166779521904176">
            <text:p>0.0002</text:p>
          </table:table-cell>
          <table:table-cell table:style-name="ce11" table:formula="of:=IF([.A370]&lt;StereoRes;2*ATAN((StereoRes-[.A370])/(2*StereoF))*180/3.14;0)" office:value-type="float" office:value="20.7864348064851">
            <text:p>20.78643481</text:p>
          </table:table-cell>
          <table:table-cell table:style-name="ce11" table:formula="of:=((StereoRes-2*[.A370])*[.B370]/(2*StereoF))-((-StereoRes*[.B370])/(2*StereoF))" office:value-type="float" office:value="0.104561403508772">
            <text:p>0.10456140</text:p>
          </table:table-cell>
          <table:table-cell table:number-columns-repeated="252"/>
          <table:table-cell table:style-name="ce2" table:number-columns-repeated="767"/>
        </table:table-row>
        <table:table-row table:style-name="ro2">
          <table:table-cell table:style-name="ce6" office:value-type="float" office:value="343">
            <text:p>343</text:p>
          </table:table-cell>
          <table:table-cell table:style-name="ce11" table:formula="of:=IF([.A371]&lt;StereoRes;(B/100)*StereoF/[.A371];0)" office:value-type="float" office:value="0.284361516034985">
            <text:p>0.28436152</text:p>
          </table:table-cell>
          <table:table-cell table:style-name="ce13" table:formula="of:=IF([.A371]&lt;StereoRes;StereoF*(B/100)*CorrAccuracy/([.A371]*[.A371]);0)" office:value-type="float" office:value="0.000165808464160341">
            <text:p>0.0002</text:p>
          </table:table-cell>
          <table:table-cell table:style-name="ce11" table:formula="of:=IF([.A371]&lt;StereoRes;2*ATAN((StereoRes-[.A371])/(2*StereoF))*180/3.14;0)" office:value-type="float" office:value="20.7181927896003">
            <text:p>20.71819279</text:p>
          </table:table-cell>
          <table:table-cell table:style-name="ce11" table:formula="of:=((StereoRes-2*[.A371])*[.B371]/(2*StereoF))-((-StereoRes*[.B371])/(2*StereoF))" office:value-type="float" office:value="0.103906705539359">
            <text:p>0.10390671</text:p>
          </table:table-cell>
          <table:table-cell table:number-columns-repeated="252"/>
          <table:table-cell table:style-name="ce2" table:number-columns-repeated="767"/>
        </table:table-row>
        <table:table-row table:style-name="ro2">
          <table:table-cell table:style-name="ce6" office:value-type="float" office:value="344">
            <text:p>344</text:p>
          </table:table-cell>
          <table:table-cell table:style-name="ce11" table:formula="of:=IF([.A372]&lt;StereoRes;(B/100)*StereoF/[.A372];0)" office:value-type="float" office:value="0.28353488372093">
            <text:p>0.28353488</text:p>
          </table:table-cell>
          <table:table-cell table:style-name="ce13" table:formula="of:=IF([.A372]&lt;StereoRes;StereoF*(B/100)*CorrAccuracy/([.A372]*[.A372]);0)" office:value-type="float" office:value="0.000164845862628448">
            <text:p>0.0002</text:p>
          </table:table-cell>
          <table:table-cell table:style-name="ce11" table:formula="of:=IF([.A372]&lt;StereoRes;2*ATAN((StereoRes-[.A372])/(2*StereoF))*180/3.14;0)" office:value-type="float" office:value="20.6499359271063">
            <text:p>20.64993593</text:p>
          </table:table-cell>
          <table:table-cell table:style-name="ce11" table:formula="of:=((StereoRes-2*[.A372])*[.B372]/(2*StereoF))-((-StereoRes*[.B372])/(2*StereoF))" office:value-type="float" office:value="0.103255813953488">
            <text:p>0.10325581</text:p>
          </table:table-cell>
          <table:table-cell table:number-columns-repeated="252"/>
          <table:table-cell table:style-name="ce2" table:number-columns-repeated="767"/>
        </table:table-row>
        <table:table-row table:style-name="ro2">
          <table:table-cell table:style-name="ce6" office:value-type="float" office:value="345">
            <text:p>345</text:p>
          </table:table-cell>
          <table:table-cell table:style-name="ce11" table:formula="of:=IF([.A373]&lt;StereoRes;(B/100)*StereoF/[.A373];0)" office:value-type="float" office:value="0.282713043478261">
            <text:p>0.28271304</text:p>
          </table:table-cell>
          <table:table-cell table:style-name="ce13" table:formula="of:=IF([.A373]&lt;StereoRes;StereoF*(B/100)*CorrAccuracy/([.A373]*[.A373]);0)" office:value-type="float" office:value="0.000163891619407687">
            <text:p>0.0002</text:p>
          </table:table-cell>
          <table:table-cell table:style-name="ce11" table:formula="of:=IF([.A373]&lt;StereoRes;2*ATAN((StereoRes-[.A373])/(2*StereoF))*180/3.14;0)" office:value-type="float" office:value="20.5816642625602">
            <text:p>20.58166426</text:p>
          </table:table-cell>
          <table:table-cell table:style-name="ce11" table:formula="of:=((StereoRes-2*[.A373])*[.B373]/(2*StereoF))-((-StereoRes*[.B373])/(2*StereoF))" office:value-type="float" office:value="0.102608695652174">
            <text:p>0.10260870</text:p>
          </table:table-cell>
          <table:table-cell table:number-columns-repeated="252"/>
          <table:table-cell table:style-name="ce2" table:number-columns-repeated="767"/>
        </table:table-row>
        <table:table-row table:style-name="ro2">
          <table:table-cell table:style-name="ce6" office:value-type="float" office:value="346">
            <text:p>346</text:p>
          </table:table-cell>
          <table:table-cell table:style-name="ce11" table:formula="of:=IF([.A374]&lt;StereoRes;(B/100)*StereoF/[.A374];0)" office:value-type="float" office:value="0.281895953757225">
            <text:p>0.28189595</text:p>
          </table:table-cell>
          <table:table-cell table:style-name="ce13" table:formula="of:=IF([.A374]&lt;StereoRes;StereoF*(B/100)*CorrAccuracy/([.A374]*[.A374]);0)" office:value-type="float" office:value="0.000162945638009957">
            <text:p>0.0002</text:p>
          </table:table-cell>
          <table:table-cell table:style-name="ce11" table:formula="of:=IF([.A374]&lt;StereoRes;2*ATAN((StereoRes-[.A374])/(2*StereoF))*180/3.14;0)" office:value-type="float" office:value="20.5133778395804">
            <text:p>20.51337784</text:p>
          </table:table-cell>
          <table:table-cell table:style-name="ce11" table:formula="of:=((StereoRes-2*[.A374])*[.B374]/(2*StereoF))-((-StereoRes*[.B374])/(2*StereoF))" office:value-type="float" office:value="0.101965317919075">
            <text:p>0.10196532</text:p>
          </table:table-cell>
          <table:table-cell table:number-columns-repeated="252"/>
          <table:table-cell table:style-name="ce2" table:number-columns-repeated="767"/>
        </table:table-row>
        <table:table-row table:style-name="ro2">
          <table:table-cell table:style-name="ce6" office:value-type="float" office:value="347">
            <text:p>347</text:p>
          </table:table-cell>
          <table:table-cell table:style-name="ce11" table:formula="of:=IF([.A375]&lt;StereoRes;(B/100)*StereoF/[.A375];0)" office:value-type="float" office:value="0.281083573487032">
            <text:p>0.28108357</text:p>
          </table:table-cell>
          <table:table-cell table:style-name="ce13" table:formula="of:=IF([.A375]&lt;StereoRes;StereoF*(B/100)*CorrAccuracy/([.A375]*[.A375]);0)" office:value-type="float" office:value="0.000162007823335465">
            <text:p>0.0002</text:p>
          </table:table-cell>
          <table:table-cell table:style-name="ce11" table:formula="of:=IF([.A375]&lt;StereoRes;2*ATAN((StereoRes-[.A375])/(2*StereoF))*180/3.14;0)" office:value-type="float" office:value="20.4450767018456">
            <text:p>20.44507670</text:p>
          </table:table-cell>
          <table:table-cell table:style-name="ce11" table:formula="of:=((StereoRes-2*[.A375])*[.B375]/(2*StereoF))-((-StereoRes*[.B375])/(2*StereoF))" office:value-type="float" office:value="0.101325648414986">
            <text:p>0.10132565</text:p>
          </table:table-cell>
          <table:table-cell table:number-columns-repeated="252"/>
          <table:table-cell table:style-name="ce2" table:number-columns-repeated="767"/>
        </table:table-row>
        <table:table-row table:style-name="ro2">
          <table:table-cell table:style-name="ce6" office:value-type="float" office:value="348">
            <text:p>348</text:p>
          </table:table-cell>
          <table:table-cell table:style-name="ce11" table:formula="of:=IF([.A376]&lt;StereoRes;(B/100)*StereoF/[.A376];0)" office:value-type="float" office:value="0.280275862068965">
            <text:p>0.28027586</text:p>
          </table:table-cell>
          <table:table-cell table:style-name="ce13" table:formula="of:=IF([.A376]&lt;StereoRes;StereoF*(B/100)*CorrAccuracy/([.A376]*[.A376]);0)" office:value-type="float" office:value="0.000161078081648831">
            <text:p>0.0002</text:p>
          </table:table-cell>
          <table:table-cell table:style-name="ce11" table:formula="of:=IF([.A376]&lt;StereoRes;2*ATAN((StereoRes-[.A376])/(2*StereoF))*180/3.14;0)" office:value-type="float" office:value="20.3767608930954">
            <text:p>20.37676089</text:p>
          </table:table-cell>
          <table:table-cell table:style-name="ce11" table:formula="of:=((StereoRes-2*[.A376])*[.B376]/(2*StereoF))-((-StereoRes*[.B376])/(2*StereoF))" office:value-type="float" office:value="0.100689655172414">
            <text:p>0.10068966</text:p>
          </table:table-cell>
          <table:table-cell table:number-columns-repeated="252"/>
          <table:table-cell table:style-name="ce2" table:number-columns-repeated="767"/>
        </table:table-row>
        <table:table-row table:style-name="ro2">
          <table:table-cell table:style-name="ce6" office:value-type="float" office:value="349">
            <text:p>349</text:p>
          </table:table-cell>
          <table:table-cell table:style-name="ce11" table:formula="of:=IF([.A377]&lt;StereoRes;(B/100)*StereoF/[.A377];0)" office:value-type="float" office:value="0.279472779369627">
            <text:p>0.27947278</text:p>
          </table:table-cell>
          <table:table-cell table:style-name="ce13" table:formula="of:=IF([.A377]&lt;StereoRes;StereoF*(B/100)*CorrAccuracy/([.A377]*[.A377]);0)" office:value-type="float" office:value="0.00016015632055566">
            <text:p>0.0002</text:p>
          </table:table-cell>
          <table:table-cell table:style-name="ce11" table:formula="of:=IF([.A377]&lt;StereoRes;2*ATAN((StereoRes-[.A377])/(2*StereoF))*180/3.14;0)" office:value-type="float" office:value="20.3084304571297">
            <text:p>20.30843046</text:p>
          </table:table-cell>
          <table:table-cell table:style-name="ce11" table:formula="of:=((StereoRes-2*[.A377])*[.B377]/(2*StereoF))-((-StereoRes*[.B377])/(2*StereoF))" office:value-type="float" office:value="0.100057306590258">
            <text:p>0.10005731</text:p>
          </table:table-cell>
          <table:table-cell table:number-columns-repeated="252"/>
          <table:table-cell table:style-name="ce2" table:number-columns-repeated="767"/>
        </table:table-row>
        <table:table-row table:style-name="ro2">
          <table:table-cell table:style-name="ce6" office:value-type="float" office:value="350">
            <text:p>350</text:p>
          </table:table-cell>
          <table:table-cell table:style-name="ce11" table:formula="of:=IF([.A378]&lt;StereoRes;(B/100)*StereoF/[.A378];0)" office:value-type="float" office:value="0.278674285714286">
            <text:p>0.27867429</text:p>
          </table:table-cell>
          <table:table-cell table:style-name="ce13" table:formula="of:=IF([.A378]&lt;StereoRes;StereoF*(B/100)*CorrAccuracy/([.A378]*[.A378]);0)" office:value-type="float" office:value="0.000159242448979592">
            <text:p>0.0002</text:p>
          </table:table-cell>
          <table:table-cell table:style-name="ce11" table:formula="of:=IF([.A378]&lt;StereoRes;2*ATAN((StereoRes-[.A378])/(2*StereoF))*180/3.14;0)" office:value-type="float" office:value="20.2400854378089">
            <text:p>20.24008544</text:p>
          </table:table-cell>
          <table:table-cell table:style-name="ce11" table:formula="of:=((StereoRes-2*[.A378])*[.B378]/(2*StereoF))-((-StereoRes*[.B378])/(2*StereoF))" office:value-type="float" office:value="0.0994285714285714">
            <text:p>0.09942857</text:p>
          </table:table-cell>
          <table:table-cell table:number-columns-repeated="252"/>
          <table:table-cell table:style-name="ce2" table:number-columns-repeated="767"/>
        </table:table-row>
        <table:table-row table:style-name="ro2">
          <table:table-cell table:style-name="ce6" office:value-type="float" office:value="351">
            <text:p>351</text:p>
          </table:table-cell>
          <table:table-cell table:style-name="ce11" table:formula="of:=IF([.A379]&lt;StereoRes;(B/100)*StereoF/[.A379];0)" office:value-type="float" office:value="0.277880341880342">
            <text:p>0.27788034</text:p>
          </table:table-cell>
          <table:table-cell table:style-name="ce13" table:formula="of:=IF([.A379]&lt;StereoRes;StereoF*(B/100)*CorrAccuracy/([.A379]*[.A379]);0)" office:value-type="float" office:value="0.000158336377139796">
            <text:p>0.0002</text:p>
          </table:table-cell>
          <table:table-cell table:style-name="ce11" table:formula="of:=IF([.A379]&lt;StereoRes;2*ATAN((StereoRes-[.A379])/(2*StereoF))*180/3.14;0)" office:value-type="float" office:value="20.1717258790535">
            <text:p>20.17172588</text:p>
          </table:table-cell>
          <table:table-cell table:style-name="ce11" table:formula="of:=((StereoRes-2*[.A379])*[.B379]/(2*StereoF))-((-StereoRes*[.B379])/(2*StereoF))" office:value-type="float" office:value="0.0988034188034188">
            <text:p>0.09880342</text:p>
          </table:table-cell>
          <table:table-cell table:number-columns-repeated="252"/>
          <table:table-cell table:style-name="ce2" table:number-columns-repeated="767"/>
        </table:table-row>
        <table:table-row table:style-name="ro2">
          <table:table-cell table:style-name="ce6" office:value-type="float" office:value="352">
            <text:p>352</text:p>
          </table:table-cell>
          <table:table-cell table:style-name="ce11" table:formula="of:=IF([.A380]&lt;StereoRes;(B/100)*StereoF/[.A380];0)" office:value-type="float" office:value="0.277090909090909">
            <text:p>0.27709091</text:p>
          </table:table-cell>
          <table:table-cell table:style-name="ce13" table:formula="of:=IF([.A380]&lt;StereoRes;StereoF*(B/100)*CorrAccuracy/([.A380]*[.A380]);0)" office:value-type="float" office:value="0.000157438016528926">
            <text:p>0.0002</text:p>
          </table:table-cell>
          <table:table-cell table:style-name="ce11" table:formula="of:=IF([.A380]&lt;StereoRes;2*ATAN((StereoRes-[.A380])/(2*StereoF))*180/3.14;0)" office:value-type="float" office:value="20.1033518248439">
            <text:p>20.10335182</text:p>
          </table:table-cell>
          <table:table-cell table:style-name="ce11" table:formula="of:=((StereoRes-2*[.A380])*[.B380]/(2*StereoF))-((-StereoRes*[.B380])/(2*StereoF))" office:value-type="float" office:value="0.0981818181818182">
            <text:p>0.09818182</text:p>
          </table:table-cell>
          <table:table-cell table:number-columns-repeated="252"/>
          <table:table-cell table:style-name="ce2" table:number-columns-repeated="767"/>
        </table:table-row>
        <table:table-row table:style-name="ro2">
          <table:table-cell table:style-name="ce6" office:value-type="float" office:value="353">
            <text:p>353</text:p>
          </table:table-cell>
          <table:table-cell table:style-name="ce11" table:formula="of:=IF([.A381]&lt;StereoRes;(B/100)*StereoF/[.A381];0)" office:value-type="float" office:value="0.276305949008499">
            <text:p>0.27630595</text:p>
          </table:table-cell>
          <table:table-cell table:style-name="ce13" table:formula="of:=IF([.A381]&lt;StereoRes;StereoF*(B/100)*CorrAccuracy/([.A381]*[.A381]);0)" office:value-type="float" office:value="0.000156547279891501">
            <text:p>0.0002</text:p>
          </table:table-cell>
          <table:table-cell table:style-name="ce11" table:formula="of:=IF([.A381]&lt;StereoRes;2*ATAN((StereoRes-[.A381])/(2*StereoF))*180/3.14;0)" office:value-type="float" office:value="20.0349633192206">
            <text:p>20.03496332</text:p>
          </table:table-cell>
          <table:table-cell table:style-name="ce11" table:formula="of:=((StereoRes-2*[.A381])*[.B381]/(2*StereoF))-((-StereoRes*[.B381])/(2*StereoF))" office:value-type="float" office:value="0.0975637393767705">
            <text:p>0.09756374</text:p>
          </table:table-cell>
          <table:table-cell table:number-columns-repeated="252"/>
          <table:table-cell table:style-name="ce2" table:number-columns-repeated="767"/>
        </table:table-row>
        <table:table-row table:style-name="ro2">
          <table:table-cell table:style-name="ce6" office:value-type="float" office:value="354">
            <text:p>354</text:p>
          </table:table-cell>
          <table:table-cell table:style-name="ce11" table:formula="of:=IF([.A382]&lt;StereoRes;(B/100)*StereoF/[.A382];0)" office:value-type="float" office:value="0.275525423728813">
            <text:p>0.27552542</text:p>
          </table:table-cell>
          <table:table-cell table:style-name="ce13" table:formula="of:=IF([.A382]&lt;StereoRes;StereoF*(B/100)*CorrAccuracy/([.A382]*[.A382]);0)" office:value-type="float" office:value="0.00015566408120272">
            <text:p>0.0002</text:p>
          </table:table-cell>
          <table:table-cell table:style-name="ce11" table:formula="of:=IF([.A382]&lt;StereoRes;2*ATAN((StereoRes-[.A382])/(2*StereoF))*180/3.14;0)" office:value-type="float" office:value="19.9665604062837">
            <text:p>19.96656041</text:p>
          </table:table-cell>
          <table:table-cell table:style-name="ce11" table:formula="of:=((StereoRes-2*[.A382])*[.B382]/(2*StereoF))-((-StereoRes*[.B382])/(2*StereoF))" office:value-type="float" office:value="0.0969491525423729">
            <text:p>0.09694915</text:p>
          </table:table-cell>
          <table:table-cell table:number-columns-repeated="252"/>
          <table:table-cell table:style-name="ce2" table:number-columns-repeated="767"/>
        </table:table-row>
        <table:table-row table:style-name="ro2">
          <table:table-cell table:style-name="ce6" office:value-type="float" office:value="355">
            <text:p>355</text:p>
          </table:table-cell>
          <table:table-cell table:style-name="ce11" table:formula="of:=IF([.A383]&lt;StereoRes;(B/100)*StereoF/[.A383];0)" office:value-type="float" office:value="0.274749295774648">
            <text:p>0.27474930</text:p>
          </table:table-cell>
          <table:table-cell table:style-name="ce13" table:formula="of:=IF([.A383]&lt;StereoRes;StereoF*(B/100)*CorrAccuracy/([.A383]*[.A383]);0)" office:value-type="float" office:value="0.000154788335647689">
            <text:p>0.0002</text:p>
          </table:table-cell>
          <table:table-cell table:style-name="ce11" table:formula="of:=IF([.A383]&lt;StereoRes;2*ATAN((StereoRes-[.A383])/(2*StereoF))*180/3.14;0)" office:value-type="float" office:value="19.898143130193">
            <text:p>19.89814313</text:p>
          </table:table-cell>
          <table:table-cell table:style-name="ce11" table:formula="of:=((StereoRes-2*[.A383])*[.B383]/(2*StereoF))-((-StereoRes*[.B383])/(2*StereoF))" office:value-type="float" office:value="0.0963380281690141">
            <text:p>0.09633803</text:p>
          </table:table-cell>
          <table:table-cell table:number-columns-repeated="252"/>
          <table:table-cell table:style-name="ce2" table:number-columns-repeated="767"/>
        </table:table-row>
        <table:table-row table:style-name="ro2">
          <table:table-cell table:style-name="ce6" office:value-type="float" office:value="356">
            <text:p>356</text:p>
          </table:table-cell>
          <table:table-cell table:style-name="ce11" table:formula="of:=IF([.A384]&lt;StereoRes;(B/100)*StereoF/[.A384];0)" office:value-type="float" office:value="0.273977528089888">
            <text:p>0.27397753</text:p>
          </table:table-cell>
          <table:table-cell table:style-name="ce13" table:formula="of:=IF([.A384]&lt;StereoRes;StereoF*(B/100)*CorrAccuracy/([.A384]*[.A384]);0)" office:value-type="float" office:value="0.00015391995960106">
            <text:p>0.0002</text:p>
          </table:table-cell>
          <table:table-cell table:style-name="ce11" table:formula="of:=IF([.A384]&lt;StereoRes;2*ATAN((StereoRes-[.A384])/(2*StereoF))*180/3.14;0)" office:value-type="float" office:value="19.8297115351678">
            <text:p>19.82971154</text:p>
          </table:table-cell>
          <table:table-cell table:style-name="ce11" table:formula="of:=((StereoRes-2*[.A384])*[.B384]/(2*StereoF))-((-StereoRes*[.B384])/(2*StereoF))" office:value-type="float" office:value="0.0957303370786517">
            <text:p>0.09573034</text:p>
          </table:table-cell>
          <table:table-cell table:number-columns-repeated="252"/>
          <table:table-cell table:style-name="ce2" table:number-columns-repeated="767"/>
        </table:table-row>
        <table:table-row table:style-name="ro2">
          <table:table-cell table:style-name="ce6" office:value-type="float" office:value="357">
            <text:p>357</text:p>
          </table:table-cell>
          <table:table-cell table:style-name="ce11" table:formula="of:=IF([.A385]&lt;StereoRes;(B/100)*StereoF/[.A385];0)" office:value-type="float" office:value="0.273210084033613">
            <text:p>0.27321008</text:p>
          </table:table-cell>
          <table:table-cell table:style-name="ce13" table:formula="of:=IF([.A385]&lt;StereoRes;StereoF*(B/100)*CorrAccuracy/([.A385]*[.A385]);0)" office:value-type="float" office:value="0.000153058870607066">
            <text:p>0.0002</text:p>
          </table:table-cell>
          <table:table-cell table:style-name="ce11" table:formula="of:=IF([.A385]&lt;StereoRes;2*ATAN((StereoRes-[.A385])/(2*StereoF))*180/3.14;0)" office:value-type="float" office:value="19.7612656654867">
            <text:p>19.76126567</text:p>
          </table:table-cell>
          <table:table-cell table:style-name="ce11" table:formula="of:=((StereoRes-2*[.A385])*[.B385]/(2*StereoF))-((-StereoRes*[.B385])/(2*StereoF))" office:value-type="float" office:value="0.0951260504201681">
            <text:p>0.09512605</text:p>
          </table:table-cell>
          <table:table-cell table:number-columns-repeated="252"/>
          <table:table-cell table:style-name="ce2" table:number-columns-repeated="767"/>
        </table:table-row>
        <table:table-row table:style-name="ro2">
          <table:table-cell table:style-name="ce6" office:value-type="float" office:value="358">
            <text:p>358</text:p>
          </table:table-cell>
          <table:table-cell table:style-name="ce11" table:formula="of:=IF([.A386]&lt;StereoRes;(B/100)*StereoF/[.A386];0)" office:value-type="float" office:value="0.272446927374302">
            <text:p>0.27244693</text:p>
          </table:table-cell>
          <table:table-cell table:style-name="ce13" table:formula="of:=IF([.A386]&lt;StereoRes;StereoF*(B/100)*CorrAccuracy/([.A386]*[.A386]);0)" office:value-type="float" office:value="0.000152204987359945">
            <text:p>0.0002</text:p>
          </table:table-cell>
          <table:table-cell table:style-name="ce11" table:formula="of:=IF([.A386]&lt;StereoRes;2*ATAN((StereoRes-[.A386])/(2*StereoF))*180/3.14;0)" office:value-type="float" office:value="19.6928055654874">
            <text:p>19.69280557</text:p>
          </table:table-cell>
          <table:table-cell table:style-name="ce11" table:formula="of:=((StereoRes-2*[.A386])*[.B386]/(2*StereoF))-((-StereoRes*[.B386])/(2*StereoF))" office:value-type="float" office:value="0.0945251396648045">
            <text:p>0.09452514</text:p>
          </table:table-cell>
          <table:table-cell table:number-columns-repeated="252"/>
          <table:table-cell table:style-name="ce2" table:number-columns-repeated="767"/>
        </table:table-row>
        <table:table-row table:style-name="ro2">
          <table:table-cell table:style-name="ce6" office:value-type="float" office:value="359">
            <text:p>359</text:p>
          </table:table-cell>
          <table:table-cell table:style-name="ce11" table:formula="of:=IF([.A387]&lt;StereoRes;(B/100)*StereoF/[.A387];0)" office:value-type="float" office:value="0.271688022284123">
            <text:p>0.27168802</text:p>
          </table:table-cell>
          <table:table-cell table:style-name="ce13" table:formula="of:=IF([.A387]&lt;StereoRes;StereoF*(B/100)*CorrAccuracy/([.A387]*[.A387]);0)" office:value-type="float" office:value="0.000151358229684748">
            <text:p>0.0002</text:p>
          </table:table-cell>
          <table:table-cell table:style-name="ce11" table:formula="of:=IF([.A387]&lt;StereoRes;2*ATAN((StereoRes-[.A387])/(2*StereoF))*180/3.14;0)" office:value-type="float" office:value="19.6243312795666">
            <text:p>19.62433128</text:p>
          </table:table-cell>
          <table:table-cell table:style-name="ce11" table:formula="of:=((StereoRes-2*[.A387])*[.B387]/(2*StereoF))-((-StereoRes*[.B387])/(2*StereoF))" office:value-type="float" office:value="0.0939275766016713">
            <text:p>0.09392758</text:p>
          </table:table-cell>
          <table:table-cell table:number-columns-repeated="252"/>
          <table:table-cell table:style-name="ce2" table:number-columns-repeated="767"/>
        </table:table-row>
        <table:table-row table:style-name="ro2">
          <table:table-cell table:style-name="ce6" office:value-type="float" office:value="360">
            <text:p>360</text:p>
          </table:table-cell>
          <table:table-cell table:style-name="ce11" table:formula="of:=IF([.A388]&lt;StereoRes;(B/100)*StereoF/[.A388];0)" office:value-type="float" office:value="0.270933333333333">
            <text:p>0.27093333</text:p>
          </table:table-cell>
          <table:table-cell table:style-name="ce13" table:formula="of:=IF([.A388]&lt;StereoRes;StereoF*(B/100)*CorrAccuracy/([.A388]*[.A388]);0)" office:value-type="float" office:value="0.000150518518518519">
            <text:p>0.0002</text:p>
          </table:table-cell>
          <table:table-cell table:style-name="ce11" table:formula="of:=IF([.A388]&lt;StereoRes;2*ATAN((StereoRes-[.A388])/(2*StereoF))*180/3.14;0)" office:value-type="float" office:value="19.5558428521801">
            <text:p>19.55584285</text:p>
          </table:table-cell>
          <table:table-cell table:style-name="ce11" table:formula="of:=((StereoRes-2*[.A388])*[.B388]/(2*StereoF))-((-StereoRes*[.B388])/(2*StereoF))" office:value-type="float" office:value="0.0933333333333333">
            <text:p>0.09333333</text:p>
          </table:table-cell>
          <table:table-cell table:number-columns-repeated="252"/>
          <table:table-cell table:style-name="ce2" table:number-columns-repeated="767"/>
        </table:table-row>
        <table:table-row table:style-name="ro2">
          <table:table-cell table:style-name="ce6" office:value-type="float" office:value="361">
            <text:p>361</text:p>
          </table:table-cell>
          <table:table-cell table:style-name="ce11" table:formula="of:=IF([.A389]&lt;StereoRes;(B/100)*StereoF/[.A389];0)" office:value-type="float" office:value="0.270182825484764">
            <text:p>0.27018283</text:p>
          </table:table-cell>
          <table:table-cell table:style-name="ce13" table:formula="of:=IF([.A389]&lt;StereoRes;StereoF*(B/100)*CorrAccuracy/([.A389]*[.A389]);0)" office:value-type="float" office:value="0.000149685775891836">
            <text:p>0.0001</text:p>
          </table:table-cell>
          <table:table-cell table:style-name="ce11" table:formula="of:=IF([.A389]&lt;StereoRes;2*ATAN((StereoRes-[.A389])/(2*StereoF))*180/3.14;0)" office:value-type="float" office:value="19.4873403278421">
            <text:p>19.48734033</text:p>
          </table:table-cell>
          <table:table-cell table:style-name="ce11" table:formula="of:=((StereoRes-2*[.A389])*[.B389]/(2*StereoF))-((-StereoRes*[.B389])/(2*StereoF))" office:value-type="float" office:value="0.0927423822714681">
            <text:p>0.09274238</text:p>
          </table:table-cell>
          <table:table-cell table:number-columns-repeated="252"/>
          <table:table-cell table:style-name="ce2" table:number-columns-repeated="767"/>
        </table:table-row>
        <table:table-row table:style-name="ro2">
          <table:table-cell table:style-name="ce6" office:value-type="float" office:value="362">
            <text:p>362</text:p>
          </table:table-cell>
          <table:table-cell table:style-name="ce11" table:formula="of:=IF([.A390]&lt;StereoRes;(B/100)*StereoF/[.A390];0)" office:value-type="float" office:value="0.269436464088398">
            <text:p>0.26943646</text:p>
          </table:table-cell>
          <table:table-cell table:style-name="ce13" table:formula="of:=IF([.A390]&lt;StereoRes;StereoF*(B/100)*CorrAccuracy/([.A390]*[.A390]);0)" office:value-type="float" office:value="0.000148859924910717">
            <text:p>0.0001</text:p>
          </table:table-cell>
          <table:table-cell table:style-name="ce11" table:formula="of:=IF([.A390]&lt;StereoRes;2*ATAN((StereoRes-[.A390])/(2*StereoF))*180/3.14;0)" office:value-type="float" office:value="19.4188237511258">
            <text:p>19.41882375</text:p>
          </table:table-cell>
          <table:table-cell table:style-name="ce11" table:formula="of:=((StereoRes-2*[.A390])*[.B390]/(2*StereoF))-((-StereoRes*[.B390])/(2*StereoF))" office:value-type="float" office:value="0.0921546961325967">
            <text:p>0.09215470</text:p>
          </table:table-cell>
          <table:table-cell table:number-columns-repeated="252"/>
          <table:table-cell table:style-name="ce2" table:number-columns-repeated="767"/>
        </table:table-row>
        <table:table-row table:style-name="ro2">
          <table:table-cell table:style-name="ce6" office:value-type="float" office:value="363">
            <text:p>363</text:p>
          </table:table-cell>
          <table:table-cell table:style-name="ce11" table:formula="of:=IF([.A391]&lt;StereoRes;(B/100)*StereoF/[.A391];0)" office:value-type="float" office:value="0.268694214876033">
            <text:p>0.26869421</text:p>
          </table:table-cell>
          <table:table-cell table:style-name="ce13" table:formula="of:=IF([.A391]&lt;StereoRes;StereoF*(B/100)*CorrAccuracy/([.A391]*[.A391]);0)" office:value-type="float" office:value="0.000148040889738861">
            <text:p>0.0001</text:p>
          </table:table-cell>
          <table:table-cell table:style-name="ce11" table:formula="of:=IF([.A391]&lt;StereoRes;2*ATAN((StereoRes-[.A391])/(2*StereoF))*180/3.14;0)" office:value-type="float" office:value="19.3502931666625">
            <text:p>19.35029317</text:p>
          </table:table-cell>
          <table:table-cell table:style-name="ce11" table:formula="of:=((StereoRes-2*[.A391])*[.B391]/(2*StereoF))-((-StereoRes*[.B391])/(2*StereoF))" office:value-type="float" office:value="0.0915702479338843">
            <text:p>0.09157025</text:p>
          </table:table-cell>
          <table:table-cell table:number-columns-repeated="252"/>
          <table:table-cell table:style-name="ce2" table:number-columns-repeated="767"/>
        </table:table-row>
        <table:table-row table:style-name="ro2">
          <table:table-cell table:style-name="ce6" office:value-type="float" office:value="364">
            <text:p>364</text:p>
          </table:table-cell>
          <table:table-cell table:style-name="ce11" table:formula="of:=IF([.A392]&lt;StereoRes;(B/100)*StereoF/[.A392];0)" office:value-type="float" office:value="0.267956043956044">
            <text:p>0.26795604</text:p>
          </table:table-cell>
          <table:table-cell table:style-name="ce13" table:formula="of:=IF([.A392]&lt;StereoRes;StereoF*(B/100)*CorrAccuracy/([.A392]*[.A392]);0)" office:value-type="float" office:value="0.000147228595580244">
            <text:p>0.0001</text:p>
          </table:table-cell>
          <table:table-cell table:style-name="ce11" table:formula="of:=IF([.A392]&lt;StereoRes;2*ATAN((StereoRes-[.A392])/(2*StereoF))*180/3.14;0)" office:value-type="float" office:value="19.281748619142">
            <text:p>19.28174862</text:p>
          </table:table-cell>
          <table:table-cell table:style-name="ce11" table:formula="of:=((StereoRes-2*[.A392])*[.B392]/(2*StereoF))-((-StereoRes*[.B392])/(2*StereoF))" office:value-type="float" office:value="0.090989010989011">
            <text:p>0.09098901</text:p>
          </table:table-cell>
          <table:table-cell table:number-columns-repeated="252"/>
          <table:table-cell table:style-name="ce2" table:number-columns-repeated="767"/>
        </table:table-row>
        <table:table-row table:style-name="ro2">
          <table:table-cell table:style-name="ce6" office:value-type="float" office:value="365">
            <text:p>365</text:p>
          </table:table-cell>
          <table:table-cell table:style-name="ce11" table:formula="of:=IF([.A393]&lt;StereoRes;(B/100)*StereoF/[.A393];0)" office:value-type="float" office:value="0.267221917808219">
            <text:p>0.26722192</text:p>
          </table:table-cell>
          <table:table-cell table:style-name="ce13" table:formula="of:=IF([.A393]&lt;StereoRes;StereoF*(B/100)*CorrAccuracy/([.A393]*[.A393]);0)" office:value-type="float" office:value="0.000146422968662038">
            <text:p>0.0001</text:p>
          </table:table-cell>
          <table:table-cell table:style-name="ce11" table:formula="of:=IF([.A393]&lt;StereoRes;2*ATAN((StereoRes-[.A393])/(2*StereoF))*180/3.14;0)" office:value-type="float" office:value="19.213190153312">
            <text:p>19.21319015</text:p>
          </table:table-cell>
          <table:table-cell table:style-name="ce11" table:formula="of:=((StereoRes-2*[.A393])*[.B393]/(2*StereoF))-((-StereoRes*[.B393])/(2*StereoF))" office:value-type="float" office:value="0.0904109589041096">
            <text:p>0.09041096</text:p>
          </table:table-cell>
          <table:table-cell table:number-columns-repeated="252"/>
          <table:table-cell table:style-name="ce2" table:number-columns-repeated="767"/>
        </table:table-row>
        <table:table-row table:style-name="ro2">
          <table:table-cell table:style-name="ce6" office:value-type="float" office:value="366">
            <text:p>366</text:p>
          </table:table-cell>
          <table:table-cell table:style-name="ce11" table:formula="of:=IF([.A394]&lt;StereoRes;(B/100)*StereoF/[.A394];0)" office:value-type="float" office:value="0.266491803278688">
            <text:p>0.26649180</text:p>
          </table:table-cell>
          <table:table-cell table:style-name="ce13" table:formula="of:=IF([.A394]&lt;StereoRes;StereoF*(B/100)*CorrAccuracy/([.A394]*[.A394]);0)" office:value-type="float" office:value="0.000145623936217863">
            <text:p>0.0001</text:p>
          </table:table-cell>
          <table:table-cell table:style-name="ce11" table:formula="of:=IF([.A394]&lt;StereoRes;2*ATAN((StereoRes-[.A394])/(2*StereoF))*180/3.14;0)" office:value-type="float" office:value="19.1446178139784">
            <text:p>19.14461781</text:p>
          </table:table-cell>
          <table:table-cell table:style-name="ce11" table:formula="of:=((StereoRes-2*[.A394])*[.B394]/(2*StereoF))-((-StereoRes*[.B394])/(2*StereoF))" office:value-type="float" office:value="0.0898360655737705">
            <text:p>0.08983607</text:p>
          </table:table-cell>
          <table:table-cell table:number-columns-repeated="252"/>
          <table:table-cell table:style-name="ce2" table:number-columns-repeated="767"/>
        </table:table-row>
        <table:table-row table:style-name="ro2">
          <table:table-cell table:style-name="ce6" office:value-type="float" office:value="367">
            <text:p>367</text:p>
          </table:table-cell>
          <table:table-cell table:style-name="ce11" table:formula="of:=IF([.A395]&lt;StereoRes;(B/100)*StereoF/[.A395];0)" office:value-type="float" office:value="0.265765667574932">
            <text:p>0.26576567</text:p>
          </table:table-cell>
          <table:table-cell table:style-name="ce13" table:formula="of:=IF([.A395]&lt;StereoRes;StereoF*(B/100)*CorrAccuracy/([.A395]*[.A395]);0)" office:value-type="float" office:value="0.000144831426471353">
            <text:p>0.0001</text:p>
          </table:table-cell>
          <table:table-cell table:style-name="ce11" table:formula="of:=IF([.A395]&lt;StereoRes;2*ATAN((StereoRes-[.A395])/(2*StereoF))*180/3.14;0)" office:value-type="float" office:value="19.0760316460049">
            <text:p>19.07603165</text:p>
          </table:table-cell>
          <table:table-cell table:style-name="ce11" table:formula="of:=((StereoRes-2*[.A395])*[.B395]/(2*StereoF))-((-StereoRes*[.B395])/(2*StereoF))" office:value-type="float" office:value="0.0892643051771117">
            <text:p>0.08926431</text:p>
          </table:table-cell>
          <table:table-cell table:number-columns-repeated="252"/>
          <table:table-cell table:style-name="ce2" table:number-columns-repeated="767"/>
        </table:table-row>
        <table:table-row table:style-name="ro2">
          <table:table-cell table:style-name="ce6" office:value-type="float" office:value="368">
            <text:p>368</text:p>
          </table:table-cell>
          <table:table-cell table:style-name="ce11" table:formula="of:=IF([.A396]&lt;StereoRes;(B/100)*StereoF/[.A396];0)" office:value-type="float" office:value="0.26504347826087">
            <text:p>0.26504348</text:p>
          </table:table-cell>
          <table:table-cell table:style-name="ce13" table:formula="of:=IF([.A396]&lt;StereoRes;StereoF*(B/100)*CorrAccuracy/([.A396]*[.A396]);0)" office:value-type="float" office:value="0.000144045368620038">
            <text:p>0.0001</text:p>
          </table:table-cell>
          <table:table-cell table:style-name="ce11" table:formula="of:=IF([.A396]&lt;StereoRes;2*ATAN((StereoRes-[.A396])/(2*StereoF))*180/3.14;0)" office:value-type="float" office:value="19.0074316943129">
            <text:p>19.00743169</text:p>
          </table:table-cell>
          <table:table-cell table:style-name="ce11" table:formula="of:=((StereoRes-2*[.A396])*[.B396]/(2*StereoF))-((-StereoRes*[.B396])/(2*StereoF))" office:value-type="float" office:value="0.088695652173913">
            <text:p>0.08869565</text:p>
          </table:table-cell>
          <table:table-cell table:number-columns-repeated="252"/>
          <table:table-cell table:style-name="ce2" table:number-columns-repeated="767"/>
        </table:table-row>
        <table:table-row table:style-name="ro2">
          <table:table-cell table:style-name="ce6" office:value-type="float" office:value="369">
            <text:p>369</text:p>
          </table:table-cell>
          <table:table-cell table:style-name="ce11" table:formula="of:=IF([.A397]&lt;StereoRes;(B/100)*StereoF/[.A397];0)" office:value-type="float" office:value="0.264325203252032">
            <text:p>0.26432520</text:p>
          </table:table-cell>
          <table:table-cell table:style-name="ce13" table:formula="of:=IF([.A397]&lt;StereoRes;StereoF*(B/100)*CorrAccuracy/([.A397]*[.A397]);0)" office:value-type="float" office:value="0.00014326569281953">
            <text:p>0.0001</text:p>
          </table:table-cell>
          <table:table-cell table:style-name="ce11" table:formula="of:=IF([.A397]&lt;StereoRes;2*ATAN((StereoRes-[.A397])/(2*StereoF))*180/3.14;0)" office:value-type="float" office:value="18.9388180038813">
            <text:p>18.93881800</text:p>
          </table:table-cell>
          <table:table-cell table:style-name="ce11" table:formula="of:=((StereoRes-2*[.A397])*[.B397]/(2*StereoF))-((-StereoRes*[.B397])/(2*StereoF))" office:value-type="float" office:value="0.088130081300813">
            <text:p>0.08813008</text:p>
          </table:table-cell>
          <table:table-cell table:number-columns-repeated="252"/>
          <table:table-cell table:style-name="ce2" table:number-columns-repeated="767"/>
        </table:table-row>
        <table:table-row table:style-name="ro2">
          <table:table-cell table:style-name="ce6" office:value-type="float" office:value="370">
            <text:p>370</text:p>
          </table:table-cell>
          <table:table-cell table:style-name="ce11" table:formula="of:=IF([.A398]&lt;StereoRes;(B/100)*StereoF/[.A398];0)" office:value-type="float" office:value="0.263610810810811">
            <text:p>0.26361081</text:p>
          </table:table-cell>
          <table:table-cell table:style-name="ce13" table:formula="of:=IF([.A398]&lt;StereoRes;StereoF*(B/100)*CorrAccuracy/([.A398]*[.A398]);0)" office:value-type="float" office:value="0.000142492330168006">
            <text:p>0.0001</text:p>
          </table:table-cell>
          <table:table-cell table:style-name="ce11" table:formula="of:=IF([.A398]&lt;StereoRes;2*ATAN((StereoRes-[.A398])/(2*StereoF))*180/3.14;0)" office:value-type="float" office:value="18.8701906197463">
            <text:p>18.87019062</text:p>
          </table:table-cell>
          <table:table-cell table:style-name="ce11" table:formula="of:=((StereoRes-2*[.A398])*[.B398]/(2*StereoF))-((-StereoRes*[.B398])/(2*StereoF))" office:value-type="float" office:value="0.0875675675675676">
            <text:p>0.08756757</text:p>
          </table:table-cell>
          <table:table-cell table:number-columns-repeated="252"/>
          <table:table-cell table:style-name="ce2" table:number-columns-repeated="767"/>
        </table:table-row>
        <table:table-row table:style-name="ro2">
          <table:table-cell table:style-name="ce6" office:value-type="float" office:value="371">
            <text:p>371</text:p>
          </table:table-cell>
          <table:table-cell table:style-name="ce11" table:formula="of:=IF([.A399]&lt;StereoRes;(B/100)*StereoF/[.A399];0)" office:value-type="float" office:value="0.262900269541779">
            <text:p>0.26290027</text:p>
          </table:table-cell>
          <table:table-cell table:style-name="ce13" table:formula="of:=IF([.A399]&lt;StereoRes;StereoF*(B/100)*CorrAccuracy/([.A399]*[.A399]);0)" office:value-type="float" office:value="0.000141725212690986">
            <text:p>0.0001</text:p>
          </table:table-cell>
          <table:table-cell table:style-name="ce11" table:formula="of:=IF([.A399]&lt;StereoRes;2*ATAN((StereoRes-[.A399])/(2*StereoF))*180/3.14;0)" office:value-type="float" office:value="18.8015495870015">
            <text:p>18.80154959</text:p>
          </table:table-cell>
          <table:table-cell table:style-name="ce11" table:formula="of:=((StereoRes-2*[.A399])*[.B399]/(2*StereoF))-((-StereoRes*[.B399])/(2*StereoF))" office:value-type="float" office:value="0.0870080862533693">
            <text:p>0.08700809</text:p>
          </table:table-cell>
          <table:table-cell table:number-columns-repeated="252"/>
          <table:table-cell table:style-name="ce2" table:number-columns-repeated="767"/>
        </table:table-row>
        <table:table-row table:style-name="ro2">
          <table:table-cell table:style-name="ce6" office:value-type="float" office:value="372">
            <text:p>372</text:p>
          </table:table-cell>
          <table:table-cell table:style-name="ce11" table:formula="of:=IF([.A400]&lt;StereoRes;(B/100)*StereoF/[.A400];0)" office:value-type="float" office:value="0.262193548387097">
            <text:p>0.26219355</text:p>
          </table:table-cell>
          <table:table-cell table:style-name="ce13" table:formula="of:=IF([.A400]&lt;StereoRes;StereoF*(B/100)*CorrAccuracy/([.A400]*[.A400]);0)" office:value-type="float" office:value="0.000140964273326396">
            <text:p>0.0001</text:p>
          </table:table-cell>
          <table:table-cell table:style-name="ce11" table:formula="of:=IF([.A400]&lt;StereoRes;2*ATAN((StereoRes-[.A400])/(2*StereoF))*180/3.14;0)" office:value-type="float" office:value="18.7328949507974">
            <text:p>18.73289495</text:p>
          </table:table-cell>
          <table:table-cell table:style-name="ce11" table:formula="of:=((StereoRes-2*[.A400])*[.B400]/(2*StereoF))-((-StereoRes*[.B400])/(2*StereoF))" office:value-type="float" office:value="0.0864516129032258">
            <text:p>0.08645161</text:p>
          </table:table-cell>
          <table:table-cell table:number-columns-repeated="252"/>
          <table:table-cell table:style-name="ce2" table:number-columns-repeated="767"/>
        </table:table-row>
        <table:table-row table:style-name="ro2">
          <table:table-cell table:style-name="ce6" office:value-type="float" office:value="373">
            <text:p>373</text:p>
          </table:table-cell>
          <table:table-cell table:style-name="ce11" table:formula="of:=IF([.A401]&lt;StereoRes;(B/100)*StereoF/[.A401];0)" office:value-type="float" office:value="0.261490616621984">
            <text:p>0.26149062</text:p>
          </table:table-cell>
          <table:table-cell table:style-name="ce13" table:formula="of:=IF([.A401]&lt;StereoRes;StereoF*(B/100)*CorrAccuracy/([.A401]*[.A401]);0)" office:value-type="float" office:value="0.000140209445909911">
            <text:p>0.0001</text:p>
          </table:table-cell>
          <table:table-cell table:style-name="ce11" table:formula="of:=IF([.A401]&lt;StereoRes;2*ATAN((StereoRes-[.A401])/(2*StereoF))*180/3.14;0)" office:value-type="float" office:value="18.6642267563416">
            <text:p>18.66422676</text:p>
          </table:table-cell>
          <table:table-cell table:style-name="ce11" table:formula="of:=((StereoRes-2*[.A401])*[.B401]/(2*StereoF))-((-StereoRes*[.B401])/(2*StereoF))" office:value-type="float" office:value="0.0858981233243968">
            <text:p>0.08589812</text:p>
          </table:table-cell>
          <table:table-cell table:number-columns-repeated="252"/>
          <table:table-cell table:style-name="ce2" table:number-columns-repeated="767"/>
        </table:table-row>
        <table:table-row table:style-name="ro2">
          <table:table-cell table:style-name="ce6" office:value-type="float" office:value="374">
            <text:p>374</text:p>
          </table:table-cell>
          <table:table-cell table:style-name="ce11" table:formula="of:=IF([.A402]&lt;StereoRes;(B/100)*StereoF/[.A402];0)" office:value-type="float" office:value="0.260791443850267">
            <text:p>0.26079144</text:p>
          </table:table-cell>
          <table:table-cell table:style-name="ce13" table:formula="of:=IF([.A402]&lt;StereoRes;StereoF*(B/100)*CorrAccuracy/([.A402]*[.A402]);0)" office:value-type="float" office:value="0.000139460665160571">
            <text:p>0.0001</text:p>
          </table:table-cell>
          <table:table-cell table:style-name="ce11" table:formula="of:=IF([.A402]&lt;StereoRes;2*ATAN((StereoRes-[.A402])/(2*StereoF))*180/3.14;0)" office:value-type="float" office:value="18.5955450488984">
            <text:p>18.59554505</text:p>
          </table:table-cell>
          <table:table-cell table:style-name="ce11" table:formula="of:=((StereoRes-2*[.A402])*[.B402]/(2*StereoF))-((-StereoRes*[.B402])/(2*StereoF))" office:value-type="float" office:value="0.0853475935828877">
            <text:p>0.08534759</text:p>
          </table:table-cell>
          <table:table-cell table:number-columns-repeated="252"/>
          <table:table-cell table:style-name="ce2" table:number-columns-repeated="767"/>
        </table:table-row>
        <table:table-row table:style-name="ro2">
          <table:table-cell table:style-name="ce6" office:value-type="float" office:value="375">
            <text:p>375</text:p>
          </table:table-cell>
          <table:table-cell table:style-name="ce11" table:formula="of:=IF([.A403]&lt;StereoRes;(B/100)*StereoF/[.A403];0)" office:value-type="float" office:value="0.260096">
            <text:p>0.26009600</text:p>
          </table:table-cell>
          <table:table-cell table:style-name="ce13" table:formula="of:=IF([.A403]&lt;StereoRes;StereoF*(B/100)*CorrAccuracy/([.A403]*[.A403]);0)" office:value-type="float" office:value="0.000138717866666667">
            <text:p>0.0001</text:p>
          </table:table-cell>
          <table:table-cell table:style-name="ce11" table:formula="of:=IF([.A403]&lt;StereoRes;2*ATAN((StereoRes-[.A403])/(2*StereoF))*180/3.14;0)" office:value-type="float" office:value="18.5268498737886">
            <text:p>18.52684987</text:p>
          </table:table-cell>
          <table:table-cell table:style-name="ce11" table:formula="of:=((StereoRes-2*[.A403])*[.B403]/(2*StereoF))-((-StereoRes*[.B403])/(2*StereoF))" office:value-type="float" office:value="0.0848">
            <text:p>0.08480000</text:p>
          </table:table-cell>
          <table:table-cell table:number-columns-repeated="252"/>
          <table:table-cell table:style-name="ce2" table:number-columns-repeated="767"/>
        </table:table-row>
        <table:table-row table:style-name="ro2">
          <table:table-cell table:style-name="ce6" office:value-type="float" office:value="376">
            <text:p>376</text:p>
          </table:table-cell>
          <table:table-cell table:style-name="ce11" table:formula="of:=IF([.A404]&lt;StereoRes;(B/100)*StereoF/[.A404];0)" office:value-type="float" office:value="0.259404255319149">
            <text:p>0.25940426</text:p>
          </table:table-cell>
          <table:table-cell table:style-name="ce13" table:formula="of:=IF([.A404]&lt;StereoRes;StereoF*(B/100)*CorrAccuracy/([.A404]*[.A404]);0)" office:value-type="float" office:value="0.000137980986871888">
            <text:p>0.0001</text:p>
          </table:table-cell>
          <table:table-cell table:style-name="ce11" table:formula="of:=IF([.A404]&lt;StereoRes;2*ATAN((StereoRes-[.A404])/(2*StereoF))*180/3.14;0)" office:value-type="float" office:value="18.4581412763895">
            <text:p>18.45814128</text:p>
          </table:table-cell>
          <table:table-cell table:style-name="ce11" table:formula="of:=((StereoRes-2*[.A404])*[.B404]/(2*StereoF))-((-StereoRes*[.B404])/(2*StereoF))" office:value-type="float" office:value="0.0842553191489362">
            <text:p>0.08425532</text:p>
          </table:table-cell>
          <table:table-cell table:number-columns-repeated="252"/>
          <table:table-cell table:style-name="ce2" table:number-columns-repeated="767"/>
        </table:table-row>
        <table:table-row table:style-name="ro2">
          <table:table-cell table:style-name="ce6" office:value-type="float" office:value="377">
            <text:p>377</text:p>
          </table:table-cell>
          <table:table-cell table:style-name="ce11" table:formula="of:=IF([.A405]&lt;StereoRes;(B/100)*StereoF/[.A405];0)" office:value-type="float" office:value="0.258716180371353">
            <text:p>0.25871618</text:p>
          </table:table-cell>
          <table:table-cell table:style-name="ce13" table:formula="of:=IF([.A405]&lt;StereoRes;StereoF*(B/100)*CorrAccuracy/([.A405]*[.A405]);0)" office:value-type="float" office:value="0.000137249963061726">
            <text:p>0.0001</text:p>
          </table:table-cell>
          <table:table-cell table:style-name="ce11" table:formula="of:=IF([.A405]&lt;StereoRes;2*ATAN((StereoRes-[.A405])/(2*StereoF))*180/3.14;0)" office:value-type="float" office:value="18.389419302135">
            <text:p>18.38941930</text:p>
          </table:table-cell>
          <table:table-cell table:style-name="ce11" table:formula="of:=((StereoRes-2*[.A405])*[.B405]/(2*StereoF))-((-StereoRes*[.B405])/(2*StereoF))" office:value-type="float" office:value="0.0837135278514589">
            <text:p>0.08371353</text:p>
          </table:table-cell>
          <table:table-cell table:number-columns-repeated="252"/>
          <table:table-cell table:style-name="ce2" table:number-columns-repeated="767"/>
        </table:table-row>
        <table:table-row table:style-name="ro2">
          <table:table-cell table:style-name="ce6" office:value-type="float" office:value="378">
            <text:p>378</text:p>
          </table:table-cell>
          <table:table-cell table:style-name="ce11" table:formula="of:=IF([.A406]&lt;StereoRes;(B/100)*StereoF/[.A406];0)" office:value-type="float" office:value="0.258031746031746">
            <text:p>0.25803175</text:p>
          </table:table-cell>
          <table:table-cell table:style-name="ce13" table:formula="of:=IF([.A406]&lt;StereoRes;StereoF*(B/100)*CorrAccuracy/([.A406]*[.A406]);0)" office:value-type="float" office:value="0.00013652473335013">
            <text:p>0.0001</text:p>
          </table:table-cell>
          <table:table-cell table:style-name="ce11" table:formula="of:=IF([.A406]&lt;StereoRes;2*ATAN((StereoRes-[.A406])/(2*StereoF))*180/3.14;0)" office:value-type="float" office:value="18.3206839965146">
            <text:p>18.32068400</text:p>
          </table:table-cell>
          <table:table-cell table:style-name="ce11" table:formula="of:=((StereoRes-2*[.A406])*[.B406]/(2*StereoF))-((-StereoRes*[.B406])/(2*StereoF))" office:value-type="float" office:value="0.0831746031746032">
            <text:p>0.08317460</text:p>
          </table:table-cell>
          <table:table-cell table:number-columns-repeated="252"/>
          <table:table-cell table:style-name="ce2" table:number-columns-repeated="767"/>
        </table:table-row>
        <table:table-row table:style-name="ro2">
          <table:table-cell table:style-name="ce6" office:value-type="float" office:value="379">
            <text:p>379</text:p>
          </table:table-cell>
          <table:table-cell table:style-name="ce11" table:formula="of:=IF([.A407]&lt;StereoRes;(B/100)*StereoF/[.A407];0)" office:value-type="float" office:value="0.25735092348285">
            <text:p>0.25735092</text:p>
          </table:table-cell>
          <table:table-cell table:style-name="ce13" table:formula="of:=IF([.A407]&lt;StereoRes;StereoF*(B/100)*CorrAccuracy/([.A407]*[.A407]);0)" office:value-type="float" office:value="0.000135805236666411">
            <text:p>0.0001</text:p>
          </table:table-cell>
          <table:table-cell table:style-name="ce11" table:formula="of:=IF([.A407]&lt;StereoRes;2*ATAN((StereoRes-[.A407])/(2*StereoF))*180/3.14;0)" office:value-type="float" office:value="18.2519354050743">
            <text:p>18.25193541</text:p>
          </table:table-cell>
          <table:table-cell table:style-name="ce11" table:formula="of:=((StereoRes-2*[.A407])*[.B407]/(2*StereoF))-((-StereoRes*[.B407])/(2*StereoF))" office:value-type="float" office:value="0.0826385224274406">
            <text:p>0.08263852</text:p>
          </table:table-cell>
          <table:table-cell table:number-columns-repeated="252"/>
          <table:table-cell table:style-name="ce2" table:number-columns-repeated="767"/>
        </table:table-row>
        <table:table-row table:style-name="ro2">
          <table:table-cell table:style-name="ce6" office:value-type="float" office:value="380">
            <text:p>380</text:p>
          </table:table-cell>
          <table:table-cell table:style-name="ce11" table:formula="of:=IF([.A408]&lt;StereoRes;(B/100)*StereoF/[.A408];0)" office:value-type="float" office:value="0.256673684210526">
            <text:p>0.25667368</text:p>
          </table:table-cell>
          <table:table-cell table:style-name="ce13" table:formula="of:=IF([.A408]&lt;StereoRes;StereoF*(B/100)*CorrAccuracy/([.A408]*[.A408]);0)" office:value-type="float" office:value="0.000135091412742382">
            <text:p>0.0001</text:p>
          </table:table-cell>
          <table:table-cell table:style-name="ce11" table:formula="of:=IF([.A408]&lt;StereoRes;2*ATAN((StereoRes-[.A408])/(2*StereoF))*180/3.14;0)" office:value-type="float" office:value="18.1831735734155">
            <text:p>18.18317357</text:p>
          </table:table-cell>
          <table:table-cell table:style-name="ce11" table:formula="of:=((StereoRes-2*[.A408])*[.B408]/(2*StereoF))-((-StereoRes*[.B408])/(2*StereoF))" office:value-type="float" office:value="0.0821052631578947">
            <text:p>0.08210526</text:p>
          </table:table-cell>
          <table:table-cell table:number-columns-repeated="252"/>
          <table:table-cell table:style-name="ce2" table:number-columns-repeated="767"/>
        </table:table-row>
        <table:table-row table:style-name="ro2">
          <table:table-cell table:style-name="ce6" office:value-type="float" office:value="381">
            <text:p>381</text:p>
          </table:table-cell>
          <table:table-cell table:style-name="ce11" table:formula="of:=IF([.A409]&lt;StereoRes;(B/100)*StereoF/[.A409];0)" office:value-type="float" office:value="0.256">
            <text:p>0.25600000</text:p>
          </table:table-cell>
          <table:table-cell table:style-name="ce13" table:formula="of:=IF([.A409]&lt;StereoRes;StereoF*(B/100)*CorrAccuracy/([.A409]*[.A409]);0)" office:value-type="float" office:value="0.000134383202099738">
            <text:p>0.0001</text:p>
          </table:table-cell>
          <table:table-cell table:style-name="ce11" table:formula="of:=IF([.A409]&lt;StereoRes;2*ATAN((StereoRes-[.A409])/(2*StereoF))*180/3.14;0)" office:value-type="float" office:value="18.1143985471956">
            <text:p>18.11439855</text:p>
          </table:table-cell>
          <table:table-cell table:style-name="ce11" table:formula="of:=((StereoRes-2*[.A409])*[.B409]/(2*StereoF))-((-StereoRes*[.B409])/(2*StereoF))" office:value-type="float" office:value="0.0815748031496063">
            <text:p>0.08157480</text:p>
          </table:table-cell>
          <table:table-cell table:number-columns-repeated="252"/>
          <table:table-cell table:style-name="ce2" table:number-columns-repeated="767"/>
        </table:table-row>
        <table:table-row table:style-name="ro2">
          <table:table-cell table:style-name="ce6" office:value-type="float" office:value="382">
            <text:p>382</text:p>
          </table:table-cell>
          <table:table-cell table:style-name="ce11" table:formula="of:=IF([.A410]&lt;StereoRes;(B/100)*StereoF/[.A410];0)" office:value-type="float" office:value="0.255329842931937">
            <text:p>0.25532984</text:p>
          </table:table-cell>
          <table:table-cell table:style-name="ce13" table:formula="of:=IF([.A410]&lt;StereoRes;StereoF*(B/100)*CorrAccuracy/([.A410]*[.A410]);0)" office:value-type="float" office:value="0.000133680546037663">
            <text:p>0.0001</text:p>
          </table:table-cell>
          <table:table-cell table:style-name="ce11" table:formula="of:=IF([.A410]&lt;StereoRes;2*ATAN((StereoRes-[.A410])/(2*StereoF))*180/3.14;0)" office:value-type="float" office:value="18.0456103721274">
            <text:p>18.04561037</text:p>
          </table:table-cell>
          <table:table-cell table:style-name="ce11" table:formula="of:=((StereoRes-2*[.A410])*[.B410]/(2*StereoF))-((-StereoRes*[.B410])/(2*StereoF))" office:value-type="float" office:value="0.0810471204188482">
            <text:p>0.08104712</text:p>
          </table:table-cell>
          <table:table-cell table:number-columns-repeated="252"/>
          <table:table-cell table:style-name="ce2" table:number-columns-repeated="767"/>
        </table:table-row>
        <table:table-row table:style-name="ro2">
          <table:table-cell table:style-name="ce6" office:value-type="float" office:value="383">
            <text:p>383</text:p>
          </table:table-cell>
          <table:table-cell table:style-name="ce11" table:formula="of:=IF([.A411]&lt;StereoRes;(B/100)*StereoF/[.A411];0)" office:value-type="float" office:value="0.25466318537859">
            <text:p>0.25466319</text:p>
          </table:table-cell>
          <table:table-cell table:style-name="ce13" table:formula="of:=IF([.A411]&lt;StereoRes;StereoF*(B/100)*CorrAccuracy/([.A411]*[.A411]);0)" office:value-type="float" office:value="0.000132983386620674">
            <text:p>0.0001</text:p>
          </table:table-cell>
          <table:table-cell table:style-name="ce11" table:formula="of:=IF([.A411]&lt;StereoRes;2*ATAN((StereoRes-[.A411])/(2*StereoF))*180/3.14;0)" office:value-type="float" office:value="17.9768090939789">
            <text:p>17.97680909</text:p>
          </table:table-cell>
          <table:table-cell table:style-name="ce11" table:formula="of:=((StereoRes-2*[.A411])*[.B411]/(2*StereoF))-((-StereoRes*[.B411])/(2*StereoF))" office:value-type="float" office:value="0.0805221932114882">
            <text:p>0.08052219</text:p>
          </table:table-cell>
          <table:table-cell table:number-columns-repeated="252"/>
          <table:table-cell table:style-name="ce2" table:number-columns-repeated="767"/>
        </table:table-row>
        <table:table-row table:style-name="ro2">
          <table:table-cell table:style-name="ce6" office:value-type="float" office:value="384">
            <text:p>384</text:p>
          </table:table-cell>
          <table:table-cell table:style-name="ce11" table:formula="of:=IF([.A412]&lt;StereoRes;(B/100)*StereoF/[.A412];0)" office:value-type="float" office:value="0.254">
            <text:p>0.25400000</text:p>
          </table:table-cell>
          <table:table-cell table:style-name="ce13" table:formula="of:=IF([.A412]&lt;StereoRes;StereoF*(B/100)*CorrAccuracy/([.A412]*[.A412]);0)" office:value-type="float" office:value="0.000132291666666667">
            <text:p>0.0001</text:p>
          </table:table-cell>
          <table:table-cell table:style-name="ce11" table:formula="of:=IF([.A412]&lt;StereoRes;2*ATAN((StereoRes-[.A412])/(2*StereoF))*180/3.14;0)" office:value-type="float" office:value="17.9079947585735">
            <text:p>17.90799476</text:p>
          </table:table-cell>
          <table:table-cell table:style-name="ce11" table:formula="of:=((StereoRes-2*[.A412])*[.B412]/(2*StereoF))-((-StereoRes*[.B412])/(2*StereoF))" office:value-type="float" office:value="0.08">
            <text:p>0.08000000</text:p>
          </table:table-cell>
          <table:table-cell table:number-columns-repeated="252"/>
          <table:table-cell table:style-name="ce2" table:number-columns-repeated="767"/>
        </table:table-row>
        <table:table-row table:style-name="ro2">
          <table:table-cell table:style-name="ce6" office:value-type="float" office:value="385">
            <text:p>385</text:p>
          </table:table-cell>
          <table:table-cell table:style-name="ce11" table:formula="of:=IF([.A413]&lt;StereoRes;(B/100)*StereoF/[.A413];0)" office:value-type="float" office:value="0.25334025974026">
            <text:p>0.25334026</text:p>
          </table:table-cell>
          <table:table-cell table:style-name="ce13" table:formula="of:=IF([.A413]&lt;StereoRes;StereoF*(B/100)*CorrAccuracy/([.A413]*[.A413]);0)" office:value-type="float" office:value="0.0001316053297352">
            <text:p>0.0001</text:p>
          </table:table-cell>
          <table:table-cell table:style-name="ce11" table:formula="of:=IF([.A413]&lt;StereoRes;2*ATAN((StereoRes-[.A413])/(2*StereoF))*180/3.14;0)" office:value-type="float" office:value="17.8391674117895">
            <text:p>17.83916741</text:p>
          </table:table-cell>
          <table:table-cell table:style-name="ce11" table:formula="of:=((StereoRes-2*[.A413])*[.B413]/(2*StereoF))-((-StereoRes*[.B413])/(2*StereoF))" office:value-type="float" office:value="0.0794805194805195">
            <text:p>0.07948052</text:p>
          </table:table-cell>
          <table:table-cell table:number-columns-repeated="252"/>
          <table:table-cell table:style-name="ce2" table:number-columns-repeated="767"/>
        </table:table-row>
        <table:table-row table:style-name="ro2">
          <table:table-cell table:style-name="ce6" office:value-type="float" office:value="386">
            <text:p>386</text:p>
          </table:table-cell>
          <table:table-cell table:style-name="ce11" table:formula="of:=IF([.A414]&lt;StereoRes;(B/100)*StereoF/[.A414];0)" office:value-type="float" office:value="0.252683937823834">
            <text:p>0.25268394</text:p>
          </table:table-cell>
          <table:table-cell table:style-name="ce13" table:formula="of:=IF([.A414]&lt;StereoRes;StereoF*(B/100)*CorrAccuracy/([.A414]*[.A414]);0)" office:value-type="float" office:value="0.000130924320115976">
            <text:p>0.0001</text:p>
          </table:table-cell>
          <table:table-cell table:style-name="ce11" table:formula="of:=IF([.A414]&lt;StereoRes;2*ATAN((StereoRes-[.A414])/(2*StereoF))*180/3.14;0)" office:value-type="float" office:value="17.7703270995601">
            <text:p>17.77032710</text:p>
          </table:table-cell>
          <table:table-cell table:style-name="ce11" table:formula="of:=((StereoRes-2*[.A414])*[.B414]/(2*StereoF))-((-StereoRes*[.B414])/(2*StereoF))" office:value-type="float" office:value="0.0789637305699482">
            <text:p>0.07896373</text:p>
          </table:table-cell>
          <table:table-cell table:number-columns-repeated="252"/>
          <table:table-cell table:style-name="ce2" table:number-columns-repeated="767"/>
        </table:table-row>
        <table:table-row table:style-name="ro2">
          <table:table-cell table:style-name="ce6" office:value-type="float" office:value="387">
            <text:p>387</text:p>
          </table:table-cell>
          <table:table-cell table:style-name="ce11" table:formula="of:=IF([.A415]&lt;StereoRes;(B/100)*StereoF/[.A415];0)" office:value-type="float" office:value="0.252031007751938">
            <text:p>0.25203101</text:p>
          </table:table-cell>
          <table:table-cell table:style-name="ce13" table:formula="of:=IF([.A415]&lt;StereoRes;StereoF*(B/100)*CorrAccuracy/([.A415]*[.A415]);0)" office:value-type="float" office:value="0.000130248582817539">
            <text:p>0.0001</text:p>
          </table:table-cell>
          <table:table-cell table:style-name="ce11" table:formula="of:=IF([.A415]&lt;StereoRes;2*ATAN((StereoRes-[.A415])/(2*StereoF))*180/3.14;0)" office:value-type="float" office:value="17.7014738678732">
            <text:p>17.70147387</text:p>
          </table:table-cell>
          <table:table-cell table:style-name="ce11" table:formula="of:=((StereoRes-2*[.A415])*[.B415]/(2*StereoF))-((-StereoRes*[.B415])/(2*StereoF))" office:value-type="float" office:value="0.0784496124031008">
            <text:p>0.07844961</text:p>
          </table:table-cell>
          <table:table-cell table:number-columns-repeated="252"/>
          <table:table-cell table:style-name="ce2" table:number-columns-repeated="767"/>
        </table:table-row>
        <table:table-row table:style-name="ro2">
          <table:table-cell table:style-name="ce6" office:value-type="float" office:value="388">
            <text:p>388</text:p>
          </table:table-cell>
          <table:table-cell table:style-name="ce11" table:formula="of:=IF([.A416]&lt;StereoRes;(B/100)*StereoF/[.A416];0)" office:value-type="float" office:value="0.251381443298969">
            <text:p>0.25138144</text:p>
          </table:table-cell>
          <table:table-cell table:style-name="ce13" table:formula="of:=IF([.A416]&lt;StereoRes;StereoF*(B/100)*CorrAccuracy/([.A416]*[.A416]);0)" office:value-type="float" office:value="0.00012957806355617">
            <text:p>0.0001</text:p>
          </table:table-cell>
          <table:table-cell table:style-name="ce11" table:formula="of:=IF([.A416]&lt;StereoRes;2*ATAN((StereoRes-[.A416])/(2*StereoF))*180/3.14;0)" office:value-type="float" office:value="17.6326077627713">
            <text:p>17.63260776</text:p>
          </table:table-cell>
          <table:table-cell table:style-name="ce11" table:formula="of:=((StereoRes-2*[.A416])*[.B416]/(2*StereoF))-((-StereoRes*[.B416])/(2*StereoF))" office:value-type="float" office:value="0.0779381443298969">
            <text:p>0.07793814</text:p>
          </table:table-cell>
          <table:table-cell table:number-columns-repeated="252"/>
          <table:table-cell table:style-name="ce2" table:number-columns-repeated="767"/>
        </table:table-row>
        <table:table-row table:style-name="ro2">
          <table:table-cell table:style-name="ce6" office:value-type="float" office:value="389">
            <text:p>389</text:p>
          </table:table-cell>
          <table:table-cell table:style-name="ce11" table:formula="of:=IF([.A417]&lt;StereoRes;(B/100)*StereoF/[.A417];0)" office:value-type="float" office:value="0.250735218508997">
            <text:p>0.25073522</text:p>
          </table:table-cell>
          <table:table-cell table:style-name="ce13" table:formula="of:=IF([.A417]&lt;StereoRes;StereoF*(B/100)*CorrAccuracy/([.A417]*[.A417]);0)" office:value-type="float" office:value="0.000128912708744986">
            <text:p>0.0001</text:p>
          </table:table-cell>
          <table:table-cell table:style-name="ce11" table:formula="of:=IF([.A417]&lt;StereoRes;2*ATAN((StereoRes-[.A417])/(2*StereoF))*180/3.14;0)" office:value-type="float" office:value="17.5637288303511">
            <text:p>17.56372883</text:p>
          </table:table-cell>
          <table:table-cell table:style-name="ce11" table:formula="of:=((StereoRes-2*[.A417])*[.B417]/(2*StereoF))-((-StereoRes*[.B417])/(2*StereoF))" office:value-type="float" office:value="0.0774293059125964">
            <text:p>0.07742931</text:p>
          </table:table-cell>
          <table:table-cell table:number-columns-repeated="252"/>
          <table:table-cell table:style-name="ce2" table:number-columns-repeated="767"/>
        </table:table-row>
        <table:table-row table:style-name="ro2">
          <table:table-cell table:style-name="ce6" office:value-type="float" office:value="390">
            <text:p>390</text:p>
          </table:table-cell>
          <table:table-cell table:style-name="ce11" table:formula="of:=IF([.A418]&lt;StereoRes;(B/100)*StereoF/[.A418];0)" office:value-type="float" office:value="0.250092307692308">
            <text:p>0.25009231</text:p>
          </table:table-cell>
          <table:table-cell table:style-name="ce13" table:formula="of:=IF([.A418]&lt;StereoRes;StereoF*(B/100)*CorrAccuracy/([.A418]*[.A418]);0)" office:value-type="float" office:value="0.000128252465483235">
            <text:p>0.0001</text:p>
          </table:table-cell>
          <table:table-cell table:style-name="ce11" table:formula="of:=IF([.A418]&lt;StereoRes;2*ATAN((StereoRes-[.A418])/(2*StereoF))*180/3.14;0)" office:value-type="float" office:value="17.4948371167638">
            <text:p>17.49483712</text:p>
          </table:table-cell>
          <table:table-cell table:style-name="ce11" table:formula="of:=((StereoRes-2*[.A418])*[.B418]/(2*StereoF))-((-StereoRes*[.B418])/(2*StereoF))" office:value-type="float" office:value="0.0769230769230769">
            <text:p>0.07692308</text:p>
          </table:table-cell>
          <table:table-cell table:number-columns-repeated="252"/>
          <table:table-cell table:style-name="ce2" table:number-columns-repeated="767"/>
        </table:table-row>
        <table:table-row table:style-name="ro2">
          <table:table-cell table:style-name="ce6" office:value-type="float" office:value="391">
            <text:p>391</text:p>
          </table:table-cell>
          <table:table-cell table:style-name="ce11" table:formula="of:=IF([.A419]&lt;StereoRes;(B/100)*StereoF/[.A419];0)" office:value-type="float" office:value="0.249452685421995">
            <text:p>0.24945269</text:p>
          </table:table-cell>
          <table:table-cell table:style-name="ce13" table:formula="of:=IF([.A419]&lt;StereoRes;StereoF*(B/100)*CorrAccuracy/([.A419]*[.A419]);0)" office:value-type="float" office:value="0.000127597281545777">
            <text:p>0.0001</text:p>
          </table:table-cell>
          <table:table-cell table:style-name="ce11" table:formula="of:=IF([.A419]&lt;StereoRes;2*ATAN((StereoRes-[.A419])/(2*StereoF))*180/3.14;0)" office:value-type="float" office:value="17.4259326682143">
            <text:p>17.42593267</text:p>
          </table:table-cell>
          <table:table-cell table:style-name="ce11" table:formula="of:=((StereoRes-2*[.A419])*[.B419]/(2*StereoF))-((-StereoRes*[.B419])/(2*StereoF))" office:value-type="float" office:value="0.0764194373401534">
            <text:p>0.07641944</text:p>
          </table:table-cell>
          <table:table-cell table:number-columns-repeated="252"/>
          <table:table-cell table:style-name="ce2" table:number-columns-repeated="767"/>
        </table:table-row>
        <table:table-row table:style-name="ro2">
          <table:table-cell table:style-name="ce6" office:value-type="float" office:value="392">
            <text:p>392</text:p>
          </table:table-cell>
          <table:table-cell table:style-name="ce11" table:formula="of:=IF([.A420]&lt;StereoRes;(B/100)*StereoF/[.A420];0)" office:value-type="float" office:value="0.248816326530612">
            <text:p>0.24881633</text:p>
          </table:table-cell>
          <table:table-cell table:style-name="ce13" table:formula="of:=IF([.A420]&lt;StereoRes;StereoF*(B/100)*CorrAccuracy/([.A420]*[.A420]);0)" office:value-type="float" office:value="0.000126947105372761">
            <text:p>0.0001</text:p>
          </table:table-cell>
          <table:table-cell table:style-name="ce11" table:formula="of:=IF([.A420]&lt;StereoRes;2*ATAN((StereoRes-[.A420])/(2*StereoF))*180/3.14;0)" office:value-type="float" office:value="17.3570155309617">
            <text:p>17.35701553</text:p>
          </table:table-cell>
          <table:table-cell table:style-name="ce11" table:formula="of:=((StereoRes-2*[.A420])*[.B420]/(2*StereoF))-((-StereoRes*[.B420])/(2*StereoF))" office:value-type="float" office:value="0.0759183673469388">
            <text:p>0.07591837</text:p>
          </table:table-cell>
          <table:table-cell table:number-columns-repeated="252"/>
          <table:table-cell table:style-name="ce2" table:number-columns-repeated="767"/>
        </table:table-row>
        <table:table-row table:style-name="ro2">
          <table:table-cell table:style-name="ce6" office:value-type="float" office:value="393">
            <text:p>393</text:p>
          </table:table-cell>
          <table:table-cell table:style-name="ce11" table:formula="of:=IF([.A421]&lt;StereoRes;(B/100)*StereoF/[.A421];0)" office:value-type="float" office:value="0.24818320610687">
            <text:p>0.24818321</text:p>
          </table:table-cell>
          <table:table-cell table:style-name="ce13" table:formula="of:=IF([.A421]&lt;StereoRes;StereoF*(B/100)*CorrAccuracy/([.A421]*[.A421]);0)" office:value-type="float" office:value="0.000126301886059476">
            <text:p>0.0001</text:p>
          </table:table-cell>
          <table:table-cell table:style-name="ce11" table:formula="of:=IF([.A421]&lt;StereoRes;2*ATAN((StereoRes-[.A421])/(2*StereoF))*180/3.14;0)" office:value-type="float" office:value="17.2880857513185">
            <text:p>17.28808575</text:p>
          </table:table-cell>
          <table:table-cell table:style-name="ce11" table:formula="of:=((StereoRes-2*[.A421])*[.B421]/(2*StereoF))-((-StereoRes*[.B421])/(2*StereoF))" office:value-type="float" office:value="0.0754198473282443">
            <text:p>0.07541985</text:p>
          </table:table-cell>
          <table:table-cell table:number-columns-repeated="252"/>
          <table:table-cell table:style-name="ce2" table:number-columns-repeated="767"/>
        </table:table-row>
        <table:table-row table:style-name="ro2">
          <table:table-cell table:style-name="ce6" office:value-type="float" office:value="394">
            <text:p>394</text:p>
          </table:table-cell>
          <table:table-cell table:style-name="ce11" table:formula="of:=IF([.A422]&lt;StereoRes;(B/100)*StereoF/[.A422];0)" office:value-type="float" office:value="0.247553299492386">
            <text:p>0.24755330</text:p>
          </table:table-cell>
          <table:table-cell table:style-name="ce13" table:formula="of:=IF([.A422]&lt;StereoRes;StereoF*(B/100)*CorrAccuracy/([.A422]*[.A422]);0)" office:value-type="float" office:value="0.000125661573346389">
            <text:p>0.0001</text:p>
          </table:table-cell>
          <table:table-cell table:style-name="ce11" table:formula="of:=IF([.A422]&lt;StereoRes;2*ATAN((StereoRes-[.A422])/(2*StereoF))*180/3.14;0)" office:value-type="float" office:value="17.2191433756512">
            <text:p>17.21914338</text:p>
          </table:table-cell>
          <table:table-cell table:style-name="ce11" table:formula="of:=((StereoRes-2*[.A422])*[.B422]/(2*StereoF))-((-StereoRes*[.B422])/(2*StereoF))" office:value-type="float" office:value="0.0749238578680203">
            <text:p>0.07492386</text:p>
          </table:table-cell>
          <table:table-cell table:number-columns-repeated="252"/>
          <table:table-cell table:style-name="ce2" table:number-columns-repeated="767"/>
        </table:table-row>
        <table:table-row table:style-name="ro2">
          <table:table-cell table:style-name="ce6" office:value-type="float" office:value="395">
            <text:p>395</text:p>
          </table:table-cell>
          <table:table-cell table:style-name="ce11" table:formula="of:=IF([.A423]&lt;StereoRes;(B/100)*StereoF/[.A423];0)" office:value-type="float" office:value="0.246926582278481">
            <text:p>0.24692658</text:p>
          </table:table-cell>
          <table:table-cell table:style-name="ce13" table:formula="of:=IF([.A423]&lt;StereoRes;StereoF*(B/100)*CorrAccuracy/([.A423]*[.A423]);0)" office:value-type="float" office:value="0.000125026117609357">
            <text:p>0.0001</text:p>
          </table:table-cell>
          <table:table-cell table:style-name="ce11" table:formula="of:=IF([.A423]&lt;StereoRes;2*ATAN((StereoRes-[.A423])/(2*StereoF))*180/3.14;0)" office:value-type="float" office:value="17.1501884503792">
            <text:p>17.15018845</text:p>
          </table:table-cell>
          <table:table-cell table:style-name="ce11" table:formula="of:=((StereoRes-2*[.A423])*[.B423]/(2*StereoF))-((-StereoRes*[.B423])/(2*StereoF))" office:value-type="float" office:value="0.0744303797468354">
            <text:p>0.07443038</text:p>
          </table:table-cell>
          <table:table-cell table:number-columns-repeated="252"/>
          <table:table-cell table:style-name="ce2" table:number-columns-repeated="767"/>
        </table:table-row>
        <table:table-row table:style-name="ro2">
          <table:table-cell table:style-name="ce6" office:value-type="float" office:value="396">
            <text:p>396</text:p>
          </table:table-cell>
          <table:table-cell table:style-name="ce11" table:formula="of:=IF([.A424]&lt;StereoRes;(B/100)*StereoF/[.A424];0)" office:value-type="float" office:value="0.24630303030303">
            <text:p>0.24630303</text:p>
          </table:table-cell>
          <table:table-cell table:style-name="ce13" table:formula="of:=IF([.A424]&lt;StereoRes;StereoF*(B/100)*CorrAccuracy/([.A424]*[.A424]);0)" office:value-type="float" office:value="0.000124395469850015">
            <text:p>0.0001</text:p>
          </table:table-cell>
          <table:table-cell table:style-name="ce11" table:formula="of:=IF([.A424]&lt;StereoRes;2*ATAN((StereoRes-[.A424])/(2*StereoF))*180/3.14;0)" office:value-type="float" office:value="17.0812210219754">
            <text:p>17.08122102</text:p>
          </table:table-cell>
          <table:table-cell table:style-name="ce11" table:formula="of:=((StereoRes-2*[.A424])*[.B424]/(2*StereoF))-((-StereoRes*[.B424])/(2*StereoF))" office:value-type="float" office:value="0.0739393939393939">
            <text:p>0.07393939</text:p>
          </table:table-cell>
          <table:table-cell table:number-columns-repeated="252"/>
          <table:table-cell table:style-name="ce2" table:number-columns-repeated="767"/>
        </table:table-row>
        <table:table-row table:style-name="ro2">
          <table:table-cell table:style-name="ce6" office:value-type="float" office:value="397">
            <text:p>397</text:p>
          </table:table-cell>
          <table:table-cell table:style-name="ce11" table:formula="of:=IF([.A425]&lt;StereoRes;(B/100)*StereoF/[.A425];0)" office:value-type="float" office:value="0.245682619647355">
            <text:p>0.24568262</text:p>
          </table:table-cell>
          <table:table-cell table:style-name="ce13" table:formula="of:=IF([.A425]&lt;StereoRes;StereoF*(B/100)*CorrAccuracy/([.A425]*[.A425]);0)" office:value-type="float" office:value="0.000123769581686325">
            <text:p>0.0001</text:p>
          </table:table-cell>
          <table:table-cell table:style-name="ce11" table:formula="of:=IF([.A425]&lt;StereoRes;2*ATAN((StereoRes-[.A425])/(2*StereoF))*180/3.14;0)" office:value-type="float" office:value="17.0122411369657">
            <text:p>17.01224114</text:p>
          </table:table-cell>
          <table:table-cell table:style-name="ce11" table:formula="of:=((StereoRes-2*[.A425])*[.B425]/(2*StereoF))-((-StereoRes*[.B425])/(2*StereoF))" office:value-type="float" office:value="0.0734508816120907">
            <text:p>0.07345088</text:p>
          </table:table-cell>
          <table:table-cell table:number-columns-repeated="252"/>
          <table:table-cell table:style-name="ce2" table:number-columns-repeated="767"/>
        </table:table-row>
        <table:table-row table:style-name="ro2">
          <table:table-cell table:style-name="ce6" office:value-type="float" office:value="398">
            <text:p>398</text:p>
          </table:table-cell>
          <table:table-cell table:style-name="ce11" table:formula="of:=IF([.A426]&lt;StereoRes;(B/100)*StereoF/[.A426];0)" office:value-type="float" office:value="0.245065326633166">
            <text:p>0.24506533</text:p>
          </table:table-cell>
          <table:table-cell table:style-name="ce13" table:formula="of:=IF([.A426]&lt;StereoRes;StereoF*(B/100)*CorrAccuracy/([.A426]*[.A426]);0)" office:value-type="float" office:value="0.000123148405343299">
            <text:p>0.0001</text:p>
          </table:table-cell>
          <table:table-cell table:style-name="ce11" table:formula="of:=IF([.A426]&lt;StereoRes;2*ATAN((StereoRes-[.A426])/(2*StereoF))*180/3.14;0)" office:value-type="float" office:value="16.9432488419288">
            <text:p>16.94324884</text:p>
          </table:table-cell>
          <table:table-cell table:style-name="ce11" table:formula="of:=((StereoRes-2*[.A426])*[.B426]/(2*StereoF))-((-StereoRes*[.B426])/(2*StereoF))" office:value-type="float" office:value="0.072964824120603">
            <text:p>0.07296482</text:p>
          </table:table-cell>
          <table:table-cell table:number-columns-repeated="252"/>
          <table:table-cell table:style-name="ce2" table:number-columns-repeated="767"/>
        </table:table-row>
        <table:table-row table:style-name="ro2">
          <table:table-cell table:style-name="ce6" office:value-type="float" office:value="399">
            <text:p>399</text:p>
          </table:table-cell>
          <table:table-cell table:style-name="ce11" table:formula="of:=IF([.A427]&lt;StereoRes;(B/100)*StereoF/[.A427];0)" office:value-type="float" office:value="0.244451127819549">
            <text:p>0.24445113</text:p>
          </table:table-cell>
          <table:table-cell table:style-name="ce13" table:formula="of:=IF([.A427]&lt;StereoRes;StereoF*(B/100)*CorrAccuracy/([.A427]*[.A427]);0)" office:value-type="float" office:value="0.000122531893643884">
            <text:p>0.0001</text:p>
          </table:table-cell>
          <table:table-cell table:style-name="ce11" table:formula="of:=IF([.A427]&lt;StereoRes;2*ATAN((StereoRes-[.A427])/(2*StereoF))*180/3.14;0)" office:value-type="float" office:value="16.8742441834963">
            <text:p>16.87424418</text:p>
          </table:table-cell>
          <table:table-cell table:style-name="ce11" table:formula="of:=((StereoRes-2*[.A427])*[.B427]/(2*StereoF))-((-StereoRes*[.B427])/(2*StereoF))" office:value-type="float" office:value="0.0724812030075188">
            <text:p>0.07248120</text:p>
          </table:table-cell>
          <table:table-cell table:number-columns-repeated="252"/>
          <table:table-cell table:style-name="ce2" table:number-columns-repeated="767"/>
        </table:table-row>
        <table:table-row table:style-name="ro2">
          <table:table-cell table:style-name="ce6" office:value-type="float" office:value="400">
            <text:p>400</text:p>
          </table:table-cell>
          <table:table-cell table:style-name="ce11" table:formula="of:=IF([.A428]&lt;StereoRes;(B/100)*StereoF/[.A428];0)" office:value-type="float" office:value="0.24384">
            <text:p>0.24384000</text:p>
          </table:table-cell>
          <table:table-cell table:style-name="ce13" table:formula="of:=IF([.A428]&lt;StereoRes;StereoF*(B/100)*CorrAccuracy/([.A428]*[.A428]);0)" office:value-type="float" office:value="0.00012192">
            <text:p>0.0001</text:p>
          </table:table-cell>
          <table:table-cell table:style-name="ce11" table:formula="of:=IF([.A428]&lt;StereoRes;2*ATAN((StereoRes-[.A428])/(2*StereoF))*180/3.14;0)" office:value-type="float" office:value="16.8052272083521">
            <text:p>16.80522721</text:p>
          </table:table-cell>
          <table:table-cell table:style-name="ce11" table:formula="of:=((StereoRes-2*[.A428])*[.B428]/(2*StereoF))-((-StereoRes*[.B428])/(2*StereoF))" office:value-type="float" office:value="0.072">
            <text:p>0.07200000</text:p>
          </table:table-cell>
          <table:table-cell table:number-columns-repeated="252"/>
          <table:table-cell table:style-name="ce2" table:number-columns-repeated="767"/>
        </table:table-row>
        <table:table-row table:style-name="ro2">
          <table:table-cell table:style-name="ce6" office:value-type="float" office:value="401">
            <text:p>401</text:p>
          </table:table-cell>
          <table:table-cell table:style-name="ce11" table:formula="of:=IF([.A429]&lt;StereoRes;(B/100)*StereoF/[.A429];0)" office:value-type="float" office:value="0.243231920199501">
            <text:p>0.24323192</text:p>
          </table:table-cell>
          <table:table-cell table:style-name="ce13" table:formula="of:=IF([.A429]&lt;StereoRes;StereoF*(B/100)*CorrAccuracy/([.A429]*[.A429]);0)" office:value-type="float" office:value="0.000121312678403741">
            <text:p>0.0001</text:p>
          </table:table-cell>
          <table:table-cell table:style-name="ce11" table:formula="of:=IF([.A429]&lt;StereoRes;2*ATAN((StereoRes-[.A429])/(2*StereoF))*180/3.14;0)" office:value-type="float" office:value="16.7361979632327">
            <text:p>16.73619796</text:p>
          </table:table-cell>
          <table:table-cell table:style-name="ce11" table:formula="of:=((StereoRes-2*[.A429])*[.B429]/(2*StereoF))-((-StereoRes*[.B429])/(2*StereoF))" office:value-type="float" office:value="0.0715211970074813">
            <text:p>0.07152120</text:p>
          </table:table-cell>
          <table:table-cell table:number-columns-repeated="252"/>
          <table:table-cell table:style-name="ce2" table:number-columns-repeated="767"/>
        </table:table-row>
        <table:table-row table:style-name="ro2">
          <table:table-cell table:style-name="ce6" office:value-type="float" office:value="402">
            <text:p>402</text:p>
          </table:table-cell>
          <table:table-cell table:style-name="ce11" table:formula="of:=IF([.A430]&lt;StereoRes;(B/100)*StereoF/[.A430];0)" office:value-type="float" office:value="0.242626865671642">
            <text:p>0.24262687</text:p>
          </table:table-cell>
          <table:table-cell table:style-name="ce13" table:formula="of:=IF([.A430]&lt;StereoRes;StereoF*(B/100)*CorrAccuracy/([.A430]*[.A430]);0)" office:value-type="float" office:value="0.000120709883418727">
            <text:p>0.0001</text:p>
          </table:table-cell>
          <table:table-cell table:style-name="ce11" table:formula="of:=IF([.A430]&lt;StereoRes;2*ATAN((StereoRes-[.A430])/(2*StereoF))*180/3.14;0)" office:value-type="float" office:value="16.6671564949266">
            <text:p>16.66715649</text:p>
          </table:table-cell>
          <table:table-cell table:style-name="ce11" table:formula="of:=((StereoRes-2*[.A430])*[.B430]/(2*StereoF))-((-StereoRes*[.B430])/(2*StereoF))" office:value-type="float" office:value="0.071044776119403">
            <text:p>0.07104478</text:p>
          </table:table-cell>
          <table:table-cell table:number-columns-repeated="252"/>
          <table:table-cell table:style-name="ce2" table:number-columns-repeated="767"/>
        </table:table-row>
        <table:table-row table:style-name="ro2">
          <table:table-cell table:style-name="ce6" office:value-type="float" office:value="403">
            <text:p>403</text:p>
          </table:table-cell>
          <table:table-cell table:style-name="ce11" table:formula="of:=IF([.A431]&lt;StereoRes;(B/100)*StereoF/[.A431];0)" office:value-type="float" office:value="0.242024813895782">
            <text:p>0.24202481</text:p>
          </table:table-cell>
          <table:table-cell table:style-name="ce13" table:formula="of:=IF([.A431]&lt;StereoRes;StereoF*(B/100)*CorrAccuracy/([.A431]*[.A431]);0)" office:value-type="float" office:value="0.000120111570171604">
            <text:p>0.0001</text:p>
          </table:table-cell>
          <table:table-cell table:style-name="ce11" table:formula="of:=IF([.A431]&lt;StereoRes;2*ATAN((StereoRes-[.A431])/(2*StereoF))*180/3.14;0)" office:value-type="float" office:value="16.5981028502744">
            <text:p>16.59810285</text:p>
          </table:table-cell>
          <table:table-cell table:style-name="ce11" table:formula="of:=((StereoRes-2*[.A431])*[.B431]/(2*StereoF))-((-StereoRes*[.B431])/(2*StereoF))" office:value-type="float" office:value="0.0705707196029777">
            <text:p>0.07057072</text:p>
          </table:table-cell>
          <table:table-cell table:number-columns-repeated="252"/>
          <table:table-cell table:style-name="ce2" table:number-columns-repeated="767"/>
        </table:table-row>
        <table:table-row table:style-name="ro2">
          <table:table-cell table:style-name="ce6" office:value-type="float" office:value="404">
            <text:p>404</text:p>
          </table:table-cell>
          <table:table-cell table:style-name="ce11" table:formula="of:=IF([.A432]&lt;StereoRes;(B/100)*StereoF/[.A432];0)" office:value-type="float" office:value="0.241425742574257">
            <text:p>0.24142574</text:p>
          </table:table-cell>
          <table:table-cell table:style-name="ce13" table:formula="of:=IF([.A432]&lt;StereoRes;StereoF*(B/100)*CorrAccuracy/([.A432]*[.A432]);0)" office:value-type="float" office:value="0.000119517694343692">
            <text:p>0.0001</text:p>
          </table:table-cell>
          <table:table-cell table:style-name="ce11" table:formula="of:=IF([.A432]&lt;StereoRes;2*ATAN((StereoRes-[.A432])/(2*StereoF))*180/3.14;0)" office:value-type="float" office:value="16.5290370761688">
            <text:p>16.52903708</text:p>
          </table:table-cell>
          <table:table-cell table:style-name="ce11" table:formula="of:=((StereoRes-2*[.A432])*[.B432]/(2*StereoF))-((-StereoRes*[.B432])/(2*StereoF))" office:value-type="float" office:value="0.0700990099009901">
            <text:p>0.07009901</text:p>
          </table:table-cell>
          <table:table-cell table:number-columns-repeated="252"/>
          <table:table-cell table:style-name="ce2" table:number-columns-repeated="767"/>
        </table:table-row>
        <table:table-row table:style-name="ro2">
          <table:table-cell table:style-name="ce6" office:value-type="float" office:value="405">
            <text:p>405</text:p>
          </table:table-cell>
          <table:table-cell table:style-name="ce11" table:formula="of:=IF([.A433]&lt;StereoRes;(B/100)*StereoF/[.A433];0)" office:value-type="float" office:value="0.24082962962963">
            <text:p>0.24082963</text:p>
          </table:table-cell>
          <table:table-cell table:style-name="ce13" table:formula="of:=IF([.A433]&lt;StereoRes;StereoF*(B/100)*CorrAccuracy/([.A433]*[.A433]);0)" office:value-type="float" office:value="0.00011892821216278">
            <text:p>0.0001</text:p>
          </table:table-cell>
          <table:table-cell table:style-name="ce11" table:formula="of:=IF([.A433]&lt;StereoRes;2*ATAN((StereoRes-[.A433])/(2*StereoF))*180/3.14;0)" office:value-type="float" office:value="16.4599592195537">
            <text:p>16.45995922</text:p>
          </table:table-cell>
          <table:table-cell table:style-name="ce11" table:formula="of:=((StereoRes-2*[.A433])*[.B433]/(2*StereoF))-((-StereoRes*[.B433])/(2*StereoF))" office:value-type="float" office:value="0.0696296296296296">
            <text:p>0.06962963</text:p>
          </table:table-cell>
          <table:table-cell table:number-columns-repeated="252"/>
          <table:table-cell table:style-name="ce2" table:number-columns-repeated="767"/>
        </table:table-row>
        <table:table-row table:style-name="ro2">
          <table:table-cell table:style-name="ce6" office:value-type="float" office:value="406">
            <text:p>406</text:p>
          </table:table-cell>
          <table:table-cell table:style-name="ce11" table:formula="of:=IF([.A434]&lt;StereoRes;(B/100)*StereoF/[.A434];0)" office:value-type="float" office:value="0.24023645320197">
            <text:p>0.24023645</text:p>
          </table:table-cell>
          <table:table-cell table:style-name="ce13" table:formula="of:=IF([.A434]&lt;StereoRes;StereoF*(B/100)*CorrAccuracy/([.A434]*[.A434]);0)" office:value-type="float" office:value="0.000118343080395059">
            <text:p>0.0001</text:p>
          </table:table-cell>
          <table:table-cell table:style-name="ce11" table:formula="of:=IF([.A434]&lt;StereoRes;2*ATAN((StereoRes-[.A434])/(2*StereoF))*180/3.14;0)" office:value-type="float" office:value="16.3908693274251">
            <text:p>16.39086933</text:p>
          </table:table-cell>
          <table:table-cell table:style-name="ce11" table:formula="of:=((StereoRes-2*[.A434])*[.B434]/(2*StereoF))-((-StereoRes*[.B434])/(2*StereoF))" office:value-type="float" office:value="0.0691625615763547">
            <text:p>0.06916256</text:p>
          </table:table-cell>
          <table:table-cell table:number-columns-repeated="252"/>
          <table:table-cell table:style-name="ce2" table:number-columns-repeated="767"/>
        </table:table-row>
        <table:table-row table:style-name="ro2">
          <table:table-cell table:style-name="ce6" office:value-type="float" office:value="407">
            <text:p>407</text:p>
          </table:table-cell>
          <table:table-cell table:style-name="ce11" table:formula="of:=IF([.A435]&lt;StereoRes;(B/100)*StereoF/[.A435];0)" office:value-type="float" office:value="0.239646191646192">
            <text:p>0.23964619</text:p>
          </table:table-cell>
          <table:table-cell table:style-name="ce13" table:formula="of:=IF([.A435]&lt;StereoRes;StereoF*(B/100)*CorrAccuracy/([.A435]*[.A435]);0)" office:value-type="float" office:value="0.000117762256337195">
            <text:p>0.0001</text:p>
          </table:table-cell>
          <table:table-cell table:style-name="ce11" table:formula="of:=IF([.A435]&lt;StereoRes;2*ATAN((StereoRes-[.A435])/(2*StereoF))*180/3.14;0)" office:value-type="float" office:value="16.3217674468297">
            <text:p>16.32176745</text:p>
          </table:table-cell>
          <table:table-cell table:style-name="ce11" table:formula="of:=((StereoRes-2*[.A435])*[.B435]/(2*StereoF))-((-StereoRes*[.B435])/(2*StereoF))" office:value-type="float" office:value="0.0686977886977887">
            <text:p>0.06869779</text:p>
          </table:table-cell>
          <table:table-cell table:number-columns-repeated="252"/>
          <table:table-cell table:style-name="ce2" table:number-columns-repeated="767"/>
        </table:table-row>
        <table:table-row table:style-name="ro2">
          <table:table-cell table:style-name="ce6" office:value-type="float" office:value="408">
            <text:p>408</text:p>
          </table:table-cell>
          <table:table-cell table:style-name="ce11" table:formula="of:=IF([.A436]&lt;StereoRes;(B/100)*StereoF/[.A436];0)" office:value-type="float" office:value="0.239058823529412">
            <text:p>0.23905882</text:p>
          </table:table-cell>
          <table:table-cell table:style-name="ce13" table:formula="of:=IF([.A436]&lt;StereoRes;StereoF*(B/100)*CorrAccuracy/([.A436]*[.A436]);0)" office:value-type="float" office:value="0.000117185697808535">
            <text:p>0.0001</text:p>
          </table:table-cell>
          <table:table-cell table:style-name="ce11" table:formula="of:=IF([.A436]&lt;StereoRes;2*ATAN((StereoRes-[.A436])/(2*StereoF))*180/3.14;0)" office:value-type="float" office:value="16.252653624866">
            <text:p>16.25265362</text:p>
          </table:table-cell>
          <table:table-cell table:style-name="ce11" table:formula="of:=((StereoRes-2*[.A436])*[.B436]/(2*StereoF))-((-StereoRes*[.B436])/(2*StereoF))" office:value-type="float" office:value="0.0682352941176471">
            <text:p>0.06823529</text:p>
          </table:table-cell>
          <table:table-cell table:number-columns-repeated="252"/>
          <table:table-cell table:style-name="ce2" table:number-columns-repeated="767"/>
        </table:table-row>
        <table:table-row table:style-name="ro2">
          <table:table-cell table:style-name="ce6" office:value-type="float" office:value="409">
            <text:p>409</text:p>
          </table:table-cell>
          <table:table-cell table:style-name="ce11" table:formula="of:=IF([.A437]&lt;StereoRes;(B/100)*StereoF/[.A437];0)" office:value-type="float" office:value="0.238474327628362">
            <text:p>0.23847433</text:p>
          </table:table-cell>
          <table:table-cell table:style-name="ce13" table:formula="of:=IF([.A437]&lt;StereoRes;StereoF*(B/100)*CorrAccuracy/([.A437]*[.A437]);0)" office:value-type="float" office:value="0.000116613363143453">
            <text:p>0.0001</text:p>
          </table:table-cell>
          <table:table-cell table:style-name="ce11" table:formula="of:=IF([.A437]&lt;StereoRes;2*ATAN((StereoRes-[.A437])/(2*StereoF))*180/3.14;0)" office:value-type="float" office:value="16.183527908683">
            <text:p>16.18352791</text:p>
          </table:table-cell>
          <table:table-cell table:style-name="ce11" table:formula="of:=((StereoRes-2*[.A437])*[.B437]/(2*StereoF))-((-StereoRes*[.B437])/(2*StereoF))" office:value-type="float" office:value="0.0677750611246944">
            <text:p>0.06777506</text:p>
          </table:table-cell>
          <table:table-cell table:number-columns-repeated="252"/>
          <table:table-cell table:style-name="ce2" table:number-columns-repeated="767"/>
        </table:table-row>
        <table:table-row table:style-name="ro2">
          <table:table-cell table:style-name="ce6" office:value-type="float" office:value="410">
            <text:p>410</text:p>
          </table:table-cell>
          <table:table-cell table:style-name="ce11" table:formula="of:=IF([.A438]&lt;StereoRes;(B/100)*StereoF/[.A438];0)" office:value-type="float" office:value="0.237892682926829">
            <text:p>0.23789268</text:p>
          </table:table-cell>
          <table:table-cell table:style-name="ce13" table:formula="of:=IF([.A438]&lt;StereoRes;StereoF*(B/100)*CorrAccuracy/([.A438]*[.A438]);0)" office:value-type="float" office:value="0.000116045211183819">
            <text:p>0.0001</text:p>
          </table:table-cell>
          <table:table-cell table:style-name="ce11" table:formula="of:=IF([.A438]&lt;StereoRes;2*ATAN((StereoRes-[.A438])/(2*StereoF))*180/3.14;0)" office:value-type="float" office:value="16.1143903454809">
            <text:p>16.11439035</text:p>
          </table:table-cell>
          <table:table-cell table:style-name="ce11" table:formula="of:=((StereoRes-2*[.A438])*[.B438]/(2*StereoF))-((-StereoRes*[.B438])/(2*StereoF))" office:value-type="float" office:value="0.0673170731707317">
            <text:p>0.06731707</text:p>
          </table:table-cell>
          <table:table-cell table:number-columns-repeated="252"/>
          <table:table-cell table:style-name="ce2" table:number-columns-repeated="767"/>
        </table:table-row>
        <table:table-row table:style-name="ro2">
          <table:table-cell table:style-name="ce6" office:value-type="float" office:value="411">
            <text:p>411</text:p>
          </table:table-cell>
          <table:table-cell table:style-name="ce11" table:formula="of:=IF([.A439]&lt;StereoRes;(B/100)*StereoF/[.A439];0)" office:value-type="float" office:value="0.237313868613139">
            <text:p>0.23731387</text:p>
          </table:table-cell>
          <table:table-cell table:style-name="ce13" table:formula="of:=IF([.A439]&lt;StereoRes;StereoF*(B/100)*CorrAccuracy/([.A439]*[.A439]);0)" office:value-type="float" office:value="0.0001154812012716">
            <text:p>0.0001</text:p>
          </table:table-cell>
          <table:table-cell table:style-name="ce11" table:formula="of:=IF([.A439]&lt;StereoRes;2*ATAN((StereoRes-[.A439])/(2*StereoF))*180/3.14;0)" office:value-type="float" office:value="16.0452409825102">
            <text:p>16.04524098</text:p>
          </table:table-cell>
          <table:table-cell table:style-name="ce11" table:formula="of:=((StereoRes-2*[.A439])*[.B439]/(2*StereoF))-((-StereoRes*[.B439])/(2*StereoF))" office:value-type="float" office:value="0.0668613138686131">
            <text:p>0.06686131</text:p>
          </table:table-cell>
          <table:table-cell table:number-columns-repeated="252"/>
          <table:table-cell table:style-name="ce2" table:number-columns-repeated="767"/>
        </table:table-row>
        <table:table-row table:style-name="ro2">
          <table:table-cell table:style-name="ce6" office:value-type="float" office:value="412">
            <text:p>412</text:p>
          </table:table-cell>
          <table:table-cell table:style-name="ce11" table:formula="of:=IF([.A440]&lt;StereoRes;(B/100)*StereoF/[.A440];0)" office:value-type="float" office:value="0.23673786407767">
            <text:p>0.23673786</text:p>
          </table:table-cell>
          <table:table-cell table:style-name="ce13" table:formula="of:=IF([.A440]&lt;StereoRes;StereoF*(B/100)*CorrAccuracy/([.A440]*[.A440]);0)" office:value-type="float" office:value="0.000114921293241587">
            <text:p>0.0001</text:p>
          </table:table-cell>
          <table:table-cell table:style-name="ce11" table:formula="of:=IF([.A440]&lt;StereoRes;2*ATAN((StereoRes-[.A440])/(2*StereoF))*180/3.14;0)" office:value-type="float" office:value="15.9760798670722">
            <text:p>15.97607987</text:p>
          </table:table-cell>
          <table:table-cell table:style-name="ce11" table:formula="of:=((StereoRes-2*[.A440])*[.B440]/(2*StereoF))-((-StereoRes*[.B440])/(2*StereoF))" office:value-type="float" office:value="0.0664077669902913">
            <text:p>0.06640777</text:p>
          </table:table-cell>
          <table:table-cell table:number-columns-repeated="252"/>
          <table:table-cell table:style-name="ce2" table:number-columns-repeated="767"/>
        </table:table-row>
        <table:table-row table:style-name="ro2">
          <table:table-cell table:style-name="ce6" office:value-type="float" office:value="413">
            <text:p>413</text:p>
          </table:table-cell>
          <table:table-cell table:style-name="ce11" table:formula="of:=IF([.A441]&lt;StereoRes;(B/100)*StereoF/[.A441];0)" office:value-type="float" office:value="0.236164648910412">
            <text:p>0.23616465</text:p>
          </table:table-cell>
          <table:table-cell table:style-name="ce13" table:formula="of:=IF([.A441]&lt;StereoRes;StereoF*(B/100)*CorrAccuracy/([.A441]*[.A441]);0)" office:value-type="float" office:value="0.000114365447414243">
            <text:p>0.0001</text:p>
          </table:table-cell>
          <table:table-cell table:style-name="ce11" table:formula="of:=IF([.A441]&lt;StereoRes;2*ATAN((StereoRes-[.A441])/(2*StereoF))*180/3.14;0)" office:value-type="float" office:value="15.9069070465182">
            <text:p>15.90690705</text:p>
          </table:table-cell>
          <table:table-cell table:style-name="ce11" table:formula="of:=((StereoRes-2*[.A441])*[.B441]/(2*StereoF))-((-StereoRes*[.B441])/(2*StereoF))" office:value-type="float" office:value="0.065956416464891">
            <text:p>0.06595642</text:p>
          </table:table-cell>
          <table:table-cell table:number-columns-repeated="252"/>
          <table:table-cell table:style-name="ce2" table:number-columns-repeated="767"/>
        </table:table-row>
        <table:table-row table:style-name="ro2">
          <table:table-cell table:style-name="ce6" office:value-type="float" office:value="414">
            <text:p>414</text:p>
          </table:table-cell>
          <table:table-cell table:style-name="ce11" table:formula="of:=IF([.A442]&lt;StereoRes;(B/100)*StereoF/[.A442];0)" office:value-type="float" office:value="0.235594202898551">
            <text:p>0.23559420</text:p>
          </table:table-cell>
          <table:table-cell table:style-name="ce13" table:formula="of:=IF([.A442]&lt;StereoRes;StereoF*(B/100)*CorrAccuracy/([.A442]*[.A442]);0)" office:value-type="float" office:value="0.000113813624588672">
            <text:p>0.0001</text:p>
          </table:table-cell>
          <table:table-cell table:style-name="ce11" table:formula="of:=IF([.A442]&lt;StereoRes;2*ATAN((StereoRes-[.A442])/(2*StereoF))*180/3.14;0)" office:value-type="float" office:value="15.8377225682498">
            <text:p>15.83772257</text:p>
          </table:table-cell>
          <table:table-cell table:style-name="ce11" table:formula="of:=((StereoRes-2*[.A442])*[.B442]/(2*StereoF))-((-StereoRes*[.B442])/(2*StereoF))" office:value-type="float" office:value="0.0655072463768116">
            <text:p>0.06550725</text:p>
          </table:table-cell>
          <table:table-cell table:number-columns-repeated="252"/>
          <table:table-cell table:style-name="ce2" table:number-columns-repeated="767"/>
        </table:table-row>
        <table:table-row table:style-name="ro2">
          <table:table-cell table:style-name="ce6" office:value-type="float" office:value="415">
            <text:p>415</text:p>
          </table:table-cell>
          <table:table-cell table:style-name="ce11" table:formula="of:=IF([.A443]&lt;StereoRes;(B/100)*StereoF/[.A443];0)" office:value-type="float" office:value="0.235026506024096">
            <text:p>0.23502651</text:p>
          </table:table-cell>
          <table:table-cell table:style-name="ce13" table:formula="of:=IF([.A443]&lt;StereoRes;StereoF*(B/100)*CorrAccuracy/([.A443]*[.A443]);0)" office:value-type="float" office:value="0.000113265786035709">
            <text:p>0.0001</text:p>
          </table:table-cell>
          <table:table-cell table:style-name="ce11" table:formula="of:=IF([.A443]&lt;StereoRes;2*ATAN((StereoRes-[.A443])/(2*StereoF))*180/3.14;0)" office:value-type="float" office:value="15.7685264797184">
            <text:p>15.76852648</text:p>
          </table:table-cell>
          <table:table-cell table:style-name="ce11" table:formula="of:=((StereoRes-2*[.A443])*[.B443]/(2*StereoF))-((-StereoRes*[.B443])/(2*StereoF))" office:value-type="float" office:value="0.0650602409638554">
            <text:p>0.06506024</text:p>
          </table:table-cell>
          <table:table-cell table:number-columns-repeated="252"/>
          <table:table-cell table:style-name="ce2" table:number-columns-repeated="767"/>
        </table:table-row>
        <table:table-row table:style-name="ro2">
          <table:table-cell table:style-name="ce6" office:value-type="float" office:value="416">
            <text:p>416</text:p>
          </table:table-cell>
          <table:table-cell table:style-name="ce11" table:formula="of:=IF([.A444]&lt;StereoRes;(B/100)*StereoF/[.A444];0)" office:value-type="float" office:value="0.234461538461538">
            <text:p>0.23446154</text:p>
          </table:table-cell>
          <table:table-cell table:style-name="ce13" table:formula="of:=IF([.A444]&lt;StereoRes;StereoF*(B/100)*CorrAccuracy/([.A444]*[.A444]);0)" office:value-type="float" office:value="0.000112721893491124">
            <text:p>0.0001</text:p>
          </table:table-cell>
          <table:table-cell table:style-name="ce11" table:formula="of:=IF([.A444]&lt;StereoRes;2*ATAN((StereoRes-[.A444])/(2*StereoF))*180/3.14;0)" office:value-type="float" office:value="15.6993188284254">
            <text:p>15.69931883</text:p>
          </table:table-cell>
          <table:table-cell table:style-name="ce11" table:formula="of:=((StereoRes-2*[.A444])*[.B444]/(2*StereoF))-((-StereoRes*[.B444])/(2*StereoF))" office:value-type="float" office:value="0.0646153846153846">
            <text:p>0.06461538</text:p>
          </table:table-cell>
          <table:table-cell table:number-columns-repeated="252"/>
          <table:table-cell table:style-name="ce2" table:number-columns-repeated="767"/>
        </table:table-row>
        <table:table-row table:style-name="ro2">
          <table:table-cell table:style-name="ce6" office:value-type="float" office:value="417">
            <text:p>417</text:p>
          </table:table-cell>
          <table:table-cell table:style-name="ce11" table:formula="of:=IF([.A445]&lt;StereoRes;(B/100)*StereoF/[.A445];0)" office:value-type="float" office:value="0.23389928057554">
            <text:p>0.23389928</text:p>
          </table:table-cell>
          <table:table-cell table:style-name="ce13" table:formula="of:=IF([.A445]&lt;StereoRes;StereoF*(B/100)*CorrAccuracy/([.A445]*[.A445]);0)" office:value-type="float" office:value="0.00011218190914894">
            <text:p>0.0001</text:p>
          </table:table-cell>
          <table:table-cell table:style-name="ce11" table:formula="of:=IF([.A445]&lt;StereoRes;2*ATAN((StereoRes-[.A445])/(2*StereoF))*180/3.14;0)" office:value-type="float" office:value="15.6300996619216">
            <text:p>15.63009966</text:p>
          </table:table-cell>
          <table:table-cell table:style-name="ce11" table:formula="of:=((StereoRes-2*[.A445])*[.B445]/(2*StereoF))-((-StereoRes*[.B445])/(2*StereoF))" office:value-type="float" office:value="0.0641726618705036">
            <text:p>0.06417266</text:p>
          </table:table-cell>
          <table:table-cell table:number-columns-repeated="252"/>
          <table:table-cell table:style-name="ce2" table:number-columns-repeated="767"/>
        </table:table-row>
        <table:table-row table:style-name="ro2">
          <table:table-cell table:style-name="ce6" office:value-type="float" office:value="418">
            <text:p>418</text:p>
          </table:table-cell>
          <table:table-cell table:style-name="ce11" table:formula="of:=IF([.A446]&lt;StereoRes;(B/100)*StereoF/[.A446];0)" office:value-type="float" office:value="0.23333971291866">
            <text:p>0.23333971</text:p>
          </table:table-cell>
          <table:table-cell table:style-name="ce13" table:formula="of:=IF([.A446]&lt;StereoRes;StereoF*(B/100)*CorrAccuracy/([.A446]*[.A446]);0)" office:value-type="float" office:value="0.000111645795654861">
            <text:p>0.0001</text:p>
          </table:table-cell>
          <table:table-cell table:style-name="ce11" table:formula="of:=IF([.A446]&lt;StereoRes;2*ATAN((StereoRes-[.A446])/(2*StereoF))*180/3.14;0)" office:value-type="float" office:value="15.5608690278071">
            <text:p>15.56086903</text:p>
          </table:table-cell>
          <table:table-cell table:style-name="ce11" table:formula="of:=((StereoRes-2*[.A446])*[.B446]/(2*StereoF))-((-StereoRes*[.B446])/(2*StereoF))" office:value-type="float" office:value="0.0637320574162679">
            <text:p>0.06373206</text:p>
          </table:table-cell>
          <table:table-cell table:number-columns-repeated="252"/>
          <table:table-cell table:style-name="ce2" table:number-columns-repeated="767"/>
        </table:table-row>
        <table:table-row table:style-name="ro2">
          <table:table-cell table:style-name="ce6" office:value-type="float" office:value="419">
            <text:p>419</text:p>
          </table:table-cell>
          <table:table-cell table:style-name="ce11" table:formula="of:=IF([.A447]&lt;StereoRes;(B/100)*StereoF/[.A447];0)" office:value-type="float" office:value="0.232782816229117">
            <text:p>0.23278282</text:p>
          </table:table-cell>
          <table:table-cell table:style-name="ce13" table:formula="of:=IF([.A447]&lt;StereoRes;StereoF*(B/100)*CorrAccuracy/([.A447]*[.A447]);0)" office:value-type="float" office:value="0.000111113516099817">
            <text:p>0.0001</text:p>
          </table:table-cell>
          <table:table-cell table:style-name="ce11" table:formula="of:=IF([.A447]&lt;StereoRes;2*ATAN((StereoRes-[.A447])/(2*StereoF))*180/3.14;0)" office:value-type="float" office:value="15.4916269737315">
            <text:p>15.49162697</text:p>
          </table:table-cell>
          <table:table-cell table:style-name="ce11" table:formula="of:=((StereoRes-2*[.A447])*[.B447]/(2*StereoF))-((-StereoRes*[.B447])/(2*StereoF))" office:value-type="float" office:value="0.0632935560859189">
            <text:p>0.06329356</text:p>
          </table:table-cell>
          <table:table-cell table:number-columns-repeated="252"/>
          <table:table-cell table:style-name="ce2" table:number-columns-repeated="767"/>
        </table:table-row>
        <table:table-row table:style-name="ro2">
          <table:table-cell table:style-name="ce6" office:value-type="float" office:value="420">
            <text:p>420</text:p>
          </table:table-cell>
          <table:table-cell table:style-name="ce11" table:formula="of:=IF([.A448]&lt;StereoRes;(B/100)*StereoF/[.A448];0)" office:value-type="float" office:value="0.232228571428571">
            <text:p>0.23222857</text:p>
          </table:table-cell>
          <table:table-cell table:style-name="ce13" table:formula="of:=IF([.A448]&lt;StereoRes;StereoF*(B/100)*CorrAccuracy/([.A448]*[.A448]);0)" office:value-type="float" office:value="0.000110585034013605">
            <text:p>0.0001</text:p>
          </table:table-cell>
          <table:table-cell table:style-name="ce11" table:formula="of:=IF([.A448]&lt;StereoRes;2*ATAN((StereoRes-[.A448])/(2*StereoF))*180/3.14;0)" office:value-type="float" office:value="15.4223735473933">
            <text:p>15.42237355</text:p>
          </table:table-cell>
          <table:table-cell table:style-name="ce11" table:formula="of:=((StereoRes-2*[.A448])*[.B448]/(2*StereoF))-((-StereoRes*[.B448])/(2*StereoF))" office:value-type="float" office:value="0.0628571428571429">
            <text:p>0.06285714</text:p>
          </table:table-cell>
          <table:table-cell table:number-columns-repeated="252"/>
          <table:table-cell table:style-name="ce2" table:number-columns-repeated="767"/>
        </table:table-row>
        <table:table-row table:style-name="ro2">
          <table:table-cell table:style-name="ce6" office:value-type="float" office:value="421">
            <text:p>421</text:p>
          </table:table-cell>
          <table:table-cell table:style-name="ce11" table:formula="of:=IF([.A449]&lt;StereoRes;(B/100)*StereoF/[.A449];0)" office:value-type="float" office:value="0.231676959619952">
            <text:p>0.23167696</text:p>
          </table:table-cell>
          <table:table-cell table:style-name="ce13" table:formula="of:=IF([.A449]&lt;StereoRes;StereoF*(B/100)*CorrAccuracy/([.A449]*[.A449]);0)" office:value-type="float" office:value="0.000110060313358647">
            <text:p>0.0001</text:p>
          </table:table-cell>
          <table:table-cell table:style-name="ce11" table:formula="of:=IF([.A449]&lt;StereoRes;2*ATAN((StereoRes-[.A449])/(2*StereoF))*180/3.14;0)" office:value-type="float" office:value="15.3531087965398">
            <text:p>15.35310880</text:p>
          </table:table-cell>
          <table:table-cell table:style-name="ce11" table:formula="of:=((StereoRes-2*[.A449])*[.B449]/(2*StereoF))-((-StereoRes*[.B449])/(2*StereoF))" office:value-type="float" office:value="0.0624228028503563">
            <text:p>0.06242280</text:p>
          </table:table-cell>
          <table:table-cell table:number-columns-repeated="252"/>
          <table:table-cell table:style-name="ce2" table:number-columns-repeated="767"/>
        </table:table-row>
        <table:table-row table:style-name="ro2">
          <table:table-cell table:style-name="ce6" office:value-type="float" office:value="422">
            <text:p>422</text:p>
          </table:table-cell>
          <table:table-cell table:style-name="ce11" table:formula="of:=IF([.A450]&lt;StereoRes;(B/100)*StereoF/[.A450];0)" office:value-type="float" office:value="0.231127962085308">
            <text:p>0.23112796</text:p>
          </table:table-cell>
          <table:table-cell table:style-name="ce13" table:formula="of:=IF([.A450]&lt;StereoRes;StereoF*(B/100)*CorrAccuracy/([.A450]*[.A450]);0)" office:value-type="float" office:value="0.000109539318523843">
            <text:p>0.0001</text:p>
          </table:table-cell>
          <table:table-cell table:style-name="ce11" table:formula="of:=IF([.A450]&lt;StereoRes;2*ATAN((StereoRes-[.A450])/(2*StereoF))*180/3.14;0)" office:value-type="float" office:value="15.2838327689671">
            <text:p>15.28383277</text:p>
          </table:table-cell>
          <table:table-cell table:style-name="ce11" table:formula="of:=((StereoRes-2*[.A450])*[.B450]/(2*StereoF))-((-StereoRes*[.B450])/(2*StereoF))" office:value-type="float" office:value="0.0619905213270142">
            <text:p>0.06199052</text:p>
          </table:table-cell>
          <table:table-cell table:number-columns-repeated="252"/>
          <table:table-cell table:style-name="ce2" table:number-columns-repeated="767"/>
        </table:table-row>
        <table:table-row table:style-name="ro2">
          <table:table-cell table:style-name="ce6" office:value-type="float" office:value="423">
            <text:p>423</text:p>
          </table:table-cell>
          <table:table-cell table:style-name="ce11" table:formula="of:=IF([.A451]&lt;StereoRes;(B/100)*StereoF/[.A451];0)" office:value-type="float" office:value="0.230581560283688">
            <text:p>0.23058156</text:p>
          </table:table-cell>
          <table:table-cell table:style-name="ce13" table:formula="of:=IF([.A451]&lt;StereoRes;StereoF*(B/100)*CorrAccuracy/([.A451]*[.A451]);0)" office:value-type="float" office:value="0.000109022014318529">
            <text:p>0.0001</text:p>
          </table:table-cell>
          <table:table-cell table:style-name="ce11" table:formula="of:=IF([.A451]&lt;StereoRes;2*ATAN((StereoRes-[.A451])/(2*StereoF))*180/3.14;0)" office:value-type="float" office:value="15.2145455125196">
            <text:p>15.21454551</text:p>
          </table:table-cell>
          <table:table-cell table:style-name="ce11" table:formula="of:=((StereoRes-2*[.A451])*[.B451]/(2*StereoF))-((-StereoRes*[.B451])/(2*StereoF))" office:value-type="float" office:value="0.0615602836879433">
            <text:p>0.06156028</text:p>
          </table:table-cell>
          <table:table-cell table:number-columns-repeated="252"/>
          <table:table-cell table:style-name="ce2" table:number-columns-repeated="767"/>
        </table:table-row>
        <table:table-row table:style-name="ro2">
          <table:table-cell table:style-name="ce6" office:value-type="float" office:value="424">
            <text:p>424</text:p>
          </table:table-cell>
          <table:table-cell table:style-name="ce11" table:formula="of:=IF([.A452]&lt;StereoRes;(B/100)*StereoF/[.A452];0)" office:value-type="float" office:value="0.230037735849057">
            <text:p>0.23003774</text:p>
          </table:table-cell>
          <table:table-cell table:style-name="ce13" table:formula="of:=IF([.A452]&lt;StereoRes;StereoF*(B/100)*CorrAccuracy/([.A452]*[.A452]);0)" office:value-type="float" office:value="0.000108508365966536">
            <text:p>0.0001</text:p>
          </table:table-cell>
          <table:table-cell table:style-name="ce11" table:formula="of:=IF([.A452]&lt;StereoRes;2*ATAN((StereoRes-[.A452])/(2*StereoF))*180/3.14;0)" office:value-type="float" office:value="15.1452470750904">
            <text:p>15.14524708</text:p>
          </table:table-cell>
          <table:table-cell table:style-name="ce11" table:formula="of:=((StereoRes-2*[.A452])*[.B452]/(2*StereoF))-((-StereoRes*[.B452])/(2*StereoF))" office:value-type="float" office:value="0.0611320754716981">
            <text:p>0.06113208</text:p>
          </table:table-cell>
          <table:table-cell table:number-columns-repeated="252"/>
          <table:table-cell table:style-name="ce2" table:number-columns-repeated="767"/>
        </table:table-row>
        <table:table-row table:style-name="ro2">
          <table:table-cell table:style-name="ce6" office:value-type="float" office:value="425">
            <text:p>425</text:p>
          </table:table-cell>
          <table:table-cell table:style-name="ce11" table:formula="of:=IF([.A453]&lt;StereoRes;(B/100)*StereoF/[.A453];0)" office:value-type="float" office:value="0.229496470588235">
            <text:p>0.22949647</text:p>
          </table:table-cell>
          <table:table-cell table:style-name="ce13" table:formula="of:=IF([.A453]&lt;StereoRes;StereoF*(B/100)*CorrAccuracy/([.A453]*[.A453]);0)" office:value-type="float" office:value="0.000107998339100346">
            <text:p>0.0001</text:p>
          </table:table-cell>
          <table:table-cell table:style-name="ce11" table:formula="of:=IF([.A453]&lt;StereoRes;2*ATAN((StereoRes-[.A453])/(2*StereoF))*180/3.14;0)" office:value-type="float" office:value="15.0759375046205">
            <text:p>15.07593750</text:p>
          </table:table-cell>
          <table:table-cell table:style-name="ce11" table:formula="of:=((StereoRes-2*[.A453])*[.B453]/(2*StereoF))-((-StereoRes*[.B453])/(2*StereoF))" office:value-type="float" office:value="0.0607058823529412">
            <text:p>0.06070588</text:p>
          </table:table-cell>
          <table:table-cell table:number-columns-repeated="252"/>
          <table:table-cell table:style-name="ce2" table:number-columns-repeated="767"/>
        </table:table-row>
        <table:table-row table:style-name="ro2">
          <table:table-cell table:style-name="ce6" office:value-type="float" office:value="426">
            <text:p>426</text:p>
          </table:table-cell>
          <table:table-cell table:style-name="ce11" table:formula="of:=IF([.A454]&lt;StereoRes;(B/100)*StereoF/[.A454];0)" office:value-type="float" office:value="0.228957746478873">
            <text:p>0.22895775</text:p>
          </table:table-cell>
          <table:table-cell table:style-name="ce13" table:formula="of:=IF([.A454]&lt;StereoRes;StereoF*(B/100)*CorrAccuracy/([.A454]*[.A454]);0)" office:value-type="float" office:value="0.00010749189975534">
            <text:p>0.0001</text:p>
          </table:table-cell>
          <table:table-cell table:style-name="ce11" table:formula="of:=IF([.A454]&lt;StereoRes;2*ATAN((StereoRes-[.A454])/(2*StereoF))*180/3.14;0)" office:value-type="float" office:value="15.0066168490986">
            <text:p>15.00661685</text:p>
          </table:table-cell>
          <table:table-cell table:style-name="ce11" table:formula="of:=((StereoRes-2*[.A454])*[.B454]/(2*StereoF))-((-StereoRes*[.B454])/(2*StereoF))" office:value-type="float" office:value="0.0602816901408451">
            <text:p>0.06028169</text:p>
          </table:table-cell>
          <table:table-cell table:number-columns-repeated="252"/>
          <table:table-cell table:style-name="ce2" table:number-columns-repeated="767"/>
        </table:table-row>
        <table:table-row table:style-name="ro2">
          <table:table-cell table:style-name="ce6" office:value-type="float" office:value="427">
            <text:p>427</text:p>
          </table:table-cell>
          <table:table-cell table:style-name="ce11" table:formula="of:=IF([.A455]&lt;StereoRes;(B/100)*StereoF/[.A455];0)" office:value-type="float" office:value="0.228421545667447">
            <text:p>0.22842155</text:p>
          </table:table-cell>
          <table:table-cell table:style-name="ce13" table:formula="of:=IF([.A455]&lt;StereoRes;StereoF*(B/100)*CorrAccuracy/([.A455]*[.A455]);0)" office:value-type="float" office:value="0.000106989014364144">
            <text:p>0.0001</text:p>
          </table:table-cell>
          <table:table-cell table:style-name="ce11" table:formula="of:=IF([.A455]&lt;StereoRes;2*ATAN((StereoRes-[.A455])/(2*StereoF))*180/3.14;0)" office:value-type="float" office:value="14.9372851565618">
            <text:p>14.93728516</text:p>
          </table:table-cell>
          <table:table-cell table:style-name="ce11" table:formula="of:=((StereoRes-2*[.A455])*[.B455]/(2*StereoF))-((-StereoRes*[.B455])/(2*StereoF))" office:value-type="float" office:value="0.0598594847775176">
            <text:p>0.05985948</text:p>
          </table:table-cell>
          <table:table-cell table:number-columns-repeated="252"/>
          <table:table-cell table:style-name="ce2" table:number-columns-repeated="767"/>
        </table:table-row>
        <table:table-row table:style-name="ro2">
          <table:table-cell table:style-name="ce6" office:value-type="float" office:value="428">
            <text:p>428</text:p>
          </table:table-cell>
          <table:table-cell table:style-name="ce11" table:formula="of:=IF([.A456]&lt;StereoRes;(B/100)*StereoF/[.A456];0)" office:value-type="float" office:value="0.22788785046729">
            <text:p>0.22788785</text:p>
          </table:table-cell>
          <table:table-cell table:style-name="ce13" table:formula="of:=IF([.A456]&lt;StereoRes;StereoF*(B/100)*CorrAccuracy/([.A456]*[.A456]);0)" office:value-type="float" office:value="0.00010648964975107">
            <text:p>0.0001</text:p>
          </table:table-cell>
          <table:table-cell table:style-name="ce11" table:formula="of:=IF([.A456]&lt;StereoRes;2*ATAN((StereoRes-[.A456])/(2*StereoF))*180/3.14;0)" office:value-type="float" office:value="14.8679424750941">
            <text:p>14.86794248</text:p>
          </table:table-cell>
          <table:table-cell table:style-name="ce11" table:formula="of:=((StereoRes-2*[.A456])*[.B456]/(2*StereoF))-((-StereoRes*[.B456])/(2*StereoF))" office:value-type="float" office:value="0.0594392523364486">
            <text:p>0.05943925</text:p>
          </table:table-cell>
          <table:table-cell table:number-columns-repeated="252"/>
          <table:table-cell table:style-name="ce2" table:number-columns-repeated="767"/>
        </table:table-row>
        <table:table-row table:style-name="ro2">
          <table:table-cell table:style-name="ce6" office:value-type="float" office:value="429">
            <text:p>429</text:p>
          </table:table-cell>
          <table:table-cell table:style-name="ce11" table:formula="of:=IF([.A457]&lt;StereoRes;(B/100)*StereoF/[.A457];0)" office:value-type="float" office:value="0.227356643356643">
            <text:p>0.22735664</text:p>
          </table:table-cell>
          <table:table-cell table:style-name="ce13" table:formula="of:=IF([.A457]&lt;StereoRes;StereoF*(B/100)*CorrAccuracy/([.A457]*[.A457]);0)" office:value-type="float" office:value="0.00010599377312664">
            <text:p>0.0001</text:p>
          </table:table-cell>
          <table:table-cell table:style-name="ce11" table:formula="of:=IF([.A457]&lt;StereoRes;2*ATAN((StereoRes-[.A457])/(2*StereoF))*180/3.14;0)" office:value-type="float" office:value="14.7985888528274">
            <text:p>14.79858885</text:p>
          </table:table-cell>
          <table:table-cell table:style-name="ce11" table:formula="of:=((StereoRes-2*[.A457])*[.B457]/(2*StereoF))-((-StereoRes*[.B457])/(2*StereoF))" office:value-type="float" office:value="0.059020979020979">
            <text:p>0.05902098</text:p>
          </table:table-cell>
          <table:table-cell table:number-columns-repeated="252"/>
          <table:table-cell table:style-name="ce2" table:number-columns-repeated="767"/>
        </table:table-row>
        <table:table-row table:style-name="ro2">
          <table:table-cell table:style-name="ce6" office:value-type="float" office:value="430">
            <text:p>430</text:p>
          </table:table-cell>
          <table:table-cell table:style-name="ce11" table:formula="of:=IF([.A458]&lt;StereoRes;(B/100)*StereoF/[.A458];0)" office:value-type="float" office:value="0.226827906976744">
            <text:p>0.22682791</text:p>
          </table:table-cell>
          <table:table-cell table:style-name="ce13" table:formula="of:=IF([.A458]&lt;StereoRes;StereoF*(B/100)*CorrAccuracy/([.A458]*[.A458]);0)" office:value-type="float" office:value="0.000105501352082207">
            <text:p>0.0001</text:p>
          </table:table-cell>
          <table:table-cell table:style-name="ce11" table:formula="of:=IF([.A458]&lt;StereoRes;2*ATAN((StereoRes-[.A458])/(2*StereoF))*180/3.14;0)" office:value-type="float" office:value="14.7292243379406">
            <text:p>14.72922434</text:p>
          </table:table-cell>
          <table:table-cell table:style-name="ce11" table:formula="of:=((StereoRes-2*[.A458])*[.B458]/(2*StereoF))-((-StereoRes*[.B458])/(2*StereoF))" office:value-type="float" office:value="0.0586046511627907">
            <text:p>0.05860465</text:p>
          </table:table-cell>
          <table:table-cell table:number-columns-repeated="252"/>
          <table:table-cell table:style-name="ce2" table:number-columns-repeated="767"/>
        </table:table-row>
        <table:table-row table:style-name="ro2">
          <table:table-cell table:style-name="ce6" office:value-type="float" office:value="431">
            <text:p>431</text:p>
          </table:table-cell>
          <table:table-cell table:style-name="ce11" table:formula="of:=IF([.A459]&lt;StereoRes;(B/100)*StereoF/[.A459];0)" office:value-type="float" office:value="0.22630162412993">
            <text:p>0.22630162</text:p>
          </table:table-cell>
          <table:table-cell table:style-name="ce13" table:formula="of:=IF([.A459]&lt;StereoRes;StereoF*(B/100)*CorrAccuracy/([.A459]*[.A459]);0)" office:value-type="float" office:value="0.000105012354584654">
            <text:p>0.0001</text:p>
          </table:table-cell>
          <table:table-cell table:style-name="ce11" table:formula="of:=IF([.A459]&lt;StereoRes;2*ATAN((StereoRes-[.A459])/(2*StereoF))*180/3.14;0)" office:value-type="float" office:value="14.6598489786597">
            <text:p>14.65984898</text:p>
          </table:table-cell>
          <table:table-cell table:style-name="ce11" table:formula="of:=((StereoRes-2*[.A459])*[.B459]/(2*StereoF))-((-StereoRes*[.B459])/(2*StereoF))" office:value-type="float" office:value="0.0581902552204176">
            <text:p>0.05819026</text:p>
          </table:table-cell>
          <table:table-cell table:number-columns-repeated="252"/>
          <table:table-cell table:style-name="ce2" table:number-columns-repeated="767"/>
        </table:table-row>
        <table:table-row table:style-name="ro2">
          <table:table-cell table:style-name="ce6" office:value-type="float" office:value="432">
            <text:p>432</text:p>
          </table:table-cell>
          <table:table-cell table:style-name="ce11" table:formula="of:=IF([.A460]&lt;StereoRes;(B/100)*StereoF/[.A460];0)" office:value-type="float" office:value="0.225777777777778">
            <text:p>0.22577778</text:p>
          </table:table-cell>
          <table:table-cell table:style-name="ce13" table:formula="of:=IF([.A460]&lt;StereoRes;StereoF*(B/100)*CorrAccuracy/([.A460]*[.A460]);0)" office:value-type="float" office:value="0.000104526748971193">
            <text:p>0.0001</text:p>
          </table:table-cell>
          <table:table-cell table:style-name="ce11" table:formula="of:=IF([.A460]&lt;StereoRes;2*ATAN((StereoRes-[.A460])/(2*StereoF))*180/3.14;0)" office:value-type="float" office:value="14.5904628232575">
            <text:p>14.59046282</text:p>
          </table:table-cell>
          <table:table-cell table:style-name="ce11" table:formula="of:=((StereoRes-2*[.A460])*[.B460]/(2*StereoF))-((-StereoRes*[.B460])/(2*StereoF))" office:value-type="float" office:value="0.0577777777777778">
            <text:p>0.05777778</text:p>
          </table:table-cell>
          <table:table-cell table:number-columns-repeated="252"/>
          <table:table-cell table:style-name="ce2" table:number-columns-repeated="767"/>
        </table:table-row>
        <table:table-row table:style-name="ro2">
          <table:table-cell table:style-name="ce6" office:value-type="float" office:value="433">
            <text:p>433</text:p>
          </table:table-cell>
          <table:table-cell table:style-name="ce11" table:formula="of:=IF([.A461]&lt;StereoRes;(B/100)*StereoF/[.A461];0)" office:value-type="float" office:value="0.225256351039261">
            <text:p>0.22525635</text:p>
          </table:table-cell>
          <table:table-cell table:style-name="ce13" table:formula="of:=IF([.A461]&lt;StereoRes;StereoF*(B/100)*CorrAccuracy/([.A461]*[.A461]);0)" office:value-type="float" office:value="0.000104044503944231">
            <text:p>0.0001</text:p>
          </table:table-cell>
          <table:table-cell table:style-name="ce11" table:formula="of:=IF([.A461]&lt;StereoRes;2*ATAN((StereoRes-[.A461])/(2*StereoF))*180/3.14;0)" office:value-type="float" office:value="14.5210659200535">
            <text:p>14.52106592</text:p>
          </table:table-cell>
          <table:table-cell table:style-name="ce11" table:formula="of:=((StereoRes-2*[.A461])*[.B461]/(2*StereoF))-((-StereoRes*[.B461])/(2*StereoF))" office:value-type="float" office:value="0.0573672055427252">
            <text:p>0.05736721</text:p>
          </table:table-cell>
          <table:table-cell table:number-columns-repeated="252"/>
          <table:table-cell table:style-name="ce2" table:number-columns-repeated="767"/>
        </table:table-row>
        <table:table-row table:style-name="ro2">
          <table:table-cell table:style-name="ce6" office:value-type="float" office:value="434">
            <text:p>434</text:p>
          </table:table-cell>
          <table:table-cell table:style-name="ce11" table:formula="of:=IF([.A462]&lt;StereoRes;(B/100)*StereoF/[.A462];0)" office:value-type="float" office:value="0.22473732718894">
            <text:p>0.22473733</text:p>
          </table:table-cell>
          <table:table-cell table:style-name="ce13" table:formula="of:=IF([.A462]&lt;StereoRes;StereoF*(B/100)*CorrAccuracy/([.A462]*[.A462]);0)" office:value-type="float" office:value="0.000103565588566332">
            <text:p>0.0001</text:p>
          </table:table-cell>
          <table:table-cell table:style-name="ce11" table:formula="of:=IF([.A462]&lt;StereoRes;2*ATAN((StereoRes-[.A462])/(2*StereoF))*180/3.14;0)" office:value-type="float" office:value="14.4516583174137">
            <text:p>14.45165832</text:p>
          </table:table-cell>
          <table:table-cell table:style-name="ce11" table:formula="of:=((StereoRes-2*[.A462])*[.B462]/(2*StereoF))-((-StereoRes*[.B462])/(2*StereoF))" office:value-type="float" office:value="0.0569585253456221">
            <text:p>0.05695853</text:p>
          </table:table-cell>
          <table:table-cell table:number-columns-repeated="252"/>
          <table:table-cell table:style-name="ce2" table:number-columns-repeated="767"/>
        </table:table-row>
        <table:table-row table:style-name="ro2">
          <table:table-cell table:style-name="ce6" office:value-type="float" office:value="435">
            <text:p>435</text:p>
          </table:table-cell>
          <table:table-cell table:style-name="ce11" table:formula="of:=IF([.A463]&lt;StereoRes;(B/100)*StereoF/[.A463];0)" office:value-type="float" office:value="0.224220689655172">
            <text:p>0.22422069</text:p>
          </table:table-cell>
          <table:table-cell table:style-name="ce13" table:formula="of:=IF([.A463]&lt;StereoRes;StereoF*(B/100)*CorrAccuracy/([.A463]*[.A463]);0)" office:value-type="float" office:value="0.000103089972255252">
            <text:p>0.0001</text:p>
          </table:table-cell>
          <table:table-cell table:style-name="ce11" table:formula="of:=IF([.A463]&lt;StereoRes;2*ATAN((StereoRes-[.A463])/(2*StereoF))*180/3.14;0)" office:value-type="float" office:value="14.3822400637502">
            <text:p>14.38224006</text:p>
          </table:table-cell>
          <table:table-cell table:style-name="ce11" table:formula="of:=((StereoRes-2*[.A463])*[.B463]/(2*StereoF))-((-StereoRes*[.B463])/(2*StereoF))" office:value-type="float" office:value="0.056551724137931">
            <text:p>0.05655172</text:p>
          </table:table-cell>
          <table:table-cell table:number-columns-repeated="252"/>
          <table:table-cell table:style-name="ce2" table:number-columns-repeated="767"/>
        </table:table-row>
        <table:table-row table:style-name="ro2">
          <table:table-cell table:style-name="ce6" office:value-type="float" office:value="436">
            <text:p>436</text:p>
          </table:table-cell>
          <table:table-cell table:style-name="ce11" table:formula="of:=IF([.A464]&lt;StereoRes;(B/100)*StereoF/[.A464];0)" office:value-type="float" office:value="0.223706422018349">
            <text:p>0.22370642</text:p>
          </table:table-cell>
          <table:table-cell table:style-name="ce13" table:formula="of:=IF([.A464]&lt;StereoRes;StereoF*(B/100)*CorrAccuracy/([.A464]*[.A464]);0)" office:value-type="float" office:value="0.000102617624779059">
            <text:p>0.0001</text:p>
          </table:table-cell>
          <table:table-cell table:style-name="ce11" table:formula="of:=IF([.A464]&lt;StereoRes;2*ATAN((StereoRes-[.A464])/(2*StereoF))*180/3.14;0)" office:value-type="float" office:value="14.3128112075214">
            <text:p>14.31281121</text:p>
          </table:table-cell>
          <table:table-cell table:style-name="ce11" table:formula="of:=((StereoRes-2*[.A464])*[.B464]/(2*StereoF))-((-StereoRes*[.B464])/(2*StereoF))" office:value-type="float" office:value="0.0561467889908257">
            <text:p>0.05614679</text:p>
          </table:table-cell>
          <table:table-cell table:number-columns-repeated="252"/>
          <table:table-cell table:style-name="ce2" table:number-columns-repeated="767"/>
        </table:table-row>
        <table:table-row table:style-name="ro2">
          <table:table-cell table:style-name="ce6" office:value-type="float" office:value="437">
            <text:p>437</text:p>
          </table:table-cell>
          <table:table-cell table:style-name="ce11" table:formula="of:=IF([.A465]&lt;StereoRes;(B/100)*StereoF/[.A465];0)" office:value-type="float" office:value="0.223194508009153">
            <text:p>0.22319451</text:p>
          </table:table-cell>
          <table:table-cell table:style-name="ce13" table:formula="of:=IF([.A465]&lt;StereoRes;StereoF*(B/100)*CorrAccuracy/([.A465]*[.A465]);0)" office:value-type="float" office:value="0.000102148516251329">
            <text:p>0.0001</text:p>
          </table:table-cell>
          <table:table-cell table:style-name="ce11" table:formula="of:=IF([.A465]&lt;StereoRes;2*ATAN((StereoRes-[.A465])/(2*StereoF))*180/3.14;0)" office:value-type="float" office:value="14.2433717972317">
            <text:p>14.24337180</text:p>
          </table:table-cell>
          <table:table-cell table:style-name="ce11" table:formula="of:=((StereoRes-2*[.A465])*[.B465]/(2*StereoF))-((-StereoRes*[.B465])/(2*StereoF))" office:value-type="float" office:value="0.0557437070938215">
            <text:p>0.05574371</text:p>
          </table:table-cell>
          <table:table-cell table:number-columns-repeated="252"/>
          <table:table-cell table:style-name="ce2" table:number-columns-repeated="767"/>
        </table:table-row>
        <table:table-row table:style-name="ro2">
          <table:table-cell table:style-name="ce6" office:value-type="float" office:value="438">
            <text:p>438</text:p>
          </table:table-cell>
          <table:table-cell table:style-name="ce11" table:formula="of:=IF([.A466]&lt;StereoRes;(B/100)*StereoF/[.A466];0)" office:value-type="float" office:value="0.222684931506849">
            <text:p>0.22268493</text:p>
          </table:table-cell>
          <table:table-cell table:style-name="ce13" table:formula="of:=IF([.A466]&lt;StereoRes;StereoF*(B/100)*CorrAccuracy/([.A466]*[.A466]);0)" office:value-type="float" office:value="0.000101682617126415">
            <text:p>0.0001</text:p>
          </table:table-cell>
          <table:table-cell table:style-name="ce11" table:formula="of:=IF([.A466]&lt;StereoRes;2*ATAN((StereoRes-[.A466])/(2*StereoF))*180/3.14;0)" office:value-type="float" office:value="14.1739218814308">
            <text:p>14.17392188</text:p>
          </table:table-cell>
          <table:table-cell table:style-name="ce11" table:formula="of:=((StereoRes-2*[.A466])*[.B466]/(2*StereoF))-((-StereoRes*[.B466])/(2*StereoF))" office:value-type="float" office:value="0.0553424657534246">
            <text:p>0.05534247</text:p>
          </table:table-cell>
          <table:table-cell table:number-columns-repeated="252"/>
          <table:table-cell table:style-name="ce2" table:number-columns-repeated="767"/>
        </table:table-row>
        <table:table-row table:style-name="ro2">
          <table:table-cell table:style-name="ce6" office:value-type="float" office:value="439">
            <text:p>439</text:p>
          </table:table-cell>
          <table:table-cell table:style-name="ce11" table:formula="of:=IF([.A467]&lt;StereoRes;(B/100)*StereoF/[.A467];0)" office:value-type="float" office:value="0.222177676537585">
            <text:p>0.22217768</text:p>
          </table:table-cell>
          <table:table-cell table:style-name="ce13" table:formula="of:=IF([.A467]&lt;StereoRes;StereoF*(B/100)*CorrAccuracy/([.A467]*[.A467]);0)" office:value-type="float" office:value="0.0001012198981948">
            <text:p>0.0001</text:p>
          </table:table-cell>
          <table:table-cell table:style-name="ce11" table:formula="of:=IF([.A467]&lt;StereoRes;2*ATAN((StereoRes-[.A467])/(2*StereoF))*180/3.14;0)" office:value-type="float" office:value="14.1044615087144">
            <text:p>14.10446151</text:p>
          </table:table-cell>
          <table:table-cell table:style-name="ce11" table:formula="of:=((StereoRes-2*[.A467])*[.B467]/(2*StereoF))-((-StereoRes*[.B467])/(2*StereoF))" office:value-type="float" office:value="0.0549430523917995">
            <text:p>0.05494305</text:p>
          </table:table-cell>
          <table:table-cell table:number-columns-repeated="252"/>
          <table:table-cell table:style-name="ce2" table:number-columns-repeated="767"/>
        </table:table-row>
        <table:table-row table:style-name="ro2">
          <table:table-cell table:style-name="ce6" office:value-type="float" office:value="440">
            <text:p>440</text:p>
          </table:table-cell>
          <table:table-cell table:style-name="ce11" table:formula="of:=IF([.A468]&lt;StereoRes;(B/100)*StereoF/[.A468];0)" office:value-type="float" office:value="0.221672727272727">
            <text:p>0.22167273</text:p>
          </table:table-cell>
          <table:table-cell table:style-name="ce13" table:formula="of:=IF([.A468]&lt;StereoRes;StereoF*(B/100)*CorrAccuracy/([.A468]*[.A468]);0)" office:value-type="float" office:value="0.000100760330578512">
            <text:p>0.0001</text:p>
          </table:table-cell>
          <table:table-cell table:style-name="ce11" table:formula="of:=IF([.A468]&lt;StereoRes;2*ATAN((StereoRes-[.A468])/(2*StereoF))*180/3.14;0)" office:value-type="float" office:value="14.0349907277232">
            <text:p>14.03499073</text:p>
          </table:table-cell>
          <table:table-cell table:style-name="ce11" table:formula="of:=((StereoRes-2*[.A468])*[.B468]/(2*StereoF))-((-StereoRes*[.B468])/(2*StereoF))" office:value-type="float" office:value="0.0545454545454545">
            <text:p>0.05454545</text:p>
          </table:table-cell>
          <table:table-cell table:number-columns-repeated="252"/>
          <table:table-cell table:style-name="ce2" table:number-columns-repeated="767"/>
        </table:table-row>
        <table:table-row table:style-name="ro2">
          <table:table-cell table:style-name="ce6" office:value-type="float" office:value="441">
            <text:p>441</text:p>
          </table:table-cell>
          <table:table-cell table:style-name="ce11" table:formula="of:=IF([.A469]&lt;StereoRes;(B/100)*StereoF/[.A469];0)" office:value-type="float" office:value="0.221170068027211">
            <text:p>0.22117007</text:p>
          </table:table-cell>
          <table:table-cell table:style-name="ce13" table:formula="of:=IF([.A469]&lt;StereoRes;StereoF*(B/100)*CorrAccuracy/([.A469]*[.A469]);0)" office:value-type="float" office:value="0.000100303885726626">
            <text:p>0.0001</text:p>
          </table:table-cell>
          <table:table-cell table:style-name="ce11" table:formula="of:=IF([.A469]&lt;StereoRes;2*ATAN((StereoRes-[.A469])/(2*StereoF))*180/3.14;0)" office:value-type="float" office:value="13.9655095871433">
            <text:p>13.96550959</text:p>
          </table:table-cell>
          <table:table-cell table:style-name="ce11" table:formula="of:=((StereoRes-2*[.A469])*[.B469]/(2*StereoF))-((-StereoRes*[.B469])/(2*StereoF))" office:value-type="float" office:value="0.0541496598639456">
            <text:p>0.05414966</text:p>
          </table:table-cell>
          <table:table-cell table:number-columns-repeated="252"/>
          <table:table-cell table:style-name="ce2" table:number-columns-repeated="767"/>
        </table:table-row>
        <table:table-row table:style-name="ro2">
          <table:table-cell table:style-name="ce6" office:value-type="float" office:value="442">
            <text:p>442</text:p>
          </table:table-cell>
          <table:table-cell table:style-name="ce11" table:formula="of:=IF([.A470]&lt;StereoRes;(B/100)*StereoF/[.A470];0)" office:value-type="float" office:value="0.220669683257919">
            <text:p>0.22066968</text:p>
          </table:table-cell>
          <table:table-cell table:style-name="ce13" table:formula="of:=IF([.A470]&lt;StereoRes;StereoF*(B/100)*CorrAccuracy/([.A470]*[.A470]);0)" office:value-type="float" office:value="0.0000998505354108229">
            <text:p>0.0001</text:p>
          </table:table-cell>
          <table:table-cell table:style-name="ce11" table:formula="of:=IF([.A470]&lt;StereoRes;2*ATAN((StereoRes-[.A470])/(2*StereoF))*180/3.14;0)" office:value-type="float" office:value="13.8960181357056">
            <text:p>13.89601814</text:p>
          </table:table-cell>
          <table:table-cell table:style-name="ce11" table:formula="of:=((StereoRes-2*[.A470])*[.B470]/(2*StereoF))-((-StereoRes*[.B470])/(2*StereoF))" office:value-type="float" office:value="0.0537556561085973">
            <text:p>0.05375566</text:p>
          </table:table-cell>
          <table:table-cell table:number-columns-repeated="252"/>
          <table:table-cell table:style-name="ce2" table:number-columns-repeated="767"/>
        </table:table-row>
        <table:table-row table:style-name="ro2">
          <table:table-cell table:style-name="ce6" office:value-type="float" office:value="443">
            <text:p>443</text:p>
          </table:table-cell>
          <table:table-cell table:style-name="ce11" table:formula="of:=IF([.A471]&lt;StereoRes;(B/100)*StereoF/[.A471];0)" office:value-type="float" office:value="0.220171557562077">
            <text:p>0.22017156</text:p>
          </table:table-cell>
          <table:table-cell table:style-name="ce13" table:formula="of:=IF([.A471]&lt;StereoRes;StereoF*(B/100)*CorrAccuracy/([.A471]*[.A471]);0)" office:value-type="float" office:value="0.0000994002517210279">
            <text:p>0.0001</text:p>
          </table:table-cell>
          <table:table-cell table:style-name="ce11" table:formula="of:=IF([.A471]&lt;StereoRes;2*ATAN((StereoRes-[.A471])/(2*StereoF))*180/3.14;0)" office:value-type="float" office:value="13.8265164221858">
            <text:p>13.82651642</text:p>
          </table:table-cell>
          <table:table-cell table:style-name="ce11" table:formula="of:=((StereoRes-2*[.A471])*[.B471]/(2*StereoF))-((-StereoRes*[.B471])/(2*StereoF))" office:value-type="float" office:value="0.0533634311512415">
            <text:p>0.05336343</text:p>
          </table:table-cell>
          <table:table-cell table:number-columns-repeated="252"/>
          <table:table-cell table:style-name="ce2" table:number-columns-repeated="767"/>
        </table:table-row>
        <table:table-row table:style-name="ro2">
          <table:table-cell table:style-name="ce6" office:value-type="float" office:value="444">
            <text:p>444</text:p>
          </table:table-cell>
          <table:table-cell table:style-name="ce11" table:formula="of:=IF([.A472]&lt;StereoRes;(B/100)*StereoF/[.A472];0)" office:value-type="float" office:value="0.219675675675676">
            <text:p>0.21967568</text:p>
          </table:table-cell>
          <table:table-cell table:style-name="ce13" table:formula="of:=IF([.A472]&lt;StereoRes;StereoF*(B/100)*CorrAccuracy/([.A472]*[.A472]);0)" office:value-type="float" office:value="0.0000989530070611152">
            <text:p>0.0001</text:p>
          </table:table-cell>
          <table:table-cell table:style-name="ce11" table:formula="of:=IF([.A472]&lt;StereoRes;2*ATAN((StereoRes-[.A472])/(2*StereoF))*180/3.14;0)" office:value-type="float" office:value="13.7570044954042">
            <text:p>13.75700450</text:p>
          </table:table-cell>
          <table:table-cell table:style-name="ce11" table:formula="of:=((StereoRes-2*[.A472])*[.B472]/(2*StereoF))-((-StereoRes*[.B472])/(2*StereoF))" office:value-type="float" office:value="0.052972972972973">
            <text:p>0.05297297</text:p>
          </table:table-cell>
          <table:table-cell table:number-columns-repeated="252"/>
          <table:table-cell table:style-name="ce2" table:number-columns-repeated="767"/>
        </table:table-row>
        <table:table-row table:style-name="ro2">
          <table:table-cell table:style-name="ce6" office:value-type="float" office:value="445">
            <text:p>445</text:p>
          </table:table-cell>
          <table:table-cell table:style-name="ce11" table:formula="of:=IF([.A473]&lt;StereoRes;(B/100)*StereoF/[.A473];0)" office:value-type="float" office:value="0.21918202247191">
            <text:p>0.21918202</text:p>
          </table:table-cell>
          <table:table-cell table:style-name="ce13" table:formula="of:=IF([.A473]&lt;StereoRes;StereoF*(B/100)*CorrAccuracy/([.A473]*[.A473]);0)" office:value-type="float" office:value="0.0000985087741446787">
            <text:p>0.0001</text:p>
          </table:table-cell>
          <table:table-cell table:style-name="ce11" table:formula="of:=IF([.A473]&lt;StereoRes;2*ATAN((StereoRes-[.A473])/(2*StereoF))*180/3.14;0)" office:value-type="float" office:value="13.6874824042255">
            <text:p>13.68748240</text:p>
          </table:table-cell>
          <table:table-cell table:style-name="ce11" table:formula="of:=((StereoRes-2*[.A473])*[.B473]/(2*StereoF))-((-StereoRes*[.B473])/(2*StereoF))" office:value-type="float" office:value="0.0525842696629213">
            <text:p>0.05258427</text:p>
          </table:table-cell>
          <table:table-cell table:number-columns-repeated="252"/>
          <table:table-cell table:style-name="ce2" table:number-columns-repeated="767"/>
        </table:table-row>
        <table:table-row table:style-name="ro2">
          <table:table-cell table:style-name="ce6" office:value-type="float" office:value="446">
            <text:p>446</text:p>
          </table:table-cell>
          <table:table-cell table:style-name="ce11" table:formula="of:=IF([.A474]&lt;StereoRes;(B/100)*StereoF/[.A474];0)" office:value-type="float" office:value="0.218690582959641">
            <text:p>0.21869058</text:p>
          </table:table-cell>
          <table:table-cell table:style-name="ce13" table:formula="of:=IF([.A474]&lt;StereoRes;StereoF*(B/100)*CorrAccuracy/([.A474]*[.A474]);0)" office:value-type="float" office:value="0.0000980675259908705">
            <text:p>0.0001</text:p>
          </table:table-cell>
          <table:table-cell table:style-name="ce11" table:formula="of:=IF([.A474]&lt;StereoRes;2*ATAN((StereoRes-[.A474])/(2*StereoF))*180/3.14;0)" office:value-type="float" office:value="13.6179501975585">
            <text:p>13.61795020</text:p>
          </table:table-cell>
          <table:table-cell table:style-name="ce11" table:formula="of:=((StereoRes-2*[.A474])*[.B474]/(2*StereoF))-((-StereoRes*[.B474])/(2*StereoF))" office:value-type="float" office:value="0.0521973094170404">
            <text:p>0.05219731</text:p>
          </table:table-cell>
          <table:table-cell table:number-columns-repeated="252"/>
          <table:table-cell table:style-name="ce2" table:number-columns-repeated="767"/>
        </table:table-row>
        <table:table-row table:style-name="ro2">
          <table:table-cell table:style-name="ce6" office:value-type="float" office:value="447">
            <text:p>447</text:p>
          </table:table-cell>
          <table:table-cell table:style-name="ce11" table:formula="of:=IF([.A475]&lt;StereoRes;(B/100)*StereoF/[.A475];0)" office:value-type="float" office:value="0.218201342281879">
            <text:p>0.21820134</text:p>
          </table:table-cell>
          <table:table-cell table:style-name="ce13" table:formula="of:=IF([.A475]&lt;StereoRes;StereoF*(B/100)*CorrAccuracy/([.A475]*[.A475]);0)" office:value-type="float" office:value="0.0000976292359203039">
            <text:p>0.0001</text:p>
          </table:table-cell>
          <table:table-cell table:style-name="ce11" table:formula="of:=IF([.A475]&lt;StereoRes;2*ATAN((StereoRes-[.A475])/(2*StereoF))*180/3.14;0)" office:value-type="float" office:value="13.5484079243562">
            <text:p>13.54840792</text:p>
          </table:table-cell>
          <table:table-cell table:style-name="ce11" table:formula="of:=((StereoRes-2*[.A475])*[.B475]/(2*StereoF))-((-StereoRes*[.B475])/(2*StereoF))" office:value-type="float" office:value="0.0518120805369128">
            <text:p>0.05181208</text:p>
          </table:table-cell>
          <table:table-cell table:number-columns-repeated="252"/>
          <table:table-cell table:style-name="ce2" table:number-columns-repeated="767"/>
        </table:table-row>
        <table:table-row table:style-name="ro2">
          <table:table-cell table:style-name="ce6" office:value-type="float" office:value="448">
            <text:p>448</text:p>
          </table:table-cell>
          <table:table-cell table:style-name="ce11" table:formula="of:=IF([.A476]&lt;StereoRes;(B/100)*StereoF/[.A476];0)" office:value-type="float" office:value="0.217714285714286">
            <text:p>0.21771429</text:p>
          </table:table-cell>
          <table:table-cell table:style-name="ce13" table:formula="of:=IF([.A476]&lt;StereoRes;StereoF*(B/100)*CorrAccuracy/([.A476]*[.A476]);0)" office:value-type="float" office:value="0.0000971938775510204">
            <text:p>0.0001</text:p>
          </table:table-cell>
          <table:table-cell table:style-name="ce11" table:formula="of:=IF([.A476]&lt;StereoRes;2*ATAN((StereoRes-[.A476])/(2*StereoF))*180/3.14;0)" office:value-type="float" office:value="13.4788556336152">
            <text:p>13.47885563</text:p>
          </table:table-cell>
          <table:table-cell table:style-name="ce11" table:formula="of:=((StereoRes-2*[.A476])*[.B476]/(2*StereoF))-((-StereoRes*[.B476])/(2*StereoF))" office:value-type="float" office:value="0.0514285714285714">
            <text:p>0.05142857</text:p>
          </table:table-cell>
          <table:table-cell table:number-columns-repeated="252"/>
          <table:table-cell table:style-name="ce2" table:number-columns-repeated="767"/>
        </table:table-row>
        <table:table-row table:style-name="ro2">
          <table:table-cell table:style-name="ce6" office:value-type="float" office:value="449">
            <text:p>449</text:p>
          </table:table-cell>
          <table:table-cell table:style-name="ce11" table:formula="of:=IF([.A477]&lt;StereoRes;(B/100)*StereoF/[.A477];0)" office:value-type="float" office:value="0.217229398663697">
            <text:p>0.21722940</text:p>
          </table:table-cell>
          <table:table-cell table:style-name="ce13" table:formula="of:=IF([.A477]&lt;StereoRes;StereoF*(B/100)*CorrAccuracy/([.A477]*[.A477]);0)" office:value-type="float" office:value="0.0000967614247945198">
            <text:p>0.0001</text:p>
          </table:table-cell>
          <table:table-cell table:style-name="ce11" table:formula="of:=IF([.A477]&lt;StereoRes;2*ATAN((StereoRes-[.A477])/(2*StereoF))*180/3.14;0)" office:value-type="float" office:value="13.4092933743757">
            <text:p>13.40929337</text:p>
          </table:table-cell>
          <table:table-cell table:style-name="ce11" table:formula="of:=((StereoRes-2*[.A477])*[.B477]/(2*StereoF))-((-StereoRes*[.B477])/(2*StereoF))" office:value-type="float" office:value="0.0510467706013363">
            <text:p>0.05104677</text:p>
          </table:table-cell>
          <table:table-cell table:number-columns-repeated="252"/>
          <table:table-cell table:style-name="ce2" table:number-columns-repeated="767"/>
        </table:table-row>
        <table:table-row table:style-name="ro2">
          <table:table-cell table:style-name="ce6" office:value-type="float" office:value="450">
            <text:p>450</text:p>
          </table:table-cell>
          <table:table-cell table:style-name="ce11" table:formula="of:=IF([.A478]&lt;StereoRes;(B/100)*StereoF/[.A478];0)" office:value-type="float" office:value="0.216746666666667">
            <text:p>0.21674667</text:p>
          </table:table-cell>
          <table:table-cell table:style-name="ce13" table:formula="of:=IF([.A478]&lt;StereoRes;StereoF*(B/100)*CorrAccuracy/([.A478]*[.A478]);0)" office:value-type="float" office:value="0.0000963318518518518">
            <text:p>0.0001</text:p>
          </table:table-cell>
          <table:table-cell table:style-name="ce11" table:formula="of:=IF([.A478]&lt;StereoRes;2*ATAN((StereoRes-[.A478])/(2*StereoF))*180/3.14;0)" office:value-type="float" office:value="13.3397211957215">
            <text:p>13.33972120</text:p>
          </table:table-cell>
          <table:table-cell table:style-name="ce11" table:formula="of:=((StereoRes-2*[.A478])*[.B478]/(2*StereoF))-((-StereoRes*[.B478])/(2*StereoF))" office:value-type="float" office:value="0.0506666666666667">
            <text:p>0.05066667</text:p>
          </table:table-cell>
          <table:table-cell table:number-columns-repeated="252"/>
          <table:table-cell table:style-name="ce2" table:number-columns-repeated="767"/>
        </table:table-row>
        <table:table-row table:style-name="ro2">
          <table:table-cell table:style-name="ce6" office:value-type="float" office:value="451">
            <text:p>451</text:p>
          </table:table-cell>
          <table:table-cell table:style-name="ce11" table:formula="of:=IF([.A479]&lt;StereoRes;(B/100)*StereoF/[.A479];0)" office:value-type="float" office:value="0.216266075388027">
            <text:p>0.21626608</text:p>
          </table:table-cell>
          <table:table-cell table:style-name="ce13" table:formula="of:=IF([.A479]&lt;StereoRes;StereoF*(B/100)*CorrAccuracy/([.A479]*[.A479]);0)" office:value-type="float" office:value="0.0000959051332097679">
            <text:p>0.0001</text:p>
          </table:table-cell>
          <table:table-cell table:style-name="ce11" table:formula="of:=IF([.A479]&lt;StereoRes;2*ATAN((StereoRes-[.A479])/(2*StereoF))*180/3.14;0)" office:value-type="float" office:value="13.2701391467795">
            <text:p>13.27013915</text:p>
          </table:table-cell>
          <table:table-cell table:style-name="ce11" table:formula="of:=((StereoRes-2*[.A479])*[.B479]/(2*StereoF))-((-StereoRes*[.B479])/(2*StereoF))" office:value-type="float" office:value="0.0502882483370288">
            <text:p>0.05028825</text:p>
          </table:table-cell>
          <table:table-cell table:number-columns-repeated="252"/>
          <table:table-cell table:style-name="ce2" table:number-columns-repeated="767"/>
        </table:table-row>
        <table:table-row table:style-name="ro2">
          <table:table-cell table:style-name="ce6" office:value-type="float" office:value="452">
            <text:p>452</text:p>
          </table:table-cell>
          <table:table-cell table:style-name="ce11" table:formula="of:=IF([.A480]&lt;StereoRes;(B/100)*StereoF/[.A480];0)" office:value-type="float" office:value="0.215787610619469">
            <text:p>0.21578761</text:p>
          </table:table-cell>
          <table:table-cell table:style-name="ce13" table:formula="of:=IF([.A480]&lt;StereoRes;StereoF*(B/100)*CorrAccuracy/([.A480]*[.A480]);0)" office:value-type="float" office:value="0.0000954812436369332">
            <text:p>0.0001</text:p>
          </table:table-cell>
          <table:table-cell table:style-name="ce11" table:formula="of:=IF([.A480]&lt;StereoRes;2*ATAN((StereoRes-[.A480])/(2*StereoF))*180/3.14;0)" office:value-type="float" office:value="13.2005472767197">
            <text:p>13.20054728</text:p>
          </table:table-cell>
          <table:table-cell table:style-name="ce11" table:formula="of:=((StereoRes-2*[.A480])*[.B480]/(2*StereoF))-((-StereoRes*[.B480])/(2*StereoF))" office:value-type="float" office:value="0.0499115044247788">
            <text:p>0.04991150</text:p>
          </table:table-cell>
          <table:table-cell table:number-columns-repeated="252"/>
          <table:table-cell table:style-name="ce2" table:number-columns-repeated="767"/>
        </table:table-row>
        <table:table-row table:style-name="ro2">
          <table:table-cell table:style-name="ce6" office:value-type="float" office:value="453">
            <text:p>453</text:p>
          </table:table-cell>
          <table:table-cell table:style-name="ce11" table:formula="of:=IF([.A481]&lt;StereoRes;(B/100)*StereoF/[.A481];0)" office:value-type="float" office:value="0.215311258278146">
            <text:p>0.21531126</text:p>
          </table:table-cell>
          <table:table-cell table:style-name="ce13" table:formula="of:=IF([.A481]&lt;StereoRes;StereoF*(B/100)*CorrAccuracy/([.A481]*[.A481]);0)" office:value-type="float" office:value="0.0000950601581801968">
            <text:p>0.0001</text:p>
          </table:table-cell>
          <table:table-cell table:style-name="ce11" table:formula="of:=IF([.A481]&lt;StereoRes;2*ATAN((StereoRes-[.A481])/(2*StereoF))*180/3.14;0)" office:value-type="float" office:value="13.1309456347547">
            <text:p>13.13094563</text:p>
          </table:table-cell>
          <table:table-cell table:style-name="ce11" table:formula="of:=((StereoRes-2*[.A481])*[.B481]/(2*StereoF))-((-StereoRes*[.B481])/(2*StereoF))" office:value-type="float" office:value="0.0495364238410596">
            <text:p>0.04953642</text:p>
          </table:table-cell>
          <table:table-cell table:number-columns-repeated="252"/>
          <table:table-cell table:style-name="ce2" table:number-columns-repeated="767"/>
        </table:table-row>
        <table:table-row table:style-name="ro2">
          <table:table-cell table:style-name="ce6" office:value-type="float" office:value="454">
            <text:p>454</text:p>
          </table:table-cell>
          <table:table-cell table:style-name="ce11" table:formula="of:=IF([.A482]&lt;StereoRes;(B/100)*StereoF/[.A482];0)" office:value-type="float" office:value="0.214837004405286">
            <text:p>0.21483700</text:p>
          </table:table-cell>
          <table:table-cell table:style-name="ce13" table:formula="of:=IF([.A482]&lt;StereoRes;StereoF*(B/100)*CorrAccuracy/([.A482]*[.A482]);0)" office:value-type="float" office:value="0.0000946418521609191">
            <text:p>0.0001</text:p>
          </table:table-cell>
          <table:table-cell table:style-name="ce11" table:formula="of:=IF([.A482]&lt;StereoRes;2*ATAN((StereoRes-[.A482])/(2*StereoF))*180/3.14;0)" office:value-type="float" office:value="13.0613342701401">
            <text:p>13.06133427</text:p>
          </table:table-cell>
          <table:table-cell table:style-name="ce11" table:formula="of:=((StereoRes-2*[.A482])*[.B482]/(2*StereoF))-((-StereoRes*[.B482])/(2*StereoF))" office:value-type="float" office:value="0.0491629955947137">
            <text:p>0.04916300</text:p>
          </table:table-cell>
          <table:table-cell table:number-columns-repeated="252"/>
          <table:table-cell table:style-name="ce2" table:number-columns-repeated="767"/>
        </table:table-row>
        <table:table-row table:style-name="ro2">
          <table:table-cell table:style-name="ce6" office:value-type="float" office:value="455">
            <text:p>455</text:p>
          </table:table-cell>
          <table:table-cell table:style-name="ce11" table:formula="of:=IF([.A483]&lt;StereoRes;(B/100)*StereoF/[.A483];0)" office:value-type="float" office:value="0.214364835164835">
            <text:p>0.21436484</text:p>
          </table:table-cell>
          <table:table-cell table:style-name="ce13" table:formula="of:=IF([.A483]&lt;StereoRes;StereoF*(B/100)*CorrAccuracy/([.A483]*[.A483]);0)" office:value-type="float" office:value="0.0000942263011713561">
            <text:p>0.0001</text:p>
          </table:table-cell>
          <table:table-cell table:style-name="ce11" table:formula="of:=IF([.A483]&lt;StereoRes;2*ATAN((StereoRes-[.A483])/(2*StereoF))*180/3.14;0)" office:value-type="float" office:value="12.9917132321736">
            <text:p>12.99171323</text:p>
          </table:table-cell>
          <table:table-cell table:style-name="ce11" table:formula="of:=((StereoRes-2*[.A483])*[.B483]/(2*StereoF))-((-StereoRes*[.B483])/(2*StereoF))" office:value-type="float" office:value="0.0487912087912088">
            <text:p>0.04879121</text:p>
          </table:table-cell>
          <table:table-cell table:number-columns-repeated="252"/>
          <table:table-cell table:style-name="ce2" table:number-columns-repeated="767"/>
        </table:table-row>
        <table:table-row table:style-name="ro2">
          <table:table-cell table:style-name="ce6" office:value-type="float" office:value="456">
            <text:p>456</text:p>
          </table:table-cell>
          <table:table-cell table:style-name="ce11" table:formula="of:=IF([.A484]&lt;StereoRes;(B/100)*StereoF/[.A484];0)" office:value-type="float" office:value="0.213894736842105">
            <text:p>0.21389474</text:p>
          </table:table-cell>
          <table:table-cell table:style-name="ce13" table:formula="of:=IF([.A484]&lt;StereoRes;StereoF*(B/100)*CorrAccuracy/([.A484]*[.A484]);0)" office:value-type="float" office:value="0.0000938134810710988">
            <text:p>0.0001</text:p>
          </table:table-cell>
          <table:table-cell table:style-name="ce11" table:formula="of:=IF([.A484]&lt;StereoRes;2*ATAN((StereoRes-[.A484])/(2*StereoF))*180/3.14;0)" office:value-type="float" office:value="12.9220825701953">
            <text:p>12.92208257</text:p>
          </table:table-cell>
          <table:table-cell table:style-name="ce11" table:formula="of:=((StereoRes-2*[.A484])*[.B484]/(2*StereoF))-((-StereoRes*[.B484])/(2*StereoF))" office:value-type="float" office:value="0.048421052631579">
            <text:p>0.04842105</text:p>
          </table:table-cell>
          <table:table-cell table:number-columns-repeated="252"/>
          <table:table-cell table:style-name="ce2" table:number-columns-repeated="767"/>
        </table:table-row>
        <table:table-row table:style-name="ro2">
          <table:table-cell table:style-name="ce6" office:value-type="float" office:value="457">
            <text:p>457</text:p>
          </table:table-cell>
          <table:table-cell table:style-name="ce11" table:formula="of:=IF([.A485]&lt;StereoRes;(B/100)*StereoF/[.A485];0)" office:value-type="float" office:value="0.213426695842451">
            <text:p>0.21342670</text:p>
          </table:table-cell>
          <table:table-cell table:style-name="ce13" table:formula="of:=IF([.A485]&lt;StereoRes;StereoF*(B/100)*CorrAccuracy/([.A485]*[.A485]);0)" office:value-type="float" office:value="0.0000934033679835671">
            <text:p>0.0001</text:p>
          </table:table-cell>
          <table:table-cell table:style-name="ce11" table:formula="of:=IF([.A485]&lt;StereoRes;2*ATAN((StereoRes-[.A485])/(2*StereoF))*180/3.14;0)" office:value-type="float" office:value="12.8524423335874">
            <text:p>12.85244233</text:p>
          </table:table-cell>
          <table:table-cell table:style-name="ce11" table:formula="of:=((StereoRes-2*[.A485])*[.B485]/(2*StereoF))-((-StereoRes*[.B485])/(2*StereoF))" office:value-type="float" office:value="0.0480525164113786">
            <text:p>0.04805252</text:p>
          </table:table-cell>
          <table:table-cell table:number-columns-repeated="252"/>
          <table:table-cell table:style-name="ce2" table:number-columns-repeated="767"/>
        </table:table-row>
        <table:table-row table:style-name="ro2">
          <table:table-cell table:style-name="ce6" office:value-type="float" office:value="458">
            <text:p>458</text:p>
          </table:table-cell>
          <table:table-cell table:style-name="ce11" table:formula="of:=IF([.A486]&lt;StereoRes;(B/100)*StereoF/[.A486];0)" office:value-type="float" office:value="0.212960698689956">
            <text:p>0.21296070</text:p>
          </table:table-cell>
          <table:table-cell table:style-name="ce13" table:formula="of:=IF([.A486]&lt;StereoRes;StereoF*(B/100)*CorrAccuracy/([.A486]*[.A486]);0)" office:value-type="float" office:value="0.0000929959382925573">
            <text:p>0.0001</text:p>
          </table:table-cell>
          <table:table-cell table:style-name="ce11" table:formula="of:=IF([.A486]&lt;StereoRes;2*ATAN((StereoRes-[.A486])/(2*StereoF))*180/3.14;0)" office:value-type="float" office:value="12.7827925717739">
            <text:p>12.78279257</text:p>
          </table:table-cell>
          <table:table-cell table:style-name="ce11" table:formula="of:=((StereoRes-2*[.A486])*[.B486]/(2*StereoF))-((-StereoRes*[.B486])/(2*StereoF))" office:value-type="float" office:value="0.0476855895196506">
            <text:p>0.04768559</text:p>
          </table:table-cell>
          <table:table-cell table:number-columns-repeated="252"/>
          <table:table-cell table:style-name="ce2" table:number-columns-repeated="767"/>
        </table:table-row>
        <table:table-row table:style-name="ro2">
          <table:table-cell table:style-name="ce6" office:value-type="float" office:value="459">
            <text:p>459</text:p>
          </table:table-cell>
          <table:table-cell table:style-name="ce11" table:formula="of:=IF([.A487]&lt;StereoRes;(B/100)*StereoF/[.A487];0)" office:value-type="float" office:value="0.212496732026144">
            <text:p>0.21249673</text:p>
          </table:table-cell>
          <table:table-cell table:style-name="ce13" table:formula="of:=IF([.A487]&lt;StereoRes;StereoF*(B/100)*CorrAccuracy/([.A487]*[.A487]);0)" office:value-type="float" office:value="0.0000925911686388426">
            <text:p>0.0001</text:p>
          </table:table-cell>
          <table:table-cell table:style-name="ce11" table:formula="of:=IF([.A487]&lt;StereoRes;2*ATAN((StereoRes-[.A487])/(2*StereoF))*180/3.14;0)" office:value-type="float" office:value="12.7131333342202">
            <text:p>12.71313333</text:p>
          </table:table-cell>
          <table:table-cell table:style-name="ce11" table:formula="of:=((StereoRes-2*[.A487])*[.B487]/(2*StereoF))-((-StereoRes*[.B487])/(2*StereoF))" office:value-type="float" office:value="0.0473202614379085">
            <text:p>0.04732026</text:p>
          </table:table-cell>
          <table:table-cell table:number-columns-repeated="252"/>
          <table:table-cell table:style-name="ce2" table:number-columns-repeated="767"/>
        </table:table-row>
        <table:table-row table:style-name="ro2">
          <table:table-cell table:style-name="ce6" office:value-type="float" office:value="460">
            <text:p>460</text:p>
          </table:table-cell>
          <table:table-cell table:style-name="ce11" table:formula="of:=IF([.A488]&lt;StereoRes;(B/100)*StereoF/[.A488];0)" office:value-type="float" office:value="0.212034782608696">
            <text:p>0.21203478</text:p>
          </table:table-cell>
          <table:table-cell table:style-name="ce13" table:formula="of:=IF([.A488]&lt;StereoRes;StereoF*(B/100)*CorrAccuracy/([.A488]*[.A488]);0)" office:value-type="float" office:value="0.0000921890359168242">
            <text:p>0.0001</text:p>
          </table:table-cell>
          <table:table-cell table:style-name="ce11" table:formula="of:=IF([.A488]&lt;StereoRes;2*ATAN((StereoRes-[.A488])/(2*StereoF))*180/3.14;0)" office:value-type="float" office:value="12.6434646704336">
            <text:p>12.64346467</text:p>
          </table:table-cell>
          <table:table-cell table:style-name="ce11" table:formula="of:=((StereoRes-2*[.A488])*[.B488]/(2*StereoF))-((-StereoRes*[.B488])/(2*StereoF))" office:value-type="float" office:value="0.0469565217391304">
            <text:p>0.04695652</text:p>
          </table:table-cell>
          <table:table-cell table:number-columns-repeated="252"/>
          <table:table-cell table:style-name="ce2" table:number-columns-repeated="767"/>
        </table:table-row>
        <table:table-row table:style-name="ro2">
          <table:table-cell table:style-name="ce6" office:value-type="float" office:value="461">
            <text:p>461</text:p>
          </table:table-cell>
          <table:table-cell table:style-name="ce11" table:formula="of:=IF([.A489]&lt;StereoRes;(B/100)*StereoF/[.A489];0)" office:value-type="float" office:value="0.211574837310195">
            <text:p>0.21157484</text:p>
          </table:table-cell>
          <table:table-cell table:style-name="ce13" table:formula="of:=IF([.A489]&lt;StereoRes;StereoF*(B/100)*CorrAccuracy/([.A489]*[.A489]);0)" office:value-type="float" office:value="0.0000917895172712344">
            <text:p>0.0001</text:p>
          </table:table-cell>
          <table:table-cell table:style-name="ce11" table:formula="of:=IF([.A489]&lt;StereoRes;2*ATAN((StereoRes-[.A489])/(2*StereoF))*180/3.14;0)" office:value-type="float" office:value="12.5737866299622">
            <text:p>12.57378663</text:p>
          </table:table-cell>
          <table:table-cell table:style-name="ce11" table:formula="of:=((StereoRes-2*[.A489])*[.B489]/(2*StereoF))-((-StereoRes*[.B489])/(2*StereoF))" office:value-type="float" office:value="0.0465943600867679">
            <text:p>0.04659436</text:p>
          </table:table-cell>
          <table:table-cell table:number-columns-repeated="252"/>
          <table:table-cell table:style-name="ce2" table:number-columns-repeated="767"/>
        </table:table-row>
        <table:table-row table:style-name="ro2">
          <table:table-cell table:style-name="ce6" office:value-type="float" office:value="462">
            <text:p>462</text:p>
          </table:table-cell>
          <table:table-cell table:style-name="ce11" table:formula="of:=IF([.A490]&lt;StereoRes;(B/100)*StereoF/[.A490];0)" office:value-type="float" office:value="0.211116883116883">
            <text:p>0.21111688</text:p>
          </table:table-cell>
          <table:table-cell table:style-name="ce13" table:formula="of:=IF([.A490]&lt;StereoRes;StereoF*(B/100)*CorrAccuracy/([.A490]*[.A490]);0)" office:value-type="float" office:value="0.0000913925900938888">
            <text:p>0.0001</text:p>
          </table:table-cell>
          <table:table-cell table:style-name="ce11" table:formula="of:=IF([.A490]&lt;StereoRes;2*ATAN((StereoRes-[.A490])/(2*StereoF))*180/3.14;0)" office:value-type="float" office:value="12.5040992623954">
            <text:p>12.50409926</text:p>
          </table:table-cell>
          <table:table-cell table:style-name="ce11" table:formula="of:=((StereoRes-2*[.A490])*[.B490]/(2*StereoF))-((-StereoRes*[.B490])/(2*StereoF))" office:value-type="float" office:value="0.0462337662337662">
            <text:p>0.04623377</text:p>
          </table:table-cell>
          <table:table-cell table:number-columns-repeated="252"/>
          <table:table-cell table:style-name="ce2" table:number-columns-repeated="767"/>
        </table:table-row>
        <table:table-row table:style-name="ro2">
          <table:table-cell table:style-name="ce6" office:value-type="float" office:value="463">
            <text:p>463</text:p>
          </table:table-cell>
          <table:table-cell table:style-name="ce11" table:formula="of:=IF([.A491]&lt;StereoRes;(B/100)*StereoF/[.A491];0)" office:value-type="float" office:value="0.21066090712743">
            <text:p>0.21066091</text:p>
          </table:table-cell>
          <table:table-cell table:style-name="ce13" table:formula="of:=IF([.A491]&lt;StereoRes;StereoF*(B/100)*CorrAccuracy/([.A491]*[.A491]);0)" office:value-type="float" office:value="0.000090998232020488">
            <text:p>0.0001</text:p>
          </table:table-cell>
          <table:table-cell table:style-name="ce11" table:formula="of:=IF([.A491]&lt;StereoRes;2*ATAN((StereoRes-[.A491])/(2*StereoF))*180/3.14;0)" office:value-type="float" office:value="12.4344026173635">
            <text:p>12.43440262</text:p>
          </table:table-cell>
          <table:table-cell table:style-name="ce11" table:formula="of:=((StereoRes-2*[.A491])*[.B491]/(2*StereoF))-((-StereoRes*[.B491])/(2*StereoF))" office:value-type="float" office:value="0.0458747300215983">
            <text:p>0.04587473</text:p>
          </table:table-cell>
          <table:table-cell table:number-columns-repeated="252"/>
          <table:table-cell table:style-name="ce2" table:number-columns-repeated="767"/>
        </table:table-row>
        <table:table-row table:style-name="ro2">
          <table:table-cell table:style-name="ce6" office:value-type="float" office:value="464">
            <text:p>464</text:p>
          </table:table-cell>
          <table:table-cell table:style-name="ce11" table:formula="of:=IF([.A492]&lt;StereoRes;(B/100)*StereoF/[.A492];0)" office:value-type="float" office:value="0.210206896551724">
            <text:p>0.21020690</text:p>
          </table:table-cell>
          <table:table-cell table:style-name="ce13" table:formula="of:=IF([.A492]&lt;StereoRes;StereoF*(B/100)*CorrAccuracy/([.A492]*[.A492]);0)" office:value-type="float" office:value="0.0000906064209274673">
            <text:p>0.0001</text:p>
          </table:table-cell>
          <table:table-cell table:style-name="ce11" table:formula="of:=IF([.A492]&lt;StereoRes;2*ATAN((StereoRes-[.A492])/(2*StereoF))*180/3.14;0)" office:value-type="float" office:value="12.3646967445371">
            <text:p>12.36469674</text:p>
          </table:table-cell>
          <table:table-cell table:style-name="ce11" table:formula="of:=((StereoRes-2*[.A492])*[.B492]/(2*StereoF))-((-StereoRes*[.B492])/(2*StereoF))" office:value-type="float" office:value="0.0455172413793104">
            <text:p>0.04551724</text:p>
          </table:table-cell>
          <table:table-cell table:number-columns-repeated="252"/>
          <table:table-cell table:style-name="ce2" table:number-columns-repeated="767"/>
        </table:table-row>
        <table:table-row table:style-name="ro2">
          <table:table-cell table:style-name="ce6" office:value-type="float" office:value="465">
            <text:p>465</text:p>
          </table:table-cell>
          <table:table-cell table:style-name="ce11" table:formula="of:=IF([.A493]&lt;StereoRes;(B/100)*StereoF/[.A493];0)" office:value-type="float" office:value="0.209754838709677">
            <text:p>0.20975484</text:p>
          </table:table-cell>
          <table:table-cell table:style-name="ce13" table:formula="of:=IF([.A493]&lt;StereoRes;StereoF*(B/100)*CorrAccuracy/([.A493]*[.A493]);0)" office:value-type="float" office:value="0.0000902171349288935">
            <text:p>0.0001</text:p>
          </table:table-cell>
          <table:table-cell table:style-name="ce11" table:formula="of:=IF([.A493]&lt;StereoRes;2*ATAN((StereoRes-[.A493])/(2*StereoF))*180/3.14;0)" office:value-type="float" office:value="12.2949816936277">
            <text:p>12.29498169</text:p>
          </table:table-cell>
          <table:table-cell table:style-name="ce11" table:formula="of:=((StereoRes-2*[.A493])*[.B493]/(2*StereoF))-((-StereoRes*[.B493])/(2*StereoF))" office:value-type="float" office:value="0.0451612903225807">
            <text:p>0.04516129</text:p>
          </table:table-cell>
          <table:table-cell table:number-columns-repeated="252"/>
          <table:table-cell table:style-name="ce2" table:number-columns-repeated="767"/>
        </table:table-row>
        <table:table-row table:style-name="ro2">
          <table:table-cell table:style-name="ce6" office:value-type="float" office:value="466">
            <text:p>466</text:p>
          </table:table-cell>
          <table:table-cell table:style-name="ce11" table:formula="of:=IF([.A494]&lt;StereoRes;(B/100)*StereoF/[.A494];0)" office:value-type="float" office:value="0.209304721030043">
            <text:p>0.20930472</text:p>
          </table:table-cell>
          <table:table-cell table:style-name="ce13" table:formula="of:=IF([.A494]&lt;StereoRes;StereoF*(B/100)*CorrAccuracy/([.A494]*[.A494]);0)" office:value-type="float" office:value="0.0000898303523734089">
            <text:p>0.0001</text:p>
          </table:table-cell>
          <table:table-cell table:style-name="ce11" table:formula="of:=IF([.A494]&lt;StereoRes;2*ATAN((StereoRes-[.A494])/(2*StereoF))*180/3.14;0)" office:value-type="float" office:value="12.2252575143867">
            <text:p>12.22525751</text:p>
          </table:table-cell>
          <table:table-cell table:style-name="ce11" table:formula="of:=((StereoRes-2*[.A494])*[.B494]/(2*StereoF))-((-StereoRes*[.B494])/(2*StereoF))" office:value-type="float" office:value="0.0448068669527897">
            <text:p>0.04480687</text:p>
          </table:table-cell>
          <table:table-cell table:number-columns-repeated="252"/>
          <table:table-cell table:style-name="ce2" table:number-columns-repeated="767"/>
        </table:table-row>
        <table:table-row table:style-name="ro2">
          <table:table-cell table:style-name="ce6" office:value-type="float" office:value="467">
            <text:p>467</text:p>
          </table:table-cell>
          <table:table-cell table:style-name="ce11" table:formula="of:=IF([.A495]&lt;StereoRes;(B/100)*StereoF/[.A495];0)" office:value-type="float" office:value="0.20885653104925">
            <text:p>0.20885653</text:p>
          </table:table-cell>
          <table:table-cell table:style-name="ce13" table:formula="of:=IF([.A495]&lt;StereoRes;StereoF*(B/100)*CorrAccuracy/([.A495]*[.A495]);0)" office:value-type="float" office:value="0.0000894460518412208">
            <text:p>0.0001</text:p>
          </table:table-cell>
          <table:table-cell table:style-name="ce11" table:formula="of:=IF([.A495]&lt;StereoRes;2*ATAN((StereoRes-[.A495])/(2*StereoF))*180/3.14;0)" office:value-type="float" office:value="12.1555242566057">
            <text:p>12.15552426</text:p>
          </table:table-cell>
          <table:table-cell table:style-name="ce11" table:formula="of:=((StereoRes-2*[.A495])*[.B495]/(2*StereoF))-((-StereoRes*[.B495])/(2*StereoF))" office:value-type="float" office:value="0.0444539614561028">
            <text:p>0.04445396</text:p>
          </table:table-cell>
          <table:table-cell table:number-columns-repeated="252"/>
          <table:table-cell table:style-name="ce2" table:number-columns-repeated="767"/>
        </table:table-row>
        <table:table-row table:style-name="ro2">
          <table:table-cell table:style-name="ce6" office:value-type="float" office:value="468">
            <text:p>468</text:p>
          </table:table-cell>
          <table:table-cell table:style-name="ce11" table:formula="of:=IF([.A496]&lt;StereoRes;(B/100)*StereoF/[.A496];0)" office:value-type="float" office:value="0.208410256410256">
            <text:p>0.20841026</text:p>
          </table:table-cell>
          <table:table-cell table:style-name="ce13" table:formula="of:=IF([.A496]&lt;StereoRes;StereoF*(B/100)*CorrAccuracy/([.A496]*[.A496]);0)" office:value-type="float" office:value="0.0000890642121411352">
            <text:p>0.0001</text:p>
          </table:table-cell>
          <table:table-cell table:style-name="ce11" table:formula="of:=IF([.A496]&lt;StereoRes;2*ATAN((StereoRes-[.A496])/(2*StereoF))*180/3.14;0)" office:value-type="float" office:value="12.085781970116">
            <text:p>12.08578197</text:p>
          </table:table-cell>
          <table:table-cell table:style-name="ce11" table:formula="of:=((StereoRes-2*[.A496])*[.B496]/(2*StereoF))-((-StereoRes*[.B496])/(2*StereoF))" office:value-type="float" office:value="0.0441025641025641">
            <text:p>0.04410256</text:p>
          </table:table-cell>
          <table:table-cell table:number-columns-repeated="252"/>
          <table:table-cell table:style-name="ce2" table:number-columns-repeated="767"/>
        </table:table-row>
        <table:table-row table:style-name="ro2">
          <table:table-cell table:style-name="ce6" office:value-type="float" office:value="469">
            <text:p>469</text:p>
          </table:table-cell>
          <table:table-cell table:style-name="ce11" table:formula="of:=IF([.A497]&lt;StereoRes;(B/100)*StereoF/[.A497];0)" office:value-type="float" office:value="0.207965884861407">
            <text:p>0.20796588</text:p>
          </table:table-cell>
          <table:table-cell table:style-name="ce13" table:formula="of:=IF([.A497]&lt;StereoRes;StereoF*(B/100)*CorrAccuracy/([.A497]*[.A497]);0)" office:value-type="float" office:value="0.0000886848123076363">
            <text:p>0.0001</text:p>
          </table:table-cell>
          <table:table-cell table:style-name="ce11" table:formula="of:=IF([.A497]&lt;StereoRes;2*ATAN((StereoRes-[.A497])/(2*StereoF))*180/3.14;0)" office:value-type="float" office:value="12.0160307047888">
            <text:p>12.01603070</text:p>
          </table:table-cell>
          <table:table-cell table:style-name="ce11" table:formula="of:=((StereoRes-2*[.A497])*[.B497]/(2*StereoF))-((-StereoRes*[.B497])/(2*StereoF))" office:value-type="float" office:value="0.0437526652452026">
            <text:p>0.04375267</text:p>
          </table:table-cell>
          <table:table-cell table:number-columns-repeated="252"/>
          <table:table-cell table:style-name="ce2" table:number-columns-repeated="767"/>
        </table:table-row>
        <table:table-row table:style-name="ro2">
          <table:table-cell table:style-name="ce6" office:value-type="float" office:value="470">
            <text:p>470</text:p>
          </table:table-cell>
          <table:table-cell table:style-name="ce11" table:formula="of:=IF([.A498]&lt;StereoRes;(B/100)*StereoF/[.A498];0)" office:value-type="float" office:value="0.207523404255319">
            <text:p>0.20752340</text:p>
          </table:table-cell>
          <table:table-cell table:style-name="ce13" table:formula="of:=IF([.A498]&lt;StereoRes;StereoF*(B/100)*CorrAccuracy/([.A498]*[.A498]);0)" office:value-type="float" office:value="0.0000883078315980081">
            <text:p>0.0001</text:p>
          </table:table-cell>
          <table:table-cell table:style-name="ce11" table:formula="of:=IF([.A498]&lt;StereoRes;2*ATAN((StereoRes-[.A498])/(2*StereoF))*180/3.14;0)" office:value-type="float" office:value="11.9462705105343">
            <text:p>11.94627051</text:p>
          </table:table-cell>
          <table:table-cell table:style-name="ce11" table:formula="of:=((StereoRes-2*[.A498])*[.B498]/(2*StereoF))-((-StereoRes*[.B498])/(2*StereoF))" office:value-type="float" office:value="0.0434042553191489">
            <text:p>0.04340426</text:p>
          </table:table-cell>
          <table:table-cell table:number-columns-repeated="252"/>
          <table:table-cell table:style-name="ce2" table:number-columns-repeated="767"/>
        </table:table-row>
        <table:table-row table:style-name="ro2">
          <table:table-cell table:style-name="ce6" office:value-type="float" office:value="471">
            <text:p>471</text:p>
          </table:table-cell>
          <table:table-cell table:style-name="ce11" table:formula="of:=IF([.A499]&lt;StereoRes;(B/100)*StereoF/[.A499];0)" office:value-type="float" office:value="0.207082802547771">
            <text:p>0.20708280</text:p>
          </table:table-cell>
          <table:table-cell table:style-name="ce13" table:formula="of:=IF([.A499]&lt;StereoRes;StereoF*(B/100)*CorrAccuracy/([.A499]*[.A499]);0)" office:value-type="float" office:value="0.0000879332494894992">
            <text:p>0.0001</text:p>
          </table:table-cell>
          <table:table-cell table:style-name="ce11" table:formula="of:=IF([.A499]&lt;StereoRes;2*ATAN((StereoRes-[.A499])/(2*StereoF))*180/3.14;0)" office:value-type="float" office:value="11.8765014373023">
            <text:p>11.87650144</text:p>
          </table:table-cell>
          <table:table-cell table:style-name="ce11" table:formula="of:=((StereoRes-2*[.A499])*[.B499]/(2*StereoF))-((-StereoRes*[.B499])/(2*StereoF))" office:value-type="float" office:value="0.0430573248407643">
            <text:p>0.04305732</text:p>
          </table:table-cell>
          <table:table-cell table:number-columns-repeated="252"/>
          <table:table-cell table:style-name="ce2" table:number-columns-repeated="767"/>
        </table:table-row>
        <table:table-row table:style-name="ro2">
          <table:table-cell table:style-name="ce6" office:value-type="float" office:value="472">
            <text:p>472</text:p>
          </table:table-cell>
          <table:table-cell table:style-name="ce11" table:formula="of:=IF([.A500]&lt;StereoRes;(B/100)*StereoF/[.A500];0)" office:value-type="float" office:value="0.20664406779661">
            <text:p>0.20664407</text:p>
          </table:table-cell>
          <table:table-cell table:style-name="ce13" table:formula="of:=IF([.A500]&lt;StereoRes;StereoF*(B/100)*CorrAccuracy/([.A500]*[.A500]);0)" office:value-type="float" office:value="0.0000875610456765297">
            <text:p>0.0001</text:p>
          </table:table-cell>
          <table:table-cell table:style-name="ce11" table:formula="of:=IF([.A500]&lt;StereoRes;2*ATAN((StereoRes-[.A500])/(2*StereoF))*180/3.14;0)" office:value-type="float" office:value="11.8067235350816">
            <text:p>11.80672354</text:p>
          </table:table-cell>
          <table:table-cell table:style-name="ce11" table:formula="of:=((StereoRes-2*[.A500])*[.B500]/(2*StereoF))-((-StereoRes*[.B500])/(2*StereoF))" office:value-type="float" office:value="0.0427118644067797">
            <text:p>0.04271186</text:p>
          </table:table-cell>
          <table:table-cell table:number-columns-repeated="252"/>
          <table:table-cell table:style-name="ce2" table:number-columns-repeated="767"/>
        </table:table-row>
        <table:table-row table:style-name="ro2">
          <table:table-cell table:style-name="ce6" office:value-type="float" office:value="473">
            <text:p>473</text:p>
          </table:table-cell>
          <table:table-cell table:style-name="ce11" table:formula="of:=IF([.A501]&lt;StereoRes;(B/100)*StereoF/[.A501];0)" office:value-type="float" office:value="0.206207188160676">
            <text:p>0.20620719</text:p>
          </table:table-cell>
          <table:table-cell table:style-name="ce13" table:formula="of:=IF([.A501]&lt;StereoRes;StereoF*(B/100)*CorrAccuracy/([.A501]*[.A501]);0)" office:value-type="float" office:value="0.0000871912000679393">
            <text:p>0.0001</text:p>
          </table:table-cell>
          <table:table-cell table:style-name="ce11" table:formula="of:=IF([.A501]&lt;StereoRes;2*ATAN((StereoRes-[.A501])/(2*StereoF))*180/3.14;0)" office:value-type="float" office:value="11.7369368538995">
            <text:p>11.73693685</text:p>
          </table:table-cell>
          <table:table-cell table:style-name="ce11" table:formula="of:=((StereoRes-2*[.A501])*[.B501]/(2*StereoF))-((-StereoRes*[.B501])/(2*StereoF))" office:value-type="float" office:value="0.0423678646934461">
            <text:p>0.04236786</text:p>
          </table:table-cell>
          <table:table-cell table:number-columns-repeated="252"/>
          <table:table-cell table:style-name="ce2" table:number-columns-repeated="767"/>
        </table:table-row>
        <table:table-row table:style-name="ro2">
          <table:table-cell table:style-name="ce6" office:value-type="float" office:value="474">
            <text:p>474</text:p>
          </table:table-cell>
          <table:table-cell table:style-name="ce11" table:formula="of:=IF([.A502]&lt;StereoRes;(B/100)*StereoF/[.A502];0)" office:value-type="float" office:value="0.205772151898734">
            <text:p>0.20577215</text:p>
          </table:table-cell>
          <table:table-cell table:style-name="ce13" table:formula="of:=IF([.A502]&lt;StereoRes;StereoF*(B/100)*CorrAccuracy/([.A502]*[.A502]);0)" office:value-type="float" office:value="0.000086823692784276">
            <text:p>0.0001</text:p>
          </table:table-cell>
          <table:table-cell table:style-name="ce11" table:formula="of:=IF([.A502]&lt;StereoRes;2*ATAN((StereoRes-[.A502])/(2*StereoF))*180/3.14;0)" office:value-type="float" office:value="11.6671414438223">
            <text:p>11.66714144</text:p>
          </table:table-cell>
          <table:table-cell table:style-name="ce11" table:formula="of:=((StereoRes-2*[.A502])*[.B502]/(2*StereoF))-((-StereoRes*[.B502])/(2*StereoF))" office:value-type="float" office:value="0.0420253164556962">
            <text:p>0.04202532</text:p>
          </table:table-cell>
          <table:table-cell table:number-columns-repeated="252"/>
          <table:table-cell table:style-name="ce2" table:number-columns-repeated="767"/>
        </table:table-row>
        <table:table-row table:style-name="ro2">
          <table:table-cell table:style-name="ce6" office:value-type="float" office:value="475">
            <text:p>475</text:p>
          </table:table-cell>
          <table:table-cell table:style-name="ce11" table:formula="of:=IF([.A503]&lt;StereoRes;(B/100)*StereoF/[.A503];0)" office:value-type="float" office:value="0.205338947368421">
            <text:p>0.20533895</text:p>
          </table:table-cell>
          <table:table-cell table:style-name="ce13" table:formula="of:=IF([.A503]&lt;StereoRes;StereoF*(B/100)*CorrAccuracy/([.A503]*[.A503]);0)" office:value-type="float" office:value="0.0000864585041551247">
            <text:p>0.0001</text:p>
          </table:table-cell>
          <table:table-cell table:style-name="ce11" table:formula="of:=IF([.A503]&lt;StereoRes;2*ATAN((StereoRes-[.A503])/(2*StereoF))*180/3.14;0)" office:value-type="float" office:value="11.5973373549544">
            <text:p>11.59733735</text:p>
          </table:table-cell>
          <table:table-cell table:style-name="ce11" table:formula="of:=((StereoRes-2*[.A503])*[.B503]/(2*StereoF))-((-StereoRes*[.B503])/(2*StereoF))" office:value-type="float" office:value="0.0416842105263158">
            <text:p>0.04168421</text:p>
          </table:table-cell>
          <table:table-cell table:number-columns-repeated="252"/>
          <table:table-cell table:style-name="ce2" table:number-columns-repeated="767"/>
        </table:table-row>
        <table:table-row table:style-name="ro2">
          <table:table-cell table:style-name="ce6" office:value-type="float" office:value="476">
            <text:p>476</text:p>
          </table:table-cell>
          <table:table-cell table:style-name="ce11" table:formula="of:=IF([.A504]&lt;StereoRes;(B/100)*StereoF/[.A504];0)" office:value-type="float" office:value="0.20490756302521">
            <text:p>0.20490756</text:p>
          </table:table-cell>
          <table:table-cell table:style-name="ce13" table:formula="of:=IF([.A504]&lt;StereoRes;StereoF*(B/100)*CorrAccuracy/([.A504]*[.A504]);0)" office:value-type="float" office:value="0.0000860956147164748">
            <text:p>0.0001</text:p>
          </table:table-cell>
          <table:table-cell table:style-name="ce11" table:formula="of:=IF([.A504]&lt;StereoRes;2*ATAN((StereoRes-[.A504])/(2*StereoF))*180/3.14;0)" office:value-type="float" office:value="11.5275246374385">
            <text:p>11.52752464</text:p>
          </table:table-cell>
          <table:table-cell table:style-name="ce11" table:formula="of:=((StereoRes-2*[.A504])*[.B504]/(2*StereoF))-((-StereoRes*[.B504])/(2*StereoF))" office:value-type="float" office:value="0.041344537815126">
            <text:p>0.04134454</text:p>
          </table:table-cell>
          <table:table-cell table:number-columns-repeated="252"/>
          <table:table-cell table:style-name="ce2" table:number-columns-repeated="767"/>
        </table:table-row>
        <table:table-row table:style-name="ro2">
          <table:table-cell table:style-name="ce6" office:value-type="float" office:value="477">
            <text:p>477</text:p>
          </table:table-cell>
          <table:table-cell table:style-name="ce11" table:formula="of:=IF([.A505]&lt;StereoRes;(B/100)*StereoF/[.A505];0)" office:value-type="float" office:value="0.204477987421384">
            <text:p>0.20447799</text:p>
          </table:table-cell>
          <table:table-cell table:style-name="ce13" table:formula="of:=IF([.A505]&lt;StereoRes;StereoF*(B/100)*CorrAccuracy/([.A505]*[.A505]);0)" office:value-type="float" office:value="0.0000857350052081273">
            <text:p>0.0001</text:p>
          </table:table-cell>
          <table:table-cell table:style-name="ce11" table:formula="of:=IF([.A505]&lt;StereoRes;2*ATAN((StereoRes-[.A505])/(2*StereoF))*180/3.14;0)" office:value-type="float" office:value="11.4577033414555">
            <text:p>11.45770334</text:p>
          </table:table-cell>
          <table:table-cell table:style-name="ce11" table:formula="of:=((StereoRes-2*[.A505])*[.B505]/(2*StereoF))-((-StereoRes*[.B505])/(2*StereoF))" office:value-type="float" office:value="0.0410062893081761">
            <text:p>0.04100629</text:p>
          </table:table-cell>
          <table:table-cell table:number-columns-repeated="252"/>
          <table:table-cell table:style-name="ce2" table:number-columns-repeated="767"/>
        </table:table-row>
        <table:table-row table:style-name="ro2">
          <table:table-cell table:style-name="ce6" office:value-type="float" office:value="478">
            <text:p>478</text:p>
          </table:table-cell>
          <table:table-cell table:style-name="ce11" table:formula="of:=IF([.A506]&lt;StereoRes;(B/100)*StereoF/[.A506];0)" office:value-type="float" office:value="0.204050209205021">
            <text:p>0.20405021</text:p>
          </table:table-cell>
          <table:table-cell table:style-name="ce13" table:formula="of:=IF([.A506]&lt;StereoRes;StereoF*(B/100)*CorrAccuracy/([.A506]*[.A506]);0)" office:value-type="float" office:value="0.0000853766565711384">
            <text:p>0.0001</text:p>
          </table:table-cell>
          <table:table-cell table:style-name="ce11" table:formula="of:=IF([.A506]&lt;StereoRes;2*ATAN((StereoRes-[.A506])/(2*StereoF))*180/3.14;0)" office:value-type="float" office:value="11.3878735172237">
            <text:p>11.38787352</text:p>
          </table:table-cell>
          <table:table-cell table:style-name="ce11" table:formula="of:=((StereoRes-2*[.A506])*[.B506]/(2*StereoF))-((-StereoRes*[.B506])/(2*StereoF))" office:value-type="float" office:value="0.0406694560669456">
            <text:p>0.04066946</text:p>
          </table:table-cell>
          <table:table-cell table:number-columns-repeated="252"/>
          <table:table-cell table:style-name="ce2" table:number-columns-repeated="767"/>
        </table:table-row>
        <table:table-row table:style-name="ro2">
          <table:table-cell table:style-name="ce6" office:value-type="float" office:value="479">
            <text:p>479</text:p>
          </table:table-cell>
          <table:table-cell table:style-name="ce11" table:formula="of:=IF([.A507]&lt;StereoRes;(B/100)*StereoF/[.A507];0)" office:value-type="float" office:value="0.203624217118998">
            <text:p>0.20362422</text:p>
          </table:table-cell>
          <table:table-cell table:style-name="ce13" table:formula="of:=IF([.A507]&lt;StereoRes;StereoF*(B/100)*CorrAccuracy/([.A507]*[.A507]);0)" office:value-type="float" office:value="0.0000850205499453018">
            <text:p>0.0001</text:p>
          </table:table-cell>
          <table:table-cell table:style-name="ce11" table:formula="of:=IF([.A507]&lt;StereoRes;2*ATAN((StereoRes-[.A507])/(2*StereoF))*180/3.14;0)" office:value-type="float" office:value="11.3180352149993">
            <text:p>11.31803521</text:p>
          </table:table-cell>
          <table:table-cell table:style-name="ce11" table:formula="of:=((StereoRes-2*[.A507])*[.B507]/(2*StereoF))-((-StereoRes*[.B507])/(2*StereoF))" office:value-type="float" office:value="0.0403340292275574">
            <text:p>0.04033403</text:p>
          </table:table-cell>
          <table:table-cell table:number-columns-repeated="252"/>
          <table:table-cell table:style-name="ce2" table:number-columns-repeated="767"/>
        </table:table-row>
        <table:table-row table:style-name="ro2">
          <table:table-cell table:style-name="ce6" office:value-type="float" office:value="480">
            <text:p>480</text:p>
          </table:table-cell>
          <table:table-cell table:style-name="ce11" table:formula="of:=IF([.A508]&lt;StereoRes;(B/100)*StereoF/[.A508];0)" office:value-type="float" office:value="0.2032">
            <text:p>0.20320000</text:p>
          </table:table-cell>
          <table:table-cell table:style-name="ce13" table:formula="of:=IF([.A508]&lt;StereoRes;StereoF*(B/100)*CorrAccuracy/([.A508]*[.A508]);0)" office:value-type="float" office:value="0.0000846666666666667">
            <text:p>0.0001</text:p>
          </table:table-cell>
          <table:table-cell table:style-name="ce11" table:formula="of:=IF([.A508]&lt;StereoRes;2*ATAN((StereoRes-[.A508])/(2*StereoF))*180/3.14;0)" office:value-type="float" office:value="11.2481884850757">
            <text:p>11.24818849</text:p>
          </table:table-cell>
          <table:table-cell table:style-name="ce11" table:formula="of:=((StereoRes-2*[.A508])*[.B508]/(2*StereoF))-((-StereoRes*[.B508])/(2*StereoF))" office:value-type="float" office:value="0.04">
            <text:p>0.04000000</text:p>
          </table:table-cell>
          <table:table-cell table:number-columns-repeated="252"/>
          <table:table-cell table:style-name="ce2" table:number-columns-repeated="767"/>
        </table:table-row>
        <table:table-row table:style-name="ro2">
          <table:table-cell table:style-name="ce6" office:value-type="float" office:value="481">
            <text:p>481</text:p>
          </table:table-cell>
          <table:table-cell table:style-name="ce11" table:formula="of:=IF([.A509]&lt;StereoRes;(B/100)*StereoF/[.A509];0)" office:value-type="float" office:value="0.202777546777547">
            <text:p>0.20277755</text:p>
          </table:table-cell>
          <table:table-cell table:style-name="ce13" table:formula="of:=IF([.A509]&lt;StereoRes;StereoF*(B/100)*CorrAccuracy/([.A509]*[.A509]);0)" office:value-type="float" office:value="0.0000843149882650922">
            <text:p>0.0001</text:p>
          </table:table-cell>
          <table:table-cell table:style-name="ce11" table:formula="of:=IF([.A509]&lt;StereoRes;2*ATAN((StereoRes-[.A509])/(2*StereoF))*180/3.14;0)" office:value-type="float" office:value="11.1783333777835">
            <text:p>11.17833338</text:p>
          </table:table-cell>
          <table:table-cell table:style-name="ce11" table:formula="of:=((StereoRes-2*[.A509])*[.B509]/(2*StereoF))-((-StereoRes*[.B509])/(2*StereoF))" office:value-type="float" office:value="0.0396673596673597">
            <text:p>0.03966736</text:p>
          </table:table-cell>
          <table:table-cell table:number-columns-repeated="252"/>
          <table:table-cell table:style-name="ce2" table:number-columns-repeated="767"/>
        </table:table-row>
        <table:table-row table:style-name="ro2">
          <table:table-cell table:style-name="ce6" office:value-type="float" office:value="482">
            <text:p>482</text:p>
          </table:table-cell>
          <table:table-cell table:style-name="ce11" table:formula="of:=IF([.A510]&lt;StereoRes;(B/100)*StereoF/[.A510];0)" office:value-type="float" office:value="0.202356846473029">
            <text:p>0.20235685</text:p>
          </table:table-cell>
          <table:table-cell table:style-name="ce13" table:formula="of:=IF([.A510]&lt;StereoRes;StereoF*(B/100)*CorrAccuracy/([.A510]*[.A510]);0)" office:value-type="float" office:value="0.0000839654964618378">
            <text:p>0.0001</text:p>
          </table:table-cell>
          <table:table-cell table:style-name="ce11" table:formula="of:=IF([.A510]&lt;StereoRes;2*ATAN((StereoRes-[.A510])/(2*StereoF))*180/3.14;0)" office:value-type="float" office:value="11.1084699434903">
            <text:p>11.10846994</text:p>
          </table:table-cell>
          <table:table-cell table:style-name="ce11" table:formula="of:=((StereoRes-2*[.A510])*[.B510]/(2*StereoF))-((-StereoRes*[.B510])/(2*StereoF))" office:value-type="float" office:value="0.0393360995850622">
            <text:p>0.03933610</text:p>
          </table:table-cell>
          <table:table-cell table:number-columns-repeated="252"/>
          <table:table-cell table:style-name="ce2" table:number-columns-repeated="767"/>
        </table:table-row>
        <table:table-row table:style-name="ro2">
          <table:table-cell table:style-name="ce6" office:value-type="float" office:value="483">
            <text:p>483</text:p>
          </table:table-cell>
          <table:table-cell table:style-name="ce11" table:formula="of:=IF([.A511]&lt;StereoRes;(B/100)*StereoF/[.A511];0)" office:value-type="float" office:value="0.201937888198758">
            <text:p>0.20193789</text:p>
          </table:table-cell>
          <table:table-cell table:style-name="ce13" table:formula="of:=IF([.A511]&lt;StereoRes;StereoF*(B/100)*CorrAccuracy/([.A511]*[.A511]);0)" office:value-type="float" office:value="0.0000836181731671875">
            <text:p>0.0001</text:p>
          </table:table-cell>
          <table:table-cell table:style-name="ce11" table:formula="of:=IF([.A511]&lt;StereoRes;2*ATAN((StereoRes-[.A511])/(2*StereoF))*180/3.14;0)" office:value-type="float" office:value="11.0385982326004">
            <text:p>11.03859823</text:p>
          </table:table-cell>
          <table:table-cell table:style-name="ce11" table:formula="of:=((StereoRes-2*[.A511])*[.B511]/(2*StereoF))-((-StereoRes*[.B511])/(2*StereoF))" office:value-type="float" office:value="0.0390062111801242">
            <text:p>0.03900621</text:p>
          </table:table-cell>
          <table:table-cell table:number-columns-repeated="252"/>
          <table:table-cell table:style-name="ce2" table:number-columns-repeated="767"/>
        </table:table-row>
        <table:table-row table:style-name="ro2">
          <table:table-cell table:style-name="ce6" office:value-type="float" office:value="484">
            <text:p>484</text:p>
          </table:table-cell>
          <table:table-cell table:style-name="ce11" table:formula="of:=IF([.A512]&lt;StereoRes;(B/100)*StereoF/[.A512];0)" office:value-type="float" office:value="0.201520661157025">
            <text:p>0.20152066</text:p>
          </table:table-cell>
          <table:table-cell table:style-name="ce13" table:formula="of:=IF([.A512]&lt;StereoRes;StereoF*(B/100)*CorrAccuracy/([.A512]*[.A512]);0)" office:value-type="float" office:value="0.0000832730004781094">
            <text:p>0.0001</text:p>
          </table:table-cell>
          <table:table-cell table:style-name="ce11" table:formula="of:=IF([.A512]&lt;StereoRes;2*ATAN((StereoRes-[.A512])/(2*StereoF))*180/3.14;0)" office:value-type="float" office:value="10.9687182955547">
            <text:p>10.96871830</text:p>
          </table:table-cell>
          <table:table-cell table:style-name="ce11" table:formula="of:=((StereoRes-2*[.A512])*[.B512]/(2*StereoF))-((-StereoRes*[.B512])/(2*StereoF))" office:value-type="float" office:value="0.0386776859504132">
            <text:p>0.03867769</text:p>
          </table:table-cell>
          <table:table-cell table:number-columns-repeated="252"/>
          <table:table-cell table:style-name="ce2" table:number-columns-repeated="767"/>
        </table:table-row>
        <table:table-row table:style-name="ro2">
          <table:table-cell table:style-name="ce6" office:value-type="float" office:value="485">
            <text:p>485</text:p>
          </table:table-cell>
          <table:table-cell table:style-name="ce11" table:formula="of:=IF([.A513]&lt;StereoRes;(B/100)*StereoF/[.A513];0)" office:value-type="float" office:value="0.201105154639175">
            <text:p>0.20110515</text:p>
          </table:table-cell>
          <table:table-cell table:style-name="ce13" table:formula="of:=IF([.A513]&lt;StereoRes;StereoF*(B/100)*CorrAccuracy/([.A513]*[.A513]);0)" office:value-type="float" office:value="0.0000829299606759485">
            <text:p>0.0001</text:p>
          </table:table-cell>
          <table:table-cell table:style-name="ce11" table:formula="of:=IF([.A513]&lt;StereoRes;2*ATAN((StereoRes-[.A513])/(2*StereoF))*180/3.14;0)" office:value-type="float" office:value="10.8988301828302">
            <text:p>10.89883018</text:p>
          </table:table-cell>
          <table:table-cell table:style-name="ce11" table:formula="of:=((StereoRes-2*[.A513])*[.B513]/(2*StereoF))-((-StereoRes*[.B513])/(2*StereoF))" office:value-type="float" office:value="0.0383505154639175">
            <text:p>0.03835052</text:p>
          </table:table-cell>
          <table:table-cell table:number-columns-repeated="252"/>
          <table:table-cell table:style-name="ce2" table:number-columns-repeated="767"/>
        </table:table-row>
        <table:table-row table:style-name="ro2">
          <table:table-cell table:style-name="ce6" office:value-type="float" office:value="486">
            <text:p>486</text:p>
          </table:table-cell>
          <table:table-cell table:style-name="ce11" table:formula="of:=IF([.A514]&lt;StereoRes;(B/100)*StereoF/[.A514];0)" office:value-type="float" office:value="0.200691358024691">
            <text:p>0.20069136</text:p>
          </table:table-cell>
          <table:table-cell table:style-name="ce13" table:formula="of:=IF([.A514]&lt;StereoRes;StereoF*(B/100)*CorrAccuracy/([.A514]*[.A514]);0)" office:value-type="float" office:value="0.0000825890362241528">
            <text:p>0.0001</text:p>
          </table:table-cell>
          <table:table-cell table:style-name="ce11" table:formula="of:=IF([.A514]&lt;StereoRes;2*ATAN((StereoRes-[.A514])/(2*StereoF))*180/3.14;0)" office:value-type="float" office:value="10.8289339449404">
            <text:p>10.82893394</text:p>
          </table:table-cell>
          <table:table-cell table:style-name="ce11" table:formula="of:=((StereoRes-2*[.A514])*[.B514]/(2*StereoF))-((-StereoRes*[.B514])/(2*StereoF))" office:value-type="float" office:value="0.0380246913580247">
            <text:p>0.03802469</text:p>
          </table:table-cell>
          <table:table-cell table:number-columns-repeated="252"/>
          <table:table-cell table:style-name="ce2" table:number-columns-repeated="767"/>
        </table:table-row>
        <table:table-row table:style-name="ro2">
          <table:table-cell table:style-name="ce6" office:value-type="float" office:value="487">
            <text:p>487</text:p>
          </table:table-cell>
          <table:table-cell table:style-name="ce11" table:formula="of:=IF([.A515]&lt;StereoRes;(B/100)*StereoF/[.A515];0)" office:value-type="float" office:value="0.200279260780287">
            <text:p>0.20027926</text:p>
          </table:table-cell>
          <table:table-cell table:style-name="ce13" table:formula="of:=IF([.A515]&lt;StereoRes;StereoF*(B/100)*CorrAccuracy/([.A515]*[.A515]);0)" office:value-type="float" office:value="0.0000822502097660318">
            <text:p>0.0001</text:p>
          </table:table-cell>
          <table:table-cell table:style-name="ce11" table:formula="of:=IF([.A515]&lt;StereoRes;2*ATAN((StereoRes-[.A515])/(2*StereoF))*180/3.14;0)" office:value-type="float" office:value="10.7590296324343">
            <text:p>10.75902963</text:p>
          </table:table-cell>
          <table:table-cell table:style-name="ce11" table:formula="of:=((StereoRes-2*[.A515])*[.B515]/(2*StereoF))-((-StereoRes*[.B515])/(2*StereoF))" office:value-type="float" office:value="0.037700205338809">
            <text:p>0.03770021</text:p>
          </table:table-cell>
          <table:table-cell table:number-columns-repeated="252"/>
          <table:table-cell table:style-name="ce2" table:number-columns-repeated="767"/>
        </table:table-row>
        <table:table-row table:style-name="ro2">
          <table:table-cell table:style-name="ce6" office:value-type="float" office:value="488">
            <text:p>488</text:p>
          </table:table-cell>
          <table:table-cell table:style-name="ce11" table:formula="of:=IF([.A516]&lt;StereoRes;(B/100)*StereoF/[.A516];0)" office:value-type="float" office:value="0.199868852459016">
            <text:p>0.19986885</text:p>
          </table:table-cell>
          <table:table-cell table:style-name="ce13" table:formula="of:=IF([.A516]&lt;StereoRes;StereoF*(B/100)*CorrAccuracy/([.A516]*[.A516]);0)" office:value-type="float" office:value="0.0000819134641225477">
            <text:p>0.0001</text:p>
          </table:table-cell>
          <table:table-cell table:style-name="ce11" table:formula="of:=IF([.A516]&lt;StereoRes;2*ATAN((StereoRes-[.A516])/(2*StereoF))*180/3.14;0)" office:value-type="float" office:value="10.689117295897">
            <text:p>10.68911730</text:p>
          </table:table-cell>
          <table:table-cell table:style-name="ce11" table:formula="of:=((StereoRes-2*[.A516])*[.B516]/(2*StereoF))-((-StereoRes*[.B516])/(2*StereoF))" office:value-type="float" office:value="0.0373770491803279">
            <text:p>0.03737705</text:p>
          </table:table-cell>
          <table:table-cell table:number-columns-repeated="252"/>
          <table:table-cell table:style-name="ce2" table:number-columns-repeated="767"/>
        </table:table-row>
        <table:table-row table:style-name="ro2">
          <table:table-cell table:style-name="ce6" office:value-type="float" office:value="489">
            <text:p>489</text:p>
          </table:table-cell>
          <table:table-cell table:style-name="ce11" table:formula="of:=IF([.A517]&lt;StereoRes;(B/100)*StereoF/[.A517];0)" office:value-type="float" office:value="0.199460122699386">
            <text:p>0.19946012</text:p>
          </table:table-cell>
          <table:table-cell table:style-name="ce13" table:formula="of:=IF([.A517]&lt;StereoRes;StereoF*(B/100)*CorrAccuracy/([.A517]*[.A517]);0)" office:value-type="float" office:value="0.0000815787822901376">
            <text:p>0.0001</text:p>
          </table:table-cell>
          <table:table-cell table:style-name="ce11" table:formula="of:=IF([.A517]&lt;StereoRes;2*ATAN((StereoRes-[.A517])/(2*StereoF))*180/3.14;0)" office:value-type="float" office:value="10.6191969859486">
            <text:p>10.61919699</text:p>
          </table:table-cell>
          <table:table-cell table:style-name="ce11" table:formula="of:=((StereoRes-2*[.A517])*[.B517]/(2*StereoF))-((-StereoRes*[.B517])/(2*StereoF))" office:value-type="float" office:value="0.0370552147239264">
            <text:p>0.03705521</text:p>
          </table:table-cell>
          <table:table-cell table:number-columns-repeated="252"/>
          <table:table-cell table:style-name="ce2" table:number-columns-repeated="767"/>
        </table:table-row>
        <table:table-row table:style-name="ro2">
          <table:table-cell table:style-name="ce6" office:value-type="float" office:value="490">
            <text:p>490</text:p>
          </table:table-cell>
          <table:table-cell table:style-name="ce11" table:formula="of:=IF([.A518]&lt;StereoRes;(B/100)*StereoF/[.A518];0)" office:value-type="float" office:value="0.19905306122449">
            <text:p>0.19905306</text:p>
          </table:table-cell>
          <table:table-cell table:style-name="ce13" table:formula="of:=IF([.A518]&lt;StereoRes;StereoF*(B/100)*CorrAccuracy/([.A518]*[.A518]);0)" office:value-type="float" office:value="0.0000812461474385673">
            <text:p>0.0001</text:p>
          </table:table-cell>
          <table:table-cell table:style-name="ce11" table:formula="of:=IF([.A518]&lt;StereoRes;2*ATAN((StereoRes-[.A518])/(2*StereoF))*180/3.14;0)" office:value-type="float" office:value="10.549268753245">
            <text:p>10.54926875</text:p>
          </table:table-cell>
          <table:table-cell table:style-name="ce11" table:formula="of:=((StereoRes-2*[.A518])*[.B518]/(2*StereoF))-((-StereoRes*[.B518])/(2*StereoF))" office:value-type="float" office:value="0.036734693877551">
            <text:p>0.03673469</text:p>
          </table:table-cell>
          <table:table-cell table:number-columns-repeated="252"/>
          <table:table-cell table:style-name="ce2" table:number-columns-repeated="767"/>
        </table:table-row>
        <table:table-row table:style-name="ro2">
          <table:table-cell table:style-name="ce6" office:value-type="float" office:value="491">
            <text:p>491</text:p>
          </table:table-cell>
          <table:table-cell table:style-name="ce11" table:formula="of:=IF([.A519]&lt;StereoRes;(B/100)*StereoF/[.A519];0)" office:value-type="float" office:value="0.198647657841141">
            <text:p>0.19864766</text:p>
          </table:table-cell>
          <table:table-cell table:style-name="ce13" table:formula="of:=IF([.A519]&lt;StereoRes;StereoF*(B/100)*CorrAccuracy/([.A519]*[.A519]);0)" office:value-type="float" office:value="0.0000809155429088149">
            <text:p>0.0001</text:p>
          </table:table-cell>
          <table:table-cell table:style-name="ce11" table:formula="of:=IF([.A519]&lt;StereoRes;2*ATAN((StereoRes-[.A519])/(2*StereoF))*180/3.14;0)" office:value-type="float" office:value="10.4793326484768">
            <text:p>10.47933265</text:p>
          </table:table-cell>
          <table:table-cell table:style-name="ce11" table:formula="of:=((StereoRes-2*[.A519])*[.B519]/(2*StereoF))-((-StereoRes*[.B519])/(2*StereoF))" office:value-type="float" office:value="0.0364154786150713">
            <text:p>0.03641548</text:p>
          </table:table-cell>
          <table:table-cell table:number-columns-repeated="252"/>
          <table:table-cell table:style-name="ce2" table:number-columns-repeated="767"/>
        </table:table-row>
        <table:table-row table:style-name="ro2">
          <table:table-cell table:style-name="ce6" office:value-type="float" office:value="492">
            <text:p>492</text:p>
          </table:table-cell>
          <table:table-cell table:style-name="ce11" table:formula="of:=IF([.A520]&lt;StereoRes;(B/100)*StereoF/[.A520];0)" office:value-type="float" office:value="0.198243902439024">
            <text:p>0.19824390</text:p>
          </table:table-cell>
          <table:table-cell table:style-name="ce13" table:formula="of:=IF([.A520]&lt;StereoRes;StereoF*(B/100)*CorrAccuracy/([.A520]*[.A520]);0)" office:value-type="float" office:value="0.0000805869522109855">
            <text:p>0.0001</text:p>
          </table:table-cell>
          <table:table-cell table:style-name="ce11" table:formula="of:=IF([.A520]&lt;StereoRes;2*ATAN((StereoRes-[.A520])/(2*StereoF))*180/3.14;0)" office:value-type="float" office:value="10.4093887223695">
            <text:p>10.40938872</text:p>
          </table:table-cell>
          <table:table-cell table:style-name="ce11" table:formula="of:=((StereoRes-2*[.A520])*[.B520]/(2*StereoF))-((-StereoRes*[.B520])/(2*StereoF))" office:value-type="float" office:value="0.0360975609756098">
            <text:p>0.03609756</text:p>
          </table:table-cell>
          <table:table-cell table:number-columns-repeated="252"/>
          <table:table-cell table:style-name="ce2" table:number-columns-repeated="767"/>
        </table:table-row>
        <table:table-row table:style-name="ro2">
          <table:table-cell table:style-name="ce6" office:value-type="float" office:value="493">
            <text:p>493</text:p>
          </table:table-cell>
          <table:table-cell table:style-name="ce11" table:formula="of:=IF([.A521]&lt;StereoRes;(B/100)*StereoF/[.A521];0)" office:value-type="float" office:value="0.197841784989858">
            <text:p>0.19784178</text:p>
          </table:table-cell>
          <table:table-cell table:style-name="ce13" table:formula="of:=IF([.A521]&lt;StereoRes;StereoF*(B/100)*CorrAccuracy/([.A521]*[.A521]);0)" office:value-type="float" office:value="0.0000802603590222548">
            <text:p>0.0001</text:p>
          </table:table-cell>
          <table:table-cell table:style-name="ce11" table:formula="of:=IF([.A521]&lt;StereoRes;2*ATAN((StereoRes-[.A521])/(2*StereoF))*180/3.14;0)" office:value-type="float" office:value="10.3394370256833">
            <text:p>10.33943703</text:p>
          </table:table-cell>
          <table:table-cell table:style-name="ce11" table:formula="of:=((StereoRes-2*[.A521])*[.B521]/(2*StereoF))-((-StereoRes*[.B521])/(2*StereoF))" office:value-type="float" office:value="0.0357809330628803">
            <text:p>0.03578093</text:p>
          </table:table-cell>
          <table:table-cell table:number-columns-repeated="252"/>
          <table:table-cell table:style-name="ce2" table:number-columns-repeated="767"/>
        </table:table-row>
        <table:table-row table:style-name="ro2">
          <table:table-cell table:style-name="ce6" office:value-type="float" office:value="494">
            <text:p>494</text:p>
          </table:table-cell>
          <table:table-cell table:style-name="ce11" table:formula="of:=IF([.A522]&lt;StereoRes;(B/100)*StereoF/[.A522];0)" office:value-type="float" office:value="0.197441295546559">
            <text:p>0.19744130</text:p>
          </table:table-cell>
          <table:table-cell table:style-name="ce13" table:formula="of:=IF([.A522]&lt;StereoRes;StereoF*(B/100)*CorrAccuracy/([.A522]*[.A522]);0)" office:value-type="float" office:value="0.0000799357471848416">
            <text:p>0.0001</text:p>
          </table:table-cell>
          <table:table-cell table:style-name="ce11" table:formula="of:=IF([.A522]&lt;StereoRes;2*ATAN((StereoRes-[.A522])/(2*StereoF))*180/3.14;0)" office:value-type="float" office:value="10.2694776092129">
            <text:p>10.26947761</text:p>
          </table:table-cell>
          <table:table-cell table:style-name="ce11" table:formula="of:=((StereoRes-2*[.A522])*[.B522]/(2*StereoF))-((-StereoRes*[.B522])/(2*StereoF))" office:value-type="float" office:value="0.0354655870445344">
            <text:p>0.03546559</text:p>
          </table:table-cell>
          <table:table-cell table:number-columns-repeated="252"/>
          <table:table-cell table:style-name="ce2" table:number-columns-repeated="767"/>
        </table:table-row>
        <table:table-row table:style-name="ro2">
          <table:table-cell table:style-name="ce6" office:value-type="float" office:value="495">
            <text:p>495</text:p>
          </table:table-cell>
          <table:table-cell table:style-name="ce11" table:formula="of:=IF([.A523]&lt;StereoRes;(B/100)*StereoF/[.A523];0)" office:value-type="float" office:value="0.197042424242424">
            <text:p>0.19704242</text:p>
          </table:table-cell>
          <table:table-cell table:style-name="ce13" table:formula="of:=IF([.A523]&lt;StereoRes;StereoF*(B/100)*CorrAccuracy/([.A523]*[.A523]);0)" office:value-type="float" office:value="0.0000796131007040098">
            <text:p>0.0001</text:p>
          </table:table-cell>
          <table:table-cell table:style-name="ce11" table:formula="of:=IF([.A523]&lt;StereoRes;2*ATAN((StereoRes-[.A523])/(2*StereoF))*180/3.14;0)" office:value-type="float" office:value="10.199510523787">
            <text:p>10.19951052</text:p>
          </table:table-cell>
          <table:table-cell table:style-name="ce11" table:formula="of:=((StereoRes-2*[.A523])*[.B523]/(2*StereoF))-((-StereoRes*[.B523])/(2*StereoF))" office:value-type="float" office:value="0.0351515151515152">
            <text:p>0.03515152</text:p>
          </table:table-cell>
          <table:table-cell table:number-columns-repeated="252"/>
          <table:table-cell table:style-name="ce2" table:number-columns-repeated="767"/>
        </table:table-row>
        <table:table-row table:style-name="ro2">
          <table:table-cell table:style-name="ce6" office:value-type="float" office:value="496">
            <text:p>496</text:p>
          </table:table-cell>
          <table:table-cell table:style-name="ce11" table:formula="of:=IF([.A524]&lt;StereoRes;(B/100)*StereoF/[.A524];0)" office:value-type="float" office:value="0.196645161290323">
            <text:p>0.19664516</text:p>
          </table:table-cell>
          <table:table-cell table:style-name="ce13" table:formula="of:=IF([.A524]&lt;StereoRes;StereoF*(B/100)*CorrAccuracy/([.A524]*[.A524]);0)" office:value-type="float" office:value="0.0000792924037460978">
            <text:p>0.0001</text:p>
          </table:table-cell>
          <table:table-cell table:style-name="ce11" table:formula="of:=IF([.A524]&lt;StereoRes;2*ATAN((StereoRes-[.A524])/(2*StereoF))*180/3.14;0)" office:value-type="float" office:value="10.1295358202684">
            <text:p>10.12953582</text:p>
          </table:table-cell>
          <table:table-cell table:style-name="ce11" table:formula="of:=((StereoRes-2*[.A524])*[.B524]/(2*StereoF))-((-StereoRes*[.B524])/(2*StereoF))" office:value-type="float" office:value="0.0348387096774194">
            <text:p>0.03483871</text:p>
          </table:table-cell>
          <table:table-cell table:number-columns-repeated="252"/>
          <table:table-cell table:style-name="ce2" table:number-columns-repeated="767"/>
        </table:table-row>
        <table:table-row table:style-name="ro2">
          <table:table-cell table:style-name="ce6" office:value-type="float" office:value="497">
            <text:p>497</text:p>
          </table:table-cell>
          <table:table-cell table:style-name="ce11" table:formula="of:=IF([.A525]&lt;StereoRes;(B/100)*StereoF/[.A525];0)" office:value-type="float" office:value="0.196249496981891">
            <text:p>0.19624950</text:p>
          </table:table-cell>
          <table:table-cell table:style-name="ce13" table:formula="of:=IF([.A525]&lt;StereoRes;StereoF*(B/100)*CorrAccuracy/([.A525]*[.A525]);0)" office:value-type="float" office:value="0.000078973640636576">
            <text:p>0.0001</text:p>
          </table:table-cell>
          <table:table-cell table:style-name="ce11" table:formula="of:=IF([.A525]&lt;StereoRes;2*ATAN((StereoRes-[.A525])/(2*StereoF))*180/3.14;0)" office:value-type="float" office:value="10.0595535495538">
            <text:p>10.05955355</text:p>
          </table:table-cell>
          <table:table-cell table:style-name="ce11" table:formula="of:=((StereoRes-2*[.A525])*[.B525]/(2*StereoF))-((-StereoRes*[.B525])/(2*StereoF))" office:value-type="float" office:value="0.0345271629778672">
            <text:p>0.03452716</text:p>
          </table:table-cell>
          <table:table-cell table:number-columns-repeated="252"/>
          <table:table-cell table:style-name="ce2" table:number-columns-repeated="767"/>
        </table:table-row>
        <table:table-row table:style-name="ro2">
          <table:table-cell table:style-name="ce6" office:value-type="float" office:value="498">
            <text:p>498</text:p>
          </table:table-cell>
          <table:table-cell table:style-name="ce11" table:formula="of:=IF([.A526]&lt;StereoRes;(B/100)*StereoF/[.A526];0)" office:value-type="float" office:value="0.195855421686747">
            <text:p>0.19585542</text:p>
          </table:table-cell>
          <table:table-cell table:style-name="ce13" table:formula="of:=IF([.A526]&lt;StereoRes;StereoF*(B/100)*CorrAccuracy/([.A526]*[.A526]);0)" office:value-type="float" office:value="0.0000786567958581313">
            <text:p>0.0001</text:p>
          </table:table-cell>
          <table:table-cell table:style-name="ce11" table:formula="of:=IF([.A526]&lt;StereoRes;2*ATAN((StereoRes-[.A526])/(2*StereoF))*180/3.14;0)" office:value-type="float" office:value="9.98956376257318">
            <text:p>9.98956376</text:p>
          </table:table-cell>
          <table:table-cell table:style-name="ce11" table:formula="of:=((StereoRes-2*[.A526])*[.B526]/(2*StereoF))-((-StereoRes*[.B526])/(2*StereoF))" office:value-type="float" office:value="0.0342168674698795">
            <text:p>0.03421687</text:p>
          </table:table-cell>
          <table:table-cell table:number-columns-repeated="252"/>
          <table:table-cell table:style-name="ce2" table:number-columns-repeated="767"/>
        </table:table-row>
        <table:table-row table:style-name="ro2">
          <table:table-cell table:style-name="ce6" office:value-type="float" office:value="499">
            <text:p>499</text:p>
          </table:table-cell>
          <table:table-cell table:style-name="ce11" table:formula="of:=IF([.A527]&lt;StereoRes;(B/100)*StereoF/[.A527];0)" office:value-type="float" office:value="0.195462925851703">
            <text:p>0.19546293</text:p>
          </table:table-cell>
          <table:table-cell table:style-name="ce13" table:formula="of:=IF([.A527]&lt;StereoRes;StereoF*(B/100)*CorrAccuracy/([.A527]*[.A527]);0)" office:value-type="float" office:value="0.0000783418540487789">
            <text:p>0.0001</text:p>
          </table:table-cell>
          <table:table-cell table:style-name="ce11" table:formula="of:=IF([.A527]&lt;StereoRes;2*ATAN((StereoRes-[.A527])/(2*StereoF))*180/3.14;0)" office:value-type="float" office:value="9.91956651029015">
            <text:p>9.91956651</text:p>
          </table:table-cell>
          <table:table-cell table:style-name="ce11" table:formula="of:=((StereoRes-2*[.A527])*[.B527]/(2*StereoF))-((-StereoRes*[.B527])/(2*StereoF))" office:value-type="float" office:value="0.0339078156312625">
            <text:p>0.03390782</text:p>
          </table:table-cell>
          <table:table-cell table:number-columns-repeated="252"/>
          <table:table-cell table:style-name="ce2" table:number-columns-repeated="767"/>
        </table:table-row>
        <table:table-row table:style-name="ro2">
          <table:table-cell table:style-name="ce6" office:value-type="float" office:value="500">
            <text:p>500</text:p>
          </table:table-cell>
          <table:table-cell table:style-name="ce11" table:formula="of:=IF([.A528]&lt;StereoRes;(B/100)*StereoF/[.A528];0)" office:value-type="float" office:value="0.195072">
            <text:p>0.19507200</text:p>
          </table:table-cell>
          <table:table-cell table:style-name="ce13" table:formula="of:=IF([.A528]&lt;StereoRes;StereoF*(B/100)*CorrAccuracy/([.A528]*[.A528]);0)" office:value-type="float" office:value="0.0000780288">
            <text:p>0.0001</text:p>
          </table:table-cell>
          <table:table-cell table:style-name="ce11" table:formula="of:=IF([.A528]&lt;StereoRes;2*ATAN((StereoRes-[.A528])/(2*StereoF))*180/3.14;0)" office:value-type="float" office:value="9.84956184370132">
            <text:p>9.84956184</text:p>
          </table:table-cell>
          <table:table-cell table:style-name="ce11" table:formula="of:=((StereoRes-2*[.A528])*[.B528]/(2*StereoF))-((-StereoRes*[.B528])/(2*StereoF))" office:value-type="float" office:value="0.0336">
            <text:p>0.03360000</text:p>
          </table:table-cell>
          <table:table-cell table:number-columns-repeated="252"/>
          <table:table-cell table:style-name="ce2" table:number-columns-repeated="767"/>
        </table:table-row>
        <table:table-row table:style-name="ro2">
          <table:table-cell table:style-name="ce6" office:value-type="float" office:value="501">
            <text:p>501</text:p>
          </table:table-cell>
          <table:table-cell table:style-name="ce11" table:formula="of:=IF([.A529]&lt;StereoRes;(B/100)*StereoF/[.A529];0)" office:value-type="float" office:value="0.194682634730539">
            <text:p>0.19468263</text:p>
          </table:table-cell>
          <table:table-cell table:style-name="ce13" table:formula="of:=IF([.A529]&lt;StereoRes;StereoF*(B/100)*CorrAccuracy/([.A529]*[.A529]);0)" office:value-type="float" office:value="0.0000777176186549057">
            <text:p>0.0001</text:p>
          </table:table-cell>
          <table:table-cell table:style-name="ce11" table:formula="of:=IF([.A529]&lt;StereoRes;2*ATAN((StereoRes-[.A529])/(2*StereoF))*180/3.14;0)" office:value-type="float" office:value="9.77954981383623">
            <text:p>9.77954981</text:p>
          </table:table-cell>
          <table:table-cell table:style-name="ce11" table:formula="of:=((StereoRes-2*[.A529])*[.B529]/(2*StereoF))-((-StereoRes*[.B529])/(2*StereoF))" office:value-type="float" office:value="0.0332934131736527">
            <text:p>0.03329341</text:p>
          </table:table-cell>
          <table:table-cell table:number-columns-repeated="252"/>
          <table:table-cell table:style-name="ce2" table:number-columns-repeated="767"/>
        </table:table-row>
        <table:table-row table:style-name="ro2">
          <table:table-cell table:style-name="ce6" office:value-type="float" office:value="502">
            <text:p>502</text:p>
          </table:table-cell>
          <table:table-cell table:style-name="ce11" table:formula="of:=IF([.A530]&lt;StereoRes;(B/100)*StereoF/[.A530];0)" office:value-type="float" office:value="0.194294820717131">
            <text:p>0.19429482</text:p>
          </table:table-cell>
          <table:table-cell table:style-name="ce13" table:formula="of:=IF([.A530]&lt;StereoRes;StereoF*(B/100)*CorrAccuracy/([.A530]*[.A530]);0)" office:value-type="float" office:value="0.0000774082951064269">
            <text:p>0.0001</text:p>
          </table:table-cell>
          <table:table-cell table:style-name="ce11" table:formula="of:=IF([.A530]&lt;StereoRes;2*ATAN((StereoRes-[.A530])/(2*StereoF))*180/3.14;0)" office:value-type="float" office:value="9.70953047175713">
            <text:p>9.70953047</text:p>
          </table:table-cell>
          <table:table-cell table:style-name="ce11" table:formula="of:=((StereoRes-2*[.A530])*[.B530]/(2*StereoF))-((-StereoRes*[.B530])/(2*StereoF))" office:value-type="float" office:value="0.0329880478087649">
            <text:p>0.03298805</text:p>
          </table:table-cell>
          <table:table-cell table:number-columns-repeated="252"/>
          <table:table-cell table:style-name="ce2" table:number-columns-repeated="767"/>
        </table:table-row>
        <table:table-row table:style-name="ro2">
          <table:table-cell table:style-name="ce6" office:value-type="float" office:value="503">
            <text:p>503</text:p>
          </table:table-cell>
          <table:table-cell table:style-name="ce11" table:formula="of:=IF([.A531]&lt;StereoRes;(B/100)*StereoF/[.A531];0)" office:value-type="float" office:value="0.193908548707753">
            <text:p>0.19390855</text:p>
          </table:table-cell>
          <table:table-cell table:style-name="ce13" table:formula="of:=IF([.A531]&lt;StereoRes;StereoF*(B/100)*CorrAccuracy/([.A531]*[.A531]);0)" office:value-type="float" office:value="0.0000771008145955282">
            <text:p>0.0001</text:p>
          </table:table-cell>
          <table:table-cell table:style-name="ce11" table:formula="of:=IF([.A531]&lt;StereoRes;2*ATAN((StereoRes-[.A531])/(2*StereoF))*180/3.14;0)" office:value-type="float" office:value="9.63950386855874">
            <text:p>9.63950387</text:p>
          </table:table-cell>
          <table:table-cell table:style-name="ce11" table:formula="of:=((StereoRes-2*[.A531])*[.B531]/(2*StereoF))-((-StereoRes*[.B531])/(2*StereoF))" office:value-type="float" office:value="0.0326838966202783">
            <text:p>0.03268390</text:p>
          </table:table-cell>
          <table:table-cell table:number-columns-repeated="252"/>
          <table:table-cell table:style-name="ce2" table:number-columns-repeated="767"/>
        </table:table-row>
        <table:table-row table:style-name="ro2">
          <table:table-cell table:style-name="ce6" office:value-type="float" office:value="504">
            <text:p>504</text:p>
          </table:table-cell>
          <table:table-cell table:style-name="ce11" table:formula="of:=IF([.A532]&lt;StereoRes;(B/100)*StereoF/[.A532];0)" office:value-type="float" office:value="0.193523809523809">
            <text:p>0.19352381</text:p>
          </table:table-cell>
          <table:table-cell table:style-name="ce13" table:formula="of:=IF([.A532]&lt;StereoRes;StereoF*(B/100)*CorrAccuracy/([.A532]*[.A532]);0)" office:value-type="float" office:value="0.0000767951625094482">
            <text:p>0.0001</text:p>
          </table:table-cell>
          <table:table-cell table:style-name="ce11" table:formula="of:=IF([.A532]&lt;StereoRes;2*ATAN((StereoRes-[.A532])/(2*StereoF))*180/3.14;0)" office:value-type="float" office:value="9.56947005536809">
            <text:p>9.56947006</text:p>
          </table:table-cell>
          <table:table-cell table:style-name="ce11" table:formula="of:=((StereoRes-2*[.A532])*[.B532]/(2*StereoF))-((-StereoRes*[.B532])/(2*StereoF))" office:value-type="float" office:value="0.0323809523809524">
            <text:p>0.03238095</text:p>
          </table:table-cell>
          <table:table-cell table:number-columns-repeated="252"/>
          <table:table-cell table:style-name="ce2" table:number-columns-repeated="767"/>
        </table:table-row>
        <table:table-row table:style-name="ro2">
          <table:table-cell table:style-name="ce6" office:value-type="float" office:value="505">
            <text:p>505</text:p>
          </table:table-cell>
          <table:table-cell table:style-name="ce11" table:formula="of:=IF([.A533]&lt;StereoRes;(B/100)*StereoF/[.A533];0)" office:value-type="float" office:value="0.193140594059406">
            <text:p>0.19314059</text:p>
          </table:table-cell>
          <table:table-cell table:style-name="ce13" table:formula="of:=IF([.A533]&lt;StereoRes;StereoF*(B/100)*CorrAccuracy/([.A533]*[.A533]);0)" office:value-type="float" office:value="0.0000764913243799627">
            <text:p>0.0001</text:p>
          </table:table-cell>
          <table:table-cell table:style-name="ce11" table:formula="of:=IF([.A533]&lt;StereoRes;2*ATAN((StereoRes-[.A533])/(2*StereoF))*180/3.14;0)" office:value-type="float" office:value="9.49942908334422">
            <text:p>9.49942908</text:p>
          </table:table-cell>
          <table:table-cell table:style-name="ce11" table:formula="of:=((StereoRes-2*[.A533])*[.B533]/(2*StereoF))-((-StereoRes*[.B533])/(2*StereoF))" office:value-type="float" office:value="0.0320792079207921">
            <text:p>0.03207921</text:p>
          </table:table-cell>
          <table:table-cell table:number-columns-repeated="252"/>
          <table:table-cell table:style-name="ce2" table:number-columns-repeated="767"/>
        </table:table-row>
        <table:table-row table:style-name="ro2">
          <table:table-cell table:style-name="ce6" office:value-type="float" office:value="506">
            <text:p>506</text:p>
          </table:table-cell>
          <table:table-cell table:style-name="ce11" table:formula="of:=IF([.A534]&lt;StereoRes;(B/100)*StereoF/[.A534];0)" office:value-type="float" office:value="0.192758893280632">
            <text:p>0.19275889</text:p>
          </table:table-cell>
          <table:table-cell table:style-name="ce13" table:formula="of:=IF([.A534]&lt;StereoRes;StereoF*(B/100)*CorrAccuracy/([.A534]*[.A534]);0)" office:value-type="float" office:value="0.0000761892858816729">
            <text:p>0.0001</text:p>
          </table:table-cell>
          <table:table-cell table:style-name="ce11" table:formula="of:=IF([.A534]&lt;StereoRes;2*ATAN((StereoRes-[.A534])/(2*StereoF))*180/3.14;0)" office:value-type="float" office:value="9.42938100367801">
            <text:p>9.42938100</text:p>
          </table:table-cell>
          <table:table-cell table:style-name="ce11" table:formula="of:=((StereoRes-2*[.A534])*[.B534]/(2*StereoF))-((-StereoRes*[.B534])/(2*StereoF))" office:value-type="float" office:value="0.0317786561264822">
            <text:p>0.03177866</text:p>
          </table:table-cell>
          <table:table-cell table:number-columns-repeated="252"/>
          <table:table-cell table:style-name="ce2" table:number-columns-repeated="767"/>
        </table:table-row>
        <table:table-row table:style-name="ro2">
          <table:table-cell table:style-name="ce6" office:value-type="float" office:value="507">
            <text:p>507</text:p>
          </table:table-cell>
          <table:table-cell table:style-name="ce11" table:formula="of:=IF([.A535]&lt;StereoRes;(B/100)*StereoF/[.A535];0)" office:value-type="float" office:value="0.192378698224852">
            <text:p>0.19237870</text:p>
          </table:table-cell>
          <table:table-cell table:style-name="ce13" table:formula="of:=IF([.A535]&lt;StereoRes;StereoF*(B/100)*CorrAccuracy/([.A535]*[.A535]);0)" office:value-type="float" office:value="0.0000758890328303164">
            <text:p>0.0001</text:p>
          </table:table-cell>
          <table:table-cell table:style-name="ce11" table:formula="of:=IF([.A535]&lt;StereoRes;2*ATAN((StereoRes-[.A535])/(2*StereoF))*180/3.14;0)" office:value-type="float" office:value="9.35932586759198">
            <text:p>9.35932587</text:p>
          </table:table-cell>
          <table:table-cell table:style-name="ce11" table:formula="of:=((StereoRes-2*[.A535])*[.B535]/(2*StereoF))-((-StereoRes*[.B535])/(2*StereoF))" office:value-type="float" office:value="0.0314792899408284">
            <text:p>0.03147929</text:p>
          </table:table-cell>
          <table:table-cell table:number-columns-repeated="252"/>
          <table:table-cell table:style-name="ce2" table:number-columns-repeated="767"/>
        </table:table-row>
        <table:table-row table:style-name="ro2">
          <table:table-cell table:style-name="ce6" office:value-type="float" office:value="508">
            <text:p>508</text:p>
          </table:table-cell>
          <table:table-cell table:style-name="ce11" table:formula="of:=IF([.A536]&lt;StereoRes;(B/100)*StereoF/[.A536];0)" office:value-type="float" office:value="0.192">
            <text:p>0.19200000</text:p>
          </table:table-cell>
          <table:table-cell table:style-name="ce13" table:formula="of:=IF([.A536]&lt;StereoRes;StereoF*(B/100)*CorrAccuracy/([.A536]*[.A536]);0)" office:value-type="float" office:value="0.0000755905511811023">
            <text:p>0.0001</text:p>
          </table:table-cell>
          <table:table-cell table:style-name="ce11" table:formula="of:=IF([.A536]&lt;StereoRes;2*ATAN((StereoRes-[.A536])/(2*StereoF))*180/3.14;0)" office:value-type="float" office:value="9.28926372634003">
            <text:p>9.28926373</text:p>
          </table:table-cell>
          <table:table-cell table:style-name="ce11" table:formula="of:=((StereoRes-2*[.A536])*[.B536]/(2*StereoF))-((-StereoRes*[.B536])/(2*StereoF))" office:value-type="float" office:value="0.0311811023622047">
            <text:p>0.03118110</text:p>
          </table:table-cell>
          <table:table-cell table:number-columns-repeated="252"/>
          <table:table-cell table:style-name="ce2" table:number-columns-repeated="767"/>
        </table:table-row>
        <table:table-row table:style-name="ro2">
          <table:table-cell table:style-name="ce6" office:value-type="float" office:value="509">
            <text:p>509</text:p>
          </table:table-cell>
          <table:table-cell table:style-name="ce11" table:formula="of:=IF([.A537]&lt;StereoRes;(B/100)*StereoF/[.A537];0)" office:value-type="float" office:value="0.19162278978389">
            <text:p>0.19162279</text:p>
          </table:table-cell>
          <table:table-cell table:style-name="ce13" table:formula="of:=IF([.A537]&lt;StereoRes;StereoF*(B/100)*CorrAccuracy/([.A537]*[.A537]);0)" office:value-type="float" office:value="0.0000752938270270687">
            <text:p>0.0001</text:p>
          </table:table-cell>
          <table:table-cell table:style-name="ce11" table:formula="of:=IF([.A537]&lt;StereoRes;2*ATAN((StereoRes-[.A537])/(2*StereoF))*180/3.14;0)" office:value-type="float" office:value="9.21919463120722">
            <text:p>9.21919463</text:p>
          </table:table-cell>
          <table:table-cell table:style-name="ce11" table:formula="of:=((StereoRes-2*[.A537])*[.B537]/(2*StereoF))-((-StereoRes*[.B537])/(2*StereoF))" office:value-type="float" office:value="0.0308840864440079">
            <text:p>0.03088409</text:p>
          </table:table-cell>
          <table:table-cell table:number-columns-repeated="252"/>
          <table:table-cell table:style-name="ce2" table:number-columns-repeated="767"/>
        </table:table-row>
        <table:table-row table:style-name="ro2">
          <table:table-cell table:style-name="ce6" office:value-type="float" office:value="510">
            <text:p>510</text:p>
          </table:table-cell>
          <table:table-cell table:style-name="ce11" table:formula="of:=IF([.A538]&lt;StereoRes;(B/100)*StereoF/[.A538];0)" office:value-type="float" office:value="0.191247058823529">
            <text:p>0.19124706</text:p>
          </table:table-cell>
          <table:table-cell table:style-name="ce13" table:formula="of:=IF([.A538]&lt;StereoRes;StereoF*(B/100)*CorrAccuracy/([.A538]*[.A538]);0)" office:value-type="float" office:value="0.0000749988465974625">
            <text:p>0.0001</text:p>
          </table:table-cell>
          <table:table-cell table:style-name="ce11" table:formula="of:=IF([.A538]&lt;StereoRes;2*ATAN((StereoRes-[.A538])/(2*StereoF))*180/3.14;0)" office:value-type="float" office:value="9.14911863350962">
            <text:p>9.14911863</text:p>
          </table:table-cell>
          <table:table-cell table:style-name="ce11" table:formula="of:=((StereoRes-2*[.A538])*[.B538]/(2*StereoF))-((-StereoRes*[.B538])/(2*StereoF))" office:value-type="float" office:value="0.0305882352941176">
            <text:p>0.03058824</text:p>
          </table:table-cell>
          <table:table-cell table:number-columns-repeated="252"/>
          <table:table-cell table:style-name="ce2" table:number-columns-repeated="767"/>
        </table:table-row>
        <table:table-row table:style-name="ro2">
          <table:table-cell table:style-name="ce6" office:value-type="float" office:value="511">
            <text:p>511</text:p>
          </table:table-cell>
          <table:table-cell table:style-name="ce11" table:formula="of:=IF([.A539]&lt;StereoRes;(B/100)*StereoF/[.A539];0)" office:value-type="float" office:value="0.190872798434442">
            <text:p>0.19087280</text:p>
          </table:table-cell>
          <table:table-cell table:style-name="ce13" table:formula="of:=IF([.A539]&lt;StereoRes;StereoF*(B/100)*CorrAccuracy/([.A539]*[.A539]);0)" office:value-type="float" office:value="0.0000747055962561418">
            <text:p>0.0001</text:p>
          </table:table-cell>
          <table:table-cell table:style-name="ce11" table:formula="of:=IF([.A539]&lt;StereoRes;2*ATAN((StereoRes-[.A539])/(2*StereoF))*180/3.14;0)" office:value-type="float" office:value="9.07903578459399">
            <text:p>9.07903578</text:p>
          </table:table-cell>
          <table:table-cell table:style-name="ce11" table:formula="of:=((StereoRes-2*[.A539])*[.B539]/(2*StereoF))-((-StereoRes*[.B539])/(2*StereoF))" office:value-type="float" office:value="0.030293542074364">
            <text:p>0.03029354</text:p>
          </table:table-cell>
          <table:table-cell table:number-columns-repeated="252"/>
          <table:table-cell table:style-name="ce2" table:number-columns-repeated="767"/>
        </table:table-row>
        <table:table-row table:style-name="ro2">
          <table:table-cell table:style-name="ce6" office:value-type="float" office:value="512">
            <text:p>512</text:p>
          </table:table-cell>
          <table:table-cell table:style-name="ce11" table:formula="of:=IF([.A540]&lt;StereoRes;(B/100)*StereoF/[.A540];0)" office:value-type="float" office:value="0.1905">
            <text:p>0.19050000</text:p>
          </table:table-cell>
          <table:table-cell table:style-name="ce13" table:formula="of:=IF([.A540]&lt;StereoRes;StereoF*(B/100)*CorrAccuracy/([.A540]*[.A540]);0)" office:value-type="float" office:value="0.0000744140625">
            <text:p>0.0001</text:p>
          </table:table-cell>
          <table:table-cell table:style-name="ce11" table:formula="of:=IF([.A540]&lt;StereoRes;2*ATAN((StereoRes-[.A540])/(2*StereoF))*180/3.14;0)" office:value-type="float" office:value="9.00894613583763">
            <text:p>9.00894614</text:p>
          </table:table-cell>
          <table:table-cell table:style-name="ce11" table:formula="of:=((StereoRes-2*[.A540])*[.B540]/(2*StereoF))-((-StereoRes*[.B540])/(2*StereoF))" office:value-type="float" office:value="0.03">
            <text:p>0.03000000</text:p>
          </table:table-cell>
          <table:table-cell table:number-columns-repeated="252"/>
          <table:table-cell table:style-name="ce2" table:number-columns-repeated="767"/>
        </table:table-row>
        <table:table-row table:style-name="ro2">
          <table:table-cell table:style-name="ce6" office:value-type="float" office:value="513">
            <text:p>513</text:p>
          </table:table-cell>
          <table:table-cell table:style-name="ce11" table:formula="of:=IF([.A541]&lt;StereoRes;(B/100)*StereoF/[.A541];0)" office:value-type="float" office:value="0.19012865497076">
            <text:p>0.19012865</text:p>
          </table:table-cell>
          <table:table-cell table:style-name="ce13" table:formula="of:=IF([.A541]&lt;StereoRes;StereoF*(B/100)*CorrAccuracy/([.A541]*[.A541]);0)" office:value-type="float" office:value="0.0000741242319574114">
            <text:p>0.0001</text:p>
          </table:table-cell>
          <table:table-cell table:style-name="ce11" table:formula="of:=IF([.A541]&lt;StereoRes;2*ATAN((StereoRes-[.A541])/(2*StereoF))*180/3.14;0)" office:value-type="float" office:value="8.93884973864816">
            <text:p>8.93884974</text:p>
          </table:table-cell>
          <table:table-cell table:style-name="ce11" table:formula="of:=((StereoRes-2*[.A541])*[.B541]/(2*StereoF))-((-StereoRes*[.B541])/(2*StereoF))" office:value-type="float" office:value="0.0297076023391813">
            <text:p>0.02970760</text:p>
          </table:table-cell>
          <table:table-cell table:number-columns-repeated="252"/>
          <table:table-cell table:style-name="ce2" table:number-columns-repeated="767"/>
        </table:table-row>
        <table:table-row table:style-name="ro2">
          <table:table-cell table:style-name="ce6" office:value-type="float" office:value="514">
            <text:p>514</text:p>
          </table:table-cell>
          <table:table-cell table:style-name="ce11" table:formula="of:=IF([.A542]&lt;StereoRes;(B/100)*StereoF/[.A542];0)" office:value-type="float" office:value="0.189758754863813">
            <text:p>0.18975875</text:p>
          </table:table-cell>
          <table:table-cell table:style-name="ce13" table:formula="of:=IF([.A542]&lt;StereoRes;StereoF*(B/100)*CorrAccuracy/([.A542]*[.A542]);0)" office:value-type="float" office:value="0.0000738360913866977">
            <text:p>0.0001</text:p>
          </table:table-cell>
          <table:table-cell table:style-name="ce11" table:formula="of:=IF([.A542]&lt;StereoRes;2*ATAN((StereoRes-[.A542])/(2*StereoF))*180/3.14;0)" office:value-type="float" office:value="8.86874664446325">
            <text:p>8.86874664</text:p>
          </table:table-cell>
          <table:table-cell table:style-name="ce11" table:formula="of:=((StereoRes-2*[.A542])*[.B542]/(2*StereoF))-((-StereoRes*[.B542])/(2*StereoF))" office:value-type="float" office:value="0.0294163424124514">
            <text:p>0.02941634</text:p>
          </table:table-cell>
          <table:table-cell table:number-columns-repeated="252"/>
          <table:table-cell table:style-name="ce2" table:number-columns-repeated="767"/>
        </table:table-row>
        <table:table-row table:style-name="ro2">
          <table:table-cell table:style-name="ce6" office:value-type="float" office:value="515">
            <text:p>515</text:p>
          </table:table-cell>
          <table:table-cell table:style-name="ce11" table:formula="of:=IF([.A543]&lt;StereoRes;(B/100)*StereoF/[.A543];0)" office:value-type="float" office:value="0.189390291262136">
            <text:p>0.18939029</text:p>
          </table:table-cell>
          <table:table-cell table:style-name="ce13" table:formula="of:=IF([.A543]&lt;StereoRes;StereoF*(B/100)*CorrAccuracy/([.A543]*[.A543]);0)" office:value-type="float" office:value="0.0000735496276746159">
            <text:p>0.0001</text:p>
          </table:table-cell>
          <table:table-cell table:style-name="ce11" table:formula="of:=IF([.A543]&lt;StereoRes;2*ATAN((StereoRes-[.A543])/(2*StereoF))*180/3.14;0)" office:value-type="float" office:value="8.79863690475045">
            <text:p>8.79863690</text:p>
          </table:table-cell>
          <table:table-cell table:style-name="ce11" table:formula="of:=((StereoRes-2*[.A543])*[.B543]/(2*StereoF))-((-StereoRes*[.B543])/(2*StereoF))" office:value-type="float" office:value="0.029126213592233">
            <text:p>0.02912621</text:p>
          </table:table-cell>
          <table:table-cell table:number-columns-repeated="252"/>
          <table:table-cell table:style-name="ce2" table:number-columns-repeated="767"/>
        </table:table-row>
        <table:table-row table:style-name="ro2">
          <table:table-cell table:style-name="ce6" office:value-type="float" office:value="516">
            <text:p>516</text:p>
          </table:table-cell>
          <table:table-cell table:style-name="ce11" table:formula="of:=IF([.A544]&lt;StereoRes;(B/100)*StereoF/[.A544];0)" office:value-type="float" office:value="0.189023255813953">
            <text:p>0.18902326</text:p>
          </table:table-cell>
          <table:table-cell table:style-name="ce13" table:formula="of:=IF([.A544]&lt;StereoRes;StereoF*(B/100)*CorrAccuracy/([.A544]*[.A544]);0)" office:value-type="float" office:value="0.0000732648278348657">
            <text:p>0.0001</text:p>
          </table:table-cell>
          <table:table-cell table:style-name="ce11" table:formula="of:=IF([.A544]&lt;StereoRes;2*ATAN((StereoRes-[.A544])/(2*StereoF))*180/3.14;0)" office:value-type="float" office:value="8.72852057100694">
            <text:p>8.72852057</text:p>
          </table:table-cell>
          <table:table-cell table:style-name="ce11" table:formula="of:=((StereoRes-2*[.A544])*[.B544]/(2*StereoF))-((-StereoRes*[.B544])/(2*StereoF))" office:value-type="float" office:value="0.0288372093023256">
            <text:p>0.02883721</text:p>
          </table:table-cell>
          <table:table-cell table:number-columns-repeated="252"/>
          <table:table-cell table:style-name="ce2" table:number-columns-repeated="767"/>
        </table:table-row>
        <table:table-row table:style-name="ro2">
          <table:table-cell table:style-name="ce6" office:value-type="float" office:value="517">
            <text:p>517</text:p>
          </table:table-cell>
          <table:table-cell table:style-name="ce11" table:formula="of:=IF([.A545]&lt;StereoRes;(B/100)*StereoF/[.A545];0)" office:value-type="float" office:value="0.188657640232108">
            <text:p>0.18865764</text:p>
          </table:table-cell>
          <table:table-cell table:style-name="ce13" table:formula="of:=IF([.A545]&lt;StereoRes;StereoF*(B/100)*CorrAccuracy/([.A545]*[.A545]);0)" office:value-type="float" office:value="0.0000729816790066183">
            <text:p>0.0001</text:p>
          </table:table-cell>
          <table:table-cell table:style-name="ce11" table:formula="of:=IF([.A545]&lt;StereoRes;2*ATAN((StereoRes-[.A545])/(2*StereoF))*180/3.14;0)" office:value-type="float" office:value="8.65839769475931">
            <text:p>8.65839769</text:p>
          </table:table-cell>
          <table:table-cell table:style-name="ce11" table:formula="of:=((StereoRes-2*[.A545])*[.B545]/(2*StereoF))-((-StereoRes*[.B545])/(2*StereoF))" office:value-type="float" office:value="0.0285493230174081">
            <text:p>0.02854932</text:p>
          </table:table-cell>
          <table:table-cell table:number-columns-repeated="252"/>
          <table:table-cell table:style-name="ce2" table:number-columns-repeated="767"/>
        </table:table-row>
        <table:table-row table:style-name="ro2">
          <table:table-cell table:style-name="ce6" office:value-type="float" office:value="518">
            <text:p>518</text:p>
          </table:table-cell>
          <table:table-cell table:style-name="ce11" table:formula="of:=IF([.A546]&lt;StereoRes;(B/100)*StereoF/[.A546];0)" office:value-type="float" office:value="0.188293436293436">
            <text:p>0.18829344</text:p>
          </table:table-cell>
          <table:table-cell table:style-name="ce13" table:formula="of:=IF([.A546]&lt;StereoRes;StereoF*(B/100)*CorrAccuracy/([.A546]*[.A546]);0)" office:value-type="float" office:value="0.0000727001684530642">
            <text:p>0.0001</text:p>
          </table:table-cell>
          <table:table-cell table:style-name="ce11" table:formula="of:=IF([.A546]&lt;StereoRes;2*ATAN((StereoRes-[.A546])/(2*StereoF))*180/3.14;0)" office:value-type="float" office:value="8.58826832756336">
            <text:p>8.58826833</text:p>
          </table:table-cell>
          <table:table-cell table:style-name="ce11" table:formula="of:=((StereoRes-2*[.A546])*[.B546]/(2*StereoF))-((-StereoRes*[.B546])/(2*StereoF))" office:value-type="float" office:value="0.0282625482625483">
            <text:p>0.02826255</text:p>
          </table:table-cell>
          <table:table-cell table:number-columns-repeated="252"/>
          <table:table-cell table:style-name="ce2" table:number-columns-repeated="767"/>
        </table:table-row>
        <table:table-row table:style-name="ro2">
          <table:table-cell table:style-name="ce6" office:value-type="float" office:value="519">
            <text:p>519</text:p>
          </table:table-cell>
          <table:table-cell table:style-name="ce11" table:formula="of:=IF([.A547]&lt;StereoRes;(B/100)*StereoF/[.A547];0)" office:value-type="float" office:value="0.18793063583815">
            <text:p>0.18793064</text:p>
          </table:table-cell>
          <table:table-cell table:style-name="ce13" table:formula="of:=IF([.A547]&lt;StereoRes;StereoF*(B/100)*CorrAccuracy/([.A547]*[.A547]);0)" office:value-type="float" office:value="0.0000724202835599808">
            <text:p>0.0001</text:p>
          </table:table-cell>
          <table:table-cell table:style-name="ce11" table:formula="of:=IF([.A547]&lt;StereoRes;2*ATAN((StereoRes-[.A547])/(2*StereoF))*180/3.14;0)" office:value-type="float" office:value="8.51813252100387">
            <text:p>8.51813252</text:p>
          </table:table-cell>
          <table:table-cell table:style-name="ce11" table:formula="of:=((StereoRes-2*[.A547])*[.B547]/(2*StereoF))-((-StereoRes*[.B547])/(2*StereoF))" office:value-type="float" office:value="0.0279768786127168">
            <text:p>0.02797688</text:p>
          </table:table-cell>
          <table:table-cell table:number-columns-repeated="252"/>
          <table:table-cell table:style-name="ce2" table:number-columns-repeated="767"/>
        </table:table-row>
        <table:table-row table:style-name="ro2">
          <table:table-cell table:style-name="ce6" office:value-type="float" office:value="520">
            <text:p>520</text:p>
          </table:table-cell>
          <table:table-cell table:style-name="ce11" table:formula="of:=IF([.A548]&lt;StereoRes;(B/100)*StereoF/[.A548];0)" office:value-type="float" office:value="0.187569230769231">
            <text:p>0.18756923</text:p>
          </table:table-cell>
          <table:table-cell table:style-name="ce13" table:formula="of:=IF([.A548]&lt;StereoRes;StereoF*(B/100)*CorrAccuracy/([.A548]*[.A548]);0)" office:value-type="float" office:value="0.0000721420118343195">
            <text:p>0.0001</text:p>
          </table:table-cell>
          <table:table-cell table:style-name="ce11" table:formula="of:=IF([.A548]&lt;StereoRes;2*ATAN((StereoRes-[.A548])/(2*StereoF))*180/3.14;0)" office:value-type="float" office:value="8.44799032669436">
            <text:p>8.44799033</text:p>
          </table:table-cell>
          <table:table-cell table:style-name="ce11" table:formula="of:=((StereoRes-2*[.A548])*[.B548]/(2*StereoF))-((-StereoRes*[.B548])/(2*StereoF))" office:value-type="float" office:value="0.0276923076923077">
            <text:p>0.02769231</text:p>
          </table:table-cell>
          <table:table-cell table:number-columns-repeated="252"/>
          <table:table-cell table:style-name="ce2" table:number-columns-repeated="767"/>
        </table:table-row>
        <table:table-row table:style-name="ro2">
          <table:table-cell table:style-name="ce6" office:value-type="float" office:value="521">
            <text:p>521</text:p>
          </table:table-cell>
          <table:table-cell table:style-name="ce11" table:formula="of:=IF([.A549]&lt;StereoRes;(B/100)*StereoF/[.A549];0)" office:value-type="float" office:value="0.187209213051823">
            <text:p>0.18720921</text:p>
          </table:table-cell>
          <table:table-cell table:style-name="ce13" table:formula="of:=IF([.A549]&lt;StereoRes;StereoF*(B/100)*CorrAccuracy/([.A549]*[.A549]);0)" office:value-type="float" office:value="0.0000718653409028113">
            <text:p>0.0001</text:p>
          </table:table-cell>
          <table:table-cell table:style-name="ce11" table:formula="of:=IF([.A549]&lt;StereoRes;2*ATAN((StereoRes-[.A549])/(2*StereoF))*180/3.14;0)" office:value-type="float" office:value="8.37784179627687">
            <text:p>8.37784180</text:p>
          </table:table-cell>
          <table:table-cell table:style-name="ce11" table:formula="of:=((StereoRes-2*[.A549])*[.B549]/(2*StereoF))-((-StereoRes*[.B549])/(2*StereoF))" office:value-type="float" office:value="0.0274088291746641">
            <text:p>0.02740883</text:p>
          </table:table-cell>
          <table:table-cell table:number-columns-repeated="252"/>
          <table:table-cell table:style-name="ce2" table:number-columns-repeated="767"/>
        </table:table-row>
        <table:table-row table:style-name="ro2">
          <table:table-cell table:style-name="ce6" office:value-type="float" office:value="522">
            <text:p>522</text:p>
          </table:table-cell>
          <table:table-cell table:style-name="ce11" table:formula="of:=IF([.A550]&lt;StereoRes;(B/100)*StereoF/[.A550];0)" office:value-type="float" office:value="0.186850574712644">
            <text:p>0.18685057</text:p>
          </table:table-cell>
          <table:table-cell table:style-name="ce13" table:formula="of:=IF([.A550]&lt;StereoRes;StereoF*(B/100)*CorrAccuracy/([.A550]*[.A550]);0)" office:value-type="float" office:value="0.0000715902585105914">
            <text:p>0.0001</text:p>
          </table:table-cell>
          <table:table-cell table:style-name="ce11" table:formula="of:=IF([.A550]&lt;StereoRes;2*ATAN((StereoRes-[.A550])/(2*StereoF))*180/3.14;0)" office:value-type="float" office:value="8.30768698142176">
            <text:p>8.30768698</text:p>
          </table:table-cell>
          <table:table-cell table:style-name="ce11" table:formula="of:=((StereoRes-2*[.A550])*[.B550]/(2*StereoF))-((-StereoRes*[.B550])/(2*StereoF))" office:value-type="float" office:value="0.0271264367816092">
            <text:p>0.02712644</text:p>
          </table:table-cell>
          <table:table-cell table:number-columns-repeated="252"/>
          <table:table-cell table:style-name="ce2" table:number-columns-repeated="767"/>
        </table:table-row>
        <table:table-row table:style-name="ro2">
          <table:table-cell table:style-name="ce6" office:value-type="float" office:value="523">
            <text:p>523</text:p>
          </table:table-cell>
          <table:table-cell table:style-name="ce11" table:formula="of:=IF([.A551]&lt;StereoRes;(B/100)*StereoF/[.A551];0)" office:value-type="float" office:value="0.186493307839388">
            <text:p>0.18649331</text:p>
          </table:table-cell>
          <table:table-cell table:style-name="ce13" table:formula="of:=IF([.A551]&lt;StereoRes;StereoF*(B/100)*CorrAccuracy/([.A551]*[.A551]);0)" office:value-type="float" office:value="0.0000713167525198425">
            <text:p>0.0001</text:p>
          </table:table-cell>
          <table:table-cell table:style-name="ce11" table:formula="of:=IF([.A551]&lt;StereoRes;2*ATAN((StereoRes-[.A551])/(2*StereoF))*180/3.14;0)" office:value-type="float" office:value="8.23752593382748">
            <text:p>8.23752593</text:p>
          </table:table-cell>
          <table:table-cell table:style-name="ce11" table:formula="of:=((StereoRes-2*[.A551])*[.B551]/(2*StereoF))-((-StereoRes*[.B551])/(2*StereoF))" office:value-type="float" office:value="0.0268451242829828">
            <text:p>0.02684512</text:p>
          </table:table-cell>
          <table:table-cell table:number-columns-repeated="252"/>
          <table:table-cell table:style-name="ce2" table:number-columns-repeated="767"/>
        </table:table-row>
        <table:table-row table:style-name="ro2">
          <table:table-cell table:style-name="ce6" office:value-type="float" office:value="524">
            <text:p>524</text:p>
          </table:table-cell>
          <table:table-cell table:style-name="ce11" table:formula="of:=IF([.A552]&lt;StereoRes;(B/100)*StereoF/[.A552];0)" office:value-type="float" office:value="0.186137404580153">
            <text:p>0.18613740</text:p>
          </table:table-cell>
          <table:table-cell table:style-name="ce13" table:formula="of:=IF([.A552]&lt;StereoRes;StereoF*(B/100)*CorrAccuracy/([.A552]*[.A552]);0)" office:value-type="float" office:value="0.0000710448109084552">
            <text:p>0.0001</text:p>
          </table:table-cell>
          <table:table-cell table:style-name="ce11" table:formula="of:=IF([.A552]&lt;StereoRes;2*ATAN((StereoRes-[.A552])/(2*StereoF))*180/3.14;0)" office:value-type="float" office:value="8.16735870522031">
            <text:p>8.16735871</text:p>
          </table:table-cell>
          <table:table-cell table:style-name="ce11" table:formula="of:=((StereoRes-2*[.A552])*[.B552]/(2*StereoF))-((-StereoRes*[.B552])/(2*StereoF))" office:value-type="float" office:value="0.0265648854961832">
            <text:p>0.02656489</text:p>
          </table:table-cell>
          <table:table-cell table:number-columns-repeated="252"/>
          <table:table-cell table:style-name="ce2" table:number-columns-repeated="767"/>
        </table:table-row>
        <table:table-row table:style-name="ro2">
          <table:table-cell table:style-name="ce6" office:value-type="float" office:value="525">
            <text:p>525</text:p>
          </table:table-cell>
          <table:table-cell table:style-name="ce11" table:formula="of:=IF([.A553]&lt;StereoRes;(B/100)*StereoF/[.A553];0)" office:value-type="float" office:value="0.185782857142857">
            <text:p>0.18578286</text:p>
          </table:table-cell>
          <table:table-cell table:style-name="ce13" table:formula="of:=IF([.A553]&lt;StereoRes;StereoF*(B/100)*CorrAccuracy/([.A553]*[.A553]);0)" office:value-type="float" office:value="0.0000707744217687075">
            <text:p>0.0001</text:p>
          </table:table-cell>
          <table:table-cell table:style-name="ce11" table:formula="of:=IF([.A553]&lt;StereoRes;2*ATAN((StereoRes-[.A553])/(2*StereoF))*180/3.14;0)" office:value-type="float" office:value="8.09718534735421">
            <text:p>8.09718535</text:p>
          </table:table-cell>
          <table:table-cell table:style-name="ce11" table:formula="of:=((StereoRes-2*[.A553])*[.B553]/(2*StereoF))-((-StereoRes*[.B553])/(2*StereoF))" office:value-type="float" office:value="0.0262857142857143">
            <text:p>0.02628571</text:p>
          </table:table-cell>
          <table:table-cell table:number-columns-repeated="252"/>
          <table:table-cell table:style-name="ce2" table:number-columns-repeated="767"/>
        </table:table-row>
        <table:table-row table:style-name="ro2">
          <table:table-cell table:style-name="ce6" office:value-type="float" office:value="526">
            <text:p>526</text:p>
          </table:table-cell>
          <table:table-cell table:style-name="ce11" table:formula="of:=IF([.A554]&lt;StereoRes;(B/100)*StereoF/[.A554];0)" office:value-type="float" office:value="0.185429657794677">
            <text:p>0.18542966</text:p>
          </table:table-cell>
          <table:table-cell table:style-name="ce13" table:formula="of:=IF([.A554]&lt;StereoRes;StereoF*(B/100)*CorrAccuracy/([.A554]*[.A554]);0)" office:value-type="float" office:value="0.0000705055733059608">
            <text:p>0.0001</text:p>
          </table:table-cell>
          <table:table-cell table:style-name="ce11" table:formula="of:=IF([.A554]&lt;StereoRes;2*ATAN((StereoRes-[.A554])/(2*StereoF))*180/3.14;0)" office:value-type="float" office:value="8.02700591201051">
            <text:p>8.02700591</text:p>
          </table:table-cell>
          <table:table-cell table:style-name="ce11" table:formula="of:=((StereoRes-2*[.A554])*[.B554]/(2*StereoF))-((-StereoRes*[.B554])/(2*StereoF))" office:value-type="float" office:value="0.0260076045627376">
            <text:p>0.02600760</text:p>
          </table:table-cell>
          <table:table-cell table:number-columns-repeated="252"/>
          <table:table-cell table:style-name="ce2" table:number-columns-repeated="767"/>
        </table:table-row>
        <table:table-row table:style-name="ro2">
          <table:table-cell table:style-name="ce6" office:value-type="float" office:value="527">
            <text:p>527</text:p>
          </table:table-cell>
          <table:table-cell table:style-name="ce11" table:formula="of:=IF([.A555]&lt;StereoRes;(B/100)*StereoF/[.A555];0)" office:value-type="float" office:value="0.18507779886148">
            <text:p>0.18507780</text:p>
          </table:table-cell>
          <table:table-cell table:style-name="ce13" table:formula="of:=IF([.A555]&lt;StereoRes;StereoF*(B/100)*CorrAccuracy/([.A555]*[.A555]);0)" office:value-type="float" office:value="0.0000702382538373738">
            <text:p>0.0001</text:p>
          </table:table-cell>
          <table:table-cell table:style-name="ce11" table:formula="of:=IF([.A555]&lt;StereoRes;2*ATAN((StereoRes-[.A555])/(2*StereoF))*180/3.14;0)" office:value-type="float" office:value="7.95682045099775">
            <text:p>7.95682045</text:p>
          </table:table-cell>
          <table:table-cell table:style-name="ce11" table:formula="of:=((StereoRes-2*[.A555])*[.B555]/(2*StereoF))-((-StereoRes*[.B555])/(2*StereoF))" office:value-type="float" office:value="0.02573055028463">
            <text:p>0.02573055</text:p>
          </table:table-cell>
          <table:table-cell table:number-columns-repeated="252"/>
          <table:table-cell table:style-name="ce2" table:number-columns-repeated="767"/>
        </table:table-row>
        <table:table-row table:style-name="ro2">
          <table:table-cell table:style-name="ce6" office:value-type="float" office:value="528">
            <text:p>528</text:p>
          </table:table-cell>
          <table:table-cell table:style-name="ce11" table:formula="of:=IF([.A556]&lt;StereoRes;(B/100)*StereoF/[.A556];0)" office:value-type="float" office:value="0.184727272727273">
            <text:p>0.18472727</text:p>
          </table:table-cell>
          <table:table-cell table:style-name="ce13" table:formula="of:=IF([.A556]&lt;StereoRes;StereoF*(B/100)*CorrAccuracy/([.A556]*[.A556]);0)" office:value-type="float" office:value="0.0000699724517906336">
            <text:p>0.0001</text:p>
          </table:table-cell>
          <table:table-cell table:style-name="ce11" table:formula="of:=IF([.A556]&lt;StereoRes;2*ATAN((StereoRes-[.A556])/(2*StereoF))*180/3.14;0)" office:value-type="float" office:value="7.88662901615142">
            <text:p>7.88662902</text:p>
          </table:table-cell>
          <table:table-cell table:style-name="ce11" table:formula="of:=((StereoRes-2*[.A556])*[.B556]/(2*StereoF))-((-StereoRes*[.B556])/(2*StereoF))" office:value-type="float" office:value="0.0254545454545454">
            <text:p>0.02545455</text:p>
          </table:table-cell>
          <table:table-cell table:number-columns-repeated="252"/>
          <table:table-cell table:style-name="ce2" table:number-columns-repeated="767"/>
        </table:table-row>
        <table:table-row table:style-name="ro2">
          <table:table-cell table:style-name="ce6" office:value-type="float" office:value="529">
            <text:p>529</text:p>
          </table:table-cell>
          <table:table-cell table:style-name="ce11" table:formula="of:=IF([.A557]&lt;StereoRes;(B/100)*StereoF/[.A557];0)" office:value-type="float" office:value="0.184378071833648">
            <text:p>0.18437807</text:p>
          </table:table-cell>
          <table:table-cell table:style-name="ce13" table:formula="of:=IF([.A557]&lt;StereoRes;StereoF*(B/100)*CorrAccuracy/([.A557]*[.A557]);0)" office:value-type="float" office:value="0.0000697081557027026">
            <text:p>0.0001</text:p>
          </table:table-cell>
          <table:table-cell table:style-name="ce11" table:formula="of:=IF([.A557]&lt;StereoRes;2*ATAN((StereoRes-[.A557])/(2*StereoF))*180/3.14;0)" office:value-type="float" office:value="7.81643165933375">
            <text:p>7.81643166</text:p>
          </table:table-cell>
          <table:table-cell table:style-name="ce11" table:formula="of:=((StereoRes-2*[.A557])*[.B557]/(2*StereoF))-((-StereoRes*[.B557])/(2*StereoF))" office:value-type="float" office:value="0.025179584120983">
            <text:p>0.02517958</text:p>
          </table:table-cell>
          <table:table-cell table:number-columns-repeated="252"/>
          <table:table-cell table:style-name="ce2" table:number-columns-repeated="767"/>
        </table:table-row>
        <table:table-row table:style-name="ro2">
          <table:table-cell table:style-name="ce6" office:value-type="float" office:value="530">
            <text:p>530</text:p>
          </table:table-cell>
          <table:table-cell table:style-name="ce11" table:formula="of:=IF([.A558]&lt;StereoRes;(B/100)*StereoF/[.A558];0)" office:value-type="float" office:value="0.184030188679245">
            <text:p>0.18403019</text:p>
          </table:table-cell>
          <table:table-cell table:style-name="ce13" table:formula="of:=IF([.A558]&lt;StereoRes;StereoF*(B/100)*CorrAccuracy/([.A558]*[.A558]);0)" office:value-type="float" office:value="0.0000694453542185831">
            <text:p>0.0001</text:p>
          </table:table-cell>
          <table:table-cell table:style-name="ce11" table:formula="of:=IF([.A558]&lt;StereoRes;2*ATAN((StereoRes-[.A558])/(2*StereoF))*180/3.14;0)" office:value-type="float" office:value="7.7462284324335">
            <text:p>7.74622843</text:p>
          </table:table-cell>
          <table:table-cell table:style-name="ce11" table:formula="of:=((StereoRes-2*[.A558])*[.B558]/(2*StereoF))-((-StereoRes*[.B558])/(2*StereoF))" office:value-type="float" office:value="0.0249056603773585">
            <text:p>0.02490566</text:p>
          </table:table-cell>
          <table:table-cell table:number-columns-repeated="252"/>
          <table:table-cell table:style-name="ce2" table:number-columns-repeated="767"/>
        </table:table-row>
        <table:table-row table:style-name="ro2">
          <table:table-cell table:style-name="ce6" office:value-type="float" office:value="531">
            <text:p>531</text:p>
          </table:table-cell>
          <table:table-cell table:style-name="ce11" table:formula="of:=IF([.A559]&lt;StereoRes;(B/100)*StereoF/[.A559];0)" office:value-type="float" office:value="0.183683615819209">
            <text:p>0.18368362</text:p>
          </table:table-cell>
          <table:table-cell table:style-name="ce13" table:formula="of:=IF([.A559]&lt;StereoRes;StereoF*(B/100)*CorrAccuracy/([.A559]*[.A559]);0)" office:value-type="float" office:value="0.0000691840360900975">
            <text:p>0.0001</text:p>
          </table:table-cell>
          <table:table-cell table:style-name="ce11" table:formula="of:=IF([.A559]&lt;StereoRes;2*ATAN((StereoRes-[.A559])/(2*StereoF))*180/3.14;0)" office:value-type="float" office:value="7.67601938736569">
            <text:p>7.67601939</text:p>
          </table:table-cell>
          <table:table-cell table:style-name="ce11" table:formula="of:=((StereoRes-2*[.A559])*[.B559]/(2*StereoF))-((-StereoRes*[.B559])/(2*StereoF))" office:value-type="float" office:value="0.0246327683615819">
            <text:p>0.02463277</text:p>
          </table:table-cell>
          <table:table-cell table:number-columns-repeated="252"/>
          <table:table-cell table:style-name="ce2" table:number-columns-repeated="767"/>
        </table:table-row>
        <table:table-row table:style-name="ro2">
          <table:table-cell table:style-name="ce6" office:value-type="float" office:value="532">
            <text:p>532</text:p>
          </table:table-cell>
          <table:table-cell table:style-name="ce11" table:formula="of:=IF([.A560]&lt;StereoRes;(B/100)*StereoF/[.A560];0)" office:value-type="float" office:value="0.183338345864662">
            <text:p>0.18333835</text:p>
          </table:table-cell>
          <table:table-cell table:style-name="ce13" table:formula="of:=IF([.A560]&lt;StereoRes;StereoF*(B/100)*CorrAccuracy/([.A560]*[.A560]);0)" office:value-type="float" office:value="0.0000689241901746848">
            <text:p>0.0001</text:p>
          </table:table-cell>
          <table:table-cell table:style-name="ce11" table:formula="of:=IF([.A560]&lt;StereoRes;2*ATAN((StereoRes-[.A560])/(2*StereoF))*180/3.14;0)" office:value-type="float" office:value="7.60580457607142">
            <text:p>7.60580458</text:p>
          </table:table-cell>
          <table:table-cell table:style-name="ce11" table:formula="of:=((StereoRes-2*[.A560])*[.B560]/(2*StereoF))-((-StereoRes*[.B560])/(2*StereoF))" office:value-type="float" office:value="0.0243609022556391">
            <text:p>0.02436090</text:p>
          </table:table-cell>
          <table:table-cell table:number-columns-repeated="252"/>
          <table:table-cell table:style-name="ce2" table:number-columns-repeated="767"/>
        </table:table-row>
        <table:table-row table:style-name="ro2">
          <table:table-cell table:style-name="ce6" office:value-type="float" office:value="533">
            <text:p>533</text:p>
          </table:table-cell>
          <table:table-cell table:style-name="ce11" table:formula="of:=IF([.A561]&lt;StereoRes;(B/100)*StereoF/[.A561];0)" office:value-type="float" office:value="0.182994371482176">
            <text:p>0.18299437</text:p>
          </table:table-cell>
          <table:table-cell table:style-name="ce13" table:formula="of:=IF([.A561]&lt;StereoRes;StereoF*(B/100)*CorrAccuracy/([.A561]*[.A561]);0)" office:value-type="float" office:value="0.0000686658054342125">
            <text:p>0.0001</text:p>
          </table:table-cell>
          <table:table-cell table:style-name="ce11" table:formula="of:=IF([.A561]&lt;StereoRes;2*ATAN((StereoRes-[.A561])/(2*StereoF))*180/3.14;0)" office:value-type="float" office:value="7.5355840505176">
            <text:p>7.53558405</text:p>
          </table:table-cell>
          <table:table-cell table:style-name="ce11" table:formula="of:=((StereoRes-2*[.A561])*[.B561]/(2*StereoF))-((-StereoRes*[.B561])/(2*StereoF))" office:value-type="float" office:value="0.0240900562851782">
            <text:p>0.02409006</text:p>
          </table:table-cell>
          <table:table-cell table:number-columns-repeated="252"/>
          <table:table-cell table:style-name="ce2" table:number-columns-repeated="767"/>
        </table:table-row>
        <table:table-row table:style-name="ro2">
          <table:table-cell table:style-name="ce6" office:value-type="float" office:value="534">
            <text:p>534</text:p>
          </table:table-cell>
          <table:table-cell table:style-name="ce11" table:formula="of:=IF([.A562]&lt;StereoRes;(B/100)*StereoF/[.A562];0)" office:value-type="float" office:value="0.182651685393258">
            <text:p>0.18265169</text:p>
          </table:table-cell>
          <table:table-cell table:style-name="ce13" table:formula="of:=IF([.A562]&lt;StereoRes;StereoF*(B/100)*CorrAccuracy/([.A562]*[.A562]);0)" office:value-type="float" office:value="0.0000684088709338046">
            <text:p>0.0001</text:p>
          </table:table-cell>
          <table:table-cell table:style-name="ce11" table:formula="of:=IF([.A562]&lt;StereoRes;2*ATAN((StereoRes-[.A562])/(2*StereoF))*180/3.14;0)" office:value-type="float" office:value="7.46535786269677">
            <text:p>7.46535786</text:p>
          </table:table-cell>
          <table:table-cell table:style-name="ce11" table:formula="of:=((StereoRes-2*[.A562])*[.B562]/(2*StereoF))-((-StereoRes*[.B562])/(2*StereoF))" office:value-type="float" office:value="0.0238202247191011">
            <text:p>0.02382022</text:p>
          </table:table-cell>
          <table:table-cell table:number-columns-repeated="252"/>
          <table:table-cell table:style-name="ce2" table:number-columns-repeated="767"/>
        </table:table-row>
        <table:table-row table:style-name="ro2">
          <table:table-cell table:style-name="ce6" office:value-type="float" office:value="535">
            <text:p>535</text:p>
          </table:table-cell>
          <table:table-cell table:style-name="ce11" table:formula="of:=IF([.A563]&lt;StereoRes;(B/100)*StereoF/[.A563];0)" office:value-type="float" office:value="0.182310280373832">
            <text:p>0.18231028</text:p>
          </table:table-cell>
          <table:table-cell table:style-name="ce13" table:formula="of:=IF([.A563]&lt;StereoRes;StereoF*(B/100)*CorrAccuracy/([.A563]*[.A563]);0)" office:value-type="float" office:value="0.0000681533758406848">
            <text:p>0.0001</text:p>
          </table:table-cell>
          <table:table-cell table:style-name="ce11" table:formula="of:=IF([.A563]&lt;StereoRes;2*ATAN((StereoRes-[.A563])/(2*StereoF))*180/3.14;0)" office:value-type="float" office:value="7.39512606462685">
            <text:p>7.39512606</text:p>
          </table:table-cell>
          <table:table-cell table:style-name="ce11" table:formula="of:=((StereoRes-2*[.A563])*[.B563]/(2*StereoF))-((-StereoRes*[.B563])/(2*StereoF))" office:value-type="float" office:value="0.0235514018691589">
            <text:p>0.02355140</text:p>
          </table:table-cell>
          <table:table-cell table:number-columns-repeated="252"/>
          <table:table-cell table:style-name="ce2" table:number-columns-repeated="767"/>
        </table:table-row>
        <table:table-row table:style-name="ro2">
          <table:table-cell table:style-name="ce6" office:value-type="float" office:value="536">
            <text:p>536</text:p>
          </table:table-cell>
          <table:table-cell table:style-name="ce11" table:formula="of:=IF([.A564]&lt;StereoRes;(B/100)*StereoF/[.A564];0)" office:value-type="float" office:value="0.181970149253731">
            <text:p>0.18197015</text:p>
          </table:table-cell>
          <table:table-cell table:style-name="ce13" table:formula="of:=IF([.A564]&lt;StereoRes;StereoF*(B/100)*CorrAccuracy/([.A564]*[.A564]);0)" office:value-type="float" office:value="0.0000678993094230341">
            <text:p>0.0001</text:p>
          </table:table-cell>
          <table:table-cell table:style-name="ce11" table:formula="of:=IF([.A564]&lt;StereoRes;2*ATAN((StereoRes-[.A564])/(2*StereoF))*180/3.14;0)" office:value-type="float" office:value="7.32488870835091">
            <text:p>7.32488871</text:p>
          </table:table-cell>
          <table:table-cell table:style-name="ce11" table:formula="of:=((StereoRes-2*[.A564])*[.B564]/(2*StereoF))-((-StereoRes*[.B564])/(2*StereoF))" office:value-type="float" office:value="0.0232835820895522">
            <text:p>0.02328358</text:p>
          </table:table-cell>
          <table:table-cell table:number-columns-repeated="252"/>
          <table:table-cell table:style-name="ce2" table:number-columns-repeated="767"/>
        </table:table-row>
        <table:table-row table:style-name="ro2">
          <table:table-cell table:style-name="ce6" office:value-type="float" office:value="537">
            <text:p>537</text:p>
          </table:table-cell>
          <table:table-cell table:style-name="ce11" table:formula="of:=IF([.A565]&lt;StereoRes;(B/100)*StereoF/[.A565];0)" office:value-type="float" office:value="0.181631284916201">
            <text:p>0.18163128</text:p>
          </table:table-cell>
          <table:table-cell table:style-name="ce13" table:formula="of:=IF([.A565]&lt;StereoRes;StereoF*(B/100)*CorrAccuracy/([.A565]*[.A565]);0)" office:value-type="float" office:value="0.0000676466610488645">
            <text:p>0.0001</text:p>
          </table:table-cell>
          <table:table-cell table:style-name="ce11" table:formula="of:=IF([.A565]&lt;StereoRes;2*ATAN((StereoRes-[.A565])/(2*StereoF))*180/3.14;0)" office:value-type="float" office:value="7.25464584593692">
            <text:p>7.25464585</text:p>
          </table:table-cell>
          <table:table-cell table:style-name="ce11" table:formula="of:=((StereoRes-2*[.A565])*[.B565]/(2*StereoF))-((-StereoRes*[.B565])/(2*StereoF))" office:value-type="float" office:value="0.0230167597765363">
            <text:p>0.02301676</text:p>
          </table:table-cell>
          <table:table-cell table:number-columns-repeated="252"/>
          <table:table-cell table:style-name="ce2" table:number-columns-repeated="767"/>
        </table:table-row>
        <table:table-row table:style-name="ro2">
          <table:table-cell table:style-name="ce6" office:value-type="float" office:value="538">
            <text:p>538</text:p>
          </table:table-cell>
          <table:table-cell table:style-name="ce11" table:formula="of:=IF([.A566]&lt;StereoRes;(B/100)*StereoF/[.A566];0)" office:value-type="float" office:value="0.181293680297398">
            <text:p>0.18129368</text:p>
          </table:table-cell>
          <table:table-cell table:style-name="ce13" table:formula="of:=IF([.A566]&lt;StereoRes;StereoF*(B/100)*CorrAccuracy/([.A566]*[.A566]);0)" office:value-type="float" office:value="0.0000673954201849062">
            <text:p>0.0001</text:p>
          </table:table-cell>
          <table:table-cell table:style-name="ce11" table:formula="of:=IF([.A566]&lt;StereoRes;2*ATAN((StereoRes-[.A566])/(2*StereoF))*180/3.14;0)" office:value-type="float" office:value="7.1843975294776">
            <text:p>7.18439753</text:p>
          </table:table-cell>
          <table:table-cell table:style-name="ce11" table:formula="of:=((StereoRes-2*[.A566])*[.B566]/(2*StereoF))-((-StereoRes*[.B566])/(2*StereoF))" office:value-type="float" office:value="0.0227509293680297">
            <text:p>0.02275093</text:p>
          </table:table-cell>
          <table:table-cell table:number-columns-repeated="252"/>
          <table:table-cell table:style-name="ce2" table:number-columns-repeated="767"/>
        </table:table-row>
        <table:table-row table:style-name="ro2">
          <table:table-cell table:style-name="ce6" office:value-type="float" office:value="539">
            <text:p>539</text:p>
          </table:table-cell>
          <table:table-cell table:style-name="ce11" table:formula="of:=IF([.A567]&lt;StereoRes;(B/100)*StereoF/[.A567];0)" office:value-type="float" office:value="0.1809573283859">
            <text:p>0.18095733</text:p>
          </table:table-cell>
          <table:table-cell table:style-name="ce13" table:formula="of:=IF([.A567]&lt;StereoRes;StereoF*(B/100)*CorrAccuracy/([.A567]*[.A567]);0)" office:value-type="float" office:value="0.0000671455763955101">
            <text:p>0.0001</text:p>
          </table:table-cell>
          <table:table-cell table:style-name="ce11" table:formula="of:=IF([.A567]&lt;StereoRes;2*ATAN((StereoRes-[.A567])/(2*StereoF))*180/3.14;0)" office:value-type="float" office:value="7.11414381109009">
            <text:p>7.11414381</text:p>
          </table:table-cell>
          <table:table-cell table:style-name="ce11" table:formula="of:=((StereoRes-2*[.A567])*[.B567]/(2*StereoF))-((-StereoRes*[.B567])/(2*StereoF))" office:value-type="float" office:value="0.0224860853432282">
            <text:p>0.02248609</text:p>
          </table:table-cell>
          <table:table-cell table:number-columns-repeated="252"/>
          <table:table-cell table:style-name="ce2" table:number-columns-repeated="767"/>
        </table:table-row>
        <table:table-row table:style-name="ro2">
          <table:table-cell table:style-name="ce6" office:value-type="float" office:value="540">
            <text:p>540</text:p>
          </table:table-cell>
          <table:table-cell table:style-name="ce11" table:formula="of:=IF([.A568]&lt;StereoRes;(B/100)*StereoF/[.A568];0)" office:value-type="float" office:value="0.180622222222222">
            <text:p>0.18062222</text:p>
          </table:table-cell>
          <table:table-cell table:style-name="ce13" table:formula="of:=IF([.A568]&lt;StereoRes;StereoF*(B/100)*CorrAccuracy/([.A568]*[.A568]);0)" office:value-type="float" office:value="0.0000668971193415638">
            <text:p>0.0001</text:p>
          </table:table-cell>
          <table:table-cell table:style-name="ce11" table:formula="of:=IF([.A568]&lt;StereoRes;2*ATAN((StereoRes-[.A568])/(2*StereoF))*180/3.14;0)" office:value-type="float" office:value="7.04388474291581">
            <text:p>7.04388474</text:p>
          </table:table-cell>
          <table:table-cell table:style-name="ce11" table:formula="of:=((StereoRes-2*[.A568])*[.B568]/(2*StereoF))-((-StereoRes*[.B568])/(2*StereoF))" office:value-type="float" office:value="0.0222222222222222">
            <text:p>0.02222222</text:p>
          </table:table-cell>
          <table:table-cell table:number-columns-repeated="252"/>
          <table:table-cell table:style-name="ce2" table:number-columns-repeated="767"/>
        </table:table-row>
        <table:table-row table:style-name="ro2">
          <table:table-cell table:style-name="ce6" office:value-type="float" office:value="541">
            <text:p>541</text:p>
          </table:table-cell>
          <table:table-cell table:style-name="ce11" table:formula="of:=IF([.A569]&lt;StereoRes;(B/100)*StereoF/[.A569];0)" office:value-type="float" office:value="0.180288354898336">
            <text:p>0.18028835</text:p>
          </table:table-cell>
          <table:table-cell table:style-name="ce13" table:formula="of:=IF([.A569]&lt;StereoRes;StereoF*(B/100)*CorrAccuracy/([.A569]*[.A569]);0)" office:value-type="float" office:value="0.000066650038779422">
            <text:p>0.0001</text:p>
          </table:table-cell>
          <table:table-cell table:style-name="ce11" table:formula="of:=IF([.A569]&lt;StereoRes;2*ATAN((StereoRes-[.A569])/(2*StereoF))*180/3.14;0)" office:value-type="float" office:value="6.97362037712017">
            <text:p>6.97362038</text:p>
          </table:table-cell>
          <table:table-cell table:style-name="ce11" table:formula="of:=((StereoRes-2*[.A569])*[.B569]/(2*StereoF))-((-StereoRes*[.B569])/(2*StereoF))" office:value-type="float" office:value="0.0219593345656192">
            <text:p>0.02195933</text:p>
          </table:table-cell>
          <table:table-cell table:number-columns-repeated="252"/>
          <table:table-cell table:style-name="ce2" table:number-columns-repeated="767"/>
        </table:table-row>
        <table:table-row table:style-name="ro2">
          <table:table-cell table:style-name="ce6" office:value-type="float" office:value="542">
            <text:p>542</text:p>
          </table:table-cell>
          <table:table-cell table:style-name="ce11" table:formula="of:=IF([.A570]&lt;StereoRes;(B/100)*StereoF/[.A570];0)" office:value-type="float" office:value="0.179955719557196">
            <text:p>0.17995572</text:p>
          </table:table-cell>
          <table:table-cell table:style-name="ce13" table:formula="of:=IF([.A570]&lt;StereoRes;StereoF*(B/100)*CorrAccuracy/([.A570]*[.A570]);0)" office:value-type="float" office:value="0.0000664043245598508">
            <text:p>0.0001</text:p>
          </table:table-cell>
          <table:table-cell table:style-name="ce11" table:formula="of:=IF([.A570]&lt;StereoRes;2*ATAN((StereoRes-[.A570])/(2*StereoF))*180/3.14;0)" office:value-type="float" office:value="6.90335076589238">
            <text:p>6.90335077</text:p>
          </table:table-cell>
          <table:table-cell table:style-name="ce11" table:formula="of:=((StereoRes-2*[.A570])*[.B570]/(2*StereoF))-((-StereoRes*[.B570])/(2*StereoF))" office:value-type="float" office:value="0.0216974169741697">
            <text:p>0.02169742</text:p>
          </table:table-cell>
          <table:table-cell table:number-columns-repeated="252"/>
          <table:table-cell table:style-name="ce2" table:number-columns-repeated="767"/>
        </table:table-row>
        <table:table-row table:style-name="ro2">
          <table:table-cell table:style-name="ce6" office:value-type="float" office:value="543">
            <text:p>543</text:p>
          </table:table-cell>
          <table:table-cell table:style-name="ce11" table:formula="of:=IF([.A571]&lt;StereoRes;(B/100)*StereoF/[.A571];0)" office:value-type="float" office:value="0.179624309392265">
            <text:p>0.17962431</text:p>
          </table:table-cell>
          <table:table-cell table:style-name="ce13" table:formula="of:=IF([.A571]&lt;StereoRes;StereoF*(B/100)*CorrAccuracy/([.A571]*[.A571]);0)" office:value-type="float" office:value="0.0000661599666269853">
            <text:p>0.0001</text:p>
          </table:table-cell>
          <table:table-cell table:style-name="ce11" table:formula="of:=IF([.A571]&lt;StereoRes;2*ATAN((StereoRes-[.A571])/(2*StereoF))*180/3.14;0)" office:value-type="float" office:value="6.8330759614452">
            <text:p>6.83307596</text:p>
          </table:table-cell>
          <table:table-cell table:style-name="ce11" table:formula="of:=((StereoRes-2*[.A571])*[.B571]/(2*StereoF))-((-StereoRes*[.B571])/(2*StereoF))" office:value-type="float" office:value="0.0214364640883978">
            <text:p>0.02143646</text:p>
          </table:table-cell>
          <table:table-cell table:number-columns-repeated="252"/>
          <table:table-cell table:style-name="ce2" table:number-columns-repeated="767"/>
        </table:table-row>
        <table:table-row table:style-name="ro2">
          <table:table-cell table:style-name="ce6" office:value-type="float" office:value="544">
            <text:p>544</text:p>
          </table:table-cell>
          <table:table-cell table:style-name="ce11" table:formula="of:=IF([.A572]&lt;StereoRes;(B/100)*StereoF/[.A572];0)" office:value-type="float" office:value="0.179294117647059">
            <text:p>0.17929412</text:p>
          </table:table-cell>
          <table:table-cell table:style-name="ce13" table:formula="of:=IF([.A572]&lt;StereoRes;StereoF*(B/100)*CorrAccuracy/([.A572]*[.A572]);0)" office:value-type="float" office:value="0.000065916955017301">
            <text:p>0.0001</text:p>
          </table:table-cell>
          <table:table-cell table:style-name="ce11" table:formula="of:=IF([.A572]&lt;StereoRes;2*ATAN((StereoRes-[.A572])/(2*StereoF))*180/3.14;0)" office:value-type="float" office:value="6.76279601601471">
            <text:p>6.76279602</text:p>
          </table:table-cell>
          <table:table-cell table:style-name="ce11" table:formula="of:=((StereoRes-2*[.A572])*[.B572]/(2*StereoF))-((-StereoRes*[.B572])/(2*StereoF))" office:value-type="float" office:value="0.0211764705882353">
            <text:p>0.02117647</text:p>
          </table:table-cell>
          <table:table-cell table:number-columns-repeated="252"/>
          <table:table-cell table:style-name="ce2" table:number-columns-repeated="767"/>
        </table:table-row>
        <table:table-row table:style-name="ro2">
          <table:table-cell table:style-name="ce6" office:value-type="float" office:value="545">
            <text:p>545</text:p>
          </table:table-cell>
          <table:table-cell table:style-name="ce11" table:formula="of:=IF([.A573]&lt;StereoRes;(B/100)*StereoF/[.A573];0)" office:value-type="float" office:value="0.178965137614679">
            <text:p>0.17896514</text:p>
          </table:table-cell>
          <table:table-cell table:style-name="ce13" table:formula="of:=IF([.A573]&lt;StereoRes;StereoF*(B/100)*CorrAccuracy/([.A573]*[.A573]);0)" office:value-type="float" office:value="0.0000656752798585977">
            <text:p>0.0001</text:p>
          </table:table-cell>
          <table:table-cell table:style-name="ce11" table:formula="of:=IF([.A573]&lt;StereoRes;2*ATAN((StereoRes-[.A573])/(2*StereoF))*180/3.14;0)" office:value-type="float" office:value="6.69251098186009">
            <text:p>6.69251098</text:p>
          </table:table-cell>
          <table:table-cell table:style-name="ce11" table:formula="of:=((StereoRes-2*[.A573])*[.B573]/(2*StereoF))-((-StereoRes*[.B573])/(2*StereoF))" office:value-type="float" office:value="0.0209174311926606">
            <text:p>0.02091743</text:p>
          </table:table-cell>
          <table:table-cell table:number-columns-repeated="252"/>
          <table:table-cell table:style-name="ce2" table:number-columns-repeated="767"/>
        </table:table-row>
        <table:table-row table:style-name="ro2">
          <table:table-cell table:style-name="ce6" office:value-type="float" office:value="546">
            <text:p>546</text:p>
          </table:table-cell>
          <table:table-cell table:style-name="ce11" table:formula="of:=IF([.A574]&lt;StereoRes;(B/100)*StereoF/[.A574];0)" office:value-type="float" office:value="0.178637362637363">
            <text:p>0.17863736</text:p>
          </table:table-cell>
          <table:table-cell table:style-name="ce13" table:formula="of:=IF([.A574]&lt;StereoRes;StereoF*(B/100)*CorrAccuracy/([.A574]*[.A574]);0)" office:value-type="float" office:value="0.0000654349313689973">
            <text:p>0.0001</text:p>
          </table:table-cell>
          <table:table-cell table:style-name="ce11" table:formula="of:=IF([.A574]&lt;StereoRes;2*ATAN((StereoRes-[.A574])/(2*StereoF))*180/3.14;0)" office:value-type="float" office:value="6.62222091126341">
            <text:p>6.62222091</text:p>
          </table:table-cell>
          <table:table-cell table:style-name="ce11" table:formula="of:=((StereoRes-2*[.A574])*[.B574]/(2*StereoF))-((-StereoRes*[.B574])/(2*StereoF))" office:value-type="float" office:value="0.0206593406593407">
            <text:p>0.02065934</text:p>
          </table:table-cell>
          <table:table-cell table:number-columns-repeated="252"/>
          <table:table-cell table:style-name="ce2" table:number-columns-repeated="767"/>
        </table:table-row>
        <table:table-row table:style-name="ro2">
          <table:table-cell table:style-name="ce6" office:value-type="float" office:value="547">
            <text:p>547</text:p>
          </table:table-cell>
          <table:table-cell table:style-name="ce11" table:formula="of:=IF([.A575]&lt;StereoRes;(B/100)*StereoF/[.A575];0)" office:value-type="float" office:value="0.178310786106033">
            <text:p>0.17831079</text:p>
          </table:table-cell>
          <table:table-cell table:style-name="ce13" table:formula="of:=IF([.A575]&lt;StereoRes;StereoF*(B/100)*CorrAccuracy/([.A575]*[.A575]);0)" office:value-type="float" office:value="0.0000651958998559535">
            <text:p>0.0001</text:p>
          </table:table-cell>
          <table:table-cell table:style-name="ce11" table:formula="of:=IF([.A575]&lt;StereoRes;2*ATAN((StereoRes-[.A575])/(2*StereoF))*180/3.14;0)" office:value-type="float" office:value="6.55192585652935">
            <text:p>6.55192586</text:p>
          </table:table-cell>
          <table:table-cell table:style-name="ce11" table:formula="of:=((StereoRes-2*[.A575])*[.B575]/(2*StereoF))-((-StereoRes*[.B575])/(2*StereoF))" office:value-type="float" office:value="0.0204021937842779">
            <text:p>0.02040219</text:p>
          </table:table-cell>
          <table:table-cell table:number-columns-repeated="252"/>
          <table:table-cell table:style-name="ce2" table:number-columns-repeated="767"/>
        </table:table-row>
        <table:table-row table:style-name="ro2">
          <table:table-cell table:style-name="ce6" office:value-type="float" office:value="548">
            <text:p>548</text:p>
          </table:table-cell>
          <table:table-cell table:style-name="ce11" table:formula="of:=IF([.A576]&lt;StereoRes;(B/100)*StereoF/[.A576];0)" office:value-type="float" office:value="0.177985401459854">
            <text:p>0.17798540</text:p>
          </table:table-cell>
          <table:table-cell table:style-name="ce13" table:formula="of:=IF([.A576]&lt;StereoRes;StereoF*(B/100)*CorrAccuracy/([.A576]*[.A576]);0)" office:value-type="float" office:value="0.0000649581757152752">
            <text:p>0.0001</text:p>
          </table:table-cell>
          <table:table-cell table:style-name="ce11" table:formula="of:=IF([.A576]&lt;StereoRes;2*ATAN((StereoRes-[.A576])/(2*StereoF))*180/3.14;0)" office:value-type="float" office:value="6.481625869985">
            <text:p>6.48162587</text:p>
          </table:table-cell>
          <table:table-cell table:style-name="ce11" table:formula="of:=((StereoRes-2*[.A576])*[.B576]/(2*StereoF))-((-StereoRes*[.B576])/(2*StereoF))" office:value-type="float" office:value="0.0201459854014598">
            <text:p>0.02014599</text:p>
          </table:table-cell>
          <table:table-cell table:number-columns-repeated="252"/>
          <table:table-cell table:style-name="ce2" table:number-columns-repeated="767"/>
        </table:table-row>
        <table:table-row table:style-name="ro2">
          <table:table-cell table:style-name="ce6" office:value-type="float" office:value="549">
            <text:p>549</text:p>
          </table:table-cell>
          <table:table-cell table:style-name="ce11" table:formula="of:=IF([.A577]&lt;StereoRes;(B/100)*StereoF/[.A577];0)" office:value-type="float" office:value="0.177661202185792">
            <text:p>0.17766120</text:p>
          </table:table-cell>
          <table:table-cell table:style-name="ce13" table:formula="of:=IF([.A577]&lt;StereoRes;StereoF*(B/100)*CorrAccuracy/([.A577]*[.A577]);0)" office:value-type="float" office:value="0.0000647217494301611">
            <text:p>0.0001</text:p>
          </table:table-cell>
          <table:table-cell table:style-name="ce11" table:formula="of:=IF([.A577]&lt;StereoRes;2*ATAN((StereoRes-[.A577])/(2*StereoF))*180/3.14;0)" office:value-type="float" office:value="6.41132100397965">
            <text:p>6.41132100</text:p>
          </table:table-cell>
          <table:table-cell table:style-name="ce11" table:formula="of:=((StereoRes-2*[.A577])*[.B577]/(2*StereoF))-((-StereoRes*[.B577])/(2*StereoF))" office:value-type="float" office:value="0.0198907103825137">
            <text:p>0.01989071</text:p>
          </table:table-cell>
          <table:table-cell table:number-columns-repeated="252"/>
          <table:table-cell table:style-name="ce2" table:number-columns-repeated="767"/>
        </table:table-row>
        <table:table-row table:style-name="ro2">
          <table:table-cell table:style-name="ce6" office:value-type="float" office:value="550">
            <text:p>550</text:p>
          </table:table-cell>
          <table:table-cell table:style-name="ce11" table:formula="of:=IF([.A578]&lt;StereoRes;(B/100)*StereoF/[.A578];0)" office:value-type="float" office:value="0.177338181818182">
            <text:p>0.17733818</text:p>
          </table:table-cell>
          <table:table-cell table:style-name="ce13" table:formula="of:=IF([.A578]&lt;StereoRes;StereoF*(B/100)*CorrAccuracy/([.A578]*[.A578]);0)" office:value-type="float" office:value="0.0000644866115702479">
            <text:p>0.0001</text:p>
          </table:table-cell>
          <table:table-cell table:style-name="ce11" table:formula="of:=IF([.A578]&lt;StereoRes;2*ATAN((StereoRes-[.A578])/(2*StereoF))*180/3.14;0)" office:value-type="float" office:value="6.3410113108845">
            <text:p>6.34101131</text:p>
          </table:table-cell>
          <table:table-cell table:style-name="ce11" table:formula="of:=((StereoRes-2*[.A578])*[.B578]/(2*StereoF))-((-StereoRes*[.B578])/(2*StereoF))" office:value-type="float" office:value="0.0196363636363636">
            <text:p>0.01963636</text:p>
          </table:table-cell>
          <table:table-cell table:number-columns-repeated="252"/>
          <table:table-cell table:style-name="ce2" table:number-columns-repeated="767"/>
        </table:table-row>
        <table:table-row table:style-name="ro2">
          <table:table-cell table:style-name="ce6" office:value-type="float" office:value="551">
            <text:p>551</text:p>
          </table:table-cell>
          <table:table-cell table:style-name="ce11" table:formula="of:=IF([.A579]&lt;StereoRes;(B/100)*StereoF/[.A579];0)" office:value-type="float" office:value="0.177016333938294">
            <text:p>0.17701633</text:p>
          </table:table-cell>
          <table:table-cell table:style-name="ce13" table:formula="of:=IF([.A579]&lt;StereoRes;StereoF*(B/100)*CorrAccuracy/([.A579]*[.A579]);0)" office:value-type="float" office:value="0.0000642527527906693">
            <text:p>0.0001</text:p>
          </table:table-cell>
          <table:table-cell table:style-name="ce11" table:formula="of:=IF([.A579]&lt;StereoRes;2*ATAN((StereoRes-[.A579])/(2*StereoF))*180/3.14;0)" office:value-type="float" office:value="6.2706968430925">
            <text:p>6.27069684</text:p>
          </table:table-cell>
          <table:table-cell table:style-name="ce11" table:formula="of:=((StereoRes-2*[.A579])*[.B579]/(2*StereoF))-((-StereoRes*[.B579])/(2*StereoF))" office:value-type="float" office:value="0.0193829401088929">
            <text:p>0.01938294</text:p>
          </table:table-cell>
          <table:table-cell table:number-columns-repeated="252"/>
          <table:table-cell table:style-name="ce2" table:number-columns-repeated="767"/>
        </table:table-row>
        <table:table-row table:style-name="ro2">
          <table:table-cell table:style-name="ce6" office:value-type="float" office:value="552">
            <text:p>552</text:p>
          </table:table-cell>
          <table:table-cell table:style-name="ce11" table:formula="of:=IF([.A580]&lt;StereoRes;(B/100)*StereoF/[.A580];0)" office:value-type="float" office:value="0.176695652173913">
            <text:p>0.17669565</text:p>
          </table:table-cell>
          <table:table-cell table:style-name="ce13" table:formula="of:=IF([.A580]&lt;StereoRes;StereoF*(B/100)*CorrAccuracy/([.A580]*[.A580]);0)" office:value-type="float" office:value="0.0000640201638311279">
            <text:p>0.0001</text:p>
          </table:table-cell>
          <table:table-cell table:style-name="ce11" table:formula="of:=IF([.A580]&lt;StereoRes;2*ATAN((StereoRes-[.A580])/(2*StereoF))*180/3.14;0)" office:value-type="float" office:value="6.20037765301806">
            <text:p>6.20037765</text:p>
          </table:table-cell>
          <table:table-cell table:style-name="ce11" table:formula="of:=((StereoRes-2*[.A580])*[.B580]/(2*StereoF))-((-StereoRes*[.B580])/(2*StereoF))" office:value-type="float" office:value="0.0191304347826087">
            <text:p>0.01913043</text:p>
          </table:table-cell>
          <table:table-cell table:number-columns-repeated="252"/>
          <table:table-cell table:style-name="ce2" table:number-columns-repeated="767"/>
        </table:table-row>
        <table:table-row table:style-name="ro2">
          <table:table-cell table:style-name="ce6" office:value-type="float" office:value="553">
            <text:p>553</text:p>
          </table:table-cell>
          <table:table-cell table:style-name="ce11" table:formula="of:=IF([.A581]&lt;StereoRes;(B/100)*StereoF/[.A581];0)" office:value-type="float" office:value="0.176376130198915">
            <text:p>0.17637613</text:p>
          </table:table-cell>
          <table:table-cell table:style-name="ce13" table:formula="of:=IF([.A581]&lt;StereoRes;StereoF*(B/100)*CorrAccuracy/([.A581]*[.A581]);0)" office:value-type="float" office:value="0.0000637888355149783">
            <text:p>0.0001</text:p>
          </table:table-cell>
          <table:table-cell table:style-name="ce11" table:formula="of:=IF([.A581]&lt;StereoRes;2*ATAN((StereoRes-[.A581])/(2*StereoF))*180/3.14;0)" office:value-type="float" office:value="6.13005379309686">
            <text:p>6.13005379</text:p>
          </table:table-cell>
          <table:table-cell table:style-name="ce11" table:formula="of:=((StereoRes-2*[.A581])*[.B581]/(2*StereoF))-((-StereoRes*[.B581])/(2*StereoF))" office:value-type="float" office:value="0.018878842676311">
            <text:p>0.01887884</text:p>
          </table:table-cell>
          <table:table-cell table:number-columns-repeated="252"/>
          <table:table-cell table:style-name="ce2" table:number-columns-repeated="767"/>
        </table:table-row>
        <table:table-row table:style-name="ro2">
          <table:table-cell table:style-name="ce6" office:value-type="float" office:value="554">
            <text:p>554</text:p>
          </table:table-cell>
          <table:table-cell table:style-name="ce11" table:formula="of:=IF([.A582]&lt;StereoRes;(B/100)*StereoF/[.A582];0)" office:value-type="float" office:value="0.176057761732852">
            <text:p>0.17605776</text:p>
          </table:table-cell>
          <table:table-cell table:style-name="ce13" table:formula="of:=IF([.A582]&lt;StereoRes;StereoF*(B/100)*CorrAccuracy/([.A582]*[.A582]);0)" office:value-type="float" office:value="0.000063558758748322">
            <text:p>0.0001</text:p>
          </table:table-cell>
          <table:table-cell table:style-name="ce11" table:formula="of:=IF([.A582]&lt;StereoRes;2*ATAN((StereoRes-[.A582])/(2*StereoF))*180/3.14;0)" office:value-type="float" office:value="6.05972531578557">
            <text:p>6.05972532</text:p>
          </table:table-cell>
          <table:table-cell table:style-name="ce11" table:formula="of:=((StereoRes-2*[.A582])*[.B582]/(2*StereoF))-((-StereoRes*[.B582])/(2*StereoF))" office:value-type="float" office:value="0.0186281588447653">
            <text:p>0.01862816</text:p>
          </table:table-cell>
          <table:table-cell table:number-columns-repeated="252"/>
          <table:table-cell table:style-name="ce2" table:number-columns-repeated="767"/>
        </table:table-row>
        <table:table-row table:style-name="ro2">
          <table:table-cell table:style-name="ce6" office:value-type="float" office:value="555">
            <text:p>555</text:p>
          </table:table-cell>
          <table:table-cell table:style-name="ce11" table:formula="of:=IF([.A583]&lt;StereoRes;(B/100)*StereoF/[.A583];0)" office:value-type="float" office:value="0.175740540540541">
            <text:p>0.17574054</text:p>
          </table:table-cell>
          <table:table-cell table:style-name="ce13" table:formula="of:=IF([.A583]&lt;StereoRes;StereoF*(B/100)*CorrAccuracy/([.A583]*[.A583]);0)" office:value-type="float" office:value="0.0000633299245191137">
            <text:p>0.0001</text:p>
          </table:table-cell>
          <table:table-cell table:style-name="ce11" table:formula="of:=IF([.A583]&lt;StereoRes;2*ATAN((StereoRes-[.A583])/(2*StereoF))*180/3.14;0)" office:value-type="float" office:value="5.98939227356169">
            <text:p>5.98939227</text:p>
          </table:table-cell>
          <table:table-cell table:style-name="ce11" table:formula="of:=((StereoRes-2*[.A583])*[.B583]/(2*StereoF))-((-StereoRes*[.B583])/(2*StereoF))" office:value-type="float" office:value="0.0183783783783784">
            <text:p>0.01837838</text:p>
          </table:table-cell>
          <table:table-cell table:number-columns-repeated="252"/>
          <table:table-cell table:style-name="ce2" table:number-columns-repeated="767"/>
        </table:table-row>
        <table:table-row table:style-name="ro2">
          <table:table-cell table:style-name="ce6" office:value-type="float" office:value="556">
            <text:p>556</text:p>
          </table:table-cell>
          <table:table-cell table:style-name="ce11" table:formula="of:=IF([.A584]&lt;StereoRes;(B/100)*StereoF/[.A584];0)" office:value-type="float" office:value="0.175424460431655">
            <text:p>0.17542446</text:p>
          </table:table-cell>
          <table:table-cell table:style-name="ce13" table:formula="of:=IF([.A584]&lt;StereoRes;StereoF*(B/100)*CorrAccuracy/([.A584]*[.A584]);0)" office:value-type="float" office:value="0.0000631023238962786">
            <text:p>0.0001</text:p>
          </table:table-cell>
          <table:table-cell table:style-name="ce11" table:formula="of:=IF([.A584]&lt;StereoRes;2*ATAN((StereoRes-[.A584])/(2*StereoF))*180/3.14;0)" office:value-type="float" office:value="5.91905471892325">
            <text:p>5.91905472</text:p>
          </table:table-cell>
          <table:table-cell table:style-name="ce11" table:formula="of:=((StereoRes-2*[.A584])*[.B584]/(2*StereoF))-((-StereoRes*[.B584])/(2*StereoF))" office:value-type="float" office:value="0.0181294964028777">
            <text:p>0.01812950</text:p>
          </table:table-cell>
          <table:table-cell table:number-columns-repeated="252"/>
          <table:table-cell table:style-name="ce2" table:number-columns-repeated="767"/>
        </table:table-row>
        <table:table-row table:style-name="ro2">
          <table:table-cell table:style-name="ce6" office:value-type="float" office:value="557">
            <text:p>557</text:p>
          </table:table-cell>
          <table:table-cell table:style-name="ce11" table:formula="of:=IF([.A585]&lt;StereoRes;(B/100)*StereoF/[.A585];0)" office:value-type="float" office:value="0.175109515260323">
            <text:p>0.17510952</text:p>
          </table:table-cell>
          <table:table-cell table:style-name="ce13" table:formula="of:=IF([.A585]&lt;StereoRes;StereoF*(B/100)*CorrAccuracy/([.A585]*[.A585]);0)" office:value-type="float" office:value="0.0000628759480288413">
            <text:p>0.0001</text:p>
          </table:table-cell>
          <table:table-cell table:style-name="ce11" table:formula="of:=IF([.A585]&lt;StereoRes;2*ATAN((StereoRes-[.A585])/(2*StereoF))*180/3.14;0)" office:value-type="float" office:value="5.8487127043886">
            <text:p>5.84871270</text:p>
          </table:table-cell>
          <table:table-cell table:style-name="ce11" table:formula="of:=((StereoRes-2*[.A585])*[.B585]/(2*StereoF))-((-StereoRes*[.B585])/(2*StereoF))" office:value-type="float" office:value="0.0178815080789946">
            <text:p>0.01788151</text:p>
          </table:table-cell>
          <table:table-cell table:number-columns-repeated="252"/>
          <table:table-cell table:style-name="ce2" table:number-columns-repeated="767"/>
        </table:table-row>
        <table:table-row table:style-name="ro2">
          <table:table-cell table:style-name="ce6" office:value-type="float" office:value="558">
            <text:p>558</text:p>
          </table:table-cell>
          <table:table-cell table:style-name="ce11" table:formula="of:=IF([.A586]&lt;StereoRes;(B/100)*StereoF/[.A586];0)" office:value-type="float" office:value="0.174795698924731">
            <text:p>0.17479570</text:p>
          </table:table-cell>
          <table:table-cell table:style-name="ce13" table:formula="of:=IF([.A586]&lt;StereoRes;StereoF*(B/100)*CorrAccuracy/([.A586]*[.A586]);0)" office:value-type="float" office:value="0.0000626507881450649">
            <text:p>0.0001</text:p>
          </table:table-cell>
          <table:table-cell table:style-name="ce11" table:formula="of:=IF([.A586]&lt;StereoRes;2*ATAN((StereoRes-[.A586])/(2*StereoF))*180/3.14;0)" office:value-type="float" office:value="5.7783662824962">
            <text:p>5.77836628</text:p>
          </table:table-cell>
          <table:table-cell table:style-name="ce11" table:formula="of:=((StereoRes-2*[.A586])*[.B586]/(2*StereoF))-((-StereoRes*[.B586])/(2*StereoF))" office:value-type="float" office:value="0.0176344086021505">
            <text:p>0.01763441</text:p>
          </table:table-cell>
          <table:table-cell table:number-columns-repeated="252"/>
          <table:table-cell table:style-name="ce2" table:number-columns-repeated="767"/>
        </table:table-row>
        <table:table-row table:style-name="ro2">
          <table:table-cell table:style-name="ce6" office:value-type="float" office:value="559">
            <text:p>559</text:p>
          </table:table-cell>
          <table:table-cell table:style-name="ce11" table:formula="of:=IF([.A587]&lt;StereoRes;(B/100)*StereoF/[.A587];0)" office:value-type="float" office:value="0.174483005366726">
            <text:p>0.17448301</text:p>
          </table:table-cell>
          <table:table-cell table:style-name="ce13" table:formula="of:=IF([.A587]&lt;StereoRes;StereoF*(B/100)*CorrAccuracy/([.A587]*[.A587]);0)" office:value-type="float" office:value="0.0000624268355516015">
            <text:p>0.0001</text:p>
          </table:table-cell>
          <table:table-cell table:style-name="ce11" table:formula="of:=IF([.A587]&lt;StereoRes;2*ATAN((StereoRes-[.A587])/(2*StereoF))*180/3.14;0)" office:value-type="float" office:value="5.70801550580435">
            <text:p>5.70801551</text:p>
          </table:table-cell>
          <table:table-cell table:style-name="ce11" table:formula="of:=((StereoRes-2*[.A587])*[.B587]/(2*StereoF))-((-StereoRes*[.B587])/(2*StereoF))" office:value-type="float" office:value="0.0173881932021467">
            <text:p>0.01738819</text:p>
          </table:table-cell>
          <table:table-cell table:number-columns-repeated="252"/>
          <table:table-cell table:style-name="ce2" table:number-columns-repeated="767"/>
        </table:table-row>
        <table:table-row table:style-name="ro2">
          <table:table-cell table:style-name="ce6" office:value-type="float" office:value="560">
            <text:p>560</text:p>
          </table:table-cell>
          <table:table-cell table:style-name="ce11" table:formula="of:=IF([.A588]&lt;StereoRes;(B/100)*StereoF/[.A588];0)" office:value-type="float" office:value="0.174171428571429">
            <text:p>0.17417143</text:p>
          </table:table-cell>
          <table:table-cell table:style-name="ce13" table:formula="of:=IF([.A588]&lt;StereoRes;StereoF*(B/100)*CorrAccuracy/([.A588]*[.A588]);0)" office:value-type="float" office:value="0.0000622040816326531">
            <text:p>0.0001</text:p>
          </table:table-cell>
          <table:table-cell table:style-name="ce11" table:formula="of:=IF([.A588]&lt;StereoRes;2*ATAN((StereoRes-[.A588])/(2*StereoF))*180/3.14;0)" office:value-type="float" office:value="5.63766042689099">
            <text:p>5.63766043</text:p>
          </table:table-cell>
          <table:table-cell table:style-name="ce11" table:formula="of:=((StereoRes-2*[.A588])*[.B588]/(2*StereoF))-((-StereoRes*[.B588])/(2*StereoF))" office:value-type="float" office:value="0.0171428571428571">
            <text:p>0.01714286</text:p>
          </table:table-cell>
          <table:table-cell table:number-columns-repeated="252"/>
          <table:table-cell table:style-name="ce2" table:number-columns-repeated="767"/>
        </table:table-row>
        <table:table-row table:style-name="ro2">
          <table:table-cell table:style-name="ce6" office:value-type="float" office:value="561">
            <text:p>561</text:p>
          </table:table-cell>
          <table:table-cell table:style-name="ce11" table:formula="of:=IF([.A589]&lt;StereoRes;(B/100)*StereoF/[.A589];0)" office:value-type="float" office:value="0.173860962566845">
            <text:p>0.17386096</text:p>
          </table:table-cell>
          <table:table-cell table:style-name="ce13" table:formula="of:=IF([.A589]&lt;StereoRes;StereoF*(B/100)*CorrAccuracy/([.A589]*[.A589]);0)" office:value-type="float" office:value="0.0000619825178491426">
            <text:p>0.0001</text:p>
          </table:table-cell>
          <table:table-cell table:style-name="ce11" table:formula="of:=IF([.A589]&lt;StereoRes;2*ATAN((StereoRes-[.A589])/(2*StereoF))*180/3.14;0)" office:value-type="float" office:value="5.56730109835343">
            <text:p>5.56730110</text:p>
          </table:table-cell>
          <table:table-cell table:style-name="ce11" table:formula="of:=((StereoRes-2*[.A589])*[.B589]/(2*StereoF))-((-StereoRes*[.B589])/(2*StereoF))" office:value-type="float" office:value="0.0168983957219251">
            <text:p>0.01689840</text:p>
          </table:table-cell>
          <table:table-cell table:number-columns-repeated="252"/>
          <table:table-cell table:style-name="ce2" table:number-columns-repeated="767"/>
        </table:table-row>
        <table:table-row table:style-name="ro2">
          <table:table-cell table:style-name="ce6" office:value-type="float" office:value="562">
            <text:p>562</text:p>
          </table:table-cell>
          <table:table-cell table:style-name="ce11" table:formula="of:=IF([.A590]&lt;StereoRes;(B/100)*StereoF/[.A590];0)" office:value-type="float" office:value="0.173551601423488">
            <text:p>0.17355160</text:p>
          </table:table-cell>
          <table:table-cell table:style-name="ce13" table:formula="of:=IF([.A590]&lt;StereoRes;StereoF*(B/100)*CorrAccuracy/([.A590]*[.A590]);0)" office:value-type="float" office:value="0.0000617621357378959">
            <text:p>0.0001</text:p>
          </table:table-cell>
          <table:table-cell table:style-name="ce11" table:formula="of:=IF([.A590]&lt;StereoRes;2*ATAN((StereoRes-[.A590])/(2*StereoF))*180/3.14;0)" office:value-type="float" office:value="5.49693757280817">
            <text:p>5.49693757</text:p>
          </table:table-cell>
          <table:table-cell table:style-name="ce11" table:formula="of:=((StereoRes-2*[.A590])*[.B590]/(2*StereoF))-((-StereoRes*[.B590])/(2*StereoF))" office:value-type="float" office:value="0.0166548042704626">
            <text:p>0.01665480</text:p>
          </table:table-cell>
          <table:table-cell table:number-columns-repeated="252"/>
          <table:table-cell table:style-name="ce2" table:number-columns-repeated="767"/>
        </table:table-row>
        <table:table-row table:style-name="ro2">
          <table:table-cell table:style-name="ce6" office:value-type="float" office:value="563">
            <text:p>563</text:p>
          </table:table-cell>
          <table:table-cell table:style-name="ce11" table:formula="of:=IF([.A591]&lt;StereoRes;(B/100)*StereoF/[.A591];0)" office:value-type="float" office:value="0.173243339253996">
            <text:p>0.17324334</text:p>
          </table:table-cell>
          <table:table-cell table:style-name="ce13" table:formula="of:=IF([.A591]&lt;StereoRes;StereoF*(B/100)*CorrAccuracy/([.A591]*[.A591]);0)" office:value-type="float" office:value="0.0000615429269108335">
            <text:p>0.0001</text:p>
          </table:table-cell>
          <table:table-cell table:style-name="ce11" table:formula="of:=IF([.A591]&lt;StereoRes;2*ATAN((StereoRes-[.A591])/(2*StereoF))*180/3.14;0)" office:value-type="float" office:value="5.4265699028906">
            <text:p>5.42656990</text:p>
          </table:table-cell>
          <table:table-cell table:style-name="ce11" table:formula="of:=((StereoRes-2*[.A591])*[.B591]/(2*StereoF))-((-StereoRes*[.B591])/(2*StereoF))" office:value-type="float" office:value="0.0164120781527531">
            <text:p>0.01641208</text:p>
          </table:table-cell>
          <table:table-cell table:number-columns-repeated="252"/>
          <table:table-cell table:style-name="ce2" table:number-columns-repeated="767"/>
        </table:table-row>
        <table:table-row table:style-name="ro2">
          <table:table-cell table:style-name="ce6" office:value-type="float" office:value="564">
            <text:p>564</text:p>
          </table:table-cell>
          <table:table-cell table:style-name="ce11" table:formula="of:=IF([.A592]&lt;StereoRes;(B/100)*StereoF/[.A592];0)" office:value-type="float" office:value="0.172936170212766">
            <text:p>0.17293617</text:p>
          </table:table-cell>
          <table:table-cell table:style-name="ce13" table:formula="of:=IF([.A592]&lt;StereoRes;StereoF*(B/100)*CorrAccuracy/([.A592]*[.A592]);0)" office:value-type="float" office:value="0.0000613248830541723">
            <text:p>0.0001</text:p>
          </table:table-cell>
          <table:table-cell table:style-name="ce11" table:formula="of:=IF([.A592]&lt;StereoRes;2*ATAN((StereoRes-[.A592])/(2*StereoF))*180/3.14;0)" office:value-type="float" office:value="5.35619814125483">
            <text:p>5.35619814</text:p>
          </table:table-cell>
          <table:table-cell table:style-name="ce11" table:formula="of:=((StereoRes-2*[.A592])*[.B592]/(2*StereoF))-((-StereoRes*[.B592])/(2*StereoF))" office:value-type="float" office:value="0.0161702127659574">
            <text:p>0.01617021</text:p>
          </table:table-cell>
          <table:table-cell table:number-columns-repeated="252"/>
          <table:table-cell table:style-name="ce2" table:number-columns-repeated="767"/>
        </table:table-row>
        <table:table-row table:style-name="ro2">
          <table:table-cell table:style-name="ce6" office:value-type="float" office:value="565">
            <text:p>565</text:p>
          </table:table-cell>
          <table:table-cell table:style-name="ce11" table:formula="of:=IF([.A593]&lt;StereoRes;(B/100)*StereoF/[.A593];0)" office:value-type="float" office:value="0.172630088495575">
            <text:p>0.17263009</text:p>
          </table:table-cell>
          <table:table-cell table:style-name="ce13" table:formula="of:=IF([.A593]&lt;StereoRes;StereoF*(B/100)*CorrAccuracy/([.A593]*[.A593]);0)" office:value-type="float" office:value="0.0000611079959276372">
            <text:p>0.0001</text:p>
          </table:table-cell>
          <table:table-cell table:style-name="ce11" table:formula="of:=IF([.A593]&lt;StereoRes;2*ATAN((StereoRes-[.A593])/(2*StereoF))*180/3.14;0)" office:value-type="float" office:value="5.28582234057341">
            <text:p>5.28582234</text:p>
          </table:table-cell>
          <table:table-cell table:style-name="ce11" table:formula="of:=((StereoRes-2*[.A593])*[.B593]/(2*StereoF))-((-StereoRes*[.B593])/(2*StereoF))" office:value-type="float" office:value="0.015929203539823">
            <text:p>0.01592920</text:p>
          </table:table-cell>
          <table:table-cell table:number-columns-repeated="252"/>
          <table:table-cell table:style-name="ce2" table:number-columns-repeated="767"/>
        </table:table-row>
        <table:table-row table:style-name="ro2">
          <table:table-cell table:style-name="ce6" office:value-type="float" office:value="566">
            <text:p>566</text:p>
          </table:table-cell>
          <table:table-cell table:style-name="ce11" table:formula="of:=IF([.A594]&lt;StereoRes;(B/100)*StereoF/[.A594];0)" office:value-type="float" office:value="0.172325088339223">
            <text:p>0.17232509</text:p>
          </table:table-cell>
          <table:table-cell table:style-name="ce13" table:formula="of:=IF([.A594]&lt;StereoRes;StereoF*(B/100)*CorrAccuracy/([.A594]*[.A594]);0)" office:value-type="float" office:value="0.0000608922573636829">
            <text:p>0.0001</text:p>
          </table:table-cell>
          <table:table-cell table:style-name="ce11" table:formula="of:=IF([.A594]&lt;StereoRes;2*ATAN((StereoRes-[.A594])/(2*StereoF))*180/3.14;0)" office:value-type="float" office:value="5.21544255353711">
            <text:p>5.21544255</text:p>
          </table:table-cell>
          <table:table-cell table:style-name="ce11" table:formula="of:=((StereoRes-2*[.A594])*[.B594]/(2*StereoF))-((-StereoRes*[.B594])/(2*StereoF))" office:value-type="float" office:value="0.0156890459363958">
            <text:p>0.01568905</text:p>
          </table:table-cell>
          <table:table-cell table:number-columns-repeated="252"/>
          <table:table-cell table:style-name="ce2" table:number-columns-repeated="767"/>
        </table:table-row>
        <table:table-row table:style-name="ro2">
          <table:table-cell table:style-name="ce6" office:value-type="float" office:value="567">
            <text:p>567</text:p>
          </table:table-cell>
          <table:table-cell table:style-name="ce11" table:formula="of:=IF([.A595]&lt;StereoRes;(B/100)*StereoF/[.A595];0)" office:value-type="float" office:value="0.172021164021164">
            <text:p>0.17202116</text:p>
          </table:table-cell>
          <table:table-cell table:style-name="ce13" table:formula="of:=IF([.A595]&lt;StereoRes;StereoF*(B/100)*CorrAccuracy/([.A595]*[.A595]);0)" office:value-type="float" office:value="0.0000606776592667245">
            <text:p>0.0001</text:p>
          </table:table-cell>
          <table:table-cell table:style-name="ce11" table:formula="of:=IF([.A595]&lt;StereoRes;2*ATAN((StereoRes-[.A595])/(2*StereoF))*180/3.14;0)" office:value-type="float" office:value="5.14505883285468">
            <text:p>5.14505883</text:p>
          </table:table-cell>
          <table:table-cell table:style-name="ce11" table:formula="of:=((StereoRes-2*[.A595])*[.B595]/(2*StereoF))-((-StereoRes*[.B595])/(2*StereoF))" office:value-type="float" office:value="0.0154497354497354">
            <text:p>0.01544974</text:p>
          </table:table-cell>
          <table:table-cell table:number-columns-repeated="252"/>
          <table:table-cell table:style-name="ce2" table:number-columns-repeated="767"/>
        </table:table-row>
        <table:table-row table:style-name="ro2">
          <table:table-cell table:style-name="ce6" office:value-type="float" office:value="568">
            <text:p>568</text:p>
          </table:table-cell>
          <table:table-cell table:style-name="ce11" table:formula="of:=IF([.A596]&lt;StereoRes;(B/100)*StereoF/[.A596];0)" office:value-type="float" office:value="0.171718309859155">
            <text:p>0.17171831</text:p>
          </table:table-cell>
          <table:table-cell table:style-name="ce13" table:formula="of:=IF([.A596]&lt;StereoRes;StereoF*(B/100)*CorrAccuracy/([.A596]*[.A596]);0)" office:value-type="float" office:value="0.0000604641936123785">
            <text:p>0.0001</text:p>
          </table:table-cell>
          <table:table-cell table:style-name="ce11" table:formula="of:=IF([.A596]&lt;StereoRes;2*ATAN((StereoRes-[.A596])/(2*StereoF))*180/3.14;0)" office:value-type="float" office:value="5.07467123125266">
            <text:p>5.07467123</text:p>
          </table:table-cell>
          <table:table-cell table:style-name="ce11" table:formula="of:=((StereoRes-2*[.A596])*[.B596]/(2*StereoF))-((-StereoRes*[.B596])/(2*StereoF))" office:value-type="float" office:value="0.0152112676056338">
            <text:p>0.01521127</text:p>
          </table:table-cell>
          <table:table-cell table:number-columns-repeated="252"/>
          <table:table-cell table:style-name="ce2" table:number-columns-repeated="767"/>
        </table:table-row>
        <table:table-row table:style-name="ro2">
          <table:table-cell table:style-name="ce6" office:value-type="float" office:value="569">
            <text:p>569</text:p>
          </table:table-cell>
          <table:table-cell table:style-name="ce11" table:formula="of:=IF([.A597]&lt;StereoRes;(B/100)*StereoF/[.A597];0)" office:value-type="float" office:value="0.171416520210896">
            <text:p>0.17141652</text:p>
          </table:table-cell>
          <table:table-cell table:style-name="ce13" table:formula="of:=IF([.A597]&lt;StereoRes;StereoF*(B/100)*CorrAccuracy/([.A597]*[.A597]);0)" office:value-type="float" office:value="0.0000602518524467122">
            <text:p>0.0001</text:p>
          </table:table-cell>
          <table:table-cell table:style-name="ce11" table:formula="of:=IF([.A597]&lt;StereoRes;2*ATAN((StereoRes-[.A597])/(2*StereoF))*180/3.14;0)" office:value-type="float" office:value="5.00427980147505">
            <text:p>5.00427980</text:p>
          </table:table-cell>
          <table:table-cell table:style-name="ce11" table:formula="of:=((StereoRes-2*[.A597])*[.B597]/(2*StereoF))-((-StereoRes*[.B597])/(2*StereoF))" office:value-type="float" office:value="0.0149736379613357">
            <text:p>0.01497364</text:p>
          </table:table-cell>
          <table:table-cell table:number-columns-repeated="252"/>
          <table:table-cell table:style-name="ce2" table:number-columns-repeated="767"/>
        </table:table-row>
        <table:table-row table:style-name="ro2">
          <table:table-cell table:style-name="ce6" office:value-type="float" office:value="570">
            <text:p>570</text:p>
          </table:table-cell>
          <table:table-cell table:style-name="ce11" table:formula="of:=IF([.A598]&lt;StereoRes;(B/100)*StereoF/[.A598];0)" office:value-type="float" office:value="0.171115789473684">
            <text:p>0.17111579</text:p>
          </table:table-cell>
          <table:table-cell table:style-name="ce13" table:formula="of:=IF([.A598]&lt;StereoRes;StereoF*(B/100)*CorrAccuracy/([.A598]*[.A598]);0)" office:value-type="float" office:value="0.0000600406278855032">
            <text:p>0.0001</text:p>
          </table:table-cell>
          <table:table-cell table:style-name="ce11" table:formula="of:=IF([.A598]&lt;StereoRes;2*ATAN((StereoRes-[.A598])/(2*StereoF))*180/3.14;0)" office:value-type="float" office:value="4.93388459628318">
            <text:p>4.93388460</text:p>
          </table:table-cell>
          <table:table-cell table:style-name="ce11" table:formula="of:=((StereoRes-2*[.A598])*[.B598]/(2*StereoF))-((-StereoRes*[.B598])/(2*StereoF))" office:value-type="float" office:value="0.0147368421052632">
            <text:p>0.01473684</text:p>
          </table:table-cell>
          <table:table-cell table:number-columns-repeated="252"/>
          <table:table-cell table:style-name="ce2" table:number-columns-repeated="767"/>
        </table:table-row>
        <table:table-row table:style-name="ro2">
          <table:table-cell table:style-name="ce6" office:value-type="float" office:value="571">
            <text:p>571</text:p>
          </table:table-cell>
          <table:table-cell table:style-name="ce11" table:formula="of:=IF([.A599]&lt;StereoRes;(B/100)*StereoF/[.A599];0)" office:value-type="float" office:value="0.170816112084063">
            <text:p>0.17081611</text:p>
          </table:table-cell>
          <table:table-cell table:style-name="ce13" table:formula="of:=IF([.A599]&lt;StereoRes;StereoF*(B/100)*CorrAccuracy/([.A599]*[.A599]);0)" office:value-type="float" office:value="0.0000598305121135072">
            <text:p>0.0001</text:p>
          </table:table-cell>
          <table:table-cell table:style-name="ce11" table:formula="of:=IF([.A599]&lt;StereoRes;2*ATAN((StereoRes-[.A599])/(2*StereoF))*180/3.14;0)" office:value-type="float" office:value="4.86348566845541">
            <text:p>4.86348567</text:p>
          </table:table-cell>
          <table:table-cell table:style-name="ce11" table:formula="of:=((StereoRes-2*[.A599])*[.B599]/(2*StereoF))-((-StereoRes*[.B599])/(2*StereoF))" office:value-type="float" office:value="0.0145008756567426">
            <text:p>0.01450088</text:p>
          </table:table-cell>
          <table:table-cell table:number-columns-repeated="252"/>
          <table:table-cell table:style-name="ce2" table:number-columns-repeated="767"/>
        </table:table-row>
        <table:table-row table:style-name="ro2">
          <table:table-cell table:style-name="ce6" office:value-type="float" office:value="572">
            <text:p>572</text:p>
          </table:table-cell>
          <table:table-cell table:style-name="ce11" table:formula="of:=IF([.A600]&lt;StereoRes;(B/100)*StereoF/[.A600];0)" office:value-type="float" office:value="0.170517482517483">
            <text:p>0.17051748</text:p>
          </table:table-cell>
          <table:table-cell table:style-name="ce13" table:formula="of:=IF([.A600]&lt;StereoRes;StereoF*(B/100)*CorrAccuracy/([.A600]*[.A600]);0)" office:value-type="float" office:value="0.0000596214973837351">
            <text:p>0.0001</text:p>
          </table:table-cell>
          <table:table-cell table:style-name="ce11" table:formula="of:=IF([.A600]&lt;StereoRes;2*ATAN((StereoRes-[.A600])/(2*StereoF))*180/3.14;0)" office:value-type="float" office:value="4.7930830707869">
            <text:p>4.79308307</text:p>
          </table:table-cell>
          <table:table-cell table:style-name="ce11" table:formula="of:=((StereoRes-2*[.A600])*[.B600]/(2*StereoF))-((-StereoRes*[.B600])/(2*StereoF))" office:value-type="float" office:value="0.0142657342657343">
            <text:p>0.01426573</text:p>
          </table:table-cell>
          <table:table-cell table:number-columns-repeated="252"/>
          <table:table-cell table:style-name="ce2" table:number-columns-repeated="767"/>
        </table:table-row>
        <table:table-row table:style-name="ro2">
          <table:table-cell table:style-name="ce6" office:value-type="float" office:value="573">
            <text:p>573</text:p>
          </table:table-cell>
          <table:table-cell table:style-name="ce11" table:formula="of:=IF([.A601]&lt;StereoRes;(B/100)*StereoF/[.A601];0)" office:value-type="float" office:value="0.170219895287958">
            <text:p>0.17021990</text:p>
          </table:table-cell>
          <table:table-cell table:style-name="ce13" table:formula="of:=IF([.A601]&lt;StereoRes;StereoF*(B/100)*CorrAccuracy/([.A601]*[.A601]);0)" office:value-type="float" office:value="0.0000594135760167393">
            <text:p>0.0001</text:p>
          </table:table-cell>
          <table:table-cell table:style-name="ce11" table:formula="of:=IF([.A601]&lt;StereoRes;2*ATAN((StereoRes-[.A601])/(2*StereoF))*180/3.14;0)" office:value-type="float" office:value="4.7226768560894">
            <text:p>4.72267686</text:p>
          </table:table-cell>
          <table:table-cell table:style-name="ce11" table:formula="of:=((StereoRes-2*[.A601])*[.B601]/(2*StereoF))-((-StereoRes*[.B601])/(2*StereoF))" office:value-type="float" office:value="0.0140314136125654">
            <text:p>0.01403141</text:p>
          </table:table-cell>
          <table:table-cell table:number-columns-repeated="252"/>
          <table:table-cell table:style-name="ce2" table:number-columns-repeated="767"/>
        </table:table-row>
        <table:table-row table:style-name="ro2">
          <table:table-cell table:style-name="ce6" office:value-type="float" office:value="574">
            <text:p>574</text:p>
          </table:table-cell>
          <table:table-cell table:style-name="ce11" table:formula="of:=IF([.A602]&lt;StereoRes;(B/100)*StereoF/[.A602];0)" office:value-type="float" office:value="0.169923344947735">
            <text:p>0.16992334</text:p>
          </table:table-cell>
          <table:table-cell table:style-name="ce13" table:formula="of:=IF([.A602]&lt;StereoRes;StereoF*(B/100)*CorrAccuracy/([.A602]*[.A602]);0)" office:value-type="float" office:value="0.0000592067403999077">
            <text:p>0.0001</text:p>
          </table:table-cell>
          <table:table-cell table:style-name="ce11" table:formula="of:=IF([.A602]&lt;StereoRes;2*ATAN((StereoRes-[.A602])/(2*StereoF))*180/3.14;0)" office:value-type="float" office:value="4.65226707719099">
            <text:p>4.65226708</text:p>
          </table:table-cell>
          <table:table-cell table:style-name="ce11" table:formula="of:=((StereoRes-2*[.A602])*[.B602]/(2*StereoF))-((-StereoRes*[.B602])/(2*StereoF))" office:value-type="float" office:value="0.0137979094076655">
            <text:p>0.01379791</text:p>
          </table:table-cell>
          <table:table-cell table:number-columns-repeated="252"/>
          <table:table-cell table:style-name="ce2" table:number-columns-repeated="767"/>
        </table:table-row>
        <table:table-row table:style-name="ro2">
          <table:table-cell table:style-name="ce6" office:value-type="float" office:value="575">
            <text:p>575</text:p>
          </table:table-cell>
          <table:table-cell table:style-name="ce11" table:formula="of:=IF([.A603]&lt;StereoRes;(B/100)*StereoF/[.A603];0)" office:value-type="float" office:value="0.169627826086957">
            <text:p>0.16962783</text:p>
          </table:table-cell>
          <table:table-cell table:style-name="ce13" table:formula="of:=IF([.A603]&lt;StereoRes;StereoF*(B/100)*CorrAccuracy/([.A603]*[.A603]);0)" office:value-type="float" office:value="0.0000590009829867675">
            <text:p>0.0001</text:p>
          </table:table-cell>
          <table:table-cell table:style-name="ce11" table:formula="of:=IF([.A603]&lt;StereoRes;2*ATAN((StereoRes-[.A603])/(2*StereoF))*180/3.14;0)" office:value-type="float" office:value="4.58185378693586">
            <text:p>4.58185379</text:p>
          </table:table-cell>
          <table:table-cell table:style-name="ce11" table:formula="of:=((StereoRes-2*[.A603])*[.B603]/(2*StereoF))-((-StereoRes*[.B603])/(2*StereoF))" office:value-type="float" office:value="0.0135652173913043">
            <text:p>0.01356522</text:p>
          </table:table-cell>
          <table:table-cell table:number-columns-repeated="252"/>
          <table:table-cell table:style-name="ce2" table:number-columns-repeated="767"/>
        </table:table-row>
        <table:table-row table:style-name="ro2">
          <table:table-cell table:style-name="ce6" office:value-type="float" office:value="576">
            <text:p>576</text:p>
          </table:table-cell>
          <table:table-cell table:style-name="ce11" table:formula="of:=IF([.A604]&lt;StereoRes;(B/100)*StereoF/[.A604];0)" office:value-type="float" office:value="0.169333333333333">
            <text:p>0.16933333</text:p>
          </table:table-cell>
          <table:table-cell table:style-name="ce13" table:formula="of:=IF([.A604]&lt;StereoRes;StereoF*(B/100)*CorrAccuracy/([.A604]*[.A604]);0)" office:value-type="float" office:value="0.0000587962962962963">
            <text:p>0.0001</text:p>
          </table:table-cell>
          <table:table-cell table:style-name="ce11" table:formula="of:=IF([.A604]&lt;StereoRes;2*ATAN((StereoRes-[.A604])/(2*StereoF))*180/3.14;0)" office:value-type="float" office:value="4.51143703818405">
            <text:p>4.51143704</text:p>
          </table:table-cell>
          <table:table-cell table:style-name="ce11" table:formula="of:=((StereoRes-2*[.A604])*[.B604]/(2*StereoF))-((-StereoRes*[.B604])/(2*StereoF))" office:value-type="float" office:value="0.0133333333333333">
            <text:p>0.01333333</text:p>
          </table:table-cell>
          <table:table-cell table:number-columns-repeated="252"/>
          <table:table-cell table:style-name="ce2" table:number-columns-repeated="767"/>
        </table:table-row>
        <table:table-row table:style-name="ro2">
          <table:table-cell table:style-name="ce6" office:value-type="float" office:value="577">
            <text:p>577</text:p>
          </table:table-cell>
          <table:table-cell table:style-name="ce11" table:formula="of:=IF([.A605]&lt;StereoRes;(B/100)*StereoF/[.A605];0)" office:value-type="float" office:value="0.16903986135182">
            <text:p>0.16903986</text:p>
          </table:table-cell>
          <table:table-cell table:style-name="ce13" table:formula="of:=IF([.A605]&lt;StereoRes;StereoF*(B/100)*CorrAccuracy/([.A605]*[.A605]);0)" office:value-type="float" office:value="0.0000585926729122425">
            <text:p>0.0001</text:p>
          </table:table-cell>
          <table:table-cell table:style-name="ce11" table:formula="of:=IF([.A605]&lt;StereoRes;2*ATAN((StereoRes-[.A605])/(2*StereoF))*180/3.14;0)" office:value-type="float" office:value="4.44101688381126">
            <text:p>4.44101688</text:p>
          </table:table-cell>
          <table:table-cell table:style-name="ce11" table:formula="of:=((StereoRes-2*[.A605])*[.B605]/(2*StereoF))-((-StereoRes*[.B605])/(2*StereoF))" office:value-type="float" office:value="0.0131022530329289">
            <text:p>0.01310225</text:p>
          </table:table-cell>
          <table:table-cell table:number-columns-repeated="252"/>
          <table:table-cell table:style-name="ce2" table:number-columns-repeated="767"/>
        </table:table-row>
        <table:table-row table:style-name="ro2">
          <table:table-cell table:style-name="ce6" office:value-type="float" office:value="578">
            <text:p>578</text:p>
          </table:table-cell>
          <table:table-cell table:style-name="ce11" table:formula="of:=IF([.A606]&lt;StereoRes;(B/100)*StereoF/[.A606];0)" office:value-type="float" office:value="0.168747404844291">
            <text:p>0.16874740</text:p>
          </table:table-cell>
          <table:table-cell table:style-name="ce13" table:formula="of:=IF([.A606]&lt;StereoRes;StereoF*(B/100)*CorrAccuracy/([.A606]*[.A606]);0)" office:value-type="float" office:value="0.0000583901054824535">
            <text:p>0.0001</text:p>
          </table:table-cell>
          <table:table-cell table:style-name="ce11" table:formula="of:=IF([.A606]&lt;StereoRes;2*ATAN((StereoRes-[.A606])/(2*StereoF))*180/3.14;0)" office:value-type="float" office:value="4.37059337670855">
            <text:p>4.37059338</text:p>
          </table:table-cell>
          <table:table-cell table:style-name="ce11" table:formula="of:=((StereoRes-2*[.A606])*[.B606]/(2*StereoF))-((-StereoRes*[.B606])/(2*StereoF))" office:value-type="float" office:value="0.0128719723183391">
            <text:p>0.01287197</text:p>
          </table:table-cell>
          <table:table-cell table:number-columns-repeated="252"/>
          <table:table-cell table:style-name="ce2" table:number-columns-repeated="767"/>
        </table:table-row>
        <table:table-row table:style-name="ro2">
          <table:table-cell table:style-name="ce6" office:value-type="float" office:value="579">
            <text:p>579</text:p>
          </table:table-cell>
          <table:table-cell table:style-name="ce11" table:formula="of:=IF([.A607]&lt;StereoRes;(B/100)*StereoF/[.A607];0)" office:value-type="float" office:value="0.168455958549223">
            <text:p>0.16845596</text:p>
          </table:table-cell>
          <table:table-cell table:style-name="ce13" table:formula="of:=IF([.A607]&lt;StereoRes;StereoF*(B/100)*CorrAccuracy/([.A607]*[.A607]);0)" office:value-type="float" office:value="0.0000581885867182117">
            <text:p>0.0001</text:p>
          </table:table-cell>
          <table:table-cell table:style-name="ce11" table:formula="of:=IF([.A607]&lt;StereoRes;2*ATAN((StereoRes-[.A607])/(2*StereoF))*180/3.14;0)" office:value-type="float" office:value="4.30016656978216">
            <text:p>4.30016657</text:p>
          </table:table-cell>
          <table:table-cell table:style-name="ce11" table:formula="of:=((StereoRes-2*[.A607])*[.B607]/(2*StereoF))-((-StereoRes*[.B607])/(2*StereoF))" office:value-type="float" office:value="0.0126424870466321">
            <text:p>0.01264249</text:p>
          </table:table-cell>
          <table:table-cell table:number-columns-repeated="252"/>
          <table:table-cell table:style-name="ce2" table:number-columns-repeated="767"/>
        </table:table-row>
        <table:table-row table:style-name="ro2">
          <table:table-cell table:style-name="ce6" office:value-type="float" office:value="580">
            <text:p>580</text:p>
          </table:table-cell>
          <table:table-cell table:style-name="ce11" table:formula="of:=IF([.A608]&lt;StereoRes;(B/100)*StereoF/[.A608];0)" office:value-type="float" office:value="0.168165517241379">
            <text:p>0.16816552</text:p>
          </table:table-cell>
          <table:table-cell table:style-name="ce13" table:formula="of:=IF([.A608]&lt;StereoRes;StereoF*(B/100)*CorrAccuracy/([.A608]*[.A608]);0)" office:value-type="float" office:value="0.0000579881093935791">
            <text:p>0.0001</text:p>
          </table:table-cell>
          <table:table-cell table:style-name="ce11" table:formula="of:=IF([.A608]&lt;StereoRes;2*ATAN((StereoRes-[.A608])/(2*StereoF))*180/3.14;0)" office:value-type="float" office:value="4.22973651595325">
            <text:p>4.22973652</text:p>
          </table:table-cell>
          <table:table-cell table:style-name="ce11" table:formula="of:=((StereoRes-2*[.A608])*[.B608]/(2*StereoF))-((-StereoRes*[.B608])/(2*StereoF))" office:value-type="float" office:value="0.0124137931034483">
            <text:p>0.01241379</text:p>
          </table:table-cell>
          <table:table-cell table:number-columns-repeated="252"/>
          <table:table-cell table:style-name="ce2" table:number-columns-repeated="767"/>
        </table:table-row>
        <table:table-row table:style-name="ro2">
          <table:table-cell table:style-name="ce6" office:value-type="float" office:value="581">
            <text:p>581</text:p>
          </table:table-cell>
          <table:table-cell table:style-name="ce11" table:formula="of:=IF([.A609]&lt;StereoRes;(B/100)*StereoF/[.A609];0)" office:value-type="float" office:value="0.167876075731497">
            <text:p>0.16787608</text:p>
          </table:table-cell>
          <table:table-cell table:style-name="ce13" table:formula="of:=IF([.A609]&lt;StereoRes;StereoF*(B/100)*CorrAccuracy/([.A609]*[.A609]);0)" office:value-type="float" office:value="0.0000577886663447495">
            <text:p>0.0001</text:p>
          </table:table-cell>
          <table:table-cell table:style-name="ce11" table:formula="of:=IF([.A609]&lt;StereoRes;2*ATAN((StereoRes-[.A609])/(2*StereoF))*180/3.14;0)" office:value-type="float" office:value="4.15930326815763">
            <text:p>4.15930327</text:p>
          </table:table-cell>
          <table:table-cell table:style-name="ce11" table:formula="of:=((StereoRes-2*[.A609])*[.B609]/(2*StereoF))-((-StereoRes*[.B609])/(2*StereoF))" office:value-type="float" office:value="0.0121858864027539">
            <text:p>0.01218589</text:p>
          </table:table-cell>
          <table:table-cell table:number-columns-repeated="252"/>
          <table:table-cell table:style-name="ce2" table:number-columns-repeated="767"/>
        </table:table-row>
        <table:table-row table:style-name="ro2">
          <table:table-cell table:style-name="ce6" office:value-type="float" office:value="582">
            <text:p>582</text:p>
          </table:table-cell>
          <table:table-cell table:style-name="ce11" table:formula="of:=IF([.A610]&lt;StereoRes;(B/100)*StereoF/[.A610];0)" office:value-type="float" office:value="0.167587628865979">
            <text:p>0.16758763</text:p>
          </table:table-cell>
          <table:table-cell table:style-name="ce13" table:formula="of:=IF([.A610]&lt;StereoRes;StereoF*(B/100)*CorrAccuracy/([.A610]*[.A610]);0)" office:value-type="float" office:value="0.0000575902504694087">
            <text:p>0.0001</text:p>
          </table:table-cell>
          <table:table-cell table:style-name="ce11" table:formula="of:=IF([.A610]&lt;StereoRes;2*ATAN((StereoRes-[.A610])/(2*StereoF))*180/3.14;0)" office:value-type="float" office:value="4.0888668793456">
            <text:p>4.08886688</text:p>
          </table:table-cell>
          <table:table-cell table:style-name="ce11" table:formula="of:=((StereoRes-2*[.A610])*[.B610]/(2*StereoF))-((-StereoRes*[.B610])/(2*StereoF))" office:value-type="float" office:value="0.0119587628865979">
            <text:p>0.01195876</text:p>
          </table:table-cell>
          <table:table-cell table:number-columns-repeated="252"/>
          <table:table-cell table:style-name="ce2" table:number-columns-repeated="767"/>
        </table:table-row>
        <table:table-row table:style-name="ro2">
          <table:table-cell table:style-name="ce6" office:value-type="float" office:value="583">
            <text:p>583</text:p>
          </table:table-cell>
          <table:table-cell table:style-name="ce11" table:formula="of:=IF([.A611]&lt;StereoRes;(B/100)*StereoF/[.A611];0)" office:value-type="float" office:value="0.167300171526587">
            <text:p>0.16730017</text:p>
          </table:table-cell>
          <table:table-cell table:style-name="ce13" table:formula="of:=IF([.A611]&lt;StereoRes;StereoF*(B/100)*CorrAccuracy/([.A611]*[.A611]);0)" office:value-type="float" office:value="0.0000573928547261017">
            <text:p>0.0001</text:p>
          </table:table-cell>
          <table:table-cell table:style-name="ce11" table:formula="of:=IF([.A611]&lt;StereoRes;2*ATAN((StereoRes-[.A611])/(2*StereoF))*180/3.14;0)" office:value-type="float" office:value="4.01842740248164">
            <text:p>4.01842740</text:p>
          </table:table-cell>
          <table:table-cell table:style-name="ce11" table:formula="of:=((StereoRes-2*[.A611])*[.B611]/(2*StereoF))-((-StereoRes*[.B611])/(2*StereoF))" office:value-type="float" office:value="0.0117324185248714">
            <text:p>0.01173242</text:p>
          </table:table-cell>
          <table:table-cell table:number-columns-repeated="252"/>
          <table:table-cell table:style-name="ce2" table:number-columns-repeated="767"/>
        </table:table-row>
        <table:table-row table:style-name="ro2">
          <table:table-cell table:style-name="ce6" office:value-type="float" office:value="584">
            <text:p>584</text:p>
          </table:table-cell>
          <table:table-cell table:style-name="ce11" table:formula="of:=IF([.A612]&lt;StereoRes;(B/100)*StereoF/[.A612];0)" office:value-type="float" office:value="0.167013698630137">
            <text:p>0.16701370</text:p>
          </table:table-cell>
          <table:table-cell table:style-name="ce13" table:formula="of:=IF([.A612]&lt;StereoRes;StereoF*(B/100)*CorrAccuracy/([.A612]*[.A612]);0)" office:value-type="float" office:value="0.0000571964721336085">
            <text:p>0.0001</text:p>
          </table:table-cell>
          <table:table-cell table:style-name="ce11" table:formula="of:=IF([.A612]&lt;StereoRes;2*ATAN((StereoRes-[.A612])/(2*StereoF))*180/3.14;0)" office:value-type="float" office:value="3.9479848905442">
            <text:p>3.94798489</text:p>
          </table:table-cell>
          <table:table-cell table:style-name="ce11" table:formula="of:=((StereoRes-2*[.A612])*[.B612]/(2*StereoF))-((-StereoRes*[.B612])/(2*StereoF))" office:value-type="float" office:value="0.0115068493150685">
            <text:p>0.01150685</text:p>
          </table:table-cell>
          <table:table-cell table:number-columns-repeated="252"/>
          <table:table-cell table:style-name="ce2" table:number-columns-repeated="767"/>
        </table:table-row>
        <table:table-row table:style-name="ro2">
          <table:table-cell table:style-name="ce6" office:value-type="float" office:value="585">
            <text:p>585</text:p>
          </table:table-cell>
          <table:table-cell table:style-name="ce11" table:formula="of:=IF([.A613]&lt;StereoRes;(B/100)*StereoF/[.A613];0)" office:value-type="float" office:value="0.166728205128205">
            <text:p>0.16672821</text:p>
          </table:table-cell>
          <table:table-cell table:style-name="ce13" table:formula="of:=IF([.A613]&lt;StereoRes;StereoF*(B/100)*CorrAccuracy/([.A613]*[.A613]);0)" office:value-type="float" office:value="0.0000570010957703265">
            <text:p>0.0001</text:p>
          </table:table-cell>
          <table:table-cell table:style-name="ce11" table:formula="of:=IF([.A613]&lt;StereoRes;2*ATAN((StereoRes-[.A613])/(2*StereoF))*180/3.14;0)" office:value-type="float" office:value="3.87753939652547">
            <text:p>3.87753940</text:p>
          </table:table-cell>
          <table:table-cell table:style-name="ce11" table:formula="of:=((StereoRes-2*[.A613])*[.B613]/(2*StereoF))-((-StereoRes*[.B613])/(2*StereoF))" office:value-type="float" office:value="0.0112820512820513">
            <text:p>0.01128205</text:p>
          </table:table-cell>
          <table:table-cell table:number-columns-repeated="252"/>
          <table:table-cell table:style-name="ce2" table:number-columns-repeated="767"/>
        </table:table-row>
        <table:table-row table:style-name="ro2">
          <table:table-cell table:style-name="ce6" office:value-type="float" office:value="586">
            <text:p>586</text:p>
          </table:table-cell>
          <table:table-cell table:style-name="ce11" table:formula="of:=IF([.A614]&lt;StereoRes;(B/100)*StereoF/[.A614];0)" office:value-type="float" office:value="0.166443686006826">
            <text:p>0.16644369</text:p>
          </table:table-cell>
          <table:table-cell table:style-name="ce13" table:formula="of:=IF([.A614]&lt;StereoRes;StereoF*(B/100)*CorrAccuracy/([.A614]*[.A614]);0)" office:value-type="float" office:value="0.0000568067187736607">
            <text:p>0.0001</text:p>
          </table:table-cell>
          <table:table-cell table:style-name="ce11" table:formula="of:=IF([.A614]&lt;StereoRes;2*ATAN((StereoRes-[.A614])/(2*StereoF))*180/3.14;0)" office:value-type="float" office:value="3.80709097343113">
            <text:p>3.80709097</text:p>
          </table:table-cell>
          <table:table-cell table:style-name="ce11" table:formula="of:=((StereoRes-2*[.A614])*[.B614]/(2*StereoF))-((-StereoRes*[.B614])/(2*StereoF))" office:value-type="float" office:value="0.0110580204778157">
            <text:p>0.01105802</text:p>
          </table:table-cell>
          <table:table-cell table:number-columns-repeated="252"/>
          <table:table-cell table:style-name="ce2" table:number-columns-repeated="767"/>
        </table:table-row>
        <table:table-row table:style-name="ro2">
          <table:table-cell table:style-name="ce6" office:value-type="float" office:value="587">
            <text:p>587</text:p>
          </table:table-cell>
          <table:table-cell table:style-name="ce11" table:formula="of:=IF([.A615]&lt;StereoRes;(B/100)*StereoF/[.A615];0)" office:value-type="float" office:value="0.166160136286201">
            <text:p>0.16616014</text:p>
          </table:table-cell>
          <table:table-cell table:style-name="ce13" table:formula="of:=IF([.A615]&lt;StereoRes;StereoF*(B/100)*CorrAccuracy/([.A615]*[.A615]);0)" office:value-type="float" office:value="0.0000566133343394211">
            <text:p>0.0001</text:p>
          </table:table-cell>
          <table:table-cell table:style-name="ce11" table:formula="of:=IF([.A615]&lt;StereoRes;2*ATAN((StereoRes-[.A615])/(2*StereoF))*180/3.14;0)" office:value-type="float" office:value="3.73663967428012">
            <text:p>3.73663967</text:p>
          </table:table-cell>
          <table:table-cell table:style-name="ce11" table:formula="of:=((StereoRes-2*[.A615])*[.B615]/(2*StereoF))-((-StereoRes*[.B615])/(2*StereoF))" office:value-type="float" office:value="0.0108347529812606">
            <text:p>0.01083475</text:p>
          </table:table-cell>
          <table:table-cell table:number-columns-repeated="252"/>
          <table:table-cell table:style-name="ce2" table:number-columns-repeated="767"/>
        </table:table-row>
        <table:table-row table:style-name="ro2">
          <table:table-cell table:style-name="ce6" office:value-type="float" office:value="588">
            <text:p>588</text:p>
          </table:table-cell>
          <table:table-cell table:style-name="ce11" table:formula="of:=IF([.A616]&lt;StereoRes;(B/100)*StereoF/[.A616];0)" office:value-type="float" office:value="0.165877551020408">
            <text:p>0.16587755</text:p>
          </table:table-cell>
          <table:table-cell table:style-name="ce13" table:formula="of:=IF([.A616]&lt;StereoRes;StereoF*(B/100)*CorrAccuracy/([.A616]*[.A616]);0)" office:value-type="float" office:value="0.0000564209357212273">
            <text:p>0.0001</text:p>
          </table:table-cell>
          <table:table-cell table:style-name="ce11" table:formula="of:=IF([.A616]&lt;StereoRes;2*ATAN((StereoRes-[.A616])/(2*StereoF))*180/3.14;0)" office:value-type="float" office:value="3.66618555210437">
            <text:p>3.66618555</text:p>
          </table:table-cell>
          <table:table-cell table:style-name="ce11" table:formula="of:=((StereoRes-2*[.A616])*[.B616]/(2*StereoF))-((-StereoRes*[.B616])/(2*StereoF))" office:value-type="float" office:value="0.0106122448979592">
            <text:p>0.01061224</text:p>
          </table:table-cell>
          <table:table-cell table:number-columns-repeated="252"/>
          <table:table-cell table:style-name="ce2" table:number-columns-repeated="767"/>
        </table:table-row>
        <table:table-row table:style-name="ro2">
          <table:table-cell table:style-name="ce6" office:value-type="float" office:value="589">
            <text:p>589</text:p>
          </table:table-cell>
          <table:table-cell table:style-name="ce11" table:formula="of:=IF([.A617]&lt;StereoRes;(B/100)*StereoF/[.A617];0)" office:value-type="float" office:value="0.165595925297114">
            <text:p>0.16559593</text:p>
          </table:table-cell>
          <table:table-cell table:style-name="ce13" table:formula="of:=IF([.A617]&lt;StereoRes;StereoF*(B/100)*CorrAccuracy/([.A617]*[.A617]);0)" office:value-type="float" office:value="0.0000562295162299198">
            <text:p>0.0001</text:p>
          </table:table-cell>
          <table:table-cell table:style-name="ce11" table:formula="of:=IF([.A617]&lt;StereoRes;2*ATAN((StereoRes-[.A617])/(2*StereoF))*180/3.14;0)" office:value-type="float" office:value="3.59572865994864">
            <text:p>3.59572866</text:p>
          </table:table-cell>
          <table:table-cell table:style-name="ce11" table:formula="of:=((StereoRes-2*[.A617])*[.B617]/(2*StereoF))-((-StereoRes*[.B617])/(2*StereoF))" office:value-type="float" office:value="0.0103904923599321">
            <text:p>0.01039049</text:p>
          </table:table-cell>
          <table:table-cell table:number-columns-repeated="252"/>
          <table:table-cell table:style-name="ce2" table:number-columns-repeated="767"/>
        </table:table-row>
        <table:table-row table:style-name="ro2">
          <table:table-cell table:style-name="ce6" office:value-type="float" office:value="590">
            <text:p>590</text:p>
          </table:table-cell>
          <table:table-cell table:style-name="ce11" table:formula="of:=IF([.A618]&lt;StereoRes;(B/100)*StereoF/[.A618];0)" office:value-type="float" office:value="0.165315254237288">
            <text:p>0.16531525</text:p>
          </table:table-cell>
          <table:table-cell table:style-name="ce13" table:formula="of:=IF([.A618]&lt;StereoRes;StereoF*(B/100)*CorrAccuracy/([.A618]*[.A618]);0)" office:value-type="float" office:value="0.000056039069232979">
            <text:p>0.0001</text:p>
          </table:table-cell>
          <table:table-cell table:style-name="ce11" table:formula="of:=IF([.A618]&lt;StereoRes;2*ATAN((StereoRes-[.A618])/(2*StereoF))*180/3.14;0)" office:value-type="float" office:value="3.52526905087019">
            <text:p>3.52526905</text:p>
          </table:table-cell>
          <table:table-cell table:style-name="ce11" table:formula="of:=((StereoRes-2*[.A618])*[.B618]/(2*StereoF))-((-StereoRes*[.B618])/(2*StereoF))" office:value-type="float" office:value="0.0101694915254237">
            <text:p>0.01016949</text:p>
          </table:table-cell>
          <table:table-cell table:number-columns-repeated="252"/>
          <table:table-cell table:style-name="ce2" table:number-columns-repeated="767"/>
        </table:table-row>
        <table:table-row table:style-name="ro2">
          <table:table-cell table:style-name="ce6" office:value-type="float" office:value="591">
            <text:p>591</text:p>
          </table:table-cell>
          <table:table-cell table:style-name="ce11" table:formula="of:=IF([.A619]&lt;StereoRes;(B/100)*StereoF/[.A619];0)" office:value-type="float" office:value="0.165035532994924">
            <text:p>0.16503553</text:p>
          </table:table-cell>
          <table:table-cell table:style-name="ce13" table:formula="of:=IF([.A619]&lt;StereoRes;StereoF*(B/100)*CorrAccuracy/([.A619]*[.A619]);0)" office:value-type="float" office:value="0.0000558495881539505">
            <text:p>0.0001</text:p>
          </table:table-cell>
          <table:table-cell table:style-name="ce11" table:formula="of:=IF([.A619]&lt;StereoRes;2*ATAN((StereoRes-[.A619])/(2*StereoF))*180/3.14;0)" office:value-type="float" office:value="3.45480677793859">
            <text:p>3.45480678</text:p>
          </table:table-cell>
          <table:table-cell table:style-name="ce11" table:formula="of:=((StereoRes-2*[.A619])*[.B619]/(2*StereoF))-((-StereoRes*[.B619])/(2*StereoF))" office:value-type="float" office:value="0.0099492385786802">
            <text:p>0.00994924</text:p>
          </table:table-cell>
          <table:table-cell table:number-columns-repeated="252"/>
          <table:table-cell table:style-name="ce2" table:number-columns-repeated="767"/>
        </table:table-row>
        <table:table-row table:style-name="ro2">
          <table:table-cell table:style-name="ce6" office:value-type="float" office:value="592">
            <text:p>592</text:p>
          </table:table-cell>
          <table:table-cell table:style-name="ce11" table:formula="of:=IF([.A620]&lt;StereoRes;(B/100)*StereoF/[.A620];0)" office:value-type="float" office:value="0.164756756756757">
            <text:p>0.16475676</text:p>
          </table:table-cell>
          <table:table-cell table:style-name="ce13" table:formula="of:=IF([.A620]&lt;StereoRes;StereoF*(B/100)*CorrAccuracy/([.A620]*[.A620]);0)" office:value-type="float" office:value="0.0000556610664718773">
            <text:p>0.0001</text:p>
          </table:table-cell>
          <table:table-cell table:style-name="ce11" table:formula="of:=IF([.A620]&lt;StereoRes;2*ATAN((StereoRes-[.A620])/(2*StereoF))*180/3.14;0)" office:value-type="float" office:value="3.38434189423547">
            <text:p>3.38434189</text:p>
          </table:table-cell>
          <table:table-cell table:style-name="ce11" table:formula="of:=((StereoRes-2*[.A620])*[.B620]/(2*StereoF))-((-StereoRes*[.B620])/(2*StereoF))" office:value-type="float" office:value="0.00972972972972973">
            <text:p>0.00972973</text:p>
          </table:table-cell>
          <table:table-cell table:number-columns-repeated="252"/>
          <table:table-cell table:style-name="ce2" table:number-columns-repeated="767"/>
        </table:table-row>
        <table:table-row table:style-name="ro2">
          <table:table-cell table:style-name="ce6" office:value-type="float" office:value="593">
            <text:p>593</text:p>
          </table:table-cell>
          <table:table-cell table:style-name="ce11" table:formula="of:=IF([.A621]&lt;StereoRes;(B/100)*StereoF/[.A621];0)" office:value-type="float" office:value="0.16447892074199">
            <text:p>0.16447892</text:p>
          </table:table-cell>
          <table:table-cell table:style-name="ce13" table:formula="of:=IF([.A621]&lt;StereoRes;StereoF*(B/100)*CorrAccuracy/([.A621]*[.A621]);0)" office:value-type="float" office:value="0.0000554734977207386">
            <text:p>0.0001</text:p>
          </table:table-cell>
          <table:table-cell table:style-name="ce11" table:formula="of:=IF([.A621]&lt;StereoRes;2*ATAN((StereoRes-[.A621])/(2*StereoF))*180/3.14;0)" office:value-type="float" office:value="3.3138744528543">
            <text:p>3.31387445</text:p>
          </table:table-cell>
          <table:table-cell table:style-name="ce11" table:formula="of:=((StereoRes-2*[.A621])*[.B621]/(2*StereoF))-((-StereoRes*[.B621])/(2*StereoF))" office:value-type="float" office:value="0.00951096121416526">
            <text:p>0.00951096</text:p>
          </table:table-cell>
          <table:table-cell table:number-columns-repeated="252"/>
          <table:table-cell table:style-name="ce2" table:number-columns-repeated="767"/>
        </table:table-row>
        <table:table-row table:style-name="ro2">
          <table:table-cell table:style-name="ce6" office:value-type="float" office:value="594">
            <text:p>594</text:p>
          </table:table-cell>
          <table:table-cell table:style-name="ce11" table:formula="of:=IF([.A622]&lt;StereoRes;(B/100)*StereoF/[.A622];0)" office:value-type="float" office:value="0.16420202020202">
            <text:p>0.16420202</text:p>
          </table:table-cell>
          <table:table-cell table:style-name="ce13" table:formula="of:=IF([.A622]&lt;StereoRes;StereoF*(B/100)*CorrAccuracy/([.A622]*[.A622]);0)" office:value-type="float" office:value="0.0000552868754888957">
            <text:p>0.0001</text:p>
          </table:table-cell>
          <table:table-cell table:style-name="ce11" table:formula="of:=IF([.A622]&lt;StereoRes;2*ATAN((StereoRes-[.A622])/(2*StereoF))*180/3.14;0)" office:value-type="float" office:value="3.24340450690012">
            <text:p>3.24340451</text:p>
          </table:table-cell>
          <table:table-cell table:style-name="ce11" table:formula="of:=((StereoRes-2*[.A622])*[.B622]/(2*StereoF))-((-StereoRes*[.B622])/(2*StereoF))" office:value-type="float" office:value="0.00929292929292929">
            <text:p>0.00929293</text:p>
          </table:table-cell>
          <table:table-cell table:number-columns-repeated="252"/>
          <table:table-cell table:style-name="ce2" table:number-columns-repeated="767"/>
        </table:table-row>
        <table:table-row table:style-name="ro2">
          <table:table-cell table:style-name="ce6" office:value-type="float" office:value="595">
            <text:p>595</text:p>
          </table:table-cell>
          <table:table-cell table:style-name="ce11" table:formula="of:=IF([.A623]&lt;StereoRes;(B/100)*StereoF/[.A623];0)" office:value-type="float" office:value="0.163926050420168">
            <text:p>0.16392605</text:p>
          </table:table-cell>
          <table:table-cell table:style-name="ce13" table:formula="of:=IF([.A623]&lt;StereoRes;StereoF*(B/100)*CorrAccuracy/([.A623]*[.A623]);0)" office:value-type="float" office:value="0.0000551011934185439">
            <text:p>0.0001</text:p>
          </table:table-cell>
          <table:table-cell table:style-name="ce11" table:formula="of:=IF([.A623]&lt;StereoRes;2*ATAN((StereoRes-[.A623])/(2*StereoF))*180/3.14;0)" office:value-type="float" office:value="3.1729321094893">
            <text:p>3.17293211</text:p>
          </table:table-cell>
          <table:table-cell table:style-name="ce11" table:formula="of:=((StereoRes-2*[.A623])*[.B623]/(2*StereoF))-((-StereoRes*[.B623])/(2*StereoF))" office:value-type="float" office:value="0.00907563025210084">
            <text:p>0.00907563</text:p>
          </table:table-cell>
          <table:table-cell table:number-columns-repeated="252"/>
          <table:table-cell table:style-name="ce2" table:number-columns-repeated="767"/>
        </table:table-row>
        <table:table-row table:style-name="ro2">
          <table:table-cell table:style-name="ce6" office:value-type="float" office:value="596">
            <text:p>596</text:p>
          </table:table-cell>
          <table:table-cell table:style-name="ce11" table:formula="of:=IF([.A624]&lt;StereoRes;(B/100)*StereoF/[.A624];0)" office:value-type="float" office:value="0.163651006711409">
            <text:p>0.16365101</text:p>
          </table:table-cell>
          <table:table-cell table:style-name="ce13" table:formula="of:=IF([.A624]&lt;StereoRes;StereoF*(B/100)*CorrAccuracy/([.A624]*[.A624]);0)" office:value-type="float" office:value="0.0000549164452051709">
            <text:p>0.0001</text:p>
          </table:table-cell>
          <table:table-cell table:style-name="ce11" table:formula="of:=IF([.A624]&lt;StereoRes;2*ATAN((StereoRes-[.A624])/(2*StereoF))*180/3.14;0)" office:value-type="float" office:value="3.10245731374935">
            <text:p>3.10245731</text:p>
          </table:table-cell>
          <table:table-cell table:style-name="ce11" table:formula="of:=((StereoRes-2*[.A624])*[.B624]/(2*StereoF))-((-StereoRes*[.B624])/(2*StereoF))" office:value-type="float" office:value="0.00885906040268456">
            <text:p>0.00885906</text:p>
          </table:table-cell>
          <table:table-cell table:number-columns-repeated="252"/>
          <table:table-cell table:style-name="ce2" table:number-columns-repeated="767"/>
        </table:table-row>
        <table:table-row table:style-name="ro2">
          <table:table-cell table:style-name="ce6" office:value-type="float" office:value="597">
            <text:p>597</text:p>
          </table:table-cell>
          <table:table-cell table:style-name="ce11" table:formula="of:=IF([.A625]&lt;StereoRes;(B/100)*StereoF/[.A625];0)" office:value-type="float" office:value="0.163376884422111">
            <text:p>0.16337688</text:p>
          </table:table-cell>
          <table:table-cell table:style-name="ce13" table:formula="of:=IF([.A625]&lt;StereoRes;StereoF*(B/100)*CorrAccuracy/([.A625]*[.A625]);0)" office:value-type="float" office:value="0.0000547326245970219">
            <text:p>0.0001</text:p>
          </table:table-cell>
          <table:table-cell table:style-name="ce11" table:formula="of:=IF([.A625]&lt;StereoRes;2*ATAN((StereoRes-[.A625])/(2*StereoF))*180/3.14;0)" office:value-type="float" office:value="3.03198017281863">
            <text:p>3.03198017</text:p>
          </table:table-cell>
          <table:table-cell table:style-name="ce11" table:formula="of:=((StereoRes-2*[.A625])*[.B625]/(2*StereoF))-((-StereoRes*[.B625])/(2*StereoF))" office:value-type="float" office:value="0.008643216080402">
            <text:p>0.00864322</text:p>
          </table:table-cell>
          <table:table-cell table:number-columns-repeated="252"/>
          <table:table-cell table:style-name="ce2" table:number-columns-repeated="767"/>
        </table:table-row>
        <table:table-row table:style-name="ro2">
          <table:table-cell table:style-name="ce6" office:value-type="float" office:value="598">
            <text:p>598</text:p>
          </table:table-cell>
          <table:table-cell table:style-name="ce11" table:formula="of:=IF([.A626]&lt;StereoRes;(B/100)*StereoF/[.A626];0)" office:value-type="float" office:value="0.163103678929766">
            <text:p>0.16310368</text:p>
          </table:table-cell>
          <table:table-cell table:style-name="ce13" table:formula="of:=IF([.A626]&lt;StereoRes;StereoF*(B/100)*CorrAccuracy/([.A626]*[.A626]);0)" office:value-type="float" office:value="0.0000545497253945705">
            <text:p>0.0001</text:p>
          </table:table-cell>
          <table:table-cell table:style-name="ce11" table:formula="of:=IF([.A626]&lt;StereoRes;2*ATAN((StereoRes-[.A626])/(2*StereoF))*180/3.14;0)" office:value-type="float" office:value="2.96150073984611">
            <text:p>2.96150074</text:p>
          </table:table-cell>
          <table:table-cell table:style-name="ce11" table:formula="of:=((StereoRes-2*[.A626])*[.B626]/(2*StereoF))-((-StereoRes*[.B626])/(2*StereoF))" office:value-type="float" office:value="0.00842809364548494">
            <text:p>0.00842809</text:p>
          </table:table-cell>
          <table:table-cell table:number-columns-repeated="252"/>
          <table:table-cell table:style-name="ce2" table:number-columns-repeated="767"/>
        </table:table-row>
        <table:table-row table:style-name="ro2">
          <table:table-cell table:style-name="ce6" office:value-type="float" office:value="599">
            <text:p>599</text:p>
          </table:table-cell>
          <table:table-cell table:style-name="ce11" table:formula="of:=IF([.A627]&lt;StereoRes;(B/100)*StereoF/[.A627];0)" office:value-type="float" office:value="0.162831385642738">
            <text:p>0.16283139</text:p>
          </table:table-cell>
          <table:table-cell table:style-name="ce13" table:formula="of:=IF([.A627]&lt;StereoRes;StereoF*(B/100)*CorrAccuracy/([.A627]*[.A627]);0)" office:value-type="float" office:value="0.000054367741449996">
            <text:p>0.0001</text:p>
          </table:table-cell>
          <table:table-cell table:style-name="ce11" table:formula="of:=IF([.A627]&lt;StereoRes;2*ATAN((StereoRes-[.A627])/(2*StereoF))*180/3.14;0)" office:value-type="float" office:value="2.89101906799117">
            <text:p>2.89101907</text:p>
          </table:table-cell>
          <table:table-cell table:style-name="ce11" table:formula="of:=((StereoRes-2*[.A627])*[.B627]/(2*StereoF))-((-StereoRes*[.B627])/(2*StereoF))" office:value-type="float" office:value="0.00821368948247078">
            <text:p>0.00821369</text:p>
          </table:table-cell>
          <table:table-cell table:number-columns-repeated="252"/>
          <table:table-cell table:style-name="ce2" table:number-columns-repeated="767"/>
        </table:table-row>
        <table:table-row table:style-name="ro2">
          <table:table-cell table:style-name="ce6" office:value-type="float" office:value="600">
            <text:p>600</text:p>
          </table:table-cell>
          <table:table-cell table:style-name="ce11" table:formula="of:=IF([.A628]&lt;StereoRes;(B/100)*StereoF/[.A628];0)" office:value-type="float" office:value="0.16256">
            <text:p>0.16256000</text:p>
          </table:table-cell>
          <table:table-cell table:style-name="ce13" table:formula="of:=IF([.A628]&lt;StereoRes;StereoF*(B/100)*CorrAccuracy/([.A628]*[.A628]);0)" office:value-type="float" office:value="0.0000541866666666667">
            <text:p>0.0001</text:p>
          </table:table-cell>
          <table:table-cell table:style-name="ce11" table:formula="of:=IF([.A628]&lt;StereoRes;2*ATAN((StereoRes-[.A628])/(2*StereoF))*180/3.14;0)" office:value-type="float" office:value="2.82053521042332">
            <text:p>2.82053521</text:p>
          </table:table-cell>
          <table:table-cell table:style-name="ce11" table:formula="of:=((StereoRes-2*[.A628])*[.B628]/(2*StereoF))-((-StereoRes*[.B628])/(2*StereoF))" office:value-type="float" office:value="0.008">
            <text:p>0.00800000</text:p>
          </table:table-cell>
          <table:table-cell table:number-columns-repeated="252"/>
          <table:table-cell table:style-name="ce2" table:number-columns-repeated="767"/>
        </table:table-row>
        <table:table-row table:style-name="ro2">
          <table:table-cell table:style-name="ce6" office:value-type="float" office:value="601">
            <text:p>601</text:p>
          </table:table-cell>
          <table:table-cell table:style-name="ce11" table:formula="of:=IF([.A629]&lt;StereoRes;(B/100)*StereoF/[.A629];0)" office:value-type="float" office:value="0.162289517470882">
            <text:p>0.16228952</text:p>
          </table:table-cell>
          <table:table-cell table:style-name="ce13" table:formula="of:=IF([.A629]&lt;StereoRes;StereoF*(B/100)*CorrAccuracy/([.A629]*[.A629]);0)" office:value-type="float" office:value="0.0000540064949986296">
            <text:p>0.0001</text:p>
          </table:table-cell>
          <table:table-cell table:style-name="ce11" table:formula="of:=IF([.A629]&lt;StereoRes;2*ATAN((StereoRes-[.A629])/(2*StereoF))*180/3.14;0)" office:value-type="float" office:value="2.750049220322">
            <text:p>2.75004922</text:p>
          </table:table-cell>
          <table:table-cell table:style-name="ce11" table:formula="of:=((StereoRes-2*[.A629])*[.B629]/(2*StereoF))-((-StereoRes*[.B629])/(2*StereoF))" office:value-type="float" office:value="0.00778702163061564">
            <text:p>0.00778702</text:p>
          </table:table-cell>
          <table:table-cell table:number-columns-repeated="252"/>
          <table:table-cell table:style-name="ce2" table:number-columns-repeated="767"/>
        </table:table-row>
        <table:table-row table:style-name="ro2">
          <table:table-cell table:style-name="ce6" office:value-type="float" office:value="602">
            <text:p>602</text:p>
          </table:table-cell>
          <table:table-cell table:style-name="ce11" table:formula="of:=IF([.A630]&lt;StereoRes;(B/100)*StereoF/[.A630];0)" office:value-type="float" office:value="0.162019933554817">
            <text:p>0.16201993</text:p>
          </table:table-cell>
          <table:table-cell table:style-name="ce13" table:formula="of:=IF([.A630]&lt;StereoRes;StereoF*(B/100)*CorrAccuracy/([.A630]*[.A630]);0)" office:value-type="float" office:value="0.0000538272204501054">
            <text:p>0.0001</text:p>
          </table:table-cell>
          <table:table-cell table:style-name="ce11" table:formula="of:=IF([.A630]&lt;StereoRes;2*ATAN((StereoRes-[.A630])/(2*StereoF))*180/3.14;0)" office:value-type="float" office:value="2.67956115087628">
            <text:p>2.67956115</text:p>
          </table:table-cell>
          <table:table-cell table:style-name="ce11" table:formula="of:=((StereoRes-2*[.A630])*[.B630]/(2*StereoF))-((-StereoRes*[.B630])/(2*StereoF))" office:value-type="float" office:value="0.00757475083056478">
            <text:p>0.00757475</text:p>
          </table:table-cell>
          <table:table-cell table:number-columns-repeated="252"/>
          <table:table-cell table:style-name="ce2" table:number-columns-repeated="767"/>
        </table:table-row>
        <table:table-row table:style-name="ro2">
          <table:table-cell table:style-name="ce6" office:value-type="float" office:value="603">
            <text:p>603</text:p>
          </table:table-cell>
          <table:table-cell table:style-name="ce11" table:formula="of:=IF([.A631]&lt;StereoRes;(B/100)*StereoF/[.A631];0)" office:value-type="float" office:value="0.161751243781095">
            <text:p>0.16175124</text:p>
          </table:table-cell>
          <table:table-cell table:style-name="ce13" table:formula="of:=IF([.A631]&lt;StereoRes;StereoF*(B/100)*CorrAccuracy/([.A631]*[.A631]);0)" office:value-type="float" office:value="0.0000536488370749899">
            <text:p>0.0001</text:p>
          </table:table-cell>
          <table:table-cell table:style-name="ce11" table:formula="of:=IF([.A631]&lt;StereoRes;2*ATAN((StereoRes-[.A631])/(2*StereoF))*180/3.14;0)" office:value-type="float" office:value="2.60907105528469">
            <text:p>2.60907106</text:p>
          </table:table-cell>
          <table:table-cell table:style-name="ce11" table:formula="of:=((StereoRes-2*[.A631])*[.B631]/(2*StereoF))-((-StereoRes*[.B631])/(2*StereoF))" office:value-type="float" office:value="0.00736318407960199">
            <text:p>0.00736318</text:p>
          </table:table-cell>
          <table:table-cell table:number-columns-repeated="252"/>
          <table:table-cell table:style-name="ce2" table:number-columns-repeated="767"/>
        </table:table-row>
        <table:table-row table:style-name="ro2">
          <table:table-cell table:style-name="ce6" office:value-type="float" office:value="604">
            <text:p>604</text:p>
          </table:table-cell>
          <table:table-cell table:style-name="ce11" table:formula="of:=IF([.A632]&lt;StereoRes;(B/100)*StereoF/[.A632];0)" office:value-type="float" office:value="0.161483443708609">
            <text:p>0.16148344</text:p>
          </table:table-cell>
          <table:table-cell table:style-name="ce13" table:formula="of:=IF([.A632]&lt;StereoRes;StereoF*(B/100)*CorrAccuracy/([.A632]*[.A632]);0)" office:value-type="float" office:value="0.0000534713389763607">
            <text:p>0.0001</text:p>
          </table:table-cell>
          <table:table-cell table:style-name="ce11" table:formula="of:=IF([.A632]&lt;StereoRes;2*ATAN((StereoRes-[.A632])/(2*StereoF))*180/3.14;0)" office:value-type="float" office:value="2.53857898675492">
            <text:p>2.53857899</text:p>
          </table:table-cell>
          <table:table-cell table:style-name="ce11" table:formula="of:=((StereoRes-2*[.A632])*[.B632]/(2*StereoF))-((-StereoRes*[.B632])/(2*StereoF))" office:value-type="float" office:value="0.00715231788079471">
            <text:p>0.00715232</text:p>
          </table:table-cell>
          <table:table-cell table:number-columns-repeated="252"/>
          <table:table-cell table:style-name="ce2" table:number-columns-repeated="767"/>
        </table:table-row>
        <table:table-row table:style-name="ro2">
          <table:table-cell table:style-name="ce6" office:value-type="float" office:value="605">
            <text:p>605</text:p>
          </table:table-cell>
          <table:table-cell table:style-name="ce11" table:formula="of:=IF([.A633]&lt;StereoRes;(B/100)*StereoF/[.A633];0)" office:value-type="float" office:value="0.16121652892562">
            <text:p>0.16121653</text:p>
          </table:table-cell>
          <table:table-cell table:style-name="ce13" table:formula="of:=IF([.A633]&lt;StereoRes;StereoF*(B/100)*CorrAccuracy/([.A633]*[.A633]);0)" office:value-type="float" office:value="0.00005329472030599">
            <text:p>0.0001</text:p>
          </table:table-cell>
          <table:table-cell table:style-name="ce11" table:formula="of:=IF([.A633]&lt;StereoRes;2*ATAN((StereoRes-[.A633])/(2*StereoF))*180/3.14;0)" office:value-type="float" office:value="2.46808499850362">
            <text:p>2.46808500</text:p>
          </table:table-cell>
          <table:table-cell table:style-name="ce11" table:formula="of:=((StereoRes-2*[.A633])*[.B633]/(2*StereoF))-((-StereoRes*[.B633])/(2*StereoF))" office:value-type="float" office:value="0.00694214876033057">
            <text:p>0.00694215</text:p>
          </table:table-cell>
          <table:table-cell table:number-columns-repeated="252"/>
          <table:table-cell table:style-name="ce2" table:number-columns-repeated="767"/>
        </table:table-row>
        <table:table-row table:style-name="ro2">
          <table:table-cell table:style-name="ce6" office:value-type="float" office:value="606">
            <text:p>606</text:p>
          </table:table-cell>
          <table:table-cell table:style-name="ce11" table:formula="of:=IF([.A634]&lt;StereoRes;(B/100)*StereoF/[.A634];0)" office:value-type="float" office:value="0.160950495049505">
            <text:p>0.16095050</text:p>
          </table:table-cell>
          <table:table-cell table:style-name="ce13" table:formula="of:=IF([.A634]&lt;StereoRes;StereoF*(B/100)*CorrAccuracy/([.A634]*[.A634]);0)" office:value-type="float" office:value="0.000053118975263863">
            <text:p>0.0001</text:p>
          </table:table-cell>
          <table:table-cell table:style-name="ce11" table:formula="of:=IF([.A634]&lt;StereoRes;2*ATAN((StereoRes-[.A634])/(2*StereoF))*180/3.14;0)" office:value-type="float" office:value="2.39758914375615">
            <text:p>2.39758914</text:p>
          </table:table-cell>
          <table:table-cell table:style-name="ce11" table:formula="of:=((StereoRes-2*[.A634])*[.B634]/(2*StereoF))-((-StereoRes*[.B634])/(2*StereoF))" office:value-type="float" office:value="0.00673267326732672">
            <text:p>0.00673267</text:p>
          </table:table-cell>
          <table:table-cell table:number-columns-repeated="252"/>
          <table:table-cell table:style-name="ce2" table:number-columns-repeated="767"/>
        </table:table-row>
        <table:table-row table:style-name="ro2">
          <table:table-cell table:style-name="ce6" office:value-type="float" office:value="607">
            <text:p>607</text:p>
          </table:table-cell>
          <table:table-cell table:style-name="ce11" table:formula="of:=IF([.A635]&lt;StereoRes;(B/100)*StereoF/[.A635];0)" office:value-type="float" office:value="0.160685337726524">
            <text:p>0.16068534</text:p>
          </table:table-cell>
          <table:table-cell table:style-name="ce13" table:formula="of:=IF([.A635]&lt;StereoRes;StereoF*(B/100)*CorrAccuracy/([.A635]*[.A635]);0)" office:value-type="float" office:value="0.0000529440980977014">
            <text:p>0.0001</text:p>
          </table:table-cell>
          <table:table-cell table:style-name="ce11" table:formula="of:=IF([.A635]&lt;StereoRes;2*ATAN((StereoRes-[.A635])/(2*StereoF))*180/3.14;0)" office:value-type="float" office:value="2.32709147574632">
            <text:p>2.32709148</text:p>
          </table:table-cell>
          <table:table-cell table:style-name="ce11" table:formula="of:=((StereoRes-2*[.A635])*[.B635]/(2*StereoF))-((-StereoRes*[.B635])/(2*StereoF))" office:value-type="float" office:value="0.00652388797364084">
            <text:p>0.00652389</text:p>
          </table:table-cell>
          <table:table-cell table:number-columns-repeated="252"/>
          <table:table-cell table:style-name="ce2" table:number-columns-repeated="767"/>
        </table:table-row>
        <table:table-row table:style-name="ro2">
          <table:table-cell table:style-name="ce6" office:value-type="float" office:value="608">
            <text:p>608</text:p>
          </table:table-cell>
          <table:table-cell table:style-name="ce11" table:formula="of:=IF([.A636]&lt;StereoRes;(B/100)*StereoF/[.A636];0)" office:value-type="float" office:value="0.160421052631579">
            <text:p>0.16042105</text:p>
          </table:table-cell>
          <table:table-cell table:style-name="ce13" table:formula="of:=IF([.A636]&lt;StereoRes;StereoF*(B/100)*CorrAccuracy/([.A636]*[.A636]);0)" office:value-type="float" office:value="0.0000527700831024931">
            <text:p>0.0001</text:p>
          </table:table-cell>
          <table:table-cell table:style-name="ce11" table:formula="of:=IF([.A636]&lt;StereoRes;2*ATAN((StereoRes-[.A636])/(2*StereoF))*180/3.14;0)" office:value-type="float" office:value="2.25659204771617">
            <text:p>2.25659205</text:p>
          </table:table-cell>
          <table:table-cell table:style-name="ce11" table:formula="of:=((StereoRes-2*[.A636])*[.B636]/(2*StereoF))-((-StereoRes*[.B636])/(2*StereoF))" office:value-type="float" office:value="0.00631578947368421">
            <text:p>0.00631579</text:p>
          </table:table-cell>
          <table:table-cell table:number-columns-repeated="252"/>
          <table:table-cell table:style-name="ce2" table:number-columns-repeated="767"/>
        </table:table-row>
        <table:table-row table:style-name="ro2">
          <table:table-cell table:style-name="ce6" office:value-type="float" office:value="609">
            <text:p>609</text:p>
          </table:table-cell>
          <table:table-cell table:style-name="ce11" table:formula="of:=IF([.A637]&lt;StereoRes;(B/100)*StereoF/[.A637];0)" office:value-type="float" office:value="0.16015763546798">
            <text:p>0.16015764</text:p>
          </table:table-cell>
          <table:table-cell table:style-name="ce13" table:formula="of:=IF([.A637]&lt;StereoRes;StereoF*(B/100)*CorrAccuracy/([.A637]*[.A637]);0)" office:value-type="float" office:value="0.0000525969246200264">
            <text:p>0.0001</text:p>
          </table:table-cell>
          <table:table-cell table:style-name="ce11" table:formula="of:=IF([.A637]&lt;StereoRes;2*ATAN((StereoRes-[.A637])/(2*StereoF))*180/3.14;0)" office:value-type="float" office:value="2.18609091291572">
            <text:p>2.18609091</text:p>
          </table:table-cell>
          <table:table-cell table:style-name="ce11" table:formula="of:=((StereoRes-2*[.A637])*[.B637]/(2*StereoF))-((-StereoRes*[.B637])/(2*StereoF))" office:value-type="float" office:value="0.00610837438423647">
            <text:p>0.00610837</text:p>
          </table:table-cell>
          <table:table-cell table:number-columns-repeated="252"/>
          <table:table-cell table:style-name="ce2" table:number-columns-repeated="767"/>
        </table:table-row>
        <table:table-row table:style-name="ro2">
          <table:table-cell table:style-name="ce6" office:value-type="float" office:value="610">
            <text:p>610</text:p>
          </table:table-cell>
          <table:table-cell table:style-name="ce11" table:formula="of:=IF([.A638]&lt;StereoRes;(B/100)*StereoF/[.A638];0)" office:value-type="float" office:value="0.159895081967213">
            <text:p>0.15989508</text:p>
          </table:table-cell>
          <table:table-cell table:style-name="ce13" table:formula="of:=IF([.A638]&lt;StereoRes;StereoF*(B/100)*CorrAccuracy/([.A638]*[.A638]);0)" office:value-type="float" office:value="0.0000524246170384305">
            <text:p>0.0001</text:p>
          </table:table-cell>
          <table:table-cell table:style-name="ce11" table:formula="of:=IF([.A638]&lt;StereoRes;2*ATAN((StereoRes-[.A638])/(2*StereoF))*180/3.14;0)" office:value-type="float" office:value="2.11558812460273">
            <text:p>2.11558812</text:p>
          </table:table-cell>
          <table:table-cell table:style-name="ce11" table:formula="of:=((StereoRes-2*[.A638])*[.B638]/(2*StereoF))-((-StereoRes*[.B638])/(2*StereoF))" office:value-type="float" office:value="0.00590163934426231">
            <text:p>0.00590164</text:p>
          </table:table-cell>
          <table:table-cell table:number-columns-repeated="252"/>
          <table:table-cell table:style-name="ce2" table:number-columns-repeated="767"/>
        </table:table-row>
        <table:table-row table:style-name="ro2">
          <table:table-cell table:style-name="ce6" office:value-type="float" office:value="611">
            <text:p>611</text:p>
          </table:table-cell>
          <table:table-cell table:style-name="ce11" table:formula="of:=IF([.A639]&lt;StereoRes;(B/100)*StereoF/[.A639];0)" office:value-type="float" office:value="0.159633387888707">
            <text:p>0.15963339</text:p>
          </table:table-cell>
          <table:table-cell table:style-name="ce13" table:formula="of:=IF([.A639]&lt;StereoRes;StereoF*(B/100)*CorrAccuracy/([.A639]*[.A639]);0)" office:value-type="float" office:value="0.0000522531547917208">
            <text:p>0.0001</text:p>
          </table:table-cell>
          <table:table-cell table:style-name="ce11" table:formula="of:=IF([.A639]&lt;StereoRes;2*ATAN((StereoRes-[.A639])/(2*StereoF))*180/3.14;0)" office:value-type="float" office:value="2.04508373604246">
            <text:p>2.04508374</text:p>
          </table:table-cell>
          <table:table-cell table:style-name="ce11" table:formula="of:=((StereoRes-2*[.A639])*[.B639]/(2*StereoF))-((-StereoRes*[.B639])/(2*StereoF))" office:value-type="float" office:value="0.00569558101472995">
            <text:p>0.00569558</text:p>
          </table:table-cell>
          <table:table-cell table:number-columns-repeated="252"/>
          <table:table-cell table:style-name="ce2" table:number-columns-repeated="767"/>
        </table:table-row>
        <table:table-row table:style-name="ro2">
          <table:table-cell table:style-name="ce6" office:value-type="float" office:value="612">
            <text:p>612</text:p>
          </table:table-cell>
          <table:table-cell table:style-name="ce11" table:formula="of:=IF([.A640]&lt;StereoRes;(B/100)*StereoF/[.A640];0)" office:value-type="float" office:value="0.159372549019608">
            <text:p>0.15937255</text:p>
          </table:table-cell>
          <table:table-cell table:style-name="ce13" table:formula="of:=IF([.A640]&lt;StereoRes;StereoF*(B/100)*CorrAccuracy/([.A640]*[.A640]);0)" office:value-type="float" office:value="0.000052082532359349">
            <text:p>0.0001</text:p>
          </table:table-cell>
          <table:table-cell table:style-name="ce11" table:formula="of:=IF([.A640]&lt;StereoRes;2*ATAN((StereoRes-[.A640])/(2*StereoF))*180/3.14;0)" office:value-type="float" office:value="1.97457780050745">
            <text:p>1.97457780</text:p>
          </table:table-cell>
          <table:table-cell table:style-name="ce11" table:formula="of:=((StereoRes-2*[.A640])*[.B640]/(2*StereoF))-((-StereoRes*[.B640])/(2*StereoF))" office:value-type="float" office:value="0.00549019607843138">
            <text:p>0.00549020</text:p>
          </table:table-cell>
          <table:table-cell table:number-columns-repeated="252"/>
          <table:table-cell table:style-name="ce2" table:number-columns-repeated="767"/>
        </table:table-row>
        <table:table-row table:style-name="ro2">
          <table:table-cell table:style-name="ce6" office:value-type="float" office:value="613">
            <text:p>613</text:p>
          </table:table-cell>
          <table:table-cell table:style-name="ce11" table:formula="of:=IF([.A641]&lt;StereoRes;(B/100)*StereoF/[.A641];0)" office:value-type="float" office:value="0.159112561174551">
            <text:p>0.15911256</text:p>
          </table:table-cell>
          <table:table-cell table:style-name="ce13" table:formula="of:=IF([.A641]&lt;StereoRes;StereoF*(B/100)*CorrAccuracy/([.A641]*[.A641]);0)" office:value-type="float" office:value="0.000051912744265759">
            <text:p>0.0001</text:p>
          </table:table-cell>
          <table:table-cell table:style-name="ce11" table:formula="of:=IF([.A641]&lt;StereoRes;2*ATAN((StereoRes-[.A641])/(2*StereoF))*180/3.14;0)" office:value-type="float" office:value="1.90407037127722">
            <text:p>1.90407037</text:p>
          </table:table-cell>
          <table:table-cell table:style-name="ce11" table:formula="of:=((StereoRes-2*[.A641])*[.B641]/(2*StereoF))-((-StereoRes*[.B641])/(2*StereoF))" office:value-type="float" office:value="0.00528548123980425">
            <text:p>0.00528548</text:p>
          </table:table-cell>
          <table:table-cell table:number-columns-repeated="252"/>
          <table:table-cell table:style-name="ce2" table:number-columns-repeated="767"/>
        </table:table-row>
        <table:table-row table:style-name="ro2">
          <table:table-cell table:style-name="ce6" office:value-type="float" office:value="614">
            <text:p>614</text:p>
          </table:table-cell>
          <table:table-cell table:style-name="ce11" table:formula="of:=IF([.A642]&lt;StereoRes;(B/100)*StereoF/[.A642];0)" office:value-type="float" office:value="0.15885342019544">
            <text:p>0.15885342</text:p>
          </table:table-cell>
          <table:table-cell table:style-name="ce13" table:formula="of:=IF([.A642]&lt;StereoRes;StereoF*(B/100)*CorrAccuracy/([.A642]*[.A642]);0)" office:value-type="float" office:value="0.0000517437850799478">
            <text:p>0.0001</text:p>
          </table:table-cell>
          <table:table-cell table:style-name="ce11" table:formula="of:=IF([.A642]&lt;StereoRes;2*ATAN((StereoRes-[.A642])/(2*StereoF))*180/3.14;0)" office:value-type="float" office:value="1.8335615016381">
            <text:p>1.83356150</text:p>
          </table:table-cell>
          <table:table-cell table:style-name="ce11" table:formula="of:=((StereoRes-2*[.A642])*[.B642]/(2*StereoF))-((-StereoRes*[.B642])/(2*StereoF))" office:value-type="float" office:value="0.0050814332247557">
            <text:p>0.00508143</text:p>
          </table:table-cell>
          <table:table-cell table:number-columns-repeated="252"/>
          <table:table-cell table:style-name="ce2" table:number-columns-repeated="767"/>
        </table:table-row>
        <table:table-row table:style-name="ro2">
          <table:table-cell table:style-name="ce6" office:value-type="float" office:value="615">
            <text:p>615</text:p>
          </table:table-cell>
          <table:table-cell table:style-name="ce11" table:formula="of:=IF([.A643]&lt;StereoRes;(B/100)*StereoF/[.A643];0)" office:value-type="float" office:value="0.15859512195122">
            <text:p>0.15859512</text:p>
          </table:table-cell>
          <table:table-cell table:style-name="ce13" table:formula="of:=IF([.A643]&lt;StereoRes;StereoF*(B/100)*CorrAccuracy/([.A643]*[.A643]);0)" office:value-type="float" office:value="0.0000515756494150307">
            <text:p>0.0001</text:p>
          </table:table-cell>
          <table:table-cell table:style-name="ce11" table:formula="of:=IF([.A643]&lt;StereoRes;2*ATAN((StereoRes-[.A643])/(2*StereoF))*180/3.14;0)" office:value-type="float" office:value="1.76305124488293">
            <text:p>1.76305124</text:p>
          </table:table-cell>
          <table:table-cell table:style-name="ce11" table:formula="of:=((StereoRes-2*[.A643])*[.B643]/(2*StereoF))-((-StereoRes*[.B643])/(2*StereoF))" office:value-type="float" office:value="0.0048780487804878">
            <text:p>0.00487805</text:p>
          </table:table-cell>
          <table:table-cell table:number-columns-repeated="252"/>
          <table:table-cell table:style-name="ce2" table:number-columns-repeated="767"/>
        </table:table-row>
        <table:table-row table:style-name="ro2">
          <table:table-cell table:style-name="ce6" office:value-type="float" office:value="616">
            <text:p>616</text:p>
          </table:table-cell>
          <table:table-cell table:style-name="ce11" table:formula="of:=IF([.A644]&lt;StereoRes;(B/100)*StereoF/[.A644];0)" office:value-type="float" office:value="0.158337662337662">
            <text:p>0.15833766</text:p>
          </table:table-cell>
          <table:table-cell table:style-name="ce13" table:formula="of:=IF([.A644]&lt;StereoRes;StereoF*(B/100)*CorrAccuracy/([.A644]*[.A644]);0)" office:value-type="float" office:value="0.0000514083319278124">
            <text:p>0.0001</text:p>
          </table:table-cell>
          <table:table-cell table:style-name="ce11" table:formula="of:=IF([.A644]&lt;StereoRes;2*ATAN((StereoRes-[.A644])/(2*StereoF))*180/3.14;0)" office:value-type="float" office:value="1.69253965431088">
            <text:p>1.69253965</text:p>
          </table:table-cell>
          <table:table-cell table:style-name="ce11" table:formula="of:=((StereoRes-2*[.A644])*[.B644]/(2*StereoF))-((-StereoRes*[.B644])/(2*StereoF))" office:value-type="float" office:value="0.00467532467532468">
            <text:p>0.00467532</text:p>
          </table:table-cell>
          <table:table-cell table:number-columns-repeated="252"/>
          <table:table-cell table:style-name="ce2" table:number-columns-repeated="767"/>
        </table:table-row>
        <table:table-row table:style-name="ro2">
          <table:table-cell table:style-name="ce6" office:value-type="float" office:value="617">
            <text:p>617</text:p>
          </table:table-cell>
          <table:table-cell table:style-name="ce11" table:formula="of:=IF([.A645]&lt;StereoRes;(B/100)*StereoF/[.A645];0)" office:value-type="float" office:value="0.158081037277147">
            <text:p>0.15808104</text:p>
          </table:table-cell>
          <table:table-cell table:style-name="ce13" table:formula="of:=IF([.A645]&lt;StereoRes;StereoF*(B/100)*CorrAccuracy/([.A645]*[.A645]);0)" office:value-type="float" office:value="0.0000512418273183622">
            <text:p>0.0001</text:p>
          </table:table-cell>
          <table:table-cell table:style-name="ce11" table:formula="of:=IF([.A645]&lt;StereoRes;2*ATAN((StereoRes-[.A645])/(2*StereoF))*180/3.14;0)" office:value-type="float" office:value="1.62202678322713">
            <text:p>1.62202678</text:p>
          </table:table-cell>
          <table:table-cell table:style-name="ce11" table:formula="of:=((StereoRes-2*[.A645])*[.B645]/(2*StereoF))-((-StereoRes*[.B645])/(2*StereoF))" office:value-type="float" office:value="0.00447325769854134">
            <text:p>0.00447326</text:p>
          </table:table-cell>
          <table:table-cell table:number-columns-repeated="252"/>
          <table:table-cell table:style-name="ce2" table:number-columns-repeated="767"/>
        </table:table-row>
        <table:table-row table:style-name="ro2">
          <table:table-cell table:style-name="ce6" office:value-type="float" office:value="618">
            <text:p>618</text:p>
          </table:table-cell>
          <table:table-cell table:style-name="ce11" table:formula="of:=IF([.A646]&lt;StereoRes;(B/100)*StereoF/[.A646];0)" office:value-type="float" office:value="0.157825242718447">
            <text:p>0.15782524</text:p>
          </table:table-cell>
          <table:table-cell table:style-name="ce13" table:formula="of:=IF([.A646]&lt;StereoRes;StereoF*(B/100)*CorrAccuracy/([.A646]*[.A646]);0)" office:value-type="float" office:value="0.0000510761303295944">
            <text:p>0.0001</text:p>
          </table:table-cell>
          <table:table-cell table:style-name="ce11" table:formula="of:=IF([.A646]&lt;StereoRes;2*ATAN((StereoRes-[.A646])/(2*StereoF))*180/3.14;0)" office:value-type="float" office:value="1.55151268494269">
            <text:p>1.55151268</text:p>
          </table:table-cell>
          <table:table-cell table:style-name="ce11" table:formula="of:=((StereoRes-2*[.A646])*[.B646]/(2*StereoF))-((-StereoRes*[.B646])/(2*StereoF))" office:value-type="float" office:value="0.00427184466019417">
            <text:p>0.00427184</text:p>
          </table:table-cell>
          <table:table-cell table:number-columns-repeated="252"/>
          <table:table-cell table:style-name="ce2" table:number-columns-repeated="767"/>
        </table:table-row>
        <table:table-row table:style-name="ro2">
          <table:table-cell table:style-name="ce6" office:value-type="float" office:value="619">
            <text:p>619</text:p>
          </table:table-cell>
          <table:table-cell table:style-name="ce11" table:formula="of:=IF([.A647]&lt;StereoRes;(B/100)*StereoF/[.A647];0)" office:value-type="float" office:value="0.15757027463651">
            <text:p>0.15757027</text:p>
          </table:table-cell>
          <table:table-cell table:style-name="ce13" table:formula="of:=IF([.A647]&lt;StereoRes;StereoF*(B/100)*CorrAccuracy/([.A647]*[.A647]);0)" office:value-type="float" office:value="0.0000509112357468531">
            <text:p>0.0001</text:p>
          </table:table-cell>
          <table:table-cell table:style-name="ce11" table:formula="of:=IF([.A647]&lt;StereoRes;2*ATAN((StereoRes-[.A647])/(2*StereoF))*180/3.14;0)" office:value-type="float" office:value="1.48099741277416">
            <text:p>1.48099741</text:p>
          </table:table-cell>
          <table:table-cell table:style-name="ce11" table:formula="of:=((StereoRes-2*[.A647])*[.B647]/(2*StereoF))-((-StereoRes*[.B647])/(2*StereoF))" office:value-type="float" office:value="0.00407108239095316">
            <text:p>0.00407108</text:p>
          </table:table-cell>
          <table:table-cell table:number-columns-repeated="252"/>
          <table:table-cell table:style-name="ce2" table:number-columns-repeated="767"/>
        </table:table-row>
        <table:table-row table:style-name="ro2">
          <table:table-cell table:style-name="ce6" office:value-type="float" office:value="620">
            <text:p>620</text:p>
          </table:table-cell>
          <table:table-cell table:style-name="ce11" table:formula="of:=IF([.A648]&lt;StereoRes;(B/100)*StereoF/[.A648];0)" office:value-type="float" office:value="0.157316129032258">
            <text:p>0.15731613</text:p>
          </table:table-cell>
          <table:table-cell table:style-name="ce13" table:formula="of:=IF([.A648]&lt;StereoRes;StereoF*(B/100)*CorrAccuracy/([.A648]*[.A648]);0)" office:value-type="float" office:value="0.0000507471383975026">
            <text:p>0.0001</text:p>
          </table:table-cell>
          <table:table-cell table:style-name="ce11" table:formula="of:=IF([.A648]&lt;StereoRes;2*ATAN((StereoRes-[.A648])/(2*StereoF))*180/3.14;0)" office:value-type="float" office:value="1.41048102004342">
            <text:p>1.41048102</text:p>
          </table:table-cell>
          <table:table-cell table:style-name="ce11" table:formula="of:=((StereoRes-2*[.A648])*[.B648]/(2*StereoF))-((-StereoRes*[.B648])/(2*StereoF))" office:value-type="float" office:value="0.00387096774193547">
            <text:p>0.00387097</text:p>
          </table:table-cell>
          <table:table-cell table:number-columns-repeated="252"/>
          <table:table-cell table:style-name="ce2" table:number-columns-repeated="767"/>
        </table:table-row>
        <table:table-row table:style-name="ro2">
          <table:table-cell table:style-name="ce6" office:value-type="float" office:value="621">
            <text:p>621</text:p>
          </table:table-cell>
          <table:table-cell table:style-name="ce11" table:formula="of:=IF([.A649]&lt;StereoRes;(B/100)*StereoF/[.A649];0)" office:value-type="float" office:value="0.157062801932367">
            <text:p>0.15706280</text:p>
          </table:table-cell>
          <table:table-cell table:style-name="ce13" table:formula="of:=IF([.A649]&lt;StereoRes;StereoF*(B/100)*CorrAccuracy/([.A649]*[.A649]);0)" office:value-type="float" office:value="0.0000505838331505208">
            <text:p>0.0001</text:p>
          </table:table-cell>
          <table:table-cell table:style-name="ce11" table:formula="of:=IF([.A649]&lt;StereoRes;2*ATAN((StereoRes-[.A649])/(2*StereoF))*180/3.14;0)" office:value-type="float" office:value="1.33996356007749">
            <text:p>1.33996356</text:p>
          </table:table-cell>
          <table:table-cell table:style-name="ce11" table:formula="of:=((StereoRes-2*[.A649])*[.B649]/(2*StereoF))-((-StereoRes*[.B649])/(2*StereoF))" office:value-type="float" office:value="0.00367149758454106">
            <text:p>0.00367150</text:p>
          </table:table-cell>
          <table:table-cell table:number-columns-repeated="252"/>
          <table:table-cell table:style-name="ce2" table:number-columns-repeated="767"/>
        </table:table-row>
        <table:table-row table:style-name="ro2">
          <table:table-cell table:style-name="ce6" office:value-type="float" office:value="622">
            <text:p>622</text:p>
          </table:table-cell>
          <table:table-cell table:style-name="ce11" table:formula="of:=IF([.A650]&lt;StereoRes;(B/100)*StereoF/[.A650];0)" office:value-type="float" office:value="0.156810289389068">
            <text:p>0.15681029</text:p>
          </table:table-cell>
          <table:table-cell table:style-name="ce13" table:formula="of:=IF([.A650]&lt;StereoRes;StereoF*(B/100)*CorrAccuracy/([.A650]*[.A650]);0)" office:value-type="float" office:value="0.0000504213149160989">
            <text:p>0.0001</text:p>
          </table:table-cell>
          <table:table-cell table:style-name="ce11" table:formula="of:=IF([.A650]&lt;StereoRes;2*ATAN((StereoRes-[.A650])/(2*StereoF))*180/3.14;0)" office:value-type="float" office:value="1.26944508620819">
            <text:p>1.26944509</text:p>
          </table:table-cell>
          <table:table-cell table:style-name="ce11" table:formula="of:=((StereoRes-2*[.A650])*[.B650]/(2*StereoF))-((-StereoRes*[.B650])/(2*StereoF))" office:value-type="float" office:value="0.00347266881028939">
            <text:p>0.00347267</text:p>
          </table:table-cell>
          <table:table-cell table:number-columns-repeated="252"/>
          <table:table-cell table:style-name="ce2" table:number-columns-repeated="767"/>
        </table:table-row>
        <table:table-row table:style-name="ro2">
          <table:table-cell table:style-name="ce6" office:value-type="float" office:value="623">
            <text:p>623</text:p>
          </table:table-cell>
          <table:table-cell table:style-name="ce11" table:formula="of:=IF([.A651]&lt;StereoRes;(B/100)*StereoF/[.A651];0)" office:value-type="float" office:value="0.156558587479936">
            <text:p>0.15655859</text:p>
          </table:table-cell>
          <table:table-cell table:style-name="ce13" table:formula="of:=IF([.A651]&lt;StereoRes;StereoF*(B/100)*CorrAccuracy/([.A651]*[.A651]);0)" office:value-type="float" office:value="0.0000502595786452442">
            <text:p>0.0001</text:p>
          </table:table-cell>
          <table:table-cell table:style-name="ce11" table:formula="of:=IF([.A651]&lt;StereoRes;2*ATAN((StereoRes-[.A651])/(2*StereoF))*180/3.14;0)" office:value-type="float" office:value="1.19892565177196">
            <text:p>1.19892565</text:p>
          </table:table-cell>
          <table:table-cell table:style-name="ce11" table:formula="of:=((StereoRes-2*[.A651])*[.B651]/(2*StereoF))-((-StereoRes*[.B651])/(2*StereoF))" office:value-type="float" office:value="0.0032744783306581">
            <text:p>0.00327448</text:p>
          </table:table-cell>
          <table:table-cell table:number-columns-repeated="252"/>
          <table:table-cell table:style-name="ce2" table:number-columns-repeated="767"/>
        </table:table-row>
        <table:table-row table:style-name="ro2">
          <table:table-cell table:style-name="ce6" office:value-type="float" office:value="624">
            <text:p>624</text:p>
          </table:table-cell>
          <table:table-cell table:style-name="ce11" table:formula="of:=IF([.A652]&lt;StereoRes;(B/100)*StereoF/[.A652];0)" office:value-type="float" office:value="0.156307692307692">
            <text:p>0.15630769</text:p>
          </table:table-cell>
          <table:table-cell table:style-name="ce13" table:formula="of:=IF([.A652]&lt;StereoRes;StereoF*(B/100)*CorrAccuracy/([.A652]*[.A652]);0)" office:value-type="float" office:value="0.0000500986193293886">
            <text:p>0.0001</text:p>
          </table:table-cell>
          <table:table-cell table:style-name="ce11" table:formula="of:=IF([.A652]&lt;StereoRes;2*ATAN((StereoRes-[.A652])/(2*StereoF))*180/3.14;0)" office:value-type="float" office:value="1.12840531010961">
            <text:p>1.12840531</text:p>
          </table:table-cell>
          <table:table-cell table:style-name="ce11" table:formula="of:=((StereoRes-2*[.A652])*[.B652]/(2*StereoF))-((-StereoRes*[.B652])/(2*StereoF))" office:value-type="float" office:value="0.00307692307692307">
            <text:p>0.00307692</text:p>
          </table:table-cell>
          <table:table-cell table:number-columns-repeated="252"/>
          <table:table-cell table:style-name="ce2" table:number-columns-repeated="767"/>
        </table:table-row>
        <table:table-row table:style-name="ro2">
          <table:table-cell table:style-name="ce6" office:value-type="float" office:value="625">
            <text:p>625</text:p>
          </table:table-cell>
          <table:table-cell table:style-name="ce11" table:formula="of:=IF([.A653]&lt;StereoRes;(B/100)*StereoF/[.A653];0)" office:value-type="float" office:value="0.1560576">
            <text:p>0.15605760</text:p>
          </table:table-cell>
          <table:table-cell table:style-name="ce13" table:formula="of:=IF([.A653]&lt;StereoRes;StereoF*(B/100)*CorrAccuracy/([.A653]*[.A653]);0)" office:value-type="float" office:value="0.000049938432">
            <text:p>0.0000</text:p>
          </table:table-cell>
          <table:table-cell table:style-name="ce11" table:formula="of:=IF([.A653]&lt;StereoRes;2*ATAN((StereoRes-[.A653])/(2*StereoF))*180/3.14;0)" office:value-type="float" office:value="1.05788411456606">
            <text:p>1.05788411</text:p>
          </table:table-cell>
          <table:table-cell table:style-name="ce11" table:formula="of:=((StereoRes-2*[.A653])*[.B653]/(2*StereoF))-((-StereoRes*[.B653])/(2*StereoF))" office:value-type="float" office:value="0.00288">
            <text:p>0.00288000</text:p>
          </table:table-cell>
          <table:table-cell table:number-columns-repeated="252"/>
          <table:table-cell table:style-name="ce2" table:number-columns-repeated="767"/>
        </table:table-row>
        <table:table-row table:style-name="ro2">
          <table:table-cell table:style-name="ce6" office:value-type="float" office:value="626">
            <text:p>626</text:p>
          </table:table-cell>
          <table:table-cell table:style-name="ce11" table:formula="of:=IF([.A654]&lt;StereoRes;(B/100)*StereoF/[.A654];0)" office:value-type="float" office:value="0.155808306709265">
            <text:p>0.15580831</text:p>
          </table:table-cell>
          <table:table-cell table:style-name="ce13" table:formula="of:=IF([.A654]&lt;StereoRes;StereoF*(B/100)*CorrAccuracy/([.A654]*[.A654]);0)" office:value-type="float" office:value="0.0000497790117281997">
            <text:p>0.0000</text:p>
          </table:table-cell>
          <table:table-cell table:style-name="ce11" table:formula="of:=IF([.A654]&lt;StereoRes;2*ATAN((StereoRes-[.A654])/(2*StereoF))*180/3.14;0)" office:value-type="float" office:value="0.987362118490097">
            <text:p>0.98736212</text:p>
          </table:table-cell>
          <table:table-cell table:style-name="ce11" table:formula="of:=((StereoRes-2*[.A654])*[.B654]/(2*StereoF))-((-StereoRes*[.B654])/(2*StereoF))" office:value-type="float" office:value="0.00268370607028754">
            <text:p>0.00268371</text:p>
          </table:table-cell>
          <table:table-cell table:number-columns-repeated="252"/>
          <table:table-cell table:style-name="ce2" table:number-columns-repeated="767"/>
        </table:table-row>
        <table:table-row table:style-name="ro2">
          <table:table-cell table:style-name="ce6" office:value-type="float" office:value="627">
            <text:p>627</text:p>
          </table:table-cell>
          <table:table-cell table:style-name="ce11" table:formula="of:=IF([.A655]&lt;StereoRes;(B/100)*StereoF/[.A655];0)" office:value-type="float" office:value="0.15555980861244">
            <text:p>0.15555981</text:p>
          </table:table-cell>
          <table:table-cell table:style-name="ce13" table:formula="of:=IF([.A655]&lt;StereoRes;StereoF*(B/100)*CorrAccuracy/([.A655]*[.A655]);0)" office:value-type="float" office:value="0.0000496203536243828">
            <text:p>0.0000</text:p>
          </table:table-cell>
          <table:table-cell table:style-name="ce11" table:formula="of:=IF([.A655]&lt;StereoRes;2*ATAN((StereoRes-[.A655])/(2*StereoF))*180/3.14;0)" office:value-type="float" office:value="0.916839375234154">
            <text:p>0.91683938</text:p>
          </table:table-cell>
          <table:table-cell table:style-name="ce11" table:formula="of:=((StereoRes-2*[.A655])*[.B655]/(2*StereoF))-((-StereoRes*[.B655])/(2*StereoF))" office:value-type="float" office:value="0.00248803827751196">
            <text:p>0.00248804</text:p>
          </table:table-cell>
          <table:table-cell table:number-columns-repeated="252"/>
          <table:table-cell table:style-name="ce2" table:number-columns-repeated="767"/>
        </table:table-row>
        <table:table-row table:style-name="ro2">
          <table:table-cell table:style-name="ce6" office:value-type="float" office:value="628">
            <text:p>628</text:p>
          </table:table-cell>
          <table:table-cell table:style-name="ce11" table:formula="of:=IF([.A656]&lt;StereoRes;(B/100)*StereoF/[.A656];0)" office:value-type="float" office:value="0.155312101910828">
            <text:p>0.15531210</text:p>
          </table:table-cell>
          <table:table-cell table:style-name="ce13" table:formula="of:=IF([.A656]&lt;StereoRes;StereoF*(B/100)*CorrAccuracy/([.A656]*[.A656]);0)" office:value-type="float" office:value="0.0000494624528378433">
            <text:p>0.0000</text:p>
          </table:table-cell>
          <table:table-cell table:style-name="ce11" table:formula="of:=IF([.A656]&lt;StereoRes;2*ATAN((StereoRes-[.A656])/(2*StereoF))*180/3.14;0)" office:value-type="float" office:value="0.846315938154052">
            <text:p>0.84631594</text:p>
          </table:table-cell>
          <table:table-cell table:style-name="ce11" table:formula="of:=((StereoRes-2*[.A656])*[.B656]/(2*StereoF))-((-StereoRes*[.B656])/(2*StereoF))" office:value-type="float" office:value="0.00229299363057325">
            <text:p>0.00229299</text:p>
          </table:table-cell>
          <table:table-cell table:number-columns-repeated="252"/>
          <table:table-cell table:style-name="ce2" table:number-columns-repeated="767"/>
        </table:table-row>
        <table:table-row table:style-name="ro2">
          <table:table-cell table:style-name="ce6" office:value-type="float" office:value="629">
            <text:p>629</text:p>
          </table:table-cell>
          <table:table-cell table:style-name="ce11" table:formula="of:=IF([.A657]&lt;StereoRes;(B/100)*StereoF/[.A657];0)" office:value-type="float" office:value="0.155065182829889">
            <text:p>0.15506518</text:p>
          </table:table-cell>
          <table:table-cell table:style-name="ce13" table:formula="of:=IF([.A657]&lt;StereoRes;StereoF*(B/100)*CorrAccuracy/([.A657]*[.A657]);0)" office:value-type="float" office:value="0.0000493053045564034">
            <text:p>0.0000</text:p>
          </table:table-cell>
          <table:table-cell table:style-name="ce11" table:formula="of:=IF([.A657]&lt;StereoRes;2*ATAN((StereoRes-[.A657])/(2*StereoF))*180/3.14;0)" office:value-type="float" office:value="0.775791860608764">
            <text:p>0.77579186</text:p>
          </table:table-cell>
          <table:table-cell table:style-name="ce11" table:formula="of:=((StereoRes-2*[.A657])*[.B657]/(2*StereoF))-((-StereoRes*[.B657])/(2*StereoF))" office:value-type="float" office:value="0.00209856915739269">
            <text:p>0.00209857</text:p>
          </table:table-cell>
          <table:table-cell table:number-columns-repeated="252"/>
          <table:table-cell table:style-name="ce2" table:number-columns-repeated="767"/>
        </table:table-row>
        <table:table-row table:style-name="ro2">
          <table:table-cell table:style-name="ce6" office:value-type="float" office:value="630">
            <text:p>630</text:p>
          </table:table-cell>
          <table:table-cell table:style-name="ce11" table:formula="of:=IF([.A658]&lt;StereoRes;(B/100)*StereoF/[.A658];0)" office:value-type="float" office:value="0.154819047619048">
            <text:p>0.15481905</text:p>
          </table:table-cell>
          <table:table-cell table:style-name="ce13" table:formula="of:=IF([.A658]&lt;StereoRes;StereoF*(B/100)*CorrAccuracy/([.A658]*[.A658]);0)" office:value-type="float" office:value="0.0000491489040060469">
            <text:p>0.0000</text:p>
          </table:table-cell>
          <table:table-cell table:style-name="ce11" table:formula="of:=IF([.A658]&lt;StereoRes;2*ATAN((StereoRes-[.A658])/(2*StereoF))*180/3.14;0)" office:value-type="float" office:value="0.705267195960168">
            <text:p>0.70526720</text:p>
          </table:table-cell>
          <table:table-cell table:style-name="ce11" table:formula="of:=((StereoRes-2*[.A658])*[.B658]/(2*StereoF))-((-StereoRes*[.B658])/(2*StereoF))" office:value-type="float" office:value="0.0019047619047619">
            <text:p>0.00190476</text:p>
          </table:table-cell>
          <table:table-cell table:number-columns-repeated="252"/>
          <table:table-cell table:style-name="ce2" table:number-columns-repeated="767"/>
        </table:table-row>
        <table:table-row table:style-name="ro2">
          <table:table-cell table:style-name="ce6" office:value-type="float" office:value="631">
            <text:p>631</text:p>
          </table:table-cell>
          <table:table-cell table:style-name="ce11" table:formula="of:=IF([.A659]&lt;StereoRes;(B/100)*StereoF/[.A659];0)" office:value-type="float" office:value="0.154573692551506">
            <text:p>0.15457369</text:p>
          </table:table-cell>
          <table:table-cell table:style-name="ce13" table:formula="of:=IF([.A659]&lt;StereoRes;StereoF*(B/100)*CorrAccuracy/([.A659]*[.A659]);0)" office:value-type="float" office:value="0.0000489932464505564">
            <text:p>0.0000</text:p>
          </table:table-cell>
          <table:table-cell table:style-name="ce11" table:formula="of:=IF([.A659]&lt;StereoRes;2*ATAN((StereoRes-[.A659])/(2*StereoF))*180/3.14;0)" office:value-type="float" office:value="0.634741997572811">
            <text:p>0.63474200</text:p>
          </table:table-cell>
          <table:table-cell table:style-name="ce11" table:formula="of:=((StereoRes-2*[.A659])*[.B659]/(2*StereoF))-((-StereoRes*[.B659])/(2*StereoF))" office:value-type="float" office:value="0.00171156893819335">
            <text:p>0.00171157</text:p>
          </table:table-cell>
          <table:table-cell table:number-columns-repeated="252"/>
          <table:table-cell table:style-name="ce2" table:number-columns-repeated="767"/>
        </table:table-row>
        <table:table-row table:style-name="ro2">
          <table:table-cell table:style-name="ce6" office:value-type="float" office:value="632">
            <text:p>632</text:p>
          </table:table-cell>
          <table:table-cell table:style-name="ce11" table:formula="of:=IF([.A660]&lt;StereoRes;(B/100)*StereoF/[.A660];0)" office:value-type="float" office:value="0.154329113924051">
            <text:p>0.15432911</text:p>
          </table:table-cell>
          <table:table-cell table:style-name="ce13" table:formula="of:=IF([.A660]&lt;StereoRes;StereoF*(B/100)*CorrAccuracy/([.A660]*[.A660]);0)" office:value-type="float" office:value="0.0000488383271911553">
            <text:p>0.0000</text:p>
          </table:table-cell>
          <table:table-cell table:style-name="ce11" table:formula="of:=IF([.A660]&lt;StereoRes;2*ATAN((StereoRes-[.A660])/(2*StereoF))*180/3.14;0)" office:value-type="float" office:value="0.56421631881366">
            <text:p>0.56421632</text:p>
          </table:table-cell>
          <table:table-cell table:style-name="ce11" table:formula="of:=((StereoRes-2*[.A660])*[.B660]/(2*StereoF))-((-StereoRes*[.B660])/(2*StereoF))" office:value-type="float" office:value="0.00151898734177215">
            <text:p>0.00151899</text:p>
          </table:table-cell>
          <table:table-cell table:number-columns-repeated="252"/>
          <table:table-cell table:style-name="ce2" table:number-columns-repeated="767"/>
        </table:table-row>
        <table:table-row table:style-name="ro2">
          <table:table-cell table:style-name="ce6" office:value-type="float" office:value="633">
            <text:p>633</text:p>
          </table:table-cell>
          <table:table-cell table:style-name="ce11" table:formula="of:=IF([.A661]&lt;StereoRes;(B/100)*StereoF/[.A661];0)" office:value-type="float" office:value="0.154085308056872">
            <text:p>0.15408531</text:p>
          </table:table-cell>
          <table:table-cell table:style-name="ce13" table:formula="of:=IF([.A661]&lt;StereoRes;StereoF*(B/100)*CorrAccuracy/([.A661]*[.A661]);0)" office:value-type="float" office:value="0.0000486841415661523">
            <text:p>0.0000</text:p>
          </table:table-cell>
          <table:table-cell table:style-name="ce11" table:formula="of:=IF([.A661]&lt;StereoRes;2*ATAN((StereoRes-[.A661])/(2*StereoF))*180/3.14;0)" office:value-type="float" office:value="0.493690213051867">
            <text:p>0.49369021</text:p>
          </table:table-cell>
          <table:table-cell table:style-name="ce11" table:formula="of:=((StereoRes-2*[.A661])*[.B661]/(2*StereoF))-((-StereoRes*[.B661])/(2*StereoF))" office:value-type="float" office:value="0.00132701421800948">
            <text:p>0.00132701</text:p>
          </table:table-cell>
          <table:table-cell table:number-columns-repeated="252"/>
          <table:table-cell table:style-name="ce2" table:number-columns-repeated="767"/>
        </table:table-row>
        <table:table-row table:style-name="ro2">
          <table:table-cell table:style-name="ce6" office:value-type="float" office:value="634">
            <text:p>634</text:p>
          </table:table-cell>
          <table:table-cell table:style-name="ce11" table:formula="of:=IF([.A662]&lt;StereoRes;(B/100)*StereoF/[.A662];0)" office:value-type="float" office:value="0.153842271293375">
            <text:p>0.15384227</text:p>
          </table:table-cell>
          <table:table-cell table:style-name="ce13" table:formula="of:=IF([.A662]&lt;StereoRes;StereoF*(B/100)*CorrAccuracy/([.A662]*[.A662]);0)" office:value-type="float" office:value="0.0000485306849505916">
            <text:p>0.0000</text:p>
          </table:table-cell>
          <table:table-cell table:style-name="ce11" table:formula="of:=IF([.A662]&lt;StereoRes;2*ATAN((StereoRes-[.A662])/(2*StereoF))*180/3.14;0)" office:value-type="float" office:value="0.423163733658519">
            <text:p>0.42316373</text:p>
          </table:table-cell>
          <table:table-cell table:style-name="ce11" table:formula="of:=((StereoRes-2*[.A662])*[.B662]/(2*StereoF))-((-StereoRes*[.B662])/(2*StereoF))" office:value-type="float" office:value="0.00113564668769716">
            <text:p>0.00113565</text:p>
          </table:table-cell>
          <table:table-cell table:number-columns-repeated="252"/>
          <table:table-cell table:style-name="ce2" table:number-columns-repeated="767"/>
        </table:table-row>
        <table:table-row table:style-name="ro2">
          <table:table-cell table:style-name="ce6" office:value-type="float" office:value="635">
            <text:p>635</text:p>
          </table:table-cell>
          <table:table-cell table:style-name="ce11" table:formula="of:=IF([.A663]&lt;StereoRes;(B/100)*StereoF/[.A663];0)" office:value-type="float" office:value="0.1536">
            <text:p>0.15360000</text:p>
          </table:table-cell>
          <table:table-cell table:style-name="ce13" table:formula="of:=IF([.A663]&lt;StereoRes;StereoF*(B/100)*CorrAccuracy/([.A663]*[.A663]);0)" office:value-type="float" office:value="0.0000483779527559055">
            <text:p>0.0000</text:p>
          </table:table-cell>
          <table:table-cell table:style-name="ce11" table:formula="of:=IF([.A663]&lt;StereoRes;2*ATAN((StereoRes-[.A663])/(2*StereoF))*180/3.14;0)" office:value-type="float" office:value="0.352636934006402">
            <text:p>0.35263693</text:p>
          </table:table-cell>
          <table:table-cell table:style-name="ce11" table:formula="of:=((StereoRes-2*[.A663])*[.B663]/(2*StereoF))-((-StereoRes*[.B663])/(2*StereoF))" office:value-type="float" office:value="0.000944881889763778">
            <text:p>0.00094488</text:p>
          </table:table-cell>
          <table:table-cell table:number-columns-repeated="252"/>
          <table:table-cell table:style-name="ce2" table:number-columns-repeated="767"/>
        </table:table-row>
        <table:table-row table:style-name="ro2">
          <table:table-cell table:style-name="ce6" office:value-type="float" office:value="636">
            <text:p>636</text:p>
          </table:table-cell>
          <table:table-cell table:style-name="ce11" table:formula="of:=IF([.A664]&lt;StereoRes;(B/100)*StereoF/[.A664];0)" office:value-type="float" office:value="0.153358490566038">
            <text:p>0.15335849</text:p>
          </table:table-cell>
          <table:table-cell table:style-name="ce13" table:formula="of:=IF([.A664]&lt;StereoRes;StereoF*(B/100)*CorrAccuracy/([.A664]*[.A664]);0)" office:value-type="float" office:value="0.0000482259404295716">
            <text:p>0.0000</text:p>
          </table:table-cell>
          <table:table-cell table:style-name="ce11" table:formula="of:=IF([.A664]&lt;StereoRes;2*ATAN((StereoRes-[.A664])/(2*StereoF))*180/3.14;0)" office:value-type="float" office:value="0.282109867469756">
            <text:p>0.28210987</text:p>
          </table:table-cell>
          <table:table-cell table:style-name="ce11" table:formula="of:=((StereoRes-2*[.A664])*[.B664]/(2*StereoF))-((-StereoRes*[.B664])/(2*StereoF))" office:value-type="float" office:value="0.000754716981132067">
            <text:p>0.00075472</text:p>
          </table:table-cell>
          <table:table-cell table:number-columns-repeated="252"/>
          <table:table-cell table:style-name="ce2" table:number-columns-repeated="767"/>
        </table:table-row>
        <table:table-row table:style-name="ro2">
          <table:table-cell table:style-name="ce6" office:value-type="float" office:value="637">
            <text:p>637</text:p>
          </table:table-cell>
          <table:table-cell table:style-name="ce11" table:formula="of:=IF([.A665]&lt;StereoRes;(B/100)*StereoF/[.A665];0)" office:value-type="float" office:value="0.153117739403454">
            <text:p>0.15311774</text:p>
          </table:table-cell>
          <table:table-cell table:style-name="ce13" table:formula="of:=IF([.A665]&lt;StereoRes;StereoF*(B/100)*CorrAccuracy/([.A665]*[.A665]);0)" office:value-type="float" office:value="0.0000480746434547735">
            <text:p>0.0000</text:p>
          </table:table-cell>
          <table:table-cell table:style-name="ce11" table:formula="of:=IF([.A665]&lt;StereoRes;2*ATAN((StereoRes-[.A665])/(2*StereoF))*180/3.14;0)" office:value-type="float" office:value="0.211582587424033">
            <text:p>0.21158259</text:p>
          </table:table-cell>
          <table:table-cell table:style-name="ce11" table:formula="of:=((StereoRes-2*[.A665])*[.B665]/(2*StereoF))-((-StereoRes*[.B665])/(2*StereoF))" office:value-type="float" office:value="0.000565149136577708">
            <text:p>0.00056515</text:p>
          </table:table-cell>
          <table:table-cell table:number-columns-repeated="252"/>
          <table:table-cell table:style-name="ce2" table:number-columns-repeated="767"/>
        </table:table-row>
        <table:table-row table:style-name="ro2">
          <table:table-cell table:style-name="ce6" office:value-type="float" office:value="638">
            <text:p>638</text:p>
          </table:table-cell>
          <table:table-cell table:style-name="ce11" table:formula="of:=IF([.A666]&lt;StereoRes;(B/100)*StereoF/[.A666];0)" office:value-type="float" office:value="0.152877742946708">
            <text:p>0.15287774</text:p>
          </table:table-cell>
          <table:table-cell table:style-name="ce13" table:formula="of:=IF([.A666]&lt;StereoRes;StereoF*(B/100)*CorrAccuracy/([.A666]*[.A666]);0)" office:value-type="float" office:value="0.0000479240573500653">
            <text:p>0.0000</text:p>
          </table:table-cell>
          <table:table-cell table:style-name="ce11" table:formula="of:=IF([.A666]&lt;StereoRes;2*ATAN((StereoRes-[.A666])/(2*StereoF))*180/3.14;0)" office:value-type="float" office:value="0.141055147245653">
            <text:p>0.14105515</text:p>
          </table:table-cell>
          <table:table-cell table:style-name="ce11" table:formula="of:=((StereoRes-2*[.A666])*[.B666]/(2*StereoF))-((-StereoRes*[.B666])/(2*StereoF))" office:value-type="float" office:value="0.00037617554858934">
            <text:p>0.00037618</text:p>
          </table:table-cell>
          <table:table-cell table:number-columns-repeated="252"/>
          <table:table-cell table:style-name="ce2" table:number-columns-repeated="767"/>
        </table:table-row>
        <table:table-row table:style-name="ro2">
          <table:table-cell table:style-name="ce6" office:value-type="float" office:value="639">
            <text:p>639</text:p>
          </table:table-cell>
          <table:table-cell table:style-name="ce11" table:formula="of:=IF([.A667]&lt;StereoRes;(B/100)*StereoF/[.A667];0)" office:value-type="float" office:value="0.152638497652582">
            <text:p>0.15263850</text:p>
          </table:table-cell>
          <table:table-cell table:style-name="ce13" table:formula="of:=IF([.A667]&lt;StereoRes;StereoF*(B/100)*CorrAccuracy/([.A667]*[.A667]);0)" office:value-type="float" office:value="0.0000477741776690398">
            <text:p>0.0000</text:p>
          </table:table-cell>
          <table:table-cell table:style-name="ce11" table:formula="of:=IF([.A667]&lt;StereoRes;2*ATAN((StereoRes-[.A667])/(2*StereoF))*180/3.14;0)" office:value-type="float" office:value="0.070527600311764">
            <text:p>0.07052760</text:p>
          </table:table-cell>
          <table:table-cell table:style-name="ce11" table:formula="of:=((StereoRes-2*[.A667])*[.B667]/(2*StereoF))-((-StereoRes*[.B667])/(2*StereoF))" office:value-type="float" office:value="0.000187793427230049">
            <text:p>0.00018779</text:p>
          </table:table-cell>
          <table:table-cell table:number-columns-repeated="252"/>
          <table:table-cell table:style-name="ce2" table:number-columns-repeated="767"/>
        </table:table-row>
        <table:table-row table:style-name="ro2">
          <table:table-cell table:style-name="ce6" office:value-type="float" office:value="640">
            <text:p>640</text:p>
          </table:table-cell>
          <table:table-cell table:style-name="ce11" table:formula="of:=IF([.A668]&lt;StereoRes;(B/100)*StereoF/[.A668];0)" office:value-type="float" office:value="0">
            <text:p>0.00000000</text:p>
          </table:table-cell>
          <table:table-cell table:style-name="ce13" table:formula="of:=IF([.A668]&lt;StereoRes;StereoF*(B/100)*CorrAccuracy/([.A668]*[.A668]);0)" office:value-type="float" office:value="0">
            <text:p>0.0000</text:p>
          </table:table-cell>
          <table:table-cell table:style-name="ce11" table:formula="of:=IF([.A668]&lt;StereoRes;2*ATAN((StereoRes-[.A668])/(2*StereoF))*180/3.14;0)" office:value-type="float" office:value="0">
            <text:p>0.00000000</text:p>
          </table:table-cell>
          <table:table-cell table:style-name="ce11" table:formula="of:=((StereoRes-2*[.A668])*[.B668]/(2*StereoF))-((-StereoRes*[.B6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1">
            <text:p>641</text:p>
          </table:table-cell>
          <table:table-cell table:style-name="ce11" table:formula="of:=IF([.A669]&lt;StereoRes;(B/100)*StereoF/[.A669];0)" office:value-type="float" office:value="0">
            <text:p>0.00000000</text:p>
          </table:table-cell>
          <table:table-cell table:style-name="ce13" table:formula="of:=IF([.A669]&lt;StereoRes;StereoF*(B/100)*CorrAccuracy/([.A669]*[.A669]);0)" office:value-type="float" office:value="0">
            <text:p>0.0000</text:p>
          </table:table-cell>
          <table:table-cell table:style-name="ce11" table:formula="of:=IF([.A669]&lt;StereoRes;2*ATAN((StereoRes-[.A669])/(2*StereoF))*180/3.14;0)" office:value-type="float" office:value="0">
            <text:p>0.00000000</text:p>
          </table:table-cell>
          <table:table-cell table:style-name="ce11" table:formula="of:=((StereoRes-2*[.A669])*[.B669]/(2*StereoF))-((-StereoRes*[.B6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2">
            <text:p>642</text:p>
          </table:table-cell>
          <table:table-cell table:style-name="ce11" table:formula="of:=IF([.A670]&lt;StereoRes;(B/100)*StereoF/[.A670];0)" office:value-type="float" office:value="0">
            <text:p>0.00000000</text:p>
          </table:table-cell>
          <table:table-cell table:style-name="ce13" table:formula="of:=IF([.A670]&lt;StereoRes;StereoF*(B/100)*CorrAccuracy/([.A670]*[.A670]);0)" office:value-type="float" office:value="0">
            <text:p>0.0000</text:p>
          </table:table-cell>
          <table:table-cell table:style-name="ce11" table:formula="of:=IF([.A670]&lt;StereoRes;2*ATAN((StereoRes-[.A670])/(2*StereoF))*180/3.14;0)" office:value-type="float" office:value="0">
            <text:p>0.00000000</text:p>
          </table:table-cell>
          <table:table-cell table:style-name="ce11" table:formula="of:=((StereoRes-2*[.A670])*[.B670]/(2*StereoF))-((-StereoRes*[.B6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3">
            <text:p>643</text:p>
          </table:table-cell>
          <table:table-cell table:style-name="ce11" table:formula="of:=IF([.A671]&lt;StereoRes;(B/100)*StereoF/[.A671];0)" office:value-type="float" office:value="0">
            <text:p>0.00000000</text:p>
          </table:table-cell>
          <table:table-cell table:style-name="ce13" table:formula="of:=IF([.A671]&lt;StereoRes;StereoF*(B/100)*CorrAccuracy/([.A671]*[.A671]);0)" office:value-type="float" office:value="0">
            <text:p>0.0000</text:p>
          </table:table-cell>
          <table:table-cell table:style-name="ce11" table:formula="of:=IF([.A671]&lt;StereoRes;2*ATAN((StereoRes-[.A671])/(2*StereoF))*180/3.14;0)" office:value-type="float" office:value="0">
            <text:p>0.00000000</text:p>
          </table:table-cell>
          <table:table-cell table:style-name="ce11" table:formula="of:=((StereoRes-2*[.A671])*[.B671]/(2*StereoF))-((-StereoRes*[.B6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4">
            <text:p>644</text:p>
          </table:table-cell>
          <table:table-cell table:style-name="ce11" table:formula="of:=IF([.A672]&lt;StereoRes;(B/100)*StereoF/[.A672];0)" office:value-type="float" office:value="0">
            <text:p>0.00000000</text:p>
          </table:table-cell>
          <table:table-cell table:style-name="ce13" table:formula="of:=IF([.A672]&lt;StereoRes;StereoF*(B/100)*CorrAccuracy/([.A672]*[.A672]);0)" office:value-type="float" office:value="0">
            <text:p>0.0000</text:p>
          </table:table-cell>
          <table:table-cell table:style-name="ce11" table:formula="of:=IF([.A672]&lt;StereoRes;2*ATAN((StereoRes-[.A672])/(2*StereoF))*180/3.14;0)" office:value-type="float" office:value="0">
            <text:p>0.00000000</text:p>
          </table:table-cell>
          <table:table-cell table:style-name="ce11" table:formula="of:=((StereoRes-2*[.A672])*[.B672]/(2*StereoF))-((-StereoRes*[.B6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5">
            <text:p>645</text:p>
          </table:table-cell>
          <table:table-cell table:style-name="ce11" table:formula="of:=IF([.A673]&lt;StereoRes;(B/100)*StereoF/[.A673];0)" office:value-type="float" office:value="0">
            <text:p>0.00000000</text:p>
          </table:table-cell>
          <table:table-cell table:style-name="ce13" table:formula="of:=IF([.A673]&lt;StereoRes;StereoF*(B/100)*CorrAccuracy/([.A673]*[.A673]);0)" office:value-type="float" office:value="0">
            <text:p>0.0000</text:p>
          </table:table-cell>
          <table:table-cell table:style-name="ce11" table:formula="of:=IF([.A673]&lt;StereoRes;2*ATAN((StereoRes-[.A673])/(2*StereoF))*180/3.14;0)" office:value-type="float" office:value="0">
            <text:p>0.00000000</text:p>
          </table:table-cell>
          <table:table-cell table:style-name="ce11" table:formula="of:=((StereoRes-2*[.A673])*[.B673]/(2*StereoF))-((-StereoRes*[.B6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6">
            <text:p>646</text:p>
          </table:table-cell>
          <table:table-cell table:style-name="ce11" table:formula="of:=IF([.A674]&lt;StereoRes;(B/100)*StereoF/[.A674];0)" office:value-type="float" office:value="0">
            <text:p>0.00000000</text:p>
          </table:table-cell>
          <table:table-cell table:style-name="ce13" table:formula="of:=IF([.A674]&lt;StereoRes;StereoF*(B/100)*CorrAccuracy/([.A674]*[.A674]);0)" office:value-type="float" office:value="0">
            <text:p>0.0000</text:p>
          </table:table-cell>
          <table:table-cell table:style-name="ce11" table:formula="of:=IF([.A674]&lt;StereoRes;2*ATAN((StereoRes-[.A674])/(2*StereoF))*180/3.14;0)" office:value-type="float" office:value="0">
            <text:p>0.00000000</text:p>
          </table:table-cell>
          <table:table-cell table:style-name="ce11" table:formula="of:=((StereoRes-2*[.A674])*[.B674]/(2*StereoF))-((-StereoRes*[.B6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7">
            <text:p>647</text:p>
          </table:table-cell>
          <table:table-cell table:style-name="ce11" table:formula="of:=IF([.A675]&lt;StereoRes;(B/100)*StereoF/[.A675];0)" office:value-type="float" office:value="0">
            <text:p>0.00000000</text:p>
          </table:table-cell>
          <table:table-cell table:style-name="ce13" table:formula="of:=IF([.A675]&lt;StereoRes;StereoF*(B/100)*CorrAccuracy/([.A675]*[.A675]);0)" office:value-type="float" office:value="0">
            <text:p>0.0000</text:p>
          </table:table-cell>
          <table:table-cell table:style-name="ce11" table:formula="of:=IF([.A675]&lt;StereoRes;2*ATAN((StereoRes-[.A675])/(2*StereoF))*180/3.14;0)" office:value-type="float" office:value="0">
            <text:p>0.00000000</text:p>
          </table:table-cell>
          <table:table-cell table:style-name="ce11" table:formula="of:=((StereoRes-2*[.A675])*[.B675]/(2*StereoF))-((-StereoRes*[.B6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8">
            <text:p>648</text:p>
          </table:table-cell>
          <table:table-cell table:style-name="ce11" table:formula="of:=IF([.A676]&lt;StereoRes;(B/100)*StereoF/[.A676];0)" office:value-type="float" office:value="0">
            <text:p>0.00000000</text:p>
          </table:table-cell>
          <table:table-cell table:style-name="ce13" table:formula="of:=IF([.A676]&lt;StereoRes;StereoF*(B/100)*CorrAccuracy/([.A676]*[.A676]);0)" office:value-type="float" office:value="0">
            <text:p>0.0000</text:p>
          </table:table-cell>
          <table:table-cell table:style-name="ce11" table:formula="of:=IF([.A676]&lt;StereoRes;2*ATAN((StereoRes-[.A676])/(2*StereoF))*180/3.14;0)" office:value-type="float" office:value="0">
            <text:p>0.00000000</text:p>
          </table:table-cell>
          <table:table-cell table:style-name="ce11" table:formula="of:=((StereoRes-2*[.A676])*[.B676]/(2*StereoF))-((-StereoRes*[.B6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9">
            <text:p>649</text:p>
          </table:table-cell>
          <table:table-cell table:style-name="ce11" table:formula="of:=IF([.A677]&lt;StereoRes;(B/100)*StereoF/[.A677];0)" office:value-type="float" office:value="0">
            <text:p>0.00000000</text:p>
          </table:table-cell>
          <table:table-cell table:style-name="ce13" table:formula="of:=IF([.A677]&lt;StereoRes;StereoF*(B/100)*CorrAccuracy/([.A677]*[.A677]);0)" office:value-type="float" office:value="0">
            <text:p>0.0000</text:p>
          </table:table-cell>
          <table:table-cell table:style-name="ce11" table:formula="of:=IF([.A677]&lt;StereoRes;2*ATAN((StereoRes-[.A677])/(2*StereoF))*180/3.14;0)" office:value-type="float" office:value="0">
            <text:p>0.00000000</text:p>
          </table:table-cell>
          <table:table-cell table:style-name="ce11" table:formula="of:=((StereoRes-2*[.A677])*[.B677]/(2*StereoF))-((-StereoRes*[.B6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0">
            <text:p>650</text:p>
          </table:table-cell>
          <table:table-cell table:style-name="ce11" table:formula="of:=IF([.A678]&lt;StereoRes;(B/100)*StereoF/[.A678];0)" office:value-type="float" office:value="0">
            <text:p>0.00000000</text:p>
          </table:table-cell>
          <table:table-cell table:style-name="ce13" table:formula="of:=IF([.A678]&lt;StereoRes;StereoF*(B/100)*CorrAccuracy/([.A678]*[.A678]);0)" office:value-type="float" office:value="0">
            <text:p>0.0000</text:p>
          </table:table-cell>
          <table:table-cell table:style-name="ce11" table:formula="of:=IF([.A678]&lt;StereoRes;2*ATAN((StereoRes-[.A678])/(2*StereoF))*180/3.14;0)" office:value-type="float" office:value="0">
            <text:p>0.00000000</text:p>
          </table:table-cell>
          <table:table-cell table:style-name="ce11" table:formula="of:=((StereoRes-2*[.A678])*[.B678]/(2*StereoF))-((-StereoRes*[.B6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1">
            <text:p>651</text:p>
          </table:table-cell>
          <table:table-cell table:style-name="ce11" table:formula="of:=IF([.A679]&lt;StereoRes;(B/100)*StereoF/[.A679];0)" office:value-type="float" office:value="0">
            <text:p>0.00000000</text:p>
          </table:table-cell>
          <table:table-cell table:style-name="ce13" table:formula="of:=IF([.A679]&lt;StereoRes;StereoF*(B/100)*CorrAccuracy/([.A679]*[.A679]);0)" office:value-type="float" office:value="0">
            <text:p>0.0000</text:p>
          </table:table-cell>
          <table:table-cell table:style-name="ce11" table:formula="of:=IF([.A679]&lt;StereoRes;2*ATAN((StereoRes-[.A679])/(2*StereoF))*180/3.14;0)" office:value-type="float" office:value="0">
            <text:p>0.00000000</text:p>
          </table:table-cell>
          <table:table-cell table:style-name="ce11" table:formula="of:=((StereoRes-2*[.A679])*[.B679]/(2*StereoF))-((-StereoRes*[.B6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2">
            <text:p>652</text:p>
          </table:table-cell>
          <table:table-cell table:style-name="ce11" table:formula="of:=IF([.A680]&lt;StereoRes;(B/100)*StereoF/[.A680];0)" office:value-type="float" office:value="0">
            <text:p>0.00000000</text:p>
          </table:table-cell>
          <table:table-cell table:style-name="ce13" table:formula="of:=IF([.A680]&lt;StereoRes;StereoF*(B/100)*CorrAccuracy/([.A680]*[.A680]);0)" office:value-type="float" office:value="0">
            <text:p>0.0000</text:p>
          </table:table-cell>
          <table:table-cell table:style-name="ce11" table:formula="of:=IF([.A680]&lt;StereoRes;2*ATAN((StereoRes-[.A680])/(2*StereoF))*180/3.14;0)" office:value-type="float" office:value="0">
            <text:p>0.00000000</text:p>
          </table:table-cell>
          <table:table-cell table:style-name="ce11" table:formula="of:=((StereoRes-2*[.A680])*[.B680]/(2*StereoF))-((-StereoRes*[.B6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3">
            <text:p>653</text:p>
          </table:table-cell>
          <table:table-cell table:style-name="ce11" table:formula="of:=IF([.A681]&lt;StereoRes;(B/100)*StereoF/[.A681];0)" office:value-type="float" office:value="0">
            <text:p>0.00000000</text:p>
          </table:table-cell>
          <table:table-cell table:style-name="ce13" table:formula="of:=IF([.A681]&lt;StereoRes;StereoF*(B/100)*CorrAccuracy/([.A681]*[.A681]);0)" office:value-type="float" office:value="0">
            <text:p>0.0000</text:p>
          </table:table-cell>
          <table:table-cell table:style-name="ce11" table:formula="of:=IF([.A681]&lt;StereoRes;2*ATAN((StereoRes-[.A681])/(2*StereoF))*180/3.14;0)" office:value-type="float" office:value="0">
            <text:p>0.00000000</text:p>
          </table:table-cell>
          <table:table-cell table:style-name="ce11" table:formula="of:=((StereoRes-2*[.A681])*[.B681]/(2*StereoF))-((-StereoRes*[.B6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4">
            <text:p>654</text:p>
          </table:table-cell>
          <table:table-cell table:style-name="ce11" table:formula="of:=IF([.A682]&lt;StereoRes;(B/100)*StereoF/[.A682];0)" office:value-type="float" office:value="0">
            <text:p>0.00000000</text:p>
          </table:table-cell>
          <table:table-cell table:style-name="ce13" table:formula="of:=IF([.A682]&lt;StereoRes;StereoF*(B/100)*CorrAccuracy/([.A682]*[.A682]);0)" office:value-type="float" office:value="0">
            <text:p>0.0000</text:p>
          </table:table-cell>
          <table:table-cell table:style-name="ce11" table:formula="of:=IF([.A682]&lt;StereoRes;2*ATAN((StereoRes-[.A682])/(2*StereoF))*180/3.14;0)" office:value-type="float" office:value="0">
            <text:p>0.00000000</text:p>
          </table:table-cell>
          <table:table-cell table:style-name="ce11" table:formula="of:=((StereoRes-2*[.A682])*[.B682]/(2*StereoF))-((-StereoRes*[.B6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5">
            <text:p>655</text:p>
          </table:table-cell>
          <table:table-cell table:style-name="ce11" table:formula="of:=IF([.A683]&lt;StereoRes;(B/100)*StereoF/[.A683];0)" office:value-type="float" office:value="0">
            <text:p>0.00000000</text:p>
          </table:table-cell>
          <table:table-cell table:style-name="ce13" table:formula="of:=IF([.A683]&lt;StereoRes;StereoF*(B/100)*CorrAccuracy/([.A683]*[.A683]);0)" office:value-type="float" office:value="0">
            <text:p>0.0000</text:p>
          </table:table-cell>
          <table:table-cell table:style-name="ce11" table:formula="of:=IF([.A683]&lt;StereoRes;2*ATAN((StereoRes-[.A683])/(2*StereoF))*180/3.14;0)" office:value-type="float" office:value="0">
            <text:p>0.00000000</text:p>
          </table:table-cell>
          <table:table-cell table:style-name="ce11" table:formula="of:=((StereoRes-2*[.A683])*[.B683]/(2*StereoF))-((-StereoRes*[.B6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6">
            <text:p>656</text:p>
          </table:table-cell>
          <table:table-cell table:style-name="ce11" table:formula="of:=IF([.A684]&lt;StereoRes;(B/100)*StereoF/[.A684];0)" office:value-type="float" office:value="0">
            <text:p>0.00000000</text:p>
          </table:table-cell>
          <table:table-cell table:style-name="ce13" table:formula="of:=IF([.A684]&lt;StereoRes;StereoF*(B/100)*CorrAccuracy/([.A684]*[.A684]);0)" office:value-type="float" office:value="0">
            <text:p>0.0000</text:p>
          </table:table-cell>
          <table:table-cell table:style-name="ce11" table:formula="of:=IF([.A684]&lt;StereoRes;2*ATAN((StereoRes-[.A684])/(2*StereoF))*180/3.14;0)" office:value-type="float" office:value="0">
            <text:p>0.00000000</text:p>
          </table:table-cell>
          <table:table-cell table:style-name="ce11" table:formula="of:=((StereoRes-2*[.A684])*[.B684]/(2*StereoF))-((-StereoRes*[.B6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7">
            <text:p>657</text:p>
          </table:table-cell>
          <table:table-cell table:style-name="ce11" table:formula="of:=IF([.A685]&lt;StereoRes;(B/100)*StereoF/[.A685];0)" office:value-type="float" office:value="0">
            <text:p>0.00000000</text:p>
          </table:table-cell>
          <table:table-cell table:style-name="ce13" table:formula="of:=IF([.A685]&lt;StereoRes;StereoF*(B/100)*CorrAccuracy/([.A685]*[.A685]);0)" office:value-type="float" office:value="0">
            <text:p>0.0000</text:p>
          </table:table-cell>
          <table:table-cell table:style-name="ce11" table:formula="of:=IF([.A685]&lt;StereoRes;2*ATAN((StereoRes-[.A685])/(2*StereoF))*180/3.14;0)" office:value-type="float" office:value="0">
            <text:p>0.00000000</text:p>
          </table:table-cell>
          <table:table-cell table:style-name="ce11" table:formula="of:=((StereoRes-2*[.A685])*[.B685]/(2*StereoF))-((-StereoRes*[.B6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8">
            <text:p>658</text:p>
          </table:table-cell>
          <table:table-cell table:style-name="ce11" table:formula="of:=IF([.A686]&lt;StereoRes;(B/100)*StereoF/[.A686];0)" office:value-type="float" office:value="0">
            <text:p>0.00000000</text:p>
          </table:table-cell>
          <table:table-cell table:style-name="ce13" table:formula="of:=IF([.A686]&lt;StereoRes;StereoF*(B/100)*CorrAccuracy/([.A686]*[.A686]);0)" office:value-type="float" office:value="0">
            <text:p>0.0000</text:p>
          </table:table-cell>
          <table:table-cell table:style-name="ce11" table:formula="of:=IF([.A686]&lt;StereoRes;2*ATAN((StereoRes-[.A686])/(2*StereoF))*180/3.14;0)" office:value-type="float" office:value="0">
            <text:p>0.00000000</text:p>
          </table:table-cell>
          <table:table-cell table:style-name="ce11" table:formula="of:=((StereoRes-2*[.A686])*[.B686]/(2*StereoF))-((-StereoRes*[.B6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9">
            <text:p>659</text:p>
          </table:table-cell>
          <table:table-cell table:style-name="ce11" table:formula="of:=IF([.A687]&lt;StereoRes;(B/100)*StereoF/[.A687];0)" office:value-type="float" office:value="0">
            <text:p>0.00000000</text:p>
          </table:table-cell>
          <table:table-cell table:style-name="ce13" table:formula="of:=IF([.A687]&lt;StereoRes;StereoF*(B/100)*CorrAccuracy/([.A687]*[.A687]);0)" office:value-type="float" office:value="0">
            <text:p>0.0000</text:p>
          </table:table-cell>
          <table:table-cell table:style-name="ce11" table:formula="of:=IF([.A687]&lt;StereoRes;2*ATAN((StereoRes-[.A687])/(2*StereoF))*180/3.14;0)" office:value-type="float" office:value="0">
            <text:p>0.00000000</text:p>
          </table:table-cell>
          <table:table-cell table:style-name="ce11" table:formula="of:=((StereoRes-2*[.A687])*[.B687]/(2*StereoF))-((-StereoRes*[.B6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0">
            <text:p>660</text:p>
          </table:table-cell>
          <table:table-cell table:style-name="ce11" table:formula="of:=IF([.A688]&lt;StereoRes;(B/100)*StereoF/[.A688];0)" office:value-type="float" office:value="0">
            <text:p>0.00000000</text:p>
          </table:table-cell>
          <table:table-cell table:style-name="ce13" table:formula="of:=IF([.A688]&lt;StereoRes;StereoF*(B/100)*CorrAccuracy/([.A688]*[.A688]);0)" office:value-type="float" office:value="0">
            <text:p>0.0000</text:p>
          </table:table-cell>
          <table:table-cell table:style-name="ce11" table:formula="of:=IF([.A688]&lt;StereoRes;2*ATAN((StereoRes-[.A688])/(2*StereoF))*180/3.14;0)" office:value-type="float" office:value="0">
            <text:p>0.00000000</text:p>
          </table:table-cell>
          <table:table-cell table:style-name="ce11" table:formula="of:=((StereoRes-2*[.A688])*[.B688]/(2*StereoF))-((-StereoRes*[.B6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1">
            <text:p>661</text:p>
          </table:table-cell>
          <table:table-cell table:style-name="ce11" table:formula="of:=IF([.A689]&lt;StereoRes;(B/100)*StereoF/[.A689];0)" office:value-type="float" office:value="0">
            <text:p>0.00000000</text:p>
          </table:table-cell>
          <table:table-cell table:style-name="ce13" table:formula="of:=IF([.A689]&lt;StereoRes;StereoF*(B/100)*CorrAccuracy/([.A689]*[.A689]);0)" office:value-type="float" office:value="0">
            <text:p>0.0000</text:p>
          </table:table-cell>
          <table:table-cell table:style-name="ce11" table:formula="of:=IF([.A689]&lt;StereoRes;2*ATAN((StereoRes-[.A689])/(2*StereoF))*180/3.14;0)" office:value-type="float" office:value="0">
            <text:p>0.00000000</text:p>
          </table:table-cell>
          <table:table-cell table:style-name="ce11" table:formula="of:=((StereoRes-2*[.A689])*[.B689]/(2*StereoF))-((-StereoRes*[.B6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2">
            <text:p>662</text:p>
          </table:table-cell>
          <table:table-cell table:style-name="ce11" table:formula="of:=IF([.A690]&lt;StereoRes;(B/100)*StereoF/[.A690];0)" office:value-type="float" office:value="0">
            <text:p>0.00000000</text:p>
          </table:table-cell>
          <table:table-cell table:style-name="ce13" table:formula="of:=IF([.A690]&lt;StereoRes;StereoF*(B/100)*CorrAccuracy/([.A690]*[.A690]);0)" office:value-type="float" office:value="0">
            <text:p>0.0000</text:p>
          </table:table-cell>
          <table:table-cell table:style-name="ce11" table:formula="of:=IF([.A690]&lt;StereoRes;2*ATAN((StereoRes-[.A690])/(2*StereoF))*180/3.14;0)" office:value-type="float" office:value="0">
            <text:p>0.00000000</text:p>
          </table:table-cell>
          <table:table-cell table:style-name="ce11" table:formula="of:=((StereoRes-2*[.A690])*[.B690]/(2*StereoF))-((-StereoRes*[.B6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3">
            <text:p>663</text:p>
          </table:table-cell>
          <table:table-cell table:style-name="ce11" table:formula="of:=IF([.A691]&lt;StereoRes;(B/100)*StereoF/[.A691];0)" office:value-type="float" office:value="0">
            <text:p>0.00000000</text:p>
          </table:table-cell>
          <table:table-cell table:style-name="ce13" table:formula="of:=IF([.A691]&lt;StereoRes;StereoF*(B/100)*CorrAccuracy/([.A691]*[.A691]);0)" office:value-type="float" office:value="0">
            <text:p>0.0000</text:p>
          </table:table-cell>
          <table:table-cell table:style-name="ce11" table:formula="of:=IF([.A691]&lt;StereoRes;2*ATAN((StereoRes-[.A691])/(2*StereoF))*180/3.14;0)" office:value-type="float" office:value="0">
            <text:p>0.00000000</text:p>
          </table:table-cell>
          <table:table-cell table:style-name="ce11" table:formula="of:=((StereoRes-2*[.A691])*[.B691]/(2*StereoF))-((-StereoRes*[.B6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4">
            <text:p>664</text:p>
          </table:table-cell>
          <table:table-cell table:style-name="ce11" table:formula="of:=IF([.A692]&lt;StereoRes;(B/100)*StereoF/[.A692];0)" office:value-type="float" office:value="0">
            <text:p>0.00000000</text:p>
          </table:table-cell>
          <table:table-cell table:style-name="ce13" table:formula="of:=IF([.A692]&lt;StereoRes;StereoF*(B/100)*CorrAccuracy/([.A692]*[.A692]);0)" office:value-type="float" office:value="0">
            <text:p>0.0000</text:p>
          </table:table-cell>
          <table:table-cell table:style-name="ce11" table:formula="of:=IF([.A692]&lt;StereoRes;2*ATAN((StereoRes-[.A692])/(2*StereoF))*180/3.14;0)" office:value-type="float" office:value="0">
            <text:p>0.00000000</text:p>
          </table:table-cell>
          <table:table-cell table:style-name="ce11" table:formula="of:=((StereoRes-2*[.A692])*[.B692]/(2*StereoF))-((-StereoRes*[.B6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5">
            <text:p>665</text:p>
          </table:table-cell>
          <table:table-cell table:style-name="ce11" table:formula="of:=IF([.A693]&lt;StereoRes;(B/100)*StereoF/[.A693];0)" office:value-type="float" office:value="0">
            <text:p>0.00000000</text:p>
          </table:table-cell>
          <table:table-cell table:style-name="ce13" table:formula="of:=IF([.A693]&lt;StereoRes;StereoF*(B/100)*CorrAccuracy/([.A693]*[.A693]);0)" office:value-type="float" office:value="0">
            <text:p>0.0000</text:p>
          </table:table-cell>
          <table:table-cell table:style-name="ce11" table:formula="of:=IF([.A693]&lt;StereoRes;2*ATAN((StereoRes-[.A693])/(2*StereoF))*180/3.14;0)" office:value-type="float" office:value="0">
            <text:p>0.00000000</text:p>
          </table:table-cell>
          <table:table-cell table:style-name="ce11" table:formula="of:=((StereoRes-2*[.A693])*[.B693]/(2*StereoF))-((-StereoRes*[.B6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6">
            <text:p>666</text:p>
          </table:table-cell>
          <table:table-cell table:style-name="ce11" table:formula="of:=IF([.A694]&lt;StereoRes;(B/100)*StereoF/[.A694];0)" office:value-type="float" office:value="0">
            <text:p>0.00000000</text:p>
          </table:table-cell>
          <table:table-cell table:style-name="ce13" table:formula="of:=IF([.A694]&lt;StereoRes;StereoF*(B/100)*CorrAccuracy/([.A694]*[.A694]);0)" office:value-type="float" office:value="0">
            <text:p>0.0000</text:p>
          </table:table-cell>
          <table:table-cell table:style-name="ce11" table:formula="of:=IF([.A694]&lt;StereoRes;2*ATAN((StereoRes-[.A694])/(2*StereoF))*180/3.14;0)" office:value-type="float" office:value="0">
            <text:p>0.00000000</text:p>
          </table:table-cell>
          <table:table-cell table:style-name="ce11" table:formula="of:=((StereoRes-2*[.A694])*[.B694]/(2*StereoF))-((-StereoRes*[.B6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7">
            <text:p>667</text:p>
          </table:table-cell>
          <table:table-cell table:style-name="ce11" table:formula="of:=IF([.A695]&lt;StereoRes;(B/100)*StereoF/[.A695];0)" office:value-type="float" office:value="0">
            <text:p>0.00000000</text:p>
          </table:table-cell>
          <table:table-cell table:style-name="ce13" table:formula="of:=IF([.A695]&lt;StereoRes;StereoF*(B/100)*CorrAccuracy/([.A695]*[.A695]);0)" office:value-type="float" office:value="0">
            <text:p>0.0000</text:p>
          </table:table-cell>
          <table:table-cell table:style-name="ce11" table:formula="of:=IF([.A695]&lt;StereoRes;2*ATAN((StereoRes-[.A695])/(2*StereoF))*180/3.14;0)" office:value-type="float" office:value="0">
            <text:p>0.00000000</text:p>
          </table:table-cell>
          <table:table-cell table:style-name="ce11" table:formula="of:=((StereoRes-2*[.A695])*[.B695]/(2*StereoF))-((-StereoRes*[.B6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8">
            <text:p>668</text:p>
          </table:table-cell>
          <table:table-cell table:style-name="ce11" table:formula="of:=IF([.A696]&lt;StereoRes;(B/100)*StereoF/[.A696];0)" office:value-type="float" office:value="0">
            <text:p>0.00000000</text:p>
          </table:table-cell>
          <table:table-cell table:style-name="ce13" table:formula="of:=IF([.A696]&lt;StereoRes;StereoF*(B/100)*CorrAccuracy/([.A696]*[.A696]);0)" office:value-type="float" office:value="0">
            <text:p>0.0000</text:p>
          </table:table-cell>
          <table:table-cell table:style-name="ce11" table:formula="of:=IF([.A696]&lt;StereoRes;2*ATAN((StereoRes-[.A696])/(2*StereoF))*180/3.14;0)" office:value-type="float" office:value="0">
            <text:p>0.00000000</text:p>
          </table:table-cell>
          <table:table-cell table:style-name="ce11" table:formula="of:=((StereoRes-2*[.A696])*[.B696]/(2*StereoF))-((-StereoRes*[.B6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9">
            <text:p>669</text:p>
          </table:table-cell>
          <table:table-cell table:style-name="ce11" table:formula="of:=IF([.A697]&lt;StereoRes;(B/100)*StereoF/[.A697];0)" office:value-type="float" office:value="0">
            <text:p>0.00000000</text:p>
          </table:table-cell>
          <table:table-cell table:style-name="ce13" table:formula="of:=IF([.A697]&lt;StereoRes;StereoF*(B/100)*CorrAccuracy/([.A697]*[.A697]);0)" office:value-type="float" office:value="0">
            <text:p>0.0000</text:p>
          </table:table-cell>
          <table:table-cell table:style-name="ce11" table:formula="of:=IF([.A697]&lt;StereoRes;2*ATAN((StereoRes-[.A697])/(2*StereoF))*180/3.14;0)" office:value-type="float" office:value="0">
            <text:p>0.00000000</text:p>
          </table:table-cell>
          <table:table-cell table:style-name="ce11" table:formula="of:=((StereoRes-2*[.A697])*[.B697]/(2*StereoF))-((-StereoRes*[.B6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0">
            <text:p>670</text:p>
          </table:table-cell>
          <table:table-cell table:style-name="ce11" table:formula="of:=IF([.A698]&lt;StereoRes;(B/100)*StereoF/[.A698];0)" office:value-type="float" office:value="0">
            <text:p>0.00000000</text:p>
          </table:table-cell>
          <table:table-cell table:style-name="ce13" table:formula="of:=IF([.A698]&lt;StereoRes;StereoF*(B/100)*CorrAccuracy/([.A698]*[.A698]);0)" office:value-type="float" office:value="0">
            <text:p>0.0000</text:p>
          </table:table-cell>
          <table:table-cell table:style-name="ce11" table:formula="of:=IF([.A698]&lt;StereoRes;2*ATAN((StereoRes-[.A698])/(2*StereoF))*180/3.14;0)" office:value-type="float" office:value="0">
            <text:p>0.00000000</text:p>
          </table:table-cell>
          <table:table-cell table:style-name="ce11" table:formula="of:=((StereoRes-2*[.A698])*[.B698]/(2*StereoF))-((-StereoRes*[.B6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1">
            <text:p>671</text:p>
          </table:table-cell>
          <table:table-cell table:style-name="ce11" table:formula="of:=IF([.A699]&lt;StereoRes;(B/100)*StereoF/[.A699];0)" office:value-type="float" office:value="0">
            <text:p>0.00000000</text:p>
          </table:table-cell>
          <table:table-cell table:style-name="ce13" table:formula="of:=IF([.A699]&lt;StereoRes;StereoF*(B/100)*CorrAccuracy/([.A699]*[.A699]);0)" office:value-type="float" office:value="0">
            <text:p>0.0000</text:p>
          </table:table-cell>
          <table:table-cell table:style-name="ce11" table:formula="of:=IF([.A699]&lt;StereoRes;2*ATAN((StereoRes-[.A699])/(2*StereoF))*180/3.14;0)" office:value-type="float" office:value="0">
            <text:p>0.00000000</text:p>
          </table:table-cell>
          <table:table-cell table:style-name="ce11" table:formula="of:=((StereoRes-2*[.A699])*[.B699]/(2*StereoF))-((-StereoRes*[.B6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2">
            <text:p>672</text:p>
          </table:table-cell>
          <table:table-cell table:style-name="ce11" table:formula="of:=IF([.A700]&lt;StereoRes;(B/100)*StereoF/[.A700];0)" office:value-type="float" office:value="0">
            <text:p>0.00000000</text:p>
          </table:table-cell>
          <table:table-cell table:style-name="ce13" table:formula="of:=IF([.A700]&lt;StereoRes;StereoF*(B/100)*CorrAccuracy/([.A700]*[.A700]);0)" office:value-type="float" office:value="0">
            <text:p>0.0000</text:p>
          </table:table-cell>
          <table:table-cell table:style-name="ce11" table:formula="of:=IF([.A700]&lt;StereoRes;2*ATAN((StereoRes-[.A700])/(2*StereoF))*180/3.14;0)" office:value-type="float" office:value="0">
            <text:p>0.00000000</text:p>
          </table:table-cell>
          <table:table-cell table:style-name="ce11" table:formula="of:=((StereoRes-2*[.A700])*[.B700]/(2*StereoF))-((-StereoRes*[.B7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3">
            <text:p>673</text:p>
          </table:table-cell>
          <table:table-cell table:style-name="ce11" table:formula="of:=IF([.A701]&lt;StereoRes;(B/100)*StereoF/[.A701];0)" office:value-type="float" office:value="0">
            <text:p>0.00000000</text:p>
          </table:table-cell>
          <table:table-cell table:style-name="ce13" table:formula="of:=IF([.A701]&lt;StereoRes;StereoF*(B/100)*CorrAccuracy/([.A701]*[.A701]);0)" office:value-type="float" office:value="0">
            <text:p>0.0000</text:p>
          </table:table-cell>
          <table:table-cell table:style-name="ce11" table:formula="of:=IF([.A701]&lt;StereoRes;2*ATAN((StereoRes-[.A701])/(2*StereoF))*180/3.14;0)" office:value-type="float" office:value="0">
            <text:p>0.00000000</text:p>
          </table:table-cell>
          <table:table-cell table:style-name="ce11" table:formula="of:=((StereoRes-2*[.A701])*[.B701]/(2*StereoF))-((-StereoRes*[.B7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4">
            <text:p>674</text:p>
          </table:table-cell>
          <table:table-cell table:style-name="ce11" table:formula="of:=IF([.A702]&lt;StereoRes;(B/100)*StereoF/[.A702];0)" office:value-type="float" office:value="0">
            <text:p>0.00000000</text:p>
          </table:table-cell>
          <table:table-cell table:style-name="ce13" table:formula="of:=IF([.A702]&lt;StereoRes;StereoF*(B/100)*CorrAccuracy/([.A702]*[.A702]);0)" office:value-type="float" office:value="0">
            <text:p>0.0000</text:p>
          </table:table-cell>
          <table:table-cell table:style-name="ce11" table:formula="of:=IF([.A702]&lt;StereoRes;2*ATAN((StereoRes-[.A702])/(2*StereoF))*180/3.14;0)" office:value-type="float" office:value="0">
            <text:p>0.00000000</text:p>
          </table:table-cell>
          <table:table-cell table:style-name="ce11" table:formula="of:=((StereoRes-2*[.A702])*[.B702]/(2*StereoF))-((-StereoRes*[.B7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5">
            <text:p>675</text:p>
          </table:table-cell>
          <table:table-cell table:style-name="ce11" table:formula="of:=IF([.A703]&lt;StereoRes;(B/100)*StereoF/[.A703];0)" office:value-type="float" office:value="0">
            <text:p>0.00000000</text:p>
          </table:table-cell>
          <table:table-cell table:style-name="ce13" table:formula="of:=IF([.A703]&lt;StereoRes;StereoF*(B/100)*CorrAccuracy/([.A703]*[.A703]);0)" office:value-type="float" office:value="0">
            <text:p>0.0000</text:p>
          </table:table-cell>
          <table:table-cell table:style-name="ce11" table:formula="of:=IF([.A703]&lt;StereoRes;2*ATAN((StereoRes-[.A703])/(2*StereoF))*180/3.14;0)" office:value-type="float" office:value="0">
            <text:p>0.00000000</text:p>
          </table:table-cell>
          <table:table-cell table:style-name="ce11" table:formula="of:=((StereoRes-2*[.A703])*[.B703]/(2*StereoF))-((-StereoRes*[.B7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6">
            <text:p>676</text:p>
          </table:table-cell>
          <table:table-cell table:style-name="ce11" table:formula="of:=IF([.A704]&lt;StereoRes;(B/100)*StereoF/[.A704];0)" office:value-type="float" office:value="0">
            <text:p>0.00000000</text:p>
          </table:table-cell>
          <table:table-cell table:style-name="ce13" table:formula="of:=IF([.A704]&lt;StereoRes;StereoF*(B/100)*CorrAccuracy/([.A704]*[.A704]);0)" office:value-type="float" office:value="0">
            <text:p>0.0000</text:p>
          </table:table-cell>
          <table:table-cell table:style-name="ce11" table:formula="of:=IF([.A704]&lt;StereoRes;2*ATAN((StereoRes-[.A704])/(2*StereoF))*180/3.14;0)" office:value-type="float" office:value="0">
            <text:p>0.00000000</text:p>
          </table:table-cell>
          <table:table-cell table:style-name="ce11" table:formula="of:=((StereoRes-2*[.A704])*[.B704]/(2*StereoF))-((-StereoRes*[.B7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7">
            <text:p>677</text:p>
          </table:table-cell>
          <table:table-cell table:style-name="ce11" table:formula="of:=IF([.A705]&lt;StereoRes;(B/100)*StereoF/[.A705];0)" office:value-type="float" office:value="0">
            <text:p>0.00000000</text:p>
          </table:table-cell>
          <table:table-cell table:style-name="ce13" table:formula="of:=IF([.A705]&lt;StereoRes;StereoF*(B/100)*CorrAccuracy/([.A705]*[.A705]);0)" office:value-type="float" office:value="0">
            <text:p>0.0000</text:p>
          </table:table-cell>
          <table:table-cell table:style-name="ce11" table:formula="of:=IF([.A705]&lt;StereoRes;2*ATAN((StereoRes-[.A705])/(2*StereoF))*180/3.14;0)" office:value-type="float" office:value="0">
            <text:p>0.00000000</text:p>
          </table:table-cell>
          <table:table-cell table:style-name="ce11" table:formula="of:=((StereoRes-2*[.A705])*[.B705]/(2*StereoF))-((-StereoRes*[.B7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8">
            <text:p>678</text:p>
          </table:table-cell>
          <table:table-cell table:style-name="ce11" table:formula="of:=IF([.A706]&lt;StereoRes;(B/100)*StereoF/[.A706];0)" office:value-type="float" office:value="0">
            <text:p>0.00000000</text:p>
          </table:table-cell>
          <table:table-cell table:style-name="ce13" table:formula="of:=IF([.A706]&lt;StereoRes;StereoF*(B/100)*CorrAccuracy/([.A706]*[.A706]);0)" office:value-type="float" office:value="0">
            <text:p>0.0000</text:p>
          </table:table-cell>
          <table:table-cell table:style-name="ce11" table:formula="of:=IF([.A706]&lt;StereoRes;2*ATAN((StereoRes-[.A706])/(2*StereoF))*180/3.14;0)" office:value-type="float" office:value="0">
            <text:p>0.00000000</text:p>
          </table:table-cell>
          <table:table-cell table:style-name="ce11" table:formula="of:=((StereoRes-2*[.A706])*[.B706]/(2*StereoF))-((-StereoRes*[.B7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9">
            <text:p>679</text:p>
          </table:table-cell>
          <table:table-cell table:style-name="ce11" table:formula="of:=IF([.A707]&lt;StereoRes;(B/100)*StereoF/[.A707];0)" office:value-type="float" office:value="0">
            <text:p>0.00000000</text:p>
          </table:table-cell>
          <table:table-cell table:style-name="ce13" table:formula="of:=IF([.A707]&lt;StereoRes;StereoF*(B/100)*CorrAccuracy/([.A707]*[.A707]);0)" office:value-type="float" office:value="0">
            <text:p>0.0000</text:p>
          </table:table-cell>
          <table:table-cell table:style-name="ce11" table:formula="of:=IF([.A707]&lt;StereoRes;2*ATAN((StereoRes-[.A707])/(2*StereoF))*180/3.14;0)" office:value-type="float" office:value="0">
            <text:p>0.00000000</text:p>
          </table:table-cell>
          <table:table-cell table:style-name="ce11" table:formula="of:=((StereoRes-2*[.A707])*[.B707]/(2*StereoF))-((-StereoRes*[.B7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0">
            <text:p>680</text:p>
          </table:table-cell>
          <table:table-cell table:style-name="ce11" table:formula="of:=IF([.A708]&lt;StereoRes;(B/100)*StereoF/[.A708];0)" office:value-type="float" office:value="0">
            <text:p>0.00000000</text:p>
          </table:table-cell>
          <table:table-cell table:style-name="ce13" table:formula="of:=IF([.A708]&lt;StereoRes;StereoF*(B/100)*CorrAccuracy/([.A708]*[.A708]);0)" office:value-type="float" office:value="0">
            <text:p>0.0000</text:p>
          </table:table-cell>
          <table:table-cell table:style-name="ce11" table:formula="of:=IF([.A708]&lt;StereoRes;2*ATAN((StereoRes-[.A708])/(2*StereoF))*180/3.14;0)" office:value-type="float" office:value="0">
            <text:p>0.00000000</text:p>
          </table:table-cell>
          <table:table-cell table:style-name="ce11" table:formula="of:=((StereoRes-2*[.A708])*[.B708]/(2*StereoF))-((-StereoRes*[.B7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1">
            <text:p>681</text:p>
          </table:table-cell>
          <table:table-cell table:style-name="ce11" table:formula="of:=IF([.A709]&lt;StereoRes;(B/100)*StereoF/[.A709];0)" office:value-type="float" office:value="0">
            <text:p>0.00000000</text:p>
          </table:table-cell>
          <table:table-cell table:style-name="ce13" table:formula="of:=IF([.A709]&lt;StereoRes;StereoF*(B/100)*CorrAccuracy/([.A709]*[.A709]);0)" office:value-type="float" office:value="0">
            <text:p>0.0000</text:p>
          </table:table-cell>
          <table:table-cell table:style-name="ce11" table:formula="of:=IF([.A709]&lt;StereoRes;2*ATAN((StereoRes-[.A709])/(2*StereoF))*180/3.14;0)" office:value-type="float" office:value="0">
            <text:p>0.00000000</text:p>
          </table:table-cell>
          <table:table-cell table:style-name="ce11" table:formula="of:=((StereoRes-2*[.A709])*[.B709]/(2*StereoF))-((-StereoRes*[.B7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2">
            <text:p>682</text:p>
          </table:table-cell>
          <table:table-cell table:style-name="ce11" table:formula="of:=IF([.A710]&lt;StereoRes;(B/100)*StereoF/[.A710];0)" office:value-type="float" office:value="0">
            <text:p>0.00000000</text:p>
          </table:table-cell>
          <table:table-cell table:style-name="ce13" table:formula="of:=IF([.A710]&lt;StereoRes;StereoF*(B/100)*CorrAccuracy/([.A710]*[.A710]);0)" office:value-type="float" office:value="0">
            <text:p>0.0000</text:p>
          </table:table-cell>
          <table:table-cell table:style-name="ce11" table:formula="of:=IF([.A710]&lt;StereoRes;2*ATAN((StereoRes-[.A710])/(2*StereoF))*180/3.14;0)" office:value-type="float" office:value="0">
            <text:p>0.00000000</text:p>
          </table:table-cell>
          <table:table-cell table:style-name="ce11" table:formula="of:=((StereoRes-2*[.A710])*[.B710]/(2*StereoF))-((-StereoRes*[.B7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3">
            <text:p>683</text:p>
          </table:table-cell>
          <table:table-cell table:style-name="ce11" table:formula="of:=IF([.A711]&lt;StereoRes;(B/100)*StereoF/[.A711];0)" office:value-type="float" office:value="0">
            <text:p>0.00000000</text:p>
          </table:table-cell>
          <table:table-cell table:style-name="ce13" table:formula="of:=IF([.A711]&lt;StereoRes;StereoF*(B/100)*CorrAccuracy/([.A711]*[.A711]);0)" office:value-type="float" office:value="0">
            <text:p>0.0000</text:p>
          </table:table-cell>
          <table:table-cell table:style-name="ce11" table:formula="of:=IF([.A711]&lt;StereoRes;2*ATAN((StereoRes-[.A711])/(2*StereoF))*180/3.14;0)" office:value-type="float" office:value="0">
            <text:p>0.00000000</text:p>
          </table:table-cell>
          <table:table-cell table:style-name="ce11" table:formula="of:=((StereoRes-2*[.A711])*[.B711]/(2*StereoF))-((-StereoRes*[.B7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4">
            <text:p>684</text:p>
          </table:table-cell>
          <table:table-cell table:style-name="ce11" table:formula="of:=IF([.A712]&lt;StereoRes;(B/100)*StereoF/[.A712];0)" office:value-type="float" office:value="0">
            <text:p>0.00000000</text:p>
          </table:table-cell>
          <table:table-cell table:style-name="ce13" table:formula="of:=IF([.A712]&lt;StereoRes;StereoF*(B/100)*CorrAccuracy/([.A712]*[.A712]);0)" office:value-type="float" office:value="0">
            <text:p>0.0000</text:p>
          </table:table-cell>
          <table:table-cell table:style-name="ce11" table:formula="of:=IF([.A712]&lt;StereoRes;2*ATAN((StereoRes-[.A712])/(2*StereoF))*180/3.14;0)" office:value-type="float" office:value="0">
            <text:p>0.00000000</text:p>
          </table:table-cell>
          <table:table-cell table:style-name="ce11" table:formula="of:=((StereoRes-2*[.A712])*[.B712]/(2*StereoF))-((-StereoRes*[.B7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5">
            <text:p>685</text:p>
          </table:table-cell>
          <table:table-cell table:style-name="ce11" table:formula="of:=IF([.A713]&lt;StereoRes;(B/100)*StereoF/[.A713];0)" office:value-type="float" office:value="0">
            <text:p>0.00000000</text:p>
          </table:table-cell>
          <table:table-cell table:style-name="ce13" table:formula="of:=IF([.A713]&lt;StereoRes;StereoF*(B/100)*CorrAccuracy/([.A713]*[.A713]);0)" office:value-type="float" office:value="0">
            <text:p>0.0000</text:p>
          </table:table-cell>
          <table:table-cell table:style-name="ce11" table:formula="of:=IF([.A713]&lt;StereoRes;2*ATAN((StereoRes-[.A713])/(2*StereoF))*180/3.14;0)" office:value-type="float" office:value="0">
            <text:p>0.00000000</text:p>
          </table:table-cell>
          <table:table-cell table:style-name="ce11" table:formula="of:=((StereoRes-2*[.A713])*[.B713]/(2*StereoF))-((-StereoRes*[.B7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6">
            <text:p>686</text:p>
          </table:table-cell>
          <table:table-cell table:style-name="ce11" table:formula="of:=IF([.A714]&lt;StereoRes;(B/100)*StereoF/[.A714];0)" office:value-type="float" office:value="0">
            <text:p>0.00000000</text:p>
          </table:table-cell>
          <table:table-cell table:style-name="ce13" table:formula="of:=IF([.A714]&lt;StereoRes;StereoF*(B/100)*CorrAccuracy/([.A714]*[.A714]);0)" office:value-type="float" office:value="0">
            <text:p>0.0000</text:p>
          </table:table-cell>
          <table:table-cell table:style-name="ce11" table:formula="of:=IF([.A714]&lt;StereoRes;2*ATAN((StereoRes-[.A714])/(2*StereoF))*180/3.14;0)" office:value-type="float" office:value="0">
            <text:p>0.00000000</text:p>
          </table:table-cell>
          <table:table-cell table:style-name="ce11" table:formula="of:=((StereoRes-2*[.A714])*[.B714]/(2*StereoF))-((-StereoRes*[.B7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7">
            <text:p>687</text:p>
          </table:table-cell>
          <table:table-cell table:style-name="ce11" table:formula="of:=IF([.A715]&lt;StereoRes;(B/100)*StereoF/[.A715];0)" office:value-type="float" office:value="0">
            <text:p>0.00000000</text:p>
          </table:table-cell>
          <table:table-cell table:style-name="ce13" table:formula="of:=IF([.A715]&lt;StereoRes;StereoF*(B/100)*CorrAccuracy/([.A715]*[.A715]);0)" office:value-type="float" office:value="0">
            <text:p>0.0000</text:p>
          </table:table-cell>
          <table:table-cell table:style-name="ce11" table:formula="of:=IF([.A715]&lt;StereoRes;2*ATAN((StereoRes-[.A715])/(2*StereoF))*180/3.14;0)" office:value-type="float" office:value="0">
            <text:p>0.00000000</text:p>
          </table:table-cell>
          <table:table-cell table:style-name="ce11" table:formula="of:=((StereoRes-2*[.A715])*[.B715]/(2*StereoF))-((-StereoRes*[.B7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8">
            <text:p>688</text:p>
          </table:table-cell>
          <table:table-cell table:style-name="ce11" table:formula="of:=IF([.A716]&lt;StereoRes;(B/100)*StereoF/[.A716];0)" office:value-type="float" office:value="0">
            <text:p>0.00000000</text:p>
          </table:table-cell>
          <table:table-cell table:style-name="ce13" table:formula="of:=IF([.A716]&lt;StereoRes;StereoF*(B/100)*CorrAccuracy/([.A716]*[.A716]);0)" office:value-type="float" office:value="0">
            <text:p>0.0000</text:p>
          </table:table-cell>
          <table:table-cell table:style-name="ce11" table:formula="of:=IF([.A716]&lt;StereoRes;2*ATAN((StereoRes-[.A716])/(2*StereoF))*180/3.14;0)" office:value-type="float" office:value="0">
            <text:p>0.00000000</text:p>
          </table:table-cell>
          <table:table-cell table:style-name="ce11" table:formula="of:=((StereoRes-2*[.A716])*[.B716]/(2*StereoF))-((-StereoRes*[.B7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9">
            <text:p>689</text:p>
          </table:table-cell>
          <table:table-cell table:style-name="ce11" table:formula="of:=IF([.A717]&lt;StereoRes;(B/100)*StereoF/[.A717];0)" office:value-type="float" office:value="0">
            <text:p>0.00000000</text:p>
          </table:table-cell>
          <table:table-cell table:style-name="ce13" table:formula="of:=IF([.A717]&lt;StereoRes;StereoF*(B/100)*CorrAccuracy/([.A717]*[.A717]);0)" office:value-type="float" office:value="0">
            <text:p>0.0000</text:p>
          </table:table-cell>
          <table:table-cell table:style-name="ce11" table:formula="of:=IF([.A717]&lt;StereoRes;2*ATAN((StereoRes-[.A717])/(2*StereoF))*180/3.14;0)" office:value-type="float" office:value="0">
            <text:p>0.00000000</text:p>
          </table:table-cell>
          <table:table-cell table:style-name="ce11" table:formula="of:=((StereoRes-2*[.A717])*[.B717]/(2*StereoF))-((-StereoRes*[.B7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0">
            <text:p>690</text:p>
          </table:table-cell>
          <table:table-cell table:style-name="ce11" table:formula="of:=IF([.A718]&lt;StereoRes;(B/100)*StereoF/[.A718];0)" office:value-type="float" office:value="0">
            <text:p>0.00000000</text:p>
          </table:table-cell>
          <table:table-cell table:style-name="ce13" table:formula="of:=IF([.A718]&lt;StereoRes;StereoF*(B/100)*CorrAccuracy/([.A718]*[.A718]);0)" office:value-type="float" office:value="0">
            <text:p>0.0000</text:p>
          </table:table-cell>
          <table:table-cell table:style-name="ce11" table:formula="of:=IF([.A718]&lt;StereoRes;2*ATAN((StereoRes-[.A718])/(2*StereoF))*180/3.14;0)" office:value-type="float" office:value="0">
            <text:p>0.00000000</text:p>
          </table:table-cell>
          <table:table-cell table:style-name="ce11" table:formula="of:=((StereoRes-2*[.A718])*[.B718]/(2*StereoF))-((-StereoRes*[.B7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1">
            <text:p>691</text:p>
          </table:table-cell>
          <table:table-cell table:style-name="ce11" table:formula="of:=IF([.A719]&lt;StereoRes;(B/100)*StereoF/[.A719];0)" office:value-type="float" office:value="0">
            <text:p>0.00000000</text:p>
          </table:table-cell>
          <table:table-cell table:style-name="ce13" table:formula="of:=IF([.A719]&lt;StereoRes;StereoF*(B/100)*CorrAccuracy/([.A719]*[.A719]);0)" office:value-type="float" office:value="0">
            <text:p>0.0000</text:p>
          </table:table-cell>
          <table:table-cell table:style-name="ce11" table:formula="of:=IF([.A719]&lt;StereoRes;2*ATAN((StereoRes-[.A719])/(2*StereoF))*180/3.14;0)" office:value-type="float" office:value="0">
            <text:p>0.00000000</text:p>
          </table:table-cell>
          <table:table-cell table:style-name="ce11" table:formula="of:=((StereoRes-2*[.A719])*[.B719]/(2*StereoF))-((-StereoRes*[.B7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2">
            <text:p>692</text:p>
          </table:table-cell>
          <table:table-cell table:style-name="ce11" table:formula="of:=IF([.A720]&lt;StereoRes;(B/100)*StereoF/[.A720];0)" office:value-type="float" office:value="0">
            <text:p>0.00000000</text:p>
          </table:table-cell>
          <table:table-cell table:style-name="ce13" table:formula="of:=IF([.A720]&lt;StereoRes;StereoF*(B/100)*CorrAccuracy/([.A720]*[.A720]);0)" office:value-type="float" office:value="0">
            <text:p>0.0000</text:p>
          </table:table-cell>
          <table:table-cell table:style-name="ce11" table:formula="of:=IF([.A720]&lt;StereoRes;2*ATAN((StereoRes-[.A720])/(2*StereoF))*180/3.14;0)" office:value-type="float" office:value="0">
            <text:p>0.00000000</text:p>
          </table:table-cell>
          <table:table-cell table:style-name="ce11" table:formula="of:=((StereoRes-2*[.A720])*[.B720]/(2*StereoF))-((-StereoRes*[.B7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3">
            <text:p>693</text:p>
          </table:table-cell>
          <table:table-cell table:style-name="ce11" table:formula="of:=IF([.A721]&lt;StereoRes;(B/100)*StereoF/[.A721];0)" office:value-type="float" office:value="0">
            <text:p>0.00000000</text:p>
          </table:table-cell>
          <table:table-cell table:style-name="ce13" table:formula="of:=IF([.A721]&lt;StereoRes;StereoF*(B/100)*CorrAccuracy/([.A721]*[.A721]);0)" office:value-type="float" office:value="0">
            <text:p>0.0000</text:p>
          </table:table-cell>
          <table:table-cell table:style-name="ce11" table:formula="of:=IF([.A721]&lt;StereoRes;2*ATAN((StereoRes-[.A721])/(2*StereoF))*180/3.14;0)" office:value-type="float" office:value="0">
            <text:p>0.00000000</text:p>
          </table:table-cell>
          <table:table-cell table:style-name="ce11" table:formula="of:=((StereoRes-2*[.A721])*[.B721]/(2*StereoF))-((-StereoRes*[.B7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4">
            <text:p>694</text:p>
          </table:table-cell>
          <table:table-cell table:style-name="ce11" table:formula="of:=IF([.A722]&lt;StereoRes;(B/100)*StereoF/[.A722];0)" office:value-type="float" office:value="0">
            <text:p>0.00000000</text:p>
          </table:table-cell>
          <table:table-cell table:style-name="ce13" table:formula="of:=IF([.A722]&lt;StereoRes;StereoF*(B/100)*CorrAccuracy/([.A722]*[.A722]);0)" office:value-type="float" office:value="0">
            <text:p>0.0000</text:p>
          </table:table-cell>
          <table:table-cell table:style-name="ce11" table:formula="of:=IF([.A722]&lt;StereoRes;2*ATAN((StereoRes-[.A722])/(2*StereoF))*180/3.14;0)" office:value-type="float" office:value="0">
            <text:p>0.00000000</text:p>
          </table:table-cell>
          <table:table-cell table:style-name="ce11" table:formula="of:=((StereoRes-2*[.A722])*[.B722]/(2*StereoF))-((-StereoRes*[.B7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5">
            <text:p>695</text:p>
          </table:table-cell>
          <table:table-cell table:style-name="ce11" table:formula="of:=IF([.A723]&lt;StereoRes;(B/100)*StereoF/[.A723];0)" office:value-type="float" office:value="0">
            <text:p>0.00000000</text:p>
          </table:table-cell>
          <table:table-cell table:style-name="ce13" table:formula="of:=IF([.A723]&lt;StereoRes;StereoF*(B/100)*CorrAccuracy/([.A723]*[.A723]);0)" office:value-type="float" office:value="0">
            <text:p>0.0000</text:p>
          </table:table-cell>
          <table:table-cell table:style-name="ce11" table:formula="of:=IF([.A723]&lt;StereoRes;2*ATAN((StereoRes-[.A723])/(2*StereoF))*180/3.14;0)" office:value-type="float" office:value="0">
            <text:p>0.00000000</text:p>
          </table:table-cell>
          <table:table-cell table:style-name="ce11" table:formula="of:=((StereoRes-2*[.A723])*[.B723]/(2*StereoF))-((-StereoRes*[.B7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6">
            <text:p>696</text:p>
          </table:table-cell>
          <table:table-cell table:style-name="ce11" table:formula="of:=IF([.A724]&lt;StereoRes;(B/100)*StereoF/[.A724];0)" office:value-type="float" office:value="0">
            <text:p>0.00000000</text:p>
          </table:table-cell>
          <table:table-cell table:style-name="ce13" table:formula="of:=IF([.A724]&lt;StereoRes;StereoF*(B/100)*CorrAccuracy/([.A724]*[.A724]);0)" office:value-type="float" office:value="0">
            <text:p>0.0000</text:p>
          </table:table-cell>
          <table:table-cell table:style-name="ce11" table:formula="of:=IF([.A724]&lt;StereoRes;2*ATAN((StereoRes-[.A724])/(2*StereoF))*180/3.14;0)" office:value-type="float" office:value="0">
            <text:p>0.00000000</text:p>
          </table:table-cell>
          <table:table-cell table:style-name="ce11" table:formula="of:=((StereoRes-2*[.A724])*[.B724]/(2*StereoF))-((-StereoRes*[.B7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7">
            <text:p>697</text:p>
          </table:table-cell>
          <table:table-cell table:style-name="ce11" table:formula="of:=IF([.A725]&lt;StereoRes;(B/100)*StereoF/[.A725];0)" office:value-type="float" office:value="0">
            <text:p>0.00000000</text:p>
          </table:table-cell>
          <table:table-cell table:style-name="ce13" table:formula="of:=IF([.A725]&lt;StereoRes;StereoF*(B/100)*CorrAccuracy/([.A725]*[.A725]);0)" office:value-type="float" office:value="0">
            <text:p>0.0000</text:p>
          </table:table-cell>
          <table:table-cell table:style-name="ce11" table:formula="of:=IF([.A725]&lt;StereoRes;2*ATAN((StereoRes-[.A725])/(2*StereoF))*180/3.14;0)" office:value-type="float" office:value="0">
            <text:p>0.00000000</text:p>
          </table:table-cell>
          <table:table-cell table:style-name="ce11" table:formula="of:=((StereoRes-2*[.A725])*[.B725]/(2*StereoF))-((-StereoRes*[.B7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8">
            <text:p>698</text:p>
          </table:table-cell>
          <table:table-cell table:style-name="ce11" table:formula="of:=IF([.A726]&lt;StereoRes;(B/100)*StereoF/[.A726];0)" office:value-type="float" office:value="0">
            <text:p>0.00000000</text:p>
          </table:table-cell>
          <table:table-cell table:style-name="ce13" table:formula="of:=IF([.A726]&lt;StereoRes;StereoF*(B/100)*CorrAccuracy/([.A726]*[.A726]);0)" office:value-type="float" office:value="0">
            <text:p>0.0000</text:p>
          </table:table-cell>
          <table:table-cell table:style-name="ce11" table:formula="of:=IF([.A726]&lt;StereoRes;2*ATAN((StereoRes-[.A726])/(2*StereoF))*180/3.14;0)" office:value-type="float" office:value="0">
            <text:p>0.00000000</text:p>
          </table:table-cell>
          <table:table-cell table:style-name="ce11" table:formula="of:=((StereoRes-2*[.A726])*[.B726]/(2*StereoF))-((-StereoRes*[.B7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9">
            <text:p>699</text:p>
          </table:table-cell>
          <table:table-cell table:style-name="ce11" table:formula="of:=IF([.A727]&lt;StereoRes;(B/100)*StereoF/[.A727];0)" office:value-type="float" office:value="0">
            <text:p>0.00000000</text:p>
          </table:table-cell>
          <table:table-cell table:style-name="ce13" table:formula="of:=IF([.A727]&lt;StereoRes;StereoF*(B/100)*CorrAccuracy/([.A727]*[.A727]);0)" office:value-type="float" office:value="0">
            <text:p>0.0000</text:p>
          </table:table-cell>
          <table:table-cell table:style-name="ce11" table:formula="of:=IF([.A727]&lt;StereoRes;2*ATAN((StereoRes-[.A727])/(2*StereoF))*180/3.14;0)" office:value-type="float" office:value="0">
            <text:p>0.00000000</text:p>
          </table:table-cell>
          <table:table-cell table:style-name="ce11" table:formula="of:=((StereoRes-2*[.A727])*[.B727]/(2*StereoF))-((-StereoRes*[.B7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0">
            <text:p>700</text:p>
          </table:table-cell>
          <table:table-cell table:style-name="ce11" table:formula="of:=IF([.A728]&lt;StereoRes;(B/100)*StereoF/[.A728];0)" office:value-type="float" office:value="0">
            <text:p>0.00000000</text:p>
          </table:table-cell>
          <table:table-cell table:style-name="ce13" table:formula="of:=IF([.A728]&lt;StereoRes;StereoF*(B/100)*CorrAccuracy/([.A728]*[.A728]);0)" office:value-type="float" office:value="0">
            <text:p>0.0000</text:p>
          </table:table-cell>
          <table:table-cell table:style-name="ce11" table:formula="of:=IF([.A728]&lt;StereoRes;2*ATAN((StereoRes-[.A728])/(2*StereoF))*180/3.14;0)" office:value-type="float" office:value="0">
            <text:p>0.00000000</text:p>
          </table:table-cell>
          <table:table-cell table:style-name="ce11" table:formula="of:=((StereoRes-2*[.A728])*[.B728]/(2*StereoF))-((-StereoRes*[.B7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1">
            <text:p>701</text:p>
          </table:table-cell>
          <table:table-cell table:style-name="ce11" table:formula="of:=IF([.A729]&lt;StereoRes;(B/100)*StereoF/[.A729];0)" office:value-type="float" office:value="0">
            <text:p>0.00000000</text:p>
          </table:table-cell>
          <table:table-cell table:style-name="ce13" table:formula="of:=IF([.A729]&lt;StereoRes;StereoF*(B/100)*CorrAccuracy/([.A729]*[.A729]);0)" office:value-type="float" office:value="0">
            <text:p>0.0000</text:p>
          </table:table-cell>
          <table:table-cell table:style-name="ce11" table:formula="of:=IF([.A729]&lt;StereoRes;2*ATAN((StereoRes-[.A729])/(2*StereoF))*180/3.14;0)" office:value-type="float" office:value="0">
            <text:p>0.00000000</text:p>
          </table:table-cell>
          <table:table-cell table:style-name="ce11" table:formula="of:=((StereoRes-2*[.A729])*[.B729]/(2*StereoF))-((-StereoRes*[.B72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2">
            <text:p>702</text:p>
          </table:table-cell>
          <table:table-cell table:style-name="ce11" table:formula="of:=IF([.A730]&lt;StereoRes;(B/100)*StereoF/[.A730];0)" office:value-type="float" office:value="0">
            <text:p>0.00000000</text:p>
          </table:table-cell>
          <table:table-cell table:style-name="ce13" table:formula="of:=IF([.A730]&lt;StereoRes;StereoF*(B/100)*CorrAccuracy/([.A730]*[.A730]);0)" office:value-type="float" office:value="0">
            <text:p>0.0000</text:p>
          </table:table-cell>
          <table:table-cell table:style-name="ce11" table:formula="of:=IF([.A730]&lt;StereoRes;2*ATAN((StereoRes-[.A730])/(2*StereoF))*180/3.14;0)" office:value-type="float" office:value="0">
            <text:p>0.00000000</text:p>
          </table:table-cell>
          <table:table-cell table:style-name="ce11" table:formula="of:=((StereoRes-2*[.A730])*[.B730]/(2*StereoF))-((-StereoRes*[.B73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3">
            <text:p>703</text:p>
          </table:table-cell>
          <table:table-cell table:style-name="ce11" table:formula="of:=IF([.A731]&lt;StereoRes;(B/100)*StereoF/[.A731];0)" office:value-type="float" office:value="0">
            <text:p>0.00000000</text:p>
          </table:table-cell>
          <table:table-cell table:style-name="ce13" table:formula="of:=IF([.A731]&lt;StereoRes;StereoF*(B/100)*CorrAccuracy/([.A731]*[.A731]);0)" office:value-type="float" office:value="0">
            <text:p>0.0000</text:p>
          </table:table-cell>
          <table:table-cell table:style-name="ce11" table:formula="of:=IF([.A731]&lt;StereoRes;2*ATAN((StereoRes-[.A731])/(2*StereoF))*180/3.14;0)" office:value-type="float" office:value="0">
            <text:p>0.00000000</text:p>
          </table:table-cell>
          <table:table-cell table:style-name="ce11" table:formula="of:=((StereoRes-2*[.A731])*[.B731]/(2*StereoF))-((-StereoRes*[.B73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4">
            <text:p>704</text:p>
          </table:table-cell>
          <table:table-cell table:style-name="ce11" table:formula="of:=IF([.A732]&lt;StereoRes;(B/100)*StereoF/[.A732];0)" office:value-type="float" office:value="0">
            <text:p>0.00000000</text:p>
          </table:table-cell>
          <table:table-cell table:style-name="ce13" table:formula="of:=IF([.A732]&lt;StereoRes;StereoF*(B/100)*CorrAccuracy/([.A732]*[.A732]);0)" office:value-type="float" office:value="0">
            <text:p>0.0000</text:p>
          </table:table-cell>
          <table:table-cell table:style-name="ce11" table:formula="of:=IF([.A732]&lt;StereoRes;2*ATAN((StereoRes-[.A732])/(2*StereoF))*180/3.14;0)" office:value-type="float" office:value="0">
            <text:p>0.00000000</text:p>
          </table:table-cell>
          <table:table-cell table:style-name="ce11" table:formula="of:=((StereoRes-2*[.A732])*[.B732]/(2*StereoF))-((-StereoRes*[.B73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5">
            <text:p>705</text:p>
          </table:table-cell>
          <table:table-cell table:style-name="ce11" table:formula="of:=IF([.A733]&lt;StereoRes;(B/100)*StereoF/[.A733];0)" office:value-type="float" office:value="0">
            <text:p>0.00000000</text:p>
          </table:table-cell>
          <table:table-cell table:style-name="ce13" table:formula="of:=IF([.A733]&lt;StereoRes;StereoF*(B/100)*CorrAccuracy/([.A733]*[.A733]);0)" office:value-type="float" office:value="0">
            <text:p>0.0000</text:p>
          </table:table-cell>
          <table:table-cell table:style-name="ce11" table:formula="of:=IF([.A733]&lt;StereoRes;2*ATAN((StereoRes-[.A733])/(2*StereoF))*180/3.14;0)" office:value-type="float" office:value="0">
            <text:p>0.00000000</text:p>
          </table:table-cell>
          <table:table-cell table:style-name="ce11" table:formula="of:=((StereoRes-2*[.A733])*[.B733]/(2*StereoF))-((-StereoRes*[.B73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6">
            <text:p>706</text:p>
          </table:table-cell>
          <table:table-cell table:style-name="ce11" table:formula="of:=IF([.A734]&lt;StereoRes;(B/100)*StereoF/[.A734];0)" office:value-type="float" office:value="0">
            <text:p>0.00000000</text:p>
          </table:table-cell>
          <table:table-cell table:style-name="ce13" table:formula="of:=IF([.A734]&lt;StereoRes;StereoF*(B/100)*CorrAccuracy/([.A734]*[.A734]);0)" office:value-type="float" office:value="0">
            <text:p>0.0000</text:p>
          </table:table-cell>
          <table:table-cell table:style-name="ce11" table:formula="of:=IF([.A734]&lt;StereoRes;2*ATAN((StereoRes-[.A734])/(2*StereoF))*180/3.14;0)" office:value-type="float" office:value="0">
            <text:p>0.00000000</text:p>
          </table:table-cell>
          <table:table-cell table:style-name="ce11" table:formula="of:=((StereoRes-2*[.A734])*[.B734]/(2*StereoF))-((-StereoRes*[.B73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7">
            <text:p>707</text:p>
          </table:table-cell>
          <table:table-cell table:style-name="ce11" table:formula="of:=IF([.A735]&lt;StereoRes;(B/100)*StereoF/[.A735];0)" office:value-type="float" office:value="0">
            <text:p>0.00000000</text:p>
          </table:table-cell>
          <table:table-cell table:style-name="ce13" table:formula="of:=IF([.A735]&lt;StereoRes;StereoF*(B/100)*CorrAccuracy/([.A735]*[.A735]);0)" office:value-type="float" office:value="0">
            <text:p>0.0000</text:p>
          </table:table-cell>
          <table:table-cell table:style-name="ce11" table:formula="of:=IF([.A735]&lt;StereoRes;2*ATAN((StereoRes-[.A735])/(2*StereoF))*180/3.14;0)" office:value-type="float" office:value="0">
            <text:p>0.00000000</text:p>
          </table:table-cell>
          <table:table-cell table:style-name="ce11" table:formula="of:=((StereoRes-2*[.A735])*[.B735]/(2*StereoF))-((-StereoRes*[.B73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8">
            <text:p>708</text:p>
          </table:table-cell>
          <table:table-cell table:style-name="ce11" table:formula="of:=IF([.A736]&lt;StereoRes;(B/100)*StereoF/[.A736];0)" office:value-type="float" office:value="0">
            <text:p>0.00000000</text:p>
          </table:table-cell>
          <table:table-cell table:style-name="ce13" table:formula="of:=IF([.A736]&lt;StereoRes;StereoF*(B/100)*CorrAccuracy/([.A736]*[.A736]);0)" office:value-type="float" office:value="0">
            <text:p>0.0000</text:p>
          </table:table-cell>
          <table:table-cell table:style-name="ce11" table:formula="of:=IF([.A736]&lt;StereoRes;2*ATAN((StereoRes-[.A736])/(2*StereoF))*180/3.14;0)" office:value-type="float" office:value="0">
            <text:p>0.00000000</text:p>
          </table:table-cell>
          <table:table-cell table:style-name="ce11" table:formula="of:=((StereoRes-2*[.A736])*[.B736]/(2*StereoF))-((-StereoRes*[.B73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9">
            <text:p>709</text:p>
          </table:table-cell>
          <table:table-cell table:style-name="ce11" table:formula="of:=IF([.A737]&lt;StereoRes;(B/100)*StereoF/[.A737];0)" office:value-type="float" office:value="0">
            <text:p>0.00000000</text:p>
          </table:table-cell>
          <table:table-cell table:style-name="ce13" table:formula="of:=IF([.A737]&lt;StereoRes;StereoF*(B/100)*CorrAccuracy/([.A737]*[.A737]);0)" office:value-type="float" office:value="0">
            <text:p>0.0000</text:p>
          </table:table-cell>
          <table:table-cell table:style-name="ce11" table:formula="of:=IF([.A737]&lt;StereoRes;2*ATAN((StereoRes-[.A737])/(2*StereoF))*180/3.14;0)" office:value-type="float" office:value="0">
            <text:p>0.00000000</text:p>
          </table:table-cell>
          <table:table-cell table:style-name="ce11" table:formula="of:=((StereoRes-2*[.A737])*[.B737]/(2*StereoF))-((-StereoRes*[.B73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0">
            <text:p>710</text:p>
          </table:table-cell>
          <table:table-cell table:style-name="ce11" table:formula="of:=IF([.A738]&lt;StereoRes;(B/100)*StereoF/[.A738];0)" office:value-type="float" office:value="0">
            <text:p>0.00000000</text:p>
          </table:table-cell>
          <table:table-cell table:style-name="ce13" table:formula="of:=IF([.A738]&lt;StereoRes;StereoF*(B/100)*CorrAccuracy/([.A738]*[.A738]);0)" office:value-type="float" office:value="0">
            <text:p>0.0000</text:p>
          </table:table-cell>
          <table:table-cell table:style-name="ce11" table:formula="of:=IF([.A738]&lt;StereoRes;2*ATAN((StereoRes-[.A738])/(2*StereoF))*180/3.14;0)" office:value-type="float" office:value="0">
            <text:p>0.00000000</text:p>
          </table:table-cell>
          <table:table-cell table:style-name="ce11" table:formula="of:=((StereoRes-2*[.A738])*[.B738]/(2*StereoF))-((-StereoRes*[.B73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1">
            <text:p>711</text:p>
          </table:table-cell>
          <table:table-cell table:style-name="ce11" table:formula="of:=IF([.A739]&lt;StereoRes;(B/100)*StereoF/[.A739];0)" office:value-type="float" office:value="0">
            <text:p>0.00000000</text:p>
          </table:table-cell>
          <table:table-cell table:style-name="ce13" table:formula="of:=IF([.A739]&lt;StereoRes;StereoF*(B/100)*CorrAccuracy/([.A739]*[.A739]);0)" office:value-type="float" office:value="0">
            <text:p>0.0000</text:p>
          </table:table-cell>
          <table:table-cell table:style-name="ce11" table:formula="of:=IF([.A739]&lt;StereoRes;2*ATAN((StereoRes-[.A739])/(2*StereoF))*180/3.14;0)" office:value-type="float" office:value="0">
            <text:p>0.00000000</text:p>
          </table:table-cell>
          <table:table-cell table:style-name="ce11" table:formula="of:=((StereoRes-2*[.A739])*[.B739]/(2*StereoF))-((-StereoRes*[.B73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2">
            <text:p>712</text:p>
          </table:table-cell>
          <table:table-cell table:style-name="ce11" table:formula="of:=IF([.A740]&lt;StereoRes;(B/100)*StereoF/[.A740];0)" office:value-type="float" office:value="0">
            <text:p>0.00000000</text:p>
          </table:table-cell>
          <table:table-cell table:style-name="ce13" table:formula="of:=IF([.A740]&lt;StereoRes;StereoF*(B/100)*CorrAccuracy/([.A740]*[.A740]);0)" office:value-type="float" office:value="0">
            <text:p>0.0000</text:p>
          </table:table-cell>
          <table:table-cell table:style-name="ce11" table:formula="of:=IF([.A740]&lt;StereoRes;2*ATAN((StereoRes-[.A740])/(2*StereoF))*180/3.14;0)" office:value-type="float" office:value="0">
            <text:p>0.00000000</text:p>
          </table:table-cell>
          <table:table-cell table:style-name="ce11" table:formula="of:=((StereoRes-2*[.A740])*[.B740]/(2*StereoF))-((-StereoRes*[.B74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3">
            <text:p>713</text:p>
          </table:table-cell>
          <table:table-cell table:style-name="ce11" table:formula="of:=IF([.A741]&lt;StereoRes;(B/100)*StereoF/[.A741];0)" office:value-type="float" office:value="0">
            <text:p>0.00000000</text:p>
          </table:table-cell>
          <table:table-cell table:style-name="ce13" table:formula="of:=IF([.A741]&lt;StereoRes;StereoF*(B/100)*CorrAccuracy/([.A741]*[.A741]);0)" office:value-type="float" office:value="0">
            <text:p>0.0000</text:p>
          </table:table-cell>
          <table:table-cell table:style-name="ce11" table:formula="of:=IF([.A741]&lt;StereoRes;2*ATAN((StereoRes-[.A741])/(2*StereoF))*180/3.14;0)" office:value-type="float" office:value="0">
            <text:p>0.00000000</text:p>
          </table:table-cell>
          <table:table-cell table:style-name="ce11" table:formula="of:=((StereoRes-2*[.A741])*[.B741]/(2*StereoF))-((-StereoRes*[.B74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4">
            <text:p>714</text:p>
          </table:table-cell>
          <table:table-cell table:style-name="ce11" table:formula="of:=IF([.A742]&lt;StereoRes;(B/100)*StereoF/[.A742];0)" office:value-type="float" office:value="0">
            <text:p>0.00000000</text:p>
          </table:table-cell>
          <table:table-cell table:style-name="ce13" table:formula="of:=IF([.A742]&lt;StereoRes;StereoF*(B/100)*CorrAccuracy/([.A742]*[.A742]);0)" office:value-type="float" office:value="0">
            <text:p>0.0000</text:p>
          </table:table-cell>
          <table:table-cell table:style-name="ce11" table:formula="of:=IF([.A742]&lt;StereoRes;2*ATAN((StereoRes-[.A742])/(2*StereoF))*180/3.14;0)" office:value-type="float" office:value="0">
            <text:p>0.00000000</text:p>
          </table:table-cell>
          <table:table-cell table:style-name="ce11" table:formula="of:=((StereoRes-2*[.A742])*[.B742]/(2*StereoF))-((-StereoRes*[.B74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5">
            <text:p>715</text:p>
          </table:table-cell>
          <table:table-cell table:style-name="ce11" table:formula="of:=IF([.A743]&lt;StereoRes;(B/100)*StereoF/[.A743];0)" office:value-type="float" office:value="0">
            <text:p>0.00000000</text:p>
          </table:table-cell>
          <table:table-cell table:style-name="ce13" table:formula="of:=IF([.A743]&lt;StereoRes;StereoF*(B/100)*CorrAccuracy/([.A743]*[.A743]);0)" office:value-type="float" office:value="0">
            <text:p>0.0000</text:p>
          </table:table-cell>
          <table:table-cell table:style-name="ce11" table:formula="of:=IF([.A743]&lt;StereoRes;2*ATAN((StereoRes-[.A743])/(2*StereoF))*180/3.14;0)" office:value-type="float" office:value="0">
            <text:p>0.00000000</text:p>
          </table:table-cell>
          <table:table-cell table:style-name="ce11" table:formula="of:=((StereoRes-2*[.A743])*[.B743]/(2*StereoF))-((-StereoRes*[.B74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6">
            <text:p>716</text:p>
          </table:table-cell>
          <table:table-cell table:style-name="ce11" table:formula="of:=IF([.A744]&lt;StereoRes;(B/100)*StereoF/[.A744];0)" office:value-type="float" office:value="0">
            <text:p>0.00000000</text:p>
          </table:table-cell>
          <table:table-cell table:style-name="ce13" table:formula="of:=IF([.A744]&lt;StereoRes;StereoF*(B/100)*CorrAccuracy/([.A744]*[.A744]);0)" office:value-type="float" office:value="0">
            <text:p>0.0000</text:p>
          </table:table-cell>
          <table:table-cell table:style-name="ce11" table:formula="of:=IF([.A744]&lt;StereoRes;2*ATAN((StereoRes-[.A744])/(2*StereoF))*180/3.14;0)" office:value-type="float" office:value="0">
            <text:p>0.00000000</text:p>
          </table:table-cell>
          <table:table-cell table:style-name="ce11" table:formula="of:=((StereoRes-2*[.A744])*[.B744]/(2*StereoF))-((-StereoRes*[.B74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7">
            <text:p>717</text:p>
          </table:table-cell>
          <table:table-cell table:style-name="ce11" table:formula="of:=IF([.A745]&lt;StereoRes;(B/100)*StereoF/[.A745];0)" office:value-type="float" office:value="0">
            <text:p>0.00000000</text:p>
          </table:table-cell>
          <table:table-cell table:style-name="ce13" table:formula="of:=IF([.A745]&lt;StereoRes;StereoF*(B/100)*CorrAccuracy/([.A745]*[.A745]);0)" office:value-type="float" office:value="0">
            <text:p>0.0000</text:p>
          </table:table-cell>
          <table:table-cell table:style-name="ce11" table:formula="of:=IF([.A745]&lt;StereoRes;2*ATAN((StereoRes-[.A745])/(2*StereoF))*180/3.14;0)" office:value-type="float" office:value="0">
            <text:p>0.00000000</text:p>
          </table:table-cell>
          <table:table-cell table:style-name="ce11" table:formula="of:=((StereoRes-2*[.A745])*[.B745]/(2*StereoF))-((-StereoRes*[.B74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8">
            <text:p>718</text:p>
          </table:table-cell>
          <table:table-cell table:style-name="ce11" table:formula="of:=IF([.A746]&lt;StereoRes;(B/100)*StereoF/[.A746];0)" office:value-type="float" office:value="0">
            <text:p>0.00000000</text:p>
          </table:table-cell>
          <table:table-cell table:style-name="ce13" table:formula="of:=IF([.A746]&lt;StereoRes;StereoF*(B/100)*CorrAccuracy/([.A746]*[.A746]);0)" office:value-type="float" office:value="0">
            <text:p>0.0000</text:p>
          </table:table-cell>
          <table:table-cell table:style-name="ce11" table:formula="of:=IF([.A746]&lt;StereoRes;2*ATAN((StereoRes-[.A746])/(2*StereoF))*180/3.14;0)" office:value-type="float" office:value="0">
            <text:p>0.00000000</text:p>
          </table:table-cell>
          <table:table-cell table:style-name="ce11" table:formula="of:=((StereoRes-2*[.A746])*[.B746]/(2*StereoF))-((-StereoRes*[.B74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9">
            <text:p>719</text:p>
          </table:table-cell>
          <table:table-cell table:style-name="ce11" table:formula="of:=IF([.A747]&lt;StereoRes;(B/100)*StereoF/[.A747];0)" office:value-type="float" office:value="0">
            <text:p>0.00000000</text:p>
          </table:table-cell>
          <table:table-cell table:style-name="ce13" table:formula="of:=IF([.A747]&lt;StereoRes;StereoF*(B/100)*CorrAccuracy/([.A747]*[.A747]);0)" office:value-type="float" office:value="0">
            <text:p>0.0000</text:p>
          </table:table-cell>
          <table:table-cell table:style-name="ce11" table:formula="of:=IF([.A747]&lt;StereoRes;2*ATAN((StereoRes-[.A747])/(2*StereoF))*180/3.14;0)" office:value-type="float" office:value="0">
            <text:p>0.00000000</text:p>
          </table:table-cell>
          <table:table-cell table:style-name="ce11" table:formula="of:=((StereoRes-2*[.A747])*[.B747]/(2*StereoF))-((-StereoRes*[.B74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0">
            <text:p>720</text:p>
          </table:table-cell>
          <table:table-cell table:style-name="ce11" table:formula="of:=IF([.A748]&lt;StereoRes;(B/100)*StereoF/[.A748];0)" office:value-type="float" office:value="0">
            <text:p>0.00000000</text:p>
          </table:table-cell>
          <table:table-cell table:style-name="ce13" table:formula="of:=IF([.A748]&lt;StereoRes;StereoF*(B/100)*CorrAccuracy/([.A748]*[.A748]);0)" office:value-type="float" office:value="0">
            <text:p>0.0000</text:p>
          </table:table-cell>
          <table:table-cell table:style-name="ce11" table:formula="of:=IF([.A748]&lt;StereoRes;2*ATAN((StereoRes-[.A748])/(2*StereoF))*180/3.14;0)" office:value-type="float" office:value="0">
            <text:p>0.00000000</text:p>
          </table:table-cell>
          <table:table-cell table:style-name="ce11" table:formula="of:=((StereoRes-2*[.A748])*[.B748]/(2*StereoF))-((-StereoRes*[.B74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1">
            <text:p>721</text:p>
          </table:table-cell>
          <table:table-cell table:style-name="ce11" table:formula="of:=IF([.A749]&lt;StereoRes;(B/100)*StereoF/[.A749];0)" office:value-type="float" office:value="0">
            <text:p>0.00000000</text:p>
          </table:table-cell>
          <table:table-cell table:style-name="ce13" table:formula="of:=IF([.A749]&lt;StereoRes;StereoF*(B/100)*CorrAccuracy/([.A749]*[.A749]);0)" office:value-type="float" office:value="0">
            <text:p>0.0000</text:p>
          </table:table-cell>
          <table:table-cell table:style-name="ce11" table:formula="of:=IF([.A749]&lt;StereoRes;2*ATAN((StereoRes-[.A749])/(2*StereoF))*180/3.14;0)" office:value-type="float" office:value="0">
            <text:p>0.00000000</text:p>
          </table:table-cell>
          <table:table-cell table:style-name="ce11" table:formula="of:=((StereoRes-2*[.A749])*[.B749]/(2*StereoF))-((-StereoRes*[.B74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2">
            <text:p>722</text:p>
          </table:table-cell>
          <table:table-cell table:style-name="ce11" table:formula="of:=IF([.A750]&lt;StereoRes;(B/100)*StereoF/[.A750];0)" office:value-type="float" office:value="0">
            <text:p>0.00000000</text:p>
          </table:table-cell>
          <table:table-cell table:style-name="ce13" table:formula="of:=IF([.A750]&lt;StereoRes;StereoF*(B/100)*CorrAccuracy/([.A750]*[.A750]);0)" office:value-type="float" office:value="0">
            <text:p>0.0000</text:p>
          </table:table-cell>
          <table:table-cell table:style-name="ce11" table:formula="of:=IF([.A750]&lt;StereoRes;2*ATAN((StereoRes-[.A750])/(2*StereoF))*180/3.14;0)" office:value-type="float" office:value="0">
            <text:p>0.00000000</text:p>
          </table:table-cell>
          <table:table-cell table:style-name="ce11" table:formula="of:=((StereoRes-2*[.A750])*[.B750]/(2*StereoF))-((-StereoRes*[.B75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3">
            <text:p>723</text:p>
          </table:table-cell>
          <table:table-cell table:style-name="ce11" table:formula="of:=IF([.A751]&lt;StereoRes;(B/100)*StereoF/[.A751];0)" office:value-type="float" office:value="0">
            <text:p>0.00000000</text:p>
          </table:table-cell>
          <table:table-cell table:style-name="ce13" table:formula="of:=IF([.A751]&lt;StereoRes;StereoF*(B/100)*CorrAccuracy/([.A751]*[.A751]);0)" office:value-type="float" office:value="0">
            <text:p>0.0000</text:p>
          </table:table-cell>
          <table:table-cell table:style-name="ce11" table:formula="of:=IF([.A751]&lt;StereoRes;2*ATAN((StereoRes-[.A751])/(2*StereoF))*180/3.14;0)" office:value-type="float" office:value="0">
            <text:p>0.00000000</text:p>
          </table:table-cell>
          <table:table-cell table:style-name="ce11" table:formula="of:=((StereoRes-2*[.A751])*[.B751]/(2*StereoF))-((-StereoRes*[.B75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4">
            <text:p>724</text:p>
          </table:table-cell>
          <table:table-cell table:style-name="ce11" table:formula="of:=IF([.A752]&lt;StereoRes;(B/100)*StereoF/[.A752];0)" office:value-type="float" office:value="0">
            <text:p>0.00000000</text:p>
          </table:table-cell>
          <table:table-cell table:style-name="ce13" table:formula="of:=IF([.A752]&lt;StereoRes;StereoF*(B/100)*CorrAccuracy/([.A752]*[.A752]);0)" office:value-type="float" office:value="0">
            <text:p>0.0000</text:p>
          </table:table-cell>
          <table:table-cell table:style-name="ce11" table:formula="of:=IF([.A752]&lt;StereoRes;2*ATAN((StereoRes-[.A752])/(2*StereoF))*180/3.14;0)" office:value-type="float" office:value="0">
            <text:p>0.00000000</text:p>
          </table:table-cell>
          <table:table-cell table:style-name="ce11" table:formula="of:=((StereoRes-2*[.A752])*[.B752]/(2*StereoF))-((-StereoRes*[.B75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5">
            <text:p>725</text:p>
          </table:table-cell>
          <table:table-cell table:style-name="ce11" table:formula="of:=IF([.A753]&lt;StereoRes;(B/100)*StereoF/[.A753];0)" office:value-type="float" office:value="0">
            <text:p>0.00000000</text:p>
          </table:table-cell>
          <table:table-cell table:style-name="ce13" table:formula="of:=IF([.A753]&lt;StereoRes;StereoF*(B/100)*CorrAccuracy/([.A753]*[.A753]);0)" office:value-type="float" office:value="0">
            <text:p>0.0000</text:p>
          </table:table-cell>
          <table:table-cell table:style-name="ce11" table:formula="of:=IF([.A753]&lt;StereoRes;2*ATAN((StereoRes-[.A753])/(2*StereoF))*180/3.14;0)" office:value-type="float" office:value="0">
            <text:p>0.00000000</text:p>
          </table:table-cell>
          <table:table-cell table:style-name="ce11" table:formula="of:=((StereoRes-2*[.A753])*[.B753]/(2*StereoF))-((-StereoRes*[.B75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6">
            <text:p>726</text:p>
          </table:table-cell>
          <table:table-cell table:style-name="ce11" table:formula="of:=IF([.A754]&lt;StereoRes;(B/100)*StereoF/[.A754];0)" office:value-type="float" office:value="0">
            <text:p>0.00000000</text:p>
          </table:table-cell>
          <table:table-cell table:style-name="ce13" table:formula="of:=IF([.A754]&lt;StereoRes;StereoF*(B/100)*CorrAccuracy/([.A754]*[.A754]);0)" office:value-type="float" office:value="0">
            <text:p>0.0000</text:p>
          </table:table-cell>
          <table:table-cell table:style-name="ce11" table:formula="of:=IF([.A754]&lt;StereoRes;2*ATAN((StereoRes-[.A754])/(2*StereoF))*180/3.14;0)" office:value-type="float" office:value="0">
            <text:p>0.00000000</text:p>
          </table:table-cell>
          <table:table-cell table:style-name="ce11" table:formula="of:=((StereoRes-2*[.A754])*[.B754]/(2*StereoF))-((-StereoRes*[.B75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7">
            <text:p>727</text:p>
          </table:table-cell>
          <table:table-cell table:style-name="ce11" table:formula="of:=IF([.A755]&lt;StereoRes;(B/100)*StereoF/[.A755];0)" office:value-type="float" office:value="0">
            <text:p>0.00000000</text:p>
          </table:table-cell>
          <table:table-cell table:style-name="ce13" table:formula="of:=IF([.A755]&lt;StereoRes;StereoF*(B/100)*CorrAccuracy/([.A755]*[.A755]);0)" office:value-type="float" office:value="0">
            <text:p>0.0000</text:p>
          </table:table-cell>
          <table:table-cell table:style-name="ce11" table:formula="of:=IF([.A755]&lt;StereoRes;2*ATAN((StereoRes-[.A755])/(2*StereoF))*180/3.14;0)" office:value-type="float" office:value="0">
            <text:p>0.00000000</text:p>
          </table:table-cell>
          <table:table-cell table:style-name="ce11" table:formula="of:=((StereoRes-2*[.A755])*[.B755]/(2*StereoF))-((-StereoRes*[.B75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8">
            <text:p>728</text:p>
          </table:table-cell>
          <table:table-cell table:style-name="ce11" table:formula="of:=IF([.A756]&lt;StereoRes;(B/100)*StereoF/[.A756];0)" office:value-type="float" office:value="0">
            <text:p>0.00000000</text:p>
          </table:table-cell>
          <table:table-cell table:style-name="ce13" table:formula="of:=IF([.A756]&lt;StereoRes;StereoF*(B/100)*CorrAccuracy/([.A756]*[.A756]);0)" office:value-type="float" office:value="0">
            <text:p>0.0000</text:p>
          </table:table-cell>
          <table:table-cell table:style-name="ce11" table:formula="of:=IF([.A756]&lt;StereoRes;2*ATAN((StereoRes-[.A756])/(2*StereoF))*180/3.14;0)" office:value-type="float" office:value="0">
            <text:p>0.00000000</text:p>
          </table:table-cell>
          <table:table-cell table:style-name="ce11" table:formula="of:=((StereoRes-2*[.A756])*[.B756]/(2*StereoF))-((-StereoRes*[.B75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9">
            <text:p>729</text:p>
          </table:table-cell>
          <table:table-cell table:style-name="ce11" table:formula="of:=IF([.A757]&lt;StereoRes;(B/100)*StereoF/[.A757];0)" office:value-type="float" office:value="0">
            <text:p>0.00000000</text:p>
          </table:table-cell>
          <table:table-cell table:style-name="ce13" table:formula="of:=IF([.A757]&lt;StereoRes;StereoF*(B/100)*CorrAccuracy/([.A757]*[.A757]);0)" office:value-type="float" office:value="0">
            <text:p>0.0000</text:p>
          </table:table-cell>
          <table:table-cell table:style-name="ce11" table:formula="of:=IF([.A757]&lt;StereoRes;2*ATAN((StereoRes-[.A757])/(2*StereoF))*180/3.14;0)" office:value-type="float" office:value="0">
            <text:p>0.00000000</text:p>
          </table:table-cell>
          <table:table-cell table:style-name="ce11" table:formula="of:=((StereoRes-2*[.A757])*[.B757]/(2*StereoF))-((-StereoRes*[.B75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0">
            <text:p>730</text:p>
          </table:table-cell>
          <table:table-cell table:style-name="ce11" table:formula="of:=IF([.A758]&lt;StereoRes;(B/100)*StereoF/[.A758];0)" office:value-type="float" office:value="0">
            <text:p>0.00000000</text:p>
          </table:table-cell>
          <table:table-cell table:style-name="ce13" table:formula="of:=IF([.A758]&lt;StereoRes;StereoF*(B/100)*CorrAccuracy/([.A758]*[.A758]);0)" office:value-type="float" office:value="0">
            <text:p>0.0000</text:p>
          </table:table-cell>
          <table:table-cell table:style-name="ce11" table:formula="of:=IF([.A758]&lt;StereoRes;2*ATAN((StereoRes-[.A758])/(2*StereoF))*180/3.14;0)" office:value-type="float" office:value="0">
            <text:p>0.00000000</text:p>
          </table:table-cell>
          <table:table-cell table:style-name="ce11" table:formula="of:=((StereoRes-2*[.A758])*[.B758]/(2*StereoF))-((-StereoRes*[.B75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1">
            <text:p>731</text:p>
          </table:table-cell>
          <table:table-cell table:style-name="ce11" table:formula="of:=IF([.A759]&lt;StereoRes;(B/100)*StereoF/[.A759];0)" office:value-type="float" office:value="0">
            <text:p>0.00000000</text:p>
          </table:table-cell>
          <table:table-cell table:style-name="ce13" table:formula="of:=IF([.A759]&lt;StereoRes;StereoF*(B/100)*CorrAccuracy/([.A759]*[.A759]);0)" office:value-type="float" office:value="0">
            <text:p>0.0000</text:p>
          </table:table-cell>
          <table:table-cell table:style-name="ce11" table:formula="of:=IF([.A759]&lt;StereoRes;2*ATAN((StereoRes-[.A759])/(2*StereoF))*180/3.14;0)" office:value-type="float" office:value="0">
            <text:p>0.00000000</text:p>
          </table:table-cell>
          <table:table-cell table:style-name="ce11" table:formula="of:=((StereoRes-2*[.A759])*[.B759]/(2*StereoF))-((-StereoRes*[.B75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2">
            <text:p>732</text:p>
          </table:table-cell>
          <table:table-cell table:style-name="ce11" table:formula="of:=IF([.A760]&lt;StereoRes;(B/100)*StereoF/[.A760];0)" office:value-type="float" office:value="0">
            <text:p>0.00000000</text:p>
          </table:table-cell>
          <table:table-cell table:style-name="ce13" table:formula="of:=IF([.A760]&lt;StereoRes;StereoF*(B/100)*CorrAccuracy/([.A760]*[.A760]);0)" office:value-type="float" office:value="0">
            <text:p>0.0000</text:p>
          </table:table-cell>
          <table:table-cell table:style-name="ce11" table:formula="of:=IF([.A760]&lt;StereoRes;2*ATAN((StereoRes-[.A760])/(2*StereoF))*180/3.14;0)" office:value-type="float" office:value="0">
            <text:p>0.00000000</text:p>
          </table:table-cell>
          <table:table-cell table:style-name="ce11" table:formula="of:=((StereoRes-2*[.A760])*[.B760]/(2*StereoF))-((-StereoRes*[.B76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3">
            <text:p>733</text:p>
          </table:table-cell>
          <table:table-cell table:style-name="ce11" table:formula="of:=IF([.A761]&lt;StereoRes;(B/100)*StereoF/[.A761];0)" office:value-type="float" office:value="0">
            <text:p>0.00000000</text:p>
          </table:table-cell>
          <table:table-cell table:style-name="ce13" table:formula="of:=IF([.A761]&lt;StereoRes;StereoF*(B/100)*CorrAccuracy/([.A761]*[.A761]);0)" office:value-type="float" office:value="0">
            <text:p>0.0000</text:p>
          </table:table-cell>
          <table:table-cell table:style-name="ce11" table:formula="of:=IF([.A761]&lt;StereoRes;2*ATAN((StereoRes-[.A761])/(2*StereoF))*180/3.14;0)" office:value-type="float" office:value="0">
            <text:p>0.00000000</text:p>
          </table:table-cell>
          <table:table-cell table:style-name="ce11" table:formula="of:=((StereoRes-2*[.A761])*[.B761]/(2*StereoF))-((-StereoRes*[.B76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4">
            <text:p>734</text:p>
          </table:table-cell>
          <table:table-cell table:style-name="ce11" table:formula="of:=IF([.A762]&lt;StereoRes;(B/100)*StereoF/[.A762];0)" office:value-type="float" office:value="0">
            <text:p>0.00000000</text:p>
          </table:table-cell>
          <table:table-cell table:style-name="ce13" table:formula="of:=IF([.A762]&lt;StereoRes;StereoF*(B/100)*CorrAccuracy/([.A762]*[.A762]);0)" office:value-type="float" office:value="0">
            <text:p>0.0000</text:p>
          </table:table-cell>
          <table:table-cell table:style-name="ce11" table:formula="of:=IF([.A762]&lt;StereoRes;2*ATAN((StereoRes-[.A762])/(2*StereoF))*180/3.14;0)" office:value-type="float" office:value="0">
            <text:p>0.00000000</text:p>
          </table:table-cell>
          <table:table-cell table:style-name="ce11" table:formula="of:=((StereoRes-2*[.A762])*[.B762]/(2*StereoF))-((-StereoRes*[.B76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5">
            <text:p>735</text:p>
          </table:table-cell>
          <table:table-cell table:style-name="ce11" table:formula="of:=IF([.A763]&lt;StereoRes;(B/100)*StereoF/[.A763];0)" office:value-type="float" office:value="0">
            <text:p>0.00000000</text:p>
          </table:table-cell>
          <table:table-cell table:style-name="ce13" table:formula="of:=IF([.A763]&lt;StereoRes;StereoF*(B/100)*CorrAccuracy/([.A763]*[.A763]);0)" office:value-type="float" office:value="0">
            <text:p>0.0000</text:p>
          </table:table-cell>
          <table:table-cell table:style-name="ce11" table:formula="of:=IF([.A763]&lt;StereoRes;2*ATAN((StereoRes-[.A763])/(2*StereoF))*180/3.14;0)" office:value-type="float" office:value="0">
            <text:p>0.00000000</text:p>
          </table:table-cell>
          <table:table-cell table:style-name="ce11" table:formula="of:=((StereoRes-2*[.A763])*[.B763]/(2*StereoF))-((-StereoRes*[.B76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6">
            <text:p>736</text:p>
          </table:table-cell>
          <table:table-cell table:style-name="ce11" table:formula="of:=IF([.A764]&lt;StereoRes;(B/100)*StereoF/[.A764];0)" office:value-type="float" office:value="0">
            <text:p>0.00000000</text:p>
          </table:table-cell>
          <table:table-cell table:style-name="ce13" table:formula="of:=IF([.A764]&lt;StereoRes;StereoF*(B/100)*CorrAccuracy/([.A764]*[.A764]);0)" office:value-type="float" office:value="0">
            <text:p>0.0000</text:p>
          </table:table-cell>
          <table:table-cell table:style-name="ce11" table:formula="of:=IF([.A764]&lt;StereoRes;2*ATAN((StereoRes-[.A764])/(2*StereoF))*180/3.14;0)" office:value-type="float" office:value="0">
            <text:p>0.00000000</text:p>
          </table:table-cell>
          <table:table-cell table:style-name="ce11" table:formula="of:=((StereoRes-2*[.A764])*[.B764]/(2*StereoF))-((-StereoRes*[.B76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7">
            <text:p>737</text:p>
          </table:table-cell>
          <table:table-cell table:style-name="ce11" table:formula="of:=IF([.A765]&lt;StereoRes;(B/100)*StereoF/[.A765];0)" office:value-type="float" office:value="0">
            <text:p>0.00000000</text:p>
          </table:table-cell>
          <table:table-cell table:style-name="ce13" table:formula="of:=IF([.A765]&lt;StereoRes;StereoF*(B/100)*CorrAccuracy/([.A765]*[.A765]);0)" office:value-type="float" office:value="0">
            <text:p>0.0000</text:p>
          </table:table-cell>
          <table:table-cell table:style-name="ce11" table:formula="of:=IF([.A765]&lt;StereoRes;2*ATAN((StereoRes-[.A765])/(2*StereoF))*180/3.14;0)" office:value-type="float" office:value="0">
            <text:p>0.00000000</text:p>
          </table:table-cell>
          <table:table-cell table:style-name="ce11" table:formula="of:=((StereoRes-2*[.A765])*[.B765]/(2*StereoF))-((-StereoRes*[.B76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8">
            <text:p>738</text:p>
          </table:table-cell>
          <table:table-cell table:style-name="ce11" table:formula="of:=IF([.A766]&lt;StereoRes;(B/100)*StereoF/[.A766];0)" office:value-type="float" office:value="0">
            <text:p>0.00000000</text:p>
          </table:table-cell>
          <table:table-cell table:style-name="ce13" table:formula="of:=IF([.A766]&lt;StereoRes;StereoF*(B/100)*CorrAccuracy/([.A766]*[.A766]);0)" office:value-type="float" office:value="0">
            <text:p>0.0000</text:p>
          </table:table-cell>
          <table:table-cell table:style-name="ce11" table:formula="of:=IF([.A766]&lt;StereoRes;2*ATAN((StereoRes-[.A766])/(2*StereoF))*180/3.14;0)" office:value-type="float" office:value="0">
            <text:p>0.00000000</text:p>
          </table:table-cell>
          <table:table-cell table:style-name="ce11" table:formula="of:=((StereoRes-2*[.A766])*[.B766]/(2*StereoF))-((-StereoRes*[.B76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9">
            <text:p>739</text:p>
          </table:table-cell>
          <table:table-cell table:style-name="ce11" table:formula="of:=IF([.A767]&lt;StereoRes;(B/100)*StereoF/[.A767];0)" office:value-type="float" office:value="0">
            <text:p>0.00000000</text:p>
          </table:table-cell>
          <table:table-cell table:style-name="ce13" table:formula="of:=IF([.A767]&lt;StereoRes;StereoF*(B/100)*CorrAccuracy/([.A767]*[.A767]);0)" office:value-type="float" office:value="0">
            <text:p>0.0000</text:p>
          </table:table-cell>
          <table:table-cell table:style-name="ce11" table:formula="of:=IF([.A767]&lt;StereoRes;2*ATAN((StereoRes-[.A767])/(2*StereoF))*180/3.14;0)" office:value-type="float" office:value="0">
            <text:p>0.00000000</text:p>
          </table:table-cell>
          <table:table-cell table:style-name="ce11" table:formula="of:=((StereoRes-2*[.A767])*[.B767]/(2*StereoF))-((-StereoRes*[.B76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0">
            <text:p>740</text:p>
          </table:table-cell>
          <table:table-cell table:style-name="ce11" table:formula="of:=IF([.A768]&lt;StereoRes;(B/100)*StereoF/[.A768];0)" office:value-type="float" office:value="0">
            <text:p>0.00000000</text:p>
          </table:table-cell>
          <table:table-cell table:style-name="ce13" table:formula="of:=IF([.A768]&lt;StereoRes;StereoF*(B/100)*CorrAccuracy/([.A768]*[.A768]);0)" office:value-type="float" office:value="0">
            <text:p>0.0000</text:p>
          </table:table-cell>
          <table:table-cell table:style-name="ce11" table:formula="of:=IF([.A768]&lt;StereoRes;2*ATAN((StereoRes-[.A768])/(2*StereoF))*180/3.14;0)" office:value-type="float" office:value="0">
            <text:p>0.00000000</text:p>
          </table:table-cell>
          <table:table-cell table:style-name="ce11" table:formula="of:=((StereoRes-2*[.A768])*[.B768]/(2*StereoF))-((-StereoRes*[.B7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1">
            <text:p>741</text:p>
          </table:table-cell>
          <table:table-cell table:style-name="ce11" table:formula="of:=IF([.A769]&lt;StereoRes;(B/100)*StereoF/[.A769];0)" office:value-type="float" office:value="0">
            <text:p>0.00000000</text:p>
          </table:table-cell>
          <table:table-cell table:style-name="ce13" table:formula="of:=IF([.A769]&lt;StereoRes;StereoF*(B/100)*CorrAccuracy/([.A769]*[.A769]);0)" office:value-type="float" office:value="0">
            <text:p>0.0000</text:p>
          </table:table-cell>
          <table:table-cell table:style-name="ce11" table:formula="of:=IF([.A769]&lt;StereoRes;2*ATAN((StereoRes-[.A769])/(2*StereoF))*180/3.14;0)" office:value-type="float" office:value="0">
            <text:p>0.00000000</text:p>
          </table:table-cell>
          <table:table-cell table:style-name="ce11" table:formula="of:=((StereoRes-2*[.A769])*[.B769]/(2*StereoF))-((-StereoRes*[.B7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2">
            <text:p>742</text:p>
          </table:table-cell>
          <table:table-cell table:style-name="ce11" table:formula="of:=IF([.A770]&lt;StereoRes;(B/100)*StereoF/[.A770];0)" office:value-type="float" office:value="0">
            <text:p>0.00000000</text:p>
          </table:table-cell>
          <table:table-cell table:style-name="ce13" table:formula="of:=IF([.A770]&lt;StereoRes;StereoF*(B/100)*CorrAccuracy/([.A770]*[.A770]);0)" office:value-type="float" office:value="0">
            <text:p>0.0000</text:p>
          </table:table-cell>
          <table:table-cell table:style-name="ce11" table:formula="of:=IF([.A770]&lt;StereoRes;2*ATAN((StereoRes-[.A770])/(2*StereoF))*180/3.14;0)" office:value-type="float" office:value="0">
            <text:p>0.00000000</text:p>
          </table:table-cell>
          <table:table-cell table:style-name="ce11" table:formula="of:=((StereoRes-2*[.A770])*[.B770]/(2*StereoF))-((-StereoRes*[.B7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3">
            <text:p>743</text:p>
          </table:table-cell>
          <table:table-cell table:style-name="ce11" table:formula="of:=IF([.A771]&lt;StereoRes;(B/100)*StereoF/[.A771];0)" office:value-type="float" office:value="0">
            <text:p>0.00000000</text:p>
          </table:table-cell>
          <table:table-cell table:style-name="ce13" table:formula="of:=IF([.A771]&lt;StereoRes;StereoF*(B/100)*CorrAccuracy/([.A771]*[.A771]);0)" office:value-type="float" office:value="0">
            <text:p>0.0000</text:p>
          </table:table-cell>
          <table:table-cell table:style-name="ce11" table:formula="of:=IF([.A771]&lt;StereoRes;2*ATAN((StereoRes-[.A771])/(2*StereoF))*180/3.14;0)" office:value-type="float" office:value="0">
            <text:p>0.00000000</text:p>
          </table:table-cell>
          <table:table-cell table:style-name="ce11" table:formula="of:=((StereoRes-2*[.A771])*[.B771]/(2*StereoF))-((-StereoRes*[.B7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4">
            <text:p>744</text:p>
          </table:table-cell>
          <table:table-cell table:style-name="ce11" table:formula="of:=IF([.A772]&lt;StereoRes;(B/100)*StereoF/[.A772];0)" office:value-type="float" office:value="0">
            <text:p>0.00000000</text:p>
          </table:table-cell>
          <table:table-cell table:style-name="ce13" table:formula="of:=IF([.A772]&lt;StereoRes;StereoF*(B/100)*CorrAccuracy/([.A772]*[.A772]);0)" office:value-type="float" office:value="0">
            <text:p>0.0000</text:p>
          </table:table-cell>
          <table:table-cell table:style-name="ce11" table:formula="of:=IF([.A772]&lt;StereoRes;2*ATAN((StereoRes-[.A772])/(2*StereoF))*180/3.14;0)" office:value-type="float" office:value="0">
            <text:p>0.00000000</text:p>
          </table:table-cell>
          <table:table-cell table:style-name="ce11" table:formula="of:=((StereoRes-2*[.A772])*[.B772]/(2*StereoF))-((-StereoRes*[.B7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5">
            <text:p>745</text:p>
          </table:table-cell>
          <table:table-cell table:style-name="ce11" table:formula="of:=IF([.A773]&lt;StereoRes;(B/100)*StereoF/[.A773];0)" office:value-type="float" office:value="0">
            <text:p>0.00000000</text:p>
          </table:table-cell>
          <table:table-cell table:style-name="ce13" table:formula="of:=IF([.A773]&lt;StereoRes;StereoF*(B/100)*CorrAccuracy/([.A773]*[.A773]);0)" office:value-type="float" office:value="0">
            <text:p>0.0000</text:p>
          </table:table-cell>
          <table:table-cell table:style-name="ce11" table:formula="of:=IF([.A773]&lt;StereoRes;2*ATAN((StereoRes-[.A773])/(2*StereoF))*180/3.14;0)" office:value-type="float" office:value="0">
            <text:p>0.00000000</text:p>
          </table:table-cell>
          <table:table-cell table:style-name="ce11" table:formula="of:=((StereoRes-2*[.A773])*[.B773]/(2*StereoF))-((-StereoRes*[.B7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6">
            <text:p>746</text:p>
          </table:table-cell>
          <table:table-cell table:style-name="ce11" table:formula="of:=IF([.A774]&lt;StereoRes;(B/100)*StereoF/[.A774];0)" office:value-type="float" office:value="0">
            <text:p>0.00000000</text:p>
          </table:table-cell>
          <table:table-cell table:style-name="ce13" table:formula="of:=IF([.A774]&lt;StereoRes;StereoF*(B/100)*CorrAccuracy/([.A774]*[.A774]);0)" office:value-type="float" office:value="0">
            <text:p>0.0000</text:p>
          </table:table-cell>
          <table:table-cell table:style-name="ce11" table:formula="of:=IF([.A774]&lt;StereoRes;2*ATAN((StereoRes-[.A774])/(2*StereoF))*180/3.14;0)" office:value-type="float" office:value="0">
            <text:p>0.00000000</text:p>
          </table:table-cell>
          <table:table-cell table:style-name="ce11" table:formula="of:=((StereoRes-2*[.A774])*[.B774]/(2*StereoF))-((-StereoRes*[.B7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7">
            <text:p>747</text:p>
          </table:table-cell>
          <table:table-cell table:style-name="ce11" table:formula="of:=IF([.A775]&lt;StereoRes;(B/100)*StereoF/[.A775];0)" office:value-type="float" office:value="0">
            <text:p>0.00000000</text:p>
          </table:table-cell>
          <table:table-cell table:style-name="ce13" table:formula="of:=IF([.A775]&lt;StereoRes;StereoF*(B/100)*CorrAccuracy/([.A775]*[.A775]);0)" office:value-type="float" office:value="0">
            <text:p>0.0000</text:p>
          </table:table-cell>
          <table:table-cell table:style-name="ce11" table:formula="of:=IF([.A775]&lt;StereoRes;2*ATAN((StereoRes-[.A775])/(2*StereoF))*180/3.14;0)" office:value-type="float" office:value="0">
            <text:p>0.00000000</text:p>
          </table:table-cell>
          <table:table-cell table:style-name="ce11" table:formula="of:=((StereoRes-2*[.A775])*[.B775]/(2*StereoF))-((-StereoRes*[.B7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8">
            <text:p>748</text:p>
          </table:table-cell>
          <table:table-cell table:style-name="ce11" table:formula="of:=IF([.A776]&lt;StereoRes;(B/100)*StereoF/[.A776];0)" office:value-type="float" office:value="0">
            <text:p>0.00000000</text:p>
          </table:table-cell>
          <table:table-cell table:style-name="ce13" table:formula="of:=IF([.A776]&lt;StereoRes;StereoF*(B/100)*CorrAccuracy/([.A776]*[.A776]);0)" office:value-type="float" office:value="0">
            <text:p>0.0000</text:p>
          </table:table-cell>
          <table:table-cell table:style-name="ce11" table:formula="of:=IF([.A776]&lt;StereoRes;2*ATAN((StereoRes-[.A776])/(2*StereoF))*180/3.14;0)" office:value-type="float" office:value="0">
            <text:p>0.00000000</text:p>
          </table:table-cell>
          <table:table-cell table:style-name="ce11" table:formula="of:=((StereoRes-2*[.A776])*[.B776]/(2*StereoF))-((-StereoRes*[.B7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9">
            <text:p>749</text:p>
          </table:table-cell>
          <table:table-cell table:style-name="ce11" table:formula="of:=IF([.A777]&lt;StereoRes;(B/100)*StereoF/[.A777];0)" office:value-type="float" office:value="0">
            <text:p>0.00000000</text:p>
          </table:table-cell>
          <table:table-cell table:style-name="ce13" table:formula="of:=IF([.A777]&lt;StereoRes;StereoF*(B/100)*CorrAccuracy/([.A777]*[.A777]);0)" office:value-type="float" office:value="0">
            <text:p>0.0000</text:p>
          </table:table-cell>
          <table:table-cell table:style-name="ce11" table:formula="of:=IF([.A777]&lt;StereoRes;2*ATAN((StereoRes-[.A777])/(2*StereoF))*180/3.14;0)" office:value-type="float" office:value="0">
            <text:p>0.00000000</text:p>
          </table:table-cell>
          <table:table-cell table:style-name="ce11" table:formula="of:=((StereoRes-2*[.A777])*[.B777]/(2*StereoF))-((-StereoRes*[.B7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0">
            <text:p>750</text:p>
          </table:table-cell>
          <table:table-cell table:style-name="ce11" table:formula="of:=IF([.A778]&lt;StereoRes;(B/100)*StereoF/[.A778];0)" office:value-type="float" office:value="0">
            <text:p>0.00000000</text:p>
          </table:table-cell>
          <table:table-cell table:style-name="ce13" table:formula="of:=IF([.A778]&lt;StereoRes;StereoF*(B/100)*CorrAccuracy/([.A778]*[.A778]);0)" office:value-type="float" office:value="0">
            <text:p>0.0000</text:p>
          </table:table-cell>
          <table:table-cell table:style-name="ce11" table:formula="of:=IF([.A778]&lt;StereoRes;2*ATAN((StereoRes-[.A778])/(2*StereoF))*180/3.14;0)" office:value-type="float" office:value="0">
            <text:p>0.00000000</text:p>
          </table:table-cell>
          <table:table-cell table:style-name="ce11" table:formula="of:=((StereoRes-2*[.A778])*[.B778]/(2*StereoF))-((-StereoRes*[.B7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1">
            <text:p>751</text:p>
          </table:table-cell>
          <table:table-cell table:style-name="ce11" table:formula="of:=IF([.A779]&lt;StereoRes;(B/100)*StereoF/[.A779];0)" office:value-type="float" office:value="0">
            <text:p>0.00000000</text:p>
          </table:table-cell>
          <table:table-cell table:style-name="ce13" table:formula="of:=IF([.A779]&lt;StereoRes;StereoF*(B/100)*CorrAccuracy/([.A779]*[.A779]);0)" office:value-type="float" office:value="0">
            <text:p>0.0000</text:p>
          </table:table-cell>
          <table:table-cell table:style-name="ce11" table:formula="of:=IF([.A779]&lt;StereoRes;2*ATAN((StereoRes-[.A779])/(2*StereoF))*180/3.14;0)" office:value-type="float" office:value="0">
            <text:p>0.00000000</text:p>
          </table:table-cell>
          <table:table-cell table:style-name="ce11" table:formula="of:=((StereoRes-2*[.A779])*[.B779]/(2*StereoF))-((-StereoRes*[.B7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2">
            <text:p>752</text:p>
          </table:table-cell>
          <table:table-cell table:style-name="ce11" table:formula="of:=IF([.A780]&lt;StereoRes;(B/100)*StereoF/[.A780];0)" office:value-type="float" office:value="0">
            <text:p>0.00000000</text:p>
          </table:table-cell>
          <table:table-cell table:style-name="ce13" table:formula="of:=IF([.A780]&lt;StereoRes;StereoF*(B/100)*CorrAccuracy/([.A780]*[.A780]);0)" office:value-type="float" office:value="0">
            <text:p>0.0000</text:p>
          </table:table-cell>
          <table:table-cell table:style-name="ce11" table:formula="of:=IF([.A780]&lt;StereoRes;2*ATAN((StereoRes-[.A780])/(2*StereoF))*180/3.14;0)" office:value-type="float" office:value="0">
            <text:p>0.00000000</text:p>
          </table:table-cell>
          <table:table-cell table:style-name="ce11" table:formula="of:=((StereoRes-2*[.A780])*[.B780]/(2*StereoF))-((-StereoRes*[.B7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3">
            <text:p>753</text:p>
          </table:table-cell>
          <table:table-cell table:style-name="ce11" table:formula="of:=IF([.A781]&lt;StereoRes;(B/100)*StereoF/[.A781];0)" office:value-type="float" office:value="0">
            <text:p>0.00000000</text:p>
          </table:table-cell>
          <table:table-cell table:style-name="ce13" table:formula="of:=IF([.A781]&lt;StereoRes;StereoF*(B/100)*CorrAccuracy/([.A781]*[.A781]);0)" office:value-type="float" office:value="0">
            <text:p>0.0000</text:p>
          </table:table-cell>
          <table:table-cell table:style-name="ce11" table:formula="of:=IF([.A781]&lt;StereoRes;2*ATAN((StereoRes-[.A781])/(2*StereoF))*180/3.14;0)" office:value-type="float" office:value="0">
            <text:p>0.00000000</text:p>
          </table:table-cell>
          <table:table-cell table:style-name="ce11" table:formula="of:=((StereoRes-2*[.A781])*[.B781]/(2*StereoF))-((-StereoRes*[.B7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4">
            <text:p>754</text:p>
          </table:table-cell>
          <table:table-cell table:style-name="ce11" table:formula="of:=IF([.A782]&lt;StereoRes;(B/100)*StereoF/[.A782];0)" office:value-type="float" office:value="0">
            <text:p>0.00000000</text:p>
          </table:table-cell>
          <table:table-cell table:style-name="ce13" table:formula="of:=IF([.A782]&lt;StereoRes;StereoF*(B/100)*CorrAccuracy/([.A782]*[.A782]);0)" office:value-type="float" office:value="0">
            <text:p>0.0000</text:p>
          </table:table-cell>
          <table:table-cell table:style-name="ce11" table:formula="of:=IF([.A782]&lt;StereoRes;2*ATAN((StereoRes-[.A782])/(2*StereoF))*180/3.14;0)" office:value-type="float" office:value="0">
            <text:p>0.00000000</text:p>
          </table:table-cell>
          <table:table-cell table:style-name="ce11" table:formula="of:=((StereoRes-2*[.A782])*[.B782]/(2*StereoF))-((-StereoRes*[.B7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5">
            <text:p>755</text:p>
          </table:table-cell>
          <table:table-cell table:style-name="ce11" table:formula="of:=IF([.A783]&lt;StereoRes;(B/100)*StereoF/[.A783];0)" office:value-type="float" office:value="0">
            <text:p>0.00000000</text:p>
          </table:table-cell>
          <table:table-cell table:style-name="ce13" table:formula="of:=IF([.A783]&lt;StereoRes;StereoF*(B/100)*CorrAccuracy/([.A783]*[.A783]);0)" office:value-type="float" office:value="0">
            <text:p>0.0000</text:p>
          </table:table-cell>
          <table:table-cell table:style-name="ce11" table:formula="of:=IF([.A783]&lt;StereoRes;2*ATAN((StereoRes-[.A783])/(2*StereoF))*180/3.14;0)" office:value-type="float" office:value="0">
            <text:p>0.00000000</text:p>
          </table:table-cell>
          <table:table-cell table:style-name="ce11" table:formula="of:=((StereoRes-2*[.A783])*[.B783]/(2*StereoF))-((-StereoRes*[.B7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6">
            <text:p>756</text:p>
          </table:table-cell>
          <table:table-cell table:style-name="ce11" table:formula="of:=IF([.A784]&lt;StereoRes;(B/100)*StereoF/[.A784];0)" office:value-type="float" office:value="0">
            <text:p>0.00000000</text:p>
          </table:table-cell>
          <table:table-cell table:style-name="ce13" table:formula="of:=IF([.A784]&lt;StereoRes;StereoF*(B/100)*CorrAccuracy/([.A784]*[.A784]);0)" office:value-type="float" office:value="0">
            <text:p>0.0000</text:p>
          </table:table-cell>
          <table:table-cell table:style-name="ce11" table:formula="of:=IF([.A784]&lt;StereoRes;2*ATAN((StereoRes-[.A784])/(2*StereoF))*180/3.14;0)" office:value-type="float" office:value="0">
            <text:p>0.00000000</text:p>
          </table:table-cell>
          <table:table-cell table:style-name="ce11" table:formula="of:=((StereoRes-2*[.A784])*[.B784]/(2*StereoF))-((-StereoRes*[.B7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7">
            <text:p>757</text:p>
          </table:table-cell>
          <table:table-cell table:style-name="ce11" table:formula="of:=IF([.A785]&lt;StereoRes;(B/100)*StereoF/[.A785];0)" office:value-type="float" office:value="0">
            <text:p>0.00000000</text:p>
          </table:table-cell>
          <table:table-cell table:style-name="ce13" table:formula="of:=IF([.A785]&lt;StereoRes;StereoF*(B/100)*CorrAccuracy/([.A785]*[.A785]);0)" office:value-type="float" office:value="0">
            <text:p>0.0000</text:p>
          </table:table-cell>
          <table:table-cell table:style-name="ce11" table:formula="of:=IF([.A785]&lt;StereoRes;2*ATAN((StereoRes-[.A785])/(2*StereoF))*180/3.14;0)" office:value-type="float" office:value="0">
            <text:p>0.00000000</text:p>
          </table:table-cell>
          <table:table-cell table:style-name="ce11" table:formula="of:=((StereoRes-2*[.A785])*[.B785]/(2*StereoF))-((-StereoRes*[.B7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8">
            <text:p>758</text:p>
          </table:table-cell>
          <table:table-cell table:style-name="ce11" table:formula="of:=IF([.A786]&lt;StereoRes;(B/100)*StereoF/[.A786];0)" office:value-type="float" office:value="0">
            <text:p>0.00000000</text:p>
          </table:table-cell>
          <table:table-cell table:style-name="ce13" table:formula="of:=IF([.A786]&lt;StereoRes;StereoF*(B/100)*CorrAccuracy/([.A786]*[.A786]);0)" office:value-type="float" office:value="0">
            <text:p>0.0000</text:p>
          </table:table-cell>
          <table:table-cell table:style-name="ce11" table:formula="of:=IF([.A786]&lt;StereoRes;2*ATAN((StereoRes-[.A786])/(2*StereoF))*180/3.14;0)" office:value-type="float" office:value="0">
            <text:p>0.00000000</text:p>
          </table:table-cell>
          <table:table-cell table:style-name="ce11" table:formula="of:=((StereoRes-2*[.A786])*[.B786]/(2*StereoF))-((-StereoRes*[.B7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9">
            <text:p>759</text:p>
          </table:table-cell>
          <table:table-cell table:style-name="ce11" table:formula="of:=IF([.A787]&lt;StereoRes;(B/100)*StereoF/[.A787];0)" office:value-type="float" office:value="0">
            <text:p>0.00000000</text:p>
          </table:table-cell>
          <table:table-cell table:style-name="ce13" table:formula="of:=IF([.A787]&lt;StereoRes;StereoF*(B/100)*CorrAccuracy/([.A787]*[.A787]);0)" office:value-type="float" office:value="0">
            <text:p>0.0000</text:p>
          </table:table-cell>
          <table:table-cell table:style-name="ce11" table:formula="of:=IF([.A787]&lt;StereoRes;2*ATAN((StereoRes-[.A787])/(2*StereoF))*180/3.14;0)" office:value-type="float" office:value="0">
            <text:p>0.00000000</text:p>
          </table:table-cell>
          <table:table-cell table:style-name="ce11" table:formula="of:=((StereoRes-2*[.A787])*[.B787]/(2*StereoF))-((-StereoRes*[.B7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0">
            <text:p>760</text:p>
          </table:table-cell>
          <table:table-cell table:style-name="ce11" table:formula="of:=IF([.A788]&lt;StereoRes;(B/100)*StereoF/[.A788];0)" office:value-type="float" office:value="0">
            <text:p>0.00000000</text:p>
          </table:table-cell>
          <table:table-cell table:style-name="ce13" table:formula="of:=IF([.A788]&lt;StereoRes;StereoF*(B/100)*CorrAccuracy/([.A788]*[.A788]);0)" office:value-type="float" office:value="0">
            <text:p>0.0000</text:p>
          </table:table-cell>
          <table:table-cell table:style-name="ce11" table:formula="of:=IF([.A788]&lt;StereoRes;2*ATAN((StereoRes-[.A788])/(2*StereoF))*180/3.14;0)" office:value-type="float" office:value="0">
            <text:p>0.00000000</text:p>
          </table:table-cell>
          <table:table-cell table:style-name="ce11" table:formula="of:=((StereoRes-2*[.A788])*[.B788]/(2*StereoF))-((-StereoRes*[.B7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1">
            <text:p>761</text:p>
          </table:table-cell>
          <table:table-cell table:style-name="ce11" table:formula="of:=IF([.A789]&lt;StereoRes;(B/100)*StereoF/[.A789];0)" office:value-type="float" office:value="0">
            <text:p>0.00000000</text:p>
          </table:table-cell>
          <table:table-cell table:style-name="ce13" table:formula="of:=IF([.A789]&lt;StereoRes;StereoF*(B/100)*CorrAccuracy/([.A789]*[.A789]);0)" office:value-type="float" office:value="0">
            <text:p>0.0000</text:p>
          </table:table-cell>
          <table:table-cell table:style-name="ce11" table:formula="of:=IF([.A789]&lt;StereoRes;2*ATAN((StereoRes-[.A789])/(2*StereoF))*180/3.14;0)" office:value-type="float" office:value="0">
            <text:p>0.00000000</text:p>
          </table:table-cell>
          <table:table-cell table:style-name="ce11" table:formula="of:=((StereoRes-2*[.A789])*[.B789]/(2*StereoF))-((-StereoRes*[.B7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2">
            <text:p>762</text:p>
          </table:table-cell>
          <table:table-cell table:style-name="ce11" table:formula="of:=IF([.A790]&lt;StereoRes;(B/100)*StereoF/[.A790];0)" office:value-type="float" office:value="0">
            <text:p>0.00000000</text:p>
          </table:table-cell>
          <table:table-cell table:style-name="ce13" table:formula="of:=IF([.A790]&lt;StereoRes;StereoF*(B/100)*CorrAccuracy/([.A790]*[.A790]);0)" office:value-type="float" office:value="0">
            <text:p>0.0000</text:p>
          </table:table-cell>
          <table:table-cell table:style-name="ce11" table:formula="of:=IF([.A790]&lt;StereoRes;2*ATAN((StereoRes-[.A790])/(2*StereoF))*180/3.14;0)" office:value-type="float" office:value="0">
            <text:p>0.00000000</text:p>
          </table:table-cell>
          <table:table-cell table:style-name="ce11" table:formula="of:=((StereoRes-2*[.A790])*[.B790]/(2*StereoF))-((-StereoRes*[.B7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3">
            <text:p>763</text:p>
          </table:table-cell>
          <table:table-cell table:style-name="ce11" table:formula="of:=IF([.A791]&lt;StereoRes;(B/100)*StereoF/[.A791];0)" office:value-type="float" office:value="0">
            <text:p>0.00000000</text:p>
          </table:table-cell>
          <table:table-cell table:style-name="ce13" table:formula="of:=IF([.A791]&lt;StereoRes;StereoF*(B/100)*CorrAccuracy/([.A791]*[.A791]);0)" office:value-type="float" office:value="0">
            <text:p>0.0000</text:p>
          </table:table-cell>
          <table:table-cell table:style-name="ce11" table:formula="of:=IF([.A791]&lt;StereoRes;2*ATAN((StereoRes-[.A791])/(2*StereoF))*180/3.14;0)" office:value-type="float" office:value="0">
            <text:p>0.00000000</text:p>
          </table:table-cell>
          <table:table-cell table:style-name="ce11" table:formula="of:=((StereoRes-2*[.A791])*[.B791]/(2*StereoF))-((-StereoRes*[.B7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4">
            <text:p>764</text:p>
          </table:table-cell>
          <table:table-cell table:style-name="ce11" table:formula="of:=IF([.A792]&lt;StereoRes;(B/100)*StereoF/[.A792];0)" office:value-type="float" office:value="0">
            <text:p>0.00000000</text:p>
          </table:table-cell>
          <table:table-cell table:style-name="ce13" table:formula="of:=IF([.A792]&lt;StereoRes;StereoF*(B/100)*CorrAccuracy/([.A792]*[.A792]);0)" office:value-type="float" office:value="0">
            <text:p>0.0000</text:p>
          </table:table-cell>
          <table:table-cell table:style-name="ce11" table:formula="of:=IF([.A792]&lt;StereoRes;2*ATAN((StereoRes-[.A792])/(2*StereoF))*180/3.14;0)" office:value-type="float" office:value="0">
            <text:p>0.00000000</text:p>
          </table:table-cell>
          <table:table-cell table:style-name="ce11" table:formula="of:=((StereoRes-2*[.A792])*[.B792]/(2*StereoF))-((-StereoRes*[.B7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5">
            <text:p>765</text:p>
          </table:table-cell>
          <table:table-cell table:style-name="ce11" table:formula="of:=IF([.A793]&lt;StereoRes;(B/100)*StereoF/[.A793];0)" office:value-type="float" office:value="0">
            <text:p>0.00000000</text:p>
          </table:table-cell>
          <table:table-cell table:style-name="ce13" table:formula="of:=IF([.A793]&lt;StereoRes;StereoF*(B/100)*CorrAccuracy/([.A793]*[.A793]);0)" office:value-type="float" office:value="0">
            <text:p>0.0000</text:p>
          </table:table-cell>
          <table:table-cell table:style-name="ce11" table:formula="of:=IF([.A793]&lt;StereoRes;2*ATAN((StereoRes-[.A793])/(2*StereoF))*180/3.14;0)" office:value-type="float" office:value="0">
            <text:p>0.00000000</text:p>
          </table:table-cell>
          <table:table-cell table:style-name="ce11" table:formula="of:=((StereoRes-2*[.A793])*[.B793]/(2*StereoF))-((-StereoRes*[.B7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6">
            <text:p>766</text:p>
          </table:table-cell>
          <table:table-cell table:style-name="ce11" table:formula="of:=IF([.A794]&lt;StereoRes;(B/100)*StereoF/[.A794];0)" office:value-type="float" office:value="0">
            <text:p>0.00000000</text:p>
          </table:table-cell>
          <table:table-cell table:style-name="ce13" table:formula="of:=IF([.A794]&lt;StereoRes;StereoF*(B/100)*CorrAccuracy/([.A794]*[.A794]);0)" office:value-type="float" office:value="0">
            <text:p>0.0000</text:p>
          </table:table-cell>
          <table:table-cell table:style-name="ce11" table:formula="of:=IF([.A794]&lt;StereoRes;2*ATAN((StereoRes-[.A794])/(2*StereoF))*180/3.14;0)" office:value-type="float" office:value="0">
            <text:p>0.00000000</text:p>
          </table:table-cell>
          <table:table-cell table:style-name="ce11" table:formula="of:=((StereoRes-2*[.A794])*[.B794]/(2*StereoF))-((-StereoRes*[.B7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7">
            <text:p>767</text:p>
          </table:table-cell>
          <table:table-cell table:style-name="ce11" table:formula="of:=IF([.A795]&lt;StereoRes;(B/100)*StereoF/[.A795];0)" office:value-type="float" office:value="0">
            <text:p>0.00000000</text:p>
          </table:table-cell>
          <table:table-cell table:style-name="ce13" table:formula="of:=IF([.A795]&lt;StereoRes;StereoF*(B/100)*CorrAccuracy/([.A795]*[.A795]);0)" office:value-type="float" office:value="0">
            <text:p>0.0000</text:p>
          </table:table-cell>
          <table:table-cell table:style-name="ce11" table:formula="of:=IF([.A795]&lt;StereoRes;2*ATAN((StereoRes-[.A795])/(2*StereoF))*180/3.14;0)" office:value-type="float" office:value="0">
            <text:p>0.00000000</text:p>
          </table:table-cell>
          <table:table-cell table:style-name="ce11" table:formula="of:=((StereoRes-2*[.A795])*[.B795]/(2*StereoF))-((-StereoRes*[.B7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8">
            <text:p>768</text:p>
          </table:table-cell>
          <table:table-cell table:style-name="ce11" table:formula="of:=IF([.A796]&lt;StereoRes;(B/100)*StereoF/[.A796];0)" office:value-type="float" office:value="0">
            <text:p>0.00000000</text:p>
          </table:table-cell>
          <table:table-cell table:style-name="ce13" table:formula="of:=IF([.A796]&lt;StereoRes;StereoF*(B/100)*CorrAccuracy/([.A796]*[.A796]);0)" office:value-type="float" office:value="0">
            <text:p>0.0000</text:p>
          </table:table-cell>
          <table:table-cell table:style-name="ce11" table:formula="of:=IF([.A796]&lt;StereoRes;2*ATAN((StereoRes-[.A796])/(2*StereoF))*180/3.14;0)" office:value-type="float" office:value="0">
            <text:p>0.00000000</text:p>
          </table:table-cell>
          <table:table-cell table:style-name="ce11" table:formula="of:=((StereoRes-2*[.A796])*[.B796]/(2*StereoF))-((-StereoRes*[.B7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9">
            <text:p>769</text:p>
          </table:table-cell>
          <table:table-cell table:style-name="ce11" table:formula="of:=IF([.A797]&lt;StereoRes;(B/100)*StereoF/[.A797];0)" office:value-type="float" office:value="0">
            <text:p>0.00000000</text:p>
          </table:table-cell>
          <table:table-cell table:style-name="ce13" table:formula="of:=IF([.A797]&lt;StereoRes;StereoF*(B/100)*CorrAccuracy/([.A797]*[.A797]);0)" office:value-type="float" office:value="0">
            <text:p>0.0000</text:p>
          </table:table-cell>
          <table:table-cell table:style-name="ce11" table:formula="of:=IF([.A797]&lt;StereoRes;2*ATAN((StereoRes-[.A797])/(2*StereoF))*180/3.14;0)" office:value-type="float" office:value="0">
            <text:p>0.00000000</text:p>
          </table:table-cell>
          <table:table-cell table:style-name="ce11" table:formula="of:=((StereoRes-2*[.A797])*[.B797]/(2*StereoF))-((-StereoRes*[.B7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0">
            <text:p>770</text:p>
          </table:table-cell>
          <table:table-cell table:style-name="ce11" table:formula="of:=IF([.A798]&lt;StereoRes;(B/100)*StereoF/[.A798];0)" office:value-type="float" office:value="0">
            <text:p>0.00000000</text:p>
          </table:table-cell>
          <table:table-cell table:style-name="ce13" table:formula="of:=IF([.A798]&lt;StereoRes;StereoF*(B/100)*CorrAccuracy/([.A798]*[.A798]);0)" office:value-type="float" office:value="0">
            <text:p>0.0000</text:p>
          </table:table-cell>
          <table:table-cell table:style-name="ce11" table:formula="of:=IF([.A798]&lt;StereoRes;2*ATAN((StereoRes-[.A798])/(2*StereoF))*180/3.14;0)" office:value-type="float" office:value="0">
            <text:p>0.00000000</text:p>
          </table:table-cell>
          <table:table-cell table:style-name="ce11" table:formula="of:=((StereoRes-2*[.A798])*[.B798]/(2*StereoF))-((-StereoRes*[.B7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1">
            <text:p>771</text:p>
          </table:table-cell>
          <table:table-cell table:style-name="ce11" table:formula="of:=IF([.A799]&lt;StereoRes;(B/100)*StereoF/[.A799];0)" office:value-type="float" office:value="0">
            <text:p>0.00000000</text:p>
          </table:table-cell>
          <table:table-cell table:style-name="ce13" table:formula="of:=IF([.A799]&lt;StereoRes;StereoF*(B/100)*CorrAccuracy/([.A799]*[.A799]);0)" office:value-type="float" office:value="0">
            <text:p>0.0000</text:p>
          </table:table-cell>
          <table:table-cell table:style-name="ce11" table:formula="of:=IF([.A799]&lt;StereoRes;2*ATAN((StereoRes-[.A799])/(2*StereoF))*180/3.14;0)" office:value-type="float" office:value="0">
            <text:p>0.00000000</text:p>
          </table:table-cell>
          <table:table-cell table:style-name="ce11" table:formula="of:=((StereoRes-2*[.A799])*[.B799]/(2*StereoF))-((-StereoRes*[.B7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2">
            <text:p>772</text:p>
          </table:table-cell>
          <table:table-cell table:style-name="ce11" table:formula="of:=IF([.A800]&lt;StereoRes;(B/100)*StereoF/[.A800];0)" office:value-type="float" office:value="0">
            <text:p>0.00000000</text:p>
          </table:table-cell>
          <table:table-cell table:style-name="ce13" table:formula="of:=IF([.A800]&lt;StereoRes;StereoF*(B/100)*CorrAccuracy/([.A800]*[.A800]);0)" office:value-type="float" office:value="0">
            <text:p>0.0000</text:p>
          </table:table-cell>
          <table:table-cell table:style-name="ce11" table:formula="of:=IF([.A800]&lt;StereoRes;2*ATAN((StereoRes-[.A800])/(2*StereoF))*180/3.14;0)" office:value-type="float" office:value="0">
            <text:p>0.00000000</text:p>
          </table:table-cell>
          <table:table-cell table:style-name="ce11" table:formula="of:=((StereoRes-2*[.A800])*[.B800]/(2*StereoF))-((-StereoRes*[.B8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3">
            <text:p>773</text:p>
          </table:table-cell>
          <table:table-cell table:style-name="ce11" table:formula="of:=IF([.A801]&lt;StereoRes;(B/100)*StereoF/[.A801];0)" office:value-type="float" office:value="0">
            <text:p>0.00000000</text:p>
          </table:table-cell>
          <table:table-cell table:style-name="ce13" table:formula="of:=IF([.A801]&lt;StereoRes;StereoF*(B/100)*CorrAccuracy/([.A801]*[.A801]);0)" office:value-type="float" office:value="0">
            <text:p>0.0000</text:p>
          </table:table-cell>
          <table:table-cell table:style-name="ce11" table:formula="of:=IF([.A801]&lt;StereoRes;2*ATAN((StereoRes-[.A801])/(2*StereoF))*180/3.14;0)" office:value-type="float" office:value="0">
            <text:p>0.00000000</text:p>
          </table:table-cell>
          <table:table-cell table:style-name="ce11" table:formula="of:=((StereoRes-2*[.A801])*[.B801]/(2*StereoF))-((-StereoRes*[.B8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4">
            <text:p>774</text:p>
          </table:table-cell>
          <table:table-cell table:style-name="ce11" table:formula="of:=IF([.A802]&lt;StereoRes;(B/100)*StereoF/[.A802];0)" office:value-type="float" office:value="0">
            <text:p>0.00000000</text:p>
          </table:table-cell>
          <table:table-cell table:style-name="ce13" table:formula="of:=IF([.A802]&lt;StereoRes;StereoF*(B/100)*CorrAccuracy/([.A802]*[.A802]);0)" office:value-type="float" office:value="0">
            <text:p>0.0000</text:p>
          </table:table-cell>
          <table:table-cell table:style-name="ce11" table:formula="of:=IF([.A802]&lt;StereoRes;2*ATAN((StereoRes-[.A802])/(2*StereoF))*180/3.14;0)" office:value-type="float" office:value="0">
            <text:p>0.00000000</text:p>
          </table:table-cell>
          <table:table-cell table:style-name="ce11" table:formula="of:=((StereoRes-2*[.A802])*[.B802]/(2*StereoF))-((-StereoRes*[.B8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5">
            <text:p>775</text:p>
          </table:table-cell>
          <table:table-cell table:style-name="ce11" table:formula="of:=IF([.A803]&lt;StereoRes;(B/100)*StereoF/[.A803];0)" office:value-type="float" office:value="0">
            <text:p>0.00000000</text:p>
          </table:table-cell>
          <table:table-cell table:style-name="ce13" table:formula="of:=IF([.A803]&lt;StereoRes;StereoF*(B/100)*CorrAccuracy/([.A803]*[.A803]);0)" office:value-type="float" office:value="0">
            <text:p>0.0000</text:p>
          </table:table-cell>
          <table:table-cell table:style-name="ce11" table:formula="of:=IF([.A803]&lt;StereoRes;2*ATAN((StereoRes-[.A803])/(2*StereoF))*180/3.14;0)" office:value-type="float" office:value="0">
            <text:p>0.00000000</text:p>
          </table:table-cell>
          <table:table-cell table:style-name="ce11" table:formula="of:=((StereoRes-2*[.A803])*[.B803]/(2*StereoF))-((-StereoRes*[.B8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6">
            <text:p>776</text:p>
          </table:table-cell>
          <table:table-cell table:style-name="ce11" table:formula="of:=IF([.A804]&lt;StereoRes;(B/100)*StereoF/[.A804];0)" office:value-type="float" office:value="0">
            <text:p>0.00000000</text:p>
          </table:table-cell>
          <table:table-cell table:style-name="ce13" table:formula="of:=IF([.A804]&lt;StereoRes;StereoF*(B/100)*CorrAccuracy/([.A804]*[.A804]);0)" office:value-type="float" office:value="0">
            <text:p>0.0000</text:p>
          </table:table-cell>
          <table:table-cell table:style-name="ce11" table:formula="of:=IF([.A804]&lt;StereoRes;2*ATAN((StereoRes-[.A804])/(2*StereoF))*180/3.14;0)" office:value-type="float" office:value="0">
            <text:p>0.00000000</text:p>
          </table:table-cell>
          <table:table-cell table:style-name="ce11" table:formula="of:=((StereoRes-2*[.A804])*[.B804]/(2*StereoF))-((-StereoRes*[.B8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7">
            <text:p>777</text:p>
          </table:table-cell>
          <table:table-cell table:style-name="ce11" table:formula="of:=IF([.A805]&lt;StereoRes;(B/100)*StereoF/[.A805];0)" office:value-type="float" office:value="0">
            <text:p>0.00000000</text:p>
          </table:table-cell>
          <table:table-cell table:style-name="ce13" table:formula="of:=IF([.A805]&lt;StereoRes;StereoF*(B/100)*CorrAccuracy/([.A805]*[.A805]);0)" office:value-type="float" office:value="0">
            <text:p>0.0000</text:p>
          </table:table-cell>
          <table:table-cell table:style-name="ce11" table:formula="of:=IF([.A805]&lt;StereoRes;2*ATAN((StereoRes-[.A805])/(2*StereoF))*180/3.14;0)" office:value-type="float" office:value="0">
            <text:p>0.00000000</text:p>
          </table:table-cell>
          <table:table-cell table:style-name="ce11" table:formula="of:=((StereoRes-2*[.A805])*[.B805]/(2*StereoF))-((-StereoRes*[.B8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8">
            <text:p>778</text:p>
          </table:table-cell>
          <table:table-cell table:style-name="ce11" table:formula="of:=IF([.A806]&lt;StereoRes;(B/100)*StereoF/[.A806];0)" office:value-type="float" office:value="0">
            <text:p>0.00000000</text:p>
          </table:table-cell>
          <table:table-cell table:style-name="ce13" table:formula="of:=IF([.A806]&lt;StereoRes;StereoF*(B/100)*CorrAccuracy/([.A806]*[.A806]);0)" office:value-type="float" office:value="0">
            <text:p>0.0000</text:p>
          </table:table-cell>
          <table:table-cell table:style-name="ce11" table:formula="of:=IF([.A806]&lt;StereoRes;2*ATAN((StereoRes-[.A806])/(2*StereoF))*180/3.14;0)" office:value-type="float" office:value="0">
            <text:p>0.00000000</text:p>
          </table:table-cell>
          <table:table-cell table:style-name="ce11" table:formula="of:=((StereoRes-2*[.A806])*[.B806]/(2*StereoF))-((-StereoRes*[.B8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9">
            <text:p>779</text:p>
          </table:table-cell>
          <table:table-cell table:style-name="ce11" table:formula="of:=IF([.A807]&lt;StereoRes;(B/100)*StereoF/[.A807];0)" office:value-type="float" office:value="0">
            <text:p>0.00000000</text:p>
          </table:table-cell>
          <table:table-cell table:style-name="ce13" table:formula="of:=IF([.A807]&lt;StereoRes;StereoF*(B/100)*CorrAccuracy/([.A807]*[.A807]);0)" office:value-type="float" office:value="0">
            <text:p>0.0000</text:p>
          </table:table-cell>
          <table:table-cell table:style-name="ce11" table:formula="of:=IF([.A807]&lt;StereoRes;2*ATAN((StereoRes-[.A807])/(2*StereoF))*180/3.14;0)" office:value-type="float" office:value="0">
            <text:p>0.00000000</text:p>
          </table:table-cell>
          <table:table-cell table:style-name="ce11" table:formula="of:=((StereoRes-2*[.A807])*[.B807]/(2*StereoF))-((-StereoRes*[.B8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0">
            <text:p>780</text:p>
          </table:table-cell>
          <table:table-cell table:style-name="ce11" table:formula="of:=IF([.A808]&lt;StereoRes;(B/100)*StereoF/[.A808];0)" office:value-type="float" office:value="0">
            <text:p>0.00000000</text:p>
          </table:table-cell>
          <table:table-cell table:style-name="ce13" table:formula="of:=IF([.A808]&lt;StereoRes;StereoF*(B/100)*CorrAccuracy/([.A808]*[.A808]);0)" office:value-type="float" office:value="0">
            <text:p>0.0000</text:p>
          </table:table-cell>
          <table:table-cell table:style-name="ce11" table:formula="of:=IF([.A808]&lt;StereoRes;2*ATAN((StereoRes-[.A808])/(2*StereoF))*180/3.14;0)" office:value-type="float" office:value="0">
            <text:p>0.00000000</text:p>
          </table:table-cell>
          <table:table-cell table:style-name="ce11" table:formula="of:=((StereoRes-2*[.A808])*[.B808]/(2*StereoF))-((-StereoRes*[.B8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1">
            <text:p>781</text:p>
          </table:table-cell>
          <table:table-cell table:style-name="ce11" table:formula="of:=IF([.A809]&lt;StereoRes;(B/100)*StereoF/[.A809];0)" office:value-type="float" office:value="0">
            <text:p>0.00000000</text:p>
          </table:table-cell>
          <table:table-cell table:style-name="ce13" table:formula="of:=IF([.A809]&lt;StereoRes;StereoF*(B/100)*CorrAccuracy/([.A809]*[.A809]);0)" office:value-type="float" office:value="0">
            <text:p>0.0000</text:p>
          </table:table-cell>
          <table:table-cell table:style-name="ce11" table:formula="of:=IF([.A809]&lt;StereoRes;2*ATAN((StereoRes-[.A809])/(2*StereoF))*180/3.14;0)" office:value-type="float" office:value="0">
            <text:p>0.00000000</text:p>
          </table:table-cell>
          <table:table-cell table:style-name="ce11" table:formula="of:=((StereoRes-2*[.A809])*[.B809]/(2*StereoF))-((-StereoRes*[.B8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2">
            <text:p>782</text:p>
          </table:table-cell>
          <table:table-cell table:style-name="ce11" table:formula="of:=IF([.A810]&lt;StereoRes;(B/100)*StereoF/[.A810];0)" office:value-type="float" office:value="0">
            <text:p>0.00000000</text:p>
          </table:table-cell>
          <table:table-cell table:style-name="ce13" table:formula="of:=IF([.A810]&lt;StereoRes;StereoF*(B/100)*CorrAccuracy/([.A810]*[.A810]);0)" office:value-type="float" office:value="0">
            <text:p>0.0000</text:p>
          </table:table-cell>
          <table:table-cell table:style-name="ce11" table:formula="of:=IF([.A810]&lt;StereoRes;2*ATAN((StereoRes-[.A810])/(2*StereoF))*180/3.14;0)" office:value-type="float" office:value="0">
            <text:p>0.00000000</text:p>
          </table:table-cell>
          <table:table-cell table:style-name="ce11" table:formula="of:=((StereoRes-2*[.A810])*[.B810]/(2*StereoF))-((-StereoRes*[.B8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3">
            <text:p>783</text:p>
          </table:table-cell>
          <table:table-cell table:style-name="ce11" table:formula="of:=IF([.A811]&lt;StereoRes;(B/100)*StereoF/[.A811];0)" office:value-type="float" office:value="0">
            <text:p>0.00000000</text:p>
          </table:table-cell>
          <table:table-cell table:style-name="ce13" table:formula="of:=IF([.A811]&lt;StereoRes;StereoF*(B/100)*CorrAccuracy/([.A811]*[.A811]);0)" office:value-type="float" office:value="0">
            <text:p>0.0000</text:p>
          </table:table-cell>
          <table:table-cell table:style-name="ce11" table:formula="of:=IF([.A811]&lt;StereoRes;2*ATAN((StereoRes-[.A811])/(2*StereoF))*180/3.14;0)" office:value-type="float" office:value="0">
            <text:p>0.00000000</text:p>
          </table:table-cell>
          <table:table-cell table:style-name="ce11" table:formula="of:=((StereoRes-2*[.A811])*[.B811]/(2*StereoF))-((-StereoRes*[.B8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4">
            <text:p>784</text:p>
          </table:table-cell>
          <table:table-cell table:style-name="ce11" table:formula="of:=IF([.A812]&lt;StereoRes;(B/100)*StereoF/[.A812];0)" office:value-type="float" office:value="0">
            <text:p>0.00000000</text:p>
          </table:table-cell>
          <table:table-cell table:style-name="ce13" table:formula="of:=IF([.A812]&lt;StereoRes;StereoF*(B/100)*CorrAccuracy/([.A812]*[.A812]);0)" office:value-type="float" office:value="0">
            <text:p>0.0000</text:p>
          </table:table-cell>
          <table:table-cell table:style-name="ce11" table:formula="of:=IF([.A812]&lt;StereoRes;2*ATAN((StereoRes-[.A812])/(2*StereoF))*180/3.14;0)" office:value-type="float" office:value="0">
            <text:p>0.00000000</text:p>
          </table:table-cell>
          <table:table-cell table:style-name="ce11" table:formula="of:=((StereoRes-2*[.A812])*[.B812]/(2*StereoF))-((-StereoRes*[.B8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5">
            <text:p>785</text:p>
          </table:table-cell>
          <table:table-cell table:style-name="ce11" table:formula="of:=IF([.A813]&lt;StereoRes;(B/100)*StereoF/[.A813];0)" office:value-type="float" office:value="0">
            <text:p>0.00000000</text:p>
          </table:table-cell>
          <table:table-cell table:style-name="ce13" table:formula="of:=IF([.A813]&lt;StereoRes;StereoF*(B/100)*CorrAccuracy/([.A813]*[.A813]);0)" office:value-type="float" office:value="0">
            <text:p>0.0000</text:p>
          </table:table-cell>
          <table:table-cell table:style-name="ce11" table:formula="of:=IF([.A813]&lt;StereoRes;2*ATAN((StereoRes-[.A813])/(2*StereoF))*180/3.14;0)" office:value-type="float" office:value="0">
            <text:p>0.00000000</text:p>
          </table:table-cell>
          <table:table-cell table:style-name="ce11" table:formula="of:=((StereoRes-2*[.A813])*[.B813]/(2*StereoF))-((-StereoRes*[.B8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6">
            <text:p>786</text:p>
          </table:table-cell>
          <table:table-cell table:style-name="ce11" table:formula="of:=IF([.A814]&lt;StereoRes;(B/100)*StereoF/[.A814];0)" office:value-type="float" office:value="0">
            <text:p>0.00000000</text:p>
          </table:table-cell>
          <table:table-cell table:style-name="ce13" table:formula="of:=IF([.A814]&lt;StereoRes;StereoF*(B/100)*CorrAccuracy/([.A814]*[.A814]);0)" office:value-type="float" office:value="0">
            <text:p>0.0000</text:p>
          </table:table-cell>
          <table:table-cell table:style-name="ce11" table:formula="of:=IF([.A814]&lt;StereoRes;2*ATAN((StereoRes-[.A814])/(2*StereoF))*180/3.14;0)" office:value-type="float" office:value="0">
            <text:p>0.00000000</text:p>
          </table:table-cell>
          <table:table-cell table:style-name="ce11" table:formula="of:=((StereoRes-2*[.A814])*[.B814]/(2*StereoF))-((-StereoRes*[.B8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7">
            <text:p>787</text:p>
          </table:table-cell>
          <table:table-cell table:style-name="ce11" table:formula="of:=IF([.A815]&lt;StereoRes;(B/100)*StereoF/[.A815];0)" office:value-type="float" office:value="0">
            <text:p>0.00000000</text:p>
          </table:table-cell>
          <table:table-cell table:style-name="ce13" table:formula="of:=IF([.A815]&lt;StereoRes;StereoF*(B/100)*CorrAccuracy/([.A815]*[.A815]);0)" office:value-type="float" office:value="0">
            <text:p>0.0000</text:p>
          </table:table-cell>
          <table:table-cell table:style-name="ce11" table:formula="of:=IF([.A815]&lt;StereoRes;2*ATAN((StereoRes-[.A815])/(2*StereoF))*180/3.14;0)" office:value-type="float" office:value="0">
            <text:p>0.00000000</text:p>
          </table:table-cell>
          <table:table-cell table:style-name="ce11" table:formula="of:=((StereoRes-2*[.A815])*[.B815]/(2*StereoF))-((-StereoRes*[.B8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8">
            <text:p>788</text:p>
          </table:table-cell>
          <table:table-cell table:style-name="ce11" table:formula="of:=IF([.A816]&lt;StereoRes;(B/100)*StereoF/[.A816];0)" office:value-type="float" office:value="0">
            <text:p>0.00000000</text:p>
          </table:table-cell>
          <table:table-cell table:style-name="ce13" table:formula="of:=IF([.A816]&lt;StereoRes;StereoF*(B/100)*CorrAccuracy/([.A816]*[.A816]);0)" office:value-type="float" office:value="0">
            <text:p>0.0000</text:p>
          </table:table-cell>
          <table:table-cell table:style-name="ce11" table:formula="of:=IF([.A816]&lt;StereoRes;2*ATAN((StereoRes-[.A816])/(2*StereoF))*180/3.14;0)" office:value-type="float" office:value="0">
            <text:p>0.00000000</text:p>
          </table:table-cell>
          <table:table-cell table:style-name="ce11" table:formula="of:=((StereoRes-2*[.A816])*[.B816]/(2*StereoF))-((-StereoRes*[.B8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9">
            <text:p>789</text:p>
          </table:table-cell>
          <table:table-cell table:style-name="ce11" table:formula="of:=IF([.A817]&lt;StereoRes;(B/100)*StereoF/[.A817];0)" office:value-type="float" office:value="0">
            <text:p>0.00000000</text:p>
          </table:table-cell>
          <table:table-cell table:style-name="ce13" table:formula="of:=IF([.A817]&lt;StereoRes;StereoF*(B/100)*CorrAccuracy/([.A817]*[.A817]);0)" office:value-type="float" office:value="0">
            <text:p>0.0000</text:p>
          </table:table-cell>
          <table:table-cell table:style-name="ce11" table:formula="of:=IF([.A817]&lt;StereoRes;2*ATAN((StereoRes-[.A817])/(2*StereoF))*180/3.14;0)" office:value-type="float" office:value="0">
            <text:p>0.00000000</text:p>
          </table:table-cell>
          <table:table-cell table:style-name="ce11" table:formula="of:=((StereoRes-2*[.A817])*[.B817]/(2*StereoF))-((-StereoRes*[.B8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0">
            <text:p>790</text:p>
          </table:table-cell>
          <table:table-cell table:style-name="ce11" table:formula="of:=IF([.A818]&lt;StereoRes;(B/100)*StereoF/[.A818];0)" office:value-type="float" office:value="0">
            <text:p>0.00000000</text:p>
          </table:table-cell>
          <table:table-cell table:style-name="ce13" table:formula="of:=IF([.A818]&lt;StereoRes;StereoF*(B/100)*CorrAccuracy/([.A818]*[.A818]);0)" office:value-type="float" office:value="0">
            <text:p>0.0000</text:p>
          </table:table-cell>
          <table:table-cell table:style-name="ce11" table:formula="of:=IF([.A818]&lt;StereoRes;2*ATAN((StereoRes-[.A818])/(2*StereoF))*180/3.14;0)" office:value-type="float" office:value="0">
            <text:p>0.00000000</text:p>
          </table:table-cell>
          <table:table-cell table:style-name="ce11" table:formula="of:=((StereoRes-2*[.A818])*[.B818]/(2*StereoF))-((-StereoRes*[.B8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1">
            <text:p>791</text:p>
          </table:table-cell>
          <table:table-cell table:style-name="ce11" table:formula="of:=IF([.A819]&lt;StereoRes;(B/100)*StereoF/[.A819];0)" office:value-type="float" office:value="0">
            <text:p>0.00000000</text:p>
          </table:table-cell>
          <table:table-cell table:style-name="ce13" table:formula="of:=IF([.A819]&lt;StereoRes;StereoF*(B/100)*CorrAccuracy/([.A819]*[.A819]);0)" office:value-type="float" office:value="0">
            <text:p>0.0000</text:p>
          </table:table-cell>
          <table:table-cell table:style-name="ce11" table:formula="of:=IF([.A819]&lt;StereoRes;2*ATAN((StereoRes-[.A819])/(2*StereoF))*180/3.14;0)" office:value-type="float" office:value="0">
            <text:p>0.00000000</text:p>
          </table:table-cell>
          <table:table-cell table:style-name="ce11" table:formula="of:=((StereoRes-2*[.A819])*[.B819]/(2*StereoF))-((-StereoRes*[.B8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2">
            <text:p>792</text:p>
          </table:table-cell>
          <table:table-cell table:style-name="ce11" table:formula="of:=IF([.A820]&lt;StereoRes;(B/100)*StereoF/[.A820];0)" office:value-type="float" office:value="0">
            <text:p>0.00000000</text:p>
          </table:table-cell>
          <table:table-cell table:style-name="ce13" table:formula="of:=IF([.A820]&lt;StereoRes;StereoF*(B/100)*CorrAccuracy/([.A820]*[.A820]);0)" office:value-type="float" office:value="0">
            <text:p>0.0000</text:p>
          </table:table-cell>
          <table:table-cell table:style-name="ce11" table:formula="of:=IF([.A820]&lt;StereoRes;2*ATAN((StereoRes-[.A820])/(2*StereoF))*180/3.14;0)" office:value-type="float" office:value="0">
            <text:p>0.00000000</text:p>
          </table:table-cell>
          <table:table-cell table:style-name="ce11" table:formula="of:=((StereoRes-2*[.A820])*[.B820]/(2*StereoF))-((-StereoRes*[.B8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3">
            <text:p>793</text:p>
          </table:table-cell>
          <table:table-cell table:style-name="ce11" table:formula="of:=IF([.A821]&lt;StereoRes;(B/100)*StereoF/[.A821];0)" office:value-type="float" office:value="0">
            <text:p>0.00000000</text:p>
          </table:table-cell>
          <table:table-cell table:style-name="ce13" table:formula="of:=IF([.A821]&lt;StereoRes;StereoF*(B/100)*CorrAccuracy/([.A821]*[.A821]);0)" office:value-type="float" office:value="0">
            <text:p>0.0000</text:p>
          </table:table-cell>
          <table:table-cell table:style-name="ce11" table:formula="of:=IF([.A821]&lt;StereoRes;2*ATAN((StereoRes-[.A821])/(2*StereoF))*180/3.14;0)" office:value-type="float" office:value="0">
            <text:p>0.00000000</text:p>
          </table:table-cell>
          <table:table-cell table:style-name="ce11" table:formula="of:=((StereoRes-2*[.A821])*[.B821]/(2*StereoF))-((-StereoRes*[.B8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4">
            <text:p>794</text:p>
          </table:table-cell>
          <table:table-cell table:style-name="ce11" table:formula="of:=IF([.A822]&lt;StereoRes;(B/100)*StereoF/[.A822];0)" office:value-type="float" office:value="0">
            <text:p>0.00000000</text:p>
          </table:table-cell>
          <table:table-cell table:style-name="ce13" table:formula="of:=IF([.A822]&lt;StereoRes;StereoF*(B/100)*CorrAccuracy/([.A822]*[.A822]);0)" office:value-type="float" office:value="0">
            <text:p>0.0000</text:p>
          </table:table-cell>
          <table:table-cell table:style-name="ce11" table:formula="of:=IF([.A822]&lt;StereoRes;2*ATAN((StereoRes-[.A822])/(2*StereoF))*180/3.14;0)" office:value-type="float" office:value="0">
            <text:p>0.00000000</text:p>
          </table:table-cell>
          <table:table-cell table:style-name="ce11" table:formula="of:=((StereoRes-2*[.A822])*[.B822]/(2*StereoF))-((-StereoRes*[.B8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5">
            <text:p>795</text:p>
          </table:table-cell>
          <table:table-cell table:style-name="ce11" table:formula="of:=IF([.A823]&lt;StereoRes;(B/100)*StereoF/[.A823];0)" office:value-type="float" office:value="0">
            <text:p>0.00000000</text:p>
          </table:table-cell>
          <table:table-cell table:style-name="ce13" table:formula="of:=IF([.A823]&lt;StereoRes;StereoF*(B/100)*CorrAccuracy/([.A823]*[.A823]);0)" office:value-type="float" office:value="0">
            <text:p>0.0000</text:p>
          </table:table-cell>
          <table:table-cell table:style-name="ce11" table:formula="of:=IF([.A823]&lt;StereoRes;2*ATAN((StereoRes-[.A823])/(2*StereoF))*180/3.14;0)" office:value-type="float" office:value="0">
            <text:p>0.00000000</text:p>
          </table:table-cell>
          <table:table-cell table:style-name="ce11" table:formula="of:=((StereoRes-2*[.A823])*[.B823]/(2*StereoF))-((-StereoRes*[.B8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6">
            <text:p>796</text:p>
          </table:table-cell>
          <table:table-cell table:style-name="ce11" table:formula="of:=IF([.A824]&lt;StereoRes;(B/100)*StereoF/[.A824];0)" office:value-type="float" office:value="0">
            <text:p>0.00000000</text:p>
          </table:table-cell>
          <table:table-cell table:style-name="ce13" table:formula="of:=IF([.A824]&lt;StereoRes;StereoF*(B/100)*CorrAccuracy/([.A824]*[.A824]);0)" office:value-type="float" office:value="0">
            <text:p>0.0000</text:p>
          </table:table-cell>
          <table:table-cell table:style-name="ce11" table:formula="of:=IF([.A824]&lt;StereoRes;2*ATAN((StereoRes-[.A824])/(2*StereoF))*180/3.14;0)" office:value-type="float" office:value="0">
            <text:p>0.00000000</text:p>
          </table:table-cell>
          <table:table-cell table:style-name="ce11" table:formula="of:=((StereoRes-2*[.A824])*[.B824]/(2*StereoF))-((-StereoRes*[.B8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7">
            <text:p>797</text:p>
          </table:table-cell>
          <table:table-cell table:style-name="ce11" table:formula="of:=IF([.A825]&lt;StereoRes;(B/100)*StereoF/[.A825];0)" office:value-type="float" office:value="0">
            <text:p>0.00000000</text:p>
          </table:table-cell>
          <table:table-cell table:style-name="ce13" table:formula="of:=IF([.A825]&lt;StereoRes;StereoF*(B/100)*CorrAccuracy/([.A825]*[.A825]);0)" office:value-type="float" office:value="0">
            <text:p>0.0000</text:p>
          </table:table-cell>
          <table:table-cell table:style-name="ce11" table:formula="of:=IF([.A825]&lt;StereoRes;2*ATAN((StereoRes-[.A825])/(2*StereoF))*180/3.14;0)" office:value-type="float" office:value="0">
            <text:p>0.00000000</text:p>
          </table:table-cell>
          <table:table-cell table:style-name="ce11" table:formula="of:=((StereoRes-2*[.A825])*[.B825]/(2*StereoF))-((-StereoRes*[.B8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8">
            <text:p>798</text:p>
          </table:table-cell>
          <table:table-cell table:style-name="ce11" table:formula="of:=IF([.A826]&lt;StereoRes;(B/100)*StereoF/[.A826];0)" office:value-type="float" office:value="0">
            <text:p>0.00000000</text:p>
          </table:table-cell>
          <table:table-cell table:style-name="ce13" table:formula="of:=IF([.A826]&lt;StereoRes;StereoF*(B/100)*CorrAccuracy/([.A826]*[.A826]);0)" office:value-type="float" office:value="0">
            <text:p>0.0000</text:p>
          </table:table-cell>
          <table:table-cell table:style-name="ce11" table:formula="of:=IF([.A826]&lt;StereoRes;2*ATAN((StereoRes-[.A826])/(2*StereoF))*180/3.14;0)" office:value-type="float" office:value="0">
            <text:p>0.00000000</text:p>
          </table:table-cell>
          <table:table-cell table:style-name="ce11" table:formula="of:=((StereoRes-2*[.A826])*[.B826]/(2*StereoF))-((-StereoRes*[.B8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9">
            <text:p>799</text:p>
          </table:table-cell>
          <table:table-cell table:style-name="ce11" table:formula="of:=IF([.A827]&lt;StereoRes;(B/100)*StereoF/[.A827];0)" office:value-type="float" office:value="0">
            <text:p>0.00000000</text:p>
          </table:table-cell>
          <table:table-cell table:style-name="ce13" table:formula="of:=IF([.A827]&lt;StereoRes;StereoF*(B/100)*CorrAccuracy/([.A827]*[.A827]);0)" office:value-type="float" office:value="0">
            <text:p>0.0000</text:p>
          </table:table-cell>
          <table:table-cell table:style-name="ce11" table:formula="of:=IF([.A827]&lt;StereoRes;2*ATAN((StereoRes-[.A827])/(2*StereoF))*180/3.14;0)" office:value-type="float" office:value="0">
            <text:p>0.00000000</text:p>
          </table:table-cell>
          <table:table-cell table:style-name="ce11" table:formula="of:=((StereoRes-2*[.A827])*[.B827]/(2*StereoF))-((-StereoRes*[.B8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0">
            <text:p>800</text:p>
          </table:table-cell>
          <table:table-cell table:style-name="ce11" table:formula="of:=IF([.A828]&lt;StereoRes;(B/100)*StereoF/[.A828];0)" office:value-type="float" office:value="0">
            <text:p>0.00000000</text:p>
          </table:table-cell>
          <table:table-cell table:style-name="ce13" table:formula="of:=IF([.A828]&lt;StereoRes;StereoF*(B/100)*CorrAccuracy/([.A828]*[.A828]);0)" office:value-type="float" office:value="0">
            <text:p>0.0000</text:p>
          </table:table-cell>
          <table:table-cell table:style-name="ce11" table:formula="of:=IF([.A828]&lt;StereoRes;2*ATAN((StereoRes-[.A828])/(2*StereoF))*180/3.14;0)" office:value-type="float" office:value="0">
            <text:p>0.00000000</text:p>
          </table:table-cell>
          <table:table-cell table:style-name="ce11" table:formula="of:=((StereoRes-2*[.A828])*[.B828]/(2*StereoF))-((-StereoRes*[.B8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1">
            <text:p>801</text:p>
          </table:table-cell>
          <table:table-cell table:style-name="ce11" table:formula="of:=IF([.A829]&lt;StereoRes;(B/100)*StereoF/[.A829];0)" office:value-type="float" office:value="0">
            <text:p>0.00000000</text:p>
          </table:table-cell>
          <table:table-cell table:style-name="ce13" table:formula="of:=IF([.A829]&lt;StereoRes;StereoF*(B/100)*CorrAccuracy/([.A829]*[.A829]);0)" office:value-type="float" office:value="0">
            <text:p>0.0000</text:p>
          </table:table-cell>
          <table:table-cell table:style-name="ce11" table:formula="of:=IF([.A829]&lt;StereoRes;2*ATAN((StereoRes-[.A829])/(2*StereoF))*180/3.14;0)" office:value-type="float" office:value="0">
            <text:p>0.00000000</text:p>
          </table:table-cell>
          <table:table-cell table:style-name="ce11" table:formula="of:=((StereoRes-2*[.A829])*[.B829]/(2*StereoF))-((-StereoRes*[.B82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2">
            <text:p>802</text:p>
          </table:table-cell>
          <table:table-cell table:style-name="ce11" table:formula="of:=IF([.A830]&lt;StereoRes;(B/100)*StereoF/[.A830];0)" office:value-type="float" office:value="0">
            <text:p>0.00000000</text:p>
          </table:table-cell>
          <table:table-cell table:style-name="ce13" table:formula="of:=IF([.A830]&lt;StereoRes;StereoF*(B/100)*CorrAccuracy/([.A830]*[.A830]);0)" office:value-type="float" office:value="0">
            <text:p>0.0000</text:p>
          </table:table-cell>
          <table:table-cell table:style-name="ce11" table:formula="of:=IF([.A830]&lt;StereoRes;2*ATAN((StereoRes-[.A830])/(2*StereoF))*180/3.14;0)" office:value-type="float" office:value="0">
            <text:p>0.00000000</text:p>
          </table:table-cell>
          <table:table-cell table:style-name="ce11" table:formula="of:=((StereoRes-2*[.A830])*[.B830]/(2*StereoF))-((-StereoRes*[.B83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3">
            <text:p>803</text:p>
          </table:table-cell>
          <table:table-cell table:style-name="ce11" table:formula="of:=IF([.A831]&lt;StereoRes;(B/100)*StereoF/[.A831];0)" office:value-type="float" office:value="0">
            <text:p>0.00000000</text:p>
          </table:table-cell>
          <table:table-cell table:style-name="ce13" table:formula="of:=IF([.A831]&lt;StereoRes;StereoF*(B/100)*CorrAccuracy/([.A831]*[.A831]);0)" office:value-type="float" office:value="0">
            <text:p>0.0000</text:p>
          </table:table-cell>
          <table:table-cell table:style-name="ce11" table:formula="of:=IF([.A831]&lt;StereoRes;2*ATAN((StereoRes-[.A831])/(2*StereoF))*180/3.14;0)" office:value-type="float" office:value="0">
            <text:p>0.00000000</text:p>
          </table:table-cell>
          <table:table-cell table:style-name="ce11" table:formula="of:=((StereoRes-2*[.A831])*[.B831]/(2*StereoF))-((-StereoRes*[.B83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4">
            <text:p>804</text:p>
          </table:table-cell>
          <table:table-cell table:style-name="ce11" table:formula="of:=IF([.A832]&lt;StereoRes;(B/100)*StereoF/[.A832];0)" office:value-type="float" office:value="0">
            <text:p>0.00000000</text:p>
          </table:table-cell>
          <table:table-cell table:style-name="ce13" table:formula="of:=IF([.A832]&lt;StereoRes;StereoF*(B/100)*CorrAccuracy/([.A832]*[.A832]);0)" office:value-type="float" office:value="0">
            <text:p>0.0000</text:p>
          </table:table-cell>
          <table:table-cell table:style-name="ce11" table:formula="of:=IF([.A832]&lt;StereoRes;2*ATAN((StereoRes-[.A832])/(2*StereoF))*180/3.14;0)" office:value-type="float" office:value="0">
            <text:p>0.00000000</text:p>
          </table:table-cell>
          <table:table-cell table:style-name="ce11" table:formula="of:=((StereoRes-2*[.A832])*[.B832]/(2*StereoF))-((-StereoRes*[.B83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5">
            <text:p>805</text:p>
          </table:table-cell>
          <table:table-cell table:style-name="ce11" table:formula="of:=IF([.A833]&lt;StereoRes;(B/100)*StereoF/[.A833];0)" office:value-type="float" office:value="0">
            <text:p>0.00000000</text:p>
          </table:table-cell>
          <table:table-cell table:style-name="ce13" table:formula="of:=IF([.A833]&lt;StereoRes;StereoF*(B/100)*CorrAccuracy/([.A833]*[.A833]);0)" office:value-type="float" office:value="0">
            <text:p>0.0000</text:p>
          </table:table-cell>
          <table:table-cell table:style-name="ce11" table:formula="of:=IF([.A833]&lt;StereoRes;2*ATAN((StereoRes-[.A833])/(2*StereoF))*180/3.14;0)" office:value-type="float" office:value="0">
            <text:p>0.00000000</text:p>
          </table:table-cell>
          <table:table-cell table:style-name="ce11" table:formula="of:=((StereoRes-2*[.A833])*[.B833]/(2*StereoF))-((-StereoRes*[.B83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6">
            <text:p>806</text:p>
          </table:table-cell>
          <table:table-cell table:style-name="ce11" table:formula="of:=IF([.A834]&lt;StereoRes;(B/100)*StereoF/[.A834];0)" office:value-type="float" office:value="0">
            <text:p>0.00000000</text:p>
          </table:table-cell>
          <table:table-cell table:style-name="ce13" table:formula="of:=IF([.A834]&lt;StereoRes;StereoF*(B/100)*CorrAccuracy/([.A834]*[.A834]);0)" office:value-type="float" office:value="0">
            <text:p>0.0000</text:p>
          </table:table-cell>
          <table:table-cell table:style-name="ce11" table:formula="of:=IF([.A834]&lt;StereoRes;2*ATAN((StereoRes-[.A834])/(2*StereoF))*180/3.14;0)" office:value-type="float" office:value="0">
            <text:p>0.00000000</text:p>
          </table:table-cell>
          <table:table-cell table:style-name="ce11" table:formula="of:=((StereoRes-2*[.A834])*[.B834]/(2*StereoF))-((-StereoRes*[.B83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7">
            <text:p>807</text:p>
          </table:table-cell>
          <table:table-cell table:style-name="ce11" table:formula="of:=IF([.A835]&lt;StereoRes;(B/100)*StereoF/[.A835];0)" office:value-type="float" office:value="0">
            <text:p>0.00000000</text:p>
          </table:table-cell>
          <table:table-cell table:style-name="ce13" table:formula="of:=IF([.A835]&lt;StereoRes;StereoF*(B/100)*CorrAccuracy/([.A835]*[.A835]);0)" office:value-type="float" office:value="0">
            <text:p>0.0000</text:p>
          </table:table-cell>
          <table:table-cell table:style-name="ce11" table:formula="of:=IF([.A835]&lt;StereoRes;2*ATAN((StereoRes-[.A835])/(2*StereoF))*180/3.14;0)" office:value-type="float" office:value="0">
            <text:p>0.00000000</text:p>
          </table:table-cell>
          <table:table-cell table:style-name="ce11" table:formula="of:=((StereoRes-2*[.A835])*[.B835]/(2*StereoF))-((-StereoRes*[.B83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8">
            <text:p>808</text:p>
          </table:table-cell>
          <table:table-cell table:style-name="ce11" table:formula="of:=IF([.A836]&lt;StereoRes;(B/100)*StereoF/[.A836];0)" office:value-type="float" office:value="0">
            <text:p>0.00000000</text:p>
          </table:table-cell>
          <table:table-cell table:style-name="ce13" table:formula="of:=IF([.A836]&lt;StereoRes;StereoF*(B/100)*CorrAccuracy/([.A836]*[.A836]);0)" office:value-type="float" office:value="0">
            <text:p>0.0000</text:p>
          </table:table-cell>
          <table:table-cell table:style-name="ce11" table:formula="of:=IF([.A836]&lt;StereoRes;2*ATAN((StereoRes-[.A836])/(2*StereoF))*180/3.14;0)" office:value-type="float" office:value="0">
            <text:p>0.00000000</text:p>
          </table:table-cell>
          <table:table-cell table:style-name="ce11" table:formula="of:=((StereoRes-2*[.A836])*[.B836]/(2*StereoF))-((-StereoRes*[.B83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9">
            <text:p>809</text:p>
          </table:table-cell>
          <table:table-cell table:style-name="ce11" table:formula="of:=IF([.A837]&lt;StereoRes;(B/100)*StereoF/[.A837];0)" office:value-type="float" office:value="0">
            <text:p>0.00000000</text:p>
          </table:table-cell>
          <table:table-cell table:style-name="ce13" table:formula="of:=IF([.A837]&lt;StereoRes;StereoF*(B/100)*CorrAccuracy/([.A837]*[.A837]);0)" office:value-type="float" office:value="0">
            <text:p>0.0000</text:p>
          </table:table-cell>
          <table:table-cell table:style-name="ce11" table:formula="of:=IF([.A837]&lt;StereoRes;2*ATAN((StereoRes-[.A837])/(2*StereoF))*180/3.14;0)" office:value-type="float" office:value="0">
            <text:p>0.00000000</text:p>
          </table:table-cell>
          <table:table-cell table:style-name="ce11" table:formula="of:=((StereoRes-2*[.A837])*[.B837]/(2*StereoF))-((-StereoRes*[.B83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0">
            <text:p>810</text:p>
          </table:table-cell>
          <table:table-cell table:style-name="ce11" table:formula="of:=IF([.A838]&lt;StereoRes;(B/100)*StereoF/[.A838];0)" office:value-type="float" office:value="0">
            <text:p>0.00000000</text:p>
          </table:table-cell>
          <table:table-cell table:style-name="ce13" table:formula="of:=IF([.A838]&lt;StereoRes;StereoF*(B/100)*CorrAccuracy/([.A838]*[.A838]);0)" office:value-type="float" office:value="0">
            <text:p>0.0000</text:p>
          </table:table-cell>
          <table:table-cell table:style-name="ce11" table:formula="of:=IF([.A838]&lt;StereoRes;2*ATAN((StereoRes-[.A838])/(2*StereoF))*180/3.14;0)" office:value-type="float" office:value="0">
            <text:p>0.00000000</text:p>
          </table:table-cell>
          <table:table-cell table:style-name="ce11" table:formula="of:=((StereoRes-2*[.A838])*[.B838]/(2*StereoF))-((-StereoRes*[.B83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1">
            <text:p>811</text:p>
          </table:table-cell>
          <table:table-cell table:style-name="ce11" table:formula="of:=IF([.A839]&lt;StereoRes;(B/100)*StereoF/[.A839];0)" office:value-type="float" office:value="0">
            <text:p>0.00000000</text:p>
          </table:table-cell>
          <table:table-cell table:style-name="ce13" table:formula="of:=IF([.A839]&lt;StereoRes;StereoF*(B/100)*CorrAccuracy/([.A839]*[.A839]);0)" office:value-type="float" office:value="0">
            <text:p>0.0000</text:p>
          </table:table-cell>
          <table:table-cell table:style-name="ce11" table:formula="of:=IF([.A839]&lt;StereoRes;2*ATAN((StereoRes-[.A839])/(2*StereoF))*180/3.14;0)" office:value-type="float" office:value="0">
            <text:p>0.00000000</text:p>
          </table:table-cell>
          <table:table-cell table:style-name="ce11" table:formula="of:=((StereoRes-2*[.A839])*[.B839]/(2*StereoF))-((-StereoRes*[.B83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2">
            <text:p>812</text:p>
          </table:table-cell>
          <table:table-cell table:style-name="ce11" table:formula="of:=IF([.A840]&lt;StereoRes;(B/100)*StereoF/[.A840];0)" office:value-type="float" office:value="0">
            <text:p>0.00000000</text:p>
          </table:table-cell>
          <table:table-cell table:style-name="ce13" table:formula="of:=IF([.A840]&lt;StereoRes;StereoF*(B/100)*CorrAccuracy/([.A840]*[.A840]);0)" office:value-type="float" office:value="0">
            <text:p>0.0000</text:p>
          </table:table-cell>
          <table:table-cell table:style-name="ce11" table:formula="of:=IF([.A840]&lt;StereoRes;2*ATAN((StereoRes-[.A840])/(2*StereoF))*180/3.14;0)" office:value-type="float" office:value="0">
            <text:p>0.00000000</text:p>
          </table:table-cell>
          <table:table-cell table:style-name="ce11" table:formula="of:=((StereoRes-2*[.A840])*[.B840]/(2*StereoF))-((-StereoRes*[.B84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3">
            <text:p>813</text:p>
          </table:table-cell>
          <table:table-cell table:style-name="ce11" table:formula="of:=IF([.A841]&lt;StereoRes;(B/100)*StereoF/[.A841];0)" office:value-type="float" office:value="0">
            <text:p>0.00000000</text:p>
          </table:table-cell>
          <table:table-cell table:style-name="ce13" table:formula="of:=IF([.A841]&lt;StereoRes;StereoF*(B/100)*CorrAccuracy/([.A841]*[.A841]);0)" office:value-type="float" office:value="0">
            <text:p>0.0000</text:p>
          </table:table-cell>
          <table:table-cell table:style-name="ce11" table:formula="of:=IF([.A841]&lt;StereoRes;2*ATAN((StereoRes-[.A841])/(2*StereoF))*180/3.14;0)" office:value-type="float" office:value="0">
            <text:p>0.00000000</text:p>
          </table:table-cell>
          <table:table-cell table:style-name="ce11" table:formula="of:=((StereoRes-2*[.A841])*[.B841]/(2*StereoF))-((-StereoRes*[.B84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4">
            <text:p>814</text:p>
          </table:table-cell>
          <table:table-cell table:style-name="ce11" table:formula="of:=IF([.A842]&lt;StereoRes;(B/100)*StereoF/[.A842];0)" office:value-type="float" office:value="0">
            <text:p>0.00000000</text:p>
          </table:table-cell>
          <table:table-cell table:style-name="ce13" table:formula="of:=IF([.A842]&lt;StereoRes;StereoF*(B/100)*CorrAccuracy/([.A842]*[.A842]);0)" office:value-type="float" office:value="0">
            <text:p>0.0000</text:p>
          </table:table-cell>
          <table:table-cell table:style-name="ce11" table:formula="of:=IF([.A842]&lt;StereoRes;2*ATAN((StereoRes-[.A842])/(2*StereoF))*180/3.14;0)" office:value-type="float" office:value="0">
            <text:p>0.00000000</text:p>
          </table:table-cell>
          <table:table-cell table:style-name="ce11" table:formula="of:=((StereoRes-2*[.A842])*[.B842]/(2*StereoF))-((-StereoRes*[.B84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5">
            <text:p>815</text:p>
          </table:table-cell>
          <table:table-cell table:style-name="ce11" table:formula="of:=IF([.A843]&lt;StereoRes;(B/100)*StereoF/[.A843];0)" office:value-type="float" office:value="0">
            <text:p>0.00000000</text:p>
          </table:table-cell>
          <table:table-cell table:style-name="ce13" table:formula="of:=IF([.A843]&lt;StereoRes;StereoF*(B/100)*CorrAccuracy/([.A843]*[.A843]);0)" office:value-type="float" office:value="0">
            <text:p>0.0000</text:p>
          </table:table-cell>
          <table:table-cell table:style-name="ce11" table:formula="of:=IF([.A843]&lt;StereoRes;2*ATAN((StereoRes-[.A843])/(2*StereoF))*180/3.14;0)" office:value-type="float" office:value="0">
            <text:p>0.00000000</text:p>
          </table:table-cell>
          <table:table-cell table:style-name="ce11" table:formula="of:=((StereoRes-2*[.A843])*[.B843]/(2*StereoF))-((-StereoRes*[.B84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6">
            <text:p>816</text:p>
          </table:table-cell>
          <table:table-cell table:style-name="ce11" table:formula="of:=IF([.A844]&lt;StereoRes;(B/100)*StereoF/[.A844];0)" office:value-type="float" office:value="0">
            <text:p>0.00000000</text:p>
          </table:table-cell>
          <table:table-cell table:style-name="ce13" table:formula="of:=IF([.A844]&lt;StereoRes;StereoF*(B/100)*CorrAccuracy/([.A844]*[.A844]);0)" office:value-type="float" office:value="0">
            <text:p>0.0000</text:p>
          </table:table-cell>
          <table:table-cell table:style-name="ce11" table:formula="of:=IF([.A844]&lt;StereoRes;2*ATAN((StereoRes-[.A844])/(2*StereoF))*180/3.14;0)" office:value-type="float" office:value="0">
            <text:p>0.00000000</text:p>
          </table:table-cell>
          <table:table-cell table:style-name="ce11" table:formula="of:=((StereoRes-2*[.A844])*[.B844]/(2*StereoF))-((-StereoRes*[.B84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7">
            <text:p>817</text:p>
          </table:table-cell>
          <table:table-cell table:style-name="ce11" table:formula="of:=IF([.A845]&lt;StereoRes;(B/100)*StereoF/[.A845];0)" office:value-type="float" office:value="0">
            <text:p>0.00000000</text:p>
          </table:table-cell>
          <table:table-cell table:style-name="ce13" table:formula="of:=IF([.A845]&lt;StereoRes;StereoF*(B/100)*CorrAccuracy/([.A845]*[.A845]);0)" office:value-type="float" office:value="0">
            <text:p>0.0000</text:p>
          </table:table-cell>
          <table:table-cell table:style-name="ce11" table:formula="of:=IF([.A845]&lt;StereoRes;2*ATAN((StereoRes-[.A845])/(2*StereoF))*180/3.14;0)" office:value-type="float" office:value="0">
            <text:p>0.00000000</text:p>
          </table:table-cell>
          <table:table-cell table:style-name="ce11" table:formula="of:=((StereoRes-2*[.A845])*[.B845]/(2*StereoF))-((-StereoRes*[.B84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8">
            <text:p>818</text:p>
          </table:table-cell>
          <table:table-cell table:style-name="ce11" table:formula="of:=IF([.A846]&lt;StereoRes;(B/100)*StereoF/[.A846];0)" office:value-type="float" office:value="0">
            <text:p>0.00000000</text:p>
          </table:table-cell>
          <table:table-cell table:style-name="ce13" table:formula="of:=IF([.A846]&lt;StereoRes;StereoF*(B/100)*CorrAccuracy/([.A846]*[.A846]);0)" office:value-type="float" office:value="0">
            <text:p>0.0000</text:p>
          </table:table-cell>
          <table:table-cell table:style-name="ce11" table:formula="of:=IF([.A846]&lt;StereoRes;2*ATAN((StereoRes-[.A846])/(2*StereoF))*180/3.14;0)" office:value-type="float" office:value="0">
            <text:p>0.00000000</text:p>
          </table:table-cell>
          <table:table-cell table:style-name="ce11" table:formula="of:=((StereoRes-2*[.A846])*[.B846]/(2*StereoF))-((-StereoRes*[.B84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9">
            <text:p>819</text:p>
          </table:table-cell>
          <table:table-cell table:style-name="ce11" table:formula="of:=IF([.A847]&lt;StereoRes;(B/100)*StereoF/[.A847];0)" office:value-type="float" office:value="0">
            <text:p>0.00000000</text:p>
          </table:table-cell>
          <table:table-cell table:style-name="ce13" table:formula="of:=IF([.A847]&lt;StereoRes;StereoF*(B/100)*CorrAccuracy/([.A847]*[.A847]);0)" office:value-type="float" office:value="0">
            <text:p>0.0000</text:p>
          </table:table-cell>
          <table:table-cell table:style-name="ce11" table:formula="of:=IF([.A847]&lt;StereoRes;2*ATAN((StereoRes-[.A847])/(2*StereoF))*180/3.14;0)" office:value-type="float" office:value="0">
            <text:p>0.00000000</text:p>
          </table:table-cell>
          <table:table-cell table:style-name="ce11" table:formula="of:=((StereoRes-2*[.A847])*[.B847]/(2*StereoF))-((-StereoRes*[.B84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0">
            <text:p>820</text:p>
          </table:table-cell>
          <table:table-cell table:style-name="ce11" table:formula="of:=IF([.A848]&lt;StereoRes;(B/100)*StereoF/[.A848];0)" office:value-type="float" office:value="0">
            <text:p>0.00000000</text:p>
          </table:table-cell>
          <table:table-cell table:style-name="ce13" table:formula="of:=IF([.A848]&lt;StereoRes;StereoF*(B/100)*CorrAccuracy/([.A848]*[.A848]);0)" office:value-type="float" office:value="0">
            <text:p>0.0000</text:p>
          </table:table-cell>
          <table:table-cell table:style-name="ce11" table:formula="of:=IF([.A848]&lt;StereoRes;2*ATAN((StereoRes-[.A848])/(2*StereoF))*180/3.14;0)" office:value-type="float" office:value="0">
            <text:p>0.00000000</text:p>
          </table:table-cell>
          <table:table-cell table:style-name="ce11" table:formula="of:=((StereoRes-2*[.A848])*[.B848]/(2*StereoF))-((-StereoRes*[.B84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1">
            <text:p>821</text:p>
          </table:table-cell>
          <table:table-cell table:style-name="ce11" table:formula="of:=IF([.A849]&lt;StereoRes;(B/100)*StereoF/[.A849];0)" office:value-type="float" office:value="0">
            <text:p>0.00000000</text:p>
          </table:table-cell>
          <table:table-cell table:style-name="ce13" table:formula="of:=IF([.A849]&lt;StereoRes;StereoF*(B/100)*CorrAccuracy/([.A849]*[.A849]);0)" office:value-type="float" office:value="0">
            <text:p>0.0000</text:p>
          </table:table-cell>
          <table:table-cell table:style-name="ce11" table:formula="of:=IF([.A849]&lt;StereoRes;2*ATAN((StereoRes-[.A849])/(2*StereoF))*180/3.14;0)" office:value-type="float" office:value="0">
            <text:p>0.00000000</text:p>
          </table:table-cell>
          <table:table-cell table:style-name="ce11" table:formula="of:=((StereoRes-2*[.A849])*[.B849]/(2*StereoF))-((-StereoRes*[.B84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2">
            <text:p>822</text:p>
          </table:table-cell>
          <table:table-cell table:style-name="ce11" table:formula="of:=IF([.A850]&lt;StereoRes;(B/100)*StereoF/[.A850];0)" office:value-type="float" office:value="0">
            <text:p>0.00000000</text:p>
          </table:table-cell>
          <table:table-cell table:style-name="ce13" table:formula="of:=IF([.A850]&lt;StereoRes;StereoF*(B/100)*CorrAccuracy/([.A850]*[.A850]);0)" office:value-type="float" office:value="0">
            <text:p>0.0000</text:p>
          </table:table-cell>
          <table:table-cell table:style-name="ce11" table:formula="of:=IF([.A850]&lt;StereoRes;2*ATAN((StereoRes-[.A850])/(2*StereoF))*180/3.14;0)" office:value-type="float" office:value="0">
            <text:p>0.00000000</text:p>
          </table:table-cell>
          <table:table-cell table:style-name="ce11" table:formula="of:=((StereoRes-2*[.A850])*[.B850]/(2*StereoF))-((-StereoRes*[.B85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3">
            <text:p>823</text:p>
          </table:table-cell>
          <table:table-cell table:style-name="ce11" table:formula="of:=IF([.A851]&lt;StereoRes;(B/100)*StereoF/[.A851];0)" office:value-type="float" office:value="0">
            <text:p>0.00000000</text:p>
          </table:table-cell>
          <table:table-cell table:style-name="ce13" table:formula="of:=IF([.A851]&lt;StereoRes;StereoF*(B/100)*CorrAccuracy/([.A851]*[.A851]);0)" office:value-type="float" office:value="0">
            <text:p>0.0000</text:p>
          </table:table-cell>
          <table:table-cell table:style-name="ce11" table:formula="of:=IF([.A851]&lt;StereoRes;2*ATAN((StereoRes-[.A851])/(2*StereoF))*180/3.14;0)" office:value-type="float" office:value="0">
            <text:p>0.00000000</text:p>
          </table:table-cell>
          <table:table-cell table:style-name="ce11" table:formula="of:=((StereoRes-2*[.A851])*[.B851]/(2*StereoF))-((-StereoRes*[.B85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4">
            <text:p>824</text:p>
          </table:table-cell>
          <table:table-cell table:style-name="ce11" table:formula="of:=IF([.A852]&lt;StereoRes;(B/100)*StereoF/[.A852];0)" office:value-type="float" office:value="0">
            <text:p>0.00000000</text:p>
          </table:table-cell>
          <table:table-cell table:style-name="ce13" table:formula="of:=IF([.A852]&lt;StereoRes;StereoF*(B/100)*CorrAccuracy/([.A852]*[.A852]);0)" office:value-type="float" office:value="0">
            <text:p>0.0000</text:p>
          </table:table-cell>
          <table:table-cell table:style-name="ce11" table:formula="of:=IF([.A852]&lt;StereoRes;2*ATAN((StereoRes-[.A852])/(2*StereoF))*180/3.14;0)" office:value-type="float" office:value="0">
            <text:p>0.00000000</text:p>
          </table:table-cell>
          <table:table-cell table:style-name="ce11" table:formula="of:=((StereoRes-2*[.A852])*[.B852]/(2*StereoF))-((-StereoRes*[.B85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5">
            <text:p>825</text:p>
          </table:table-cell>
          <table:table-cell table:style-name="ce11" table:formula="of:=IF([.A853]&lt;StereoRes;(B/100)*StereoF/[.A853];0)" office:value-type="float" office:value="0">
            <text:p>0.00000000</text:p>
          </table:table-cell>
          <table:table-cell table:style-name="ce13" table:formula="of:=IF([.A853]&lt;StereoRes;StereoF*(B/100)*CorrAccuracy/([.A853]*[.A853]);0)" office:value-type="float" office:value="0">
            <text:p>0.0000</text:p>
          </table:table-cell>
          <table:table-cell table:style-name="ce11" table:formula="of:=IF([.A853]&lt;StereoRes;2*ATAN((StereoRes-[.A853])/(2*StereoF))*180/3.14;0)" office:value-type="float" office:value="0">
            <text:p>0.00000000</text:p>
          </table:table-cell>
          <table:table-cell table:style-name="ce11" table:formula="of:=((StereoRes-2*[.A853])*[.B853]/(2*StereoF))-((-StereoRes*[.B85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6">
            <text:p>826</text:p>
          </table:table-cell>
          <table:table-cell table:style-name="ce11" table:formula="of:=IF([.A854]&lt;StereoRes;(B/100)*StereoF/[.A854];0)" office:value-type="float" office:value="0">
            <text:p>0.00000000</text:p>
          </table:table-cell>
          <table:table-cell table:style-name="ce13" table:formula="of:=IF([.A854]&lt;StereoRes;StereoF*(B/100)*CorrAccuracy/([.A854]*[.A854]);0)" office:value-type="float" office:value="0">
            <text:p>0.0000</text:p>
          </table:table-cell>
          <table:table-cell table:style-name="ce11" table:formula="of:=IF([.A854]&lt;StereoRes;2*ATAN((StereoRes-[.A854])/(2*StereoF))*180/3.14;0)" office:value-type="float" office:value="0">
            <text:p>0.00000000</text:p>
          </table:table-cell>
          <table:table-cell table:style-name="ce11" table:formula="of:=((StereoRes-2*[.A854])*[.B854]/(2*StereoF))-((-StereoRes*[.B85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7">
            <text:p>827</text:p>
          </table:table-cell>
          <table:table-cell table:style-name="ce11" table:formula="of:=IF([.A855]&lt;StereoRes;(B/100)*StereoF/[.A855];0)" office:value-type="float" office:value="0">
            <text:p>0.00000000</text:p>
          </table:table-cell>
          <table:table-cell table:style-name="ce13" table:formula="of:=IF([.A855]&lt;StereoRes;StereoF*(B/100)*CorrAccuracy/([.A855]*[.A855]);0)" office:value-type="float" office:value="0">
            <text:p>0.0000</text:p>
          </table:table-cell>
          <table:table-cell table:style-name="ce11" table:formula="of:=IF([.A855]&lt;StereoRes;2*ATAN((StereoRes-[.A855])/(2*StereoF))*180/3.14;0)" office:value-type="float" office:value="0">
            <text:p>0.00000000</text:p>
          </table:table-cell>
          <table:table-cell table:style-name="ce11" table:formula="of:=((StereoRes-2*[.A855])*[.B855]/(2*StereoF))-((-StereoRes*[.B85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8">
            <text:p>828</text:p>
          </table:table-cell>
          <table:table-cell table:style-name="ce11" table:formula="of:=IF([.A856]&lt;StereoRes;(B/100)*StereoF/[.A856];0)" office:value-type="float" office:value="0">
            <text:p>0.00000000</text:p>
          </table:table-cell>
          <table:table-cell table:style-name="ce13" table:formula="of:=IF([.A856]&lt;StereoRes;StereoF*(B/100)*CorrAccuracy/([.A856]*[.A856]);0)" office:value-type="float" office:value="0">
            <text:p>0.0000</text:p>
          </table:table-cell>
          <table:table-cell table:style-name="ce11" table:formula="of:=IF([.A856]&lt;StereoRes;2*ATAN((StereoRes-[.A856])/(2*StereoF))*180/3.14;0)" office:value-type="float" office:value="0">
            <text:p>0.00000000</text:p>
          </table:table-cell>
          <table:table-cell table:style-name="ce11" table:formula="of:=((StereoRes-2*[.A856])*[.B856]/(2*StereoF))-((-StereoRes*[.B85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9">
            <text:p>829</text:p>
          </table:table-cell>
          <table:table-cell table:style-name="ce11" table:formula="of:=IF([.A857]&lt;StereoRes;(B/100)*StereoF/[.A857];0)" office:value-type="float" office:value="0">
            <text:p>0.00000000</text:p>
          </table:table-cell>
          <table:table-cell table:style-name="ce13" table:formula="of:=IF([.A857]&lt;StereoRes;StereoF*(B/100)*CorrAccuracy/([.A857]*[.A857]);0)" office:value-type="float" office:value="0">
            <text:p>0.0000</text:p>
          </table:table-cell>
          <table:table-cell table:style-name="ce11" table:formula="of:=IF([.A857]&lt;StereoRes;2*ATAN((StereoRes-[.A857])/(2*StereoF))*180/3.14;0)" office:value-type="float" office:value="0">
            <text:p>0.00000000</text:p>
          </table:table-cell>
          <table:table-cell table:style-name="ce11" table:formula="of:=((StereoRes-2*[.A857])*[.B857]/(2*StereoF))-((-StereoRes*[.B85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0">
            <text:p>830</text:p>
          </table:table-cell>
          <table:table-cell table:style-name="ce11" table:formula="of:=IF([.A858]&lt;StereoRes;(B/100)*StereoF/[.A858];0)" office:value-type="float" office:value="0">
            <text:p>0.00000000</text:p>
          </table:table-cell>
          <table:table-cell table:style-name="ce13" table:formula="of:=IF([.A858]&lt;StereoRes;StereoF*(B/100)*CorrAccuracy/([.A858]*[.A858]);0)" office:value-type="float" office:value="0">
            <text:p>0.0000</text:p>
          </table:table-cell>
          <table:table-cell table:style-name="ce11" table:formula="of:=IF([.A858]&lt;StereoRes;2*ATAN((StereoRes-[.A858])/(2*StereoF))*180/3.14;0)" office:value-type="float" office:value="0">
            <text:p>0.00000000</text:p>
          </table:table-cell>
          <table:table-cell table:style-name="ce11" table:formula="of:=((StereoRes-2*[.A858])*[.B858]/(2*StereoF))-((-StereoRes*[.B85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1">
            <text:p>831</text:p>
          </table:table-cell>
          <table:table-cell table:style-name="ce11" table:formula="of:=IF([.A859]&lt;StereoRes;(B/100)*StereoF/[.A859];0)" office:value-type="float" office:value="0">
            <text:p>0.00000000</text:p>
          </table:table-cell>
          <table:table-cell table:style-name="ce13" table:formula="of:=IF([.A859]&lt;StereoRes;StereoF*(B/100)*CorrAccuracy/([.A859]*[.A859]);0)" office:value-type="float" office:value="0">
            <text:p>0.0000</text:p>
          </table:table-cell>
          <table:table-cell table:style-name="ce11" table:formula="of:=IF([.A859]&lt;StereoRes;2*ATAN((StereoRes-[.A859])/(2*StereoF))*180/3.14;0)" office:value-type="float" office:value="0">
            <text:p>0.00000000</text:p>
          </table:table-cell>
          <table:table-cell table:style-name="ce11" table:formula="of:=((StereoRes-2*[.A859])*[.B859]/(2*StereoF))-((-StereoRes*[.B85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2">
            <text:p>832</text:p>
          </table:table-cell>
          <table:table-cell table:style-name="ce11" table:formula="of:=IF([.A860]&lt;StereoRes;(B/100)*StereoF/[.A860];0)" office:value-type="float" office:value="0">
            <text:p>0.00000000</text:p>
          </table:table-cell>
          <table:table-cell table:style-name="ce13" table:formula="of:=IF([.A860]&lt;StereoRes;StereoF*(B/100)*CorrAccuracy/([.A860]*[.A860]);0)" office:value-type="float" office:value="0">
            <text:p>0.0000</text:p>
          </table:table-cell>
          <table:table-cell table:style-name="ce11" table:formula="of:=IF([.A860]&lt;StereoRes;2*ATAN((StereoRes-[.A860])/(2*StereoF))*180/3.14;0)" office:value-type="float" office:value="0">
            <text:p>0.00000000</text:p>
          </table:table-cell>
          <table:table-cell table:style-name="ce11" table:formula="of:=((StereoRes-2*[.A860])*[.B860]/(2*StereoF))-((-StereoRes*[.B86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3">
            <text:p>833</text:p>
          </table:table-cell>
          <table:table-cell table:style-name="ce11" table:formula="of:=IF([.A861]&lt;StereoRes;(B/100)*StereoF/[.A861];0)" office:value-type="float" office:value="0">
            <text:p>0.00000000</text:p>
          </table:table-cell>
          <table:table-cell table:style-name="ce13" table:formula="of:=IF([.A861]&lt;StereoRes;StereoF*(B/100)*CorrAccuracy/([.A861]*[.A861]);0)" office:value-type="float" office:value="0">
            <text:p>0.0000</text:p>
          </table:table-cell>
          <table:table-cell table:style-name="ce11" table:formula="of:=IF([.A861]&lt;StereoRes;2*ATAN((StereoRes-[.A861])/(2*StereoF))*180/3.14;0)" office:value-type="float" office:value="0">
            <text:p>0.00000000</text:p>
          </table:table-cell>
          <table:table-cell table:style-name="ce11" table:formula="of:=((StereoRes-2*[.A861])*[.B861]/(2*StereoF))-((-StereoRes*[.B86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4">
            <text:p>834</text:p>
          </table:table-cell>
          <table:table-cell table:style-name="ce11" table:formula="of:=IF([.A862]&lt;StereoRes;(B/100)*StereoF/[.A862];0)" office:value-type="float" office:value="0">
            <text:p>0.00000000</text:p>
          </table:table-cell>
          <table:table-cell table:style-name="ce13" table:formula="of:=IF([.A862]&lt;StereoRes;StereoF*(B/100)*CorrAccuracy/([.A862]*[.A862]);0)" office:value-type="float" office:value="0">
            <text:p>0.0000</text:p>
          </table:table-cell>
          <table:table-cell table:style-name="ce11" table:formula="of:=IF([.A862]&lt;StereoRes;2*ATAN((StereoRes-[.A862])/(2*StereoF))*180/3.14;0)" office:value-type="float" office:value="0">
            <text:p>0.00000000</text:p>
          </table:table-cell>
          <table:table-cell table:style-name="ce11" table:formula="of:=((StereoRes-2*[.A862])*[.B862]/(2*StereoF))-((-StereoRes*[.B86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5">
            <text:p>835</text:p>
          </table:table-cell>
          <table:table-cell table:style-name="ce11" table:formula="of:=IF([.A863]&lt;StereoRes;(B/100)*StereoF/[.A863];0)" office:value-type="float" office:value="0">
            <text:p>0.00000000</text:p>
          </table:table-cell>
          <table:table-cell table:style-name="ce13" table:formula="of:=IF([.A863]&lt;StereoRes;StereoF*(B/100)*CorrAccuracy/([.A863]*[.A863]);0)" office:value-type="float" office:value="0">
            <text:p>0.0000</text:p>
          </table:table-cell>
          <table:table-cell table:style-name="ce11" table:formula="of:=IF([.A863]&lt;StereoRes;2*ATAN((StereoRes-[.A863])/(2*StereoF))*180/3.14;0)" office:value-type="float" office:value="0">
            <text:p>0.00000000</text:p>
          </table:table-cell>
          <table:table-cell table:style-name="ce11" table:formula="of:=((StereoRes-2*[.A863])*[.B863]/(2*StereoF))-((-StereoRes*[.B86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6">
            <text:p>836</text:p>
          </table:table-cell>
          <table:table-cell table:style-name="ce11" table:formula="of:=IF([.A864]&lt;StereoRes;(B/100)*StereoF/[.A864];0)" office:value-type="float" office:value="0">
            <text:p>0.00000000</text:p>
          </table:table-cell>
          <table:table-cell table:style-name="ce13" table:formula="of:=IF([.A864]&lt;StereoRes;StereoF*(B/100)*CorrAccuracy/([.A864]*[.A864]);0)" office:value-type="float" office:value="0">
            <text:p>0.0000</text:p>
          </table:table-cell>
          <table:table-cell table:style-name="ce11" table:formula="of:=IF([.A864]&lt;StereoRes;2*ATAN((StereoRes-[.A864])/(2*StereoF))*180/3.14;0)" office:value-type="float" office:value="0">
            <text:p>0.00000000</text:p>
          </table:table-cell>
          <table:table-cell table:style-name="ce11" table:formula="of:=((StereoRes-2*[.A864])*[.B864]/(2*StereoF))-((-StereoRes*[.B86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7">
            <text:p>837</text:p>
          </table:table-cell>
          <table:table-cell table:style-name="ce11" table:formula="of:=IF([.A865]&lt;StereoRes;(B/100)*StereoF/[.A865];0)" office:value-type="float" office:value="0">
            <text:p>0.00000000</text:p>
          </table:table-cell>
          <table:table-cell table:style-name="ce13" table:formula="of:=IF([.A865]&lt;StereoRes;StereoF*(B/100)*CorrAccuracy/([.A865]*[.A865]);0)" office:value-type="float" office:value="0">
            <text:p>0.0000</text:p>
          </table:table-cell>
          <table:table-cell table:style-name="ce11" table:formula="of:=IF([.A865]&lt;StereoRes;2*ATAN((StereoRes-[.A865])/(2*StereoF))*180/3.14;0)" office:value-type="float" office:value="0">
            <text:p>0.00000000</text:p>
          </table:table-cell>
          <table:table-cell table:style-name="ce11" table:formula="of:=((StereoRes-2*[.A865])*[.B865]/(2*StereoF))-((-StereoRes*[.B86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8">
            <text:p>838</text:p>
          </table:table-cell>
          <table:table-cell table:style-name="ce11" table:formula="of:=IF([.A866]&lt;StereoRes;(B/100)*StereoF/[.A866];0)" office:value-type="float" office:value="0">
            <text:p>0.00000000</text:p>
          </table:table-cell>
          <table:table-cell table:style-name="ce13" table:formula="of:=IF([.A866]&lt;StereoRes;StereoF*(B/100)*CorrAccuracy/([.A866]*[.A866]);0)" office:value-type="float" office:value="0">
            <text:p>0.0000</text:p>
          </table:table-cell>
          <table:table-cell table:style-name="ce11" table:formula="of:=IF([.A866]&lt;StereoRes;2*ATAN((StereoRes-[.A866])/(2*StereoF))*180/3.14;0)" office:value-type="float" office:value="0">
            <text:p>0.00000000</text:p>
          </table:table-cell>
          <table:table-cell table:style-name="ce11" table:formula="of:=((StereoRes-2*[.A866])*[.B866]/(2*StereoF))-((-StereoRes*[.B86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9">
            <text:p>839</text:p>
          </table:table-cell>
          <table:table-cell table:style-name="ce11" table:formula="of:=IF([.A867]&lt;StereoRes;(B/100)*StereoF/[.A867];0)" office:value-type="float" office:value="0">
            <text:p>0.00000000</text:p>
          </table:table-cell>
          <table:table-cell table:style-name="ce13" table:formula="of:=IF([.A867]&lt;StereoRes;StereoF*(B/100)*CorrAccuracy/([.A867]*[.A867]);0)" office:value-type="float" office:value="0">
            <text:p>0.0000</text:p>
          </table:table-cell>
          <table:table-cell table:style-name="ce11" table:formula="of:=IF([.A867]&lt;StereoRes;2*ATAN((StereoRes-[.A867])/(2*StereoF))*180/3.14;0)" office:value-type="float" office:value="0">
            <text:p>0.00000000</text:p>
          </table:table-cell>
          <table:table-cell table:style-name="ce11" table:formula="of:=((StereoRes-2*[.A867])*[.B867]/(2*StereoF))-((-StereoRes*[.B86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0">
            <text:p>840</text:p>
          </table:table-cell>
          <table:table-cell table:style-name="ce11" table:formula="of:=IF([.A868]&lt;StereoRes;(B/100)*StereoF/[.A868];0)" office:value-type="float" office:value="0">
            <text:p>0.00000000</text:p>
          </table:table-cell>
          <table:table-cell table:style-name="ce13" table:formula="of:=IF([.A868]&lt;StereoRes;StereoF*(B/100)*CorrAccuracy/([.A868]*[.A868]);0)" office:value-type="float" office:value="0">
            <text:p>0.0000</text:p>
          </table:table-cell>
          <table:table-cell table:style-name="ce11" table:formula="of:=IF([.A868]&lt;StereoRes;2*ATAN((StereoRes-[.A868])/(2*StereoF))*180/3.14;0)" office:value-type="float" office:value="0">
            <text:p>0.00000000</text:p>
          </table:table-cell>
          <table:table-cell table:style-name="ce11" table:formula="of:=((StereoRes-2*[.A868])*[.B868]/(2*StereoF))-((-StereoRes*[.B8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1">
            <text:p>841</text:p>
          </table:table-cell>
          <table:table-cell table:style-name="ce11" table:formula="of:=IF([.A869]&lt;StereoRes;(B/100)*StereoF/[.A869];0)" office:value-type="float" office:value="0">
            <text:p>0.00000000</text:p>
          </table:table-cell>
          <table:table-cell table:style-name="ce13" table:formula="of:=IF([.A869]&lt;StereoRes;StereoF*(B/100)*CorrAccuracy/([.A869]*[.A869]);0)" office:value-type="float" office:value="0">
            <text:p>0.0000</text:p>
          </table:table-cell>
          <table:table-cell table:style-name="ce11" table:formula="of:=IF([.A869]&lt;StereoRes;2*ATAN((StereoRes-[.A869])/(2*StereoF))*180/3.14;0)" office:value-type="float" office:value="0">
            <text:p>0.00000000</text:p>
          </table:table-cell>
          <table:table-cell table:style-name="ce11" table:formula="of:=((StereoRes-2*[.A869])*[.B869]/(2*StereoF))-((-StereoRes*[.B8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2">
            <text:p>842</text:p>
          </table:table-cell>
          <table:table-cell table:style-name="ce11" table:formula="of:=IF([.A870]&lt;StereoRes;(B/100)*StereoF/[.A870];0)" office:value-type="float" office:value="0">
            <text:p>0.00000000</text:p>
          </table:table-cell>
          <table:table-cell table:style-name="ce13" table:formula="of:=IF([.A870]&lt;StereoRes;StereoF*(B/100)*CorrAccuracy/([.A870]*[.A870]);0)" office:value-type="float" office:value="0">
            <text:p>0.0000</text:p>
          </table:table-cell>
          <table:table-cell table:style-name="ce11" table:formula="of:=IF([.A870]&lt;StereoRes;2*ATAN((StereoRes-[.A870])/(2*StereoF))*180/3.14;0)" office:value-type="float" office:value="0">
            <text:p>0.00000000</text:p>
          </table:table-cell>
          <table:table-cell table:style-name="ce11" table:formula="of:=((StereoRes-2*[.A870])*[.B870]/(2*StereoF))-((-StereoRes*[.B8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3">
            <text:p>843</text:p>
          </table:table-cell>
          <table:table-cell table:style-name="ce11" table:formula="of:=IF([.A871]&lt;StereoRes;(B/100)*StereoF/[.A871];0)" office:value-type="float" office:value="0">
            <text:p>0.00000000</text:p>
          </table:table-cell>
          <table:table-cell table:style-name="ce13" table:formula="of:=IF([.A871]&lt;StereoRes;StereoF*(B/100)*CorrAccuracy/([.A871]*[.A871]);0)" office:value-type="float" office:value="0">
            <text:p>0.0000</text:p>
          </table:table-cell>
          <table:table-cell table:style-name="ce11" table:formula="of:=IF([.A871]&lt;StereoRes;2*ATAN((StereoRes-[.A871])/(2*StereoF))*180/3.14;0)" office:value-type="float" office:value="0">
            <text:p>0.00000000</text:p>
          </table:table-cell>
          <table:table-cell table:style-name="ce11" table:formula="of:=((StereoRes-2*[.A871])*[.B871]/(2*StereoF))-((-StereoRes*[.B8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4">
            <text:p>844</text:p>
          </table:table-cell>
          <table:table-cell table:style-name="ce11" table:formula="of:=IF([.A872]&lt;StereoRes;(B/100)*StereoF/[.A872];0)" office:value-type="float" office:value="0">
            <text:p>0.00000000</text:p>
          </table:table-cell>
          <table:table-cell table:style-name="ce13" table:formula="of:=IF([.A872]&lt;StereoRes;StereoF*(B/100)*CorrAccuracy/([.A872]*[.A872]);0)" office:value-type="float" office:value="0">
            <text:p>0.0000</text:p>
          </table:table-cell>
          <table:table-cell table:style-name="ce11" table:formula="of:=IF([.A872]&lt;StereoRes;2*ATAN((StereoRes-[.A872])/(2*StereoF))*180/3.14;0)" office:value-type="float" office:value="0">
            <text:p>0.00000000</text:p>
          </table:table-cell>
          <table:table-cell table:style-name="ce11" table:formula="of:=((StereoRes-2*[.A872])*[.B872]/(2*StereoF))-((-StereoRes*[.B8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5">
            <text:p>845</text:p>
          </table:table-cell>
          <table:table-cell table:style-name="ce11" table:formula="of:=IF([.A873]&lt;StereoRes;(B/100)*StereoF/[.A873];0)" office:value-type="float" office:value="0">
            <text:p>0.00000000</text:p>
          </table:table-cell>
          <table:table-cell table:style-name="ce13" table:formula="of:=IF([.A873]&lt;StereoRes;StereoF*(B/100)*CorrAccuracy/([.A873]*[.A873]);0)" office:value-type="float" office:value="0">
            <text:p>0.0000</text:p>
          </table:table-cell>
          <table:table-cell table:style-name="ce11" table:formula="of:=IF([.A873]&lt;StereoRes;2*ATAN((StereoRes-[.A873])/(2*StereoF))*180/3.14;0)" office:value-type="float" office:value="0">
            <text:p>0.00000000</text:p>
          </table:table-cell>
          <table:table-cell table:style-name="ce11" table:formula="of:=((StereoRes-2*[.A873])*[.B873]/(2*StereoF))-((-StereoRes*[.B8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6">
            <text:p>846</text:p>
          </table:table-cell>
          <table:table-cell table:style-name="ce11" table:formula="of:=IF([.A874]&lt;StereoRes;(B/100)*StereoF/[.A874];0)" office:value-type="float" office:value="0">
            <text:p>0.00000000</text:p>
          </table:table-cell>
          <table:table-cell table:style-name="ce13" table:formula="of:=IF([.A874]&lt;StereoRes;StereoF*(B/100)*CorrAccuracy/([.A874]*[.A874]);0)" office:value-type="float" office:value="0">
            <text:p>0.0000</text:p>
          </table:table-cell>
          <table:table-cell table:style-name="ce11" table:formula="of:=IF([.A874]&lt;StereoRes;2*ATAN((StereoRes-[.A874])/(2*StereoF))*180/3.14;0)" office:value-type="float" office:value="0">
            <text:p>0.00000000</text:p>
          </table:table-cell>
          <table:table-cell table:style-name="ce11" table:formula="of:=((StereoRes-2*[.A874])*[.B874]/(2*StereoF))-((-StereoRes*[.B8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7">
            <text:p>847</text:p>
          </table:table-cell>
          <table:table-cell table:style-name="ce11" table:formula="of:=IF([.A875]&lt;StereoRes;(B/100)*StereoF/[.A875];0)" office:value-type="float" office:value="0">
            <text:p>0.00000000</text:p>
          </table:table-cell>
          <table:table-cell table:style-name="ce13" table:formula="of:=IF([.A875]&lt;StereoRes;StereoF*(B/100)*CorrAccuracy/([.A875]*[.A875]);0)" office:value-type="float" office:value="0">
            <text:p>0.0000</text:p>
          </table:table-cell>
          <table:table-cell table:style-name="ce11" table:formula="of:=IF([.A875]&lt;StereoRes;2*ATAN((StereoRes-[.A875])/(2*StereoF))*180/3.14;0)" office:value-type="float" office:value="0">
            <text:p>0.00000000</text:p>
          </table:table-cell>
          <table:table-cell table:style-name="ce11" table:formula="of:=((StereoRes-2*[.A875])*[.B875]/(2*StereoF))-((-StereoRes*[.B8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8">
            <text:p>848</text:p>
          </table:table-cell>
          <table:table-cell table:style-name="ce11" table:formula="of:=IF([.A876]&lt;StereoRes;(B/100)*StereoF/[.A876];0)" office:value-type="float" office:value="0">
            <text:p>0.00000000</text:p>
          </table:table-cell>
          <table:table-cell table:style-name="ce13" table:formula="of:=IF([.A876]&lt;StereoRes;StereoF*(B/100)*CorrAccuracy/([.A876]*[.A876]);0)" office:value-type="float" office:value="0">
            <text:p>0.0000</text:p>
          </table:table-cell>
          <table:table-cell table:style-name="ce11" table:formula="of:=IF([.A876]&lt;StereoRes;2*ATAN((StereoRes-[.A876])/(2*StereoF))*180/3.14;0)" office:value-type="float" office:value="0">
            <text:p>0.00000000</text:p>
          </table:table-cell>
          <table:table-cell table:style-name="ce11" table:formula="of:=((StereoRes-2*[.A876])*[.B876]/(2*StereoF))-((-StereoRes*[.B8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9">
            <text:p>849</text:p>
          </table:table-cell>
          <table:table-cell table:style-name="ce11" table:formula="of:=IF([.A877]&lt;StereoRes;(B/100)*StereoF/[.A877];0)" office:value-type="float" office:value="0">
            <text:p>0.00000000</text:p>
          </table:table-cell>
          <table:table-cell table:style-name="ce13" table:formula="of:=IF([.A877]&lt;StereoRes;StereoF*(B/100)*CorrAccuracy/([.A877]*[.A877]);0)" office:value-type="float" office:value="0">
            <text:p>0.0000</text:p>
          </table:table-cell>
          <table:table-cell table:style-name="ce11" table:formula="of:=IF([.A877]&lt;StereoRes;2*ATAN((StereoRes-[.A877])/(2*StereoF))*180/3.14;0)" office:value-type="float" office:value="0">
            <text:p>0.00000000</text:p>
          </table:table-cell>
          <table:table-cell table:style-name="ce11" table:formula="of:=((StereoRes-2*[.A877])*[.B877]/(2*StereoF))-((-StereoRes*[.B8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0">
            <text:p>850</text:p>
          </table:table-cell>
          <table:table-cell table:style-name="ce11" table:formula="of:=IF([.A878]&lt;StereoRes;(B/100)*StereoF/[.A878];0)" office:value-type="float" office:value="0">
            <text:p>0.00000000</text:p>
          </table:table-cell>
          <table:table-cell table:style-name="ce13" table:formula="of:=IF([.A878]&lt;StereoRes;StereoF*(B/100)*CorrAccuracy/([.A878]*[.A878]);0)" office:value-type="float" office:value="0">
            <text:p>0.0000</text:p>
          </table:table-cell>
          <table:table-cell table:style-name="ce11" table:formula="of:=IF([.A878]&lt;StereoRes;2*ATAN((StereoRes-[.A878])/(2*StereoF))*180/3.14;0)" office:value-type="float" office:value="0">
            <text:p>0.00000000</text:p>
          </table:table-cell>
          <table:table-cell table:style-name="ce11" table:formula="of:=((StereoRes-2*[.A878])*[.B878]/(2*StereoF))-((-StereoRes*[.B8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1">
            <text:p>851</text:p>
          </table:table-cell>
          <table:table-cell table:style-name="ce11" table:formula="of:=IF([.A879]&lt;StereoRes;(B/100)*StereoF/[.A879];0)" office:value-type="float" office:value="0">
            <text:p>0.00000000</text:p>
          </table:table-cell>
          <table:table-cell table:style-name="ce13" table:formula="of:=IF([.A879]&lt;StereoRes;StereoF*(B/100)*CorrAccuracy/([.A879]*[.A879]);0)" office:value-type="float" office:value="0">
            <text:p>0.0000</text:p>
          </table:table-cell>
          <table:table-cell table:style-name="ce11" table:formula="of:=IF([.A879]&lt;StereoRes;2*ATAN((StereoRes-[.A879])/(2*StereoF))*180/3.14;0)" office:value-type="float" office:value="0">
            <text:p>0.00000000</text:p>
          </table:table-cell>
          <table:table-cell table:style-name="ce11" table:formula="of:=((StereoRes-2*[.A879])*[.B879]/(2*StereoF))-((-StereoRes*[.B8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2">
            <text:p>852</text:p>
          </table:table-cell>
          <table:table-cell table:style-name="ce11" table:formula="of:=IF([.A880]&lt;StereoRes;(B/100)*StereoF/[.A880];0)" office:value-type="float" office:value="0">
            <text:p>0.00000000</text:p>
          </table:table-cell>
          <table:table-cell table:style-name="ce13" table:formula="of:=IF([.A880]&lt;StereoRes;StereoF*(B/100)*CorrAccuracy/([.A880]*[.A880]);0)" office:value-type="float" office:value="0">
            <text:p>0.0000</text:p>
          </table:table-cell>
          <table:table-cell table:style-name="ce11" table:formula="of:=IF([.A880]&lt;StereoRes;2*ATAN((StereoRes-[.A880])/(2*StereoF))*180/3.14;0)" office:value-type="float" office:value="0">
            <text:p>0.00000000</text:p>
          </table:table-cell>
          <table:table-cell table:style-name="ce11" table:formula="of:=((StereoRes-2*[.A880])*[.B880]/(2*StereoF))-((-StereoRes*[.B8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3">
            <text:p>853</text:p>
          </table:table-cell>
          <table:table-cell table:style-name="ce11" table:formula="of:=IF([.A881]&lt;StereoRes;(B/100)*StereoF/[.A881];0)" office:value-type="float" office:value="0">
            <text:p>0.00000000</text:p>
          </table:table-cell>
          <table:table-cell table:style-name="ce13" table:formula="of:=IF([.A881]&lt;StereoRes;StereoF*(B/100)*CorrAccuracy/([.A881]*[.A881]);0)" office:value-type="float" office:value="0">
            <text:p>0.0000</text:p>
          </table:table-cell>
          <table:table-cell table:style-name="ce11" table:formula="of:=IF([.A881]&lt;StereoRes;2*ATAN((StereoRes-[.A881])/(2*StereoF))*180/3.14;0)" office:value-type="float" office:value="0">
            <text:p>0.00000000</text:p>
          </table:table-cell>
          <table:table-cell table:style-name="ce11" table:formula="of:=((StereoRes-2*[.A881])*[.B881]/(2*StereoF))-((-StereoRes*[.B8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4">
            <text:p>854</text:p>
          </table:table-cell>
          <table:table-cell table:style-name="ce11" table:formula="of:=IF([.A882]&lt;StereoRes;(B/100)*StereoF/[.A882];0)" office:value-type="float" office:value="0">
            <text:p>0.00000000</text:p>
          </table:table-cell>
          <table:table-cell table:style-name="ce13" table:formula="of:=IF([.A882]&lt;StereoRes;StereoF*(B/100)*CorrAccuracy/([.A882]*[.A882]);0)" office:value-type="float" office:value="0">
            <text:p>0.0000</text:p>
          </table:table-cell>
          <table:table-cell table:style-name="ce11" table:formula="of:=IF([.A882]&lt;StereoRes;2*ATAN((StereoRes-[.A882])/(2*StereoF))*180/3.14;0)" office:value-type="float" office:value="0">
            <text:p>0.00000000</text:p>
          </table:table-cell>
          <table:table-cell table:style-name="ce11" table:formula="of:=((StereoRes-2*[.A882])*[.B882]/(2*StereoF))-((-StereoRes*[.B8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5">
            <text:p>855</text:p>
          </table:table-cell>
          <table:table-cell table:style-name="ce11" table:formula="of:=IF([.A883]&lt;StereoRes;(B/100)*StereoF/[.A883];0)" office:value-type="float" office:value="0">
            <text:p>0.00000000</text:p>
          </table:table-cell>
          <table:table-cell table:style-name="ce13" table:formula="of:=IF([.A883]&lt;StereoRes;StereoF*(B/100)*CorrAccuracy/([.A883]*[.A883]);0)" office:value-type="float" office:value="0">
            <text:p>0.0000</text:p>
          </table:table-cell>
          <table:table-cell table:style-name="ce11" table:formula="of:=IF([.A883]&lt;StereoRes;2*ATAN((StereoRes-[.A883])/(2*StereoF))*180/3.14;0)" office:value-type="float" office:value="0">
            <text:p>0.00000000</text:p>
          </table:table-cell>
          <table:table-cell table:style-name="ce11" table:formula="of:=((StereoRes-2*[.A883])*[.B883]/(2*StereoF))-((-StereoRes*[.B8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6">
            <text:p>856</text:p>
          </table:table-cell>
          <table:table-cell table:style-name="ce11" table:formula="of:=IF([.A884]&lt;StereoRes;(B/100)*StereoF/[.A884];0)" office:value-type="float" office:value="0">
            <text:p>0.00000000</text:p>
          </table:table-cell>
          <table:table-cell table:style-name="ce13" table:formula="of:=IF([.A884]&lt;StereoRes;StereoF*(B/100)*CorrAccuracy/([.A884]*[.A884]);0)" office:value-type="float" office:value="0">
            <text:p>0.0000</text:p>
          </table:table-cell>
          <table:table-cell table:style-name="ce11" table:formula="of:=IF([.A884]&lt;StereoRes;2*ATAN((StereoRes-[.A884])/(2*StereoF))*180/3.14;0)" office:value-type="float" office:value="0">
            <text:p>0.00000000</text:p>
          </table:table-cell>
          <table:table-cell table:style-name="ce11" table:formula="of:=((StereoRes-2*[.A884])*[.B884]/(2*StereoF))-((-StereoRes*[.B8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7">
            <text:p>857</text:p>
          </table:table-cell>
          <table:table-cell table:style-name="ce11" table:formula="of:=IF([.A885]&lt;StereoRes;(B/100)*StereoF/[.A885];0)" office:value-type="float" office:value="0">
            <text:p>0.00000000</text:p>
          </table:table-cell>
          <table:table-cell table:style-name="ce13" table:formula="of:=IF([.A885]&lt;StereoRes;StereoF*(B/100)*CorrAccuracy/([.A885]*[.A885]);0)" office:value-type="float" office:value="0">
            <text:p>0.0000</text:p>
          </table:table-cell>
          <table:table-cell table:style-name="ce11" table:formula="of:=IF([.A885]&lt;StereoRes;2*ATAN((StereoRes-[.A885])/(2*StereoF))*180/3.14;0)" office:value-type="float" office:value="0">
            <text:p>0.00000000</text:p>
          </table:table-cell>
          <table:table-cell table:style-name="ce11" table:formula="of:=((StereoRes-2*[.A885])*[.B885]/(2*StereoF))-((-StereoRes*[.B8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8">
            <text:p>858</text:p>
          </table:table-cell>
          <table:table-cell table:style-name="ce11" table:formula="of:=IF([.A886]&lt;StereoRes;(B/100)*StereoF/[.A886];0)" office:value-type="float" office:value="0">
            <text:p>0.00000000</text:p>
          </table:table-cell>
          <table:table-cell table:style-name="ce13" table:formula="of:=IF([.A886]&lt;StereoRes;StereoF*(B/100)*CorrAccuracy/([.A886]*[.A886]);0)" office:value-type="float" office:value="0">
            <text:p>0.0000</text:p>
          </table:table-cell>
          <table:table-cell table:style-name="ce11" table:formula="of:=IF([.A886]&lt;StereoRes;2*ATAN((StereoRes-[.A886])/(2*StereoF))*180/3.14;0)" office:value-type="float" office:value="0">
            <text:p>0.00000000</text:p>
          </table:table-cell>
          <table:table-cell table:style-name="ce11" table:formula="of:=((StereoRes-2*[.A886])*[.B886]/(2*StereoF))-((-StereoRes*[.B8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9">
            <text:p>859</text:p>
          </table:table-cell>
          <table:table-cell table:style-name="ce11" table:formula="of:=IF([.A887]&lt;StereoRes;(B/100)*StereoF/[.A887];0)" office:value-type="float" office:value="0">
            <text:p>0.00000000</text:p>
          </table:table-cell>
          <table:table-cell table:style-name="ce13" table:formula="of:=IF([.A887]&lt;StereoRes;StereoF*(B/100)*CorrAccuracy/([.A887]*[.A887]);0)" office:value-type="float" office:value="0">
            <text:p>0.0000</text:p>
          </table:table-cell>
          <table:table-cell table:style-name="ce11" table:formula="of:=IF([.A887]&lt;StereoRes;2*ATAN((StereoRes-[.A887])/(2*StereoF))*180/3.14;0)" office:value-type="float" office:value="0">
            <text:p>0.00000000</text:p>
          </table:table-cell>
          <table:table-cell table:style-name="ce11" table:formula="of:=((StereoRes-2*[.A887])*[.B887]/(2*StereoF))-((-StereoRes*[.B8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0">
            <text:p>860</text:p>
          </table:table-cell>
          <table:table-cell table:style-name="ce11" table:formula="of:=IF([.A888]&lt;StereoRes;(B/100)*StereoF/[.A888];0)" office:value-type="float" office:value="0">
            <text:p>0.00000000</text:p>
          </table:table-cell>
          <table:table-cell table:style-name="ce13" table:formula="of:=IF([.A888]&lt;StereoRes;StereoF*(B/100)*CorrAccuracy/([.A888]*[.A888]);0)" office:value-type="float" office:value="0">
            <text:p>0.0000</text:p>
          </table:table-cell>
          <table:table-cell table:style-name="ce11" table:formula="of:=IF([.A888]&lt;StereoRes;2*ATAN((StereoRes-[.A888])/(2*StereoF))*180/3.14;0)" office:value-type="float" office:value="0">
            <text:p>0.00000000</text:p>
          </table:table-cell>
          <table:table-cell table:style-name="ce11" table:formula="of:=((StereoRes-2*[.A888])*[.B888]/(2*StereoF))-((-StereoRes*[.B8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1">
            <text:p>861</text:p>
          </table:table-cell>
          <table:table-cell table:style-name="ce11" table:formula="of:=IF([.A889]&lt;StereoRes;(B/100)*StereoF/[.A889];0)" office:value-type="float" office:value="0">
            <text:p>0.00000000</text:p>
          </table:table-cell>
          <table:table-cell table:style-name="ce13" table:formula="of:=IF([.A889]&lt;StereoRes;StereoF*(B/100)*CorrAccuracy/([.A889]*[.A889]);0)" office:value-type="float" office:value="0">
            <text:p>0.0000</text:p>
          </table:table-cell>
          <table:table-cell table:style-name="ce11" table:formula="of:=IF([.A889]&lt;StereoRes;2*ATAN((StereoRes-[.A889])/(2*StereoF))*180/3.14;0)" office:value-type="float" office:value="0">
            <text:p>0.00000000</text:p>
          </table:table-cell>
          <table:table-cell table:style-name="ce11" table:formula="of:=((StereoRes-2*[.A889])*[.B889]/(2*StereoF))-((-StereoRes*[.B8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2">
            <text:p>862</text:p>
          </table:table-cell>
          <table:table-cell table:style-name="ce11" table:formula="of:=IF([.A890]&lt;StereoRes;(B/100)*StereoF/[.A890];0)" office:value-type="float" office:value="0">
            <text:p>0.00000000</text:p>
          </table:table-cell>
          <table:table-cell table:style-name="ce13" table:formula="of:=IF([.A890]&lt;StereoRes;StereoF*(B/100)*CorrAccuracy/([.A890]*[.A890]);0)" office:value-type="float" office:value="0">
            <text:p>0.0000</text:p>
          </table:table-cell>
          <table:table-cell table:style-name="ce11" table:formula="of:=IF([.A890]&lt;StereoRes;2*ATAN((StereoRes-[.A890])/(2*StereoF))*180/3.14;0)" office:value-type="float" office:value="0">
            <text:p>0.00000000</text:p>
          </table:table-cell>
          <table:table-cell table:style-name="ce11" table:formula="of:=((StereoRes-2*[.A890])*[.B890]/(2*StereoF))-((-StereoRes*[.B8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3">
            <text:p>863</text:p>
          </table:table-cell>
          <table:table-cell table:style-name="ce11" table:formula="of:=IF([.A891]&lt;StereoRes;(B/100)*StereoF/[.A891];0)" office:value-type="float" office:value="0">
            <text:p>0.00000000</text:p>
          </table:table-cell>
          <table:table-cell table:style-name="ce13" table:formula="of:=IF([.A891]&lt;StereoRes;StereoF*(B/100)*CorrAccuracy/([.A891]*[.A891]);0)" office:value-type="float" office:value="0">
            <text:p>0.0000</text:p>
          </table:table-cell>
          <table:table-cell table:style-name="ce11" table:formula="of:=IF([.A891]&lt;StereoRes;2*ATAN((StereoRes-[.A891])/(2*StereoF))*180/3.14;0)" office:value-type="float" office:value="0">
            <text:p>0.00000000</text:p>
          </table:table-cell>
          <table:table-cell table:style-name="ce11" table:formula="of:=((StereoRes-2*[.A891])*[.B891]/(2*StereoF))-((-StereoRes*[.B8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4">
            <text:p>864</text:p>
          </table:table-cell>
          <table:table-cell table:style-name="ce11" table:formula="of:=IF([.A892]&lt;StereoRes;(B/100)*StereoF/[.A892];0)" office:value-type="float" office:value="0">
            <text:p>0.00000000</text:p>
          </table:table-cell>
          <table:table-cell table:style-name="ce13" table:formula="of:=IF([.A892]&lt;StereoRes;StereoF*(B/100)*CorrAccuracy/([.A892]*[.A892]);0)" office:value-type="float" office:value="0">
            <text:p>0.0000</text:p>
          </table:table-cell>
          <table:table-cell table:style-name="ce11" table:formula="of:=IF([.A892]&lt;StereoRes;2*ATAN((StereoRes-[.A892])/(2*StereoF))*180/3.14;0)" office:value-type="float" office:value="0">
            <text:p>0.00000000</text:p>
          </table:table-cell>
          <table:table-cell table:style-name="ce11" table:formula="of:=((StereoRes-2*[.A892])*[.B892]/(2*StereoF))-((-StereoRes*[.B8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5">
            <text:p>865</text:p>
          </table:table-cell>
          <table:table-cell table:style-name="ce11" table:formula="of:=IF([.A893]&lt;StereoRes;(B/100)*StereoF/[.A893];0)" office:value-type="float" office:value="0">
            <text:p>0.00000000</text:p>
          </table:table-cell>
          <table:table-cell table:style-name="ce13" table:formula="of:=IF([.A893]&lt;StereoRes;StereoF*(B/100)*CorrAccuracy/([.A893]*[.A893]);0)" office:value-type="float" office:value="0">
            <text:p>0.0000</text:p>
          </table:table-cell>
          <table:table-cell table:style-name="ce11" table:formula="of:=IF([.A893]&lt;StereoRes;2*ATAN((StereoRes-[.A893])/(2*StereoF))*180/3.14;0)" office:value-type="float" office:value="0">
            <text:p>0.00000000</text:p>
          </table:table-cell>
          <table:table-cell table:style-name="ce11" table:formula="of:=((StereoRes-2*[.A893])*[.B893]/(2*StereoF))-((-StereoRes*[.B8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6">
            <text:p>866</text:p>
          </table:table-cell>
          <table:table-cell table:style-name="ce11" table:formula="of:=IF([.A894]&lt;StereoRes;(B/100)*StereoF/[.A894];0)" office:value-type="float" office:value="0">
            <text:p>0.00000000</text:p>
          </table:table-cell>
          <table:table-cell table:style-name="ce13" table:formula="of:=IF([.A894]&lt;StereoRes;StereoF*(B/100)*CorrAccuracy/([.A894]*[.A894]);0)" office:value-type="float" office:value="0">
            <text:p>0.0000</text:p>
          </table:table-cell>
          <table:table-cell table:style-name="ce11" table:formula="of:=IF([.A894]&lt;StereoRes;2*ATAN((StereoRes-[.A894])/(2*StereoF))*180/3.14;0)" office:value-type="float" office:value="0">
            <text:p>0.00000000</text:p>
          </table:table-cell>
          <table:table-cell table:style-name="ce11" table:formula="of:=((StereoRes-2*[.A894])*[.B894]/(2*StereoF))-((-StereoRes*[.B8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7">
            <text:p>867</text:p>
          </table:table-cell>
          <table:table-cell table:style-name="ce11" table:formula="of:=IF([.A895]&lt;StereoRes;(B/100)*StereoF/[.A895];0)" office:value-type="float" office:value="0">
            <text:p>0.00000000</text:p>
          </table:table-cell>
          <table:table-cell table:style-name="ce13" table:formula="of:=IF([.A895]&lt;StereoRes;StereoF*(B/100)*CorrAccuracy/([.A895]*[.A895]);0)" office:value-type="float" office:value="0">
            <text:p>0.0000</text:p>
          </table:table-cell>
          <table:table-cell table:style-name="ce11" table:formula="of:=IF([.A895]&lt;StereoRes;2*ATAN((StereoRes-[.A895])/(2*StereoF))*180/3.14;0)" office:value-type="float" office:value="0">
            <text:p>0.00000000</text:p>
          </table:table-cell>
          <table:table-cell table:style-name="ce11" table:formula="of:=((StereoRes-2*[.A895])*[.B895]/(2*StereoF))-((-StereoRes*[.B8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8">
            <text:p>868</text:p>
          </table:table-cell>
          <table:table-cell table:style-name="ce11" table:formula="of:=IF([.A896]&lt;StereoRes;(B/100)*StereoF/[.A896];0)" office:value-type="float" office:value="0">
            <text:p>0.00000000</text:p>
          </table:table-cell>
          <table:table-cell table:style-name="ce13" table:formula="of:=IF([.A896]&lt;StereoRes;StereoF*(B/100)*CorrAccuracy/([.A896]*[.A896]);0)" office:value-type="float" office:value="0">
            <text:p>0.0000</text:p>
          </table:table-cell>
          <table:table-cell table:style-name="ce11" table:formula="of:=IF([.A896]&lt;StereoRes;2*ATAN((StereoRes-[.A896])/(2*StereoF))*180/3.14;0)" office:value-type="float" office:value="0">
            <text:p>0.00000000</text:p>
          </table:table-cell>
          <table:table-cell table:style-name="ce11" table:formula="of:=((StereoRes-2*[.A896])*[.B896]/(2*StereoF))-((-StereoRes*[.B8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9">
            <text:p>869</text:p>
          </table:table-cell>
          <table:table-cell table:style-name="ce11" table:formula="of:=IF([.A897]&lt;StereoRes;(B/100)*StereoF/[.A897];0)" office:value-type="float" office:value="0">
            <text:p>0.00000000</text:p>
          </table:table-cell>
          <table:table-cell table:style-name="ce13" table:formula="of:=IF([.A897]&lt;StereoRes;StereoF*(B/100)*CorrAccuracy/([.A897]*[.A897]);0)" office:value-type="float" office:value="0">
            <text:p>0.0000</text:p>
          </table:table-cell>
          <table:table-cell table:style-name="ce11" table:formula="of:=IF([.A897]&lt;StereoRes;2*ATAN((StereoRes-[.A897])/(2*StereoF))*180/3.14;0)" office:value-type="float" office:value="0">
            <text:p>0.00000000</text:p>
          </table:table-cell>
          <table:table-cell table:style-name="ce11" table:formula="of:=((StereoRes-2*[.A897])*[.B897]/(2*StereoF))-((-StereoRes*[.B8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0">
            <text:p>870</text:p>
          </table:table-cell>
          <table:table-cell table:style-name="ce11" table:formula="of:=IF([.A898]&lt;StereoRes;(B/100)*StereoF/[.A898];0)" office:value-type="float" office:value="0">
            <text:p>0.00000000</text:p>
          </table:table-cell>
          <table:table-cell table:style-name="ce13" table:formula="of:=IF([.A898]&lt;StereoRes;StereoF*(B/100)*CorrAccuracy/([.A898]*[.A898]);0)" office:value-type="float" office:value="0">
            <text:p>0.0000</text:p>
          </table:table-cell>
          <table:table-cell table:style-name="ce11" table:formula="of:=IF([.A898]&lt;StereoRes;2*ATAN((StereoRes-[.A898])/(2*StereoF))*180/3.14;0)" office:value-type="float" office:value="0">
            <text:p>0.00000000</text:p>
          </table:table-cell>
          <table:table-cell table:style-name="ce11" table:formula="of:=((StereoRes-2*[.A898])*[.B898]/(2*StereoF))-((-StereoRes*[.B8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1">
            <text:p>871</text:p>
          </table:table-cell>
          <table:table-cell table:style-name="ce11" table:formula="of:=IF([.A899]&lt;StereoRes;(B/100)*StereoF/[.A899];0)" office:value-type="float" office:value="0">
            <text:p>0.00000000</text:p>
          </table:table-cell>
          <table:table-cell table:style-name="ce13" table:formula="of:=IF([.A899]&lt;StereoRes;StereoF*(B/100)*CorrAccuracy/([.A899]*[.A899]);0)" office:value-type="float" office:value="0">
            <text:p>0.0000</text:p>
          </table:table-cell>
          <table:table-cell table:style-name="ce11" table:formula="of:=IF([.A899]&lt;StereoRes;2*ATAN((StereoRes-[.A899])/(2*StereoF))*180/3.14;0)" office:value-type="float" office:value="0">
            <text:p>0.00000000</text:p>
          </table:table-cell>
          <table:table-cell table:style-name="ce11" table:formula="of:=((StereoRes-2*[.A899])*[.B899]/(2*StereoF))-((-StereoRes*[.B8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2">
            <text:p>872</text:p>
          </table:table-cell>
          <table:table-cell table:style-name="ce11" table:formula="of:=IF([.A900]&lt;StereoRes;(B/100)*StereoF/[.A900];0)" office:value-type="float" office:value="0">
            <text:p>0.00000000</text:p>
          </table:table-cell>
          <table:table-cell table:style-name="ce13" table:formula="of:=IF([.A900]&lt;StereoRes;StereoF*(B/100)*CorrAccuracy/([.A900]*[.A900]);0)" office:value-type="float" office:value="0">
            <text:p>0.0000</text:p>
          </table:table-cell>
          <table:table-cell table:style-name="ce11" table:formula="of:=IF([.A900]&lt;StereoRes;2*ATAN((StereoRes-[.A900])/(2*StereoF))*180/3.14;0)" office:value-type="float" office:value="0">
            <text:p>0.00000000</text:p>
          </table:table-cell>
          <table:table-cell table:style-name="ce11" table:formula="of:=((StereoRes-2*[.A900])*[.B900]/(2*StereoF))-((-StereoRes*[.B9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3">
            <text:p>873</text:p>
          </table:table-cell>
          <table:table-cell table:style-name="ce11" table:formula="of:=IF([.A901]&lt;StereoRes;(B/100)*StereoF/[.A901];0)" office:value-type="float" office:value="0">
            <text:p>0.00000000</text:p>
          </table:table-cell>
          <table:table-cell table:style-name="ce13" table:formula="of:=IF([.A901]&lt;StereoRes;StereoF*(B/100)*CorrAccuracy/([.A901]*[.A901]);0)" office:value-type="float" office:value="0">
            <text:p>0.0000</text:p>
          </table:table-cell>
          <table:table-cell table:style-name="ce11" table:formula="of:=IF([.A901]&lt;StereoRes;2*ATAN((StereoRes-[.A901])/(2*StereoF))*180/3.14;0)" office:value-type="float" office:value="0">
            <text:p>0.00000000</text:p>
          </table:table-cell>
          <table:table-cell table:style-name="ce11" table:formula="of:=((StereoRes-2*[.A901])*[.B901]/(2*StereoF))-((-StereoRes*[.B9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4">
            <text:p>874</text:p>
          </table:table-cell>
          <table:table-cell table:style-name="ce11" table:formula="of:=IF([.A902]&lt;StereoRes;(B/100)*StereoF/[.A902];0)" office:value-type="float" office:value="0">
            <text:p>0.00000000</text:p>
          </table:table-cell>
          <table:table-cell table:style-name="ce13" table:formula="of:=IF([.A902]&lt;StereoRes;StereoF*(B/100)*CorrAccuracy/([.A902]*[.A902]);0)" office:value-type="float" office:value="0">
            <text:p>0.0000</text:p>
          </table:table-cell>
          <table:table-cell table:style-name="ce11" table:formula="of:=IF([.A902]&lt;StereoRes;2*ATAN((StereoRes-[.A902])/(2*StereoF))*180/3.14;0)" office:value-type="float" office:value="0">
            <text:p>0.00000000</text:p>
          </table:table-cell>
          <table:table-cell table:style-name="ce11" table:formula="of:=((StereoRes-2*[.A902])*[.B902]/(2*StereoF))-((-StereoRes*[.B9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5">
            <text:p>875</text:p>
          </table:table-cell>
          <table:table-cell table:style-name="ce11" table:formula="of:=IF([.A903]&lt;StereoRes;(B/100)*StereoF/[.A903];0)" office:value-type="float" office:value="0">
            <text:p>0.00000000</text:p>
          </table:table-cell>
          <table:table-cell table:style-name="ce13" table:formula="of:=IF([.A903]&lt;StereoRes;StereoF*(B/100)*CorrAccuracy/([.A903]*[.A903]);0)" office:value-type="float" office:value="0">
            <text:p>0.0000</text:p>
          </table:table-cell>
          <table:table-cell table:style-name="ce11" table:formula="of:=IF([.A903]&lt;StereoRes;2*ATAN((StereoRes-[.A903])/(2*StereoF))*180/3.14;0)" office:value-type="float" office:value="0">
            <text:p>0.00000000</text:p>
          </table:table-cell>
          <table:table-cell table:style-name="ce11" table:formula="of:=((StereoRes-2*[.A903])*[.B903]/(2*StereoF))-((-StereoRes*[.B9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6">
            <text:p>876</text:p>
          </table:table-cell>
          <table:table-cell table:style-name="ce11" table:formula="of:=IF([.A904]&lt;StereoRes;(B/100)*StereoF/[.A904];0)" office:value-type="float" office:value="0">
            <text:p>0.00000000</text:p>
          </table:table-cell>
          <table:table-cell table:style-name="ce13" table:formula="of:=IF([.A904]&lt;StereoRes;StereoF*(B/100)*CorrAccuracy/([.A904]*[.A904]);0)" office:value-type="float" office:value="0">
            <text:p>0.0000</text:p>
          </table:table-cell>
          <table:table-cell table:style-name="ce11" table:formula="of:=IF([.A904]&lt;StereoRes;2*ATAN((StereoRes-[.A904])/(2*StereoF))*180/3.14;0)" office:value-type="float" office:value="0">
            <text:p>0.00000000</text:p>
          </table:table-cell>
          <table:table-cell table:style-name="ce11" table:formula="of:=((StereoRes-2*[.A904])*[.B904]/(2*StereoF))-((-StereoRes*[.B9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7">
            <text:p>877</text:p>
          </table:table-cell>
          <table:table-cell table:style-name="ce11" table:formula="of:=IF([.A905]&lt;StereoRes;(B/100)*StereoF/[.A905];0)" office:value-type="float" office:value="0">
            <text:p>0.00000000</text:p>
          </table:table-cell>
          <table:table-cell table:style-name="ce13" table:formula="of:=IF([.A905]&lt;StereoRes;StereoF*(B/100)*CorrAccuracy/([.A905]*[.A905]);0)" office:value-type="float" office:value="0">
            <text:p>0.0000</text:p>
          </table:table-cell>
          <table:table-cell table:style-name="ce11" table:formula="of:=IF([.A905]&lt;StereoRes;2*ATAN((StereoRes-[.A905])/(2*StereoF))*180/3.14;0)" office:value-type="float" office:value="0">
            <text:p>0.00000000</text:p>
          </table:table-cell>
          <table:table-cell table:style-name="ce11" table:formula="of:=((StereoRes-2*[.A905])*[.B905]/(2*StereoF))-((-StereoRes*[.B9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8">
            <text:p>878</text:p>
          </table:table-cell>
          <table:table-cell table:style-name="ce11" table:formula="of:=IF([.A906]&lt;StereoRes;(B/100)*StereoF/[.A906];0)" office:value-type="float" office:value="0">
            <text:p>0.00000000</text:p>
          </table:table-cell>
          <table:table-cell table:style-name="ce13" table:formula="of:=IF([.A906]&lt;StereoRes;StereoF*(B/100)*CorrAccuracy/([.A906]*[.A906]);0)" office:value-type="float" office:value="0">
            <text:p>0.0000</text:p>
          </table:table-cell>
          <table:table-cell table:style-name="ce11" table:formula="of:=IF([.A906]&lt;StereoRes;2*ATAN((StereoRes-[.A906])/(2*StereoF))*180/3.14;0)" office:value-type="float" office:value="0">
            <text:p>0.00000000</text:p>
          </table:table-cell>
          <table:table-cell table:style-name="ce11" table:formula="of:=((StereoRes-2*[.A906])*[.B906]/(2*StereoF))-((-StereoRes*[.B9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9">
            <text:p>879</text:p>
          </table:table-cell>
          <table:table-cell table:style-name="ce11" table:formula="of:=IF([.A907]&lt;StereoRes;(B/100)*StereoF/[.A907];0)" office:value-type="float" office:value="0">
            <text:p>0.00000000</text:p>
          </table:table-cell>
          <table:table-cell table:style-name="ce13" table:formula="of:=IF([.A907]&lt;StereoRes;StereoF*(B/100)*CorrAccuracy/([.A907]*[.A907]);0)" office:value-type="float" office:value="0">
            <text:p>0.0000</text:p>
          </table:table-cell>
          <table:table-cell table:style-name="ce11" table:formula="of:=IF([.A907]&lt;StereoRes;2*ATAN((StereoRes-[.A907])/(2*StereoF))*180/3.14;0)" office:value-type="float" office:value="0">
            <text:p>0.00000000</text:p>
          </table:table-cell>
          <table:table-cell table:style-name="ce11" table:formula="of:=((StereoRes-2*[.A907])*[.B907]/(2*StereoF))-((-StereoRes*[.B9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0">
            <text:p>880</text:p>
          </table:table-cell>
          <table:table-cell table:style-name="ce11" table:formula="of:=IF([.A908]&lt;StereoRes;(B/100)*StereoF/[.A908];0)" office:value-type="float" office:value="0">
            <text:p>0.00000000</text:p>
          </table:table-cell>
          <table:table-cell table:style-name="ce13" table:formula="of:=IF([.A908]&lt;StereoRes;StereoF*(B/100)*CorrAccuracy/([.A908]*[.A908]);0)" office:value-type="float" office:value="0">
            <text:p>0.0000</text:p>
          </table:table-cell>
          <table:table-cell table:style-name="ce11" table:formula="of:=IF([.A908]&lt;StereoRes;2*ATAN((StereoRes-[.A908])/(2*StereoF))*180/3.14;0)" office:value-type="float" office:value="0">
            <text:p>0.00000000</text:p>
          </table:table-cell>
          <table:table-cell table:style-name="ce11" table:formula="of:=((StereoRes-2*[.A908])*[.B908]/(2*StereoF))-((-StereoRes*[.B9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1">
            <text:p>881</text:p>
          </table:table-cell>
          <table:table-cell table:style-name="ce11" table:formula="of:=IF([.A909]&lt;StereoRes;(B/100)*StereoF/[.A909];0)" office:value-type="float" office:value="0">
            <text:p>0.00000000</text:p>
          </table:table-cell>
          <table:table-cell table:style-name="ce13" table:formula="of:=IF([.A909]&lt;StereoRes;StereoF*(B/100)*CorrAccuracy/([.A909]*[.A909]);0)" office:value-type="float" office:value="0">
            <text:p>0.0000</text:p>
          </table:table-cell>
          <table:table-cell table:style-name="ce11" table:formula="of:=IF([.A909]&lt;StereoRes;2*ATAN((StereoRes-[.A909])/(2*StereoF))*180/3.14;0)" office:value-type="float" office:value="0">
            <text:p>0.00000000</text:p>
          </table:table-cell>
          <table:table-cell table:style-name="ce11" table:formula="of:=((StereoRes-2*[.A909])*[.B909]/(2*StereoF))-((-StereoRes*[.B9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2">
            <text:p>882</text:p>
          </table:table-cell>
          <table:table-cell table:style-name="ce11" table:formula="of:=IF([.A910]&lt;StereoRes;(B/100)*StereoF/[.A910];0)" office:value-type="float" office:value="0">
            <text:p>0.00000000</text:p>
          </table:table-cell>
          <table:table-cell table:style-name="ce13" table:formula="of:=IF([.A910]&lt;StereoRes;StereoF*(B/100)*CorrAccuracy/([.A910]*[.A910]);0)" office:value-type="float" office:value="0">
            <text:p>0.0000</text:p>
          </table:table-cell>
          <table:table-cell table:style-name="ce11" table:formula="of:=IF([.A910]&lt;StereoRes;2*ATAN((StereoRes-[.A910])/(2*StereoF))*180/3.14;0)" office:value-type="float" office:value="0">
            <text:p>0.00000000</text:p>
          </table:table-cell>
          <table:table-cell table:style-name="ce11" table:formula="of:=((StereoRes-2*[.A910])*[.B910]/(2*StereoF))-((-StereoRes*[.B9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3">
            <text:p>883</text:p>
          </table:table-cell>
          <table:table-cell table:style-name="ce11" table:formula="of:=IF([.A911]&lt;StereoRes;(B/100)*StereoF/[.A911];0)" office:value-type="float" office:value="0">
            <text:p>0.00000000</text:p>
          </table:table-cell>
          <table:table-cell table:style-name="ce13" table:formula="of:=IF([.A911]&lt;StereoRes;StereoF*(B/100)*CorrAccuracy/([.A911]*[.A911]);0)" office:value-type="float" office:value="0">
            <text:p>0.0000</text:p>
          </table:table-cell>
          <table:table-cell table:style-name="ce11" table:formula="of:=IF([.A911]&lt;StereoRes;2*ATAN((StereoRes-[.A911])/(2*StereoF))*180/3.14;0)" office:value-type="float" office:value="0">
            <text:p>0.00000000</text:p>
          </table:table-cell>
          <table:table-cell table:style-name="ce11" table:formula="of:=((StereoRes-2*[.A911])*[.B911]/(2*StereoF))-((-StereoRes*[.B9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4">
            <text:p>884</text:p>
          </table:table-cell>
          <table:table-cell table:style-name="ce11" table:formula="of:=IF([.A912]&lt;StereoRes;(B/100)*StereoF/[.A912];0)" office:value-type="float" office:value="0">
            <text:p>0.00000000</text:p>
          </table:table-cell>
          <table:table-cell table:style-name="ce13" table:formula="of:=IF([.A912]&lt;StereoRes;StereoF*(B/100)*CorrAccuracy/([.A912]*[.A912]);0)" office:value-type="float" office:value="0">
            <text:p>0.0000</text:p>
          </table:table-cell>
          <table:table-cell table:style-name="ce11" table:formula="of:=IF([.A912]&lt;StereoRes;2*ATAN((StereoRes-[.A912])/(2*StereoF))*180/3.14;0)" office:value-type="float" office:value="0">
            <text:p>0.00000000</text:p>
          </table:table-cell>
          <table:table-cell table:style-name="ce11" table:formula="of:=((StereoRes-2*[.A912])*[.B912]/(2*StereoF))-((-StereoRes*[.B9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5">
            <text:p>885</text:p>
          </table:table-cell>
          <table:table-cell table:style-name="ce11" table:formula="of:=IF([.A913]&lt;StereoRes;(B/100)*StereoF/[.A913];0)" office:value-type="float" office:value="0">
            <text:p>0.00000000</text:p>
          </table:table-cell>
          <table:table-cell table:style-name="ce13" table:formula="of:=IF([.A913]&lt;StereoRes;StereoF*(B/100)*CorrAccuracy/([.A913]*[.A913]);0)" office:value-type="float" office:value="0">
            <text:p>0.0000</text:p>
          </table:table-cell>
          <table:table-cell table:style-name="ce11" table:formula="of:=IF([.A913]&lt;StereoRes;2*ATAN((StereoRes-[.A913])/(2*StereoF))*180/3.14;0)" office:value-type="float" office:value="0">
            <text:p>0.00000000</text:p>
          </table:table-cell>
          <table:table-cell table:style-name="ce11" table:formula="of:=((StereoRes-2*[.A913])*[.B913]/(2*StereoF))-((-StereoRes*[.B9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6">
            <text:p>886</text:p>
          </table:table-cell>
          <table:table-cell table:style-name="ce11" table:formula="of:=IF([.A914]&lt;StereoRes;(B/100)*StereoF/[.A914];0)" office:value-type="float" office:value="0">
            <text:p>0.00000000</text:p>
          </table:table-cell>
          <table:table-cell table:style-name="ce13" table:formula="of:=IF([.A914]&lt;StereoRes;StereoF*(B/100)*CorrAccuracy/([.A914]*[.A914]);0)" office:value-type="float" office:value="0">
            <text:p>0.0000</text:p>
          </table:table-cell>
          <table:table-cell table:style-name="ce11" table:formula="of:=IF([.A914]&lt;StereoRes;2*ATAN((StereoRes-[.A914])/(2*StereoF))*180/3.14;0)" office:value-type="float" office:value="0">
            <text:p>0.00000000</text:p>
          </table:table-cell>
          <table:table-cell table:style-name="ce11" table:formula="of:=((StereoRes-2*[.A914])*[.B914]/(2*StereoF))-((-StereoRes*[.B9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7">
            <text:p>887</text:p>
          </table:table-cell>
          <table:table-cell table:style-name="ce11" table:formula="of:=IF([.A915]&lt;StereoRes;(B/100)*StereoF/[.A915];0)" office:value-type="float" office:value="0">
            <text:p>0.00000000</text:p>
          </table:table-cell>
          <table:table-cell table:style-name="ce13" table:formula="of:=IF([.A915]&lt;StereoRes;StereoF*(B/100)*CorrAccuracy/([.A915]*[.A915]);0)" office:value-type="float" office:value="0">
            <text:p>0.0000</text:p>
          </table:table-cell>
          <table:table-cell table:style-name="ce11" table:formula="of:=IF([.A915]&lt;StereoRes;2*ATAN((StereoRes-[.A915])/(2*StereoF))*180/3.14;0)" office:value-type="float" office:value="0">
            <text:p>0.00000000</text:p>
          </table:table-cell>
          <table:table-cell table:style-name="ce11" table:formula="of:=((StereoRes-2*[.A915])*[.B915]/(2*StereoF))-((-StereoRes*[.B9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8">
            <text:p>888</text:p>
          </table:table-cell>
          <table:table-cell table:style-name="ce11" table:formula="of:=IF([.A916]&lt;StereoRes;(B/100)*StereoF/[.A916];0)" office:value-type="float" office:value="0">
            <text:p>0.00000000</text:p>
          </table:table-cell>
          <table:table-cell table:style-name="ce13" table:formula="of:=IF([.A916]&lt;StereoRes;StereoF*(B/100)*CorrAccuracy/([.A916]*[.A916]);0)" office:value-type="float" office:value="0">
            <text:p>0.0000</text:p>
          </table:table-cell>
          <table:table-cell table:style-name="ce11" table:formula="of:=IF([.A916]&lt;StereoRes;2*ATAN((StereoRes-[.A916])/(2*StereoF))*180/3.14;0)" office:value-type="float" office:value="0">
            <text:p>0.00000000</text:p>
          </table:table-cell>
          <table:table-cell table:style-name="ce11" table:formula="of:=((StereoRes-2*[.A916])*[.B916]/(2*StereoF))-((-StereoRes*[.B9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9">
            <text:p>889</text:p>
          </table:table-cell>
          <table:table-cell table:style-name="ce11" table:formula="of:=IF([.A917]&lt;StereoRes;(B/100)*StereoF/[.A917];0)" office:value-type="float" office:value="0">
            <text:p>0.00000000</text:p>
          </table:table-cell>
          <table:table-cell table:style-name="ce13" table:formula="of:=IF([.A917]&lt;StereoRes;StereoF*(B/100)*CorrAccuracy/([.A917]*[.A917]);0)" office:value-type="float" office:value="0">
            <text:p>0.0000</text:p>
          </table:table-cell>
          <table:table-cell table:style-name="ce11" table:formula="of:=IF([.A917]&lt;StereoRes;2*ATAN((StereoRes-[.A917])/(2*StereoF))*180/3.14;0)" office:value-type="float" office:value="0">
            <text:p>0.00000000</text:p>
          </table:table-cell>
          <table:table-cell table:style-name="ce11" table:formula="of:=((StereoRes-2*[.A917])*[.B917]/(2*StereoF))-((-StereoRes*[.B9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0">
            <text:p>890</text:p>
          </table:table-cell>
          <table:table-cell table:style-name="ce11" table:formula="of:=IF([.A918]&lt;StereoRes;(B/100)*StereoF/[.A918];0)" office:value-type="float" office:value="0">
            <text:p>0.00000000</text:p>
          </table:table-cell>
          <table:table-cell table:style-name="ce13" table:formula="of:=IF([.A918]&lt;StereoRes;StereoF*(B/100)*CorrAccuracy/([.A918]*[.A918]);0)" office:value-type="float" office:value="0">
            <text:p>0.0000</text:p>
          </table:table-cell>
          <table:table-cell table:style-name="ce11" table:formula="of:=IF([.A918]&lt;StereoRes;2*ATAN((StereoRes-[.A918])/(2*StereoF))*180/3.14;0)" office:value-type="float" office:value="0">
            <text:p>0.00000000</text:p>
          </table:table-cell>
          <table:table-cell table:style-name="ce11" table:formula="of:=((StereoRes-2*[.A918])*[.B918]/(2*StereoF))-((-StereoRes*[.B9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1">
            <text:p>891</text:p>
          </table:table-cell>
          <table:table-cell table:style-name="ce11" table:formula="of:=IF([.A919]&lt;StereoRes;(B/100)*StereoF/[.A919];0)" office:value-type="float" office:value="0">
            <text:p>0.00000000</text:p>
          </table:table-cell>
          <table:table-cell table:style-name="ce13" table:formula="of:=IF([.A919]&lt;StereoRes;StereoF*(B/100)*CorrAccuracy/([.A919]*[.A919]);0)" office:value-type="float" office:value="0">
            <text:p>0.0000</text:p>
          </table:table-cell>
          <table:table-cell table:style-name="ce11" table:formula="of:=IF([.A919]&lt;StereoRes;2*ATAN((StereoRes-[.A919])/(2*StereoF))*180/3.14;0)" office:value-type="float" office:value="0">
            <text:p>0.00000000</text:p>
          </table:table-cell>
          <table:table-cell table:style-name="ce11" table:formula="of:=((StereoRes-2*[.A919])*[.B919]/(2*StereoF))-((-StereoRes*[.B9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2">
            <text:p>892</text:p>
          </table:table-cell>
          <table:table-cell table:style-name="ce11" table:formula="of:=IF([.A920]&lt;StereoRes;(B/100)*StereoF/[.A920];0)" office:value-type="float" office:value="0">
            <text:p>0.00000000</text:p>
          </table:table-cell>
          <table:table-cell table:style-name="ce13" table:formula="of:=IF([.A920]&lt;StereoRes;StereoF*(B/100)*CorrAccuracy/([.A920]*[.A920]);0)" office:value-type="float" office:value="0">
            <text:p>0.0000</text:p>
          </table:table-cell>
          <table:table-cell table:style-name="ce11" table:formula="of:=IF([.A920]&lt;StereoRes;2*ATAN((StereoRes-[.A920])/(2*StereoF))*180/3.14;0)" office:value-type="float" office:value="0">
            <text:p>0.00000000</text:p>
          </table:table-cell>
          <table:table-cell table:style-name="ce11" table:formula="of:=((StereoRes-2*[.A920])*[.B920]/(2*StereoF))-((-StereoRes*[.B9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3">
            <text:p>893</text:p>
          </table:table-cell>
          <table:table-cell table:style-name="ce11" table:formula="of:=IF([.A921]&lt;StereoRes;(B/100)*StereoF/[.A921];0)" office:value-type="float" office:value="0">
            <text:p>0.00000000</text:p>
          </table:table-cell>
          <table:table-cell table:style-name="ce13" table:formula="of:=IF([.A921]&lt;StereoRes;StereoF*(B/100)*CorrAccuracy/([.A921]*[.A921]);0)" office:value-type="float" office:value="0">
            <text:p>0.0000</text:p>
          </table:table-cell>
          <table:table-cell table:style-name="ce11" table:formula="of:=IF([.A921]&lt;StereoRes;2*ATAN((StereoRes-[.A921])/(2*StereoF))*180/3.14;0)" office:value-type="float" office:value="0">
            <text:p>0.00000000</text:p>
          </table:table-cell>
          <table:table-cell table:style-name="ce11" table:formula="of:=((StereoRes-2*[.A921])*[.B921]/(2*StereoF))-((-StereoRes*[.B9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4">
            <text:p>894</text:p>
          </table:table-cell>
          <table:table-cell table:style-name="ce11" table:formula="of:=IF([.A922]&lt;StereoRes;(B/100)*StereoF/[.A922];0)" office:value-type="float" office:value="0">
            <text:p>0.00000000</text:p>
          </table:table-cell>
          <table:table-cell table:style-name="ce13" table:formula="of:=IF([.A922]&lt;StereoRes;StereoF*(B/100)*CorrAccuracy/([.A922]*[.A922]);0)" office:value-type="float" office:value="0">
            <text:p>0.0000</text:p>
          </table:table-cell>
          <table:table-cell table:style-name="ce11" table:formula="of:=IF([.A922]&lt;StereoRes;2*ATAN((StereoRes-[.A922])/(2*StereoF))*180/3.14;0)" office:value-type="float" office:value="0">
            <text:p>0.00000000</text:p>
          </table:table-cell>
          <table:table-cell table:style-name="ce11" table:formula="of:=((StereoRes-2*[.A922])*[.B922]/(2*StereoF))-((-StereoRes*[.B9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5">
            <text:p>895</text:p>
          </table:table-cell>
          <table:table-cell table:style-name="ce11" table:formula="of:=IF([.A923]&lt;StereoRes;(B/100)*StereoF/[.A923];0)" office:value-type="float" office:value="0">
            <text:p>0.00000000</text:p>
          </table:table-cell>
          <table:table-cell table:style-name="ce13" table:formula="of:=IF([.A923]&lt;StereoRes;StereoF*(B/100)*CorrAccuracy/([.A923]*[.A923]);0)" office:value-type="float" office:value="0">
            <text:p>0.0000</text:p>
          </table:table-cell>
          <table:table-cell table:style-name="ce11" table:formula="of:=IF([.A923]&lt;StereoRes;2*ATAN((StereoRes-[.A923])/(2*StereoF))*180/3.14;0)" office:value-type="float" office:value="0">
            <text:p>0.00000000</text:p>
          </table:table-cell>
          <table:table-cell table:style-name="ce11" table:formula="of:=((StereoRes-2*[.A923])*[.B923]/(2*StereoF))-((-StereoRes*[.B9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6">
            <text:p>896</text:p>
          </table:table-cell>
          <table:table-cell table:style-name="ce11" table:formula="of:=IF([.A924]&lt;StereoRes;(B/100)*StereoF/[.A924];0)" office:value-type="float" office:value="0">
            <text:p>0.00000000</text:p>
          </table:table-cell>
          <table:table-cell table:style-name="ce13" table:formula="of:=IF([.A924]&lt;StereoRes;StereoF*(B/100)*CorrAccuracy/([.A924]*[.A924]);0)" office:value-type="float" office:value="0">
            <text:p>0.0000</text:p>
          </table:table-cell>
          <table:table-cell table:style-name="ce11" table:formula="of:=IF([.A924]&lt;StereoRes;2*ATAN((StereoRes-[.A924])/(2*StereoF))*180/3.14;0)" office:value-type="float" office:value="0">
            <text:p>0.00000000</text:p>
          </table:table-cell>
          <table:table-cell table:style-name="ce11" table:formula="of:=((StereoRes-2*[.A924])*[.B924]/(2*StereoF))-((-StereoRes*[.B9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7">
            <text:p>897</text:p>
          </table:table-cell>
          <table:table-cell table:style-name="ce11" table:formula="of:=IF([.A925]&lt;StereoRes;(B/100)*StereoF/[.A925];0)" office:value-type="float" office:value="0">
            <text:p>0.00000000</text:p>
          </table:table-cell>
          <table:table-cell table:style-name="ce13" table:formula="of:=IF([.A925]&lt;StereoRes;StereoF*(B/100)*CorrAccuracy/([.A925]*[.A925]);0)" office:value-type="float" office:value="0">
            <text:p>0.0000</text:p>
          </table:table-cell>
          <table:table-cell table:style-name="ce11" table:formula="of:=IF([.A925]&lt;StereoRes;2*ATAN((StereoRes-[.A925])/(2*StereoF))*180/3.14;0)" office:value-type="float" office:value="0">
            <text:p>0.00000000</text:p>
          </table:table-cell>
          <table:table-cell table:style-name="ce11" table:formula="of:=((StereoRes-2*[.A925])*[.B925]/(2*StereoF))-((-StereoRes*[.B9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8">
            <text:p>898</text:p>
          </table:table-cell>
          <table:table-cell table:style-name="ce11" table:formula="of:=IF([.A926]&lt;StereoRes;(B/100)*StereoF/[.A926];0)" office:value-type="float" office:value="0">
            <text:p>0.00000000</text:p>
          </table:table-cell>
          <table:table-cell table:style-name="ce13" table:formula="of:=IF([.A926]&lt;StereoRes;StereoF*(B/100)*CorrAccuracy/([.A926]*[.A926]);0)" office:value-type="float" office:value="0">
            <text:p>0.0000</text:p>
          </table:table-cell>
          <table:table-cell table:style-name="ce11" table:formula="of:=IF([.A926]&lt;StereoRes;2*ATAN((StereoRes-[.A926])/(2*StereoF))*180/3.14;0)" office:value-type="float" office:value="0">
            <text:p>0.00000000</text:p>
          </table:table-cell>
          <table:table-cell table:style-name="ce11" table:formula="of:=((StereoRes-2*[.A926])*[.B926]/(2*StereoF))-((-StereoRes*[.B9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9">
            <text:p>899</text:p>
          </table:table-cell>
          <table:table-cell table:style-name="ce11" table:formula="of:=IF([.A927]&lt;StereoRes;(B/100)*StereoF/[.A927];0)" office:value-type="float" office:value="0">
            <text:p>0.00000000</text:p>
          </table:table-cell>
          <table:table-cell table:style-name="ce13" table:formula="of:=IF([.A927]&lt;StereoRes;StereoF*(B/100)*CorrAccuracy/([.A927]*[.A927]);0)" office:value-type="float" office:value="0">
            <text:p>0.0000</text:p>
          </table:table-cell>
          <table:table-cell table:style-name="ce11" table:formula="of:=IF([.A927]&lt;StereoRes;2*ATAN((StereoRes-[.A927])/(2*StereoF))*180/3.14;0)" office:value-type="float" office:value="0">
            <text:p>0.00000000</text:p>
          </table:table-cell>
          <table:table-cell table:style-name="ce11" table:formula="of:=((StereoRes-2*[.A927])*[.B927]/(2*StereoF))-((-StereoRes*[.B9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900">
            <text:p>900</text:p>
          </table:table-cell>
          <table:table-cell table:style-name="ce11" table:formula="of:=IF([.A928]&lt;StereoRes;(B/100)*StereoF/[.A928];0)" office:value-type="float" office:value="0">
            <text:p>0.00000000</text:p>
          </table:table-cell>
          <table:table-cell table:style-name="ce13" table:formula="of:=IF([.A928]&lt;StereoRes;StereoF*(B/100)*CorrAccuracy/([.A928]*[.A928]);0)" office:value-type="float" office:value="0">
            <text:p>0.0000</text:p>
          </table:table-cell>
          <table:table-cell table:style-name="ce11" table:formula="of:=IF([.A928]&lt;StereoRes;2*ATAN((StereoRes-[.A928])/(2*StereoF))*180/3.14;0)" office:value-type="float" office:value="0">
            <text:p>0.00000000</text:p>
          </table:table-cell>
          <table:table-cell table:style-name="ce11" table:formula="of:=((StereoRes-2*[.A928])*[.B928]/(2*StereoF))-((-StereoRes*[.B9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901">
            <text:p>901</text:p>
          </table:table-cell>
          <table:table-cell table:style-name="ce11" table:formula="of:=IF([.A929]&lt;StereoRes;(B/100)*StereoF/[.A929];0)" office:value-type="float" office:value="0">
            <text:p>0.00000000</text:p>
          </table:table-cell>
          <table:table-cell table:style-name="ce13" table:formula="of:=IF([.A929]&lt;StereoRes;StereoF*(B/100)*CorrAccuracy/([.A929]*[.A929]);0)" office:value-type="float" office:value="0">
            <text:p>0.0000</text:p>
          </table:table-cell>
          <table:table-cell table:style-name="ce11" table:formula="of:=IF([.A929]&lt;StereoRes;2*ATAN((StereoRes-[.A929])/(2*StereoF))*180/3.14;0)" office:value-type="float" office:value="0">
            <text:p>0.00000000</text:p>
          </table:table-cell>
          <table:table-cell table:style-name="ce11" table:formula="of:=((StereoRes-2*[.A929])*[.B929]/(2*StereoF))-((-StereoRes*[.B929])/(2*StereoF))" office:value-type="float" office:value="0">
            <text:p>0.00000000</text:p>
          </table:table-cell>
          <table:table-cell table:number-columns-repeated="252"/>
          <table:table-cell table:style-name="ce2" table:number-columns-repeated="767"/>
        </table:table-row>
        <table:table-row table:style-name="ro2" table:number-rows-repeated="1047646">
          <table:table-cell table:number-columns-repeated="1024"/>
        </table:table-row>
        <table:table-row table:style-name="ro2">
          <table:table-cell table:number-columns-repeated="1024"/>
        </table:table-row>
      </table:table>
      <table:named-expressions>
        <table:named-range table:name="B" table:base-cell-address="$'Accuracy chart'.$A$1" table:cell-range-address="$'Accuracy chart'.$B$4"/>
        <table:named-range table:name="CorrAccuracy" table:base-cell-address="$'Accuracy chart'.$A$1" table:cell-range-address="$'Accuracy chart'.$B$9"/>
        <table:named-range table:name="NormF" table:base-cell-address="$'Accuracy chart'.$A$1" table:cell-range-address="$'Accuracy chart'.$B$12"/>
        <table:named-range table:name="SensorRes" table:base-cell-address="$'Accuracy chart'.$A$1" table:cell-range-address="#REF!"/>
        <table:named-expression table:name="SHARED_FORMULA_1_153_1_153_0" table:base-cell-address="$'Accuracy chart'.$B$154" table:expression="IF([.A154]&lt;StereoRes;(B/100)*StereoF/[.A154];0)"/>
        <table:named-expression table:name="SHARED_FORMULA_1_217_1_217_0" table:base-cell-address="$'Accuracy chart'.$B$218" table:expression="IF([.A218]&lt;StereoRes;(B/100)*StereoF/[.A218];0)"/>
        <table:named-expression table:name="SHARED_FORMULA_1_25_1_25_0" table:base-cell-address="$'Accuracy chart'.$B$26" table:expression="IF([.A26]&lt;StereoRes;(B/100)*StereoF/[.A26];0)"/>
        <table:named-expression table:name="SHARED_FORMULA_1_281_1_281_0" table:base-cell-address="$'Accuracy chart'.$B$282" table:expression="IF([.A282]&lt;StereoRes;(B/100)*StereoF/[.A282];0)"/>
        <table:named-expression table:name="SHARED_FORMULA_1_345_1_345_0" table:base-cell-address="$'Accuracy chart'.$B$346" table:expression="IF([.A346]&lt;StereoRes;(B/100)*StereoF/[.A346];0)"/>
        <table:named-expression table:name="SHARED_FORMULA_1_409_1_409_0" table:base-cell-address="$'Accuracy chart'.$B$410" table:expression="IF([.A410]&lt;StereoRes;(B/100)*StereoF/[.A410];0)"/>
        <table:named-expression table:name="SHARED_FORMULA_1_473_1_473_0" table:base-cell-address="$'Accuracy chart'.$B$474" table:expression="IF([.A474]&lt;StereoRes;(B/100)*StereoF/[.A474];0)"/>
        <table:named-expression table:name="SHARED_FORMULA_1_537_1_537_0" table:base-cell-address="$'Accuracy chart'.$B$538" table:expression="IF([.A538]&lt;StereoRes;(B/100)*StereoF/[.A538];0)"/>
        <table:named-expression table:name="SHARED_FORMULA_1_601_1_601_0" table:base-cell-address="$'Accuracy chart'.$B$602" table:expression="IF([.A602]&lt;StereoRes;(B/100)*StereoF/[.A602];0)"/>
        <table:named-expression table:name="SHARED_FORMULA_1_665_1_665_0" table:base-cell-address="$'Accuracy chart'.$B$666" table:expression="IF([.A666]&lt;StereoRes;(B/100)*StereoF/[.A666];0)"/>
        <table:named-expression table:name="SHARED_FORMULA_1_729_1_729_0" table:base-cell-address="$'Accuracy chart'.$B$730" table:expression="IF([.A730]&lt;StereoRes;(B/100)*StereoF/[.A730];0)"/>
        <table:named-expression table:name="SHARED_FORMULA_1_793_1_793_0" table:base-cell-address="$'Accuracy chart'.$B$794" table:expression="IF([.A794]&lt;StereoRes;(B/100)*StereoF/[.A794];0)"/>
        <table:named-expression table:name="SHARED_FORMULA_1_857_1_857_0" table:base-cell-address="$'Accuracy chart'.$B$858" table:expression="IF([.A858]&lt;StereoRes;(B/100)*StereoF/[.A858];0)"/>
        <table:named-expression table:name="SHARED_FORMULA_1_89_1_89_0" table:base-cell-address="$'Accuracy chart'.$B$90" table:expression="IF([.A90]&lt;StereoRes;(B/100)*StereoF/[.A90];0)"/>
        <table:named-expression table:name="SHARED_FORMULA_1_921_1_921_0" table:base-cell-address="$'Accuracy chart'.$B$922" table:expression="IF([.A922]&lt;StereoRes;(B/100)*StereoF/[.A922];0)"/>
        <table:named-expression table:name="SHARED_FORMULA_2_153_2_153_0" table:base-cell-address="$'Accuracy chart'.$C$154" table:expression="IF([.A154]&lt;StereoRes;StereoF*(B/100)*CorrAccuracy/([.A154]*[.A154]);0)"/>
        <table:named-expression table:name="SHARED_FORMULA_2_217_2_217_0" table:base-cell-address="$'Accuracy chart'.$C$218" table:expression="IF([.A218]&lt;StereoRes;StereoF*(B/100)*CorrAccuracy/([.A218]*[.A218]);0)"/>
        <table:named-expression table:name="SHARED_FORMULA_2_25_2_25_0" table:base-cell-address="$'Accuracy chart'.$C$26" table:expression="IF([.A26]&lt;StereoRes;StereoF*(B/100)*CorrAccuracy/([.A26]*[.A26]);0)"/>
        <table:named-expression table:name="SHARED_FORMULA_2_281_2_281_0" table:base-cell-address="$'Accuracy chart'.$C$282" table:expression="IF([.A282]&lt;StereoRes;StereoF*(B/100)*CorrAccuracy/([.A282]*[.A282]);0)"/>
        <table:named-expression table:name="SHARED_FORMULA_2_345_2_345_0" table:base-cell-address="$'Accuracy chart'.$C$346" table:expression="IF([.A346]&lt;StereoRes;StereoF*(B/100)*CorrAccuracy/([.A346]*[.A346]);0)"/>
        <table:named-expression table:name="SHARED_FORMULA_2_409_2_409_0" table:base-cell-address="$'Accuracy chart'.$C$410" table:expression="IF([.A410]&lt;StereoRes;StereoF*(B/100)*CorrAccuracy/([.A410]*[.A410]);0)"/>
        <table:named-expression table:name="SHARED_FORMULA_2_473_2_473_0" table:base-cell-address="$'Accuracy chart'.$C$474" table:expression="IF([.A474]&lt;StereoRes;StereoF*(B/100)*CorrAccuracy/([.A474]*[.A474]);0)"/>
        <table:named-expression table:name="SHARED_FORMULA_2_537_2_537_0" table:base-cell-address="$'Accuracy chart'.$C$538" table:expression="IF([.A538]&lt;StereoRes;StereoF*(B/100)*CorrAccuracy/([.A538]*[.A538]);0)"/>
        <table:named-expression table:name="SHARED_FORMULA_2_601_2_601_0" table:base-cell-address="$'Accuracy chart'.$C$602" table:expression="IF([.A602]&lt;StereoRes;StereoF*(B/100)*CorrAccuracy/([.A602]*[.A602]);0)"/>
        <table:named-expression table:name="SHARED_FORMULA_2_665_2_665_0" table:base-cell-address="$'Accuracy chart'.$C$666" table:expression="IF([.A666]&lt;StereoRes;StereoF*(B/100)*CorrAccuracy/([.A666]*[.A666]);0)"/>
        <table:named-expression table:name="SHARED_FORMULA_2_729_2_729_0" table:base-cell-address="$'Accuracy chart'.$C$730" table:expression="IF([.A730]&lt;StereoRes;StereoF*(B/100)*CorrAccuracy/([.A730]*[.A730]);0)"/>
        <table:named-expression table:name="SHARED_FORMULA_2_793_2_793_0" table:base-cell-address="$'Accuracy chart'.$C$794" table:expression="IF([.A794]&lt;StereoRes;StereoF*(B/100)*CorrAccuracy/([.A794]*[.A794]);0)"/>
        <table:named-expression table:name="SHARED_FORMULA_2_857_2_857_0" table:base-cell-address="$'Accuracy chart'.$C$858" table:expression="IF([.A858]&lt;StereoRes;StereoF*(B/100)*CorrAccuracy/([.A858]*[.A858]);0)"/>
        <table:named-expression table:name="SHARED_FORMULA_2_89_2_89_0" table:base-cell-address="$'Accuracy chart'.$C$90" table:expression="IF([.A90]&lt;StereoRes;StereoF*(B/100)*CorrAccuracy/([.A90]*[.A90]);0)"/>
        <table:named-expression table:name="SHARED_FORMULA_2_921_2_921_0" table:base-cell-address="$'Accuracy chart'.$C$922" table:expression="IF([.A922]&lt;StereoRes;StereoF*(B/100)*CorrAccuracy/([.A922]*[.A922]);0)"/>
        <table:named-expression table:name="SHARED_FORMULA_3_153_3_153_0" table:base-cell-address="$'Accuracy chart'.$D$154" table:expression="IF([.A154]&lt;StereoRes;2*ATAN((StereoRes-[.A154])/(2*StereoF))*180/3.14;0)"/>
        <table:named-expression table:name="SHARED_FORMULA_3_217_3_217_0" table:base-cell-address="$'Accuracy chart'.$D$218" table:expression="IF([.A218]&lt;StereoRes;2*ATAN((StereoRes-[.A218])/(2*StereoF))*180/3.14;0)"/>
        <table:named-expression table:name="SHARED_FORMULA_3_25_3_25_0" table:base-cell-address="$'Accuracy chart'.$D$26" table:expression="IF([.A26]&lt;StereoRes;2*ATAN((StereoRes-[.A26])/(2*StereoF))*180/3.14;0)"/>
        <table:named-expression table:name="SHARED_FORMULA_3_281_3_281_0" table:base-cell-address="$'Accuracy chart'.$D$282" table:expression="IF([.A282]&lt;StereoRes;2*ATAN((StereoRes-[.A282])/(2*StereoF))*180/3.14;0)"/>
        <table:named-expression table:name="SHARED_FORMULA_3_345_3_345_0" table:base-cell-address="$'Accuracy chart'.$D$346" table:expression="IF([.A346]&lt;StereoRes;2*ATAN((StereoRes-[.A346])/(2*StereoF))*180/3.14;0)"/>
        <table:named-expression table:name="SHARED_FORMULA_3_409_3_409_0" table:base-cell-address="$'Accuracy chart'.$D$410" table:expression="IF([.A410]&lt;StereoRes;2*ATAN((StereoRes-[.A410])/(2*StereoF))*180/3.14;0)"/>
        <table:named-expression table:name="SHARED_FORMULA_3_473_3_473_0" table:base-cell-address="$'Accuracy chart'.$D$474" table:expression="IF([.A474]&lt;StereoRes;2*ATAN((StereoRes-[.A474])/(2*StereoF))*180/3.14;0)"/>
        <table:named-expression table:name="SHARED_FORMULA_3_537_3_537_0" table:base-cell-address="$'Accuracy chart'.$D$538" table:expression="IF([.A538]&lt;StereoRes;2*ATAN((StereoRes-[.A538])/(2*StereoF))*180/3.14;0)"/>
        <table:named-expression table:name="SHARED_FORMULA_3_601_3_601_0" table:base-cell-address="$'Accuracy chart'.$D$602" table:expression="IF([.A602]&lt;StereoRes;2*ATAN((StereoRes-[.A602])/(2*StereoF))*180/3.14;0)"/>
        <table:named-expression table:name="SHARED_FORMULA_3_665_3_665_0" table:base-cell-address="$'Accuracy chart'.$D$666" table:expression="IF([.A666]&lt;StereoRes;2*ATAN((StereoRes-[.A666])/(2*StereoF))*180/3.14;0)"/>
        <table:named-expression table:name="SHARED_FORMULA_3_729_3_729_0" table:base-cell-address="$'Accuracy chart'.$D$730" table:expression="IF([.A730]&lt;StereoRes;2*ATAN((StereoRes-[.A730])/(2*StereoF))*180/3.14;0)"/>
        <table:named-expression table:name="SHARED_FORMULA_3_793_3_793_0" table:base-cell-address="$'Accuracy chart'.$D$794" table:expression="IF([.A794]&lt;StereoRes;2*ATAN((StereoRes-[.A794])/(2*StereoF))*180/3.14;0)"/>
        <table:named-expression table:name="SHARED_FORMULA_3_857_3_857_0" table:base-cell-address="$'Accuracy chart'.$D$858" table:expression="IF([.A858]&lt;StereoRes;2*ATAN((StereoRes-[.A858])/(2*StereoF))*180/3.14;0)"/>
        <table:named-expression table:name="SHARED_FORMULA_3_89_3_89_0" table:base-cell-address="$'Accuracy chart'.$D$90" table:expression="IF([.A90]&lt;StereoRes;2*ATAN((StereoRes-[.A90])/(2*StereoF))*180/3.14;0)"/>
        <table:named-expression table:name="SHARED_FORMULA_3_921_3_921_0" table:base-cell-address="$'Accuracy chart'.$D$922" table:expression="IF([.A922]&lt;StereoRes;2*ATAN((StereoRes-[.A922])/(2*StereoF))*180/3.14;0)"/>
        <table:named-expression table:name="SHARED_FORMULA_4_153_4_153_0" table:base-cell-address="$'Accuracy chart'.$E$154" table:expression="((StereoRes-2*[.A154])*[.B154]/(2*StereoF))-((-StereoRes*[.B154])/(2*StereoF))"/>
        <table:named-expression table:name="SHARED_FORMULA_4_217_4_217_0" table:base-cell-address="$'Accuracy chart'.$E$218" table:expression="((StereoRes-2*[.A218])*[.B218]/(2*StereoF))-((-StereoRes*[.B218])/(2*StereoF))"/>
        <table:named-expression table:name="SHARED_FORMULA_4_25_4_25_0" table:base-cell-address="$'Accuracy chart'.$E$26" table:expression="((StereoRes-2*[.A26])*[.B26]/(2*StereoF))-((-StereoRes*[.B26])/(2*StereoF))"/>
        <table:named-expression table:name="SHARED_FORMULA_4_281_4_281_0" table:base-cell-address="$'Accuracy chart'.$E$282" table:expression="((StereoRes-2*[.A282])*[.B282]/(2*StereoF))-((-StereoRes*[.B282])/(2*StereoF))"/>
        <table:named-expression table:name="SHARED_FORMULA_4_345_4_345_0" table:base-cell-address="$'Accuracy chart'.$E$346" table:expression="((StereoRes-2*[.A346])*[.B346]/(2*StereoF))-((-StereoRes*[.B346])/(2*StereoF))"/>
        <table:named-expression table:name="SHARED_FORMULA_4_409_4_409_0" table:base-cell-address="$'Accuracy chart'.$E$410" table:expression="((StereoRes-2*[.A410])*[.B410]/(2*StereoF))-((-StereoRes*[.B410])/(2*StereoF))"/>
        <table:named-expression table:name="SHARED_FORMULA_4_473_4_473_0" table:base-cell-address="$'Accuracy chart'.$E$474" table:expression="((StereoRes-2*[.A474])*[.B474]/(2*StereoF))-((-StereoRes*[.B474])/(2*StereoF))"/>
        <table:named-expression table:name="SHARED_FORMULA_4_537_4_537_0" table:base-cell-address="$'Accuracy chart'.$E$538" table:expression="((StereoRes-2*[.A538])*[.B538]/(2*StereoF))-((-StereoRes*[.B538])/(2*StereoF))"/>
        <table:named-expression table:name="SHARED_FORMULA_4_601_4_601_0" table:base-cell-address="$'Accuracy chart'.$E$602" table:expression="((StereoRes-2*[.A602])*[.B602]/(2*StereoF))-((-StereoRes*[.B602])/(2*StereoF))"/>
        <table:named-expression table:name="SHARED_FORMULA_4_665_4_665_0" table:base-cell-address="$'Accuracy chart'.$E$666" table:expression="((StereoRes-2*[.A666])*[.B666]/(2*StereoF))-((-StereoRes*[.B666])/(2*StereoF))"/>
        <table:named-expression table:name="SHARED_FORMULA_4_729_4_729_0" table:base-cell-address="$'Accuracy chart'.$E$730" table:expression="((StereoRes-2*[.A730])*[.B730]/(2*StereoF))-((-StereoRes*[.B730])/(2*StereoF))"/>
        <table:named-expression table:name="SHARED_FORMULA_4_793_4_793_0" table:base-cell-address="$'Accuracy chart'.$E$794" table:expression="((StereoRes-2*[.A794])*[.B794]/(2*StereoF))-((-StereoRes*[.B794])/(2*StereoF))"/>
        <table:named-expression table:name="SHARED_FORMULA_4_857_4_857_0" table:base-cell-address="$'Accuracy chart'.$E$858" table:expression="((StereoRes-2*[.A858])*[.B858]/(2*StereoF))-((-StereoRes*[.B858])/(2*StereoF))"/>
        <table:named-expression table:name="SHARED_FORMULA_4_89_4_89_0" table:base-cell-address="$'Accuracy chart'.$E$90" table:expression="((StereoRes-2*[.A90])*[.B90]/(2*StereoF))-((-StereoRes*[.B90])/(2*StereoF))"/>
        <table:named-expression table:name="SHARED_FORMULA_4_921_4_921_0" table:base-cell-address="$'Accuracy chart'.$E$922" table:expression="((StereoRes-2*[.A922])*[.B922]/(2*StereoF))-((-StereoRes*[.B922])/(2*StereoF))"/>
        <table:named-range table:name="StereoF" table:base-cell-address="$'Accuracy chart'.$A$1" table:cell-range-address="$'Accuracy chart'.$B$14"/>
        <table:named-range table:name="StereoRes" table:base-cell-address="$'Accuracy chart'.$A$1" table:cell-range-address="$'Accuracy chart'.$B$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erif" svg:font-family="'Bitstream Vera Serif'"/>
    <style:font-face style:name="Luxi Sans" svg:font-family="'Luxi San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number number:decimal-places="0" number:min-integer-digits="1" number:grouping="true"/>
      <number:text>    </number:text>
    </number:currency-style>
    <number:currency-style style:name="N137P1" style:volatile="true">
      <number:text>-</number:text>
      <number:number number:decimal-places="0" number:min-integer-digits="1" number:grouping="true"/>
      <number:text>    </number:text>
    </number:currency-style>
    <number:currency-style style:name="N137P2" style:volatile="true">
      <number:text> -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number number:decimal-places="2" number:min-integer-digits="1" number:grouping="true"/>
      <number:text>    </number:text>
    </number:currency-style>
    <number:currency-style style:name="N139P1" style:volatile="true">
      <number:text>-</number:text>
      <number:number number:decimal-places="2" number:min-integer-digits="1" number:grouping="true"/>
      <number:text>    </number:text>
    </number:currency-style>
    <number:currency-style style:name="N139P2" style:volatile="true">
      <number:text> -</number:text>
      <number:number number: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4" number:min-integer-digits="1"/>
    </number:number-style>
    <number:number-style style:name="N141">
      <number:number number:decimal-places="8" number:min-integer-digits="1"/>
    </number:number-style>
    <number:number-style style:name="N142P0" style:volatile="true">
      <number:text/>
    </number:number-style>
    <number:number-style style:name="N142P1" style:volatile="true">
      <number:text/>
    </number:number-style>
    <number:number-style style:name="N142P2" style:volatile="true">
      <number:text/>
    </number:number-style>
    <number:text-style style:name="N142">
      <number:text/>
      <style:map style:condition="value()&gt;0" style:apply-style-name="N142P0"/>
      <style:map style:condition="value()&lt;0" style:apply-style-name="N142P1"/>
      <style:map style:condition="value()=0" style:apply-style-name="N142P2"/>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Luxi Sans" style:font-name-asian="Droid Sans" style:font-name-complex="Luxi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0984in" fo:margin-bottom="0.0984in" fo:margin-left="0.7874in" fo:margin-right="0.7874in" style:scale-to="100%" style:writing-mode="lr-tb"/>
      <style:header-style>
        <style:header-footer-properties fo:min-height="0.2953in" fo:margin-left="0in" fo:margin-right="0in" fo:margin-bottom="0.522in"/>
      </style:header-style>
      <style:footer-style>
        <style:header-footer-properties fo:min-height="0.2953in" fo:margin-left="0in" fo:margin-right="0in" fo:margin-top="0.522in"/>
      </style:footer-style>
    </style:page-layout>
    <style:style style:name="MT1" style:family="text">
      <style:text-properties style:use-window-font-color="true" style:text-outline="false" style:text-line-through-style="none" style:text-position="0% 100%" style:font-name="Bitstream Vera Serif"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ccuracy_20_chart" style:display-name="PageStyle_Accuracy char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7-28T16:02:46</meta:creation-date>
    <dc:creator>Rafael Klaser</dc:creator>
    <dc:date>2013-12-09T14:47:49</dc:date>
    <meta:print-date>1601-01-01T07:00:00</meta:print-date>
    <meta:editing-cycles>2</meta:editing-cycles>
    <meta:editing-duration>PT3H19M58S</meta:editing-duration>
    <meta:document-statistic meta:table-count="1" meta:cell-count="4569" meta:object-count="2"/>
    <meta:generator>LibreOffice/3.5$Linux_x86 LibreOffice_project/350m1$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40">
      <number:number number:decimal-places="4" number:min-integer-digits="1"/>
    </number:number-style>
    <number:number-style style:name="N141">
      <number:number number:decimal-places="8"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8.5pt" style:font-size-asian="8.5pt" style:font-family-complex="Arial" style:font-size-complex="8.5pt"/>
    </style:style>
    <style:style style:name="ch3" style:family="chart">
      <style:chart-properties chart:symbol-type="automatic" chart:include-hidden-cells="false" chart:treat-empty-cells="leave-gap"/>
    </style:style>
    <style:style style:name="ch4" style:family="chart" style:data-style-name="N141">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5" style:family="chart">
      <style:chart-properties chart:auto-position="true" style:rotation-angle="0"/>
      <style:text-properties fo:color="#1a1a1a" fo:font-size="8.75pt" fo:font-weight="bold" style:font-size-asian="8.75pt" style:font-weight-asian="bold" style:font-family-complex="Arial" style:font-size-complex="8.75pt" style:font-weight-complex="bold"/>
    </style:style>
    <style:style style:name="ch6" style:family="chart" style:data-style-name="N140">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7" style:family="chart">
      <style:chart-properties chart:auto-position="true" style:rotation-angle="90"/>
      <style:text-properties fo:color="#1a1a1a" fo:font-size="8.75pt" fo:font-weight="bold" style:font-size-asian="8.75pt" style:font-weight-asian="bold" style:font-family-complex="Arial" style:font-size-complex="8.75pt" style:font-weight-complex="bold"/>
    </style:style>
    <style:style style:name="ch8" style:family="chart">
      <style:graphic-properties svg:stroke-color="#1a1a1a"/>
    </style:style>
    <style:style style:name="ch9" style:family="chart" style:data-style-name="N14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10" style:family="chart">
      <style:graphic-properties draw:stroke="solid" svg:stroke-width="0.035cm" svg:stroke-color="#808080" draw:fill="solid" draw:fill-color="#cccccc"/>
    </style:style>
    <style:style style:name="ch11" style:family="chart">
      <style:graphic-properties draw:fill-color="#d9d9d9"/>
    </style:style>
  </office:automatic-styles>
  <office:body>
    <office:chart>
      <chart:chart svg:width="19.645cm" svg:height="9.897cm" xlink:href=".." xlink:type="simple" chart:class="chart:scatter" chart:style-name="ch1">
        <chart:title svg:x="8.193cm" svg:y="0.332cm" chart:style-name="ch2">
          <text:p>Long Range Z Accuracy</text:p>
        </chart:title>
        <chart:plot-area chart:style-name="ch3" table:cell-range-address="'Accuracy chart'.B25:'Accuracy chart'.C102" chart:data-source-has-labels="row" svg:x="1.068cm" svg:y="0.248cm" svg:width="18.634cm" svg:height="8.797cm">
          <chartooo:coordinate-region svg:x="2.51cm" svg:y="0.435cm" svg:width="16.132cm" svg:height="7.99cm"/>
          <chart:axis chart:dimension="x" chart:name="primary-x" chart:style-name="ch4">
            <chart:title svg:x="9.548cm" svg:y="9.242cm" chart:style-name="ch5">
              <text:p>Range (m)</text:p>
            </chart:title>
          </chart:axis>
          <chart:axis chart:dimension="y" chart:name="primary-y" chart:style-name="ch6">
            <chart:title svg:x="0.12cm" svg:y="5.734cm" chart:style-name="ch7">
              <text:p>Accuracy (m)</text:p>
            </chart:title>
            <chart:grid chart:style-name="ch8" chart:class="major"/>
          </chart:axis>
          <chart:series chart:style-name="ch9" chart:values-cell-range-address="'Accuracy chart'.C25:'Accuracy chart'.C102" chart:label-cell-address="" chart:class="chart:scatter">
            <chart:domain table:cell-range-address="'Accuracy chart'.B25:'Accuracy chart'.B102"/>
            <chart:data-point chart:repeated="7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Long Range Z</text:p>
              </table:table-cell>
            </table:table-row>
          </table:table-header-rows>
          <table:table-rows>
            <table:table-row>
              <table:table-cell office:value-type="string">
                <text:p>1</text:p>
              </table:table-cell>
              <table:table-cell office:value-type="float" office:value="97.536">
                <text:p>97.536</text:p>
                <draw:g>
                  <svg:desc>'Accuracy chart'.B25:'Accuracy chart'.B102</svg:desc>
                </draw:g>
              </table:table-cell>
              <table:table-cell office:value-type="float" office:value="19.5072">
                <text:p>19.5072</text:p>
                <draw:g>
                  <svg:desc>'Accuracy chart'.C25:'Accuracy chart'.C102</svg:desc>
                </draw:g>
              </table:table-cell>
            </table:table-row>
            <table:table-row>
              <table:table-cell office:value-type="string">
                <text:p>2</text:p>
              </table:table-cell>
              <table:table-cell office:value-type="float" office:value="65.024">
                <text:p>65.024</text:p>
              </table:table-cell>
              <table:table-cell office:value-type="float" office:value="8.66986666666667">
                <text:p>8.66986666666667</text:p>
              </table:table-cell>
            </table:table-row>
            <table:table-row>
              <table:table-cell office:value-type="string">
                <text:p>3</text:p>
              </table:table-cell>
              <table:table-cell office:value-type="float" office:value="48.768">
                <text:p>48.768</text:p>
              </table:table-cell>
              <table:table-cell office:value-type="float" office:value="4.8768">
                <text:p>4.8768</text:p>
              </table:table-cell>
            </table:table-row>
            <table:table-row>
              <table:table-cell office:value-type="string">
                <text:p>4</text:p>
              </table:table-cell>
              <table:table-cell office:value-type="float" office:value="39.0144">
                <text:p>39.0144</text:p>
              </table:table-cell>
              <table:table-cell office:value-type="float" office:value="3.121152">
                <text:p>3.121152</text:p>
              </table:table-cell>
            </table:table-row>
            <table:table-row>
              <table:table-cell office:value-type="string">
                <text:p>5</text:p>
              </table:table-cell>
              <table:table-cell office:value-type="float" office:value="32.512">
                <text:p>32.512</text:p>
              </table:table-cell>
              <table:table-cell office:value-type="float" office:value="2.16746666666667">
                <text:p>2.16746666666667</text:p>
              </table:table-cell>
            </table:table-row>
            <table:table-row>
              <table:table-cell office:value-type="string">
                <text:p>6</text:p>
              </table:table-cell>
              <table:table-cell office:value-type="float" office:value="27.8674285714286">
                <text:p>27.8674285714286</text:p>
              </table:table-cell>
              <table:table-cell office:value-type="float" office:value="1.59242448979592">
                <text:p>1.59242448979592</text:p>
              </table:table-cell>
            </table:table-row>
            <table:table-row>
              <table:table-cell office:value-type="string">
                <text:p>7</text:p>
              </table:table-cell>
              <table:table-cell office:value-type="float" office:value="24.384">
                <text:p>24.384</text:p>
              </table:table-cell>
              <table:table-cell office:value-type="float" office:value="1.2192">
                <text:p>1.2192</text:p>
              </table:table-cell>
            </table:table-row>
            <table:table-row>
              <table:table-cell office:value-type="string">
                <text:p>8</text:p>
              </table:table-cell>
              <table:table-cell office:value-type="float" office:value="21.6746666666667">
                <text:p>21.6746666666667</text:p>
              </table:table-cell>
              <table:table-cell office:value-type="float" office:value="0.963318518518518">
                <text:p>0.963318518518518</text:p>
              </table:table-cell>
            </table:table-row>
            <table:table-row>
              <table:table-cell office:value-type="string">
                <text:p>9</text:p>
              </table:table-cell>
              <table:table-cell office:value-type="float" office:value="19.5072">
                <text:p>19.5072</text:p>
              </table:table-cell>
              <table:table-cell office:value-type="float" office:value="0.780288">
                <text:p>0.780288</text:p>
              </table:table-cell>
            </table:table-row>
            <table:table-row>
              <table:table-cell office:value-type="string">
                <text:p>10</text:p>
              </table:table-cell>
              <table:table-cell office:value-type="float" office:value="16.256">
                <text:p>16.256</text:p>
              </table:table-cell>
              <table:table-cell office:value-type="float" office:value="0.541866666666667">
                <text:p>0.541866666666667</text:p>
              </table:table-cell>
            </table:table-row>
            <table:table-row>
              <table:table-cell office:value-type="string">
                <text:p>11</text:p>
              </table:table-cell>
              <table:table-cell office:value-type="float" office:value="13.9337142857143">
                <text:p>13.9337142857143</text:p>
              </table:table-cell>
              <table:table-cell office:value-type="float" office:value="0.398106122448979">
                <text:p>0.398106122448979</text:p>
              </table:table-cell>
            </table:table-row>
            <table:table-row>
              <table:table-cell office:value-type="string">
                <text:p>12</text:p>
              </table:table-cell>
              <table:table-cell office:value-type="float" office:value="12.192">
                <text:p>12.192</text:p>
              </table:table-cell>
              <table:table-cell office:value-type="float" office:value="0.3048">
                <text:p>0.3048</text:p>
              </table:table-cell>
            </table:table-row>
            <table:table-row>
              <table:table-cell office:value-type="string">
                <text:p>13</text:p>
              </table:table-cell>
              <table:table-cell office:value-type="float" office:value="10.8373333333333">
                <text:p>10.8373333333333</text:p>
              </table:table-cell>
              <table:table-cell office:value-type="float" office:value="0.24082962962963">
                <text:p>0.24082962962963</text:p>
              </table:table-cell>
            </table:table-row>
            <table:table-row>
              <table:table-cell office:value-type="string">
                <text:p>14</text:p>
              </table:table-cell>
              <table:table-cell office:value-type="float" office:value="9.7536">
                <text:p>9.7536</text:p>
              </table:table-cell>
              <table:table-cell office:value-type="float" office:value="0.195072">
                <text:p>0.195072</text:p>
              </table:table-cell>
            </table:table-row>
            <table:table-row>
              <table:table-cell office:value-type="string">
                <text:p>15</text:p>
              </table:table-cell>
              <table:table-cell office:value-type="float" office:value="8.86690909090909">
                <text:p>8.86690909090909</text:p>
              </table:table-cell>
              <table:table-cell office:value-type="float" office:value="0.16121652892562">
                <text:p>0.16121652892562</text:p>
              </table:table-cell>
            </table:table-row>
            <table:table-row>
              <table:table-cell office:value-type="string">
                <text:p>16</text:p>
              </table:table-cell>
              <table:table-cell office:value-type="float" office:value="8.128">
                <text:p>8.128</text:p>
              </table:table-cell>
              <table:table-cell office:value-type="float" office:value="0.135466666666667">
                <text:p>0.135466666666667</text:p>
              </table:table-cell>
            </table:table-row>
            <table:table-row>
              <table:table-cell office:value-type="string">
                <text:p>17</text:p>
              </table:table-cell>
              <table:table-cell office:value-type="float" office:value="7.50276923076923">
                <text:p>7.50276923076923</text:p>
              </table:table-cell>
              <table:table-cell office:value-type="float" office:value="0.115427218934911">
                <text:p>0.115427218934911</text:p>
              </table:table-cell>
            </table:table-row>
            <table:table-row>
              <table:table-cell office:value-type="string">
                <text:p>18</text:p>
              </table:table-cell>
              <table:table-cell office:value-type="float" office:value="6.96685714285714">
                <text:p>6.96685714285714</text:p>
              </table:table-cell>
              <table:table-cell office:value-type="float" office:value="0.0995265306122449">
                <text:p>0.0995265306122449</text:p>
              </table:table-cell>
            </table:table-row>
            <table:table-row>
              <table:table-cell office:value-type="string">
                <text:p>19</text:p>
              </table:table-cell>
              <table:table-cell office:value-type="float" office:value="6.5024">
                <text:p>6.5024</text:p>
              </table:table-cell>
              <table:table-cell office:value-type="float" office:value="0.0866986666666667">
                <text:p>0.0866986666666667</text:p>
              </table:table-cell>
            </table:table-row>
            <table:table-row>
              <table:table-cell office:value-type="string">
                <text:p>20</text:p>
              </table:table-cell>
              <table:table-cell office:value-type="float" office:value="6.096">
                <text:p>6.096</text:p>
              </table:table-cell>
              <table:table-cell office:value-type="float" office:value="0.0762">
                <text:p>0.0762</text:p>
              </table:table-cell>
            </table:table-row>
            <table:table-row>
              <table:table-cell office:value-type="string">
                <text:p>21</text:p>
              </table:table-cell>
              <table:table-cell office:value-type="float" office:value="5.73741176470588">
                <text:p>5.73741176470588</text:p>
              </table:table-cell>
              <table:table-cell office:value-type="float" office:value="0.0674989619377163">
                <text:p>0.0674989619377163</text:p>
              </table:table-cell>
            </table:table-row>
            <table:table-row>
              <table:table-cell office:value-type="string">
                <text:p>22</text:p>
              </table:table-cell>
              <table:table-cell office:value-type="float" office:value="5.41866666666667">
                <text:p>5.41866666666667</text:p>
              </table:table-cell>
              <table:table-cell office:value-type="float" office:value="0.0602074074074074">
                <text:p>0.0602074074074074</text:p>
              </table:table-cell>
            </table:table-row>
            <table:table-row>
              <table:table-cell office:value-type="string">
                <text:p>23</text:p>
              </table:table-cell>
              <table:table-cell office:value-type="float" office:value="5.13347368421053">
                <text:p>5.13347368421053</text:p>
              </table:table-cell>
              <table:table-cell office:value-type="float" office:value="0.0540365650969529">
                <text:p>0.0540365650969529</text:p>
              </table:table-cell>
            </table:table-row>
            <table:table-row>
              <table:table-cell office:value-type="string">
                <text:p>24</text:p>
              </table:table-cell>
              <table:table-cell office:value-type="float" office:value="4.8768">
                <text:p>4.8768</text:p>
              </table:table-cell>
              <table:table-cell office:value-type="float" office:value="0.048768">
                <text:p>0.048768</text:p>
              </table:table-cell>
            </table:table-row>
            <table:table-row>
              <table:table-cell office:value-type="string">
                <text:p>25</text:p>
              </table:table-cell>
              <table:table-cell office:value-type="float" office:value="4.64457142857143">
                <text:p>4.64457142857143</text:p>
              </table:table-cell>
              <table:table-cell office:value-type="float" office:value="0.0442340136054422">
                <text:p>0.0442340136054422</text:p>
              </table:table-cell>
            </table:table-row>
            <table:table-row>
              <table:table-cell office:value-type="string">
                <text:p>26</text:p>
              </table:table-cell>
              <table:table-cell office:value-type="float" office:value="4.43345454545455">
                <text:p>4.43345454545455</text:p>
              </table:table-cell>
              <table:table-cell office:value-type="float" office:value="0.040304132231405">
                <text:p>0.040304132231405</text:p>
              </table:table-cell>
            </table:table-row>
            <table:table-row>
              <table:table-cell office:value-type="string">
                <text:p>27</text:p>
              </table:table-cell>
              <table:table-cell office:value-type="float" office:value="4.24069565217391">
                <text:p>4.24069565217391</text:p>
              </table:table-cell>
              <table:table-cell office:value-type="float" office:value="0.0368756143667297">
                <text:p>0.0368756143667297</text:p>
              </table:table-cell>
            </table:table-row>
            <table:table-row>
              <table:table-cell office:value-type="string">
                <text:p>28</text:p>
              </table:table-cell>
              <table:table-cell office:value-type="float" office:value="4.064">
                <text:p>4.064</text:p>
              </table:table-cell>
              <table:table-cell office:value-type="float" office:value="0.0338666666666667">
                <text:p>0.0338666666666667</text:p>
              </table:table-cell>
            </table:table-row>
            <table:table-row>
              <table:table-cell office:value-type="string">
                <text:p>29</text:p>
              </table:table-cell>
              <table:table-cell office:value-type="float" office:value="3.90144">
                <text:p>3.90144</text:p>
              </table:table-cell>
              <table:table-cell office:value-type="float" office:value="0.03121152">
                <text:p>0.03121152</text:p>
              </table:table-cell>
            </table:table-row>
            <table:table-row>
              <table:table-cell office:value-type="string">
                <text:p>30</text:p>
              </table:table-cell>
              <table:table-cell office:value-type="float" office:value="3.75138461538461">
                <text:p>3.75138461538461</text:p>
              </table:table-cell>
              <table:table-cell office:value-type="float" office:value="0.0288568047337278">
                <text:p>0.0288568047337278</text:p>
              </table:table-cell>
            </table:table-row>
            <table:table-row>
              <table:table-cell office:value-type="string">
                <text:p>31</text:p>
              </table:table-cell>
              <table:table-cell office:value-type="float" office:value="3.61244444444444">
                <text:p>3.61244444444444</text:p>
              </table:table-cell>
              <table:table-cell office:value-type="float" office:value="0.0267588477366255">
                <text:p>0.0267588477366255</text:p>
              </table:table-cell>
            </table:table-row>
            <table:table-row>
              <table:table-cell office:value-type="string">
                <text:p>32</text:p>
              </table:table-cell>
              <table:table-cell office:value-type="float" office:value="3.48342857142857">
                <text:p>3.48342857142857</text:p>
              </table:table-cell>
              <table:table-cell office:value-type="float" office:value="0.0248816326530612">
                <text:p>0.0248816326530612</text:p>
              </table:table-cell>
            </table:table-row>
            <table:table-row>
              <table:table-cell office:value-type="string">
                <text:p>33</text:p>
              </table:table-cell>
              <table:table-cell office:value-type="float" office:value="3.36331034482759">
                <text:p>3.36331034482759</text:p>
              </table:table-cell>
              <table:table-cell office:value-type="float" office:value="0.0231952437574316">
                <text:p>0.0231952437574316</text:p>
              </table:table-cell>
            </table:table-row>
            <table:table-row>
              <table:table-cell office:value-type="string">
                <text:p>34</text:p>
              </table:table-cell>
              <table:table-cell office:value-type="float" office:value="3.2512">
                <text:p>3.2512</text:p>
              </table:table-cell>
              <table:table-cell office:value-type="float" office:value="0.0216746666666667">
                <text:p>0.0216746666666667</text:p>
              </table:table-cell>
            </table:table-row>
            <table:table-row>
              <table:table-cell office:value-type="string">
                <text:p>35</text:p>
              </table:table-cell>
              <table:table-cell office:value-type="float" office:value="3.14632258064516">
                <text:p>3.14632258064516</text:p>
              </table:table-cell>
              <table:table-cell office:value-type="float" office:value="0.020298855359001">
                <text:p>0.020298855359001</text:p>
              </table:table-cell>
            </table:table-row>
            <table:table-row>
              <table:table-cell office:value-type="string">
                <text:p>36</text:p>
              </table:table-cell>
              <table:table-cell office:value-type="float" office:value="3.048">
                <text:p>3.048</text:p>
              </table:table-cell>
              <table:table-cell office:value-type="float" office:value="0.01905">
                <text:p>0.01905</text:p>
              </table:table-cell>
            </table:table-row>
            <table:table-row>
              <table:table-cell office:value-type="string">
                <text:p>37</text:p>
              </table:table-cell>
              <table:table-cell office:value-type="float" office:value="2.95563636363636">
                <text:p>2.95563636363636</text:p>
              </table:table-cell>
              <table:table-cell office:value-type="float" office:value="0.0179129476584022">
                <text:p>0.0179129476584022</text:p>
              </table:table-cell>
            </table:table-row>
            <table:table-row>
              <table:table-cell office:value-type="string">
                <text:p>38</text:p>
              </table:table-cell>
              <table:table-cell office:value-type="float" office:value="2.86870588235294">
                <text:p>2.86870588235294</text:p>
              </table:table-cell>
              <table:table-cell office:value-type="float" office:value="0.0168747404844291">
                <text:p>0.0168747404844291</text:p>
              </table:table-cell>
            </table:table-row>
            <table:table-row>
              <table:table-cell office:value-type="string">
                <text:p>39</text:p>
              </table:table-cell>
              <table:table-cell office:value-type="float" office:value="2.78674285714286">
                <text:p>2.78674285714286</text:p>
              </table:table-cell>
              <table:table-cell office:value-type="float" office:value="0.0159242448979592">
                <text:p>0.0159242448979592</text:p>
              </table:table-cell>
            </table:table-row>
            <table:table-row>
              <table:table-cell office:value-type="string">
                <text:p>40</text:p>
              </table:table-cell>
              <table:table-cell office:value-type="float" office:value="2.70933333333333">
                <text:p>2.70933333333333</text:p>
              </table:table-cell>
              <table:table-cell office:value-type="float" office:value="0.0150518518518519">
                <text:p>0.0150518518518519</text:p>
              </table:table-cell>
            </table:table-row>
            <table:table-row>
              <table:table-cell office:value-type="string">
                <text:p>41</text:p>
              </table:table-cell>
              <table:table-cell office:value-type="float" office:value="2.63610810810811">
                <text:p>2.63610810810811</text:p>
              </table:table-cell>
              <table:table-cell office:value-type="float" office:value="0.0142492330168006">
                <text:p>0.0142492330168006</text:p>
              </table:table-cell>
            </table:table-row>
            <table:table-row>
              <table:table-cell office:value-type="string">
                <text:p>42</text:p>
              </table:table-cell>
              <table:table-cell office:value-type="float" office:value="2.56673684210526">
                <text:p>2.56673684210526</text:p>
              </table:table-cell>
              <table:table-cell office:value-type="float" office:value="0.0135091412742382">
                <text:p>0.0135091412742382</text:p>
              </table:table-cell>
            </table:table-row>
            <table:table-row>
              <table:table-cell office:value-type="string">
                <text:p>43</text:p>
              </table:table-cell>
              <table:table-cell office:value-type="float" office:value="2.50092307692308">
                <text:p>2.50092307692308</text:p>
              </table:table-cell>
              <table:table-cell office:value-type="float" office:value="0.0128252465483235">
                <text:p>0.0128252465483235</text:p>
              </table:table-cell>
            </table:table-row>
            <table:table-row>
              <table:table-cell office:value-type="string">
                <text:p>44</text:p>
              </table:table-cell>
              <table:table-cell office:value-type="float" office:value="2.4384">
                <text:p>2.4384</text:p>
              </table:table-cell>
              <table:table-cell office:value-type="float" office:value="0.012192">
                <text:p>0.012192</text:p>
              </table:table-cell>
            </table:table-row>
            <table:table-row>
              <table:table-cell office:value-type="string">
                <text:p>45</text:p>
              </table:table-cell>
              <table:table-cell office:value-type="float" office:value="2.37892682926829">
                <text:p>2.37892682926829</text:p>
              </table:table-cell>
              <table:table-cell office:value-type="float" office:value="0.0116045211183819">
                <text:p>0.0116045211183819</text:p>
              </table:table-cell>
            </table:table-row>
            <table:table-row>
              <table:table-cell office:value-type="string">
                <text:p>46</text:p>
              </table:table-cell>
              <table:table-cell office:value-type="float" office:value="2.32228571428571">
                <text:p>2.32228571428571</text:p>
              </table:table-cell>
              <table:table-cell office:value-type="float" office:value="0.0110585034013605">
                <text:p>0.0110585034013605</text:p>
              </table:table-cell>
            </table:table-row>
            <table:table-row>
              <table:table-cell office:value-type="string">
                <text:p>47</text:p>
              </table:table-cell>
              <table:table-cell office:value-type="float" office:value="2.26827906976744">
                <text:p>2.26827906976744</text:p>
              </table:table-cell>
              <table:table-cell office:value-type="float" office:value="0.0105501352082207">
                <text:p>0.0105501352082207</text:p>
              </table:table-cell>
            </table:table-row>
            <table:table-row>
              <table:table-cell office:value-type="string">
                <text:p>48</text:p>
              </table:table-cell>
              <table:table-cell office:value-type="float" office:value="2.21672727272727">
                <text:p>2.21672727272727</text:p>
              </table:table-cell>
              <table:table-cell office:value-type="float" office:value="0.0100760330578512">
                <text:p>0.0100760330578512</text:p>
              </table:table-cell>
            </table:table-row>
            <table:table-row>
              <table:table-cell office:value-type="string">
                <text:p>49</text:p>
              </table:table-cell>
              <table:table-cell office:value-type="float" office:value="2.16746666666667">
                <text:p>2.16746666666667</text:p>
              </table:table-cell>
              <table:table-cell office:value-type="float" office:value="0.00963318518518518">
                <text:p>0.00963318518518518</text:p>
              </table:table-cell>
            </table:table-row>
            <table:table-row>
              <table:table-cell office:value-type="string">
                <text:p>50</text:p>
              </table:table-cell>
              <table:table-cell office:value-type="float" office:value="2.12034782608696">
                <text:p>2.12034782608696</text:p>
              </table:table-cell>
              <table:table-cell office:value-type="float" office:value="0.00921890359168242">
                <text:p>0.00921890359168242</text:p>
              </table:table-cell>
            </table:table-row>
            <table:table-row>
              <table:table-cell office:value-type="string">
                <text:p>51</text:p>
              </table:table-cell>
              <table:table-cell office:value-type="float" office:value="2.07523404255319">
                <text:p>2.07523404255319</text:p>
              </table:table-cell>
              <table:table-cell office:value-type="float" office:value="0.00883078315980081">
                <text:p>0.00883078315980081</text:p>
              </table:table-cell>
            </table:table-row>
            <table:table-row>
              <table:table-cell office:value-type="string">
                <text:p>52</text:p>
              </table:table-cell>
              <table:table-cell office:value-type="float" office:value="2.032">
                <text:p>2.032</text:p>
              </table:table-cell>
              <table:table-cell office:value-type="float" office:value="0.00846666666666667">
                <text:p>0.00846666666666667</text:p>
              </table:table-cell>
            </table:table-row>
            <table:table-row>
              <table:table-cell office:value-type="string">
                <text:p>53</text:p>
              </table:table-cell>
              <table:table-cell office:value-type="float" office:value="1.9905306122449">
                <text:p>1.9905306122449</text:p>
              </table:table-cell>
              <table:table-cell office:value-type="float" office:value="0.00812461474385673">
                <text:p>0.00812461474385673</text:p>
              </table:table-cell>
            </table:table-row>
            <table:table-row>
              <table:table-cell office:value-type="string">
                <text:p>54</text:p>
              </table:table-cell>
              <table:table-cell office:value-type="float" office:value="1.95072">
                <text:p>1.95072</text:p>
              </table:table-cell>
              <table:table-cell office:value-type="float" office:value="0.00780288">
                <text:p>0.00780288</text:p>
              </table:table-cell>
            </table:table-row>
            <table:table-row>
              <table:table-cell office:value-type="string">
                <text:p>55</text:p>
              </table:table-cell>
              <table:table-cell office:value-type="float" office:value="1.91247058823529">
                <text:p>1.91247058823529</text:p>
              </table:table-cell>
              <table:table-cell office:value-type="float" office:value="0.00749988465974625">
                <text:p>0.00749988465974625</text:p>
              </table:table-cell>
            </table:table-row>
            <table:table-row>
              <table:table-cell office:value-type="string">
                <text:p>56</text:p>
              </table:table-cell>
              <table:table-cell office:value-type="float" office:value="1.87569230769231">
                <text:p>1.87569230769231</text:p>
              </table:table-cell>
              <table:table-cell office:value-type="float" office:value="0.00721420118343195">
                <text:p>0.00721420118343195</text:p>
              </table:table-cell>
            </table:table-row>
            <table:table-row>
              <table:table-cell office:value-type="string">
                <text:p>57</text:p>
              </table:table-cell>
              <table:table-cell office:value-type="float" office:value="1.84030188679245">
                <text:p>1.84030188679245</text:p>
              </table:table-cell>
              <table:table-cell office:value-type="float" office:value="0.00694453542185831">
                <text:p>0.00694453542185831</text:p>
              </table:table-cell>
            </table:table-row>
            <table:table-row>
              <table:table-cell office:value-type="string">
                <text:p>58</text:p>
              </table:table-cell>
              <table:table-cell office:value-type="float" office:value="1.80622222222222">
                <text:p>1.80622222222222</text:p>
              </table:table-cell>
              <table:table-cell office:value-type="float" office:value="0.00668971193415638">
                <text:p>0.00668971193415638</text:p>
              </table:table-cell>
            </table:table-row>
            <table:table-row>
              <table:table-cell office:value-type="string">
                <text:p>59</text:p>
              </table:table-cell>
              <table:table-cell office:value-type="float" office:value="1.77338181818182">
                <text:p>1.77338181818182</text:p>
              </table:table-cell>
              <table:table-cell office:value-type="float" office:value="0.00644866115702479">
                <text:p>0.00644866115702479</text:p>
              </table:table-cell>
            </table:table-row>
            <table:table-row>
              <table:table-cell office:value-type="string">
                <text:p>60</text:p>
              </table:table-cell>
              <table:table-cell office:value-type="float" office:value="1.74171428571429">
                <text:p>1.74171428571429</text:p>
              </table:table-cell>
              <table:table-cell office:value-type="float" office:value="0.00622040816326531">
                <text:p>0.00622040816326531</text:p>
              </table:table-cell>
            </table:table-row>
            <table:table-row>
              <table:table-cell office:value-type="string">
                <text:p>61</text:p>
              </table:table-cell>
              <table:table-cell office:value-type="float" office:value="1.71115789473684">
                <text:p>1.71115789473684</text:p>
              </table:table-cell>
              <table:table-cell office:value-type="float" office:value="0.00600406278855032">
                <text:p>0.00600406278855032</text:p>
              </table:table-cell>
            </table:table-row>
            <table:table-row>
              <table:table-cell office:value-type="string">
                <text:p>62</text:p>
              </table:table-cell>
              <table:table-cell office:value-type="float" office:value="1.68165517241379">
                <text:p>1.68165517241379</text:p>
              </table:table-cell>
              <table:table-cell office:value-type="float" office:value="0.00579881093935791">
                <text:p>0.00579881093935791</text:p>
              </table:table-cell>
            </table:table-row>
            <table:table-row>
              <table:table-cell office:value-type="string">
                <text:p>63</text:p>
              </table:table-cell>
              <table:table-cell office:value-type="float" office:value="1.65315254237288">
                <text:p>1.65315254237288</text:p>
              </table:table-cell>
              <table:table-cell office:value-type="float" office:value="0.0056039069232979">
                <text:p>0.0056039069232979</text:p>
              </table:table-cell>
            </table:table-row>
            <table:table-row>
              <table:table-cell office:value-type="string">
                <text:p>64</text:p>
              </table:table-cell>
              <table:table-cell office:value-type="float" office:value="1.6256">
                <text:p>1.6256</text:p>
              </table:table-cell>
              <table:table-cell office:value-type="float" office:value="0.00541866666666667">
                <text:p>0.00541866666666667</text:p>
              </table:table-cell>
            </table:table-row>
            <table:table-row>
              <table:table-cell office:value-type="string">
                <text:p>65</text:p>
              </table:table-cell>
              <table:table-cell office:value-type="float" office:value="1.59895081967213">
                <text:p>1.59895081967213</text:p>
              </table:table-cell>
              <table:table-cell office:value-type="float" office:value="0.00524246170384305">
                <text:p>0.00524246170384305</text:p>
              </table:table-cell>
            </table:table-row>
            <table:table-row>
              <table:table-cell office:value-type="string">
                <text:p>66</text:p>
              </table:table-cell>
              <table:table-cell office:value-type="float" office:value="1.57316129032258">
                <text:p>1.57316129032258</text:p>
              </table:table-cell>
              <table:table-cell office:value-type="float" office:value="0.00507471383975026">
                <text:p>0.00507471383975026</text:p>
              </table:table-cell>
            </table:table-row>
            <table:table-row>
              <table:table-cell office:value-type="string">
                <text:p>67</text:p>
              </table:table-cell>
              <table:table-cell office:value-type="float" office:value="1.54819047619048">
                <text:p>1.54819047619048</text:p>
              </table:table-cell>
              <table:table-cell office:value-type="float" office:value="0.00491489040060469">
                <text:p>0.00491489040060469</text:p>
              </table:table-cell>
            </table:table-row>
            <table:table-row>
              <table:table-cell office:value-type="string">
                <text:p>68</text:p>
              </table:table-cell>
              <table:table-cell office:value-type="float" office:value="1.524">
                <text:p>1.524</text:p>
              </table:table-cell>
              <table:table-cell office:value-type="float" office:value="0.0047625">
                <text:p>0.0047625</text:p>
              </table:table-cell>
            </table:table-row>
            <table:table-row>
              <table:table-cell office:value-type="string">
                <text:p>69</text:p>
              </table:table-cell>
              <table:table-cell office:value-type="float" office:value="1.50055384615385">
                <text:p>1.50055384615385</text:p>
              </table:table-cell>
              <table:table-cell office:value-type="float" office:value="0.00461708875739645">
                <text:p>0.00461708875739645</text:p>
              </table:table-cell>
            </table:table-row>
            <table:table-row>
              <table:table-cell office:value-type="string">
                <text:p>70</text:p>
              </table:table-cell>
              <table:table-cell office:value-type="float" office:value="1.47781818181818">
                <text:p>1.47781818181818</text:p>
              </table:table-cell>
              <table:table-cell office:value-type="float" office:value="0.00447823691460055">
                <text:p>0.00447823691460055</text:p>
              </table:table-cell>
            </table:table-row>
            <table:table-row>
              <table:table-cell office:value-type="string">
                <text:p>71</text:p>
              </table:table-cell>
              <table:table-cell office:value-type="float" office:value="1.45576119402985">
                <text:p>1.45576119402985</text:p>
              </table:table-cell>
              <table:table-cell office:value-type="float" office:value="0.00434555580307418">
                <text:p>0.00434555580307418</text:p>
              </table:table-cell>
            </table:table-row>
            <table:table-row>
              <table:table-cell office:value-type="string">
                <text:p>72</text:p>
              </table:table-cell>
              <table:table-cell office:value-type="float" office:value="1.43435294117647">
                <text:p>1.43435294117647</text:p>
              </table:table-cell>
              <table:table-cell office:value-type="float" office:value="0.00421868512110727">
                <text:p>0.00421868512110727</text:p>
              </table:table-cell>
            </table:table-row>
            <table:table-row>
              <table:table-cell office:value-type="string">
                <text:p>73</text:p>
              </table:table-cell>
              <table:table-cell office:value-type="float" office:value="1.4135652173913">
                <text:p>1.4135652173913</text:p>
              </table:table-cell>
              <table:table-cell office:value-type="float" office:value="0.00409729048519219">
                <text:p>0.00409729048519219</text:p>
              </table:table-cell>
            </table:table-row>
            <table:table-row>
              <table:table-cell office:value-type="string">
                <text:p>74</text:p>
              </table:table-cell>
              <table:table-cell office:value-type="float" office:value="1.39337142857143">
                <text:p>1.39337142857143</text:p>
              </table:table-cell>
              <table:table-cell office:value-type="float" office:value="0.0039810612244898">
                <text:p>0.0039810612244898</text:p>
              </table:table-cell>
            </table:table-row>
            <table:table-row>
              <table:table-cell office:value-type="string">
                <text:p>75</text:p>
              </table:table-cell>
              <table:table-cell office:value-type="float" office:value="1.37374647887324">
                <text:p>1.37374647887324</text:p>
              </table:table-cell>
              <table:table-cell office:value-type="float" office:value="0.00386970839119222">
                <text:p>0.00386970839119222</text:p>
              </table:table-cell>
            </table:table-row>
            <table:table-row>
              <table:table-cell office:value-type="string">
                <text:p>76</text:p>
              </table:table-cell>
              <table:table-cell office:value-type="float" office:value="1.35466666666667">
                <text:p>1.35466666666667</text:p>
              </table:table-cell>
              <table:table-cell office:value-type="float" office:value="0.00376296296296296">
                <text:p>0.00376296296296296</text:p>
              </table:table-cell>
            </table:table-row>
            <table:table-row>
              <table:table-cell office:value-type="string">
                <text:p>77</text:p>
              </table:table-cell>
              <table:table-cell office:value-type="float" office:value="1.3361095890411">
                <text:p>1.3361095890411</text:p>
              </table:table-cell>
              <table:table-cell office:value-type="float" office:value="0.00366057421655095">
                <text:p>0.00366057421655095</text:p>
              </table:table-cell>
            </table:table-row>
            <table:table-row>
              <table:table-cell office:value-type="string">
                <text:p>78</text:p>
              </table:table-cell>
              <table:table-cell office:value-type="float" office:value="1.31805405405405">
                <text:p>1.31805405405405</text:p>
              </table:table-cell>
              <table:table-cell office:value-type="float" office:value="0.00356230825420015">
                <text:p>0.003562308254200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40">
      <number:number number:decimal-places="4" number:min-integer-digits="1"/>
    </number:number-style>
    <number:number-style style:name="N141">
      <number:number number:decimal-places="8"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8.75pt" style:font-size-asian="8.75pt" style:font-family-complex="Arial" style:font-size-complex="8.75pt"/>
    </style:style>
    <style:style style:name="ch3" style:family="chart">
      <style:chart-properties chart:symbol-type="automatic" chart:include-hidden-cells="false" chart:treat-empty-cells="leave-gap"/>
    </style:style>
    <style:style style:name="ch4" style:family="chart" style:data-style-name="N141">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5" style:family="chart">
      <style:chart-properties chart:auto-position="true" style:rotation-angle="0"/>
      <style:text-properties fo:color="#1a1a1a" fo:font-size="8.75pt" fo:font-weight="bold" style:font-size-asian="8.75pt" style:font-weight-asian="bold" style:font-family-complex="Arial" style:font-size-complex="8.75pt" style:font-weight-complex="bold"/>
    </style:style>
    <style:style style:name="ch6" style:family="chart" style:data-style-name="N140">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7" style:family="chart">
      <style:chart-properties chart:auto-position="true" style:rotation-angle="90"/>
      <style:text-properties fo:color="#1a1a1a" fo:font-size="8.75pt" fo:font-weight="bold" style:font-size-asian="8.75pt" style:font-weight-asian="bold" style:font-family-complex="Arial" style:font-size-complex="8.75pt" style:font-weight-complex="bold"/>
    </style:style>
    <style:style style:name="ch8" style:family="chart">
      <style:graphic-properties svg:stroke-color="#1a1a1a"/>
    </style:style>
    <style:style style:name="ch9" style:family="chart" style:data-style-name="N14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10" style:family="chart">
      <style:graphic-properties draw:stroke="solid" svg:stroke-width="0.035cm" svg:stroke-color="#808080" draw:fill="solid" draw:fill-color="#cccccc"/>
    </style:style>
    <style:style style:name="ch11" style:family="chart">
      <style:graphic-properties draw:fill-color="#d9d9d9"/>
    </style:style>
  </office:automatic-styles>
  <office:body>
    <office:chart>
      <chart:chart svg:width="19.678cm" svg:height="10.136cm" xlink:href=".." xlink:type="simple" chart:class="chart:scatter" chart:style-name="ch1">
        <chart:title svg:x="8.036cm" svg:y="0.337cm" chart:style-name="ch2">
          <text:p>Short Range Z Accuracy</text:p>
        </chart:title>
        <chart:plot-area chart:style-name="ch3" table:cell-range-address="'Accuracy chart'.B60:'Accuracy chart'.C929" chart:data-source-has-labels="row" svg:x="1.26cm" svg:y="0.249cm" svg:width="18.099cm" svg:height="9.034cm">
          <chartooo:coordinate-region svg:x="2.516cm" svg:y="0.436cm" svg:width="15.968cm" svg:height="8.227cm"/>
          <chart:axis chart:dimension="x" chart:name="primary-x" chart:style-name="ch4">
            <chart:title svg:x="9.472cm" svg:y="9.485cm" chart:style-name="ch5">
              <text:p>Range (m)</text:p>
            </chart:title>
          </chart:axis>
          <chart:axis chart:dimension="y" chart:name="primary-y" chart:style-name="ch6">
            <chart:title svg:x="0.311cm" svg:y="5.854cm" chart:style-name="ch7">
              <text:p>Accuracy (m)</text:p>
            </chart:title>
            <chart:grid chart:style-name="ch8" chart:class="major"/>
          </chart:axis>
          <chart:series chart:style-name="ch9" chart:values-cell-range-address="'Accuracy chart'.C60:'Accuracy chart'.C929" chart:label-cell-address="" chart:class="chart:scatter">
            <chart:domain table:cell-range-address="'Accuracy chart'.B60:'Accuracy chart'.B929"/>
            <chart:data-point chart:repeated="87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Long Range Z</text:p>
              </table:table-cell>
            </table:table-row>
          </table:table-header-rows>
          <table:table-rows>
            <table:table-row>
              <table:table-cell office:value-type="string">
                <text:p>1</text:p>
              </table:table-cell>
              <table:table-cell office:value-type="float" office:value="3.048">
                <text:p>3.048</text:p>
                <draw:g>
                  <svg:desc>'Accuracy chart'.B60:'Accuracy chart'.B929</svg:desc>
                </draw:g>
              </table:table-cell>
              <table:table-cell office:value-type="float" office:value="0.01905">
                <text:p>0.01905</text:p>
                <draw:g>
                  <svg:desc>'Accuracy chart'.C60:'Accuracy chart'.C929</svg:desc>
                </draw:g>
              </table:table-cell>
            </table:table-row>
            <table:table-row>
              <table:table-cell office:value-type="string">
                <text:p>2</text:p>
              </table:table-cell>
              <table:table-cell office:value-type="float" office:value="2.95563636363636">
                <text:p>2.95563636363636</text:p>
              </table:table-cell>
              <table:table-cell office:value-type="float" office:value="0.0179129476584022">
                <text:p>0.0179129476584022</text:p>
              </table:table-cell>
            </table:table-row>
            <table:table-row>
              <table:table-cell office:value-type="string">
                <text:p>3</text:p>
              </table:table-cell>
              <table:table-cell office:value-type="float" office:value="2.86870588235294">
                <text:p>2.86870588235294</text:p>
              </table:table-cell>
              <table:table-cell office:value-type="float" office:value="0.0168747404844291">
                <text:p>0.0168747404844291</text:p>
              </table:table-cell>
            </table:table-row>
            <table:table-row>
              <table:table-cell office:value-type="string">
                <text:p>4</text:p>
              </table:table-cell>
              <table:table-cell office:value-type="float" office:value="2.78674285714286">
                <text:p>2.78674285714286</text:p>
              </table:table-cell>
              <table:table-cell office:value-type="float" office:value="0.0159242448979592">
                <text:p>0.0159242448979592</text:p>
              </table:table-cell>
            </table:table-row>
            <table:table-row>
              <table:table-cell office:value-type="string">
                <text:p>5</text:p>
              </table:table-cell>
              <table:table-cell office:value-type="float" office:value="2.70933333333333">
                <text:p>2.70933333333333</text:p>
              </table:table-cell>
              <table:table-cell office:value-type="float" office:value="0.0150518518518519">
                <text:p>0.0150518518518519</text:p>
              </table:table-cell>
            </table:table-row>
            <table:table-row>
              <table:table-cell office:value-type="string">
                <text:p>6</text:p>
              </table:table-cell>
              <table:table-cell office:value-type="float" office:value="2.63610810810811">
                <text:p>2.63610810810811</text:p>
              </table:table-cell>
              <table:table-cell office:value-type="float" office:value="0.0142492330168006">
                <text:p>0.0142492330168006</text:p>
              </table:table-cell>
            </table:table-row>
            <table:table-row>
              <table:table-cell office:value-type="string">
                <text:p>7</text:p>
              </table:table-cell>
              <table:table-cell office:value-type="float" office:value="2.56673684210526">
                <text:p>2.56673684210526</text:p>
              </table:table-cell>
              <table:table-cell office:value-type="float" office:value="0.0135091412742382">
                <text:p>0.0135091412742382</text:p>
              </table:table-cell>
            </table:table-row>
            <table:table-row>
              <table:table-cell office:value-type="string">
                <text:p>8</text:p>
              </table:table-cell>
              <table:table-cell office:value-type="float" office:value="2.50092307692308">
                <text:p>2.50092307692308</text:p>
              </table:table-cell>
              <table:table-cell office:value-type="float" office:value="0.0128252465483235">
                <text:p>0.0128252465483235</text:p>
              </table:table-cell>
            </table:table-row>
            <table:table-row>
              <table:table-cell office:value-type="string">
                <text:p>9</text:p>
              </table:table-cell>
              <table:table-cell office:value-type="float" office:value="2.4384">
                <text:p>2.4384</text:p>
              </table:table-cell>
              <table:table-cell office:value-type="float" office:value="0.012192">
                <text:p>0.012192</text:p>
              </table:table-cell>
            </table:table-row>
            <table:table-row>
              <table:table-cell office:value-type="string">
                <text:p>10</text:p>
              </table:table-cell>
              <table:table-cell office:value-type="float" office:value="2.37892682926829">
                <text:p>2.37892682926829</text:p>
              </table:table-cell>
              <table:table-cell office:value-type="float" office:value="0.0116045211183819">
                <text:p>0.0116045211183819</text:p>
              </table:table-cell>
            </table:table-row>
            <table:table-row>
              <table:table-cell office:value-type="string">
                <text:p>11</text:p>
              </table:table-cell>
              <table:table-cell office:value-type="float" office:value="2.32228571428571">
                <text:p>2.32228571428571</text:p>
              </table:table-cell>
              <table:table-cell office:value-type="float" office:value="0.0110585034013605">
                <text:p>0.0110585034013605</text:p>
              </table:table-cell>
            </table:table-row>
            <table:table-row>
              <table:table-cell office:value-type="string">
                <text:p>12</text:p>
              </table:table-cell>
              <table:table-cell office:value-type="float" office:value="2.26827906976744">
                <text:p>2.26827906976744</text:p>
              </table:table-cell>
              <table:table-cell office:value-type="float" office:value="0.0105501352082207">
                <text:p>0.0105501352082207</text:p>
              </table:table-cell>
            </table:table-row>
            <table:table-row>
              <table:table-cell office:value-type="string">
                <text:p>13</text:p>
              </table:table-cell>
              <table:table-cell office:value-type="float" office:value="2.21672727272727">
                <text:p>2.21672727272727</text:p>
              </table:table-cell>
              <table:table-cell office:value-type="float" office:value="0.0100760330578512">
                <text:p>0.0100760330578512</text:p>
              </table:table-cell>
            </table:table-row>
            <table:table-row>
              <table:table-cell office:value-type="string">
                <text:p>14</text:p>
              </table:table-cell>
              <table:table-cell office:value-type="float" office:value="2.16746666666667">
                <text:p>2.16746666666667</text:p>
              </table:table-cell>
              <table:table-cell office:value-type="float" office:value="0.00963318518518518">
                <text:p>0.00963318518518518</text:p>
              </table:table-cell>
            </table:table-row>
            <table:table-row>
              <table:table-cell office:value-type="string">
                <text:p>15</text:p>
              </table:table-cell>
              <table:table-cell office:value-type="float" office:value="2.12034782608696">
                <text:p>2.12034782608696</text:p>
              </table:table-cell>
              <table:table-cell office:value-type="float" office:value="0.00921890359168242">
                <text:p>0.00921890359168242</text:p>
              </table:table-cell>
            </table:table-row>
            <table:table-row>
              <table:table-cell office:value-type="string">
                <text:p>16</text:p>
              </table:table-cell>
              <table:table-cell office:value-type="float" office:value="2.07523404255319">
                <text:p>2.07523404255319</text:p>
              </table:table-cell>
              <table:table-cell office:value-type="float" office:value="0.00883078315980081">
                <text:p>0.00883078315980081</text:p>
              </table:table-cell>
            </table:table-row>
            <table:table-row>
              <table:table-cell office:value-type="string">
                <text:p>17</text:p>
              </table:table-cell>
              <table:table-cell office:value-type="float" office:value="2.032">
                <text:p>2.032</text:p>
              </table:table-cell>
              <table:table-cell office:value-type="float" office:value="0.00846666666666667">
                <text:p>0.00846666666666667</text:p>
              </table:table-cell>
            </table:table-row>
            <table:table-row>
              <table:table-cell office:value-type="string">
                <text:p>18</text:p>
              </table:table-cell>
              <table:table-cell office:value-type="float" office:value="1.9905306122449">
                <text:p>1.9905306122449</text:p>
              </table:table-cell>
              <table:table-cell office:value-type="float" office:value="0.00812461474385673">
                <text:p>0.00812461474385673</text:p>
              </table:table-cell>
            </table:table-row>
            <table:table-row>
              <table:table-cell office:value-type="string">
                <text:p>19</text:p>
              </table:table-cell>
              <table:table-cell office:value-type="float" office:value="1.95072">
                <text:p>1.95072</text:p>
              </table:table-cell>
              <table:table-cell office:value-type="float" office:value="0.00780288">
                <text:p>0.00780288</text:p>
              </table:table-cell>
            </table:table-row>
            <table:table-row>
              <table:table-cell office:value-type="string">
                <text:p>20</text:p>
              </table:table-cell>
              <table:table-cell office:value-type="float" office:value="1.91247058823529">
                <text:p>1.91247058823529</text:p>
              </table:table-cell>
              <table:table-cell office:value-type="float" office:value="0.00749988465974625">
                <text:p>0.00749988465974625</text:p>
              </table:table-cell>
            </table:table-row>
            <table:table-row>
              <table:table-cell office:value-type="string">
                <text:p>21</text:p>
              </table:table-cell>
              <table:table-cell office:value-type="float" office:value="1.87569230769231">
                <text:p>1.87569230769231</text:p>
              </table:table-cell>
              <table:table-cell office:value-type="float" office:value="0.00721420118343195">
                <text:p>0.00721420118343195</text:p>
              </table:table-cell>
            </table:table-row>
            <table:table-row>
              <table:table-cell office:value-type="string">
                <text:p>22</text:p>
              </table:table-cell>
              <table:table-cell office:value-type="float" office:value="1.84030188679245">
                <text:p>1.84030188679245</text:p>
              </table:table-cell>
              <table:table-cell office:value-type="float" office:value="0.00694453542185831">
                <text:p>0.00694453542185831</text:p>
              </table:table-cell>
            </table:table-row>
            <table:table-row>
              <table:table-cell office:value-type="string">
                <text:p>23</text:p>
              </table:table-cell>
              <table:table-cell office:value-type="float" office:value="1.80622222222222">
                <text:p>1.80622222222222</text:p>
              </table:table-cell>
              <table:table-cell office:value-type="float" office:value="0.00668971193415638">
                <text:p>0.00668971193415638</text:p>
              </table:table-cell>
            </table:table-row>
            <table:table-row>
              <table:table-cell office:value-type="string">
                <text:p>24</text:p>
              </table:table-cell>
              <table:table-cell office:value-type="float" office:value="1.77338181818182">
                <text:p>1.77338181818182</text:p>
              </table:table-cell>
              <table:table-cell office:value-type="float" office:value="0.00644866115702479">
                <text:p>0.00644866115702479</text:p>
              </table:table-cell>
            </table:table-row>
            <table:table-row>
              <table:table-cell office:value-type="string">
                <text:p>25</text:p>
              </table:table-cell>
              <table:table-cell office:value-type="float" office:value="1.74171428571429">
                <text:p>1.74171428571429</text:p>
              </table:table-cell>
              <table:table-cell office:value-type="float" office:value="0.00622040816326531">
                <text:p>0.00622040816326531</text:p>
              </table:table-cell>
            </table:table-row>
            <table:table-row>
              <table:table-cell office:value-type="string">
                <text:p>26</text:p>
              </table:table-cell>
              <table:table-cell office:value-type="float" office:value="1.71115789473684">
                <text:p>1.71115789473684</text:p>
              </table:table-cell>
              <table:table-cell office:value-type="float" office:value="0.00600406278855032">
                <text:p>0.00600406278855032</text:p>
              </table:table-cell>
            </table:table-row>
            <table:table-row>
              <table:table-cell office:value-type="string">
                <text:p>27</text:p>
              </table:table-cell>
              <table:table-cell office:value-type="float" office:value="1.68165517241379">
                <text:p>1.68165517241379</text:p>
              </table:table-cell>
              <table:table-cell office:value-type="float" office:value="0.00579881093935791">
                <text:p>0.00579881093935791</text:p>
              </table:table-cell>
            </table:table-row>
            <table:table-row>
              <table:table-cell office:value-type="string">
                <text:p>28</text:p>
              </table:table-cell>
              <table:table-cell office:value-type="float" office:value="1.65315254237288">
                <text:p>1.65315254237288</text:p>
              </table:table-cell>
              <table:table-cell office:value-type="float" office:value="0.0056039069232979">
                <text:p>0.0056039069232979</text:p>
              </table:table-cell>
            </table:table-row>
            <table:table-row>
              <table:table-cell office:value-type="string">
                <text:p>29</text:p>
              </table:table-cell>
              <table:table-cell office:value-type="float" office:value="1.6256">
                <text:p>1.6256</text:p>
              </table:table-cell>
              <table:table-cell office:value-type="float" office:value="0.00541866666666667">
                <text:p>0.00541866666666667</text:p>
              </table:table-cell>
            </table:table-row>
            <table:table-row>
              <table:table-cell office:value-type="string">
                <text:p>30</text:p>
              </table:table-cell>
              <table:table-cell office:value-type="float" office:value="1.59895081967213">
                <text:p>1.59895081967213</text:p>
              </table:table-cell>
              <table:table-cell office:value-type="float" office:value="0.00524246170384305">
                <text:p>0.00524246170384305</text:p>
              </table:table-cell>
            </table:table-row>
            <table:table-row>
              <table:table-cell office:value-type="string">
                <text:p>31</text:p>
              </table:table-cell>
              <table:table-cell office:value-type="float" office:value="1.57316129032258">
                <text:p>1.57316129032258</text:p>
              </table:table-cell>
              <table:table-cell office:value-type="float" office:value="0.00507471383975026">
                <text:p>0.00507471383975026</text:p>
              </table:table-cell>
            </table:table-row>
            <table:table-row>
              <table:table-cell office:value-type="string">
                <text:p>32</text:p>
              </table:table-cell>
              <table:table-cell office:value-type="float" office:value="1.54819047619048">
                <text:p>1.54819047619048</text:p>
              </table:table-cell>
              <table:table-cell office:value-type="float" office:value="0.00491489040060469">
                <text:p>0.00491489040060469</text:p>
              </table:table-cell>
            </table:table-row>
            <table:table-row>
              <table:table-cell office:value-type="string">
                <text:p>33</text:p>
              </table:table-cell>
              <table:table-cell office:value-type="float" office:value="1.524">
                <text:p>1.524</text:p>
              </table:table-cell>
              <table:table-cell office:value-type="float" office:value="0.0047625">
                <text:p>0.0047625</text:p>
              </table:table-cell>
            </table:table-row>
            <table:table-row>
              <table:table-cell office:value-type="string">
                <text:p>34</text:p>
              </table:table-cell>
              <table:table-cell office:value-type="float" office:value="1.50055384615385">
                <text:p>1.50055384615385</text:p>
              </table:table-cell>
              <table:table-cell office:value-type="float" office:value="0.00461708875739645">
                <text:p>0.00461708875739645</text:p>
              </table:table-cell>
            </table:table-row>
            <table:table-row>
              <table:table-cell office:value-type="string">
                <text:p>35</text:p>
              </table:table-cell>
              <table:table-cell office:value-type="float" office:value="1.47781818181818">
                <text:p>1.47781818181818</text:p>
              </table:table-cell>
              <table:table-cell office:value-type="float" office:value="0.00447823691460055">
                <text:p>0.00447823691460055</text:p>
              </table:table-cell>
            </table:table-row>
            <table:table-row>
              <table:table-cell office:value-type="string">
                <text:p>36</text:p>
              </table:table-cell>
              <table:table-cell office:value-type="float" office:value="1.45576119402985">
                <text:p>1.45576119402985</text:p>
              </table:table-cell>
              <table:table-cell office:value-type="float" office:value="0.00434555580307418">
                <text:p>0.00434555580307418</text:p>
              </table:table-cell>
            </table:table-row>
            <table:table-row>
              <table:table-cell office:value-type="string">
                <text:p>37</text:p>
              </table:table-cell>
              <table:table-cell office:value-type="float" office:value="1.43435294117647">
                <text:p>1.43435294117647</text:p>
              </table:table-cell>
              <table:table-cell office:value-type="float" office:value="0.00421868512110727">
                <text:p>0.00421868512110727</text:p>
              </table:table-cell>
            </table:table-row>
            <table:table-row>
              <table:table-cell office:value-type="string">
                <text:p>38</text:p>
              </table:table-cell>
              <table:table-cell office:value-type="float" office:value="1.4135652173913">
                <text:p>1.4135652173913</text:p>
              </table:table-cell>
              <table:table-cell office:value-type="float" office:value="0.00409729048519219">
                <text:p>0.00409729048519219</text:p>
              </table:table-cell>
            </table:table-row>
            <table:table-row>
              <table:table-cell office:value-type="string">
                <text:p>39</text:p>
              </table:table-cell>
              <table:table-cell office:value-type="float" office:value="1.39337142857143">
                <text:p>1.39337142857143</text:p>
              </table:table-cell>
              <table:table-cell office:value-type="float" office:value="0.0039810612244898">
                <text:p>0.0039810612244898</text:p>
              </table:table-cell>
            </table:table-row>
            <table:table-row>
              <table:table-cell office:value-type="string">
                <text:p>40</text:p>
              </table:table-cell>
              <table:table-cell office:value-type="float" office:value="1.37374647887324">
                <text:p>1.37374647887324</text:p>
              </table:table-cell>
              <table:table-cell office:value-type="float" office:value="0.00386970839119222">
                <text:p>0.00386970839119222</text:p>
              </table:table-cell>
            </table:table-row>
            <table:table-row>
              <table:table-cell office:value-type="string">
                <text:p>41</text:p>
              </table:table-cell>
              <table:table-cell office:value-type="float" office:value="1.35466666666667">
                <text:p>1.35466666666667</text:p>
              </table:table-cell>
              <table:table-cell office:value-type="float" office:value="0.00376296296296296">
                <text:p>0.00376296296296296</text:p>
              </table:table-cell>
            </table:table-row>
            <table:table-row>
              <table:table-cell office:value-type="string">
                <text:p>42</text:p>
              </table:table-cell>
              <table:table-cell office:value-type="float" office:value="1.3361095890411">
                <text:p>1.3361095890411</text:p>
              </table:table-cell>
              <table:table-cell office:value-type="float" office:value="0.00366057421655095">
                <text:p>0.00366057421655095</text:p>
              </table:table-cell>
            </table:table-row>
            <table:table-row>
              <table:table-cell office:value-type="string">
                <text:p>43</text:p>
              </table:table-cell>
              <table:table-cell office:value-type="float" office:value="1.31805405405405">
                <text:p>1.31805405405405</text:p>
              </table:table-cell>
              <table:table-cell office:value-type="float" office:value="0.00356230825420015">
                <text:p>0.00356230825420015</text:p>
              </table:table-cell>
            </table:table-row>
            <table:table-row>
              <table:table-cell office:value-type="string">
                <text:p>44</text:p>
              </table:table-cell>
              <table:table-cell office:value-type="float" office:value="1.30048">
                <text:p>1.30048</text:p>
              </table:table-cell>
              <table:table-cell office:value-type="float" office:value="0.00346794666666667">
                <text:p>0.00346794666666667</text:p>
              </table:table-cell>
            </table:table-row>
            <table:table-row>
              <table:table-cell office:value-type="string">
                <text:p>45</text:p>
              </table:table-cell>
              <table:table-cell office:value-type="float" office:value="1.28336842105263">
                <text:p>1.28336842105263</text:p>
              </table:table-cell>
              <table:table-cell office:value-type="float" office:value="0.00337728531855956">
                <text:p>0.00337728531855956</text:p>
              </table:table-cell>
            </table:table-row>
            <table:table-row>
              <table:table-cell office:value-type="string">
                <text:p>46</text:p>
              </table:table-cell>
              <table:table-cell office:value-type="float" office:value="1.2667012987013">
                <text:p>1.2667012987013</text:p>
              </table:table-cell>
              <table:table-cell office:value-type="float" office:value="0.00329013324338">
                <text:p>0.00329013324338</text:p>
              </table:table-cell>
            </table:table-row>
            <table:table-row>
              <table:table-cell office:value-type="string">
                <text:p>47</text:p>
              </table:table-cell>
              <table:table-cell office:value-type="float" office:value="1.25046153846154">
                <text:p>1.25046153846154</text:p>
              </table:table-cell>
              <table:table-cell office:value-type="float" office:value="0.00320631163708087">
                <text:p>0.00320631163708087</text:p>
              </table:table-cell>
            </table:table-row>
            <table:table-row>
              <table:table-cell office:value-type="string">
                <text:p>48</text:p>
              </table:table-cell>
              <table:table-cell office:value-type="float" office:value="1.2346329113924">
                <text:p>1.2346329113924</text:p>
              </table:table-cell>
              <table:table-cell office:value-type="float" office:value="0.00312565294023394">
                <text:p>0.00312565294023394</text:p>
              </table:table-cell>
            </table:table-row>
            <table:table-row>
              <table:table-cell office:value-type="string">
                <text:p>49</text:p>
              </table:table-cell>
              <table:table-cell office:value-type="float" office:value="1.2192">
                <text:p>1.2192</text:p>
              </table:table-cell>
              <table:table-cell office:value-type="float" office:value="0.003048">
                <text:p>0.003048</text:p>
              </table:table-cell>
            </table:table-row>
            <table:table-row>
              <table:table-cell office:value-type="string">
                <text:p>50</text:p>
              </table:table-cell>
              <table:table-cell office:value-type="float" office:value="1.20414814814815">
                <text:p>1.20414814814815</text:p>
              </table:table-cell>
              <table:table-cell office:value-type="float" office:value="0.0029732053040695">
                <text:p>0.0029732053040695</text:p>
              </table:table-cell>
            </table:table-row>
            <table:table-row>
              <table:table-cell office:value-type="string">
                <text:p>51</text:p>
              </table:table-cell>
              <table:table-cell office:value-type="float" office:value="1.18946341463415">
                <text:p>1.18946341463415</text:p>
              </table:table-cell>
              <table:table-cell office:value-type="float" office:value="0.00290113027959548">
                <text:p>0.00290113027959548</text:p>
              </table:table-cell>
            </table:table-row>
            <table:table-row>
              <table:table-cell office:value-type="string">
                <text:p>52</text:p>
              </table:table-cell>
              <table:table-cell office:value-type="float" office:value="1.17513253012048">
                <text:p>1.17513253012048</text:p>
              </table:table-cell>
              <table:table-cell office:value-type="float" office:value="0.00283164465089273">
                <text:p>0.00283164465089273</text:p>
              </table:table-cell>
            </table:table-row>
            <table:table-row>
              <table:table-cell office:value-type="string">
                <text:p>53</text:p>
              </table:table-cell>
              <table:table-cell office:value-type="float" office:value="1.16114285714286">
                <text:p>1.16114285714286</text:p>
              </table:table-cell>
              <table:table-cell office:value-type="float" office:value="0.00276462585034014">
                <text:p>0.00276462585034014</text:p>
              </table:table-cell>
            </table:table-row>
            <table:table-row>
              <table:table-cell office:value-type="string">
                <text:p>54</text:p>
              </table:table-cell>
              <table:table-cell office:value-type="float" office:value="1.14748235294118">
                <text:p>1.14748235294118</text:p>
              </table:table-cell>
              <table:table-cell office:value-type="float" office:value="0.00269995847750865">
                <text:p>0.00269995847750865</text:p>
              </table:table-cell>
            </table:table-row>
            <table:table-row>
              <table:table-cell office:value-type="string">
                <text:p>55</text:p>
              </table:table-cell>
              <table:table-cell office:value-type="float" office:value="1.13413953488372">
                <text:p>1.13413953488372</text:p>
              </table:table-cell>
              <table:table-cell office:value-type="float" office:value="0.00263753380205516">
                <text:p>0.00263753380205516</text:p>
              </table:table-cell>
            </table:table-row>
            <table:table-row>
              <table:table-cell office:value-type="string">
                <text:p>56</text:p>
              </table:table-cell>
              <table:table-cell office:value-type="float" office:value="1.12110344827586">
                <text:p>1.12110344827586</text:p>
              </table:table-cell>
              <table:table-cell office:value-type="float" office:value="0.00257724930638129">
                <text:p>0.00257724930638129</text:p>
              </table:table-cell>
            </table:table-row>
            <table:table-row>
              <table:table-cell office:value-type="string">
                <text:p>57</text:p>
              </table:table-cell>
              <table:table-cell office:value-type="float" office:value="1.10836363636364">
                <text:p>1.10836363636364</text:p>
              </table:table-cell>
              <table:table-cell office:value-type="float" office:value="0.00251900826446281">
                <text:p>0.00251900826446281</text:p>
              </table:table-cell>
            </table:table-row>
            <table:table-row>
              <table:table-cell office:value-type="string">
                <text:p>58</text:p>
              </table:table-cell>
              <table:table-cell office:value-type="float" office:value="1.09591011235955">
                <text:p>1.09591011235955</text:p>
              </table:table-cell>
              <table:table-cell office:value-type="float" office:value="0.00246271935361697">
                <text:p>0.00246271935361697</text:p>
              </table:table-cell>
            </table:table-row>
            <table:table-row>
              <table:table-cell office:value-type="string">
                <text:p>59</text:p>
              </table:table-cell>
              <table:table-cell office:value-type="float" office:value="1.08373333333333">
                <text:p>1.08373333333333</text:p>
              </table:table-cell>
              <table:table-cell office:value-type="float" office:value="0.0024082962962963">
                <text:p>0.0024082962962963</text:p>
              </table:table-cell>
            </table:table-row>
            <table:table-row>
              <table:table-cell office:value-type="string">
                <text:p>60</text:p>
              </table:table-cell>
              <table:table-cell office:value-type="float" office:value="1.07182417582418">
                <text:p>1.07182417582418</text:p>
              </table:table-cell>
              <table:table-cell office:value-type="float" office:value="0.0023556575292839">
                <text:p>0.0023556575292839</text:p>
              </table:table-cell>
            </table:table-row>
            <table:table-row>
              <table:table-cell office:value-type="string">
                <text:p>61</text:p>
              </table:table-cell>
              <table:table-cell office:value-type="float" office:value="1.06017391304348">
                <text:p>1.06017391304348</text:p>
              </table:table-cell>
              <table:table-cell office:value-type="float" office:value="0.0023047258979206">
                <text:p>0.0023047258979206</text:p>
              </table:table-cell>
            </table:table-row>
            <table:table-row>
              <table:table-cell office:value-type="string">
                <text:p>62</text:p>
              </table:table-cell>
              <table:table-cell office:value-type="float" office:value="1.04877419354839">
                <text:p>1.04877419354839</text:p>
              </table:table-cell>
              <table:table-cell office:value-type="float" office:value="0.00225542837322234">
                <text:p>0.00225542837322234</text:p>
              </table:table-cell>
            </table:table-row>
            <table:table-row>
              <table:table-cell office:value-type="string">
                <text:p>63</text:p>
              </table:table-cell>
              <table:table-cell office:value-type="float" office:value="1.0376170212766">
                <text:p>1.0376170212766</text:p>
              </table:table-cell>
              <table:table-cell office:value-type="float" office:value="0.0022076957899502">
                <text:p>0.0022076957899502</text:p>
              </table:table-cell>
            </table:table-row>
            <table:table-row>
              <table:table-cell office:value-type="string">
                <text:p>64</text:p>
              </table:table-cell>
              <table:table-cell office:value-type="float" office:value="1.02669473684211">
                <text:p>1.02669473684211</text:p>
              </table:table-cell>
              <table:table-cell office:value-type="float" office:value="0.00216146260387812">
                <text:p>0.00216146260387812</text:p>
              </table:table-cell>
            </table:table-row>
            <table:table-row>
              <table:table-cell office:value-type="string">
                <text:p>65</text:p>
              </table:table-cell>
              <table:table-cell office:value-type="float" office:value="1.016">
                <text:p>1.016</text:p>
              </table:table-cell>
              <table:table-cell office:value-type="float" office:value="0.00211666666666667">
                <text:p>0.00211666666666667</text:p>
              </table:table-cell>
            </table:table-row>
            <table:table-row>
              <table:table-cell office:value-type="string">
                <text:p>66</text:p>
              </table:table-cell>
              <table:table-cell office:value-type="float" office:value="1.00552577319588">
                <text:p>1.00552577319588</text:p>
              </table:table-cell>
              <table:table-cell office:value-type="float" office:value="0.00207324901689871">
                <text:p>0.00207324901689871</text:p>
              </table:table-cell>
            </table:table-row>
            <table:table-row>
              <table:table-cell office:value-type="string">
                <text:p>67</text:p>
              </table:table-cell>
              <table:table-cell office:value-type="float" office:value="0.995265306122449">
                <text:p>0.995265306122449</text:p>
              </table:table-cell>
              <table:table-cell office:value-type="float" office:value="0.00203115368596418">
                <text:p>0.00203115368596418</text:p>
              </table:table-cell>
            </table:table-row>
            <table:table-row>
              <table:table-cell office:value-type="string">
                <text:p>68</text:p>
              </table:table-cell>
              <table:table-cell office:value-type="float" office:value="0.985212121212121">
                <text:p>0.985212121212121</text:p>
              </table:table-cell>
              <table:table-cell office:value-type="float" office:value="0.00199032751760024">
                <text:p>0.00199032751760024</text:p>
              </table:table-cell>
            </table:table-row>
            <table:table-row>
              <table:table-cell office:value-type="string">
                <text:p>69</text:p>
              </table:table-cell>
              <table:table-cell office:value-type="float" office:value="0.97536">
                <text:p>0.97536</text:p>
              </table:table-cell>
              <table:table-cell office:value-type="float" office:value="0.00195072">
                <text:p>0.00195072</text:p>
              </table:table-cell>
            </table:table-row>
            <table:table-row>
              <table:table-cell office:value-type="string">
                <text:p>70</text:p>
              </table:table-cell>
              <table:table-cell office:value-type="float" office:value="0.96570297029703">
                <text:p>0.96570297029703</text:p>
              </table:table-cell>
              <table:table-cell office:value-type="float" office:value="0.00191228310949907">
                <text:p>0.00191228310949907</text:p>
              </table:table-cell>
            </table:table-row>
            <table:table-row>
              <table:table-cell office:value-type="string">
                <text:p>71</text:p>
              </table:table-cell>
              <table:table-cell office:value-type="float" office:value="0.956235294117647">
                <text:p>0.956235294117647</text:p>
              </table:table-cell>
              <table:table-cell office:value-type="float" office:value="0.00187497116493656">
                <text:p>0.00187497116493656</text:p>
              </table:table-cell>
            </table:table-row>
            <table:table-row>
              <table:table-cell office:value-type="string">
                <text:p>72</text:p>
              </table:table-cell>
              <table:table-cell office:value-type="float" office:value="0.946951456310679">
                <text:p>0.946951456310679</text:p>
              </table:table-cell>
              <table:table-cell office:value-type="float" office:value="0.0018387406918654">
                <text:p>0.0018387406918654</text:p>
              </table:table-cell>
            </table:table-row>
            <table:table-row>
              <table:table-cell office:value-type="string">
                <text:p>73</text:p>
              </table:table-cell>
              <table:table-cell office:value-type="float" office:value="0.937846153846154">
                <text:p>0.937846153846154</text:p>
              </table:table-cell>
              <table:table-cell office:value-type="float" office:value="0.00180355029585799">
                <text:p>0.00180355029585799</text:p>
              </table:table-cell>
            </table:table-row>
            <table:table-row>
              <table:table-cell office:value-type="string">
                <text:p>74</text:p>
              </table:table-cell>
              <table:table-cell office:value-type="float" office:value="0.928914285714285">
                <text:p>0.928914285714285</text:p>
              </table:table-cell>
              <table:table-cell office:value-type="float" office:value="0.00176936054421769">
                <text:p>0.00176936054421769</text:p>
              </table:table-cell>
            </table:table-row>
            <table:table-row>
              <table:table-cell office:value-type="string">
                <text:p>75</text:p>
              </table:table-cell>
              <table:table-cell office:value-type="float" office:value="0.920150943396226">
                <text:p>0.920150943396226</text:p>
              </table:table-cell>
              <table:table-cell office:value-type="float" office:value="0.00173613385546458">
                <text:p>0.00173613385546458</text:p>
              </table:table-cell>
            </table:table-row>
            <table:table-row>
              <table:table-cell office:value-type="string">
                <text:p>76</text:p>
              </table:table-cell>
              <table:table-cell office:value-type="float" office:value="0.911551401869159">
                <text:p>0.911551401869159</text:p>
              </table:table-cell>
              <table:table-cell office:value-type="float" office:value="0.00170383439601712">
                <text:p>0.00170383439601712</text:p>
              </table:table-cell>
            </table:table-row>
            <table:table-row>
              <table:table-cell office:value-type="string">
                <text:p>77</text:p>
              </table:table-cell>
              <table:table-cell office:value-type="float" office:value="0.903111111111111">
                <text:p>0.903111111111111</text:p>
              </table:table-cell>
              <table:table-cell office:value-type="float" office:value="0.00167242798353909">
                <text:p>0.00167242798353909</text:p>
              </table:table-cell>
            </table:table-row>
            <table:table-row>
              <table:table-cell office:value-type="string">
                <text:p>78</text:p>
              </table:table-cell>
              <table:table-cell office:value-type="float" office:value="0.894825688073394">
                <text:p>0.894825688073394</text:p>
              </table:table-cell>
              <table:table-cell office:value-type="float" office:value="0.00164188199646494">
                <text:p>0.00164188199646494</text:p>
              </table:table-cell>
            </table:table-row>
            <table:table-row>
              <table:table-cell office:value-type="string">
                <text:p>79</text:p>
              </table:table-cell>
              <table:table-cell office:value-type="float" office:value="0.886690909090909">
                <text:p>0.886690909090909</text:p>
              </table:table-cell>
              <table:table-cell office:value-type="float" office:value="0.0016121652892562">
                <text:p>0.0016121652892562</text:p>
              </table:table-cell>
            </table:table-row>
            <table:table-row>
              <table:table-cell office:value-type="string">
                <text:p>80</text:p>
              </table:table-cell>
              <table:table-cell office:value-type="float" office:value="0.878702702702702">
                <text:p>0.878702702702702</text:p>
              </table:table-cell>
              <table:table-cell office:value-type="float" office:value="0.00158324811297784">
                <text:p>0.00158324811297784</text:p>
              </table:table-cell>
            </table:table-row>
            <table:table-row>
              <table:table-cell office:value-type="string">
                <text:p>81</text:p>
              </table:table-cell>
              <table:table-cell office:value-type="float" office:value="0.870857142857143">
                <text:p>0.870857142857143</text:p>
              </table:table-cell>
              <table:table-cell office:value-type="float" office:value="0.00155510204081633">
                <text:p>0.00155510204081633</text:p>
              </table:table-cell>
            </table:table-row>
            <table:table-row>
              <table:table-cell office:value-type="string">
                <text:p>82</text:p>
              </table:table-cell>
              <table:table-cell office:value-type="float" office:value="0.863150442477876">
                <text:p>0.863150442477876</text:p>
              </table:table-cell>
              <table:table-cell office:value-type="float" office:value="0.00152769989819093">
                <text:p>0.00152769989819093</text:p>
              </table:table-cell>
            </table:table-row>
            <table:table-row>
              <table:table-cell office:value-type="string">
                <text:p>83</text:p>
              </table:table-cell>
              <table:table-cell office:value-type="float" office:value="0.855578947368421">
                <text:p>0.855578947368421</text:p>
              </table:table-cell>
              <table:table-cell office:value-type="float" office:value="0.00150101569713758">
                <text:p>0.00150101569713758</text:p>
              </table:table-cell>
            </table:table-row>
            <table:table-row>
              <table:table-cell office:value-type="string">
                <text:p>84</text:p>
              </table:table-cell>
              <table:table-cell office:value-type="float" office:value="0.848139130434782">
                <text:p>0.848139130434782</text:p>
              </table:table-cell>
              <table:table-cell office:value-type="float" office:value="0.00147502457466919">
                <text:p>0.00147502457466919</text:p>
              </table:table-cell>
            </table:table-row>
            <table:table-row>
              <table:table-cell office:value-type="string">
                <text:p>85</text:p>
              </table:table-cell>
              <table:table-cell office:value-type="float" office:value="0.840827586206896">
                <text:p>0.840827586206896</text:p>
              </table:table-cell>
              <table:table-cell office:value-type="float" office:value="0.00144970273483948">
                <text:p>0.00144970273483948</text:p>
              </table:table-cell>
            </table:table-row>
            <table:table-row>
              <table:table-cell office:value-type="string">
                <text:p>86</text:p>
              </table:table-cell>
              <table:table-cell office:value-type="float" office:value="0.833641025641025">
                <text:p>0.833641025641025</text:p>
              </table:table-cell>
              <table:table-cell office:value-type="float" office:value="0.00142502739425816">
                <text:p>0.00142502739425816</text:p>
              </table:table-cell>
            </table:table-row>
            <table:table-row>
              <table:table-cell office:value-type="string">
                <text:p>87</text:p>
              </table:table-cell>
              <table:table-cell office:value-type="float" office:value="0.826576271186441">
                <text:p>0.826576271186441</text:p>
              </table:table-cell>
              <table:table-cell office:value-type="float" office:value="0.00140097673082448">
                <text:p>0.00140097673082448</text:p>
              </table:table-cell>
            </table:table-row>
            <table:table-row>
              <table:table-cell office:value-type="string">
                <text:p>88</text:p>
              </table:table-cell>
              <table:table-cell office:value-type="float" office:value="0.81963025210084">
                <text:p>0.81963025210084</text:p>
              </table:table-cell>
              <table:table-cell office:value-type="float" office:value="0.0013775298354636">
                <text:p>0.0013775298354636</text:p>
              </table:table-cell>
            </table:table-row>
            <table:table-row>
              <table:table-cell office:value-type="string">
                <text:p>89</text:p>
              </table:table-cell>
              <table:table-cell office:value-type="float" office:value="0.8128">
                <text:p>0.8128</text:p>
              </table:table-cell>
              <table:table-cell office:value-type="float" office:value="0.00135466666666667">
                <text:p>0.00135466666666667</text:p>
              </table:table-cell>
            </table:table-row>
            <table:table-row>
              <table:table-cell office:value-type="string">
                <text:p>90</text:p>
              </table:table-cell>
              <table:table-cell office:value-type="float" office:value="0.806082644628099">
                <text:p>0.806082644628099</text:p>
              </table:table-cell>
              <table:table-cell office:value-type="float" office:value="0.00133236800764975">
                <text:p>0.00133236800764975</text:p>
              </table:table-cell>
            </table:table-row>
            <table:table-row>
              <table:table-cell office:value-type="string">
                <text:p>91</text:p>
              </table:table-cell>
              <table:table-cell office:value-type="float" office:value="0.799475409836065">
                <text:p>0.799475409836065</text:p>
              </table:table-cell>
              <table:table-cell office:value-type="float" office:value="0.00131061542596076">
                <text:p>0.00131061542596076</text:p>
              </table:table-cell>
            </table:table-row>
            <table:table-row>
              <table:table-cell office:value-type="string">
                <text:p>92</text:p>
              </table:table-cell>
              <table:table-cell office:value-type="float" office:value="0.792975609756097">
                <text:p>0.792975609756097</text:p>
              </table:table-cell>
              <table:table-cell office:value-type="float" office:value="0.00128939123537577">
                <text:p>0.00128939123537577</text:p>
              </table:table-cell>
            </table:table-row>
            <table:table-row>
              <table:table-cell office:value-type="string">
                <text:p>93</text:p>
              </table:table-cell>
              <table:table-cell office:value-type="float" office:value="0.78658064516129">
                <text:p>0.78658064516129</text:p>
              </table:table-cell>
              <table:table-cell office:value-type="float" office:value="0.00126867845993757">
                <text:p>0.00126867845993757</text:p>
              </table:table-cell>
            </table:table-row>
            <table:table-row>
              <table:table-cell office:value-type="string">
                <text:p>94</text:p>
              </table:table-cell>
              <table:table-cell office:value-type="float" office:value="0.780288">
                <text:p>0.780288</text:p>
              </table:table-cell>
              <table:table-cell office:value-type="float" office:value="0.0012484608">
                <text:p>0.0012484608</text:p>
              </table:table-cell>
            </table:table-row>
            <table:table-row>
              <table:table-cell office:value-type="string">
                <text:p>95</text:p>
              </table:table-cell>
              <table:table-cell office:value-type="float" office:value="0.774095238095238">
                <text:p>0.774095238095238</text:p>
              </table:table-cell>
              <table:table-cell office:value-type="float" office:value="0.00122872260015117">
                <text:p>0.00122872260015117</text:p>
              </table:table-cell>
            </table:table-row>
            <table:table-row>
              <table:table-cell office:value-type="string">
                <text:p>96</text:p>
              </table:table-cell>
              <table:table-cell office:value-type="float" office:value="0.768">
                <text:p>0.768</text:p>
              </table:table-cell>
              <table:table-cell office:value-type="float" office:value="0.00120944881889764">
                <text:p>0.00120944881889764</text:p>
              </table:table-cell>
            </table:table-row>
            <table:table-row>
              <table:table-cell office:value-type="string">
                <text:p>97</text:p>
              </table:table-cell>
              <table:table-cell office:value-type="float" office:value="0.762">
                <text:p>0.762</text:p>
              </table:table-cell>
              <table:table-cell office:value-type="float" office:value="0.001190625">
                <text:p>0.001190625</text:p>
              </table:table-cell>
            </table:table-row>
            <table:table-row>
              <table:table-cell office:value-type="string">
                <text:p>98</text:p>
              </table:table-cell>
              <table:table-cell office:value-type="float" office:value="0.756093023255814">
                <text:p>0.756093023255814</text:p>
              </table:table-cell>
              <table:table-cell office:value-type="float" office:value="0.00117223724535785">
                <text:p>0.00117223724535785</text:p>
              </table:table-cell>
            </table:table-row>
            <table:table-row>
              <table:table-cell office:value-type="string">
                <text:p>99</text:p>
              </table:table-cell>
              <table:table-cell office:value-type="float" office:value="0.750276923076923">
                <text:p>0.750276923076923</text:p>
              </table:table-cell>
              <table:table-cell office:value-type="float" office:value="0.00115427218934911">
                <text:p>0.00115427218934911</text:p>
              </table:table-cell>
            </table:table-row>
            <table:table-row>
              <table:table-cell office:value-type="string">
                <text:p>100</text:p>
              </table:table-cell>
              <table:table-cell office:value-type="float" office:value="0.744549618320611">
                <text:p>0.744549618320611</text:p>
              </table:table-cell>
              <table:table-cell office:value-type="float" office:value="0.00113671697453528">
                <text:p>0.00113671697453528</text:p>
              </table:table-cell>
            </table:table-row>
            <table:table-row>
              <table:table-cell office:value-type="string">
                <text:p>101</text:p>
              </table:table-cell>
              <table:table-cell office:value-type="float" office:value="0.738909090909091">
                <text:p>0.738909090909091</text:p>
              </table:table-cell>
              <table:table-cell office:value-type="float" office:value="0.00111955922865014">
                <text:p>0.00111955922865014</text:p>
              </table:table-cell>
            </table:table-row>
            <table:table-row>
              <table:table-cell office:value-type="string">
                <text:p>102</text:p>
              </table:table-cell>
              <table:table-cell office:value-type="float" office:value="0.733353383458647">
                <text:p>0.733353383458647</text:p>
              </table:table-cell>
              <table:table-cell office:value-type="float" office:value="0.00110278704279496">
                <text:p>0.00110278704279496</text:p>
              </table:table-cell>
            </table:table-row>
            <table:table-row>
              <table:table-cell office:value-type="string">
                <text:p>103</text:p>
              </table:table-cell>
              <table:table-cell office:value-type="float" office:value="0.727880597014925">
                <text:p>0.727880597014925</text:p>
              </table:table-cell>
              <table:table-cell office:value-type="float" office:value="0.00108638895076855">
                <text:p>0.00108638895076855</text:p>
              </table:table-cell>
            </table:table-row>
            <table:table-row>
              <table:table-cell office:value-type="string">
                <text:p>104</text:p>
              </table:table-cell>
              <table:table-cell office:value-type="float" office:value="0.722488888888889">
                <text:p>0.722488888888889</text:p>
              </table:table-cell>
              <table:table-cell office:value-type="float" office:value="0.00107035390946502">
                <text:p>0.00107035390946502</text:p>
              </table:table-cell>
            </table:table-row>
            <table:table-row>
              <table:table-cell office:value-type="string">
                <text:p>105</text:p>
              </table:table-cell>
              <table:table-cell office:value-type="float" office:value="0.717176470588235">
                <text:p>0.717176470588235</text:p>
              </table:table-cell>
              <table:table-cell office:value-type="float" office:value="0.00105467128027682">
                <text:p>0.00105467128027682</text:p>
              </table:table-cell>
            </table:table-row>
            <table:table-row>
              <table:table-cell office:value-type="string">
                <text:p>106</text:p>
              </table:table-cell>
              <table:table-cell office:value-type="float" office:value="0.711941605839416">
                <text:p>0.711941605839416</text:p>
              </table:table-cell>
              <table:table-cell office:value-type="float" office:value="0.0010393308114444">
                <text:p>0.0010393308114444</text:p>
              </table:table-cell>
            </table:table-row>
            <table:table-row>
              <table:table-cell office:value-type="string">
                <text:p>107</text:p>
              </table:table-cell>
              <table:table-cell office:value-type="float" office:value="0.706782608695652">
                <text:p>0.706782608695652</text:p>
              </table:table-cell>
              <table:table-cell office:value-type="float" office:value="0.00102432262129805">
                <text:p>0.00102432262129805</text:p>
              </table:table-cell>
            </table:table-row>
            <table:table-row>
              <table:table-cell office:value-type="string">
                <text:p>108</text:p>
              </table:table-cell>
              <table:table-cell office:value-type="float" office:value="0.701697841726619">
                <text:p>0.701697841726619</text:p>
              </table:table-cell>
              <table:table-cell office:value-type="float" office:value="0.00100963718234046">
                <text:p>0.00100963718234046</text:p>
              </table:table-cell>
            </table:table-row>
            <table:table-row>
              <table:table-cell office:value-type="string">
                <text:p>109</text:p>
              </table:table-cell>
              <table:table-cell office:value-type="float" office:value="0.696685714285714">
                <text:p>0.696685714285714</text:p>
              </table:table-cell>
              <table:table-cell office:value-type="float" office:value="0.000995265306122449">
                <text:p>0.000995265306122449</text:p>
              </table:table-cell>
            </table:table-row>
            <table:table-row>
              <table:table-cell office:value-type="string">
                <text:p>110</text:p>
              </table:table-cell>
              <table:table-cell office:value-type="float" office:value="0.691744680851064">
                <text:p>0.691744680851064</text:p>
              </table:table-cell>
              <table:table-cell office:value-type="float" office:value="0.000981198128866757">
                <text:p>0.000981198128866757</text:p>
              </table:table-cell>
            </table:table-row>
            <table:table-row>
              <table:table-cell office:value-type="string">
                <text:p>111</text:p>
              </table:table-cell>
              <table:table-cell office:value-type="float" office:value="0.68687323943662">
                <text:p>0.68687323943662</text:p>
              </table:table-cell>
              <table:table-cell office:value-type="float" office:value="0.000967427097798056">
                <text:p>0.000967427097798056</text:p>
              </table:table-cell>
            </table:table-row>
            <table:table-row>
              <table:table-cell office:value-type="string">
                <text:p>112</text:p>
              </table:table-cell>
              <table:table-cell office:value-type="float" office:value="0.68206993006993">
                <text:p>0.68206993006993</text:p>
              </table:table-cell>
              <table:table-cell office:value-type="float" office:value="0.000953943958139762">
                <text:p>0.000953943958139762</text:p>
              </table:table-cell>
            </table:table-row>
            <table:table-row>
              <table:table-cell office:value-type="string">
                <text:p>113</text:p>
              </table:table-cell>
              <table:table-cell office:value-type="float" office:value="0.677333333333333">
                <text:p>0.677333333333333</text:p>
              </table:table-cell>
              <table:table-cell office:value-type="float" office:value="0.000940740740740741">
                <text:p>0.000940740740740741</text:p>
              </table:table-cell>
            </table:table-row>
            <table:table-row>
              <table:table-cell office:value-type="string">
                <text:p>114</text:p>
              </table:table-cell>
              <table:table-cell office:value-type="float" office:value="0.672662068965517">
                <text:p>0.672662068965517</text:p>
              </table:table-cell>
              <table:table-cell office:value-type="float" office:value="0.000927809750297265">
                <text:p>0.000927809750297265</text:p>
              </table:table-cell>
            </table:table-row>
            <table:table-row>
              <table:table-cell office:value-type="string">
                <text:p>115</text:p>
              </table:table-cell>
              <table:table-cell office:value-type="float" office:value="0.668054794520548">
                <text:p>0.668054794520548</text:p>
              </table:table-cell>
              <table:table-cell office:value-type="float" office:value="0.000915143554137737">
                <text:p>0.000915143554137737</text:p>
              </table:table-cell>
            </table:table-row>
            <table:table-row>
              <table:table-cell office:value-type="string">
                <text:p>116</text:p>
              </table:table-cell>
              <table:table-cell office:value-type="float" office:value="0.663510204081633">
                <text:p>0.663510204081633</text:p>
              </table:table-cell>
              <table:table-cell office:value-type="float" office:value="0.000902734971539636">
                <text:p>0.000902734971539636</text:p>
              </table:table-cell>
            </table:table-row>
            <table:table-row>
              <table:table-cell office:value-type="string">
                <text:p>117</text:p>
              </table:table-cell>
              <table:table-cell office:value-type="float" office:value="0.659027027027027">
                <text:p>0.659027027027027</text:p>
              </table:table-cell>
              <table:table-cell office:value-type="float" office:value="0.000890577063550036">
                <text:p>0.000890577063550036</text:p>
              </table:table-cell>
            </table:table-row>
            <table:table-row>
              <table:table-cell office:value-type="string">
                <text:p>118</text:p>
              </table:table-cell>
              <table:table-cell office:value-type="float" office:value="0.654604026845637">
                <text:p>0.654604026845637</text:p>
              </table:table-cell>
              <table:table-cell office:value-type="float" office:value="0.000878663123282735">
                <text:p>0.000878663123282735</text:p>
              </table:table-cell>
            </table:table-row>
            <table:table-row>
              <table:table-cell office:value-type="string">
                <text:p>119</text:p>
              </table:table-cell>
              <table:table-cell office:value-type="float" office:value="0.65024">
                <text:p>0.65024</text:p>
              </table:table-cell>
              <table:table-cell office:value-type="float" office:value="0.000866986666666667">
                <text:p>0.000866986666666667</text:p>
              </table:table-cell>
            </table:table-row>
            <table:table-row>
              <table:table-cell office:value-type="string">
                <text:p>120</text:p>
              </table:table-cell>
              <table:table-cell office:value-type="float" office:value="0.645933774834437">
                <text:p>0.645933774834437</text:p>
              </table:table-cell>
              <table:table-cell office:value-type="float" office:value="0.000855541423621771">
                <text:p>0.000855541423621771</text:p>
              </table:table-cell>
            </table:table-row>
            <table:table-row>
              <table:table-cell office:value-type="string">
                <text:p>121</text:p>
              </table:table-cell>
              <table:table-cell office:value-type="float" office:value="0.641684210526316">
                <text:p>0.641684210526316</text:p>
              </table:table-cell>
              <table:table-cell office:value-type="float" office:value="0.000844321329639889">
                <text:p>0.000844321329639889</text:p>
              </table:table-cell>
            </table:table-row>
            <table:table-row>
              <table:table-cell office:value-type="string">
                <text:p>122</text:p>
              </table:table-cell>
              <table:table-cell office:value-type="float" office:value="0.637490196078431">
                <text:p>0.637490196078431</text:p>
              </table:table-cell>
              <table:table-cell office:value-type="float" office:value="0.000833320517749583">
                <text:p>0.000833320517749583</text:p>
              </table:table-cell>
            </table:table-row>
            <table:table-row>
              <table:table-cell office:value-type="string">
                <text:p>123</text:p>
              </table:table-cell>
              <table:table-cell office:value-type="float" office:value="0.633350649350649">
                <text:p>0.633350649350649</text:p>
              </table:table-cell>
              <table:table-cell office:value-type="float" office:value="0.000822533310844999">
                <text:p>0.000822533310844999</text:p>
              </table:table-cell>
            </table:table-row>
            <table:table-row>
              <table:table-cell office:value-type="string">
                <text:p>124</text:p>
              </table:table-cell>
              <table:table-cell office:value-type="float" office:value="0.629264516129032">
                <text:p>0.629264516129032</text:p>
              </table:table-cell>
              <table:table-cell office:value-type="float" office:value="0.000811954214360041">
                <text:p>0.000811954214360041</text:p>
              </table:table-cell>
            </table:table-row>
            <table:table-row>
              <table:table-cell office:value-type="string">
                <text:p>125</text:p>
              </table:table-cell>
              <table:table-cell office:value-type="float" office:value="0.625230769230769">
                <text:p>0.625230769230769</text:p>
              </table:table-cell>
              <table:table-cell office:value-type="float" office:value="0.000801577909270217">
                <text:p>0.000801577909270217</text:p>
              </table:table-cell>
            </table:table-row>
            <table:table-row>
              <table:table-cell office:value-type="string">
                <text:p>126</text:p>
              </table:table-cell>
              <table:table-cell office:value-type="float" office:value="0.621248407643312">
                <text:p>0.621248407643312</text:p>
              </table:table-cell>
              <table:table-cell office:value-type="float" office:value="0.000791399245405493">
                <text:p>0.000791399245405493</text:p>
              </table:table-cell>
            </table:table-row>
            <table:table-row>
              <table:table-cell office:value-type="string">
                <text:p>127</text:p>
              </table:table-cell>
              <table:table-cell office:value-type="float" office:value="0.617316455696202">
                <text:p>0.617316455696202</text:p>
              </table:table-cell>
              <table:table-cell office:value-type="float" office:value="0.000781413235058484">
                <text:p>0.000781413235058484</text:p>
              </table:table-cell>
            </table:table-row>
            <table:table-row>
              <table:table-cell office:value-type="string">
                <text:p>128</text:p>
              </table:table-cell>
              <table:table-cell office:value-type="float" office:value="0.613433962264151">
                <text:p>0.613433962264151</text:p>
              </table:table-cell>
              <table:table-cell office:value-type="float" office:value="0.000771615046873146">
                <text:p>0.000771615046873146</text:p>
              </table:table-cell>
            </table:table-row>
            <table:table-row>
              <table:table-cell office:value-type="string">
                <text:p>129</text:p>
              </table:table-cell>
              <table:table-cell office:value-type="float" office:value="0.6096">
                <text:p>0.6096</text:p>
              </table:table-cell>
              <table:table-cell office:value-type="float" office:value="0.000762">
                <text:p>0.000762</text:p>
              </table:table-cell>
            </table:table-row>
            <table:table-row>
              <table:table-cell office:value-type="string">
                <text:p>130</text:p>
              </table:table-cell>
              <table:table-cell office:value-type="float" office:value="0.605813664596273">
                <text:p>0.605813664596273</text:p>
              </table:table-cell>
              <table:table-cell office:value-type="float" office:value="0.000752563558504687">
                <text:p>0.000752563558504687</text:p>
              </table:table-cell>
            </table:table-row>
            <table:table-row>
              <table:table-cell office:value-type="string">
                <text:p>131</text:p>
              </table:table-cell>
              <table:table-cell office:value-type="float" office:value="0.602074074074074">
                <text:p>0.602074074074074</text:p>
              </table:table-cell>
              <table:table-cell office:value-type="float" office:value="0.000743301326017375">
                <text:p>0.000743301326017375</text:p>
              </table:table-cell>
            </table:table-row>
            <table:table-row>
              <table:table-cell office:value-type="string">
                <text:p>132</text:p>
              </table:table-cell>
              <table:table-cell office:value-type="float" office:value="0.598380368098159">
                <text:p>0.598380368098159</text:p>
              </table:table-cell>
              <table:table-cell office:value-type="float" office:value="0.000734209040611239">
                <text:p>0.000734209040611239</text:p>
              </table:table-cell>
            </table:table-row>
            <table:table-row>
              <table:table-cell office:value-type="string">
                <text:p>133</text:p>
              </table:table-cell>
              <table:table-cell office:value-type="float" office:value="0.594731707317073">
                <text:p>0.594731707317073</text:p>
              </table:table-cell>
              <table:table-cell office:value-type="float" office:value="0.00072528256989887">
                <text:p>0.00072528256989887</text:p>
              </table:table-cell>
            </table:table-row>
            <table:table-row>
              <table:table-cell office:value-type="string">
                <text:p>134</text:p>
              </table:table-cell>
              <table:table-cell office:value-type="float" office:value="0.591127272727273">
                <text:p>0.591127272727273</text:p>
              </table:table-cell>
              <table:table-cell office:value-type="float" office:value="0.000716517906336088">
                <text:p>0.000716517906336088</text:p>
              </table:table-cell>
            </table:table-row>
            <table:table-row>
              <table:table-cell office:value-type="string">
                <text:p>135</text:p>
              </table:table-cell>
              <table:table-cell office:value-type="float" office:value="0.587566265060241">
                <text:p>0.587566265060241</text:p>
              </table:table-cell>
              <table:table-cell office:value-type="float" office:value="0.000707911162723182">
                <text:p>0.000707911162723182</text:p>
              </table:table-cell>
            </table:table-row>
            <table:table-row>
              <table:table-cell office:value-type="string">
                <text:p>136</text:p>
              </table:table-cell>
              <table:table-cell office:value-type="float" office:value="0.584047904191617">
                <text:p>0.584047904191617</text:p>
              </table:table-cell>
              <table:table-cell office:value-type="float" office:value="0.000699458567894152">
                <text:p>0.000699458567894152</text:p>
              </table:table-cell>
            </table:table-row>
            <table:table-row>
              <table:table-cell office:value-type="string">
                <text:p>137</text:p>
              </table:table-cell>
              <table:table-cell office:value-type="float" office:value="0.580571428571429">
                <text:p>0.580571428571429</text:p>
              </table:table-cell>
              <table:table-cell office:value-type="float" office:value="0.000691156462585034">
                <text:p>0.000691156462585034</text:p>
              </table:table-cell>
            </table:table-row>
            <table:table-row>
              <table:table-cell office:value-type="string">
                <text:p>138</text:p>
              </table:table-cell>
              <table:table-cell office:value-type="float" office:value="0.577136094674556">
                <text:p>0.577136094674556</text:p>
              </table:table-cell>
              <table:table-cell office:value-type="float" office:value="0.000683001295472848">
                <text:p>0.000683001295472848</text:p>
              </table:table-cell>
            </table:table-row>
            <table:table-row>
              <table:table-cell office:value-type="string">
                <text:p>139</text:p>
              </table:table-cell>
              <table:table-cell office:value-type="float" office:value="0.573741176470588">
                <text:p>0.573741176470588</text:p>
              </table:table-cell>
              <table:table-cell office:value-type="float" office:value="0.000674989619377163">
                <text:p>0.000674989619377163</text:p>
              </table:table-cell>
            </table:table-row>
            <table:table-row>
              <table:table-cell office:value-type="string">
                <text:p>140</text:p>
              </table:table-cell>
              <table:table-cell office:value-type="float" office:value="0.570385964912281">
                <text:p>0.570385964912281</text:p>
              </table:table-cell>
              <table:table-cell office:value-type="float" office:value="0.000667118087616703">
                <text:p>0.000667118087616703</text:p>
              </table:table-cell>
            </table:table-row>
            <table:table-row>
              <table:table-cell office:value-type="string">
                <text:p>141</text:p>
              </table:table-cell>
              <table:table-cell office:value-type="float" office:value="0.56706976744186">
                <text:p>0.56706976744186</text:p>
              </table:table-cell>
              <table:table-cell office:value-type="float" office:value="0.000659383450513791">
                <text:p>0.000659383450513791</text:p>
              </table:table-cell>
            </table:table-row>
            <table:table-row>
              <table:table-cell office:value-type="string">
                <text:p>142</text:p>
              </table:table-cell>
              <table:table-cell office:value-type="float" office:value="0.563791907514451">
                <text:p>0.563791907514451</text:p>
              </table:table-cell>
              <table:table-cell office:value-type="float" office:value="0.000651782552039828">
                <text:p>0.000651782552039828</text:p>
              </table:table-cell>
            </table:table-row>
            <table:table-row>
              <table:table-cell office:value-type="string">
                <text:p>143</text:p>
              </table:table-cell>
              <table:table-cell office:value-type="float" office:value="0.560551724137931">
                <text:p>0.560551724137931</text:p>
              </table:table-cell>
              <table:table-cell office:value-type="float" office:value="0.000644312326595323">
                <text:p>0.000644312326595323</text:p>
              </table:table-cell>
            </table:table-row>
            <table:table-row>
              <table:table-cell office:value-type="string">
                <text:p>144</text:p>
              </table:table-cell>
              <table:table-cell office:value-type="float" office:value="0.557348571428571">
                <text:p>0.557348571428571</text:p>
              </table:table-cell>
              <table:table-cell office:value-type="float" office:value="0.000636969795918367">
                <text:p>0.000636969795918367</text:p>
              </table:table-cell>
            </table:table-row>
            <table:table-row>
              <table:table-cell office:value-type="string">
                <text:p>145</text:p>
              </table:table-cell>
              <table:table-cell office:value-type="float" office:value="0.554181818181818">
                <text:p>0.554181818181818</text:p>
              </table:table-cell>
              <table:table-cell office:value-type="float" office:value="0.000629752066115702">
                <text:p>0.000629752066115702</text:p>
              </table:table-cell>
            </table:table-row>
            <table:table-row>
              <table:table-cell office:value-type="string">
                <text:p>146</text:p>
              </table:table-cell>
              <table:table-cell office:value-type="float" office:value="0.551050847457627">
                <text:p>0.551050847457627</text:p>
              </table:table-cell>
              <table:table-cell office:value-type="float" office:value="0.000622656324810878">
                <text:p>0.000622656324810878</text:p>
              </table:table-cell>
            </table:table-row>
            <table:table-row>
              <table:table-cell office:value-type="string">
                <text:p>147</text:p>
              </table:table-cell>
              <table:table-cell office:value-type="float" office:value="0.547955056179775">
                <text:p>0.547955056179775</text:p>
              </table:table-cell>
              <table:table-cell office:value-type="float" office:value="0.000615679838404242">
                <text:p>0.000615679838404242</text:p>
              </table:table-cell>
            </table:table-row>
            <table:table-row>
              <table:table-cell office:value-type="string">
                <text:p>148</text:p>
              </table:table-cell>
              <table:table-cell office:value-type="float" office:value="0.544893854748603">
                <text:p>0.544893854748603</text:p>
              </table:table-cell>
              <table:table-cell office:value-type="float" office:value="0.00060881994943978">
                <text:p>0.00060881994943978</text:p>
              </table:table-cell>
            </table:table-row>
            <table:table-row>
              <table:table-cell office:value-type="string">
                <text:p>149</text:p>
              </table:table-cell>
              <table:table-cell office:value-type="float" office:value="0.541866666666667">
                <text:p>0.541866666666667</text:p>
              </table:table-cell>
              <table:table-cell office:value-type="float" office:value="0.000602074074074074">
                <text:p>0.000602074074074074</text:p>
              </table:table-cell>
            </table:table-row>
            <table:table-row>
              <table:table-cell office:value-type="string">
                <text:p>150</text:p>
              </table:table-cell>
              <table:table-cell office:value-type="float" office:value="0.538872928176796">
                <text:p>0.538872928176796</text:p>
              </table:table-cell>
              <table:table-cell office:value-type="float" office:value="0.000595439699642868">
                <text:p>0.000595439699642868</text:p>
              </table:table-cell>
            </table:table-row>
            <table:table-row>
              <table:table-cell office:value-type="string">
                <text:p>151</text:p>
              </table:table-cell>
              <table:table-cell office:value-type="float" office:value="0.535912087912088">
                <text:p>0.535912087912088</text:p>
              </table:table-cell>
              <table:table-cell office:value-type="float" office:value="0.000588914382320976">
                <text:p>0.000588914382320976</text:p>
              </table:table-cell>
            </table:table-row>
            <table:table-row>
              <table:table-cell office:value-type="string">
                <text:p>152</text:p>
              </table:table-cell>
              <table:table-cell office:value-type="float" office:value="0.532983606557377">
                <text:p>0.532983606557377</text:p>
              </table:table-cell>
              <table:table-cell office:value-type="float" office:value="0.00058249574487145">
                <text:p>0.00058249574487145</text:p>
              </table:table-cell>
            </table:table-row>
            <table:table-row>
              <table:table-cell office:value-type="string">
                <text:p>153</text:p>
              </table:table-cell>
              <table:table-cell office:value-type="float" office:value="0.530086956521739">
                <text:p>0.530086956521739</text:p>
              </table:table-cell>
              <table:table-cell office:value-type="float" office:value="0.000576181474480151">
                <text:p>0.000576181474480151</text:p>
              </table:table-cell>
            </table:table-row>
            <table:table-row>
              <table:table-cell office:value-type="string">
                <text:p>154</text:p>
              </table:table-cell>
              <table:table-cell office:value-type="float" office:value="0.527221621621622">
                <text:p>0.527221621621622</text:p>
              </table:table-cell>
              <table:table-cell office:value-type="float" office:value="0.000569969320672023">
                <text:p>0.000569969320672023</text:p>
              </table:table-cell>
            </table:table-row>
            <table:table-row>
              <table:table-cell office:value-type="string">
                <text:p>155</text:p>
              </table:table-cell>
              <table:table-cell office:value-type="float" office:value="0.524387096774194">
                <text:p>0.524387096774194</text:p>
              </table:table-cell>
              <table:table-cell office:value-type="float" office:value="0.000563857093305584">
                <text:p>0.000563857093305584</text:p>
              </table:table-cell>
            </table:table-row>
            <table:table-row>
              <table:table-cell office:value-type="string">
                <text:p>156</text:p>
              </table:table-cell>
              <table:table-cell office:value-type="float" office:value="0.521582887700535">
                <text:p>0.521582887700535</text:p>
              </table:table-cell>
              <table:table-cell office:value-type="float" office:value="0.000557842660642283">
                <text:p>0.000557842660642283</text:p>
              </table:table-cell>
            </table:table-row>
            <table:table-row>
              <table:table-cell office:value-type="string">
                <text:p>157</text:p>
              </table:table-cell>
              <table:table-cell office:value-type="float" office:value="0.518808510638298">
                <text:p>0.518808510638298</text:p>
              </table:table-cell>
              <table:table-cell office:value-type="float" office:value="0.000551923947487551">
                <text:p>0.000551923947487551</text:p>
              </table:table-cell>
            </table:table-row>
            <table:table-row>
              <table:table-cell office:value-type="string">
                <text:p>158</text:p>
              </table:table-cell>
              <table:table-cell office:value-type="float" office:value="0.516063492063492">
                <text:p>0.516063492063492</text:p>
              </table:table-cell>
              <table:table-cell office:value-type="float" office:value="0.000546098933400521">
                <text:p>0.000546098933400521</text:p>
              </table:table-cell>
            </table:table-row>
            <table:table-row>
              <table:table-cell office:value-type="string">
                <text:p>159</text:p>
              </table:table-cell>
              <table:table-cell office:value-type="float" office:value="0.513347368421053">
                <text:p>0.513347368421053</text:p>
              </table:table-cell>
              <table:table-cell office:value-type="float" office:value="0.000540365650969529">
                <text:p>0.000540365650969529</text:p>
              </table:table-cell>
            </table:table-row>
            <table:table-row>
              <table:table-cell office:value-type="string">
                <text:p>160</text:p>
              </table:table-cell>
              <table:table-cell office:value-type="float" office:value="0.510659685863874">
                <text:p>0.510659685863874</text:p>
              </table:table-cell>
              <table:table-cell office:value-type="float" office:value="0.000534722184150654">
                <text:p>0.000534722184150654</text:p>
              </table:table-cell>
            </table:table-row>
            <table:table-row>
              <table:table-cell office:value-type="string">
                <text:p>161</text:p>
              </table:table-cell>
              <table:table-cell office:value-type="float" office:value="0.508">
                <text:p>0.508</text:p>
              </table:table-cell>
              <table:table-cell office:value-type="float" office:value="0.000529166666666667">
                <text:p>0.000529166666666667</text:p>
              </table:table-cell>
            </table:table-row>
            <table:table-row>
              <table:table-cell office:value-type="string">
                <text:p>162</text:p>
              </table:table-cell>
              <table:table-cell office:value-type="float" office:value="0.505367875647668">
                <text:p>0.505367875647668</text:p>
              </table:table-cell>
              <table:table-cell office:value-type="float" office:value="0.000523697280463905">
                <text:p>0.000523697280463905</text:p>
              </table:table-cell>
            </table:table-row>
            <table:table-row>
              <table:table-cell office:value-type="string">
                <text:p>163</text:p>
              </table:table-cell>
              <table:table-cell office:value-type="float" office:value="0.502762886597938">
                <text:p>0.502762886597938</text:p>
              </table:table-cell>
              <table:table-cell office:value-type="float" office:value="0.000518312254224678">
                <text:p>0.000518312254224678</text:p>
              </table:table-cell>
            </table:table-row>
            <table:table-row>
              <table:table-cell office:value-type="string">
                <text:p>164</text:p>
              </table:table-cell>
              <table:table-cell office:value-type="float" office:value="0.500184615384615">
                <text:p>0.500184615384615</text:p>
              </table:table-cell>
              <table:table-cell office:value-type="float" office:value="0.000513009861932939">
                <text:p>0.000513009861932939</text:p>
              </table:table-cell>
            </table:table-row>
            <table:table-row>
              <table:table-cell office:value-type="string">
                <text:p>165</text:p>
              </table:table-cell>
              <table:table-cell office:value-type="float" office:value="0.497632653061224">
                <text:p>0.497632653061224</text:p>
              </table:table-cell>
              <table:table-cell office:value-type="float" office:value="0.000507788421491045">
                <text:p>0.000507788421491045</text:p>
              </table:table-cell>
            </table:table-row>
            <table:table-row>
              <table:table-cell office:value-type="string">
                <text:p>166</text:p>
              </table:table-cell>
              <table:table-cell office:value-type="float" office:value="0.495106598984772">
                <text:p>0.495106598984772</text:p>
              </table:table-cell>
              <table:table-cell office:value-type="float" office:value="0.000502646293385555">
                <text:p>0.000502646293385555</text:p>
              </table:table-cell>
            </table:table-row>
            <table:table-row>
              <table:table-cell office:value-type="string">
                <text:p>167</text:p>
              </table:table-cell>
              <table:table-cell office:value-type="float" office:value="0.492606060606061">
                <text:p>0.492606060606061</text:p>
              </table:table-cell>
              <table:table-cell office:value-type="float" office:value="0.000497581879400061">
                <text:p>0.000497581879400061</text:p>
              </table:table-cell>
            </table:table-row>
            <table:table-row>
              <table:table-cell office:value-type="string">
                <text:p>168</text:p>
              </table:table-cell>
              <table:table-cell office:value-type="float" office:value="0.490130653266332">
                <text:p>0.490130653266332</text:p>
              </table:table-cell>
              <table:table-cell office:value-type="float" office:value="0.000492593621373198">
                <text:p>0.000492593621373198</text:p>
              </table:table-cell>
            </table:table-row>
            <table:table-row>
              <table:table-cell office:value-type="string">
                <text:p>169</text:p>
              </table:table-cell>
              <table:table-cell office:value-type="float" office:value="0.48768">
                <text:p>0.48768</text:p>
              </table:table-cell>
              <table:table-cell office:value-type="float" office:value="0.00048768">
                <text:p>0.00048768</text:p>
              </table:table-cell>
            </table:table-row>
            <table:table-row>
              <table:table-cell office:value-type="string">
                <text:p>170</text:p>
              </table:table-cell>
              <table:table-cell office:value-type="float" office:value="0.485253731343284">
                <text:p>0.485253731343284</text:p>
              </table:table-cell>
              <table:table-cell office:value-type="float" office:value="0.000482839533674909">
                <text:p>0.000482839533674909</text:p>
              </table:table-cell>
            </table:table-row>
            <table:table-row>
              <table:table-cell office:value-type="string">
                <text:p>171</text:p>
              </table:table-cell>
              <table:table-cell office:value-type="float" office:value="0.482851485148515">
                <text:p>0.482851485148515</text:p>
              </table:table-cell>
              <table:table-cell office:value-type="float" office:value="0.000478070777374767">
                <text:p>0.000478070777374767</text:p>
              </table:table-cell>
            </table:table-row>
            <table:table-row>
              <table:table-cell office:value-type="string">
                <text:p>172</text:p>
              </table:table-cell>
              <table:table-cell office:value-type="float" office:value="0.480472906403941">
                <text:p>0.480472906403941</text:p>
              </table:table-cell>
              <table:table-cell office:value-type="float" office:value="0.000473372321580237">
                <text:p>0.000473372321580237</text:p>
              </table:table-cell>
            </table:table-row>
            <table:table-row>
              <table:table-cell office:value-type="string">
                <text:p>173</text:p>
              </table:table-cell>
              <table:table-cell office:value-type="float" office:value="0.478117647058823">
                <text:p>0.478117647058823</text:p>
              </table:table-cell>
              <table:table-cell office:value-type="float" office:value="0.000468742791234141">
                <text:p>0.000468742791234141</text:p>
              </table:table-cell>
            </table:table-row>
            <table:table-row>
              <table:table-cell office:value-type="string">
                <text:p>174</text:p>
              </table:table-cell>
              <table:table-cell office:value-type="float" office:value="0.475785365853658">
                <text:p>0.475785365853658</text:p>
              </table:table-cell>
              <table:table-cell office:value-type="float" office:value="0.000464180844735277">
                <text:p>0.000464180844735277</text:p>
              </table:table-cell>
            </table:table-row>
            <table:table-row>
              <table:table-cell office:value-type="string">
                <text:p>175</text:p>
              </table:table-cell>
              <table:table-cell office:value-type="float" office:value="0.47347572815534">
                <text:p>0.47347572815534</text:p>
              </table:table-cell>
              <table:table-cell office:value-type="float" office:value="0.000459685172966349">
                <text:p>0.000459685172966349</text:p>
              </table:table-cell>
            </table:table-row>
            <table:table-row>
              <table:table-cell office:value-type="string">
                <text:p>176</text:p>
              </table:table-cell>
              <table:table-cell office:value-type="float" office:value="0.471188405797101">
                <text:p>0.471188405797101</text:p>
              </table:table-cell>
              <table:table-cell office:value-type="float" office:value="0.000455254498354687">
                <text:p>0.000455254498354687</text:p>
              </table:table-cell>
            </table:table-row>
            <table:table-row>
              <table:table-cell office:value-type="string">
                <text:p>177</text:p>
              </table:table-cell>
              <table:table-cell office:value-type="float" office:value="0.468923076923077">
                <text:p>0.468923076923077</text:p>
              </table:table-cell>
              <table:table-cell office:value-type="float" office:value="0.000450887573964497">
                <text:p>0.000450887573964497</text:p>
              </table:table-cell>
            </table:table-row>
            <table:table-row>
              <table:table-cell office:value-type="string">
                <text:p>178</text:p>
              </table:table-cell>
              <table:table-cell office:value-type="float" office:value="0.466679425837321">
                <text:p>0.466679425837321</text:p>
              </table:table-cell>
              <table:table-cell office:value-type="float" office:value="0.000446583182619446">
                <text:p>0.000446583182619446</text:p>
              </table:table-cell>
            </table:table-row>
            <table:table-row>
              <table:table-cell office:value-type="string">
                <text:p>179</text:p>
              </table:table-cell>
              <table:table-cell office:value-type="float" office:value="0.464457142857143">
                <text:p>0.464457142857143</text:p>
              </table:table-cell>
              <table:table-cell office:value-type="float" office:value="0.000442340136054422">
                <text:p>0.000442340136054422</text:p>
              </table:table-cell>
            </table:table-row>
            <table:table-row>
              <table:table-cell office:value-type="string">
                <text:p>180</text:p>
              </table:table-cell>
              <table:table-cell office:value-type="float" office:value="0.462255924170616">
                <text:p>0.462255924170616</text:p>
              </table:table-cell>
              <table:table-cell office:value-type="float" office:value="0.000438157274095371">
                <text:p>0.000438157274095371</text:p>
              </table:table-cell>
            </table:table-row>
            <table:table-row>
              <table:table-cell office:value-type="string">
                <text:p>181</text:p>
              </table:table-cell>
              <table:table-cell office:value-type="float" office:value="0.460075471698113">
                <text:p>0.460075471698113</text:p>
              </table:table-cell>
              <table:table-cell office:value-type="float" office:value="0.000434033463866144">
                <text:p>0.000434033463866144</text:p>
              </table:table-cell>
            </table:table-row>
            <table:table-row>
              <table:table-cell office:value-type="string">
                <text:p>182</text:p>
              </table:table-cell>
              <table:table-cell office:value-type="float" office:value="0.457915492957746">
                <text:p>0.457915492957746</text:p>
              </table:table-cell>
              <table:table-cell office:value-type="float" office:value="0.000429967599021358">
                <text:p>0.000429967599021358</text:p>
              </table:table-cell>
            </table:table-row>
            <table:table-row>
              <table:table-cell office:value-type="string">
                <text:p>183</text:p>
              </table:table-cell>
              <table:table-cell office:value-type="float" office:value="0.455775700934579">
                <text:p>0.455775700934579</text:p>
              </table:table-cell>
              <table:table-cell office:value-type="float" office:value="0.00042595859900428">
                <text:p>0.00042595859900428</text:p>
              </table:table-cell>
            </table:table-row>
            <table:table-row>
              <table:table-cell office:value-type="string">
                <text:p>184</text:p>
              </table:table-cell>
              <table:table-cell office:value-type="float" office:value="0.453655813953488">
                <text:p>0.453655813953488</text:p>
              </table:table-cell>
              <table:table-cell office:value-type="float" office:value="0.000422005408328826">
                <text:p>0.000422005408328826</text:p>
              </table:table-cell>
            </table:table-row>
            <table:table-row>
              <table:table-cell office:value-type="string">
                <text:p>185</text:p>
              </table:table-cell>
              <table:table-cell office:value-type="float" office:value="0.451555555555555">
                <text:p>0.451555555555555</text:p>
              </table:table-cell>
              <table:table-cell office:value-type="float" office:value="0.000418106995884774">
                <text:p>0.000418106995884774</text:p>
              </table:table-cell>
            </table:table-row>
            <table:table-row>
              <table:table-cell office:value-type="string">
                <text:p>186</text:p>
              </table:table-cell>
              <table:table-cell office:value-type="float" office:value="0.44947465437788">
                <text:p>0.44947465437788</text:p>
              </table:table-cell>
              <table:table-cell office:value-type="float" office:value="0.000414262354265327">
                <text:p>0.000414262354265327</text:p>
              </table:table-cell>
            </table:table-row>
            <table:table-row>
              <table:table-cell office:value-type="string">
                <text:p>187</text:p>
              </table:table-cell>
              <table:table-cell office:value-type="float" office:value="0.447412844036697">
                <text:p>0.447412844036697</text:p>
              </table:table-cell>
              <table:table-cell office:value-type="float" office:value="0.000410470499116236">
                <text:p>0.000410470499116236</text:p>
              </table:table-cell>
            </table:table-row>
            <table:table-row>
              <table:table-cell office:value-type="string">
                <text:p>188</text:p>
              </table:table-cell>
              <table:table-cell office:value-type="float" office:value="0.445369863013699">
                <text:p>0.445369863013699</text:p>
              </table:table-cell>
              <table:table-cell office:value-type="float" office:value="0.000406730468505661">
                <text:p>0.000406730468505661</text:p>
              </table:table-cell>
            </table:table-row>
            <table:table-row>
              <table:table-cell office:value-type="string">
                <text:p>189</text:p>
              </table:table-cell>
              <table:table-cell office:value-type="float" office:value="0.443345454545455">
                <text:p>0.443345454545455</text:p>
              </table:table-cell>
              <table:table-cell office:value-type="float" office:value="0.00040304132231405">
                <text:p>0.00040304132231405</text:p>
              </table:table-cell>
            </table:table-row>
            <table:table-row>
              <table:table-cell office:value-type="string">
                <text:p>190</text:p>
              </table:table-cell>
              <table:table-cell office:value-type="float" office:value="0.441339366515837">
                <text:p>0.441339366515837</text:p>
              </table:table-cell>
              <table:table-cell office:value-type="float" office:value="0.000399402141643291">
                <text:p>0.000399402141643291</text:p>
              </table:table-cell>
            </table:table-row>
            <table:table-row>
              <table:table-cell office:value-type="string">
                <text:p>191</text:p>
              </table:table-cell>
              <table:table-cell office:value-type="float" office:value="0.439351351351351">
                <text:p>0.439351351351351</text:p>
              </table:table-cell>
              <table:table-cell office:value-type="float" office:value="0.000395812028244461">
                <text:p>0.000395812028244461</text:p>
              </table:table-cell>
            </table:table-row>
            <table:table-row>
              <table:table-cell office:value-type="string">
                <text:p>192</text:p>
              </table:table-cell>
              <table:table-cell office:value-type="float" office:value="0.437381165919282">
                <text:p>0.437381165919282</text:p>
              </table:table-cell>
              <table:table-cell office:value-type="float" office:value="0.000392270103963482">
                <text:p>0.000392270103963482</text:p>
              </table:table-cell>
            </table:table-row>
            <table:table-row>
              <table:table-cell office:value-type="string">
                <text:p>193</text:p>
              </table:table-cell>
              <table:table-cell office:value-type="float" office:value="0.435428571428571">
                <text:p>0.435428571428571</text:p>
              </table:table-cell>
              <table:table-cell office:value-type="float" office:value="0.000388775510204082">
                <text:p>0.000388775510204082</text:p>
              </table:table-cell>
            </table:table-row>
            <table:table-row>
              <table:table-cell office:value-type="string">
                <text:p>194</text:p>
              </table:table-cell>
              <table:table-cell office:value-type="float" office:value="0.433493333333333">
                <text:p>0.433493333333333</text:p>
              </table:table-cell>
              <table:table-cell office:value-type="float" office:value="0.000385327407407407">
                <text:p>0.000385327407407407</text:p>
              </table:table-cell>
            </table:table-row>
            <table:table-row>
              <table:table-cell office:value-type="string">
                <text:p>195</text:p>
              </table:table-cell>
              <table:table-cell office:value-type="float" office:value="0.431575221238938">
                <text:p>0.431575221238938</text:p>
              </table:table-cell>
              <table:table-cell office:value-type="float" office:value="0.000381924974547733">
                <text:p>0.000381924974547733</text:p>
              </table:table-cell>
            </table:table-row>
            <table:table-row>
              <table:table-cell office:value-type="string">
                <text:p>196</text:p>
              </table:table-cell>
              <table:table-cell office:value-type="float" office:value="0.429674008810573">
                <text:p>0.429674008810573</text:p>
              </table:table-cell>
              <table:table-cell office:value-type="float" office:value="0.000378567408643676">
                <text:p>0.000378567408643676</text:p>
              </table:table-cell>
            </table:table-row>
            <table:table-row>
              <table:table-cell office:value-type="string">
                <text:p>197</text:p>
              </table:table-cell>
              <table:table-cell office:value-type="float" office:value="0.42778947368421">
                <text:p>0.42778947368421</text:p>
              </table:table-cell>
              <table:table-cell office:value-type="float" office:value="0.000375253924284395">
                <text:p>0.000375253924284395</text:p>
              </table:table-cell>
            </table:table-row>
            <table:table-row>
              <table:table-cell office:value-type="string">
                <text:p>198</text:p>
              </table:table-cell>
              <table:table-cell office:value-type="float" office:value="0.425921397379913">
                <text:p>0.425921397379913</text:p>
              </table:table-cell>
              <table:table-cell office:value-type="float" office:value="0.000371983753170229">
                <text:p>0.000371983753170229</text:p>
              </table:table-cell>
            </table:table-row>
            <table:table-row>
              <table:table-cell office:value-type="string">
                <text:p>199</text:p>
              </table:table-cell>
              <table:table-cell office:value-type="float" office:value="0.424069565217391">
                <text:p>0.424069565217391</text:p>
              </table:table-cell>
              <table:table-cell office:value-type="float" office:value="0.000368756143667297">
                <text:p>0.000368756143667297</text:p>
              </table:table-cell>
            </table:table-row>
            <table:table-row>
              <table:table-cell office:value-type="string">
                <text:p>200</text:p>
              </table:table-cell>
              <table:table-cell office:value-type="float" office:value="0.422233766233766">
                <text:p>0.422233766233766</text:p>
              </table:table-cell>
              <table:table-cell office:value-type="float" office:value="0.000365570360375555">
                <text:p>0.000365570360375555</text:p>
              </table:table-cell>
            </table:table-row>
            <table:table-row>
              <table:table-cell office:value-type="string">
                <text:p>201</text:p>
              </table:table-cell>
              <table:table-cell office:value-type="float" office:value="0.420413793103448">
                <text:p>0.420413793103448</text:p>
              </table:table-cell>
              <table:table-cell office:value-type="float" office:value="0.000362425683709869">
                <text:p>0.000362425683709869</text:p>
              </table:table-cell>
            </table:table-row>
            <table:table-row>
              <table:table-cell office:value-type="string">
                <text:p>202</text:p>
              </table:table-cell>
              <table:table-cell office:value-type="float" office:value="0.418609442060086">
                <text:p>0.418609442060086</text:p>
              </table:table-cell>
              <table:table-cell office:value-type="float" office:value="0.000359321409493636">
                <text:p>0.000359321409493636</text:p>
              </table:table-cell>
            </table:table-row>
            <table:table-row>
              <table:table-cell office:value-type="string">
                <text:p>203</text:p>
              </table:table-cell>
              <table:table-cell office:value-type="float" office:value="0.416820512820513">
                <text:p>0.416820512820513</text:p>
              </table:table-cell>
              <table:table-cell office:value-type="float" office:value="0.000356256848564541">
                <text:p>0.000356256848564541</text:p>
              </table:table-cell>
            </table:table-row>
            <table:table-row>
              <table:table-cell office:value-type="string">
                <text:p>204</text:p>
              </table:table-cell>
              <table:table-cell office:value-type="float" office:value="0.415046808510638">
                <text:p>0.415046808510638</text:p>
              </table:table-cell>
              <table:table-cell office:value-type="float" office:value="0.000353231326392033">
                <text:p>0.000353231326392033</text:p>
              </table:table-cell>
            </table:table-row>
            <table:table-row>
              <table:table-cell office:value-type="string">
                <text:p>205</text:p>
              </table:table-cell>
              <table:table-cell office:value-type="float" office:value="0.41328813559322">
                <text:p>0.41328813559322</text:p>
              </table:table-cell>
              <table:table-cell office:value-type="float" office:value="0.000350244182706119">
                <text:p>0.000350244182706119</text:p>
              </table:table-cell>
            </table:table-row>
            <table:table-row>
              <table:table-cell office:value-type="string">
                <text:p>206</text:p>
              </table:table-cell>
              <table:table-cell office:value-type="float" office:value="0.411544303797468">
                <text:p>0.411544303797468</text:p>
              </table:table-cell>
              <table:table-cell office:value-type="float" office:value="0.000347294771137104">
                <text:p>0.000347294771137104</text:p>
              </table:table-cell>
            </table:table-row>
            <table:table-row>
              <table:table-cell office:value-type="string">
                <text:p>207</text:p>
              </table:table-cell>
              <table:table-cell office:value-type="float" office:value="0.40981512605042">
                <text:p>0.40981512605042</text:p>
              </table:table-cell>
              <table:table-cell office:value-type="float" office:value="0.000344382458865899">
                <text:p>0.000344382458865899</text:p>
              </table:table-cell>
            </table:table-row>
            <table:table-row>
              <table:table-cell office:value-type="string">
                <text:p>208</text:p>
              </table:table-cell>
              <table:table-cell office:value-type="float" office:value="0.408100418410042">
                <text:p>0.408100418410042</text:p>
              </table:table-cell>
              <table:table-cell office:value-type="float" office:value="0.000341506626284554">
                <text:p>0.000341506626284554</text:p>
              </table:table-cell>
            </table:table-row>
            <table:table-row>
              <table:table-cell office:value-type="string">
                <text:p>209</text:p>
              </table:table-cell>
              <table:table-cell office:value-type="float" office:value="0.4064">
                <text:p>0.4064</text:p>
              </table:table-cell>
              <table:table-cell office:value-type="float" office:value="0.000338666666666667">
                <text:p>0.000338666666666667</text:p>
              </table:table-cell>
            </table:table-row>
            <table:table-row>
              <table:table-cell office:value-type="string">
                <text:p>210</text:p>
              </table:table-cell>
              <table:table-cell office:value-type="float" office:value="0.404713692946058">
                <text:p>0.404713692946058</text:p>
              </table:table-cell>
              <table:table-cell office:value-type="float" office:value="0.000335861985847351">
                <text:p>0.000335861985847351</text:p>
              </table:table-cell>
            </table:table-row>
            <table:table-row>
              <table:table-cell office:value-type="string">
                <text:p>211</text:p>
              </table:table-cell>
              <table:table-cell office:value-type="float" office:value="0.40304132231405">
                <text:p>0.40304132231405</text:p>
              </table:table-cell>
              <table:table-cell office:value-type="float" office:value="0.000333092001912438">
                <text:p>0.000333092001912438</text:p>
              </table:table-cell>
            </table:table-row>
            <table:table-row>
              <table:table-cell office:value-type="string">
                <text:p>212</text:p>
              </table:table-cell>
              <table:table-cell office:value-type="float" office:value="0.401382716049383">
                <text:p>0.401382716049383</text:p>
              </table:table-cell>
              <table:table-cell office:value-type="float" office:value="0.000330356144896611">
                <text:p>0.000330356144896611</text:p>
              </table:table-cell>
            </table:table-row>
            <table:table-row>
              <table:table-cell office:value-type="string">
                <text:p>213</text:p>
              </table:table-cell>
              <table:table-cell office:value-type="float" office:value="0.399737704918033">
                <text:p>0.399737704918033</text:p>
              </table:table-cell>
              <table:table-cell office:value-type="float" office:value="0.000327653856490191">
                <text:p>0.000327653856490191</text:p>
              </table:table-cell>
            </table:table-row>
            <table:table-row>
              <table:table-cell office:value-type="string">
                <text:p>214</text:p>
              </table:table-cell>
              <table:table-cell office:value-type="float" office:value="0.398106122448979">
                <text:p>0.398106122448979</text:p>
              </table:table-cell>
              <table:table-cell office:value-type="float" office:value="0.000324984589754269">
                <text:p>0.000324984589754269</text:p>
              </table:table-cell>
            </table:table-row>
            <table:table-row>
              <table:table-cell office:value-type="string">
                <text:p>215</text:p>
              </table:table-cell>
              <table:table-cell office:value-type="float" office:value="0.396487804878049">
                <text:p>0.396487804878049</text:p>
              </table:table-cell>
              <table:table-cell office:value-type="float" office:value="0.000322347808843942">
                <text:p>0.000322347808843942</text:p>
              </table:table-cell>
            </table:table-row>
            <table:table-row>
              <table:table-cell office:value-type="string">
                <text:p>216</text:p>
              </table:table-cell>
              <table:table-cell office:value-type="float" office:value="0.394882591093117">
                <text:p>0.394882591093117</text:p>
              </table:table-cell>
              <table:table-cell office:value-type="float" office:value="0.000319742988739366">
                <text:p>0.000319742988739366</text:p>
              </table:table-cell>
            </table:table-row>
            <table:table-row>
              <table:table-cell office:value-type="string">
                <text:p>217</text:p>
              </table:table-cell>
              <table:table-cell office:value-type="float" office:value="0.393290322580645">
                <text:p>0.393290322580645</text:p>
              </table:table-cell>
              <table:table-cell office:value-type="float" office:value="0.000317169614984391">
                <text:p>0.000317169614984391</text:p>
              </table:table-cell>
            </table:table-row>
            <table:table-row>
              <table:table-cell office:value-type="string">
                <text:p>218</text:p>
              </table:table-cell>
              <table:table-cell office:value-type="float" office:value="0.391710843373494">
                <text:p>0.391710843373494</text:p>
              </table:table-cell>
              <table:table-cell office:value-type="float" office:value="0.000314627183432525">
                <text:p>0.000314627183432525</text:p>
              </table:table-cell>
            </table:table-row>
            <table:table-row>
              <table:table-cell office:value-type="string">
                <text:p>219</text:p>
              </table:table-cell>
              <table:table-cell office:value-type="float" office:value="0.390144">
                <text:p>0.390144</text:p>
              </table:table-cell>
              <table:table-cell office:value-type="float" office:value="0.0003121152">
                <text:p>0.0003121152</text:p>
              </table:table-cell>
            </table:table-row>
            <table:table-row>
              <table:table-cell office:value-type="string">
                <text:p>220</text:p>
              </table:table-cell>
              <table:table-cell office:value-type="float" office:value="0.388589641434263">
                <text:p>0.388589641434263</text:p>
              </table:table-cell>
              <table:table-cell office:value-type="float" office:value="0.000309633180425707">
                <text:p>0.000309633180425707</text:p>
              </table:table-cell>
            </table:table-row>
            <table:table-row>
              <table:table-cell office:value-type="string">
                <text:p>221</text:p>
              </table:table-cell>
              <table:table-cell office:value-type="float" office:value="0.387047619047619">
                <text:p>0.387047619047619</text:p>
              </table:table-cell>
              <table:table-cell office:value-type="float" office:value="0.000307180650037793">
                <text:p>0.000307180650037793</text:p>
              </table:table-cell>
            </table:table-row>
            <table:table-row>
              <table:table-cell office:value-type="string">
                <text:p>222</text:p>
              </table:table-cell>
              <table:table-cell office:value-type="float" office:value="0.385517786561265">
                <text:p>0.385517786561265</text:p>
              </table:table-cell>
              <table:table-cell office:value-type="float" office:value="0.000304757143526691">
                <text:p>0.000304757143526691</text:p>
              </table:table-cell>
            </table:table-row>
            <table:table-row>
              <table:table-cell office:value-type="string">
                <text:p>223</text:p>
              </table:table-cell>
              <table:table-cell office:value-type="float" office:value="0.384">
                <text:p>0.384</text:p>
              </table:table-cell>
              <table:table-cell office:value-type="float" office:value="0.000302362204724409">
                <text:p>0.000302362204724409</text:p>
              </table:table-cell>
            </table:table-row>
            <table:table-row>
              <table:table-cell office:value-type="string">
                <text:p>224</text:p>
              </table:table-cell>
              <table:table-cell office:value-type="float" office:value="0.382494117647059">
                <text:p>0.382494117647059</text:p>
              </table:table-cell>
              <table:table-cell office:value-type="float" office:value="0.00029999538638985">
                <text:p>0.00029999538638985</text:p>
              </table:table-cell>
            </table:table-row>
            <table:table-row>
              <table:table-cell office:value-type="string">
                <text:p>225</text:p>
              </table:table-cell>
              <table:table-cell office:value-type="float" office:value="0.381">
                <text:p>0.381</text:p>
              </table:table-cell>
              <table:table-cell office:value-type="float" office:value="0.00029765625">
                <text:p>0.00029765625</text:p>
              </table:table-cell>
            </table:table-row>
            <table:table-row>
              <table:table-cell office:value-type="string">
                <text:p>226</text:p>
              </table:table-cell>
              <table:table-cell office:value-type="float" office:value="0.379517509727626">
                <text:p>0.379517509727626</text:p>
              </table:table-cell>
              <table:table-cell office:value-type="float" office:value="0.000295344365546791">
                <text:p>0.000295344365546791</text:p>
              </table:table-cell>
            </table:table-row>
            <table:table-row>
              <table:table-cell office:value-type="string">
                <text:p>227</text:p>
              </table:table-cell>
              <table:table-cell office:value-type="float" office:value="0.378046511627907">
                <text:p>0.378046511627907</text:p>
              </table:table-cell>
              <table:table-cell office:value-type="float" office:value="0.000293059311339463">
                <text:p>0.000293059311339463</text:p>
              </table:table-cell>
            </table:table-row>
            <table:table-row>
              <table:table-cell office:value-type="string">
                <text:p>228</text:p>
              </table:table-cell>
              <table:table-cell office:value-type="float" office:value="0.376586872586872">
                <text:p>0.376586872586872</text:p>
              </table:table-cell>
              <table:table-cell office:value-type="float" office:value="0.000290800673812257">
                <text:p>0.000290800673812257</text:p>
              </table:table-cell>
            </table:table-row>
            <table:table-row>
              <table:table-cell office:value-type="string">
                <text:p>229</text:p>
              </table:table-cell>
              <table:table-cell office:value-type="float" office:value="0.375138461538461">
                <text:p>0.375138461538461</text:p>
              </table:table-cell>
              <table:table-cell office:value-type="float" office:value="0.000288568047337278">
                <text:p>0.000288568047337278</text:p>
              </table:table-cell>
            </table:table-row>
            <table:table-row>
              <table:table-cell office:value-type="string">
                <text:p>230</text:p>
              </table:table-cell>
              <table:table-cell office:value-type="float" office:value="0.373701149425287">
                <text:p>0.373701149425287</text:p>
              </table:table-cell>
              <table:table-cell office:value-type="float" office:value="0.000286361034042366">
                <text:p>0.000286361034042366</text:p>
              </table:table-cell>
            </table:table-row>
            <table:table-row>
              <table:table-cell office:value-type="string">
                <text:p>231</text:p>
              </table:table-cell>
              <table:table-cell office:value-type="float" office:value="0.372274809160305">
                <text:p>0.372274809160305</text:p>
              </table:table-cell>
              <table:table-cell office:value-type="float" office:value="0.000284179243633821">
                <text:p>0.000284179243633821</text:p>
              </table:table-cell>
            </table:table-row>
            <table:table-row>
              <table:table-cell office:value-type="string">
                <text:p>232</text:p>
              </table:table-cell>
              <table:table-cell office:value-type="float" office:value="0.370859315589354">
                <text:p>0.370859315589354</text:p>
              </table:table-cell>
              <table:table-cell office:value-type="float" office:value="0.000282022293223843">
                <text:p>0.000282022293223843</text:p>
              </table:table-cell>
            </table:table-row>
            <table:table-row>
              <table:table-cell office:value-type="string">
                <text:p>233</text:p>
              </table:table-cell>
              <table:table-cell office:value-type="float" office:value="0.369454545454545">
                <text:p>0.369454545454545</text:p>
              </table:table-cell>
              <table:table-cell office:value-type="float" office:value="0.000279889807162534">
                <text:p>0.000279889807162534</text:p>
              </table:table-cell>
            </table:table-row>
            <table:table-row>
              <table:table-cell office:value-type="string">
                <text:p>234</text:p>
              </table:table-cell>
              <table:table-cell office:value-type="float" office:value="0.36806037735849">
                <text:p>0.36806037735849</text:p>
              </table:table-cell>
              <table:table-cell office:value-type="float" office:value="0.000277781416874332">
                <text:p>0.000277781416874332</text:p>
              </table:table-cell>
            </table:table-row>
            <table:table-row>
              <table:table-cell office:value-type="string">
                <text:p>235</text:p>
              </table:table-cell>
              <table:table-cell office:value-type="float" office:value="0.366676691729323">
                <text:p>0.366676691729323</text:p>
              </table:table-cell>
              <table:table-cell office:value-type="float" office:value="0.000275696760698739">
                <text:p>0.000275696760698739</text:p>
              </table:table-cell>
            </table:table-row>
            <table:table-row>
              <table:table-cell office:value-type="string">
                <text:p>236</text:p>
              </table:table-cell>
              <table:table-cell office:value-type="float" office:value="0.365303370786517">
                <text:p>0.365303370786517</text:p>
              </table:table-cell>
              <table:table-cell office:value-type="float" office:value="0.000273635483735219">
                <text:p>0.000273635483735219</text:p>
              </table:table-cell>
            </table:table-row>
            <table:table-row>
              <table:table-cell office:value-type="string">
                <text:p>237</text:p>
              </table:table-cell>
              <table:table-cell office:value-type="float" office:value="0.363940298507463">
                <text:p>0.363940298507463</text:p>
              </table:table-cell>
              <table:table-cell office:value-type="float" office:value="0.000271597237692136">
                <text:p>0.000271597237692136</text:p>
              </table:table-cell>
            </table:table-row>
            <table:table-row>
              <table:table-cell office:value-type="string">
                <text:p>238</text:p>
              </table:table-cell>
              <table:table-cell office:value-type="float" office:value="0.362587360594795">
                <text:p>0.362587360594795</text:p>
              </table:table-cell>
              <table:table-cell office:value-type="float" office:value="0.000269581680739625">
                <text:p>0.000269581680739625</text:p>
              </table:table-cell>
            </table:table-row>
            <table:table-row>
              <table:table-cell office:value-type="string">
                <text:p>239</text:p>
              </table:table-cell>
              <table:table-cell office:value-type="float" office:value="0.361244444444444">
                <text:p>0.361244444444444</text:p>
              </table:table-cell>
              <table:table-cell office:value-type="float" office:value="0.000267588477366255">
                <text:p>0.000267588477366255</text:p>
              </table:table-cell>
            </table:table-row>
            <table:table-row>
              <table:table-cell office:value-type="string">
                <text:p>240</text:p>
              </table:table-cell>
              <table:table-cell office:value-type="float" office:value="0.359911439114391">
                <text:p>0.359911439114391</text:p>
              </table:table-cell>
              <table:table-cell office:value-type="float" office:value="0.000265617298239403">
                <text:p>0.000265617298239403</text:p>
              </table:table-cell>
            </table:table-row>
            <table:table-row>
              <table:table-cell office:value-type="string">
                <text:p>241</text:p>
              </table:table-cell>
              <table:table-cell office:value-type="float" office:value="0.358588235294118">
                <text:p>0.358588235294118</text:p>
              </table:table-cell>
              <table:table-cell office:value-type="float" office:value="0.000263667820069204">
                <text:p>0.000263667820069204</text:p>
              </table:table-cell>
            </table:table-row>
            <table:table-row>
              <table:table-cell office:value-type="string">
                <text:p>242</text:p>
              </table:table-cell>
              <table:table-cell office:value-type="float" office:value="0.357274725274725">
                <text:p>0.357274725274725</text:p>
              </table:table-cell>
              <table:table-cell office:value-type="float" office:value="0.000261739725475989">
                <text:p>0.000261739725475989</text:p>
              </table:table-cell>
            </table:table-row>
            <table:table-row>
              <table:table-cell office:value-type="string">
                <text:p>243</text:p>
              </table:table-cell>
              <table:table-cell office:value-type="float" office:value="0.355970802919708">
                <text:p>0.355970802919708</text:p>
              </table:table-cell>
              <table:table-cell office:value-type="float" office:value="0.000259832702861101">
                <text:p>0.000259832702861101</text:p>
              </table:table-cell>
            </table:table-row>
            <table:table-row>
              <table:table-cell office:value-type="string">
                <text:p>244</text:p>
              </table:table-cell>
              <table:table-cell office:value-type="float" office:value="0.354676363636364">
                <text:p>0.354676363636364</text:p>
              </table:table-cell>
              <table:table-cell office:value-type="float" office:value="0.000257946446280992">
                <text:p>0.000257946446280992</text:p>
              </table:table-cell>
            </table:table-row>
            <table:table-row>
              <table:table-cell office:value-type="string">
                <text:p>245</text:p>
              </table:table-cell>
              <table:table-cell office:value-type="float" office:value="0.353391304347826">
                <text:p>0.353391304347826</text:p>
              </table:table-cell>
              <table:table-cell office:value-type="float" office:value="0.000256080655324512">
                <text:p>0.000256080655324512</text:p>
              </table:table-cell>
            </table:table-row>
            <table:table-row>
              <table:table-cell office:value-type="string">
                <text:p>246</text:p>
              </table:table-cell>
              <table:table-cell office:value-type="float" office:value="0.352115523465704">
                <text:p>0.352115523465704</text:p>
              </table:table-cell>
              <table:table-cell office:value-type="float" office:value="0.000254235034993288">
                <text:p>0.000254235034993288</text:p>
              </table:table-cell>
            </table:table-row>
            <table:table-row>
              <table:table-cell office:value-type="string">
                <text:p>247</text:p>
              </table:table-cell>
              <table:table-cell office:value-type="float" office:value="0.350848920863309">
                <text:p>0.350848920863309</text:p>
              </table:table-cell>
              <table:table-cell office:value-type="float" office:value="0.000252409295585115">
                <text:p>0.000252409295585115</text:p>
              </table:table-cell>
            </table:table-row>
            <table:table-row>
              <table:table-cell office:value-type="string">
                <text:p>248</text:p>
              </table:table-cell>
              <table:table-cell office:value-type="float" office:value="0.349591397849462">
                <text:p>0.349591397849462</text:p>
              </table:table-cell>
              <table:table-cell office:value-type="float" office:value="0.00025060315258026">
                <text:p>0.00025060315258026</text:p>
              </table:table-cell>
            </table:table-row>
            <table:table-row>
              <table:table-cell office:value-type="string">
                <text:p>249</text:p>
              </table:table-cell>
              <table:table-cell office:value-type="float" office:value="0.348342857142857">
                <text:p>0.348342857142857</text:p>
              </table:table-cell>
              <table:table-cell office:value-type="float" office:value="0.000248816326530612">
                <text:p>0.000248816326530612</text:p>
              </table:table-cell>
            </table:table-row>
            <table:table-row>
              <table:table-cell office:value-type="string">
                <text:p>250</text:p>
              </table:table-cell>
              <table:table-cell office:value-type="float" office:value="0.347103202846975">
                <text:p>0.347103202846975</text:p>
              </table:table-cell>
              <table:table-cell office:value-type="float" office:value="0.000247048542951584">
                <text:p>0.000247048542951584</text:p>
              </table:table-cell>
            </table:table-row>
            <table:table-row>
              <table:table-cell office:value-type="string">
                <text:p>251</text:p>
              </table:table-cell>
              <table:table-cell office:value-type="float" office:value="0.345872340425532">
                <text:p>0.345872340425532</text:p>
              </table:table-cell>
              <table:table-cell office:value-type="float" office:value="0.000245299532216689">
                <text:p>0.000245299532216689</text:p>
              </table:table-cell>
            </table:table-row>
            <table:table-row>
              <table:table-cell office:value-type="string">
                <text:p>252</text:p>
              </table:table-cell>
              <table:table-cell office:value-type="float" office:value="0.344650176678445">
                <text:p>0.344650176678445</text:p>
              </table:table-cell>
              <table:table-cell office:value-type="float" office:value="0.000243569029454732">
                <text:p>0.000243569029454732</text:p>
              </table:table-cell>
            </table:table-row>
            <table:table-row>
              <table:table-cell office:value-type="string">
                <text:p>253</text:p>
              </table:table-cell>
              <table:table-cell office:value-type="float" office:value="0.34343661971831">
                <text:p>0.34343661971831</text:p>
              </table:table-cell>
              <table:table-cell office:value-type="float" office:value="0.000241856774449514">
                <text:p>0.000241856774449514</text:p>
              </table:table-cell>
            </table:table-row>
            <table:table-row>
              <table:table-cell office:value-type="string">
                <text:p>254</text:p>
              </table:table-cell>
              <table:table-cell office:value-type="float" office:value="0.342231578947368">
                <text:p>0.342231578947368</text:p>
              </table:table-cell>
              <table:table-cell office:value-type="float" office:value="0.000240162511542013">
                <text:p>0.000240162511542013</text:p>
              </table:table-cell>
            </table:table-row>
            <table:table-row>
              <table:table-cell office:value-type="string">
                <text:p>255</text:p>
              </table:table-cell>
              <table:table-cell office:value-type="float" office:value="0.341034965034965">
                <text:p>0.341034965034965</text:p>
              </table:table-cell>
              <table:table-cell office:value-type="float" office:value="0.000238485989534941">
                <text:p>0.000238485989534941</text:p>
              </table:table-cell>
            </table:table-row>
            <table:table-row>
              <table:table-cell office:value-type="string">
                <text:p>256</text:p>
              </table:table-cell>
              <table:table-cell office:value-type="float" office:value="0.33984668989547">
                <text:p>0.33984668989547</text:p>
              </table:table-cell>
              <table:table-cell office:value-type="float" office:value="0.000236826961599631">
                <text:p>0.000236826961599631</text:p>
              </table:table-cell>
            </table:table-row>
            <table:table-row>
              <table:table-cell office:value-type="string">
                <text:p>257</text:p>
              </table:table-cell>
              <table:table-cell office:value-type="float" office:value="0.338666666666667">
                <text:p>0.338666666666667</text:p>
              </table:table-cell>
              <table:table-cell office:value-type="float" office:value="0.000235185185185185">
                <text:p>0.000235185185185185</text:p>
              </table:table-cell>
            </table:table-row>
            <table:table-row>
              <table:table-cell office:value-type="string">
                <text:p>258</text:p>
              </table:table-cell>
              <table:table-cell office:value-type="float" office:value="0.337494809688581">
                <text:p>0.337494809688581</text:p>
              </table:table-cell>
              <table:table-cell office:value-type="float" office:value="0.000233560421929814">
                <text:p>0.000233560421929814</text:p>
              </table:table-cell>
            </table:table-row>
            <table:table-row>
              <table:table-cell office:value-type="string">
                <text:p>259</text:p>
              </table:table-cell>
              <table:table-cell office:value-type="float" office:value="0.336331034482759">
                <text:p>0.336331034482759</text:p>
              </table:table-cell>
              <table:table-cell office:value-type="float" office:value="0.000231952437574316">
                <text:p>0.000231952437574316</text:p>
              </table:table-cell>
            </table:table-row>
            <table:table-row>
              <table:table-cell office:value-type="string">
                <text:p>260</text:p>
              </table:table-cell>
              <table:table-cell office:value-type="float" office:value="0.335175257731959">
                <text:p>0.335175257731959</text:p>
              </table:table-cell>
              <table:table-cell office:value-type="float" office:value="0.000230361001877635">
                <text:p>0.000230361001877635</text:p>
              </table:table-cell>
            </table:table-row>
            <table:table-row>
              <table:table-cell office:value-type="string">
                <text:p>261</text:p>
              </table:table-cell>
              <table:table-cell office:value-type="float" office:value="0.334027397260274">
                <text:p>0.334027397260274</text:p>
              </table:table-cell>
              <table:table-cell office:value-type="float" office:value="0.000228785888534434">
                <text:p>0.000228785888534434</text:p>
              </table:table-cell>
            </table:table-row>
            <table:table-row>
              <table:table-cell office:value-type="string">
                <text:p>262</text:p>
              </table:table-cell>
              <table:table-cell office:value-type="float" office:value="0.332887372013652">
                <text:p>0.332887372013652</text:p>
              </table:table-cell>
              <table:table-cell office:value-type="float" office:value="0.000227226875094643">
                <text:p>0.000227226875094643</text:p>
              </table:table-cell>
            </table:table-row>
            <table:table-row>
              <table:table-cell office:value-type="string">
                <text:p>263</text:p>
              </table:table-cell>
              <table:table-cell office:value-type="float" office:value="0.331755102040816">
                <text:p>0.331755102040816</text:p>
              </table:table-cell>
              <table:table-cell office:value-type="float" office:value="0.000225683742884909">
                <text:p>0.000225683742884909</text:p>
              </table:table-cell>
            </table:table-row>
            <table:table-row>
              <table:table-cell office:value-type="string">
                <text:p>264</text:p>
              </table:table-cell>
              <table:table-cell office:value-type="float" office:value="0.330630508474576">
                <text:p>0.330630508474576</text:p>
              </table:table-cell>
              <table:table-cell office:value-type="float" office:value="0.000224156276931916">
                <text:p>0.000224156276931916</text:p>
              </table:table-cell>
            </table:table-row>
            <table:table-row>
              <table:table-cell office:value-type="string">
                <text:p>265</text:p>
              </table:table-cell>
              <table:table-cell office:value-type="float" office:value="0.329513513513513">
                <text:p>0.329513513513513</text:p>
              </table:table-cell>
              <table:table-cell office:value-type="float" office:value="0.000222644265887509">
                <text:p>0.000222644265887509</text:p>
              </table:table-cell>
            </table:table-row>
            <table:table-row>
              <table:table-cell office:value-type="string">
                <text:p>266</text:p>
              </table:table-cell>
              <table:table-cell office:value-type="float" office:value="0.32840404040404">
                <text:p>0.32840404040404</text:p>
              </table:table-cell>
              <table:table-cell office:value-type="float" office:value="0.000221147501955583">
                <text:p>0.000221147501955583</text:p>
              </table:table-cell>
            </table:table-row>
            <table:table-row>
              <table:table-cell office:value-type="string">
                <text:p>267</text:p>
              </table:table-cell>
              <table:table-cell office:value-type="float" office:value="0.327302013422819">
                <text:p>0.327302013422819</text:p>
              </table:table-cell>
              <table:table-cell office:value-type="float" office:value="0.000219665780820684">
                <text:p>0.000219665780820684</text:p>
              </table:table-cell>
            </table:table-row>
            <table:table-row>
              <table:table-cell office:value-type="string">
                <text:p>268</text:p>
              </table:table-cell>
              <table:table-cell office:value-type="float" office:value="0.326207357859532">
                <text:p>0.326207357859532</text:p>
              </table:table-cell>
              <table:table-cell office:value-type="float" office:value="0.000218198901578282">
                <text:p>0.000218198901578282</text:p>
              </table:table-cell>
            </table:table-row>
            <table:table-row>
              <table:table-cell office:value-type="string">
                <text:p>269</text:p>
              </table:table-cell>
              <table:table-cell office:value-type="float" office:value="0.32512">
                <text:p>0.32512</text:p>
              </table:table-cell>
              <table:table-cell office:value-type="float" office:value="0.000216746666666667">
                <text:p>0.000216746666666667</text:p>
              </table:table-cell>
            </table:table-row>
            <table:table-row>
              <table:table-cell office:value-type="string">
                <text:p>270</text:p>
              </table:table-cell>
              <table:table-cell office:value-type="float" office:value="0.324039867109634">
                <text:p>0.324039867109634</text:p>
              </table:table-cell>
              <table:table-cell office:value-type="float" office:value="0.000215308881800422">
                <text:p>0.000215308881800422</text:p>
              </table:table-cell>
            </table:table-row>
            <table:table-row>
              <table:table-cell office:value-type="string">
                <text:p>271</text:p>
              </table:table-cell>
              <table:table-cell office:value-type="float" office:value="0.322966887417218">
                <text:p>0.322966887417218</text:p>
              </table:table-cell>
              <table:table-cell office:value-type="float" office:value="0.000213885355905443">
                <text:p>0.000213885355905443</text:p>
              </table:table-cell>
            </table:table-row>
            <table:table-row>
              <table:table-cell office:value-type="string">
                <text:p>272</text:p>
              </table:table-cell>
              <table:table-cell office:value-type="float" office:value="0.32190099009901">
                <text:p>0.32190099009901</text:p>
              </table:table-cell>
              <table:table-cell office:value-type="float" office:value="0.000212475901055452">
                <text:p>0.000212475901055452</text:p>
              </table:table-cell>
            </table:table-row>
            <table:table-row>
              <table:table-cell office:value-type="string">
                <text:p>273</text:p>
              </table:table-cell>
              <table:table-cell office:value-type="float" office:value="0.320842105263158">
                <text:p>0.320842105263158</text:p>
              </table:table-cell>
              <table:table-cell office:value-type="float" office:value="0.000211080332409972">
                <text:p>0.000211080332409972</text:p>
              </table:table-cell>
            </table:table-row>
            <table:table-row>
              <table:table-cell office:value-type="string">
                <text:p>274</text:p>
              </table:table-cell>
              <table:table-cell office:value-type="float" office:value="0.319790163934426">
                <text:p>0.319790163934426</text:p>
              </table:table-cell>
              <table:table-cell office:value-type="float" office:value="0.000209698468153722">
                <text:p>0.000209698468153722</text:p>
              </table:table-cell>
            </table:table-row>
            <table:table-row>
              <table:table-cell office:value-type="string">
                <text:p>275</text:p>
              </table:table-cell>
              <table:table-cell office:value-type="float" office:value="0.318745098039216">
                <text:p>0.318745098039216</text:p>
              </table:table-cell>
              <table:table-cell office:value-type="float" office:value="0.000208330129437396">
                <text:p>0.000208330129437396</text:p>
              </table:table-cell>
            </table:table-row>
            <table:table-row>
              <table:table-cell office:value-type="string">
                <text:p>276</text:p>
              </table:table-cell>
              <table:table-cell office:value-type="float" office:value="0.317706840390879">
                <text:p>0.317706840390879</text:p>
              </table:table-cell>
              <table:table-cell office:value-type="float" office:value="0.000206975140319791">
                <text:p>0.000206975140319791</text:p>
              </table:table-cell>
            </table:table-row>
            <table:table-row>
              <table:table-cell office:value-type="string">
                <text:p>277</text:p>
              </table:table-cell>
              <table:table-cell office:value-type="float" office:value="0.316675324675325">
                <text:p>0.316675324675325</text:p>
              </table:table-cell>
              <table:table-cell office:value-type="float" office:value="0.00020563332771125">
                <text:p>0.00020563332771125</text:p>
              </table:table-cell>
            </table:table-row>
            <table:table-row>
              <table:table-cell office:value-type="string">
                <text:p>278</text:p>
              </table:table-cell>
              <table:table-cell office:value-type="float" office:value="0.315650485436893">
                <text:p>0.315650485436893</text:p>
              </table:table-cell>
              <table:table-cell office:value-type="float" office:value="0.000204304521318377">
                <text:p>0.000204304521318377</text:p>
              </table:table-cell>
            </table:table-row>
            <table:table-row>
              <table:table-cell office:value-type="string">
                <text:p>279</text:p>
              </table:table-cell>
              <table:table-cell office:value-type="float" office:value="0.314632258064516">
                <text:p>0.314632258064516</text:p>
              </table:table-cell>
              <table:table-cell office:value-type="float" office:value="0.00020298855359001">
                <text:p>0.00020298855359001</text:p>
              </table:table-cell>
            </table:table-row>
            <table:table-row>
              <table:table-cell office:value-type="string">
                <text:p>280</text:p>
              </table:table-cell>
              <table:table-cell office:value-type="float" office:value="0.313620578778135">
                <text:p>0.313620578778135</text:p>
              </table:table-cell>
              <table:table-cell office:value-type="float" office:value="0.000201685259664396">
                <text:p>0.000201685259664396</text:p>
              </table:table-cell>
            </table:table-row>
            <table:table-row>
              <table:table-cell office:value-type="string">
                <text:p>281</text:p>
              </table:table-cell>
              <table:table-cell office:value-type="float" office:value="0.312615384615385">
                <text:p>0.312615384615385</text:p>
              </table:table-cell>
              <table:table-cell office:value-type="float" office:value="0.000200394477317554">
                <text:p>0.000200394477317554</text:p>
              </table:table-cell>
            </table:table-row>
            <table:table-row>
              <table:table-cell office:value-type="string">
                <text:p>282</text:p>
              </table:table-cell>
              <table:table-cell office:value-type="float" office:value="0.31161661341853">
                <text:p>0.31161661341853</text:p>
              </table:table-cell>
              <table:table-cell office:value-type="float" office:value="0.000199116046912799">
                <text:p>0.000199116046912799</text:p>
              </table:table-cell>
            </table:table-row>
            <table:table-row>
              <table:table-cell office:value-type="string">
                <text:p>283</text:p>
              </table:table-cell>
              <table:table-cell office:value-type="float" office:value="0.310624203821656">
                <text:p>0.310624203821656</text:p>
              </table:table-cell>
              <table:table-cell office:value-type="float" office:value="0.000197849811351373">
                <text:p>0.000197849811351373</text:p>
              </table:table-cell>
            </table:table-row>
            <table:table-row>
              <table:table-cell office:value-type="string">
                <text:p>284</text:p>
              </table:table-cell>
              <table:table-cell office:value-type="float" office:value="0.309638095238095">
                <text:p>0.309638095238095</text:p>
              </table:table-cell>
              <table:table-cell office:value-type="float" office:value="0.000196595616024187">
                <text:p>0.000196595616024187</text:p>
              </table:table-cell>
            </table:table-row>
            <table:table-row>
              <table:table-cell office:value-type="string">
                <text:p>285</text:p>
              </table:table-cell>
              <table:table-cell office:value-type="float" office:value="0.308658227848101">
                <text:p>0.308658227848101</text:p>
              </table:table-cell>
              <table:table-cell office:value-type="float" office:value="0.000195353308764621">
                <text:p>0.000195353308764621</text:p>
              </table:table-cell>
            </table:table-row>
            <table:table-row>
              <table:table-cell office:value-type="string">
                <text:p>286</text:p>
              </table:table-cell>
              <table:table-cell office:value-type="float" office:value="0.307684542586751">
                <text:p>0.307684542586751</text:p>
              </table:table-cell>
              <table:table-cell office:value-type="float" office:value="0.000194122739802366">
                <text:p>0.000194122739802366</text:p>
              </table:table-cell>
            </table:table-row>
            <table:table-row>
              <table:table-cell office:value-type="string">
                <text:p>287</text:p>
              </table:table-cell>
              <table:table-cell office:value-type="float" office:value="0.306716981132075">
                <text:p>0.306716981132075</text:p>
              </table:table-cell>
              <table:table-cell office:value-type="float" office:value="0.000192903761718286">
                <text:p>0.000192903761718286</text:p>
              </table:table-cell>
            </table:table-row>
            <table:table-row>
              <table:table-cell office:value-type="string">
                <text:p>288</text:p>
              </table:table-cell>
              <table:table-cell office:value-type="float" office:value="0.305755485893417">
                <text:p>0.305755485893417</text:p>
              </table:table-cell>
              <table:table-cell office:value-type="float" office:value="0.000191696229400261">
                <text:p>0.000191696229400261</text:p>
              </table:table-cell>
            </table:table-row>
            <table:table-row>
              <table:table-cell office:value-type="string">
                <text:p>289</text:p>
              </table:table-cell>
              <table:table-cell office:value-type="float" office:value="0.3048">
                <text:p>0.3048</text:p>
              </table:table-cell>
              <table:table-cell office:value-type="float" office:value="0.0001905">
                <text:p>0.0001905</text:p>
              </table:table-cell>
            </table:table-row>
            <table:table-row>
              <table:table-cell office:value-type="string">
                <text:p>290</text:p>
              </table:table-cell>
              <table:table-cell office:value-type="float" office:value="0.30385046728972">
                <text:p>0.30385046728972</text:p>
              </table:table-cell>
              <table:table-cell office:value-type="float" office:value="0.000189314932890791">
                <text:p>0.000189314932890791</text:p>
              </table:table-cell>
            </table:table-row>
            <table:table-row>
              <table:table-cell office:value-type="string">
                <text:p>291</text:p>
              </table:table-cell>
              <table:table-cell office:value-type="float" office:value="0.302906832298137">
                <text:p>0.302906832298137</text:p>
              </table:table-cell>
              <table:table-cell office:value-type="float" office:value="0.000188140889626172">
                <text:p>0.000188140889626172</text:p>
              </table:table-cell>
            </table:table-row>
            <table:table-row>
              <table:table-cell office:value-type="string">
                <text:p>292</text:p>
              </table:table-cell>
              <table:table-cell office:value-type="float" office:value="0.301969040247678">
                <text:p>0.301969040247678</text:p>
              </table:table-cell>
              <table:table-cell office:value-type="float" office:value="0.000186977733899491">
                <text:p>0.000186977733899491</text:p>
              </table:table-cell>
            </table:table-row>
            <table:table-row>
              <table:table-cell office:value-type="string">
                <text:p>293</text:p>
              </table:table-cell>
              <table:table-cell office:value-type="float" office:value="0.301037037037037">
                <text:p>0.301037037037037</text:p>
              </table:table-cell>
              <table:table-cell office:value-type="float" office:value="0.000185825331504344">
                <text:p>0.000185825331504344</text:p>
              </table:table-cell>
            </table:table-row>
            <table:table-row>
              <table:table-cell office:value-type="string">
                <text:p>294</text:p>
              </table:table-cell>
              <table:table-cell office:value-type="float" office:value="0.300110769230769">
                <text:p>0.300110769230769</text:p>
              </table:table-cell>
              <table:table-cell office:value-type="float" office:value="0.000184683550295858">
                <text:p>0.000184683550295858</text:p>
              </table:table-cell>
            </table:table-row>
            <table:table-row>
              <table:table-cell office:value-type="string">
                <text:p>295</text:p>
              </table:table-cell>
              <table:table-cell office:value-type="float" office:value="0.29919018404908">
                <text:p>0.29919018404908</text:p>
              </table:table-cell>
              <table:table-cell office:value-type="float" office:value="0.00018355226015281">
                <text:p>0.00018355226015281</text:p>
              </table:table-cell>
            </table:table-row>
            <table:table-row>
              <table:table-cell office:value-type="string">
                <text:p>296</text:p>
              </table:table-cell>
              <table:table-cell office:value-type="float" office:value="0.298275229357798">
                <text:p>0.298275229357798</text:p>
              </table:table-cell>
              <table:table-cell office:value-type="float" office:value="0.000182431332940549">
                <text:p>0.000182431332940549</text:p>
              </table:table-cell>
            </table:table-row>
            <table:table-row>
              <table:table-cell office:value-type="string">
                <text:p>297</text:p>
              </table:table-cell>
              <table:table-cell office:value-type="float" office:value="0.297365853658537">
                <text:p>0.297365853658537</text:p>
              </table:table-cell>
              <table:table-cell office:value-type="float" office:value="0.000181320642474717">
                <text:p>0.000181320642474717</text:p>
              </table:table-cell>
            </table:table-row>
            <table:table-row>
              <table:table-cell office:value-type="string">
                <text:p>298</text:p>
              </table:table-cell>
              <table:table-cell office:value-type="float" office:value="0.296462006079027">
                <text:p>0.296462006079027</text:p>
              </table:table-cell>
              <table:table-cell office:value-type="float" office:value="0.000180220064485731">
                <text:p>0.000180220064485731</text:p>
              </table:table-cell>
            </table:table-row>
            <table:table-row>
              <table:table-cell office:value-type="string">
                <text:p>299</text:p>
              </table:table-cell>
              <table:table-cell office:value-type="float" office:value="0.295563636363636">
                <text:p>0.295563636363636</text:p>
              </table:table-cell>
              <table:table-cell office:value-type="float" office:value="0.000179129476584022">
                <text:p>0.000179129476584022</text:p>
              </table:table-cell>
            </table:table-row>
            <table:table-row>
              <table:table-cell office:value-type="string">
                <text:p>300</text:p>
              </table:table-cell>
              <table:table-cell office:value-type="float" office:value="0.294670694864048">
                <text:p>0.294670694864048</text:p>
              </table:table-cell>
              <table:table-cell office:value-type="float" office:value="0.000178048758226011">
                <text:p>0.000178048758226011</text:p>
              </table:table-cell>
            </table:table-row>
            <table:table-row>
              <table:table-cell office:value-type="string">
                <text:p>301</text:p>
              </table:table-cell>
              <table:table-cell office:value-type="float" office:value="0.29378313253012">
                <text:p>0.29378313253012</text:p>
              </table:table-cell>
              <table:table-cell office:value-type="float" office:value="0.000176977790680795">
                <text:p>0.000176977790680795</text:p>
              </table:table-cell>
            </table:table-row>
            <table:table-row>
              <table:table-cell office:value-type="string">
                <text:p>302</text:p>
              </table:table-cell>
              <table:table-cell office:value-type="float" office:value="0.292900900900901">
                <text:p>0.292900900900901</text:p>
              </table:table-cell>
              <table:table-cell office:value-type="float" office:value="0.000175916456997538">
                <text:p>0.000175916456997538</text:p>
              </table:table-cell>
            </table:table-row>
            <table:table-row>
              <table:table-cell office:value-type="string">
                <text:p>303</text:p>
              </table:table-cell>
              <table:table-cell office:value-type="float" office:value="0.292023952095808">
                <text:p>0.292023952095808</text:p>
              </table:table-cell>
              <table:table-cell office:value-type="float" office:value="0.000174864641973538">
                <text:p>0.000174864641973538</text:p>
              </table:table-cell>
            </table:table-row>
            <table:table-row>
              <table:table-cell office:value-type="string">
                <text:p>304</text:p>
              </table:table-cell>
              <table:table-cell office:value-type="float" office:value="0.29115223880597">
                <text:p>0.29115223880597</text:p>
              </table:table-cell>
              <table:table-cell office:value-type="float" office:value="0.000173822232122967">
                <text:p>0.000173822232122967</text:p>
              </table:table-cell>
            </table:table-row>
            <table:table-row>
              <table:table-cell office:value-type="string">
                <text:p>305</text:p>
              </table:table-cell>
              <table:table-cell office:value-type="float" office:value="0.290285714285714">
                <text:p>0.290285714285714</text:p>
              </table:table-cell>
              <table:table-cell office:value-type="float" office:value="0.000172789115646258">
                <text:p>0.000172789115646258</text:p>
              </table:table-cell>
            </table:table-row>
            <table:table-row>
              <table:table-cell office:value-type="string">
                <text:p>306</text:p>
              </table:table-cell>
              <table:table-cell office:value-type="float" office:value="0.289424332344214">
                <text:p>0.289424332344214</text:p>
              </table:table-cell>
              <table:table-cell office:value-type="float" office:value="0.000171765182400127">
                <text:p>0.000171765182400127</text:p>
              </table:table-cell>
            </table:table-row>
            <table:table-row>
              <table:table-cell office:value-type="string">
                <text:p>307</text:p>
              </table:table-cell>
              <table:table-cell office:value-type="float" office:value="0.288568047337278">
                <text:p>0.288568047337278</text:p>
              </table:table-cell>
              <table:table-cell office:value-type="float" office:value="0.000170750323868212">
                <text:p>0.000170750323868212</text:p>
              </table:table-cell>
            </table:table-row>
            <table:table-row>
              <table:table-cell office:value-type="string">
                <text:p>308</text:p>
              </table:table-cell>
              <table:table-cell office:value-type="float" office:value="0.287716814159292">
                <text:p>0.287716814159292</text:p>
              </table:table-cell>
              <table:table-cell office:value-type="float" office:value="0.000169744433132326">
                <text:p>0.000169744433132326</text:p>
              </table:table-cell>
            </table:table-row>
            <table:table-row>
              <table:table-cell office:value-type="string">
                <text:p>309</text:p>
              </table:table-cell>
              <table:table-cell office:value-type="float" office:value="0.286870588235294">
                <text:p>0.286870588235294</text:p>
              </table:table-cell>
              <table:table-cell office:value-type="float" office:value="0.000168747404844291">
                <text:p>0.000168747404844291</text:p>
              </table:table-cell>
            </table:table-row>
            <table:table-row>
              <table:table-cell office:value-type="string">
                <text:p>310</text:p>
              </table:table-cell>
              <table:table-cell office:value-type="float" office:value="0.286029325513196">
                <text:p>0.286029325513196</text:p>
              </table:table-cell>
              <table:table-cell office:value-type="float" office:value="0.000167759135198356">
                <text:p>0.000167759135198356</text:p>
              </table:table-cell>
            </table:table-row>
            <table:table-row>
              <table:table-cell office:value-type="string">
                <text:p>311</text:p>
              </table:table-cell>
              <table:table-cell office:value-type="float" office:value="0.28519298245614">
                <text:p>0.28519298245614</text:p>
              </table:table-cell>
              <table:table-cell office:value-type="float" office:value="0.000166779521904176">
                <text:p>0.000166779521904176</text:p>
              </table:table-cell>
            </table:table-row>
            <table:table-row>
              <table:table-cell office:value-type="string">
                <text:p>312</text:p>
              </table:table-cell>
              <table:table-cell office:value-type="float" office:value="0.284361516034985">
                <text:p>0.284361516034985</text:p>
              </table:table-cell>
              <table:table-cell office:value-type="float" office:value="0.000165808464160341">
                <text:p>0.000165808464160341</text:p>
              </table:table-cell>
            </table:table-row>
            <table:table-row>
              <table:table-cell office:value-type="string">
                <text:p>313</text:p>
              </table:table-cell>
              <table:table-cell office:value-type="float" office:value="0.28353488372093">
                <text:p>0.28353488372093</text:p>
              </table:table-cell>
              <table:table-cell office:value-type="float" office:value="0.000164845862628448">
                <text:p>0.000164845862628448</text:p>
              </table:table-cell>
            </table:table-row>
            <table:table-row>
              <table:table-cell office:value-type="string">
                <text:p>314</text:p>
              </table:table-cell>
              <table:table-cell office:value-type="float" office:value="0.282713043478261">
                <text:p>0.282713043478261</text:p>
              </table:table-cell>
              <table:table-cell office:value-type="float" office:value="0.000163891619407687">
                <text:p>0.000163891619407687</text:p>
              </table:table-cell>
            </table:table-row>
            <table:table-row>
              <table:table-cell office:value-type="string">
                <text:p>315</text:p>
              </table:table-cell>
              <table:table-cell office:value-type="float" office:value="0.281895953757225">
                <text:p>0.281895953757225</text:p>
              </table:table-cell>
              <table:table-cell office:value-type="float" office:value="0.000162945638009957">
                <text:p>0.000162945638009957</text:p>
              </table:table-cell>
            </table:table-row>
            <table:table-row>
              <table:table-cell office:value-type="string">
                <text:p>316</text:p>
              </table:table-cell>
              <table:table-cell office:value-type="float" office:value="0.281083573487032">
                <text:p>0.281083573487032</text:p>
              </table:table-cell>
              <table:table-cell office:value-type="float" office:value="0.000162007823335465">
                <text:p>0.000162007823335465</text:p>
              </table:table-cell>
            </table:table-row>
            <table:table-row>
              <table:table-cell office:value-type="string">
                <text:p>317</text:p>
              </table:table-cell>
              <table:table-cell office:value-type="float" office:value="0.280275862068965">
                <text:p>0.280275862068965</text:p>
              </table:table-cell>
              <table:table-cell office:value-type="float" office:value="0.000161078081648831">
                <text:p>0.000161078081648831</text:p>
              </table:table-cell>
            </table:table-row>
            <table:table-row>
              <table:table-cell office:value-type="string">
                <text:p>318</text:p>
              </table:table-cell>
              <table:table-cell office:value-type="float" office:value="0.279472779369627">
                <text:p>0.279472779369627</text:p>
              </table:table-cell>
              <table:table-cell office:value-type="float" office:value="0.00016015632055566">
                <text:p>0.00016015632055566</text:p>
              </table:table-cell>
            </table:table-row>
            <table:table-row>
              <table:table-cell office:value-type="string">
                <text:p>319</text:p>
              </table:table-cell>
              <table:table-cell office:value-type="float" office:value="0.278674285714286">
                <text:p>0.278674285714286</text:p>
              </table:table-cell>
              <table:table-cell office:value-type="float" office:value="0.000159242448979592">
                <text:p>0.000159242448979592</text:p>
              </table:table-cell>
            </table:table-row>
            <table:table-row>
              <table:table-cell office:value-type="string">
                <text:p>320</text:p>
              </table:table-cell>
              <table:table-cell office:value-type="float" office:value="0.277880341880342">
                <text:p>0.277880341880342</text:p>
              </table:table-cell>
              <table:table-cell office:value-type="float" office:value="0.000158336377139796">
                <text:p>0.000158336377139796</text:p>
              </table:table-cell>
            </table:table-row>
            <table:table-row>
              <table:table-cell office:value-type="string">
                <text:p>321</text:p>
              </table:table-cell>
              <table:table-cell office:value-type="float" office:value="0.277090909090909">
                <text:p>0.277090909090909</text:p>
              </table:table-cell>
              <table:table-cell office:value-type="float" office:value="0.000157438016528926">
                <text:p>0.000157438016528926</text:p>
              </table:table-cell>
            </table:table-row>
            <table:table-row>
              <table:table-cell office:value-type="string">
                <text:p>322</text:p>
              </table:table-cell>
              <table:table-cell office:value-type="float" office:value="0.276305949008499">
                <text:p>0.276305949008499</text:p>
              </table:table-cell>
              <table:table-cell office:value-type="float" office:value="0.000156547279891501">
                <text:p>0.000156547279891501</text:p>
              </table:table-cell>
            </table:table-row>
            <table:table-row>
              <table:table-cell office:value-type="string">
                <text:p>323</text:p>
              </table:table-cell>
              <table:table-cell office:value-type="float" office:value="0.275525423728813">
                <text:p>0.275525423728813</text:p>
              </table:table-cell>
              <table:table-cell office:value-type="float" office:value="0.00015566408120272">
                <text:p>0.00015566408120272</text:p>
              </table:table-cell>
            </table:table-row>
            <table:table-row>
              <table:table-cell office:value-type="string">
                <text:p>324</text:p>
              </table:table-cell>
              <table:table-cell office:value-type="float" office:value="0.274749295774648">
                <text:p>0.274749295774648</text:p>
              </table:table-cell>
              <table:table-cell office:value-type="float" office:value="0.000154788335647689">
                <text:p>0.000154788335647689</text:p>
              </table:table-cell>
            </table:table-row>
            <table:table-row>
              <table:table-cell office:value-type="string">
                <text:p>325</text:p>
              </table:table-cell>
              <table:table-cell office:value-type="float" office:value="0.273977528089888">
                <text:p>0.273977528089888</text:p>
              </table:table-cell>
              <table:table-cell office:value-type="float" office:value="0.00015391995960106">
                <text:p>0.00015391995960106</text:p>
              </table:table-cell>
            </table:table-row>
            <table:table-row>
              <table:table-cell office:value-type="string">
                <text:p>326</text:p>
              </table:table-cell>
              <table:table-cell office:value-type="float" office:value="0.273210084033613">
                <text:p>0.273210084033613</text:p>
              </table:table-cell>
              <table:table-cell office:value-type="float" office:value="0.000153058870607066">
                <text:p>0.000153058870607066</text:p>
              </table:table-cell>
            </table:table-row>
            <table:table-row>
              <table:table-cell office:value-type="string">
                <text:p>327</text:p>
              </table:table-cell>
              <table:table-cell office:value-type="float" office:value="0.272446927374302">
                <text:p>0.272446927374302</text:p>
              </table:table-cell>
              <table:table-cell office:value-type="float" office:value="0.000152204987359945">
                <text:p>0.000152204987359945</text:p>
              </table:table-cell>
            </table:table-row>
            <table:table-row>
              <table:table-cell office:value-type="string">
                <text:p>328</text:p>
              </table:table-cell>
              <table:table-cell office:value-type="float" office:value="0.271688022284123">
                <text:p>0.271688022284123</text:p>
              </table:table-cell>
              <table:table-cell office:value-type="float" office:value="0.000151358229684748">
                <text:p>0.000151358229684748</text:p>
              </table:table-cell>
            </table:table-row>
            <table:table-row>
              <table:table-cell office:value-type="string">
                <text:p>329</text:p>
              </table:table-cell>
              <table:table-cell office:value-type="float" office:value="0.270933333333333">
                <text:p>0.270933333333333</text:p>
              </table:table-cell>
              <table:table-cell office:value-type="float" office:value="0.000150518518518519">
                <text:p>0.000150518518518519</text:p>
              </table:table-cell>
            </table:table-row>
            <table:table-row>
              <table:table-cell office:value-type="string">
                <text:p>330</text:p>
              </table:table-cell>
              <table:table-cell office:value-type="float" office:value="0.270182825484764">
                <text:p>0.270182825484764</text:p>
              </table:table-cell>
              <table:table-cell office:value-type="float" office:value="0.000149685775891836">
                <text:p>0.000149685775891836</text:p>
              </table:table-cell>
            </table:table-row>
            <table:table-row>
              <table:table-cell office:value-type="string">
                <text:p>331</text:p>
              </table:table-cell>
              <table:table-cell office:value-type="float" office:value="0.269436464088398">
                <text:p>0.269436464088398</text:p>
              </table:table-cell>
              <table:table-cell office:value-type="float" office:value="0.000148859924910717">
                <text:p>0.000148859924910717</text:p>
              </table:table-cell>
            </table:table-row>
            <table:table-row>
              <table:table-cell office:value-type="string">
                <text:p>332</text:p>
              </table:table-cell>
              <table:table-cell office:value-type="float" office:value="0.268694214876033">
                <text:p>0.268694214876033</text:p>
              </table:table-cell>
              <table:table-cell office:value-type="float" office:value="0.000148040889738861">
                <text:p>0.000148040889738861</text:p>
              </table:table-cell>
            </table:table-row>
            <table:table-row>
              <table:table-cell office:value-type="string">
                <text:p>333</text:p>
              </table:table-cell>
              <table:table-cell office:value-type="float" office:value="0.267956043956044">
                <text:p>0.267956043956044</text:p>
              </table:table-cell>
              <table:table-cell office:value-type="float" office:value="0.000147228595580244">
                <text:p>0.000147228595580244</text:p>
              </table:table-cell>
            </table:table-row>
            <table:table-row>
              <table:table-cell office:value-type="string">
                <text:p>334</text:p>
              </table:table-cell>
              <table:table-cell office:value-type="float" office:value="0.267221917808219">
                <text:p>0.267221917808219</text:p>
              </table:table-cell>
              <table:table-cell office:value-type="float" office:value="0.000146422968662038">
                <text:p>0.000146422968662038</text:p>
              </table:table-cell>
            </table:table-row>
            <table:table-row>
              <table:table-cell office:value-type="string">
                <text:p>335</text:p>
              </table:table-cell>
              <table:table-cell office:value-type="float" office:value="0.266491803278688">
                <text:p>0.266491803278688</text:p>
              </table:table-cell>
              <table:table-cell office:value-type="float" office:value="0.000145623936217863">
                <text:p>0.000145623936217863</text:p>
              </table:table-cell>
            </table:table-row>
            <table:table-row>
              <table:table-cell office:value-type="string">
                <text:p>336</text:p>
              </table:table-cell>
              <table:table-cell office:value-type="float" office:value="0.265765667574932">
                <text:p>0.265765667574932</text:p>
              </table:table-cell>
              <table:table-cell office:value-type="float" office:value="0.000144831426471353">
                <text:p>0.000144831426471353</text:p>
              </table:table-cell>
            </table:table-row>
            <table:table-row>
              <table:table-cell office:value-type="string">
                <text:p>337</text:p>
              </table:table-cell>
              <table:table-cell office:value-type="float" office:value="0.26504347826087">
                <text:p>0.26504347826087</text:p>
              </table:table-cell>
              <table:table-cell office:value-type="float" office:value="0.000144045368620038">
                <text:p>0.000144045368620038</text:p>
              </table:table-cell>
            </table:table-row>
            <table:table-row>
              <table:table-cell office:value-type="string">
                <text:p>338</text:p>
              </table:table-cell>
              <table:table-cell office:value-type="float" office:value="0.264325203252032">
                <text:p>0.264325203252032</text:p>
              </table:table-cell>
              <table:table-cell office:value-type="float" office:value="0.00014326569281953">
                <text:p>0.00014326569281953</text:p>
              </table:table-cell>
            </table:table-row>
            <table:table-row>
              <table:table-cell office:value-type="string">
                <text:p>339</text:p>
              </table:table-cell>
              <table:table-cell office:value-type="float" office:value="0.263610810810811">
                <text:p>0.263610810810811</text:p>
              </table:table-cell>
              <table:table-cell office:value-type="float" office:value="0.000142492330168006">
                <text:p>0.000142492330168006</text:p>
              </table:table-cell>
            </table:table-row>
            <table:table-row>
              <table:table-cell office:value-type="string">
                <text:p>340</text:p>
              </table:table-cell>
              <table:table-cell office:value-type="float" office:value="0.262900269541779">
                <text:p>0.262900269541779</text:p>
              </table:table-cell>
              <table:table-cell office:value-type="float" office:value="0.000141725212690986">
                <text:p>0.000141725212690986</text:p>
              </table:table-cell>
            </table:table-row>
            <table:table-row>
              <table:table-cell office:value-type="string">
                <text:p>341</text:p>
              </table:table-cell>
              <table:table-cell office:value-type="float" office:value="0.262193548387097">
                <text:p>0.262193548387097</text:p>
              </table:table-cell>
              <table:table-cell office:value-type="float" office:value="0.000140964273326396">
                <text:p>0.000140964273326396</text:p>
              </table:table-cell>
            </table:table-row>
            <table:table-row>
              <table:table-cell office:value-type="string">
                <text:p>342</text:p>
              </table:table-cell>
              <table:table-cell office:value-type="float" office:value="0.261490616621984">
                <text:p>0.261490616621984</text:p>
              </table:table-cell>
              <table:table-cell office:value-type="float" office:value="0.000140209445909911">
                <text:p>0.000140209445909911</text:p>
              </table:table-cell>
            </table:table-row>
            <table:table-row>
              <table:table-cell office:value-type="string">
                <text:p>343</text:p>
              </table:table-cell>
              <table:table-cell office:value-type="float" office:value="0.260791443850267">
                <text:p>0.260791443850267</text:p>
              </table:table-cell>
              <table:table-cell office:value-type="float" office:value="0.000139460665160571">
                <text:p>0.000139460665160571</text:p>
              </table:table-cell>
            </table:table-row>
            <table:table-row>
              <table:table-cell office:value-type="string">
                <text:p>344</text:p>
              </table:table-cell>
              <table:table-cell office:value-type="float" office:value="0.260096">
                <text:p>0.260096</text:p>
              </table:table-cell>
              <table:table-cell office:value-type="float" office:value="0.000138717866666667">
                <text:p>0.000138717866666667</text:p>
              </table:table-cell>
            </table:table-row>
            <table:table-row>
              <table:table-cell office:value-type="string">
                <text:p>345</text:p>
              </table:table-cell>
              <table:table-cell office:value-type="float" office:value="0.259404255319149">
                <text:p>0.259404255319149</text:p>
              </table:table-cell>
              <table:table-cell office:value-type="float" office:value="0.000137980986871888">
                <text:p>0.000137980986871888</text:p>
              </table:table-cell>
            </table:table-row>
            <table:table-row>
              <table:table-cell office:value-type="string">
                <text:p>346</text:p>
              </table:table-cell>
              <table:table-cell office:value-type="float" office:value="0.258716180371353">
                <text:p>0.258716180371353</text:p>
              </table:table-cell>
              <table:table-cell office:value-type="float" office:value="0.000137249963061726">
                <text:p>0.000137249963061726</text:p>
              </table:table-cell>
            </table:table-row>
            <table:table-row>
              <table:table-cell office:value-type="string">
                <text:p>347</text:p>
              </table:table-cell>
              <table:table-cell office:value-type="float" office:value="0.258031746031746">
                <text:p>0.258031746031746</text:p>
              </table:table-cell>
              <table:table-cell office:value-type="float" office:value="0.00013652473335013">
                <text:p>0.00013652473335013</text:p>
              </table:table-cell>
            </table:table-row>
            <table:table-row>
              <table:table-cell office:value-type="string">
                <text:p>348</text:p>
              </table:table-cell>
              <table:table-cell office:value-type="float" office:value="0.25735092348285">
                <text:p>0.25735092348285</text:p>
              </table:table-cell>
              <table:table-cell office:value-type="float" office:value="0.000135805236666411">
                <text:p>0.000135805236666411</text:p>
              </table:table-cell>
            </table:table-row>
            <table:table-row>
              <table:table-cell office:value-type="string">
                <text:p>349</text:p>
              </table:table-cell>
              <table:table-cell office:value-type="float" office:value="0.256673684210526">
                <text:p>0.256673684210526</text:p>
              </table:table-cell>
              <table:table-cell office:value-type="float" office:value="0.000135091412742382">
                <text:p>0.000135091412742382</text:p>
              </table:table-cell>
            </table:table-row>
            <table:table-row>
              <table:table-cell office:value-type="string">
                <text:p>350</text:p>
              </table:table-cell>
              <table:table-cell office:value-type="float" office:value="0.256">
                <text:p>0.256</text:p>
              </table:table-cell>
              <table:table-cell office:value-type="float" office:value="0.000134383202099738">
                <text:p>0.000134383202099738</text:p>
              </table:table-cell>
            </table:table-row>
            <table:table-row>
              <table:table-cell office:value-type="string">
                <text:p>351</text:p>
              </table:table-cell>
              <table:table-cell office:value-type="float" office:value="0.255329842931937">
                <text:p>0.255329842931937</text:p>
              </table:table-cell>
              <table:table-cell office:value-type="float" office:value="0.000133680546037663">
                <text:p>0.000133680546037663</text:p>
              </table:table-cell>
            </table:table-row>
            <table:table-row>
              <table:table-cell office:value-type="string">
                <text:p>352</text:p>
              </table:table-cell>
              <table:table-cell office:value-type="float" office:value="0.25466318537859">
                <text:p>0.25466318537859</text:p>
              </table:table-cell>
              <table:table-cell office:value-type="float" office:value="0.000132983386620674">
                <text:p>0.000132983386620674</text:p>
              </table:table-cell>
            </table:table-row>
            <table:table-row>
              <table:table-cell office:value-type="string">
                <text:p>353</text:p>
              </table:table-cell>
              <table:table-cell office:value-type="float" office:value="0.254">
                <text:p>0.254</text:p>
              </table:table-cell>
              <table:table-cell office:value-type="float" office:value="0.000132291666666667">
                <text:p>0.000132291666666667</text:p>
              </table:table-cell>
            </table:table-row>
            <table:table-row>
              <table:table-cell office:value-type="string">
                <text:p>354</text:p>
              </table:table-cell>
              <table:table-cell office:value-type="float" office:value="0.25334025974026">
                <text:p>0.25334025974026</text:p>
              </table:table-cell>
              <table:table-cell office:value-type="float" office:value="0.0001316053297352">
                <text:p>0.0001316053297352</text:p>
              </table:table-cell>
            </table:table-row>
            <table:table-row>
              <table:table-cell office:value-type="string">
                <text:p>355</text:p>
              </table:table-cell>
              <table:table-cell office:value-type="float" office:value="0.252683937823834">
                <text:p>0.252683937823834</text:p>
              </table:table-cell>
              <table:table-cell office:value-type="float" office:value="0.000130924320115976">
                <text:p>0.000130924320115976</text:p>
              </table:table-cell>
            </table:table-row>
            <table:table-row>
              <table:table-cell office:value-type="string">
                <text:p>356</text:p>
              </table:table-cell>
              <table:table-cell office:value-type="float" office:value="0.252031007751938">
                <text:p>0.252031007751938</text:p>
              </table:table-cell>
              <table:table-cell office:value-type="float" office:value="0.000130248582817539">
                <text:p>0.000130248582817539</text:p>
              </table:table-cell>
            </table:table-row>
            <table:table-row>
              <table:table-cell office:value-type="string">
                <text:p>357</text:p>
              </table:table-cell>
              <table:table-cell office:value-type="float" office:value="0.251381443298969">
                <text:p>0.251381443298969</text:p>
              </table:table-cell>
              <table:table-cell office:value-type="float" office:value="0.00012957806355617">
                <text:p>0.00012957806355617</text:p>
              </table:table-cell>
            </table:table-row>
            <table:table-row>
              <table:table-cell office:value-type="string">
                <text:p>358</text:p>
              </table:table-cell>
              <table:table-cell office:value-type="float" office:value="0.250735218508997">
                <text:p>0.250735218508997</text:p>
              </table:table-cell>
              <table:table-cell office:value-type="float" office:value="0.000128912708744986">
                <text:p>0.000128912708744986</text:p>
              </table:table-cell>
            </table:table-row>
            <table:table-row>
              <table:table-cell office:value-type="string">
                <text:p>359</text:p>
              </table:table-cell>
              <table:table-cell office:value-type="float" office:value="0.250092307692308">
                <text:p>0.250092307692308</text:p>
              </table:table-cell>
              <table:table-cell office:value-type="float" office:value="0.000128252465483235">
                <text:p>0.000128252465483235</text:p>
              </table:table-cell>
            </table:table-row>
            <table:table-row>
              <table:table-cell office:value-type="string">
                <text:p>360</text:p>
              </table:table-cell>
              <table:table-cell office:value-type="float" office:value="0.249452685421995">
                <text:p>0.249452685421995</text:p>
              </table:table-cell>
              <table:table-cell office:value-type="float" office:value="0.000127597281545777">
                <text:p>0.000127597281545777</text:p>
              </table:table-cell>
            </table:table-row>
            <table:table-row>
              <table:table-cell office:value-type="string">
                <text:p>361</text:p>
              </table:table-cell>
              <table:table-cell office:value-type="float" office:value="0.248816326530612">
                <text:p>0.248816326530612</text:p>
              </table:table-cell>
              <table:table-cell office:value-type="float" office:value="0.000126947105372761">
                <text:p>0.000126947105372761</text:p>
              </table:table-cell>
            </table:table-row>
            <table:table-row>
              <table:table-cell office:value-type="string">
                <text:p>362</text:p>
              </table:table-cell>
              <table:table-cell office:value-type="float" office:value="0.24818320610687">
                <text:p>0.24818320610687</text:p>
              </table:table-cell>
              <table:table-cell office:value-type="float" office:value="0.000126301886059476">
                <text:p>0.000126301886059476</text:p>
              </table:table-cell>
            </table:table-row>
            <table:table-row>
              <table:table-cell office:value-type="string">
                <text:p>363</text:p>
              </table:table-cell>
              <table:table-cell office:value-type="float" office:value="0.247553299492386">
                <text:p>0.247553299492386</text:p>
              </table:table-cell>
              <table:table-cell office:value-type="float" office:value="0.000125661573346389">
                <text:p>0.000125661573346389</text:p>
              </table:table-cell>
            </table:table-row>
            <table:table-row>
              <table:table-cell office:value-type="string">
                <text:p>364</text:p>
              </table:table-cell>
              <table:table-cell office:value-type="float" office:value="0.246926582278481">
                <text:p>0.246926582278481</text:p>
              </table:table-cell>
              <table:table-cell office:value-type="float" office:value="0.000125026117609357">
                <text:p>0.000125026117609357</text:p>
              </table:table-cell>
            </table:table-row>
            <table:table-row>
              <table:table-cell office:value-type="string">
                <text:p>365</text:p>
              </table:table-cell>
              <table:table-cell office:value-type="float" office:value="0.24630303030303">
                <text:p>0.24630303030303</text:p>
              </table:table-cell>
              <table:table-cell office:value-type="float" office:value="0.000124395469850015">
                <text:p>0.000124395469850015</text:p>
              </table:table-cell>
            </table:table-row>
            <table:table-row>
              <table:table-cell office:value-type="string">
                <text:p>366</text:p>
              </table:table-cell>
              <table:table-cell office:value-type="float" office:value="0.245682619647355">
                <text:p>0.245682619647355</text:p>
              </table:table-cell>
              <table:table-cell office:value-type="float" office:value="0.000123769581686325">
                <text:p>0.000123769581686325</text:p>
              </table:table-cell>
            </table:table-row>
            <table:table-row>
              <table:table-cell office:value-type="string">
                <text:p>367</text:p>
              </table:table-cell>
              <table:table-cell office:value-type="float" office:value="0.245065326633166">
                <text:p>0.245065326633166</text:p>
              </table:table-cell>
              <table:table-cell office:value-type="float" office:value="0.000123148405343299">
                <text:p>0.000123148405343299</text:p>
              </table:table-cell>
            </table:table-row>
            <table:table-row>
              <table:table-cell office:value-type="string">
                <text:p>368</text:p>
              </table:table-cell>
              <table:table-cell office:value-type="float" office:value="0.244451127819549">
                <text:p>0.244451127819549</text:p>
              </table:table-cell>
              <table:table-cell office:value-type="float" office:value="0.000122531893643884">
                <text:p>0.000122531893643884</text:p>
              </table:table-cell>
            </table:table-row>
            <table:table-row>
              <table:table-cell office:value-type="string">
                <text:p>369</text:p>
              </table:table-cell>
              <table:table-cell office:value-type="float" office:value="0.24384">
                <text:p>0.24384</text:p>
              </table:table-cell>
              <table:table-cell office:value-type="float" office:value="0.00012192">
                <text:p>0.00012192</text:p>
              </table:table-cell>
            </table:table-row>
            <table:table-row>
              <table:table-cell office:value-type="string">
                <text:p>370</text:p>
              </table:table-cell>
              <table:table-cell office:value-type="float" office:value="0.243231920199501">
                <text:p>0.243231920199501</text:p>
              </table:table-cell>
              <table:table-cell office:value-type="float" office:value="0.000121312678403741">
                <text:p>0.000121312678403741</text:p>
              </table:table-cell>
            </table:table-row>
            <table:table-row>
              <table:table-cell office:value-type="string">
                <text:p>371</text:p>
              </table:table-cell>
              <table:table-cell office:value-type="float" office:value="0.242626865671642">
                <text:p>0.242626865671642</text:p>
              </table:table-cell>
              <table:table-cell office:value-type="float" office:value="0.000120709883418727">
                <text:p>0.000120709883418727</text:p>
              </table:table-cell>
            </table:table-row>
            <table:table-row>
              <table:table-cell office:value-type="string">
                <text:p>372</text:p>
              </table:table-cell>
              <table:table-cell office:value-type="float" office:value="0.242024813895782">
                <text:p>0.242024813895782</text:p>
              </table:table-cell>
              <table:table-cell office:value-type="float" office:value="0.000120111570171604">
                <text:p>0.000120111570171604</text:p>
              </table:table-cell>
            </table:table-row>
            <table:table-row>
              <table:table-cell office:value-type="string">
                <text:p>373</text:p>
              </table:table-cell>
              <table:table-cell office:value-type="float" office:value="0.241425742574257">
                <text:p>0.241425742574257</text:p>
              </table:table-cell>
              <table:table-cell office:value-type="float" office:value="0.000119517694343692">
                <text:p>0.000119517694343692</text:p>
              </table:table-cell>
            </table:table-row>
            <table:table-row>
              <table:table-cell office:value-type="string">
                <text:p>374</text:p>
              </table:table-cell>
              <table:table-cell office:value-type="float" office:value="0.24082962962963">
                <text:p>0.24082962962963</text:p>
              </table:table-cell>
              <table:table-cell office:value-type="float" office:value="0.00011892821216278">
                <text:p>0.00011892821216278</text:p>
              </table:table-cell>
            </table:table-row>
            <table:table-row>
              <table:table-cell office:value-type="string">
                <text:p>375</text:p>
              </table:table-cell>
              <table:table-cell office:value-type="float" office:value="0.24023645320197">
                <text:p>0.24023645320197</text:p>
              </table:table-cell>
              <table:table-cell office:value-type="float" office:value="0.000118343080395059">
                <text:p>0.000118343080395059</text:p>
              </table:table-cell>
            </table:table-row>
            <table:table-row>
              <table:table-cell office:value-type="string">
                <text:p>376</text:p>
              </table:table-cell>
              <table:table-cell office:value-type="float" office:value="0.239646191646192">
                <text:p>0.239646191646192</text:p>
              </table:table-cell>
              <table:table-cell office:value-type="float" office:value="0.000117762256337195">
                <text:p>0.000117762256337195</text:p>
              </table:table-cell>
            </table:table-row>
            <table:table-row>
              <table:table-cell office:value-type="string">
                <text:p>377</text:p>
              </table:table-cell>
              <table:table-cell office:value-type="float" office:value="0.239058823529412">
                <text:p>0.239058823529412</text:p>
              </table:table-cell>
              <table:table-cell office:value-type="float" office:value="0.000117185697808535">
                <text:p>0.000117185697808535</text:p>
              </table:table-cell>
            </table:table-row>
            <table:table-row>
              <table:table-cell office:value-type="string">
                <text:p>378</text:p>
              </table:table-cell>
              <table:table-cell office:value-type="float" office:value="0.238474327628362">
                <text:p>0.238474327628362</text:p>
              </table:table-cell>
              <table:table-cell office:value-type="float" office:value="0.000116613363143453">
                <text:p>0.000116613363143453</text:p>
              </table:table-cell>
            </table:table-row>
            <table:table-row>
              <table:table-cell office:value-type="string">
                <text:p>379</text:p>
              </table:table-cell>
              <table:table-cell office:value-type="float" office:value="0.237892682926829">
                <text:p>0.237892682926829</text:p>
              </table:table-cell>
              <table:table-cell office:value-type="float" office:value="0.000116045211183819">
                <text:p>0.000116045211183819</text:p>
              </table:table-cell>
            </table:table-row>
            <table:table-row>
              <table:table-cell office:value-type="string">
                <text:p>380</text:p>
              </table:table-cell>
              <table:table-cell office:value-type="float" office:value="0.237313868613139">
                <text:p>0.237313868613139</text:p>
              </table:table-cell>
              <table:table-cell office:value-type="float" office:value="0.0001154812012716">
                <text:p>0.0001154812012716</text:p>
              </table:table-cell>
            </table:table-row>
            <table:table-row>
              <table:table-cell office:value-type="string">
                <text:p>381</text:p>
              </table:table-cell>
              <table:table-cell office:value-type="float" office:value="0.23673786407767">
                <text:p>0.23673786407767</text:p>
              </table:table-cell>
              <table:table-cell office:value-type="float" office:value="0.000114921293241587">
                <text:p>0.000114921293241587</text:p>
              </table:table-cell>
            </table:table-row>
            <table:table-row>
              <table:table-cell office:value-type="string">
                <text:p>382</text:p>
              </table:table-cell>
              <table:table-cell office:value-type="float" office:value="0.236164648910412">
                <text:p>0.236164648910412</text:p>
              </table:table-cell>
              <table:table-cell office:value-type="float" office:value="0.000114365447414243">
                <text:p>0.000114365447414243</text:p>
              </table:table-cell>
            </table:table-row>
            <table:table-row>
              <table:table-cell office:value-type="string">
                <text:p>383</text:p>
              </table:table-cell>
              <table:table-cell office:value-type="float" office:value="0.235594202898551">
                <text:p>0.235594202898551</text:p>
              </table:table-cell>
              <table:table-cell office:value-type="float" office:value="0.000113813624588672">
                <text:p>0.000113813624588672</text:p>
              </table:table-cell>
            </table:table-row>
            <table:table-row>
              <table:table-cell office:value-type="string">
                <text:p>384</text:p>
              </table:table-cell>
              <table:table-cell office:value-type="float" office:value="0.235026506024096">
                <text:p>0.235026506024096</text:p>
              </table:table-cell>
              <table:table-cell office:value-type="float" office:value="0.000113265786035709">
                <text:p>0.000113265786035709</text:p>
              </table:table-cell>
            </table:table-row>
            <table:table-row>
              <table:table-cell office:value-type="string">
                <text:p>385</text:p>
              </table:table-cell>
              <table:table-cell office:value-type="float" office:value="0.234461538461538">
                <text:p>0.234461538461538</text:p>
              </table:table-cell>
              <table:table-cell office:value-type="float" office:value="0.000112721893491124">
                <text:p>0.000112721893491124</text:p>
              </table:table-cell>
            </table:table-row>
            <table:table-row>
              <table:table-cell office:value-type="string">
                <text:p>386</text:p>
              </table:table-cell>
              <table:table-cell office:value-type="float" office:value="0.23389928057554">
                <text:p>0.23389928057554</text:p>
              </table:table-cell>
              <table:table-cell office:value-type="float" office:value="0.00011218190914894">
                <text:p>0.00011218190914894</text:p>
              </table:table-cell>
            </table:table-row>
            <table:table-row>
              <table:table-cell office:value-type="string">
                <text:p>387</text:p>
              </table:table-cell>
              <table:table-cell office:value-type="float" office:value="0.23333971291866">
                <text:p>0.23333971291866</text:p>
              </table:table-cell>
              <table:table-cell office:value-type="float" office:value="0.000111645795654861">
                <text:p>0.000111645795654861</text:p>
              </table:table-cell>
            </table:table-row>
            <table:table-row>
              <table:table-cell office:value-type="string">
                <text:p>388</text:p>
              </table:table-cell>
              <table:table-cell office:value-type="float" office:value="0.232782816229117">
                <text:p>0.232782816229117</text:p>
              </table:table-cell>
              <table:table-cell office:value-type="float" office:value="0.000111113516099817">
                <text:p>0.000111113516099817</text:p>
              </table:table-cell>
            </table:table-row>
            <table:table-row>
              <table:table-cell office:value-type="string">
                <text:p>389</text:p>
              </table:table-cell>
              <table:table-cell office:value-type="float" office:value="0.232228571428571">
                <text:p>0.232228571428571</text:p>
              </table:table-cell>
              <table:table-cell office:value-type="float" office:value="0.000110585034013605">
                <text:p>0.000110585034013605</text:p>
              </table:table-cell>
            </table:table-row>
            <table:table-row>
              <table:table-cell office:value-type="string">
                <text:p>390</text:p>
              </table:table-cell>
              <table:table-cell office:value-type="float" office:value="0.231676959619952">
                <text:p>0.231676959619952</text:p>
              </table:table-cell>
              <table:table-cell office:value-type="float" office:value="0.000110060313358647">
                <text:p>0.000110060313358647</text:p>
              </table:table-cell>
            </table:table-row>
            <table:table-row>
              <table:table-cell office:value-type="string">
                <text:p>391</text:p>
              </table:table-cell>
              <table:table-cell office:value-type="float" office:value="0.231127962085308">
                <text:p>0.231127962085308</text:p>
              </table:table-cell>
              <table:table-cell office:value-type="float" office:value="0.000109539318523843">
                <text:p>0.000109539318523843</text:p>
              </table:table-cell>
            </table:table-row>
            <table:table-row>
              <table:table-cell office:value-type="string">
                <text:p>392</text:p>
              </table:table-cell>
              <table:table-cell office:value-type="float" office:value="0.230581560283688">
                <text:p>0.230581560283688</text:p>
              </table:table-cell>
              <table:table-cell office:value-type="float" office:value="0.000109022014318529">
                <text:p>0.000109022014318529</text:p>
              </table:table-cell>
            </table:table-row>
            <table:table-row>
              <table:table-cell office:value-type="string">
                <text:p>393</text:p>
              </table:table-cell>
              <table:table-cell office:value-type="float" office:value="0.230037735849057">
                <text:p>0.230037735849057</text:p>
              </table:table-cell>
              <table:table-cell office:value-type="float" office:value="0.000108508365966536">
                <text:p>0.000108508365966536</text:p>
              </table:table-cell>
            </table:table-row>
            <table:table-row>
              <table:table-cell office:value-type="string">
                <text:p>394</text:p>
              </table:table-cell>
              <table:table-cell office:value-type="float" office:value="0.229496470588235">
                <text:p>0.229496470588235</text:p>
              </table:table-cell>
              <table:table-cell office:value-type="float" office:value="0.000107998339100346">
                <text:p>0.000107998339100346</text:p>
              </table:table-cell>
            </table:table-row>
            <table:table-row>
              <table:table-cell office:value-type="string">
                <text:p>395</text:p>
              </table:table-cell>
              <table:table-cell office:value-type="float" office:value="0.228957746478873">
                <text:p>0.228957746478873</text:p>
              </table:table-cell>
              <table:table-cell office:value-type="float" office:value="0.00010749189975534">
                <text:p>0.00010749189975534</text:p>
              </table:table-cell>
            </table:table-row>
            <table:table-row>
              <table:table-cell office:value-type="string">
                <text:p>396</text:p>
              </table:table-cell>
              <table:table-cell office:value-type="float" office:value="0.228421545667447">
                <text:p>0.228421545667447</text:p>
              </table:table-cell>
              <table:table-cell office:value-type="float" office:value="0.000106989014364144">
                <text:p>0.000106989014364144</text:p>
              </table:table-cell>
            </table:table-row>
            <table:table-row>
              <table:table-cell office:value-type="string">
                <text:p>397</text:p>
              </table:table-cell>
              <table:table-cell office:value-type="float" office:value="0.22788785046729">
                <text:p>0.22788785046729</text:p>
              </table:table-cell>
              <table:table-cell office:value-type="float" office:value="0.00010648964975107">
                <text:p>0.00010648964975107</text:p>
              </table:table-cell>
            </table:table-row>
            <table:table-row>
              <table:table-cell office:value-type="string">
                <text:p>398</text:p>
              </table:table-cell>
              <table:table-cell office:value-type="float" office:value="0.227356643356643">
                <text:p>0.227356643356643</text:p>
              </table:table-cell>
              <table:table-cell office:value-type="float" office:value="0.00010599377312664">
                <text:p>0.00010599377312664</text:p>
              </table:table-cell>
            </table:table-row>
            <table:table-row>
              <table:table-cell office:value-type="string">
                <text:p>399</text:p>
              </table:table-cell>
              <table:table-cell office:value-type="float" office:value="0.226827906976744">
                <text:p>0.226827906976744</text:p>
              </table:table-cell>
              <table:table-cell office:value-type="float" office:value="0.000105501352082207">
                <text:p>0.000105501352082207</text:p>
              </table:table-cell>
            </table:table-row>
            <table:table-row>
              <table:table-cell office:value-type="string">
                <text:p>400</text:p>
              </table:table-cell>
              <table:table-cell office:value-type="float" office:value="0.22630162412993">
                <text:p>0.22630162412993</text:p>
              </table:table-cell>
              <table:table-cell office:value-type="float" office:value="0.000105012354584654">
                <text:p>0.000105012354584654</text:p>
              </table:table-cell>
            </table:table-row>
            <table:table-row>
              <table:table-cell office:value-type="string">
                <text:p>401</text:p>
              </table:table-cell>
              <table:table-cell office:value-type="float" office:value="0.225777777777778">
                <text:p>0.225777777777778</text:p>
              </table:table-cell>
              <table:table-cell office:value-type="float" office:value="0.000104526748971193">
                <text:p>0.000104526748971193</text:p>
              </table:table-cell>
            </table:table-row>
            <table:table-row>
              <table:table-cell office:value-type="string">
                <text:p>402</text:p>
              </table:table-cell>
              <table:table-cell office:value-type="float" office:value="0.225256351039261">
                <text:p>0.225256351039261</text:p>
              </table:table-cell>
              <table:table-cell office:value-type="float" office:value="0.000104044503944231">
                <text:p>0.000104044503944231</text:p>
              </table:table-cell>
            </table:table-row>
            <table:table-row>
              <table:table-cell office:value-type="string">
                <text:p>403</text:p>
              </table:table-cell>
              <table:table-cell office:value-type="float" office:value="0.22473732718894">
                <text:p>0.22473732718894</text:p>
              </table:table-cell>
              <table:table-cell office:value-type="float" office:value="0.000103565588566332">
                <text:p>0.000103565588566332</text:p>
              </table:table-cell>
            </table:table-row>
            <table:table-row>
              <table:table-cell office:value-type="string">
                <text:p>404</text:p>
              </table:table-cell>
              <table:table-cell office:value-type="float" office:value="0.224220689655172">
                <text:p>0.224220689655172</text:p>
              </table:table-cell>
              <table:table-cell office:value-type="float" office:value="0.000103089972255252">
                <text:p>0.000103089972255252</text:p>
              </table:table-cell>
            </table:table-row>
            <table:table-row>
              <table:table-cell office:value-type="string">
                <text:p>405</text:p>
              </table:table-cell>
              <table:table-cell office:value-type="float" office:value="0.223706422018349">
                <text:p>0.223706422018349</text:p>
              </table:table-cell>
              <table:table-cell office:value-type="float" office:value="0.000102617624779059">
                <text:p>0.000102617624779059</text:p>
              </table:table-cell>
            </table:table-row>
            <table:table-row>
              <table:table-cell office:value-type="string">
                <text:p>406</text:p>
              </table:table-cell>
              <table:table-cell office:value-type="float" office:value="0.223194508009153">
                <text:p>0.223194508009153</text:p>
              </table:table-cell>
              <table:table-cell office:value-type="float" office:value="0.000102148516251329">
                <text:p>0.000102148516251329</text:p>
              </table:table-cell>
            </table:table-row>
            <table:table-row>
              <table:table-cell office:value-type="string">
                <text:p>407</text:p>
              </table:table-cell>
              <table:table-cell office:value-type="float" office:value="0.222684931506849">
                <text:p>0.222684931506849</text:p>
              </table:table-cell>
              <table:table-cell office:value-type="float" office:value="0.000101682617126415">
                <text:p>0.000101682617126415</text:p>
              </table:table-cell>
            </table:table-row>
            <table:table-row>
              <table:table-cell office:value-type="string">
                <text:p>408</text:p>
              </table:table-cell>
              <table:table-cell office:value-type="float" office:value="0.222177676537585">
                <text:p>0.222177676537585</text:p>
              </table:table-cell>
              <table:table-cell office:value-type="float" office:value="0.0001012198981948">
                <text:p>0.0001012198981948</text:p>
              </table:table-cell>
            </table:table-row>
            <table:table-row>
              <table:table-cell office:value-type="string">
                <text:p>409</text:p>
              </table:table-cell>
              <table:table-cell office:value-type="float" office:value="0.221672727272727">
                <text:p>0.221672727272727</text:p>
              </table:table-cell>
              <table:table-cell office:value-type="float" office:value="0.000100760330578512">
                <text:p>0.000100760330578512</text:p>
              </table:table-cell>
            </table:table-row>
            <table:table-row>
              <table:table-cell office:value-type="string">
                <text:p>410</text:p>
              </table:table-cell>
              <table:table-cell office:value-type="float" office:value="0.221170068027211">
                <text:p>0.221170068027211</text:p>
              </table:table-cell>
              <table:table-cell office:value-type="float" office:value="0.000100303885726626">
                <text:p>0.000100303885726626</text:p>
              </table:table-cell>
            </table:table-row>
            <table:table-row>
              <table:table-cell office:value-type="string">
                <text:p>411</text:p>
              </table:table-cell>
              <table:table-cell office:value-type="float" office:value="0.220669683257919">
                <text:p>0.220669683257919</text:p>
              </table:table-cell>
              <table:table-cell office:value-type="float" office:value="0.0000998505354108229">
                <text:p>0.0000998505354108229</text:p>
              </table:table-cell>
            </table:table-row>
            <table:table-row>
              <table:table-cell office:value-type="string">
                <text:p>412</text:p>
              </table:table-cell>
              <table:table-cell office:value-type="float" office:value="0.220171557562077">
                <text:p>0.220171557562077</text:p>
              </table:table-cell>
              <table:table-cell office:value-type="float" office:value="0.0000994002517210279">
                <text:p>0.0000994002517210279</text:p>
              </table:table-cell>
            </table:table-row>
            <table:table-row>
              <table:table-cell office:value-type="string">
                <text:p>413</text:p>
              </table:table-cell>
              <table:table-cell office:value-type="float" office:value="0.219675675675676">
                <text:p>0.219675675675676</text:p>
              </table:table-cell>
              <table:table-cell office:value-type="float" office:value="0.0000989530070611152">
                <text:p>0.0000989530070611152</text:p>
              </table:table-cell>
            </table:table-row>
            <table:table-row>
              <table:table-cell office:value-type="string">
                <text:p>414</text:p>
              </table:table-cell>
              <table:table-cell office:value-type="float" office:value="0.21918202247191">
                <text:p>0.21918202247191</text:p>
              </table:table-cell>
              <table:table-cell office:value-type="float" office:value="0.0000985087741446787">
                <text:p>0.0000985087741446787</text:p>
              </table:table-cell>
            </table:table-row>
            <table:table-row>
              <table:table-cell office:value-type="string">
                <text:p>415</text:p>
              </table:table-cell>
              <table:table-cell office:value-type="float" office:value="0.218690582959641">
                <text:p>0.218690582959641</text:p>
              </table:table-cell>
              <table:table-cell office:value-type="float" office:value="0.0000980675259908705">
                <text:p>0.0000980675259908705</text:p>
              </table:table-cell>
            </table:table-row>
            <table:table-row>
              <table:table-cell office:value-type="string">
                <text:p>416</text:p>
              </table:table-cell>
              <table:table-cell office:value-type="float" office:value="0.218201342281879">
                <text:p>0.218201342281879</text:p>
              </table:table-cell>
              <table:table-cell office:value-type="float" office:value="0.0000976292359203039">
                <text:p>0.0000976292359203039</text:p>
              </table:table-cell>
            </table:table-row>
            <table:table-row>
              <table:table-cell office:value-type="string">
                <text:p>417</text:p>
              </table:table-cell>
              <table:table-cell office:value-type="float" office:value="0.217714285714286">
                <text:p>0.217714285714286</text:p>
              </table:table-cell>
              <table:table-cell office:value-type="float" office:value="0.0000971938775510204">
                <text:p>0.0000971938775510204</text:p>
              </table:table-cell>
            </table:table-row>
            <table:table-row>
              <table:table-cell office:value-type="string">
                <text:p>418</text:p>
              </table:table-cell>
              <table:table-cell office:value-type="float" office:value="0.217229398663697">
                <text:p>0.217229398663697</text:p>
              </table:table-cell>
              <table:table-cell office:value-type="float" office:value="0.0000967614247945198">
                <text:p>0.0000967614247945198</text:p>
              </table:table-cell>
            </table:table-row>
            <table:table-row>
              <table:table-cell office:value-type="string">
                <text:p>419</text:p>
              </table:table-cell>
              <table:table-cell office:value-type="float" office:value="0.216746666666667">
                <text:p>0.216746666666667</text:p>
              </table:table-cell>
              <table:table-cell office:value-type="float" office:value="0.0000963318518518518">
                <text:p>0.0000963318518518518</text:p>
              </table:table-cell>
            </table:table-row>
            <table:table-row>
              <table:table-cell office:value-type="string">
                <text:p>420</text:p>
              </table:table-cell>
              <table:table-cell office:value-type="float" office:value="0.216266075388027">
                <text:p>0.216266075388027</text:p>
              </table:table-cell>
              <table:table-cell office:value-type="float" office:value="0.0000959051332097679">
                <text:p>0.0000959051332097679</text:p>
              </table:table-cell>
            </table:table-row>
            <table:table-row>
              <table:table-cell office:value-type="string">
                <text:p>421</text:p>
              </table:table-cell>
              <table:table-cell office:value-type="float" office:value="0.215787610619469">
                <text:p>0.215787610619469</text:p>
              </table:table-cell>
              <table:table-cell office:value-type="float" office:value="0.0000954812436369332">
                <text:p>0.0000954812436369332</text:p>
              </table:table-cell>
            </table:table-row>
            <table:table-row>
              <table:table-cell office:value-type="string">
                <text:p>422</text:p>
              </table:table-cell>
              <table:table-cell office:value-type="float" office:value="0.215311258278146">
                <text:p>0.215311258278146</text:p>
              </table:table-cell>
              <table:table-cell office:value-type="float" office:value="0.0000950601581801968">
                <text:p>0.0000950601581801968</text:p>
              </table:table-cell>
            </table:table-row>
            <table:table-row>
              <table:table-cell office:value-type="string">
                <text:p>423</text:p>
              </table:table-cell>
              <table:table-cell office:value-type="float" office:value="0.214837004405286">
                <text:p>0.214837004405286</text:p>
              </table:table-cell>
              <table:table-cell office:value-type="float" office:value="0.0000946418521609191">
                <text:p>0.0000946418521609191</text:p>
              </table:table-cell>
            </table:table-row>
            <table:table-row>
              <table:table-cell office:value-type="string">
                <text:p>424</text:p>
              </table:table-cell>
              <table:table-cell office:value-type="float" office:value="0.214364835164835">
                <text:p>0.214364835164835</text:p>
              </table:table-cell>
              <table:table-cell office:value-type="float" office:value="0.0000942263011713561">
                <text:p>0.0000942263011713561</text:p>
              </table:table-cell>
            </table:table-row>
            <table:table-row>
              <table:table-cell office:value-type="string">
                <text:p>425</text:p>
              </table:table-cell>
              <table:table-cell office:value-type="float" office:value="0.213894736842105">
                <text:p>0.213894736842105</text:p>
              </table:table-cell>
              <table:table-cell office:value-type="float" office:value="0.0000938134810710988">
                <text:p>0.0000938134810710988</text:p>
              </table:table-cell>
            </table:table-row>
            <table:table-row>
              <table:table-cell office:value-type="string">
                <text:p>426</text:p>
              </table:table-cell>
              <table:table-cell office:value-type="float" office:value="0.213426695842451">
                <text:p>0.213426695842451</text:p>
              </table:table-cell>
              <table:table-cell office:value-type="float" office:value="0.0000934033679835671">
                <text:p>0.0000934033679835671</text:p>
              </table:table-cell>
            </table:table-row>
            <table:table-row>
              <table:table-cell office:value-type="string">
                <text:p>427</text:p>
              </table:table-cell>
              <table:table-cell office:value-type="float" office:value="0.212960698689956">
                <text:p>0.212960698689956</text:p>
              </table:table-cell>
              <table:table-cell office:value-type="float" office:value="0.0000929959382925573">
                <text:p>0.0000929959382925573</text:p>
              </table:table-cell>
            </table:table-row>
            <table:table-row>
              <table:table-cell office:value-type="string">
                <text:p>428</text:p>
              </table:table-cell>
              <table:table-cell office:value-type="float" office:value="0.212496732026144">
                <text:p>0.212496732026144</text:p>
              </table:table-cell>
              <table:table-cell office:value-type="float" office:value="0.0000925911686388426">
                <text:p>0.0000925911686388426</text:p>
              </table:table-cell>
            </table:table-row>
            <table:table-row>
              <table:table-cell office:value-type="string">
                <text:p>429</text:p>
              </table:table-cell>
              <table:table-cell office:value-type="float" office:value="0.212034782608696">
                <text:p>0.212034782608696</text:p>
              </table:table-cell>
              <table:table-cell office:value-type="float" office:value="0.0000921890359168242">
                <text:p>0.0000921890359168242</text:p>
              </table:table-cell>
            </table:table-row>
            <table:table-row>
              <table:table-cell office:value-type="string">
                <text:p>430</text:p>
              </table:table-cell>
              <table:table-cell office:value-type="float" office:value="0.211574837310195">
                <text:p>0.211574837310195</text:p>
              </table:table-cell>
              <table:table-cell office:value-type="float" office:value="0.0000917895172712344">
                <text:p>0.0000917895172712344</text:p>
              </table:table-cell>
            </table:table-row>
            <table:table-row>
              <table:table-cell office:value-type="string">
                <text:p>431</text:p>
              </table:table-cell>
              <table:table-cell office:value-type="float" office:value="0.211116883116883">
                <text:p>0.211116883116883</text:p>
              </table:table-cell>
              <table:table-cell office:value-type="float" office:value="0.0000913925900938888">
                <text:p>0.0000913925900938888</text:p>
              </table:table-cell>
            </table:table-row>
            <table:table-row>
              <table:table-cell office:value-type="string">
                <text:p>432</text:p>
              </table:table-cell>
              <table:table-cell office:value-type="float" office:value="0.21066090712743">
                <text:p>0.21066090712743</text:p>
              </table:table-cell>
              <table:table-cell office:value-type="float" office:value="0.000090998232020488">
                <text:p>0.000090998232020488</text:p>
              </table:table-cell>
            </table:table-row>
            <table:table-row>
              <table:table-cell office:value-type="string">
                <text:p>433</text:p>
              </table:table-cell>
              <table:table-cell office:value-type="float" office:value="0.210206896551724">
                <text:p>0.210206896551724</text:p>
              </table:table-cell>
              <table:table-cell office:value-type="float" office:value="0.0000906064209274673">
                <text:p>0.0000906064209274673</text:p>
              </table:table-cell>
            </table:table-row>
            <table:table-row>
              <table:table-cell office:value-type="string">
                <text:p>434</text:p>
              </table:table-cell>
              <table:table-cell office:value-type="float" office:value="0.209754838709677">
                <text:p>0.209754838709677</text:p>
              </table:table-cell>
              <table:table-cell office:value-type="float" office:value="0.0000902171349288935">
                <text:p>0.0000902171349288935</text:p>
              </table:table-cell>
            </table:table-row>
            <table:table-row>
              <table:table-cell office:value-type="string">
                <text:p>435</text:p>
              </table:table-cell>
              <table:table-cell office:value-type="float" office:value="0.209304721030043">
                <text:p>0.209304721030043</text:p>
              </table:table-cell>
              <table:table-cell office:value-type="float" office:value="0.0000898303523734089">
                <text:p>0.0000898303523734089</text:p>
              </table:table-cell>
            </table:table-row>
            <table:table-row>
              <table:table-cell office:value-type="string">
                <text:p>436</text:p>
              </table:table-cell>
              <table:table-cell office:value-type="float" office:value="0.20885653104925">
                <text:p>0.20885653104925</text:p>
              </table:table-cell>
              <table:table-cell office:value-type="float" office:value="0.0000894460518412208">
                <text:p>0.0000894460518412208</text:p>
              </table:table-cell>
            </table:table-row>
            <table:table-row>
              <table:table-cell office:value-type="string">
                <text:p>437</text:p>
              </table:table-cell>
              <table:table-cell office:value-type="float" office:value="0.208410256410256">
                <text:p>0.208410256410256</text:p>
              </table:table-cell>
              <table:table-cell office:value-type="float" office:value="0.0000890642121411352">
                <text:p>0.0000890642121411352</text:p>
              </table:table-cell>
            </table:table-row>
            <table:table-row>
              <table:table-cell office:value-type="string">
                <text:p>438</text:p>
              </table:table-cell>
              <table:table-cell office:value-type="float" office:value="0.207965884861407">
                <text:p>0.207965884861407</text:p>
              </table:table-cell>
              <table:table-cell office:value-type="float" office:value="0.0000886848123076363">
                <text:p>0.0000886848123076363</text:p>
              </table:table-cell>
            </table:table-row>
            <table:table-row>
              <table:table-cell office:value-type="string">
                <text:p>439</text:p>
              </table:table-cell>
              <table:table-cell office:value-type="float" office:value="0.207523404255319">
                <text:p>0.207523404255319</text:p>
              </table:table-cell>
              <table:table-cell office:value-type="float" office:value="0.0000883078315980081">
                <text:p>0.0000883078315980081</text:p>
              </table:table-cell>
            </table:table-row>
            <table:table-row>
              <table:table-cell office:value-type="string">
                <text:p>440</text:p>
              </table:table-cell>
              <table:table-cell office:value-type="float" office:value="0.207082802547771">
                <text:p>0.207082802547771</text:p>
              </table:table-cell>
              <table:table-cell office:value-type="float" office:value="0.0000879332494894992">
                <text:p>0.0000879332494894992</text:p>
              </table:table-cell>
            </table:table-row>
            <table:table-row>
              <table:table-cell office:value-type="string">
                <text:p>441</text:p>
              </table:table-cell>
              <table:table-cell office:value-type="float" office:value="0.20664406779661">
                <text:p>0.20664406779661</text:p>
              </table:table-cell>
              <table:table-cell office:value-type="float" office:value="0.0000875610456765297">
                <text:p>0.0000875610456765297</text:p>
              </table:table-cell>
            </table:table-row>
            <table:table-row>
              <table:table-cell office:value-type="string">
                <text:p>442</text:p>
              </table:table-cell>
              <table:table-cell office:value-type="float" office:value="0.206207188160676">
                <text:p>0.206207188160676</text:p>
              </table:table-cell>
              <table:table-cell office:value-type="float" office:value="0.0000871912000679393">
                <text:p>0.0000871912000679393</text:p>
              </table:table-cell>
            </table:table-row>
            <table:table-row>
              <table:table-cell office:value-type="string">
                <text:p>443</text:p>
              </table:table-cell>
              <table:table-cell office:value-type="float" office:value="0.205772151898734">
                <text:p>0.205772151898734</text:p>
              </table:table-cell>
              <table:table-cell office:value-type="float" office:value="0.000086823692784276">
                <text:p>0.000086823692784276</text:p>
              </table:table-cell>
            </table:table-row>
            <table:table-row>
              <table:table-cell office:value-type="string">
                <text:p>444</text:p>
              </table:table-cell>
              <table:table-cell office:value-type="float" office:value="0.205338947368421">
                <text:p>0.205338947368421</text:p>
              </table:table-cell>
              <table:table-cell office:value-type="float" office:value="0.0000864585041551247">
                <text:p>0.0000864585041551247</text:p>
              </table:table-cell>
            </table:table-row>
            <table:table-row>
              <table:table-cell office:value-type="string">
                <text:p>445</text:p>
              </table:table-cell>
              <table:table-cell office:value-type="float" office:value="0.20490756302521">
                <text:p>0.20490756302521</text:p>
              </table:table-cell>
              <table:table-cell office:value-type="float" office:value="0.0000860956147164748">
                <text:p>0.0000860956147164748</text:p>
              </table:table-cell>
            </table:table-row>
            <table:table-row>
              <table:table-cell office:value-type="string">
                <text:p>446</text:p>
              </table:table-cell>
              <table:table-cell office:value-type="float" office:value="0.204477987421384">
                <text:p>0.204477987421384</text:p>
              </table:table-cell>
              <table:table-cell office:value-type="float" office:value="0.0000857350052081273">
                <text:p>0.0000857350052081273</text:p>
              </table:table-cell>
            </table:table-row>
            <table:table-row>
              <table:table-cell office:value-type="string">
                <text:p>447</text:p>
              </table:table-cell>
              <table:table-cell office:value-type="float" office:value="0.204050209205021">
                <text:p>0.204050209205021</text:p>
              </table:table-cell>
              <table:table-cell office:value-type="float" office:value="0.0000853766565711384">
                <text:p>0.0000853766565711384</text:p>
              </table:table-cell>
            </table:table-row>
            <table:table-row>
              <table:table-cell office:value-type="string">
                <text:p>448</text:p>
              </table:table-cell>
              <table:table-cell office:value-type="float" office:value="0.203624217118998">
                <text:p>0.203624217118998</text:p>
              </table:table-cell>
              <table:table-cell office:value-type="float" office:value="0.0000850205499453018">
                <text:p>0.0000850205499453018</text:p>
              </table:table-cell>
            </table:table-row>
            <table:table-row>
              <table:table-cell office:value-type="string">
                <text:p>449</text:p>
              </table:table-cell>
              <table:table-cell office:value-type="float" office:value="0.2032">
                <text:p>0.2032</text:p>
              </table:table-cell>
              <table:table-cell office:value-type="float" office:value="0.0000846666666666667">
                <text:p>0.0000846666666666667</text:p>
              </table:table-cell>
            </table:table-row>
            <table:table-row>
              <table:table-cell office:value-type="string">
                <text:p>450</text:p>
              </table:table-cell>
              <table:table-cell office:value-type="float" office:value="0.202777546777547">
                <text:p>0.202777546777547</text:p>
              </table:table-cell>
              <table:table-cell office:value-type="float" office:value="0.0000843149882650922">
                <text:p>0.0000843149882650922</text:p>
              </table:table-cell>
            </table:table-row>
            <table:table-row>
              <table:table-cell office:value-type="string">
                <text:p>451</text:p>
              </table:table-cell>
              <table:table-cell office:value-type="float" office:value="0.202356846473029">
                <text:p>0.202356846473029</text:p>
              </table:table-cell>
              <table:table-cell office:value-type="float" office:value="0.0000839654964618378">
                <text:p>0.0000839654964618378</text:p>
              </table:table-cell>
            </table:table-row>
            <table:table-row>
              <table:table-cell office:value-type="string">
                <text:p>452</text:p>
              </table:table-cell>
              <table:table-cell office:value-type="float" office:value="0.201937888198758">
                <text:p>0.201937888198758</text:p>
              </table:table-cell>
              <table:table-cell office:value-type="float" office:value="0.0000836181731671875">
                <text:p>0.0000836181731671875</text:p>
              </table:table-cell>
            </table:table-row>
            <table:table-row>
              <table:table-cell office:value-type="string">
                <text:p>453</text:p>
              </table:table-cell>
              <table:table-cell office:value-type="float" office:value="0.201520661157025">
                <text:p>0.201520661157025</text:p>
              </table:table-cell>
              <table:table-cell office:value-type="float" office:value="0.0000832730004781094">
                <text:p>0.0000832730004781094</text:p>
              </table:table-cell>
            </table:table-row>
            <table:table-row>
              <table:table-cell office:value-type="string">
                <text:p>454</text:p>
              </table:table-cell>
              <table:table-cell office:value-type="float" office:value="0.201105154639175">
                <text:p>0.201105154639175</text:p>
              </table:table-cell>
              <table:table-cell office:value-type="float" office:value="0.0000829299606759485">
                <text:p>0.0000829299606759485</text:p>
              </table:table-cell>
            </table:table-row>
            <table:table-row>
              <table:table-cell office:value-type="string">
                <text:p>455</text:p>
              </table:table-cell>
              <table:table-cell office:value-type="float" office:value="0.200691358024691">
                <text:p>0.200691358024691</text:p>
              </table:table-cell>
              <table:table-cell office:value-type="float" office:value="0.0000825890362241528">
                <text:p>0.0000825890362241528</text:p>
              </table:table-cell>
            </table:table-row>
            <table:table-row>
              <table:table-cell office:value-type="string">
                <text:p>456</text:p>
              </table:table-cell>
              <table:table-cell office:value-type="float" office:value="0.200279260780287">
                <text:p>0.200279260780287</text:p>
              </table:table-cell>
              <table:table-cell office:value-type="float" office:value="0.0000822502097660318">
                <text:p>0.0000822502097660318</text:p>
              </table:table-cell>
            </table:table-row>
            <table:table-row>
              <table:table-cell office:value-type="string">
                <text:p>457</text:p>
              </table:table-cell>
              <table:table-cell office:value-type="float" office:value="0.199868852459016">
                <text:p>0.199868852459016</text:p>
              </table:table-cell>
              <table:table-cell office:value-type="float" office:value="0.0000819134641225477">
                <text:p>0.0000819134641225477</text:p>
              </table:table-cell>
            </table:table-row>
            <table:table-row>
              <table:table-cell office:value-type="string">
                <text:p>458</text:p>
              </table:table-cell>
              <table:table-cell office:value-type="float" office:value="0.199460122699386">
                <text:p>0.199460122699386</text:p>
              </table:table-cell>
              <table:table-cell office:value-type="float" office:value="0.0000815787822901376">
                <text:p>0.0000815787822901376</text:p>
              </table:table-cell>
            </table:table-row>
            <table:table-row>
              <table:table-cell office:value-type="string">
                <text:p>459</text:p>
              </table:table-cell>
              <table:table-cell office:value-type="float" office:value="0.19905306122449">
                <text:p>0.19905306122449</text:p>
              </table:table-cell>
              <table:table-cell office:value-type="float" office:value="0.0000812461474385673">
                <text:p>0.0000812461474385673</text:p>
              </table:table-cell>
            </table:table-row>
            <table:table-row>
              <table:table-cell office:value-type="string">
                <text:p>460</text:p>
              </table:table-cell>
              <table:table-cell office:value-type="float" office:value="0.198647657841141">
                <text:p>0.198647657841141</text:p>
              </table:table-cell>
              <table:table-cell office:value-type="float" office:value="0.0000809155429088149">
                <text:p>0.0000809155429088149</text:p>
              </table:table-cell>
            </table:table-row>
            <table:table-row>
              <table:table-cell office:value-type="string">
                <text:p>461</text:p>
              </table:table-cell>
              <table:table-cell office:value-type="float" office:value="0.198243902439024">
                <text:p>0.198243902439024</text:p>
              </table:table-cell>
              <table:table-cell office:value-type="float" office:value="0.0000805869522109855">
                <text:p>0.0000805869522109855</text:p>
              </table:table-cell>
            </table:table-row>
            <table:table-row>
              <table:table-cell office:value-type="string">
                <text:p>462</text:p>
              </table:table-cell>
              <table:table-cell office:value-type="float" office:value="0.197841784989858">
                <text:p>0.197841784989858</text:p>
              </table:table-cell>
              <table:table-cell office:value-type="float" office:value="0.0000802603590222548">
                <text:p>0.0000802603590222548</text:p>
              </table:table-cell>
            </table:table-row>
            <table:table-row>
              <table:table-cell office:value-type="string">
                <text:p>463</text:p>
              </table:table-cell>
              <table:table-cell office:value-type="float" office:value="0.197441295546559">
                <text:p>0.197441295546559</text:p>
              </table:table-cell>
              <table:table-cell office:value-type="float" office:value="0.0000799357471848416">
                <text:p>0.0000799357471848416</text:p>
              </table:table-cell>
            </table:table-row>
            <table:table-row>
              <table:table-cell office:value-type="string">
                <text:p>464</text:p>
              </table:table-cell>
              <table:table-cell office:value-type="float" office:value="0.197042424242424">
                <text:p>0.197042424242424</text:p>
              </table:table-cell>
              <table:table-cell office:value-type="float" office:value="0.0000796131007040098">
                <text:p>0.0000796131007040098</text:p>
              </table:table-cell>
            </table:table-row>
            <table:table-row>
              <table:table-cell office:value-type="string">
                <text:p>465</text:p>
              </table:table-cell>
              <table:table-cell office:value-type="float" office:value="0.196645161290323">
                <text:p>0.196645161290323</text:p>
              </table:table-cell>
              <table:table-cell office:value-type="float" office:value="0.0000792924037460978">
                <text:p>0.0000792924037460978</text:p>
              </table:table-cell>
            </table:table-row>
            <table:table-row>
              <table:table-cell office:value-type="string">
                <text:p>466</text:p>
              </table:table-cell>
              <table:table-cell office:value-type="float" office:value="0.196249496981891">
                <text:p>0.196249496981891</text:p>
              </table:table-cell>
              <table:table-cell office:value-type="float" office:value="0.000078973640636576">
                <text:p>0.000078973640636576</text:p>
              </table:table-cell>
            </table:table-row>
            <table:table-row>
              <table:table-cell office:value-type="string">
                <text:p>467</text:p>
              </table:table-cell>
              <table:table-cell office:value-type="float" office:value="0.195855421686747">
                <text:p>0.195855421686747</text:p>
              </table:table-cell>
              <table:table-cell office:value-type="float" office:value="0.0000786567958581313">
                <text:p>0.0000786567958581313</text:p>
              </table:table-cell>
            </table:table-row>
            <table:table-row>
              <table:table-cell office:value-type="string">
                <text:p>468</text:p>
              </table:table-cell>
              <table:table-cell office:value-type="float" office:value="0.195462925851703">
                <text:p>0.195462925851703</text:p>
              </table:table-cell>
              <table:table-cell office:value-type="float" office:value="0.0000783418540487789">
                <text:p>0.0000783418540487789</text:p>
              </table:table-cell>
            </table:table-row>
            <table:table-row>
              <table:table-cell office:value-type="string">
                <text:p>469</text:p>
              </table:table-cell>
              <table:table-cell office:value-type="float" office:value="0.195072">
                <text:p>0.195072</text:p>
              </table:table-cell>
              <table:table-cell office:value-type="float" office:value="0.0000780288">
                <text:p>0.0000780288</text:p>
              </table:table-cell>
            </table:table-row>
            <table:table-row>
              <table:table-cell office:value-type="string">
                <text:p>470</text:p>
              </table:table-cell>
              <table:table-cell office:value-type="float" office:value="0.194682634730539">
                <text:p>0.194682634730539</text:p>
              </table:table-cell>
              <table:table-cell office:value-type="float" office:value="0.0000777176186549057">
                <text:p>0.0000777176186549057</text:p>
              </table:table-cell>
            </table:table-row>
            <table:table-row>
              <table:table-cell office:value-type="string">
                <text:p>471</text:p>
              </table:table-cell>
              <table:table-cell office:value-type="float" office:value="0.194294820717131">
                <text:p>0.194294820717131</text:p>
              </table:table-cell>
              <table:table-cell office:value-type="float" office:value="0.0000774082951064269">
                <text:p>0.0000774082951064269</text:p>
              </table:table-cell>
            </table:table-row>
            <table:table-row>
              <table:table-cell office:value-type="string">
                <text:p>472</text:p>
              </table:table-cell>
              <table:table-cell office:value-type="float" office:value="0.193908548707753">
                <text:p>0.193908548707753</text:p>
              </table:table-cell>
              <table:table-cell office:value-type="float" office:value="0.0000771008145955282">
                <text:p>0.0000771008145955282</text:p>
              </table:table-cell>
            </table:table-row>
            <table:table-row>
              <table:table-cell office:value-type="string">
                <text:p>473</text:p>
              </table:table-cell>
              <table:table-cell office:value-type="float" office:value="0.193523809523809">
                <text:p>0.193523809523809</text:p>
              </table:table-cell>
              <table:table-cell office:value-type="float" office:value="0.0000767951625094482">
                <text:p>0.0000767951625094482</text:p>
              </table:table-cell>
            </table:table-row>
            <table:table-row>
              <table:table-cell office:value-type="string">
                <text:p>474</text:p>
              </table:table-cell>
              <table:table-cell office:value-type="float" office:value="0.193140594059406">
                <text:p>0.193140594059406</text:p>
              </table:table-cell>
              <table:table-cell office:value-type="float" office:value="0.0000764913243799627">
                <text:p>0.0000764913243799627</text:p>
              </table:table-cell>
            </table:table-row>
            <table:table-row>
              <table:table-cell office:value-type="string">
                <text:p>475</text:p>
              </table:table-cell>
              <table:table-cell office:value-type="float" office:value="0.192758893280632">
                <text:p>0.192758893280632</text:p>
              </table:table-cell>
              <table:table-cell office:value-type="float" office:value="0.0000761892858816729">
                <text:p>0.0000761892858816729</text:p>
              </table:table-cell>
            </table:table-row>
            <table:table-row>
              <table:table-cell office:value-type="string">
                <text:p>476</text:p>
              </table:table-cell>
              <table:table-cell office:value-type="float" office:value="0.192378698224852">
                <text:p>0.192378698224852</text:p>
              </table:table-cell>
              <table:table-cell office:value-type="float" office:value="0.0000758890328303164">
                <text:p>0.0000758890328303164</text:p>
              </table:table-cell>
            </table:table-row>
            <table:table-row>
              <table:table-cell office:value-type="string">
                <text:p>477</text:p>
              </table:table-cell>
              <table:table-cell office:value-type="float" office:value="0.192">
                <text:p>0.192</text:p>
              </table:table-cell>
              <table:table-cell office:value-type="float" office:value="0.0000755905511811023">
                <text:p>0.0000755905511811023</text:p>
              </table:table-cell>
            </table:table-row>
            <table:table-row>
              <table:table-cell office:value-type="string">
                <text:p>478</text:p>
              </table:table-cell>
              <table:table-cell office:value-type="float" office:value="0.19162278978389">
                <text:p>0.19162278978389</text:p>
              </table:table-cell>
              <table:table-cell office:value-type="float" office:value="0.0000752938270270687">
                <text:p>0.0000752938270270687</text:p>
              </table:table-cell>
            </table:table-row>
            <table:table-row>
              <table:table-cell office:value-type="string">
                <text:p>479</text:p>
              </table:table-cell>
              <table:table-cell office:value-type="float" office:value="0.191247058823529">
                <text:p>0.191247058823529</text:p>
              </table:table-cell>
              <table:table-cell office:value-type="float" office:value="0.0000749988465974625">
                <text:p>0.0000749988465974625</text:p>
              </table:table-cell>
            </table:table-row>
            <table:table-row>
              <table:table-cell office:value-type="string">
                <text:p>480</text:p>
              </table:table-cell>
              <table:table-cell office:value-type="float" office:value="0.190872798434442">
                <text:p>0.190872798434442</text:p>
              </table:table-cell>
              <table:table-cell office:value-type="float" office:value="0.0000747055962561418">
                <text:p>0.0000747055962561418</text:p>
              </table:table-cell>
            </table:table-row>
            <table:table-row>
              <table:table-cell office:value-type="string">
                <text:p>481</text:p>
              </table:table-cell>
              <table:table-cell office:value-type="float" office:value="0.1905">
                <text:p>0.1905</text:p>
              </table:table-cell>
              <table:table-cell office:value-type="float" office:value="0.0000744140625">
                <text:p>0.0000744140625</text:p>
              </table:table-cell>
            </table:table-row>
            <table:table-row>
              <table:table-cell office:value-type="string">
                <text:p>482</text:p>
              </table:table-cell>
              <table:table-cell office:value-type="float" office:value="0.19012865497076">
                <text:p>0.19012865497076</text:p>
              </table:table-cell>
              <table:table-cell office:value-type="float" office:value="0.0000741242319574114">
                <text:p>0.0000741242319574114</text:p>
              </table:table-cell>
            </table:table-row>
            <table:table-row>
              <table:table-cell office:value-type="string">
                <text:p>483</text:p>
              </table:table-cell>
              <table:table-cell office:value-type="float" office:value="0.189758754863813">
                <text:p>0.189758754863813</text:p>
              </table:table-cell>
              <table:table-cell office:value-type="float" office:value="0.0000738360913866977">
                <text:p>0.0000738360913866977</text:p>
              </table:table-cell>
            </table:table-row>
            <table:table-row>
              <table:table-cell office:value-type="string">
                <text:p>484</text:p>
              </table:table-cell>
              <table:table-cell office:value-type="float" office:value="0.189390291262136">
                <text:p>0.189390291262136</text:p>
              </table:table-cell>
              <table:table-cell office:value-type="float" office:value="0.0000735496276746159">
                <text:p>0.0000735496276746159</text:p>
              </table:table-cell>
            </table:table-row>
            <table:table-row>
              <table:table-cell office:value-type="string">
                <text:p>485</text:p>
              </table:table-cell>
              <table:table-cell office:value-type="float" office:value="0.189023255813953">
                <text:p>0.189023255813953</text:p>
              </table:table-cell>
              <table:table-cell office:value-type="float" office:value="0.0000732648278348657">
                <text:p>0.0000732648278348657</text:p>
              </table:table-cell>
            </table:table-row>
            <table:table-row>
              <table:table-cell office:value-type="string">
                <text:p>486</text:p>
              </table:table-cell>
              <table:table-cell office:value-type="float" office:value="0.188657640232108">
                <text:p>0.188657640232108</text:p>
              </table:table-cell>
              <table:table-cell office:value-type="float" office:value="0.0000729816790066183">
                <text:p>0.0000729816790066183</text:p>
              </table:table-cell>
            </table:table-row>
            <table:table-row>
              <table:table-cell office:value-type="string">
                <text:p>487</text:p>
              </table:table-cell>
              <table:table-cell office:value-type="float" office:value="0.188293436293436">
                <text:p>0.188293436293436</text:p>
              </table:table-cell>
              <table:table-cell office:value-type="float" office:value="0.0000727001684530642">
                <text:p>0.0000727001684530642</text:p>
              </table:table-cell>
            </table:table-row>
            <table:table-row>
              <table:table-cell office:value-type="string">
                <text:p>488</text:p>
              </table:table-cell>
              <table:table-cell office:value-type="float" office:value="0.18793063583815">
                <text:p>0.18793063583815</text:p>
              </table:table-cell>
              <table:table-cell office:value-type="float" office:value="0.0000724202835599808">
                <text:p>0.0000724202835599808</text:p>
              </table:table-cell>
            </table:table-row>
            <table:table-row>
              <table:table-cell office:value-type="string">
                <text:p>489</text:p>
              </table:table-cell>
              <table:table-cell office:value-type="float" office:value="0.187569230769231">
                <text:p>0.187569230769231</text:p>
              </table:table-cell>
              <table:table-cell office:value-type="float" office:value="0.0000721420118343195">
                <text:p>0.0000721420118343195</text:p>
              </table:table-cell>
            </table:table-row>
            <table:table-row>
              <table:table-cell office:value-type="string">
                <text:p>490</text:p>
              </table:table-cell>
              <table:table-cell office:value-type="float" office:value="0.187209213051823">
                <text:p>0.187209213051823</text:p>
              </table:table-cell>
              <table:table-cell office:value-type="float" office:value="0.0000718653409028113">
                <text:p>0.0000718653409028113</text:p>
              </table:table-cell>
            </table:table-row>
            <table:table-row>
              <table:table-cell office:value-type="string">
                <text:p>491</text:p>
              </table:table-cell>
              <table:table-cell office:value-type="float" office:value="0.186850574712644">
                <text:p>0.186850574712644</text:p>
              </table:table-cell>
              <table:table-cell office:value-type="float" office:value="0.0000715902585105914">
                <text:p>0.0000715902585105914</text:p>
              </table:table-cell>
            </table:table-row>
            <table:table-row>
              <table:table-cell office:value-type="string">
                <text:p>492</text:p>
              </table:table-cell>
              <table:table-cell office:value-type="float" office:value="0.186493307839388">
                <text:p>0.186493307839388</text:p>
              </table:table-cell>
              <table:table-cell office:value-type="float" office:value="0.0000713167525198425">
                <text:p>0.0000713167525198425</text:p>
              </table:table-cell>
            </table:table-row>
            <table:table-row>
              <table:table-cell office:value-type="string">
                <text:p>493</text:p>
              </table:table-cell>
              <table:table-cell office:value-type="float" office:value="0.186137404580153">
                <text:p>0.186137404580153</text:p>
              </table:table-cell>
              <table:table-cell office:value-type="float" office:value="0.0000710448109084552">
                <text:p>0.0000710448109084552</text:p>
              </table:table-cell>
            </table:table-row>
            <table:table-row>
              <table:table-cell office:value-type="string">
                <text:p>494</text:p>
              </table:table-cell>
              <table:table-cell office:value-type="float" office:value="0.185782857142857">
                <text:p>0.185782857142857</text:p>
              </table:table-cell>
              <table:table-cell office:value-type="float" office:value="0.0000707744217687075">
                <text:p>0.0000707744217687075</text:p>
              </table:table-cell>
            </table:table-row>
            <table:table-row>
              <table:table-cell office:value-type="string">
                <text:p>495</text:p>
              </table:table-cell>
              <table:table-cell office:value-type="float" office:value="0.185429657794677">
                <text:p>0.185429657794677</text:p>
              </table:table-cell>
              <table:table-cell office:value-type="float" office:value="0.0000705055733059608">
                <text:p>0.0000705055733059608</text:p>
              </table:table-cell>
            </table:table-row>
            <table:table-row>
              <table:table-cell office:value-type="string">
                <text:p>496</text:p>
              </table:table-cell>
              <table:table-cell office:value-type="float" office:value="0.18507779886148">
                <text:p>0.18507779886148</text:p>
              </table:table-cell>
              <table:table-cell office:value-type="float" office:value="0.0000702382538373738">
                <text:p>0.0000702382538373738</text:p>
              </table:table-cell>
            </table:table-row>
            <table:table-row>
              <table:table-cell office:value-type="string">
                <text:p>497</text:p>
              </table:table-cell>
              <table:table-cell office:value-type="float" office:value="0.184727272727273">
                <text:p>0.184727272727273</text:p>
              </table:table-cell>
              <table:table-cell office:value-type="float" office:value="0.0000699724517906336">
                <text:p>0.0000699724517906336</text:p>
              </table:table-cell>
            </table:table-row>
            <table:table-row>
              <table:table-cell office:value-type="string">
                <text:p>498</text:p>
              </table:table-cell>
              <table:table-cell office:value-type="float" office:value="0.184378071833648">
                <text:p>0.184378071833648</text:p>
              </table:table-cell>
              <table:table-cell office:value-type="float" office:value="0.0000697081557027026">
                <text:p>0.0000697081557027026</text:p>
              </table:table-cell>
            </table:table-row>
            <table:table-row>
              <table:table-cell office:value-type="string">
                <text:p>499</text:p>
              </table:table-cell>
              <table:table-cell office:value-type="float" office:value="0.184030188679245">
                <text:p>0.184030188679245</text:p>
              </table:table-cell>
              <table:table-cell office:value-type="float" office:value="0.0000694453542185831">
                <text:p>0.0000694453542185831</text:p>
              </table:table-cell>
            </table:table-row>
            <table:table-row>
              <table:table-cell office:value-type="string">
                <text:p>500</text:p>
              </table:table-cell>
              <table:table-cell office:value-type="float" office:value="0.183683615819209">
                <text:p>0.183683615819209</text:p>
              </table:table-cell>
              <table:table-cell office:value-type="float" office:value="0.0000691840360900975">
                <text:p>0.0000691840360900975</text:p>
              </table:table-cell>
            </table:table-row>
            <table:table-row>
              <table:table-cell office:value-type="string">
                <text:p>501</text:p>
              </table:table-cell>
              <table:table-cell office:value-type="float" office:value="0.183338345864662">
                <text:p>0.183338345864662</text:p>
              </table:table-cell>
              <table:table-cell office:value-type="float" office:value="0.0000689241901746848">
                <text:p>0.0000689241901746848</text:p>
              </table:table-cell>
            </table:table-row>
            <table:table-row>
              <table:table-cell office:value-type="string">
                <text:p>502</text:p>
              </table:table-cell>
              <table:table-cell office:value-type="float" office:value="0.182994371482176">
                <text:p>0.182994371482176</text:p>
              </table:table-cell>
              <table:table-cell office:value-type="float" office:value="0.0000686658054342125">
                <text:p>0.0000686658054342125</text:p>
              </table:table-cell>
            </table:table-row>
            <table:table-row>
              <table:table-cell office:value-type="string">
                <text:p>503</text:p>
              </table:table-cell>
              <table:table-cell office:value-type="float" office:value="0.182651685393258">
                <text:p>0.182651685393258</text:p>
              </table:table-cell>
              <table:table-cell office:value-type="float" office:value="0.0000684088709338046">
                <text:p>0.0000684088709338046</text:p>
              </table:table-cell>
            </table:table-row>
            <table:table-row>
              <table:table-cell office:value-type="string">
                <text:p>504</text:p>
              </table:table-cell>
              <table:table-cell office:value-type="float" office:value="0.182310280373832">
                <text:p>0.182310280373832</text:p>
              </table:table-cell>
              <table:table-cell office:value-type="float" office:value="0.0000681533758406848">
                <text:p>0.0000681533758406848</text:p>
              </table:table-cell>
            </table:table-row>
            <table:table-row>
              <table:table-cell office:value-type="string">
                <text:p>505</text:p>
              </table:table-cell>
              <table:table-cell office:value-type="float" office:value="0.181970149253731">
                <text:p>0.181970149253731</text:p>
              </table:table-cell>
              <table:table-cell office:value-type="float" office:value="0.0000678993094230341">
                <text:p>0.0000678993094230341</text:p>
              </table:table-cell>
            </table:table-row>
            <table:table-row>
              <table:table-cell office:value-type="string">
                <text:p>506</text:p>
              </table:table-cell>
              <table:table-cell office:value-type="float" office:value="0.181631284916201">
                <text:p>0.181631284916201</text:p>
              </table:table-cell>
              <table:table-cell office:value-type="float" office:value="0.0000676466610488645">
                <text:p>0.0000676466610488645</text:p>
              </table:table-cell>
            </table:table-row>
            <table:table-row>
              <table:table-cell office:value-type="string">
                <text:p>507</text:p>
              </table:table-cell>
              <table:table-cell office:value-type="float" office:value="0.181293680297398">
                <text:p>0.181293680297398</text:p>
              </table:table-cell>
              <table:table-cell office:value-type="float" office:value="0.0000673954201849062">
                <text:p>0.0000673954201849062</text:p>
              </table:table-cell>
            </table:table-row>
            <table:table-row>
              <table:table-cell office:value-type="string">
                <text:p>508</text:p>
              </table:table-cell>
              <table:table-cell office:value-type="float" office:value="0.1809573283859">
                <text:p>0.1809573283859</text:p>
              </table:table-cell>
              <table:table-cell office:value-type="float" office:value="0.0000671455763955101">
                <text:p>0.0000671455763955101</text:p>
              </table:table-cell>
            </table:table-row>
            <table:table-row>
              <table:table-cell office:value-type="string">
                <text:p>509</text:p>
              </table:table-cell>
              <table:table-cell office:value-type="float" office:value="0.180622222222222">
                <text:p>0.180622222222222</text:p>
              </table:table-cell>
              <table:table-cell office:value-type="float" office:value="0.0000668971193415638">
                <text:p>0.0000668971193415638</text:p>
              </table:table-cell>
            </table:table-row>
            <table:table-row>
              <table:table-cell office:value-type="string">
                <text:p>510</text:p>
              </table:table-cell>
              <table:table-cell office:value-type="float" office:value="0.180288354898336">
                <text:p>0.180288354898336</text:p>
              </table:table-cell>
              <table:table-cell office:value-type="float" office:value="0.000066650038779422">
                <text:p>0.000066650038779422</text:p>
              </table:table-cell>
            </table:table-row>
            <table:table-row>
              <table:table-cell office:value-type="string">
                <text:p>511</text:p>
              </table:table-cell>
              <table:table-cell office:value-type="float" office:value="0.179955719557196">
                <text:p>0.179955719557196</text:p>
              </table:table-cell>
              <table:table-cell office:value-type="float" office:value="0.0000664043245598508">
                <text:p>0.0000664043245598508</text:p>
              </table:table-cell>
            </table:table-row>
            <table:table-row>
              <table:table-cell office:value-type="string">
                <text:p>512</text:p>
              </table:table-cell>
              <table:table-cell office:value-type="float" office:value="0.179624309392265">
                <text:p>0.179624309392265</text:p>
              </table:table-cell>
              <table:table-cell office:value-type="float" office:value="0.0000661599666269853">
                <text:p>0.0000661599666269853</text:p>
              </table:table-cell>
            </table:table-row>
            <table:table-row>
              <table:table-cell office:value-type="string">
                <text:p>513</text:p>
              </table:table-cell>
              <table:table-cell office:value-type="float" office:value="0.179294117647059">
                <text:p>0.179294117647059</text:p>
              </table:table-cell>
              <table:table-cell office:value-type="float" office:value="0.000065916955017301">
                <text:p>0.000065916955017301</text:p>
              </table:table-cell>
            </table:table-row>
            <table:table-row>
              <table:table-cell office:value-type="string">
                <text:p>514</text:p>
              </table:table-cell>
              <table:table-cell office:value-type="float" office:value="0.178965137614679">
                <text:p>0.178965137614679</text:p>
              </table:table-cell>
              <table:table-cell office:value-type="float" office:value="0.0000656752798585977">
                <text:p>0.0000656752798585977</text:p>
              </table:table-cell>
            </table:table-row>
            <table:table-row>
              <table:table-cell office:value-type="string">
                <text:p>515</text:p>
              </table:table-cell>
              <table:table-cell office:value-type="float" office:value="0.178637362637363">
                <text:p>0.178637362637363</text:p>
              </table:table-cell>
              <table:table-cell office:value-type="float" office:value="0.0000654349313689973">
                <text:p>0.0000654349313689973</text:p>
              </table:table-cell>
            </table:table-row>
            <table:table-row>
              <table:table-cell office:value-type="string">
                <text:p>516</text:p>
              </table:table-cell>
              <table:table-cell office:value-type="float" office:value="0.178310786106033">
                <text:p>0.178310786106033</text:p>
              </table:table-cell>
              <table:table-cell office:value-type="float" office:value="0.0000651958998559535">
                <text:p>0.0000651958998559535</text:p>
              </table:table-cell>
            </table:table-row>
            <table:table-row>
              <table:table-cell office:value-type="string">
                <text:p>517</text:p>
              </table:table-cell>
              <table:table-cell office:value-type="float" office:value="0.177985401459854">
                <text:p>0.177985401459854</text:p>
              </table:table-cell>
              <table:table-cell office:value-type="float" office:value="0.0000649581757152752">
                <text:p>0.0000649581757152752</text:p>
              </table:table-cell>
            </table:table-row>
            <table:table-row>
              <table:table-cell office:value-type="string">
                <text:p>518</text:p>
              </table:table-cell>
              <table:table-cell office:value-type="float" office:value="0.177661202185792">
                <text:p>0.177661202185792</text:p>
              </table:table-cell>
              <table:table-cell office:value-type="float" office:value="0.0000647217494301611">
                <text:p>0.0000647217494301611</text:p>
              </table:table-cell>
            </table:table-row>
            <table:table-row>
              <table:table-cell office:value-type="string">
                <text:p>519</text:p>
              </table:table-cell>
              <table:table-cell office:value-type="float" office:value="0.177338181818182">
                <text:p>0.177338181818182</text:p>
              </table:table-cell>
              <table:table-cell office:value-type="float" office:value="0.0000644866115702479">
                <text:p>0.0000644866115702479</text:p>
              </table:table-cell>
            </table:table-row>
            <table:table-row>
              <table:table-cell office:value-type="string">
                <text:p>520</text:p>
              </table:table-cell>
              <table:table-cell office:value-type="float" office:value="0.177016333938294">
                <text:p>0.177016333938294</text:p>
              </table:table-cell>
              <table:table-cell office:value-type="float" office:value="0.0000642527527906693">
                <text:p>0.0000642527527906693</text:p>
              </table:table-cell>
            </table:table-row>
            <table:table-row>
              <table:table-cell office:value-type="string">
                <text:p>521</text:p>
              </table:table-cell>
              <table:table-cell office:value-type="float" office:value="0.176695652173913">
                <text:p>0.176695652173913</text:p>
              </table:table-cell>
              <table:table-cell office:value-type="float" office:value="0.0000640201638311279">
                <text:p>0.0000640201638311279</text:p>
              </table:table-cell>
            </table:table-row>
            <table:table-row>
              <table:table-cell office:value-type="string">
                <text:p>522</text:p>
              </table:table-cell>
              <table:table-cell office:value-type="float" office:value="0.176376130198915">
                <text:p>0.176376130198915</text:p>
              </table:table-cell>
              <table:table-cell office:value-type="float" office:value="0.0000637888355149783">
                <text:p>0.0000637888355149783</text:p>
              </table:table-cell>
            </table:table-row>
            <table:table-row>
              <table:table-cell office:value-type="string">
                <text:p>523</text:p>
              </table:table-cell>
              <table:table-cell office:value-type="float" office:value="0.176057761732852">
                <text:p>0.176057761732852</text:p>
              </table:table-cell>
              <table:table-cell office:value-type="float" office:value="0.000063558758748322">
                <text:p>0.000063558758748322</text:p>
              </table:table-cell>
            </table:table-row>
            <table:table-row>
              <table:table-cell office:value-type="string">
                <text:p>524</text:p>
              </table:table-cell>
              <table:table-cell office:value-type="float" office:value="0.175740540540541">
                <text:p>0.175740540540541</text:p>
              </table:table-cell>
              <table:table-cell office:value-type="float" office:value="0.0000633299245191137">
                <text:p>0.0000633299245191137</text:p>
              </table:table-cell>
            </table:table-row>
            <table:table-row>
              <table:table-cell office:value-type="string">
                <text:p>525</text:p>
              </table:table-cell>
              <table:table-cell office:value-type="float" office:value="0.175424460431655">
                <text:p>0.175424460431655</text:p>
              </table:table-cell>
              <table:table-cell office:value-type="float" office:value="0.0000631023238962786">
                <text:p>0.0000631023238962786</text:p>
              </table:table-cell>
            </table:table-row>
            <table:table-row>
              <table:table-cell office:value-type="string">
                <text:p>526</text:p>
              </table:table-cell>
              <table:table-cell office:value-type="float" office:value="0.175109515260323">
                <text:p>0.175109515260323</text:p>
              </table:table-cell>
              <table:table-cell office:value-type="float" office:value="0.0000628759480288413">
                <text:p>0.0000628759480288413</text:p>
              </table:table-cell>
            </table:table-row>
            <table:table-row>
              <table:table-cell office:value-type="string">
                <text:p>527</text:p>
              </table:table-cell>
              <table:table-cell office:value-type="float" office:value="0.174795698924731">
                <text:p>0.174795698924731</text:p>
              </table:table-cell>
              <table:table-cell office:value-type="float" office:value="0.0000626507881450649">
                <text:p>0.0000626507881450649</text:p>
              </table:table-cell>
            </table:table-row>
            <table:table-row>
              <table:table-cell office:value-type="string">
                <text:p>528</text:p>
              </table:table-cell>
              <table:table-cell office:value-type="float" office:value="0.174483005366726">
                <text:p>0.174483005366726</text:p>
              </table:table-cell>
              <table:table-cell office:value-type="float" office:value="0.0000624268355516015">
                <text:p>0.0000624268355516015</text:p>
              </table:table-cell>
            </table:table-row>
            <table:table-row>
              <table:table-cell office:value-type="string">
                <text:p>529</text:p>
              </table:table-cell>
              <table:table-cell office:value-type="float" office:value="0.174171428571429">
                <text:p>0.174171428571429</text:p>
              </table:table-cell>
              <table:table-cell office:value-type="float" office:value="0.0000622040816326531">
                <text:p>0.0000622040816326531</text:p>
              </table:table-cell>
            </table:table-row>
            <table:table-row>
              <table:table-cell office:value-type="string">
                <text:p>530</text:p>
              </table:table-cell>
              <table:table-cell office:value-type="float" office:value="0.173860962566845">
                <text:p>0.173860962566845</text:p>
              </table:table-cell>
              <table:table-cell office:value-type="float" office:value="0.0000619825178491426">
                <text:p>0.0000619825178491426</text:p>
              </table:table-cell>
            </table:table-row>
            <table:table-row>
              <table:table-cell office:value-type="string">
                <text:p>531</text:p>
              </table:table-cell>
              <table:table-cell office:value-type="float" office:value="0.173551601423488">
                <text:p>0.173551601423488</text:p>
              </table:table-cell>
              <table:table-cell office:value-type="float" office:value="0.0000617621357378959">
                <text:p>0.0000617621357378959</text:p>
              </table:table-cell>
            </table:table-row>
            <table:table-row>
              <table:table-cell office:value-type="string">
                <text:p>532</text:p>
              </table:table-cell>
              <table:table-cell office:value-type="float" office:value="0.173243339253996">
                <text:p>0.173243339253996</text:p>
              </table:table-cell>
              <table:table-cell office:value-type="float" office:value="0.0000615429269108335">
                <text:p>0.0000615429269108335</text:p>
              </table:table-cell>
            </table:table-row>
            <table:table-row>
              <table:table-cell office:value-type="string">
                <text:p>533</text:p>
              </table:table-cell>
              <table:table-cell office:value-type="float" office:value="0.172936170212766">
                <text:p>0.172936170212766</text:p>
              </table:table-cell>
              <table:table-cell office:value-type="float" office:value="0.0000613248830541723">
                <text:p>0.0000613248830541723</text:p>
              </table:table-cell>
            </table:table-row>
            <table:table-row>
              <table:table-cell office:value-type="string">
                <text:p>534</text:p>
              </table:table-cell>
              <table:table-cell office:value-type="float" office:value="0.172630088495575">
                <text:p>0.172630088495575</text:p>
              </table:table-cell>
              <table:table-cell office:value-type="float" office:value="0.0000611079959276372">
                <text:p>0.0000611079959276372</text:p>
              </table:table-cell>
            </table:table-row>
            <table:table-row>
              <table:table-cell office:value-type="string">
                <text:p>535</text:p>
              </table:table-cell>
              <table:table-cell office:value-type="float" office:value="0.172325088339223">
                <text:p>0.172325088339223</text:p>
              </table:table-cell>
              <table:table-cell office:value-type="float" office:value="0.0000608922573636829">
                <text:p>0.0000608922573636829</text:p>
              </table:table-cell>
            </table:table-row>
            <table:table-row>
              <table:table-cell office:value-type="string">
                <text:p>536</text:p>
              </table:table-cell>
              <table:table-cell office:value-type="float" office:value="0.172021164021164">
                <text:p>0.172021164021164</text:p>
              </table:table-cell>
              <table:table-cell office:value-type="float" office:value="0.0000606776592667245">
                <text:p>0.0000606776592667245</text:p>
              </table:table-cell>
            </table:table-row>
            <table:table-row>
              <table:table-cell office:value-type="string">
                <text:p>537</text:p>
              </table:table-cell>
              <table:table-cell office:value-type="float" office:value="0.171718309859155">
                <text:p>0.171718309859155</text:p>
              </table:table-cell>
              <table:table-cell office:value-type="float" office:value="0.0000604641936123785">
                <text:p>0.0000604641936123785</text:p>
              </table:table-cell>
            </table:table-row>
            <table:table-row>
              <table:table-cell office:value-type="string">
                <text:p>538</text:p>
              </table:table-cell>
              <table:table-cell office:value-type="float" office:value="0.171416520210896">
                <text:p>0.171416520210896</text:p>
              </table:table-cell>
              <table:table-cell office:value-type="float" office:value="0.0000602518524467122">
                <text:p>0.0000602518524467122</text:p>
              </table:table-cell>
            </table:table-row>
            <table:table-row>
              <table:table-cell office:value-type="string">
                <text:p>539</text:p>
              </table:table-cell>
              <table:table-cell office:value-type="float" office:value="0.171115789473684">
                <text:p>0.171115789473684</text:p>
              </table:table-cell>
              <table:table-cell office:value-type="float" office:value="0.0000600406278855032">
                <text:p>0.0000600406278855032</text:p>
              </table:table-cell>
            </table:table-row>
            <table:table-row>
              <table:table-cell office:value-type="string">
                <text:p>540</text:p>
              </table:table-cell>
              <table:table-cell office:value-type="float" office:value="0.170816112084063">
                <text:p>0.170816112084063</text:p>
              </table:table-cell>
              <table:table-cell office:value-type="float" office:value="0.0000598305121135072">
                <text:p>0.0000598305121135072</text:p>
              </table:table-cell>
            </table:table-row>
            <table:table-row>
              <table:table-cell office:value-type="string">
                <text:p>541</text:p>
              </table:table-cell>
              <table:table-cell office:value-type="float" office:value="0.170517482517483">
                <text:p>0.170517482517483</text:p>
              </table:table-cell>
              <table:table-cell office:value-type="float" office:value="0.0000596214973837351">
                <text:p>0.0000596214973837351</text:p>
              </table:table-cell>
            </table:table-row>
            <table:table-row>
              <table:table-cell office:value-type="string">
                <text:p>542</text:p>
              </table:table-cell>
              <table:table-cell office:value-type="float" office:value="0.170219895287958">
                <text:p>0.170219895287958</text:p>
              </table:table-cell>
              <table:table-cell office:value-type="float" office:value="0.0000594135760167393">
                <text:p>0.0000594135760167393</text:p>
              </table:table-cell>
            </table:table-row>
            <table:table-row>
              <table:table-cell office:value-type="string">
                <text:p>543</text:p>
              </table:table-cell>
              <table:table-cell office:value-type="float" office:value="0.169923344947735">
                <text:p>0.169923344947735</text:p>
              </table:table-cell>
              <table:table-cell office:value-type="float" office:value="0.0000592067403999077">
                <text:p>0.0000592067403999077</text:p>
              </table:table-cell>
            </table:table-row>
            <table:table-row>
              <table:table-cell office:value-type="string">
                <text:p>544</text:p>
              </table:table-cell>
              <table:table-cell office:value-type="float" office:value="0.169627826086957">
                <text:p>0.169627826086957</text:p>
              </table:table-cell>
              <table:table-cell office:value-type="float" office:value="0.0000590009829867675">
                <text:p>0.0000590009829867675</text:p>
              </table:table-cell>
            </table:table-row>
            <table:table-row>
              <table:table-cell office:value-type="string">
                <text:p>545</text:p>
              </table:table-cell>
              <table:table-cell office:value-type="float" office:value="0.169333333333333">
                <text:p>0.169333333333333</text:p>
              </table:table-cell>
              <table:table-cell office:value-type="float" office:value="0.0000587962962962963">
                <text:p>0.0000587962962962963</text:p>
              </table:table-cell>
            </table:table-row>
            <table:table-row>
              <table:table-cell office:value-type="string">
                <text:p>546</text:p>
              </table:table-cell>
              <table:table-cell office:value-type="float" office:value="0.16903986135182">
                <text:p>0.16903986135182</text:p>
              </table:table-cell>
              <table:table-cell office:value-type="float" office:value="0.0000585926729122425">
                <text:p>0.0000585926729122425</text:p>
              </table:table-cell>
            </table:table-row>
            <table:table-row>
              <table:table-cell office:value-type="string">
                <text:p>547</text:p>
              </table:table-cell>
              <table:table-cell office:value-type="float" office:value="0.168747404844291">
                <text:p>0.168747404844291</text:p>
              </table:table-cell>
              <table:table-cell office:value-type="float" office:value="0.0000583901054824535">
                <text:p>0.0000583901054824535</text:p>
              </table:table-cell>
            </table:table-row>
            <table:table-row>
              <table:table-cell office:value-type="string">
                <text:p>548</text:p>
              </table:table-cell>
              <table:table-cell office:value-type="float" office:value="0.168455958549223">
                <text:p>0.168455958549223</text:p>
              </table:table-cell>
              <table:table-cell office:value-type="float" office:value="0.0000581885867182117">
                <text:p>0.0000581885867182117</text:p>
              </table:table-cell>
            </table:table-row>
            <table:table-row>
              <table:table-cell office:value-type="string">
                <text:p>549</text:p>
              </table:table-cell>
              <table:table-cell office:value-type="float" office:value="0.168165517241379">
                <text:p>0.168165517241379</text:p>
              </table:table-cell>
              <table:table-cell office:value-type="float" office:value="0.0000579881093935791">
                <text:p>0.0000579881093935791</text:p>
              </table:table-cell>
            </table:table-row>
            <table:table-row>
              <table:table-cell office:value-type="string">
                <text:p>550</text:p>
              </table:table-cell>
              <table:table-cell office:value-type="float" office:value="0.167876075731497">
                <text:p>0.167876075731497</text:p>
              </table:table-cell>
              <table:table-cell office:value-type="float" office:value="0.0000577886663447495">
                <text:p>0.0000577886663447495</text:p>
              </table:table-cell>
            </table:table-row>
            <table:table-row>
              <table:table-cell office:value-type="string">
                <text:p>551</text:p>
              </table:table-cell>
              <table:table-cell office:value-type="float" office:value="0.167587628865979">
                <text:p>0.167587628865979</text:p>
              </table:table-cell>
              <table:table-cell office:value-type="float" office:value="0.0000575902504694087">
                <text:p>0.0000575902504694087</text:p>
              </table:table-cell>
            </table:table-row>
            <table:table-row>
              <table:table-cell office:value-type="string">
                <text:p>552</text:p>
              </table:table-cell>
              <table:table-cell office:value-type="float" office:value="0.167300171526587">
                <text:p>0.167300171526587</text:p>
              </table:table-cell>
              <table:table-cell office:value-type="float" office:value="0.0000573928547261017">
                <text:p>0.0000573928547261017</text:p>
              </table:table-cell>
            </table:table-row>
            <table:table-row>
              <table:table-cell office:value-type="string">
                <text:p>553</text:p>
              </table:table-cell>
              <table:table-cell office:value-type="float" office:value="0.167013698630137">
                <text:p>0.167013698630137</text:p>
              </table:table-cell>
              <table:table-cell office:value-type="float" office:value="0.0000571964721336085">
                <text:p>0.0000571964721336085</text:p>
              </table:table-cell>
            </table:table-row>
            <table:table-row>
              <table:table-cell office:value-type="string">
                <text:p>554</text:p>
              </table:table-cell>
              <table:table-cell office:value-type="float" office:value="0.166728205128205">
                <text:p>0.166728205128205</text:p>
              </table:table-cell>
              <table:table-cell office:value-type="float" office:value="0.0000570010957703265">
                <text:p>0.0000570010957703265</text:p>
              </table:table-cell>
            </table:table-row>
            <table:table-row>
              <table:table-cell office:value-type="string">
                <text:p>555</text:p>
              </table:table-cell>
              <table:table-cell office:value-type="float" office:value="0.166443686006826">
                <text:p>0.166443686006826</text:p>
              </table:table-cell>
              <table:table-cell office:value-type="float" office:value="0.0000568067187736607">
                <text:p>0.0000568067187736607</text:p>
              </table:table-cell>
            </table:table-row>
            <table:table-row>
              <table:table-cell office:value-type="string">
                <text:p>556</text:p>
              </table:table-cell>
              <table:table-cell office:value-type="float" office:value="0.166160136286201">
                <text:p>0.166160136286201</text:p>
              </table:table-cell>
              <table:table-cell office:value-type="float" office:value="0.0000566133343394211">
                <text:p>0.0000566133343394211</text:p>
              </table:table-cell>
            </table:table-row>
            <table:table-row>
              <table:table-cell office:value-type="string">
                <text:p>557</text:p>
              </table:table-cell>
              <table:table-cell office:value-type="float" office:value="0.165877551020408">
                <text:p>0.165877551020408</text:p>
              </table:table-cell>
              <table:table-cell office:value-type="float" office:value="0.0000564209357212273">
                <text:p>0.0000564209357212273</text:p>
              </table:table-cell>
            </table:table-row>
            <table:table-row>
              <table:table-cell office:value-type="string">
                <text:p>558</text:p>
              </table:table-cell>
              <table:table-cell office:value-type="float" office:value="0.165595925297114">
                <text:p>0.165595925297114</text:p>
              </table:table-cell>
              <table:table-cell office:value-type="float" office:value="0.0000562295162299198">
                <text:p>0.0000562295162299198</text:p>
              </table:table-cell>
            </table:table-row>
            <table:table-row>
              <table:table-cell office:value-type="string">
                <text:p>559</text:p>
              </table:table-cell>
              <table:table-cell office:value-type="float" office:value="0.165315254237288">
                <text:p>0.165315254237288</text:p>
              </table:table-cell>
              <table:table-cell office:value-type="float" office:value="0.000056039069232979">
                <text:p>0.000056039069232979</text:p>
              </table:table-cell>
            </table:table-row>
            <table:table-row>
              <table:table-cell office:value-type="string">
                <text:p>560</text:p>
              </table:table-cell>
              <table:table-cell office:value-type="float" office:value="0.165035532994924">
                <text:p>0.165035532994924</text:p>
              </table:table-cell>
              <table:table-cell office:value-type="float" office:value="0.0000558495881539505">
                <text:p>0.0000558495881539505</text:p>
              </table:table-cell>
            </table:table-row>
            <table:table-row>
              <table:table-cell office:value-type="string">
                <text:p>561</text:p>
              </table:table-cell>
              <table:table-cell office:value-type="float" office:value="0.164756756756757">
                <text:p>0.164756756756757</text:p>
              </table:table-cell>
              <table:table-cell office:value-type="float" office:value="0.0000556610664718773">
                <text:p>0.0000556610664718773</text:p>
              </table:table-cell>
            </table:table-row>
            <table:table-row>
              <table:table-cell office:value-type="string">
                <text:p>562</text:p>
              </table:table-cell>
              <table:table-cell office:value-type="float" office:value="0.16447892074199">
                <text:p>0.16447892074199</text:p>
              </table:table-cell>
              <table:table-cell office:value-type="float" office:value="0.0000554734977207386">
                <text:p>0.0000554734977207386</text:p>
              </table:table-cell>
            </table:table-row>
            <table:table-row>
              <table:table-cell office:value-type="string">
                <text:p>563</text:p>
              </table:table-cell>
              <table:table-cell office:value-type="float" office:value="0.16420202020202">
                <text:p>0.16420202020202</text:p>
              </table:table-cell>
              <table:table-cell office:value-type="float" office:value="0.0000552868754888957">
                <text:p>0.0000552868754888957</text:p>
              </table:table-cell>
            </table:table-row>
            <table:table-row>
              <table:table-cell office:value-type="string">
                <text:p>564</text:p>
              </table:table-cell>
              <table:table-cell office:value-type="float" office:value="0.163926050420168">
                <text:p>0.163926050420168</text:p>
              </table:table-cell>
              <table:table-cell office:value-type="float" office:value="0.0000551011934185439">
                <text:p>0.0000551011934185439</text:p>
              </table:table-cell>
            </table:table-row>
            <table:table-row>
              <table:table-cell office:value-type="string">
                <text:p>565</text:p>
              </table:table-cell>
              <table:table-cell office:value-type="float" office:value="0.163651006711409">
                <text:p>0.163651006711409</text:p>
              </table:table-cell>
              <table:table-cell office:value-type="float" office:value="0.0000549164452051709">
                <text:p>0.0000549164452051709</text:p>
              </table:table-cell>
            </table:table-row>
            <table:table-row>
              <table:table-cell office:value-type="string">
                <text:p>566</text:p>
              </table:table-cell>
              <table:table-cell office:value-type="float" office:value="0.163376884422111">
                <text:p>0.163376884422111</text:p>
              </table:table-cell>
              <table:table-cell office:value-type="float" office:value="0.0000547326245970219">
                <text:p>0.0000547326245970219</text:p>
              </table:table-cell>
            </table:table-row>
            <table:table-row>
              <table:table-cell office:value-type="string">
                <text:p>567</text:p>
              </table:table-cell>
              <table:table-cell office:value-type="float" office:value="0.163103678929766">
                <text:p>0.163103678929766</text:p>
              </table:table-cell>
              <table:table-cell office:value-type="float" office:value="0.0000545497253945705">
                <text:p>0.0000545497253945705</text:p>
              </table:table-cell>
            </table:table-row>
            <table:table-row>
              <table:table-cell office:value-type="string">
                <text:p>568</text:p>
              </table:table-cell>
              <table:table-cell office:value-type="float" office:value="0.162831385642738">
                <text:p>0.162831385642738</text:p>
              </table:table-cell>
              <table:table-cell office:value-type="float" office:value="0.000054367741449996">
                <text:p>0.000054367741449996</text:p>
              </table:table-cell>
            </table:table-row>
            <table:table-row>
              <table:table-cell office:value-type="string">
                <text:p>569</text:p>
              </table:table-cell>
              <table:table-cell office:value-type="float" office:value="0.16256">
                <text:p>0.16256</text:p>
              </table:table-cell>
              <table:table-cell office:value-type="float" office:value="0.0000541866666666667">
                <text:p>0.0000541866666666667</text:p>
              </table:table-cell>
            </table:table-row>
            <table:table-row>
              <table:table-cell office:value-type="string">
                <text:p>570</text:p>
              </table:table-cell>
              <table:table-cell office:value-type="float" office:value="0.162289517470882">
                <text:p>0.162289517470882</text:p>
              </table:table-cell>
              <table:table-cell office:value-type="float" office:value="0.0000540064949986296">
                <text:p>0.0000540064949986296</text:p>
              </table:table-cell>
            </table:table-row>
            <table:table-row>
              <table:table-cell office:value-type="string">
                <text:p>571</text:p>
              </table:table-cell>
              <table:table-cell office:value-type="float" office:value="0.162019933554817">
                <text:p>0.162019933554817</text:p>
              </table:table-cell>
              <table:table-cell office:value-type="float" office:value="0.0000538272204501054">
                <text:p>0.0000538272204501054</text:p>
              </table:table-cell>
            </table:table-row>
            <table:table-row>
              <table:table-cell office:value-type="string">
                <text:p>572</text:p>
              </table:table-cell>
              <table:table-cell office:value-type="float" office:value="0.161751243781095">
                <text:p>0.161751243781095</text:p>
              </table:table-cell>
              <table:table-cell office:value-type="float" office:value="0.0000536488370749899">
                <text:p>0.0000536488370749899</text:p>
              </table:table-cell>
            </table:table-row>
            <table:table-row>
              <table:table-cell office:value-type="string">
                <text:p>573</text:p>
              </table:table-cell>
              <table:table-cell office:value-type="float" office:value="0.161483443708609">
                <text:p>0.161483443708609</text:p>
              </table:table-cell>
              <table:table-cell office:value-type="float" office:value="0.0000534713389763607">
                <text:p>0.0000534713389763607</text:p>
              </table:table-cell>
            </table:table-row>
            <table:table-row>
              <table:table-cell office:value-type="string">
                <text:p>574</text:p>
              </table:table-cell>
              <table:table-cell office:value-type="float" office:value="0.16121652892562">
                <text:p>0.16121652892562</text:p>
              </table:table-cell>
              <table:table-cell office:value-type="float" office:value="0.00005329472030599">
                <text:p>0.00005329472030599</text:p>
              </table:table-cell>
            </table:table-row>
            <table:table-row>
              <table:table-cell office:value-type="string">
                <text:p>575</text:p>
              </table:table-cell>
              <table:table-cell office:value-type="float" office:value="0.160950495049505">
                <text:p>0.160950495049505</text:p>
              </table:table-cell>
              <table:table-cell office:value-type="float" office:value="0.000053118975263863">
                <text:p>0.000053118975263863</text:p>
              </table:table-cell>
            </table:table-row>
            <table:table-row>
              <table:table-cell office:value-type="string">
                <text:p>576</text:p>
              </table:table-cell>
              <table:table-cell office:value-type="float" office:value="0.160685337726524">
                <text:p>0.160685337726524</text:p>
              </table:table-cell>
              <table:table-cell office:value-type="float" office:value="0.0000529440980977014">
                <text:p>0.0000529440980977014</text:p>
              </table:table-cell>
            </table:table-row>
            <table:table-row>
              <table:table-cell office:value-type="string">
                <text:p>577</text:p>
              </table:table-cell>
              <table:table-cell office:value-type="float" office:value="0.160421052631579">
                <text:p>0.160421052631579</text:p>
              </table:table-cell>
              <table:table-cell office:value-type="float" office:value="0.0000527700831024931">
                <text:p>0.0000527700831024931</text:p>
              </table:table-cell>
            </table:table-row>
            <table:table-row>
              <table:table-cell office:value-type="string">
                <text:p>578</text:p>
              </table:table-cell>
              <table:table-cell office:value-type="float" office:value="0.16015763546798">
                <text:p>0.16015763546798</text:p>
              </table:table-cell>
              <table:table-cell office:value-type="float" office:value="0.0000525969246200264">
                <text:p>0.0000525969246200264</text:p>
              </table:table-cell>
            </table:table-row>
            <table:table-row>
              <table:table-cell office:value-type="string">
                <text:p>579</text:p>
              </table:table-cell>
              <table:table-cell office:value-type="float" office:value="0.159895081967213">
                <text:p>0.159895081967213</text:p>
              </table:table-cell>
              <table:table-cell office:value-type="float" office:value="0.0000524246170384305">
                <text:p>0.0000524246170384305</text:p>
              </table:table-cell>
            </table:table-row>
            <table:table-row>
              <table:table-cell office:value-type="string">
                <text:p>580</text:p>
              </table:table-cell>
              <table:table-cell office:value-type="float" office:value="0.159633387888707">
                <text:p>0.159633387888707</text:p>
              </table:table-cell>
              <table:table-cell office:value-type="float" office:value="0.0000522531547917208">
                <text:p>0.0000522531547917208</text:p>
              </table:table-cell>
            </table:table-row>
            <table:table-row>
              <table:table-cell office:value-type="string">
                <text:p>581</text:p>
              </table:table-cell>
              <table:table-cell office:value-type="float" office:value="0.159372549019608">
                <text:p>0.159372549019608</text:p>
              </table:table-cell>
              <table:table-cell office:value-type="float" office:value="0.000052082532359349">
                <text:p>0.000052082532359349</text:p>
              </table:table-cell>
            </table:table-row>
            <table:table-row>
              <table:table-cell office:value-type="string">
                <text:p>582</text:p>
              </table:table-cell>
              <table:table-cell office:value-type="float" office:value="0.159112561174551">
                <text:p>0.159112561174551</text:p>
              </table:table-cell>
              <table:table-cell office:value-type="float" office:value="0.000051912744265759">
                <text:p>0.000051912744265759</text:p>
              </table:table-cell>
            </table:table-row>
            <table:table-row>
              <table:table-cell office:value-type="string">
                <text:p>583</text:p>
              </table:table-cell>
              <table:table-cell office:value-type="float" office:value="0.15885342019544">
                <text:p>0.15885342019544</text:p>
              </table:table-cell>
              <table:table-cell office:value-type="float" office:value="0.0000517437850799478">
                <text:p>0.0000517437850799478</text:p>
              </table:table-cell>
            </table:table-row>
            <table:table-row>
              <table:table-cell office:value-type="string">
                <text:p>584</text:p>
              </table:table-cell>
              <table:table-cell office:value-type="float" office:value="0.15859512195122">
                <text:p>0.15859512195122</text:p>
              </table:table-cell>
              <table:table-cell office:value-type="float" office:value="0.0000515756494150307">
                <text:p>0.0000515756494150307</text:p>
              </table:table-cell>
            </table:table-row>
            <table:table-row>
              <table:table-cell office:value-type="string">
                <text:p>585</text:p>
              </table:table-cell>
              <table:table-cell office:value-type="float" office:value="0.158337662337662">
                <text:p>0.158337662337662</text:p>
              </table:table-cell>
              <table:table-cell office:value-type="float" office:value="0.0000514083319278124">
                <text:p>0.0000514083319278124</text:p>
              </table:table-cell>
            </table:table-row>
            <table:table-row>
              <table:table-cell office:value-type="string">
                <text:p>586</text:p>
              </table:table-cell>
              <table:table-cell office:value-type="float" office:value="0.158081037277147">
                <text:p>0.158081037277147</text:p>
              </table:table-cell>
              <table:table-cell office:value-type="float" office:value="0.0000512418273183622">
                <text:p>0.0000512418273183622</text:p>
              </table:table-cell>
            </table:table-row>
            <table:table-row>
              <table:table-cell office:value-type="string">
                <text:p>587</text:p>
              </table:table-cell>
              <table:table-cell office:value-type="float" office:value="0.157825242718447">
                <text:p>0.157825242718447</text:p>
              </table:table-cell>
              <table:table-cell office:value-type="float" office:value="0.0000510761303295944">
                <text:p>0.0000510761303295944</text:p>
              </table:table-cell>
            </table:table-row>
            <table:table-row>
              <table:table-cell office:value-type="string">
                <text:p>588</text:p>
              </table:table-cell>
              <table:table-cell office:value-type="float" office:value="0.15757027463651">
                <text:p>0.15757027463651</text:p>
              </table:table-cell>
              <table:table-cell office:value-type="float" office:value="0.0000509112357468531">
                <text:p>0.0000509112357468531</text:p>
              </table:table-cell>
            </table:table-row>
            <table:table-row>
              <table:table-cell office:value-type="string">
                <text:p>589</text:p>
              </table:table-cell>
              <table:table-cell office:value-type="float" office:value="0.157316129032258">
                <text:p>0.157316129032258</text:p>
              </table:table-cell>
              <table:table-cell office:value-type="float" office:value="0.0000507471383975026">
                <text:p>0.0000507471383975026</text:p>
              </table:table-cell>
            </table:table-row>
            <table:table-row>
              <table:table-cell office:value-type="string">
                <text:p>590</text:p>
              </table:table-cell>
              <table:table-cell office:value-type="float" office:value="0.157062801932367">
                <text:p>0.157062801932367</text:p>
              </table:table-cell>
              <table:table-cell office:value-type="float" office:value="0.0000505838331505208">
                <text:p>0.0000505838331505208</text:p>
              </table:table-cell>
            </table:table-row>
            <table:table-row>
              <table:table-cell office:value-type="string">
                <text:p>591</text:p>
              </table:table-cell>
              <table:table-cell office:value-type="float" office:value="0.156810289389068">
                <text:p>0.156810289389068</text:p>
              </table:table-cell>
              <table:table-cell office:value-type="float" office:value="0.0000504213149160989">
                <text:p>0.0000504213149160989</text:p>
              </table:table-cell>
            </table:table-row>
            <table:table-row>
              <table:table-cell office:value-type="string">
                <text:p>592</text:p>
              </table:table-cell>
              <table:table-cell office:value-type="float" office:value="0.156558587479936">
                <text:p>0.156558587479936</text:p>
              </table:table-cell>
              <table:table-cell office:value-type="float" office:value="0.0000502595786452442">
                <text:p>0.0000502595786452442</text:p>
              </table:table-cell>
            </table:table-row>
            <table:table-row>
              <table:table-cell office:value-type="string">
                <text:p>593</text:p>
              </table:table-cell>
              <table:table-cell office:value-type="float" office:value="0.156307692307692">
                <text:p>0.156307692307692</text:p>
              </table:table-cell>
              <table:table-cell office:value-type="float" office:value="0.0000500986193293886">
                <text:p>0.0000500986193293886</text:p>
              </table:table-cell>
            </table:table-row>
            <table:table-row>
              <table:table-cell office:value-type="string">
                <text:p>594</text:p>
              </table:table-cell>
              <table:table-cell office:value-type="float" office:value="0.1560576">
                <text:p>0.1560576</text:p>
              </table:table-cell>
              <table:table-cell office:value-type="float" office:value="0.000049938432">
                <text:p>0.000049938432</text:p>
              </table:table-cell>
            </table:table-row>
            <table:table-row>
              <table:table-cell office:value-type="string">
                <text:p>595</text:p>
              </table:table-cell>
              <table:table-cell office:value-type="float" office:value="0.155808306709265">
                <text:p>0.155808306709265</text:p>
              </table:table-cell>
              <table:table-cell office:value-type="float" office:value="0.0000497790117281997">
                <text:p>0.0000497790117281997</text:p>
              </table:table-cell>
            </table:table-row>
            <table:table-row>
              <table:table-cell office:value-type="string">
                <text:p>596</text:p>
              </table:table-cell>
              <table:table-cell office:value-type="float" office:value="0.15555980861244">
                <text:p>0.15555980861244</text:p>
              </table:table-cell>
              <table:table-cell office:value-type="float" office:value="0.0000496203536243828">
                <text:p>0.0000496203536243828</text:p>
              </table:table-cell>
            </table:table-row>
            <table:table-row>
              <table:table-cell office:value-type="string">
                <text:p>597</text:p>
              </table:table-cell>
              <table:table-cell office:value-type="float" office:value="0.155312101910828">
                <text:p>0.155312101910828</text:p>
              </table:table-cell>
              <table:table-cell office:value-type="float" office:value="0.0000494624528378433">
                <text:p>0.0000494624528378433</text:p>
              </table:table-cell>
            </table:table-row>
            <table:table-row>
              <table:table-cell office:value-type="string">
                <text:p>598</text:p>
              </table:table-cell>
              <table:table-cell office:value-type="float" office:value="0.155065182829889">
                <text:p>0.155065182829889</text:p>
              </table:table-cell>
              <table:table-cell office:value-type="float" office:value="0.0000493053045564034">
                <text:p>0.0000493053045564034</text:p>
              </table:table-cell>
            </table:table-row>
            <table:table-row>
              <table:table-cell office:value-type="string">
                <text:p>599</text:p>
              </table:table-cell>
              <table:table-cell office:value-type="float" office:value="0.154819047619048">
                <text:p>0.154819047619048</text:p>
              </table:table-cell>
              <table:table-cell office:value-type="float" office:value="0.0000491489040060469">
                <text:p>0.0000491489040060469</text:p>
              </table:table-cell>
            </table:table-row>
            <table:table-row>
              <table:table-cell office:value-type="string">
                <text:p>600</text:p>
              </table:table-cell>
              <table:table-cell office:value-type="float" office:value="0.154573692551506">
                <text:p>0.154573692551506</text:p>
              </table:table-cell>
              <table:table-cell office:value-type="float" office:value="0.0000489932464505564">
                <text:p>0.0000489932464505564</text:p>
              </table:table-cell>
            </table:table-row>
            <table:table-row>
              <table:table-cell office:value-type="string">
                <text:p>601</text:p>
              </table:table-cell>
              <table:table-cell office:value-type="float" office:value="0.154329113924051">
                <text:p>0.154329113924051</text:p>
              </table:table-cell>
              <table:table-cell office:value-type="float" office:value="0.0000488383271911553">
                <text:p>0.0000488383271911553</text:p>
              </table:table-cell>
            </table:table-row>
            <table:table-row>
              <table:table-cell office:value-type="string">
                <text:p>602</text:p>
              </table:table-cell>
              <table:table-cell office:value-type="float" office:value="0.154085308056872">
                <text:p>0.154085308056872</text:p>
              </table:table-cell>
              <table:table-cell office:value-type="float" office:value="0.0000486841415661523">
                <text:p>0.0000486841415661523</text:p>
              </table:table-cell>
            </table:table-row>
            <table:table-row>
              <table:table-cell office:value-type="string">
                <text:p>603</text:p>
              </table:table-cell>
              <table:table-cell office:value-type="float" office:value="0.153842271293375">
                <text:p>0.153842271293375</text:p>
              </table:table-cell>
              <table:table-cell office:value-type="float" office:value="0.0000485306849505916">
                <text:p>0.0000485306849505916</text:p>
              </table:table-cell>
            </table:table-row>
            <table:table-row>
              <table:table-cell office:value-type="string">
                <text:p>604</text:p>
              </table:table-cell>
              <table:table-cell office:value-type="float" office:value="0.1536">
                <text:p>0.1536</text:p>
              </table:table-cell>
              <table:table-cell office:value-type="float" office:value="0.0000483779527559055">
                <text:p>0.0000483779527559055</text:p>
              </table:table-cell>
            </table:table-row>
            <table:table-row>
              <table:table-cell office:value-type="string">
                <text:p>605</text:p>
              </table:table-cell>
              <table:table-cell office:value-type="float" office:value="0.153358490566038">
                <text:p>0.153358490566038</text:p>
              </table:table-cell>
              <table:table-cell office:value-type="float" office:value="0.0000482259404295716">
                <text:p>0.0000482259404295716</text:p>
              </table:table-cell>
            </table:table-row>
            <table:table-row>
              <table:table-cell office:value-type="string">
                <text:p>606</text:p>
              </table:table-cell>
              <table:table-cell office:value-type="float" office:value="0.153117739403454">
                <text:p>0.153117739403454</text:p>
              </table:table-cell>
              <table:table-cell office:value-type="float" office:value="0.0000480746434547735">
                <text:p>0.0000480746434547735</text:p>
              </table:table-cell>
            </table:table-row>
            <table:table-row>
              <table:table-cell office:value-type="string">
                <text:p>607</text:p>
              </table:table-cell>
              <table:table-cell office:value-type="float" office:value="0.152877742946708">
                <text:p>0.152877742946708</text:p>
              </table:table-cell>
              <table:table-cell office:value-type="float" office:value="0.0000479240573500653">
                <text:p>0.0000479240573500653</text:p>
              </table:table-cell>
            </table:table-row>
            <table:table-row>
              <table:table-cell office:value-type="string">
                <text:p>608</text:p>
              </table:table-cell>
              <table:table-cell office:value-type="float" office:value="0.152638497652582">
                <text:p>0.152638497652582</text:p>
              </table:table-cell>
              <table:table-cell office:value-type="float" office:value="0.0000477741776690398">
                <text:p>0.0000477741776690398</text:p>
              </table:table-cell>
            </table:table-row>
            <table:table-row>
              <table:table-cell office:value-type="string">
                <text:p>609</text:p>
              </table:table-cell>
              <table:table-cell office:value-type="float" office:value="0">
                <text:p>0</text:p>
              </table:table-cell>
              <table:table-cell office:value-type="float" office:value="0">
                <text:p>0</text:p>
              </table:table-cell>
            </table:table-row>
            <table:table-row>
              <table:table-cell office:value-type="string">
                <text:p>610</text:p>
              </table:table-cell>
              <table:table-cell office:value-type="float" office:value="0">
                <text:p>0</text:p>
              </table:table-cell>
              <table:table-cell office:value-type="float" office:value="0">
                <text:p>0</text:p>
              </table:table-cell>
            </table:table-row>
            <table:table-row>
              <table:table-cell office:value-type="string">
                <text:p>611</text:p>
              </table:table-cell>
              <table:table-cell office:value-type="float" office:value="0">
                <text:p>0</text:p>
              </table:table-cell>
              <table:table-cell office:value-type="float" office:value="0">
                <text:p>0</text:p>
              </table:table-cell>
            </table:table-row>
            <table:table-row>
              <table:table-cell office:value-type="string">
                <text:p>612</text:p>
              </table:table-cell>
              <table:table-cell office:value-type="float" office:value="0">
                <text:p>0</text:p>
              </table:table-cell>
              <table:table-cell office:value-type="float" office:value="0">
                <text:p>0</text:p>
              </table:table-cell>
            </table:table-row>
            <table:table-row>
              <table:table-cell office:value-type="string">
                <text:p>613</text:p>
              </table:table-cell>
              <table:table-cell office:value-type="float" office:value="0">
                <text:p>0</text:p>
              </table:table-cell>
              <table:table-cell office:value-type="float" office:value="0">
                <text:p>0</text:p>
              </table:table-cell>
            </table:table-row>
            <table:table-row>
              <table:table-cell office:value-type="string">
                <text:p>614</text:p>
              </table:table-cell>
              <table:table-cell office:value-type="float" office:value="0">
                <text:p>0</text:p>
              </table:table-cell>
              <table:table-cell office:value-type="float" office:value="0">
                <text:p>0</text:p>
              </table:table-cell>
            </table:table-row>
            <table:table-row>
              <table:table-cell office:value-type="string">
                <text:p>615</text:p>
              </table:table-cell>
              <table:table-cell office:value-type="float" office:value="0">
                <text:p>0</text:p>
              </table:table-cell>
              <table:table-cell office:value-type="float" office:value="0">
                <text:p>0</text:p>
              </table:table-cell>
            </table:table-row>
            <table:table-row>
              <table:table-cell office:value-type="string">
                <text:p>616</text:p>
              </table:table-cell>
              <table:table-cell office:value-type="float" office:value="0">
                <text:p>0</text:p>
              </table:table-cell>
              <table:table-cell office:value-type="float" office:value="0">
                <text:p>0</text:p>
              </table:table-cell>
            </table:table-row>
            <table:table-row>
              <table:table-cell office:value-type="string">
                <text:p>617</text:p>
              </table:table-cell>
              <table:table-cell office:value-type="float" office:value="0">
                <text:p>0</text:p>
              </table:table-cell>
              <table:table-cell office:value-type="float" office:value="0">
                <text:p>0</text:p>
              </table:table-cell>
            </table:table-row>
            <table:table-row>
              <table:table-cell office:value-type="string">
                <text:p>618</text:p>
              </table:table-cell>
              <table:table-cell office:value-type="float" office:value="0">
                <text:p>0</text:p>
              </table:table-cell>
              <table:table-cell office:value-type="float" office:value="0">
                <text:p>0</text:p>
              </table:table-cell>
            </table:table-row>
            <table:table-row>
              <table:table-cell office:value-type="string">
                <text:p>619</text:p>
              </table:table-cell>
              <table:table-cell office:value-type="float" office:value="0">
                <text:p>0</text:p>
              </table:table-cell>
              <table:table-cell office:value-type="float" office:value="0">
                <text:p>0</text:p>
              </table:table-cell>
            </table:table-row>
            <table:table-row>
              <table:table-cell office:value-type="string">
                <text:p>620</text:p>
              </table:table-cell>
              <table:table-cell office:value-type="float" office:value="0">
                <text:p>0</text:p>
              </table:table-cell>
              <table:table-cell office:value-type="float" office:value="0">
                <text:p>0</text:p>
              </table:table-cell>
            </table:table-row>
            <table:table-row>
              <table:table-cell office:value-type="string">
                <text:p>621</text:p>
              </table:table-cell>
              <table:table-cell office:value-type="float" office:value="0">
                <text:p>0</text:p>
              </table:table-cell>
              <table:table-cell office:value-type="float" office:value="0">
                <text:p>0</text:p>
              </table:table-cell>
            </table:table-row>
            <table:table-row>
              <table:table-cell office:value-type="string">
                <text:p>622</text:p>
              </table:table-cell>
              <table:table-cell office:value-type="float" office:value="0">
                <text:p>0</text:p>
              </table:table-cell>
              <table:table-cell office:value-type="float" office:value="0">
                <text:p>0</text:p>
              </table:table-cell>
            </table:table-row>
            <table:table-row>
              <table:table-cell office:value-type="string">
                <text:p>623</text:p>
              </table:table-cell>
              <table:table-cell office:value-type="float" office:value="0">
                <text:p>0</text:p>
              </table:table-cell>
              <table:table-cell office:value-type="float" office:value="0">
                <text:p>0</text:p>
              </table:table-cell>
            </table:table-row>
            <table:table-row>
              <table:table-cell office:value-type="string">
                <text:p>624</text:p>
              </table:table-cell>
              <table:table-cell office:value-type="float" office:value="0">
                <text:p>0</text:p>
              </table:table-cell>
              <table:table-cell office:value-type="float" office:value="0">
                <text:p>0</text:p>
              </table:table-cell>
            </table:table-row>
            <table:table-row>
              <table:table-cell office:value-type="string">
                <text:p>625</text:p>
              </table:table-cell>
              <table:table-cell office:value-type="float" office:value="0">
                <text:p>0</text:p>
              </table:table-cell>
              <table:table-cell office:value-type="float" office:value="0">
                <text:p>0</text:p>
              </table:table-cell>
            </table:table-row>
            <table:table-row>
              <table:table-cell office:value-type="string">
                <text:p>626</text:p>
              </table:table-cell>
              <table:table-cell office:value-type="float" office:value="0">
                <text:p>0</text:p>
              </table:table-cell>
              <table:table-cell office:value-type="float" office:value="0">
                <text:p>0</text:p>
              </table:table-cell>
            </table:table-row>
            <table:table-row>
              <table:table-cell office:value-type="string">
                <text:p>627</text:p>
              </table:table-cell>
              <table:table-cell office:value-type="float" office:value="0">
                <text:p>0</text:p>
              </table:table-cell>
              <table:table-cell office:value-type="float" office:value="0">
                <text:p>0</text:p>
              </table:table-cell>
            </table:table-row>
            <table:table-row>
              <table:table-cell office:value-type="string">
                <text:p>628</text:p>
              </table:table-cell>
              <table:table-cell office:value-type="float" office:value="0">
                <text:p>0</text:p>
              </table:table-cell>
              <table:table-cell office:value-type="float" office:value="0">
                <text:p>0</text:p>
              </table:table-cell>
            </table:table-row>
            <table:table-row>
              <table:table-cell office:value-type="string">
                <text:p>629</text:p>
              </table:table-cell>
              <table:table-cell office:value-type="float" office:value="0">
                <text:p>0</text:p>
              </table:table-cell>
              <table:table-cell office:value-type="float" office:value="0">
                <text:p>0</text:p>
              </table:table-cell>
            </table:table-row>
            <table:table-row>
              <table:table-cell office:value-type="string">
                <text:p>630</text:p>
              </table:table-cell>
              <table:table-cell office:value-type="float" office:value="0">
                <text:p>0</text:p>
              </table:table-cell>
              <table:table-cell office:value-type="float" office:value="0">
                <text:p>0</text:p>
              </table:table-cell>
            </table:table-row>
            <table:table-row>
              <table:table-cell office:value-type="string">
                <text:p>631</text:p>
              </table:table-cell>
              <table:table-cell office:value-type="float" office:value="0">
                <text:p>0</text:p>
              </table:table-cell>
              <table:table-cell office:value-type="float" office:value="0">
                <text:p>0</text:p>
              </table:table-cell>
            </table:table-row>
            <table:table-row>
              <table:table-cell office:value-type="string">
                <text:p>632</text:p>
              </table:table-cell>
              <table:table-cell office:value-type="float" office:value="0">
                <text:p>0</text:p>
              </table:table-cell>
              <table:table-cell office:value-type="float" office:value="0">
                <text:p>0</text:p>
              </table:table-cell>
            </table:table-row>
            <table:table-row>
              <table:table-cell office:value-type="string">
                <text:p>633</text:p>
              </table:table-cell>
              <table:table-cell office:value-type="float" office:value="0">
                <text:p>0</text:p>
              </table:table-cell>
              <table:table-cell office:value-type="float" office:value="0">
                <text:p>0</text:p>
              </table:table-cell>
            </table:table-row>
            <table:table-row>
              <table:table-cell office:value-type="string">
                <text:p>634</text:p>
              </table:table-cell>
              <table:table-cell office:value-type="float" office:value="0">
                <text:p>0</text:p>
              </table:table-cell>
              <table:table-cell office:value-type="float" office:value="0">
                <text:p>0</text:p>
              </table:table-cell>
            </table:table-row>
            <table:table-row>
              <table:table-cell office:value-type="string">
                <text:p>635</text:p>
              </table:table-cell>
              <table:table-cell office:value-type="float" office:value="0">
                <text:p>0</text:p>
              </table:table-cell>
              <table:table-cell office:value-type="float" office:value="0">
                <text:p>0</text:p>
              </table:table-cell>
            </table:table-row>
            <table:table-row>
              <table:table-cell office:value-type="string">
                <text:p>636</text:p>
              </table:table-cell>
              <table:table-cell office:value-type="float" office:value="0">
                <text:p>0</text:p>
              </table:table-cell>
              <table:table-cell office:value-type="float" office:value="0">
                <text:p>0</text:p>
              </table:table-cell>
            </table:table-row>
            <table:table-row>
              <table:table-cell office:value-type="string">
                <text:p>637</text:p>
              </table:table-cell>
              <table:table-cell office:value-type="float" office:value="0">
                <text:p>0</text:p>
              </table:table-cell>
              <table:table-cell office:value-type="float" office:value="0">
                <text:p>0</text:p>
              </table:table-cell>
            </table:table-row>
            <table:table-row>
              <table:table-cell office:value-type="string">
                <text:p>638</text:p>
              </table:table-cell>
              <table:table-cell office:value-type="float" office:value="0">
                <text:p>0</text:p>
              </table:table-cell>
              <table:table-cell office:value-type="float" office:value="0">
                <text:p>0</text:p>
              </table:table-cell>
            </table:table-row>
            <table:table-row>
              <table:table-cell office:value-type="string">
                <text:p>639</text:p>
              </table:table-cell>
              <table:table-cell office:value-type="float" office:value="0">
                <text:p>0</text:p>
              </table:table-cell>
              <table:table-cell office:value-type="float" office:value="0">
                <text:p>0</text:p>
              </table:table-cell>
            </table:table-row>
            <table:table-row>
              <table:table-cell office:value-type="string">
                <text:p>640</text:p>
              </table:table-cell>
              <table:table-cell office:value-type="float" office:value="0">
                <text:p>0</text:p>
              </table:table-cell>
              <table:table-cell office:value-type="float" office:value="0">
                <text:p>0</text:p>
              </table:table-cell>
            </table:table-row>
            <table:table-row>
              <table:table-cell office:value-type="string">
                <text:p>641</text:p>
              </table:table-cell>
              <table:table-cell office:value-type="float" office:value="0">
                <text:p>0</text:p>
              </table:table-cell>
              <table:table-cell office:value-type="float" office:value="0">
                <text:p>0</text:p>
              </table:table-cell>
            </table:table-row>
            <table:table-row>
              <table:table-cell office:value-type="string">
                <text:p>642</text:p>
              </table:table-cell>
              <table:table-cell office:value-type="float" office:value="0">
                <text:p>0</text:p>
              </table:table-cell>
              <table:table-cell office:value-type="float" office:value="0">
                <text:p>0</text:p>
              </table:table-cell>
            </table:table-row>
            <table:table-row>
              <table:table-cell office:value-type="string">
                <text:p>643</text:p>
              </table:table-cell>
              <table:table-cell office:value-type="float" office:value="0">
                <text:p>0</text:p>
              </table:table-cell>
              <table:table-cell office:value-type="float" office:value="0">
                <text:p>0</text:p>
              </table:table-cell>
            </table:table-row>
            <table:table-row>
              <table:table-cell office:value-type="string">
                <text:p>644</text:p>
              </table:table-cell>
              <table:table-cell office:value-type="float" office:value="0">
                <text:p>0</text:p>
              </table:table-cell>
              <table:table-cell office:value-type="float" office:value="0">
                <text:p>0</text:p>
              </table:table-cell>
            </table:table-row>
            <table:table-row>
              <table:table-cell office:value-type="string">
                <text:p>645</text:p>
              </table:table-cell>
              <table:table-cell office:value-type="float" office:value="0">
                <text:p>0</text:p>
              </table:table-cell>
              <table:table-cell office:value-type="float" office:value="0">
                <text:p>0</text:p>
              </table:table-cell>
            </table:table-row>
            <table:table-row>
              <table:table-cell office:value-type="string">
                <text:p>646</text:p>
              </table:table-cell>
              <table:table-cell office:value-type="float" office:value="0">
                <text:p>0</text:p>
              </table:table-cell>
              <table:table-cell office:value-type="float" office:value="0">
                <text:p>0</text:p>
              </table:table-cell>
            </table:table-row>
            <table:table-row>
              <table:table-cell office:value-type="string">
                <text:p>647</text:p>
              </table:table-cell>
              <table:table-cell office:value-type="float" office:value="0">
                <text:p>0</text:p>
              </table:table-cell>
              <table:table-cell office:value-type="float" office:value="0">
                <text:p>0</text:p>
              </table:table-cell>
            </table:table-row>
            <table:table-row>
              <table:table-cell office:value-type="string">
                <text:p>648</text:p>
              </table:table-cell>
              <table:table-cell office:value-type="float" office:value="0">
                <text:p>0</text:p>
              </table:table-cell>
              <table:table-cell office:value-type="float" office:value="0">
                <text:p>0</text:p>
              </table:table-cell>
            </table:table-row>
            <table:table-row>
              <table:table-cell office:value-type="string">
                <text:p>649</text:p>
              </table:table-cell>
              <table:table-cell office:value-type="float" office:value="0">
                <text:p>0</text:p>
              </table:table-cell>
              <table:table-cell office:value-type="float" office:value="0">
                <text:p>0</text:p>
              </table:table-cell>
            </table:table-row>
            <table:table-row>
              <table:table-cell office:value-type="string">
                <text:p>650</text:p>
              </table:table-cell>
              <table:table-cell office:value-type="float" office:value="0">
                <text:p>0</text:p>
              </table:table-cell>
              <table:table-cell office:value-type="float" office:value="0">
                <text:p>0</text:p>
              </table:table-cell>
            </table:table-row>
            <table:table-row>
              <table:table-cell office:value-type="string">
                <text:p>651</text:p>
              </table:table-cell>
              <table:table-cell office:value-type="float" office:value="0">
                <text:p>0</text:p>
              </table:table-cell>
              <table:table-cell office:value-type="float" office:value="0">
                <text:p>0</text:p>
              </table:table-cell>
            </table:table-row>
            <table:table-row>
              <table:table-cell office:value-type="string">
                <text:p>652</text:p>
              </table:table-cell>
              <table:table-cell office:value-type="float" office:value="0">
                <text:p>0</text:p>
              </table:table-cell>
              <table:table-cell office:value-type="float" office:value="0">
                <text:p>0</text:p>
              </table:table-cell>
            </table:table-row>
            <table:table-row>
              <table:table-cell office:value-type="string">
                <text:p>653</text:p>
              </table:table-cell>
              <table:table-cell office:value-type="float" office:value="0">
                <text:p>0</text:p>
              </table:table-cell>
              <table:table-cell office:value-type="float" office:value="0">
                <text:p>0</text:p>
              </table:table-cell>
            </table:table-row>
            <table:table-row>
              <table:table-cell office:value-type="string">
                <text:p>654</text:p>
              </table:table-cell>
              <table:table-cell office:value-type="float" office:value="0">
                <text:p>0</text:p>
              </table:table-cell>
              <table:table-cell office:value-type="float" office:value="0">
                <text:p>0</text:p>
              </table:table-cell>
            </table:table-row>
            <table:table-row>
              <table:table-cell office:value-type="string">
                <text:p>655</text:p>
              </table:table-cell>
              <table:table-cell office:value-type="float" office:value="0">
                <text:p>0</text:p>
              </table:table-cell>
              <table:table-cell office:value-type="float" office:value="0">
                <text:p>0</text:p>
              </table:table-cell>
            </table:table-row>
            <table:table-row>
              <table:table-cell office:value-type="string">
                <text:p>656</text:p>
              </table:table-cell>
              <table:table-cell office:value-type="float" office:value="0">
                <text:p>0</text:p>
              </table:table-cell>
              <table:table-cell office:value-type="float" office:value="0">
                <text:p>0</text:p>
              </table:table-cell>
            </table:table-row>
            <table:table-row>
              <table:table-cell office:value-type="string">
                <text:p>657</text:p>
              </table:table-cell>
              <table:table-cell office:value-type="float" office:value="0">
                <text:p>0</text:p>
              </table:table-cell>
              <table:table-cell office:value-type="float" office:value="0">
                <text:p>0</text:p>
              </table:table-cell>
            </table:table-row>
            <table:table-row>
              <table:table-cell office:value-type="string">
                <text:p>658</text:p>
              </table:table-cell>
              <table:table-cell office:value-type="float" office:value="0">
                <text:p>0</text:p>
              </table:table-cell>
              <table:table-cell office:value-type="float" office:value="0">
                <text:p>0</text:p>
              </table:table-cell>
            </table:table-row>
            <table:table-row>
              <table:table-cell office:value-type="string">
                <text:p>659</text:p>
              </table:table-cell>
              <table:table-cell office:value-type="float" office:value="0">
                <text:p>0</text:p>
              </table:table-cell>
              <table:table-cell office:value-type="float" office:value="0">
                <text:p>0</text:p>
              </table:table-cell>
            </table:table-row>
            <table:table-row>
              <table:table-cell office:value-type="string">
                <text:p>660</text:p>
              </table:table-cell>
              <table:table-cell office:value-type="float" office:value="0">
                <text:p>0</text:p>
              </table:table-cell>
              <table:table-cell office:value-type="float" office:value="0">
                <text:p>0</text:p>
              </table:table-cell>
            </table:table-row>
            <table:table-row>
              <table:table-cell office:value-type="string">
                <text:p>661</text:p>
              </table:table-cell>
              <table:table-cell office:value-type="float" office:value="0">
                <text:p>0</text:p>
              </table:table-cell>
              <table:table-cell office:value-type="float" office:value="0">
                <text:p>0</text:p>
              </table:table-cell>
            </table:table-row>
            <table:table-row>
              <table:table-cell office:value-type="string">
                <text:p>662</text:p>
              </table:table-cell>
              <table:table-cell office:value-type="float" office:value="0">
                <text:p>0</text:p>
              </table:table-cell>
              <table:table-cell office:value-type="float" office:value="0">
                <text:p>0</text:p>
              </table:table-cell>
            </table:table-row>
            <table:table-row>
              <table:table-cell office:value-type="string">
                <text:p>663</text:p>
              </table:table-cell>
              <table:table-cell office:value-type="float" office:value="0">
                <text:p>0</text:p>
              </table:table-cell>
              <table:table-cell office:value-type="float" office:value="0">
                <text:p>0</text:p>
              </table:table-cell>
            </table:table-row>
            <table:table-row>
              <table:table-cell office:value-type="string">
                <text:p>664</text:p>
              </table:table-cell>
              <table:table-cell office:value-type="float" office:value="0">
                <text:p>0</text:p>
              </table:table-cell>
              <table:table-cell office:value-type="float" office:value="0">
                <text:p>0</text:p>
              </table:table-cell>
            </table:table-row>
            <table:table-row>
              <table:table-cell office:value-type="string">
                <text:p>665</text:p>
              </table:table-cell>
              <table:table-cell office:value-type="float" office:value="0">
                <text:p>0</text:p>
              </table:table-cell>
              <table:table-cell office:value-type="float" office:value="0">
                <text:p>0</text:p>
              </table:table-cell>
            </table:table-row>
            <table:table-row>
              <table:table-cell office:value-type="string">
                <text:p>666</text:p>
              </table:table-cell>
              <table:table-cell office:value-type="float" office:value="0">
                <text:p>0</text:p>
              </table:table-cell>
              <table:table-cell office:value-type="float" office:value="0">
                <text:p>0</text:p>
              </table:table-cell>
            </table:table-row>
            <table:table-row>
              <table:table-cell office:value-type="string">
                <text:p>667</text:p>
              </table:table-cell>
              <table:table-cell office:value-type="float" office:value="0">
                <text:p>0</text:p>
              </table:table-cell>
              <table:table-cell office:value-type="float" office:value="0">
                <text:p>0</text:p>
              </table:table-cell>
            </table:table-row>
            <table:table-row>
              <table:table-cell office:value-type="string">
                <text:p>668</text:p>
              </table:table-cell>
              <table:table-cell office:value-type="float" office:value="0">
                <text:p>0</text:p>
              </table:table-cell>
              <table:table-cell office:value-type="float" office:value="0">
                <text:p>0</text:p>
              </table:table-cell>
            </table:table-row>
            <table:table-row>
              <table:table-cell office:value-type="string">
                <text:p>669</text:p>
              </table:table-cell>
              <table:table-cell office:value-type="float" office:value="0">
                <text:p>0</text:p>
              </table:table-cell>
              <table:table-cell office:value-type="float" office:value="0">
                <text:p>0</text:p>
              </table:table-cell>
            </table:table-row>
            <table:table-row>
              <table:table-cell office:value-type="string">
                <text:p>670</text:p>
              </table:table-cell>
              <table:table-cell office:value-type="float" office:value="0">
                <text:p>0</text:p>
              </table:table-cell>
              <table:table-cell office:value-type="float" office:value="0">
                <text:p>0</text:p>
              </table:table-cell>
            </table:table-row>
            <table:table-row>
              <table:table-cell office:value-type="string">
                <text:p>671</text:p>
              </table:table-cell>
              <table:table-cell office:value-type="float" office:value="0">
                <text:p>0</text:p>
              </table:table-cell>
              <table:table-cell office:value-type="float" office:value="0">
                <text:p>0</text:p>
              </table:table-cell>
            </table:table-row>
            <table:table-row>
              <table:table-cell office:value-type="string">
                <text:p>672</text:p>
              </table:table-cell>
              <table:table-cell office:value-type="float" office:value="0">
                <text:p>0</text:p>
              </table:table-cell>
              <table:table-cell office:value-type="float" office:value="0">
                <text:p>0</text:p>
              </table:table-cell>
            </table:table-row>
            <table:table-row>
              <table:table-cell office:value-type="string">
                <text:p>673</text:p>
              </table:table-cell>
              <table:table-cell office:value-type="float" office:value="0">
                <text:p>0</text:p>
              </table:table-cell>
              <table:table-cell office:value-type="float" office:value="0">
                <text:p>0</text:p>
              </table:table-cell>
            </table:table-row>
            <table:table-row>
              <table:table-cell office:value-type="string">
                <text:p>674</text:p>
              </table:table-cell>
              <table:table-cell office:value-type="float" office:value="0">
                <text:p>0</text:p>
              </table:table-cell>
              <table:table-cell office:value-type="float" office:value="0">
                <text:p>0</text:p>
              </table:table-cell>
            </table:table-row>
            <table:table-row>
              <table:table-cell office:value-type="string">
                <text:p>675</text:p>
              </table:table-cell>
              <table:table-cell office:value-type="float" office:value="0">
                <text:p>0</text:p>
              </table:table-cell>
              <table:table-cell office:value-type="float" office:value="0">
                <text:p>0</text:p>
              </table:table-cell>
            </table:table-row>
            <table:table-row>
              <table:table-cell office:value-type="string">
                <text:p>676</text:p>
              </table:table-cell>
              <table:table-cell office:value-type="float" office:value="0">
                <text:p>0</text:p>
              </table:table-cell>
              <table:table-cell office:value-type="float" office:value="0">
                <text:p>0</text:p>
              </table:table-cell>
            </table:table-row>
            <table:table-row>
              <table:table-cell office:value-type="string">
                <text:p>677</text:p>
              </table:table-cell>
              <table:table-cell office:value-type="float" office:value="0">
                <text:p>0</text:p>
              </table:table-cell>
              <table:table-cell office:value-type="float" office:value="0">
                <text:p>0</text:p>
              </table:table-cell>
            </table:table-row>
            <table:table-row>
              <table:table-cell office:value-type="string">
                <text:p>678</text:p>
              </table:table-cell>
              <table:table-cell office:value-type="float" office:value="0">
                <text:p>0</text:p>
              </table:table-cell>
              <table:table-cell office:value-type="float" office:value="0">
                <text:p>0</text:p>
              </table:table-cell>
            </table:table-row>
            <table:table-row>
              <table:table-cell office:value-type="string">
                <text:p>679</text:p>
              </table:table-cell>
              <table:table-cell office:value-type="float" office:value="0">
                <text:p>0</text:p>
              </table:table-cell>
              <table:table-cell office:value-type="float" office:value="0">
                <text:p>0</text:p>
              </table:table-cell>
            </table:table-row>
            <table:table-row>
              <table:table-cell office:value-type="string">
                <text:p>680</text:p>
              </table:table-cell>
              <table:table-cell office:value-type="float" office:value="0">
                <text:p>0</text:p>
              </table:table-cell>
              <table:table-cell office:value-type="float" office:value="0">
                <text:p>0</text:p>
              </table:table-cell>
            </table:table-row>
            <table:table-row>
              <table:table-cell office:value-type="string">
                <text:p>681</text:p>
              </table:table-cell>
              <table:table-cell office:value-type="float" office:value="0">
                <text:p>0</text:p>
              </table:table-cell>
              <table:table-cell office:value-type="float" office:value="0">
                <text:p>0</text:p>
              </table:table-cell>
            </table:table-row>
            <table:table-row>
              <table:table-cell office:value-type="string">
                <text:p>682</text:p>
              </table:table-cell>
              <table:table-cell office:value-type="float" office:value="0">
                <text:p>0</text:p>
              </table:table-cell>
              <table:table-cell office:value-type="float" office:value="0">
                <text:p>0</text:p>
              </table:table-cell>
            </table:table-row>
            <table:table-row>
              <table:table-cell office:value-type="string">
                <text:p>683</text:p>
              </table:table-cell>
              <table:table-cell office:value-type="float" office:value="0">
                <text:p>0</text:p>
              </table:table-cell>
              <table:table-cell office:value-type="float" office:value="0">
                <text:p>0</text:p>
              </table:table-cell>
            </table:table-row>
            <table:table-row>
              <table:table-cell office:value-type="string">
                <text:p>684</text:p>
              </table:table-cell>
              <table:table-cell office:value-type="float" office:value="0">
                <text:p>0</text:p>
              </table:table-cell>
              <table:table-cell office:value-type="float" office:value="0">
                <text:p>0</text:p>
              </table:table-cell>
            </table:table-row>
            <table:table-row>
              <table:table-cell office:value-type="string">
                <text:p>685</text:p>
              </table:table-cell>
              <table:table-cell office:value-type="float" office:value="0">
                <text:p>0</text:p>
              </table:table-cell>
              <table:table-cell office:value-type="float" office:value="0">
                <text:p>0</text:p>
              </table:table-cell>
            </table:table-row>
            <table:table-row>
              <table:table-cell office:value-type="string">
                <text:p>686</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0">
                <text:p>0</text:p>
              </table:table-cell>
              <table:table-cell office:value-type="float" office:value="0">
                <text:p>0</text:p>
              </table:table-cell>
            </table:table-row>
            <table:table-row>
              <table:table-cell office:value-type="string">
                <text:p>688</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0">
                <text:p>0</text:p>
              </table:table-cell>
              <table:table-cell office:value-type="float" office:value="0">
                <text:p>0</text:p>
              </table:table-cell>
            </table:table-row>
            <table:table-row>
              <table:table-cell office:value-type="string">
                <text:p>690</text:p>
              </table:table-cell>
              <table:table-cell office:value-type="float" office:value="0">
                <text:p>0</text:p>
              </table:table-cell>
              <table:table-cell office:value-type="float" office:value="0">
                <text:p>0</text:p>
              </table:table-cell>
            </table:table-row>
            <table:table-row>
              <table:table-cell office:value-type="string">
                <text:p>691</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0">
                <text:p>0</text:p>
              </table:table-cell>
              <table:table-cell office:value-type="float" office:value="0">
                <text:p>0</text:p>
              </table:table-cell>
            </table:table-row>
            <table:table-row>
              <table:table-cell office:value-type="string">
                <text:p>693</text:p>
              </table:table-cell>
              <table:table-cell office:value-type="float" office:value="0">
                <text:p>0</text:p>
              </table:table-cell>
              <table:table-cell office:value-type="float" office:value="0">
                <text:p>0</text:p>
              </table:table-cell>
            </table:table-row>
            <table:table-row>
              <table:table-cell office:value-type="string">
                <text:p>694</text:p>
              </table:table-cell>
              <table:table-cell office:value-type="float" office:value="0">
                <text:p>0</text:p>
              </table:table-cell>
              <table:table-cell office:value-type="float" office:value="0">
                <text:p>0</text:p>
              </table:table-cell>
            </table:table-row>
            <table:table-row>
              <table:table-cell office:value-type="string">
                <text:p>695</text:p>
              </table:table-cell>
              <table:table-cell office:value-type="float" office:value="0">
                <text:p>0</text:p>
              </table:table-cell>
              <table:table-cell office:value-type="float" office:value="0">
                <text:p>0</text:p>
              </table:table-cell>
            </table:table-row>
            <table:table-row>
              <table:table-cell office:value-type="string">
                <text:p>696</text:p>
              </table:table-cell>
              <table:table-cell office:value-type="float" office:value="0">
                <text:p>0</text:p>
              </table:table-cell>
              <table:table-cell office:value-type="float" office:value="0">
                <text:p>0</text:p>
              </table:table-cell>
            </table:table-row>
            <table:table-row>
              <table:table-cell office:value-type="string">
                <text:p>697</text:p>
              </table:table-cell>
              <table:table-cell office:value-type="float" office:value="0">
                <text:p>0</text:p>
              </table:table-cell>
              <table:table-cell office:value-type="float" office:value="0">
                <text:p>0</text:p>
              </table:table-cell>
            </table:table-row>
            <table:table-row>
              <table:table-cell office:value-type="string">
                <text:p>698</text:p>
              </table:table-cell>
              <table:table-cell office:value-type="float" office:value="0">
                <text:p>0</text:p>
              </table:table-cell>
              <table:table-cell office:value-type="float" office:value="0">
                <text:p>0</text:p>
              </table:table-cell>
            </table:table-row>
            <table:table-row>
              <table:table-cell office:value-type="string">
                <text:p>699</text:p>
              </table:table-cell>
              <table:table-cell office:value-type="float" office:value="0">
                <text:p>0</text:p>
              </table:table-cell>
              <table:table-cell office:value-type="float" office:value="0">
                <text:p>0</text:p>
              </table:table-cell>
            </table:table-row>
            <table:table-row>
              <table:table-cell office:value-type="string">
                <text:p>700</text:p>
              </table:table-cell>
              <table:table-cell office:value-type="float" office:value="0">
                <text:p>0</text:p>
              </table:table-cell>
              <table:table-cell office:value-type="float" office:value="0">
                <text:p>0</text:p>
              </table:table-cell>
            </table:table-row>
            <table:table-row>
              <table:table-cell office:value-type="string">
                <text:p>701</text:p>
              </table:table-cell>
              <table:table-cell office:value-type="float" office:value="0">
                <text:p>0</text:p>
              </table:table-cell>
              <table:table-cell office:value-type="float" office:value="0">
                <text:p>0</text:p>
              </table:table-cell>
            </table:table-row>
            <table:table-row>
              <table:table-cell office:value-type="string">
                <text:p>702</text:p>
              </table:table-cell>
              <table:table-cell office:value-type="float" office:value="0">
                <text:p>0</text:p>
              </table:table-cell>
              <table:table-cell office:value-type="float" office:value="0">
                <text:p>0</text:p>
              </table:table-cell>
            </table:table-row>
            <table:table-row>
              <table:table-cell office:value-type="string">
                <text:p>703</text:p>
              </table:table-cell>
              <table:table-cell office:value-type="float" office:value="0">
                <text:p>0</text:p>
              </table:table-cell>
              <table:table-cell office:value-type="float" office:value="0">
                <text:p>0</text:p>
              </table:table-cell>
            </table:table-row>
            <table:table-row>
              <table:table-cell office:value-type="string">
                <text:p>704</text:p>
              </table:table-cell>
              <table:table-cell office:value-type="float" office:value="0">
                <text:p>0</text:p>
              </table:table-cell>
              <table:table-cell office:value-type="float" office:value="0">
                <text:p>0</text:p>
              </table:table-cell>
            </table:table-row>
            <table:table-row>
              <table:table-cell office:value-type="string">
                <text:p>705</text:p>
              </table:table-cell>
              <table:table-cell office:value-type="float" office:value="0">
                <text:p>0</text:p>
              </table:table-cell>
              <table:table-cell office:value-type="float" office:value="0">
                <text:p>0</text:p>
              </table:table-cell>
            </table:table-row>
            <table:table-row>
              <table:table-cell office:value-type="string">
                <text:p>706</text:p>
              </table:table-cell>
              <table:table-cell office:value-type="float" office:value="0">
                <text:p>0</text:p>
              </table:table-cell>
              <table:table-cell office:value-type="float" office:value="0">
                <text:p>0</text:p>
              </table:table-cell>
            </table:table-row>
            <table:table-row>
              <table:table-cell office:value-type="string">
                <text:p>707</text:p>
              </table:table-cell>
              <table:table-cell office:value-type="float" office:value="0">
                <text:p>0</text:p>
              </table:table-cell>
              <table:table-cell office:value-type="float" office:value="0">
                <text:p>0</text:p>
              </table:table-cell>
            </table:table-row>
            <table:table-row>
              <table:table-cell office:value-type="string">
                <text:p>708</text:p>
              </table:table-cell>
              <table:table-cell office:value-type="float" office:value="0">
                <text:p>0</text:p>
              </table:table-cell>
              <table:table-cell office:value-type="float" office:value="0">
                <text:p>0</text:p>
              </table:table-cell>
            </table:table-row>
            <table:table-row>
              <table:table-cell office:value-type="string">
                <text:p>709</text:p>
              </table:table-cell>
              <table:table-cell office:value-type="float" office:value="0">
                <text:p>0</text:p>
              </table:table-cell>
              <table:table-cell office:value-type="float" office:value="0">
                <text:p>0</text:p>
              </table:table-cell>
            </table:table-row>
            <table:table-row>
              <table:table-cell office:value-type="string">
                <text:p>710</text:p>
              </table:table-cell>
              <table:table-cell office:value-type="float" office:value="0">
                <text:p>0</text:p>
              </table:table-cell>
              <table:table-cell office:value-type="float" office:value="0">
                <text:p>0</text:p>
              </table:table-cell>
            </table:table-row>
            <table:table-row>
              <table:table-cell office:value-type="string">
                <text:p>711</text:p>
              </table:table-cell>
              <table:table-cell office:value-type="float" office:value="0">
                <text:p>0</text:p>
              </table:table-cell>
              <table:table-cell office:value-type="float" office:value="0">
                <text:p>0</text:p>
              </table:table-cell>
            </table:table-row>
            <table:table-row>
              <table:table-cell office:value-type="string">
                <text:p>712</text:p>
              </table:table-cell>
              <table:table-cell office:value-type="float" office:value="0">
                <text:p>0</text:p>
              </table:table-cell>
              <table:table-cell office:value-type="float" office:value="0">
                <text:p>0</text:p>
              </table:table-cell>
            </table:table-row>
            <table:table-row>
              <table:table-cell office:value-type="string">
                <text:p>713</text:p>
              </table:table-cell>
              <table:table-cell office:value-type="float" office:value="0">
                <text:p>0</text:p>
              </table:table-cell>
              <table:table-cell office:value-type="float" office:value="0">
                <text:p>0</text:p>
              </table:table-cell>
            </table:table-row>
            <table:table-row>
              <table:table-cell office:value-type="string">
                <text:p>714</text:p>
              </table:table-cell>
              <table:table-cell office:value-type="float" office:value="0">
                <text:p>0</text:p>
              </table:table-cell>
              <table:table-cell office:value-type="float" office:value="0">
                <text:p>0</text:p>
              </table:table-cell>
            </table:table-row>
            <table:table-row>
              <table:table-cell office:value-type="string">
                <text:p>715</text:p>
              </table:table-cell>
              <table:table-cell office:value-type="float" office:value="0">
                <text:p>0</text:p>
              </table:table-cell>
              <table:table-cell office:value-type="float" office:value="0">
                <text:p>0</text:p>
              </table:table-cell>
            </table:table-row>
            <table:table-row>
              <table:table-cell office:value-type="string">
                <text:p>716</text:p>
              </table:table-cell>
              <table:table-cell office:value-type="float" office:value="0">
                <text:p>0</text:p>
              </table:table-cell>
              <table:table-cell office:value-type="float" office:value="0">
                <text:p>0</text:p>
              </table:table-cell>
            </table:table-row>
            <table:table-row>
              <table:table-cell office:value-type="string">
                <text:p>717</text:p>
              </table:table-cell>
              <table:table-cell office:value-type="float" office:value="0">
                <text:p>0</text:p>
              </table:table-cell>
              <table:table-cell office:value-type="float" office:value="0">
                <text:p>0</text:p>
              </table:table-cell>
            </table:table-row>
            <table:table-row>
              <table:table-cell office:value-type="string">
                <text:p>718</text:p>
              </table:table-cell>
              <table:table-cell office:value-type="float" office:value="0">
                <text:p>0</text:p>
              </table:table-cell>
              <table:table-cell office:value-type="float" office:value="0">
                <text:p>0</text:p>
              </table:table-cell>
            </table:table-row>
            <table:table-row>
              <table:table-cell office:value-type="string">
                <text:p>719</text:p>
              </table:table-cell>
              <table:table-cell office:value-type="float" office:value="0">
                <text:p>0</text:p>
              </table:table-cell>
              <table:table-cell office:value-type="float" office:value="0">
                <text:p>0</text:p>
              </table:table-cell>
            </table:table-row>
            <table:table-row>
              <table:table-cell office:value-type="string">
                <text:p>720</text:p>
              </table:table-cell>
              <table:table-cell office:value-type="float" office:value="0">
                <text:p>0</text:p>
              </table:table-cell>
              <table:table-cell office:value-type="float" office:value="0">
                <text:p>0</text:p>
              </table:table-cell>
            </table:table-row>
            <table:table-row>
              <table:table-cell office:value-type="string">
                <text:p>721</text:p>
              </table:table-cell>
              <table:table-cell office:value-type="float" office:value="0">
                <text:p>0</text:p>
              </table:table-cell>
              <table:table-cell office:value-type="float" office:value="0">
                <text:p>0</text:p>
              </table:table-cell>
            </table:table-row>
            <table:table-row>
              <table:table-cell office:value-type="string">
                <text:p>722</text:p>
              </table:table-cell>
              <table:table-cell office:value-type="float" office:value="0">
                <text:p>0</text:p>
              </table:table-cell>
              <table:table-cell office:value-type="float" office:value="0">
                <text:p>0</text:p>
              </table:table-cell>
            </table:table-row>
            <table:table-row>
              <table:table-cell office:value-type="string">
                <text:p>723</text:p>
              </table:table-cell>
              <table:table-cell office:value-type="float" office:value="0">
                <text:p>0</text:p>
              </table:table-cell>
              <table:table-cell office:value-type="float" office:value="0">
                <text:p>0</text:p>
              </table:table-cell>
            </table:table-row>
            <table:table-row>
              <table:table-cell office:value-type="string">
                <text:p>724</text:p>
              </table:table-cell>
              <table:table-cell office:value-type="float" office:value="0">
                <text:p>0</text:p>
              </table:table-cell>
              <table:table-cell office:value-type="float" office:value="0">
                <text:p>0</text:p>
              </table:table-cell>
            </table:table-row>
            <table:table-row>
              <table:table-cell office:value-type="string">
                <text:p>725</text:p>
              </table:table-cell>
              <table:table-cell office:value-type="float" office:value="0">
                <text:p>0</text:p>
              </table:table-cell>
              <table:table-cell office:value-type="float" office:value="0">
                <text:p>0</text:p>
              </table:table-cell>
            </table:table-row>
            <table:table-row>
              <table:table-cell office:value-type="string">
                <text:p>726</text:p>
              </table:table-cell>
              <table:table-cell office:value-type="float" office:value="0">
                <text:p>0</text:p>
              </table:table-cell>
              <table:table-cell office:value-type="float" office:value="0">
                <text:p>0</text:p>
              </table:table-cell>
            </table:table-row>
            <table:table-row>
              <table:table-cell office:value-type="string">
                <text:p>727</text:p>
              </table:table-cell>
              <table:table-cell office:value-type="float" office:value="0">
                <text:p>0</text:p>
              </table:table-cell>
              <table:table-cell office:value-type="float" office:value="0">
                <text:p>0</text:p>
              </table:table-cell>
            </table:table-row>
            <table:table-row>
              <table:table-cell office:value-type="string">
                <text:p>728</text:p>
              </table:table-cell>
              <table:table-cell office:value-type="float" office:value="0">
                <text:p>0</text:p>
              </table:table-cell>
              <table:table-cell office:value-type="float" office:value="0">
                <text:p>0</text:p>
              </table:table-cell>
            </table:table-row>
            <table:table-row>
              <table:table-cell office:value-type="string">
                <text:p>729</text:p>
              </table:table-cell>
              <table:table-cell office:value-type="float" office:value="0">
                <text:p>0</text:p>
              </table:table-cell>
              <table:table-cell office:value-type="float" office:value="0">
                <text:p>0</text:p>
              </table:table-cell>
            </table:table-row>
            <table:table-row>
              <table:table-cell office:value-type="string">
                <text:p>730</text:p>
              </table:table-cell>
              <table:table-cell office:value-type="float" office:value="0">
                <text:p>0</text:p>
              </table:table-cell>
              <table:table-cell office:value-type="float" office:value="0">
                <text:p>0</text:p>
              </table:table-cell>
            </table:table-row>
            <table:table-row>
              <table:table-cell office:value-type="string">
                <text:p>731</text:p>
              </table:table-cell>
              <table:table-cell office:value-type="float" office:value="0">
                <text:p>0</text:p>
              </table:table-cell>
              <table:table-cell office:value-type="float" office:value="0">
                <text:p>0</text:p>
              </table:table-cell>
            </table:table-row>
            <table:table-row>
              <table:table-cell office:value-type="string">
                <text:p>732</text:p>
              </table:table-cell>
              <table:table-cell office:value-type="float" office:value="0">
                <text:p>0</text:p>
              </table:table-cell>
              <table:table-cell office:value-type="float" office:value="0">
                <text:p>0</text:p>
              </table:table-cell>
            </table:table-row>
            <table:table-row>
              <table:table-cell office:value-type="string">
                <text:p>733</text:p>
              </table:table-cell>
              <table:table-cell office:value-type="float" office:value="0">
                <text:p>0</text:p>
              </table:table-cell>
              <table:table-cell office:value-type="float" office:value="0">
                <text:p>0</text:p>
              </table:table-cell>
            </table:table-row>
            <table:table-row>
              <table:table-cell office:value-type="string">
                <text:p>734</text:p>
              </table:table-cell>
              <table:table-cell office:value-type="float" office:value="0">
                <text:p>0</text:p>
              </table:table-cell>
              <table:table-cell office:value-type="float" office:value="0">
                <text:p>0</text:p>
              </table:table-cell>
            </table:table-row>
            <table:table-row>
              <table:table-cell office:value-type="string">
                <text:p>735</text:p>
              </table:table-cell>
              <table:table-cell office:value-type="float" office:value="0">
                <text:p>0</text:p>
              </table:table-cell>
              <table:table-cell office:value-type="float" office:value="0">
                <text:p>0</text:p>
              </table:table-cell>
            </table:table-row>
            <table:table-row>
              <table:table-cell office:value-type="string">
                <text:p>736</text:p>
              </table:table-cell>
              <table:table-cell office:value-type="float" office:value="0">
                <text:p>0</text:p>
              </table:table-cell>
              <table:table-cell office:value-type="float" office:value="0">
                <text:p>0</text:p>
              </table:table-cell>
            </table:table-row>
            <table:table-row>
              <table:table-cell office:value-type="string">
                <text:p>737</text:p>
              </table:table-cell>
              <table:table-cell office:value-type="float" office:value="0">
                <text:p>0</text:p>
              </table:table-cell>
              <table:table-cell office:value-type="float" office:value="0">
                <text:p>0</text:p>
              </table:table-cell>
            </table:table-row>
            <table:table-row>
              <table:table-cell office:value-type="string">
                <text:p>738</text:p>
              </table:table-cell>
              <table:table-cell office:value-type="float" office:value="0">
                <text:p>0</text:p>
              </table:table-cell>
              <table:table-cell office:value-type="float" office:value="0">
                <text:p>0</text:p>
              </table:table-cell>
            </table:table-row>
            <table:table-row>
              <table:table-cell office:value-type="string">
                <text:p>739</text:p>
              </table:table-cell>
              <table:table-cell office:value-type="float" office:value="0">
                <text:p>0</text:p>
              </table:table-cell>
              <table:table-cell office:value-type="float" office:value="0">
                <text:p>0</text:p>
              </table:table-cell>
            </table:table-row>
            <table:table-row>
              <table:table-cell office:value-type="string">
                <text:p>740</text:p>
              </table:table-cell>
              <table:table-cell office:value-type="float" office:value="0">
                <text:p>0</text:p>
              </table:table-cell>
              <table:table-cell office:value-type="float" office:value="0">
                <text:p>0</text:p>
              </table:table-cell>
            </table:table-row>
            <table:table-row>
              <table:table-cell office:value-type="string">
                <text:p>741</text:p>
              </table:table-cell>
              <table:table-cell office:value-type="float" office:value="0">
                <text:p>0</text:p>
              </table:table-cell>
              <table:table-cell office:value-type="float" office:value="0">
                <text:p>0</text:p>
              </table:table-cell>
            </table:table-row>
            <table:table-row>
              <table:table-cell office:value-type="string">
                <text:p>742</text:p>
              </table:table-cell>
              <table:table-cell office:value-type="float" office:value="0">
                <text:p>0</text:p>
              </table:table-cell>
              <table:table-cell office:value-type="float" office:value="0">
                <text:p>0</text:p>
              </table:table-cell>
            </table:table-row>
            <table:table-row>
              <table:table-cell office:value-type="string">
                <text:p>743</text:p>
              </table:table-cell>
              <table:table-cell office:value-type="float" office:value="0">
                <text:p>0</text:p>
              </table:table-cell>
              <table:table-cell office:value-type="float" office:value="0">
                <text:p>0</text:p>
              </table:table-cell>
            </table:table-row>
            <table:table-row>
              <table:table-cell office:value-type="string">
                <text:p>744</text:p>
              </table:table-cell>
              <table:table-cell office:value-type="float" office:value="0">
                <text:p>0</text:p>
              </table:table-cell>
              <table:table-cell office:value-type="float" office:value="0">
                <text:p>0</text:p>
              </table:table-cell>
            </table:table-row>
            <table:table-row>
              <table:table-cell office:value-type="string">
                <text:p>745</text:p>
              </table:table-cell>
              <table:table-cell office:value-type="float" office:value="0">
                <text:p>0</text:p>
              </table:table-cell>
              <table:table-cell office:value-type="float" office:value="0">
                <text:p>0</text:p>
              </table:table-cell>
            </table:table-row>
            <table:table-row>
              <table:table-cell office:value-type="string">
                <text:p>746</text:p>
              </table:table-cell>
              <table:table-cell office:value-type="float" office:value="0">
                <text:p>0</text:p>
              </table:table-cell>
              <table:table-cell office:value-type="float" office:value="0">
                <text:p>0</text:p>
              </table:table-cell>
            </table:table-row>
            <table:table-row>
              <table:table-cell office:value-type="string">
                <text:p>747</text:p>
              </table:table-cell>
              <table:table-cell office:value-type="float" office:value="0">
                <text:p>0</text:p>
              </table:table-cell>
              <table:table-cell office:value-type="float" office:value="0">
                <text:p>0</text:p>
              </table:table-cell>
            </table:table-row>
            <table:table-row>
              <table:table-cell office:value-type="string">
                <text:p>748</text:p>
              </table:table-cell>
              <table:table-cell office:value-type="float" office:value="0">
                <text:p>0</text:p>
              </table:table-cell>
              <table:table-cell office:value-type="float" office:value="0">
                <text:p>0</text:p>
              </table:table-cell>
            </table:table-row>
            <table:table-row>
              <table:table-cell office:value-type="string">
                <text:p>749</text:p>
              </table:table-cell>
              <table:table-cell office:value-type="float" office:value="0">
                <text:p>0</text:p>
              </table:table-cell>
              <table:table-cell office:value-type="float" office:value="0">
                <text:p>0</text:p>
              </table:table-cell>
            </table:table-row>
            <table:table-row>
              <table:table-cell office:value-type="string">
                <text:p>750</text:p>
              </table:table-cell>
              <table:table-cell office:value-type="float" office:value="0">
                <text:p>0</text:p>
              </table:table-cell>
              <table:table-cell office:value-type="float" office:value="0">
                <text:p>0</text:p>
              </table:table-cell>
            </table:table-row>
            <table:table-row>
              <table:table-cell office:value-type="string">
                <text:p>751</text:p>
              </table:table-cell>
              <table:table-cell office:value-type="float" office:value="0">
                <text:p>0</text:p>
              </table:table-cell>
              <table:table-cell office:value-type="float" office:value="0">
                <text:p>0</text:p>
              </table:table-cell>
            </table:table-row>
            <table:table-row>
              <table:table-cell office:value-type="string">
                <text:p>752</text:p>
              </table:table-cell>
              <table:table-cell office:value-type="float" office:value="0">
                <text:p>0</text:p>
              </table:table-cell>
              <table:table-cell office:value-type="float" office:value="0">
                <text:p>0</text:p>
              </table:table-cell>
            </table:table-row>
            <table:table-row>
              <table:table-cell office:value-type="string">
                <text:p>753</text:p>
              </table:table-cell>
              <table:table-cell office:value-type="float" office:value="0">
                <text:p>0</text:p>
              </table:table-cell>
              <table:table-cell office:value-type="float" office:value="0">
                <text:p>0</text:p>
              </table:table-cell>
            </table:table-row>
            <table:table-row>
              <table:table-cell office:value-type="string">
                <text:p>754</text:p>
              </table:table-cell>
              <table:table-cell office:value-type="float" office:value="0">
                <text:p>0</text:p>
              </table:table-cell>
              <table:table-cell office:value-type="float" office:value="0">
                <text:p>0</text:p>
              </table:table-cell>
            </table:table-row>
            <table:table-row>
              <table:table-cell office:value-type="string">
                <text:p>755</text:p>
              </table:table-cell>
              <table:table-cell office:value-type="float" office:value="0">
                <text:p>0</text:p>
              </table:table-cell>
              <table:table-cell office:value-type="float" office:value="0">
                <text:p>0</text:p>
              </table:table-cell>
            </table:table-row>
            <table:table-row>
              <table:table-cell office:value-type="string">
                <text:p>756</text:p>
              </table:table-cell>
              <table:table-cell office:value-type="float" office:value="0">
                <text:p>0</text:p>
              </table:table-cell>
              <table:table-cell office:value-type="float" office:value="0">
                <text:p>0</text:p>
              </table:table-cell>
            </table:table-row>
            <table:table-row>
              <table:table-cell office:value-type="string">
                <text:p>757</text:p>
              </table:table-cell>
              <table:table-cell office:value-type="float" office:value="0">
                <text:p>0</text:p>
              </table:table-cell>
              <table:table-cell office:value-type="float" office:value="0">
                <text:p>0</text:p>
              </table:table-cell>
            </table:table-row>
            <table:table-row>
              <table:table-cell office:value-type="string">
                <text:p>758</text:p>
              </table:table-cell>
              <table:table-cell office:value-type="float" office:value="0">
                <text:p>0</text:p>
              </table:table-cell>
              <table:table-cell office:value-type="float" office:value="0">
                <text:p>0</text:p>
              </table:table-cell>
            </table:table-row>
            <table:table-row>
              <table:table-cell office:value-type="string">
                <text:p>759</text:p>
              </table:table-cell>
              <table:table-cell office:value-type="float" office:value="0">
                <text:p>0</text:p>
              </table:table-cell>
              <table:table-cell office:value-type="float" office:value="0">
                <text:p>0</text:p>
              </table:table-cell>
            </table:table-row>
            <table:table-row>
              <table:table-cell office:value-type="string">
                <text:p>760</text:p>
              </table:table-cell>
              <table:table-cell office:value-type="float" office:value="0">
                <text:p>0</text:p>
              </table:table-cell>
              <table:table-cell office:value-type="float" office:value="0">
                <text:p>0</text:p>
              </table:table-cell>
            </table:table-row>
            <table:table-row>
              <table:table-cell office:value-type="string">
                <text:p>761</text:p>
              </table:table-cell>
              <table:table-cell office:value-type="float" office:value="0">
                <text:p>0</text:p>
              </table:table-cell>
              <table:table-cell office:value-type="float" office:value="0">
                <text:p>0</text:p>
              </table:table-cell>
            </table:table-row>
            <table:table-row>
              <table:table-cell office:value-type="string">
                <text:p>762</text:p>
              </table:table-cell>
              <table:table-cell office:value-type="float" office:value="0">
                <text:p>0</text:p>
              </table:table-cell>
              <table:table-cell office:value-type="float" office:value="0">
                <text:p>0</text:p>
              </table:table-cell>
            </table:table-row>
            <table:table-row>
              <table:table-cell office:value-type="string">
                <text:p>763</text:p>
              </table:table-cell>
              <table:table-cell office:value-type="float" office:value="0">
                <text:p>0</text:p>
              </table:table-cell>
              <table:table-cell office:value-type="float" office:value="0">
                <text:p>0</text:p>
              </table:table-cell>
            </table:table-row>
            <table:table-row>
              <table:table-cell office:value-type="string">
                <text:p>764</text:p>
              </table:table-cell>
              <table:table-cell office:value-type="float" office:value="0">
                <text:p>0</text:p>
              </table:table-cell>
              <table:table-cell office:value-type="float" office:value="0">
                <text:p>0</text:p>
              </table:table-cell>
            </table:table-row>
            <table:table-row>
              <table:table-cell office:value-type="string">
                <text:p>765</text:p>
              </table:table-cell>
              <table:table-cell office:value-type="float" office:value="0">
                <text:p>0</text:p>
              </table:table-cell>
              <table:table-cell office:value-type="float" office:value="0">
                <text:p>0</text:p>
              </table:table-cell>
            </table:table-row>
            <table:table-row>
              <table:table-cell office:value-type="string">
                <text:p>766</text:p>
              </table:table-cell>
              <table:table-cell office:value-type="float" office:value="0">
                <text:p>0</text:p>
              </table:table-cell>
              <table:table-cell office:value-type="float" office:value="0">
                <text:p>0</text:p>
              </table:table-cell>
            </table:table-row>
            <table:table-row>
              <table:table-cell office:value-type="string">
                <text:p>767</text:p>
              </table:table-cell>
              <table:table-cell office:value-type="float" office:value="0">
                <text:p>0</text:p>
              </table:table-cell>
              <table:table-cell office:value-type="float" office:value="0">
                <text:p>0</text:p>
              </table:table-cell>
            </table:table-row>
            <table:table-row>
              <table:table-cell office:value-type="string">
                <text:p>768</text:p>
              </table:table-cell>
              <table:table-cell office:value-type="float" office:value="0">
                <text:p>0</text:p>
              </table:table-cell>
              <table:table-cell office:value-type="float" office:value="0">
                <text:p>0</text:p>
              </table:table-cell>
            </table:table-row>
            <table:table-row>
              <table:table-cell office:value-type="string">
                <text:p>769</text:p>
              </table:table-cell>
              <table:table-cell office:value-type="float" office:value="0">
                <text:p>0</text:p>
              </table:table-cell>
              <table:table-cell office:value-type="float" office:value="0">
                <text:p>0</text:p>
              </table:table-cell>
            </table:table-row>
            <table:table-row>
              <table:table-cell office:value-type="string">
                <text:p>770</text:p>
              </table:table-cell>
              <table:table-cell office:value-type="float" office:value="0">
                <text:p>0</text:p>
              </table:table-cell>
              <table:table-cell office:value-type="float" office:value="0">
                <text:p>0</text:p>
              </table:table-cell>
            </table:table-row>
            <table:table-row>
              <table:table-cell office:value-type="string">
                <text:p>771</text:p>
              </table:table-cell>
              <table:table-cell office:value-type="float" office:value="0">
                <text:p>0</text:p>
              </table:table-cell>
              <table:table-cell office:value-type="float" office:value="0">
                <text:p>0</text:p>
              </table:table-cell>
            </table:table-row>
            <table:table-row>
              <table:table-cell office:value-type="string">
                <text:p>772</text:p>
              </table:table-cell>
              <table:table-cell office:value-type="float" office:value="0">
                <text:p>0</text:p>
              </table:table-cell>
              <table:table-cell office:value-type="float" office:value="0">
                <text:p>0</text:p>
              </table:table-cell>
            </table:table-row>
            <table:table-row>
              <table:table-cell office:value-type="string">
                <text:p>773</text:p>
              </table:table-cell>
              <table:table-cell office:value-type="float" office:value="0">
                <text:p>0</text:p>
              </table:table-cell>
              <table:table-cell office:value-type="float" office:value="0">
                <text:p>0</text:p>
              </table:table-cell>
            </table:table-row>
            <table:table-row>
              <table:table-cell office:value-type="string">
                <text:p>774</text:p>
              </table:table-cell>
              <table:table-cell office:value-type="float" office:value="0">
                <text:p>0</text:p>
              </table:table-cell>
              <table:table-cell office:value-type="float" office:value="0">
                <text:p>0</text:p>
              </table:table-cell>
            </table:table-row>
            <table:table-row>
              <table:table-cell office:value-type="string">
                <text:p>775</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0">
                <text:p>0</text:p>
              </table:table-cell>
              <table:table-cell office:value-type="float" office:value="0">
                <text:p>0</text:p>
              </table:table-cell>
            </table:table-row>
            <table:table-row>
              <table:table-cell office:value-type="string">
                <text:p>779</text:p>
              </table:table-cell>
              <table:table-cell office:value-type="float" office:value="0">
                <text:p>0</text:p>
              </table:table-cell>
              <table:table-cell office:value-type="float" office:value="0">
                <text:p>0</text:p>
              </table:table-cell>
            </table:table-row>
            <table:table-row>
              <table:table-cell office:value-type="string">
                <text:p>780</text:p>
              </table:table-cell>
              <table:table-cell office:value-type="float" office:value="0">
                <text:p>0</text:p>
              </table:table-cell>
              <table:table-cell office:value-type="float" office:value="0">
                <text:p>0</text:p>
              </table:table-cell>
            </table:table-row>
            <table:table-row>
              <table:table-cell office:value-type="string">
                <text:p>781</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0">
                <text:p>0</text:p>
              </table:table-cell>
              <table:table-cell office:value-type="float" office:value="0">
                <text:p>0</text:p>
              </table:table-cell>
            </table:table-row>
            <table:table-row>
              <table:table-cell office:value-type="string">
                <text:p>783</text:p>
              </table:table-cell>
              <table:table-cell office:value-type="float" office:value="0">
                <text:p>0</text:p>
              </table:table-cell>
              <table:table-cell office:value-type="float" office:value="0">
                <text:p>0</text:p>
              </table:table-cell>
            </table:table-row>
            <table:table-row>
              <table:table-cell office:value-type="string">
                <text:p>784</text:p>
              </table:table-cell>
              <table:table-cell office:value-type="float" office:value="0">
                <text:p>0</text:p>
              </table:table-cell>
              <table:table-cell office:value-type="float" office:value="0">
                <text:p>0</text:p>
              </table:table-cell>
            </table:table-row>
            <table:table-row>
              <table:table-cell office:value-type="string">
                <text:p>785</text:p>
              </table:table-cell>
              <table:table-cell office:value-type="float" office:value="0">
                <text:p>0</text:p>
              </table:table-cell>
              <table:table-cell office:value-type="float" office:value="0">
                <text:p>0</text:p>
              </table:table-cell>
            </table:table-row>
            <table:table-row>
              <table:table-cell office:value-type="string">
                <text:p>786</text:p>
              </table:table-cell>
              <table:table-cell office:value-type="float" office:value="0">
                <text:p>0</text:p>
              </table:table-cell>
              <table:table-cell office:value-type="float" office:value="0">
                <text:p>0</text:p>
              </table:table-cell>
            </table:table-row>
            <table:table-row>
              <table:table-cell office:value-type="string">
                <text:p>787</text:p>
              </table:table-cell>
              <table:table-cell office:value-type="float" office:value="0">
                <text:p>0</text:p>
              </table:table-cell>
              <table:table-cell office:value-type="float" office:value="0">
                <text:p>0</text:p>
              </table:table-cell>
            </table:table-row>
            <table:table-row>
              <table:table-cell office:value-type="string">
                <text:p>788</text:p>
              </table:table-cell>
              <table:table-cell office:value-type="float" office:value="0">
                <text:p>0</text:p>
              </table:table-cell>
              <table:table-cell office:value-type="float" office:value="0">
                <text:p>0</text:p>
              </table:table-cell>
            </table:table-row>
            <table:table-row>
              <table:table-cell office:value-type="string">
                <text:p>789</text:p>
              </table:table-cell>
              <table:table-cell office:value-type="float" office:value="0">
                <text:p>0</text:p>
              </table:table-cell>
              <table:table-cell office:value-type="float" office:value="0">
                <text:p>0</text:p>
              </table:table-cell>
            </table:table-row>
            <table:table-row>
              <table:table-cell office:value-type="string">
                <text:p>790</text:p>
              </table:table-cell>
              <table:table-cell office:value-type="float" office:value="0">
                <text:p>0</text:p>
              </table:table-cell>
              <table:table-cell office:value-type="float" office:value="0">
                <text:p>0</text:p>
              </table:table-cell>
            </table:table-row>
            <table:table-row>
              <table:table-cell office:value-type="string">
                <text:p>791</text:p>
              </table:table-cell>
              <table:table-cell office:value-type="float" office:value="0">
                <text:p>0</text:p>
              </table:table-cell>
              <table:table-cell office:value-type="float" office:value="0">
                <text:p>0</text:p>
              </table:table-cell>
            </table:table-row>
            <table:table-row>
              <table:table-cell office:value-type="string">
                <text:p>792</text:p>
              </table:table-cell>
              <table:table-cell office:value-type="float" office:value="0">
                <text:p>0</text:p>
              </table:table-cell>
              <table:table-cell office:value-type="float" office:value="0">
                <text:p>0</text:p>
              </table:table-cell>
            </table:table-row>
            <table:table-row>
              <table:table-cell office:value-type="string">
                <text:p>793</text:p>
              </table:table-cell>
              <table:table-cell office:value-type="float" office:value="0">
                <text:p>0</text:p>
              </table:table-cell>
              <table:table-cell office:value-type="float" office:value="0">
                <text:p>0</text:p>
              </table:table-cell>
            </table:table-row>
            <table:table-row>
              <table:table-cell office:value-type="string">
                <text:p>794</text:p>
              </table:table-cell>
              <table:table-cell office:value-type="float" office:value="0">
                <text:p>0</text:p>
              </table:table-cell>
              <table:table-cell office:value-type="float" office:value="0">
                <text:p>0</text:p>
              </table:table-cell>
            </table:table-row>
            <table:table-row>
              <table:table-cell office:value-type="string">
                <text:p>795</text:p>
              </table:table-cell>
              <table:table-cell office:value-type="float" office:value="0">
                <text:p>0</text:p>
              </table:table-cell>
              <table:table-cell office:value-type="float" office:value="0">
                <text:p>0</text:p>
              </table:table-cell>
            </table:table-row>
            <table:table-row>
              <table:table-cell office:value-type="string">
                <text:p>796</text:p>
              </table:table-cell>
              <table:table-cell office:value-type="float" office:value="0">
                <text:p>0</text:p>
              </table:table-cell>
              <table:table-cell office:value-type="float" office:value="0">
                <text:p>0</text:p>
              </table:table-cell>
            </table:table-row>
            <table:table-row>
              <table:table-cell office:value-type="string">
                <text:p>797</text:p>
              </table:table-cell>
              <table:table-cell office:value-type="float" office:value="0">
                <text:p>0</text:p>
              </table:table-cell>
              <table:table-cell office:value-type="float" office:value="0">
                <text:p>0</text:p>
              </table:table-cell>
            </table:table-row>
            <table:table-row>
              <table:table-cell office:value-type="string">
                <text:p>798</text:p>
              </table:table-cell>
              <table:table-cell office:value-type="float" office:value="0">
                <text:p>0</text:p>
              </table:table-cell>
              <table:table-cell office:value-type="float" office:value="0">
                <text:p>0</text:p>
              </table:table-cell>
            </table:table-row>
            <table:table-row>
              <table:table-cell office:value-type="string">
                <text:p>799</text:p>
              </table:table-cell>
              <table:table-cell office:value-type="float" office:value="0">
                <text:p>0</text:p>
              </table:table-cell>
              <table:table-cell office:value-type="float" office:value="0">
                <text:p>0</text:p>
              </table:table-cell>
            </table:table-row>
            <table:table-row>
              <table:table-cell office:value-type="string">
                <text:p>800</text:p>
              </table:table-cell>
              <table:table-cell office:value-type="float" office:value="0">
                <text:p>0</text:p>
              </table:table-cell>
              <table:table-cell office:value-type="float" office:value="0">
                <text:p>0</text:p>
              </table:table-cell>
            </table:table-row>
            <table:table-row>
              <table:table-cell office:value-type="string">
                <text:p>801</text:p>
              </table:table-cell>
              <table:table-cell office:value-type="float" office:value="0">
                <text:p>0</text:p>
              </table:table-cell>
              <table:table-cell office:value-type="float" office:value="0">
                <text:p>0</text:p>
              </table:table-cell>
            </table:table-row>
            <table:table-row>
              <table:table-cell office:value-type="string">
                <text:p>802</text:p>
              </table:table-cell>
              <table:table-cell office:value-type="float" office:value="0">
                <text:p>0</text:p>
              </table:table-cell>
              <table:table-cell office:value-type="float" office:value="0">
                <text:p>0</text:p>
              </table:table-cell>
            </table:table-row>
            <table:table-row>
              <table:table-cell office:value-type="string">
                <text:p>803</text:p>
              </table:table-cell>
              <table:table-cell office:value-type="float" office:value="0">
                <text:p>0</text:p>
              </table:table-cell>
              <table:table-cell office:value-type="float" office:value="0">
                <text:p>0</text:p>
              </table:table-cell>
            </table:table-row>
            <table:table-row>
              <table:table-cell office:value-type="string">
                <text:p>804</text:p>
              </table:table-cell>
              <table:table-cell office:value-type="float" office:value="0">
                <text:p>0</text:p>
              </table:table-cell>
              <table:table-cell office:value-type="float" office:value="0">
                <text:p>0</text:p>
              </table:table-cell>
            </table:table-row>
            <table:table-row>
              <table:table-cell office:value-type="string">
                <text:p>805</text:p>
              </table:table-cell>
              <table:table-cell office:value-type="float" office:value="0">
                <text:p>0</text:p>
              </table:table-cell>
              <table:table-cell office:value-type="float" office:value="0">
                <text:p>0</text:p>
              </table:table-cell>
            </table:table-row>
            <table:table-row>
              <table:table-cell office:value-type="string">
                <text:p>806</text:p>
              </table:table-cell>
              <table:table-cell office:value-type="float" office:value="0">
                <text:p>0</text:p>
              </table:table-cell>
              <table:table-cell office:value-type="float" office:value="0">
                <text:p>0</text:p>
              </table:table-cell>
            </table:table-row>
            <table:table-row>
              <table:table-cell office:value-type="string">
                <text:p>807</text:p>
              </table:table-cell>
              <table:table-cell office:value-type="float" office:value="0">
                <text:p>0</text:p>
              </table:table-cell>
              <table:table-cell office:value-type="float" office:value="0">
                <text:p>0</text:p>
              </table:table-cell>
            </table:table-row>
            <table:table-row>
              <table:table-cell office:value-type="string">
                <text:p>808</text:p>
              </table:table-cell>
              <table:table-cell office:value-type="float" office:value="0">
                <text:p>0</text:p>
              </table:table-cell>
              <table:table-cell office:value-type="float" office:value="0">
                <text:p>0</text:p>
              </table:table-cell>
            </table:table-row>
            <table:table-row>
              <table:table-cell office:value-type="string">
                <text:p>809</text:p>
              </table:table-cell>
              <table:table-cell office:value-type="float" office:value="0">
                <text:p>0</text:p>
              </table:table-cell>
              <table:table-cell office:value-type="float" office:value="0">
                <text:p>0</text:p>
              </table:table-cell>
            </table:table-row>
            <table:table-row>
              <table:table-cell office:value-type="string">
                <text:p>810</text:p>
              </table:table-cell>
              <table:table-cell office:value-type="float" office:value="0">
                <text:p>0</text:p>
              </table:table-cell>
              <table:table-cell office:value-type="float" office:value="0">
                <text:p>0</text:p>
              </table:table-cell>
            </table:table-row>
            <table:table-row>
              <table:table-cell office:value-type="string">
                <text:p>811</text:p>
              </table:table-cell>
              <table:table-cell office:value-type="float" office:value="0">
                <text:p>0</text:p>
              </table:table-cell>
              <table:table-cell office:value-type="float" office:value="0">
                <text:p>0</text:p>
              </table:table-cell>
            </table:table-row>
            <table:table-row>
              <table:table-cell office:value-type="string">
                <text:p>812</text:p>
              </table:table-cell>
              <table:table-cell office:value-type="float" office:value="0">
                <text:p>0</text:p>
              </table:table-cell>
              <table:table-cell office:value-type="float" office:value="0">
                <text:p>0</text:p>
              </table:table-cell>
            </table:table-row>
            <table:table-row>
              <table:table-cell office:value-type="string">
                <text:p>813</text:p>
              </table:table-cell>
              <table:table-cell office:value-type="float" office:value="0">
                <text:p>0</text:p>
              </table:table-cell>
              <table:table-cell office:value-type="float" office:value="0">
                <text:p>0</text:p>
              </table:table-cell>
            </table:table-row>
            <table:table-row>
              <table:table-cell office:value-type="string">
                <text:p>814</text:p>
              </table:table-cell>
              <table:table-cell office:value-type="float" office:value="0">
                <text:p>0</text:p>
              </table:table-cell>
              <table:table-cell office:value-type="float" office:value="0">
                <text:p>0</text:p>
              </table:table-cell>
            </table:table-row>
            <table:table-row>
              <table:table-cell office:value-type="string">
                <text:p>815</text:p>
              </table:table-cell>
              <table:table-cell office:value-type="float" office:value="0">
                <text:p>0</text:p>
              </table:table-cell>
              <table:table-cell office:value-type="float" office:value="0">
                <text:p>0</text:p>
              </table:table-cell>
            </table:table-row>
            <table:table-row>
              <table:table-cell office:value-type="string">
                <text:p>816</text:p>
              </table:table-cell>
              <table:table-cell office:value-type="float" office:value="0">
                <text:p>0</text:p>
              </table:table-cell>
              <table:table-cell office:value-type="float" office:value="0">
                <text:p>0</text:p>
              </table:table-cell>
            </table:table-row>
            <table:table-row>
              <table:table-cell office:value-type="string">
                <text:p>817</text:p>
              </table:table-cell>
              <table:table-cell office:value-type="float" office:value="0">
                <text:p>0</text:p>
              </table:table-cell>
              <table:table-cell office:value-type="float" office:value="0">
                <text:p>0</text:p>
              </table:table-cell>
            </table:table-row>
            <table:table-row>
              <table:table-cell office:value-type="string">
                <text:p>818</text:p>
              </table:table-cell>
              <table:table-cell office:value-type="float" office:value="0">
                <text:p>0</text:p>
              </table:table-cell>
              <table:table-cell office:value-type="float" office:value="0">
                <text:p>0</text:p>
              </table:table-cell>
            </table:table-row>
            <table:table-row>
              <table:table-cell office:value-type="string">
                <text:p>819</text:p>
              </table:table-cell>
              <table:table-cell office:value-type="float" office:value="0">
                <text:p>0</text:p>
              </table:table-cell>
              <table:table-cell office:value-type="float" office:value="0">
                <text:p>0</text:p>
              </table:table-cell>
            </table:table-row>
            <table:table-row>
              <table:table-cell office:value-type="string">
                <text:p>820</text:p>
              </table:table-cell>
              <table:table-cell office:value-type="float" office:value="0">
                <text:p>0</text:p>
              </table:table-cell>
              <table:table-cell office:value-type="float" office:value="0">
                <text:p>0</text:p>
              </table:table-cell>
            </table:table-row>
            <table:table-row>
              <table:table-cell office:value-type="string">
                <text:p>821</text:p>
              </table:table-cell>
              <table:table-cell office:value-type="float" office:value="0">
                <text:p>0</text:p>
              </table:table-cell>
              <table:table-cell office:value-type="float" office:value="0">
                <text:p>0</text:p>
              </table:table-cell>
            </table:table-row>
            <table:table-row>
              <table:table-cell office:value-type="string">
                <text:p>822</text:p>
              </table:table-cell>
              <table:table-cell office:value-type="float" office:value="0">
                <text:p>0</text:p>
              </table:table-cell>
              <table:table-cell office:value-type="float" office:value="0">
                <text:p>0</text:p>
              </table:table-cell>
            </table:table-row>
            <table:table-row>
              <table:table-cell office:value-type="string">
                <text:p>823</text:p>
              </table:table-cell>
              <table:table-cell office:value-type="float" office:value="0">
                <text:p>0</text:p>
              </table:table-cell>
              <table:table-cell office:value-type="float" office:value="0">
                <text:p>0</text:p>
              </table:table-cell>
            </table:table-row>
            <table:table-row>
              <table:table-cell office:value-type="string">
                <text:p>824</text:p>
              </table:table-cell>
              <table:table-cell office:value-type="float" office:value="0">
                <text:p>0</text:p>
              </table:table-cell>
              <table:table-cell office:value-type="float" office:value="0">
                <text:p>0</text:p>
              </table:table-cell>
            </table:table-row>
            <table:table-row>
              <table:table-cell office:value-type="string">
                <text:p>825</text:p>
              </table:table-cell>
              <table:table-cell office:value-type="float" office:value="0">
                <text:p>0</text:p>
              </table:table-cell>
              <table:table-cell office:value-type="float" office:value="0">
                <text:p>0</text:p>
              </table:table-cell>
            </table:table-row>
            <table:table-row>
              <table:table-cell office:value-type="string">
                <text:p>826</text:p>
              </table:table-cell>
              <table:table-cell office:value-type="float" office:value="0">
                <text:p>0</text:p>
              </table:table-cell>
              <table:table-cell office:value-type="float" office:value="0">
                <text:p>0</text:p>
              </table:table-cell>
            </table:table-row>
            <table:table-row>
              <table:table-cell office:value-type="string">
                <text:p>827</text:p>
              </table:table-cell>
              <table:table-cell office:value-type="float" office:value="0">
                <text:p>0</text:p>
              </table:table-cell>
              <table:table-cell office:value-type="float" office:value="0">
                <text:p>0</text:p>
              </table:table-cell>
            </table:table-row>
            <table:table-row>
              <table:table-cell office:value-type="string">
                <text:p>828</text:p>
              </table:table-cell>
              <table:table-cell office:value-type="float" office:value="0">
                <text:p>0</text:p>
              </table:table-cell>
              <table:table-cell office:value-type="float" office:value="0">
                <text:p>0</text:p>
              </table:table-cell>
            </table:table-row>
            <table:table-row>
              <table:table-cell office:value-type="string">
                <text:p>829</text:p>
              </table:table-cell>
              <table:table-cell office:value-type="float" office:value="0">
                <text:p>0</text:p>
              </table:table-cell>
              <table:table-cell office:value-type="float" office:value="0">
                <text:p>0</text:p>
              </table:table-cell>
            </table:table-row>
            <table:table-row>
              <table:table-cell office:value-type="string">
                <text:p>830</text:p>
              </table:table-cell>
              <table:table-cell office:value-type="float" office:value="0">
                <text:p>0</text:p>
              </table:table-cell>
              <table:table-cell office:value-type="float" office:value="0">
                <text:p>0</text:p>
              </table:table-cell>
            </table:table-row>
            <table:table-row>
              <table:table-cell office:value-type="string">
                <text:p>831</text:p>
              </table:table-cell>
              <table:table-cell office:value-type="float" office:value="0">
                <text:p>0</text:p>
              </table:table-cell>
              <table:table-cell office:value-type="float" office:value="0">
                <text:p>0</text:p>
              </table:table-cell>
            </table:table-row>
            <table:table-row>
              <table:table-cell office:value-type="string">
                <text:p>832</text:p>
              </table:table-cell>
              <table:table-cell office:value-type="float" office:value="0">
                <text:p>0</text:p>
              </table:table-cell>
              <table:table-cell office:value-type="float" office:value="0">
                <text:p>0</text:p>
              </table:table-cell>
            </table:table-row>
            <table:table-row>
              <table:table-cell office:value-type="string">
                <text:p>833</text:p>
              </table:table-cell>
              <table:table-cell office:value-type="float" office:value="0">
                <text:p>0</text:p>
              </table:table-cell>
              <table:table-cell office:value-type="float" office:value="0">
                <text:p>0</text:p>
              </table:table-cell>
            </table:table-row>
            <table:table-row>
              <table:table-cell office:value-type="string">
                <text:p>834</text:p>
              </table:table-cell>
              <table:table-cell office:value-type="float" office:value="0">
                <text:p>0</text:p>
              </table:table-cell>
              <table:table-cell office:value-type="float" office:value="0">
                <text:p>0</text:p>
              </table:table-cell>
            </table:table-row>
            <table:table-row>
              <table:table-cell office:value-type="string">
                <text:p>835</text:p>
              </table:table-cell>
              <table:table-cell office:value-type="float" office:value="0">
                <text:p>0</text:p>
              </table:table-cell>
              <table:table-cell office:value-type="float" office:value="0">
                <text:p>0</text:p>
              </table:table-cell>
            </table:table-row>
            <table:table-row>
              <table:table-cell office:value-type="string">
                <text:p>836</text:p>
              </table:table-cell>
              <table:table-cell office:value-type="float" office:value="0">
                <text:p>0</text:p>
              </table:table-cell>
              <table:table-cell office:value-type="float" office:value="0">
                <text:p>0</text:p>
              </table:table-cell>
            </table:table-row>
            <table:table-row>
              <table:table-cell office:value-type="string">
                <text:p>837</text:p>
              </table:table-cell>
              <table:table-cell office:value-type="float" office:value="0">
                <text:p>0</text:p>
              </table:table-cell>
              <table:table-cell office:value-type="float" office:value="0">
                <text:p>0</text:p>
              </table:table-cell>
            </table:table-row>
            <table:table-row>
              <table:table-cell office:value-type="string">
                <text:p>838</text:p>
              </table:table-cell>
              <table:table-cell office:value-type="float" office:value="0">
                <text:p>0</text:p>
              </table:table-cell>
              <table:table-cell office:value-type="float" office:value="0">
                <text:p>0</text:p>
              </table:table-cell>
            </table:table-row>
            <table:table-row>
              <table:table-cell office:value-type="string">
                <text:p>839</text:p>
              </table:table-cell>
              <table:table-cell office:value-type="float" office:value="0">
                <text:p>0</text:p>
              </table:table-cell>
              <table:table-cell office:value-type="float" office:value="0">
                <text:p>0</text:p>
              </table:table-cell>
            </table:table-row>
            <table:table-row>
              <table:table-cell office:value-type="string">
                <text:p>840</text:p>
              </table:table-cell>
              <table:table-cell office:value-type="float" office:value="0">
                <text:p>0</text:p>
              </table:table-cell>
              <table:table-cell office:value-type="float" office:value="0">
                <text:p>0</text:p>
              </table:table-cell>
            </table:table-row>
            <table:table-row>
              <table:table-cell office:value-type="string">
                <text:p>841</text:p>
              </table:table-cell>
              <table:table-cell office:value-type="float" office:value="0">
                <text:p>0</text:p>
              </table:table-cell>
              <table:table-cell office:value-type="float" office:value="0">
                <text:p>0</text:p>
              </table:table-cell>
            </table:table-row>
            <table:table-row>
              <table:table-cell office:value-type="string">
                <text:p>842</text:p>
              </table:table-cell>
              <table:table-cell office:value-type="float" office:value="0">
                <text:p>0</text:p>
              </table:table-cell>
              <table:table-cell office:value-type="float" office:value="0">
                <text:p>0</text:p>
              </table:table-cell>
            </table:table-row>
            <table:table-row>
              <table:table-cell office:value-type="string">
                <text:p>843</text:p>
              </table:table-cell>
              <table:table-cell office:value-type="float" office:value="0">
                <text:p>0</text:p>
              </table:table-cell>
              <table:table-cell office:value-type="float" office:value="0">
                <text:p>0</text:p>
              </table:table-cell>
            </table:table-row>
            <table:table-row>
              <table:table-cell office:value-type="string">
                <text:p>844</text:p>
              </table:table-cell>
              <table:table-cell office:value-type="float" office:value="0">
                <text:p>0</text:p>
              </table:table-cell>
              <table:table-cell office:value-type="float" office:value="0">
                <text:p>0</text:p>
              </table:table-cell>
            </table:table-row>
            <table:table-row>
              <table:table-cell office:value-type="string">
                <text:p>845</text:p>
              </table:table-cell>
              <table:table-cell office:value-type="float" office:value="0">
                <text:p>0</text:p>
              </table:table-cell>
              <table:table-cell office:value-type="float" office:value="0">
                <text:p>0</text:p>
              </table:table-cell>
            </table:table-row>
            <table:table-row>
              <table:table-cell office:value-type="string">
                <text:p>846</text:p>
              </table:table-cell>
              <table:table-cell office:value-type="float" office:value="0">
                <text:p>0</text:p>
              </table:table-cell>
              <table:table-cell office:value-type="float" office:value="0">
                <text:p>0</text:p>
              </table:table-cell>
            </table:table-row>
            <table:table-row>
              <table:table-cell office:value-type="string">
                <text:p>847</text:p>
              </table:table-cell>
              <table:table-cell office:value-type="float" office:value="0">
                <text:p>0</text:p>
              </table:table-cell>
              <table:table-cell office:value-type="float" office:value="0">
                <text:p>0</text:p>
              </table:table-cell>
            </table:table-row>
            <table:table-row>
              <table:table-cell office:value-type="string">
                <text:p>848</text:p>
              </table:table-cell>
              <table:table-cell office:value-type="float" office:value="0">
                <text:p>0</text:p>
              </table:table-cell>
              <table:table-cell office:value-type="float" office:value="0">
                <text:p>0</text:p>
              </table:table-cell>
            </table:table-row>
            <table:table-row>
              <table:table-cell office:value-type="string">
                <text:p>849</text:p>
              </table:table-cell>
              <table:table-cell office:value-type="float" office:value="0">
                <text:p>0</text:p>
              </table:table-cell>
              <table:table-cell office:value-type="float" office:value="0">
                <text:p>0</text:p>
              </table:table-cell>
            </table:table-row>
            <table:table-row>
              <table:table-cell office:value-type="string">
                <text:p>850</text:p>
              </table:table-cell>
              <table:table-cell office:value-type="float" office:value="0">
                <text:p>0</text:p>
              </table:table-cell>
              <table:table-cell office:value-type="float" office:value="0">
                <text:p>0</text:p>
              </table:table-cell>
            </table:table-row>
            <table:table-row>
              <table:table-cell office:value-type="string">
                <text:p>851</text:p>
              </table:table-cell>
              <table:table-cell office:value-type="float" office:value="0">
                <text:p>0</text:p>
              </table:table-cell>
              <table:table-cell office:value-type="float" office:value="0">
                <text:p>0</text:p>
              </table:table-cell>
            </table:table-row>
            <table:table-row>
              <table:table-cell office:value-type="string">
                <text:p>852</text:p>
              </table:table-cell>
              <table:table-cell office:value-type="float" office:value="0">
                <text:p>0</text:p>
              </table:table-cell>
              <table:table-cell office:value-type="float" office:value="0">
                <text:p>0</text:p>
              </table:table-cell>
            </table:table-row>
            <table:table-row>
              <table:table-cell office:value-type="string">
                <text:p>853</text:p>
              </table:table-cell>
              <table:table-cell office:value-type="float" office:value="0">
                <text:p>0</text:p>
              </table:table-cell>
              <table:table-cell office:value-type="float" office:value="0">
                <text:p>0</text:p>
              </table:table-cell>
            </table:table-row>
            <table:table-row>
              <table:table-cell office:value-type="string">
                <text:p>854</text:p>
              </table:table-cell>
              <table:table-cell office:value-type="float" office:value="0">
                <text:p>0</text:p>
              </table:table-cell>
              <table:table-cell office:value-type="float" office:value="0">
                <text:p>0</text:p>
              </table:table-cell>
            </table:table-row>
            <table:table-row>
              <table:table-cell office:value-type="string">
                <text:p>855</text:p>
              </table:table-cell>
              <table:table-cell office:value-type="float" office:value="0">
                <text:p>0</text:p>
              </table:table-cell>
              <table:table-cell office:value-type="float" office:value="0">
                <text:p>0</text:p>
              </table:table-cell>
            </table:table-row>
            <table:table-row>
              <table:table-cell office:value-type="string">
                <text:p>856</text:p>
              </table:table-cell>
              <table:table-cell office:value-type="float" office:value="0">
                <text:p>0</text:p>
              </table:table-cell>
              <table:table-cell office:value-type="float" office:value="0">
                <text:p>0</text:p>
              </table:table-cell>
            </table:table-row>
            <table:table-row>
              <table:table-cell office:value-type="string">
                <text:p>857</text:p>
              </table:table-cell>
              <table:table-cell office:value-type="float" office:value="0">
                <text:p>0</text:p>
              </table:table-cell>
              <table:table-cell office:value-type="float" office:value="0">
                <text:p>0</text:p>
              </table:table-cell>
            </table:table-row>
            <table:table-row>
              <table:table-cell office:value-type="string">
                <text:p>858</text:p>
              </table:table-cell>
              <table:table-cell office:value-type="float" office:value="0">
                <text:p>0</text:p>
              </table:table-cell>
              <table:table-cell office:value-type="float" office:value="0">
                <text:p>0</text:p>
              </table:table-cell>
            </table:table-row>
            <table:table-row>
              <table:table-cell office:value-type="string">
                <text:p>859</text:p>
              </table:table-cell>
              <table:table-cell office:value-type="float" office:value="0">
                <text:p>0</text:p>
              </table:table-cell>
              <table:table-cell office:value-type="float" office:value="0">
                <text:p>0</text:p>
              </table:table-cell>
            </table:table-row>
            <table:table-row>
              <table:table-cell office:value-type="string">
                <text:p>860</text:p>
              </table:table-cell>
              <table:table-cell office:value-type="float" office:value="0">
                <text:p>0</text:p>
              </table:table-cell>
              <table:table-cell office:value-type="float" office:value="0">
                <text:p>0</text:p>
              </table:table-cell>
            </table:table-row>
            <table:table-row>
              <table:table-cell office:value-type="string">
                <text:p>861</text:p>
              </table:table-cell>
              <table:table-cell office:value-type="float" office:value="0">
                <text:p>0</text:p>
              </table:table-cell>
              <table:table-cell office:value-type="float" office:value="0">
                <text:p>0</text:p>
              </table:table-cell>
            </table:table-row>
            <table:table-row>
              <table:table-cell office:value-type="string">
                <text:p>862</text:p>
              </table:table-cell>
              <table:table-cell office:value-type="float" office:value="0">
                <text:p>0</text:p>
              </table:table-cell>
              <table:table-cell office:value-type="float" office:value="0">
                <text:p>0</text:p>
              </table:table-cell>
            </table:table-row>
            <table:table-row>
              <table:table-cell office:value-type="string">
                <text:p>863</text:p>
              </table:table-cell>
              <table:table-cell office:value-type="float" office:value="0">
                <text:p>0</text:p>
              </table:table-cell>
              <table:table-cell office:value-type="float" office:value="0">
                <text:p>0</text:p>
              </table:table-cell>
            </table:table-row>
            <table:table-row>
              <table:table-cell office:value-type="string">
                <text:p>864</text:p>
              </table:table-cell>
              <table:table-cell office:value-type="float" office:value="0">
                <text:p>0</text:p>
              </table:table-cell>
              <table:table-cell office:value-type="float" office:value="0">
                <text:p>0</text:p>
              </table:table-cell>
            </table:table-row>
            <table:table-row>
              <table:table-cell office:value-type="string">
                <text:p>865</text:p>
              </table:table-cell>
              <table:table-cell office:value-type="float" office:value="0">
                <text:p>0</text:p>
              </table:table-cell>
              <table:table-cell office:value-type="float" office:value="0">
                <text:p>0</text:p>
              </table:table-cell>
            </table:table-row>
            <table:table-row>
              <table:table-cell office:value-type="string">
                <text:p>866</text:p>
              </table:table-cell>
              <table:table-cell office:value-type="float" office:value="0">
                <text:p>0</text:p>
              </table:table-cell>
              <table:table-cell office:value-type="float" office:value="0">
                <text:p>0</text:p>
              </table:table-cell>
            </table:table-row>
            <table:table-row>
              <table:table-cell office:value-type="string">
                <text:p>867</text:p>
              </table:table-cell>
              <table:table-cell office:value-type="float" office:value="0">
                <text:p>0</text:p>
              </table:table-cell>
              <table:table-cell office:value-type="float" office:value="0">
                <text:p>0</text:p>
              </table:table-cell>
            </table:table-row>
            <table:table-row>
              <table:table-cell office:value-type="string">
                <text:p>868</text:p>
              </table:table-cell>
              <table:table-cell office:value-type="float" office:value="0">
                <text:p>0</text:p>
              </table:table-cell>
              <table:table-cell office:value-type="float" office:value="0">
                <text:p>0</text:p>
              </table:table-cell>
            </table:table-row>
            <table:table-row>
              <table:table-cell office:value-type="string">
                <text:p>869</text:p>
              </table:table-cell>
              <table:table-cell office:value-type="float" office:value="0">
                <text:p>0</text:p>
              </table:table-cell>
              <table:table-cell office:value-type="float" office:value="0">
                <text:p>0</text:p>
              </table:table-cell>
            </table:table-row>
            <table:table-row>
              <table:table-cell office:value-type="string">
                <text:p>87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